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24.89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51pt"/>
    </style:style>
    <style:style style:name="co14" style:family="table-column">
      <style:table-column-properties fo:break-before="auto" style:column-width="62.76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84.36pt"/>
    </style:style>
    <style:style style:name="co17" style:family="table-column">
      <style:table-column-properties fo:break-before="auto" style:column-width="89.74pt"/>
    </style:style>
    <style:style style:name="co18" style:family="table-column">
      <style:table-column-properties fo:break-before="auto" style:column-width="78.94pt"/>
    </style:style>
    <style:style style:name="co19" style:family="table-column">
      <style:table-column-properties fo:break-before="auto" style:column-width="33.39pt"/>
    </style:style>
    <style:style style:name="co20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1" fo:font-size="10pt" style:font-name-asian="FreeSans" style:font-size-asian="12pt" style:language-asian="hi" style:country-asian="IN" style:font-name-complex="Liberation Sans1" style:font-size-complex="10pt" style:language-complex="none" style:country-complex="none"/>
    </style:style>
    <style:style style:name="ce6" style:family="table-cell" style:parent-style-name="Default">
      <style:text-properties fo:font-size="6pt" style:font-size-asian="6pt" style:font-size-complex="6pt"/>
    </style:style>
    <style:style style:name="ce7" style:family="table-cell" style:parent-style-name="Default">
      <style:text-properties style:font-name="Liberation Sans" style:font-name-asian="Noto Sans CJK SC Regular" style:font-name-complex="FreeSans1"/>
    </style:style>
    <style:style style:name="ce8" style:family="table-cell" style:parent-style-name="Default">
      <style:text-properties style:font-name="Liberation Sans1" fo:font-size="10pt" style:font-name-asian="FreeSans" style:font-size-asian="12pt" style:language-asian="hi" style:country-asian="IN" style:font-name-complex="Liberation Sans1" style:font-size-complex="10pt" style:language-complex="none" style:country-complex="none"/>
    </style:style>
    <style:style style:name="ce9" style:family="table-cell" style:parent-style-name="Default">
      <style:text-properties fo:font-size="6pt" style:font-size-asian="6pt" style:font-size-complex="6pt"/>
    </style:style>
    <style:style style:name="ce12" style:family="table-cell" style:parent-style-name="Default">
      <style:text-properties style:font-name="Liberation Sans" style:font-name-asian="Noto Sans CJK SC Regular" style:font-name-complex="FreeSans1"/>
    </style:style>
    <style:style style:name="ce10" style:family="table-cell" style:parent-style-name="Default" style:data-style-name="N0">
      <style:text-properties style:font-name="Liberation Sans" style:font-name-asian="Noto Sans CJK SC Regular" style:font-name-complex="FreeSans1"/>
    </style:style>
    <style:style style:name="ce11" style:family="table-cell" style:parent-style-name="Default" style:data-style-name="N0"/>
    <style:style style:name="ce3" style:family="table-cell" style:parent-style-name="Default">
      <style:text-properties fo:font-size="7pt" style:font-size-asian="7pt" style:font-size-complex="7pt"/>
    </style:style>
    <style:style style:name="T2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letter-kerning="true" style:font-name-asian="FreeSan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letter-kerning="true" fo:language="en" fo:country="US" style:language-asian="hi" style:country-asian="IN" style:font-name-asian="FreeSans" style:font-size-asian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automatic-find-labels="false" table:use-regular-expressions="false" table:use-wildcards="true"/>
      <table:table table:name="inpt from problem params.ods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</text:p>
          </table:table-cell>
          <table:table-cell table:style-name="Default" office:value-type="float" office:value="258.941226" calcext:value-type="float">
            <text:p>258.941226</text:p>
          </table:table-cell>
          <table:table-cell office:value-type="float" office:value="423.658191644" calcext:value-type="float">
            <text:p>423.658191644</text:p>
          </table:table-cell>
          <table:table-cell office:value-type="float" office:value="450.3870452" calcext:value-type="float">
            <text:p>450.3870452</text:p>
          </table:table-cell>
          <table:table-cell office:value-type="float" office:value="359.5988" calcext:value-type="float">
            <text:p>359.5988</text:p>
          </table:table-cell>
        </table:table-row>
        <table:table-row table:style-name="ro1">
          <table:table-cell/>
          <table:table-cell table:style-name="ce6" office:value-type="string" calcext:value-type="string">
            <text:p>Taken from “<text:span text:style-name="T2">problem params.ods'#$work.B15” etc</text:span>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float" office:value="134847" calcext:value-type="float">
            <text:p>134847</text:p>
          </table:table-cell>
          <table:table-cell office:value-type="float" office:value="132218" calcext:value-type="float">
            <text:p>132218</text:p>
          </table:table-cell>
          <table:table-cell office:value-type="float" office:value="129555" calcext:value-type="float">
            <text:p>129555</text:p>
          </table:table-cell>
          <table:table-cell office:value-type="float" office:value="126884" calcext:value-type="float">
            <text:p>126884</text:p>
          </table:table-cell>
        </table:table-row>
        <table:table-row table:style-name="ro1">
          <table:table-cell/>
          <table:table-cell table:style-name="ce6" office:value-type="string" calcext:value-type="string">
            <text:p>Taken from “problem params.ods'#$inputs.M3” etc</text:p>
          </table:table-cell>
          <table:table-cell table:number-columns-repeated="3"/>
        </table:table-row>
      </table:table>
      <table:table table:name="copy of results.csv 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1" table:number-columns-repeated="4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number-columns-repeated="5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10" table:number-columns-repeated="4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number-columns-repeated="3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3" table:default-cell-style-name="Default"/>
        <table:table-column table:style-name="co16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number-columns-repeated="4" table:default-cell-style-name="Default"/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futures_excluded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plates_0</text:p>
          </table:table-cell>
          <table:table-cell office:value-type="string" calcext:value-type="string">
            <text:p>cuts_0</text:p>
          </table:table-cell>
          <table:table-cell office:value-type="string" calcext:value-type="string">
            <text:p>profiles_0</text:p>
          </table:table-cell>
          <table:table-cell office:value-type="string" calcext:value-type="string">
            <text:p>brams_0</text:p>
          </table:table-cell>
          <table:table-cell office:value-type="string" calcext:value-type="string">
            <text:p>f1_0</text:p>
          </table:table-cell>
          <table:table-cell office:value-type="string" calcext:value-type="string">
            <text:p>f2_0</text:p>
          </table:table-cell>
          <table:table-cell office:value-type="string" calcext:value-type="string">
            <text:p>f3_0</text:p>
          </table:table-cell>
          <table:table-cell office:value-type="string" calcext:value-type="string">
            <text:p>f4_0</text:p>
          </table:table-cell>
          <table:table-cell office:value-type="string" calcext:value-type="string">
            <text:p>s_0</text:p>
          </table:table-cell>
          <table:table-cell office:value-type="string" calcext:value-type="string">
            <text:p>e_0</text:p>
          </table:table-cell>
          <table:table-cell office:value-type="string" calcext:value-type="string">
            <text:p>c_0</text:p>
          </table:table-cell>
          <table:table-cell office:value-type="string" calcext:value-type="string">
            <text:p>y_0</text:p>
          </table:table-cell>
          <table:table-cell office:value-type="string" calcext:value-type="string">
            <text:p>z_0</text:p>
          </table:table-cell>
          <table:table-cell office:value-type="string" calcext:value-type="string">
            <text:p>u_0</text:p>
          </table:table-cell>
          <table:table-cell office:value-type="string" calcext:value-type="string">
            <text:p>plates_1</text:p>
          </table:table-cell>
          <table:table-cell office:value-type="string" calcext:value-type="string">
            <text:p>cuts_1</text:p>
          </table:table-cell>
          <table:table-cell office:value-type="string" calcext:value-type="string">
            <text:p>profiles_1</text:p>
          </table:table-cell>
          <table:table-cell office:value-type="string" calcext:value-type="string">
            <text:p>brams_1</text:p>
          </table:table-cell>
          <table:table-cell office:value-type="string" calcext:value-type="string">
            <text:p>f1_1</text:p>
          </table:table-cell>
          <table:table-cell office:value-type="string" calcext:value-type="string">
            <text:p>f2_1</text:p>
          </table:table-cell>
          <table:table-cell office:value-type="string" calcext:value-type="string">
            <text:p>f3_1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e_1</text:p>
          </table:table-cell>
          <table:table-cell office:value-type="string" calcext:value-type="string">
            <text:p>c_1</text:p>
          </table:table-cell>
          <table:table-cell office:value-type="string" calcext:value-type="string">
            <text:p>y_1</text:p>
          </table:table-cell>
          <table:table-cell office:value-type="string" calcext:value-type="string">
            <text:p>z_1</text:p>
          </table:table-cell>
          <table:table-cell office:value-type="string" calcext:value-type="string">
            <text:p>theta_1</text:p>
          </table:table-cell>
          <table:table-cell office:value-type="string" calcext:value-type="string">
            <text:p>u_1</text:p>
          </table:table-cell>
          <table:table-cell office:value-type="string" calcext:value-type="string">
            <text:p>plates_2</text:p>
          </table:table-cell>
          <table:table-cell office:value-type="string" calcext:value-type="string">
            <text:p>cuts_2</text:p>
          </table:table-cell>
          <table:table-cell office:value-type="string" calcext:value-type="string">
            <text:p>profiles_2</text:p>
          </table:table-cell>
          <table:table-cell office:value-type="string" calcext:value-type="string">
            <text:p>brams_2</text:p>
          </table:table-cell>
          <table:table-cell office:value-type="string" calcext:value-type="string">
            <text:p>f1_2</text:p>
          </table:table-cell>
          <table:table-cell office:value-type="string" calcext:value-type="string">
            <text:p>f2_2</text:p>
          </table:table-cell>
          <table:table-cell office:value-type="string" calcext:value-type="string">
            <text:p>s_2</text:p>
          </table:table-cell>
          <table:table-cell office:value-type="string" calcext:value-type="string">
            <text:p>e_2</text:p>
          </table:table-cell>
          <table:table-cell office:value-type="string" calcext:value-type="string">
            <text:p>c_2</text:p>
          </table:table-cell>
          <table:table-cell office:value-type="string" calcext:value-type="string">
            <text:p>y_2</text:p>
          </table:table-cell>
          <table:table-cell office:value-type="string" calcext:value-type="string">
            <text:p>z_2</text:p>
          </table:table-cell>
          <table:table-cell office:value-type="string" calcext:value-type="string">
            <text:p>theta_2</text:p>
          </table:table-cell>
          <table:table-cell office:value-type="string" calcext:value-type="string">
            <text:p>u_2</text:p>
          </table:table-cell>
          <table:table-cell office:value-type="string" calcext:value-type="string">
            <text:p>plates_3</text:p>
          </table:table-cell>
          <table:table-cell office:value-type="string" calcext:value-type="string">
            <text:p>cuts_3</text:p>
          </table:table-cell>
          <table:table-cell office:value-type="string" calcext:value-type="string">
            <text:p>profiles_3</text:p>
          </table:table-cell>
          <table:table-cell office:value-type="string" calcext:value-type="string">
            <text:p>brams_3</text:p>
          </table:table-cell>
          <table:table-cell office:value-type="string" calcext:value-type="string">
            <text:p>f1_3</text:p>
          </table:table-cell>
          <table:table-cell office:value-type="string" calcext:value-type="string">
            <text:p>s_3</text:p>
          </table:table-cell>
          <table:table-cell office:value-type="string" calcext:value-type="string">
            <text:p>e_3</text:p>
          </table:table-cell>
          <table:table-cell office:value-type="string" calcext:value-type="string">
            <text:p>c_3</text:p>
          </table:table-cell>
          <table:table-cell office:value-type="string" calcext:value-type="string">
            <text:p>y_3</text:p>
          </table:table-cell>
          <table:table-cell office:value-type="string" calcext:value-type="string">
            <text:p>z_3</text:p>
          </table:table-cell>
          <table:table-cell office:value-type="string" calcext:value-type="string">
            <text:p>theta_3</text:p>
          </table:table-cell>
          <table:table-cell office:value-type="string" calcext:value-type="string">
            <text:p>u_3</text:p>
          </table:table-cell>
          <table:table-cell office:value-type="string" calcext:value-type="string">
            <text:p>s_4</text:p>
          </table:table-cell>
          <table:table-cell office:value-type="string" calcext:value-type="string">
            <text:p>e_4</text:p>
          </table:table-cell>
          <table:table-cell office:value-type="string" calcext:value-type="string">
            <text:p>c_4</text:p>
          </table:table-cell>
          <table:table-cell office:value-type="string" calcext:value-type="string">
            <text:p>y_4</text:p>
          </table:table-cell>
          <table:table-cell office:value-type="string" calcext:value-type="string">
            <text:p>z_4</text:p>
          </table:table-cell>
          <table:table-cell office:value-type="string" calcext:value-type="string">
            <text:p>theta_4</text:p>
          </table:table-cell>
          <table:table-cell office:value-type="string" calcext:value-type="string">
            <text:p>pd</text:p>
          </table:table-cell>
          <table:table-cell table:number-columns-repeated="5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table:number-columns-repeated="2"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table:number-columns-repeated="2"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table:number-columns-repeated="2"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36700" calcext:value-type="float">
            <text:p>287367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94394" calcext:value-type="float">
            <text:p>194394</text:p>
          </table:table-cell>
          <table:table-cell office:value-type="float" office:value="6415020" calcext:value-type="float">
            <text:p>6415020</text:p>
          </table:table-cell>
          <table:table-cell table:number-columns-repeated="2" office:value-type="float" office:value="4859840" calcext:value-type="float">
            <text:p>485984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776.776" calcext:value-type="float">
            <text:p>776.776</text:p>
          </table:table-cell>
          <table:table-cell office:value-type="float" office:value="0" calcext:value-type="float">
            <text:p>0</text:p>
          </table:table-cell>
          <table:table-cell office:value-type="float" office:value="72700.8" calcext:value-type="float">
            <text:p>72700.8</text:p>
          </table:table-cell>
          <table:table-cell office:value-type="float" office:value="17569.9" calcext:value-type="float">
            <text:p>17569.9</text:p>
          </table:table-cell>
          <table:table-cell office:value-type="float" office:value="456274" calcext:value-type="float">
            <text:p>456274</text:p>
          </table:table-cell>
          <table:table-cell office:value-type="float" office:value="6736510" calcext:value-type="float">
            <text:p>6736510</text:p>
          </table:table-cell>
          <table:table-cell table:number-columns-repeated="2" office:value-type="float" office:value="6470230" calcext:value-type="float">
            <text:p>647023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11.338" calcext:value-type="float">
            <text:p>411.338</text:p>
          </table:table-cell>
          <table:table-cell office:value-type="float" office:value="40283.4" calcext:value-type="float">
            <text:p>40283.4</text:p>
          </table:table-cell>
          <table:table-cell office:value-type="float" office:value="836.329" calcext:value-type="float">
            <text:p>836.329</text:p>
          </table:table-cell>
          <table:table-cell office:value-type="float" office:value="735355" calcext:value-type="float">
            <text:p>735355</text:p>
          </table:table-cell>
          <table:table-cell office:value-type="float" office:value="6901640" calcext:value-type="float">
            <text:p>6901640</text:p>
          </table:table-cell>
          <table:table-cell table:number-columns-repeated="2" office:value-type="float" office:value="6622340" calcext:value-type="float">
            <text:p>6622340</text:p>
          </table:table-cell>
          <table:table-cell office:value-type="float" office:value="0" calcext:value-type="float">
            <text:p>0</text:p>
          </table:table-cell>
          <table:table-cell office:value-type="float" office:value="59217.2" calcext:value-type="float">
            <text:p>59217.2</text:p>
          </table:table-cell>
          <table:table-cell office:value-type="float" office:value="0" calcext:value-type="float">
            <text:p>0</text:p>
          </table:table-cell>
          <table:table-cell office:value-type="float" office:value="3809340" calcext:value-type="float">
            <text:p>3809340</text:p>
          </table:table-cell>
          <table:table-cell office:value-type="float" office:value="47477200" calcext:value-type="float">
            <text:p>47477200</text:p>
          </table:table-cell>
          <table:table-cell office:value-type="float" office:value="6974930" calcext:value-type="float">
            <text:p>6974930</text:p>
          </table:table-cell>
          <table:table-cell office:value-type="float" office:value="10784300" calcext:value-type="float">
            <text:p>10784300</text:p>
          </table:table-cell>
          <table:table-cell office:value-type="float" office:value="0.792848" calcext:value-type="float">
            <text:p>0.792848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8753300" calcext:value-type="float">
            <text:p>287533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418600" calcext:value-type="float">
            <text:p>-38418600</text:p>
          </table:table-cell>
          <table:table-cell office:value-type="float" office:value="0" calcext:value-type="float">
            <text:p>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7363.5" calcext:value-type="float">
            <text:p>47363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539" calcext:value-type="float">
            <text:p>194539</text:p>
          </table:table-cell>
          <table:table-cell office:value-type="float" office:value="6373560" calcext:value-type="float">
            <text:p>637356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0" calcext:value-type="float">
            <text:p>0</text:p>
          </table:table-cell>
          <table:table-cell office:value-type="float" office:value="6450870" calcext:value-type="float">
            <text:p>64508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9837.2" calcext:value-type="float">
            <text:p>49837.2</text:p>
          </table:table-cell>
          <table:table-cell office:value-type="float" office:value="0" calcext:value-type="float">
            <text:p>0</text:p>
          </table:table-cell>
          <table:table-cell office:value-type="float" office:value="19127.3" calcext:value-type="float">
            <text:p>19127.3</text:p>
          </table:table-cell>
          <table:table-cell office:value-type="float" office:value="11359.9" calcext:value-type="float">
            <text:p>11359.9</text:p>
          </table:table-cell>
          <table:table-cell office:value-type="float" office:value="455991" calcext:value-type="float">
            <text:p>455991</text:p>
          </table:table-cell>
          <table:table-cell office:value-type="float" office:value="6730160" calcext:value-type="float">
            <text:p>6730160</text:p>
          </table:table-cell>
          <table:table-cell office:value-type="float" office:value="6450870" calcext:value-type="float">
            <text:p>6450870</text:p>
          </table:table-cell>
          <table:table-cell office:value-type="float" office:value="0" calcext:value-type="float">
            <text:p>0</text:p>
          </table:table-cell>
          <table:table-cell office:value-type="float" office:value="6674280" calcext:value-type="float">
            <text:p>66742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292.8" calcext:value-type="float">
            <text:p>58292.8</text:p>
          </table:table-cell>
          <table:table-cell office:value-type="float" office:value="3343.27" calcext:value-type="float">
            <text:p>3343.27</text:p>
          </table:table-cell>
          <table:table-cell office:value-type="float" office:value="6746.59" calcext:value-type="float">
            <text:p>6746.59</text:p>
          </table:table-cell>
          <table:table-cell office:value-type="float" office:value="735773" calcext:value-type="float">
            <text:p>735773</text:p>
          </table:table-cell>
          <table:table-cell office:value-type="float" office:value="6999220" calcext:value-type="float">
            <text:p>6999220</text:p>
          </table:table-cell>
          <table:table-cell office:value-type="float" office:value="6674280" calcext:value-type="float">
            <text:p>6674280</text:p>
          </table:table-cell>
          <table:table-cell office:value-type="float" office:value="0" calcext:value-type="float">
            <text:p>0</text:p>
          </table:table-cell>
          <table:table-cell office:value-type="float" office:value="10776700" calcext:value-type="float">
            <text:p>10776700</text:p>
          </table:table-cell>
          <table:table-cell office:value-type="float" office:value="-4574.5" calcext:value-type="float">
            <text:p>-4574.5</text:p>
          </table:table-cell>
          <table:table-cell office:value-type="float" office:value="0" calcext:value-type="float">
            <text:p>0</text:p>
          </table:table-cell>
          <table:table-cell office:value-type="float" office:value="3810400" calcext:value-type="float">
            <text:p>3810400</text:p>
          </table:table-cell>
          <table:table-cell office:value-type="float" office:value="47067600" calcext:value-type="float">
            <text:p>47067600</text:p>
          </table:table-cell>
          <table:table-cell office:value-type="float" office:value="6952930" calcext:value-type="float">
            <text:p>6952930</text:p>
          </table:table-cell>
          <table:table-cell office:value-type="float" office:value="-12037.8" calcext:value-type="float">
            <text:p>-12037.8</text:p>
          </table:table-cell>
          <table:table-cell office:value-type="float" office:value="0.800347" calcext:value-type="float">
            <text:p>0.800347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8754400" calcext:value-type="float">
            <text:p>287544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418600" calcext:value-type="float">
            <text:p>-38418600</text:p>
          </table:table-cell>
          <table:table-cell office:value-type="float" office:value="0" calcext:value-type="float">
            <text:p>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9031.8" calcext:value-type="float">
            <text:p>49031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539" calcext:value-type="float">
            <text:p>194539</text:p>
          </table:table-cell>
          <table:table-cell office:value-type="float" office:value="6382150" calcext:value-type="float">
            <text:p>638215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0" calcext:value-type="float">
            <text:p>0</text:p>
          </table:table-cell>
          <table:table-cell office:value-type="float" office:value="6446210" calcext:value-type="float">
            <text:p>64462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4689.2" calcext:value-type="float">
            <text:p>54689.2</text:p>
          </table:table-cell>
          <table:table-cell office:value-type="float" office:value="0" calcext:value-type="float">
            <text:p>0</text:p>
          </table:table-cell>
          <table:table-cell office:value-type="float" office:value="15991.6" calcext:value-type="float">
            <text:p>15991.6</text:p>
          </table:table-cell>
          <table:table-cell office:value-type="float" office:value="9892.57" calcext:value-type="float">
            <text:p>9892.57</text:p>
          </table:table-cell>
          <table:table-cell office:value-type="float" office:value="455991" calcext:value-type="float">
            <text:p>455991</text:p>
          </table:table-cell>
          <table:table-cell office:value-type="float" office:value="6744670" calcext:value-type="float">
            <text:p>6744670</text:p>
          </table:table-cell>
          <table:table-cell office:value-type="float" office:value="6446210" calcext:value-type="float">
            <text:p>6446210</text:p>
          </table:table-cell>
          <table:table-cell office:value-type="float" office:value="0" calcext:value-type="float">
            <text:p>0</text:p>
          </table:table-cell>
          <table:table-cell office:value-type="float" office:value="6663290" calcext:value-type="float">
            <text:p>66632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055.6" calcext:value-type="float">
            <text:p>61055.6</text:p>
          </table:table-cell>
          <table:table-cell office:value-type="float" office:value="-4357.86" calcext:value-type="float">
            <text:p>-4357.86</text:p>
          </table:table-cell>
          <table:table-cell office:value-type="float" office:value="2430.04" calcext:value-type="float">
            <text:p>2430.04</text:p>
          </table:table-cell>
          <table:table-cell office:value-type="float" office:value="735718" calcext:value-type="float">
            <text:p>735718</text:p>
          </table:table-cell>
          <table:table-cell office:value-type="float" office:value="6970970" calcext:value-type="float">
            <text:p>6970970</text:p>
          </table:table-cell>
          <table:table-cell office:value-type="float" office:value="6663290" calcext:value-type="float">
            <text:p>6663290</text:p>
          </table:table-cell>
          <table:table-cell office:value-type="float" office:value="0" calcext:value-type="float">
            <text:p>0</text:p>
          </table:table-cell>
          <table:table-cell office:value-type="float" office:value="10789800" calcext:value-type="float">
            <text:p>10789800</text:p>
          </table:table-cell>
          <table:table-cell office:value-type="float" office:value="-3020.78" calcext:value-type="float">
            <text:p>-3020.78</text:p>
          </table:table-cell>
          <table:table-cell office:value-type="float" office:value="0" calcext:value-type="float">
            <text:p>0</text:p>
          </table:table-cell>
          <table:table-cell office:value-type="float" office:value="3810400" calcext:value-type="float">
            <text:p>3810400</text:p>
          </table:table-cell>
          <table:table-cell office:value-type="float" office:value="47073100" calcext:value-type="float">
            <text:p>47073100</text:p>
          </table:table-cell>
          <table:table-cell office:value-type="float" office:value="6968980" calcext:value-type="float">
            <text:p>6968980</text:p>
          </table:table-cell>
          <table:table-cell office:value-type="float" office:value="-8313.37" calcext:value-type="float">
            <text:p>-8313.37</text:p>
          </table:table-cell>
          <table:table-cell office:value-type="float" office:value="0.799986" calcext:value-type="float">
            <text:p>0.799986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8755500" calcext:value-type="float">
            <text:p>28755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418600" calcext:value-type="float">
            <text:p>-38418600</text:p>
          </table:table-cell>
          <table:table-cell office:value-type="float" office:value="0" calcext:value-type="float">
            <text:p>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0664" calcext:value-type="float">
            <text:p>50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539" calcext:value-type="float">
            <text:p>194539</text:p>
          </table:table-cell>
          <table:table-cell office:value-type="float" office:value="6389170" calcext:value-type="float">
            <text:p>638917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0" calcext:value-type="float">
            <text:p>0</text:p>
          </table:table-cell>
          <table:table-cell office:value-type="float" office:value="6442400" calcext:value-type="float">
            <text:p>64424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246" calcext:value-type="float">
            <text:p>55246</text:p>
          </table:table-cell>
          <table:table-cell office:value-type="float" office:value="0" calcext:value-type="float">
            <text:p>0</text:p>
          </table:table-cell>
          <table:table-cell office:value-type="float" office:value="12923.7" calcext:value-type="float">
            <text:p>12923.7</text:p>
          </table:table-cell>
          <table:table-cell office:value-type="float" office:value="8456.91" calcext:value-type="float">
            <text:p>8456.91</text:p>
          </table:table-cell>
          <table:table-cell office:value-type="float" office:value="455991" calcext:value-type="float">
            <text:p>455991</text:p>
          </table:table-cell>
          <table:table-cell office:value-type="float" office:value="6735530" calcext:value-type="float">
            <text:p>6735530</text:p>
          </table:table-cell>
          <table:table-cell office:value-type="float" office:value="6442400" calcext:value-type="float">
            <text:p>6442400</text:p>
          </table:table-cell>
          <table:table-cell office:value-type="float" office:value="0" calcext:value-type="float">
            <text:p>0</text:p>
          </table:table-cell>
          <table:table-cell office:value-type="float" office:value="6666150" calcext:value-type="float">
            <text:p>66661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251.4" calcext:value-type="float">
            <text:p>61251.4</text:p>
          </table:table-cell>
          <table:table-cell office:value-type="float" office:value="-3793.62" calcext:value-type="float">
            <text:p>-3793.62</text:p>
          </table:table-cell>
          <table:table-cell office:value-type="float" office:value="2115.41" calcext:value-type="float">
            <text:p>2115.41</text:p>
          </table:table-cell>
          <table:table-cell office:value-type="float" office:value="735680" calcext:value-type="float">
            <text:p>735680</text:p>
          </table:table-cell>
          <table:table-cell office:value-type="float" office:value="6972760" calcext:value-type="float">
            <text:p>6972760</text:p>
          </table:table-cell>
          <table:table-cell office:value-type="float" office:value="6666150" calcext:value-type="float">
            <text:p>6666150</text:p>
          </table:table-cell>
          <table:table-cell office:value-type="float" office:value="0" calcext:value-type="float">
            <text:p>0</text:p>
          </table:table-cell>
          <table:table-cell office:value-type="float" office:value="10790600" calcext:value-type="float">
            <text:p>10790600</text:p>
          </table:table-cell>
          <table:table-cell office:value-type="float" office:value="-2901.94" calcext:value-type="float">
            <text:p>-2901.94</text:p>
          </table:table-cell>
          <table:table-cell office:value-type="float" office:value="0" calcext:value-type="float">
            <text:p>0</text:p>
          </table:table-cell>
          <table:table-cell office:value-type="float" office:value="3810400" calcext:value-type="float">
            <text:p>3810400</text:p>
          </table:table-cell>
          <table:table-cell office:value-type="float" office:value="47073500" calcext:value-type="float">
            <text:p>47073500</text:p>
          </table:table-cell>
          <table:table-cell office:value-type="float" office:value="6969980" calcext:value-type="float">
            <text:p>6969980</text:p>
          </table:table-cell>
          <table:table-cell office:value-type="float" office:value="-7129.12" calcext:value-type="float">
            <text:p>-7129.12</text:p>
          </table:table-cell>
          <table:table-cell office:value-type="float" office:value="0.800058" calcext:value-type="float">
            <text:p>0.800058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8756500" calcext:value-type="float">
            <text:p>28756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418600" calcext:value-type="float">
            <text:p>-38418600</text:p>
          </table:table-cell>
          <table:table-cell office:value-type="float" office:value="0" calcext:value-type="float">
            <text:p>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1777.4" calcext:value-type="float">
            <text:p>51777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539" calcext:value-type="float">
            <text:p>194539</text:p>
          </table:table-cell>
          <table:table-cell office:value-type="float" office:value="6395210" calcext:value-type="float">
            <text:p>639521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0" calcext:value-type="float">
            <text:p>0</text:p>
          </table:table-cell>
          <table:table-cell office:value-type="float" office:value="6439120" calcext:value-type="float">
            <text:p>643912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788.4" calcext:value-type="float">
            <text:p>55788.4</text:p>
          </table:table-cell>
          <table:table-cell office:value-type="float" office:value="0" calcext:value-type="float">
            <text:p>0</text:p>
          </table:table-cell>
          <table:table-cell office:value-type="float" office:value="10831.1" calcext:value-type="float">
            <text:p>10831.1</text:p>
          </table:table-cell>
          <table:table-cell office:value-type="float" office:value="7477.62" calcext:value-type="float">
            <text:p>7477.62</text:p>
          </table:table-cell>
          <table:table-cell office:value-type="float" office:value="455991" calcext:value-type="float">
            <text:p>455991</text:p>
          </table:table-cell>
          <table:table-cell office:value-type="float" office:value="6728170" calcext:value-type="float">
            <text:p>6728170</text:p>
          </table:table-cell>
          <table:table-cell office:value-type="float" office:value="6439120" calcext:value-type="float">
            <text:p>6439120</text:p>
          </table:table-cell>
          <table:table-cell office:value-type="float" office:value="0" calcext:value-type="float">
            <text:p>0</text:p>
          </table:table-cell>
          <table:table-cell office:value-type="float" office:value="6668860" calcext:value-type="float">
            <text:p>66688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353" calcext:value-type="float">
            <text:p>61353</text:p>
          </table:table-cell>
          <table:table-cell office:value-type="float" office:value="-3513.14" calcext:value-type="float">
            <text:p>-3513.14</text:p>
          </table:table-cell>
          <table:table-cell office:value-type="float" office:value="1959" calcext:value-type="float">
            <text:p>1959</text:p>
          </table:table-cell>
          <table:table-cell office:value-type="float" office:value="735647" calcext:value-type="float">
            <text:p>735647</text:p>
          </table:table-cell>
          <table:table-cell office:value-type="float" office:value="6973900" calcext:value-type="float">
            <text:p>6973900</text:p>
          </table:table-cell>
          <table:table-cell office:value-type="float" office:value="6668860" calcext:value-type="float">
            <text:p>6668860</text:p>
          </table:table-cell>
          <table:table-cell office:value-type="float" office:value="0" calcext:value-type="float">
            <text:p>0</text:p>
          </table:table-cell>
          <table:table-cell office:value-type="float" office:value="10791100" calcext:value-type="float">
            <text:p>10791100</text:p>
          </table:table-cell>
          <table:table-cell office:value-type="float" office:value="-2847.12" calcext:value-type="float">
            <text:p>-2847.12</text:p>
          </table:table-cell>
          <table:table-cell office:value-type="float" office:value="0" calcext:value-type="float">
            <text:p>0</text:p>
          </table:table-cell>
          <table:table-cell office:value-type="float" office:value="3810400" calcext:value-type="float">
            <text:p>3810400</text:p>
          </table:table-cell>
          <table:table-cell office:value-type="float" office:value="47073700" calcext:value-type="float">
            <text:p>47073700</text:p>
          </table:table-cell>
          <table:table-cell office:value-type="float" office:value="6970600" calcext:value-type="float">
            <text:p>6970600</text:p>
          </table:table-cell>
          <table:table-cell office:value-type="float" office:value="-6038.62" calcext:value-type="float">
            <text:p>-6038.62</text:p>
          </table:table-cell>
          <table:table-cell office:value-type="float" office:value="0.800203" calcext:value-type="float">
            <text:p>0.800203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8757500" calcext:value-type="float">
            <text:p>28757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418600" calcext:value-type="float">
            <text:p>-38418600</text:p>
          </table:table-cell>
          <table:table-cell office:value-type="float" office:value="0" calcext:value-type="float">
            <text:p>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2852.2" calcext:value-type="float">
            <text:p>5285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539" calcext:value-type="float">
            <text:p>194539</text:p>
          </table:table-cell>
          <table:table-cell office:value-type="float" office:value="6400900" calcext:value-type="float">
            <text:p>640090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0" calcext:value-type="float">
            <text:p>0</text:p>
          </table:table-cell>
          <table:table-cell office:value-type="float" office:value="6436040" calcext:value-type="float">
            <text:p>643604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315.6" calcext:value-type="float">
            <text:p>56315.6</text:p>
          </table:table-cell>
          <table:table-cell office:value-type="float" office:value="0" calcext:value-type="float">
            <text:p>0</text:p>
          </table:table-cell>
          <table:table-cell office:value-type="float" office:value="8810.98" calcext:value-type="float">
            <text:p>8810.98</text:p>
          </table:table-cell>
          <table:table-cell office:value-type="float" office:value="6532.31" calcext:value-type="float">
            <text:p>6532.31</text:p>
          </table:table-cell>
          <table:table-cell office:value-type="float" office:value="455991" calcext:value-type="float">
            <text:p>455991</text:p>
          </table:table-cell>
          <table:table-cell office:value-type="float" office:value="6721260" calcext:value-type="float">
            <text:p>6721260</text:p>
          </table:table-cell>
          <table:table-cell office:value-type="float" office:value="6436040" calcext:value-type="float">
            <text:p>6436040</text:p>
          </table:table-cell>
          <table:table-cell office:value-type="float" office:value="0" calcext:value-type="float">
            <text:p>0</text:p>
          </table:table-cell>
          <table:table-cell office:value-type="float" office:value="6671410" calcext:value-type="float">
            <text:p>66714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452.2" calcext:value-type="float">
            <text:p>61452.2</text:p>
          </table:table-cell>
          <table:table-cell office:value-type="float" office:value="-3244.71" calcext:value-type="float">
            <text:p>-3244.71</text:p>
          </table:table-cell>
          <table:table-cell office:value-type="float" office:value="1809.32" calcext:value-type="float">
            <text:p>1809.32</text:p>
          </table:table-cell>
          <table:table-cell office:value-type="float" office:value="735619" calcext:value-type="float">
            <text:p>735619</text:p>
          </table:table-cell>
          <table:table-cell office:value-type="float" office:value="6974970" calcext:value-type="float">
            <text:p>6974970</text:p>
          </table:table-cell>
          <table:table-cell office:value-type="float" office:value="6671410" calcext:value-type="float">
            <text:p>6671410</text:p>
          </table:table-cell>
          <table:table-cell office:value-type="float" office:value="0" calcext:value-type="float">
            <text:p>0</text:p>
          </table:table-cell>
          <table:table-cell office:value-type="float" office:value="10791500" calcext:value-type="float">
            <text:p>10791500</text:p>
          </table:table-cell>
          <table:table-cell office:value-type="float" office:value="-2796.68" calcext:value-type="float">
            <text:p>-2796.68</text:p>
          </table:table-cell>
          <table:table-cell office:value-type="float" office:value="0" calcext:value-type="float">
            <text:p>0</text:p>
          </table:table-cell>
          <table:table-cell office:value-type="float" office:value="3810400" calcext:value-type="float">
            <text:p>3810400</text:p>
          </table:table-cell>
          <table:table-cell office:value-type="float" office:value="47073900" calcext:value-type="float">
            <text:p>47073900</text:p>
          </table:table-cell>
          <table:table-cell office:value-type="float" office:value="6971190" calcext:value-type="float">
            <text:p>6971190</text:p>
          </table:table-cell>
          <table:table-cell office:value-type="float" office:value="-4978.3" calcext:value-type="float">
            <text:p>-4978.3</text:p>
          </table:table-cell>
          <table:table-cell office:value-type="float" office:value="0.800275" calcext:value-type="float">
            <text:p>0.800275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8758500" calcext:value-type="float">
            <text:p>28758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418600" calcext:value-type="float">
            <text:p>-38418600</text:p>
          </table:table-cell>
          <table:table-cell office:value-type="float" office:value="0" calcext:value-type="float">
            <text:p>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4662.6" calcext:value-type="float">
            <text:p>5466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539" calcext:value-type="float">
            <text:p>194539</text:p>
          </table:table-cell>
          <table:table-cell office:value-type="float" office:value="6408600" calcext:value-type="float">
            <text:p>640860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0" calcext:value-type="float">
            <text:p>0</text:p>
          </table:table-cell>
          <table:table-cell office:value-type="float" office:value="6431860" calcext:value-type="float">
            <text:p>64318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7219.1" calcext:value-type="float">
            <text:p>57219.1</text:p>
          </table:table-cell>
          <table:table-cell office:value-type="float" office:value="0" calcext:value-type="float">
            <text:p>0</text:p>
          </table:table-cell>
          <table:table-cell office:value-type="float" office:value="5408.09" calcext:value-type="float">
            <text:p>5408.09</text:p>
          </table:table-cell>
          <table:table-cell office:value-type="float" office:value="4939.89" calcext:value-type="float">
            <text:p>4939.89</text:p>
          </table:table-cell>
          <table:table-cell office:value-type="float" office:value="455991" calcext:value-type="float">
            <text:p>455991</text:p>
          </table:table-cell>
          <table:table-cell office:value-type="float" office:value="6711950" calcext:value-type="float">
            <text:p>6711950</text:p>
          </table:table-cell>
          <table:table-cell office:value-type="float" office:value="6431860" calcext:value-type="float">
            <text:p>6431860</text:p>
          </table:table-cell>
          <table:table-cell office:value-type="float" office:value="0" calcext:value-type="float">
            <text:p>0</text:p>
          </table:table-cell>
          <table:table-cell office:value-type="float" office:value="6674880" calcext:value-type="float">
            <text:p>66748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620.5" calcext:value-type="float">
            <text:p>61620.5</text:p>
          </table:table-cell>
          <table:table-cell office:value-type="float" office:value="-2802.41" calcext:value-type="float">
            <text:p>-2802.41</text:p>
          </table:table-cell>
          <table:table-cell office:value-type="float" office:value="1562.69" calcext:value-type="float">
            <text:p>1562.69</text:p>
          </table:table-cell>
          <table:table-cell office:value-type="float" office:value="735586" calcext:value-type="float">
            <text:p>735586</text:p>
          </table:table-cell>
          <table:table-cell office:value-type="float" office:value="6976410" calcext:value-type="float">
            <text:p>6976410</text:p>
          </table:table-cell>
          <table:table-cell office:value-type="float" office:value="6674880" calcext:value-type="float">
            <text:p>6674880</text:p>
          </table:table-cell>
          <table:table-cell office:value-type="float" office:value="0" calcext:value-type="float">
            <text:p>0</text:p>
          </table:table-cell>
          <table:table-cell office:value-type="float" office:value="10792200" calcext:value-type="float">
            <text:p>10792200</text:p>
          </table:table-cell>
          <table:table-cell office:value-type="float" office:value="-2718.36" calcext:value-type="float">
            <text:p>-2718.36</text:p>
          </table:table-cell>
          <table:table-cell office:value-type="float" office:value="0" calcext:value-type="float">
            <text:p>0</text:p>
          </table:table-cell>
          <table:table-cell office:value-type="float" office:value="3810400" calcext:value-type="float">
            <text:p>3810400</text:p>
          </table:table-cell>
          <table:table-cell office:value-type="float" office:value="47074200" calcext:value-type="float">
            <text:p>47074200</text:p>
          </table:table-cell>
          <table:table-cell office:value-type="float" office:value="6971960" calcext:value-type="float">
            <text:p>6971960</text:p>
          </table:table-cell>
          <table:table-cell office:value-type="float" office:value="-3928.72" calcext:value-type="float">
            <text:p>-3928.72</text:p>
          </table:table-cell>
          <table:table-cell office:value-type="float" office:value="0.800203" calcext:value-type="float">
            <text:p>0.800203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8759500" calcext:value-type="float">
            <text:p>28759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418600" calcext:value-type="float">
            <text:p>-38418600</text:p>
          </table:table-cell>
          <table:table-cell office:value-type="float" office:value="0" calcext:value-type="float">
            <text:p>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180" calcext:value-type="float">
            <text:p>551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539" calcext:value-type="float">
            <text:p>194539</text:p>
          </table:table-cell>
          <table:table-cell office:value-type="float" office:value="6411010" calcext:value-type="float">
            <text:p>641101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0" calcext:value-type="float">
            <text:p>0</text:p>
          </table:table-cell>
          <table:table-cell office:value-type="float" office:value="6430550" calcext:value-type="float">
            <text:p>64305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7477.2" calcext:value-type="float">
            <text:p>57477.2</text:p>
          </table:table-cell>
          <table:table-cell office:value-type="float" office:value="0" calcext:value-type="float">
            <text:p>0</text:p>
          </table:table-cell>
          <table:table-cell office:value-type="float" office:value="4435.65" calcext:value-type="float">
            <text:p>4435.65</text:p>
          </table:table-cell>
          <table:table-cell office:value-type="float" office:value="4484.82" calcext:value-type="float">
            <text:p>4484.82</text:p>
          </table:table-cell>
          <table:table-cell office:value-type="float" office:value="455991" calcext:value-type="float">
            <text:p>455991</text:p>
          </table:table-cell>
          <table:table-cell office:value-type="float" office:value="6709040" calcext:value-type="float">
            <text:p>6709040</text:p>
          </table:table-cell>
          <table:table-cell office:value-type="float" office:value="6430550" calcext:value-type="float">
            <text:p>6430550</text:p>
          </table:table-cell>
          <table:table-cell office:value-type="float" office:value="0" calcext:value-type="float">
            <text:p>0</text:p>
          </table:table-cell>
          <table:table-cell office:value-type="float" office:value="6675970" calcext:value-type="float">
            <text:p>66759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671.3" calcext:value-type="float">
            <text:p>61671.3</text:p>
          </table:table-cell>
          <table:table-cell office:value-type="float" office:value="-2676.02" calcext:value-type="float">
            <text:p>-2676.02</text:p>
          </table:table-cell>
          <table:table-cell office:value-type="float" office:value="1492.21" calcext:value-type="float">
            <text:p>1492.21</text:p>
          </table:table-cell>
          <table:table-cell office:value-type="float" office:value="735577" calcext:value-type="float">
            <text:p>735577</text:p>
          </table:table-cell>
          <table:table-cell office:value-type="float" office:value="6976870" calcext:value-type="float">
            <text:p>6976870</text:p>
          </table:table-cell>
          <table:table-cell office:value-type="float" office:value="6675970" calcext:value-type="float">
            <text:p>6675970</text:p>
          </table:table-cell>
          <table:table-cell office:value-type="float" office:value="0" calcext:value-type="float">
            <text:p>0</text:p>
          </table:table-cell>
          <table:table-cell office:value-type="float" office:value="10792400" calcext:value-type="float">
            <text:p>10792400</text:p>
          </table:table-cell>
          <table:table-cell office:value-type="float" office:value="-2698.63" calcext:value-type="float">
            <text:p>-2698.63</text:p>
          </table:table-cell>
          <table:table-cell office:value-type="float" office:value="0" calcext:value-type="float">
            <text:p>0</text:p>
          </table:table-cell>
          <table:table-cell office:value-type="float" office:value="3810400" calcext:value-type="float">
            <text:p>3810400</text:p>
          </table:table-cell>
          <table:table-cell office:value-type="float" office:value="47074300" calcext:value-type="float">
            <text:p>47074300</text:p>
          </table:table-cell>
          <table:table-cell office:value-type="float" office:value="6972200" calcext:value-type="float">
            <text:p>6972200</text:p>
          </table:table-cell>
          <table:table-cell office:value-type="float" office:value="-2935.27" calcext:value-type="float">
            <text:p>-2935.27</text:p>
          </table:table-cell>
          <table:table-cell office:value-type="float" office:value="0.800058" calcext:value-type="float">
            <text:p>0.800058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8760400" calcext:value-type="float">
            <text:p>287604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418600" calcext:value-type="float">
            <text:p>-38418600</text:p>
          </table:table-cell>
          <table:table-cell office:value-type="float" office:value="0" calcext:value-type="float">
            <text:p>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288.3" calcext:value-type="float">
            <text:p>55288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539" calcext:value-type="float">
            <text:p>194539</text:p>
          </table:table-cell>
          <table:table-cell office:value-type="float" office:value="6411390" calcext:value-type="float">
            <text:p>641139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0" calcext:value-type="float">
            <text:p>0</text:p>
          </table:table-cell>
          <table:table-cell office:value-type="float" office:value="6430350" calcext:value-type="float">
            <text:p>64303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7531.3" calcext:value-type="float">
            <text:p>57531.3</text:p>
          </table:table-cell>
          <table:table-cell office:value-type="float" office:value="0" calcext:value-type="float">
            <text:p>0</text:p>
          </table:table-cell>
          <table:table-cell office:value-type="float" office:value="4232.17" calcext:value-type="float">
            <text:p>4232.17</text:p>
          </table:table-cell>
          <table:table-cell office:value-type="float" office:value="4389.6" calcext:value-type="float">
            <text:p>4389.6</text:p>
          </table:table-cell>
          <table:table-cell office:value-type="float" office:value="455991" calcext:value-type="float">
            <text:p>455991</text:p>
          </table:table-cell>
          <table:table-cell office:value-type="float" office:value="6708580" calcext:value-type="float">
            <text:p>6708580</text:p>
          </table:table-cell>
          <table:table-cell office:value-type="float" office:value="6430350" calcext:value-type="float">
            <text:p>6430350</text:p>
          </table:table-cell>
          <table:table-cell office:value-type="float" office:value="0" calcext:value-type="float">
            <text:p>0</text:p>
          </table:table-cell>
          <table:table-cell office:value-type="float" office:value="6676140" calcext:value-type="float">
            <text:p>667614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682.1" calcext:value-type="float">
            <text:p>61682.1</text:p>
          </table:table-cell>
          <table:table-cell office:value-type="float" office:value="-2649.57" calcext:value-type="float">
            <text:p>-2649.57</text:p>
          </table:table-cell>
          <table:table-cell office:value-type="float" office:value="1477.46" calcext:value-type="float">
            <text:p>1477.46</text:p>
          </table:table-cell>
          <table:table-cell office:value-type="float" office:value="735575" calcext:value-type="float">
            <text:p>735575</text:p>
          </table:table-cell>
          <table:table-cell office:value-type="float" office:value="6976940" calcext:value-type="float">
            <text:p>6976940</text:p>
          </table:table-cell>
          <table:table-cell office:value-type="float" office:value="6676140" calcext:value-type="float">
            <text:p>6676140</text:p>
          </table:table-cell>
          <table:table-cell office:value-type="float" office:value="0" calcext:value-type="float">
            <text:p>0</text:p>
          </table:table-cell>
          <table:table-cell office:value-type="float" office:value="10792400" calcext:value-type="float">
            <text:p>10792400</text:p>
          </table:table-cell>
          <table:table-cell office:value-type="float" office:value="-2694.74" calcext:value-type="float">
            <text:p>-2694.74</text:p>
          </table:table-cell>
          <table:table-cell office:value-type="float" office:value="0" calcext:value-type="float">
            <text:p>0</text:p>
          </table:table-cell>
          <table:table-cell office:value-type="float" office:value="3810400" calcext:value-type="float">
            <text:p>3810400</text:p>
          </table:table-cell>
          <table:table-cell office:value-type="float" office:value="47074300" calcext:value-type="float">
            <text:p>47074300</text:p>
          </table:table-cell>
          <table:table-cell office:value-type="float" office:value="6972240" calcext:value-type="float">
            <text:p>6972240</text:p>
          </table:table-cell>
          <table:table-cell office:value-type="float" office:value="-1955.72" calcext:value-type="float">
            <text:p>-1955.72</text:p>
          </table:table-cell>
          <table:table-cell office:value-type="float" office:value="0.800058" calcext:value-type="float">
            <text:p>0.800058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8761400" calcext:value-type="float">
            <text:p>287614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418600" calcext:value-type="float">
            <text:p>-38418600</text:p>
          </table:table-cell>
          <table:table-cell office:value-type="float" office:value="0" calcext:value-type="float">
            <text:p>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379.2" calcext:value-type="float">
            <text:p>55379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539" calcext:value-type="float">
            <text:p>194539</text:p>
          </table:table-cell>
          <table:table-cell office:value-type="float" office:value="6411930" calcext:value-type="float">
            <text:p>641193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0" calcext:value-type="float">
            <text:p>0</text:p>
          </table:table-cell>
          <table:table-cell office:value-type="float" office:value="6430050" calcext:value-type="float">
            <text:p>64300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7583.9" calcext:value-type="float">
            <text:p>57583.9</text:p>
          </table:table-cell>
          <table:table-cell office:value-type="float" office:value="0" calcext:value-type="float">
            <text:p>0</text:p>
          </table:table-cell>
          <table:table-cell office:value-type="float" office:value="4061.32" calcext:value-type="float">
            <text:p>4061.32</text:p>
          </table:table-cell>
          <table:table-cell office:value-type="float" office:value="4309.65" calcext:value-type="float">
            <text:p>4309.65</text:p>
          </table:table-cell>
          <table:table-cell office:value-type="float" office:value="455991" calcext:value-type="float">
            <text:p>455991</text:p>
          </table:table-cell>
          <table:table-cell office:value-type="float" office:value="6707940" calcext:value-type="float">
            <text:p>6707940</text:p>
          </table:table-cell>
          <table:table-cell office:value-type="float" office:value="6430050" calcext:value-type="float">
            <text:p>6430050</text:p>
          </table:table-cell>
          <table:table-cell office:value-type="float" office:value="0" calcext:value-type="float">
            <text:p>0</text:p>
          </table:table-cell>
          <table:table-cell office:value-type="float" office:value="6676400" calcext:value-type="float">
            <text:p>66764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689.4" calcext:value-type="float">
            <text:p>61689.4</text:p>
          </table:table-cell>
          <table:table-cell office:value-type="float" office:value="-2632.05" calcext:value-type="float">
            <text:p>-2632.05</text:p>
          </table:table-cell>
          <table:table-cell office:value-type="float" office:value="1467.69" calcext:value-type="float">
            <text:p>1467.69</text:p>
          </table:table-cell>
          <table:table-cell office:value-type="float" office:value="735573" calcext:value-type="float">
            <text:p>735573</text:p>
          </table:table-cell>
          <table:table-cell office:value-type="float" office:value="6977030" calcext:value-type="float">
            <text:p>6977030</text:p>
          </table:table-cell>
          <table:table-cell office:value-type="float" office:value="6676400" calcext:value-type="float">
            <text:p>6676400</text:p>
          </table:table-cell>
          <table:table-cell office:value-type="float" office:value="0" calcext:value-type="float">
            <text:p>0</text:p>
          </table:table-cell>
          <table:table-cell office:value-type="float" office:value="10792500" calcext:value-type="float">
            <text:p>10792500</text:p>
          </table:table-cell>
          <table:table-cell office:value-type="float" office:value="-2692.3" calcext:value-type="float">
            <text:p>-2692.3</text:p>
          </table:table-cell>
          <table:table-cell office:value-type="float" office:value="0" calcext:value-type="float">
            <text:p>0</text:p>
          </table:table-cell>
          <table:table-cell office:value-type="float" office:value="3810400" calcext:value-type="float">
            <text:p>3810400</text:p>
          </table:table-cell>
          <table:table-cell office:value-type="float" office:value="47074300" calcext:value-type="float">
            <text:p>47074300</text:p>
          </table:table-cell>
          <table:table-cell office:value-type="float" office:value="6972290" calcext:value-type="float">
            <text:p>6972290</text:p>
          </table:table-cell>
          <table:table-cell office:value-type="float" office:value="-977.239" calcext:value-type="float">
            <text:p>-977.239</text:p>
          </table:table-cell>
          <table:table-cell office:value-type="float" office:value="0.800058" calcext:value-type="float">
            <text:p>0.800058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62400" calcext:value-type="float">
            <text:p>287624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418600" calcext:value-type="float">
            <text:p>-38418600</text:p>
          </table:table-cell>
          <table:table-cell office:value-type="float" office:value="0" calcext:value-type="float">
            <text:p>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561" calcext:value-type="float">
            <text:p>555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539" calcext:value-type="float">
            <text:p>194539</text:p>
          </table:table-cell>
          <table:table-cell office:value-type="float" office:value="6413420" calcext:value-type="float">
            <text:p>6413420</text:p>
          </table:table-cell>
          <table:table-cell office:value-type="float" office:value="4863480" calcext:value-type="float">
            <text:p>4863480</text:p>
          </table:table-cell>
          <table:table-cell office:value-type="float" office:value="0" calcext:value-type="float">
            <text:p>0</text:p>
          </table:table-cell>
          <table:table-cell office:value-type="float" office:value="6429250" calcext:value-type="float">
            <text:p>64292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7689.3" calcext:value-type="float">
            <text:p>57689.3</text:p>
          </table:table-cell>
          <table:table-cell office:value-type="float" office:value="0" calcext:value-type="float">
            <text:p>0</text:p>
          </table:table-cell>
          <table:table-cell office:value-type="float" office:value="3719.63" calcext:value-type="float">
            <text:p>3719.63</text:p>
          </table:table-cell>
          <table:table-cell office:value-type="float" office:value="4149.75" calcext:value-type="float">
            <text:p>4149.75</text:p>
          </table:table-cell>
          <table:table-cell office:value-type="float" office:value="455991" calcext:value-type="float">
            <text:p>455991</text:p>
          </table:table-cell>
          <table:table-cell office:value-type="float" office:value="6706210" calcext:value-type="float">
            <text:p>6706210</text:p>
          </table:table-cell>
          <table:table-cell office:value-type="float" office:value="6429250" calcext:value-type="float">
            <text:p>6429250</text:p>
          </table:table-cell>
          <table:table-cell office:value-type="float" office:value="0" calcext:value-type="float">
            <text:p>0</text:p>
          </table:table-cell>
          <table:table-cell office:value-type="float" office:value="6677100" calcext:value-type="float">
            <text:p>66771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704.1" calcext:value-type="float">
            <text:p>61704.1</text:p>
          </table:table-cell>
          <table:table-cell office:value-type="float" office:value="-2597.01" calcext:value-type="float">
            <text:p>-2597.01</text:p>
          </table:table-cell>
          <table:table-cell office:value-type="float" office:value="1448.15" calcext:value-type="float">
            <text:p>1448.15</text:p>
          </table:table-cell>
          <table:table-cell office:value-type="float" office:value="735568" calcext:value-type="float">
            <text:p>735568</text:p>
          </table:table-cell>
          <table:table-cell office:value-type="float" office:value="6977260" calcext:value-type="float">
            <text:p>6977260</text:p>
          </table:table-cell>
          <table:table-cell office:value-type="float" office:value="6677100" calcext:value-type="float">
            <text:p>6677100</text:p>
          </table:table-cell>
          <table:table-cell office:value-type="float" office:value="0" calcext:value-type="float">
            <text:p>0</text:p>
          </table:table-cell>
          <table:table-cell office:value-type="float" office:value="10792600" calcext:value-type="float">
            <text:p>10792600</text:p>
          </table:table-cell>
          <table:table-cell office:value-type="float" office:value="-2687.42" calcext:value-type="float">
            <text:p>-2687.42</text:p>
          </table:table-cell>
          <table:table-cell office:value-type="float" office:value="0" calcext:value-type="float">
            <text:p>0</text:p>
          </table:table-cell>
          <table:table-cell office:value-type="float" office:value="3820160" calcext:value-type="float">
            <text:p>3820160</text:p>
          </table:table-cell>
          <table:table-cell office:value-type="float" office:value="47084100" calcext:value-type="float">
            <text:p>47084100</text:p>
          </table:table-cell>
          <table:table-cell office:value-type="float" office:value="6972410" calcext:value-type="float">
            <text:p>6972410</text:p>
          </table:table-cell>
          <table:table-cell office:value-type="float" office:value="0" calcext:value-type="float">
            <text:p>0</text:p>
          </table:table-cell>
          <table:table-cell office:value-type="float" office:value="0.800058" calcext:value-type="float">
            <text:p>0.800058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36100" calcext:value-type="float">
            <text:p>305361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726.95" calcext:value-type="float">
            <text:p>172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209253" calcext:value-type="float">
            <text:p>209253</text:p>
          </table:table-cell>
          <table:table-cell office:value-type="float" office:value="6813500" calcext:value-type="float">
            <text:p>6813500</text:p>
          </table:table-cell>
          <table:table-cell table:number-columns-repeated="2" office:value-type="float" office:value="5231330" calcext:value-type="float">
            <text:p>523133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427.39" calcext:value-type="float">
            <text:p>1427.39</text:p>
          </table:table-cell>
          <table:table-cell office:value-type="float" office:value="0" calcext:value-type="float">
            <text:p>0</text:p>
          </table:table-cell>
          <table:table-cell office:value-type="float" office:value="57194.6" calcext:value-type="float">
            <text:p>57194.6</text:p>
          </table:table-cell>
          <table:table-cell office:value-type="float" office:value="3790.72" calcext:value-type="float">
            <text:p>3790.72</text:p>
          </table:table-cell>
          <table:table-cell office:value-type="float" office:value="481938" calcext:value-type="float">
            <text:p>481938</text:p>
          </table:table-cell>
          <table:table-cell office:value-type="float" office:value="7076710" calcext:value-type="float">
            <text:p>7076710</text:p>
          </table:table-cell>
          <table:table-cell table:number-columns-repeated="2" office:value-type="float" office:value="6797830" calcext:value-type="float">
            <text:p>679783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90.863" calcext:value-type="float">
            <text:p>390.863</text:p>
          </table:table-cell>
          <table:table-cell office:value-type="float" office:value="53455.1" calcext:value-type="float">
            <text:p>53455.1</text:p>
          </table:table-cell>
          <table:table-cell office:value-type="float" office:value="879.372" calcext:value-type="float">
            <text:p>879.372</text:p>
          </table:table-cell>
          <table:table-cell office:value-type="float" office:value="774686" calcext:value-type="float">
            <text:p>774686</text:p>
          </table:table-cell>
          <table:table-cell office:value-type="float" office:value="7358790" calcext:value-type="float">
            <text:p>7358790</text:p>
          </table:table-cell>
          <table:table-cell table:number-columns-repeated="2" office:value-type="float" office:value="7079390" calcext:value-type="float">
            <text:p>7079390</text:p>
          </table:table-cell>
          <table:table-cell office:value-type="float" office:value="0" calcext:value-type="float">
            <text:p>0</text:p>
          </table:table-cell>
          <table:table-cell office:value-type="float" office:value="59194.6" calcext:value-type="float">
            <text:p>59194.6</text:p>
          </table:table-cell>
          <table:table-cell office:value-type="float" office:value="0" calcext:value-type="float">
            <text:p>0</text:p>
          </table:table-cell>
          <table:table-cell office:value-type="float" office:value="4023140" calcext:value-type="float">
            <text:p>4023140</text:p>
          </table:table-cell>
          <table:table-cell office:value-type="float" office:value="48080700" calcext:value-type="float">
            <text:p>48080700</text:p>
          </table:table-cell>
          <table:table-cell office:value-type="float" office:value="7404360" calcext:value-type="float">
            <text:p>7404360</text:p>
          </table:table-cell>
          <table:table-cell office:value-type="float" office:value="11427500" calcext:value-type="float">
            <text:p>11427500</text:p>
          </table:table-cell>
          <table:table-cell office:value-type="float" office:value="0.831549" calcext:value-type="float">
            <text:p>0.831549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0570700" calcext:value-type="float">
            <text:p>305707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043400" calcext:value-type="float">
            <text:p>-38043400</text:p>
          </table:table-cell>
          <table:table-cell office:value-type="float" office:value="0" calcext:value-type="float">
            <text:p>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7528.7" calcext:value-type="float">
            <text:p>57528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544" calcext:value-type="float">
            <text:p>209544</text:p>
          </table:table-cell>
          <table:table-cell office:value-type="float" office:value="6826330" calcext:value-type="float">
            <text:p>682633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0" calcext:value-type="float">
            <text:p>0</text:p>
          </table:table-cell>
          <table:table-cell office:value-type="float" office:value="6814530" calcext:value-type="float">
            <text:p>68145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278.8" calcext:value-type="float">
            <text:p>56278.8</text:p>
          </table:table-cell>
          <table:table-cell office:value-type="float" office:value="0" calcext:value-type="float">
            <text:p>0</text:p>
          </table:table-cell>
          <table:table-cell office:value-type="float" office:value="21.0816" calcext:value-type="float">
            <text:p>21.0816</text:p>
          </table:table-cell>
          <table:table-cell office:value-type="float" office:value="2418.98" calcext:value-type="float">
            <text:p>2418.98</text:p>
          </table:table-cell>
          <table:table-cell office:value-type="float" office:value="482126" calcext:value-type="float">
            <text:p>482126</text:p>
          </table:table-cell>
          <table:table-cell office:value-type="float" office:value="7071120" calcext:value-type="float">
            <text:p>7071120</text:p>
          </table:table-cell>
          <table:table-cell office:value-type="float" office:value="6814530" calcext:value-type="float">
            <text:p>6814530</text:p>
          </table:table-cell>
          <table:table-cell office:value-type="float" office:value="0" calcext:value-type="float">
            <text:p>0</text:p>
          </table:table-cell>
          <table:table-cell office:value-type="float" office:value="7105980" calcext:value-type="float">
            <text:p>71059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0221.4" calcext:value-type="float">
            <text:p>60221.4</text:p>
          </table:table-cell>
          <table:table-cell office:value-type="float" office:value="2874.03" calcext:value-type="float">
            <text:p>2874.03</text:p>
          </table:table-cell>
          <table:table-cell office:value-type="float" office:value="3777.99" calcext:value-type="float">
            <text:p>3777.99</text:p>
          </table:table-cell>
          <table:table-cell office:value-type="float" office:value="775630" calcext:value-type="float">
            <text:p>775630</text:p>
          </table:table-cell>
          <table:table-cell office:value-type="float" office:value="7449300" calcext:value-type="float">
            <text:p>7449300</text:p>
          </table:table-cell>
          <table:table-cell office:value-type="float" office:value="7105980" calcext:value-type="float">
            <text:p>7105980</text:p>
          </table:table-cell>
          <table:table-cell office:value-type="float" office:value="0" calcext:value-type="float">
            <text:p>0</text:p>
          </table:table-cell>
          <table:table-cell office:value-type="float" office:value="11431700" calcext:value-type="float">
            <text:p>11431700</text:p>
          </table:table-cell>
          <table:table-cell office:value-type="float" office:value="-3534.5" calcext:value-type="float">
            <text:p>-3534.5</text:p>
          </table:table-cell>
          <table:table-cell office:value-type="float" office:value="0" calcext:value-type="float">
            <text:p>0</text:p>
          </table:table-cell>
          <table:table-cell office:value-type="float" office:value="4024690" calcext:value-type="float">
            <text:p>4024690</text:p>
          </table:table-cell>
          <table:table-cell office:value-type="float" office:value="47265200" calcext:value-type="float">
            <text:p>47265200</text:p>
          </table:table-cell>
          <table:table-cell office:value-type="float" office:value="7384660" calcext:value-type="float">
            <text:p>7384660</text:p>
          </table:table-cell>
          <table:table-cell office:value-type="float" office:value="-20132.1" calcext:value-type="float">
            <text:p>-20132.1</text:p>
          </table:table-cell>
          <table:table-cell office:value-type="float" office:value="0.834925" calcext:value-type="float">
            <text:p>0.834925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0572800" calcext:value-type="float">
            <text:p>305728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043400" calcext:value-type="float">
            <text:p>-38043400</text:p>
          </table:table-cell>
          <table:table-cell office:value-type="float" office:value="0" calcext:value-type="float">
            <text:p>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7528.7" calcext:value-type="float">
            <text:p>57528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544" calcext:value-type="float">
            <text:p>209544</text:p>
          </table:table-cell>
          <table:table-cell office:value-type="float" office:value="6826330" calcext:value-type="float">
            <text:p>682633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0" calcext:value-type="float">
            <text:p>0</text:p>
          </table:table-cell>
          <table:table-cell office:value-type="float" office:value="6814530" calcext:value-type="float">
            <text:p>68145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959.1" calcext:value-type="float">
            <text:p>58959.1</text:p>
          </table:table-cell>
          <table:table-cell office:value-type="float" office:value="0" calcext:value-type="float">
            <text:p>0</text:p>
          </table:table-cell>
          <table:table-cell office:value-type="float" office:value="21.0816" calcext:value-type="float">
            <text:p>21.0816</text:p>
          </table:table-cell>
          <table:table-cell office:value-type="float" office:value="2418.98" calcext:value-type="float">
            <text:p>2418.98</text:p>
          </table:table-cell>
          <table:table-cell office:value-type="float" office:value="482126" calcext:value-type="float">
            <text:p>482126</text:p>
          </table:table-cell>
          <table:table-cell office:value-type="float" office:value="7098500" calcext:value-type="float">
            <text:p>7098500</text:p>
          </table:table-cell>
          <table:table-cell office:value-type="float" office:value="6814530" calcext:value-type="float">
            <text:p>6814530</text:p>
          </table:table-cell>
          <table:table-cell office:value-type="float" office:value="0" calcext:value-type="float">
            <text:p>0</text:p>
          </table:table-cell>
          <table:table-cell office:value-type="float" office:value="7091130" calcext:value-type="float">
            <text:p>70911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728.7" calcext:value-type="float">
            <text:p>61728.7</text:p>
          </table:table-cell>
          <table:table-cell office:value-type="float" office:value="-2163.81" calcext:value-type="float">
            <text:p>-2163.81</text:p>
          </table:table-cell>
          <table:table-cell office:value-type="float" office:value="1420.47" calcext:value-type="float">
            <text:p>1420.47</text:p>
          </table:table-cell>
          <table:table-cell office:value-type="float" office:value="775630" calcext:value-type="float">
            <text:p>775630</text:p>
          </table:table-cell>
          <table:table-cell office:value-type="float" office:value="7417060" calcext:value-type="float">
            <text:p>7417060</text:p>
          </table:table-cell>
          <table:table-cell office:value-type="float" office:value="7091130" calcext:value-type="float">
            <text:p>7091130</text:p>
          </table:table-cell>
          <table:table-cell office:value-type="float" office:value="0" calcext:value-type="float">
            <text:p>0</text:p>
          </table:table-cell>
          <table:table-cell office:value-type="float" office:value="11444100" calcext:value-type="float">
            <text:p>11444100</text:p>
          </table:table-cell>
          <table:table-cell office:value-type="float" office:value="-2684.35" calcext:value-type="float">
            <text:p>-2684.35</text:p>
          </table:table-cell>
          <table:table-cell office:value-type="float" office:value="0" calcext:value-type="float">
            <text:p>0</text:p>
          </table:table-cell>
          <table:table-cell office:value-type="float" office:value="4024700" calcext:value-type="float">
            <text:p>4024700</text:p>
          </table:table-cell>
          <table:table-cell office:value-type="float" office:value="47270400" calcext:value-type="float">
            <text:p>47270400</text:p>
          </table:table-cell>
          <table:table-cell office:value-type="float" office:value="7399880" calcext:value-type="float">
            <text:p>7399880</text:p>
          </table:table-cell>
          <table:table-cell office:value-type="float" office:value="-15649.4" calcext:value-type="float">
            <text:p>-15649.4</text:p>
          </table:table-cell>
          <table:table-cell office:value-type="float" office:value="0.834925" calcext:value-type="float">
            <text:p>0.834925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0574700" calcext:value-type="float">
            <text:p>305747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043400" calcext:value-type="float">
            <text:p>-38043400</text:p>
          </table:table-cell>
          <table:table-cell office:value-type="float" office:value="0" calcext:value-type="float">
            <text:p>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7528.7" calcext:value-type="float">
            <text:p>57528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544" calcext:value-type="float">
            <text:p>209544</text:p>
          </table:table-cell>
          <table:table-cell office:value-type="float" office:value="6826330" calcext:value-type="float">
            <text:p>682633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0" calcext:value-type="float">
            <text:p>0</text:p>
          </table:table-cell>
          <table:table-cell office:value-type="float" office:value="6814530" calcext:value-type="float">
            <text:p>68145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9070.1" calcext:value-type="float">
            <text:p>59070.1</text:p>
          </table:table-cell>
          <table:table-cell office:value-type="float" office:value="0" calcext:value-type="float">
            <text:p>0</text:p>
          </table:table-cell>
          <table:table-cell office:value-type="float" office:value="21.0816" calcext:value-type="float">
            <text:p>21.0816</text:p>
          </table:table-cell>
          <table:table-cell office:value-type="float" office:value="2418.98" calcext:value-type="float">
            <text:p>2418.98</text:p>
          </table:table-cell>
          <table:table-cell office:value-type="float" office:value="482126" calcext:value-type="float">
            <text:p>482126</text:p>
          </table:table-cell>
          <table:table-cell office:value-type="float" office:value="7102050" calcext:value-type="float">
            <text:p>7102050</text:p>
          </table:table-cell>
          <table:table-cell office:value-type="float" office:value="6814530" calcext:value-type="float">
            <text:p>6814530</text:p>
          </table:table-cell>
          <table:table-cell office:value-type="float" office:value="0" calcext:value-type="float">
            <text:p>0</text:p>
          </table:table-cell>
          <table:table-cell office:value-type="float" office:value="7089200" calcext:value-type="float">
            <text:p>70892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801.9" calcext:value-type="float">
            <text:p>61801.9</text:p>
          </table:table-cell>
          <table:table-cell office:value-type="float" office:value="-2372.36" calcext:value-type="float">
            <text:p>-2372.36</text:p>
          </table:table-cell>
          <table:table-cell office:value-type="float" office:value="1322.88" calcext:value-type="float">
            <text:p>1322.88</text:p>
          </table:table-cell>
          <table:table-cell office:value-type="float" office:value="775630" calcext:value-type="float">
            <text:p>775630</text:p>
          </table:table-cell>
          <table:table-cell office:value-type="float" office:value="7413070" calcext:value-type="float">
            <text:p>7413070</text:p>
          </table:table-cell>
          <table:table-cell office:value-type="float" office:value="7089200" calcext:value-type="float">
            <text:p>7089200</text:p>
          </table:table-cell>
          <table:table-cell office:value-type="float" office:value="0" calcext:value-type="float">
            <text:p>0</text:p>
          </table:table-cell>
          <table:table-cell office:value-type="float" office:value="11445900" calcext:value-type="float">
            <text:p>11445900</text:p>
          </table:table-cell>
          <table:table-cell office:value-type="float" office:value="-2659.95" calcext:value-type="float">
            <text:p>-2659.95</text:p>
          </table:table-cell>
          <table:table-cell office:value-type="float" office:value="0" calcext:value-type="float">
            <text:p>0</text:p>
          </table:table-cell>
          <table:table-cell office:value-type="float" office:value="4024700" calcext:value-type="float">
            <text:p>4024700</text:p>
          </table:table-cell>
          <table:table-cell office:value-type="float" office:value="47270900" calcext:value-type="float">
            <text:p>47270900</text:p>
          </table:table-cell>
          <table:table-cell office:value-type="float" office:value="7401860" calcext:value-type="float">
            <text:p>7401860</text:p>
          </table:table-cell>
          <table:table-cell office:value-type="float" office:value="-13508.3" calcext:value-type="float">
            <text:p>-13508.3</text:p>
          </table:table-cell>
          <table:table-cell office:value-type="float" office:value="0.835069" calcext:value-type="float">
            <text:p>0.835069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30576600" calcext:value-type="float">
            <text:p>305766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043400" calcext:value-type="float">
            <text:p>-38043400</text:p>
          </table:table-cell>
          <table:table-cell office:value-type="float" office:value="0" calcext:value-type="float">
            <text:p>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7528.7" calcext:value-type="float">
            <text:p>57528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544" calcext:value-type="float">
            <text:p>209544</text:p>
          </table:table-cell>
          <table:table-cell office:value-type="float" office:value="6826330" calcext:value-type="float">
            <text:p>682633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0" calcext:value-type="float">
            <text:p>0</text:p>
          </table:table-cell>
          <table:table-cell office:value-type="float" office:value="6814530" calcext:value-type="float">
            <text:p>68145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9070.1" calcext:value-type="float">
            <text:p>59070.1</text:p>
          </table:table-cell>
          <table:table-cell office:value-type="float" office:value="0" calcext:value-type="float">
            <text:p>0</text:p>
          </table:table-cell>
          <table:table-cell office:value-type="float" office:value="21.0816" calcext:value-type="float">
            <text:p>21.0816</text:p>
          </table:table-cell>
          <table:table-cell office:value-type="float" office:value="2418.98" calcext:value-type="float">
            <text:p>2418.98</text:p>
          </table:table-cell>
          <table:table-cell office:value-type="float" office:value="482126" calcext:value-type="float">
            <text:p>482126</text:p>
          </table:table-cell>
          <table:table-cell office:value-type="float" office:value="7102050" calcext:value-type="float">
            <text:p>7102050</text:p>
          </table:table-cell>
          <table:table-cell office:value-type="float" office:value="6814530" calcext:value-type="float">
            <text:p>6814530</text:p>
          </table:table-cell>
          <table:table-cell office:value-type="float" office:value="0" calcext:value-type="float">
            <text:p>0</text:p>
          </table:table-cell>
          <table:table-cell office:value-type="float" office:value="7089200" calcext:value-type="float">
            <text:p>70892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801.9" calcext:value-type="float">
            <text:p>61801.9</text:p>
          </table:table-cell>
          <table:table-cell office:value-type="float" office:value="-2372.36" calcext:value-type="float">
            <text:p>-2372.36</text:p>
          </table:table-cell>
          <table:table-cell office:value-type="float" office:value="1322.88" calcext:value-type="float">
            <text:p>1322.88</text:p>
          </table:table-cell>
          <table:table-cell office:value-type="float" office:value="775630" calcext:value-type="float">
            <text:p>775630</text:p>
          </table:table-cell>
          <table:table-cell office:value-type="float" office:value="7413070" calcext:value-type="float">
            <text:p>7413070</text:p>
          </table:table-cell>
          <table:table-cell office:value-type="float" office:value="7089200" calcext:value-type="float">
            <text:p>7089200</text:p>
          </table:table-cell>
          <table:table-cell office:value-type="float" office:value="0" calcext:value-type="float">
            <text:p>0</text:p>
          </table:table-cell>
          <table:table-cell office:value-type="float" office:value="11445900" calcext:value-type="float">
            <text:p>11445900</text:p>
          </table:table-cell>
          <table:table-cell office:value-type="float" office:value="-2659.95" calcext:value-type="float">
            <text:p>-2659.95</text:p>
          </table:table-cell>
          <table:table-cell office:value-type="float" office:value="0" calcext:value-type="float">
            <text:p>0</text:p>
          </table:table-cell>
          <table:table-cell office:value-type="float" office:value="4024700" calcext:value-type="float">
            <text:p>4024700</text:p>
          </table:table-cell>
          <table:table-cell office:value-type="float" office:value="47270900" calcext:value-type="float">
            <text:p>47270900</text:p>
          </table:table-cell>
          <table:table-cell office:value-type="float" office:value="7401860" calcext:value-type="float">
            <text:p>7401860</text:p>
          </table:table-cell>
          <table:table-cell office:value-type="float" office:value="-11578.5" calcext:value-type="float">
            <text:p>-11578.5</text:p>
          </table:table-cell>
          <table:table-cell office:value-type="float" office:value="0.835069" calcext:value-type="float">
            <text:p>0.835069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0578500" calcext:value-type="float">
            <text:p>30578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043400" calcext:value-type="float">
            <text:p>-38043400</text:p>
          </table:table-cell>
          <table:table-cell office:value-type="float" office:value="0" calcext:value-type="float">
            <text:p>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080.7" calcext:value-type="float">
            <text:p>5808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544" calcext:value-type="float">
            <text:p>209544</text:p>
          </table:table-cell>
          <table:table-cell office:value-type="float" office:value="6830210" calcext:value-type="float">
            <text:p>683021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0" calcext:value-type="float">
            <text:p>0</text:p>
          </table:table-cell>
          <table:table-cell office:value-type="float" office:value="6812430" calcext:value-type="float">
            <text:p>68124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9345.6" calcext:value-type="float">
            <text:p>59345.6</text:p>
          </table:table-cell>
          <table:table-cell office:value-type="float" office:value="0" calcext:value-type="float">
            <text:p>0</text:p>
          </table:table-cell>
          <table:table-cell office:value-type="float" office:value="-1016.46" calcext:value-type="float">
            <text:p>-1016.46</text:p>
          </table:table-cell>
          <table:table-cell office:value-type="float" office:value="1933.45" calcext:value-type="float">
            <text:p>1933.45</text:p>
          </table:table-cell>
          <table:table-cell office:value-type="float" office:value="482126" calcext:value-type="float">
            <text:p>482126</text:p>
          </table:table-cell>
          <table:table-cell office:value-type="float" office:value="7097360" calcext:value-type="float">
            <text:p>7097360</text:p>
          </table:table-cell>
          <table:table-cell office:value-type="float" office:value="6812430" calcext:value-type="float">
            <text:p>6812430</text:p>
          </table:table-cell>
          <table:table-cell office:value-type="float" office:value="0" calcext:value-type="float">
            <text:p>0</text:p>
          </table:table-cell>
          <table:table-cell office:value-type="float" office:value="7090950" calcext:value-type="float">
            <text:p>70909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854.5" calcext:value-type="float">
            <text:p>61854.5</text:p>
          </table:table-cell>
          <table:table-cell office:value-type="float" office:value="-2237.5" calcext:value-type="float">
            <text:p>-2237.5</text:p>
          </table:table-cell>
          <table:table-cell office:value-type="float" office:value="1247.68" calcext:value-type="float">
            <text:p>1247.68</text:p>
          </table:table-cell>
          <table:table-cell office:value-type="float" office:value="775609" calcext:value-type="float">
            <text:p>775609</text:p>
          </table:table-cell>
          <table:table-cell office:value-type="float" office:value="7413790" calcext:value-type="float">
            <text:p>7413790</text:p>
          </table:table-cell>
          <table:table-cell office:value-type="float" office:value="7090950" calcext:value-type="float">
            <text:p>7090950</text:p>
          </table:table-cell>
          <table:table-cell office:value-type="float" office:value="0" calcext:value-type="float">
            <text:p>0</text:p>
          </table:table-cell>
          <table:table-cell office:value-type="float" office:value="11446200" calcext:value-type="float">
            <text:p>11446200</text:p>
          </table:table-cell>
          <table:table-cell office:value-type="float" office:value="-2637.3" calcext:value-type="float">
            <text:p>-2637.3</text:p>
          </table:table-cell>
          <table:table-cell office:value-type="float" office:value="0" calcext:value-type="float">
            <text:p>0</text:p>
          </table:table-cell>
          <table:table-cell office:value-type="float" office:value="4024700" calcext:value-type="float">
            <text:p>4024700</text:p>
          </table:table-cell>
          <table:table-cell office:value-type="float" office:value="47271000" calcext:value-type="float">
            <text:p>47271000</text:p>
          </table:table-cell>
          <table:table-cell office:value-type="float" office:value="7402240" calcext:value-type="float">
            <text:p>7402240</text:p>
          </table:table-cell>
          <table:table-cell office:value-type="float" office:value="-9615.59" calcext:value-type="float">
            <text:p>-9615.59</text:p>
          </table:table-cell>
          <table:table-cell office:value-type="float" office:value="0.835069" calcext:value-type="float">
            <text:p>0.835069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0580500" calcext:value-type="float">
            <text:p>30580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043400" calcext:value-type="float">
            <text:p>-38043400</text:p>
          </table:table-cell>
          <table:table-cell office:value-type="float" office:value="0" calcext:value-type="float">
            <text:p>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089.4" calcext:value-type="float">
            <text:p>58089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544" calcext:value-type="float">
            <text:p>209544</text:p>
          </table:table-cell>
          <table:table-cell office:value-type="float" office:value="6830270" calcext:value-type="float">
            <text:p>683027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0" calcext:value-type="float">
            <text:p>0</text:p>
          </table:table-cell>
          <table:table-cell office:value-type="float" office:value="6812400" calcext:value-type="float">
            <text:p>68124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9349.9" calcext:value-type="float">
            <text:p>59349.9</text:p>
          </table:table-cell>
          <table:table-cell office:value-type="float" office:value="0" calcext:value-type="float">
            <text:p>0</text:p>
          </table:table-cell>
          <table:table-cell office:value-type="float" office:value="-1032.78" calcext:value-type="float">
            <text:p>-1032.78</text:p>
          </table:table-cell>
          <table:table-cell office:value-type="float" office:value="1925.81" calcext:value-type="float">
            <text:p>1925.81</text:p>
          </table:table-cell>
          <table:table-cell office:value-type="float" office:value="482126" calcext:value-type="float">
            <text:p>482126</text:p>
          </table:table-cell>
          <table:table-cell office:value-type="float" office:value="7097290" calcext:value-type="float">
            <text:p>7097290</text:p>
          </table:table-cell>
          <table:table-cell office:value-type="float" office:value="6812400" calcext:value-type="float">
            <text:p>6812400</text:p>
          </table:table-cell>
          <table:table-cell office:value-type="float" office:value="0" calcext:value-type="float">
            <text:p>0</text:p>
          </table:table-cell>
          <table:table-cell office:value-type="float" office:value="7090970" calcext:value-type="float">
            <text:p>70909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855.3" calcext:value-type="float">
            <text:p>61855.3</text:p>
          </table:table-cell>
          <table:table-cell office:value-type="float" office:value="-2235.38" calcext:value-type="float">
            <text:p>-2235.38</text:p>
          </table:table-cell>
          <table:table-cell office:value-type="float" office:value="1246.5" calcext:value-type="float">
            <text:p>1246.5</text:p>
          </table:table-cell>
          <table:table-cell office:value-type="float" office:value="775608" calcext:value-type="float">
            <text:p>775608</text:p>
          </table:table-cell>
          <table:table-cell office:value-type="float" office:value="7413800" calcext:value-type="float">
            <text:p>7413800</text:p>
          </table:table-cell>
          <table:table-cell office:value-type="float" office:value="7090970" calcext:value-type="float">
            <text:p>7090970</text:p>
          </table:table-cell>
          <table:table-cell office:value-type="float" office:value="0" calcext:value-type="float">
            <text:p>0</text:p>
          </table:table-cell>
          <table:table-cell office:value-type="float" office:value="11446200" calcext:value-type="float">
            <text:p>11446200</text:p>
          </table:table-cell>
          <table:table-cell office:value-type="float" office:value="-2637" calcext:value-type="float">
            <text:p>-2637</text:p>
          </table:table-cell>
          <table:table-cell office:value-type="float" office:value="0" calcext:value-type="float">
            <text:p>0</text:p>
          </table:table-cell>
          <table:table-cell office:value-type="float" office:value="4024700" calcext:value-type="float">
            <text:p>4024700</text:p>
          </table:table-cell>
          <table:table-cell office:value-type="float" office:value="47271000" calcext:value-type="float">
            <text:p>47271000</text:p>
          </table:table-cell>
          <table:table-cell office:value-type="float" office:value="7402250" calcext:value-type="float">
            <text:p>7402250</text:p>
          </table:table-cell>
          <table:table-cell office:value-type="float" office:value="-7692.13" calcext:value-type="float">
            <text:p>-7692.13</text:p>
          </table:table-cell>
          <table:table-cell office:value-type="float" office:value="0.835069" calcext:value-type="float">
            <text:p>0.835069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0582400" calcext:value-type="float">
            <text:p>305824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043400" calcext:value-type="float">
            <text:p>-38043400</text:p>
          </table:table-cell>
          <table:table-cell office:value-type="float" office:value="0" calcext:value-type="float">
            <text:p>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089.4" calcext:value-type="float">
            <text:p>58089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544" calcext:value-type="float">
            <text:p>209544</text:p>
          </table:table-cell>
          <table:table-cell office:value-type="float" office:value="6830270" calcext:value-type="float">
            <text:p>683027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0" calcext:value-type="float">
            <text:p>0</text:p>
          </table:table-cell>
          <table:table-cell office:value-type="float" office:value="6812400" calcext:value-type="float">
            <text:p>68124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9349.9" calcext:value-type="float">
            <text:p>59349.9</text:p>
          </table:table-cell>
          <table:table-cell office:value-type="float" office:value="0" calcext:value-type="float">
            <text:p>0</text:p>
          </table:table-cell>
          <table:table-cell office:value-type="float" office:value="-1032.78" calcext:value-type="float">
            <text:p>-1032.78</text:p>
          </table:table-cell>
          <table:table-cell office:value-type="float" office:value="1925.81" calcext:value-type="float">
            <text:p>1925.81</text:p>
          </table:table-cell>
          <table:table-cell office:value-type="float" office:value="482126" calcext:value-type="float">
            <text:p>482126</text:p>
          </table:table-cell>
          <table:table-cell office:value-type="float" office:value="7097290" calcext:value-type="float">
            <text:p>7097290</text:p>
          </table:table-cell>
          <table:table-cell office:value-type="float" office:value="6812400" calcext:value-type="float">
            <text:p>6812400</text:p>
          </table:table-cell>
          <table:table-cell office:value-type="float" office:value="0" calcext:value-type="float">
            <text:p>0</text:p>
          </table:table-cell>
          <table:table-cell office:value-type="float" office:value="7090970" calcext:value-type="float">
            <text:p>70909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855.3" calcext:value-type="float">
            <text:p>61855.3</text:p>
          </table:table-cell>
          <table:table-cell office:value-type="float" office:value="-2235.38" calcext:value-type="float">
            <text:p>-2235.38</text:p>
          </table:table-cell>
          <table:table-cell office:value-type="float" office:value="1246.5" calcext:value-type="float">
            <text:p>1246.5</text:p>
          </table:table-cell>
          <table:table-cell office:value-type="float" office:value="775608" calcext:value-type="float">
            <text:p>775608</text:p>
          </table:table-cell>
          <table:table-cell office:value-type="float" office:value="7413800" calcext:value-type="float">
            <text:p>7413800</text:p>
          </table:table-cell>
          <table:table-cell office:value-type="float" office:value="7090970" calcext:value-type="float">
            <text:p>7090970</text:p>
          </table:table-cell>
          <table:table-cell office:value-type="float" office:value="0" calcext:value-type="float">
            <text:p>0</text:p>
          </table:table-cell>
          <table:table-cell office:value-type="float" office:value="11446200" calcext:value-type="float">
            <text:p>11446200</text:p>
          </table:table-cell>
          <table:table-cell office:value-type="float" office:value="-2637" calcext:value-type="float">
            <text:p>-2637</text:p>
          </table:table-cell>
          <table:table-cell office:value-type="float" office:value="0" calcext:value-type="float">
            <text:p>0</text:p>
          </table:table-cell>
          <table:table-cell office:value-type="float" office:value="4024700" calcext:value-type="float">
            <text:p>4024700</text:p>
          </table:table-cell>
          <table:table-cell office:value-type="float" office:value="47271000" calcext:value-type="float">
            <text:p>47271000</text:p>
          </table:table-cell>
          <table:table-cell office:value-type="float" office:value="7402250" calcext:value-type="float">
            <text:p>7402250</text:p>
          </table:table-cell>
          <table:table-cell office:value-type="float" office:value="-5769.09" calcext:value-type="float">
            <text:p>-5769.09</text:p>
          </table:table-cell>
          <table:table-cell office:value-type="float" office:value="0.835069" calcext:value-type="float">
            <text:p>0.835069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0584300" calcext:value-type="float">
            <text:p>305843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043400" calcext:value-type="float">
            <text:p>-38043400</text:p>
          </table:table-cell>
          <table:table-cell office:value-type="float" office:value="0" calcext:value-type="float">
            <text:p>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180.3" calcext:value-type="float">
            <text:p>5818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544" calcext:value-type="float">
            <text:p>209544</text:p>
          </table:table-cell>
          <table:table-cell office:value-type="float" office:value="6830910" calcext:value-type="float">
            <text:p>683091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0" calcext:value-type="float">
            <text:p>0</text:p>
          </table:table-cell>
          <table:table-cell office:value-type="float" office:value="6812050" calcext:value-type="float">
            <text:p>68120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9402.6" calcext:value-type="float">
            <text:p>59402.6</text:p>
          </table:table-cell>
          <table:table-cell office:value-type="float" office:value="0" calcext:value-type="float">
            <text:p>0</text:p>
          </table:table-cell>
          <table:table-cell office:value-type="float" office:value="-1203.62" calcext:value-type="float">
            <text:p>-1203.62</text:p>
          </table:table-cell>
          <table:table-cell office:value-type="float" office:value="1845.86" calcext:value-type="float">
            <text:p>1845.86</text:p>
          </table:table-cell>
          <table:table-cell office:value-type="float" office:value="482126" calcext:value-type="float">
            <text:p>482126</text:p>
          </table:table-cell>
          <table:table-cell office:value-type="float" office:value="7096540" calcext:value-type="float">
            <text:p>7096540</text:p>
          </table:table-cell>
          <table:table-cell office:value-type="float" office:value="6812050" calcext:value-type="float">
            <text:p>6812050</text:p>
          </table:table-cell>
          <table:table-cell office:value-type="float" office:value="0" calcext:value-type="float">
            <text:p>0</text:p>
          </table:table-cell>
          <table:table-cell office:value-type="float" office:value="7091280" calcext:value-type="float">
            <text:p>70912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862.7" calcext:value-type="float">
            <text:p>61862.7</text:p>
          </table:table-cell>
          <table:table-cell office:value-type="float" office:value="-2217.86" calcext:value-type="float">
            <text:p>-2217.86</text:p>
          </table:table-cell>
          <table:table-cell office:value-type="float" office:value="1236.73" calcext:value-type="float">
            <text:p>1236.73</text:p>
          </table:table-cell>
          <table:table-cell office:value-type="float" office:value="775605" calcext:value-type="float">
            <text:p>775605</text:p>
          </table:table-cell>
          <table:table-cell office:value-type="float" office:value="7413900" calcext:value-type="float">
            <text:p>7413900</text:p>
          </table:table-cell>
          <table:table-cell office:value-type="float" office:value="7091280" calcext:value-type="float">
            <text:p>7091280</text:p>
          </table:table-cell>
          <table:table-cell office:value-type="float" office:value="0" calcext:value-type="float">
            <text:p>0</text:p>
          </table:table-cell>
          <table:table-cell office:value-type="float" office:value="11446200" calcext:value-type="float">
            <text:p>11446200</text:p>
          </table:table-cell>
          <table:table-cell office:value-type="float" office:value="-2634.56" calcext:value-type="float">
            <text:p>-2634.56</text:p>
          </table:table-cell>
          <table:table-cell office:value-type="float" office:value="0" calcext:value-type="float">
            <text:p>0</text:p>
          </table:table-cell>
          <table:table-cell office:value-type="float" office:value="4024700" calcext:value-type="float">
            <text:p>4024700</text:p>
          </table:table-cell>
          <table:table-cell office:value-type="float" office:value="47271000" calcext:value-type="float">
            <text:p>47271000</text:p>
          </table:table-cell>
          <table:table-cell office:value-type="float" office:value="7402300" calcext:value-type="float">
            <text:p>7402300</text:p>
          </table:table-cell>
          <table:table-cell office:value-type="float" office:value="-3844.61" calcext:value-type="float">
            <text:p>-3844.61</text:p>
          </table:table-cell>
          <table:table-cell office:value-type="float" office:value="0.835069" calcext:value-type="float">
            <text:p>0.835069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0586200" calcext:value-type="float">
            <text:p>305862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043400" calcext:value-type="float">
            <text:p>-38043400</text:p>
          </table:table-cell>
          <table:table-cell office:value-type="float" office:value="0" calcext:value-type="float">
            <text:p>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180.3" calcext:value-type="float">
            <text:p>5818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544" calcext:value-type="float">
            <text:p>209544</text:p>
          </table:table-cell>
          <table:table-cell office:value-type="float" office:value="6830910" calcext:value-type="float">
            <text:p>683091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0" calcext:value-type="float">
            <text:p>0</text:p>
          </table:table-cell>
          <table:table-cell office:value-type="float" office:value="6812050" calcext:value-type="float">
            <text:p>68120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9402.6" calcext:value-type="float">
            <text:p>59402.6</text:p>
          </table:table-cell>
          <table:table-cell office:value-type="float" office:value="0" calcext:value-type="float">
            <text:p>0</text:p>
          </table:table-cell>
          <table:table-cell office:value-type="float" office:value="-1203.62" calcext:value-type="float">
            <text:p>-1203.62</text:p>
          </table:table-cell>
          <table:table-cell office:value-type="float" office:value="1845.86" calcext:value-type="float">
            <text:p>1845.86</text:p>
          </table:table-cell>
          <table:table-cell office:value-type="float" office:value="482126" calcext:value-type="float">
            <text:p>482126</text:p>
          </table:table-cell>
          <table:table-cell office:value-type="float" office:value="7096540" calcext:value-type="float">
            <text:p>7096540</text:p>
          </table:table-cell>
          <table:table-cell office:value-type="float" office:value="6812050" calcext:value-type="float">
            <text:p>6812050</text:p>
          </table:table-cell>
          <table:table-cell office:value-type="float" office:value="0" calcext:value-type="float">
            <text:p>0</text:p>
          </table:table-cell>
          <table:table-cell office:value-type="float" office:value="7091280" calcext:value-type="float">
            <text:p>70912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862.7" calcext:value-type="float">
            <text:p>61862.7</text:p>
          </table:table-cell>
          <table:table-cell office:value-type="float" office:value="-2217.86" calcext:value-type="float">
            <text:p>-2217.86</text:p>
          </table:table-cell>
          <table:table-cell office:value-type="float" office:value="1236.73" calcext:value-type="float">
            <text:p>1236.73</text:p>
          </table:table-cell>
          <table:table-cell office:value-type="float" office:value="775605" calcext:value-type="float">
            <text:p>775605</text:p>
          </table:table-cell>
          <table:table-cell office:value-type="float" office:value="7413900" calcext:value-type="float">
            <text:p>7413900</text:p>
          </table:table-cell>
          <table:table-cell office:value-type="float" office:value="7091280" calcext:value-type="float">
            <text:p>7091280</text:p>
          </table:table-cell>
          <table:table-cell office:value-type="float" office:value="0" calcext:value-type="float">
            <text:p>0</text:p>
          </table:table-cell>
          <table:table-cell office:value-type="float" office:value="11446200" calcext:value-type="float">
            <text:p>11446200</text:p>
          </table:table-cell>
          <table:table-cell office:value-type="float" office:value="-2634.56" calcext:value-type="float">
            <text:p>-2634.56</text:p>
          </table:table-cell>
          <table:table-cell office:value-type="float" office:value="0" calcext:value-type="float">
            <text:p>0</text:p>
          </table:table-cell>
          <table:table-cell office:value-type="float" office:value="4024700" calcext:value-type="float">
            <text:p>4024700</text:p>
          </table:table-cell>
          <table:table-cell office:value-type="float" office:value="47271000" calcext:value-type="float">
            <text:p>47271000</text:p>
          </table:table-cell>
          <table:table-cell office:value-type="float" office:value="7402300" calcext:value-type="float">
            <text:p>7402300</text:p>
          </table:table-cell>
          <table:table-cell office:value-type="float" office:value="-1922.31" calcext:value-type="float">
            <text:p>-1922.31</text:p>
          </table:table-cell>
          <table:table-cell office:value-type="float" office:value="0.835069" calcext:value-type="float">
            <text:p>0.835069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588200" calcext:value-type="float">
            <text:p>305882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043400" calcext:value-type="float">
            <text:p>-38043400</text:p>
          </table:table-cell>
          <table:table-cell office:value-type="float" office:value="0" calcext:value-type="float">
            <text:p>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180.3" calcext:value-type="float">
            <text:p>5818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544" calcext:value-type="float">
            <text:p>209544</text:p>
          </table:table-cell>
          <table:table-cell office:value-type="float" office:value="6830910" calcext:value-type="float">
            <text:p>6830910</text:p>
          </table:table-cell>
          <table:table-cell office:value-type="float" office:value="5238610" calcext:value-type="float">
            <text:p>5238610</text:p>
          </table:table-cell>
          <table:table-cell office:value-type="float" office:value="0" calcext:value-type="float">
            <text:p>0</text:p>
          </table:table-cell>
          <table:table-cell office:value-type="float" office:value="6812050" calcext:value-type="float">
            <text:p>68120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9402.6" calcext:value-type="float">
            <text:p>59402.6</text:p>
          </table:table-cell>
          <table:table-cell office:value-type="float" office:value="0" calcext:value-type="float">
            <text:p>0</text:p>
          </table:table-cell>
          <table:table-cell office:value-type="float" office:value="-1203.62" calcext:value-type="float">
            <text:p>-1203.62</text:p>
          </table:table-cell>
          <table:table-cell office:value-type="float" office:value="1845.86" calcext:value-type="float">
            <text:p>1845.86</text:p>
          </table:table-cell>
          <table:table-cell office:value-type="float" office:value="482126" calcext:value-type="float">
            <text:p>482126</text:p>
          </table:table-cell>
          <table:table-cell office:value-type="float" office:value="7096540" calcext:value-type="float">
            <text:p>7096540</text:p>
          </table:table-cell>
          <table:table-cell office:value-type="float" office:value="6812050" calcext:value-type="float">
            <text:p>6812050</text:p>
          </table:table-cell>
          <table:table-cell office:value-type="float" office:value="0" calcext:value-type="float">
            <text:p>0</text:p>
          </table:table-cell>
          <table:table-cell office:value-type="float" office:value="7091280" calcext:value-type="float">
            <text:p>70912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1862.7" calcext:value-type="float">
            <text:p>61862.7</text:p>
          </table:table-cell>
          <table:table-cell office:value-type="float" office:value="-2217.86" calcext:value-type="float">
            <text:p>-2217.86</text:p>
          </table:table-cell>
          <table:table-cell office:value-type="float" office:value="1236.73" calcext:value-type="float">
            <text:p>1236.73</text:p>
          </table:table-cell>
          <table:table-cell office:value-type="float" office:value="775605" calcext:value-type="float">
            <text:p>775605</text:p>
          </table:table-cell>
          <table:table-cell office:value-type="float" office:value="7413900" calcext:value-type="float">
            <text:p>7413900</text:p>
          </table:table-cell>
          <table:table-cell office:value-type="float" office:value="7091280" calcext:value-type="float">
            <text:p>7091280</text:p>
          </table:table-cell>
          <table:table-cell office:value-type="float" office:value="0" calcext:value-type="float">
            <text:p>0</text:p>
          </table:table-cell>
          <table:table-cell office:value-type="float" office:value="11446200" calcext:value-type="float">
            <text:p>11446200</text:p>
          </table:table-cell>
          <table:table-cell office:value-type="float" office:value="-2634.56" calcext:value-type="float">
            <text:p>-2634.56</text:p>
          </table:table-cell>
          <table:table-cell office:value-type="float" office:value="0" calcext:value-type="float">
            <text:p>0</text:p>
          </table:table-cell>
          <table:table-cell office:value-type="float" office:value="4043920" calcext:value-type="float">
            <text:p>4043920</text:p>
          </table:table-cell>
          <table:table-cell office:value-type="float" office:value="47290200" calcext:value-type="float">
            <text:p>47290200</text:p>
          </table:table-cell>
          <table:table-cell office:value-type="float" office:value="7402300" calcext:value-type="float">
            <text:p>7402300</text:p>
          </table:table-cell>
          <table:table-cell office:value-type="float" office:value="0" calcext:value-type="float">
            <text:p>0</text:p>
          </table:table-cell>
          <table:table-cell office:value-type="float" office:value="0.835069" calcext:value-type="float">
            <text:p>0.835069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47700" calcext:value-type="float">
            <text:p>341477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238972" calcext:value-type="float">
            <text:p>238972</text:p>
          </table:table-cell>
          <table:table-cell office:value-type="float" office:value="7574060" calcext:value-type="float">
            <text:p>7574060</text:p>
          </table:table-cell>
          <table:table-cell table:number-columns-repeated="2" office:value-type="float" office:value="5974300" calcext:value-type="float">
            <text:p>597430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office:value-type="float" office:value="726.651" calcext:value-type="float">
            <text:p>726.651</text:p>
          </table:table-cell>
          <table:table-cell office:value-type="float" office:value="0" calcext:value-type="float">
            <text:p>0</text:p>
          </table:table-cell>
          <table:table-cell office:value-type="float" office:value="55157" calcext:value-type="float">
            <text:p>55157</text:p>
          </table:table-cell>
          <table:table-cell office:value-type="float" office:value="26.1456" calcext:value-type="float">
            <text:p>26.1456</text:p>
          </table:table-cell>
          <table:table-cell office:value-type="float" office:value="540201" calcext:value-type="float">
            <text:p>540201</text:p>
          </table:table-cell>
          <table:table-cell office:value-type="float" office:value="7890470" calcext:value-type="float">
            <text:p>7890470</text:p>
          </table:table-cell>
          <table:table-cell table:number-columns-repeated="2" office:value-type="float" office:value="7530530" calcext:value-type="float">
            <text:p>753053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037" calcext:value-type="float">
            <text:p>17.037</text:p>
          </table:table-cell>
          <table:table-cell office:value-type="float" office:value="506.366" calcext:value-type="float">
            <text:p>506.366</text:p>
          </table:table-cell>
          <table:table-cell office:value-type="float" office:value="56428.6" calcext:value-type="float">
            <text:p>56428.6</text:p>
          </table:table-cell>
          <table:table-cell office:value-type="float" office:value="186.7" calcext:value-type="float">
            <text:p>186.7</text:p>
          </table:table-cell>
          <table:table-cell office:value-type="float" office:value="860436" calcext:value-type="float">
            <text:p>860436</text:p>
          </table:table-cell>
          <table:table-cell office:value-type="float" office:value="8226650" calcext:value-type="float">
            <text:p>8226650</text:p>
          </table:table-cell>
          <table:table-cell table:number-columns-repeated="2" office:value-type="float" office:value="7896610" calcext:value-type="float">
            <text:p>7896610</text:p>
          </table:table-cell>
          <table:table-cell office:value-type="float" office:value="0" calcext:value-type="float">
            <text:p>0</text:p>
          </table:table-cell>
          <table:table-cell office:value-type="float" office:value="58706.3" calcext:value-type="float">
            <text:p>58706.3</text:p>
          </table:table-cell>
          <table:table-cell office:value-type="float" office:value="0" calcext:value-type="float">
            <text:p>0</text:p>
          </table:table-cell>
          <table:table-cell office:value-type="float" office:value="4472220" calcext:value-type="float">
            <text:p>4472220</text:p>
          </table:table-cell>
          <table:table-cell office:value-type="float" office:value="49250200" calcext:value-type="float">
            <text:p>49250200</text:p>
          </table:table-cell>
          <table:table-cell office:value-type="float" office:value="8274060" calcext:value-type="float">
            <text:p>8274060</text:p>
          </table:table-cell>
          <table:table-cell office:value-type="float" office:value="12746300" calcext:value-type="float">
            <text:p>12746300</text:p>
          </table:table-cell>
          <table:table-cell office:value-type="float" office:value="0.878689" calcext:value-type="float">
            <text:p>0.878689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4222200" calcext:value-type="float">
            <text:p>342222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293200" calcext:value-type="float">
            <text:p>-37293200</text:p>
          </table:table-cell>
          <table:table-cell office:value-type="float" office:value="0" calcext:value-type="float">
            <text:p>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789.7" calcext:value-type="float">
            <text:p>58789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554" calcext:value-type="float">
            <text:p>239554</text:p>
          </table:table-cell>
          <table:table-cell office:value-type="float" office:value="7641700" calcext:value-type="float">
            <text:p>764170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0" calcext:value-type="float">
            <text:p>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office:value-type="float" office:value="58120.9" calcext:value-type="float">
            <text:p>58120.9</text:p>
          </table:table-cell>
          <table:table-cell office:value-type="float" office:value="0" calcext:value-type="float">
            <text:p>0</text:p>
          </table:table-cell>
          <table:table-cell office:value-type="float" office:value="-2349.01" calcext:value-type="float">
            <text:p>-2349.01</text:p>
          </table:table-cell>
          <table:table-cell office:value-type="float" office:value="1309.86" calcext:value-type="float">
            <text:p>1309.86</text:p>
          </table:table-cell>
          <table:table-cell office:value-type="float" office:value="543186" calcext:value-type="float">
            <text:p>543186</text:p>
          </table:table-cell>
          <table:table-cell office:value-type="float" office:value="7903940" calcext:value-type="float">
            <text:p>790394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0" calcext:value-type="float">
            <text:p>0</text:p>
          </table:table-cell>
          <table:table-cell office:value-type="float" office:value="7922550" calcext:value-type="float">
            <text:p>79225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037" calcext:value-type="float">
            <text:p>17.037</text:p>
          </table:table-cell>
          <table:table-cell office:value-type="float" office:value="60411.8" calcext:value-type="float">
            <text:p>60411.8</text:p>
          </table:table-cell>
          <table:table-cell office:value-type="float" office:value="-222.015" calcext:value-type="float">
            <text:p>-222.015</text:p>
          </table:table-cell>
          <table:table-cell office:value-type="float" office:value="2214.02" calcext:value-type="float">
            <text:p>2214.02</text:p>
          </table:table-cell>
          <table:table-cell office:value-type="float" office:value="862946" calcext:value-type="float">
            <text:p>862946</text:p>
          </table:table-cell>
          <table:table-cell office:value-type="float" office:value="8299690" calcext:value-type="float">
            <text:p>8299690</text:p>
          </table:table-cell>
          <table:table-cell office:value-type="float" office:value="7922550" calcext:value-type="float">
            <text:p>7922550</text:p>
          </table:table-cell>
          <table:table-cell office:value-type="float" office:value="0" calcext:value-type="float">
            <text:p>0</text:p>
          </table:table-cell>
          <table:table-cell office:value-type="float" office:value="12765200" calcext:value-type="float">
            <text:p>12765200</text:p>
          </table:table-cell>
          <table:table-cell office:value-type="float" office:value="-3226.48" calcext:value-type="float">
            <text:p>-3226.48</text:p>
          </table:table-cell>
          <table:table-cell office:value-type="float" office:value="0" calcext:value-type="float">
            <text:p>0</text:p>
          </table:table-cell>
          <table:table-cell office:value-type="float" office:value="4476310" calcext:value-type="float">
            <text:p>4476310</text:p>
          </table:table-cell>
          <table:table-cell office:value-type="float" office:value="47665000" calcext:value-type="float">
            <text:p>47665000</text:p>
          </table:table-cell>
          <table:table-cell office:value-type="float" office:value="8238660" calcext:value-type="float">
            <text:p>8238660</text:p>
          </table:table-cell>
          <table:table-cell office:value-type="float" office:value="-45213.4" calcext:value-type="float">
            <text:p>-45213.4</text:p>
          </table:table-cell>
          <table:table-cell office:value-type="float" office:value="0.878834" calcext:value-type="float">
            <text:p>0.878834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4226700" calcext:value-type="float">
            <text:p>342267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293200" calcext:value-type="float">
            <text:p>-37293200</text:p>
          </table:table-cell>
          <table:table-cell office:value-type="float" office:value="0" calcext:value-type="float">
            <text:p>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789.7" calcext:value-type="float">
            <text:p>58789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554" calcext:value-type="float">
            <text:p>239554</text:p>
          </table:table-cell>
          <table:table-cell office:value-type="float" office:value="7641700" calcext:value-type="float">
            <text:p>764170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0" calcext:value-type="float">
            <text:p>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office:value-type="float" office:value="59205.2" calcext:value-type="float">
            <text:p>59205.2</text:p>
          </table:table-cell>
          <table:table-cell office:value-type="float" office:value="0" calcext:value-type="float">
            <text:p>0</text:p>
          </table:table-cell>
          <table:table-cell office:value-type="float" office:value="-2349.01" calcext:value-type="float">
            <text:p>-2349.01</text:p>
          </table:table-cell>
          <table:table-cell office:value-type="float" office:value="1309.86" calcext:value-type="float">
            <text:p>1309.86</text:p>
          </table:table-cell>
          <table:table-cell office:value-type="float" office:value="543186" calcext:value-type="float">
            <text:p>543186</text:p>
          </table:table-cell>
          <table:table-cell office:value-type="float" office:value="7918230" calcext:value-type="float">
            <text:p>791823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0" calcext:value-type="float">
            <text:p>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5926" calcext:value-type="float">
            <text:p>17.5926</text:p>
          </table:table-cell>
          <table:table-cell office:value-type="float" office:value="61045.9" calcext:value-type="float">
            <text:p>61045.9</text:p>
          </table:table-cell>
          <table:table-cell office:value-type="float" office:value="-2260.09" calcext:value-type="float">
            <text:p>-2260.09</text:p>
          </table:table-cell>
          <table:table-cell office:value-type="float" office:value="1260.28" calcext:value-type="float">
            <text:p>1260.28</text:p>
          </table:table-cell>
          <table:table-cell office:value-type="float" office:value="862946" calcext:value-type="float">
            <text:p>862946</text:p>
          </table:table-cell>
          <table:table-cell office:value-type="float" office:value="8272300" calcext:value-type="float">
            <text:p>827230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0" calcext:value-type="float">
            <text:p>0</text:p>
          </table:table-cell>
          <table:table-cell office:value-type="float" office:value="12766400" calcext:value-type="float">
            <text:p>12766400</text:p>
          </table:table-cell>
          <table:table-cell office:value-type="float" office:value="-2707.04" calcext:value-type="float">
            <text:p>-2707.04</text:p>
          </table:table-cell>
          <table:table-cell office:value-type="float" office:value="0" calcext:value-type="float">
            <text:p>0</text:p>
          </table:table-cell>
          <table:table-cell office:value-type="float" office:value="4476400" calcext:value-type="float">
            <text:p>4476400</text:p>
          </table:table-cell>
          <table:table-cell office:value-type="float" office:value="47679100" calcext:value-type="float">
            <text:p>47679100</text:p>
          </table:table-cell>
          <table:table-cell office:value-type="float" office:value="8247300" calcext:value-type="float">
            <text:p>8247300</text:p>
          </table:table-cell>
          <table:table-cell office:value-type="float" office:value="-34170.3" calcext:value-type="float">
            <text:p>-34170.3</text:p>
          </table:table-cell>
          <table:table-cell office:value-type="float" office:value="0.878906" calcext:value-type="float">
            <text:p>0.878906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4230900" calcext:value-type="float">
            <text:p>342309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293200" calcext:value-type="float">
            <text:p>-37293200</text:p>
          </table:table-cell>
          <table:table-cell office:value-type="float" office:value="0" calcext:value-type="float">
            <text:p>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789.7" calcext:value-type="float">
            <text:p>58789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554" calcext:value-type="float">
            <text:p>239554</text:p>
          </table:table-cell>
          <table:table-cell office:value-type="float" office:value="7641700" calcext:value-type="float">
            <text:p>764170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0" calcext:value-type="float">
            <text:p>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office:value-type="float" office:value="59205.2" calcext:value-type="float">
            <text:p>59205.2</text:p>
          </table:table-cell>
          <table:table-cell office:value-type="float" office:value="0" calcext:value-type="float">
            <text:p>0</text:p>
          </table:table-cell>
          <table:table-cell office:value-type="float" office:value="-2349.01" calcext:value-type="float">
            <text:p>-2349.01</text:p>
          </table:table-cell>
          <table:table-cell office:value-type="float" office:value="1309.86" calcext:value-type="float">
            <text:p>1309.86</text:p>
          </table:table-cell>
          <table:table-cell office:value-type="float" office:value="543186" calcext:value-type="float">
            <text:p>543186</text:p>
          </table:table-cell>
          <table:table-cell office:value-type="float" office:value="7918230" calcext:value-type="float">
            <text:p>791823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0" calcext:value-type="float">
            <text:p>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5926" calcext:value-type="float">
            <text:p>17.5926</text:p>
          </table:table-cell>
          <table:table-cell office:value-type="float" office:value="61045.9" calcext:value-type="float">
            <text:p>61045.9</text:p>
          </table:table-cell>
          <table:table-cell office:value-type="float" office:value="-2260.09" calcext:value-type="float">
            <text:p>-2260.09</text:p>
          </table:table-cell>
          <table:table-cell office:value-type="float" office:value="1260.28" calcext:value-type="float">
            <text:p>1260.28</text:p>
          </table:table-cell>
          <table:table-cell office:value-type="float" office:value="862946" calcext:value-type="float">
            <text:p>862946</text:p>
          </table:table-cell>
          <table:table-cell office:value-type="float" office:value="8272300" calcext:value-type="float">
            <text:p>827230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0" calcext:value-type="float">
            <text:p>0</text:p>
          </table:table-cell>
          <table:table-cell office:value-type="float" office:value="12766400" calcext:value-type="float">
            <text:p>12766400</text:p>
          </table:table-cell>
          <table:table-cell office:value-type="float" office:value="-2707.04" calcext:value-type="float">
            <text:p>-2707.04</text:p>
          </table:table-cell>
          <table:table-cell office:value-type="float" office:value="0" calcext:value-type="float">
            <text:p>0</text:p>
          </table:table-cell>
          <table:table-cell office:value-type="float" office:value="4476400" calcext:value-type="float">
            <text:p>4476400</text:p>
          </table:table-cell>
          <table:table-cell office:value-type="float" office:value="47679100" calcext:value-type="float">
            <text:p>47679100</text:p>
          </table:table-cell>
          <table:table-cell office:value-type="float" office:value="8247300" calcext:value-type="float">
            <text:p>8247300</text:p>
          </table:table-cell>
          <table:table-cell office:value-type="float" office:value="-29899" calcext:value-type="float">
            <text:p>-29899</text:p>
          </table:table-cell>
          <table:table-cell office:value-type="float" office:value="0.878906" calcext:value-type="float">
            <text:p>0.878906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34235200" calcext:value-type="float">
            <text:p>342352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293200" calcext:value-type="float">
            <text:p>-37293200</text:p>
          </table:table-cell>
          <table:table-cell office:value-type="float" office:value="0" calcext:value-type="float">
            <text:p>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789.7" calcext:value-type="float">
            <text:p>58789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554" calcext:value-type="float">
            <text:p>239554</text:p>
          </table:table-cell>
          <table:table-cell office:value-type="float" office:value="7641700" calcext:value-type="float">
            <text:p>764170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0" calcext:value-type="float">
            <text:p>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office:value-type="float" office:value="59205.2" calcext:value-type="float">
            <text:p>59205.2</text:p>
          </table:table-cell>
          <table:table-cell office:value-type="float" office:value="0" calcext:value-type="float">
            <text:p>0</text:p>
          </table:table-cell>
          <table:table-cell office:value-type="float" office:value="-2349.01" calcext:value-type="float">
            <text:p>-2349.01</text:p>
          </table:table-cell>
          <table:table-cell office:value-type="float" office:value="1309.86" calcext:value-type="float">
            <text:p>1309.86</text:p>
          </table:table-cell>
          <table:table-cell office:value-type="float" office:value="543186" calcext:value-type="float">
            <text:p>543186</text:p>
          </table:table-cell>
          <table:table-cell office:value-type="float" office:value="7918230" calcext:value-type="float">
            <text:p>791823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0" calcext:value-type="float">
            <text:p>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5926" calcext:value-type="float">
            <text:p>17.5926</text:p>
          </table:table-cell>
          <table:table-cell office:value-type="float" office:value="61045.9" calcext:value-type="float">
            <text:p>61045.9</text:p>
          </table:table-cell>
          <table:table-cell office:value-type="float" office:value="-2260.09" calcext:value-type="float">
            <text:p>-2260.09</text:p>
          </table:table-cell>
          <table:table-cell office:value-type="float" office:value="1260.28" calcext:value-type="float">
            <text:p>1260.28</text:p>
          </table:table-cell>
          <table:table-cell office:value-type="float" office:value="862946" calcext:value-type="float">
            <text:p>862946</text:p>
          </table:table-cell>
          <table:table-cell office:value-type="float" office:value="8272300" calcext:value-type="float">
            <text:p>827230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0" calcext:value-type="float">
            <text:p>0</text:p>
          </table:table-cell>
          <table:table-cell office:value-type="float" office:value="12766400" calcext:value-type="float">
            <text:p>12766400</text:p>
          </table:table-cell>
          <table:table-cell office:value-type="float" office:value="-2707.04" calcext:value-type="float">
            <text:p>-2707.04</text:p>
          </table:table-cell>
          <table:table-cell office:value-type="float" office:value="0" calcext:value-type="float">
            <text:p>0</text:p>
          </table:table-cell>
          <table:table-cell office:value-type="float" office:value="4476400" calcext:value-type="float">
            <text:p>4476400</text:p>
          </table:table-cell>
          <table:table-cell office:value-type="float" office:value="47679100" calcext:value-type="float">
            <text:p>47679100</text:p>
          </table:table-cell>
          <table:table-cell office:value-type="float" office:value="8247300" calcext:value-type="float">
            <text:p>8247300</text:p>
          </table:table-cell>
          <table:table-cell office:value-type="float" office:value="-25627.7" calcext:value-type="float">
            <text:p>-25627.7</text:p>
          </table:table-cell>
          <table:table-cell office:value-type="float" office:value="0.878906" calcext:value-type="float">
            <text:p>0.878906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4239500" calcext:value-type="float">
            <text:p>34239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293200" calcext:value-type="float">
            <text:p>-37293200</text:p>
          </table:table-cell>
          <table:table-cell office:value-type="float" office:value="0" calcext:value-type="float">
            <text:p>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789.7" calcext:value-type="float">
            <text:p>58789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554" calcext:value-type="float">
            <text:p>239554</text:p>
          </table:table-cell>
          <table:table-cell office:value-type="float" office:value="7641700" calcext:value-type="float">
            <text:p>764170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0" calcext:value-type="float">
            <text:p>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office:value-type="float" office:value="59205.2" calcext:value-type="float">
            <text:p>59205.2</text:p>
          </table:table-cell>
          <table:table-cell office:value-type="float" office:value="0" calcext:value-type="float">
            <text:p>0</text:p>
          </table:table-cell>
          <table:table-cell office:value-type="float" office:value="-2349.01" calcext:value-type="float">
            <text:p>-2349.01</text:p>
          </table:table-cell>
          <table:table-cell office:value-type="float" office:value="1309.86" calcext:value-type="float">
            <text:p>1309.86</text:p>
          </table:table-cell>
          <table:table-cell office:value-type="float" office:value="543186" calcext:value-type="float">
            <text:p>543186</text:p>
          </table:table-cell>
          <table:table-cell office:value-type="float" office:value="7918230" calcext:value-type="float">
            <text:p>791823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0" calcext:value-type="float">
            <text:p>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5926" calcext:value-type="float">
            <text:p>17.5926</text:p>
          </table:table-cell>
          <table:table-cell office:value-type="float" office:value="61045.9" calcext:value-type="float">
            <text:p>61045.9</text:p>
          </table:table-cell>
          <table:table-cell office:value-type="float" office:value="-2260.09" calcext:value-type="float">
            <text:p>-2260.09</text:p>
          </table:table-cell>
          <table:table-cell office:value-type="float" office:value="1260.28" calcext:value-type="float">
            <text:p>1260.28</text:p>
          </table:table-cell>
          <table:table-cell office:value-type="float" office:value="862946" calcext:value-type="float">
            <text:p>862946</text:p>
          </table:table-cell>
          <table:table-cell office:value-type="float" office:value="8272300" calcext:value-type="float">
            <text:p>827230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0" calcext:value-type="float">
            <text:p>0</text:p>
          </table:table-cell>
          <table:table-cell office:value-type="float" office:value="12766400" calcext:value-type="float">
            <text:p>12766400</text:p>
          </table:table-cell>
          <table:table-cell office:value-type="float" office:value="-2707.04" calcext:value-type="float">
            <text:p>-2707.04</text:p>
          </table:table-cell>
          <table:table-cell office:value-type="float" office:value="0" calcext:value-type="float">
            <text:p>0</text:p>
          </table:table-cell>
          <table:table-cell office:value-type="float" office:value="4476400" calcext:value-type="float">
            <text:p>4476400</text:p>
          </table:table-cell>
          <table:table-cell office:value-type="float" office:value="47679100" calcext:value-type="float">
            <text:p>47679100</text:p>
          </table:table-cell>
          <table:table-cell office:value-type="float" office:value="8247300" calcext:value-type="float">
            <text:p>8247300</text:p>
          </table:table-cell>
          <table:table-cell office:value-type="float" office:value="-21356.4" calcext:value-type="float">
            <text:p>-21356.4</text:p>
          </table:table-cell>
          <table:table-cell office:value-type="float" office:value="0.878906" calcext:value-type="float">
            <text:p>0.878906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4243800" calcext:value-type="float">
            <text:p>342438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293200" calcext:value-type="float">
            <text:p>-37293200</text:p>
          </table:table-cell>
          <table:table-cell office:value-type="float" office:value="0" calcext:value-type="float">
            <text:p>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789.7" calcext:value-type="float">
            <text:p>58789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554" calcext:value-type="float">
            <text:p>239554</text:p>
          </table:table-cell>
          <table:table-cell office:value-type="float" office:value="7641700" calcext:value-type="float">
            <text:p>764170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0" calcext:value-type="float">
            <text:p>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office:value-type="float" office:value="59205.2" calcext:value-type="float">
            <text:p>59205.2</text:p>
          </table:table-cell>
          <table:table-cell office:value-type="float" office:value="0" calcext:value-type="float">
            <text:p>0</text:p>
          </table:table-cell>
          <table:table-cell office:value-type="float" office:value="-2349.01" calcext:value-type="float">
            <text:p>-2349.01</text:p>
          </table:table-cell>
          <table:table-cell office:value-type="float" office:value="1309.86" calcext:value-type="float">
            <text:p>1309.86</text:p>
          </table:table-cell>
          <table:table-cell office:value-type="float" office:value="543186" calcext:value-type="float">
            <text:p>543186</text:p>
          </table:table-cell>
          <table:table-cell office:value-type="float" office:value="7918230" calcext:value-type="float">
            <text:p>791823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0" calcext:value-type="float">
            <text:p>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5926" calcext:value-type="float">
            <text:p>17.5926</text:p>
          </table:table-cell>
          <table:table-cell office:value-type="float" office:value="61045.9" calcext:value-type="float">
            <text:p>61045.9</text:p>
          </table:table-cell>
          <table:table-cell office:value-type="float" office:value="-2260.09" calcext:value-type="float">
            <text:p>-2260.09</text:p>
          </table:table-cell>
          <table:table-cell office:value-type="float" office:value="1260.28" calcext:value-type="float">
            <text:p>1260.28</text:p>
          </table:table-cell>
          <table:table-cell office:value-type="float" office:value="862946" calcext:value-type="float">
            <text:p>862946</text:p>
          </table:table-cell>
          <table:table-cell office:value-type="float" office:value="8272300" calcext:value-type="float">
            <text:p>827230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0" calcext:value-type="float">
            <text:p>0</text:p>
          </table:table-cell>
          <table:table-cell office:value-type="float" office:value="12766400" calcext:value-type="float">
            <text:p>12766400</text:p>
          </table:table-cell>
          <table:table-cell office:value-type="float" office:value="-2707.04" calcext:value-type="float">
            <text:p>-2707.04</text:p>
          </table:table-cell>
          <table:table-cell office:value-type="float" office:value="0" calcext:value-type="float">
            <text:p>0</text:p>
          </table:table-cell>
          <table:table-cell office:value-type="float" office:value="4476400" calcext:value-type="float">
            <text:p>4476400</text:p>
          </table:table-cell>
          <table:table-cell office:value-type="float" office:value="47679100" calcext:value-type="float">
            <text:p>47679100</text:p>
          </table:table-cell>
          <table:table-cell office:value-type="float" office:value="8247300" calcext:value-type="float">
            <text:p>8247300</text:p>
          </table:table-cell>
          <table:table-cell office:value-type="float" office:value="-17085.1" calcext:value-type="float">
            <text:p>-17085.1</text:p>
          </table:table-cell>
          <table:table-cell office:value-type="float" office:value="0.878906" calcext:value-type="float">
            <text:p>0.878906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4248000" calcext:value-type="float">
            <text:p>342480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293200" calcext:value-type="float">
            <text:p>-37293200</text:p>
          </table:table-cell>
          <table:table-cell office:value-type="float" office:value="0" calcext:value-type="float">
            <text:p>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789.7" calcext:value-type="float">
            <text:p>58789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554" calcext:value-type="float">
            <text:p>239554</text:p>
          </table:table-cell>
          <table:table-cell office:value-type="float" office:value="7641700" calcext:value-type="float">
            <text:p>764170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0" calcext:value-type="float">
            <text:p>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office:value-type="float" office:value="59205.2" calcext:value-type="float">
            <text:p>59205.2</text:p>
          </table:table-cell>
          <table:table-cell office:value-type="float" office:value="0" calcext:value-type="float">
            <text:p>0</text:p>
          </table:table-cell>
          <table:table-cell office:value-type="float" office:value="-2349.01" calcext:value-type="float">
            <text:p>-2349.01</text:p>
          </table:table-cell>
          <table:table-cell office:value-type="float" office:value="1309.86" calcext:value-type="float">
            <text:p>1309.86</text:p>
          </table:table-cell>
          <table:table-cell office:value-type="float" office:value="543186" calcext:value-type="float">
            <text:p>543186</text:p>
          </table:table-cell>
          <table:table-cell office:value-type="float" office:value="7918230" calcext:value-type="float">
            <text:p>791823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0" calcext:value-type="float">
            <text:p>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5926" calcext:value-type="float">
            <text:p>17.5926</text:p>
          </table:table-cell>
          <table:table-cell office:value-type="float" office:value="61045.9" calcext:value-type="float">
            <text:p>61045.9</text:p>
          </table:table-cell>
          <table:table-cell office:value-type="float" office:value="-2260.09" calcext:value-type="float">
            <text:p>-2260.09</text:p>
          </table:table-cell>
          <table:table-cell office:value-type="float" office:value="1260.28" calcext:value-type="float">
            <text:p>1260.28</text:p>
          </table:table-cell>
          <table:table-cell office:value-type="float" office:value="862946" calcext:value-type="float">
            <text:p>862946</text:p>
          </table:table-cell>
          <table:table-cell office:value-type="float" office:value="8272300" calcext:value-type="float">
            <text:p>827230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0" calcext:value-type="float">
            <text:p>0</text:p>
          </table:table-cell>
          <table:table-cell office:value-type="float" office:value="12766400" calcext:value-type="float">
            <text:p>12766400</text:p>
          </table:table-cell>
          <table:table-cell office:value-type="float" office:value="-2707.04" calcext:value-type="float">
            <text:p>-2707.04</text:p>
          </table:table-cell>
          <table:table-cell office:value-type="float" office:value="0" calcext:value-type="float">
            <text:p>0</text:p>
          </table:table-cell>
          <table:table-cell office:value-type="float" office:value="4476400" calcext:value-type="float">
            <text:p>4476400</text:p>
          </table:table-cell>
          <table:table-cell office:value-type="float" office:value="47679100" calcext:value-type="float">
            <text:p>47679100</text:p>
          </table:table-cell>
          <table:table-cell office:value-type="float" office:value="8247300" calcext:value-type="float">
            <text:p>8247300</text:p>
          </table:table-cell>
          <table:table-cell office:value-type="float" office:value="-12813.9" calcext:value-type="float">
            <text:p>-12813.9</text:p>
          </table:table-cell>
          <table:table-cell office:value-type="float" office:value="0.878906" calcext:value-type="float">
            <text:p>0.878906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4252300" calcext:value-type="float">
            <text:p>342523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293200" calcext:value-type="float">
            <text:p>-37293200</text:p>
          </table:table-cell>
          <table:table-cell office:value-type="float" office:value="0" calcext:value-type="float">
            <text:p>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789.7" calcext:value-type="float">
            <text:p>58789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554" calcext:value-type="float">
            <text:p>239554</text:p>
          </table:table-cell>
          <table:table-cell office:value-type="float" office:value="7641700" calcext:value-type="float">
            <text:p>764170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0" calcext:value-type="float">
            <text:p>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office:value-type="float" office:value="59205.2" calcext:value-type="float">
            <text:p>59205.2</text:p>
          </table:table-cell>
          <table:table-cell office:value-type="float" office:value="0" calcext:value-type="float">
            <text:p>0</text:p>
          </table:table-cell>
          <table:table-cell office:value-type="float" office:value="-2349.01" calcext:value-type="float">
            <text:p>-2349.01</text:p>
          </table:table-cell>
          <table:table-cell office:value-type="float" office:value="1309.86" calcext:value-type="float">
            <text:p>1309.86</text:p>
          </table:table-cell>
          <table:table-cell office:value-type="float" office:value="543186" calcext:value-type="float">
            <text:p>543186</text:p>
          </table:table-cell>
          <table:table-cell office:value-type="float" office:value="7918230" calcext:value-type="float">
            <text:p>791823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0" calcext:value-type="float">
            <text:p>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5926" calcext:value-type="float">
            <text:p>17.5926</text:p>
          </table:table-cell>
          <table:table-cell office:value-type="float" office:value="61045.9" calcext:value-type="float">
            <text:p>61045.9</text:p>
          </table:table-cell>
          <table:table-cell office:value-type="float" office:value="-2260.09" calcext:value-type="float">
            <text:p>-2260.09</text:p>
          </table:table-cell>
          <table:table-cell office:value-type="float" office:value="1260.28" calcext:value-type="float">
            <text:p>1260.28</text:p>
          </table:table-cell>
          <table:table-cell office:value-type="float" office:value="862946" calcext:value-type="float">
            <text:p>862946</text:p>
          </table:table-cell>
          <table:table-cell office:value-type="float" office:value="8272300" calcext:value-type="float">
            <text:p>827230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0" calcext:value-type="float">
            <text:p>0</text:p>
          </table:table-cell>
          <table:table-cell office:value-type="float" office:value="12766400" calcext:value-type="float">
            <text:p>12766400</text:p>
          </table:table-cell>
          <table:table-cell office:value-type="float" office:value="-2707.04" calcext:value-type="float">
            <text:p>-2707.04</text:p>
          </table:table-cell>
          <table:table-cell office:value-type="float" office:value="0" calcext:value-type="float">
            <text:p>0</text:p>
          </table:table-cell>
          <table:table-cell office:value-type="float" office:value="4476400" calcext:value-type="float">
            <text:p>4476400</text:p>
          </table:table-cell>
          <table:table-cell office:value-type="float" office:value="47679100" calcext:value-type="float">
            <text:p>47679100</text:p>
          </table:table-cell>
          <table:table-cell office:value-type="float" office:value="8247300" calcext:value-type="float">
            <text:p>8247300</text:p>
          </table:table-cell>
          <table:table-cell office:value-type="float" office:value="-8542.57" calcext:value-type="float">
            <text:p>-8542.57</text:p>
          </table:table-cell>
          <table:table-cell office:value-type="float" office:value="0.878906" calcext:value-type="float">
            <text:p>0.878906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4256600" calcext:value-type="float">
            <text:p>342566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293200" calcext:value-type="float">
            <text:p>-37293200</text:p>
          </table:table-cell>
          <table:table-cell office:value-type="float" office:value="0" calcext:value-type="float">
            <text:p>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789.7" calcext:value-type="float">
            <text:p>58789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554" calcext:value-type="float">
            <text:p>239554</text:p>
          </table:table-cell>
          <table:table-cell office:value-type="float" office:value="7641700" calcext:value-type="float">
            <text:p>764170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0" calcext:value-type="float">
            <text:p>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office:value-type="float" office:value="59205.2" calcext:value-type="float">
            <text:p>59205.2</text:p>
          </table:table-cell>
          <table:table-cell office:value-type="float" office:value="0" calcext:value-type="float">
            <text:p>0</text:p>
          </table:table-cell>
          <table:table-cell office:value-type="float" office:value="-2349.01" calcext:value-type="float">
            <text:p>-2349.01</text:p>
          </table:table-cell>
          <table:table-cell office:value-type="float" office:value="1309.86" calcext:value-type="float">
            <text:p>1309.86</text:p>
          </table:table-cell>
          <table:table-cell office:value-type="float" office:value="543186" calcext:value-type="float">
            <text:p>543186</text:p>
          </table:table-cell>
          <table:table-cell office:value-type="float" office:value="7918230" calcext:value-type="float">
            <text:p>791823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0" calcext:value-type="float">
            <text:p>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5926" calcext:value-type="float">
            <text:p>17.5926</text:p>
          </table:table-cell>
          <table:table-cell office:value-type="float" office:value="61045.9" calcext:value-type="float">
            <text:p>61045.9</text:p>
          </table:table-cell>
          <table:table-cell office:value-type="float" office:value="-2260.09" calcext:value-type="float">
            <text:p>-2260.09</text:p>
          </table:table-cell>
          <table:table-cell office:value-type="float" office:value="1260.28" calcext:value-type="float">
            <text:p>1260.28</text:p>
          </table:table-cell>
          <table:table-cell office:value-type="float" office:value="862946" calcext:value-type="float">
            <text:p>862946</text:p>
          </table:table-cell>
          <table:table-cell office:value-type="float" office:value="8272300" calcext:value-type="float">
            <text:p>827230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0" calcext:value-type="float">
            <text:p>0</text:p>
          </table:table-cell>
          <table:table-cell office:value-type="float" office:value="12766400" calcext:value-type="float">
            <text:p>12766400</text:p>
          </table:table-cell>
          <table:table-cell office:value-type="float" office:value="-2707.04" calcext:value-type="float">
            <text:p>-2707.04</text:p>
          </table:table-cell>
          <table:table-cell office:value-type="float" office:value="0" calcext:value-type="float">
            <text:p>0</text:p>
          </table:table-cell>
          <table:table-cell office:value-type="float" office:value="4476400" calcext:value-type="float">
            <text:p>4476400</text:p>
          </table:table-cell>
          <table:table-cell office:value-type="float" office:value="47679100" calcext:value-type="float">
            <text:p>47679100</text:p>
          </table:table-cell>
          <table:table-cell office:value-type="float" office:value="8247300" calcext:value-type="float">
            <text:p>8247300</text:p>
          </table:table-cell>
          <table:table-cell office:value-type="float" office:value="-4271.29" calcext:value-type="float">
            <text:p>-4271.29</text:p>
          </table:table-cell>
          <table:table-cell office:value-type="float" office:value="0.878906" calcext:value-type="float">
            <text:p>0.878906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260700" calcext:value-type="float">
            <text:p>342607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293200" calcext:value-type="float">
            <text:p>-37293200</text:p>
          </table:table-cell>
          <table:table-cell office:value-type="float" office:value="0" calcext:value-type="float">
            <text:p>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8789.7" calcext:value-type="float">
            <text:p>58789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554" calcext:value-type="float">
            <text:p>239554</text:p>
          </table:table-cell>
          <table:table-cell office:value-type="float" office:value="7641700" calcext:value-type="float">
            <text:p>7641700</text:p>
          </table:table-cell>
          <table:table-cell office:value-type="float" office:value="5988860" calcext:value-type="float">
            <text:p>5988860</text:p>
          </table:table-cell>
          <table:table-cell office:value-type="float" office:value="0" calcext:value-type="float">
            <text:p>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office:value-type="float" office:value="59205.2" calcext:value-type="float">
            <text:p>59205.2</text:p>
          </table:table-cell>
          <table:table-cell office:value-type="float" office:value="0" calcext:value-type="float">
            <text:p>0</text:p>
          </table:table-cell>
          <table:table-cell office:value-type="float" office:value="-2349.01" calcext:value-type="float">
            <text:p>-2349.01</text:p>
          </table:table-cell>
          <table:table-cell office:value-type="float" office:value="1309.86" calcext:value-type="float">
            <text:p>1309.86</text:p>
          </table:table-cell>
          <table:table-cell office:value-type="float" office:value="543186" calcext:value-type="float">
            <text:p>543186</text:p>
          </table:table-cell>
          <table:table-cell office:value-type="float" office:value="7918230" calcext:value-type="float">
            <text:p>7918230</text:p>
          </table:table-cell>
          <table:table-cell office:value-type="float" office:value="7590780" calcext:value-type="float">
            <text:p>7590780</text:p>
          </table:table-cell>
          <table:table-cell office:value-type="float" office:value="0" calcext:value-type="float">
            <text:p>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office:value-type="float" office:value="61045.9" calcext:value-type="float">
            <text:p>61045.9</text:p>
          </table:table-cell>
          <table:table-cell office:value-type="float" office:value="-2260.09" calcext:value-type="float">
            <text:p>-2260.09</text:p>
          </table:table-cell>
          <table:table-cell office:value-type="float" office:value="1260.28" calcext:value-type="float">
            <text:p>1260.28</text:p>
          </table:table-cell>
          <table:table-cell office:value-type="float" office:value="862946" calcext:value-type="float">
            <text:p>862946</text:p>
          </table:table-cell>
          <table:table-cell office:value-type="float" office:value="8268690" calcext:value-type="float">
            <text:p>8268690</text:p>
          </table:table-cell>
          <table:table-cell office:value-type="float" office:value="7914800" calcext:value-type="float">
            <text:p>7914800</text:p>
          </table:table-cell>
          <table:table-cell office:value-type="float" office:value="0" calcext:value-type="float">
            <text:p>0</text:p>
          </table:table-cell>
          <table:table-cell office:value-type="float" office:value="12766300" calcext:value-type="float">
            <text:p>12766300</text:p>
          </table:table-cell>
          <table:table-cell office:value-type="float" office:value="-2640.45" calcext:value-type="float">
            <text:p>-2640.45</text:p>
          </table:table-cell>
          <table:table-cell office:value-type="float" office:value="0" calcext:value-type="float">
            <text:p>0</text:p>
          </table:table-cell>
          <table:table-cell office:value-type="float" office:value="4516010" calcext:value-type="float">
            <text:p>4516010</text:p>
          </table:table-cell>
          <table:table-cell office:value-type="float" office:value="47725300" calcext:value-type="float">
            <text:p>47725300</text:p>
          </table:table-cell>
          <table:table-cell office:value-type="float" office:value="8250260" calcext:value-type="float">
            <text:p>8250260</text:p>
          </table:table-cell>
          <table:table-cell office:value-type="float" office:value="0" calcext:value-type="float">
            <text:p>0</text:p>
          </table:table-cell>
          <table:table-cell office:value-type="float" office:value="0.878906" calcext:value-type="float">
            <text:p>0.878906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16200" calcext:value-type="float">
            <text:p>410162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298410" calcext:value-type="float">
            <text:p>298410</text:p>
          </table:table-cell>
          <table:table-cell office:value-type="float" office:value="9249650" calcext:value-type="float">
            <text:p>9249650</text:p>
          </table:table-cell>
          <table:table-cell table:number-columns-repeated="2" office:value-type="float" office:value="7460250" calcext:value-type="float">
            <text:p>746025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98.923" calcext:value-type="float">
            <text:p>598.923</text:p>
          </table:table-cell>
          <table:table-cell office:value-type="float" office:value="0" calcext:value-type="float">
            <text:p>0</text:p>
          </table:table-cell>
          <table:table-cell office:value-type="float" office:value="52733.5" calcext:value-type="float">
            <text:p>52733.5</text:p>
          </table:table-cell>
          <table:table-cell office:value-type="float" office:value="0" calcext:value-type="float">
            <text:p>0</text:p>
          </table:table-cell>
          <table:table-cell office:value-type="float" office:value="657083" calcext:value-type="float">
            <text:p>657083</text:p>
          </table:table-cell>
          <table:table-cell office:value-type="float" office:value="9340830" calcext:value-type="float">
            <text:p>9340830</text:p>
          </table:table-cell>
          <table:table-cell table:number-columns-repeated="2" office:value-type="float" office:value="8966830" calcext:value-type="float">
            <text:p>8966830</text:p>
          </table:table-cell>
          <table:table-cell office:value-type="float" office:value="0" calcext:value-type="float">
            <text:p>0</text:p>
          </table:table-cell>
          <table:table-cell office:value-type="float" office:value="481.457" calcext:value-type="float">
            <text:p>481.45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2.5926" calcext:value-type="float">
            <text:p>12.5926</text:p>
          </table:table-cell>
          <table:table-cell office:value-type="float" office:value="342.338" calcext:value-type="float">
            <text:p>342.338</text:p>
          </table:table-cell>
          <table:table-cell office:value-type="float" office:value="54872.8" calcext:value-type="float">
            <text:p>54872.8</text:p>
          </table:table-cell>
          <table:table-cell office:value-type="float" office:value="75.2516" calcext:value-type="float">
            <text:p>75.2516</text:p>
          </table:table-cell>
          <table:table-cell office:value-type="float" office:value="1035530" calcext:value-type="float">
            <text:p>1035530</text:p>
          </table:table-cell>
          <table:table-cell office:value-type="float" office:value="10630700" calcext:value-type="float">
            <text:p>10630700</text:p>
          </table:table-cell>
          <table:table-cell table:number-columns-repeated="2" office:value-type="float" office:value="9441750" calcext:value-type="float">
            <text:p>9441750</text:p>
          </table:table-cell>
          <table:table-cell office:value-type="float" office:value="0" calcext:value-type="float">
            <text:p>0</text:p>
          </table:table-cell>
          <table:table-cell office:value-type="float" office:value="52588.6" calcext:value-type="float">
            <text:p>52588.6</text:p>
          </table:table-cell>
          <table:table-cell office:value-type="float" office:value="0" calcext:value-type="float">
            <text:p>0</text:p>
          </table:table-cell>
          <table:table-cell office:value-type="float" office:value="5354150" calcext:value-type="float">
            <text:p>5354150</text:p>
          </table:table-cell>
          <table:table-cell office:value-type="float" office:value="50588800" calcext:value-type="float">
            <text:p>50588800</text:p>
          </table:table-cell>
          <table:table-cell office:value-type="float" office:value="9793250" calcext:value-type="float">
            <text:p>9793250</text:p>
          </table:table-cell>
          <table:table-cell office:value-type="float" office:value="15147400" calcext:value-type="float">
            <text:p>15147400</text:p>
          </table:table-cell>
          <table:table-cell office:value-type="float" office:value="0.93914" calcext:value-type="float">
            <text:p>0.93914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1200200" calcext:value-type="float">
            <text:p>412002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792700" calcext:value-type="float">
            <text:p>-35792700</text:p>
          </table:table-cell>
          <table:table-cell office:value-type="float" office:value="0" calcext:value-type="float">
            <text:p>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6991.7" calcext:value-type="float">
            <text:p>5699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575" calcext:value-type="float">
            <text:p>299575</text:p>
          </table:table-cell>
          <table:table-cell office:value-type="float" office:value="9236970" calcext:value-type="float">
            <text:p>923697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0" calcext:value-type="float">
            <text:p>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7845.7" calcext:value-type="float">
            <text:p>57845.7</text:p>
          </table:table-cell>
          <table:table-cell office:value-type="float" office:value="0" calcext:value-type="float">
            <text:p>0</text:p>
          </table:table-cell>
          <table:table-cell office:value-type="float" office:value="-2733.79" calcext:value-type="float">
            <text:p>-2733.79</text:p>
          </table:table-cell>
          <table:table-cell office:value-type="float" office:value="1524.42" calcext:value-type="float">
            <text:p>1524.42</text:p>
          </table:table-cell>
          <table:table-cell office:value-type="float" office:value="663940" calcext:value-type="float">
            <text:p>663940</text:p>
          </table:table-cell>
          <table:table-cell office:value-type="float" office:value="9475200" calcext:value-type="float">
            <text:p>947520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0" calcext:value-type="float">
            <text:p>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481.457" calcext:value-type="float">
            <text:p>481.45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2.5926" calcext:value-type="float">
            <text:p>12.5926</text:p>
          </table:table-cell>
          <table:table-cell office:value-type="float" office:value="57703.8" calcext:value-type="float">
            <text:p>57703.8</text:p>
          </table:table-cell>
          <table:table-cell office:value-type="float" office:value="-2551.04" calcext:value-type="float">
            <text:p>-2551.04</text:p>
          </table:table-cell>
          <table:table-cell office:value-type="float" office:value="1422.52" calcext:value-type="float">
            <text:p>1422.52</text:p>
          </table:table-cell>
          <table:table-cell office:value-type="float" office:value="1042960" calcext:value-type="float">
            <text:p>1042960</text:p>
          </table:table-cell>
          <table:table-cell office:value-type="float" office:value="10349200" calcext:value-type="float">
            <text:p>1034920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0" calcext:value-type="float">
            <text:p>0</text:p>
          </table:table-cell>
          <table:table-cell office:value-type="float" office:value="15494900" calcext:value-type="float">
            <text:p>15494900</text:p>
          </table:table-cell>
          <table:table-cell office:value-type="float" office:value="-6120.17" calcext:value-type="float">
            <text:p>-6120.17</text:p>
          </table:table-cell>
          <table:table-cell office:value-type="float" office:value="0" calcext:value-type="float">
            <text:p>0</text:p>
          </table:table-cell>
          <table:table-cell office:value-type="float" office:value="5369810" calcext:value-type="float">
            <text:p>5369810</text:p>
          </table:table-cell>
          <table:table-cell office:value-type="float" office:value="47890600" calcext:value-type="float">
            <text:p>47890600</text:p>
          </table:table-cell>
          <table:table-cell office:value-type="float" office:value="9715420" calcext:value-type="float">
            <text:p>9715420</text:p>
          </table:table-cell>
          <table:table-cell office:value-type="float" office:value="-368715" calcext:value-type="float">
            <text:p>-368715</text:p>
          </table:table-cell>
          <table:table-cell office:value-type="float" office:value="0.956236" calcext:value-type="float">
            <text:p>0.956236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1241200" calcext:value-type="float">
            <text:p>412412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792700" calcext:value-type="float">
            <text:p>-35792700</text:p>
          </table:table-cell>
          <table:table-cell office:value-type="float" office:value="0" calcext:value-type="float">
            <text:p>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6991.7" calcext:value-type="float">
            <text:p>5699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575" calcext:value-type="float">
            <text:p>299575</text:p>
          </table:table-cell>
          <table:table-cell office:value-type="float" office:value="9236970" calcext:value-type="float">
            <text:p>923697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0" calcext:value-type="float">
            <text:p>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7845.7" calcext:value-type="float">
            <text:p>57845.7</text:p>
          </table:table-cell>
          <table:table-cell office:value-type="float" office:value="0" calcext:value-type="float">
            <text:p>0</text:p>
          </table:table-cell>
          <table:table-cell office:value-type="float" office:value="-2733.79" calcext:value-type="float">
            <text:p>-2733.79</text:p>
          </table:table-cell>
          <table:table-cell office:value-type="float" office:value="1524.42" calcext:value-type="float">
            <text:p>1524.42</text:p>
          </table:table-cell>
          <table:table-cell office:value-type="float" office:value="663940" calcext:value-type="float">
            <text:p>663940</text:p>
          </table:table-cell>
          <table:table-cell office:value-type="float" office:value="9475200" calcext:value-type="float">
            <text:p>947520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0" calcext:value-type="float">
            <text:p>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481.457" calcext:value-type="float">
            <text:p>481.45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2.5926" calcext:value-type="float">
            <text:p>12.5926</text:p>
          </table:table-cell>
          <table:table-cell office:value-type="float" office:value="57703.8" calcext:value-type="float">
            <text:p>57703.8</text:p>
          </table:table-cell>
          <table:table-cell office:value-type="float" office:value="-2551.04" calcext:value-type="float">
            <text:p>-2551.04</text:p>
          </table:table-cell>
          <table:table-cell office:value-type="float" office:value="1422.52" calcext:value-type="float">
            <text:p>1422.52</text:p>
          </table:table-cell>
          <table:table-cell office:value-type="float" office:value="1042960" calcext:value-type="float">
            <text:p>1042960</text:p>
          </table:table-cell>
          <table:table-cell office:value-type="float" office:value="10349200" calcext:value-type="float">
            <text:p>1034920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0" calcext:value-type="float">
            <text:p>0</text:p>
          </table:table-cell>
          <table:table-cell office:value-type="float" office:value="15494900" calcext:value-type="float">
            <text:p>15494900</text:p>
          </table:table-cell>
          <table:table-cell office:value-type="float" office:value="-6120.17" calcext:value-type="float">
            <text:p>-6120.17</text:p>
          </table:table-cell>
          <table:table-cell office:value-type="float" office:value="0" calcext:value-type="float">
            <text:p>0</text:p>
          </table:table-cell>
          <table:table-cell office:value-type="float" office:value="5369810" calcext:value-type="float">
            <text:p>5369810</text:p>
          </table:table-cell>
          <table:table-cell office:value-type="float" office:value="47890600" calcext:value-type="float">
            <text:p>47890600</text:p>
          </table:table-cell>
          <table:table-cell office:value-type="float" office:value="9715420" calcext:value-type="float">
            <text:p>9715420</text:p>
          </table:table-cell>
          <table:table-cell office:value-type="float" office:value="-327747" calcext:value-type="float">
            <text:p>-327747</text:p>
          </table:table-cell>
          <table:table-cell office:value-type="float" office:value="0.956236" calcext:value-type="float">
            <text:p>0.956236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1282100" calcext:value-type="float">
            <text:p>412821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792700" calcext:value-type="float">
            <text:p>-35792700</text:p>
          </table:table-cell>
          <table:table-cell office:value-type="float" office:value="0" calcext:value-type="float">
            <text:p>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6991.7" calcext:value-type="float">
            <text:p>5699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575" calcext:value-type="float">
            <text:p>299575</text:p>
          </table:table-cell>
          <table:table-cell office:value-type="float" office:value="9236970" calcext:value-type="float">
            <text:p>923697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0" calcext:value-type="float">
            <text:p>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7845.7" calcext:value-type="float">
            <text:p>57845.7</text:p>
          </table:table-cell>
          <table:table-cell office:value-type="float" office:value="0" calcext:value-type="float">
            <text:p>0</text:p>
          </table:table-cell>
          <table:table-cell office:value-type="float" office:value="-2733.79" calcext:value-type="float">
            <text:p>-2733.79</text:p>
          </table:table-cell>
          <table:table-cell office:value-type="float" office:value="1524.42" calcext:value-type="float">
            <text:p>1524.42</text:p>
          </table:table-cell>
          <table:table-cell office:value-type="float" office:value="663940" calcext:value-type="float">
            <text:p>663940</text:p>
          </table:table-cell>
          <table:table-cell office:value-type="float" office:value="9475200" calcext:value-type="float">
            <text:p>947520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0" calcext:value-type="float">
            <text:p>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481.457" calcext:value-type="float">
            <text:p>481.45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2.5926" calcext:value-type="float">
            <text:p>12.5926</text:p>
          </table:table-cell>
          <table:table-cell office:value-type="float" office:value="57703.8" calcext:value-type="float">
            <text:p>57703.8</text:p>
          </table:table-cell>
          <table:table-cell office:value-type="float" office:value="-2551.04" calcext:value-type="float">
            <text:p>-2551.04</text:p>
          </table:table-cell>
          <table:table-cell office:value-type="float" office:value="1422.52" calcext:value-type="float">
            <text:p>1422.52</text:p>
          </table:table-cell>
          <table:table-cell office:value-type="float" office:value="1042960" calcext:value-type="float">
            <text:p>1042960</text:p>
          </table:table-cell>
          <table:table-cell office:value-type="float" office:value="10349200" calcext:value-type="float">
            <text:p>1034920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0" calcext:value-type="float">
            <text:p>0</text:p>
          </table:table-cell>
          <table:table-cell office:value-type="float" office:value="15494900" calcext:value-type="float">
            <text:p>15494900</text:p>
          </table:table-cell>
          <table:table-cell office:value-type="float" office:value="-6120.17" calcext:value-type="float">
            <text:p>-6120.17</text:p>
          </table:table-cell>
          <table:table-cell office:value-type="float" office:value="0" calcext:value-type="float">
            <text:p>0</text:p>
          </table:table-cell>
          <table:table-cell office:value-type="float" office:value="5369810" calcext:value-type="float">
            <text:p>5369810</text:p>
          </table:table-cell>
          <table:table-cell office:value-type="float" office:value="47890600" calcext:value-type="float">
            <text:p>47890600</text:p>
          </table:table-cell>
          <table:table-cell office:value-type="float" office:value="9715420" calcext:value-type="float">
            <text:p>9715420</text:p>
          </table:table-cell>
          <table:table-cell office:value-type="float" office:value="-286778" calcext:value-type="float">
            <text:p>-286778</text:p>
          </table:table-cell>
          <table:table-cell office:value-type="float" office:value="0.956236" calcext:value-type="float">
            <text:p>0.956236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1301700" calcext:value-type="float">
            <text:p>413017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792700" calcext:value-type="float">
            <text:p>-35792700</text:p>
          </table:table-cell>
          <table:table-cell office:value-type="float" office:value="0" calcext:value-type="float">
            <text:p>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6991.7" calcext:value-type="float">
            <text:p>5699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575" calcext:value-type="float">
            <text:p>299575</text:p>
          </table:table-cell>
          <table:table-cell office:value-type="float" office:value="9236970" calcext:value-type="float">
            <text:p>923697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0" calcext:value-type="float">
            <text:p>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7845.7" calcext:value-type="float">
            <text:p>57845.7</text:p>
          </table:table-cell>
          <table:table-cell office:value-type="float" office:value="0" calcext:value-type="float">
            <text:p>0</text:p>
          </table:table-cell>
          <table:table-cell office:value-type="float" office:value="-2733.79" calcext:value-type="float">
            <text:p>-2733.79</text:p>
          </table:table-cell>
          <table:table-cell office:value-type="float" office:value="1524.42" calcext:value-type="float">
            <text:p>1524.42</text:p>
          </table:table-cell>
          <table:table-cell office:value-type="float" office:value="663940" calcext:value-type="float">
            <text:p>663940</text:p>
          </table:table-cell>
          <table:table-cell office:value-type="float" office:value="9475200" calcext:value-type="float">
            <text:p>947520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0" calcext:value-type="float">
            <text:p>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492.167" calcext:value-type="float">
            <text:p>492.16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2.5926" calcext:value-type="float">
            <text:p>12.5926</text:p>
          </table:table-cell>
          <table:table-cell office:value-type="float" office:value="57703.8" calcext:value-type="float">
            <text:p>57703.8</text:p>
          </table:table-cell>
          <table:table-cell office:value-type="float" office:value="-2551.04" calcext:value-type="float">
            <text:p>-2551.04</text:p>
          </table:table-cell>
          <table:table-cell office:value-type="float" office:value="1422.52" calcext:value-type="float">
            <text:p>1422.52</text:p>
          </table:table-cell>
          <table:table-cell office:value-type="float" office:value="1042960" calcext:value-type="float">
            <text:p>1042960</text:p>
          </table:table-cell>
          <table:table-cell office:value-type="float" office:value="9884880" calcext:value-type="float">
            <text:p>988488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0" calcext:value-type="float">
            <text:p>0</text:p>
          </table:table-cell>
          <table:table-cell office:value-type="float" office:value="15296500" calcext:value-type="float">
            <text:p>15296500</text:p>
          </table:table-cell>
          <table:table-cell office:value-type="float" office:value="-3346.93" calcext:value-type="float">
            <text:p>-3346.93</text:p>
          </table:table-cell>
          <table:table-cell office:value-type="float" office:value="0" calcext:value-type="float">
            <text:p>0</text:p>
          </table:table-cell>
          <table:table-cell office:value-type="float" office:value="5382420" calcext:value-type="float">
            <text:p>5382420</text:p>
          </table:table-cell>
          <table:table-cell office:value-type="float" office:value="48451500" calcext:value-type="float">
            <text:p>48451500</text:p>
          </table:table-cell>
          <table:table-cell office:value-type="float" office:value="9799470" calcext:value-type="float">
            <text:p>9799470</text:p>
          </table:table-cell>
          <table:table-cell office:value-type="float" office:value="-68758.3" calcext:value-type="float">
            <text:p>-68758.3</text:p>
          </table:table-cell>
          <table:table-cell office:value-type="float" office:value="0.956236" calcext:value-type="float">
            <text:p>0.956236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1312000" calcext:value-type="float">
            <text:p>413120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792700" calcext:value-type="float">
            <text:p>-35792700</text:p>
          </table:table-cell>
          <table:table-cell office:value-type="float" office:value="0" calcext:value-type="float">
            <text:p>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6991.7" calcext:value-type="float">
            <text:p>5699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575" calcext:value-type="float">
            <text:p>299575</text:p>
          </table:table-cell>
          <table:table-cell office:value-type="float" office:value="9236970" calcext:value-type="float">
            <text:p>923697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0" calcext:value-type="float">
            <text:p>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7845.7" calcext:value-type="float">
            <text:p>57845.7</text:p>
          </table:table-cell>
          <table:table-cell office:value-type="float" office:value="0" calcext:value-type="float">
            <text:p>0</text:p>
          </table:table-cell>
          <table:table-cell office:value-type="float" office:value="-2733.79" calcext:value-type="float">
            <text:p>-2733.79</text:p>
          </table:table-cell>
          <table:table-cell office:value-type="float" office:value="1524.42" calcext:value-type="float">
            <text:p>1524.42</text:p>
          </table:table-cell>
          <table:table-cell office:value-type="float" office:value="663940" calcext:value-type="float">
            <text:p>663940</text:p>
          </table:table-cell>
          <table:table-cell office:value-type="float" office:value="9475200" calcext:value-type="float">
            <text:p>947520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0" calcext:value-type="float">
            <text:p>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492.167" calcext:value-type="float">
            <text:p>492.16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7037" calcext:value-type="float">
            <text:p>13.7037</text:p>
          </table:table-cell>
          <table:table-cell office:value-type="float" office:value="57703.8" calcext:value-type="float">
            <text:p>57703.8</text:p>
          </table:table-cell>
          <table:table-cell office:value-type="float" office:value="-2551.04" calcext:value-type="float">
            <text:p>-2551.04</text:p>
          </table:table-cell>
          <table:table-cell office:value-type="float" office:value="1422.52" calcext:value-type="float">
            <text:p>1422.52</text:p>
          </table:table-cell>
          <table:table-cell office:value-type="float" office:value="1042960" calcext:value-type="float">
            <text:p>1042960</text:p>
          </table:table-cell>
          <table:table-cell office:value-type="float" office:value="9863180" calcext:value-type="float">
            <text:p>986318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0" calcext:value-type="float">
            <text:p>0</text:p>
          </table:table-cell>
          <table:table-cell office:value-type="float" office:value="15288000" calcext:value-type="float">
            <text:p>15288000</text:p>
          </table:table-cell>
          <table:table-cell office:value-type="float" office:value="-2947.38" calcext:value-type="float">
            <text:p>-2947.38</text:p>
          </table:table-cell>
          <table:table-cell office:value-type="float" office:value="0" calcext:value-type="float">
            <text:p>0</text:p>
          </table:table-cell>
          <table:table-cell office:value-type="float" office:value="5383210" calcext:value-type="float">
            <text:p>5383210</text:p>
          </table:table-cell>
          <table:table-cell office:value-type="float" office:value="48479300" calcext:value-type="float">
            <text:p>48479300</text:p>
          </table:table-cell>
          <table:table-cell office:value-type="float" office:value="9804760" calcext:value-type="float">
            <text:p>9804760</text:p>
          </table:table-cell>
          <table:table-cell office:value-type="float" office:value="-50037.7" calcext:value-type="float">
            <text:p>-50037.7</text:p>
          </table:table-cell>
          <table:table-cell office:value-type="float" office:value="0.956236" calcext:value-type="float">
            <text:p>0.956236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41322000" calcext:value-type="float">
            <text:p>413220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792700" calcext:value-type="float">
            <text:p>-35792700</text:p>
          </table:table-cell>
          <table:table-cell office:value-type="float" office:value="0" calcext:value-type="float">
            <text:p>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6991.7" calcext:value-type="float">
            <text:p>5699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575" calcext:value-type="float">
            <text:p>299575</text:p>
          </table:table-cell>
          <table:table-cell office:value-type="float" office:value="9236970" calcext:value-type="float">
            <text:p>923697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0" calcext:value-type="float">
            <text:p>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7845.7" calcext:value-type="float">
            <text:p>57845.7</text:p>
          </table:table-cell>
          <table:table-cell office:value-type="float" office:value="0" calcext:value-type="float">
            <text:p>0</text:p>
          </table:table-cell>
          <table:table-cell office:value-type="float" office:value="-2733.79" calcext:value-type="float">
            <text:p>-2733.79</text:p>
          </table:table-cell>
          <table:table-cell office:value-type="float" office:value="1524.42" calcext:value-type="float">
            <text:p>1524.42</text:p>
          </table:table-cell>
          <table:table-cell office:value-type="float" office:value="663940" calcext:value-type="float">
            <text:p>663940</text:p>
          </table:table-cell>
          <table:table-cell office:value-type="float" office:value="9475200" calcext:value-type="float">
            <text:p>947520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0" calcext:value-type="float">
            <text:p>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492.167" calcext:value-type="float">
            <text:p>492.16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7037" calcext:value-type="float">
            <text:p>13.7037</text:p>
          </table:table-cell>
          <table:table-cell office:value-type="float" office:value="57703.8" calcext:value-type="float">
            <text:p>57703.8</text:p>
          </table:table-cell>
          <table:table-cell office:value-type="float" office:value="-2551.04" calcext:value-type="float">
            <text:p>-2551.04</text:p>
          </table:table-cell>
          <table:table-cell office:value-type="float" office:value="1422.52" calcext:value-type="float">
            <text:p>1422.52</text:p>
          </table:table-cell>
          <table:table-cell office:value-type="float" office:value="1042960" calcext:value-type="float">
            <text:p>1042960</text:p>
          </table:table-cell>
          <table:table-cell office:value-type="float" office:value="9863180" calcext:value-type="float">
            <text:p>986318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0" calcext:value-type="float">
            <text:p>0</text:p>
          </table:table-cell>
          <table:table-cell office:value-type="float" office:value="15288000" calcext:value-type="float">
            <text:p>15288000</text:p>
          </table:table-cell>
          <table:table-cell office:value-type="float" office:value="-2947.38" calcext:value-type="float">
            <text:p>-2947.38</text:p>
          </table:table-cell>
          <table:table-cell office:value-type="float" office:value="0" calcext:value-type="float">
            <text:p>0</text:p>
          </table:table-cell>
          <table:table-cell office:value-type="float" office:value="5383210" calcext:value-type="float">
            <text:p>5383210</text:p>
          </table:table-cell>
          <table:table-cell office:value-type="float" office:value="48479300" calcext:value-type="float">
            <text:p>48479300</text:p>
          </table:table-cell>
          <table:table-cell office:value-type="float" office:value="9804760" calcext:value-type="float">
            <text:p>9804760</text:p>
          </table:table-cell>
          <table:table-cell office:value-type="float" office:value="-40030.1" calcext:value-type="float">
            <text:p>-40030.1</text:p>
          </table:table-cell>
          <table:table-cell office:value-type="float" office:value="0.956236" calcext:value-type="float">
            <text:p>0.956236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1332000" calcext:value-type="float">
            <text:p>413320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792700" calcext:value-type="float">
            <text:p>-35792700</text:p>
          </table:table-cell>
          <table:table-cell office:value-type="float" office:value="0" calcext:value-type="float">
            <text:p>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6991.7" calcext:value-type="float">
            <text:p>5699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575" calcext:value-type="float">
            <text:p>299575</text:p>
          </table:table-cell>
          <table:table-cell office:value-type="float" office:value="9236970" calcext:value-type="float">
            <text:p>923697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0" calcext:value-type="float">
            <text:p>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7845.7" calcext:value-type="float">
            <text:p>57845.7</text:p>
          </table:table-cell>
          <table:table-cell office:value-type="float" office:value="0" calcext:value-type="float">
            <text:p>0</text:p>
          </table:table-cell>
          <table:table-cell office:value-type="float" office:value="-2733.79" calcext:value-type="float">
            <text:p>-2733.79</text:p>
          </table:table-cell>
          <table:table-cell office:value-type="float" office:value="1524.42" calcext:value-type="float">
            <text:p>1524.42</text:p>
          </table:table-cell>
          <table:table-cell office:value-type="float" office:value="663940" calcext:value-type="float">
            <text:p>663940</text:p>
          </table:table-cell>
          <table:table-cell office:value-type="float" office:value="9475200" calcext:value-type="float">
            <text:p>947520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0" calcext:value-type="float">
            <text:p>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492.167" calcext:value-type="float">
            <text:p>492.16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7037" calcext:value-type="float">
            <text:p>13.7037</text:p>
          </table:table-cell>
          <table:table-cell office:value-type="float" office:value="57703.8" calcext:value-type="float">
            <text:p>57703.8</text:p>
          </table:table-cell>
          <table:table-cell office:value-type="float" office:value="-2551.04" calcext:value-type="float">
            <text:p>-2551.04</text:p>
          </table:table-cell>
          <table:table-cell office:value-type="float" office:value="1422.52" calcext:value-type="float">
            <text:p>1422.52</text:p>
          </table:table-cell>
          <table:table-cell office:value-type="float" office:value="1042960" calcext:value-type="float">
            <text:p>1042960</text:p>
          </table:table-cell>
          <table:table-cell office:value-type="float" office:value="9863180" calcext:value-type="float">
            <text:p>986318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0" calcext:value-type="float">
            <text:p>0</text:p>
          </table:table-cell>
          <table:table-cell office:value-type="float" office:value="15288000" calcext:value-type="float">
            <text:p>15288000</text:p>
          </table:table-cell>
          <table:table-cell office:value-type="float" office:value="-2947.38" calcext:value-type="float">
            <text:p>-2947.38</text:p>
          </table:table-cell>
          <table:table-cell office:value-type="float" office:value="0" calcext:value-type="float">
            <text:p>0</text:p>
          </table:table-cell>
          <table:table-cell office:value-type="float" office:value="5383210" calcext:value-type="float">
            <text:p>5383210</text:p>
          </table:table-cell>
          <table:table-cell office:value-type="float" office:value="48479300" calcext:value-type="float">
            <text:p>48479300</text:p>
          </table:table-cell>
          <table:table-cell office:value-type="float" office:value="9804760" calcext:value-type="float">
            <text:p>9804760</text:p>
          </table:table-cell>
          <table:table-cell office:value-type="float" office:value="-30022.6" calcext:value-type="float">
            <text:p>-30022.6</text:p>
          </table:table-cell>
          <table:table-cell office:value-type="float" office:value="0.956236" calcext:value-type="float">
            <text:p>0.956236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1342000" calcext:value-type="float">
            <text:p>413420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792700" calcext:value-type="float">
            <text:p>-35792700</text:p>
          </table:table-cell>
          <table:table-cell office:value-type="float" office:value="0" calcext:value-type="float">
            <text:p>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6991.7" calcext:value-type="float">
            <text:p>5699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575" calcext:value-type="float">
            <text:p>299575</text:p>
          </table:table-cell>
          <table:table-cell office:value-type="float" office:value="9236970" calcext:value-type="float">
            <text:p>923697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0" calcext:value-type="float">
            <text:p>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7845.7" calcext:value-type="float">
            <text:p>57845.7</text:p>
          </table:table-cell>
          <table:table-cell office:value-type="float" office:value="0" calcext:value-type="float">
            <text:p>0</text:p>
          </table:table-cell>
          <table:table-cell office:value-type="float" office:value="-2733.79" calcext:value-type="float">
            <text:p>-2733.79</text:p>
          </table:table-cell>
          <table:table-cell office:value-type="float" office:value="1524.42" calcext:value-type="float">
            <text:p>1524.42</text:p>
          </table:table-cell>
          <table:table-cell office:value-type="float" office:value="663940" calcext:value-type="float">
            <text:p>663940</text:p>
          </table:table-cell>
          <table:table-cell office:value-type="float" office:value="9475200" calcext:value-type="float">
            <text:p>947520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0" calcext:value-type="float">
            <text:p>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492.167" calcext:value-type="float">
            <text:p>492.16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7037" calcext:value-type="float">
            <text:p>13.7037</text:p>
          </table:table-cell>
          <table:table-cell office:value-type="float" office:value="57703.8" calcext:value-type="float">
            <text:p>57703.8</text:p>
          </table:table-cell>
          <table:table-cell office:value-type="float" office:value="-2551.04" calcext:value-type="float">
            <text:p>-2551.04</text:p>
          </table:table-cell>
          <table:table-cell office:value-type="float" office:value="1422.52" calcext:value-type="float">
            <text:p>1422.52</text:p>
          </table:table-cell>
          <table:table-cell office:value-type="float" office:value="1042960" calcext:value-type="float">
            <text:p>1042960</text:p>
          </table:table-cell>
          <table:table-cell office:value-type="float" office:value="9863180" calcext:value-type="float">
            <text:p>986318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0" calcext:value-type="float">
            <text:p>0</text:p>
          </table:table-cell>
          <table:table-cell office:value-type="float" office:value="15288000" calcext:value-type="float">
            <text:p>15288000</text:p>
          </table:table-cell>
          <table:table-cell office:value-type="float" office:value="-2947.38" calcext:value-type="float">
            <text:p>-2947.38</text:p>
          </table:table-cell>
          <table:table-cell office:value-type="float" office:value="0" calcext:value-type="float">
            <text:p>0</text:p>
          </table:table-cell>
          <table:table-cell office:value-type="float" office:value="5383210" calcext:value-type="float">
            <text:p>5383210</text:p>
          </table:table-cell>
          <table:table-cell office:value-type="float" office:value="48479300" calcext:value-type="float">
            <text:p>48479300</text:p>
          </table:table-cell>
          <table:table-cell office:value-type="float" office:value="9804760" calcext:value-type="float">
            <text:p>9804760</text:p>
          </table:table-cell>
          <table:table-cell office:value-type="float" office:value="-20015.1" calcext:value-type="float">
            <text:p>-20015.1</text:p>
          </table:table-cell>
          <table:table-cell office:value-type="float" office:value="0.956236" calcext:value-type="float">
            <text:p>0.956236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1352000" calcext:value-type="float">
            <text:p>413520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792700" calcext:value-type="float">
            <text:p>-35792700</text:p>
          </table:table-cell>
          <table:table-cell office:value-type="float" office:value="0" calcext:value-type="float">
            <text:p>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6991.7" calcext:value-type="float">
            <text:p>5699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575" calcext:value-type="float">
            <text:p>299575</text:p>
          </table:table-cell>
          <table:table-cell office:value-type="float" office:value="9236970" calcext:value-type="float">
            <text:p>923697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0" calcext:value-type="float">
            <text:p>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7845.7" calcext:value-type="float">
            <text:p>57845.7</text:p>
          </table:table-cell>
          <table:table-cell office:value-type="float" office:value="0" calcext:value-type="float">
            <text:p>0</text:p>
          </table:table-cell>
          <table:table-cell office:value-type="float" office:value="-2733.79" calcext:value-type="float">
            <text:p>-2733.79</text:p>
          </table:table-cell>
          <table:table-cell office:value-type="float" office:value="1524.42" calcext:value-type="float">
            <text:p>1524.42</text:p>
          </table:table-cell>
          <table:table-cell office:value-type="float" office:value="663940" calcext:value-type="float">
            <text:p>663940</text:p>
          </table:table-cell>
          <table:table-cell office:value-type="float" office:value="9475200" calcext:value-type="float">
            <text:p>947520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0" calcext:value-type="float">
            <text:p>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492.167" calcext:value-type="float">
            <text:p>492.16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7037" calcext:value-type="float">
            <text:p>13.7037</text:p>
          </table:table-cell>
          <table:table-cell office:value-type="float" office:value="57703.8" calcext:value-type="float">
            <text:p>57703.8</text:p>
          </table:table-cell>
          <table:table-cell office:value-type="float" office:value="-2551.04" calcext:value-type="float">
            <text:p>-2551.04</text:p>
          </table:table-cell>
          <table:table-cell office:value-type="float" office:value="1422.52" calcext:value-type="float">
            <text:p>1422.52</text:p>
          </table:table-cell>
          <table:table-cell office:value-type="float" office:value="1042960" calcext:value-type="float">
            <text:p>1042960</text:p>
          </table:table-cell>
          <table:table-cell office:value-type="float" office:value="9863180" calcext:value-type="float">
            <text:p>986318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0" calcext:value-type="float">
            <text:p>0</text:p>
          </table:table-cell>
          <table:table-cell office:value-type="float" office:value="15288000" calcext:value-type="float">
            <text:p>15288000</text:p>
          </table:table-cell>
          <table:table-cell office:value-type="float" office:value="-2947.38" calcext:value-type="float">
            <text:p>-2947.38</text:p>
          </table:table-cell>
          <table:table-cell office:value-type="float" office:value="0" calcext:value-type="float">
            <text:p>0</text:p>
          </table:table-cell>
          <table:table-cell office:value-type="float" office:value="5383210" calcext:value-type="float">
            <text:p>5383210</text:p>
          </table:table-cell>
          <table:table-cell office:value-type="float" office:value="48479300" calcext:value-type="float">
            <text:p>48479300</text:p>
          </table:table-cell>
          <table:table-cell office:value-type="float" office:value="9804760" calcext:value-type="float">
            <text:p>9804760</text:p>
          </table:table-cell>
          <table:table-cell office:value-type="float" office:value="-10007.5" calcext:value-type="float">
            <text:p>-10007.5</text:p>
          </table:table-cell>
          <table:table-cell office:value-type="float" office:value="0.956236" calcext:value-type="float">
            <text:p>0.956236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2000" calcext:value-type="float">
            <text:p>413620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6802.3" calcext:value-type="float">
            <text:p>5680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792700" calcext:value-type="float">
            <text:p>-35792700</text:p>
          </table:table-cell>
          <table:table-cell office:value-type="float" office:value="0" calcext:value-type="float">
            <text:p>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6991.7" calcext:value-type="float">
            <text:p>5699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575" calcext:value-type="float">
            <text:p>299575</text:p>
          </table:table-cell>
          <table:table-cell office:value-type="float" office:value="9236970" calcext:value-type="float">
            <text:p>9236970</text:p>
          </table:table-cell>
          <table:table-cell office:value-type="float" office:value="7489370" calcext:value-type="float">
            <text:p>7489370</text:p>
          </table:table-cell>
          <table:table-cell office:value-type="float" office:value="0" calcext:value-type="float">
            <text:p>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57845.7" calcext:value-type="float">
            <text:p>57845.7</text:p>
          </table:table-cell>
          <table:table-cell office:value-type="float" office:value="0" calcext:value-type="float">
            <text:p>0</text:p>
          </table:table-cell>
          <table:table-cell office:value-type="float" office:value="-2733.79" calcext:value-type="float">
            <text:p>-2733.79</text:p>
          </table:table-cell>
          <table:table-cell office:value-type="float" office:value="1524.42" calcext:value-type="float">
            <text:p>1524.42</text:p>
          </table:table-cell>
          <table:table-cell office:value-type="float" office:value="663940" calcext:value-type="float">
            <text:p>663940</text:p>
          </table:table-cell>
          <table:table-cell office:value-type="float" office:value="9475200" calcext:value-type="float">
            <text:p>9475200</text:p>
          </table:table-cell>
          <table:table-cell office:value-type="float" office:value="9109130" calcext:value-type="float">
            <text:p>9109130</text:p>
          </table:table-cell>
          <table:table-cell office:value-type="float" office:value="0" calcext:value-type="float">
            <text:p>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492.167" calcext:value-type="float">
            <text:p>492.16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7037" calcext:value-type="float">
            <text:p>13.7037</text:p>
          </table:table-cell>
          <table:table-cell office:value-type="float" office:value="57703.8" calcext:value-type="float">
            <text:p>57703.8</text:p>
          </table:table-cell>
          <table:table-cell office:value-type="float" office:value="-2551.04" calcext:value-type="float">
            <text:p>-2551.04</text:p>
          </table:table-cell>
          <table:table-cell office:value-type="float" office:value="1422.52" calcext:value-type="float">
            <text:p>1422.52</text:p>
          </table:table-cell>
          <table:table-cell office:value-type="float" office:value="1042960" calcext:value-type="float">
            <text:p>1042960</text:p>
          </table:table-cell>
          <table:table-cell office:value-type="float" office:value="9863180" calcext:value-type="float">
            <text:p>9863180</text:p>
          </table:table-cell>
          <table:table-cell office:value-type="float" office:value="9475500" calcext:value-type="float">
            <text:p>9475500</text:p>
          </table:table-cell>
          <table:table-cell office:value-type="float" office:value="0" calcext:value-type="float">
            <text:p>0</text:p>
          </table:table-cell>
          <table:table-cell office:value-type="float" office:value="15288000" calcext:value-type="float">
            <text:p>15288000</text:p>
          </table:table-cell>
          <table:table-cell office:value-type="float" office:value="-2947.38" calcext:value-type="float">
            <text:p>-2947.38</text:p>
          </table:table-cell>
          <table:table-cell office:value-type="float" office:value="0" calcext:value-type="float">
            <text:p>0</text:p>
          </table:table-cell>
          <table:table-cell office:value-type="float" office:value="5483280" calcext:value-type="float">
            <text:p>5483280</text:p>
          </table:table-cell>
          <table:table-cell office:value-type="float" office:value="48579400" calcext:value-type="float">
            <text:p>48579400</text:p>
          </table:table-cell>
          <table:table-cell office:value-type="float" office:value="9804760" calcext:value-type="float">
            <text:p>9804760</text:p>
          </table:table-cell>
          <table:table-cell office:value-type="float" office:value="0" calcext:value-type="float">
            <text:p>0</text:p>
          </table:table-cell>
          <table:table-cell office:value-type="float" office:value="0.956236" calcext:value-type="float">
            <text:p>0.956236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table:number-columns-repeated="2"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table:number-columns-repeated="2"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table:number-columns-repeated="2"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64500" calcext:value-type="float">
            <text:p>2696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79534" calcext:value-type="float">
            <text:p>179534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488360" calcext:value-type="float">
            <text:p>4488360</text:p>
          </table:table-cell>
          <table:table-cell office:value-type="float" office:value="0" calcext:value-type="float">
            <text:p>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0.8" calcext:value-type="float">
            <text:p>55130.8</text:p>
          </table:table-cell>
          <table:table-cell office:value-type="float" office:value="0" calcext:value-type="float">
            <text:p>0</text:p>
          </table:table-cell>
          <table:table-cell office:value-type="float" office:value="436970" calcext:value-type="float">
            <text:p>43697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6028680" calcext:value-type="float">
            <text:p>6028680</text:p>
          </table:table-cell>
          <table:table-cell office:value-type="float" office:value="0" calcext:value-type="float">
            <text:p>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793.8" calcext:value-type="float">
            <text:p>57793.8</text:p>
          </table:table-cell>
          <table:table-cell office:value-type="float" office:value="0" calcext:value-type="float">
            <text:p>0</text:p>
          </table:table-cell>
          <table:table-cell office:value-type="float" office:value="701670" calcext:value-type="float">
            <text:p>70167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6286110" calcext:value-type="float">
            <text:p>6286110</text:p>
          </table:table-cell>
          <table:table-cell office:value-type="float" office:value="0" calcext:value-type="float">
            <text:p>0</text:p>
          </table:table-cell>
          <table:table-cell office:value-type="float" office:value="10161300" calcext:value-type="float">
            <text:p>10161300</text:p>
          </table:table-cell>
          <table:table-cell office:value-type="float" office:value="60464.8" calcext:value-type="float">
            <text:p>60464.8</text:p>
          </table:table-cell>
          <table:table-cell office:value-type="float" office:value="0" calcext:value-type="float">
            <text:p>0</text:p>
          </table:table-cell>
          <table:table-cell office:value-type="float" office:value="3610520" calcext:value-type="float">
            <text:p>3610520</text:p>
          </table:table-cell>
          <table:table-cell office:value-type="float" office:value="46892600" calcext:value-type="float">
            <text:p>46892600</text:p>
          </table:table-cell>
          <table:table-cell office:value-type="float" office:value="6550810" calcext:value-type="float">
            <text:p>6550810</text:p>
          </table:table-cell>
          <table:table-cell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36800" calcext:value-type="float">
            <text:p>287368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194394" calcext:value-type="float">
            <text:p>194394</text:p>
          </table:table-cell>
          <table:table-cell office:value-type="float" office:value="6415020" calcext:value-type="float">
            <text:p>6415020</text:p>
          </table:table-cell>
          <table:table-cell table:number-columns-repeated="2" office:value-type="float" office:value="4859840" calcext:value-type="float">
            <text:p>485984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287.2" calcext:value-type="float">
            <text:p>82287.2</text:p>
          </table:table-cell>
          <table:table-cell office:value-type="float" office:value="27156.4" calcext:value-type="float">
            <text:p>27156.4</text:p>
          </table:table-cell>
          <table:table-cell office:value-type="float" office:value="456274" calcext:value-type="float">
            <text:p>456274</text:p>
          </table:table-cell>
          <table:table-cell office:value-type="float" office:value="6766970" calcext:value-type="float">
            <text:p>6766970</text:p>
          </table:table-cell>
          <table:table-cell table:number-columns-repeated="2" office:value-type="float" office:value="6505090" calcext:value-type="float">
            <text:p>650509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994.3" calcext:value-type="float">
            <text:p>32994.3</text:p>
          </table:table-cell>
          <table:table-cell office:value-type="float" office:value="2356.89" calcext:value-type="float">
            <text:p>2356.89</text:p>
          </table:table-cell>
          <table:table-cell office:value-type="float" office:value="735385" calcext:value-type="float">
            <text:p>735385</text:p>
          </table:table-cell>
          <table:table-cell office:value-type="float" office:value="6868760" calcext:value-type="float">
            <text:p>6868760</text:p>
          </table:table-cell>
          <table:table-cell table:number-columns-repeated="2" office:value-type="float" office:value="6589650" calcext:value-type="float">
            <text:p>6589650</text:p>
          </table:table-cell>
          <table:table-cell office:value-type="float" office:value="0" calcext:value-type="float">
            <text:p>0</text:p>
          </table:table-cell>
          <table:table-cell office:value-type="float" office:value="58108" calcext:value-type="float">
            <text:p>58108</text:p>
          </table:table-cell>
          <table:table-cell office:value-type="float" office:value="0" calcext:value-type="float">
            <text:p>0</text:p>
          </table:table-cell>
          <table:table-cell office:value-type="float" office:value="3809480" calcext:value-type="float">
            <text:p>3809480</text:p>
          </table:table-cell>
          <table:table-cell office:value-type="float" office:value="47479700" calcext:value-type="float">
            <text:p>47479700</text:p>
          </table:table-cell>
          <table:table-cell office:value-type="float" office:value="6972710" calcext:value-type="float">
            <text:p>6972710</text:p>
          </table:table-cell>
          <table:table-cell office:value-type="float" office:value="10782200" calcext:value-type="float">
            <text:p>10782200</text:p>
          </table:table-cell>
          <table:table-cell office:value-type="float" office:value="0.792679" calcext:value-type="float">
            <text:p>0.792679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8787900" calcext:value-type="float">
            <text:p>287879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02680" calcext:value-type="float">
            <text:p>202680</text:p>
          </table:table-cell>
          <table:table-cell office:value-type="float" office:value="6630460" calcext:value-type="float">
            <text:p>663046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0" calcext:value-type="float">
            <text:p>0</text:p>
          </table:table-cell>
          <table:table-cell office:value-type="float" office:value="6422030" calcext:value-type="float">
            <text:p>64220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97" calcext:value-type="float">
            <text:p>46097</text:p>
          </table:table-cell>
          <table:table-cell office:value-type="float" office:value="40927.2" calcext:value-type="float">
            <text:p>40927.2</text:p>
          </table:table-cell>
          <table:table-cell office:value-type="float" office:value="462952" calcext:value-type="float">
            <text:p>462952</text:p>
          </table:table-cell>
          <table:table-cell office:value-type="float" office:value="6677000" calcext:value-type="float">
            <text:p>6677000</text:p>
          </table:table-cell>
          <table:table-cell office:value-type="float" office:value="6416730" calcext:value-type="float">
            <text:p>6416730</text:p>
          </table:table-cell>
          <table:table-cell office:value-type="float" office:value="-4770.69" calcext:value-type="float">
            <text:p>-4770.69</text:p>
          </table:table-cell>
          <table:table-cell office:value-type="float" office:value="6702210" calcext:value-type="float">
            <text:p>67022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141.4" calcext:value-type="float">
            <text:p>60141.4</text:p>
          </table:table-cell>
          <table:table-cell office:value-type="float" office:value="43274.8" calcext:value-type="float">
            <text:p>43274.8</text:p>
          </table:table-cell>
          <table:table-cell office:value-type="float" office:value="742726" calcext:value-type="float">
            <text:p>742726</text:p>
          </table:table-cell>
          <table:table-cell office:value-type="float" office:value="6970480" calcext:value-type="float">
            <text:p>6970480</text:p>
          </table:table-cell>
          <table:table-cell office:value-type="float" office:value="6690710" calcext:value-type="float">
            <text:p>6690710</text:p>
          </table:table-cell>
          <table:table-cell office:value-type="float" office:value="-10354.2" calcext:value-type="float">
            <text:p>-10354.2</text:p>
          </table:table-cell>
          <table:table-cell office:value-type="float" office:value="10829700" calcext:value-type="float">
            <text:p>10829700</text:p>
          </table:table-cell>
          <table:table-cell office:value-type="float" office:value="17190.1" calcext:value-type="float">
            <text:p>17190.1</text:p>
          </table:table-cell>
          <table:table-cell office:value-type="float" office:value="0" calcext:value-type="float">
            <text:p>0</text:p>
          </table:table-cell>
          <table:table-cell office:value-type="float" office:value="3812370" calcext:value-type="float">
            <text:p>3812370</text:p>
          </table:table-cell>
          <table:table-cell office:value-type="float" office:value="47277700" calcext:value-type="float">
            <text:p>47277700</text:p>
          </table:table-cell>
          <table:table-cell office:value-type="float" office:value="6775170" calcext:value-type="float">
            <text:p>6775170</text:p>
          </table:table-cell>
          <table:table-cell office:value-type="float" office:value="-217923" calcext:value-type="float">
            <text:p>-217923</text:p>
          </table:table-cell>
          <table:table-cell office:value-type="float" office:value="0.794946" calcext:value-type="float">
            <text:p>0.794946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8812900" calcext:value-type="float">
            <text:p>288129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02680" calcext:value-type="float">
            <text:p>202680</text:p>
          </table:table-cell>
          <table:table-cell office:value-type="float" office:value="6630460" calcext:value-type="float">
            <text:p>663046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0" calcext:value-type="float">
            <text:p>0</text:p>
          </table:table-cell>
          <table:table-cell office:value-type="float" office:value="6431480" calcext:value-type="float">
            <text:p>64314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45" calcext:value-type="float">
            <text:p>49645</text:p>
          </table:table-cell>
          <table:table-cell office:value-type="float" office:value="44475.2" calcext:value-type="float">
            <text:p>44475.2</text:p>
          </table:table-cell>
          <table:table-cell office:value-type="float" office:value="463136" calcext:value-type="float">
            <text:p>463136</text:p>
          </table:table-cell>
          <table:table-cell office:value-type="float" office:value="6691230" calcext:value-type="float">
            <text:p>6691230</text:p>
          </table:table-cell>
          <table:table-cell office:value-type="float" office:value="6430780" calcext:value-type="float">
            <text:p>6430780</text:p>
          </table:table-cell>
          <table:table-cell office:value-type="float" office:value="-558.651" calcext:value-type="float">
            <text:p>-558.651</text:p>
          </table:table-cell>
          <table:table-cell office:value-type="float" office:value="6745140" calcext:value-type="float">
            <text:p>674514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752.6" calcext:value-type="float">
            <text:p>66752.6</text:p>
          </table:table-cell>
          <table:table-cell office:value-type="float" office:value="53434" calcext:value-type="float">
            <text:p>53434</text:p>
          </table:table-cell>
          <table:table-cell office:value-type="float" office:value="744950" calcext:value-type="float">
            <text:p>744950</text:p>
          </table:table-cell>
          <table:table-cell office:value-type="float" office:value="7015140" calcext:value-type="float">
            <text:p>7015140</text:p>
          </table:table-cell>
          <table:table-cell office:value-type="float" office:value="6733320" calcext:value-type="float">
            <text:p>6733320</text:p>
          </table:table-cell>
          <table:table-cell office:value-type="float" office:value="-9451.44" calcext:value-type="float">
            <text:p>-9451.44</text:p>
          </table:table-cell>
          <table:table-cell office:value-type="float" office:value="10761700" calcext:value-type="float">
            <text:p>10761700</text:p>
          </table:table-cell>
          <table:table-cell office:value-type="float" office:value="7030.82" calcext:value-type="float">
            <text:p>7030.82</text:p>
          </table:table-cell>
          <table:table-cell office:value-type="float" office:value="0" calcext:value-type="float">
            <text:p>0</text:p>
          </table:table-cell>
          <table:table-cell office:value-type="float" office:value="3812730" calcext:value-type="float">
            <text:p>3812730</text:p>
          </table:table-cell>
          <table:table-cell office:value-type="float" office:value="47221600" calcext:value-type="float">
            <text:p>47221600</text:p>
          </table:table-cell>
          <table:table-cell office:value-type="float" office:value="6720910" calcext:value-type="float">
            <text:p>6720910</text:p>
          </table:table-cell>
          <table:table-cell office:value-type="float" office:value="-182444" calcext:value-type="float">
            <text:p>-182444</text:p>
          </table:table-cell>
          <table:table-cell office:value-type="float" office:value="0.794946" calcext:value-type="float">
            <text:p>0.794946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8836600" calcext:value-type="float">
            <text:p>288366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02680" calcext:value-type="float">
            <text:p>202680</text:p>
          </table:table-cell>
          <table:table-cell office:value-type="float" office:value="6630460" calcext:value-type="float">
            <text:p>663046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0" calcext:value-type="float">
            <text:p>0</text:p>
          </table:table-cell>
          <table:table-cell office:value-type="float" office:value="6457410" calcext:value-type="float">
            <text:p>64574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58.5" calcext:value-type="float">
            <text:p>54558.5</text:p>
          </table:table-cell>
          <table:table-cell office:value-type="float" office:value="49388.8" calcext:value-type="float">
            <text:p>49388.8</text:p>
          </table:table-cell>
          <table:table-cell office:value-type="float" office:value="464029" calcext:value-type="float">
            <text:p>464029</text:p>
          </table:table-cell>
          <table:table-cell office:value-type="float" office:value="6718750" calcext:value-type="float">
            <text:p>6718750</text:p>
          </table:table-cell>
          <table:table-cell office:value-type="float" office:value="6457400" calcext:value-type="float">
            <text:p>6457400</text:p>
          </table:table-cell>
          <table:table-cell office:value-type="float" office:value="-9.87009" calcext:value-type="float">
            <text:p>-9.87009</text:p>
          </table:table-cell>
          <table:table-cell office:value-type="float" office:value="6727880" calcext:value-type="float">
            <text:p>67278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005.6" calcext:value-type="float">
            <text:p>63005.6</text:p>
          </table:table-cell>
          <table:table-cell office:value-type="float" office:value="54600.5" calcext:value-type="float">
            <text:p>54600.5</text:p>
          </table:table-cell>
          <table:table-cell office:value-type="float" office:value="745371" calcext:value-type="float">
            <text:p>745371</text:p>
          </table:table-cell>
          <table:table-cell office:value-type="float" office:value="6998740" calcext:value-type="float">
            <text:p>6998740</text:p>
          </table:table-cell>
          <table:table-cell office:value-type="float" office:value="6717400" calcext:value-type="float">
            <text:p>6717400</text:p>
          </table:table-cell>
          <table:table-cell office:value-type="float" office:value="-7332.59" calcext:value-type="float">
            <text:p>-7332.59</text:p>
          </table:table-cell>
          <table:table-cell office:value-type="float" office:value="10748600" calcext:value-type="float">
            <text:p>10748600</text:p>
          </table:table-cell>
          <table:table-cell office:value-type="float" office:value="5864.33" calcext:value-type="float">
            <text:p>5864.33</text:p>
          </table:table-cell>
          <table:table-cell office:value-type="float" office:value="0" calcext:value-type="float">
            <text:p>0</text:p>
          </table:table-cell>
          <table:table-cell office:value-type="float" office:value="3812920" calcext:value-type="float">
            <text:p>3812920</text:p>
          </table:table-cell>
          <table:table-cell office:value-type="float" office:value="47212000" calcext:value-type="float">
            <text:p>47212000</text:p>
          </table:table-cell>
          <table:table-cell office:value-type="float" office:value="6711520" calcext:value-type="float">
            <text:p>6711520</text:p>
          </table:table-cell>
          <table:table-cell office:value-type="float" office:value="-156912" calcext:value-type="float">
            <text:p>-156912</text:p>
          </table:table-cell>
          <table:table-cell office:value-type="float" office:value="0.795018" calcext:value-type="float">
            <text:p>0.795018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8859600" calcext:value-type="float">
            <text:p>288596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02680" calcext:value-type="float">
            <text:p>202680</text:p>
          </table:table-cell>
          <table:table-cell office:value-type="float" office:value="6630460" calcext:value-type="float">
            <text:p>663046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0" calcext:value-type="float">
            <text:p>0</text:p>
          </table:table-cell>
          <table:table-cell office:value-type="float" office:value="6486530" calcext:value-type="float">
            <text:p>64865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43.9" calcext:value-type="float">
            <text:p>59943.9</text:p>
          </table:table-cell>
          <table:table-cell office:value-type="float" office:value="54774.2" calcext:value-type="float">
            <text:p>54774.2</text:p>
          </table:table-cell>
          <table:table-cell office:value-type="float" office:value="465157" calcext:value-type="float">
            <text:p>465157</text:p>
          </table:table-cell>
          <table:table-cell office:value-type="float" office:value="6748990" calcext:value-type="float">
            <text:p>6748990</text:p>
          </table:table-cell>
          <table:table-cell office:value-type="float" office:value="6486510" calcext:value-type="float">
            <text:p>6486510</text:p>
          </table:table-cell>
          <table:table-cell office:value-type="float" office:value="-8.46007" calcext:value-type="float">
            <text:p>-8.46007</text:p>
          </table:table-cell>
          <table:table-cell office:value-type="float" office:value="6720680" calcext:value-type="float">
            <text:p>67206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706.9" calcext:value-type="float">
            <text:p>60706.9</text:p>
          </table:table-cell>
          <table:table-cell office:value-type="float" office:value="57687.2" calcext:value-type="float">
            <text:p>57687.2</text:p>
          </table:table-cell>
          <table:table-cell office:value-type="float" office:value="746322" calcext:value-type="float">
            <text:p>746322</text:p>
          </table:table-cell>
          <table:table-cell office:value-type="float" office:value="6992970" calcext:value-type="float">
            <text:p>6992970</text:p>
          </table:table-cell>
          <table:table-cell office:value-type="float" office:value="6711810" calcext:value-type="float">
            <text:p>6711810</text:p>
          </table:table-cell>
          <table:table-cell office:value-type="float" office:value="-5324.01" calcext:value-type="float">
            <text:p>-5324.01</text:p>
          </table:table-cell>
          <table:table-cell office:value-type="float" office:value="10721800" calcext:value-type="float">
            <text:p>10721800</text:p>
          </table:table-cell>
          <table:table-cell office:value-type="float" office:value="2777.63" calcext:value-type="float">
            <text:p>2777.63</text:p>
          </table:table-cell>
          <table:table-cell office:value-type="float" office:value="0" calcext:value-type="float">
            <text:p>0</text:p>
          </table:table-cell>
          <table:table-cell office:value-type="float" office:value="3813220" calcext:value-type="float">
            <text:p>3813220</text:p>
          </table:table-cell>
          <table:table-cell office:value-type="float" office:value="47189900" calcext:value-type="float">
            <text:p>47189900</text:p>
          </table:table-cell>
          <table:table-cell office:value-type="float" office:value="6690080" calcext:value-type="float">
            <text:p>6690080</text:p>
          </table:table-cell>
          <table:table-cell office:value-type="float" office:value="-131083" calcext:value-type="float">
            <text:p>-131083</text:p>
          </table:table-cell>
          <table:table-cell office:value-type="float" office:value="0.795091" calcext:value-type="float">
            <text:p>0.795091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8882100" calcext:value-type="float">
            <text:p>288821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02680" calcext:value-type="float">
            <text:p>202680</text:p>
          </table:table-cell>
          <table:table-cell office:value-type="float" office:value="6630460" calcext:value-type="float">
            <text:p>663046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0" calcext:value-type="float">
            <text:p>0</text:p>
          </table:table-cell>
          <table:table-cell office:value-type="float" office:value="6519420" calcext:value-type="float">
            <text:p>651942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16.7" calcext:value-type="float">
            <text:p>66116.7</text:p>
          </table:table-cell>
          <table:table-cell office:value-type="float" office:value="60946.9" calcext:value-type="float">
            <text:p>60946.9</text:p>
          </table:table-cell>
          <table:table-cell office:value-type="float" office:value="466422" calcext:value-type="float">
            <text:p>466422</text:p>
          </table:table-cell>
          <table:table-cell office:value-type="float" office:value="6783150" calcext:value-type="float">
            <text:p>6783150</text:p>
          </table:table-cell>
          <table:table-cell office:value-type="float" office:value="6519400" calcext:value-type="float">
            <text:p>6519400</text:p>
          </table:table-cell>
          <table:table-cell office:value-type="float" office:value="-7.05006" calcext:value-type="float">
            <text:p>-7.05006</text:p>
          </table:table-cell>
          <table:table-cell office:value-type="float" office:value="6696930" calcext:value-type="float">
            <text:p>66969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5121.7" calcext:value-type="float">
            <text:p>55121.7</text:p>
          </table:table-cell>
          <table:table-cell office:value-type="float" office:value="58274.8" calcext:value-type="float">
            <text:p>58274.8</text:p>
          </table:table-cell>
          <table:table-cell office:value-type="float" office:value="746747" calcext:value-type="float">
            <text:p>746747</text:p>
          </table:table-cell>
          <table:table-cell office:value-type="float" office:value="6969700" calcext:value-type="float">
            <text:p>6969700</text:p>
          </table:table-cell>
          <table:table-cell office:value-type="float" office:value="6689370" calcext:value-type="float">
            <text:p>6689370</text:p>
          </table:table-cell>
          <table:table-cell office:value-type="float" office:value="-3780.95" calcext:value-type="float">
            <text:p>-3780.95</text:p>
          </table:table-cell>
          <table:table-cell office:value-type="float" office:value="10710300" calcext:value-type="float">
            <text:p>10710300</text:p>
          </table:table-cell>
          <table:table-cell office:value-type="float" office:value="2190.04" calcext:value-type="float">
            <text:p>2190.04</text:p>
          </table:table-cell>
          <table:table-cell office:value-type="float" office:value="0" calcext:value-type="float">
            <text:p>0</text:p>
          </table:table-cell>
          <table:table-cell office:value-type="float" office:value="3813470" calcext:value-type="float">
            <text:p>3813470</text:p>
          </table:table-cell>
          <table:table-cell office:value-type="float" office:value="47180900" calcext:value-type="float">
            <text:p>47180900</text:p>
          </table:table-cell>
          <table:table-cell office:value-type="float" office:value="6681320" calcext:value-type="float">
            <text:p>6681320</text:p>
          </table:table-cell>
          <table:table-cell office:value-type="float" office:value="-107756" calcext:value-type="float">
            <text:p>-107756</text:p>
          </table:table-cell>
          <table:table-cell office:value-type="float" office:value="0.795308" calcext:value-type="float">
            <text:p>0.795308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8904200" calcext:value-type="float">
            <text:p>289042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02680" calcext:value-type="float">
            <text:p>202680</text:p>
          </table:table-cell>
          <table:table-cell office:value-type="float" office:value="6630460" calcext:value-type="float">
            <text:p>663046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0" calcext:value-type="float">
            <text:p>0</text:p>
          </table:table-cell>
          <table:table-cell office:value-type="float" office:value="6554900" calcext:value-type="float">
            <text:p>65549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40.3" calcext:value-type="float">
            <text:p>72640.3</text:p>
          </table:table-cell>
          <table:table-cell office:value-type="float" office:value="67470.5" calcext:value-type="float">
            <text:p>67470.5</text:p>
          </table:table-cell>
          <table:table-cell office:value-type="float" office:value="467830" calcext:value-type="float">
            <text:p>467830</text:p>
          </table:table-cell>
          <table:table-cell office:value-type="float" office:value="6820030" calcext:value-type="float">
            <text:p>6820030</text:p>
          </table:table-cell>
          <table:table-cell office:value-type="float" office:value="6554880" calcext:value-type="float">
            <text:p>6554880</text:p>
          </table:table-cell>
          <table:table-cell office:value-type="float" office:value="-5.64005" calcext:value-type="float">
            <text:p>-5.64005</text:p>
          </table:table-cell>
          <table:table-cell office:value-type="float" office:value="6661310" calcext:value-type="float">
            <text:p>66613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7369.5" calcext:value-type="float">
            <text:p>47369.5</text:p>
          </table:table-cell>
          <table:table-cell office:value-type="float" office:value="57046.2" calcext:value-type="float">
            <text:p>57046.2</text:p>
          </table:table-cell>
          <table:table-cell office:value-type="float" office:value="746792" calcext:value-type="float">
            <text:p>746792</text:p>
          </table:table-cell>
          <table:table-cell office:value-type="float" office:value="6933710" calcext:value-type="float">
            <text:p>6933710</text:p>
          </table:table-cell>
          <table:table-cell office:value-type="float" office:value="6654750" calcext:value-type="float">
            <text:p>6654750</text:p>
          </table:table-cell>
          <table:table-cell office:value-type="float" office:value="-2625.15" calcext:value-type="float">
            <text:p>-2625.15</text:p>
          </table:table-cell>
          <table:table-cell office:value-type="float" office:value="10709100" calcext:value-type="float">
            <text:p>10709100</text:p>
          </table:table-cell>
          <table:table-cell office:value-type="float" office:value="3418.67" calcext:value-type="float">
            <text:p>3418.67</text:p>
          </table:table-cell>
          <table:table-cell office:value-type="float" office:value="0" calcext:value-type="float">
            <text:p>0</text:p>
          </table:table-cell>
          <table:table-cell office:value-type="float" office:value="3813670" calcext:value-type="float">
            <text:p>3813670</text:p>
          </table:table-cell>
          <table:table-cell office:value-type="float" office:value="47181700" calcext:value-type="float">
            <text:p>47181700</text:p>
          </table:table-cell>
          <table:table-cell office:value-type="float" office:value="6681920" calcext:value-type="float">
            <text:p>6681920</text:p>
          </table:table-cell>
          <table:table-cell office:value-type="float" office:value="-85393.6" calcext:value-type="float">
            <text:p>-85393.6</text:p>
          </table:table-cell>
          <table:table-cell office:value-type="float" office:value="0.795332" calcext:value-type="float">
            <text:p>0.795332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8926100" calcext:value-type="float">
            <text:p>289261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02680" calcext:value-type="float">
            <text:p>202680</text:p>
          </table:table-cell>
          <table:table-cell office:value-type="float" office:value="6630460" calcext:value-type="float">
            <text:p>663046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0" calcext:value-type="float">
            <text:p>0</text:p>
          </table:table-cell>
          <table:table-cell office:value-type="float" office:value="6579150" calcext:value-type="float">
            <text:p>65791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81.5" calcext:value-type="float">
            <text:p>77481.5</text:p>
          </table:table-cell>
          <table:table-cell office:value-type="float" office:value="72311.7" calcext:value-type="float">
            <text:p>72311.7</text:p>
          </table:table-cell>
          <table:table-cell office:value-type="float" office:value="468794" calcext:value-type="float">
            <text:p>468794</text:p>
          </table:table-cell>
          <table:table-cell office:value-type="float" office:value="6845250" calcext:value-type="float">
            <text:p>6845250</text:p>
          </table:table-cell>
          <table:table-cell office:value-type="float" office:value="6579140" calcext:value-type="float">
            <text:p>6579140</text:p>
          </table:table-cell>
          <table:table-cell office:value-type="float" office:value="-4.23004" calcext:value-type="float">
            <text:p>-4.23004</text:p>
          </table:table-cell>
          <table:table-cell office:value-type="float" office:value="6638860" calcext:value-type="float">
            <text:p>66388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2258.2" calcext:value-type="float">
            <text:p>42258.2</text:p>
          </table:table-cell>
          <table:table-cell office:value-type="float" office:value="56776.1" calcext:value-type="float">
            <text:p>56776.1</text:p>
          </table:table-cell>
          <table:table-cell office:value-type="float" office:value="746888" calcext:value-type="float">
            <text:p>746888</text:p>
          </table:table-cell>
          <table:table-cell office:value-type="float" office:value="6910910" calcext:value-type="float">
            <text:p>6910910</text:p>
          </table:table-cell>
          <table:table-cell office:value-type="float" office:value="6632820" calcext:value-type="float">
            <text:p>6632820</text:p>
          </table:table-cell>
          <table:table-cell office:value-type="float" office:value="-1814.27" calcext:value-type="float">
            <text:p>-1814.27</text:p>
          </table:table-cell>
          <table:table-cell office:value-type="float" office:value="10706600" calcext:value-type="float">
            <text:p>10706600</text:p>
          </table:table-cell>
          <table:table-cell office:value-type="float" office:value="3688.7" calcext:value-type="float">
            <text:p>3688.7</text:p>
          </table:table-cell>
          <table:table-cell office:value-type="float" office:value="0" calcext:value-type="float">
            <text:p>0</text:p>
          </table:table-cell>
          <table:table-cell office:value-type="float" office:value="3813820" calcext:value-type="float">
            <text:p>3813820</text:p>
          </table:table-cell>
          <table:table-cell office:value-type="float" office:value="47180500" calcext:value-type="float">
            <text:p>47180500</text:p>
          </table:table-cell>
          <table:table-cell office:value-type="float" office:value="6680650" calcext:value-type="float">
            <text:p>6680650</text:p>
          </table:table-cell>
          <table:table-cell office:value-type="float" office:value="-63632.9" calcext:value-type="float">
            <text:p>-63632.9</text:p>
          </table:table-cell>
          <table:table-cell office:value-type="float" office:value="0.79538" calcext:value-type="float">
            <text:p>0.79538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8947900" calcext:value-type="float">
            <text:p>289479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02680" calcext:value-type="float">
            <text:p>202680</text:p>
          </table:table-cell>
          <table:table-cell office:value-type="float" office:value="6630460" calcext:value-type="float">
            <text:p>663046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0" calcext:value-type="float">
            <text:p>0</text:p>
          </table:table-cell>
          <table:table-cell office:value-type="float" office:value="6596350" calcext:value-type="float">
            <text:p>65963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41.6" calcext:value-type="float">
            <text:p>81141.6</text:p>
          </table:table-cell>
          <table:table-cell office:value-type="float" office:value="75971.8" calcext:value-type="float">
            <text:p>75971.8</text:p>
          </table:table-cell>
          <table:table-cell office:value-type="float" office:value="469475" calcext:value-type="float">
            <text:p>469475</text:p>
          </table:table-cell>
          <table:table-cell office:value-type="float" office:value="6863130" calcext:value-type="float">
            <text:p>6863130</text:p>
          </table:table-cell>
          <table:table-cell office:value-type="float" office:value="6596330" calcext:value-type="float">
            <text:p>6596330</text:p>
          </table:table-cell>
          <table:table-cell office:value-type="float" office:value="-2.82002" calcext:value-type="float">
            <text:p>-2.82002</text:p>
          </table:table-cell>
          <table:table-cell office:value-type="float" office:value="6623420" calcext:value-type="float">
            <text:p>662342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528.4" calcext:value-type="float">
            <text:p>38528.4</text:p>
          </table:table-cell>
          <table:table-cell office:value-type="float" office:value="56706.4" calcext:value-type="float">
            <text:p>56706.4</text:p>
          </table:table-cell>
          <table:table-cell office:value-type="float" office:value="746962" calcext:value-type="float">
            <text:p>746962</text:p>
          </table:table-cell>
          <table:table-cell office:value-type="float" office:value="6895160" calcext:value-type="float">
            <text:p>6895160</text:p>
          </table:table-cell>
          <table:table-cell office:value-type="float" office:value="6617670" calcext:value-type="float">
            <text:p>6617670</text:p>
          </table:table-cell>
          <table:table-cell office:value-type="float" office:value="-1150.13" calcext:value-type="float">
            <text:p>-1150.13</text:p>
          </table:table-cell>
          <table:table-cell office:value-type="float" office:value="10704500" calcext:value-type="float">
            <text:p>10704500</text:p>
          </table:table-cell>
          <table:table-cell office:value-type="float" office:value="3758.4" calcext:value-type="float">
            <text:p>3758.4</text:p>
          </table:table-cell>
          <table:table-cell office:value-type="float" office:value="0" calcext:value-type="float">
            <text:p>0</text:p>
          </table:table-cell>
          <table:table-cell office:value-type="float" office:value="3813920" calcext:value-type="float">
            <text:p>3813920</text:p>
          </table:table-cell>
          <table:table-cell office:value-type="float" office:value="47179200" calcext:value-type="float">
            <text:p>47179200</text:p>
          </table:table-cell>
          <table:table-cell office:value-type="float" office:value="6679360" calcext:value-type="float">
            <text:p>6679360</text:p>
          </table:table-cell>
          <table:table-cell office:value-type="float" office:value="-42253.8" calcext:value-type="float">
            <text:p>-42253.8</text:p>
          </table:table-cell>
          <table:table-cell office:value-type="float" office:value="0.795452" calcext:value-type="float">
            <text:p>0.795452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8969500" calcext:value-type="float">
            <text:p>28969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02680" calcext:value-type="float">
            <text:p>202680</text:p>
          </table:table-cell>
          <table:table-cell office:value-type="float" office:value="6630460" calcext:value-type="float">
            <text:p>663046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0" calcext:value-type="float">
            <text:p>0</text:p>
          </table:table-cell>
          <table:table-cell office:value-type="float" office:value="6619260" calcext:value-type="float">
            <text:p>66192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84.3" calcext:value-type="float">
            <text:p>85984.3</text:p>
          </table:table-cell>
          <table:table-cell office:value-type="float" office:value="80814.5" calcext:value-type="float">
            <text:p>80814.5</text:p>
          </table:table-cell>
          <table:table-cell office:value-type="float" office:value="470386" calcext:value-type="float">
            <text:p>470386</text:p>
          </table:table-cell>
          <table:table-cell office:value-type="float" office:value="6886960" calcext:value-type="float">
            <text:p>6886960</text:p>
          </table:table-cell>
          <table:table-cell office:value-type="float" office:value="6619250" calcext:value-type="float">
            <text:p>6619250</text:p>
          </table:table-cell>
          <table:table-cell office:value-type="float" office:value="-1.41001" calcext:value-type="float">
            <text:p>-1.41001</text:p>
          </table:table-cell>
          <table:table-cell office:value-type="float" office:value="6681690" calcext:value-type="float">
            <text:p>66816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8617.4" calcext:value-type="float">
            <text:p>48617.4</text:p>
          </table:table-cell>
          <table:table-cell office:value-type="float" office:value="71638.1" calcext:value-type="float">
            <text:p>71638.1</text:p>
          </table:table-cell>
          <table:table-cell office:value-type="float" office:value="750209" calcext:value-type="float">
            <text:p>750209</text:p>
          </table:table-cell>
          <table:table-cell office:value-type="float" office:value="6955980" calcext:value-type="float">
            <text:p>6955980</text:p>
          </table:table-cell>
          <table:table-cell office:value-type="float" office:value="6676160" calcext:value-type="float">
            <text:p>6676160</text:p>
          </table:table-cell>
          <table:table-cell office:value-type="float" office:value="-552.757" calcext:value-type="float">
            <text:p>-552.757</text:p>
          </table:table-cell>
          <table:table-cell office:value-type="float" office:value="10622700" calcext:value-type="float">
            <text:p>10622700</text:p>
          </table:table-cell>
          <table:table-cell office:value-type="float" office:value="-11173.2" calcext:value-type="float">
            <text:p>-11173.2</text:p>
          </table:table-cell>
          <table:table-cell office:value-type="float" office:value="0" calcext:value-type="float">
            <text:p>0</text:p>
          </table:table-cell>
          <table:table-cell office:value-type="float" office:value="3814540" calcext:value-type="float">
            <text:p>3814540</text:p>
          </table:table-cell>
          <table:table-cell office:value-type="float" office:value="47099300" calcext:value-type="float">
            <text:p>47099300</text:p>
          </table:table-cell>
          <table:table-cell office:value-type="float" office:value="6602110" calcext:value-type="float">
            <text:p>6602110</text:p>
          </table:table-cell>
          <table:table-cell office:value-type="float" office:value="-20609.6" calcext:value-type="float">
            <text:p>-20609.6</text:p>
          </table:table-cell>
          <table:table-cell office:value-type="float" office:value="0.795669" calcext:value-type="float">
            <text:p>0.795669</text:p>
          </table:table-cell>
          <table:table-cell table:number-columns-repeated="51"/>
        </table:table-row>
        <table:table-row table:style-name="ro1">
          <table:table-cell office:value-type="float" office:value="6.54" calcext:value-type="float">
            <text:p>6.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990600" calcext:value-type="float">
            <text:p>289906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02680" calcext:value-type="float">
            <text:p>202680</text:p>
          </table:table-cell>
          <table:table-cell office:value-type="float" office:value="6630460" calcext:value-type="float">
            <text:p>6630460</text:p>
          </table:table-cell>
          <table:table-cell office:value-type="float" office:value="5066990" calcext:value-type="float">
            <text:p>5066990</text:p>
          </table:table-cell>
          <table:table-cell office:value-type="float" office:value="0" calcext:value-type="float">
            <text:p>0</text:p>
          </table:table-cell>
          <table:table-cell office:value-type="float" office:value="6644020" calcext:value-type="float">
            <text:p>664402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207.3" calcext:value-type="float">
            <text:p>91207.3</text:p>
          </table:table-cell>
          <table:table-cell office:value-type="float" office:value="86037.5" calcext:value-type="float">
            <text:p>86037.5</text:p>
          </table:table-cell>
          <table:table-cell office:value-type="float" office:value="471362" calcext:value-type="float">
            <text:p>471362</text:p>
          </table:table-cell>
          <table:table-cell office:value-type="float" office:value="6912690" calcext:value-type="float">
            <text:p>6912690</text:p>
          </table:table-cell>
          <table:table-cell office:value-type="float" office:value="6644000" calcext:value-type="float">
            <text:p>6644000</text:p>
          </table:table-cell>
          <table:table-cell office:value-type="float" office:value="0" calcext:value-type="float">
            <text:p>0</text:p>
          </table:table-cell>
          <table:table-cell office:value-type="float" office:value="6664850" calcext:value-type="float">
            <text:p>66648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4060.6" calcext:value-type="float">
            <text:p>44060.6</text:p>
          </table:table-cell>
          <table:table-cell office:value-type="float" office:value="72304.3" calcext:value-type="float">
            <text:p>72304.3</text:p>
          </table:table-cell>
          <table:table-cell office:value-type="float" office:value="750532" calcext:value-type="float">
            <text:p>750532</text:p>
          </table:table-cell>
          <table:table-cell office:value-type="float" office:value="6938660" calcext:value-type="float">
            <text:p>6938660</text:p>
          </table:table-cell>
          <table:table-cell office:value-type="float" office:value="6659490" calcext:value-type="float">
            <text:p>6659490</text:p>
          </table:table-cell>
          <table:table-cell office:value-type="float" office:value="0" calcext:value-type="float">
            <text:p>0</text:p>
          </table:table-cell>
          <table:table-cell office:value-type="float" office:value="10614700" calcext:value-type="float">
            <text:p>10614700</text:p>
          </table:table-cell>
          <table:table-cell office:value-type="float" office:value="-11839.4" calcext:value-type="float">
            <text:p>-11839.4</text:p>
          </table:table-cell>
          <table:table-cell office:value-type="float" office:value="0" calcext:value-type="float">
            <text:p>0</text:p>
          </table:table-cell>
          <table:table-cell office:value-type="float" office:value="4019410" calcext:value-type="float">
            <text:p>4019410</text:p>
          </table:table-cell>
          <table:table-cell office:value-type="float" office:value="47297100" calcext:value-type="float">
            <text:p>47297100</text:p>
          </table:table-cell>
          <table:table-cell office:value-type="float" office:value="6595320" calcext:value-type="float">
            <text:p>6595320</text:p>
          </table:table-cell>
          <table:table-cell office:value-type="float" office:value="0" calcext:value-type="float">
            <text:p>0</text:p>
          </table:table-cell>
          <table:table-cell office:value-type="float" office:value="0.795862" calcext:value-type="float">
            <text:p>0.795862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536200" calcext:value-type="float">
            <text:p>305362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209253" calcext:value-type="float">
            <text:p>209253</text:p>
          </table:table-cell>
          <table:table-cell office:value-type="float" office:value="6801370" calcext:value-type="float">
            <text:p>6801370</text:p>
          </table:table-cell>
          <table:table-cell table:number-columns-repeated="2" office:value-type="float" office:value="5231330" calcext:value-type="float">
            <text:p>523133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22.4" calcext:value-type="float">
            <text:p>55922.4</text:p>
          </table:table-cell>
          <table:table-cell office:value-type="float" office:value="791.547" calcext:value-type="float">
            <text:p>791.547</text:p>
          </table:table-cell>
          <table:table-cell office:value-type="float" office:value="482026" calcext:value-type="float">
            <text:p>482026</text:p>
          </table:table-cell>
          <table:table-cell office:value-type="float" office:value="7057110" calcext:value-type="float">
            <text:p>7057110</text:p>
          </table:table-cell>
          <table:table-cell table:number-columns-repeated="2" office:value-type="float" office:value="6784340" calcext:value-type="float">
            <text:p>678434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368.1" calcext:value-type="float">
            <text:p>58368.1</text:p>
          </table:table-cell>
          <table:table-cell office:value-type="float" office:value="1365.78" calcext:value-type="float">
            <text:p>1365.78</text:p>
          </table:table-cell>
          <table:table-cell office:value-type="float" office:value="774822" calcext:value-type="float">
            <text:p>774822</text:p>
          </table:table-cell>
          <table:table-cell office:value-type="float" office:value="7380100" calcext:value-type="float">
            <text:p>7380100</text:p>
          </table:table-cell>
          <table:table-cell table:number-columns-repeated="2" office:value-type="float" office:value="7087310" calcext:value-type="float">
            <text:p>7087310</text:p>
          </table:table-cell>
          <table:table-cell office:value-type="float" office:value="0" calcext:value-type="float">
            <text:p>0</text:p>
          </table:table-cell>
          <table:table-cell office:value-type="float" office:value="59099.1" calcext:value-type="float">
            <text:p>59099.1</text:p>
          </table:table-cell>
          <table:table-cell office:value-type="float" office:value="0" calcext:value-type="float">
            <text:p>0</text:p>
          </table:table-cell>
          <table:table-cell office:value-type="float" office:value="4023360" calcext:value-type="float">
            <text:p>4023360</text:p>
          </table:table-cell>
          <table:table-cell office:value-type="float" office:value="48091300" calcext:value-type="float">
            <text:p>48091300</text:p>
          </table:table-cell>
          <table:table-cell office:value-type="float" office:value="7409820" calcext:value-type="float">
            <text:p>7409820</text:p>
          </table:table-cell>
          <table:table-cell office:value-type="float" office:value="11433200" calcext:value-type="float">
            <text:p>11433200</text:p>
          </table:table-cell>
          <table:table-cell office:value-type="float" office:value="0.830464" calcext:value-type="float">
            <text:p>0.830464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642800" calcext:value-type="float">
            <text:p>306428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25825" calcext:value-type="float">
            <text:p>225825</text:p>
          </table:table-cell>
          <table:table-cell office:value-type="float" office:value="7232240" calcext:value-type="float">
            <text:p>723224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0" calcext:value-type="float">
            <text:p>0</text:p>
          </table:table-cell>
          <table:table-cell office:value-type="float" office:value="6807420" calcext:value-type="float">
            <text:p>680742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76.8" calcext:value-type="float">
            <text:p>44976.8</text:p>
          </table:table-cell>
          <table:table-cell office:value-type="float" office:value="39807.1" calcext:value-type="float">
            <text:p>39807.1</text:p>
          </table:table-cell>
          <table:table-cell office:value-type="float" office:value="497769" calcext:value-type="float">
            <text:p>497769</text:p>
          </table:table-cell>
          <table:table-cell office:value-type="float" office:value="7068630" calcext:value-type="float">
            <text:p>7068630</text:p>
          </table:table-cell>
          <table:table-cell office:value-type="float" office:value="6796680" calcext:value-type="float">
            <text:p>6796680</text:p>
          </table:table-cell>
          <table:table-cell office:value-type="float" office:value="-9664.8" calcext:value-type="float">
            <text:p>-9664.8</text:p>
          </table:table-cell>
          <table:table-cell office:value-type="float" office:value="7126940" calcext:value-type="float">
            <text:p>712694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9928.2" calcext:value-type="float">
            <text:p>59928.2</text:p>
          </table:table-cell>
          <table:table-cell office:value-type="float" office:value="41941.4" calcext:value-type="float">
            <text:p>41941.4</text:p>
          </table:table-cell>
          <table:table-cell office:value-type="float" office:value="790751" calcext:value-type="float">
            <text:p>790751</text:p>
          </table:table-cell>
          <table:table-cell office:value-type="float" office:value="7395690" calcext:value-type="float">
            <text:p>7395690</text:p>
          </table:table-cell>
          <table:table-cell office:value-type="float" office:value="7102710" calcext:value-type="float">
            <text:p>7102710</text:p>
          </table:table-cell>
          <table:table-cell office:value-type="float" office:value="-21810.4" calcext:value-type="float">
            <text:p>-21810.4</text:p>
          </table:table-cell>
          <table:table-cell office:value-type="float" office:value="11533100" calcext:value-type="float">
            <text:p>11533100</text:p>
          </table:table-cell>
          <table:table-cell office:value-type="float" office:value="18523.4" calcext:value-type="float">
            <text:p>18523.4</text:p>
          </table:table-cell>
          <table:table-cell office:value-type="float" office:value="0" calcext:value-type="float">
            <text:p>0</text:p>
          </table:table-cell>
          <table:table-cell office:value-type="float" office:value="4029550" calcext:value-type="float">
            <text:p>4029550</text:p>
          </table:table-cell>
          <table:table-cell office:value-type="float" office:value="47687700" calcext:value-type="float">
            <text:p>47687700</text:p>
          </table:table-cell>
          <table:table-cell office:value-type="float" office:value="7016020" calcext:value-type="float">
            <text:p>7016020</text:p>
          </table:table-cell>
          <table:table-cell office:value-type="float" office:value="-438793" calcext:value-type="float">
            <text:p>-438793</text:p>
          </table:table-cell>
          <table:table-cell office:value-type="float" office:value="0.833261" calcext:value-type="float">
            <text:p>0.833261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0693100" calcext:value-type="float">
            <text:p>306931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25825" calcext:value-type="float">
            <text:p>225825</text:p>
          </table:table-cell>
          <table:table-cell office:value-type="float" office:value="7232240" calcext:value-type="float">
            <text:p>723224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0" calcext:value-type="float">
            <text:p>0</text:p>
          </table:table-cell>
          <table:table-cell office:value-type="float" office:value="6809330" calcext:value-type="float">
            <text:p>68093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78.1" calcext:value-type="float">
            <text:p>46178.1</text:p>
          </table:table-cell>
          <table:table-cell office:value-type="float" office:value="41008.4" calcext:value-type="float">
            <text:p>41008.4</text:p>
          </table:table-cell>
          <table:table-cell office:value-type="float" office:value="498142" calcext:value-type="float">
            <text:p>498142</text:p>
          </table:table-cell>
          <table:table-cell office:value-type="float" office:value="7080250" calcext:value-type="float">
            <text:p>7080250</text:p>
          </table:table-cell>
          <table:table-cell office:value-type="float" office:value="6807930" calcext:value-type="float">
            <text:p>6807930</text:p>
          </table:table-cell>
          <table:table-cell office:value-type="float" office:value="-1117.3" calcext:value-type="float">
            <text:p>-1117.3</text:p>
          </table:table-cell>
          <table:table-cell office:value-type="float" office:value="7226620" calcext:value-type="float">
            <text:p>722662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9.4465" calcext:value-type="float">
            <text:p>19.4465</text:p>
          </table:table-cell>
          <table:table-cell office:value-type="float" office:value="0" calcext:value-type="float">
            <text:p>0</text:p>
          </table:table-cell>
          <table:table-cell office:value-type="float" office:value="68608.9" calcext:value-type="float">
            <text:p>68608.9</text:p>
          </table:table-cell>
          <table:table-cell office:value-type="float" office:value="51823.5" calcext:value-type="float">
            <text:p>51823.5</text:p>
          </table:table-cell>
          <table:table-cell office:value-type="float" office:value="795191" calcext:value-type="float">
            <text:p>795191</text:p>
          </table:table-cell>
          <table:table-cell office:value-type="float" office:value="7510360" calcext:value-type="float">
            <text:p>7510360</text:p>
          </table:table-cell>
          <table:table-cell office:value-type="float" office:value="7202510" calcext:value-type="float">
            <text:p>7202510</text:p>
          </table:table-cell>
          <table:table-cell office:value-type="float" office:value="-19291.4" calcext:value-type="float">
            <text:p>-19291.4</text:p>
          </table:table-cell>
          <table:table-cell office:value-type="float" office:value="11395000" calcext:value-type="float">
            <text:p>11395000</text:p>
          </table:table-cell>
          <table:table-cell office:value-type="float" office:value="8442.37" calcext:value-type="float">
            <text:p>8442.37</text:p>
          </table:table-cell>
          <table:table-cell office:value-type="float" office:value="0" calcext:value-type="float">
            <text:p>0</text:p>
          </table:table-cell>
          <table:table-cell office:value-type="float" office:value="4030440" calcext:value-type="float">
            <text:p>4030440</text:p>
          </table:table-cell>
          <table:table-cell office:value-type="float" office:value="47568100" calcext:value-type="float">
            <text:p>47568100</text:p>
          </table:table-cell>
          <table:table-cell office:value-type="float" office:value="6910760" calcext:value-type="float">
            <text:p>6910760</text:p>
          </table:table-cell>
          <table:table-cell office:value-type="float" office:value="-363009" calcext:value-type="float">
            <text:p>-363009</text:p>
          </table:table-cell>
          <table:table-cell office:value-type="float" office:value="0.83343" calcext:value-type="float">
            <text:p>0.83343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0740500" calcext:value-type="float">
            <text:p>30740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25825" calcext:value-type="float">
            <text:p>225825</text:p>
          </table:table-cell>
          <table:table-cell office:value-type="float" office:value="7232240" calcext:value-type="float">
            <text:p>723224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0" calcext:value-type="float">
            <text:p>0</text:p>
          </table:table-cell>
          <table:table-cell office:value-type="float" office:value="6854750" calcext:value-type="float">
            <text:p>68547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503" calcext:value-type="float">
            <text:p>50503</text:p>
          </table:table-cell>
          <table:table-cell office:value-type="float" office:value="45333.2" calcext:value-type="float">
            <text:p>45333.2</text:p>
          </table:table-cell>
          <table:table-cell office:value-type="float" office:value="500014" calcext:value-type="float">
            <text:p>500014</text:p>
          </table:table-cell>
          <table:table-cell office:value-type="float" office:value="7128920" calcext:value-type="float">
            <text:p>7128920</text:p>
          </table:table-cell>
          <table:table-cell office:value-type="float" office:value="6854730" calcext:value-type="float">
            <text:p>6854730</text:p>
          </table:table-cell>
          <table:table-cell office:value-type="float" office:value="-19.7402" calcext:value-type="float">
            <text:p>-19.7402</text:p>
          </table:table-cell>
          <table:table-cell office:value-type="float" office:value="7196600" calcext:value-type="float">
            <text:p>71966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9.4551" calcext:value-type="float">
            <text:p>19.4551</text:p>
          </table:table-cell>
          <table:table-cell office:value-type="float" office:value="0" calcext:value-type="float">
            <text:p>0</text:p>
          </table:table-cell>
          <table:table-cell office:value-type="float" office:value="65108.2" calcext:value-type="float">
            <text:p>65108.2</text:p>
          </table:table-cell>
          <table:table-cell office:value-type="float" office:value="52647.6" calcext:value-type="float">
            <text:p>52647.6</text:p>
          </table:table-cell>
          <table:table-cell office:value-type="float" office:value="795977" calcext:value-type="float">
            <text:p>795977</text:p>
          </table:table-cell>
          <table:table-cell office:value-type="float" office:value="7481830" calcext:value-type="float">
            <text:p>7481830</text:p>
          </table:table-cell>
          <table:table-cell office:value-type="float" office:value="7175220" calcext:value-type="float">
            <text:p>7175220</text:p>
          </table:table-cell>
          <table:table-cell office:value-type="float" office:value="-14966.6" calcext:value-type="float">
            <text:p>-14966.6</text:p>
          </table:table-cell>
          <table:table-cell office:value-type="float" office:value="11370700" calcext:value-type="float">
            <text:p>11370700</text:p>
          </table:table-cell>
          <table:table-cell office:value-type="float" office:value="7621.36" calcext:value-type="float">
            <text:p>7621.36</text:p>
          </table:table-cell>
          <table:table-cell office:value-type="float" office:value="0" calcext:value-type="float">
            <text:p>0</text:p>
          </table:table-cell>
          <table:table-cell office:value-type="float" office:value="4030820" calcext:value-type="float">
            <text:p>4030820</text:p>
          </table:table-cell>
          <table:table-cell office:value-type="float" office:value="47551000" calcext:value-type="float">
            <text:p>47551000</text:p>
          </table:table-cell>
          <table:table-cell office:value-type="float" office:value="6893890" calcext:value-type="float">
            <text:p>6893890</text:p>
          </table:table-cell>
          <table:table-cell office:value-type="float" office:value="-312170" calcext:value-type="float">
            <text:p>-312170</text:p>
          </table:table-cell>
          <table:table-cell office:value-type="float" office:value="0.833406" calcext:value-type="float">
            <text:p>0.833406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30786200" calcext:value-type="float">
            <text:p>307862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25825" calcext:value-type="float">
            <text:p>225825</text:p>
          </table:table-cell>
          <table:table-cell office:value-type="float" office:value="7232240" calcext:value-type="float">
            <text:p>723224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0" calcext:value-type="float">
            <text:p>0</text:p>
          </table:table-cell>
          <table:table-cell office:value-type="float" office:value="6909170" calcext:value-type="float">
            <text:p>69091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29.6" calcext:value-type="float">
            <text:p>55329.6</text:p>
          </table:table-cell>
          <table:table-cell office:value-type="float" office:value="50159.8" calcext:value-type="float">
            <text:p>50159.8</text:p>
          </table:table-cell>
          <table:table-cell office:value-type="float" office:value="502191" calcext:value-type="float">
            <text:p>502191</text:p>
          </table:table-cell>
          <table:table-cell office:value-type="float" office:value="7185510" calcext:value-type="float">
            <text:p>7185510</text:p>
          </table:table-cell>
          <table:table-cell office:value-type="float" office:value="6909140" calcext:value-type="float">
            <text:p>6909140</text:p>
          </table:table-cell>
          <table:table-cell office:value-type="float" office:value="-16.9201" calcext:value-type="float">
            <text:p>-16.9201</text:p>
          </table:table-cell>
          <table:table-cell office:value-type="float" office:value="7187910" calcext:value-type="float">
            <text:p>71879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9.4832" calcext:value-type="float">
            <text:p>19.4832</text:p>
          </table:table-cell>
          <table:table-cell office:value-type="float" office:value="0" calcext:value-type="float">
            <text:p>0</text:p>
          </table:table-cell>
          <table:table-cell office:value-type="float" office:value="63763.1" calcext:value-type="float">
            <text:p>63763.1</text:p>
          </table:table-cell>
          <table:table-cell office:value-type="float" office:value="56129.1" calcext:value-type="float">
            <text:p>56129.1</text:p>
          </table:table-cell>
          <table:table-cell office:value-type="float" office:value="797932" calcext:value-type="float">
            <text:p>797932</text:p>
          </table:table-cell>
          <table:table-cell office:value-type="float" office:value="7475430" calcext:value-type="float">
            <text:p>7475430</text:p>
          </table:table-cell>
          <table:table-cell office:value-type="float" office:value="7169600" calcext:value-type="float">
            <text:p>7169600</text:p>
          </table:table-cell>
          <table:table-cell office:value-type="float" office:value="-10989" calcext:value-type="float">
            <text:p>-10989</text:p>
          </table:table-cell>
          <table:table-cell office:value-type="float" office:value="11315400" calcext:value-type="float">
            <text:p>11315400</text:p>
          </table:table-cell>
          <table:table-cell office:value-type="float" office:value="4149.91" calcext:value-type="float">
            <text:p>4149.91</text:p>
          </table:table-cell>
          <table:table-cell office:value-type="float" office:value="0" calcext:value-type="float">
            <text:p>0</text:p>
          </table:table-cell>
          <table:table-cell office:value-type="float" office:value="4031410" calcext:value-type="float">
            <text:p>4031410</text:p>
          </table:table-cell>
          <table:table-cell office:value-type="float" office:value="47505500" calcext:value-type="float">
            <text:p>47505500</text:p>
          </table:table-cell>
          <table:table-cell office:value-type="float" office:value="6849180" calcext:value-type="float">
            <text:p>6849180</text:p>
          </table:table-cell>
          <table:table-cell office:value-type="float" office:value="-260883" calcext:value-type="float">
            <text:p>-260883</text:p>
          </table:table-cell>
          <table:table-cell office:value-type="float" office:value="0.833695" calcext:value-type="float">
            <text:p>0.833695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0831200" calcext:value-type="float">
            <text:p>308312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25825" calcext:value-type="float">
            <text:p>225825</text:p>
          </table:table-cell>
          <table:table-cell office:value-type="float" office:value="7232240" calcext:value-type="float">
            <text:p>723224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0" calcext:value-type="float">
            <text:p>0</text:p>
          </table:table-cell>
          <table:table-cell office:value-type="float" office:value="6970540" calcext:value-type="float">
            <text:p>697054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30.2" calcext:value-type="float">
            <text:p>61030.2</text:p>
          </table:table-cell>
          <table:table-cell office:value-type="float" office:value="55860.4" calcext:value-type="float">
            <text:p>55860.4</text:p>
          </table:table-cell>
          <table:table-cell office:value-type="float" office:value="504646" calcext:value-type="float">
            <text:p>504646</text:p>
          </table:table-cell>
          <table:table-cell office:value-type="float" office:value="7249330" calcext:value-type="float">
            <text:p>7249330</text:p>
          </table:table-cell>
          <table:table-cell office:value-type="float" office:value="6970510" calcext:value-type="float">
            <text:p>6970510</text:p>
          </table:table-cell>
          <table:table-cell office:value-type="float" office:value="-14.1001" calcext:value-type="float">
            <text:p>-14.1001</text:p>
          </table:table-cell>
          <table:table-cell office:value-type="float" office:value="7140730" calcext:value-type="float">
            <text:p>71407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9.4878" calcext:value-type="float">
            <text:p>19.4878</text:p>
          </table:table-cell>
          <table:table-cell office:value-type="float" office:value="0" calcext:value-type="float">
            <text:p>0</text:p>
          </table:table-cell>
          <table:table-cell office:value-type="float" office:value="58617.2" calcext:value-type="float">
            <text:p>58617.2</text:p>
          </table:table-cell>
          <table:table-cell office:value-type="float" office:value="56683.8" calcext:value-type="float">
            <text:p>56683.8</text:p>
          </table:table-cell>
          <table:table-cell office:value-type="float" office:value="798606" calcext:value-type="float">
            <text:p>798606</text:p>
          </table:table-cell>
          <table:table-cell office:value-type="float" office:value="7428910" calcext:value-type="float">
            <text:p>7428910</text:p>
          </table:table-cell>
          <table:table-cell office:value-type="float" office:value="7124940" calcext:value-type="float">
            <text:p>7124940</text:p>
          </table:table-cell>
          <table:table-cell office:value-type="float" office:value="-7890.59" calcext:value-type="float">
            <text:p>-7890.59</text:p>
          </table:table-cell>
          <table:table-cell office:value-type="float" office:value="11296900" calcext:value-type="float">
            <text:p>11296900</text:p>
          </table:table-cell>
          <table:table-cell office:value-type="float" office:value="3596.82" calcext:value-type="float">
            <text:p>3596.82</text:p>
          </table:table-cell>
          <table:table-cell office:value-type="float" office:value="0" calcext:value-type="float">
            <text:p>0</text:p>
          </table:table-cell>
          <table:table-cell office:value-type="float" office:value="4031870" calcext:value-type="float">
            <text:p>4031870</text:p>
          </table:table-cell>
          <table:table-cell office:value-type="float" office:value="47491700" calcext:value-type="float">
            <text:p>47491700</text:p>
          </table:table-cell>
          <table:table-cell office:value-type="float" office:value="6835590" calcext:value-type="float">
            <text:p>6835590</text:p>
          </table:table-cell>
          <table:table-cell office:value-type="float" office:value="-214731" calcext:value-type="float">
            <text:p>-214731</text:p>
          </table:table-cell>
          <table:table-cell office:value-type="float" office:value="0.833743" calcext:value-type="float">
            <text:p>0.833743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30875300" calcext:value-type="float">
            <text:p>308753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25825" calcext:value-type="float">
            <text:p>225825</text:p>
          </table:table-cell>
          <table:table-cell office:value-type="float" office:value="7232240" calcext:value-type="float">
            <text:p>723224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0" calcext:value-type="float">
            <text:p>0</text:p>
          </table:table-cell>
          <table:table-cell office:value-type="float" office:value="7044490" calcext:value-type="float">
            <text:p>70444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80.6" calcext:value-type="float">
            <text:p>68280.6</text:p>
          </table:table-cell>
          <table:table-cell office:value-type="float" office:value="63110.8" calcext:value-type="float">
            <text:p>63110.8</text:p>
          </table:table-cell>
          <table:table-cell office:value-type="float" office:value="507604" calcext:value-type="float">
            <text:p>507604</text:p>
          </table:table-cell>
          <table:table-cell office:value-type="float" office:value="7326240" calcext:value-type="float">
            <text:p>7326240</text:p>
          </table:table-cell>
          <table:table-cell office:value-type="float" office:value="7044460" calcext:value-type="float">
            <text:p>7044460</text:p>
          </table:table-cell>
          <table:table-cell office:value-type="float" office:value="-11.2801" calcext:value-type="float">
            <text:p>-11.2801</text:p>
          </table:table-cell>
          <table:table-cell office:value-type="float" office:value="7071570" calcext:value-type="float">
            <text:p>70715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9.501" calcext:value-type="float">
            <text:p>19.501</text:p>
          </table:table-cell>
          <table:table-cell office:value-type="float" office:value="0" calcext:value-type="float">
            <text:p>0</text:p>
          </table:table-cell>
          <table:table-cell office:value-type="float" office:value="50364.5" calcext:value-type="float">
            <text:p>50364.5</text:p>
          </table:table-cell>
          <table:table-cell office:value-type="float" office:value="55681.5" calcext:value-type="float">
            <text:p>55681.5</text:p>
          </table:table-cell>
          <table:table-cell office:value-type="float" office:value="798883" calcext:value-type="float">
            <text:p>798883</text:p>
          </table:table-cell>
          <table:table-cell office:value-type="float" office:value="7358920" calcext:value-type="float">
            <text:p>7358920</text:p>
          </table:table-cell>
          <table:table-cell office:value-type="float" office:value="7057900" calcext:value-type="float">
            <text:p>7057900</text:p>
          </table:table-cell>
          <table:table-cell office:value-type="float" office:value="-5469.06" calcext:value-type="float">
            <text:p>-5469.06</text:p>
          </table:table-cell>
          <table:table-cell office:value-type="float" office:value="11289100" calcext:value-type="float">
            <text:p>11289100</text:p>
          </table:table-cell>
          <table:table-cell office:value-type="float" office:value="4603.9" calcext:value-type="float">
            <text:p>4603.9</text:p>
          </table:table-cell>
          <table:table-cell office:value-type="float" office:value="0" calcext:value-type="float">
            <text:p>0</text:p>
          </table:table-cell>
          <table:table-cell office:value-type="float" office:value="4032320" calcext:value-type="float">
            <text:p>4032320</text:p>
          </table:table-cell>
          <table:table-cell office:value-type="float" office:value="47488500" calcext:value-type="float">
            <text:p>47488500</text:p>
          </table:table-cell>
          <table:table-cell office:value-type="float" office:value="6831890" calcext:value-type="float">
            <text:p>6831890</text:p>
          </table:table-cell>
          <table:table-cell office:value-type="float" office:value="-169949" calcext:value-type="float">
            <text:p>-169949</text:p>
          </table:table-cell>
          <table:table-cell office:value-type="float" office:value="0.834008" calcext:value-type="float">
            <text:p>0.834008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30919000" calcext:value-type="float">
            <text:p>309190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25825" calcext:value-type="float">
            <text:p>225825</text:p>
          </table:table-cell>
          <table:table-cell office:value-type="float" office:value="7232240" calcext:value-type="float">
            <text:p>723224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0" calcext:value-type="float">
            <text:p>0</text:p>
          </table:table-cell>
          <table:table-cell office:value-type="float" office:value="7097090" calcext:value-type="float">
            <text:p>70970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440" calcext:value-type="float">
            <text:p>73440</text:p>
          </table:table-cell>
          <table:table-cell office:value-type="float" office:value="68270.2" calcext:value-type="float">
            <text:p>68270.2</text:p>
          </table:table-cell>
          <table:table-cell office:value-type="float" office:value="509708" calcext:value-type="float">
            <text:p>509708</text:p>
          </table:table-cell>
          <table:table-cell office:value-type="float" office:value="7380950" calcext:value-type="float">
            <text:p>7380950</text:p>
          </table:table-cell>
          <table:table-cell office:value-type="float" office:value="7097060" calcext:value-type="float">
            <text:p>7097060</text:p>
          </table:table-cell>
          <table:table-cell office:value-type="float" office:value="-8.46007" calcext:value-type="float">
            <text:p>-8.46007</text:p>
          </table:table-cell>
          <table:table-cell office:value-type="float" office:value="7022560" calcext:value-type="float">
            <text:p>70225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9.5041" calcext:value-type="float">
            <text:p>19.5041</text:p>
          </table:table-cell>
          <table:table-cell office:value-type="float" office:value="0" calcext:value-type="float">
            <text:p>0</text:p>
          </table:table-cell>
          <table:table-cell office:value-type="float" office:value="44900.3" calcext:value-type="float">
            <text:p>44900.3</text:p>
          </table:table-cell>
          <table:table-cell office:value-type="float" office:value="55376.7" calcext:value-type="float">
            <text:p>55376.7</text:p>
          </table:table-cell>
          <table:table-cell office:value-type="float" office:value="799067" calcext:value-type="float">
            <text:p>799067</text:p>
          </table:table-cell>
          <table:table-cell office:value-type="float" office:value="7309090" calcext:value-type="float">
            <text:p>7309090</text:p>
          </table:table-cell>
          <table:table-cell office:value-type="float" office:value="7010050" calcext:value-type="float">
            <text:p>7010050</text:p>
          </table:table-cell>
          <table:table-cell office:value-type="float" office:value="-3752.83" calcext:value-type="float">
            <text:p>-3752.83</text:p>
          </table:table-cell>
          <table:table-cell office:value-type="float" office:value="11284000" calcext:value-type="float">
            <text:p>11284000</text:p>
          </table:table-cell>
          <table:table-cell office:value-type="float" office:value="4909.84" calcext:value-type="float">
            <text:p>4909.84</text:p>
          </table:table-cell>
          <table:table-cell office:value-type="float" office:value="0" calcext:value-type="float">
            <text:p>0</text:p>
          </table:table-cell>
          <table:table-cell office:value-type="float" office:value="4032650" calcext:value-type="float">
            <text:p>4032650</text:p>
          </table:table-cell>
          <table:table-cell office:value-type="float" office:value="47486200" calcext:value-type="float">
            <text:p>47486200</text:p>
          </table:table-cell>
          <table:table-cell office:value-type="float" office:value="6829420" calcext:value-type="float">
            <text:p>6829420</text:p>
          </table:table-cell>
          <table:table-cell office:value-type="float" office:value="-126591" calcext:value-type="float">
            <text:p>-126591</text:p>
          </table:table-cell>
          <table:table-cell office:value-type="float" office:value="0.834008" calcext:value-type="float">
            <text:p>0.834008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0962300" calcext:value-type="float">
            <text:p>309623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25825" calcext:value-type="float">
            <text:p>225825</text:p>
          </table:table-cell>
          <table:table-cell office:value-type="float" office:value="7232240" calcext:value-type="float">
            <text:p>723224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0" calcext:value-type="float">
            <text:p>0</text:p>
          </table:table-cell>
          <table:table-cell office:value-type="float" office:value="7129360" calcext:value-type="float">
            <text:p>7129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31.6" calcext:value-type="float">
            <text:p>77031.6</text:p>
          </table:table-cell>
          <table:table-cell office:value-type="float" office:value="71861.9" calcext:value-type="float">
            <text:p>71861.9</text:p>
          </table:table-cell>
          <table:table-cell office:value-type="float" office:value="510998" calcext:value-type="float">
            <text:p>510998</text:p>
          </table:table-cell>
          <table:table-cell office:value-type="float" office:value="7414500" calcext:value-type="float">
            <text:p>7414500</text:p>
          </table:table-cell>
          <table:table-cell office:value-type="float" office:value="7129330" calcext:value-type="float">
            <text:p>7129330</text:p>
          </table:table-cell>
          <table:table-cell office:value-type="float" office:value="-5.64005" calcext:value-type="float">
            <text:p>-5.64005</text:p>
          </table:table-cell>
          <table:table-cell office:value-type="float" office:value="6993240" calcext:value-type="float">
            <text:p>699324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9.5069" calcext:value-type="float">
            <text:p>19.5069</text:p>
          </table:table-cell>
          <table:table-cell office:value-type="float" office:value="0" calcext:value-type="float">
            <text:p>0</text:p>
          </table:table-cell>
          <table:table-cell office:value-type="float" office:value="41098.3" calcext:value-type="float">
            <text:p>41098.3</text:p>
          </table:table-cell>
          <table:table-cell office:value-type="float" office:value="55166.4" calcext:value-type="float">
            <text:p>55166.4</text:p>
          </table:table-cell>
          <table:table-cell office:value-type="float" office:value="799204" calcext:value-type="float">
            <text:p>799204</text:p>
          </table:table-cell>
          <table:table-cell office:value-type="float" office:value="7279120" calcext:value-type="float">
            <text:p>7279120</text:p>
          </table:table-cell>
          <table:table-cell office:value-type="float" office:value="6981290" calcext:value-type="float">
            <text:p>6981290</text:p>
          </table:table-cell>
          <table:table-cell office:value-type="float" office:value="-2389.93" calcext:value-type="float">
            <text:p>-2389.93</text:p>
          </table:table-cell>
          <table:table-cell office:value-type="float" office:value="11280500" calcext:value-type="float">
            <text:p>11280500</text:p>
          </table:table-cell>
          <table:table-cell office:value-type="float" office:value="5121.16" calcext:value-type="float">
            <text:p>5121.16</text:p>
          </table:table-cell>
          <table:table-cell office:value-type="float" office:value="0" calcext:value-type="float">
            <text:p>0</text:p>
          </table:table-cell>
          <table:table-cell office:value-type="float" office:value="4032850" calcext:value-type="float">
            <text:p>4032850</text:p>
          </table:table-cell>
          <table:table-cell office:value-type="float" office:value="47484200" calcext:value-type="float">
            <text:p>47484200</text:p>
          </table:table-cell>
          <table:table-cell office:value-type="float" office:value="6827340" calcext:value-type="float">
            <text:p>6827340</text:p>
          </table:table-cell>
          <table:table-cell office:value-type="float" office:value="-84072.6" calcext:value-type="float">
            <text:p>-84072.6</text:p>
          </table:table-cell>
          <table:table-cell office:value-type="float" office:value="0.834033" calcext:value-type="float">
            <text:p>0.834033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31005400" calcext:value-type="float">
            <text:p>310054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25825" calcext:value-type="float">
            <text:p>225825</text:p>
          </table:table-cell>
          <table:table-cell office:value-type="float" office:value="7232240" calcext:value-type="float">
            <text:p>723224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0" calcext:value-type="float">
            <text:p>0</text:p>
          </table:table-cell>
          <table:table-cell office:value-type="float" office:value="7178740" calcext:value-type="float">
            <text:p>717874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70.2" calcext:value-type="float">
            <text:p>82070.2</text:p>
          </table:table-cell>
          <table:table-cell office:value-type="float" office:value="76900.5" calcext:value-type="float">
            <text:p>76900.5</text:p>
          </table:table-cell>
          <table:table-cell office:value-type="float" office:value="512973" calcext:value-type="float">
            <text:p>512973</text:p>
          </table:table-cell>
          <table:table-cell office:value-type="float" office:value="7465860" calcext:value-type="float">
            <text:p>7465860</text:p>
          </table:table-cell>
          <table:table-cell office:value-type="float" office:value="7178710" calcext:value-type="float">
            <text:p>7178710</text:p>
          </table:table-cell>
          <table:table-cell office:value-type="float" office:value="-2.82002" calcext:value-type="float">
            <text:p>-2.82002</text:p>
          </table:table-cell>
          <table:table-cell office:value-type="float" office:value="7106360" calcext:value-type="float">
            <text:p>71063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9.5092" calcext:value-type="float">
            <text:p>19.5092</text:p>
          </table:table-cell>
          <table:table-cell office:value-type="float" office:value="0" calcext:value-type="float">
            <text:p>0</text:p>
          </table:table-cell>
          <table:table-cell office:value-type="float" office:value="51320.7" calcext:value-type="float">
            <text:p>51320.7</text:p>
          </table:table-cell>
          <table:table-cell office:value-type="float" office:value="70427.4" calcext:value-type="float">
            <text:p>70427.4</text:p>
          </table:table-cell>
          <table:table-cell office:value-type="float" office:value="805721" calcext:value-type="float">
            <text:p>805721</text:p>
          </table:table-cell>
          <table:table-cell office:value-type="float" office:value="7397290" calcext:value-type="float">
            <text:p>7397290</text:p>
          </table:table-cell>
          <table:table-cell office:value-type="float" office:value="7094960" calcext:value-type="float">
            <text:p>7094960</text:p>
          </table:table-cell>
          <table:table-cell office:value-type="float" office:value="-1139.65" calcext:value-type="float">
            <text:p>-1139.65</text:p>
          </table:table-cell>
          <table:table-cell office:value-type="float" office:value="11116800" calcext:value-type="float">
            <text:p>11116800</text:p>
          </table:table-cell>
          <table:table-cell office:value-type="float" office:value="-10139" calcext:value-type="float">
            <text:p>-10139</text:p>
          </table:table-cell>
          <table:table-cell office:value-type="float" office:value="0" calcext:value-type="float">
            <text:p>0</text:p>
          </table:table-cell>
          <table:table-cell office:value-type="float" office:value="4034110" calcext:value-type="float">
            <text:p>4034110</text:p>
          </table:table-cell>
          <table:table-cell office:value-type="float" office:value="47324500" calcext:value-type="float">
            <text:p>47324500</text:p>
          </table:table-cell>
          <table:table-cell office:value-type="float" office:value="6672780" calcext:value-type="float">
            <text:p>6672780</text:p>
          </table:table-cell>
          <table:table-cell office:value-type="float" office:value="-40988.3" calcext:value-type="float">
            <text:p>-40988.3</text:p>
          </table:table-cell>
          <table:table-cell office:value-type="float" office:value="0.834201" calcext:value-type="float">
            <text:p>0.834201</text:p>
          </table:table-cell>
          <table:table-cell table:number-columns-repeated="51"/>
        </table:table-row>
        <table:table-row table:style-name="ro1">
          <table:table-cell office:value-type="float" office:value="13.08" calcext:value-type="float">
            <text:p>13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47300" calcext:value-type="float">
            <text:p>310473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25825" calcext:value-type="float">
            <text:p>225825</text:p>
          </table:table-cell>
          <table:table-cell office:value-type="float" office:value="7232240" calcext:value-type="float">
            <text:p>7232240</text:p>
          </table:table-cell>
          <table:table-cell office:value-type="float" office:value="5645630" calcext:value-type="float">
            <text:p>5645630</text:p>
          </table:table-cell>
          <table:table-cell office:value-type="float" office:value="0" calcext:value-type="float">
            <text:p>0</text:p>
          </table:table-cell>
          <table:table-cell office:value-type="float" office:value="7227450" calcext:value-type="float">
            <text:p>72274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323.3" calcext:value-type="float">
            <text:p>87323.3</text:p>
          </table:table-cell>
          <table:table-cell office:value-type="float" office:value="82153.6" calcext:value-type="float">
            <text:p>82153.6</text:p>
          </table:table-cell>
          <table:table-cell office:value-type="float" office:value="514922" calcext:value-type="float">
            <text:p>514922</text:p>
          </table:table-cell>
          <table:table-cell office:value-type="float" office:value="7516520" calcext:value-type="float">
            <text:p>7516520</text:p>
          </table:table-cell>
          <table:table-cell office:value-type="float" office:value="7227420" calcext:value-type="float">
            <text:p>7227420</text:p>
          </table:table-cell>
          <table:table-cell office:value-type="float" office:value="0" calcext:value-type="float">
            <text:p>0</text:p>
          </table:table-cell>
          <table:table-cell office:value-type="float" office:value="7073010" calcext:value-type="float">
            <text:p>70730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9.5112" calcext:value-type="float">
            <text:p>19.5112</text:p>
          </table:table-cell>
          <table:table-cell office:value-type="float" office:value="0" calcext:value-type="float">
            <text:p>0</text:p>
          </table:table-cell>
          <table:table-cell office:value-type="float" office:value="46755.5" calcext:value-type="float">
            <text:p>46755.5</text:p>
          </table:table-cell>
          <table:table-cell office:value-type="float" office:value="71115.2" calcext:value-type="float">
            <text:p>71115.2</text:p>
          </table:table-cell>
          <table:table-cell office:value-type="float" office:value="806349" calcext:value-type="float">
            <text:p>806349</text:p>
          </table:table-cell>
          <table:table-cell office:value-type="float" office:value="7362930" calcext:value-type="float">
            <text:p>7362930</text:p>
          </table:table-cell>
          <table:table-cell office:value-type="float" office:value="7061950" calcext:value-type="float">
            <text:p>7061950</text:p>
          </table:table-cell>
          <table:table-cell office:value-type="float" office:value="0" calcext:value-type="float">
            <text:p>0</text:p>
          </table:table-cell>
          <table:table-cell office:value-type="float" office:value="11101200" calcext:value-type="float">
            <text:p>11101200</text:p>
          </table:table-cell>
          <table:table-cell office:value-type="float" office:value="-10826.1" calcext:value-type="float">
            <text:p>-10826.1</text:p>
          </table:table-cell>
          <table:table-cell office:value-type="float" office:value="0" calcext:value-type="float">
            <text:p>0</text:p>
          </table:table-cell>
          <table:table-cell office:value-type="float" office:value="4441580" calcext:value-type="float">
            <text:p>4441580</text:p>
          </table:table-cell>
          <table:table-cell office:value-type="float" office:value="47718200" calcext:value-type="float">
            <text:p>47718200</text:p>
          </table:table-cell>
          <table:table-cell office:value-type="float" office:value="6659640" calcext:value-type="float">
            <text:p>6659640</text:p>
          </table:table-cell>
          <table:table-cell office:value-type="float" office:value="0" calcext:value-type="float">
            <text:p>0</text:p>
          </table:table-cell>
          <table:table-cell office:value-type="float" office:value="0.834298" calcext:value-type="float">
            <text:p>0.834298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148000" calcext:value-type="float">
            <text:p>341480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238972" calcext:value-type="float">
            <text:p>238972</text:p>
          </table:table-cell>
          <table:table-cell office:value-type="float" office:value="7574060" calcext:value-type="float">
            <text:p>7574060</text:p>
          </table:table-cell>
          <table:table-cell table:number-columns-repeated="2" office:value-type="float" office:value="5974300" calcext:value-type="float">
            <text:p>597430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83.1" calcext:value-type="float">
            <text:p>55183.1</text:p>
          </table:table-cell>
          <table:table-cell office:value-type="float" office:value="52.2912" calcext:value-type="float">
            <text:p>52.2912</text:p>
          </table:table-cell>
          <table:table-cell office:value-type="float" office:value="540201" calcext:value-type="float">
            <text:p>540201</text:p>
          </table:table-cell>
          <table:table-cell office:value-type="float" office:value="7875350" calcext:value-type="float">
            <text:p>7875350</text:p>
          </table:table-cell>
          <table:table-cell table:number-columns-repeated="2" office:value-type="float" office:value="7530720" calcext:value-type="float">
            <text:p>753072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037" calcext:value-type="float">
            <text:p>17.037</text:p>
          </table:table-cell>
          <table:table-cell office:value-type="float" office:value="0" calcext:value-type="float">
            <text:p>0</text:p>
          </table:table-cell>
          <table:table-cell office:value-type="float" office:value="57139.8" calcext:value-type="float">
            <text:p>57139.8</text:p>
          </table:table-cell>
          <table:table-cell office:value-type="float" office:value="197.393" calcext:value-type="float">
            <text:p>197.393</text:p>
          </table:table-cell>
          <table:table-cell office:value-type="float" office:value="860546" calcext:value-type="float">
            <text:p>860546</text:p>
          </table:table-cell>
          <table:table-cell office:value-type="float" office:value="8232040" calcext:value-type="float">
            <text:p>8232040</text:p>
          </table:table-cell>
          <table:table-cell table:number-columns-repeated="2" office:value-type="float" office:value="7897230" calcext:value-type="float">
            <text:p>7897230</text:p>
          </table:table-cell>
          <table:table-cell office:value-type="float" office:value="0" calcext:value-type="float">
            <text:p>0</text:p>
          </table:table-cell>
          <table:table-cell office:value-type="float" office:value="59202" calcext:value-type="float">
            <text:p>59202</text:p>
          </table:table-cell>
          <table:table-cell office:value-type="float" office:value="0" calcext:value-type="float">
            <text:p>0</text:p>
          </table:table-cell>
          <table:table-cell office:value-type="float" office:value="4472600" calcext:value-type="float">
            <text:p>4472600</text:p>
          </table:table-cell>
          <table:table-cell office:value-type="float" office:value="49260200" calcext:value-type="float">
            <text:p>49260200</text:p>
          </table:table-cell>
          <table:table-cell office:value-type="float" office:value="8273100" calcext:value-type="float">
            <text:p>8273100</text:p>
          </table:table-cell>
          <table:table-cell office:value-type="float" office:value="12745700" calcext:value-type="float">
            <text:p>12745700</text:p>
          </table:table-cell>
          <table:table-cell office:value-type="float" office:value="0.878448" calcext:value-type="float">
            <text:p>0.878448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4362600" calcext:value-type="float">
            <text:p>343626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72116" calcext:value-type="float">
            <text:p>272116</text:p>
          </table:table-cell>
          <table:table-cell office:value-type="float" office:value="8435800" calcext:value-type="float">
            <text:p>843580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0" calcext:value-type="float">
            <text:p>0</text:p>
          </table:table-cell>
          <table:table-cell office:value-type="float" office:value="7535340" calcext:value-type="float">
            <text:p>753534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70.4" calcext:value-type="float">
            <text:p>40570.4</text:p>
          </table:table-cell>
          <table:table-cell office:value-type="float" office:value="35400.7" calcext:value-type="float">
            <text:p>35400.7</text:p>
          </table:table-cell>
          <table:table-cell office:value-type="float" office:value="572671" calcext:value-type="float">
            <text:p>572671</text:p>
          </table:table-cell>
          <table:table-cell office:value-type="float" office:value="7857820" calcext:value-type="float">
            <text:p>7857820</text:p>
          </table:table-cell>
          <table:table-cell office:value-type="float" office:value="7513870" calcext:value-type="float">
            <text:p>7513870</text:p>
          </table:table-cell>
          <table:table-cell office:value-type="float" office:value="-19329.6" calcext:value-type="float">
            <text:p>-19329.6</text:p>
          </table:table-cell>
          <table:table-cell office:value-type="float" office:value="8000540" calcext:value-type="float">
            <text:p>800054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037" calcext:value-type="float">
            <text:p>17.037</text:p>
          </table:table-cell>
          <table:table-cell office:value-type="float" office:value="0" calcext:value-type="float">
            <text:p>0</text:p>
          </table:table-cell>
          <table:table-cell office:value-type="float" office:value="63234.7" calcext:value-type="float">
            <text:p>63234.7</text:p>
          </table:table-cell>
          <table:table-cell office:value-type="float" office:value="41640.7" calcext:value-type="float">
            <text:p>41640.7</text:p>
          </table:table-cell>
          <table:table-cell office:value-type="float" office:value="894020" calcext:value-type="float">
            <text:p>894020</text:p>
          </table:table-cell>
          <table:table-cell office:value-type="float" office:value="8293580" calcext:value-type="float">
            <text:p>8293580</text:p>
          </table:table-cell>
          <table:table-cell office:value-type="float" office:value="7957760" calcext:value-type="float">
            <text:p>7957760</text:p>
          </table:table-cell>
          <table:table-cell office:value-type="float" office:value="-38501.1" calcext:value-type="float">
            <text:p>-38501.1</text:p>
          </table:table-cell>
          <table:table-cell office:value-type="float" office:value="12947100" calcext:value-type="float">
            <text:p>12947100</text:p>
          </table:table-cell>
          <table:table-cell office:value-type="float" office:value="17758.7" calcext:value-type="float">
            <text:p>17758.7</text:p>
          </table:table-cell>
          <table:table-cell office:value-type="float" office:value="0" calcext:value-type="float">
            <text:p>0</text:p>
          </table:table-cell>
          <table:table-cell office:value-type="float" office:value="4485550" calcext:value-type="float">
            <text:p>4485550</text:p>
          </table:table-cell>
          <table:table-cell office:value-type="float" office:value="48466500" calcext:value-type="float">
            <text:p>48466500</text:p>
          </table:table-cell>
          <table:table-cell office:value-type="float" office:value="7499920" calcext:value-type="float">
            <text:p>7499920</text:p>
          </table:table-cell>
          <table:table-cell office:value-type="float" office:value="-865440" calcext:value-type="float">
            <text:p>-865440</text:p>
          </table:table-cell>
          <table:table-cell office:value-type="float" office:value="0.877459" calcext:value-type="float">
            <text:p>0.877459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4461200" calcext:value-type="float">
            <text:p>344612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72116" calcext:value-type="float">
            <text:p>272116</text:p>
          </table:table-cell>
          <table:table-cell office:value-type="float" office:value="8435800" calcext:value-type="float">
            <text:p>843580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0" calcext:value-type="float">
            <text:p>0</text:p>
          </table:table-cell>
          <table:table-cell office:value-type="float" office:value="7535340" calcext:value-type="float">
            <text:p>753534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41.3" calcext:value-type="float">
            <text:p>41441.3</text:p>
          </table:table-cell>
          <table:table-cell office:value-type="float" office:value="36271.5" calcext:value-type="float">
            <text:p>36271.5</text:p>
          </table:table-cell>
          <table:table-cell office:value-type="float" office:value="573418" calcext:value-type="float">
            <text:p>573418</text:p>
          </table:table-cell>
          <table:table-cell office:value-type="float" office:value="7877250" calcext:value-type="float">
            <text:p>7877250</text:p>
          </table:table-cell>
          <table:table-cell office:value-type="float" office:value="7532550" calcext:value-type="float">
            <text:p>7532550</text:p>
          </table:table-cell>
          <table:table-cell office:value-type="float" office:value="-2234.6" calcext:value-type="float">
            <text:p>-2234.6</text:p>
          </table:table-cell>
          <table:table-cell office:value-type="float" office:value="8192270" calcext:value-type="float">
            <text:p>81922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493" calcext:value-type="float">
            <text:p>17.7493</text:p>
          </table:table-cell>
          <table:table-cell office:value-type="float" office:value="0" calcext:value-type="float">
            <text:p>0</text:p>
          </table:table-cell>
          <table:table-cell office:value-type="float" office:value="72126.2" calcext:value-type="float">
            <text:p>72126.2</text:p>
          </table:table-cell>
          <table:table-cell office:value-type="float" office:value="51403" calcext:value-type="float">
            <text:p>51403</text:p>
          </table:table-cell>
          <table:table-cell office:value-type="float" office:value="902315" calcext:value-type="float">
            <text:p>902315</text:p>
          </table:table-cell>
          <table:table-cell office:value-type="float" office:value="8475900" calcext:value-type="float">
            <text:p>8475900</text:p>
          </table:table-cell>
          <table:table-cell office:value-type="float" office:value="8146440" calcext:value-type="float">
            <text:p>8146440</text:p>
          </table:table-cell>
          <table:table-cell office:value-type="float" office:value="-36658.8" calcext:value-type="float">
            <text:p>-36658.8</text:p>
          </table:table-cell>
          <table:table-cell office:value-type="float" office:value="12690100" calcext:value-type="float">
            <text:p>12690100</text:p>
          </table:table-cell>
          <table:table-cell office:value-type="float" office:value="8252.5" calcext:value-type="float">
            <text:p>8252.5</text:p>
          </table:table-cell>
          <table:table-cell office:value-type="float" office:value="0" calcext:value-type="float">
            <text:p>0</text:p>
          </table:table-cell>
          <table:table-cell office:value-type="float" office:value="4487030" calcext:value-type="float">
            <text:p>4487030</text:p>
          </table:table-cell>
          <table:table-cell office:value-type="float" office:value="48276100" calcext:value-type="float">
            <text:p>48276100</text:p>
          </table:table-cell>
          <table:table-cell office:value-type="float" office:value="7302490" calcext:value-type="float">
            <text:p>7302490</text:p>
          </table:table-cell>
          <table:table-cell office:value-type="float" office:value="-720432" calcext:value-type="float">
            <text:p>-720432</text:p>
          </table:table-cell>
          <table:table-cell office:value-type="float" office:value="0.877459" calcext:value-type="float">
            <text:p>0.877459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4555200" calcext:value-type="float">
            <text:p>345552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72116" calcext:value-type="float">
            <text:p>272116</text:p>
          </table:table-cell>
          <table:table-cell office:value-type="float" office:value="8435800" calcext:value-type="float">
            <text:p>843580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0" calcext:value-type="float">
            <text:p>0</text:p>
          </table:table-cell>
          <table:table-cell office:value-type="float" office:value="7622780" calcext:value-type="float">
            <text:p>76227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24.3" calcext:value-type="float">
            <text:p>46024.3</text:p>
          </table:table-cell>
          <table:table-cell office:value-type="float" office:value="40854.5" calcext:value-type="float">
            <text:p>40854.5</text:p>
          </table:table-cell>
          <table:table-cell office:value-type="float" office:value="577025" calcext:value-type="float">
            <text:p>577025</text:p>
          </table:table-cell>
          <table:table-cell office:value-type="float" office:value="7971030" calcext:value-type="float">
            <text:p>7971030</text:p>
          </table:table-cell>
          <table:table-cell office:value-type="float" office:value="7622720" calcext:value-type="float">
            <text:p>7622720</text:p>
          </table:table-cell>
          <table:table-cell office:value-type="float" office:value="-39.4803" calcext:value-type="float">
            <text:p>-39.4803</text:p>
          </table:table-cell>
          <table:table-cell office:value-type="float" office:value="8147870" calcext:value-type="float">
            <text:p>81478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847" calcext:value-type="float">
            <text:p>17.847</text:p>
          </table:table-cell>
          <table:table-cell office:value-type="float" office:value="0" calcext:value-type="float">
            <text:p>0</text:p>
          </table:table-cell>
          <table:table-cell office:value-type="float" office:value="68558.3" calcext:value-type="float">
            <text:p>68558.3</text:p>
          </table:table-cell>
          <table:table-cell office:value-type="float" office:value="52418.1" calcext:value-type="float">
            <text:p>52418.1</text:p>
          </table:table-cell>
          <table:table-cell office:value-type="float" office:value="904381" calcext:value-type="float">
            <text:p>904381</text:p>
          </table:table-cell>
          <table:table-cell office:value-type="float" office:value="8433390" calcext:value-type="float">
            <text:p>8433390</text:p>
          </table:table-cell>
          <table:table-cell office:value-type="float" office:value="8107380" calcext:value-type="float">
            <text:p>8107380</text:p>
          </table:table-cell>
          <table:table-cell office:value-type="float" office:value="-28342.3" calcext:value-type="float">
            <text:p>-28342.3</text:p>
          </table:table-cell>
          <table:table-cell office:value-type="float" office:value="12628300" calcext:value-type="float">
            <text:p>12628300</text:p>
          </table:table-cell>
          <table:table-cell office:value-type="float" office:value="7272.56" calcext:value-type="float">
            <text:p>7272.56</text:p>
          </table:table-cell>
          <table:table-cell office:value-type="float" office:value="0" calcext:value-type="float">
            <text:p>0</text:p>
          </table:table-cell>
          <table:table-cell office:value-type="float" office:value="4487870" calcext:value-type="float">
            <text:p>4487870</text:p>
          </table:table-cell>
          <table:table-cell office:value-type="float" office:value="48231500" calcext:value-type="float">
            <text:p>48231500</text:p>
          </table:table-cell>
          <table:table-cell office:value-type="float" office:value="7257170" calcext:value-type="float">
            <text:p>7257170</text:p>
          </table:table-cell>
          <table:table-cell office:value-type="float" office:value="-618256" calcext:value-type="float">
            <text:p>-618256</text:p>
          </table:table-cell>
          <table:table-cell office:value-type="float" office:value="0.877267" calcext:value-type="float">
            <text:p>0.877267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34645600" calcext:value-type="float">
            <text:p>346456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72116" calcext:value-type="float">
            <text:p>272116</text:p>
          </table:table-cell>
          <table:table-cell office:value-type="float" office:value="8435800" calcext:value-type="float">
            <text:p>843580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0" calcext:value-type="float">
            <text:p>0</text:p>
          </table:table-cell>
          <table:table-cell office:value-type="float" office:value="7733290" calcext:value-type="float">
            <text:p>77332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66.8" calcext:value-type="float">
            <text:p>51766.8</text:p>
          </table:table-cell>
          <table:table-cell office:value-type="float" office:value="46597" calcext:value-type="float">
            <text:p>46597</text:p>
          </table:table-cell>
          <table:table-cell office:value-type="float" office:value="581445" calcext:value-type="float">
            <text:p>581445</text:p>
          </table:table-cell>
          <table:table-cell office:value-type="float" office:value="8085960" calcext:value-type="float">
            <text:p>8085960</text:p>
          </table:table-cell>
          <table:table-cell office:value-type="float" office:value="7733230" calcext:value-type="float">
            <text:p>7733230</text:p>
          </table:table-cell>
          <table:table-cell office:value-type="float" office:value="-33.8403" calcext:value-type="float">
            <text:p>-33.8403</text:p>
          </table:table-cell>
          <table:table-cell office:value-type="float" office:value="8113150" calcext:value-type="float">
            <text:p>81131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8573" calcext:value-type="float">
            <text:p>17.8573</text:p>
          </table:table-cell>
          <table:table-cell office:value-type="float" office:value="0" calcext:value-type="float">
            <text:p>0</text:p>
          </table:table-cell>
          <table:table-cell office:value-type="float" office:value="65617.4" calcext:value-type="float">
            <text:p>65617.4</text:p>
          </table:table-cell>
          <table:table-cell office:value-type="float" office:value="55219.7" calcext:value-type="float">
            <text:p>55219.7</text:p>
          </table:table-cell>
          <table:table-cell office:value-type="float" office:value="907722" calcext:value-type="float">
            <text:p>907722</text:p>
          </table:table-cell>
          <table:table-cell office:value-type="float" office:value="8403700" calcext:value-type="float">
            <text:p>8403700</text:p>
          </table:table-cell>
          <table:table-cell office:value-type="float" office:value="8078980" calcext:value-type="float">
            <text:p>8078980</text:p>
          </table:table-cell>
          <table:table-cell office:value-type="float" office:value="-20503.8" calcext:value-type="float">
            <text:p>-20503.8</text:p>
          </table:table-cell>
          <table:table-cell office:value-type="float" office:value="12534100" calcext:value-type="float">
            <text:p>12534100</text:p>
          </table:table-cell>
          <table:table-cell office:value-type="float" office:value="4474.62" calcext:value-type="float">
            <text:p>4474.62</text:p>
          </table:table-cell>
          <table:table-cell office:value-type="float" office:value="0" calcext:value-type="float">
            <text:p>0</text:p>
          </table:table-cell>
          <table:table-cell office:value-type="float" office:value="4488990" calcext:value-type="float">
            <text:p>4488990</text:p>
          </table:table-cell>
          <table:table-cell office:value-type="float" office:value="48155200" calcext:value-type="float">
            <text:p>48155200</text:p>
          </table:table-cell>
          <table:table-cell office:value-type="float" office:value="7182840" calcext:value-type="float">
            <text:p>7182840</text:p>
          </table:table-cell>
          <table:table-cell office:value-type="float" office:value="-517392" calcext:value-type="float">
            <text:p>-517392</text:p>
          </table:table-cell>
          <table:table-cell office:value-type="float" office:value="0.877387" calcext:value-type="float">
            <text:p>0.877387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4734500" calcext:value-type="float">
            <text:p>34734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72116" calcext:value-type="float">
            <text:p>272116</text:p>
          </table:table-cell>
          <table:table-cell office:value-type="float" office:value="8435800" calcext:value-type="float">
            <text:p>843580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0" calcext:value-type="float">
            <text:p>0</text:p>
          </table:table-cell>
          <table:table-cell office:value-type="float" office:value="7873310" calcext:value-type="float">
            <text:p>78733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9.7" calcext:value-type="float">
            <text:p>58769.7</text:p>
          </table:table-cell>
          <table:table-cell office:value-type="float" office:value="53600" calcext:value-type="float">
            <text:p>53600</text:p>
          </table:table-cell>
          <table:table-cell office:value-type="float" office:value="587046" calcext:value-type="float">
            <text:p>587046</text:p>
          </table:table-cell>
          <table:table-cell office:value-type="float" office:value="8231580" calcext:value-type="float">
            <text:p>8231580</text:p>
          </table:table-cell>
          <table:table-cell office:value-type="float" office:value="7873250" calcext:value-type="float">
            <text:p>7873250</text:p>
          </table:table-cell>
          <table:table-cell office:value-type="float" office:value="-28.2002" calcext:value-type="float">
            <text:p>-28.2002</text:p>
          </table:table-cell>
          <table:table-cell office:value-type="float" office:value="7991080" calcext:value-type="float">
            <text:p>799108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8645" calcext:value-type="float">
            <text:p>17.8645</text:p>
          </table:table-cell>
          <table:table-cell office:value-type="float" office:value="0" calcext:value-type="float">
            <text:p>0</text:p>
          </table:table-cell>
          <table:table-cell office:value-type="float" office:value="58648.8" calcext:value-type="float">
            <text:p>58648.8</text:p>
          </table:table-cell>
          <table:table-cell office:value-type="float" office:value="55254.1" calcext:value-type="float">
            <text:p>55254.1</text:p>
          </table:table-cell>
          <table:table-cell office:value-type="float" office:value="908685" calcext:value-type="float">
            <text:p>908685</text:p>
          </table:table-cell>
          <table:table-cell office:value-type="float" office:value="8282500" calcext:value-type="float">
            <text:p>8282500</text:p>
          </table:table-cell>
          <table:table-cell office:value-type="float" office:value="7962560" calcext:value-type="float">
            <text:p>7962560</text:p>
          </table:table-cell>
          <table:table-cell office:value-type="float" office:value="-14263.5" calcext:value-type="float">
            <text:p>-14263.5</text:p>
          </table:table-cell>
          <table:table-cell office:value-type="float" office:value="12507300" calcext:value-type="float">
            <text:p>12507300</text:p>
          </table:table-cell>
          <table:table-cell office:value-type="float" office:value="4442.87" calcext:value-type="float">
            <text:p>4442.87</text:p>
          </table:table-cell>
          <table:table-cell office:value-type="float" office:value="0" calcext:value-type="float">
            <text:p>0</text:p>
          </table:table-cell>
          <table:table-cell office:value-type="float" office:value="4489930" calcext:value-type="float">
            <text:p>4489930</text:p>
          </table:table-cell>
          <table:table-cell office:value-type="float" office:value="48138200" calcext:value-type="float">
            <text:p>48138200</text:p>
          </table:table-cell>
          <table:table-cell office:value-type="float" office:value="7165810" calcext:value-type="float">
            <text:p>7165810</text:p>
          </table:table-cell>
          <table:table-cell office:value-type="float" office:value="-425792" calcext:value-type="float">
            <text:p>-425792</text:p>
          </table:table-cell>
          <table:table-cell office:value-type="float" office:value="0.87758" calcext:value-type="float">
            <text:p>0.87758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34821800" calcext:value-type="float">
            <text:p>348218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72116" calcext:value-type="float">
            <text:p>272116</text:p>
          </table:table-cell>
          <table:table-cell office:value-type="float" office:value="8435800" calcext:value-type="float">
            <text:p>843580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0" calcext:value-type="float">
            <text:p>0</text:p>
          </table:table-cell>
          <table:table-cell office:value-type="float" office:value="8017260" calcext:value-type="float">
            <text:p>80172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26" calcext:value-type="float">
            <text:p>66226</text:p>
          </table:table-cell>
          <table:table-cell office:value-type="float" office:value="61056.2" calcext:value-type="float">
            <text:p>61056.2</text:p>
          </table:table-cell>
          <table:table-cell office:value-type="float" office:value="592804" calcext:value-type="float">
            <text:p>592804</text:p>
          </table:table-cell>
          <table:table-cell office:value-type="float" office:value="8381290" calcext:value-type="float">
            <text:p>8381290</text:p>
          </table:table-cell>
          <table:table-cell office:value-type="float" office:value="8017200" calcext:value-type="float">
            <text:p>8017200</text:p>
          </table:table-cell>
          <table:table-cell office:value-type="float" office:value="-22.5602" calcext:value-type="float">
            <text:p>-22.5602</text:p>
          </table:table-cell>
          <table:table-cell office:value-type="float" office:value="7857960" calcext:value-type="float">
            <text:p>78579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914" calcext:value-type="float">
            <text:p>17.914</text:p>
          </table:table-cell>
          <table:table-cell office:value-type="float" office:value="0" calcext:value-type="float">
            <text:p>0</text:p>
          </table:table-cell>
          <table:table-cell office:value-type="float" office:value="50368" calcext:value-type="float">
            <text:p>50368</text:p>
          </table:table-cell>
          <table:table-cell office:value-type="float" office:value="54429.4" calcext:value-type="float">
            <text:p>54429.4</text:p>
          </table:table-cell>
          <table:table-cell office:value-type="float" office:value="909297" calcext:value-type="float">
            <text:p>909297</text:p>
          </table:table-cell>
          <table:table-cell office:value-type="float" office:value="8147430" calcext:value-type="float">
            <text:p>8147430</text:p>
          </table:table-cell>
          <table:table-cell office:value-type="float" office:value="7833600" calcext:value-type="float">
            <text:p>7833600</text:p>
          </table:table-cell>
          <table:table-cell office:value-type="float" office:value="-9744.27" calcext:value-type="float">
            <text:p>-9744.27</text:p>
          </table:table-cell>
          <table:table-cell office:value-type="float" office:value="12490300" calcext:value-type="float">
            <text:p>12490300</text:p>
          </table:table-cell>
          <table:table-cell office:value-type="float" office:value="5285.29" calcext:value-type="float">
            <text:p>5285.29</text:p>
          </table:table-cell>
          <table:table-cell office:value-type="float" office:value="0" calcext:value-type="float">
            <text:p>0</text:p>
          </table:table-cell>
          <table:table-cell office:value-type="float" office:value="4490840" calcext:value-type="float">
            <text:p>4490840</text:p>
          </table:table-cell>
          <table:table-cell office:value-type="float" office:value="48131000" calcext:value-type="float">
            <text:p>48131000</text:p>
          </table:table-cell>
          <table:table-cell office:value-type="float" office:value="7157250" calcext:value-type="float">
            <text:p>7157250</text:p>
          </table:table-cell>
          <table:table-cell office:value-type="float" office:value="-336903" calcext:value-type="float">
            <text:p>-336903</text:p>
          </table:table-cell>
          <table:table-cell office:value-type="float" office:value="0.877652" calcext:value-type="float">
            <text:p>0.877652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34907900" calcext:value-type="float">
            <text:p>349079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72116" calcext:value-type="float">
            <text:p>272116</text:p>
          </table:table-cell>
          <table:table-cell office:value-type="float" office:value="8435800" calcext:value-type="float">
            <text:p>843580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0" calcext:value-type="float">
            <text:p>0</text:p>
          </table:table-cell>
          <table:table-cell office:value-type="float" office:value="8137650" calcext:value-type="float">
            <text:p>81376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51.6" calcext:value-type="float">
            <text:p>72051.6</text:p>
          </table:table-cell>
          <table:table-cell office:value-type="float" office:value="66881.9" calcext:value-type="float">
            <text:p>66881.9</text:p>
          </table:table-cell>
          <table:table-cell office:value-type="float" office:value="597620" calcext:value-type="float">
            <text:p>597620</text:p>
          </table:table-cell>
          <table:table-cell office:value-type="float" office:value="8506490" calcext:value-type="float">
            <text:p>8506490</text:p>
          </table:table-cell>
          <table:table-cell office:value-type="float" office:value="8137590" calcext:value-type="float">
            <text:p>8137590</text:p>
          </table:table-cell>
          <table:table-cell office:value-type="float" office:value="-16.9201" calcext:value-type="float">
            <text:p>-16.9201</text:p>
          </table:table-cell>
          <table:table-cell office:value-type="float" office:value="7756800" calcext:value-type="float">
            <text:p>77568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9417" calcext:value-type="float">
            <text:p>17.9417</text:p>
          </table:table-cell>
          <table:table-cell office:value-type="float" office:value="0" calcext:value-type="float">
            <text:p>0</text:p>
          </table:table-cell>
          <table:table-cell office:value-type="float" office:value="44457.8" calcext:value-type="float">
            <text:p>44457.8</text:p>
          </table:table-cell>
          <table:table-cell office:value-type="float" office:value="54345" calcext:value-type="float">
            <text:p>54345</text:p>
          </table:table-cell>
          <table:table-cell office:value-type="float" office:value="910174" calcext:value-type="float">
            <text:p>910174</text:p>
          </table:table-cell>
          <table:table-cell office:value-type="float" office:value="8044370" calcext:value-type="float">
            <text:p>8044370</text:p>
          </table:table-cell>
          <table:table-cell office:value-type="float" office:value="7735010" calcext:value-type="float">
            <text:p>7735010</text:p>
          </table:table-cell>
          <table:table-cell office:value-type="float" office:value="-6535.3" calcext:value-type="float">
            <text:p>-6535.3</text:p>
          </table:table-cell>
          <table:table-cell office:value-type="float" office:value="12467600" calcext:value-type="float">
            <text:p>12467600</text:p>
          </table:table-cell>
          <table:table-cell office:value-type="float" office:value="5379.71" calcext:value-type="float">
            <text:p>5379.71</text:p>
          </table:table-cell>
          <table:table-cell office:value-type="float" office:value="0" calcext:value-type="float">
            <text:p>0</text:p>
          </table:table-cell>
          <table:table-cell office:value-type="float" office:value="4491670" calcext:value-type="float">
            <text:p>4491670</text:p>
          </table:table-cell>
          <table:table-cell office:value-type="float" office:value="48115400" calcext:value-type="float">
            <text:p>48115400</text:p>
          </table:table-cell>
          <table:table-cell office:value-type="float" office:value="7141170" calcext:value-type="float">
            <text:p>7141170</text:p>
          </table:table-cell>
          <table:table-cell office:value-type="float" office:value="-250412" calcext:value-type="float">
            <text:p>-250412</text:p>
          </table:table-cell>
          <table:table-cell office:value-type="float" office:value="0.877508" calcext:value-type="float">
            <text:p>0.877508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4993300" calcext:value-type="float">
            <text:p>349933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72116" calcext:value-type="float">
            <text:p>272116</text:p>
          </table:table-cell>
          <table:table-cell office:value-type="float" office:value="8435800" calcext:value-type="float">
            <text:p>843580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0" calcext:value-type="float">
            <text:p>0</text:p>
          </table:table-cell>
          <table:table-cell office:value-type="float" office:value="8210400" calcext:value-type="float">
            <text:p>82104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897.5" calcext:value-type="float">
            <text:p>75897.5</text:p>
          </table:table-cell>
          <table:table-cell office:value-type="float" office:value="70727.8" calcext:value-type="float">
            <text:p>70727.8</text:p>
          </table:table-cell>
          <table:table-cell office:value-type="float" office:value="600530" calcext:value-type="float">
            <text:p>600530</text:p>
          </table:table-cell>
          <table:table-cell office:value-type="float" office:value="8582150" calcext:value-type="float">
            <text:p>8582150</text:p>
          </table:table-cell>
          <table:table-cell office:value-type="float" office:value="8210340" calcext:value-type="float">
            <text:p>8210340</text:p>
          </table:table-cell>
          <table:table-cell office:value-type="float" office:value="-11.2801" calcext:value-type="float">
            <text:p>-11.2801</text:p>
          </table:table-cell>
          <table:table-cell office:value-type="float" office:value="7691740" calcext:value-type="float">
            <text:p>769174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9418" calcext:value-type="float">
            <text:p>17.9418</text:p>
          </table:table-cell>
          <table:table-cell office:value-type="float" office:value="0" calcext:value-type="float">
            <text:p>0</text:p>
          </table:table-cell>
          <table:table-cell office:value-type="float" office:value="40387.1" calcext:value-type="float">
            <text:p>40387.1</text:p>
          </table:table-cell>
          <table:table-cell office:value-type="float" office:value="54120.2" calcext:value-type="float">
            <text:p>54120.2</text:p>
          </table:table-cell>
          <table:table-cell office:value-type="float" office:value="910535" calcext:value-type="float">
            <text:p>910535</text:p>
          </table:table-cell>
          <table:table-cell office:value-type="float" office:value="7978020" calcext:value-type="float">
            <text:p>7978020</text:p>
          </table:table-cell>
          <table:table-cell office:value-type="float" office:value="7671220" calcext:value-type="float">
            <text:p>7671220</text:p>
          </table:table-cell>
          <table:table-cell office:value-type="float" office:value="-4105.41" calcext:value-type="float">
            <text:p>-4105.41</text:p>
          </table:table-cell>
          <table:table-cell office:value-type="float" office:value="12458600" calcext:value-type="float">
            <text:p>12458600</text:p>
          </table:table-cell>
          <table:table-cell office:value-type="float" office:value="5604.52" calcext:value-type="float">
            <text:p>5604.52</text:p>
          </table:table-cell>
          <table:table-cell office:value-type="float" office:value="0" calcext:value-type="float">
            <text:p>0</text:p>
          </table:table-cell>
          <table:table-cell office:value-type="float" office:value="4492140" calcext:value-type="float">
            <text:p>4492140</text:p>
          </table:table-cell>
          <table:table-cell office:value-type="float" office:value="48109800" calcext:value-type="float">
            <text:p>48109800</text:p>
          </table:table-cell>
          <table:table-cell office:value-type="float" office:value="7135490" calcext:value-type="float">
            <text:p>7135490</text:p>
          </table:table-cell>
          <table:table-cell office:value-type="float" office:value="-166192" calcext:value-type="float">
            <text:p>-166192</text:p>
          </table:table-cell>
          <table:table-cell office:value-type="float" office:value="0.877411" calcext:value-type="float">
            <text:p>0.877411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35078100" calcext:value-type="float">
            <text:p>350781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72116" calcext:value-type="float">
            <text:p>272116</text:p>
          </table:table-cell>
          <table:table-cell office:value-type="float" office:value="8435800" calcext:value-type="float">
            <text:p>843580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0" calcext:value-type="float">
            <text:p>0</text:p>
          </table:table-cell>
          <table:table-cell office:value-type="float" office:value="8302220" calcext:value-type="float">
            <text:p>830222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75.9" calcext:value-type="float">
            <text:p>80975.9</text:p>
          </table:table-cell>
          <table:table-cell office:value-type="float" office:value="75806.1" calcext:value-type="float">
            <text:p>75806.1</text:p>
          </table:table-cell>
          <table:table-cell office:value-type="float" office:value="604203" calcext:value-type="float">
            <text:p>604203</text:p>
          </table:table-cell>
          <table:table-cell office:value-type="float" office:value="8677650" calcext:value-type="float">
            <text:p>8677650</text:p>
          </table:table-cell>
          <table:table-cell office:value-type="float" office:value="8302160" calcext:value-type="float">
            <text:p>8302160</text:p>
          </table:table-cell>
          <table:table-cell office:value-type="float" office:value="-5.64005" calcext:value-type="float">
            <text:p>-5.64005</text:p>
          </table:table-cell>
          <table:table-cell office:value-type="float" office:value="7952520" calcext:value-type="float">
            <text:p>795252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9421" calcext:value-type="float">
            <text:p>17.9421</text:p>
          </table:table-cell>
          <table:table-cell office:value-type="float" office:value="0" calcext:value-type="float">
            <text:p>0</text:p>
          </table:table-cell>
          <table:table-cell office:value-type="float" office:value="51342" calcext:value-type="float">
            <text:p>51342</text:p>
          </table:table-cell>
          <table:table-cell office:value-type="float" office:value="70153.4" calcext:value-type="float">
            <text:p>70153.4</text:p>
          </table:table-cell>
          <table:table-cell office:value-type="float" office:value="924675" calcext:value-type="float">
            <text:p>924675</text:p>
          </table:table-cell>
          <table:table-cell office:value-type="float" office:value="8250170" calcext:value-type="float">
            <text:p>8250170</text:p>
          </table:table-cell>
          <table:table-cell office:value-type="float" office:value="7932910" calcext:value-type="float">
            <text:p>7932910</text:p>
          </table:table-cell>
          <table:table-cell office:value-type="float" office:value="-1961.04" calcext:value-type="float">
            <text:p>-1961.04</text:p>
          </table:table-cell>
          <table:table-cell office:value-type="float" office:value="12103300" calcext:value-type="float">
            <text:p>12103300</text:p>
          </table:table-cell>
          <table:table-cell office:value-type="float" office:value="-10428.6" calcext:value-type="float">
            <text:p>-10428.6</text:p>
          </table:table-cell>
          <table:table-cell office:value-type="float" office:value="0" calcext:value-type="float">
            <text:p>0</text:p>
          </table:table-cell>
          <table:table-cell office:value-type="float" office:value="4494790" calcext:value-type="float">
            <text:p>4494790</text:p>
          </table:table-cell>
          <table:table-cell office:value-type="float" office:value="47762600" calcext:value-type="float">
            <text:p>47762600</text:p>
          </table:table-cell>
          <table:table-cell office:value-type="float" office:value="6799790" calcext:value-type="float">
            <text:p>6799790</text:p>
          </table:table-cell>
          <table:table-cell office:value-type="float" office:value="-80875.7" calcext:value-type="float">
            <text:p>-80875.7</text:p>
          </table:table-cell>
          <table:table-cell office:value-type="float" office:value="0.877484" calcext:value-type="float">
            <text:p>0.877484</text:p>
          </table:table-cell>
          <table:table-cell table:number-columns-repeated="51"/>
        </table:table-row>
        <table:table-row table:style-name="ro1">
          <table:table-cell office:value-type="float" office:value="26.16" calcext:value-type="float">
            <text:p>26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60500" calcext:value-type="float">
            <text:p>35160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272116" calcext:value-type="float">
            <text:p>272116</text:p>
          </table:table-cell>
          <table:table-cell office:value-type="float" office:value="8435800" calcext:value-type="float">
            <text:p>8435800</text:p>
          </table:table-cell>
          <table:table-cell office:value-type="float" office:value="6802900" calcext:value-type="float">
            <text:p>6802900</text:p>
          </table:table-cell>
          <table:table-cell office:value-type="float" office:value="0" calcext:value-type="float">
            <text:p>0</text:p>
          </table:table-cell>
          <table:table-cell office:value-type="float" office:value="8384230" calcext:value-type="float">
            <text:p>838423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7.7778" calcext:value-type="float">
            <text:p>17.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06" calcext:value-type="float">
            <text:p>85806</text:p>
          </table:table-cell>
          <table:table-cell office:value-type="float" office:value="80636.2" calcext:value-type="float">
            <text:p>80636.2</text:p>
          </table:table-cell>
          <table:table-cell office:value-type="float" office:value="607483" calcext:value-type="float">
            <text:p>607483</text:p>
          </table:table-cell>
          <table:table-cell office:value-type="float" office:value="8762940" calcext:value-type="float">
            <text:p>8762940</text:p>
          </table:table-cell>
          <table:table-cell office:value-type="float" office:value="8384180" calcext:value-type="float">
            <text:p>8384180</text:p>
          </table:table-cell>
          <table:table-cell office:value-type="float" office:value="0" calcext:value-type="float">
            <text:p>0</text:p>
          </table:table-cell>
          <table:table-cell office:value-type="float" office:value="7896070" calcext:value-type="float">
            <text:p>78960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8.1943" calcext:value-type="float">
            <text:p>18.1943</text:p>
          </table:table-cell>
          <table:table-cell office:value-type="float" office:value="0" calcext:value-type="float">
            <text:p>0</text:p>
          </table:table-cell>
          <table:table-cell office:value-type="float" office:value="47112.3" calcext:value-type="float">
            <text:p>47112.3</text:p>
          </table:table-cell>
          <table:table-cell office:value-type="float" office:value="70753.8" calcext:value-type="float">
            <text:p>70753.8</text:p>
          </table:table-cell>
          <table:table-cell office:value-type="float" office:value="925712" calcext:value-type="float">
            <text:p>925712</text:p>
          </table:table-cell>
          <table:table-cell office:value-type="float" office:value="8186990" calcext:value-type="float">
            <text:p>8186990</text:p>
          </table:table-cell>
          <table:table-cell office:value-type="float" office:value="7876900" calcext:value-type="float">
            <text:p>7876900</text:p>
          </table:table-cell>
          <table:table-cell office:value-type="float" office:value="0" calcext:value-type="float">
            <text:p>0</text:p>
          </table:table-cell>
          <table:table-cell office:value-type="float" office:value="12077300" calcext:value-type="float">
            <text:p>12077300</text:p>
          </table:table-cell>
          <table:table-cell office:value-type="float" office:value="-10938.3" calcext:value-type="float">
            <text:p>-10938.3</text:p>
          </table:table-cell>
          <table:table-cell office:value-type="float" office:value="0" calcext:value-type="float">
            <text:p>0</text:p>
          </table:table-cell>
          <table:table-cell office:value-type="float" office:value="5295150" calcext:value-type="float">
            <text:p>5295150</text:p>
          </table:table-cell>
          <table:table-cell office:value-type="float" office:value="48549200" calcext:value-type="float">
            <text:p>48549200</text:p>
          </table:table-cell>
          <table:table-cell office:value-type="float" office:value="6782140" calcext:value-type="float">
            <text:p>6782140</text:p>
          </table:table-cell>
          <table:table-cell office:value-type="float" office:value="0" calcext:value-type="float">
            <text:p>0</text:p>
          </table:table-cell>
          <table:table-cell office:value-type="float" office:value="0.877459" calcext:value-type="float">
            <text:p>0.877459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016400" calcext:value-type="float">
            <text:p>410164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02.3" calcext:value-type="float">
            <text:p>56802.3</text:p>
          </table:table-cell>
          <table:table-cell office:value-type="float" office:value="0" calcext:value-type="float">
            <text:p>0</text:p>
          </table:table-cell>
          <table:table-cell office:value-type="float" office:value="298410" calcext:value-type="float">
            <text:p>298410</text:p>
          </table:table-cell>
          <table:table-cell office:value-type="float" office:value="9249650" calcext:value-type="float">
            <text:p>9249650</text:p>
          </table:table-cell>
          <table:table-cell table:number-columns-repeated="2" office:value-type="float" office:value="7460250" calcext:value-type="float">
            <text:p>7460250</text:p>
          </table:table-cell>
          <table:table-cell office:value-type="float" office:value="0" calcext:value-type="float">
            <text:p>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33.5" calcext:value-type="float">
            <text:p>52733.5</text:p>
          </table:table-cell>
          <table:table-cell office:value-type="float" office:value="0" calcext:value-type="float">
            <text:p>0</text:p>
          </table:table-cell>
          <table:table-cell office:value-type="float" office:value="657083" calcext:value-type="float">
            <text:p>657083</text:p>
          </table:table-cell>
          <table:table-cell office:value-type="float" office:value="9325500" calcext:value-type="float">
            <text:p>9325500</text:p>
          </table:table-cell>
          <table:table-cell table:number-columns-repeated="2" office:value-type="float" office:value="8966830" calcext:value-type="float">
            <text:p>8966830</text:p>
          </table:table-cell>
          <table:table-cell office:value-type="float" office:value="0" calcext:value-type="float">
            <text:p>0</text:p>
          </table:table-cell>
          <table:table-cell office:value-type="float" office:value="481.457" calcext:value-type="float">
            <text:p>481.45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2.5926" calcext:value-type="float">
            <text:p>12.5926</text:p>
          </table:table-cell>
          <table:table-cell office:value-type="float" office:value="0" calcext:value-type="float">
            <text:p>0</text:p>
          </table:table-cell>
          <table:table-cell office:value-type="float" office:value="55479.4" calcext:value-type="float">
            <text:p>55479.4</text:p>
          </table:table-cell>
          <table:table-cell office:value-type="float" office:value="82.9132" calcext:value-type="float">
            <text:p>82.9132</text:p>
          </table:table-cell>
          <table:table-cell office:value-type="float" office:value="1035630" calcext:value-type="float">
            <text:p>1035630</text:p>
          </table:table-cell>
          <table:table-cell office:value-type="float" office:value="10637700" calcext:value-type="float">
            <text:p>10637700</text:p>
          </table:table-cell>
          <table:table-cell table:number-columns-repeated="2" office:value-type="float" office:value="9441980" calcext:value-type="float">
            <text:p>9441980</text:p>
          </table:table-cell>
          <table:table-cell office:value-type="float" office:value="0" calcext:value-type="float">
            <text:p>0</text:p>
          </table:table-cell>
          <table:table-cell office:value-type="float" office:value="52923.3" calcext:value-type="float">
            <text:p>52923.3</text:p>
          </table:table-cell>
          <table:table-cell office:value-type="float" office:value="0" calcext:value-type="float">
            <text:p>0</text:p>
          </table:table-cell>
          <table:table-cell office:value-type="float" office:value="5354460" calcext:value-type="float">
            <text:p>5354460</text:p>
          </table:table-cell>
          <table:table-cell office:value-type="float" office:value="50597200" calcext:value-type="float">
            <text:p>50597200</text:p>
          </table:table-cell>
          <table:table-cell office:value-type="float" office:value="9792900" calcext:value-type="float">
            <text:p>9792900</text:p>
          </table:table-cell>
          <table:table-cell office:value-type="float" office:value="15147400" calcext:value-type="float">
            <text:p>15147400</text:p>
          </table:table-cell>
          <table:table-cell office:value-type="float" office:value="0.938971" calcext:value-type="float">
            <text:p>0.938971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41446500" calcext:value-type="float">
            <text:p>414465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364698" calcext:value-type="float">
            <text:p>364698</text:p>
          </table:table-cell>
          <table:table-cell office:value-type="float" office:value="10973100" calcext:value-type="float">
            <text:p>1097310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0" calcext:value-type="float">
            <text:p>0</text:p>
          </table:table-cell>
          <table:table-cell office:value-type="float" office:value="8917990" calcext:value-type="float">
            <text:p>89179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95.1" calcext:value-type="float">
            <text:p>37095.1</text:p>
          </table:table-cell>
          <table:table-cell office:value-type="float" office:value="34322.6" calcext:value-type="float">
            <text:p>34322.6</text:p>
          </table:table-cell>
          <table:table-cell office:value-type="float" office:value="720200" calcext:value-type="float">
            <text:p>720200</text:p>
          </table:table-cell>
          <table:table-cell office:value-type="float" office:value="9243060" calcext:value-type="float">
            <text:p>9243060</text:p>
          </table:table-cell>
          <table:table-cell office:value-type="float" office:value="8887560" calcext:value-type="float">
            <text:p>8887560</text:p>
          </table:table-cell>
          <table:table-cell office:value-type="float" office:value="-27388.5" calcext:value-type="float">
            <text:p>-27388.5</text:p>
          </table:table-cell>
          <table:table-cell office:value-type="float" office:value="9650100" calcext:value-type="float">
            <text:p>9650100</text:p>
          </table:table-cell>
          <table:table-cell office:value-type="float" office:value="481.457" calcext:value-type="float">
            <text:p>481.45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2.5926" calcext:value-type="float">
            <text:p>12.5926</text:p>
          </table:table-cell>
          <table:table-cell office:value-type="float" office:value="0" calcext:value-type="float">
            <text:p>0</text:p>
          </table:table-cell>
          <table:table-cell office:value-type="float" office:value="61417" calcext:value-type="float">
            <text:p>61417</text:p>
          </table:table-cell>
          <table:table-cell office:value-type="float" office:value="40343.1" calcext:value-type="float">
            <text:p>40343.1</text:p>
          </table:table-cell>
          <table:table-cell office:value-type="float" office:value="1102860" calcext:value-type="float">
            <text:p>1102860</text:p>
          </table:table-cell>
          <table:table-cell office:value-type="float" office:value="10764400" calcext:value-type="float">
            <text:p>10764400</text:p>
          </table:table-cell>
          <table:table-cell office:value-type="float" office:value="9564580" calcext:value-type="float">
            <text:p>9564580</text:p>
          </table:table-cell>
          <table:table-cell office:value-type="float" office:value="-76972" calcext:value-type="float">
            <text:p>-76972</text:p>
          </table:table-cell>
          <table:table-cell office:value-type="float" office:value="15613800" calcext:value-type="float">
            <text:p>15613800</text:p>
          </table:table-cell>
          <table:table-cell office:value-type="float" office:value="12663.1" calcext:value-type="float">
            <text:p>12663.1</text:p>
          </table:table-cell>
          <table:table-cell office:value-type="float" office:value="0" calcext:value-type="float">
            <text:p>0</text:p>
          </table:table-cell>
          <table:table-cell office:value-type="float" office:value="5382020" calcext:value-type="float">
            <text:p>5382020</text:p>
          </table:table-cell>
          <table:table-cell office:value-type="float" office:value="49053700" calcext:value-type="float">
            <text:p>49053700</text:p>
          </table:table-cell>
          <table:table-cell office:value-type="float" office:value="8289000" calcext:value-type="float">
            <text:p>8289000</text:p>
          </table:table-cell>
          <table:table-cell office:value-type="float" office:value="-1748490" calcext:value-type="float">
            <text:p>-1748490</text:p>
          </table:table-cell>
          <table:table-cell office:value-type="float" office:value="0.944927" calcext:value-type="float">
            <text:p>0.944927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1647800" calcext:value-type="float">
            <text:p>416478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364698" calcext:value-type="float">
            <text:p>364698</text:p>
          </table:table-cell>
          <table:table-cell office:value-type="float" office:value="10973100" calcext:value-type="float">
            <text:p>1097310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0" calcext:value-type="float">
            <text:p>0</text:p>
          </table:table-cell>
          <table:table-cell office:value-type="float" office:value="8917990" calcext:value-type="float">
            <text:p>891799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73.3" calcext:value-type="float">
            <text:p>37773.3</text:p>
          </table:table-cell>
          <table:table-cell office:value-type="float" office:value="35000.9" calcext:value-type="float">
            <text:p>35000.9</text:p>
          </table:table-cell>
          <table:table-cell office:value-type="float" office:value="721361" calcext:value-type="float">
            <text:p>721361</text:p>
          </table:table-cell>
          <table:table-cell office:value-type="float" office:value="9273240" calcext:value-type="float">
            <text:p>9273240</text:p>
          </table:table-cell>
          <table:table-cell office:value-type="float" office:value="8916580" calcext:value-type="float">
            <text:p>8916580</text:p>
          </table:table-cell>
          <table:table-cell office:value-type="float" office:value="-1129.74" calcext:value-type="float">
            <text:p>-1129.74</text:p>
          </table:table-cell>
          <table:table-cell office:value-type="float" office:value="9912210" calcext:value-type="float">
            <text:p>9912210</text:p>
          </table:table-cell>
          <table:table-cell office:value-type="float" office:value="481.457" calcext:value-type="float">
            <text:p>481.45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2.5926" calcext:value-type="float">
            <text:p>12.5926</text:p>
          </table:table-cell>
          <table:table-cell office:value-type="float" office:value="0" calcext:value-type="float">
            <text:p>0</text:p>
          </table:table-cell>
          <table:table-cell office:value-type="float" office:value="69196.8" calcext:value-type="float">
            <text:p>69196.8</text:p>
          </table:table-cell>
          <table:table-cell office:value-type="float" office:value="48801.2" calcext:value-type="float">
            <text:p>48801.2</text:p>
          </table:table-cell>
          <table:table-cell office:value-type="float" office:value="1114350" calcext:value-type="float">
            <text:p>1114350</text:p>
          </table:table-cell>
          <table:table-cell office:value-type="float" office:value="11033000" calcext:value-type="float">
            <text:p>11033000</text:p>
          </table:table-cell>
          <table:table-cell office:value-type="float" office:value="9822850" calcext:value-type="float">
            <text:p>9822850</text:p>
          </table:table-cell>
          <table:table-cell office:value-type="float" office:value="-71484.8" calcext:value-type="float">
            <text:p>-71484.8</text:p>
          </table:table-cell>
          <table:table-cell office:value-type="float" office:value="15270400" calcext:value-type="float">
            <text:p>15270400</text:p>
          </table:table-cell>
          <table:table-cell office:value-type="float" office:value="4205.03" calcext:value-type="float">
            <text:p>4205.03</text:p>
          </table:table-cell>
          <table:table-cell office:value-type="float" office:value="0" calcext:value-type="float">
            <text:p>0</text:p>
          </table:table-cell>
          <table:table-cell office:value-type="float" office:value="5383940" calcext:value-type="float">
            <text:p>5383940</text:p>
          </table:table-cell>
          <table:table-cell office:value-type="float" office:value="48769400" calcext:value-type="float">
            <text:p>48769400</text:p>
          </table:table-cell>
          <table:table-cell office:value-type="float" office:value="8014360" calcext:value-type="float">
            <text:p>8014360</text:p>
          </table:table-cell>
          <table:table-cell office:value-type="float" office:value="-1497720" calcext:value-type="float">
            <text:p>-1497720</text:p>
          </table:table-cell>
          <table:table-cell office:value-type="float" office:value="0.944951" calcext:value-type="float">
            <text:p>0.944951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41843000" calcext:value-type="float">
            <text:p>418430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364698" calcext:value-type="float">
            <text:p>364698</text:p>
          </table:table-cell>
          <table:table-cell office:value-type="float" office:value="10973100" calcext:value-type="float">
            <text:p>1097310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0" calcext:value-type="float">
            <text:p>0</text:p>
          </table:table-cell>
          <table:table-cell office:value-type="float" office:value="8999310" calcext:value-type="float">
            <text:p>89993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57.6" calcext:value-type="float">
            <text:p>40757.6</text:p>
          </table:table-cell>
          <table:table-cell office:value-type="float" office:value="37985.2" calcext:value-type="float">
            <text:p>37985.2</text:p>
          </table:table-cell>
          <table:table-cell office:value-type="float" office:value="724670" calcext:value-type="float">
            <text:p>724670</text:p>
          </table:table-cell>
          <table:table-cell office:value-type="float" office:value="9359280" calcext:value-type="float">
            <text:p>9359280</text:p>
          </table:table-cell>
          <table:table-cell office:value-type="float" office:value="8999310" calcext:value-type="float">
            <text:p>8999310</text:p>
          </table:table-cell>
          <table:table-cell office:value-type="float" office:value="0" calcext:value-type="float">
            <text:p>0</text:p>
          </table:table-cell>
          <table:table-cell office:value-type="float" office:value="9855900" calcext:value-type="float">
            <text:p>9855900</text:p>
          </table:table-cell>
          <table:table-cell office:value-type="float" office:value="481.457" calcext:value-type="float">
            <text:p>481.45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2.8383" calcext:value-type="float">
            <text:p>12.8383</text:p>
          </table:table-cell>
          <table:table-cell office:value-type="float" office:value="0" calcext:value-type="float">
            <text:p>0</text:p>
          </table:table-cell>
          <table:table-cell office:value-type="float" office:value="66785.3" calcext:value-type="float">
            <text:p>66785.3</text:p>
          </table:table-cell>
          <table:table-cell office:value-type="float" office:value="49373.9" calcext:value-type="float">
            <text:p>49373.9</text:p>
          </table:table-cell>
          <table:table-cell office:value-type="float" office:value="1115890" calcext:value-type="float">
            <text:p>1115890</text:p>
          </table:table-cell>
          <table:table-cell office:value-type="float" office:value="10981700" calcext:value-type="float">
            <text:p>10981700</text:p>
          </table:table-cell>
          <table:table-cell office:value-type="float" office:value="9778060" calcext:value-type="float">
            <text:p>9778060</text:p>
          </table:table-cell>
          <table:table-cell office:value-type="float" office:value="-54489" calcext:value-type="float">
            <text:p>-54489</text:p>
          </table:table-cell>
          <table:table-cell office:value-type="float" office:value="15226100" calcext:value-type="float">
            <text:p>15226100</text:p>
          </table:table-cell>
          <table:table-cell office:value-type="float" office:value="3720.62" calcext:value-type="float">
            <text:p>3720.62</text:p>
          </table:table-cell>
          <table:table-cell office:value-type="float" office:value="0" calcext:value-type="float">
            <text:p>0</text:p>
          </table:table-cell>
          <table:table-cell office:value-type="float" office:value="5384760" calcext:value-type="float">
            <text:p>5384760</text:p>
          </table:table-cell>
          <table:table-cell office:value-type="float" office:value="48741600" calcext:value-type="float">
            <text:p>48741600</text:p>
          </table:table-cell>
          <table:table-cell office:value-type="float" office:value="7982440" calcext:value-type="float">
            <text:p>7982440</text:p>
          </table:table-cell>
          <table:table-cell office:value-type="float" office:value="-1301210" calcext:value-type="float">
            <text:p>-1301210</text:p>
          </table:table-cell>
          <table:table-cell office:value-type="float" office:value="0.944758" calcext:value-type="float">
            <text:p>0.944758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2011300" calcext:value-type="float">
            <text:p>420113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364698" calcext:value-type="float">
            <text:p>364698</text:p>
          </table:table-cell>
          <table:table-cell office:value-type="float" office:value="10973100" calcext:value-type="float">
            <text:p>1097310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0" calcext:value-type="float">
            <text:p>0</text:p>
          </table:table-cell>
          <table:table-cell office:value-type="float" office:value="9199060" calcext:value-type="float">
            <text:p>919906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35.8" calcext:value-type="float">
            <text:p>46035.8</text:p>
          </table:table-cell>
          <table:table-cell office:value-type="float" office:value="43263.4" calcext:value-type="float">
            <text:p>43263.4</text:p>
          </table:table-cell>
          <table:table-cell office:value-type="float" office:value="732660" calcext:value-type="float">
            <text:p>732660</text:p>
          </table:table-cell>
          <table:table-cell office:value-type="float" office:value="9567030" calcext:value-type="float">
            <text:p>9567030</text:p>
          </table:table-cell>
          <table:table-cell office:value-type="float" office:value="9199060" calcext:value-type="float">
            <text:p>9199060</text:p>
          </table:table-cell>
          <table:table-cell office:value-type="float" office:value="0" calcext:value-type="float">
            <text:p>0</text:p>
          </table:table-cell>
          <table:table-cell office:value-type="float" office:value="9831650" calcext:value-type="float">
            <text:p>9831650</text:p>
          </table:table-cell>
          <table:table-cell office:value-type="float" office:value="492.193" calcext:value-type="float">
            <text:p>492.193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2.8383" calcext:value-type="float">
            <text:p>12.8383</text:p>
          </table:table-cell>
          <table:table-cell office:value-type="float" office:value="0" calcext:value-type="float">
            <text:p>0</text:p>
          </table:table-cell>
          <table:table-cell office:value-type="float" office:value="64965.5" calcext:value-type="float">
            <text:p>64965.5</text:p>
          </table:table-cell>
          <table:table-cell office:value-type="float" office:value="52832.3" calcext:value-type="float">
            <text:p>52832.3</text:p>
          </table:table-cell>
          <table:table-cell office:value-type="float" office:value="1123440" calcext:value-type="float">
            <text:p>1123440</text:p>
          </table:table-cell>
          <table:table-cell office:value-type="float" office:value="10503900" calcext:value-type="float">
            <text:p>10503900</text:p>
          </table:table-cell>
          <table:table-cell office:value-type="float" office:value="9766070" calcext:value-type="float">
            <text:p>9766070</text:p>
          </table:table-cell>
          <table:table-cell office:value-type="float" office:value="-39347.4" calcext:value-type="float">
            <text:p>-39347.4</text:p>
          </table:table-cell>
          <table:table-cell office:value-type="float" office:value="14815200" calcext:value-type="float">
            <text:p>14815200</text:p>
          </table:table-cell>
          <table:table-cell office:value-type="float" office:value="3042.11" calcext:value-type="float">
            <text:p>3042.11</text:p>
          </table:table-cell>
          <table:table-cell office:value-type="float" office:value="0" calcext:value-type="float">
            <text:p>0</text:p>
          </table:table-cell>
          <table:table-cell office:value-type="float" office:value="5399640" calcext:value-type="float">
            <text:p>5399640</text:p>
          </table:table-cell>
          <table:table-cell office:value-type="float" office:value="49126300" calcext:value-type="float">
            <text:p>49126300</text:p>
          </table:table-cell>
          <table:table-cell office:value-type="float" office:value="7894470" calcext:value-type="float">
            <text:p>7894470</text:p>
          </table:table-cell>
          <table:table-cell office:value-type="float" office:value="-912637" calcext:value-type="float">
            <text:p>-912637</text:p>
          </table:table-cell>
          <table:table-cell office:value-type="float" office:value="0.945047" calcext:value-type="float">
            <text:p>0.945047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2166800" calcext:value-type="float">
            <text:p>421668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364698" calcext:value-type="float">
            <text:p>364698</text:p>
          </table:table-cell>
          <table:table-cell office:value-type="float" office:value="10973100" calcext:value-type="float">
            <text:p>1097310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0" calcext:value-type="float">
            <text:p>0</text:p>
          </table:table-cell>
          <table:table-cell office:value-type="float" office:value="9414220" calcext:value-type="float">
            <text:p>941422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90.7" calcext:value-type="float">
            <text:p>52090.7</text:p>
          </table:table-cell>
          <table:table-cell office:value-type="float" office:value="49318.3" calcext:value-type="float">
            <text:p>49318.3</text:p>
          </table:table-cell>
          <table:table-cell office:value-type="float" office:value="741267" calcext:value-type="float">
            <text:p>741267</text:p>
          </table:table-cell>
          <table:table-cell office:value-type="float" office:value="9790790" calcext:value-type="float">
            <text:p>9790790</text:p>
          </table:table-cell>
          <table:table-cell office:value-type="float" office:value="9414220" calcext:value-type="float">
            <text:p>9414220</text:p>
          </table:table-cell>
          <table:table-cell office:value-type="float" office:value="0" calcext:value-type="float">
            <text:p>0</text:p>
          </table:table-cell>
          <table:table-cell office:value-type="float" office:value="9681470" calcext:value-type="float">
            <text:p>9681470</text:p>
          </table:table-cell>
          <table:table-cell office:value-type="float" office:value="492.457" calcext:value-type="float">
            <text:p>492.45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4.675" calcext:value-type="float">
            <text:p>14.675</text:p>
          </table:table-cell>
          <table:table-cell office:value-type="float" office:value="0" calcext:value-type="float">
            <text:p>0</text:p>
          </table:table-cell>
          <table:table-cell office:value-type="float" office:value="59176.5" calcext:value-type="float">
            <text:p>59176.5</text:p>
          </table:table-cell>
          <table:table-cell office:value-type="float" office:value="53098.3" calcext:value-type="float">
            <text:p>53098.3</text:p>
          </table:table-cell>
          <table:table-cell office:value-type="float" office:value="1126380" calcext:value-type="float">
            <text:p>1126380</text:p>
          </table:table-cell>
          <table:table-cell office:value-type="float" office:value="10310400" calcext:value-type="float">
            <text:p>10310400</text:p>
          </table:table-cell>
          <table:table-cell office:value-type="float" office:value="9625650" calcext:value-type="float">
            <text:p>9625650</text:p>
          </table:table-cell>
          <table:table-cell office:value-type="float" office:value="-27911.4" calcext:value-type="float">
            <text:p>-27911.4</text:p>
          </table:table-cell>
          <table:table-cell office:value-type="float" office:value="14718100" calcext:value-type="float">
            <text:p>14718100</text:p>
          </table:table-cell>
          <table:table-cell office:value-type="float" office:value="3505.12" calcext:value-type="float">
            <text:p>3505.12</text:p>
          </table:table-cell>
          <table:table-cell office:value-type="float" office:value="0" calcext:value-type="float">
            <text:p>0</text:p>
          </table:table-cell>
          <table:table-cell office:value-type="float" office:value="5402900" calcext:value-type="float">
            <text:p>5402900</text:p>
          </table:table-cell>
          <table:table-cell office:value-type="float" office:value="49121600" calcext:value-type="float">
            <text:p>49121600</text:p>
          </table:table-cell>
          <table:table-cell office:value-type="float" office:value="7842100" calcext:value-type="float">
            <text:p>7842100</text:p>
          </table:table-cell>
          <table:table-cell office:value-type="float" office:value="-736549" calcext:value-type="float">
            <text:p>-736549</text:p>
          </table:table-cell>
          <table:table-cell office:value-type="float" office:value="0.945433" calcext:value-type="float">
            <text:p>0.945433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42318700" calcext:value-type="float">
            <text:p>423187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364698" calcext:value-type="float">
            <text:p>364698</text:p>
          </table:table-cell>
          <table:table-cell office:value-type="float" office:value="10973100" calcext:value-type="float">
            <text:p>1097310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0" calcext:value-type="float">
            <text:p>0</text:p>
          </table:table-cell>
          <table:table-cell office:value-type="float" office:value="9603070" calcext:value-type="float">
            <text:p>960307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70.3" calcext:value-type="float">
            <text:p>57470.3</text:p>
          </table:table-cell>
          <table:table-cell office:value-type="float" office:value="54697.9" calcext:value-type="float">
            <text:p>54697.9</text:p>
          </table:table-cell>
          <table:table-cell office:value-type="float" office:value="748821" calcext:value-type="float">
            <text:p>748821</text:p>
          </table:table-cell>
          <table:table-cell office:value-type="float" office:value="9987190" calcext:value-type="float">
            <text:p>9987190</text:p>
          </table:table-cell>
          <table:table-cell office:value-type="float" office:value="9603070" calcext:value-type="float">
            <text:p>9603070</text:p>
          </table:table-cell>
          <table:table-cell office:value-type="float" office:value="0" calcext:value-type="float">
            <text:p>0</text:p>
          </table:table-cell>
          <table:table-cell office:value-type="float" office:value="9492170" calcext:value-type="float">
            <text:p>9492170</text:p>
          </table:table-cell>
          <table:table-cell office:value-type="float" office:value="492.5" calcext:value-type="float">
            <text:p>492.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4.685" calcext:value-type="float">
            <text:p>14.685</text:p>
          </table:table-cell>
          <table:table-cell office:value-type="float" office:value="0" calcext:value-type="float">
            <text:p>0</text:p>
          </table:table-cell>
          <table:table-cell office:value-type="float" office:value="52821.6" calcext:value-type="float">
            <text:p>52821.6</text:p>
          </table:table-cell>
          <table:table-cell office:value-type="float" office:value="52123" calcext:value-type="float">
            <text:p>52123</text:p>
          </table:table-cell>
          <table:table-cell office:value-type="float" office:value="1126590" calcext:value-type="float">
            <text:p>1126590</text:p>
          </table:table-cell>
          <table:table-cell office:value-type="float" office:value="10118200" calcext:value-type="float">
            <text:p>10118200</text:p>
          </table:table-cell>
          <table:table-cell office:value-type="float" office:value="9442780" calcext:value-type="float">
            <text:p>9442780</text:p>
          </table:table-cell>
          <table:table-cell office:value-type="float" office:value="-19756.8" calcext:value-type="float">
            <text:p>-19756.8</text:p>
          </table:table-cell>
          <table:table-cell office:value-type="float" office:value="14710800" calcext:value-type="float">
            <text:p>14710800</text:p>
          </table:table-cell>
          <table:table-cell office:value-type="float" office:value="4494.94" calcext:value-type="float">
            <text:p>4494.94</text:p>
          </table:table-cell>
          <table:table-cell office:value-type="float" office:value="0" calcext:value-type="float">
            <text:p>0</text:p>
          </table:table-cell>
          <table:table-cell office:value-type="float" office:value="5404070" calcext:value-type="float">
            <text:p>5404070</text:p>
          </table:table-cell>
          <table:table-cell office:value-type="float" office:value="49126800" calcext:value-type="float">
            <text:p>49126800</text:p>
          </table:table-cell>
          <table:table-cell office:value-type="float" office:value="7844270" calcext:value-type="float">
            <text:p>7844270</text:p>
          </table:table-cell>
          <table:table-cell office:value-type="float" office:value="-584981" calcext:value-type="float">
            <text:p>-584981</text:p>
          </table:table-cell>
          <table:table-cell office:value-type="float" office:value="0.94565" calcext:value-type="float">
            <text:p>0.94565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2468300" calcext:value-type="float">
            <text:p>424683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364698" calcext:value-type="float">
            <text:p>364698</text:p>
          </table:table-cell>
          <table:table-cell office:value-type="float" office:value="10973100" calcext:value-type="float">
            <text:p>1097310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0" calcext:value-type="float">
            <text:p>0</text:p>
          </table:table-cell>
          <table:table-cell office:value-type="float" office:value="9862410" calcext:value-type="float">
            <text:p>986241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23.6" calcext:value-type="float">
            <text:p>64023.6</text:p>
          </table:table-cell>
          <table:table-cell office:value-type="float" office:value="61251.2" calcext:value-type="float">
            <text:p>61251.2</text:p>
          </table:table-cell>
          <table:table-cell office:value-type="float" office:value="759194" calcext:value-type="float">
            <text:p>759194</text:p>
          </table:table-cell>
          <table:table-cell office:value-type="float" office:value="10256900" calcext:value-type="float">
            <text:p>10256900</text:p>
          </table:table-cell>
          <table:table-cell office:value-type="float" office:value="9862410" calcext:value-type="float">
            <text:p>9862410</text:p>
          </table:table-cell>
          <table:table-cell office:value-type="float" office:value="0" calcext:value-type="float">
            <text:p>0</text:p>
          </table:table-cell>
          <table:table-cell office:value-type="float" office:value="9245360" calcext:value-type="float">
            <text:p>9245360</text:p>
          </table:table-cell>
          <table:table-cell office:value-type="float" office:value="492.548" calcext:value-type="float">
            <text:p>492.548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2.3744" calcext:value-type="float">
            <text:p>12.3744</text:p>
          </table:table-cell>
          <table:table-cell office:value-type="float" office:value="0" calcext:value-type="float">
            <text:p>0</text:p>
          </table:table-cell>
          <table:table-cell office:value-type="float" office:value="45620.3" calcext:value-type="float">
            <text:p>45620.3</text:p>
          </table:table-cell>
          <table:table-cell office:value-type="float" office:value="51475" calcext:value-type="float">
            <text:p>51475</text:p>
          </table:table-cell>
          <table:table-cell office:value-type="float" office:value="1127350" calcext:value-type="float">
            <text:p>1127350</text:p>
          </table:table-cell>
          <table:table-cell office:value-type="float" office:value="9911510" calcext:value-type="float">
            <text:p>9911510</text:p>
          </table:table-cell>
          <table:table-cell office:value-type="float" office:value="9202670" calcext:value-type="float">
            <text:p>9202670</text:p>
          </table:table-cell>
          <table:table-cell office:value-type="float" office:value="-12806.6" calcext:value-type="float">
            <text:p>-12806.6</text:p>
          </table:table-cell>
          <table:table-cell office:value-type="float" office:value="14683900" calcext:value-type="float">
            <text:p>14683900</text:p>
          </table:table-cell>
          <table:table-cell office:value-type="float" office:value="4324.53" calcext:value-type="float">
            <text:p>4324.53</text:p>
          </table:table-cell>
          <table:table-cell office:value-type="float" office:value="0" calcext:value-type="float">
            <text:p>0</text:p>
          </table:table-cell>
          <table:table-cell office:value-type="float" office:value="5407690" calcext:value-type="float">
            <text:p>5407690</text:p>
          </table:table-cell>
          <table:table-cell office:value-type="float" office:value="49091900" calcext:value-type="float">
            <text:p>49091900</text:p>
          </table:table-cell>
          <table:table-cell office:value-type="float" office:value="7849510" calcext:value-type="float">
            <text:p>7849510</text:p>
          </table:table-cell>
          <table:table-cell office:value-type="float" office:value="-428002" calcext:value-type="float">
            <text:p>-428002</text:p>
          </table:table-cell>
          <table:table-cell office:value-type="float" office:value="0.945843" calcext:value-type="float">
            <text:p>0.945843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42614300" calcext:value-type="float">
            <text:p>426143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364698" calcext:value-type="float">
            <text:p>364698</text:p>
          </table:table-cell>
          <table:table-cell office:value-type="float" office:value="10973100" calcext:value-type="float">
            <text:p>1097310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0" calcext:value-type="float">
            <text:p>0</text:p>
          </table:table-cell>
          <table:table-cell office:value-type="float" office:value="10082800" calcext:value-type="float">
            <text:p>100828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27.9" calcext:value-type="float">
            <text:p>68927.9</text:p>
          </table:table-cell>
          <table:table-cell office:value-type="float" office:value="66155.5" calcext:value-type="float">
            <text:p>66155.5</text:p>
          </table:table-cell>
          <table:table-cell office:value-type="float" office:value="768010" calcext:value-type="float">
            <text:p>768010</text:p>
          </table:table-cell>
          <table:table-cell office:value-type="float" office:value="10486100" calcext:value-type="float">
            <text:p>10486100</text:p>
          </table:table-cell>
          <table:table-cell office:value-type="float" office:value="10082800" calcext:value-type="float">
            <text:p>10082800</text:p>
          </table:table-cell>
          <table:table-cell office:value-type="float" office:value="0" calcext:value-type="float">
            <text:p>0</text:p>
          </table:table-cell>
          <table:table-cell office:value-type="float" office:value="9067960" calcext:value-type="float">
            <text:p>9067960</text:p>
          </table:table-cell>
          <table:table-cell office:value-type="float" office:value="492.627" calcext:value-type="float">
            <text:p>492.627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2.4238" calcext:value-type="float">
            <text:p>12.4238</text:p>
          </table:table-cell>
          <table:table-cell office:value-type="float" office:value="0" calcext:value-type="float">
            <text:p>0</text:p>
          </table:table-cell>
          <table:table-cell office:value-type="float" office:value="40959.6" calcext:value-type="float">
            <text:p>40959.6</text:p>
          </table:table-cell>
          <table:table-cell office:value-type="float" office:value="51718.6" calcext:value-type="float">
            <text:p>51718.6</text:p>
          </table:table-cell>
          <table:table-cell office:value-type="float" office:value="1129270" calcext:value-type="float">
            <text:p>1129270</text:p>
          </table:table-cell>
          <table:table-cell office:value-type="float" office:value="9727800" calcext:value-type="float">
            <text:p>9727800</text:p>
          </table:table-cell>
          <table:table-cell office:value-type="float" office:value="9030240" calcext:value-type="float">
            <text:p>9030240</text:p>
          </table:table-cell>
          <table:table-cell office:value-type="float" office:value="-7545.02" calcext:value-type="float">
            <text:p>-7545.02</text:p>
          </table:table-cell>
          <table:table-cell office:value-type="float" office:value="14636400" calcext:value-type="float">
            <text:p>14636400</text:p>
          </table:table-cell>
          <table:table-cell office:value-type="float" office:value="4119.15" calcext:value-type="float">
            <text:p>4119.15</text:p>
          </table:table-cell>
          <table:table-cell office:value-type="float" office:value="0" calcext:value-type="float">
            <text:p>0</text:p>
          </table:table-cell>
          <table:table-cell office:value-type="float" office:value="5409400" calcext:value-type="float">
            <text:p>5409400</text:p>
          </table:table-cell>
          <table:table-cell office:value-type="float" office:value="49059600" calcext:value-type="float">
            <text:p>49059600</text:p>
          </table:table-cell>
          <table:table-cell office:value-type="float" office:value="7813060" calcext:value-type="float">
            <text:p>7813060</text:p>
          </table:table-cell>
          <table:table-cell office:value-type="float" office:value="-282792" calcext:value-type="float">
            <text:p>-282792</text:p>
          </table:table-cell>
          <table:table-cell office:value-type="float" office:value="0.945771" calcext:value-type="float">
            <text:p>0.945771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42729100" calcext:value-type="float">
            <text:p>427291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364698" calcext:value-type="float">
            <text:p>364698</text:p>
          </table:table-cell>
          <table:table-cell office:value-type="float" office:value="10973100" calcext:value-type="float">
            <text:p>1097310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0" calcext:value-type="float">
            <text:p>0</text:p>
          </table:table-cell>
          <table:table-cell office:value-type="float" office:value="10188600" calcext:value-type="float">
            <text:p>101886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337" calcext:value-type="float">
            <text:p>72337</text:p>
          </table:table-cell>
          <table:table-cell office:value-type="float" office:value="69564.6" calcext:value-type="float">
            <text:p>69564.6</text:p>
          </table:table-cell>
          <table:table-cell office:value-type="float" office:value="772240" calcext:value-type="float">
            <text:p>772240</text:p>
          </table:table-cell>
          <table:table-cell office:value-type="float" office:value="10596100" calcext:value-type="float">
            <text:p>10596100</text:p>
          </table:table-cell>
          <table:table-cell office:value-type="float" office:value="10188600" calcext:value-type="float">
            <text:p>10188600</text:p>
          </table:table-cell>
          <table:table-cell office:value-type="float" office:value="0" calcext:value-type="float">
            <text:p>0</text:p>
          </table:table-cell>
          <table:table-cell office:value-type="float" office:value="9283410" calcext:value-type="float">
            <text:p>9283410</text:p>
          </table:table-cell>
          <table:table-cell office:value-type="float" office:value="476.292" calcext:value-type="float">
            <text:p>476.292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2.4218" calcext:value-type="float">
            <text:p>12.4218</text:p>
          </table:table-cell>
          <table:table-cell office:value-type="float" office:value="0" calcext:value-type="float">
            <text:p>0</text:p>
          </table:table-cell>
          <table:table-cell office:value-type="float" office:value="48718.7" calcext:value-type="float">
            <text:p>48718.7</text:p>
          </table:table-cell>
          <table:table-cell office:value-type="float" office:value="62886.8" calcext:value-type="float">
            <text:p>62886.8</text:p>
          </table:table-cell>
          <table:table-cell office:value-type="float" office:value="1142190" calcext:value-type="float">
            <text:p>1142190</text:p>
          </table:table-cell>
          <table:table-cell office:value-type="float" office:value="10661600" calcext:value-type="float">
            <text:p>10661600</text:p>
          </table:table-cell>
          <table:table-cell office:value-type="float" office:value="9247160" calcext:value-type="float">
            <text:p>9247160</text:p>
          </table:table-cell>
          <table:table-cell office:value-type="float" office:value="-3624.62" calcext:value-type="float">
            <text:p>-3624.62</text:p>
          </table:table-cell>
          <table:table-cell office:value-type="float" office:value="14251200" calcext:value-type="float">
            <text:p>14251200</text:p>
          </table:table-cell>
          <table:table-cell office:value-type="float" office:value="-11279.6" calcext:value-type="float">
            <text:p>-11279.6</text:p>
          </table:table-cell>
          <table:table-cell office:value-type="float" office:value="0" calcext:value-type="float">
            <text:p>0</text:p>
          </table:table-cell>
          <table:table-cell office:value-type="float" office:value="5444900" calcext:value-type="float">
            <text:p>5444900</text:p>
          </table:table-cell>
          <table:table-cell office:value-type="float" office:value="48288200" calcext:value-type="float">
            <text:p>48288200</text:p>
          </table:table-cell>
          <table:table-cell office:value-type="float" office:value="7727250" calcext:value-type="float">
            <text:p>7727250</text:p>
          </table:table-cell>
          <table:table-cell office:value-type="float" office:value="-107910" calcext:value-type="float">
            <text:p>-107910</text:p>
          </table:table-cell>
          <table:table-cell office:value-type="float" office:value="0.946132" calcext:value-type="float">
            <text:p>0.946132</text:p>
          </table:table-cell>
          <table:table-cell table:number-columns-repeated="51"/>
        </table:table-row>
        <table:table-row table:style-name="ro1">
          <table:table-cell office:value-type="float" office:value="52.32" calcext:value-type="float">
            <text:p>52.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840300" calcext:value-type="float">
            <text:p>4284030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793700" calcext:value-type="float">
            <text:p>-38793700</text:p>
          </table:table-cell>
          <table:table-cell office:value-type="float" office:value="0" calcext:value-type="float">
            <text:p>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63" calcext:value-type="float">
            <text:p>106763</text:p>
          </table:table-cell>
          <table:table-cell office:value-type="float" office:value="49961.1" calcext:value-type="float">
            <text:p>49961.1</text:p>
          </table:table-cell>
          <table:table-cell office:value-type="float" office:value="364698" calcext:value-type="float">
            <text:p>364698</text:p>
          </table:table-cell>
          <table:table-cell office:value-type="float" office:value="10973100" calcext:value-type="float">
            <text:p>10973100</text:p>
          </table:table-cell>
          <table:table-cell office:value-type="float" office:value="9117450" calcext:value-type="float">
            <text:p>9117450</text:p>
          </table:table-cell>
          <table:table-cell office:value-type="float" office:value="0" calcext:value-type="float">
            <text:p>0</text:p>
          </table:table-cell>
          <table:table-cell office:value-type="float" office:value="10305800" calcext:value-type="float">
            <text:p>10305800</text:p>
          </table:table-cell>
          <table:table-cell office:value-type="float" office:value="499.975" calcext:value-type="float">
            <text:p>499.975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3.3333" calcext:value-type="float">
            <text:p>13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42.4" calcext:value-type="float">
            <text:p>75942.4</text:p>
          </table:table-cell>
          <table:table-cell office:value-type="float" office:value="73170" calcext:value-type="float">
            <text:p>73170</text:p>
          </table:table-cell>
          <table:table-cell office:value-type="float" office:value="776930" calcext:value-type="float">
            <text:p>776930</text:p>
          </table:table-cell>
          <table:table-cell office:value-type="float" office:value="10718000" calcext:value-type="float">
            <text:p>10718000</text:p>
          </table:table-cell>
          <table:table-cell office:value-type="float" office:value="10305800" calcext:value-type="float">
            <text:p>10305800</text:p>
          </table:table-cell>
          <table:table-cell office:value-type="float" office:value="0" calcext:value-type="float">
            <text:p>0</text:p>
          </table:table-cell>
          <table:table-cell office:value-type="float" office:value="9184120" calcext:value-type="float">
            <text:p>9184120</text:p>
          </table:table-cell>
          <table:table-cell office:value-type="float" office:value="476.34" calcext:value-type="float">
            <text:p>476.34</text:p>
          </table:table-cell>
          <table:table-cell office:value-type="float" office:value="23.9768" calcext:value-type="float">
            <text:p>23.9768</text:p>
          </table:table-cell>
          <table:table-cell office:value-type="float" office:value="90" calcext:value-type="float">
            <text:p>90</text:p>
          </table:table-cell>
          <table:table-cell office:value-type="float" office:value="12.4087" calcext:value-type="float">
            <text:p>12.4087</text:p>
          </table:table-cell>
          <table:table-cell office:value-type="float" office:value="0" calcext:value-type="float">
            <text:p>0</text:p>
          </table:table-cell>
          <table:table-cell office:value-type="float" office:value="45317.2" calcext:value-type="float">
            <text:p>45317.2</text:p>
          </table:table-cell>
          <table:table-cell office:value-type="float" office:value="63090.6" calcext:value-type="float">
            <text:p>63090.6</text:p>
          </table:table-cell>
          <table:table-cell office:value-type="float" office:value="1142960" calcext:value-type="float">
            <text:p>1142960</text:p>
          </table:table-cell>
          <table:table-cell office:value-type="float" office:value="10557800" calcext:value-type="float">
            <text:p>10557800</text:p>
          </table:table-cell>
          <table:table-cell office:value-type="float" office:value="9149170" calcext:value-type="float">
            <text:p>9149170</text:p>
          </table:table-cell>
          <table:table-cell office:value-type="float" office:value="0" calcext:value-type="float">
            <text:p>0</text:p>
          </table:table-cell>
          <table:table-cell office:value-type="float" office:value="14232900" calcext:value-type="float">
            <text:p>14232900</text:p>
          </table:table-cell>
          <table:table-cell office:value-type="float" office:value="-11475.5" calcext:value-type="float">
            <text:p>-11475.5</text:p>
          </table:table-cell>
          <table:table-cell office:value-type="float" office:value="0" calcext:value-type="float">
            <text:p>0</text:p>
          </table:table-cell>
          <table:table-cell office:value-type="float" office:value="6519960" calcext:value-type="float">
            <text:p>6519960</text:p>
          </table:table-cell>
          <table:table-cell office:value-type="float" office:value="49350100" calcext:value-type="float">
            <text:p>49350100</text:p>
          </table:table-cell>
          <table:table-cell office:value-type="float" office:value="7712970" calcext:value-type="float">
            <text:p>7712970</text:p>
          </table:table-cell>
          <table:table-cell office:value-type="float" office:value="0" calcext:value-type="float">
            <text:p>0</text:p>
          </table:table-cell>
          <table:table-cell office:value-type="float" office:value="0.946301" calcext:value-type="float">
            <text:p>0.946301</text:p>
          </table:table-cell>
          <table:table-cell table:number-columns-repeated="51"/>
        </table:table-row>
      </table:table>
      <table:table table:name="selected results" table:style-name="ta1">
        <table:table-column table:style-name="co19" table:default-cell-style-name="ce12"/>
        <table:table-column table:style-name="co3" table:default-cell-style-name="ce12"/>
        <table:table-column table:style-name="co5" table:number-columns-repeated="2" table:default-cell-style-name="ce12"/>
        <table:table-column table:style-name="co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3" table:default-cell-style-name="ce12"/>
        <table:table-column table:style-name="co10" table:default-cell-style-name="ce12"/>
        <table:table-column table:style-name="co5" table:number-columns-repeated="2" table:default-cell-style-name="ce12"/>
        <table:table-column table:style-name="co8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3" table:default-cell-style-name="ce12"/>
        <table:table-column table:style-name="co7" table:default-cell-style-name="ce12"/>
        <table:table-column table:style-name="co5" table:number-columns-repeated="2" table:default-cell-style-name="ce12"/>
        <table:table-column table:style-name="co8" table:default-cell-style-name="ce12"/>
        <table:table-column table:style-name="co6" table:default-cell-style-name="ce12"/>
        <table:table-column table:style-name="co12" table:default-cell-style-name="ce12"/>
        <table:table-column table:style-name="co8" table:number-columns-repeated="2" table:default-cell-style-name="ce12"/>
        <table:table-column table:style-name="co7" table:default-cell-style-name="ce12"/>
        <table:table-column table:style-name="co5" table:number-columns-repeated="2" table:default-cell-style-name="ce12"/>
        <table:table-column table:style-name="co8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7" table:number-columns-repeated="3" table:default-cell-style-name="ce12"/>
        <table:table-column table:style-name="co11" table:default-cell-style-name="ce12"/>
        <table:table-column table:style-name="co8" table:default-cell-style-name="ce12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10" table:number-columns-repeated="4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number-columns-repeated="2" table:default-cell-style-name="Default"/>
        <table:table-row table:style-name="ro1">
          <table:table-cell table:formula="of:=['copy of results.csv '.A1]" office:value-type="string" office:string-value="p0" calcext:value-type="string">
            <text:p>p0</text:p>
          </table:table-cell>
          <table:table-cell table:formula="of:=['copy of results.csv '.B1]" office:value-type="string" office:string-value="lambda" calcext:value-type="string">
            <text:p>lambda</text:p>
          </table:table-cell>
          <table:table-cell office:value-type="string" calcext:value-type="string">
            <text:p>futures_excluded</text:p>
          </table:table-cell>
          <table:table-cell table:formula="of:=['copy of results.csv '.E1]" office:value-type="string" office:string-value="plates_0" calcext:value-type="string">
            <text:p>plates_0</text:p>
          </table:table-cell>
          <table:table-cell table:formula="of:=['copy of results.csv '.F1]" office:value-type="string" office:string-value="cuts_0" calcext:value-type="string">
            <text:p>cuts_0</text:p>
          </table:table-cell>
          <table:table-cell table:formula="of:=['copy of results.csv '.G1]" office:value-type="string" office:string-value="profiles_0" calcext:value-type="string">
            <text:p>profiles_0</text:p>
          </table:table-cell>
          <table:table-cell table:formula="of:=['copy of results.csv '.H1]" office:value-type="string" office:string-value="brams_0" calcext:value-type="string">
            <text:p>brams_0</text:p>
          </table:table-cell>
          <table:table-cell table:formula="of:=['copy of results.csv '.I1]" office:value-type="string" office:string-value="f1_0" calcext:value-type="string">
            <text:p>f1_0</text:p>
          </table:table-cell>
          <table:table-cell table:formula="of:=['copy of results.csv '.J1]" office:value-type="string" office:string-value="f2_0" calcext:value-type="string">
            <text:p>f2_0</text:p>
          </table:table-cell>
          <table:table-cell table:formula="of:=['copy of results.csv '.K1]" office:value-type="string" office:string-value="f3_0" calcext:value-type="string">
            <text:p>f3_0</text:p>
          </table:table-cell>
          <table:table-cell table:formula="of:=['copy of results.csv '.L1]" office:value-type="string" office:string-value="f4_0" calcext:value-type="string">
            <text:p>f4_0</text:p>
          </table:table-cell>
          <table:table-cell table:formula="of:=['copy of results.csv '.M1]" office:value-type="string" office:string-value="s_0" calcext:value-type="string">
            <text:p>s_0</text:p>
          </table:table-cell>
          <table:table-cell office:value-type="string" calcext:value-type="string">
            <text:p>Z_0</text:p>
          </table:table-cell>
          <table:table-cell table:formula="of:=['copy of results.csv '.S1]" office:value-type="string" office:string-value="plates_1" calcext:value-type="string">
            <text:p>plates_1</text:p>
          </table:table-cell>
          <table:table-cell table:formula="of:=['copy of results.csv '.T1]" office:value-type="string" office:string-value="cuts_1" calcext:value-type="string">
            <text:p>cuts_1</text:p>
          </table:table-cell>
          <table:table-cell table:formula="of:=['copy of results.csv '.U1]" office:value-type="string" office:string-value="profiles_1" calcext:value-type="string">
            <text:p>profiles_1</text:p>
          </table:table-cell>
          <table:table-cell table:formula="of:=['copy of results.csv '.V1]" office:value-type="string" office:string-value="brams_1" calcext:value-type="string">
            <text:p>brams_1</text:p>
          </table:table-cell>
          <table:table-cell table:formula="of:=['copy of results.csv '.W1]" office:value-type="string" office:string-value="f1_1" calcext:value-type="string">
            <text:p>f1_1</text:p>
          </table:table-cell>
          <table:table-cell table:formula="of:=['copy of results.csv '.X1]" office:value-type="string" office:string-value="f2_1" calcext:value-type="string">
            <text:p>f2_1</text:p>
          </table:table-cell>
          <table:table-cell table:formula="of:=['copy of results.csv '.Y1]" office:value-type="string" office:string-value="f3_1" calcext:value-type="string">
            <text:p>f3_1</text:p>
          </table:table-cell>
          <table:table-cell table:formula="of:=['copy of results.csv '.Z1]" office:value-type="string" office:string-value="s_1" calcext:value-type="string">
            <text:p>s_1</text:p>
          </table:table-cell>
          <table:table-cell office:value-type="string" calcext:value-type="string">
            <text:p>z_1</text:p>
          </table:table-cell>
          <table:table-cell table:formula="of:=['copy of results.csv '.AG1]" office:value-type="string" office:string-value="plates_2" calcext:value-type="string">
            <text:p>plates_2</text:p>
          </table:table-cell>
          <table:table-cell table:formula="of:=['copy of results.csv '.AH1]" office:value-type="string" office:string-value="cuts_2" calcext:value-type="string">
            <text:p>cuts_2</text:p>
          </table:table-cell>
          <table:table-cell table:formula="of:=['copy of results.csv '.AI1]" office:value-type="string" office:string-value="profiles_2" calcext:value-type="string">
            <text:p>profiles_2</text:p>
          </table:table-cell>
          <table:table-cell table:formula="of:=['copy of results.csv '.AJ1]" office:value-type="string" office:string-value="brams_2" calcext:value-type="string">
            <text:p>brams_2</text:p>
          </table:table-cell>
          <table:table-cell table:formula="of:=['copy of results.csv '.AK1]" office:value-type="string" office:string-value="f1_2" calcext:value-type="string">
            <text:p>f1_2</text:p>
          </table:table-cell>
          <table:table-cell table:formula="of:=['copy of results.csv '.AL1]" office:value-type="string" office:string-value="f2_2" calcext:value-type="string">
            <text:p>f2_2</text:p>
          </table:table-cell>
          <table:table-cell table:formula="of:=['copy of results.csv '.AM1]" office:value-type="string" office:string-value="s_2" calcext:value-type="string">
            <text:p>s_2</text:p>
          </table:table-cell>
          <table:table-cell office:value-type="string" calcext:value-type="string">
            <text:p>z_2</text:p>
          </table:table-cell>
          <table:table-cell table:formula="of:=['copy of results.csv '.AT1]" office:value-type="string" office:string-value="plates_3" calcext:value-type="string">
            <text:p>plates_3</text:p>
          </table:table-cell>
          <table:table-cell table:formula="of:=['copy of results.csv '.AU1]" office:value-type="string" office:string-value="cuts_3" calcext:value-type="string">
            <text:p>cuts_3</text:p>
          </table:table-cell>
          <table:table-cell table:formula="of:=['copy of results.csv '.AV1]" office:value-type="string" office:string-value="profiles_3" calcext:value-type="string">
            <text:p>profiles_3</text:p>
          </table:table-cell>
          <table:table-cell table:formula="of:=['copy of results.csv '.AW1]" office:value-type="string" office:string-value="brams_3" calcext:value-type="string">
            <text:p>brams_3</text:p>
          </table:table-cell>
          <table:table-cell table:formula="of:=['copy of results.csv '.AX1]" office:value-type="string" office:string-value="f1_3" calcext:value-type="string">
            <text:p>f1_3</text:p>
          </table:table-cell>
          <table:table-cell table:formula="of:=['copy of results.csv '.AY1]" office:value-type="string" office:string-value="s_3" calcext:value-type="string">
            <text:p>s_3</text:p>
          </table:table-cell>
          <table:table-cell office:value-type="string" calcext:value-type="string">
            <text:p>z_3</text:p>
          </table:table-cell>
          <table:table-cell table:formula="of:=['copy of results.csv '.BF1]" office:value-type="string" office:string-value="s_4" calcext:value-type="string">
            <text:p>s_4</text:p>
          </table:table-cell>
          <table:table-cell office:value-type="string" calcext:value-type="string">
            <text:p>z_4</text:p>
          </table:table-cell>
          <table:table-cell office:value-type="string" calcext:value-type="string">
            <text:p>pd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2]" office:value-type="float" office:value="0" calcext:value-type="float">
            <text:p>0</text:p>
          </table:table-cell>
          <table:table-cell table:formula="of:=['copy of results.csv '.B2]" office:value-type="float" office:value="0" calcext:value-type="float">
            <text:p>0</text:p>
          </table:table-cell>
          <table:table-cell table:formula="of:=[$'copy of results.csv '.C2]" office:value-type="float" office:value="0" calcext:value-type="float">
            <text:p>0</text:p>
          </table:table-cell>
          <table:table-cell table:formula="of:=['copy of results.csv '.E2]" office:value-type="float" office:value="510" calcext:value-type="float">
            <text:p>510</text:p>
          </table:table-cell>
          <table:table-cell table:formula="of:=['copy of results.csv '.F2]" office:value-type="float" office:value="28" calcext:value-type="float">
            <text:p>28</text:p>
          </table:table-cell>
          <table:table-cell table:formula="of:=['copy of results.csv '.G2]" office:value-type="float" office:value="90" calcext:value-type="float">
            <text:p>90</text:p>
          </table:table-cell>
          <table:table-cell table:formula="of:=['copy of results.csv '.H2]" office:value-type="float" office:value="20" calcext:value-type="float">
            <text:p>20</text:p>
          </table:table-cell>
          <table:table-cell table:formula="of:=['copy of results.csv '.I2]" office:value-type="float" office:value="0" calcext:value-type="float">
            <text:p>0</text:p>
          </table:table-cell>
          <table:table-cell table:formula="of:=['copy of results.csv '.J2]" office:value-type="float" office:value="0" calcext:value-type="float">
            <text:p>0</text:p>
          </table:table-cell>
          <table:table-cell table:formula="of:=['copy of results.csv '.K2]" office:value-type="float" office:value="0" calcext:value-type="float">
            <text:p>0</text:p>
          </table:table-cell>
          <table:table-cell table:formula="of:=['copy of results.csv '.L2]" office:value-type="float" office:value="0" calcext:value-type="float">
            <text:p>0</text:p>
          </table:table-cell>
          <table:table-cell table:formula="of:=['copy of results.csv '.M2]" office:value-type="float" office:value="0" calcext:value-type="float">
            <text:p>0</text:p>
          </table:table-cell>
          <table:table-cell table:formula="of:=['copy of results.csv '.Q2]" office:value-type="float" office:value="0" calcext:value-type="float">
            <text:p>0</text:p>
          </table:table-cell>
          <table:table-cell table:formula="of:=['copy of results.csv '.S2]" office:value-type="float" office:value="499.975" calcext:value-type="float">
            <text:p>499.975</text:p>
          </table:table-cell>
          <table:table-cell table:formula="of:=['copy of results.csv '.T2]" office:value-type="float" office:value="23.9767" calcext:value-type="float">
            <text:p>23.9767</text:p>
          </table:table-cell>
          <table:table-cell table:formula="of:=['copy of results.csv '.U2]" office:value-type="float" office:value="90" calcext:value-type="float">
            <text:p>90</text:p>
          </table:table-cell>
          <table:table-cell table:formula="of:=['copy of results.csv '.V2]" office:value-type="float" office:value="20" calcext:value-type="float">
            <text:p>20</text:p>
          </table:table-cell>
          <table:table-cell table:formula="of:=['copy of results.csv '.W2]" office:value-type="float" office:value="0" calcext:value-type="float">
            <text:p>0</text:p>
          </table:table-cell>
          <table:table-cell table:formula="of:=['copy of results.csv '.X2]" office:value-type="float" office:value="0" calcext:value-type="float">
            <text:p>0</text:p>
          </table:table-cell>
          <table:table-cell table:formula="of:=['copy of results.csv '.Y2]" office:value-type="float" office:value="0" calcext:value-type="float">
            <text:p>0</text:p>
          </table:table-cell>
          <table:table-cell table:formula="of:=['copy of results.csv '.Z2]" office:value-type="float" office:value="56802.3" calcext:value-type="float">
            <text:p>56802.3</text:p>
          </table:table-cell>
          <table:table-cell table:formula="of:=['copy of results.csv '.AD2]" office:value-type="float" office:value="4488360" calcext:value-type="float">
            <text:p>4488360</text:p>
          </table:table-cell>
          <table:table-cell table:formula="of:=['copy of results.csv '.AG2]" office:value-type="float" office:value="499.975" calcext:value-type="float">
            <text:p>499.975</text:p>
          </table:table-cell>
          <table:table-cell table:formula="of:=['copy of results.csv '.AH2]" office:value-type="float" office:value="23.9768" calcext:value-type="float">
            <text:p>23.9768</text:p>
          </table:table-cell>
          <table:table-cell table:formula="of:=['copy of results.csv '.AI2]" office:value-type="float" office:value="90" calcext:value-type="float">
            <text:p>90</text:p>
          </table:table-cell>
          <table:table-cell table:formula="of:=['copy of results.csv '.AJ2]" office:value-type="float" office:value="20" calcext:value-type="float">
            <text:p>20</text:p>
          </table:table-cell>
          <table:table-cell table:formula="of:=['copy of results.csv '.AK2]" office:value-type="float" office:value="0" calcext:value-type="float">
            <text:p>0</text:p>
          </table:table-cell>
          <table:table-cell table:formula="of:=['copy of results.csv '.AL2]" office:value-type="float" office:value="0" calcext:value-type="float">
            <text:p>0</text:p>
          </table:table-cell>
          <table:table-cell table:formula="of:=['copy of results.csv '.AM2]" office:value-type="float" office:value="55130.8" calcext:value-type="float">
            <text:p>55130.8</text:p>
          </table:table-cell>
          <table:table-cell table:formula="of:=['copy of results.csv '.AQ2]" office:value-type="float" office:value="6028680" calcext:value-type="float">
            <text:p>6028680</text:p>
          </table:table-cell>
          <table:table-cell table:formula="of:=['copy of results.csv '.AT2]" office:value-type="float" office:value="499.975" calcext:value-type="float">
            <text:p>499.975</text:p>
          </table:table-cell>
          <table:table-cell table:formula="of:=['copy of results.csv '.AU2]" office:value-type="float" office:value="23.9768" calcext:value-type="float">
            <text:p>23.9768</text:p>
          </table:table-cell>
          <table:table-cell table:formula="of:=['copy of results.csv '.AV2]" office:value-type="float" office:value="90" calcext:value-type="float">
            <text:p>90</text:p>
          </table:table-cell>
          <table:table-cell table:formula="of:=['copy of results.csv '.AW2]" office:value-type="float" office:value="20" calcext:value-type="float">
            <text:p>20</text:p>
          </table:table-cell>
          <table:table-cell table:formula="of:=['copy of results.csv '.AX2]" office:value-type="float" office:value="0" calcext:value-type="float">
            <text:p>0</text:p>
          </table:table-cell>
          <table:table-cell table:formula="of:=['copy of results.csv '.AY2]" office:value-type="float" office:value="57793.8" calcext:value-type="float">
            <text:p>57793.8</text:p>
          </table:table-cell>
          <table:table-cell table:formula="of:=['copy of results.csv '.BC2]" office:value-type="float" office:value="6286110" calcext:value-type="float">
            <text:p>6286110</text:p>
          </table:table-cell>
          <table:table-cell table:formula="of:=['copy of results.csv '.BF2]" office:value-type="float" office:value="60464.8" calcext:value-type="float">
            <text:p>60464.8</text:p>
          </table:table-cell>
          <table:table-cell table:formula="of:=['copy of results.csv '.BJ2]" office:value-type="float" office:value="6550810" calcext:value-type="float">
            <text:p>6550810</text:p>
          </table:table-cell>
          <table:table-cell table:formula="of:=['copy of results.csv '.BL2]" office:value-type="float" office:value="0.734375" calcext:value-type="float">
            <text:p>0.734375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3]" office:value-type="float" office:value="0" calcext:value-type="float">
            <text:p>0</text:p>
          </table:table-cell>
          <table:table-cell table:formula="of:=['copy of results.csv '.B3]" office:value-type="float" office:value="0.1" calcext:value-type="float">
            <text:p>0.1</text:p>
          </table:table-cell>
          <table:table-cell table:formula="of:=[$'copy of results.csv '.C3]" office:value-type="float" office:value="0" calcext:value-type="float">
            <text:p>0</text:p>
          </table:table-cell>
          <table:table-cell table:formula="of:=['copy of results.csv '.E3]" office:value-type="float" office:value="510" calcext:value-type="float">
            <text:p>510</text:p>
          </table:table-cell>
          <table:table-cell table:formula="of:=['copy of results.csv '.F3]" office:value-type="float" office:value="28" calcext:value-type="float">
            <text:p>28</text:p>
          </table:table-cell>
          <table:table-cell table:formula="of:=['copy of results.csv '.G3]" office:value-type="float" office:value="90" calcext:value-type="float">
            <text:p>90</text:p>
          </table:table-cell>
          <table:table-cell table:formula="of:=['copy of results.csv '.H3]" office:value-type="float" office:value="20" calcext:value-type="float">
            <text:p>20</text:p>
          </table:table-cell>
          <table:table-cell table:formula="of:=['copy of results.csv '.I3]" office:value-type="float" office:value="0" calcext:value-type="float">
            <text:p>0</text:p>
          </table:table-cell>
          <table:table-cell table:formula="of:=['copy of results.csv '.J3]" office:value-type="float" office:value="0" calcext:value-type="float">
            <text:p>0</text:p>
          </table:table-cell>
          <table:table-cell table:formula="of:=['copy of results.csv '.K3]" office:value-type="float" office:value="0" calcext:value-type="float">
            <text:p>0</text:p>
          </table:table-cell>
          <table:table-cell table:formula="of:=['copy of results.csv '.L3]" office:value-type="float" office:value="0" calcext:value-type="float">
            <text:p>0</text:p>
          </table:table-cell>
          <table:table-cell table:formula="of:=['copy of results.csv '.M3]" office:value-type="float" office:value="0" calcext:value-type="float">
            <text:p>0</text:p>
          </table:table-cell>
          <table:table-cell table:formula="of:=['copy of results.csv '.Q3]" office:value-type="float" office:value="0" calcext:value-type="float">
            <text:p>0</text:p>
          </table:table-cell>
          <table:table-cell table:formula="of:=['copy of results.csv '.S3]" office:value-type="float" office:value="499.975" calcext:value-type="float">
            <text:p>499.975</text:p>
          </table:table-cell>
          <table:table-cell table:formula="of:=['copy of results.csv '.T3]" office:value-type="float" office:value="23.9767" calcext:value-type="float">
            <text:p>23.9767</text:p>
          </table:table-cell>
          <table:table-cell table:formula="of:=['copy of results.csv '.U3]" office:value-type="float" office:value="90" calcext:value-type="float">
            <text:p>90</text:p>
          </table:table-cell>
          <table:table-cell table:formula="of:=['copy of results.csv '.V3]" office:value-type="float" office:value="20" calcext:value-type="float">
            <text:p>20</text:p>
          </table:table-cell>
          <table:table-cell table:formula="of:=['copy of results.csv '.W3]" office:value-type="float" office:value="0" calcext:value-type="float">
            <text:p>0</text:p>
          </table:table-cell>
          <table:table-cell table:formula="of:=['copy of results.csv '.X3]" office:value-type="float" office:value="0" calcext:value-type="float">
            <text:p>0</text:p>
          </table:table-cell>
          <table:table-cell table:formula="of:=['copy of results.csv '.Y3]" office:value-type="float" office:value="0" calcext:value-type="float">
            <text:p>0</text:p>
          </table:table-cell>
          <table:table-cell table:formula="of:=['copy of results.csv '.Z3]" office:value-type="float" office:value="56802.3" calcext:value-type="float">
            <text:p>56802.3</text:p>
          </table:table-cell>
          <table:table-cell table:formula="of:=['copy of results.csv '.AD3]" office:value-type="float" office:value="4488360" calcext:value-type="float">
            <text:p>4488360</text:p>
          </table:table-cell>
          <table:table-cell table:formula="of:=['copy of results.csv '.AG3]" office:value-type="float" office:value="499.975" calcext:value-type="float">
            <text:p>499.975</text:p>
          </table:table-cell>
          <table:table-cell table:formula="of:=['copy of results.csv '.AH3]" office:value-type="float" office:value="23.9768" calcext:value-type="float">
            <text:p>23.9768</text:p>
          </table:table-cell>
          <table:table-cell table:formula="of:=['copy of results.csv '.AI3]" office:value-type="float" office:value="90" calcext:value-type="float">
            <text:p>90</text:p>
          </table:table-cell>
          <table:table-cell table:formula="of:=['copy of results.csv '.AJ3]" office:value-type="float" office:value="20" calcext:value-type="float">
            <text:p>20</text:p>
          </table:table-cell>
          <table:table-cell table:formula="of:=['copy of results.csv '.AK3]" office:value-type="float" office:value="0" calcext:value-type="float">
            <text:p>0</text:p>
          </table:table-cell>
          <table:table-cell table:formula="of:=['copy of results.csv '.AL3]" office:value-type="float" office:value="0" calcext:value-type="float">
            <text:p>0</text:p>
          </table:table-cell>
          <table:table-cell table:formula="of:=['copy of results.csv '.AM3]" office:value-type="float" office:value="55130.8" calcext:value-type="float">
            <text:p>55130.8</text:p>
          </table:table-cell>
          <table:table-cell table:formula="of:=['copy of results.csv '.AQ3]" office:value-type="float" office:value="6028680" calcext:value-type="float">
            <text:p>6028680</text:p>
          </table:table-cell>
          <table:table-cell table:formula="of:=['copy of results.csv '.AT3]" office:value-type="float" office:value="499.975" calcext:value-type="float">
            <text:p>499.975</text:p>
          </table:table-cell>
          <table:table-cell table:formula="of:=['copy of results.csv '.AU3]" office:value-type="float" office:value="23.9768" calcext:value-type="float">
            <text:p>23.9768</text:p>
          </table:table-cell>
          <table:table-cell table:formula="of:=['copy of results.csv '.AV3]" office:value-type="float" office:value="90" calcext:value-type="float">
            <text:p>90</text:p>
          </table:table-cell>
          <table:table-cell table:formula="of:=['copy of results.csv '.AW3]" office:value-type="float" office:value="20" calcext:value-type="float">
            <text:p>20</text:p>
          </table:table-cell>
          <table:table-cell table:formula="of:=['copy of results.csv '.AX3]" office:value-type="float" office:value="0" calcext:value-type="float">
            <text:p>0</text:p>
          </table:table-cell>
          <table:table-cell table:formula="of:=['copy of results.csv '.AY3]" office:value-type="float" office:value="57793.8" calcext:value-type="float">
            <text:p>57793.8</text:p>
          </table:table-cell>
          <table:table-cell table:formula="of:=['copy of results.csv '.BC3]" office:value-type="float" office:value="6286110" calcext:value-type="float">
            <text:p>6286110</text:p>
          </table:table-cell>
          <table:table-cell table:formula="of:=['copy of results.csv '.BF3]" office:value-type="float" office:value="60464.8" calcext:value-type="float">
            <text:p>60464.8</text:p>
          </table:table-cell>
          <table:table-cell table:formula="of:=['copy of results.csv '.BJ3]" office:value-type="float" office:value="6550810" calcext:value-type="float">
            <text:p>6550810</text:p>
          </table:table-cell>
          <table:table-cell table:formula="of:=['copy of results.csv '.BL3]" office:value-type="float" office:value="0.734375" calcext:value-type="float">
            <text:p>0.734375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4]" office:value-type="float" office:value="0" calcext:value-type="float">
            <text:p>0</text:p>
          </table:table-cell>
          <table:table-cell table:formula="of:=['copy of results.csv '.B4]" office:value-type="float" office:value="0.2" calcext:value-type="float">
            <text:p>0.2</text:p>
          </table:table-cell>
          <table:table-cell table:formula="of:=[$'copy of results.csv '.C4]" office:value-type="float" office:value="0" calcext:value-type="float">
            <text:p>0</text:p>
          </table:table-cell>
          <table:table-cell table:formula="of:=['copy of results.csv '.E4]" office:value-type="float" office:value="510" calcext:value-type="float">
            <text:p>510</text:p>
          </table:table-cell>
          <table:table-cell table:formula="of:=['copy of results.csv '.F4]" office:value-type="float" office:value="28" calcext:value-type="float">
            <text:p>28</text:p>
          </table:table-cell>
          <table:table-cell table:formula="of:=['copy of results.csv '.G4]" office:value-type="float" office:value="90" calcext:value-type="float">
            <text:p>90</text:p>
          </table:table-cell>
          <table:table-cell table:formula="of:=['copy of results.csv '.H4]" office:value-type="float" office:value="20" calcext:value-type="float">
            <text:p>20</text:p>
          </table:table-cell>
          <table:table-cell table:formula="of:=['copy of results.csv '.I4]" office:value-type="float" office:value="0" calcext:value-type="float">
            <text:p>0</text:p>
          </table:table-cell>
          <table:table-cell table:formula="of:=['copy of results.csv '.J4]" office:value-type="float" office:value="0" calcext:value-type="float">
            <text:p>0</text:p>
          </table:table-cell>
          <table:table-cell table:formula="of:=['copy of results.csv '.K4]" office:value-type="float" office:value="0" calcext:value-type="float">
            <text:p>0</text:p>
          </table:table-cell>
          <table:table-cell table:formula="of:=['copy of results.csv '.L4]" office:value-type="float" office:value="0" calcext:value-type="float">
            <text:p>0</text:p>
          </table:table-cell>
          <table:table-cell table:formula="of:=['copy of results.csv '.M4]" office:value-type="float" office:value="0" calcext:value-type="float">
            <text:p>0</text:p>
          </table:table-cell>
          <table:table-cell table:formula="of:=['copy of results.csv '.Q4]" office:value-type="float" office:value="0" calcext:value-type="float">
            <text:p>0</text:p>
          </table:table-cell>
          <table:table-cell table:formula="of:=['copy of results.csv '.S4]" office:value-type="float" office:value="499.975" calcext:value-type="float">
            <text:p>499.975</text:p>
          </table:table-cell>
          <table:table-cell table:formula="of:=['copy of results.csv '.T4]" office:value-type="float" office:value="23.9767" calcext:value-type="float">
            <text:p>23.9767</text:p>
          </table:table-cell>
          <table:table-cell table:formula="of:=['copy of results.csv '.U4]" office:value-type="float" office:value="90" calcext:value-type="float">
            <text:p>90</text:p>
          </table:table-cell>
          <table:table-cell table:formula="of:=['copy of results.csv '.V4]" office:value-type="float" office:value="20" calcext:value-type="float">
            <text:p>20</text:p>
          </table:table-cell>
          <table:table-cell table:formula="of:=['copy of results.csv '.W4]" office:value-type="float" office:value="0" calcext:value-type="float">
            <text:p>0</text:p>
          </table:table-cell>
          <table:table-cell table:formula="of:=['copy of results.csv '.X4]" office:value-type="float" office:value="0" calcext:value-type="float">
            <text:p>0</text:p>
          </table:table-cell>
          <table:table-cell table:formula="of:=['copy of results.csv '.Y4]" office:value-type="float" office:value="0" calcext:value-type="float">
            <text:p>0</text:p>
          </table:table-cell>
          <table:table-cell table:formula="of:=['copy of results.csv '.Z4]" office:value-type="float" office:value="56802.3" calcext:value-type="float">
            <text:p>56802.3</text:p>
          </table:table-cell>
          <table:table-cell table:formula="of:=['copy of results.csv '.AD4]" office:value-type="float" office:value="4488360" calcext:value-type="float">
            <text:p>4488360</text:p>
          </table:table-cell>
          <table:table-cell table:formula="of:=['copy of results.csv '.AG4]" office:value-type="float" office:value="499.975" calcext:value-type="float">
            <text:p>499.975</text:p>
          </table:table-cell>
          <table:table-cell table:formula="of:=['copy of results.csv '.AH4]" office:value-type="float" office:value="23.9768" calcext:value-type="float">
            <text:p>23.9768</text:p>
          </table:table-cell>
          <table:table-cell table:formula="of:=['copy of results.csv '.AI4]" office:value-type="float" office:value="90" calcext:value-type="float">
            <text:p>90</text:p>
          </table:table-cell>
          <table:table-cell table:formula="of:=['copy of results.csv '.AJ4]" office:value-type="float" office:value="20" calcext:value-type="float">
            <text:p>20</text:p>
          </table:table-cell>
          <table:table-cell table:formula="of:=['copy of results.csv '.AK4]" office:value-type="float" office:value="0" calcext:value-type="float">
            <text:p>0</text:p>
          </table:table-cell>
          <table:table-cell table:formula="of:=['copy of results.csv '.AL4]" office:value-type="float" office:value="0" calcext:value-type="float">
            <text:p>0</text:p>
          </table:table-cell>
          <table:table-cell table:formula="of:=['copy of results.csv '.AM4]" office:value-type="float" office:value="55130.8" calcext:value-type="float">
            <text:p>55130.8</text:p>
          </table:table-cell>
          <table:table-cell table:formula="of:=['copy of results.csv '.AQ4]" office:value-type="float" office:value="6028680" calcext:value-type="float">
            <text:p>6028680</text:p>
          </table:table-cell>
          <table:table-cell table:formula="of:=['copy of results.csv '.AT4]" office:value-type="float" office:value="499.975" calcext:value-type="float">
            <text:p>499.975</text:p>
          </table:table-cell>
          <table:table-cell table:formula="of:=['copy of results.csv '.AU4]" office:value-type="float" office:value="23.9768" calcext:value-type="float">
            <text:p>23.9768</text:p>
          </table:table-cell>
          <table:table-cell table:formula="of:=['copy of results.csv '.AV4]" office:value-type="float" office:value="90" calcext:value-type="float">
            <text:p>90</text:p>
          </table:table-cell>
          <table:table-cell table:formula="of:=['copy of results.csv '.AW4]" office:value-type="float" office:value="20" calcext:value-type="float">
            <text:p>20</text:p>
          </table:table-cell>
          <table:table-cell table:formula="of:=['copy of results.csv '.AX4]" office:value-type="float" office:value="0" calcext:value-type="float">
            <text:p>0</text:p>
          </table:table-cell>
          <table:table-cell table:formula="of:=['copy of results.csv '.AY4]" office:value-type="float" office:value="57793.8" calcext:value-type="float">
            <text:p>57793.8</text:p>
          </table:table-cell>
          <table:table-cell table:formula="of:=['copy of results.csv '.BC4]" office:value-type="float" office:value="6286110" calcext:value-type="float">
            <text:p>6286110</text:p>
          </table:table-cell>
          <table:table-cell table:formula="of:=['copy of results.csv '.BF4]" office:value-type="float" office:value="60464.8" calcext:value-type="float">
            <text:p>60464.8</text:p>
          </table:table-cell>
          <table:table-cell table:formula="of:=['copy of results.csv '.BJ4]" office:value-type="float" office:value="6550810" calcext:value-type="float">
            <text:p>6550810</text:p>
          </table:table-cell>
          <table:table-cell table:formula="of:=['copy of results.csv '.BL4]" office:value-type="float" office:value="0.734375" calcext:value-type="float">
            <text:p>0.734375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5]" office:value-type="float" office:value="0" calcext:value-type="float">
            <text:p>0</text:p>
          </table:table-cell>
          <table:table-cell table:formula="of:=['copy of results.csv '.B5]" office:value-type="float" office:value="0.3" calcext:value-type="float">
            <text:p>0.3</text:p>
          </table:table-cell>
          <table:table-cell table:formula="of:=[$'copy of results.csv '.C5]" office:value-type="float" office:value="0" calcext:value-type="float">
            <text:p>0</text:p>
          </table:table-cell>
          <table:table-cell table:formula="of:=['copy of results.csv '.E5]" office:value-type="float" office:value="510" calcext:value-type="float">
            <text:p>510</text:p>
          </table:table-cell>
          <table:table-cell table:formula="of:=['copy of results.csv '.F5]" office:value-type="float" office:value="28" calcext:value-type="float">
            <text:p>28</text:p>
          </table:table-cell>
          <table:table-cell table:formula="of:=['copy of results.csv '.G5]" office:value-type="float" office:value="90" calcext:value-type="float">
            <text:p>90</text:p>
          </table:table-cell>
          <table:table-cell table:formula="of:=['copy of results.csv '.H5]" office:value-type="float" office:value="20" calcext:value-type="float">
            <text:p>20</text:p>
          </table:table-cell>
          <table:table-cell table:formula="of:=['copy of results.csv '.I5]" office:value-type="float" office:value="0" calcext:value-type="float">
            <text:p>0</text:p>
          </table:table-cell>
          <table:table-cell table:formula="of:=['copy of results.csv '.J5]" office:value-type="float" office:value="0" calcext:value-type="float">
            <text:p>0</text:p>
          </table:table-cell>
          <table:table-cell table:formula="of:=['copy of results.csv '.K5]" office:value-type="float" office:value="0" calcext:value-type="float">
            <text:p>0</text:p>
          </table:table-cell>
          <table:table-cell table:formula="of:=['copy of results.csv '.L5]" office:value-type="float" office:value="0" calcext:value-type="float">
            <text:p>0</text:p>
          </table:table-cell>
          <table:table-cell table:formula="of:=['copy of results.csv '.M5]" office:value-type="float" office:value="0" calcext:value-type="float">
            <text:p>0</text:p>
          </table:table-cell>
          <table:table-cell table:formula="of:=['copy of results.csv '.Q5]" office:value-type="float" office:value="0" calcext:value-type="float">
            <text:p>0</text:p>
          </table:table-cell>
          <table:table-cell table:formula="of:=['copy of results.csv '.S5]" office:value-type="float" office:value="499.975" calcext:value-type="float">
            <text:p>499.975</text:p>
          </table:table-cell>
          <table:table-cell table:formula="of:=['copy of results.csv '.T5]" office:value-type="float" office:value="23.9767" calcext:value-type="float">
            <text:p>23.9767</text:p>
          </table:table-cell>
          <table:table-cell table:formula="of:=['copy of results.csv '.U5]" office:value-type="float" office:value="90" calcext:value-type="float">
            <text:p>90</text:p>
          </table:table-cell>
          <table:table-cell table:formula="of:=['copy of results.csv '.V5]" office:value-type="float" office:value="20" calcext:value-type="float">
            <text:p>20</text:p>
          </table:table-cell>
          <table:table-cell table:formula="of:=['copy of results.csv '.W5]" office:value-type="float" office:value="0" calcext:value-type="float">
            <text:p>0</text:p>
          </table:table-cell>
          <table:table-cell table:formula="of:=['copy of results.csv '.X5]" office:value-type="float" office:value="0" calcext:value-type="float">
            <text:p>0</text:p>
          </table:table-cell>
          <table:table-cell table:formula="of:=['copy of results.csv '.Y5]" office:value-type="float" office:value="0" calcext:value-type="float">
            <text:p>0</text:p>
          </table:table-cell>
          <table:table-cell table:formula="of:=['copy of results.csv '.Z5]" office:value-type="float" office:value="56802.3" calcext:value-type="float">
            <text:p>56802.3</text:p>
          </table:table-cell>
          <table:table-cell table:formula="of:=['copy of results.csv '.AD5]" office:value-type="float" office:value="4488360" calcext:value-type="float">
            <text:p>4488360</text:p>
          </table:table-cell>
          <table:table-cell table:formula="of:=['copy of results.csv '.AG5]" office:value-type="float" office:value="499.975" calcext:value-type="float">
            <text:p>499.975</text:p>
          </table:table-cell>
          <table:table-cell table:formula="of:=['copy of results.csv '.AH5]" office:value-type="float" office:value="23.9768" calcext:value-type="float">
            <text:p>23.9768</text:p>
          </table:table-cell>
          <table:table-cell table:formula="of:=['copy of results.csv '.AI5]" office:value-type="float" office:value="90" calcext:value-type="float">
            <text:p>90</text:p>
          </table:table-cell>
          <table:table-cell table:formula="of:=['copy of results.csv '.AJ5]" office:value-type="float" office:value="20" calcext:value-type="float">
            <text:p>20</text:p>
          </table:table-cell>
          <table:table-cell table:formula="of:=['copy of results.csv '.AK5]" office:value-type="float" office:value="0" calcext:value-type="float">
            <text:p>0</text:p>
          </table:table-cell>
          <table:table-cell table:formula="of:=['copy of results.csv '.AL5]" office:value-type="float" office:value="0" calcext:value-type="float">
            <text:p>0</text:p>
          </table:table-cell>
          <table:table-cell table:formula="of:=['copy of results.csv '.AM5]" office:value-type="float" office:value="55130.8" calcext:value-type="float">
            <text:p>55130.8</text:p>
          </table:table-cell>
          <table:table-cell table:formula="of:=['copy of results.csv '.AQ5]" office:value-type="float" office:value="6028680" calcext:value-type="float">
            <text:p>6028680</text:p>
          </table:table-cell>
          <table:table-cell table:formula="of:=['copy of results.csv '.AT5]" office:value-type="float" office:value="499.975" calcext:value-type="float">
            <text:p>499.975</text:p>
          </table:table-cell>
          <table:table-cell table:formula="of:=['copy of results.csv '.AU5]" office:value-type="float" office:value="23.9768" calcext:value-type="float">
            <text:p>23.9768</text:p>
          </table:table-cell>
          <table:table-cell table:formula="of:=['copy of results.csv '.AV5]" office:value-type="float" office:value="90" calcext:value-type="float">
            <text:p>90</text:p>
          </table:table-cell>
          <table:table-cell table:formula="of:=['copy of results.csv '.AW5]" office:value-type="float" office:value="20" calcext:value-type="float">
            <text:p>20</text:p>
          </table:table-cell>
          <table:table-cell table:formula="of:=['copy of results.csv '.AX5]" office:value-type="float" office:value="0" calcext:value-type="float">
            <text:p>0</text:p>
          </table:table-cell>
          <table:table-cell table:formula="of:=['copy of results.csv '.AY5]" office:value-type="float" office:value="57793.8" calcext:value-type="float">
            <text:p>57793.8</text:p>
          </table:table-cell>
          <table:table-cell table:formula="of:=['copy of results.csv '.BC5]" office:value-type="float" office:value="6286110" calcext:value-type="float">
            <text:p>6286110</text:p>
          </table:table-cell>
          <table:table-cell table:formula="of:=['copy of results.csv '.BF5]" office:value-type="float" office:value="60464.8" calcext:value-type="float">
            <text:p>60464.8</text:p>
          </table:table-cell>
          <table:table-cell table:formula="of:=['copy of results.csv '.BJ5]" office:value-type="float" office:value="6550810" calcext:value-type="float">
            <text:p>6550810</text:p>
          </table:table-cell>
          <table:table-cell table:formula="of:=['copy of results.csv '.BL5]" office:value-type="float" office:value="0.734375" calcext:value-type="float">
            <text:p>0.734375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6]" office:value-type="float" office:value="0" calcext:value-type="float">
            <text:p>0</text:p>
          </table:table-cell>
          <table:table-cell table:formula="of:=['copy of results.csv '.B6]" office:value-type="float" office:value="0.4" calcext:value-type="float">
            <text:p>0.4</text:p>
          </table:table-cell>
          <table:table-cell table:formula="of:=[$'copy of results.csv '.C6]" office:value-type="float" office:value="0" calcext:value-type="float">
            <text:p>0</text:p>
          </table:table-cell>
          <table:table-cell table:formula="of:=['copy of results.csv '.E6]" office:value-type="float" office:value="510" calcext:value-type="float">
            <text:p>510</text:p>
          </table:table-cell>
          <table:table-cell table:formula="of:=['copy of results.csv '.F6]" office:value-type="float" office:value="28" calcext:value-type="float">
            <text:p>28</text:p>
          </table:table-cell>
          <table:table-cell table:formula="of:=['copy of results.csv '.G6]" office:value-type="float" office:value="90" calcext:value-type="float">
            <text:p>90</text:p>
          </table:table-cell>
          <table:table-cell table:formula="of:=['copy of results.csv '.H6]" office:value-type="float" office:value="20" calcext:value-type="float">
            <text:p>20</text:p>
          </table:table-cell>
          <table:table-cell table:formula="of:=['copy of results.csv '.I6]" office:value-type="float" office:value="0" calcext:value-type="float">
            <text:p>0</text:p>
          </table:table-cell>
          <table:table-cell table:formula="of:=['copy of results.csv '.J6]" office:value-type="float" office:value="0" calcext:value-type="float">
            <text:p>0</text:p>
          </table:table-cell>
          <table:table-cell table:formula="of:=['copy of results.csv '.K6]" office:value-type="float" office:value="0" calcext:value-type="float">
            <text:p>0</text:p>
          </table:table-cell>
          <table:table-cell table:formula="of:=['copy of results.csv '.L6]" office:value-type="float" office:value="0" calcext:value-type="float">
            <text:p>0</text:p>
          </table:table-cell>
          <table:table-cell table:formula="of:=['copy of results.csv '.M6]" office:value-type="float" office:value="0" calcext:value-type="float">
            <text:p>0</text:p>
          </table:table-cell>
          <table:table-cell table:formula="of:=['copy of results.csv '.Q6]" office:value-type="float" office:value="0" calcext:value-type="float">
            <text:p>0</text:p>
          </table:table-cell>
          <table:table-cell table:formula="of:=['copy of results.csv '.S6]" office:value-type="float" office:value="499.975" calcext:value-type="float">
            <text:p>499.975</text:p>
          </table:table-cell>
          <table:table-cell table:formula="of:=['copy of results.csv '.T6]" office:value-type="float" office:value="23.9767" calcext:value-type="float">
            <text:p>23.9767</text:p>
          </table:table-cell>
          <table:table-cell table:formula="of:=['copy of results.csv '.U6]" office:value-type="float" office:value="90" calcext:value-type="float">
            <text:p>90</text:p>
          </table:table-cell>
          <table:table-cell table:formula="of:=['copy of results.csv '.V6]" office:value-type="float" office:value="20" calcext:value-type="float">
            <text:p>20</text:p>
          </table:table-cell>
          <table:table-cell table:formula="of:=['copy of results.csv '.W6]" office:value-type="float" office:value="0" calcext:value-type="float">
            <text:p>0</text:p>
          </table:table-cell>
          <table:table-cell table:formula="of:=['copy of results.csv '.X6]" office:value-type="float" office:value="0" calcext:value-type="float">
            <text:p>0</text:p>
          </table:table-cell>
          <table:table-cell table:formula="of:=['copy of results.csv '.Y6]" office:value-type="float" office:value="0" calcext:value-type="float">
            <text:p>0</text:p>
          </table:table-cell>
          <table:table-cell table:formula="of:=['copy of results.csv '.Z6]" office:value-type="float" office:value="56802.3" calcext:value-type="float">
            <text:p>56802.3</text:p>
          </table:table-cell>
          <table:table-cell table:formula="of:=['copy of results.csv '.AD6]" office:value-type="float" office:value="4488360" calcext:value-type="float">
            <text:p>4488360</text:p>
          </table:table-cell>
          <table:table-cell table:formula="of:=['copy of results.csv '.AG6]" office:value-type="float" office:value="499.975" calcext:value-type="float">
            <text:p>499.975</text:p>
          </table:table-cell>
          <table:table-cell table:formula="of:=['copy of results.csv '.AH6]" office:value-type="float" office:value="23.9768" calcext:value-type="float">
            <text:p>23.9768</text:p>
          </table:table-cell>
          <table:table-cell table:formula="of:=['copy of results.csv '.AI6]" office:value-type="float" office:value="90" calcext:value-type="float">
            <text:p>90</text:p>
          </table:table-cell>
          <table:table-cell table:formula="of:=['copy of results.csv '.AJ6]" office:value-type="float" office:value="20" calcext:value-type="float">
            <text:p>20</text:p>
          </table:table-cell>
          <table:table-cell table:formula="of:=['copy of results.csv '.AK6]" office:value-type="float" office:value="0" calcext:value-type="float">
            <text:p>0</text:p>
          </table:table-cell>
          <table:table-cell table:formula="of:=['copy of results.csv '.AL6]" office:value-type="float" office:value="0" calcext:value-type="float">
            <text:p>0</text:p>
          </table:table-cell>
          <table:table-cell table:formula="of:=['copy of results.csv '.AM6]" office:value-type="float" office:value="55130.8" calcext:value-type="float">
            <text:p>55130.8</text:p>
          </table:table-cell>
          <table:table-cell table:formula="of:=['copy of results.csv '.AQ6]" office:value-type="float" office:value="6028680" calcext:value-type="float">
            <text:p>6028680</text:p>
          </table:table-cell>
          <table:table-cell table:formula="of:=['copy of results.csv '.AT6]" office:value-type="float" office:value="499.975" calcext:value-type="float">
            <text:p>499.975</text:p>
          </table:table-cell>
          <table:table-cell table:formula="of:=['copy of results.csv '.AU6]" office:value-type="float" office:value="23.9768" calcext:value-type="float">
            <text:p>23.9768</text:p>
          </table:table-cell>
          <table:table-cell table:formula="of:=['copy of results.csv '.AV6]" office:value-type="float" office:value="90" calcext:value-type="float">
            <text:p>90</text:p>
          </table:table-cell>
          <table:table-cell table:formula="of:=['copy of results.csv '.AW6]" office:value-type="float" office:value="20" calcext:value-type="float">
            <text:p>20</text:p>
          </table:table-cell>
          <table:table-cell table:formula="of:=['copy of results.csv '.AX6]" office:value-type="float" office:value="0" calcext:value-type="float">
            <text:p>0</text:p>
          </table:table-cell>
          <table:table-cell table:formula="of:=['copy of results.csv '.AY6]" office:value-type="float" office:value="57793.8" calcext:value-type="float">
            <text:p>57793.8</text:p>
          </table:table-cell>
          <table:table-cell table:formula="of:=['copy of results.csv '.BC6]" office:value-type="float" office:value="6286110" calcext:value-type="float">
            <text:p>6286110</text:p>
          </table:table-cell>
          <table:table-cell table:formula="of:=['copy of results.csv '.BF6]" office:value-type="float" office:value="60464.8" calcext:value-type="float">
            <text:p>60464.8</text:p>
          </table:table-cell>
          <table:table-cell table:formula="of:=['copy of results.csv '.BJ6]" office:value-type="float" office:value="6550810" calcext:value-type="float">
            <text:p>6550810</text:p>
          </table:table-cell>
          <table:table-cell table:formula="of:=['copy of results.csv '.BL6]" office:value-type="float" office:value="0.734375" calcext:value-type="float">
            <text:p>0.734375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7]" office:value-type="float" office:value="0" calcext:value-type="float">
            <text:p>0</text:p>
          </table:table-cell>
          <table:table-cell table:formula="of:=['copy of results.csv '.B7]" office:value-type="float" office:value="0.5" calcext:value-type="float">
            <text:p>0.5</text:p>
          </table:table-cell>
          <table:table-cell table:formula="of:=[$'copy of results.csv '.C7]" office:value-type="float" office:value="0" calcext:value-type="float">
            <text:p>0</text:p>
          </table:table-cell>
          <table:table-cell table:formula="of:=['copy of results.csv '.E7]" office:value-type="float" office:value="510" calcext:value-type="float">
            <text:p>510</text:p>
          </table:table-cell>
          <table:table-cell table:formula="of:=['copy of results.csv '.F7]" office:value-type="float" office:value="28" calcext:value-type="float">
            <text:p>28</text:p>
          </table:table-cell>
          <table:table-cell table:formula="of:=['copy of results.csv '.G7]" office:value-type="float" office:value="90" calcext:value-type="float">
            <text:p>90</text:p>
          </table:table-cell>
          <table:table-cell table:formula="of:=['copy of results.csv '.H7]" office:value-type="float" office:value="20" calcext:value-type="float">
            <text:p>20</text:p>
          </table:table-cell>
          <table:table-cell table:formula="of:=['copy of results.csv '.I7]" office:value-type="float" office:value="0" calcext:value-type="float">
            <text:p>0</text:p>
          </table:table-cell>
          <table:table-cell table:formula="of:=['copy of results.csv '.J7]" office:value-type="float" office:value="0" calcext:value-type="float">
            <text:p>0</text:p>
          </table:table-cell>
          <table:table-cell table:formula="of:=['copy of results.csv '.K7]" office:value-type="float" office:value="0" calcext:value-type="float">
            <text:p>0</text:p>
          </table:table-cell>
          <table:table-cell table:formula="of:=['copy of results.csv '.L7]" office:value-type="float" office:value="0" calcext:value-type="float">
            <text:p>0</text:p>
          </table:table-cell>
          <table:table-cell table:formula="of:=['copy of results.csv '.M7]" office:value-type="float" office:value="0" calcext:value-type="float">
            <text:p>0</text:p>
          </table:table-cell>
          <table:table-cell table:formula="of:=['copy of results.csv '.Q7]" office:value-type="float" office:value="0" calcext:value-type="float">
            <text:p>0</text:p>
          </table:table-cell>
          <table:table-cell table:formula="of:=['copy of results.csv '.S7]" office:value-type="float" office:value="499.975" calcext:value-type="float">
            <text:p>499.975</text:p>
          </table:table-cell>
          <table:table-cell table:formula="of:=['copy of results.csv '.T7]" office:value-type="float" office:value="23.9767" calcext:value-type="float">
            <text:p>23.9767</text:p>
          </table:table-cell>
          <table:table-cell table:formula="of:=['copy of results.csv '.U7]" office:value-type="float" office:value="90" calcext:value-type="float">
            <text:p>90</text:p>
          </table:table-cell>
          <table:table-cell table:formula="of:=['copy of results.csv '.V7]" office:value-type="float" office:value="20" calcext:value-type="float">
            <text:p>20</text:p>
          </table:table-cell>
          <table:table-cell table:formula="of:=['copy of results.csv '.W7]" office:value-type="float" office:value="0" calcext:value-type="float">
            <text:p>0</text:p>
          </table:table-cell>
          <table:table-cell table:formula="of:=['copy of results.csv '.X7]" office:value-type="float" office:value="0" calcext:value-type="float">
            <text:p>0</text:p>
          </table:table-cell>
          <table:table-cell table:formula="of:=['copy of results.csv '.Y7]" office:value-type="float" office:value="0" calcext:value-type="float">
            <text:p>0</text:p>
          </table:table-cell>
          <table:table-cell table:formula="of:=['copy of results.csv '.Z7]" office:value-type="float" office:value="56802.3" calcext:value-type="float">
            <text:p>56802.3</text:p>
          </table:table-cell>
          <table:table-cell table:formula="of:=['copy of results.csv '.AD7]" office:value-type="float" office:value="4488360" calcext:value-type="float">
            <text:p>4488360</text:p>
          </table:table-cell>
          <table:table-cell table:formula="of:=['copy of results.csv '.AG7]" office:value-type="float" office:value="499.975" calcext:value-type="float">
            <text:p>499.975</text:p>
          </table:table-cell>
          <table:table-cell table:formula="of:=['copy of results.csv '.AH7]" office:value-type="float" office:value="23.9768" calcext:value-type="float">
            <text:p>23.9768</text:p>
          </table:table-cell>
          <table:table-cell table:formula="of:=['copy of results.csv '.AI7]" office:value-type="float" office:value="90" calcext:value-type="float">
            <text:p>90</text:p>
          </table:table-cell>
          <table:table-cell table:formula="of:=['copy of results.csv '.AJ7]" office:value-type="float" office:value="20" calcext:value-type="float">
            <text:p>20</text:p>
          </table:table-cell>
          <table:table-cell table:formula="of:=['copy of results.csv '.AK7]" office:value-type="float" office:value="0" calcext:value-type="float">
            <text:p>0</text:p>
          </table:table-cell>
          <table:table-cell table:formula="of:=['copy of results.csv '.AL7]" office:value-type="float" office:value="0" calcext:value-type="float">
            <text:p>0</text:p>
          </table:table-cell>
          <table:table-cell table:formula="of:=['copy of results.csv '.AM7]" office:value-type="float" office:value="55130.8" calcext:value-type="float">
            <text:p>55130.8</text:p>
          </table:table-cell>
          <table:table-cell table:formula="of:=['copy of results.csv '.AQ7]" office:value-type="float" office:value="6028680" calcext:value-type="float">
            <text:p>6028680</text:p>
          </table:table-cell>
          <table:table-cell table:formula="of:=['copy of results.csv '.AT7]" office:value-type="float" office:value="499.975" calcext:value-type="float">
            <text:p>499.975</text:p>
          </table:table-cell>
          <table:table-cell table:formula="of:=['copy of results.csv '.AU7]" office:value-type="float" office:value="23.9768" calcext:value-type="float">
            <text:p>23.9768</text:p>
          </table:table-cell>
          <table:table-cell table:formula="of:=['copy of results.csv '.AV7]" office:value-type="float" office:value="90" calcext:value-type="float">
            <text:p>90</text:p>
          </table:table-cell>
          <table:table-cell table:formula="of:=['copy of results.csv '.AW7]" office:value-type="float" office:value="20" calcext:value-type="float">
            <text:p>20</text:p>
          </table:table-cell>
          <table:table-cell table:formula="of:=['copy of results.csv '.AX7]" office:value-type="float" office:value="0" calcext:value-type="float">
            <text:p>0</text:p>
          </table:table-cell>
          <table:table-cell table:formula="of:=['copy of results.csv '.AY7]" office:value-type="float" office:value="57793.8" calcext:value-type="float">
            <text:p>57793.8</text:p>
          </table:table-cell>
          <table:table-cell table:formula="of:=['copy of results.csv '.BC7]" office:value-type="float" office:value="6286110" calcext:value-type="float">
            <text:p>6286110</text:p>
          </table:table-cell>
          <table:table-cell table:formula="of:=['copy of results.csv '.BF7]" office:value-type="float" office:value="60464.8" calcext:value-type="float">
            <text:p>60464.8</text:p>
          </table:table-cell>
          <table:table-cell table:formula="of:=['copy of results.csv '.BJ7]" office:value-type="float" office:value="6550810" calcext:value-type="float">
            <text:p>6550810</text:p>
          </table:table-cell>
          <table:table-cell table:formula="of:=['copy of results.csv '.BL7]" office:value-type="float" office:value="0.734375" calcext:value-type="float">
            <text:p>0.734375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8]" office:value-type="float" office:value="0" calcext:value-type="float">
            <text:p>0</text:p>
          </table:table-cell>
          <table:table-cell table:formula="of:=['copy of results.csv '.B8]" office:value-type="float" office:value="0.6" calcext:value-type="float">
            <text:p>0.6</text:p>
          </table:table-cell>
          <table:table-cell table:formula="of:=[$'copy of results.csv '.C8]" office:value-type="float" office:value="0" calcext:value-type="float">
            <text:p>0</text:p>
          </table:table-cell>
          <table:table-cell table:formula="of:=['copy of results.csv '.E8]" office:value-type="float" office:value="510" calcext:value-type="float">
            <text:p>510</text:p>
          </table:table-cell>
          <table:table-cell table:formula="of:=['copy of results.csv '.F8]" office:value-type="float" office:value="28" calcext:value-type="float">
            <text:p>28</text:p>
          </table:table-cell>
          <table:table-cell table:formula="of:=['copy of results.csv '.G8]" office:value-type="float" office:value="90" calcext:value-type="float">
            <text:p>90</text:p>
          </table:table-cell>
          <table:table-cell table:formula="of:=['copy of results.csv '.H8]" office:value-type="float" office:value="20" calcext:value-type="float">
            <text:p>20</text:p>
          </table:table-cell>
          <table:table-cell table:formula="of:=['copy of results.csv '.I8]" office:value-type="float" office:value="0" calcext:value-type="float">
            <text:p>0</text:p>
          </table:table-cell>
          <table:table-cell table:formula="of:=['copy of results.csv '.J8]" office:value-type="float" office:value="0" calcext:value-type="float">
            <text:p>0</text:p>
          </table:table-cell>
          <table:table-cell table:formula="of:=['copy of results.csv '.K8]" office:value-type="float" office:value="0" calcext:value-type="float">
            <text:p>0</text:p>
          </table:table-cell>
          <table:table-cell table:formula="of:=['copy of results.csv '.L8]" office:value-type="float" office:value="0" calcext:value-type="float">
            <text:p>0</text:p>
          </table:table-cell>
          <table:table-cell table:formula="of:=['copy of results.csv '.M8]" office:value-type="float" office:value="0" calcext:value-type="float">
            <text:p>0</text:p>
          </table:table-cell>
          <table:table-cell table:formula="of:=['copy of results.csv '.Q8]" office:value-type="float" office:value="0" calcext:value-type="float">
            <text:p>0</text:p>
          </table:table-cell>
          <table:table-cell table:formula="of:=['copy of results.csv '.S8]" office:value-type="float" office:value="499.975" calcext:value-type="float">
            <text:p>499.975</text:p>
          </table:table-cell>
          <table:table-cell table:formula="of:=['copy of results.csv '.T8]" office:value-type="float" office:value="23.9767" calcext:value-type="float">
            <text:p>23.9767</text:p>
          </table:table-cell>
          <table:table-cell table:formula="of:=['copy of results.csv '.U8]" office:value-type="float" office:value="90" calcext:value-type="float">
            <text:p>90</text:p>
          </table:table-cell>
          <table:table-cell table:formula="of:=['copy of results.csv '.V8]" office:value-type="float" office:value="20" calcext:value-type="float">
            <text:p>20</text:p>
          </table:table-cell>
          <table:table-cell table:formula="of:=['copy of results.csv '.W8]" office:value-type="float" office:value="0" calcext:value-type="float">
            <text:p>0</text:p>
          </table:table-cell>
          <table:table-cell table:formula="of:=['copy of results.csv '.X8]" office:value-type="float" office:value="0" calcext:value-type="float">
            <text:p>0</text:p>
          </table:table-cell>
          <table:table-cell table:formula="of:=['copy of results.csv '.Y8]" office:value-type="float" office:value="0" calcext:value-type="float">
            <text:p>0</text:p>
          </table:table-cell>
          <table:table-cell table:formula="of:=['copy of results.csv '.Z8]" office:value-type="float" office:value="56802.3" calcext:value-type="float">
            <text:p>56802.3</text:p>
          </table:table-cell>
          <table:table-cell table:formula="of:=['copy of results.csv '.AD8]" office:value-type="float" office:value="4488360" calcext:value-type="float">
            <text:p>4488360</text:p>
          </table:table-cell>
          <table:table-cell table:formula="of:=['copy of results.csv '.AG8]" office:value-type="float" office:value="499.975" calcext:value-type="float">
            <text:p>499.975</text:p>
          </table:table-cell>
          <table:table-cell table:formula="of:=['copy of results.csv '.AH8]" office:value-type="float" office:value="23.9768" calcext:value-type="float">
            <text:p>23.9768</text:p>
          </table:table-cell>
          <table:table-cell table:formula="of:=['copy of results.csv '.AI8]" office:value-type="float" office:value="90" calcext:value-type="float">
            <text:p>90</text:p>
          </table:table-cell>
          <table:table-cell table:formula="of:=['copy of results.csv '.AJ8]" office:value-type="float" office:value="20" calcext:value-type="float">
            <text:p>20</text:p>
          </table:table-cell>
          <table:table-cell table:formula="of:=['copy of results.csv '.AK8]" office:value-type="float" office:value="0" calcext:value-type="float">
            <text:p>0</text:p>
          </table:table-cell>
          <table:table-cell table:formula="of:=['copy of results.csv '.AL8]" office:value-type="float" office:value="0" calcext:value-type="float">
            <text:p>0</text:p>
          </table:table-cell>
          <table:table-cell table:formula="of:=['copy of results.csv '.AM8]" office:value-type="float" office:value="55130.8" calcext:value-type="float">
            <text:p>55130.8</text:p>
          </table:table-cell>
          <table:table-cell table:formula="of:=['copy of results.csv '.AQ8]" office:value-type="float" office:value="6028680" calcext:value-type="float">
            <text:p>6028680</text:p>
          </table:table-cell>
          <table:table-cell table:formula="of:=['copy of results.csv '.AT8]" office:value-type="float" office:value="499.975" calcext:value-type="float">
            <text:p>499.975</text:p>
          </table:table-cell>
          <table:table-cell table:formula="of:=['copy of results.csv '.AU8]" office:value-type="float" office:value="23.9768" calcext:value-type="float">
            <text:p>23.9768</text:p>
          </table:table-cell>
          <table:table-cell table:formula="of:=['copy of results.csv '.AV8]" office:value-type="float" office:value="90" calcext:value-type="float">
            <text:p>90</text:p>
          </table:table-cell>
          <table:table-cell table:formula="of:=['copy of results.csv '.AW8]" office:value-type="float" office:value="20" calcext:value-type="float">
            <text:p>20</text:p>
          </table:table-cell>
          <table:table-cell table:formula="of:=['copy of results.csv '.AX8]" office:value-type="float" office:value="0" calcext:value-type="float">
            <text:p>0</text:p>
          </table:table-cell>
          <table:table-cell table:formula="of:=['copy of results.csv '.AY8]" office:value-type="float" office:value="57793.8" calcext:value-type="float">
            <text:p>57793.8</text:p>
          </table:table-cell>
          <table:table-cell table:formula="of:=['copy of results.csv '.BC8]" office:value-type="float" office:value="6286110" calcext:value-type="float">
            <text:p>6286110</text:p>
          </table:table-cell>
          <table:table-cell table:formula="of:=['copy of results.csv '.BF8]" office:value-type="float" office:value="60464.8" calcext:value-type="float">
            <text:p>60464.8</text:p>
          </table:table-cell>
          <table:table-cell table:formula="of:=['copy of results.csv '.BJ8]" office:value-type="float" office:value="6550810" calcext:value-type="float">
            <text:p>6550810</text:p>
          </table:table-cell>
          <table:table-cell table:formula="of:=['copy of results.csv '.BL8]" office:value-type="float" office:value="0.734375" calcext:value-type="float">
            <text:p>0.734375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9]" office:value-type="float" office:value="0" calcext:value-type="float">
            <text:p>0</text:p>
          </table:table-cell>
          <table:table-cell table:formula="of:=['copy of results.csv '.B9]" office:value-type="float" office:value="0.7" calcext:value-type="float">
            <text:p>0.7</text:p>
          </table:table-cell>
          <table:table-cell table:formula="of:=[$'copy of results.csv '.C9]" office:value-type="float" office:value="0" calcext:value-type="float">
            <text:p>0</text:p>
          </table:table-cell>
          <table:table-cell table:formula="of:=['copy of results.csv '.E9]" office:value-type="float" office:value="510" calcext:value-type="float">
            <text:p>510</text:p>
          </table:table-cell>
          <table:table-cell table:formula="of:=['copy of results.csv '.F9]" office:value-type="float" office:value="28" calcext:value-type="float">
            <text:p>28</text:p>
          </table:table-cell>
          <table:table-cell table:formula="of:=['copy of results.csv '.G9]" office:value-type="float" office:value="90" calcext:value-type="float">
            <text:p>90</text:p>
          </table:table-cell>
          <table:table-cell table:formula="of:=['copy of results.csv '.H9]" office:value-type="float" office:value="20" calcext:value-type="float">
            <text:p>20</text:p>
          </table:table-cell>
          <table:table-cell table:formula="of:=['copy of results.csv '.I9]" office:value-type="float" office:value="0" calcext:value-type="float">
            <text:p>0</text:p>
          </table:table-cell>
          <table:table-cell table:formula="of:=['copy of results.csv '.J9]" office:value-type="float" office:value="0" calcext:value-type="float">
            <text:p>0</text:p>
          </table:table-cell>
          <table:table-cell table:formula="of:=['copy of results.csv '.K9]" office:value-type="float" office:value="0" calcext:value-type="float">
            <text:p>0</text:p>
          </table:table-cell>
          <table:table-cell table:formula="of:=['copy of results.csv '.L9]" office:value-type="float" office:value="0" calcext:value-type="float">
            <text:p>0</text:p>
          </table:table-cell>
          <table:table-cell table:formula="of:=['copy of results.csv '.M9]" office:value-type="float" office:value="0" calcext:value-type="float">
            <text:p>0</text:p>
          </table:table-cell>
          <table:table-cell table:formula="of:=['copy of results.csv '.Q9]" office:value-type="float" office:value="0" calcext:value-type="float">
            <text:p>0</text:p>
          </table:table-cell>
          <table:table-cell table:formula="of:=['copy of results.csv '.S9]" office:value-type="float" office:value="499.975" calcext:value-type="float">
            <text:p>499.975</text:p>
          </table:table-cell>
          <table:table-cell table:formula="of:=['copy of results.csv '.T9]" office:value-type="float" office:value="23.9767" calcext:value-type="float">
            <text:p>23.9767</text:p>
          </table:table-cell>
          <table:table-cell table:formula="of:=['copy of results.csv '.U9]" office:value-type="float" office:value="90" calcext:value-type="float">
            <text:p>90</text:p>
          </table:table-cell>
          <table:table-cell table:formula="of:=['copy of results.csv '.V9]" office:value-type="float" office:value="20" calcext:value-type="float">
            <text:p>20</text:p>
          </table:table-cell>
          <table:table-cell table:formula="of:=['copy of results.csv '.W9]" office:value-type="float" office:value="0" calcext:value-type="float">
            <text:p>0</text:p>
          </table:table-cell>
          <table:table-cell table:formula="of:=['copy of results.csv '.X9]" office:value-type="float" office:value="0" calcext:value-type="float">
            <text:p>0</text:p>
          </table:table-cell>
          <table:table-cell table:formula="of:=['copy of results.csv '.Y9]" office:value-type="float" office:value="0" calcext:value-type="float">
            <text:p>0</text:p>
          </table:table-cell>
          <table:table-cell table:formula="of:=['copy of results.csv '.Z9]" office:value-type="float" office:value="56802.3" calcext:value-type="float">
            <text:p>56802.3</text:p>
          </table:table-cell>
          <table:table-cell table:formula="of:=['copy of results.csv '.AD9]" office:value-type="float" office:value="4488360" calcext:value-type="float">
            <text:p>4488360</text:p>
          </table:table-cell>
          <table:table-cell table:formula="of:=['copy of results.csv '.AG9]" office:value-type="float" office:value="499.975" calcext:value-type="float">
            <text:p>499.975</text:p>
          </table:table-cell>
          <table:table-cell table:formula="of:=['copy of results.csv '.AH9]" office:value-type="float" office:value="23.9768" calcext:value-type="float">
            <text:p>23.9768</text:p>
          </table:table-cell>
          <table:table-cell table:formula="of:=['copy of results.csv '.AI9]" office:value-type="float" office:value="90" calcext:value-type="float">
            <text:p>90</text:p>
          </table:table-cell>
          <table:table-cell table:formula="of:=['copy of results.csv '.AJ9]" office:value-type="float" office:value="20" calcext:value-type="float">
            <text:p>20</text:p>
          </table:table-cell>
          <table:table-cell table:formula="of:=['copy of results.csv '.AK9]" office:value-type="float" office:value="0" calcext:value-type="float">
            <text:p>0</text:p>
          </table:table-cell>
          <table:table-cell table:formula="of:=['copy of results.csv '.AL9]" office:value-type="float" office:value="0" calcext:value-type="float">
            <text:p>0</text:p>
          </table:table-cell>
          <table:table-cell table:formula="of:=['copy of results.csv '.AM9]" office:value-type="float" office:value="55130.8" calcext:value-type="float">
            <text:p>55130.8</text:p>
          </table:table-cell>
          <table:table-cell table:formula="of:=['copy of results.csv '.AQ9]" office:value-type="float" office:value="6028680" calcext:value-type="float">
            <text:p>6028680</text:p>
          </table:table-cell>
          <table:table-cell table:formula="of:=['copy of results.csv '.AT9]" office:value-type="float" office:value="499.975" calcext:value-type="float">
            <text:p>499.975</text:p>
          </table:table-cell>
          <table:table-cell table:formula="of:=['copy of results.csv '.AU9]" office:value-type="float" office:value="23.9768" calcext:value-type="float">
            <text:p>23.9768</text:p>
          </table:table-cell>
          <table:table-cell table:formula="of:=['copy of results.csv '.AV9]" office:value-type="float" office:value="90" calcext:value-type="float">
            <text:p>90</text:p>
          </table:table-cell>
          <table:table-cell table:formula="of:=['copy of results.csv '.AW9]" office:value-type="float" office:value="20" calcext:value-type="float">
            <text:p>20</text:p>
          </table:table-cell>
          <table:table-cell table:formula="of:=['copy of results.csv '.AX9]" office:value-type="float" office:value="0" calcext:value-type="float">
            <text:p>0</text:p>
          </table:table-cell>
          <table:table-cell table:formula="of:=['copy of results.csv '.AY9]" office:value-type="float" office:value="57793.8" calcext:value-type="float">
            <text:p>57793.8</text:p>
          </table:table-cell>
          <table:table-cell table:formula="of:=['copy of results.csv '.BC9]" office:value-type="float" office:value="6286110" calcext:value-type="float">
            <text:p>6286110</text:p>
          </table:table-cell>
          <table:table-cell table:formula="of:=['copy of results.csv '.BF9]" office:value-type="float" office:value="60464.8" calcext:value-type="float">
            <text:p>60464.8</text:p>
          </table:table-cell>
          <table:table-cell table:formula="of:=['copy of results.csv '.BJ9]" office:value-type="float" office:value="6550810" calcext:value-type="float">
            <text:p>6550810</text:p>
          </table:table-cell>
          <table:table-cell table:formula="of:=['copy of results.csv '.BL9]" office:value-type="float" office:value="0.734375" calcext:value-type="float">
            <text:p>0.734375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10]" office:value-type="float" office:value="0" calcext:value-type="float">
            <text:p>0</text:p>
          </table:table-cell>
          <table:table-cell table:formula="of:=['copy of results.csv '.B10]" office:value-type="float" office:value="0.8" calcext:value-type="float">
            <text:p>0.8</text:p>
          </table:table-cell>
          <table:table-cell table:formula="of:=[$'copy of results.csv '.C10]" office:value-type="float" office:value="0" calcext:value-type="float">
            <text:p>0</text:p>
          </table:table-cell>
          <table:table-cell table:formula="of:=['copy of results.csv '.E10]" office:value-type="float" office:value="510" calcext:value-type="float">
            <text:p>510</text:p>
          </table:table-cell>
          <table:table-cell table:formula="of:=['copy of results.csv '.F10]" office:value-type="float" office:value="28" calcext:value-type="float">
            <text:p>28</text:p>
          </table:table-cell>
          <table:table-cell table:formula="of:=['copy of results.csv '.G10]" office:value-type="float" office:value="90" calcext:value-type="float">
            <text:p>90</text:p>
          </table:table-cell>
          <table:table-cell table:formula="of:=['copy of results.csv '.H10]" office:value-type="float" office:value="20" calcext:value-type="float">
            <text:p>20</text:p>
          </table:table-cell>
          <table:table-cell table:formula="of:=['copy of results.csv '.I10]" office:value-type="float" office:value="0" calcext:value-type="float">
            <text:p>0</text:p>
          </table:table-cell>
          <table:table-cell table:formula="of:=['copy of results.csv '.J10]" office:value-type="float" office:value="0" calcext:value-type="float">
            <text:p>0</text:p>
          </table:table-cell>
          <table:table-cell table:formula="of:=['copy of results.csv '.K10]" office:value-type="float" office:value="0" calcext:value-type="float">
            <text:p>0</text:p>
          </table:table-cell>
          <table:table-cell table:formula="of:=['copy of results.csv '.L10]" office:value-type="float" office:value="0" calcext:value-type="float">
            <text:p>0</text:p>
          </table:table-cell>
          <table:table-cell table:formula="of:=['copy of results.csv '.M10]" office:value-type="float" office:value="0" calcext:value-type="float">
            <text:p>0</text:p>
          </table:table-cell>
          <table:table-cell table:formula="of:=['copy of results.csv '.Q10]" office:value-type="float" office:value="0" calcext:value-type="float">
            <text:p>0</text:p>
          </table:table-cell>
          <table:table-cell table:formula="of:=['copy of results.csv '.S10]" office:value-type="float" office:value="499.975" calcext:value-type="float">
            <text:p>499.975</text:p>
          </table:table-cell>
          <table:table-cell table:formula="of:=['copy of results.csv '.T10]" office:value-type="float" office:value="23.9767" calcext:value-type="float">
            <text:p>23.9767</text:p>
          </table:table-cell>
          <table:table-cell table:formula="of:=['copy of results.csv '.U10]" office:value-type="float" office:value="90" calcext:value-type="float">
            <text:p>90</text:p>
          </table:table-cell>
          <table:table-cell table:formula="of:=['copy of results.csv '.V10]" office:value-type="float" office:value="20" calcext:value-type="float">
            <text:p>20</text:p>
          </table:table-cell>
          <table:table-cell table:formula="of:=['copy of results.csv '.W10]" office:value-type="float" office:value="0" calcext:value-type="float">
            <text:p>0</text:p>
          </table:table-cell>
          <table:table-cell table:formula="of:=['copy of results.csv '.X10]" office:value-type="float" office:value="0" calcext:value-type="float">
            <text:p>0</text:p>
          </table:table-cell>
          <table:table-cell table:formula="of:=['copy of results.csv '.Y10]" office:value-type="float" office:value="0" calcext:value-type="float">
            <text:p>0</text:p>
          </table:table-cell>
          <table:table-cell table:formula="of:=['copy of results.csv '.Z10]" office:value-type="float" office:value="56802.3" calcext:value-type="float">
            <text:p>56802.3</text:p>
          </table:table-cell>
          <table:table-cell table:formula="of:=['copy of results.csv '.AD10]" office:value-type="float" office:value="4488360" calcext:value-type="float">
            <text:p>4488360</text:p>
          </table:table-cell>
          <table:table-cell table:formula="of:=['copy of results.csv '.AG10]" office:value-type="float" office:value="499.975" calcext:value-type="float">
            <text:p>499.975</text:p>
          </table:table-cell>
          <table:table-cell table:formula="of:=['copy of results.csv '.AH10]" office:value-type="float" office:value="23.9768" calcext:value-type="float">
            <text:p>23.9768</text:p>
          </table:table-cell>
          <table:table-cell table:formula="of:=['copy of results.csv '.AI10]" office:value-type="float" office:value="90" calcext:value-type="float">
            <text:p>90</text:p>
          </table:table-cell>
          <table:table-cell table:formula="of:=['copy of results.csv '.AJ10]" office:value-type="float" office:value="20" calcext:value-type="float">
            <text:p>20</text:p>
          </table:table-cell>
          <table:table-cell table:formula="of:=['copy of results.csv '.AK10]" office:value-type="float" office:value="0" calcext:value-type="float">
            <text:p>0</text:p>
          </table:table-cell>
          <table:table-cell table:formula="of:=['copy of results.csv '.AL10]" office:value-type="float" office:value="0" calcext:value-type="float">
            <text:p>0</text:p>
          </table:table-cell>
          <table:table-cell table:formula="of:=['copy of results.csv '.AM10]" office:value-type="float" office:value="55130.8" calcext:value-type="float">
            <text:p>55130.8</text:p>
          </table:table-cell>
          <table:table-cell table:formula="of:=['copy of results.csv '.AQ10]" office:value-type="float" office:value="6028680" calcext:value-type="float">
            <text:p>6028680</text:p>
          </table:table-cell>
          <table:table-cell table:formula="of:=['copy of results.csv '.AT10]" office:value-type="float" office:value="499.975" calcext:value-type="float">
            <text:p>499.975</text:p>
          </table:table-cell>
          <table:table-cell table:formula="of:=['copy of results.csv '.AU10]" office:value-type="float" office:value="23.9768" calcext:value-type="float">
            <text:p>23.9768</text:p>
          </table:table-cell>
          <table:table-cell table:formula="of:=['copy of results.csv '.AV10]" office:value-type="float" office:value="90" calcext:value-type="float">
            <text:p>90</text:p>
          </table:table-cell>
          <table:table-cell table:formula="of:=['copy of results.csv '.AW10]" office:value-type="float" office:value="20" calcext:value-type="float">
            <text:p>20</text:p>
          </table:table-cell>
          <table:table-cell table:formula="of:=['copy of results.csv '.AX10]" office:value-type="float" office:value="0" calcext:value-type="float">
            <text:p>0</text:p>
          </table:table-cell>
          <table:table-cell table:formula="of:=['copy of results.csv '.AY10]" office:value-type="float" office:value="57793.8" calcext:value-type="float">
            <text:p>57793.8</text:p>
          </table:table-cell>
          <table:table-cell table:formula="of:=['copy of results.csv '.BC10]" office:value-type="float" office:value="6286110" calcext:value-type="float">
            <text:p>6286110</text:p>
          </table:table-cell>
          <table:table-cell table:formula="of:=['copy of results.csv '.BF10]" office:value-type="float" office:value="60464.8" calcext:value-type="float">
            <text:p>60464.8</text:p>
          </table:table-cell>
          <table:table-cell table:formula="of:=['copy of results.csv '.BJ10]" office:value-type="float" office:value="6550810" calcext:value-type="float">
            <text:p>6550810</text:p>
          </table:table-cell>
          <table:table-cell table:formula="of:=['copy of results.csv '.BL10]" office:value-type="float" office:value="0.734375" calcext:value-type="float">
            <text:p>0.734375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11]" office:value-type="float" office:value="0" calcext:value-type="float">
            <text:p>0</text:p>
          </table:table-cell>
          <table:table-cell table:formula="of:=['copy of results.csv '.B11]" office:value-type="float" office:value="0.9" calcext:value-type="float">
            <text:p>0.9</text:p>
          </table:table-cell>
          <table:table-cell table:formula="of:=[$'copy of results.csv '.C11]" office:value-type="float" office:value="0" calcext:value-type="float">
            <text:p>0</text:p>
          </table:table-cell>
          <table:table-cell table:formula="of:=['copy of results.csv '.E11]" office:value-type="float" office:value="510" calcext:value-type="float">
            <text:p>510</text:p>
          </table:table-cell>
          <table:table-cell table:formula="of:=['copy of results.csv '.F11]" office:value-type="float" office:value="28" calcext:value-type="float">
            <text:p>28</text:p>
          </table:table-cell>
          <table:table-cell table:formula="of:=['copy of results.csv '.G11]" office:value-type="float" office:value="90" calcext:value-type="float">
            <text:p>90</text:p>
          </table:table-cell>
          <table:table-cell table:formula="of:=['copy of results.csv '.H11]" office:value-type="float" office:value="20" calcext:value-type="float">
            <text:p>20</text:p>
          </table:table-cell>
          <table:table-cell table:formula="of:=['copy of results.csv '.I11]" office:value-type="float" office:value="0" calcext:value-type="float">
            <text:p>0</text:p>
          </table:table-cell>
          <table:table-cell table:formula="of:=['copy of results.csv '.J11]" office:value-type="float" office:value="0" calcext:value-type="float">
            <text:p>0</text:p>
          </table:table-cell>
          <table:table-cell table:formula="of:=['copy of results.csv '.K11]" office:value-type="float" office:value="0" calcext:value-type="float">
            <text:p>0</text:p>
          </table:table-cell>
          <table:table-cell table:formula="of:=['copy of results.csv '.L11]" office:value-type="float" office:value="0" calcext:value-type="float">
            <text:p>0</text:p>
          </table:table-cell>
          <table:table-cell table:formula="of:=['copy of results.csv '.M11]" office:value-type="float" office:value="0" calcext:value-type="float">
            <text:p>0</text:p>
          </table:table-cell>
          <table:table-cell table:formula="of:=['copy of results.csv '.Q11]" office:value-type="float" office:value="0" calcext:value-type="float">
            <text:p>0</text:p>
          </table:table-cell>
          <table:table-cell table:formula="of:=['copy of results.csv '.S11]" office:value-type="float" office:value="499.975" calcext:value-type="float">
            <text:p>499.975</text:p>
          </table:table-cell>
          <table:table-cell table:formula="of:=['copy of results.csv '.T11]" office:value-type="float" office:value="23.9767" calcext:value-type="float">
            <text:p>23.9767</text:p>
          </table:table-cell>
          <table:table-cell table:formula="of:=['copy of results.csv '.U11]" office:value-type="float" office:value="90" calcext:value-type="float">
            <text:p>90</text:p>
          </table:table-cell>
          <table:table-cell table:formula="of:=['copy of results.csv '.V11]" office:value-type="float" office:value="20" calcext:value-type="float">
            <text:p>20</text:p>
          </table:table-cell>
          <table:table-cell table:formula="of:=['copy of results.csv '.W11]" office:value-type="float" office:value="0" calcext:value-type="float">
            <text:p>0</text:p>
          </table:table-cell>
          <table:table-cell table:formula="of:=['copy of results.csv '.X11]" office:value-type="float" office:value="0" calcext:value-type="float">
            <text:p>0</text:p>
          </table:table-cell>
          <table:table-cell table:formula="of:=['copy of results.csv '.Y11]" office:value-type="float" office:value="0" calcext:value-type="float">
            <text:p>0</text:p>
          </table:table-cell>
          <table:table-cell table:formula="of:=['copy of results.csv '.Z11]" office:value-type="float" office:value="56802.3" calcext:value-type="float">
            <text:p>56802.3</text:p>
          </table:table-cell>
          <table:table-cell table:formula="of:=['copy of results.csv '.AD11]" office:value-type="float" office:value="4488360" calcext:value-type="float">
            <text:p>4488360</text:p>
          </table:table-cell>
          <table:table-cell table:formula="of:=['copy of results.csv '.AG11]" office:value-type="float" office:value="499.975" calcext:value-type="float">
            <text:p>499.975</text:p>
          </table:table-cell>
          <table:table-cell table:formula="of:=['copy of results.csv '.AH11]" office:value-type="float" office:value="23.9768" calcext:value-type="float">
            <text:p>23.9768</text:p>
          </table:table-cell>
          <table:table-cell table:formula="of:=['copy of results.csv '.AI11]" office:value-type="float" office:value="90" calcext:value-type="float">
            <text:p>90</text:p>
          </table:table-cell>
          <table:table-cell table:formula="of:=['copy of results.csv '.AJ11]" office:value-type="float" office:value="20" calcext:value-type="float">
            <text:p>20</text:p>
          </table:table-cell>
          <table:table-cell table:formula="of:=['copy of results.csv '.AK11]" office:value-type="float" office:value="0" calcext:value-type="float">
            <text:p>0</text:p>
          </table:table-cell>
          <table:table-cell table:formula="of:=['copy of results.csv '.AL11]" office:value-type="float" office:value="0" calcext:value-type="float">
            <text:p>0</text:p>
          </table:table-cell>
          <table:table-cell table:formula="of:=['copy of results.csv '.AM11]" office:value-type="float" office:value="55130.8" calcext:value-type="float">
            <text:p>55130.8</text:p>
          </table:table-cell>
          <table:table-cell table:formula="of:=['copy of results.csv '.AQ11]" office:value-type="float" office:value="6028680" calcext:value-type="float">
            <text:p>6028680</text:p>
          </table:table-cell>
          <table:table-cell table:formula="of:=['copy of results.csv '.AT11]" office:value-type="float" office:value="499.975" calcext:value-type="float">
            <text:p>499.975</text:p>
          </table:table-cell>
          <table:table-cell table:formula="of:=['copy of results.csv '.AU11]" office:value-type="float" office:value="23.9768" calcext:value-type="float">
            <text:p>23.9768</text:p>
          </table:table-cell>
          <table:table-cell table:formula="of:=['copy of results.csv '.AV11]" office:value-type="float" office:value="90" calcext:value-type="float">
            <text:p>90</text:p>
          </table:table-cell>
          <table:table-cell table:formula="of:=['copy of results.csv '.AW11]" office:value-type="float" office:value="20" calcext:value-type="float">
            <text:p>20</text:p>
          </table:table-cell>
          <table:table-cell table:formula="of:=['copy of results.csv '.AX11]" office:value-type="float" office:value="0" calcext:value-type="float">
            <text:p>0</text:p>
          </table:table-cell>
          <table:table-cell table:formula="of:=['copy of results.csv '.AY11]" office:value-type="float" office:value="57793.8" calcext:value-type="float">
            <text:p>57793.8</text:p>
          </table:table-cell>
          <table:table-cell table:formula="of:=['copy of results.csv '.BC11]" office:value-type="float" office:value="6286110" calcext:value-type="float">
            <text:p>6286110</text:p>
          </table:table-cell>
          <table:table-cell table:formula="of:=['copy of results.csv '.BF11]" office:value-type="float" office:value="60464.8" calcext:value-type="float">
            <text:p>60464.8</text:p>
          </table:table-cell>
          <table:table-cell table:formula="of:=['copy of results.csv '.BJ11]" office:value-type="float" office:value="6550810" calcext:value-type="float">
            <text:p>6550810</text:p>
          </table:table-cell>
          <table:table-cell table:formula="of:=['copy of results.csv '.BL11]" office:value-type="float" office:value="0.734375" calcext:value-type="float">
            <text:p>0.734375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12]" office:value-type="float" office:value="0" calcext:value-type="float">
            <text:p>0</text:p>
          </table:table-cell>
          <table:table-cell table:formula="of:=['copy of results.csv '.B12]" office:value-type="float" office:value="1" calcext:value-type="float">
            <text:p>1</text:p>
          </table:table-cell>
          <table:table-cell table:formula="of:=[$'copy of results.csv '.C12]" office:value-type="float" office:value="0" calcext:value-type="float">
            <text:p>0</text:p>
          </table:table-cell>
          <table:table-cell table:formula="of:=['copy of results.csv '.E12]" office:value-type="float" office:value="510" calcext:value-type="float">
            <text:p>510</text:p>
          </table:table-cell>
          <table:table-cell table:formula="of:=['copy of results.csv '.F12]" office:value-type="float" office:value="28" calcext:value-type="float">
            <text:p>28</text:p>
          </table:table-cell>
          <table:table-cell table:formula="of:=['copy of results.csv '.G12]" office:value-type="float" office:value="90" calcext:value-type="float">
            <text:p>90</text:p>
          </table:table-cell>
          <table:table-cell table:formula="of:=['copy of results.csv '.H12]" office:value-type="float" office:value="20" calcext:value-type="float">
            <text:p>20</text:p>
          </table:table-cell>
          <table:table-cell table:formula="of:=['copy of results.csv '.I12]" office:value-type="float" office:value="0" calcext:value-type="float">
            <text:p>0</text:p>
          </table:table-cell>
          <table:table-cell table:formula="of:=['copy of results.csv '.J12]" office:value-type="float" office:value="0" calcext:value-type="float">
            <text:p>0</text:p>
          </table:table-cell>
          <table:table-cell table:formula="of:=['copy of results.csv '.K12]" office:value-type="float" office:value="0" calcext:value-type="float">
            <text:p>0</text:p>
          </table:table-cell>
          <table:table-cell table:formula="of:=['copy of results.csv '.L12]" office:value-type="float" office:value="0" calcext:value-type="float">
            <text:p>0</text:p>
          </table:table-cell>
          <table:table-cell table:formula="of:=['copy of results.csv '.M12]" office:value-type="float" office:value="0" calcext:value-type="float">
            <text:p>0</text:p>
          </table:table-cell>
          <table:table-cell table:formula="of:=['copy of results.csv '.Q12]" office:value-type="float" office:value="0" calcext:value-type="float">
            <text:p>0</text:p>
          </table:table-cell>
          <table:table-cell table:formula="of:=['copy of results.csv '.S12]" office:value-type="float" office:value="499.975" calcext:value-type="float">
            <text:p>499.975</text:p>
          </table:table-cell>
          <table:table-cell table:formula="of:=['copy of results.csv '.T12]" office:value-type="float" office:value="23.9767" calcext:value-type="float">
            <text:p>23.9767</text:p>
          </table:table-cell>
          <table:table-cell table:formula="of:=['copy of results.csv '.U12]" office:value-type="float" office:value="90" calcext:value-type="float">
            <text:p>90</text:p>
          </table:table-cell>
          <table:table-cell table:formula="of:=['copy of results.csv '.V12]" office:value-type="float" office:value="20" calcext:value-type="float">
            <text:p>20</text:p>
          </table:table-cell>
          <table:table-cell table:formula="of:=['copy of results.csv '.W12]" office:value-type="float" office:value="0" calcext:value-type="float">
            <text:p>0</text:p>
          </table:table-cell>
          <table:table-cell table:formula="of:=['copy of results.csv '.X12]" office:value-type="float" office:value="0" calcext:value-type="float">
            <text:p>0</text:p>
          </table:table-cell>
          <table:table-cell table:formula="of:=['copy of results.csv '.Y12]" office:value-type="float" office:value="0" calcext:value-type="float">
            <text:p>0</text:p>
          </table:table-cell>
          <table:table-cell table:formula="of:=['copy of results.csv '.Z12]" office:value-type="float" office:value="56802.3" calcext:value-type="float">
            <text:p>56802.3</text:p>
          </table:table-cell>
          <table:table-cell table:formula="of:=['copy of results.csv '.AD12]" office:value-type="float" office:value="4488360" calcext:value-type="float">
            <text:p>4488360</text:p>
          </table:table-cell>
          <table:table-cell table:formula="of:=['copy of results.csv '.AG12]" office:value-type="float" office:value="499.975" calcext:value-type="float">
            <text:p>499.975</text:p>
          </table:table-cell>
          <table:table-cell table:formula="of:=['copy of results.csv '.AH12]" office:value-type="float" office:value="23.9768" calcext:value-type="float">
            <text:p>23.9768</text:p>
          </table:table-cell>
          <table:table-cell table:formula="of:=['copy of results.csv '.AI12]" office:value-type="float" office:value="90" calcext:value-type="float">
            <text:p>90</text:p>
          </table:table-cell>
          <table:table-cell table:formula="of:=['copy of results.csv '.AJ12]" office:value-type="float" office:value="20" calcext:value-type="float">
            <text:p>20</text:p>
          </table:table-cell>
          <table:table-cell table:formula="of:=['copy of results.csv '.AK12]" office:value-type="float" office:value="0" calcext:value-type="float">
            <text:p>0</text:p>
          </table:table-cell>
          <table:table-cell table:formula="of:=['copy of results.csv '.AL12]" office:value-type="float" office:value="0" calcext:value-type="float">
            <text:p>0</text:p>
          </table:table-cell>
          <table:table-cell table:formula="of:=['copy of results.csv '.AM12]" office:value-type="float" office:value="55130.8" calcext:value-type="float">
            <text:p>55130.8</text:p>
          </table:table-cell>
          <table:table-cell table:formula="of:=['copy of results.csv '.AQ12]" office:value-type="float" office:value="6028680" calcext:value-type="float">
            <text:p>6028680</text:p>
          </table:table-cell>
          <table:table-cell table:formula="of:=['copy of results.csv '.AT12]" office:value-type="float" office:value="499.975" calcext:value-type="float">
            <text:p>499.975</text:p>
          </table:table-cell>
          <table:table-cell table:formula="of:=['copy of results.csv '.AU12]" office:value-type="float" office:value="23.9768" calcext:value-type="float">
            <text:p>23.9768</text:p>
          </table:table-cell>
          <table:table-cell table:formula="of:=['copy of results.csv '.AV12]" office:value-type="float" office:value="90" calcext:value-type="float">
            <text:p>90</text:p>
          </table:table-cell>
          <table:table-cell table:formula="of:=['copy of results.csv '.AW12]" office:value-type="float" office:value="20" calcext:value-type="float">
            <text:p>20</text:p>
          </table:table-cell>
          <table:table-cell table:formula="of:=['copy of results.csv '.AX12]" office:value-type="float" office:value="0" calcext:value-type="float">
            <text:p>0</text:p>
          </table:table-cell>
          <table:table-cell table:formula="of:=['copy of results.csv '.AY12]" office:value-type="float" office:value="57793.8" calcext:value-type="float">
            <text:p>57793.8</text:p>
          </table:table-cell>
          <table:table-cell table:formula="of:=['copy of results.csv '.BC12]" office:value-type="float" office:value="6286110" calcext:value-type="float">
            <text:p>6286110</text:p>
          </table:table-cell>
          <table:table-cell table:formula="of:=['copy of results.csv '.BF12]" office:value-type="float" office:value="60464.8" calcext:value-type="float">
            <text:p>60464.8</text:p>
          </table:table-cell>
          <table:table-cell table:formula="of:=['copy of results.csv '.BJ12]" office:value-type="float" office:value="6550810" calcext:value-type="float">
            <text:p>6550810</text:p>
          </table:table-cell>
          <table:table-cell table:formula="of:=['copy of results.csv '.BL12]" office:value-type="float" office:value="0.734375" calcext:value-type="float">
            <text:p>0.734375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13]" office:value-type="float" office:value="6.54" calcext:value-type="float">
            <text:p>6.54</text:p>
          </table:table-cell>
          <table:table-cell table:formula="of:=['copy of results.csv '.B13]" office:value-type="float" office:value="0" calcext:value-type="float">
            <text:p>0</text:p>
          </table:table-cell>
          <table:table-cell table:formula="of:=[$'copy of results.csv '.C13]" office:value-type="float" office:value="0" calcext:value-type="float">
            <text:p>0</text:p>
          </table:table-cell>
          <table:table-cell table:formula="of:=['copy of results.csv '.E13]" office:value-type="float" office:value="510" calcext:value-type="float">
            <text:p>510</text:p>
          </table:table-cell>
          <table:table-cell table:formula="of:=['copy of results.csv '.F13]" office:value-type="float" office:value="28" calcext:value-type="float">
            <text:p>28</text:p>
          </table:table-cell>
          <table:table-cell table:formula="of:=['copy of results.csv '.G13]" office:value-type="float" office:value="90" calcext:value-type="float">
            <text:p>90</text:p>
          </table:table-cell>
          <table:table-cell table:formula="of:=['copy of results.csv '.H13]" office:value-type="float" office:value="20" calcext:value-type="float">
            <text:p>20</text:p>
          </table:table-cell>
          <table:table-cell table:formula="of:=['copy of results.csv '.I13]" office:value-type="float" office:value="0" calcext:value-type="float">
            <text:p>0</text:p>
          </table:table-cell>
          <table:table-cell table:formula="of:=['copy of results.csv '.J13]" office:value-type="float" office:value="0" calcext:value-type="float">
            <text:p>0</text:p>
          </table:table-cell>
          <table:table-cell table:formula="of:=['copy of results.csv '.K13]" office:value-type="float" office:value="0" calcext:value-type="float">
            <text:p>0</text:p>
          </table:table-cell>
          <table:table-cell table:formula="of:=['copy of results.csv '.L13]" office:value-type="float" office:value="0" calcext:value-type="float">
            <text:p>0</text:p>
          </table:table-cell>
          <table:table-cell table:formula="of:=['copy of results.csv '.M13]" office:value-type="float" office:value="0" calcext:value-type="float">
            <text:p>0</text:p>
          </table:table-cell>
          <table:table-cell table:formula="of:=['copy of results.csv '.Q13]" office:value-type="float" office:value="0" calcext:value-type="float">
            <text:p>0</text:p>
          </table:table-cell>
          <table:table-cell table:formula="of:=['copy of results.csv '.S13]" office:value-type="float" office:value="499.975" calcext:value-type="float">
            <text:p>499.975</text:p>
          </table:table-cell>
          <table:table-cell table:formula="of:=['copy of results.csv '.T13]" office:value-type="float" office:value="23.9767" calcext:value-type="float">
            <text:p>23.9767</text:p>
          </table:table-cell>
          <table:table-cell table:formula="of:=['copy of results.csv '.U13]" office:value-type="float" office:value="90" calcext:value-type="float">
            <text:p>90</text:p>
          </table:table-cell>
          <table:table-cell table:formula="of:=['copy of results.csv '.V13]" office:value-type="float" office:value="20" calcext:value-type="float">
            <text:p>20</text:p>
          </table:table-cell>
          <table:table-cell table:formula="of:=['copy of results.csv '.W13]" office:value-type="float" office:value="0" calcext:value-type="float">
            <text:p>0</text:p>
          </table:table-cell>
          <table:table-cell table:formula="of:=['copy of results.csv '.X13]" office:value-type="float" office:value="0" calcext:value-type="float">
            <text:p>0</text:p>
          </table:table-cell>
          <table:table-cell table:formula="of:=['copy of results.csv '.Y13]" office:value-type="float" office:value="0" calcext:value-type="float">
            <text:p>0</text:p>
          </table:table-cell>
          <table:table-cell table:formula="of:=['copy of results.csv '.Z13]" office:value-type="float" office:value="56802.3" calcext:value-type="float">
            <text:p>56802.3</text:p>
          </table:table-cell>
          <table:table-cell table:formula="of:=['copy of results.csv '.AD13]" office:value-type="float" office:value="4859840" calcext:value-type="float">
            <text:p>4859840</text:p>
          </table:table-cell>
          <table:table-cell table:formula="of:=['copy of results.csv '.AG13]" office:value-type="float" office:value="499.975" calcext:value-type="float">
            <text:p>499.975</text:p>
          </table:table-cell>
          <table:table-cell table:formula="of:=['copy of results.csv '.AH13]" office:value-type="float" office:value="23.9768" calcext:value-type="float">
            <text:p>23.9768</text:p>
          </table:table-cell>
          <table:table-cell table:formula="of:=['copy of results.csv '.AI13]" office:value-type="float" office:value="90" calcext:value-type="float">
            <text:p>90</text:p>
          </table:table-cell>
          <table:table-cell table:formula="of:=['copy of results.csv '.AJ13]" office:value-type="float" office:value="20" calcext:value-type="float">
            <text:p>20</text:p>
          </table:table-cell>
          <table:table-cell table:formula="of:=['copy of results.csv '.AK13]" office:value-type="float" office:value="776.776" calcext:value-type="float">
            <text:p>776.776</text:p>
          </table:table-cell>
          <table:table-cell table:formula="of:=['copy of results.csv '.AL13]" office:value-type="float" office:value="0" calcext:value-type="float">
            <text:p>0</text:p>
          </table:table-cell>
          <table:table-cell table:formula="of:=['copy of results.csv '.AM13]" office:value-type="float" office:value="72700.8" calcext:value-type="float">
            <text:p>72700.8</text:p>
          </table:table-cell>
          <table:table-cell table:formula="of:=['copy of results.csv '.AQ13]" office:value-type="float" office:value="6470230" calcext:value-type="float">
            <text:p>6470230</text:p>
          </table:table-cell>
          <table:table-cell table:formula="of:=['copy of results.csv '.AT13]" office:value-type="float" office:value="499.975" calcext:value-type="float">
            <text:p>499.975</text:p>
          </table:table-cell>
          <table:table-cell table:formula="of:=['copy of results.csv '.AU13]" office:value-type="float" office:value="23.9768" calcext:value-type="float">
            <text:p>23.9768</text:p>
          </table:table-cell>
          <table:table-cell table:formula="of:=['copy of results.csv '.AV13]" office:value-type="float" office:value="90" calcext:value-type="float">
            <text:p>90</text:p>
          </table:table-cell>
          <table:table-cell table:formula="of:=['copy of results.csv '.AW13]" office:value-type="float" office:value="20" calcext:value-type="float">
            <text:p>20</text:p>
          </table:table-cell>
          <table:table-cell table:formula="of:=['copy of results.csv '.AX13]" office:value-type="float" office:value="411.338" calcext:value-type="float">
            <text:p>411.338</text:p>
          </table:table-cell>
          <table:table-cell table:formula="of:=['copy of results.csv '.AY13]" office:value-type="float" office:value="40283.4" calcext:value-type="float">
            <text:p>40283.4</text:p>
          </table:table-cell>
          <table:table-cell table:formula="of:=['copy of results.csv '.BC13]" office:value-type="float" office:value="6622340" calcext:value-type="float">
            <text:p>6622340</text:p>
          </table:table-cell>
          <table:table-cell table:formula="of:=['copy of results.csv '.BF13]" office:value-type="float" office:value="59217.2" calcext:value-type="float">
            <text:p>59217.2</text:p>
          </table:table-cell>
          <table:table-cell table:formula="of:=['copy of results.csv '.BJ13]" office:value-type="float" office:value="6974930" calcext:value-type="float">
            <text:p>6974930</text:p>
          </table:table-cell>
          <table:table-cell table:formula="of:=['copy of results.csv '.BL13]" office:value-type="float" office:value="0.792848" calcext:value-type="float">
            <text:p>0.792848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14]" office:value-type="float" office:value="6.54" calcext:value-type="float">
            <text:p>6.54</text:p>
          </table:table-cell>
          <table:table-cell table:formula="of:=['copy of results.csv '.B14]" office:value-type="float" office:value="0.1" calcext:value-type="float">
            <text:p>0.1</text:p>
          </table:table-cell>
          <table:table-cell table:formula="of:=[$'copy of results.csv '.C14]" office:value-type="float" office:value="0" calcext:value-type="float">
            <text:p>0</text:p>
          </table:table-cell>
          <table:table-cell table:formula="of:=['copy of results.csv '.E14]" office:value-type="float" office:value="510" calcext:value-type="float">
            <text:p>510</text:p>
          </table:table-cell>
          <table:table-cell table:formula="of:=['copy of results.csv '.F14]" office:value-type="float" office:value="28" calcext:value-type="float">
            <text:p>28</text:p>
          </table:table-cell>
          <table:table-cell table:formula="of:=['copy of results.csv '.G14]" office:value-type="float" office:value="90" calcext:value-type="float">
            <text:p>90</text:p>
          </table:table-cell>
          <table:table-cell table:formula="of:=['copy of results.csv '.H14]" office:value-type="float" office:value="20" calcext:value-type="float">
            <text:p>20</text:p>
          </table:table-cell>
          <table:table-cell table:formula="of:=['copy of results.csv '.I14]" office:value-type="float" office:value="56802.3" calcext:value-type="float">
            <text:p>56802.3</text:p>
          </table:table-cell>
          <table:table-cell table:formula="of:=['copy of results.csv '.J14]" office:value-type="float" office:value="0" calcext:value-type="float">
            <text:p>0</text:p>
          </table:table-cell>
          <table:table-cell table:formula="of:=['copy of results.csv '.K14]" office:value-type="float" office:value="0" calcext:value-type="float">
            <text:p>0</text:p>
          </table:table-cell>
          <table:table-cell table:formula="of:=['copy of results.csv '.L14]" office:value-type="float" office:value="0" calcext:value-type="float">
            <text:p>0</text:p>
          </table:table-cell>
          <table:table-cell table:formula="of:=['copy of results.csv '.M14]" office:value-type="float" office:value="0" calcext:value-type="float">
            <text:p>0</text:p>
          </table:table-cell>
          <table:table-cell table:formula="of:=['copy of results.csv '.Q14]" office:value-type="float" office:value="0" calcext:value-type="float">
            <text:p>0</text:p>
          </table:table-cell>
          <table:table-cell table:formula="of:=['copy of results.csv '.S14]" office:value-type="float" office:value="499.975" calcext:value-type="float">
            <text:p>499.975</text:p>
          </table:table-cell>
          <table:table-cell table:formula="of:=['copy of results.csv '.T14]" office:value-type="float" office:value="23.9767" calcext:value-type="float">
            <text:p>23.9767</text:p>
          </table:table-cell>
          <table:table-cell table:formula="of:=['copy of results.csv '.U14]" office:value-type="float" office:value="90" calcext:value-type="float">
            <text:p>90</text:p>
          </table:table-cell>
          <table:table-cell table:formula="of:=['copy of results.csv '.V14]" office:value-type="float" office:value="20" calcext:value-type="float">
            <text:p>20</text:p>
          </table:table-cell>
          <table:table-cell table:formula="of:=['copy of results.csv '.W14]" office:value-type="float" office:value="47363.5" calcext:value-type="float">
            <text:p>47363.5</text:p>
          </table:table-cell>
          <table:table-cell table:formula="of:=['copy of results.csv '.X14]" office:value-type="float" office:value="0" calcext:value-type="float">
            <text:p>0</text:p>
          </table:table-cell>
          <table:table-cell table:formula="of:=['copy of results.csv '.Y14]" office:value-type="float" office:value="0" calcext:value-type="float">
            <text:p>0</text:p>
          </table:table-cell>
          <table:table-cell table:formula="of:=['copy of results.csv '.Z14]" office:value-type="float" office:value="0" calcext:value-type="float">
            <text:p>0</text:p>
          </table:table-cell>
          <table:table-cell table:formula="of:=['copy of results.csv '.AD14]" office:value-type="float" office:value="4863480" calcext:value-type="float">
            <text:p>4863480</text:p>
          </table:table-cell>
          <table:table-cell table:formula="of:=['copy of results.csv '.AG14]" office:value-type="float" office:value="499.975" calcext:value-type="float">
            <text:p>499.975</text:p>
          </table:table-cell>
          <table:table-cell table:formula="of:=['copy of results.csv '.AH14]" office:value-type="float" office:value="23.9768" calcext:value-type="float">
            <text:p>23.9768</text:p>
          </table:table-cell>
          <table:table-cell table:formula="of:=['copy of results.csv '.AI14]" office:value-type="float" office:value="90" calcext:value-type="float">
            <text:p>90</text:p>
          </table:table-cell>
          <table:table-cell table:formula="of:=['copy of results.csv '.AJ14]" office:value-type="float" office:value="20" calcext:value-type="float">
            <text:p>20</text:p>
          </table:table-cell>
          <table:table-cell table:formula="of:=['copy of results.csv '.AK14]" office:value-type="float" office:value="49837.2" calcext:value-type="float">
            <text:p>49837.2</text:p>
          </table:table-cell>
          <table:table-cell table:formula="of:=['copy of results.csv '.AL14]" office:value-type="float" office:value="0" calcext:value-type="float">
            <text:p>0</text:p>
          </table:table-cell>
          <table:table-cell table:formula="of:=['copy of results.csv '.AM14]" office:value-type="float" office:value="19127.3" calcext:value-type="float">
            <text:p>19127.3</text:p>
          </table:table-cell>
          <table:table-cell table:formula="of:=['copy of results.csv '.AQ14]" office:value-type="float" office:value="6450870" calcext:value-type="float">
            <text:p>6450870</text:p>
          </table:table-cell>
          <table:table-cell table:formula="of:=['copy of results.csv '.AT14]" office:value-type="float" office:value="499.975" calcext:value-type="float">
            <text:p>499.975</text:p>
          </table:table-cell>
          <table:table-cell table:formula="of:=['copy of results.csv '.AU14]" office:value-type="float" office:value="23.9768" calcext:value-type="float">
            <text:p>23.9768</text:p>
          </table:table-cell>
          <table:table-cell table:formula="of:=['copy of results.csv '.AV14]" office:value-type="float" office:value="90" calcext:value-type="float">
            <text:p>90</text:p>
          </table:table-cell>
          <table:table-cell table:formula="of:=['copy of results.csv '.AW14]" office:value-type="float" office:value="20" calcext:value-type="float">
            <text:p>20</text:p>
          </table:table-cell>
          <table:table-cell table:formula="of:=['copy of results.csv '.AX14]" office:value-type="float" office:value="58292.8" calcext:value-type="float">
            <text:p>58292.8</text:p>
          </table:table-cell>
          <table:table-cell table:formula="of:=['copy of results.csv '.AY14]" office:value-type="float" office:value="3343.27" calcext:value-type="float">
            <text:p>3343.27</text:p>
          </table:table-cell>
          <table:table-cell table:formula="of:=['copy of results.csv '.BC14]" office:value-type="float" office:value="6674280" calcext:value-type="float">
            <text:p>6674280</text:p>
          </table:table-cell>
          <table:table-cell table:formula="of:=['copy of results.csv '.BF14]" office:value-type="float" office:value="-4574.5" calcext:value-type="float">
            <text:p>-4574.5</text:p>
          </table:table-cell>
          <table:table-cell table:formula="of:=['copy of results.csv '.BJ14]" office:value-type="float" office:value="6952930" calcext:value-type="float">
            <text:p>6952930</text:p>
          </table:table-cell>
          <table:table-cell table:formula="of:=['copy of results.csv '.BL14]" office:value-type="float" office:value="0.800347" calcext:value-type="float">
            <text:p>0.800347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15]" office:value-type="float" office:value="6.54" calcext:value-type="float">
            <text:p>6.54</text:p>
          </table:table-cell>
          <table:table-cell table:formula="of:=['copy of results.csv '.B15]" office:value-type="float" office:value="0.2" calcext:value-type="float">
            <text:p>0.2</text:p>
          </table:table-cell>
          <table:table-cell table:formula="of:=[$'copy of results.csv '.C15]" office:value-type="float" office:value="0" calcext:value-type="float">
            <text:p>0</text:p>
          </table:table-cell>
          <table:table-cell table:formula="of:=['copy of results.csv '.E15]" office:value-type="float" office:value="510" calcext:value-type="float">
            <text:p>510</text:p>
          </table:table-cell>
          <table:table-cell table:formula="of:=['copy of results.csv '.F15]" office:value-type="float" office:value="28" calcext:value-type="float">
            <text:p>28</text:p>
          </table:table-cell>
          <table:table-cell table:formula="of:=['copy of results.csv '.G15]" office:value-type="float" office:value="90" calcext:value-type="float">
            <text:p>90</text:p>
          </table:table-cell>
          <table:table-cell table:formula="of:=['copy of results.csv '.H15]" office:value-type="float" office:value="20" calcext:value-type="float">
            <text:p>20</text:p>
          </table:table-cell>
          <table:table-cell table:formula="of:=['copy of results.csv '.I15]" office:value-type="float" office:value="56802.3" calcext:value-type="float">
            <text:p>56802.3</text:p>
          </table:table-cell>
          <table:table-cell table:formula="of:=['copy of results.csv '.J15]" office:value-type="float" office:value="0" calcext:value-type="float">
            <text:p>0</text:p>
          </table:table-cell>
          <table:table-cell table:formula="of:=['copy of results.csv '.K15]" office:value-type="float" office:value="0" calcext:value-type="float">
            <text:p>0</text:p>
          </table:table-cell>
          <table:table-cell table:formula="of:=['copy of results.csv '.L15]" office:value-type="float" office:value="0" calcext:value-type="float">
            <text:p>0</text:p>
          </table:table-cell>
          <table:table-cell table:formula="of:=['copy of results.csv '.M15]" office:value-type="float" office:value="0" calcext:value-type="float">
            <text:p>0</text:p>
          </table:table-cell>
          <table:table-cell table:formula="of:=['copy of results.csv '.Q15]" office:value-type="float" office:value="0" calcext:value-type="float">
            <text:p>0</text:p>
          </table:table-cell>
          <table:table-cell table:formula="of:=['copy of results.csv '.S15]" office:value-type="float" office:value="499.975" calcext:value-type="float">
            <text:p>499.975</text:p>
          </table:table-cell>
          <table:table-cell table:formula="of:=['copy of results.csv '.T15]" office:value-type="float" office:value="23.9767" calcext:value-type="float">
            <text:p>23.9767</text:p>
          </table:table-cell>
          <table:table-cell table:formula="of:=['copy of results.csv '.U15]" office:value-type="float" office:value="90" calcext:value-type="float">
            <text:p>90</text:p>
          </table:table-cell>
          <table:table-cell table:formula="of:=['copy of results.csv '.V15]" office:value-type="float" office:value="20" calcext:value-type="float">
            <text:p>20</text:p>
          </table:table-cell>
          <table:table-cell table:formula="of:=['copy of results.csv '.W15]" office:value-type="float" office:value="49031.8" calcext:value-type="float">
            <text:p>49031.8</text:p>
          </table:table-cell>
          <table:table-cell table:formula="of:=['copy of results.csv '.X15]" office:value-type="float" office:value="0" calcext:value-type="float">
            <text:p>0</text:p>
          </table:table-cell>
          <table:table-cell table:formula="of:=['copy of results.csv '.Y15]" office:value-type="float" office:value="0" calcext:value-type="float">
            <text:p>0</text:p>
          </table:table-cell>
          <table:table-cell table:formula="of:=['copy of results.csv '.Z15]" office:value-type="float" office:value="0" calcext:value-type="float">
            <text:p>0</text:p>
          </table:table-cell>
          <table:table-cell table:formula="of:=['copy of results.csv '.AD15]" office:value-type="float" office:value="4863480" calcext:value-type="float">
            <text:p>4863480</text:p>
          </table:table-cell>
          <table:table-cell table:formula="of:=['copy of results.csv '.AG15]" office:value-type="float" office:value="499.975" calcext:value-type="float">
            <text:p>499.975</text:p>
          </table:table-cell>
          <table:table-cell table:formula="of:=['copy of results.csv '.AH15]" office:value-type="float" office:value="23.9768" calcext:value-type="float">
            <text:p>23.9768</text:p>
          </table:table-cell>
          <table:table-cell table:formula="of:=['copy of results.csv '.AI15]" office:value-type="float" office:value="90" calcext:value-type="float">
            <text:p>90</text:p>
          </table:table-cell>
          <table:table-cell table:formula="of:=['copy of results.csv '.AJ15]" office:value-type="float" office:value="20" calcext:value-type="float">
            <text:p>20</text:p>
          </table:table-cell>
          <table:table-cell table:formula="of:=['copy of results.csv '.AK15]" office:value-type="float" office:value="54689.2" calcext:value-type="float">
            <text:p>54689.2</text:p>
          </table:table-cell>
          <table:table-cell table:formula="of:=['copy of results.csv '.AL15]" office:value-type="float" office:value="0" calcext:value-type="float">
            <text:p>0</text:p>
          </table:table-cell>
          <table:table-cell table:formula="of:=['copy of results.csv '.AM15]" office:value-type="float" office:value="15991.6" calcext:value-type="float">
            <text:p>15991.6</text:p>
          </table:table-cell>
          <table:table-cell table:formula="of:=['copy of results.csv '.AQ15]" office:value-type="float" office:value="6446210" calcext:value-type="float">
            <text:p>6446210</text:p>
          </table:table-cell>
          <table:table-cell table:formula="of:=['copy of results.csv '.AT15]" office:value-type="float" office:value="499.975" calcext:value-type="float">
            <text:p>499.975</text:p>
          </table:table-cell>
          <table:table-cell table:formula="of:=['copy of results.csv '.AU15]" office:value-type="float" office:value="23.9768" calcext:value-type="float">
            <text:p>23.9768</text:p>
          </table:table-cell>
          <table:table-cell table:formula="of:=['copy of results.csv '.AV15]" office:value-type="float" office:value="90" calcext:value-type="float">
            <text:p>90</text:p>
          </table:table-cell>
          <table:table-cell table:formula="of:=['copy of results.csv '.AW15]" office:value-type="float" office:value="20" calcext:value-type="float">
            <text:p>20</text:p>
          </table:table-cell>
          <table:table-cell table:formula="of:=['copy of results.csv '.AX15]" office:value-type="float" office:value="61055.6" calcext:value-type="float">
            <text:p>61055.6</text:p>
          </table:table-cell>
          <table:table-cell table:formula="of:=['copy of results.csv '.AY15]" office:value-type="float" office:value="-4357.86" calcext:value-type="float">
            <text:p>-4357.86</text:p>
          </table:table-cell>
          <table:table-cell table:formula="of:=['copy of results.csv '.BC15]" office:value-type="float" office:value="6663290" calcext:value-type="float">
            <text:p>6663290</text:p>
          </table:table-cell>
          <table:table-cell table:formula="of:=['copy of results.csv '.BF15]" office:value-type="float" office:value="-3020.78" calcext:value-type="float">
            <text:p>-3020.78</text:p>
          </table:table-cell>
          <table:table-cell table:formula="of:=['copy of results.csv '.BJ15]" office:value-type="float" office:value="6968980" calcext:value-type="float">
            <text:p>6968980</text:p>
          </table:table-cell>
          <table:table-cell table:formula="of:=['copy of results.csv '.BL15]" office:value-type="float" office:value="0.799986" calcext:value-type="float">
            <text:p>0.799986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16]" office:value-type="float" office:value="6.54" calcext:value-type="float">
            <text:p>6.54</text:p>
          </table:table-cell>
          <table:table-cell table:formula="of:=['copy of results.csv '.B16]" office:value-type="float" office:value="0.3" calcext:value-type="float">
            <text:p>0.3</text:p>
          </table:table-cell>
          <table:table-cell table:formula="of:=[$'copy of results.csv '.C16]" office:value-type="float" office:value="0" calcext:value-type="float">
            <text:p>0</text:p>
          </table:table-cell>
          <table:table-cell table:formula="of:=['copy of results.csv '.E16]" office:value-type="float" office:value="510" calcext:value-type="float">
            <text:p>510</text:p>
          </table:table-cell>
          <table:table-cell table:formula="of:=['copy of results.csv '.F16]" office:value-type="float" office:value="28" calcext:value-type="float">
            <text:p>28</text:p>
          </table:table-cell>
          <table:table-cell table:formula="of:=['copy of results.csv '.G16]" office:value-type="float" office:value="90" calcext:value-type="float">
            <text:p>90</text:p>
          </table:table-cell>
          <table:table-cell table:formula="of:=['copy of results.csv '.H16]" office:value-type="float" office:value="20" calcext:value-type="float">
            <text:p>20</text:p>
          </table:table-cell>
          <table:table-cell table:formula="of:=['copy of results.csv '.I16]" office:value-type="float" office:value="56802.3" calcext:value-type="float">
            <text:p>56802.3</text:p>
          </table:table-cell>
          <table:table-cell table:formula="of:=['copy of results.csv '.J16]" office:value-type="float" office:value="0" calcext:value-type="float">
            <text:p>0</text:p>
          </table:table-cell>
          <table:table-cell table:formula="of:=['copy of results.csv '.K16]" office:value-type="float" office:value="0" calcext:value-type="float">
            <text:p>0</text:p>
          </table:table-cell>
          <table:table-cell table:formula="of:=['copy of results.csv '.L16]" office:value-type="float" office:value="0" calcext:value-type="float">
            <text:p>0</text:p>
          </table:table-cell>
          <table:table-cell table:formula="of:=['copy of results.csv '.M16]" office:value-type="float" office:value="0" calcext:value-type="float">
            <text:p>0</text:p>
          </table:table-cell>
          <table:table-cell table:formula="of:=['copy of results.csv '.Q16]" office:value-type="float" office:value="0" calcext:value-type="float">
            <text:p>0</text:p>
          </table:table-cell>
          <table:table-cell table:formula="of:=['copy of results.csv '.S16]" office:value-type="float" office:value="499.975" calcext:value-type="float">
            <text:p>499.975</text:p>
          </table:table-cell>
          <table:table-cell table:formula="of:=['copy of results.csv '.T16]" office:value-type="float" office:value="23.9767" calcext:value-type="float">
            <text:p>23.9767</text:p>
          </table:table-cell>
          <table:table-cell table:formula="of:=['copy of results.csv '.U16]" office:value-type="float" office:value="90" calcext:value-type="float">
            <text:p>90</text:p>
          </table:table-cell>
          <table:table-cell table:formula="of:=['copy of results.csv '.V16]" office:value-type="float" office:value="20" calcext:value-type="float">
            <text:p>20</text:p>
          </table:table-cell>
          <table:table-cell table:formula="of:=['copy of results.csv '.W16]" office:value-type="float" office:value="50664" calcext:value-type="float">
            <text:p>50664</text:p>
          </table:table-cell>
          <table:table-cell table:formula="of:=['copy of results.csv '.X16]" office:value-type="float" office:value="0" calcext:value-type="float">
            <text:p>0</text:p>
          </table:table-cell>
          <table:table-cell table:formula="of:=['copy of results.csv '.Y16]" office:value-type="float" office:value="0" calcext:value-type="float">
            <text:p>0</text:p>
          </table:table-cell>
          <table:table-cell table:formula="of:=['copy of results.csv '.Z16]" office:value-type="float" office:value="0" calcext:value-type="float">
            <text:p>0</text:p>
          </table:table-cell>
          <table:table-cell table:formula="of:=['copy of results.csv '.AD16]" office:value-type="float" office:value="4863480" calcext:value-type="float">
            <text:p>4863480</text:p>
          </table:table-cell>
          <table:table-cell table:formula="of:=['copy of results.csv '.AG16]" office:value-type="float" office:value="499.975" calcext:value-type="float">
            <text:p>499.975</text:p>
          </table:table-cell>
          <table:table-cell table:formula="of:=['copy of results.csv '.AH16]" office:value-type="float" office:value="23.9768" calcext:value-type="float">
            <text:p>23.9768</text:p>
          </table:table-cell>
          <table:table-cell table:formula="of:=['copy of results.csv '.AI16]" office:value-type="float" office:value="90" calcext:value-type="float">
            <text:p>90</text:p>
          </table:table-cell>
          <table:table-cell table:formula="of:=['copy of results.csv '.AJ16]" office:value-type="float" office:value="20" calcext:value-type="float">
            <text:p>20</text:p>
          </table:table-cell>
          <table:table-cell table:formula="of:=['copy of results.csv '.AK16]" office:value-type="float" office:value="55246" calcext:value-type="float">
            <text:p>55246</text:p>
          </table:table-cell>
          <table:table-cell table:formula="of:=['copy of results.csv '.AL16]" office:value-type="float" office:value="0" calcext:value-type="float">
            <text:p>0</text:p>
          </table:table-cell>
          <table:table-cell table:formula="of:=['copy of results.csv '.AM16]" office:value-type="float" office:value="12923.7" calcext:value-type="float">
            <text:p>12923.7</text:p>
          </table:table-cell>
          <table:table-cell table:formula="of:=['copy of results.csv '.AQ16]" office:value-type="float" office:value="6442400" calcext:value-type="float">
            <text:p>6442400</text:p>
          </table:table-cell>
          <table:table-cell table:formula="of:=['copy of results.csv '.AT16]" office:value-type="float" office:value="499.975" calcext:value-type="float">
            <text:p>499.975</text:p>
          </table:table-cell>
          <table:table-cell table:formula="of:=['copy of results.csv '.AU16]" office:value-type="float" office:value="23.9768" calcext:value-type="float">
            <text:p>23.9768</text:p>
          </table:table-cell>
          <table:table-cell table:formula="of:=['copy of results.csv '.AV16]" office:value-type="float" office:value="90" calcext:value-type="float">
            <text:p>90</text:p>
          </table:table-cell>
          <table:table-cell table:formula="of:=['copy of results.csv '.AW16]" office:value-type="float" office:value="20" calcext:value-type="float">
            <text:p>20</text:p>
          </table:table-cell>
          <table:table-cell table:formula="of:=['copy of results.csv '.AX16]" office:value-type="float" office:value="61251.4" calcext:value-type="float">
            <text:p>61251.4</text:p>
          </table:table-cell>
          <table:table-cell table:formula="of:=['copy of results.csv '.AY16]" office:value-type="float" office:value="-3793.62" calcext:value-type="float">
            <text:p>-3793.62</text:p>
          </table:table-cell>
          <table:table-cell table:formula="of:=['copy of results.csv '.BC16]" office:value-type="float" office:value="6666150" calcext:value-type="float">
            <text:p>6666150</text:p>
          </table:table-cell>
          <table:table-cell table:formula="of:=['copy of results.csv '.BF16]" office:value-type="float" office:value="-2901.94" calcext:value-type="float">
            <text:p>-2901.94</text:p>
          </table:table-cell>
          <table:table-cell table:formula="of:=['copy of results.csv '.BJ16]" office:value-type="float" office:value="6969980" calcext:value-type="float">
            <text:p>6969980</text:p>
          </table:table-cell>
          <table:table-cell table:formula="of:=['copy of results.csv '.BL16]" office:value-type="float" office:value="0.800058" calcext:value-type="float">
            <text:p>0.800058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style-name="ce10" table:formula="of:=['copy of results.csv '.A17]" office:value-type="float" office:value="6.54" calcext:value-type="float">
            <text:p>6.54</text:p>
          </table:table-cell>
          <table:table-cell table:formula="of:=['copy of results.csv '.B17]" office:value-type="float" office:value="0.4" calcext:value-type="float">
            <text:p>0.4</text:p>
          </table:table-cell>
          <table:table-cell table:formula="of:=[$'copy of results.csv '.C17]" office:value-type="float" office:value="0" calcext:value-type="float">
            <text:p>0</text:p>
          </table:table-cell>
          <table:table-cell table:formula="of:=['copy of results.csv '.E17]" office:value-type="float" office:value="510" calcext:value-type="float">
            <text:p>510</text:p>
          </table:table-cell>
          <table:table-cell table:formula="of:=['copy of results.csv '.F17]" office:value-type="float" office:value="28" calcext:value-type="float">
            <text:p>28</text:p>
          </table:table-cell>
          <table:table-cell table:formula="of:=['copy of results.csv '.G17]" office:value-type="float" office:value="90" calcext:value-type="float">
            <text:p>90</text:p>
          </table:table-cell>
          <table:table-cell table:formula="of:=['copy of results.csv '.H17]" office:value-type="float" office:value="20" calcext:value-type="float">
            <text:p>20</text:p>
          </table:table-cell>
          <table:table-cell table:formula="of:=['copy of results.csv '.I17]" office:value-type="float" office:value="56802.3" calcext:value-type="float">
            <text:p>56802.3</text:p>
          </table:table-cell>
          <table:table-cell table:formula="of:=['copy of results.csv '.J17]" office:value-type="float" office:value="0" calcext:value-type="float">
            <text:p>0</text:p>
          </table:table-cell>
          <table:table-cell table:formula="of:=['copy of results.csv '.K17]" office:value-type="float" office:value="0" calcext:value-type="float">
            <text:p>0</text:p>
          </table:table-cell>
          <table:table-cell table:formula="of:=['copy of results.csv '.L17]" office:value-type="float" office:value="0" calcext:value-type="float">
            <text:p>0</text:p>
          </table:table-cell>
          <table:table-cell table:formula="of:=['copy of results.csv '.M17]" office:value-type="float" office:value="0" calcext:value-type="float">
            <text:p>0</text:p>
          </table:table-cell>
          <table:table-cell table:formula="of:=['copy of results.csv '.Q17]" office:value-type="float" office:value="0" calcext:value-type="float">
            <text:p>0</text:p>
          </table:table-cell>
          <table:table-cell table:formula="of:=['copy of results.csv '.S17]" office:value-type="float" office:value="499.975" calcext:value-type="float">
            <text:p>499.975</text:p>
          </table:table-cell>
          <table:table-cell table:formula="of:=['copy of results.csv '.T17]" office:value-type="float" office:value="23.9767" calcext:value-type="float">
            <text:p>23.9767</text:p>
          </table:table-cell>
          <table:table-cell table:formula="of:=['copy of results.csv '.U17]" office:value-type="float" office:value="90" calcext:value-type="float">
            <text:p>90</text:p>
          </table:table-cell>
          <table:table-cell table:formula="of:=['copy of results.csv '.V17]" office:value-type="float" office:value="20" calcext:value-type="float">
            <text:p>20</text:p>
          </table:table-cell>
          <table:table-cell table:formula="of:=['copy of results.csv '.W17]" office:value-type="float" office:value="51777.4" calcext:value-type="float">
            <text:p>51777.4</text:p>
          </table:table-cell>
          <table:table-cell table:formula="of:=['copy of results.csv '.X17]" office:value-type="float" office:value="0" calcext:value-type="float">
            <text:p>0</text:p>
          </table:table-cell>
          <table:table-cell table:formula="of:=['copy of results.csv '.Y17]" office:value-type="float" office:value="0" calcext:value-type="float">
            <text:p>0</text:p>
          </table:table-cell>
          <table:table-cell table:formula="of:=['copy of results.csv '.Z17]" office:value-type="float" office:value="0" calcext:value-type="float">
            <text:p>0</text:p>
          </table:table-cell>
          <table:table-cell table:formula="of:=['copy of results.csv '.AD17]" office:value-type="float" office:value="4863480" calcext:value-type="float">
            <text:p>4863480</text:p>
          </table:table-cell>
          <table:table-cell table:formula="of:=['copy of results.csv '.AG17]" office:value-type="float" office:value="499.975" calcext:value-type="float">
            <text:p>499.975</text:p>
          </table:table-cell>
          <table:table-cell table:formula="of:=['copy of results.csv '.AH17]" office:value-type="float" office:value="23.9768" calcext:value-type="float">
            <text:p>23.9768</text:p>
          </table:table-cell>
          <table:table-cell table:formula="of:=['copy of results.csv '.AI17]" office:value-type="float" office:value="90" calcext:value-type="float">
            <text:p>90</text:p>
          </table:table-cell>
          <table:table-cell table:formula="of:=['copy of results.csv '.AJ17]" office:value-type="float" office:value="20" calcext:value-type="float">
            <text:p>20</text:p>
          </table:table-cell>
          <table:table-cell table:formula="of:=['copy of results.csv '.AK17]" office:value-type="float" office:value="55788.4" calcext:value-type="float">
            <text:p>55788.4</text:p>
          </table:table-cell>
          <table:table-cell table:formula="of:=['copy of results.csv '.AL17]" office:value-type="float" office:value="0" calcext:value-type="float">
            <text:p>0</text:p>
          </table:table-cell>
          <table:table-cell table:formula="of:=['copy of results.csv '.AM17]" office:value-type="float" office:value="10831.1" calcext:value-type="float">
            <text:p>10831.1</text:p>
          </table:table-cell>
          <table:table-cell table:formula="of:=['copy of results.csv '.AQ17]" office:value-type="float" office:value="6439120" calcext:value-type="float">
            <text:p>6439120</text:p>
          </table:table-cell>
          <table:table-cell table:formula="of:=['copy of results.csv '.AT17]" office:value-type="float" office:value="499.975" calcext:value-type="float">
            <text:p>499.975</text:p>
          </table:table-cell>
          <table:table-cell table:formula="of:=['copy of results.csv '.AU17]" office:value-type="float" office:value="23.9768" calcext:value-type="float">
            <text:p>23.9768</text:p>
          </table:table-cell>
          <table:table-cell table:formula="of:=['copy of results.csv '.AV17]" office:value-type="float" office:value="90" calcext:value-type="float">
            <text:p>90</text:p>
          </table:table-cell>
          <table:table-cell table:formula="of:=['copy of results.csv '.AW17]" office:value-type="float" office:value="20" calcext:value-type="float">
            <text:p>20</text:p>
          </table:table-cell>
          <table:table-cell table:formula="of:=['copy of results.csv '.AX17]" office:value-type="float" office:value="61353" calcext:value-type="float">
            <text:p>61353</text:p>
          </table:table-cell>
          <table:table-cell table:formula="of:=['copy of results.csv '.AY17]" office:value-type="float" office:value="-3513.14" calcext:value-type="float">
            <text:p>-3513.14</text:p>
          </table:table-cell>
          <table:table-cell table:formula="of:=['copy of results.csv '.BC17]" office:value-type="float" office:value="6668860" calcext:value-type="float">
            <text:p>6668860</text:p>
          </table:table-cell>
          <table:table-cell table:formula="of:=['copy of results.csv '.BF17]" office:value-type="float" office:value="-2847.12" calcext:value-type="float">
            <text:p>-2847.12</text:p>
          </table:table-cell>
          <table:table-cell table:formula="of:=['copy of results.csv '.BJ17]" office:value-type="float" office:value="6970600" calcext:value-type="float">
            <text:p>6970600</text:p>
          </table:table-cell>
          <table:table-cell table:formula="of:=['copy of results.csv '.BL17]" office:value-type="float" office:value="0.800203" calcext:value-type="float">
            <text:p>0.800203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formula="of:=['copy of results.csv '.A18]" office:value-type="float" office:value="6.54" calcext:value-type="float">
            <text:p>6.54</text:p>
          </table:table-cell>
          <table:table-cell table:formula="of:=['copy of results.csv '.B18]" office:value-type="float" office:value="0.5" calcext:value-type="float">
            <text:p>0.5</text:p>
          </table:table-cell>
          <table:table-cell table:formula="of:=[$'copy of results.csv '.C18]" office:value-type="float" office:value="0" calcext:value-type="float">
            <text:p>0</text:p>
          </table:table-cell>
          <table:table-cell table:formula="of:=['copy of results.csv '.E18]" office:value-type="float" office:value="510" calcext:value-type="float">
            <text:p>510</text:p>
          </table:table-cell>
          <table:table-cell table:formula="of:=['copy of results.csv '.F18]" office:value-type="float" office:value="28" calcext:value-type="float">
            <text:p>28</text:p>
          </table:table-cell>
          <table:table-cell table:formula="of:=['copy of results.csv '.G18]" office:value-type="float" office:value="90" calcext:value-type="float">
            <text:p>90</text:p>
          </table:table-cell>
          <table:table-cell table:formula="of:=['copy of results.csv '.H18]" office:value-type="float" office:value="20" calcext:value-type="float">
            <text:p>20</text:p>
          </table:table-cell>
          <table:table-cell table:formula="of:=['copy of results.csv '.I18]" office:value-type="float" office:value="56802.3" calcext:value-type="float">
            <text:p>56802.3</text:p>
          </table:table-cell>
          <table:table-cell table:formula="of:=['copy of results.csv '.J18]" office:value-type="float" office:value="0" calcext:value-type="float">
            <text:p>0</text:p>
          </table:table-cell>
          <table:table-cell table:formula="of:=['copy of results.csv '.K18]" office:value-type="float" office:value="0" calcext:value-type="float">
            <text:p>0</text:p>
          </table:table-cell>
          <table:table-cell table:formula="of:=['copy of results.csv '.L18]" office:value-type="float" office:value="0" calcext:value-type="float">
            <text:p>0</text:p>
          </table:table-cell>
          <table:table-cell table:formula="of:=['copy of results.csv '.M18]" office:value-type="float" office:value="0" calcext:value-type="float">
            <text:p>0</text:p>
          </table:table-cell>
          <table:table-cell table:formula="of:=['copy of results.csv '.Q18]" office:value-type="float" office:value="0" calcext:value-type="float">
            <text:p>0</text:p>
          </table:table-cell>
          <table:table-cell table:formula="of:=['copy of results.csv '.S18]" office:value-type="float" office:value="499.975" calcext:value-type="float">
            <text:p>499.975</text:p>
          </table:table-cell>
          <table:table-cell table:formula="of:=['copy of results.csv '.T18]" office:value-type="float" office:value="23.9767" calcext:value-type="float">
            <text:p>23.9767</text:p>
          </table:table-cell>
          <table:table-cell table:formula="of:=['copy of results.csv '.U18]" office:value-type="float" office:value="90" calcext:value-type="float">
            <text:p>90</text:p>
          </table:table-cell>
          <table:table-cell table:formula="of:=['copy of results.csv '.V18]" office:value-type="float" office:value="20" calcext:value-type="float">
            <text:p>20</text:p>
          </table:table-cell>
          <table:table-cell table:formula="of:=['copy of results.csv '.W18]" office:value-type="float" office:value="52852.2" calcext:value-type="float">
            <text:p>52852.2</text:p>
          </table:table-cell>
          <table:table-cell table:formula="of:=['copy of results.csv '.X18]" office:value-type="float" office:value="0" calcext:value-type="float">
            <text:p>0</text:p>
          </table:table-cell>
          <table:table-cell table:formula="of:=['copy of results.csv '.Y18]" office:value-type="float" office:value="0" calcext:value-type="float">
            <text:p>0</text:p>
          </table:table-cell>
          <table:table-cell table:formula="of:=['copy of results.csv '.Z18]" office:value-type="float" office:value="0" calcext:value-type="float">
            <text:p>0</text:p>
          </table:table-cell>
          <table:table-cell table:formula="of:=['copy of results.csv '.AD18]" office:value-type="float" office:value="4863480" calcext:value-type="float">
            <text:p>4863480</text:p>
          </table:table-cell>
          <table:table-cell table:formula="of:=['copy of results.csv '.AG18]" office:value-type="float" office:value="499.975" calcext:value-type="float">
            <text:p>499.975</text:p>
          </table:table-cell>
          <table:table-cell table:formula="of:=['copy of results.csv '.AH18]" office:value-type="float" office:value="23.9768" calcext:value-type="float">
            <text:p>23.9768</text:p>
          </table:table-cell>
          <table:table-cell table:formula="of:=['copy of results.csv '.AI18]" office:value-type="float" office:value="90" calcext:value-type="float">
            <text:p>90</text:p>
          </table:table-cell>
          <table:table-cell table:formula="of:=['copy of results.csv '.AJ18]" office:value-type="float" office:value="20" calcext:value-type="float">
            <text:p>20</text:p>
          </table:table-cell>
          <table:table-cell table:formula="of:=['copy of results.csv '.AK18]" office:value-type="float" office:value="56315.6" calcext:value-type="float">
            <text:p>56315.6</text:p>
          </table:table-cell>
          <table:table-cell table:formula="of:=['copy of results.csv '.AL18]" office:value-type="float" office:value="0" calcext:value-type="float">
            <text:p>0</text:p>
          </table:table-cell>
          <table:table-cell table:formula="of:=['copy of results.csv '.AM18]" office:value-type="float" office:value="8810.98" calcext:value-type="float">
            <text:p>8810.98</text:p>
          </table:table-cell>
          <table:table-cell table:formula="of:=['copy of results.csv '.AQ18]" office:value-type="float" office:value="6436040" calcext:value-type="float">
            <text:p>6436040</text:p>
          </table:table-cell>
          <table:table-cell table:formula="of:=['copy of results.csv '.AT18]" office:value-type="float" office:value="499.975" calcext:value-type="float">
            <text:p>499.975</text:p>
          </table:table-cell>
          <table:table-cell table:formula="of:=['copy of results.csv '.AU18]" office:value-type="float" office:value="23.9768" calcext:value-type="float">
            <text:p>23.9768</text:p>
          </table:table-cell>
          <table:table-cell table:formula="of:=['copy of results.csv '.AV18]" office:value-type="float" office:value="90" calcext:value-type="float">
            <text:p>90</text:p>
          </table:table-cell>
          <table:table-cell table:formula="of:=['copy of results.csv '.AW18]" office:value-type="float" office:value="20" calcext:value-type="float">
            <text:p>20</text:p>
          </table:table-cell>
          <table:table-cell table:formula="of:=['copy of results.csv '.AX18]" office:value-type="float" office:value="61452.2" calcext:value-type="float">
            <text:p>61452.2</text:p>
          </table:table-cell>
          <table:table-cell table:formula="of:=['copy of results.csv '.AY18]" office:value-type="float" office:value="-3244.71" calcext:value-type="float">
            <text:p>-3244.71</text:p>
          </table:table-cell>
          <table:table-cell table:formula="of:=['copy of results.csv '.BC18]" office:value-type="float" office:value="6671410" calcext:value-type="float">
            <text:p>6671410</text:p>
          </table:table-cell>
          <table:table-cell table:formula="of:=['copy of results.csv '.BF18]" office:value-type="float" office:value="-2796.68" calcext:value-type="float">
            <text:p>-2796.68</text:p>
          </table:table-cell>
          <table:table-cell table:formula="of:=['copy of results.csv '.BJ18]" office:value-type="float" office:value="6971190" calcext:value-type="float">
            <text:p>6971190</text:p>
          </table:table-cell>
          <table:table-cell table:formula="of:=['copy of results.csv '.BL18]" office:value-type="float" office:value="0.800275" calcext:value-type="float">
            <text:p>0.800275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formula="of:=['copy of results.csv '.A19]" office:value-type="float" office:value="6.54" calcext:value-type="float">
            <text:p>6.54</text:p>
          </table:table-cell>
          <table:table-cell table:formula="of:=['copy of results.csv '.B19]" office:value-type="float" office:value="0.6" calcext:value-type="float">
            <text:p>0.6</text:p>
          </table:table-cell>
          <table:table-cell table:formula="of:=[$'copy of results.csv '.C19]" office:value-type="float" office:value="0" calcext:value-type="float">
            <text:p>0</text:p>
          </table:table-cell>
          <table:table-cell table:formula="of:=['copy of results.csv '.E19]" office:value-type="float" office:value="510" calcext:value-type="float">
            <text:p>510</text:p>
          </table:table-cell>
          <table:table-cell table:formula="of:=['copy of results.csv '.F19]" office:value-type="float" office:value="28" calcext:value-type="float">
            <text:p>28</text:p>
          </table:table-cell>
          <table:table-cell table:formula="of:=['copy of results.csv '.G19]" office:value-type="float" office:value="90" calcext:value-type="float">
            <text:p>90</text:p>
          </table:table-cell>
          <table:table-cell table:formula="of:=['copy of results.csv '.H19]" office:value-type="float" office:value="20" calcext:value-type="float">
            <text:p>20</text:p>
          </table:table-cell>
          <table:table-cell table:formula="of:=['copy of results.csv '.I19]" office:value-type="float" office:value="56802.3" calcext:value-type="float">
            <text:p>56802.3</text:p>
          </table:table-cell>
          <table:table-cell table:formula="of:=['copy of results.csv '.J19]" office:value-type="float" office:value="0" calcext:value-type="float">
            <text:p>0</text:p>
          </table:table-cell>
          <table:table-cell table:formula="of:=['copy of results.csv '.K19]" office:value-type="float" office:value="0" calcext:value-type="float">
            <text:p>0</text:p>
          </table:table-cell>
          <table:table-cell table:formula="of:=['copy of results.csv '.L19]" office:value-type="float" office:value="0" calcext:value-type="float">
            <text:p>0</text:p>
          </table:table-cell>
          <table:table-cell table:formula="of:=['copy of results.csv '.M19]" office:value-type="float" office:value="0" calcext:value-type="float">
            <text:p>0</text:p>
          </table:table-cell>
          <table:table-cell table:formula="of:=['copy of results.csv '.Q19]" office:value-type="float" office:value="0" calcext:value-type="float">
            <text:p>0</text:p>
          </table:table-cell>
          <table:table-cell table:formula="of:=['copy of results.csv '.S19]" office:value-type="float" office:value="499.975" calcext:value-type="float">
            <text:p>499.975</text:p>
          </table:table-cell>
          <table:table-cell table:formula="of:=['copy of results.csv '.T19]" office:value-type="float" office:value="23.9767" calcext:value-type="float">
            <text:p>23.9767</text:p>
          </table:table-cell>
          <table:table-cell table:formula="of:=['copy of results.csv '.U19]" office:value-type="float" office:value="90" calcext:value-type="float">
            <text:p>90</text:p>
          </table:table-cell>
          <table:table-cell table:formula="of:=['copy of results.csv '.V19]" office:value-type="float" office:value="20" calcext:value-type="float">
            <text:p>20</text:p>
          </table:table-cell>
          <table:table-cell table:formula="of:=['copy of results.csv '.W19]" office:value-type="float" office:value="54662.6" calcext:value-type="float">
            <text:p>54662.6</text:p>
          </table:table-cell>
          <table:table-cell table:formula="of:=['copy of results.csv '.X19]" office:value-type="float" office:value="0" calcext:value-type="float">
            <text:p>0</text:p>
          </table:table-cell>
          <table:table-cell table:formula="of:=['copy of results.csv '.Y19]" office:value-type="float" office:value="0" calcext:value-type="float">
            <text:p>0</text:p>
          </table:table-cell>
          <table:table-cell table:formula="of:=['copy of results.csv '.Z19]" office:value-type="float" office:value="0" calcext:value-type="float">
            <text:p>0</text:p>
          </table:table-cell>
          <table:table-cell table:formula="of:=['copy of results.csv '.AD19]" office:value-type="float" office:value="4863480" calcext:value-type="float">
            <text:p>4863480</text:p>
          </table:table-cell>
          <table:table-cell table:formula="of:=['copy of results.csv '.AG19]" office:value-type="float" office:value="499.975" calcext:value-type="float">
            <text:p>499.975</text:p>
          </table:table-cell>
          <table:table-cell table:formula="of:=['copy of results.csv '.AH19]" office:value-type="float" office:value="23.9768" calcext:value-type="float">
            <text:p>23.9768</text:p>
          </table:table-cell>
          <table:table-cell table:formula="of:=['copy of results.csv '.AI19]" office:value-type="float" office:value="90" calcext:value-type="float">
            <text:p>90</text:p>
          </table:table-cell>
          <table:table-cell table:formula="of:=['copy of results.csv '.AJ19]" office:value-type="float" office:value="20" calcext:value-type="float">
            <text:p>20</text:p>
          </table:table-cell>
          <table:table-cell table:formula="of:=['copy of results.csv '.AK19]" office:value-type="float" office:value="57219.1" calcext:value-type="float">
            <text:p>57219.1</text:p>
          </table:table-cell>
          <table:table-cell table:formula="of:=['copy of results.csv '.AL19]" office:value-type="float" office:value="0" calcext:value-type="float">
            <text:p>0</text:p>
          </table:table-cell>
          <table:table-cell table:formula="of:=['copy of results.csv '.AM19]" office:value-type="float" office:value="5408.09" calcext:value-type="float">
            <text:p>5408.09</text:p>
          </table:table-cell>
          <table:table-cell table:formula="of:=['copy of results.csv '.AQ19]" office:value-type="float" office:value="6431860" calcext:value-type="float">
            <text:p>6431860</text:p>
          </table:table-cell>
          <table:table-cell table:formula="of:=['copy of results.csv '.AT19]" office:value-type="float" office:value="499.975" calcext:value-type="float">
            <text:p>499.975</text:p>
          </table:table-cell>
          <table:table-cell table:formula="of:=['copy of results.csv '.AU19]" office:value-type="float" office:value="23.9768" calcext:value-type="float">
            <text:p>23.9768</text:p>
          </table:table-cell>
          <table:table-cell table:formula="of:=['copy of results.csv '.AV19]" office:value-type="float" office:value="90" calcext:value-type="float">
            <text:p>90</text:p>
          </table:table-cell>
          <table:table-cell table:formula="of:=['copy of results.csv '.AW19]" office:value-type="float" office:value="20" calcext:value-type="float">
            <text:p>20</text:p>
          </table:table-cell>
          <table:table-cell table:formula="of:=['copy of results.csv '.AX19]" office:value-type="float" office:value="61620.5" calcext:value-type="float">
            <text:p>61620.5</text:p>
          </table:table-cell>
          <table:table-cell table:formula="of:=['copy of results.csv '.AY19]" office:value-type="float" office:value="-2802.41" calcext:value-type="float">
            <text:p>-2802.41</text:p>
          </table:table-cell>
          <table:table-cell table:formula="of:=['copy of results.csv '.BC19]" office:value-type="float" office:value="6674880" calcext:value-type="float">
            <text:p>6674880</text:p>
          </table:table-cell>
          <table:table-cell table:formula="of:=['copy of results.csv '.BF19]" office:value-type="float" office:value="-2718.36" calcext:value-type="float">
            <text:p>-2718.36</text:p>
          </table:table-cell>
          <table:table-cell table:formula="of:=['copy of results.csv '.BJ19]" office:value-type="float" office:value="6971960" calcext:value-type="float">
            <text:p>6971960</text:p>
          </table:table-cell>
          <table:table-cell table:formula="of:=['copy of results.csv '.BL19]" office:value-type="float" office:value="0.800203" calcext:value-type="float">
            <text:p>0.800203</text:p>
          </table:table-cell>
          <table:table-cell/>
          <table:table-cell table:style-name="ce12"/>
          <table:table-cell table:number-columns-repeated="50"/>
        </table:table-row>
        <table:table-row table:style-name="ro1">
          <table:table-cell table:formula="of:=['copy of results.csv '.A20]" office:value-type="float" office:value="6.54" calcext:value-type="float">
            <text:p>6.54</text:p>
          </table:table-cell>
          <table:table-cell table:formula="of:=['copy of results.csv '.B20]" office:value-type="float" office:value="0.7" calcext:value-type="float">
            <text:p>0.7</text:p>
          </table:table-cell>
          <table:table-cell table:formula="of:=[$'copy of results.csv '.C20]" office:value-type="float" office:value="0" calcext:value-type="float">
            <text:p>0</text:p>
          </table:table-cell>
          <table:table-cell table:formula="of:=['copy of results.csv '.E20]" office:value-type="float" office:value="510" calcext:value-type="float">
            <text:p>510</text:p>
          </table:table-cell>
          <table:table-cell table:formula="of:=['copy of results.csv '.F20]" office:value-type="float" office:value="28" calcext:value-type="float">
            <text:p>28</text:p>
          </table:table-cell>
          <table:table-cell table:formula="of:=['copy of results.csv '.G20]" office:value-type="float" office:value="90" calcext:value-type="float">
            <text:p>90</text:p>
          </table:table-cell>
          <table:table-cell table:formula="of:=['copy of results.csv '.H20]" office:value-type="float" office:value="20" calcext:value-type="float">
            <text:p>20</text:p>
          </table:table-cell>
          <table:table-cell table:formula="of:=['copy of results.csv '.I20]" office:value-type="float" office:value="56802.3" calcext:value-type="float">
            <text:p>56802.3</text:p>
          </table:table-cell>
          <table:table-cell table:formula="of:=['copy of results.csv '.J20]" office:value-type="float" office:value="0" calcext:value-type="float">
            <text:p>0</text:p>
          </table:table-cell>
          <table:table-cell table:formula="of:=['copy of results.csv '.K20]" office:value-type="float" office:value="0" calcext:value-type="float">
            <text:p>0</text:p>
          </table:table-cell>
          <table:table-cell table:formula="of:=['copy of results.csv '.L20]" office:value-type="float" office:value="0" calcext:value-type="float">
            <text:p>0</text:p>
          </table:table-cell>
          <table:table-cell table:formula="of:=['copy of results.csv '.M20]" office:value-type="float" office:value="0" calcext:value-type="float">
            <text:p>0</text:p>
          </table:table-cell>
          <table:table-cell table:formula="of:=['copy of results.csv '.Q20]" office:value-type="float" office:value="0" calcext:value-type="float">
            <text:p>0</text:p>
          </table:table-cell>
          <table:table-cell table:formula="of:=['copy of results.csv '.S20]" office:value-type="float" office:value="499.975" calcext:value-type="float">
            <text:p>499.975</text:p>
          </table:table-cell>
          <table:table-cell table:formula="of:=['copy of results.csv '.T20]" office:value-type="float" office:value="23.9767" calcext:value-type="float">
            <text:p>23.9767</text:p>
          </table:table-cell>
          <table:table-cell table:formula="of:=['copy of results.csv '.U20]" office:value-type="float" office:value="90" calcext:value-type="float">
            <text:p>90</text:p>
          </table:table-cell>
          <table:table-cell table:formula="of:=['copy of results.csv '.V20]" office:value-type="float" office:value="20" calcext:value-type="float">
            <text:p>20</text:p>
          </table:table-cell>
          <table:table-cell table:formula="of:=['copy of results.csv '.W20]" office:value-type="float" office:value="55180" calcext:value-type="float">
            <text:p>55180</text:p>
          </table:table-cell>
          <table:table-cell table:formula="of:=['copy of results.csv '.X20]" office:value-type="float" office:value="0" calcext:value-type="float">
            <text:p>0</text:p>
          </table:table-cell>
          <table:table-cell table:formula="of:=['copy of results.csv '.Y20]" office:value-type="float" office:value="0" calcext:value-type="float">
            <text:p>0</text:p>
          </table:table-cell>
          <table:table-cell table:formula="of:=['copy of results.csv '.Z20]" office:value-type="float" office:value="0" calcext:value-type="float">
            <text:p>0</text:p>
          </table:table-cell>
          <table:table-cell table:formula="of:=['copy of results.csv '.AD20]" office:value-type="float" office:value="4863480" calcext:value-type="float">
            <text:p>4863480</text:p>
          </table:table-cell>
          <table:table-cell table:formula="of:=['copy of results.csv '.AG20]" office:value-type="float" office:value="499.975" calcext:value-type="float">
            <text:p>499.975</text:p>
          </table:table-cell>
          <table:table-cell table:formula="of:=['copy of results.csv '.AH20]" office:value-type="float" office:value="23.9768" calcext:value-type="float">
            <text:p>23.9768</text:p>
          </table:table-cell>
          <table:table-cell table:formula="of:=['copy of results.csv '.AI20]" office:value-type="float" office:value="90" calcext:value-type="float">
            <text:p>90</text:p>
          </table:table-cell>
          <table:table-cell table:formula="of:=['copy of results.csv '.AJ20]" office:value-type="float" office:value="20" calcext:value-type="float">
            <text:p>20</text:p>
          </table:table-cell>
          <table:table-cell table:formula="of:=['copy of results.csv '.AK20]" office:value-type="float" office:value="57477.2" calcext:value-type="float">
            <text:p>57477.2</text:p>
          </table:table-cell>
          <table:table-cell table:formula="of:=['copy of results.csv '.AL20]" office:value-type="float" office:value="0" calcext:value-type="float">
            <text:p>0</text:p>
          </table:table-cell>
          <table:table-cell table:formula="of:=['copy of results.csv '.AM20]" office:value-type="float" office:value="4435.65" calcext:value-type="float">
            <text:p>4435.65</text:p>
          </table:table-cell>
          <table:table-cell table:formula="of:=['copy of results.csv '.AQ20]" office:value-type="float" office:value="6430550" calcext:value-type="float">
            <text:p>6430550</text:p>
          </table:table-cell>
          <table:table-cell table:formula="of:=['copy of results.csv '.AT20]" office:value-type="float" office:value="499.975" calcext:value-type="float">
            <text:p>499.975</text:p>
          </table:table-cell>
          <table:table-cell table:formula="of:=['copy of results.csv '.AU20]" office:value-type="float" office:value="23.9768" calcext:value-type="float">
            <text:p>23.9768</text:p>
          </table:table-cell>
          <table:table-cell table:formula="of:=['copy of results.csv '.AV20]" office:value-type="float" office:value="90" calcext:value-type="float">
            <text:p>90</text:p>
          </table:table-cell>
          <table:table-cell table:formula="of:=['copy of results.csv '.AW20]" office:value-type="float" office:value="20" calcext:value-type="float">
            <text:p>20</text:p>
          </table:table-cell>
          <table:table-cell table:formula="of:=['copy of results.csv '.AX20]" office:value-type="float" office:value="61671.3" calcext:value-type="float">
            <text:p>61671.3</text:p>
          </table:table-cell>
          <table:table-cell table:formula="of:=['copy of results.csv '.AY20]" office:value-type="float" office:value="-2676.02" calcext:value-type="float">
            <text:p>-2676.02</text:p>
          </table:table-cell>
          <table:table-cell table:formula="of:=['copy of results.csv '.BC20]" office:value-type="float" office:value="6675970" calcext:value-type="float">
            <text:p>6675970</text:p>
          </table:table-cell>
          <table:table-cell table:formula="of:=['copy of results.csv '.BF20]" office:value-type="float" office:value="-2698.63" calcext:value-type="float">
            <text:p>-2698.63</text:p>
          </table:table-cell>
          <table:table-cell table:formula="of:=['copy of results.csv '.BJ20]" office:value-type="float" office:value="6972200" calcext:value-type="float">
            <text:p>6972200</text:p>
          </table:table-cell>
          <table:table-cell table:formula="of:=['copy of results.csv '.BL20]" office:value-type="float" office:value="0.800058" calcext:value-type="float">
            <text:p>0.800058</text:p>
          </table:table-cell>
          <table:table-cell table:number-columns-repeated="52"/>
        </table:table-row>
        <table:table-row table:style-name="ro1">
          <table:table-cell table:formula="of:=['copy of results.csv '.A21]" office:value-type="float" office:value="6.54" calcext:value-type="float">
            <text:p>6.54</text:p>
          </table:table-cell>
          <table:table-cell table:formula="of:=['copy of results.csv '.B21]" office:value-type="float" office:value="0.8" calcext:value-type="float">
            <text:p>0.8</text:p>
          </table:table-cell>
          <table:table-cell table:formula="of:=[$'copy of results.csv '.C21]" office:value-type="float" office:value="0" calcext:value-type="float">
            <text:p>0</text:p>
          </table:table-cell>
          <table:table-cell table:formula="of:=['copy of results.csv '.E21]" office:value-type="float" office:value="510" calcext:value-type="float">
            <text:p>510</text:p>
          </table:table-cell>
          <table:table-cell table:formula="of:=['copy of results.csv '.F21]" office:value-type="float" office:value="28" calcext:value-type="float">
            <text:p>28</text:p>
          </table:table-cell>
          <table:table-cell table:formula="of:=['copy of results.csv '.G21]" office:value-type="float" office:value="90" calcext:value-type="float">
            <text:p>90</text:p>
          </table:table-cell>
          <table:table-cell table:formula="of:=['copy of results.csv '.H21]" office:value-type="float" office:value="20" calcext:value-type="float">
            <text:p>20</text:p>
          </table:table-cell>
          <table:table-cell table:formula="of:=['copy of results.csv '.I21]" office:value-type="float" office:value="56802.3" calcext:value-type="float">
            <text:p>56802.3</text:p>
          </table:table-cell>
          <table:table-cell table:formula="of:=['copy of results.csv '.J21]" office:value-type="float" office:value="0" calcext:value-type="float">
            <text:p>0</text:p>
          </table:table-cell>
          <table:table-cell table:formula="of:=['copy of results.csv '.K21]" office:value-type="float" office:value="0" calcext:value-type="float">
            <text:p>0</text:p>
          </table:table-cell>
          <table:table-cell table:formula="of:=['copy of results.csv '.L21]" office:value-type="float" office:value="0" calcext:value-type="float">
            <text:p>0</text:p>
          </table:table-cell>
          <table:table-cell table:formula="of:=['copy of results.csv '.M21]" office:value-type="float" office:value="0" calcext:value-type="float">
            <text:p>0</text:p>
          </table:table-cell>
          <table:table-cell table:formula="of:=['copy of results.csv '.Q21]" office:value-type="float" office:value="0" calcext:value-type="float">
            <text:p>0</text:p>
          </table:table-cell>
          <table:table-cell table:formula="of:=['copy of results.csv '.S21]" office:value-type="float" office:value="499.975" calcext:value-type="float">
            <text:p>499.975</text:p>
          </table:table-cell>
          <table:table-cell table:formula="of:=['copy of results.csv '.T21]" office:value-type="float" office:value="23.9767" calcext:value-type="float">
            <text:p>23.9767</text:p>
          </table:table-cell>
          <table:table-cell table:formula="of:=['copy of results.csv '.U21]" office:value-type="float" office:value="90" calcext:value-type="float">
            <text:p>90</text:p>
          </table:table-cell>
          <table:table-cell table:formula="of:=['copy of results.csv '.V21]" office:value-type="float" office:value="20" calcext:value-type="float">
            <text:p>20</text:p>
          </table:table-cell>
          <table:table-cell table:formula="of:=['copy of results.csv '.W21]" office:value-type="float" office:value="55288.3" calcext:value-type="float">
            <text:p>55288.3</text:p>
          </table:table-cell>
          <table:table-cell table:formula="of:=['copy of results.csv '.X21]" office:value-type="float" office:value="0" calcext:value-type="float">
            <text:p>0</text:p>
          </table:table-cell>
          <table:table-cell table:formula="of:=['copy of results.csv '.Y21]" office:value-type="float" office:value="0" calcext:value-type="float">
            <text:p>0</text:p>
          </table:table-cell>
          <table:table-cell table:formula="of:=['copy of results.csv '.Z21]" office:value-type="float" office:value="0" calcext:value-type="float">
            <text:p>0</text:p>
          </table:table-cell>
          <table:table-cell table:formula="of:=['copy of results.csv '.AD21]" office:value-type="float" office:value="4863480" calcext:value-type="float">
            <text:p>4863480</text:p>
          </table:table-cell>
          <table:table-cell table:formula="of:=['copy of results.csv '.AG21]" office:value-type="float" office:value="499.975" calcext:value-type="float">
            <text:p>499.975</text:p>
          </table:table-cell>
          <table:table-cell table:formula="of:=['copy of results.csv '.AH21]" office:value-type="float" office:value="23.9768" calcext:value-type="float">
            <text:p>23.9768</text:p>
          </table:table-cell>
          <table:table-cell table:formula="of:=['copy of results.csv '.AI21]" office:value-type="float" office:value="90" calcext:value-type="float">
            <text:p>90</text:p>
          </table:table-cell>
          <table:table-cell table:formula="of:=['copy of results.csv '.AJ21]" office:value-type="float" office:value="20" calcext:value-type="float">
            <text:p>20</text:p>
          </table:table-cell>
          <table:table-cell table:formula="of:=['copy of results.csv '.AK21]" office:value-type="float" office:value="57531.3" calcext:value-type="float">
            <text:p>57531.3</text:p>
          </table:table-cell>
          <table:table-cell table:formula="of:=['copy of results.csv '.AL21]" office:value-type="float" office:value="0" calcext:value-type="float">
            <text:p>0</text:p>
          </table:table-cell>
          <table:table-cell table:formula="of:=['copy of results.csv '.AM21]" office:value-type="float" office:value="4232.17" calcext:value-type="float">
            <text:p>4232.17</text:p>
          </table:table-cell>
          <table:table-cell table:formula="of:=['copy of results.csv '.AQ21]" office:value-type="float" office:value="6430350" calcext:value-type="float">
            <text:p>6430350</text:p>
          </table:table-cell>
          <table:table-cell table:formula="of:=['copy of results.csv '.AT21]" office:value-type="float" office:value="499.975" calcext:value-type="float">
            <text:p>499.975</text:p>
          </table:table-cell>
          <table:table-cell table:formula="of:=['copy of results.csv '.AU21]" office:value-type="float" office:value="23.9768" calcext:value-type="float">
            <text:p>23.9768</text:p>
          </table:table-cell>
          <table:table-cell table:formula="of:=['copy of results.csv '.AV21]" office:value-type="float" office:value="90" calcext:value-type="float">
            <text:p>90</text:p>
          </table:table-cell>
          <table:table-cell table:formula="of:=['copy of results.csv '.AW21]" office:value-type="float" office:value="20" calcext:value-type="float">
            <text:p>20</text:p>
          </table:table-cell>
          <table:table-cell table:formula="of:=['copy of results.csv '.AX21]" office:value-type="float" office:value="61682.1" calcext:value-type="float">
            <text:p>61682.1</text:p>
          </table:table-cell>
          <table:table-cell table:formula="of:=['copy of results.csv '.AY21]" office:value-type="float" office:value="-2649.57" calcext:value-type="float">
            <text:p>-2649.57</text:p>
          </table:table-cell>
          <table:table-cell table:formula="of:=['copy of results.csv '.BC21]" office:value-type="float" office:value="6676140" calcext:value-type="float">
            <text:p>6676140</text:p>
          </table:table-cell>
          <table:table-cell table:formula="of:=['copy of results.csv '.BF21]" office:value-type="float" office:value="-2694.74" calcext:value-type="float">
            <text:p>-2694.74</text:p>
          </table:table-cell>
          <table:table-cell table:formula="of:=['copy of results.csv '.BJ21]" office:value-type="float" office:value="6972240" calcext:value-type="float">
            <text:p>6972240</text:p>
          </table:table-cell>
          <table:table-cell table:formula="of:=['copy of results.csv '.BL21]" office:value-type="float" office:value="0.800058" calcext:value-type="float">
            <text:p>0.800058</text:p>
          </table:table-cell>
          <table:table-cell table:number-columns-repeated="52"/>
        </table:table-row>
        <table:table-row table:style-name="ro1">
          <table:table-cell table:formula="of:=['copy of results.csv '.A22]" office:value-type="float" office:value="6.54" calcext:value-type="float">
            <text:p>6.54</text:p>
          </table:table-cell>
          <table:table-cell table:formula="of:=['copy of results.csv '.B22]" office:value-type="float" office:value="0.9" calcext:value-type="float">
            <text:p>0.9</text:p>
          </table:table-cell>
          <table:table-cell table:formula="of:=[$'copy of results.csv '.C22]" office:value-type="float" office:value="0" calcext:value-type="float">
            <text:p>0</text:p>
          </table:table-cell>
          <table:table-cell table:formula="of:=['copy of results.csv '.E22]" office:value-type="float" office:value="510" calcext:value-type="float">
            <text:p>510</text:p>
          </table:table-cell>
          <table:table-cell table:formula="of:=['copy of results.csv '.F22]" office:value-type="float" office:value="28" calcext:value-type="float">
            <text:p>28</text:p>
          </table:table-cell>
          <table:table-cell table:formula="of:=['copy of results.csv '.G22]" office:value-type="float" office:value="90" calcext:value-type="float">
            <text:p>90</text:p>
          </table:table-cell>
          <table:table-cell table:formula="of:=['copy of results.csv '.H22]" office:value-type="float" office:value="20" calcext:value-type="float">
            <text:p>20</text:p>
          </table:table-cell>
          <table:table-cell table:formula="of:=['copy of results.csv '.I22]" office:value-type="float" office:value="56802.3" calcext:value-type="float">
            <text:p>56802.3</text:p>
          </table:table-cell>
          <table:table-cell table:formula="of:=['copy of results.csv '.J22]" office:value-type="float" office:value="0" calcext:value-type="float">
            <text:p>0</text:p>
          </table:table-cell>
          <table:table-cell table:formula="of:=['copy of results.csv '.K22]" office:value-type="float" office:value="0" calcext:value-type="float">
            <text:p>0</text:p>
          </table:table-cell>
          <table:table-cell table:formula="of:=['copy of results.csv '.L22]" office:value-type="float" office:value="0" calcext:value-type="float">
            <text:p>0</text:p>
          </table:table-cell>
          <table:table-cell table:formula="of:=['copy of results.csv '.M22]" office:value-type="float" office:value="0" calcext:value-type="float">
            <text:p>0</text:p>
          </table:table-cell>
          <table:table-cell table:formula="of:=['copy of results.csv '.Q22]" office:value-type="float" office:value="0" calcext:value-type="float">
            <text:p>0</text:p>
          </table:table-cell>
          <table:table-cell table:formula="of:=['copy of results.csv '.S22]" office:value-type="float" office:value="499.975" calcext:value-type="float">
            <text:p>499.975</text:p>
          </table:table-cell>
          <table:table-cell table:formula="of:=['copy of results.csv '.T22]" office:value-type="float" office:value="23.9767" calcext:value-type="float">
            <text:p>23.9767</text:p>
          </table:table-cell>
          <table:table-cell table:formula="of:=['copy of results.csv '.U22]" office:value-type="float" office:value="90" calcext:value-type="float">
            <text:p>90</text:p>
          </table:table-cell>
          <table:table-cell table:formula="of:=['copy of results.csv '.V22]" office:value-type="float" office:value="20" calcext:value-type="float">
            <text:p>20</text:p>
          </table:table-cell>
          <table:table-cell table:formula="of:=['copy of results.csv '.W22]" office:value-type="float" office:value="55379.2" calcext:value-type="float">
            <text:p>55379.2</text:p>
          </table:table-cell>
          <table:table-cell table:formula="of:=['copy of results.csv '.X22]" office:value-type="float" office:value="0" calcext:value-type="float">
            <text:p>0</text:p>
          </table:table-cell>
          <table:table-cell table:formula="of:=['copy of results.csv '.Y22]" office:value-type="float" office:value="0" calcext:value-type="float">
            <text:p>0</text:p>
          </table:table-cell>
          <table:table-cell table:formula="of:=['copy of results.csv '.Z22]" office:value-type="float" office:value="0" calcext:value-type="float">
            <text:p>0</text:p>
          </table:table-cell>
          <table:table-cell table:formula="of:=['copy of results.csv '.AD22]" office:value-type="float" office:value="4863480" calcext:value-type="float">
            <text:p>4863480</text:p>
          </table:table-cell>
          <table:table-cell table:formula="of:=['copy of results.csv '.AG22]" office:value-type="float" office:value="499.975" calcext:value-type="float">
            <text:p>499.975</text:p>
          </table:table-cell>
          <table:table-cell table:formula="of:=['copy of results.csv '.AH22]" office:value-type="float" office:value="23.9768" calcext:value-type="float">
            <text:p>23.9768</text:p>
          </table:table-cell>
          <table:table-cell table:formula="of:=['copy of results.csv '.AI22]" office:value-type="float" office:value="90" calcext:value-type="float">
            <text:p>90</text:p>
          </table:table-cell>
          <table:table-cell table:formula="of:=['copy of results.csv '.AJ22]" office:value-type="float" office:value="20" calcext:value-type="float">
            <text:p>20</text:p>
          </table:table-cell>
          <table:table-cell table:formula="of:=['copy of results.csv '.AK22]" office:value-type="float" office:value="57583.9" calcext:value-type="float">
            <text:p>57583.9</text:p>
          </table:table-cell>
          <table:table-cell table:formula="of:=['copy of results.csv '.AL22]" office:value-type="float" office:value="0" calcext:value-type="float">
            <text:p>0</text:p>
          </table:table-cell>
          <table:table-cell table:formula="of:=['copy of results.csv '.AM22]" office:value-type="float" office:value="4061.32" calcext:value-type="float">
            <text:p>4061.32</text:p>
          </table:table-cell>
          <table:table-cell table:formula="of:=['copy of results.csv '.AQ22]" office:value-type="float" office:value="6430050" calcext:value-type="float">
            <text:p>6430050</text:p>
          </table:table-cell>
          <table:table-cell table:formula="of:=['copy of results.csv '.AT22]" office:value-type="float" office:value="499.975" calcext:value-type="float">
            <text:p>499.975</text:p>
          </table:table-cell>
          <table:table-cell table:formula="of:=['copy of results.csv '.AU22]" office:value-type="float" office:value="23.9768" calcext:value-type="float">
            <text:p>23.9768</text:p>
          </table:table-cell>
          <table:table-cell table:formula="of:=['copy of results.csv '.AV22]" office:value-type="float" office:value="90" calcext:value-type="float">
            <text:p>90</text:p>
          </table:table-cell>
          <table:table-cell table:formula="of:=['copy of results.csv '.AW22]" office:value-type="float" office:value="20" calcext:value-type="float">
            <text:p>20</text:p>
          </table:table-cell>
          <table:table-cell table:formula="of:=['copy of results.csv '.AX22]" office:value-type="float" office:value="61689.4" calcext:value-type="float">
            <text:p>61689.4</text:p>
          </table:table-cell>
          <table:table-cell table:formula="of:=['copy of results.csv '.AY22]" office:value-type="float" office:value="-2632.05" calcext:value-type="float">
            <text:p>-2632.05</text:p>
          </table:table-cell>
          <table:table-cell table:formula="of:=['copy of results.csv '.BC22]" office:value-type="float" office:value="6676400" calcext:value-type="float">
            <text:p>6676400</text:p>
          </table:table-cell>
          <table:table-cell table:formula="of:=['copy of results.csv '.BF22]" office:value-type="float" office:value="-2692.3" calcext:value-type="float">
            <text:p>-2692.3</text:p>
          </table:table-cell>
          <table:table-cell table:formula="of:=['copy of results.csv '.BJ22]" office:value-type="float" office:value="6972290" calcext:value-type="float">
            <text:p>6972290</text:p>
          </table:table-cell>
          <table:table-cell table:formula="of:=['copy of results.csv '.BL22]" office:value-type="float" office:value="0.800058" calcext:value-type="float">
            <text:p>0.800058</text:p>
          </table:table-cell>
          <table:table-cell table:number-columns-repeated="52"/>
        </table:table-row>
        <table:table-row table:style-name="ro1">
          <table:table-cell table:formula="of:=['copy of results.csv '.A23]" office:value-type="float" office:value="6.54" calcext:value-type="float">
            <text:p>6.54</text:p>
          </table:table-cell>
          <table:table-cell table:formula="of:=['copy of results.csv '.B23]" office:value-type="float" office:value="1" calcext:value-type="float">
            <text:p>1</text:p>
          </table:table-cell>
          <table:table-cell table:formula="of:=[$'copy of results.csv '.C23]" office:value-type="float" office:value="0" calcext:value-type="float">
            <text:p>0</text:p>
          </table:table-cell>
          <table:table-cell table:formula="of:=['copy of results.csv '.E23]" office:value-type="float" office:value="510" calcext:value-type="float">
            <text:p>510</text:p>
          </table:table-cell>
          <table:table-cell table:formula="of:=['copy of results.csv '.F23]" office:value-type="float" office:value="28" calcext:value-type="float">
            <text:p>28</text:p>
          </table:table-cell>
          <table:table-cell table:formula="of:=['copy of results.csv '.G23]" office:value-type="float" office:value="90" calcext:value-type="float">
            <text:p>90</text:p>
          </table:table-cell>
          <table:table-cell table:formula="of:=['copy of results.csv '.H23]" office:value-type="float" office:value="20" calcext:value-type="float">
            <text:p>20</text:p>
          </table:table-cell>
          <table:table-cell table:formula="of:=['copy of results.csv '.I23]" office:value-type="float" office:value="56802.3" calcext:value-type="float">
            <text:p>56802.3</text:p>
          </table:table-cell>
          <table:table-cell table:formula="of:=['copy of results.csv '.J23]" office:value-type="float" office:value="0" calcext:value-type="float">
            <text:p>0</text:p>
          </table:table-cell>
          <table:table-cell table:formula="of:=['copy of results.csv '.K23]" office:value-type="float" office:value="0" calcext:value-type="float">
            <text:p>0</text:p>
          </table:table-cell>
          <table:table-cell table:formula="of:=['copy of results.csv '.L23]" office:value-type="float" office:value="0" calcext:value-type="float">
            <text:p>0</text:p>
          </table:table-cell>
          <table:table-cell table:formula="of:=['copy of results.csv '.M23]" office:value-type="float" office:value="0" calcext:value-type="float">
            <text:p>0</text:p>
          </table:table-cell>
          <table:table-cell table:formula="of:=['copy of results.csv '.Q23]" office:value-type="float" office:value="0" calcext:value-type="float">
            <text:p>0</text:p>
          </table:table-cell>
          <table:table-cell table:formula="of:=['copy of results.csv '.S23]" office:value-type="float" office:value="499.975" calcext:value-type="float">
            <text:p>499.975</text:p>
          </table:table-cell>
          <table:table-cell table:formula="of:=['copy of results.csv '.T23]" office:value-type="float" office:value="23.9767" calcext:value-type="float">
            <text:p>23.9767</text:p>
          </table:table-cell>
          <table:table-cell table:formula="of:=['copy of results.csv '.U23]" office:value-type="float" office:value="90" calcext:value-type="float">
            <text:p>90</text:p>
          </table:table-cell>
          <table:table-cell table:formula="of:=['copy of results.csv '.V23]" office:value-type="float" office:value="20" calcext:value-type="float">
            <text:p>20</text:p>
          </table:table-cell>
          <table:table-cell table:formula="of:=['copy of results.csv '.W23]" office:value-type="float" office:value="55561" calcext:value-type="float">
            <text:p>55561</text:p>
          </table:table-cell>
          <table:table-cell table:formula="of:=['copy of results.csv '.X23]" office:value-type="float" office:value="0" calcext:value-type="float">
            <text:p>0</text:p>
          </table:table-cell>
          <table:table-cell table:formula="of:=['copy of results.csv '.Y23]" office:value-type="float" office:value="0" calcext:value-type="float">
            <text:p>0</text:p>
          </table:table-cell>
          <table:table-cell table:formula="of:=['copy of results.csv '.Z23]" office:value-type="float" office:value="0" calcext:value-type="float">
            <text:p>0</text:p>
          </table:table-cell>
          <table:table-cell table:formula="of:=['copy of results.csv '.AD23]" office:value-type="float" office:value="4863480" calcext:value-type="float">
            <text:p>4863480</text:p>
          </table:table-cell>
          <table:table-cell table:formula="of:=['copy of results.csv '.AG23]" office:value-type="float" office:value="499.975" calcext:value-type="float">
            <text:p>499.975</text:p>
          </table:table-cell>
          <table:table-cell table:formula="of:=['copy of results.csv '.AH23]" office:value-type="float" office:value="23.9768" calcext:value-type="float">
            <text:p>23.9768</text:p>
          </table:table-cell>
          <table:table-cell table:formula="of:=['copy of results.csv '.AI23]" office:value-type="float" office:value="90" calcext:value-type="float">
            <text:p>90</text:p>
          </table:table-cell>
          <table:table-cell table:formula="of:=['copy of results.csv '.AJ23]" office:value-type="float" office:value="20" calcext:value-type="float">
            <text:p>20</text:p>
          </table:table-cell>
          <table:table-cell table:formula="of:=['copy of results.csv '.AK23]" office:value-type="float" office:value="57689.3" calcext:value-type="float">
            <text:p>57689.3</text:p>
          </table:table-cell>
          <table:table-cell table:formula="of:=['copy of results.csv '.AL23]" office:value-type="float" office:value="0" calcext:value-type="float">
            <text:p>0</text:p>
          </table:table-cell>
          <table:table-cell table:formula="of:=['copy of results.csv '.AM23]" office:value-type="float" office:value="3719.63" calcext:value-type="float">
            <text:p>3719.63</text:p>
          </table:table-cell>
          <table:table-cell table:formula="of:=['copy of results.csv '.AQ23]" office:value-type="float" office:value="6429250" calcext:value-type="float">
            <text:p>6429250</text:p>
          </table:table-cell>
          <table:table-cell table:formula="of:=['copy of results.csv '.AT23]" office:value-type="float" office:value="499.975" calcext:value-type="float">
            <text:p>499.975</text:p>
          </table:table-cell>
          <table:table-cell table:formula="of:=['copy of results.csv '.AU23]" office:value-type="float" office:value="23.9768" calcext:value-type="float">
            <text:p>23.9768</text:p>
          </table:table-cell>
          <table:table-cell table:formula="of:=['copy of results.csv '.AV23]" office:value-type="float" office:value="90" calcext:value-type="float">
            <text:p>90</text:p>
          </table:table-cell>
          <table:table-cell table:formula="of:=['copy of results.csv '.AW23]" office:value-type="float" office:value="20" calcext:value-type="float">
            <text:p>20</text:p>
          </table:table-cell>
          <table:table-cell table:formula="of:=['copy of results.csv '.AX23]" office:value-type="float" office:value="61704.1" calcext:value-type="float">
            <text:p>61704.1</text:p>
          </table:table-cell>
          <table:table-cell table:formula="of:=['copy of results.csv '.AY23]" office:value-type="float" office:value="-2597.01" calcext:value-type="float">
            <text:p>-2597.01</text:p>
          </table:table-cell>
          <table:table-cell table:formula="of:=['copy of results.csv '.BC23]" office:value-type="float" office:value="6677100" calcext:value-type="float">
            <text:p>6677100</text:p>
          </table:table-cell>
          <table:table-cell table:formula="of:=['copy of results.csv '.BF23]" office:value-type="float" office:value="-2687.42" calcext:value-type="float">
            <text:p>-2687.42</text:p>
          </table:table-cell>
          <table:table-cell table:formula="of:=['copy of results.csv '.BJ23]" office:value-type="float" office:value="6972410" calcext:value-type="float">
            <text:p>6972410</text:p>
          </table:table-cell>
          <table:table-cell table:formula="of:=['copy of results.csv '.BL23]" office:value-type="float" office:value="0.800058" calcext:value-type="float">
            <text:p>0.800058</text:p>
          </table:table-cell>
          <table:table-cell table:number-columns-repeated="52"/>
        </table:table-row>
        <table:table-row table:style-name="ro1">
          <table:table-cell table:formula="of:=['copy of results.csv '.A24]" office:value-type="float" office:value="13.08" calcext:value-type="float">
            <text:p>13.08</text:p>
          </table:table-cell>
          <table:table-cell table:formula="of:=['copy of results.csv '.B24]" office:value-type="float" office:value="0" calcext:value-type="float">
            <text:p>0</text:p>
          </table:table-cell>
          <table:table-cell table:formula="of:=[$'copy of results.csv '.C24]" office:value-type="float" office:value="0" calcext:value-type="float">
            <text:p>0</text:p>
          </table:table-cell>
          <table:table-cell table:formula="of:=['copy of results.csv '.E24]" office:value-type="float" office:value="510" calcext:value-type="float">
            <text:p>510</text:p>
          </table:table-cell>
          <table:table-cell table:formula="of:=['copy of results.csv '.F24]" office:value-type="float" office:value="28" calcext:value-type="float">
            <text:p>28</text:p>
          </table:table-cell>
          <table:table-cell table:formula="of:=['copy of results.csv '.G24]" office:value-type="float" office:value="90" calcext:value-type="float">
            <text:p>90</text:p>
          </table:table-cell>
          <table:table-cell table:formula="of:=['copy of results.csv '.H24]" office:value-type="float" office:value="20" calcext:value-type="float">
            <text:p>20</text:p>
          </table:table-cell>
          <table:table-cell table:formula="of:=['copy of results.csv '.I24]" office:value-type="float" office:value="0" calcext:value-type="float">
            <text:p>0</text:p>
          </table:table-cell>
          <table:table-cell table:formula="of:=['copy of results.csv '.J24]" office:value-type="float" office:value="0" calcext:value-type="float">
            <text:p>0</text:p>
          </table:table-cell>
          <table:table-cell table:formula="of:=['copy of results.csv '.K24]" office:value-type="float" office:value="0" calcext:value-type="float">
            <text:p>0</text:p>
          </table:table-cell>
          <table:table-cell table:formula="of:=['copy of results.csv '.L24]" office:value-type="float" office:value="0" calcext:value-type="float">
            <text:p>0</text:p>
          </table:table-cell>
          <table:table-cell table:formula="of:=['copy of results.csv '.M24]" office:value-type="float" office:value="0" calcext:value-type="float">
            <text:p>0</text:p>
          </table:table-cell>
          <table:table-cell table:formula="of:=['copy of results.csv '.Q24]" office:value-type="float" office:value="0" calcext:value-type="float">
            <text:p>0</text:p>
          </table:table-cell>
          <table:table-cell table:formula="of:=['copy of results.csv '.S24]" office:value-type="float" office:value="499.975" calcext:value-type="float">
            <text:p>499.975</text:p>
          </table:table-cell>
          <table:table-cell table:formula="of:=['copy of results.csv '.T24]" office:value-type="float" office:value="23.9767" calcext:value-type="float">
            <text:p>23.9767</text:p>
          </table:table-cell>
          <table:table-cell table:formula="of:=['copy of results.csv '.U24]" office:value-type="float" office:value="90" calcext:value-type="float">
            <text:p>90</text:p>
          </table:table-cell>
          <table:table-cell table:formula="of:=['copy of results.csv '.V24]" office:value-type="float" office:value="20" calcext:value-type="float">
            <text:p>20</text:p>
          </table:table-cell>
          <table:table-cell table:formula="of:=['copy of results.csv '.W24]" office:value-type="float" office:value="1726.95" calcext:value-type="float">
            <text:p>1726.95</text:p>
          </table:table-cell>
          <table:table-cell table:formula="of:=['copy of results.csv '.X24]" office:value-type="float" office:value="0" calcext:value-type="float">
            <text:p>0</text:p>
          </table:table-cell>
          <table:table-cell table:formula="of:=['copy of results.csv '.Y24]" office:value-type="float" office:value="0" calcext:value-type="float">
            <text:p>0</text:p>
          </table:table-cell>
          <table:table-cell table:formula="of:=['copy of results.csv '.Z24]" office:value-type="float" office:value="56802.3" calcext:value-type="float">
            <text:p>56802.3</text:p>
          </table:table-cell>
          <table:table-cell table:formula="of:=['copy of results.csv '.AD24]" office:value-type="float" office:value="5231330" calcext:value-type="float">
            <text:p>5231330</text:p>
          </table:table-cell>
          <table:table-cell table:formula="of:=['copy of results.csv '.AG24]" office:value-type="float" office:value="499.975" calcext:value-type="float">
            <text:p>499.975</text:p>
          </table:table-cell>
          <table:table-cell table:formula="of:=['copy of results.csv '.AH24]" office:value-type="float" office:value="23.9768" calcext:value-type="float">
            <text:p>23.9768</text:p>
          </table:table-cell>
          <table:table-cell table:formula="of:=['copy of results.csv '.AI24]" office:value-type="float" office:value="90" calcext:value-type="float">
            <text:p>90</text:p>
          </table:table-cell>
          <table:table-cell table:formula="of:=['copy of results.csv '.AJ24]" office:value-type="float" office:value="20" calcext:value-type="float">
            <text:p>20</text:p>
          </table:table-cell>
          <table:table-cell table:formula="of:=['copy of results.csv '.AK24]" office:value-type="float" office:value="1427.39" calcext:value-type="float">
            <text:p>1427.39</text:p>
          </table:table-cell>
          <table:table-cell table:formula="of:=['copy of results.csv '.AL24]" office:value-type="float" office:value="0" calcext:value-type="float">
            <text:p>0</text:p>
          </table:table-cell>
          <table:table-cell table:formula="of:=['copy of results.csv '.AM24]" office:value-type="float" office:value="57194.6" calcext:value-type="float">
            <text:p>57194.6</text:p>
          </table:table-cell>
          <table:table-cell table:formula="of:=['copy of results.csv '.AQ24]" office:value-type="float" office:value="6797830" calcext:value-type="float">
            <text:p>6797830</text:p>
          </table:table-cell>
          <table:table-cell table:formula="of:=['copy of results.csv '.AT24]" office:value-type="float" office:value="499.975" calcext:value-type="float">
            <text:p>499.975</text:p>
          </table:table-cell>
          <table:table-cell table:formula="of:=['copy of results.csv '.AU24]" office:value-type="float" office:value="23.9768" calcext:value-type="float">
            <text:p>23.9768</text:p>
          </table:table-cell>
          <table:table-cell table:formula="of:=['copy of results.csv '.AV24]" office:value-type="float" office:value="90" calcext:value-type="float">
            <text:p>90</text:p>
          </table:table-cell>
          <table:table-cell table:formula="of:=['copy of results.csv '.AW24]" office:value-type="float" office:value="20" calcext:value-type="float">
            <text:p>20</text:p>
          </table:table-cell>
          <table:table-cell table:formula="of:=['copy of results.csv '.AX24]" office:value-type="float" office:value="390.863" calcext:value-type="float">
            <text:p>390.863</text:p>
          </table:table-cell>
          <table:table-cell table:formula="of:=['copy of results.csv '.AY24]" office:value-type="float" office:value="53455.1" calcext:value-type="float">
            <text:p>53455.1</text:p>
          </table:table-cell>
          <table:table-cell table:formula="of:=['copy of results.csv '.BC24]" office:value-type="float" office:value="7079390" calcext:value-type="float">
            <text:p>7079390</text:p>
          </table:table-cell>
          <table:table-cell table:formula="of:=['copy of results.csv '.BF24]" office:value-type="float" office:value="59194.6" calcext:value-type="float">
            <text:p>59194.6</text:p>
          </table:table-cell>
          <table:table-cell table:formula="of:=['copy of results.csv '.BJ24]" office:value-type="float" office:value="7404360" calcext:value-type="float">
            <text:p>7404360</text:p>
          </table:table-cell>
          <table:table-cell table:formula="of:=['copy of results.csv '.BL24]" office:value-type="float" office:value="0.831549" calcext:value-type="float">
            <text:p>0.831549</text:p>
          </table:table-cell>
          <table:table-cell table:number-columns-repeated="52"/>
        </table:table-row>
        <table:table-row table:style-name="ro1">
          <table:table-cell table:formula="of:=['copy of results.csv '.A25]" office:value-type="float" office:value="13.08" calcext:value-type="float">
            <text:p>13.08</text:p>
          </table:table-cell>
          <table:table-cell table:formula="of:=['copy of results.csv '.B25]" office:value-type="float" office:value="0.1" calcext:value-type="float">
            <text:p>0.1</text:p>
          </table:table-cell>
          <table:table-cell table:formula="of:=[$'copy of results.csv '.C25]" office:value-type="float" office:value="0" calcext:value-type="float">
            <text:p>0</text:p>
          </table:table-cell>
          <table:table-cell table:formula="of:=['copy of results.csv '.E25]" office:value-type="float" office:value="510" calcext:value-type="float">
            <text:p>510</text:p>
          </table:table-cell>
          <table:table-cell table:formula="of:=['copy of results.csv '.F25]" office:value-type="float" office:value="28" calcext:value-type="float">
            <text:p>28</text:p>
          </table:table-cell>
          <table:table-cell table:formula="of:=['copy of results.csv '.G25]" office:value-type="float" office:value="90" calcext:value-type="float">
            <text:p>90</text:p>
          </table:table-cell>
          <table:table-cell table:formula="of:=['copy of results.csv '.H25]" office:value-type="float" office:value="20" calcext:value-type="float">
            <text:p>20</text:p>
          </table:table-cell>
          <table:table-cell table:formula="of:=['copy of results.csv '.I25]" office:value-type="float" office:value="56802.3" calcext:value-type="float">
            <text:p>56802.3</text:p>
          </table:table-cell>
          <table:table-cell table:formula="of:=['copy of results.csv '.J25]" office:value-type="float" office:value="0" calcext:value-type="float">
            <text:p>0</text:p>
          </table:table-cell>
          <table:table-cell table:formula="of:=['copy of results.csv '.K25]" office:value-type="float" office:value="0" calcext:value-type="float">
            <text:p>0</text:p>
          </table:table-cell>
          <table:table-cell table:formula="of:=['copy of results.csv '.L25]" office:value-type="float" office:value="0" calcext:value-type="float">
            <text:p>0</text:p>
          </table:table-cell>
          <table:table-cell table:formula="of:=['copy of results.csv '.M25]" office:value-type="float" office:value="0" calcext:value-type="float">
            <text:p>0</text:p>
          </table:table-cell>
          <table:table-cell table:formula="of:=['copy of results.csv '.Q25]" office:value-type="float" office:value="0" calcext:value-type="float">
            <text:p>0</text:p>
          </table:table-cell>
          <table:table-cell table:formula="of:=['copy of results.csv '.S25]" office:value-type="float" office:value="499.975" calcext:value-type="float">
            <text:p>499.975</text:p>
          </table:table-cell>
          <table:table-cell table:formula="of:=['copy of results.csv '.T25]" office:value-type="float" office:value="23.9767" calcext:value-type="float">
            <text:p>23.9767</text:p>
          </table:table-cell>
          <table:table-cell table:formula="of:=['copy of results.csv '.U25]" office:value-type="float" office:value="90" calcext:value-type="float">
            <text:p>90</text:p>
          </table:table-cell>
          <table:table-cell table:formula="of:=['copy of results.csv '.V25]" office:value-type="float" office:value="20" calcext:value-type="float">
            <text:p>20</text:p>
          </table:table-cell>
          <table:table-cell table:formula="of:=['copy of results.csv '.W25]" office:value-type="float" office:value="57528.7" calcext:value-type="float">
            <text:p>57528.7</text:p>
          </table:table-cell>
          <table:table-cell table:formula="of:=['copy of results.csv '.X25]" office:value-type="float" office:value="0" calcext:value-type="float">
            <text:p>0</text:p>
          </table:table-cell>
          <table:table-cell table:formula="of:=['copy of results.csv '.Y25]" office:value-type="float" office:value="0" calcext:value-type="float">
            <text:p>0</text:p>
          </table:table-cell>
          <table:table-cell table:formula="of:=['copy of results.csv '.Z25]" office:value-type="float" office:value="0" calcext:value-type="float">
            <text:p>0</text:p>
          </table:table-cell>
          <table:table-cell table:formula="of:=['copy of results.csv '.AD25]" office:value-type="float" office:value="5238610" calcext:value-type="float">
            <text:p>5238610</text:p>
          </table:table-cell>
          <table:table-cell table:formula="of:=['copy of results.csv '.AG25]" office:value-type="float" office:value="499.975" calcext:value-type="float">
            <text:p>499.975</text:p>
          </table:table-cell>
          <table:table-cell table:formula="of:=['copy of results.csv '.AH25]" office:value-type="float" office:value="23.9768" calcext:value-type="float">
            <text:p>23.9768</text:p>
          </table:table-cell>
          <table:table-cell table:formula="of:=['copy of results.csv '.AI25]" office:value-type="float" office:value="90" calcext:value-type="float">
            <text:p>90</text:p>
          </table:table-cell>
          <table:table-cell table:formula="of:=['copy of results.csv '.AJ25]" office:value-type="float" office:value="20" calcext:value-type="float">
            <text:p>20</text:p>
          </table:table-cell>
          <table:table-cell table:formula="of:=['copy of results.csv '.AK25]" office:value-type="float" office:value="56278.8" calcext:value-type="float">
            <text:p>56278.8</text:p>
          </table:table-cell>
          <table:table-cell table:formula="of:=['copy of results.csv '.AL25]" office:value-type="float" office:value="0" calcext:value-type="float">
            <text:p>0</text:p>
          </table:table-cell>
          <table:table-cell table:formula="of:=['copy of results.csv '.AM25]" office:value-type="float" office:value="21.0816" calcext:value-type="float">
            <text:p>21.0816</text:p>
          </table:table-cell>
          <table:table-cell table:formula="of:=['copy of results.csv '.AQ25]" office:value-type="float" office:value="6814530" calcext:value-type="float">
            <text:p>6814530</text:p>
          </table:table-cell>
          <table:table-cell table:formula="of:=['copy of results.csv '.AT25]" office:value-type="float" office:value="499.975" calcext:value-type="float">
            <text:p>499.975</text:p>
          </table:table-cell>
          <table:table-cell table:formula="of:=['copy of results.csv '.AU25]" office:value-type="float" office:value="23.9768" calcext:value-type="float">
            <text:p>23.9768</text:p>
          </table:table-cell>
          <table:table-cell table:formula="of:=['copy of results.csv '.AV25]" office:value-type="float" office:value="90" calcext:value-type="float">
            <text:p>90</text:p>
          </table:table-cell>
          <table:table-cell table:formula="of:=['copy of results.csv '.AW25]" office:value-type="float" office:value="20" calcext:value-type="float">
            <text:p>20</text:p>
          </table:table-cell>
          <table:table-cell table:formula="of:=['copy of results.csv '.AX25]" office:value-type="float" office:value="60221.4" calcext:value-type="float">
            <text:p>60221.4</text:p>
          </table:table-cell>
          <table:table-cell table:formula="of:=['copy of results.csv '.AY25]" office:value-type="float" office:value="2874.03" calcext:value-type="float">
            <text:p>2874.03</text:p>
          </table:table-cell>
          <table:table-cell table:formula="of:=['copy of results.csv '.BC25]" office:value-type="float" office:value="7105980" calcext:value-type="float">
            <text:p>7105980</text:p>
          </table:table-cell>
          <table:table-cell table:formula="of:=['copy of results.csv '.BF25]" office:value-type="float" office:value="-3534.5" calcext:value-type="float">
            <text:p>-3534.5</text:p>
          </table:table-cell>
          <table:table-cell table:formula="of:=['copy of results.csv '.BJ25]" office:value-type="float" office:value="7384660" calcext:value-type="float">
            <text:p>7384660</text:p>
          </table:table-cell>
          <table:table-cell table:formula="of:=['copy of results.csv '.BL25]" office:value-type="float" office:value="0.834925" calcext:value-type="float">
            <text:p>0.834925</text:p>
          </table:table-cell>
          <table:table-cell table:number-columns-repeated="52"/>
        </table:table-row>
        <table:table-row table:style-name="ro1">
          <table:table-cell table:formula="of:=['copy of results.csv '.A26]" office:value-type="float" office:value="13.08" calcext:value-type="float">
            <text:p>13.08</text:p>
          </table:table-cell>
          <table:table-cell table:formula="of:=['copy of results.csv '.B26]" office:value-type="float" office:value="0.2" calcext:value-type="float">
            <text:p>0.2</text:p>
          </table:table-cell>
          <table:table-cell table:formula="of:=[$'copy of results.csv '.C26]" office:value-type="float" office:value="0" calcext:value-type="float">
            <text:p>0</text:p>
          </table:table-cell>
          <table:table-cell table:formula="of:=['copy of results.csv '.E26]" office:value-type="float" office:value="510" calcext:value-type="float">
            <text:p>510</text:p>
          </table:table-cell>
          <table:table-cell table:formula="of:=['copy of results.csv '.F26]" office:value-type="float" office:value="28" calcext:value-type="float">
            <text:p>28</text:p>
          </table:table-cell>
          <table:table-cell table:formula="of:=['copy of results.csv '.G26]" office:value-type="float" office:value="90" calcext:value-type="float">
            <text:p>90</text:p>
          </table:table-cell>
          <table:table-cell table:formula="of:=['copy of results.csv '.H26]" office:value-type="float" office:value="20" calcext:value-type="float">
            <text:p>20</text:p>
          </table:table-cell>
          <table:table-cell table:formula="of:=['copy of results.csv '.I26]" office:value-type="float" office:value="56802.3" calcext:value-type="float">
            <text:p>56802.3</text:p>
          </table:table-cell>
          <table:table-cell table:formula="of:=['copy of results.csv '.J26]" office:value-type="float" office:value="0" calcext:value-type="float">
            <text:p>0</text:p>
          </table:table-cell>
          <table:table-cell table:formula="of:=['copy of results.csv '.K26]" office:value-type="float" office:value="0" calcext:value-type="float">
            <text:p>0</text:p>
          </table:table-cell>
          <table:table-cell table:formula="of:=['copy of results.csv '.L26]" office:value-type="float" office:value="0" calcext:value-type="float">
            <text:p>0</text:p>
          </table:table-cell>
          <table:table-cell table:formula="of:=['copy of results.csv '.M26]" office:value-type="float" office:value="0" calcext:value-type="float">
            <text:p>0</text:p>
          </table:table-cell>
          <table:table-cell table:formula="of:=['copy of results.csv '.Q26]" office:value-type="float" office:value="0" calcext:value-type="float">
            <text:p>0</text:p>
          </table:table-cell>
          <table:table-cell table:formula="of:=['copy of results.csv '.S26]" office:value-type="float" office:value="499.975" calcext:value-type="float">
            <text:p>499.975</text:p>
          </table:table-cell>
          <table:table-cell table:formula="of:=['copy of results.csv '.T26]" office:value-type="float" office:value="23.9767" calcext:value-type="float">
            <text:p>23.9767</text:p>
          </table:table-cell>
          <table:table-cell table:formula="of:=['copy of results.csv '.U26]" office:value-type="float" office:value="90" calcext:value-type="float">
            <text:p>90</text:p>
          </table:table-cell>
          <table:table-cell table:formula="of:=['copy of results.csv '.V26]" office:value-type="float" office:value="20" calcext:value-type="float">
            <text:p>20</text:p>
          </table:table-cell>
          <table:table-cell table:formula="of:=['copy of results.csv '.W26]" office:value-type="float" office:value="57528.7" calcext:value-type="float">
            <text:p>57528.7</text:p>
          </table:table-cell>
          <table:table-cell table:formula="of:=['copy of results.csv '.X26]" office:value-type="float" office:value="0" calcext:value-type="float">
            <text:p>0</text:p>
          </table:table-cell>
          <table:table-cell table:formula="of:=['copy of results.csv '.Y26]" office:value-type="float" office:value="0" calcext:value-type="float">
            <text:p>0</text:p>
          </table:table-cell>
          <table:table-cell table:formula="of:=['copy of results.csv '.Z26]" office:value-type="float" office:value="0" calcext:value-type="float">
            <text:p>0</text:p>
          </table:table-cell>
          <table:table-cell table:formula="of:=['copy of results.csv '.AD26]" office:value-type="float" office:value="5238610" calcext:value-type="float">
            <text:p>5238610</text:p>
          </table:table-cell>
          <table:table-cell table:formula="of:=['copy of results.csv '.AG26]" office:value-type="float" office:value="499.975" calcext:value-type="float">
            <text:p>499.975</text:p>
          </table:table-cell>
          <table:table-cell table:formula="of:=['copy of results.csv '.AH26]" office:value-type="float" office:value="23.9768" calcext:value-type="float">
            <text:p>23.9768</text:p>
          </table:table-cell>
          <table:table-cell table:formula="of:=['copy of results.csv '.AI26]" office:value-type="float" office:value="90" calcext:value-type="float">
            <text:p>90</text:p>
          </table:table-cell>
          <table:table-cell table:formula="of:=['copy of results.csv '.AJ26]" office:value-type="float" office:value="20" calcext:value-type="float">
            <text:p>20</text:p>
          </table:table-cell>
          <table:table-cell table:formula="of:=['copy of results.csv '.AK26]" office:value-type="float" office:value="58959.1" calcext:value-type="float">
            <text:p>58959.1</text:p>
          </table:table-cell>
          <table:table-cell table:formula="of:=['copy of results.csv '.AL26]" office:value-type="float" office:value="0" calcext:value-type="float">
            <text:p>0</text:p>
          </table:table-cell>
          <table:table-cell table:formula="of:=['copy of results.csv '.AM26]" office:value-type="float" office:value="21.0816" calcext:value-type="float">
            <text:p>21.0816</text:p>
          </table:table-cell>
          <table:table-cell table:formula="of:=['copy of results.csv '.AQ26]" office:value-type="float" office:value="6814530" calcext:value-type="float">
            <text:p>6814530</text:p>
          </table:table-cell>
          <table:table-cell table:formula="of:=['copy of results.csv '.AT26]" office:value-type="float" office:value="499.975" calcext:value-type="float">
            <text:p>499.975</text:p>
          </table:table-cell>
          <table:table-cell table:formula="of:=['copy of results.csv '.AU26]" office:value-type="float" office:value="23.9768" calcext:value-type="float">
            <text:p>23.9768</text:p>
          </table:table-cell>
          <table:table-cell table:formula="of:=['copy of results.csv '.AV26]" office:value-type="float" office:value="90" calcext:value-type="float">
            <text:p>90</text:p>
          </table:table-cell>
          <table:table-cell table:formula="of:=['copy of results.csv '.AW26]" office:value-type="float" office:value="20" calcext:value-type="float">
            <text:p>20</text:p>
          </table:table-cell>
          <table:table-cell table:formula="of:=['copy of results.csv '.AX26]" office:value-type="float" office:value="61728.7" calcext:value-type="float">
            <text:p>61728.7</text:p>
          </table:table-cell>
          <table:table-cell table:formula="of:=['copy of results.csv '.AY26]" office:value-type="float" office:value="-2163.81" calcext:value-type="float">
            <text:p>-2163.81</text:p>
          </table:table-cell>
          <table:table-cell table:formula="of:=['copy of results.csv '.BC26]" office:value-type="float" office:value="7091130" calcext:value-type="float">
            <text:p>7091130</text:p>
          </table:table-cell>
          <table:table-cell table:formula="of:=['copy of results.csv '.BF26]" office:value-type="float" office:value="-2684.35" calcext:value-type="float">
            <text:p>-2684.35</text:p>
          </table:table-cell>
          <table:table-cell table:formula="of:=['copy of results.csv '.BJ26]" office:value-type="float" office:value="7399880" calcext:value-type="float">
            <text:p>7399880</text:p>
          </table:table-cell>
          <table:table-cell table:formula="of:=['copy of results.csv '.BL26]" office:value-type="float" office:value="0.834925" calcext:value-type="float">
            <text:p>0.834925</text:p>
          </table:table-cell>
          <table:table-cell table:number-columns-repeated="52"/>
        </table:table-row>
        <table:table-row table:style-name="ro1">
          <table:table-cell table:formula="of:=['copy of results.csv '.A27]" office:value-type="float" office:value="13.08" calcext:value-type="float">
            <text:p>13.08</text:p>
          </table:table-cell>
          <table:table-cell table:formula="of:=['copy of results.csv '.B27]" office:value-type="float" office:value="0.3" calcext:value-type="float">
            <text:p>0.3</text:p>
          </table:table-cell>
          <table:table-cell table:formula="of:=[$'copy of results.csv '.C27]" office:value-type="float" office:value="0" calcext:value-type="float">
            <text:p>0</text:p>
          </table:table-cell>
          <table:table-cell table:formula="of:=['copy of results.csv '.E27]" office:value-type="float" office:value="510" calcext:value-type="float">
            <text:p>510</text:p>
          </table:table-cell>
          <table:table-cell table:formula="of:=['copy of results.csv '.F27]" office:value-type="float" office:value="28" calcext:value-type="float">
            <text:p>28</text:p>
          </table:table-cell>
          <table:table-cell table:formula="of:=['copy of results.csv '.G27]" office:value-type="float" office:value="90" calcext:value-type="float">
            <text:p>90</text:p>
          </table:table-cell>
          <table:table-cell table:formula="of:=['copy of results.csv '.H27]" office:value-type="float" office:value="20" calcext:value-type="float">
            <text:p>20</text:p>
          </table:table-cell>
          <table:table-cell table:formula="of:=['copy of results.csv '.I27]" office:value-type="float" office:value="56802.3" calcext:value-type="float">
            <text:p>56802.3</text:p>
          </table:table-cell>
          <table:table-cell table:formula="of:=['copy of results.csv '.J27]" office:value-type="float" office:value="0" calcext:value-type="float">
            <text:p>0</text:p>
          </table:table-cell>
          <table:table-cell table:formula="of:=['copy of results.csv '.K27]" office:value-type="float" office:value="0" calcext:value-type="float">
            <text:p>0</text:p>
          </table:table-cell>
          <table:table-cell table:formula="of:=['copy of results.csv '.L27]" office:value-type="float" office:value="0" calcext:value-type="float">
            <text:p>0</text:p>
          </table:table-cell>
          <table:table-cell table:formula="of:=['copy of results.csv '.M27]" office:value-type="float" office:value="0" calcext:value-type="float">
            <text:p>0</text:p>
          </table:table-cell>
          <table:table-cell table:formula="of:=['copy of results.csv '.Q27]" office:value-type="float" office:value="0" calcext:value-type="float">
            <text:p>0</text:p>
          </table:table-cell>
          <table:table-cell table:formula="of:=['copy of results.csv '.S27]" office:value-type="float" office:value="499.975" calcext:value-type="float">
            <text:p>499.975</text:p>
          </table:table-cell>
          <table:table-cell table:formula="of:=['copy of results.csv '.T27]" office:value-type="float" office:value="23.9767" calcext:value-type="float">
            <text:p>23.9767</text:p>
          </table:table-cell>
          <table:table-cell table:formula="of:=['copy of results.csv '.U27]" office:value-type="float" office:value="90" calcext:value-type="float">
            <text:p>90</text:p>
          </table:table-cell>
          <table:table-cell table:formula="of:=['copy of results.csv '.V27]" office:value-type="float" office:value="20" calcext:value-type="float">
            <text:p>20</text:p>
          </table:table-cell>
          <table:table-cell table:formula="of:=['copy of results.csv '.W27]" office:value-type="float" office:value="57528.7" calcext:value-type="float">
            <text:p>57528.7</text:p>
          </table:table-cell>
          <table:table-cell table:formula="of:=['copy of results.csv '.X27]" office:value-type="float" office:value="0" calcext:value-type="float">
            <text:p>0</text:p>
          </table:table-cell>
          <table:table-cell table:formula="of:=['copy of results.csv '.Y27]" office:value-type="float" office:value="0" calcext:value-type="float">
            <text:p>0</text:p>
          </table:table-cell>
          <table:table-cell table:formula="of:=['copy of results.csv '.Z27]" office:value-type="float" office:value="0" calcext:value-type="float">
            <text:p>0</text:p>
          </table:table-cell>
          <table:table-cell table:formula="of:=['copy of results.csv '.AD27]" office:value-type="float" office:value="5238610" calcext:value-type="float">
            <text:p>5238610</text:p>
          </table:table-cell>
          <table:table-cell table:formula="of:=['copy of results.csv '.AG27]" office:value-type="float" office:value="499.975" calcext:value-type="float">
            <text:p>499.975</text:p>
          </table:table-cell>
          <table:table-cell table:formula="of:=['copy of results.csv '.AH27]" office:value-type="float" office:value="23.9768" calcext:value-type="float">
            <text:p>23.9768</text:p>
          </table:table-cell>
          <table:table-cell table:formula="of:=['copy of results.csv '.AI27]" office:value-type="float" office:value="90" calcext:value-type="float">
            <text:p>90</text:p>
          </table:table-cell>
          <table:table-cell table:formula="of:=['copy of results.csv '.AJ27]" office:value-type="float" office:value="20" calcext:value-type="float">
            <text:p>20</text:p>
          </table:table-cell>
          <table:table-cell table:formula="of:=['copy of results.csv '.AK27]" office:value-type="float" office:value="59070.1" calcext:value-type="float">
            <text:p>59070.1</text:p>
          </table:table-cell>
          <table:table-cell table:formula="of:=['copy of results.csv '.AL27]" office:value-type="float" office:value="0" calcext:value-type="float">
            <text:p>0</text:p>
          </table:table-cell>
          <table:table-cell table:formula="of:=['copy of results.csv '.AM27]" office:value-type="float" office:value="21.0816" calcext:value-type="float">
            <text:p>21.0816</text:p>
          </table:table-cell>
          <table:table-cell table:formula="of:=['copy of results.csv '.AQ27]" office:value-type="float" office:value="6814530" calcext:value-type="float">
            <text:p>6814530</text:p>
          </table:table-cell>
          <table:table-cell table:formula="of:=['copy of results.csv '.AT27]" office:value-type="float" office:value="499.975" calcext:value-type="float">
            <text:p>499.975</text:p>
          </table:table-cell>
          <table:table-cell table:formula="of:=['copy of results.csv '.AU27]" office:value-type="float" office:value="23.9768" calcext:value-type="float">
            <text:p>23.9768</text:p>
          </table:table-cell>
          <table:table-cell table:formula="of:=['copy of results.csv '.AV27]" office:value-type="float" office:value="90" calcext:value-type="float">
            <text:p>90</text:p>
          </table:table-cell>
          <table:table-cell table:formula="of:=['copy of results.csv '.AW27]" office:value-type="float" office:value="20" calcext:value-type="float">
            <text:p>20</text:p>
          </table:table-cell>
          <table:table-cell table:formula="of:=['copy of results.csv '.AX27]" office:value-type="float" office:value="61801.9" calcext:value-type="float">
            <text:p>61801.9</text:p>
          </table:table-cell>
          <table:table-cell table:formula="of:=['copy of results.csv '.AY27]" office:value-type="float" office:value="-2372.36" calcext:value-type="float">
            <text:p>-2372.36</text:p>
          </table:table-cell>
          <table:table-cell table:formula="of:=['copy of results.csv '.BC27]" office:value-type="float" office:value="7089200" calcext:value-type="float">
            <text:p>7089200</text:p>
          </table:table-cell>
          <table:table-cell table:formula="of:=['copy of results.csv '.BF27]" office:value-type="float" office:value="-2659.95" calcext:value-type="float">
            <text:p>-2659.95</text:p>
          </table:table-cell>
          <table:table-cell table:formula="of:=['copy of results.csv '.BJ27]" office:value-type="float" office:value="7401860" calcext:value-type="float">
            <text:p>7401860</text:p>
          </table:table-cell>
          <table:table-cell table:formula="of:=['copy of results.csv '.BL27]" office:value-type="float" office:value="0.835069" calcext:value-type="float">
            <text:p>0.835069</text:p>
          </table:table-cell>
          <table:table-cell table:number-columns-repeated="52"/>
        </table:table-row>
        <table:table-row table:style-name="ro1">
          <table:table-cell table:formula="of:=['copy of results.csv '.A28]" office:value-type="float" office:value="13.08" calcext:value-type="float">
            <text:p>13.08</text:p>
          </table:table-cell>
          <table:table-cell table:formula="of:=['copy of results.csv '.B28]" office:value-type="float" office:value="0.4" calcext:value-type="float">
            <text:p>0.4</text:p>
          </table:table-cell>
          <table:table-cell table:formula="of:=[$'copy of results.csv '.C28]" office:value-type="float" office:value="0" calcext:value-type="float">
            <text:p>0</text:p>
          </table:table-cell>
          <table:table-cell table:formula="of:=['copy of results.csv '.E28]" office:value-type="float" office:value="510" calcext:value-type="float">
            <text:p>510</text:p>
          </table:table-cell>
          <table:table-cell table:formula="of:=['copy of results.csv '.F28]" office:value-type="float" office:value="28" calcext:value-type="float">
            <text:p>28</text:p>
          </table:table-cell>
          <table:table-cell table:formula="of:=['copy of results.csv '.G28]" office:value-type="float" office:value="90" calcext:value-type="float">
            <text:p>90</text:p>
          </table:table-cell>
          <table:table-cell table:formula="of:=['copy of results.csv '.H28]" office:value-type="float" office:value="20" calcext:value-type="float">
            <text:p>20</text:p>
          </table:table-cell>
          <table:table-cell table:formula="of:=['copy of results.csv '.I28]" office:value-type="float" office:value="56802.3" calcext:value-type="float">
            <text:p>56802.3</text:p>
          </table:table-cell>
          <table:table-cell table:formula="of:=['copy of results.csv '.J28]" office:value-type="float" office:value="0" calcext:value-type="float">
            <text:p>0</text:p>
          </table:table-cell>
          <table:table-cell table:formula="of:=['copy of results.csv '.K28]" office:value-type="float" office:value="0" calcext:value-type="float">
            <text:p>0</text:p>
          </table:table-cell>
          <table:table-cell table:formula="of:=['copy of results.csv '.L28]" office:value-type="float" office:value="0" calcext:value-type="float">
            <text:p>0</text:p>
          </table:table-cell>
          <table:table-cell table:formula="of:=['copy of results.csv '.M28]" office:value-type="float" office:value="0" calcext:value-type="float">
            <text:p>0</text:p>
          </table:table-cell>
          <table:table-cell table:formula="of:=['copy of results.csv '.Q28]" office:value-type="float" office:value="0" calcext:value-type="float">
            <text:p>0</text:p>
          </table:table-cell>
          <table:table-cell table:formula="of:=['copy of results.csv '.S28]" office:value-type="float" office:value="499.975" calcext:value-type="float">
            <text:p>499.975</text:p>
          </table:table-cell>
          <table:table-cell table:formula="of:=['copy of results.csv '.T28]" office:value-type="float" office:value="23.9767" calcext:value-type="float">
            <text:p>23.9767</text:p>
          </table:table-cell>
          <table:table-cell table:formula="of:=['copy of results.csv '.U28]" office:value-type="float" office:value="90" calcext:value-type="float">
            <text:p>90</text:p>
          </table:table-cell>
          <table:table-cell table:formula="of:=['copy of results.csv '.V28]" office:value-type="float" office:value="20" calcext:value-type="float">
            <text:p>20</text:p>
          </table:table-cell>
          <table:table-cell table:formula="of:=['copy of results.csv '.W28]" office:value-type="float" office:value="57528.7" calcext:value-type="float">
            <text:p>57528.7</text:p>
          </table:table-cell>
          <table:table-cell table:formula="of:=['copy of results.csv '.X28]" office:value-type="float" office:value="0" calcext:value-type="float">
            <text:p>0</text:p>
          </table:table-cell>
          <table:table-cell table:formula="of:=['copy of results.csv '.Y28]" office:value-type="float" office:value="0" calcext:value-type="float">
            <text:p>0</text:p>
          </table:table-cell>
          <table:table-cell table:formula="of:=['copy of results.csv '.Z28]" office:value-type="float" office:value="0" calcext:value-type="float">
            <text:p>0</text:p>
          </table:table-cell>
          <table:table-cell table:formula="of:=['copy of results.csv '.AD28]" office:value-type="float" office:value="5238610" calcext:value-type="float">
            <text:p>5238610</text:p>
          </table:table-cell>
          <table:table-cell table:formula="of:=['copy of results.csv '.AG28]" office:value-type="float" office:value="499.975" calcext:value-type="float">
            <text:p>499.975</text:p>
          </table:table-cell>
          <table:table-cell table:formula="of:=['copy of results.csv '.AH28]" office:value-type="float" office:value="23.9768" calcext:value-type="float">
            <text:p>23.9768</text:p>
          </table:table-cell>
          <table:table-cell table:formula="of:=['copy of results.csv '.AI28]" office:value-type="float" office:value="90" calcext:value-type="float">
            <text:p>90</text:p>
          </table:table-cell>
          <table:table-cell table:formula="of:=['copy of results.csv '.AJ28]" office:value-type="float" office:value="20" calcext:value-type="float">
            <text:p>20</text:p>
          </table:table-cell>
          <table:table-cell table:formula="of:=['copy of results.csv '.AK28]" office:value-type="float" office:value="59070.1" calcext:value-type="float">
            <text:p>59070.1</text:p>
          </table:table-cell>
          <table:table-cell table:formula="of:=['copy of results.csv '.AL28]" office:value-type="float" office:value="0" calcext:value-type="float">
            <text:p>0</text:p>
          </table:table-cell>
          <table:table-cell table:formula="of:=['copy of results.csv '.AM28]" office:value-type="float" office:value="21.0816" calcext:value-type="float">
            <text:p>21.0816</text:p>
          </table:table-cell>
          <table:table-cell table:formula="of:=['copy of results.csv '.AQ28]" office:value-type="float" office:value="6814530" calcext:value-type="float">
            <text:p>6814530</text:p>
          </table:table-cell>
          <table:table-cell table:formula="of:=['copy of results.csv '.AT28]" office:value-type="float" office:value="499.975" calcext:value-type="float">
            <text:p>499.975</text:p>
          </table:table-cell>
          <table:table-cell table:formula="of:=['copy of results.csv '.AU28]" office:value-type="float" office:value="23.9768" calcext:value-type="float">
            <text:p>23.9768</text:p>
          </table:table-cell>
          <table:table-cell table:formula="of:=['copy of results.csv '.AV28]" office:value-type="float" office:value="90" calcext:value-type="float">
            <text:p>90</text:p>
          </table:table-cell>
          <table:table-cell table:formula="of:=['copy of results.csv '.AW28]" office:value-type="float" office:value="20" calcext:value-type="float">
            <text:p>20</text:p>
          </table:table-cell>
          <table:table-cell table:formula="of:=['copy of results.csv '.AX28]" office:value-type="float" office:value="61801.9" calcext:value-type="float">
            <text:p>61801.9</text:p>
          </table:table-cell>
          <table:table-cell table:formula="of:=['copy of results.csv '.AY28]" office:value-type="float" office:value="-2372.36" calcext:value-type="float">
            <text:p>-2372.36</text:p>
          </table:table-cell>
          <table:table-cell table:formula="of:=['copy of results.csv '.BC28]" office:value-type="float" office:value="7089200" calcext:value-type="float">
            <text:p>7089200</text:p>
          </table:table-cell>
          <table:table-cell table:formula="of:=['copy of results.csv '.BF28]" office:value-type="float" office:value="-2659.95" calcext:value-type="float">
            <text:p>-2659.95</text:p>
          </table:table-cell>
          <table:table-cell table:formula="of:=['copy of results.csv '.BJ28]" office:value-type="float" office:value="7401860" calcext:value-type="float">
            <text:p>7401860</text:p>
          </table:table-cell>
          <table:table-cell table:formula="of:=['copy of results.csv '.BL28]" office:value-type="float" office:value="0.835069" calcext:value-type="float">
            <text:p>0.835069</text:p>
          </table:table-cell>
          <table:table-cell table:number-columns-repeated="52"/>
        </table:table-row>
        <table:table-row table:style-name="ro1">
          <table:table-cell table:formula="of:=['copy of results.csv '.A29]" office:value-type="float" office:value="13.08" calcext:value-type="float">
            <text:p>13.08</text:p>
          </table:table-cell>
          <table:table-cell table:formula="of:=['copy of results.csv '.B29]" office:value-type="float" office:value="0.5" calcext:value-type="float">
            <text:p>0.5</text:p>
          </table:table-cell>
          <table:table-cell table:formula="of:=[$'copy of results.csv '.C29]" office:value-type="float" office:value="0" calcext:value-type="float">
            <text:p>0</text:p>
          </table:table-cell>
          <table:table-cell table:formula="of:=['copy of results.csv '.E29]" office:value-type="float" office:value="510" calcext:value-type="float">
            <text:p>510</text:p>
          </table:table-cell>
          <table:table-cell table:formula="of:=['copy of results.csv '.F29]" office:value-type="float" office:value="28" calcext:value-type="float">
            <text:p>28</text:p>
          </table:table-cell>
          <table:table-cell table:formula="of:=['copy of results.csv '.G29]" office:value-type="float" office:value="90" calcext:value-type="float">
            <text:p>90</text:p>
          </table:table-cell>
          <table:table-cell table:formula="of:=['copy of results.csv '.H29]" office:value-type="float" office:value="20" calcext:value-type="float">
            <text:p>20</text:p>
          </table:table-cell>
          <table:table-cell table:formula="of:=['copy of results.csv '.I29]" office:value-type="float" office:value="56802.3" calcext:value-type="float">
            <text:p>56802.3</text:p>
          </table:table-cell>
          <table:table-cell table:formula="of:=['copy of results.csv '.J29]" office:value-type="float" office:value="0" calcext:value-type="float">
            <text:p>0</text:p>
          </table:table-cell>
          <table:table-cell table:formula="of:=['copy of results.csv '.K29]" office:value-type="float" office:value="0" calcext:value-type="float">
            <text:p>0</text:p>
          </table:table-cell>
          <table:table-cell table:formula="of:=['copy of results.csv '.L29]" office:value-type="float" office:value="0" calcext:value-type="float">
            <text:p>0</text:p>
          </table:table-cell>
          <table:table-cell table:formula="of:=['copy of results.csv '.M29]" office:value-type="float" office:value="0" calcext:value-type="float">
            <text:p>0</text:p>
          </table:table-cell>
          <table:table-cell table:formula="of:=['copy of results.csv '.Q29]" office:value-type="float" office:value="0" calcext:value-type="float">
            <text:p>0</text:p>
          </table:table-cell>
          <table:table-cell table:formula="of:=['copy of results.csv '.S29]" office:value-type="float" office:value="499.975" calcext:value-type="float">
            <text:p>499.975</text:p>
          </table:table-cell>
          <table:table-cell table:formula="of:=['copy of results.csv '.T29]" office:value-type="float" office:value="23.9767" calcext:value-type="float">
            <text:p>23.9767</text:p>
          </table:table-cell>
          <table:table-cell table:formula="of:=['copy of results.csv '.U29]" office:value-type="float" office:value="90" calcext:value-type="float">
            <text:p>90</text:p>
          </table:table-cell>
          <table:table-cell table:formula="of:=['copy of results.csv '.V29]" office:value-type="float" office:value="20" calcext:value-type="float">
            <text:p>20</text:p>
          </table:table-cell>
          <table:table-cell table:formula="of:=['copy of results.csv '.W29]" office:value-type="float" office:value="58080.7" calcext:value-type="float">
            <text:p>58080.7</text:p>
          </table:table-cell>
          <table:table-cell table:formula="of:=['copy of results.csv '.X29]" office:value-type="float" office:value="0" calcext:value-type="float">
            <text:p>0</text:p>
          </table:table-cell>
          <table:table-cell table:formula="of:=['copy of results.csv '.Y29]" office:value-type="float" office:value="0" calcext:value-type="float">
            <text:p>0</text:p>
          </table:table-cell>
          <table:table-cell table:formula="of:=['copy of results.csv '.Z29]" office:value-type="float" office:value="0" calcext:value-type="float">
            <text:p>0</text:p>
          </table:table-cell>
          <table:table-cell table:formula="of:=['copy of results.csv '.AD29]" office:value-type="float" office:value="5238610" calcext:value-type="float">
            <text:p>5238610</text:p>
          </table:table-cell>
          <table:table-cell table:formula="of:=['copy of results.csv '.AG29]" office:value-type="float" office:value="499.975" calcext:value-type="float">
            <text:p>499.975</text:p>
          </table:table-cell>
          <table:table-cell table:formula="of:=['copy of results.csv '.AH29]" office:value-type="float" office:value="23.9768" calcext:value-type="float">
            <text:p>23.9768</text:p>
          </table:table-cell>
          <table:table-cell table:formula="of:=['copy of results.csv '.AI29]" office:value-type="float" office:value="90" calcext:value-type="float">
            <text:p>90</text:p>
          </table:table-cell>
          <table:table-cell table:formula="of:=['copy of results.csv '.AJ29]" office:value-type="float" office:value="20" calcext:value-type="float">
            <text:p>20</text:p>
          </table:table-cell>
          <table:table-cell table:formula="of:=['copy of results.csv '.AK29]" office:value-type="float" office:value="59345.6" calcext:value-type="float">
            <text:p>59345.6</text:p>
          </table:table-cell>
          <table:table-cell table:formula="of:=['copy of results.csv '.AL29]" office:value-type="float" office:value="0" calcext:value-type="float">
            <text:p>0</text:p>
          </table:table-cell>
          <table:table-cell table:formula="of:=['copy of results.csv '.AM29]" office:value-type="float" office:value="-1016.46" calcext:value-type="float">
            <text:p>-1016.46</text:p>
          </table:table-cell>
          <table:table-cell table:formula="of:=['copy of results.csv '.AQ29]" office:value-type="float" office:value="6812430" calcext:value-type="float">
            <text:p>6812430</text:p>
          </table:table-cell>
          <table:table-cell table:formula="of:=['copy of results.csv '.AT29]" office:value-type="float" office:value="499.975" calcext:value-type="float">
            <text:p>499.975</text:p>
          </table:table-cell>
          <table:table-cell table:formula="of:=['copy of results.csv '.AU29]" office:value-type="float" office:value="23.9768" calcext:value-type="float">
            <text:p>23.9768</text:p>
          </table:table-cell>
          <table:table-cell table:formula="of:=['copy of results.csv '.AV29]" office:value-type="float" office:value="90" calcext:value-type="float">
            <text:p>90</text:p>
          </table:table-cell>
          <table:table-cell table:formula="of:=['copy of results.csv '.AW29]" office:value-type="float" office:value="20" calcext:value-type="float">
            <text:p>20</text:p>
          </table:table-cell>
          <table:table-cell table:formula="of:=['copy of results.csv '.AX29]" office:value-type="float" office:value="61854.5" calcext:value-type="float">
            <text:p>61854.5</text:p>
          </table:table-cell>
          <table:table-cell table:formula="of:=['copy of results.csv '.AY29]" office:value-type="float" office:value="-2237.5" calcext:value-type="float">
            <text:p>-2237.5</text:p>
          </table:table-cell>
          <table:table-cell table:formula="of:=['copy of results.csv '.BC29]" office:value-type="float" office:value="7090950" calcext:value-type="float">
            <text:p>7090950</text:p>
          </table:table-cell>
          <table:table-cell table:formula="of:=['copy of results.csv '.BF29]" office:value-type="float" office:value="-2637.3" calcext:value-type="float">
            <text:p>-2637.3</text:p>
          </table:table-cell>
          <table:table-cell table:formula="of:=['copy of results.csv '.BJ29]" office:value-type="float" office:value="7402240" calcext:value-type="float">
            <text:p>7402240</text:p>
          </table:table-cell>
          <table:table-cell table:formula="of:=['copy of results.csv '.BL29]" office:value-type="float" office:value="0.835069" calcext:value-type="float">
            <text:p>0.835069</text:p>
          </table:table-cell>
          <table:table-cell table:number-columns-repeated="52"/>
        </table:table-row>
        <table:table-row table:style-name="ro1">
          <table:table-cell table:formula="of:=['copy of results.csv '.A30]" office:value-type="float" office:value="13.08" calcext:value-type="float">
            <text:p>13.08</text:p>
          </table:table-cell>
          <table:table-cell table:formula="of:=['copy of results.csv '.B30]" office:value-type="float" office:value="0.6" calcext:value-type="float">
            <text:p>0.6</text:p>
          </table:table-cell>
          <table:table-cell table:formula="of:=[$'copy of results.csv '.C30]" office:value-type="float" office:value="0" calcext:value-type="float">
            <text:p>0</text:p>
          </table:table-cell>
          <table:table-cell table:formula="of:=['copy of results.csv '.E30]" office:value-type="float" office:value="510" calcext:value-type="float">
            <text:p>510</text:p>
          </table:table-cell>
          <table:table-cell table:formula="of:=['copy of results.csv '.F30]" office:value-type="float" office:value="28" calcext:value-type="float">
            <text:p>28</text:p>
          </table:table-cell>
          <table:table-cell table:formula="of:=['copy of results.csv '.G30]" office:value-type="float" office:value="90" calcext:value-type="float">
            <text:p>90</text:p>
          </table:table-cell>
          <table:table-cell table:formula="of:=['copy of results.csv '.H30]" office:value-type="float" office:value="20" calcext:value-type="float">
            <text:p>20</text:p>
          </table:table-cell>
          <table:table-cell table:formula="of:=['copy of results.csv '.I30]" office:value-type="float" office:value="56802.3" calcext:value-type="float">
            <text:p>56802.3</text:p>
          </table:table-cell>
          <table:table-cell table:formula="of:=['copy of results.csv '.J30]" office:value-type="float" office:value="0" calcext:value-type="float">
            <text:p>0</text:p>
          </table:table-cell>
          <table:table-cell table:formula="of:=['copy of results.csv '.K30]" office:value-type="float" office:value="0" calcext:value-type="float">
            <text:p>0</text:p>
          </table:table-cell>
          <table:table-cell table:formula="of:=['copy of results.csv '.L30]" office:value-type="float" office:value="0" calcext:value-type="float">
            <text:p>0</text:p>
          </table:table-cell>
          <table:table-cell table:formula="of:=['copy of results.csv '.M30]" office:value-type="float" office:value="0" calcext:value-type="float">
            <text:p>0</text:p>
          </table:table-cell>
          <table:table-cell table:formula="of:=['copy of results.csv '.Q30]" office:value-type="float" office:value="0" calcext:value-type="float">
            <text:p>0</text:p>
          </table:table-cell>
          <table:table-cell table:formula="of:=['copy of results.csv '.S30]" office:value-type="float" office:value="499.975" calcext:value-type="float">
            <text:p>499.975</text:p>
          </table:table-cell>
          <table:table-cell table:formula="of:=['copy of results.csv '.T30]" office:value-type="float" office:value="23.9767" calcext:value-type="float">
            <text:p>23.9767</text:p>
          </table:table-cell>
          <table:table-cell table:formula="of:=['copy of results.csv '.U30]" office:value-type="float" office:value="90" calcext:value-type="float">
            <text:p>90</text:p>
          </table:table-cell>
          <table:table-cell table:formula="of:=['copy of results.csv '.V30]" office:value-type="float" office:value="20" calcext:value-type="float">
            <text:p>20</text:p>
          </table:table-cell>
          <table:table-cell table:formula="of:=['copy of results.csv '.W30]" office:value-type="float" office:value="58089.4" calcext:value-type="float">
            <text:p>58089.4</text:p>
          </table:table-cell>
          <table:table-cell table:formula="of:=['copy of results.csv '.X30]" office:value-type="float" office:value="0" calcext:value-type="float">
            <text:p>0</text:p>
          </table:table-cell>
          <table:table-cell table:formula="of:=['copy of results.csv '.Y30]" office:value-type="float" office:value="0" calcext:value-type="float">
            <text:p>0</text:p>
          </table:table-cell>
          <table:table-cell table:formula="of:=['copy of results.csv '.Z30]" office:value-type="float" office:value="0" calcext:value-type="float">
            <text:p>0</text:p>
          </table:table-cell>
          <table:table-cell table:formula="of:=['copy of results.csv '.AD30]" office:value-type="float" office:value="5238610" calcext:value-type="float">
            <text:p>5238610</text:p>
          </table:table-cell>
          <table:table-cell table:formula="of:=['copy of results.csv '.AG30]" office:value-type="float" office:value="499.975" calcext:value-type="float">
            <text:p>499.975</text:p>
          </table:table-cell>
          <table:table-cell table:formula="of:=['copy of results.csv '.AH30]" office:value-type="float" office:value="23.9768" calcext:value-type="float">
            <text:p>23.9768</text:p>
          </table:table-cell>
          <table:table-cell table:formula="of:=['copy of results.csv '.AI30]" office:value-type="float" office:value="90" calcext:value-type="float">
            <text:p>90</text:p>
          </table:table-cell>
          <table:table-cell table:formula="of:=['copy of results.csv '.AJ30]" office:value-type="float" office:value="20" calcext:value-type="float">
            <text:p>20</text:p>
          </table:table-cell>
          <table:table-cell table:formula="of:=['copy of results.csv '.AK30]" office:value-type="float" office:value="59349.9" calcext:value-type="float">
            <text:p>59349.9</text:p>
          </table:table-cell>
          <table:table-cell table:formula="of:=['copy of results.csv '.AL30]" office:value-type="float" office:value="0" calcext:value-type="float">
            <text:p>0</text:p>
          </table:table-cell>
          <table:table-cell table:formula="of:=['copy of results.csv '.AM30]" office:value-type="float" office:value="-1032.78" calcext:value-type="float">
            <text:p>-1032.78</text:p>
          </table:table-cell>
          <table:table-cell table:formula="of:=['copy of results.csv '.AQ30]" office:value-type="float" office:value="6812400" calcext:value-type="float">
            <text:p>6812400</text:p>
          </table:table-cell>
          <table:table-cell table:formula="of:=['copy of results.csv '.AT30]" office:value-type="float" office:value="499.975" calcext:value-type="float">
            <text:p>499.975</text:p>
          </table:table-cell>
          <table:table-cell table:formula="of:=['copy of results.csv '.AU30]" office:value-type="float" office:value="23.9768" calcext:value-type="float">
            <text:p>23.9768</text:p>
          </table:table-cell>
          <table:table-cell table:formula="of:=['copy of results.csv '.AV30]" office:value-type="float" office:value="90" calcext:value-type="float">
            <text:p>90</text:p>
          </table:table-cell>
          <table:table-cell table:formula="of:=['copy of results.csv '.AW30]" office:value-type="float" office:value="20" calcext:value-type="float">
            <text:p>20</text:p>
          </table:table-cell>
          <table:table-cell table:formula="of:=['copy of results.csv '.AX30]" office:value-type="float" office:value="61855.3" calcext:value-type="float">
            <text:p>61855.3</text:p>
          </table:table-cell>
          <table:table-cell table:formula="of:=['copy of results.csv '.AY30]" office:value-type="float" office:value="-2235.38" calcext:value-type="float">
            <text:p>-2235.38</text:p>
          </table:table-cell>
          <table:table-cell table:formula="of:=['copy of results.csv '.BC30]" office:value-type="float" office:value="7090970" calcext:value-type="float">
            <text:p>7090970</text:p>
          </table:table-cell>
          <table:table-cell table:formula="of:=['copy of results.csv '.BF30]" office:value-type="float" office:value="-2637" calcext:value-type="float">
            <text:p>-2637</text:p>
          </table:table-cell>
          <table:table-cell table:formula="of:=['copy of results.csv '.BJ30]" office:value-type="float" office:value="7402250" calcext:value-type="float">
            <text:p>7402250</text:p>
          </table:table-cell>
          <table:table-cell table:formula="of:=['copy of results.csv '.BL30]" office:value-type="float" office:value="0.835069" calcext:value-type="float">
            <text:p>0.835069</text:p>
          </table:table-cell>
          <table:table-cell table:number-columns-repeated="52"/>
        </table:table-row>
        <table:table-row table:style-name="ro1">
          <table:table-cell table:formula="of:=['copy of results.csv '.A31]" office:value-type="float" office:value="13.08" calcext:value-type="float">
            <text:p>13.08</text:p>
          </table:table-cell>
          <table:table-cell table:formula="of:=['copy of results.csv '.B31]" office:value-type="float" office:value="0.7" calcext:value-type="float">
            <text:p>0.7</text:p>
          </table:table-cell>
          <table:table-cell table:formula="of:=[$'copy of results.csv '.C31]" office:value-type="float" office:value="0" calcext:value-type="float">
            <text:p>0</text:p>
          </table:table-cell>
          <table:table-cell table:formula="of:=['copy of results.csv '.E31]" office:value-type="float" office:value="510" calcext:value-type="float">
            <text:p>510</text:p>
          </table:table-cell>
          <table:table-cell table:formula="of:=['copy of results.csv '.F31]" office:value-type="float" office:value="28" calcext:value-type="float">
            <text:p>28</text:p>
          </table:table-cell>
          <table:table-cell table:formula="of:=['copy of results.csv '.G31]" office:value-type="float" office:value="90" calcext:value-type="float">
            <text:p>90</text:p>
          </table:table-cell>
          <table:table-cell table:formula="of:=['copy of results.csv '.H31]" office:value-type="float" office:value="20" calcext:value-type="float">
            <text:p>20</text:p>
          </table:table-cell>
          <table:table-cell table:formula="of:=['copy of results.csv '.I31]" office:value-type="float" office:value="56802.3" calcext:value-type="float">
            <text:p>56802.3</text:p>
          </table:table-cell>
          <table:table-cell table:formula="of:=['copy of results.csv '.J31]" office:value-type="float" office:value="0" calcext:value-type="float">
            <text:p>0</text:p>
          </table:table-cell>
          <table:table-cell table:formula="of:=['copy of results.csv '.K31]" office:value-type="float" office:value="0" calcext:value-type="float">
            <text:p>0</text:p>
          </table:table-cell>
          <table:table-cell table:formula="of:=['copy of results.csv '.L31]" office:value-type="float" office:value="0" calcext:value-type="float">
            <text:p>0</text:p>
          </table:table-cell>
          <table:table-cell table:formula="of:=['copy of results.csv '.M31]" office:value-type="float" office:value="0" calcext:value-type="float">
            <text:p>0</text:p>
          </table:table-cell>
          <table:table-cell table:formula="of:=['copy of results.csv '.Q31]" office:value-type="float" office:value="0" calcext:value-type="float">
            <text:p>0</text:p>
          </table:table-cell>
          <table:table-cell table:formula="of:=['copy of results.csv '.S31]" office:value-type="float" office:value="499.975" calcext:value-type="float">
            <text:p>499.975</text:p>
          </table:table-cell>
          <table:table-cell table:formula="of:=['copy of results.csv '.T31]" office:value-type="float" office:value="23.9767" calcext:value-type="float">
            <text:p>23.9767</text:p>
          </table:table-cell>
          <table:table-cell table:formula="of:=['copy of results.csv '.U31]" office:value-type="float" office:value="90" calcext:value-type="float">
            <text:p>90</text:p>
          </table:table-cell>
          <table:table-cell table:formula="of:=['copy of results.csv '.V31]" office:value-type="float" office:value="20" calcext:value-type="float">
            <text:p>20</text:p>
          </table:table-cell>
          <table:table-cell table:formula="of:=['copy of results.csv '.W31]" office:value-type="float" office:value="58089.4" calcext:value-type="float">
            <text:p>58089.4</text:p>
          </table:table-cell>
          <table:table-cell table:formula="of:=['copy of results.csv '.X31]" office:value-type="float" office:value="0" calcext:value-type="float">
            <text:p>0</text:p>
          </table:table-cell>
          <table:table-cell table:formula="of:=['copy of results.csv '.Y31]" office:value-type="float" office:value="0" calcext:value-type="float">
            <text:p>0</text:p>
          </table:table-cell>
          <table:table-cell table:formula="of:=['copy of results.csv '.Z31]" office:value-type="float" office:value="0" calcext:value-type="float">
            <text:p>0</text:p>
          </table:table-cell>
          <table:table-cell table:formula="of:=['copy of results.csv '.AD31]" office:value-type="float" office:value="5238610" calcext:value-type="float">
            <text:p>5238610</text:p>
          </table:table-cell>
          <table:table-cell table:formula="of:=['copy of results.csv '.AG31]" office:value-type="float" office:value="499.975" calcext:value-type="float">
            <text:p>499.975</text:p>
          </table:table-cell>
          <table:table-cell table:formula="of:=['copy of results.csv '.AH31]" office:value-type="float" office:value="23.9768" calcext:value-type="float">
            <text:p>23.9768</text:p>
          </table:table-cell>
          <table:table-cell table:formula="of:=['copy of results.csv '.AI31]" office:value-type="float" office:value="90" calcext:value-type="float">
            <text:p>90</text:p>
          </table:table-cell>
          <table:table-cell table:formula="of:=['copy of results.csv '.AJ31]" office:value-type="float" office:value="20" calcext:value-type="float">
            <text:p>20</text:p>
          </table:table-cell>
          <table:table-cell table:formula="of:=['copy of results.csv '.AK31]" office:value-type="float" office:value="59349.9" calcext:value-type="float">
            <text:p>59349.9</text:p>
          </table:table-cell>
          <table:table-cell table:formula="of:=['copy of results.csv '.AL31]" office:value-type="float" office:value="0" calcext:value-type="float">
            <text:p>0</text:p>
          </table:table-cell>
          <table:table-cell table:formula="of:=['copy of results.csv '.AM31]" office:value-type="float" office:value="-1032.78" calcext:value-type="float">
            <text:p>-1032.78</text:p>
          </table:table-cell>
          <table:table-cell table:formula="of:=['copy of results.csv '.AQ31]" office:value-type="float" office:value="6812400" calcext:value-type="float">
            <text:p>6812400</text:p>
          </table:table-cell>
          <table:table-cell table:formula="of:=['copy of results.csv '.AT31]" office:value-type="float" office:value="499.975" calcext:value-type="float">
            <text:p>499.975</text:p>
          </table:table-cell>
          <table:table-cell table:formula="of:=['copy of results.csv '.AU31]" office:value-type="float" office:value="23.9768" calcext:value-type="float">
            <text:p>23.9768</text:p>
          </table:table-cell>
          <table:table-cell table:formula="of:=['copy of results.csv '.AV31]" office:value-type="float" office:value="90" calcext:value-type="float">
            <text:p>90</text:p>
          </table:table-cell>
          <table:table-cell table:formula="of:=['copy of results.csv '.AW31]" office:value-type="float" office:value="20" calcext:value-type="float">
            <text:p>20</text:p>
          </table:table-cell>
          <table:table-cell table:formula="of:=['copy of results.csv '.AX31]" office:value-type="float" office:value="61855.3" calcext:value-type="float">
            <text:p>61855.3</text:p>
          </table:table-cell>
          <table:table-cell table:formula="of:=['copy of results.csv '.AY31]" office:value-type="float" office:value="-2235.38" calcext:value-type="float">
            <text:p>-2235.38</text:p>
          </table:table-cell>
          <table:table-cell table:formula="of:=['copy of results.csv '.BC31]" office:value-type="float" office:value="7090970" calcext:value-type="float">
            <text:p>7090970</text:p>
          </table:table-cell>
          <table:table-cell table:formula="of:=['copy of results.csv '.BF31]" office:value-type="float" office:value="-2637" calcext:value-type="float">
            <text:p>-2637</text:p>
          </table:table-cell>
          <table:table-cell table:formula="of:=['copy of results.csv '.BJ31]" office:value-type="float" office:value="7402250" calcext:value-type="float">
            <text:p>7402250</text:p>
          </table:table-cell>
          <table:table-cell table:formula="of:=['copy of results.csv '.BL31]" office:value-type="float" office:value="0.835069" calcext:value-type="float">
            <text:p>0.835069</text:p>
          </table:table-cell>
          <table:table-cell table:number-columns-repeated="52"/>
        </table:table-row>
        <table:table-row table:style-name="ro1">
          <table:table-cell table:formula="of:=['copy of results.csv '.A32]" office:value-type="float" office:value="13.08" calcext:value-type="float">
            <text:p>13.08</text:p>
          </table:table-cell>
          <table:table-cell table:formula="of:=['copy of results.csv '.B32]" office:value-type="float" office:value="0.8" calcext:value-type="float">
            <text:p>0.8</text:p>
          </table:table-cell>
          <table:table-cell table:formula="of:=[$'copy of results.csv '.C32]" office:value-type="float" office:value="0" calcext:value-type="float">
            <text:p>0</text:p>
          </table:table-cell>
          <table:table-cell table:formula="of:=['copy of results.csv '.E32]" office:value-type="float" office:value="510" calcext:value-type="float">
            <text:p>510</text:p>
          </table:table-cell>
          <table:table-cell table:formula="of:=['copy of results.csv '.F32]" office:value-type="float" office:value="28" calcext:value-type="float">
            <text:p>28</text:p>
          </table:table-cell>
          <table:table-cell table:formula="of:=['copy of results.csv '.G32]" office:value-type="float" office:value="90" calcext:value-type="float">
            <text:p>90</text:p>
          </table:table-cell>
          <table:table-cell table:formula="of:=['copy of results.csv '.H32]" office:value-type="float" office:value="20" calcext:value-type="float">
            <text:p>20</text:p>
          </table:table-cell>
          <table:table-cell table:formula="of:=['copy of results.csv '.I32]" office:value-type="float" office:value="56802.3" calcext:value-type="float">
            <text:p>56802.3</text:p>
          </table:table-cell>
          <table:table-cell table:formula="of:=['copy of results.csv '.J32]" office:value-type="float" office:value="0" calcext:value-type="float">
            <text:p>0</text:p>
          </table:table-cell>
          <table:table-cell table:formula="of:=['copy of results.csv '.K32]" office:value-type="float" office:value="0" calcext:value-type="float">
            <text:p>0</text:p>
          </table:table-cell>
          <table:table-cell table:formula="of:=['copy of results.csv '.L32]" office:value-type="float" office:value="0" calcext:value-type="float">
            <text:p>0</text:p>
          </table:table-cell>
          <table:table-cell table:formula="of:=['copy of results.csv '.M32]" office:value-type="float" office:value="0" calcext:value-type="float">
            <text:p>0</text:p>
          </table:table-cell>
          <table:table-cell table:formula="of:=['copy of results.csv '.Q32]" office:value-type="float" office:value="0" calcext:value-type="float">
            <text:p>0</text:p>
          </table:table-cell>
          <table:table-cell table:formula="of:=['copy of results.csv '.S32]" office:value-type="float" office:value="499.975" calcext:value-type="float">
            <text:p>499.975</text:p>
          </table:table-cell>
          <table:table-cell table:formula="of:=['copy of results.csv '.T32]" office:value-type="float" office:value="23.9767" calcext:value-type="float">
            <text:p>23.9767</text:p>
          </table:table-cell>
          <table:table-cell table:formula="of:=['copy of results.csv '.U32]" office:value-type="float" office:value="90" calcext:value-type="float">
            <text:p>90</text:p>
          </table:table-cell>
          <table:table-cell table:formula="of:=['copy of results.csv '.V32]" office:value-type="float" office:value="20" calcext:value-type="float">
            <text:p>20</text:p>
          </table:table-cell>
          <table:table-cell table:formula="of:=['copy of results.csv '.W32]" office:value-type="float" office:value="58180.3" calcext:value-type="float">
            <text:p>58180.3</text:p>
          </table:table-cell>
          <table:table-cell table:formula="of:=['copy of results.csv '.X32]" office:value-type="float" office:value="0" calcext:value-type="float">
            <text:p>0</text:p>
          </table:table-cell>
          <table:table-cell table:formula="of:=['copy of results.csv '.Y32]" office:value-type="float" office:value="0" calcext:value-type="float">
            <text:p>0</text:p>
          </table:table-cell>
          <table:table-cell table:formula="of:=['copy of results.csv '.Z32]" office:value-type="float" office:value="0" calcext:value-type="float">
            <text:p>0</text:p>
          </table:table-cell>
          <table:table-cell table:formula="of:=['copy of results.csv '.AD32]" office:value-type="float" office:value="5238610" calcext:value-type="float">
            <text:p>5238610</text:p>
          </table:table-cell>
          <table:table-cell table:formula="of:=['copy of results.csv '.AG32]" office:value-type="float" office:value="499.975" calcext:value-type="float">
            <text:p>499.975</text:p>
          </table:table-cell>
          <table:table-cell table:formula="of:=['copy of results.csv '.AH32]" office:value-type="float" office:value="23.9768" calcext:value-type="float">
            <text:p>23.9768</text:p>
          </table:table-cell>
          <table:table-cell table:formula="of:=['copy of results.csv '.AI32]" office:value-type="float" office:value="90" calcext:value-type="float">
            <text:p>90</text:p>
          </table:table-cell>
          <table:table-cell table:formula="of:=['copy of results.csv '.AJ32]" office:value-type="float" office:value="20" calcext:value-type="float">
            <text:p>20</text:p>
          </table:table-cell>
          <table:table-cell table:formula="of:=['copy of results.csv '.AK32]" office:value-type="float" office:value="59402.6" calcext:value-type="float">
            <text:p>59402.6</text:p>
          </table:table-cell>
          <table:table-cell table:formula="of:=['copy of results.csv '.AL32]" office:value-type="float" office:value="0" calcext:value-type="float">
            <text:p>0</text:p>
          </table:table-cell>
          <table:table-cell table:formula="of:=['copy of results.csv '.AM32]" office:value-type="float" office:value="-1203.62" calcext:value-type="float">
            <text:p>-1203.62</text:p>
          </table:table-cell>
          <table:table-cell table:formula="of:=['copy of results.csv '.AQ32]" office:value-type="float" office:value="6812050" calcext:value-type="float">
            <text:p>6812050</text:p>
          </table:table-cell>
          <table:table-cell table:formula="of:=['copy of results.csv '.AT32]" office:value-type="float" office:value="499.975" calcext:value-type="float">
            <text:p>499.975</text:p>
          </table:table-cell>
          <table:table-cell table:formula="of:=['copy of results.csv '.AU32]" office:value-type="float" office:value="23.9768" calcext:value-type="float">
            <text:p>23.9768</text:p>
          </table:table-cell>
          <table:table-cell table:formula="of:=['copy of results.csv '.AV32]" office:value-type="float" office:value="90" calcext:value-type="float">
            <text:p>90</text:p>
          </table:table-cell>
          <table:table-cell table:formula="of:=['copy of results.csv '.AW32]" office:value-type="float" office:value="20" calcext:value-type="float">
            <text:p>20</text:p>
          </table:table-cell>
          <table:table-cell table:formula="of:=['copy of results.csv '.AX32]" office:value-type="float" office:value="61862.7" calcext:value-type="float">
            <text:p>61862.7</text:p>
          </table:table-cell>
          <table:table-cell table:formula="of:=['copy of results.csv '.AY32]" office:value-type="float" office:value="-2217.86" calcext:value-type="float">
            <text:p>-2217.86</text:p>
          </table:table-cell>
          <table:table-cell table:formula="of:=['copy of results.csv '.BC32]" office:value-type="float" office:value="7091280" calcext:value-type="float">
            <text:p>7091280</text:p>
          </table:table-cell>
          <table:table-cell table:formula="of:=['copy of results.csv '.BF32]" office:value-type="float" office:value="-2634.56" calcext:value-type="float">
            <text:p>-2634.56</text:p>
          </table:table-cell>
          <table:table-cell table:formula="of:=['copy of results.csv '.BJ32]" office:value-type="float" office:value="7402300" calcext:value-type="float">
            <text:p>7402300</text:p>
          </table:table-cell>
          <table:table-cell table:formula="of:=['copy of results.csv '.BL32]" office:value-type="float" office:value="0.835069" calcext:value-type="float">
            <text:p>0.835069</text:p>
          </table:table-cell>
          <table:table-cell table:number-columns-repeated="52"/>
        </table:table-row>
        <table:table-row table:style-name="ro1">
          <table:table-cell table:formula="of:=['copy of results.csv '.A33]" office:value-type="float" office:value="13.08" calcext:value-type="float">
            <text:p>13.08</text:p>
          </table:table-cell>
          <table:table-cell table:formula="of:=['copy of results.csv '.B33]" office:value-type="float" office:value="0.9" calcext:value-type="float">
            <text:p>0.9</text:p>
          </table:table-cell>
          <table:table-cell table:formula="of:=[$'copy of results.csv '.C33]" office:value-type="float" office:value="0" calcext:value-type="float">
            <text:p>0</text:p>
          </table:table-cell>
          <table:table-cell table:formula="of:=['copy of results.csv '.E33]" office:value-type="float" office:value="510" calcext:value-type="float">
            <text:p>510</text:p>
          </table:table-cell>
          <table:table-cell table:formula="of:=['copy of results.csv '.F33]" office:value-type="float" office:value="28" calcext:value-type="float">
            <text:p>28</text:p>
          </table:table-cell>
          <table:table-cell table:formula="of:=['copy of results.csv '.G33]" office:value-type="float" office:value="90" calcext:value-type="float">
            <text:p>90</text:p>
          </table:table-cell>
          <table:table-cell table:formula="of:=['copy of results.csv '.H33]" office:value-type="float" office:value="20" calcext:value-type="float">
            <text:p>20</text:p>
          </table:table-cell>
          <table:table-cell table:formula="of:=['copy of results.csv '.I33]" office:value-type="float" office:value="56802.3" calcext:value-type="float">
            <text:p>56802.3</text:p>
          </table:table-cell>
          <table:table-cell table:formula="of:=['copy of results.csv '.J33]" office:value-type="float" office:value="0" calcext:value-type="float">
            <text:p>0</text:p>
          </table:table-cell>
          <table:table-cell table:formula="of:=['copy of results.csv '.K33]" office:value-type="float" office:value="0" calcext:value-type="float">
            <text:p>0</text:p>
          </table:table-cell>
          <table:table-cell table:formula="of:=['copy of results.csv '.L33]" office:value-type="float" office:value="0" calcext:value-type="float">
            <text:p>0</text:p>
          </table:table-cell>
          <table:table-cell table:formula="of:=['copy of results.csv '.M33]" office:value-type="float" office:value="0" calcext:value-type="float">
            <text:p>0</text:p>
          </table:table-cell>
          <table:table-cell table:formula="of:=['copy of results.csv '.Q33]" office:value-type="float" office:value="0" calcext:value-type="float">
            <text:p>0</text:p>
          </table:table-cell>
          <table:table-cell table:formula="of:=['copy of results.csv '.S33]" office:value-type="float" office:value="499.975" calcext:value-type="float">
            <text:p>499.975</text:p>
          </table:table-cell>
          <table:table-cell table:formula="of:=['copy of results.csv '.T33]" office:value-type="float" office:value="23.9767" calcext:value-type="float">
            <text:p>23.9767</text:p>
          </table:table-cell>
          <table:table-cell table:formula="of:=['copy of results.csv '.U33]" office:value-type="float" office:value="90" calcext:value-type="float">
            <text:p>90</text:p>
          </table:table-cell>
          <table:table-cell table:formula="of:=['copy of results.csv '.V33]" office:value-type="float" office:value="20" calcext:value-type="float">
            <text:p>20</text:p>
          </table:table-cell>
          <table:table-cell table:formula="of:=['copy of results.csv '.W33]" office:value-type="float" office:value="58180.3" calcext:value-type="float">
            <text:p>58180.3</text:p>
          </table:table-cell>
          <table:table-cell table:formula="of:=['copy of results.csv '.X33]" office:value-type="float" office:value="0" calcext:value-type="float">
            <text:p>0</text:p>
          </table:table-cell>
          <table:table-cell table:formula="of:=['copy of results.csv '.Y33]" office:value-type="float" office:value="0" calcext:value-type="float">
            <text:p>0</text:p>
          </table:table-cell>
          <table:table-cell table:formula="of:=['copy of results.csv '.Z33]" office:value-type="float" office:value="0" calcext:value-type="float">
            <text:p>0</text:p>
          </table:table-cell>
          <table:table-cell table:formula="of:=['copy of results.csv '.AD33]" office:value-type="float" office:value="5238610" calcext:value-type="float">
            <text:p>5238610</text:p>
          </table:table-cell>
          <table:table-cell table:formula="of:=['copy of results.csv '.AG33]" office:value-type="float" office:value="499.975" calcext:value-type="float">
            <text:p>499.975</text:p>
          </table:table-cell>
          <table:table-cell table:formula="of:=['copy of results.csv '.AH33]" office:value-type="float" office:value="23.9768" calcext:value-type="float">
            <text:p>23.9768</text:p>
          </table:table-cell>
          <table:table-cell table:formula="of:=['copy of results.csv '.AI33]" office:value-type="float" office:value="90" calcext:value-type="float">
            <text:p>90</text:p>
          </table:table-cell>
          <table:table-cell table:formula="of:=['copy of results.csv '.AJ33]" office:value-type="float" office:value="20" calcext:value-type="float">
            <text:p>20</text:p>
          </table:table-cell>
          <table:table-cell table:formula="of:=['copy of results.csv '.AK33]" office:value-type="float" office:value="59402.6" calcext:value-type="float">
            <text:p>59402.6</text:p>
          </table:table-cell>
          <table:table-cell table:formula="of:=['copy of results.csv '.AL33]" office:value-type="float" office:value="0" calcext:value-type="float">
            <text:p>0</text:p>
          </table:table-cell>
          <table:table-cell table:formula="of:=['copy of results.csv '.AM33]" office:value-type="float" office:value="-1203.62" calcext:value-type="float">
            <text:p>-1203.62</text:p>
          </table:table-cell>
          <table:table-cell table:formula="of:=['copy of results.csv '.AQ33]" office:value-type="float" office:value="6812050" calcext:value-type="float">
            <text:p>6812050</text:p>
          </table:table-cell>
          <table:table-cell table:formula="of:=['copy of results.csv '.AT33]" office:value-type="float" office:value="499.975" calcext:value-type="float">
            <text:p>499.975</text:p>
          </table:table-cell>
          <table:table-cell table:formula="of:=['copy of results.csv '.AU33]" office:value-type="float" office:value="23.9768" calcext:value-type="float">
            <text:p>23.9768</text:p>
          </table:table-cell>
          <table:table-cell table:formula="of:=['copy of results.csv '.AV33]" office:value-type="float" office:value="90" calcext:value-type="float">
            <text:p>90</text:p>
          </table:table-cell>
          <table:table-cell table:formula="of:=['copy of results.csv '.AW33]" office:value-type="float" office:value="20" calcext:value-type="float">
            <text:p>20</text:p>
          </table:table-cell>
          <table:table-cell table:formula="of:=['copy of results.csv '.AX33]" office:value-type="float" office:value="61862.7" calcext:value-type="float">
            <text:p>61862.7</text:p>
          </table:table-cell>
          <table:table-cell table:formula="of:=['copy of results.csv '.AY33]" office:value-type="float" office:value="-2217.86" calcext:value-type="float">
            <text:p>-2217.86</text:p>
          </table:table-cell>
          <table:table-cell table:formula="of:=['copy of results.csv '.BC33]" office:value-type="float" office:value="7091280" calcext:value-type="float">
            <text:p>7091280</text:p>
          </table:table-cell>
          <table:table-cell table:formula="of:=['copy of results.csv '.BF33]" office:value-type="float" office:value="-2634.56" calcext:value-type="float">
            <text:p>-2634.56</text:p>
          </table:table-cell>
          <table:table-cell table:formula="of:=['copy of results.csv '.BJ33]" office:value-type="float" office:value="7402300" calcext:value-type="float">
            <text:p>7402300</text:p>
          </table:table-cell>
          <table:table-cell table:formula="of:=['copy of results.csv '.BL33]" office:value-type="float" office:value="0.835069" calcext:value-type="float">
            <text:p>0.835069</text:p>
          </table:table-cell>
          <table:table-cell table:number-columns-repeated="52"/>
        </table:table-row>
        <table:table-row table:style-name="ro1">
          <table:table-cell table:formula="of:=['copy of results.csv '.A34]" office:value-type="float" office:value="13.08" calcext:value-type="float">
            <text:p>13.08</text:p>
          </table:table-cell>
          <table:table-cell table:formula="of:=['copy of results.csv '.B34]" office:value-type="float" office:value="1" calcext:value-type="float">
            <text:p>1</text:p>
          </table:table-cell>
          <table:table-cell table:formula="of:=[$'copy of results.csv '.C34]" office:value-type="float" office:value="0" calcext:value-type="float">
            <text:p>0</text:p>
          </table:table-cell>
          <table:table-cell table:formula="of:=['copy of results.csv '.E34]" office:value-type="float" office:value="510" calcext:value-type="float">
            <text:p>510</text:p>
          </table:table-cell>
          <table:table-cell table:formula="of:=['copy of results.csv '.F34]" office:value-type="float" office:value="28" calcext:value-type="float">
            <text:p>28</text:p>
          </table:table-cell>
          <table:table-cell table:formula="of:=['copy of results.csv '.G34]" office:value-type="float" office:value="90" calcext:value-type="float">
            <text:p>90</text:p>
          </table:table-cell>
          <table:table-cell table:formula="of:=['copy of results.csv '.H34]" office:value-type="float" office:value="20" calcext:value-type="float">
            <text:p>20</text:p>
          </table:table-cell>
          <table:table-cell table:formula="of:=['copy of results.csv '.I34]" office:value-type="float" office:value="56802.3" calcext:value-type="float">
            <text:p>56802.3</text:p>
          </table:table-cell>
          <table:table-cell table:formula="of:=['copy of results.csv '.J34]" office:value-type="float" office:value="0" calcext:value-type="float">
            <text:p>0</text:p>
          </table:table-cell>
          <table:table-cell table:formula="of:=['copy of results.csv '.K34]" office:value-type="float" office:value="0" calcext:value-type="float">
            <text:p>0</text:p>
          </table:table-cell>
          <table:table-cell table:formula="of:=['copy of results.csv '.L34]" office:value-type="float" office:value="0" calcext:value-type="float">
            <text:p>0</text:p>
          </table:table-cell>
          <table:table-cell table:formula="of:=['copy of results.csv '.M34]" office:value-type="float" office:value="0" calcext:value-type="float">
            <text:p>0</text:p>
          </table:table-cell>
          <table:table-cell table:formula="of:=['copy of results.csv '.Q34]" office:value-type="float" office:value="0" calcext:value-type="float">
            <text:p>0</text:p>
          </table:table-cell>
          <table:table-cell table:formula="of:=['copy of results.csv '.S34]" office:value-type="float" office:value="499.975" calcext:value-type="float">
            <text:p>499.975</text:p>
          </table:table-cell>
          <table:table-cell table:formula="of:=['copy of results.csv '.T34]" office:value-type="float" office:value="23.9767" calcext:value-type="float">
            <text:p>23.9767</text:p>
          </table:table-cell>
          <table:table-cell table:formula="of:=['copy of results.csv '.U34]" office:value-type="float" office:value="90" calcext:value-type="float">
            <text:p>90</text:p>
          </table:table-cell>
          <table:table-cell table:formula="of:=['copy of results.csv '.V34]" office:value-type="float" office:value="20" calcext:value-type="float">
            <text:p>20</text:p>
          </table:table-cell>
          <table:table-cell table:formula="of:=['copy of results.csv '.W34]" office:value-type="float" office:value="58180.3" calcext:value-type="float">
            <text:p>58180.3</text:p>
          </table:table-cell>
          <table:table-cell table:formula="of:=['copy of results.csv '.X34]" office:value-type="float" office:value="0" calcext:value-type="float">
            <text:p>0</text:p>
          </table:table-cell>
          <table:table-cell table:formula="of:=['copy of results.csv '.Y34]" office:value-type="float" office:value="0" calcext:value-type="float">
            <text:p>0</text:p>
          </table:table-cell>
          <table:table-cell table:formula="of:=['copy of results.csv '.Z34]" office:value-type="float" office:value="0" calcext:value-type="float">
            <text:p>0</text:p>
          </table:table-cell>
          <table:table-cell table:formula="of:=['copy of results.csv '.AD34]" office:value-type="float" office:value="5238610" calcext:value-type="float">
            <text:p>5238610</text:p>
          </table:table-cell>
          <table:table-cell table:formula="of:=['copy of results.csv '.AG34]" office:value-type="float" office:value="499.975" calcext:value-type="float">
            <text:p>499.975</text:p>
          </table:table-cell>
          <table:table-cell table:formula="of:=['copy of results.csv '.AH34]" office:value-type="float" office:value="23.9768" calcext:value-type="float">
            <text:p>23.9768</text:p>
          </table:table-cell>
          <table:table-cell table:formula="of:=['copy of results.csv '.AI34]" office:value-type="float" office:value="90" calcext:value-type="float">
            <text:p>90</text:p>
          </table:table-cell>
          <table:table-cell table:formula="of:=['copy of results.csv '.AJ34]" office:value-type="float" office:value="20" calcext:value-type="float">
            <text:p>20</text:p>
          </table:table-cell>
          <table:table-cell table:formula="of:=['copy of results.csv '.AK34]" office:value-type="float" office:value="59402.6" calcext:value-type="float">
            <text:p>59402.6</text:p>
          </table:table-cell>
          <table:table-cell table:formula="of:=['copy of results.csv '.AL34]" office:value-type="float" office:value="0" calcext:value-type="float">
            <text:p>0</text:p>
          </table:table-cell>
          <table:table-cell table:formula="of:=['copy of results.csv '.AM34]" office:value-type="float" office:value="-1203.62" calcext:value-type="float">
            <text:p>-1203.62</text:p>
          </table:table-cell>
          <table:table-cell table:formula="of:=['copy of results.csv '.AQ34]" office:value-type="float" office:value="6812050" calcext:value-type="float">
            <text:p>6812050</text:p>
          </table:table-cell>
          <table:table-cell table:formula="of:=['copy of results.csv '.AT34]" office:value-type="float" office:value="499.975" calcext:value-type="float">
            <text:p>499.975</text:p>
          </table:table-cell>
          <table:table-cell table:formula="of:=['copy of results.csv '.AU34]" office:value-type="float" office:value="23.9768" calcext:value-type="float">
            <text:p>23.9768</text:p>
          </table:table-cell>
          <table:table-cell table:formula="of:=['copy of results.csv '.AV34]" office:value-type="float" office:value="90" calcext:value-type="float">
            <text:p>90</text:p>
          </table:table-cell>
          <table:table-cell table:formula="of:=['copy of results.csv '.AW34]" office:value-type="float" office:value="20" calcext:value-type="float">
            <text:p>20</text:p>
          </table:table-cell>
          <table:table-cell table:formula="of:=['copy of results.csv '.AX34]" office:value-type="float" office:value="61862.7" calcext:value-type="float">
            <text:p>61862.7</text:p>
          </table:table-cell>
          <table:table-cell table:formula="of:=['copy of results.csv '.AY34]" office:value-type="float" office:value="-2217.86" calcext:value-type="float">
            <text:p>-2217.86</text:p>
          </table:table-cell>
          <table:table-cell table:formula="of:=['copy of results.csv '.BC34]" office:value-type="float" office:value="7091280" calcext:value-type="float">
            <text:p>7091280</text:p>
          </table:table-cell>
          <table:table-cell table:formula="of:=['copy of results.csv '.BF34]" office:value-type="float" office:value="-2634.56" calcext:value-type="float">
            <text:p>-2634.56</text:p>
          </table:table-cell>
          <table:table-cell table:formula="of:=['copy of results.csv '.BJ34]" office:value-type="float" office:value="7402300" calcext:value-type="float">
            <text:p>7402300</text:p>
          </table:table-cell>
          <table:table-cell table:formula="of:=['copy of results.csv '.BL34]" office:value-type="float" office:value="0.835069" calcext:value-type="float">
            <text:p>0.835069</text:p>
          </table:table-cell>
          <table:table-cell table:number-columns-repeated="52"/>
        </table:table-row>
        <table:table-row table:style-name="ro1">
          <table:table-cell table:formula="of:=['copy of results.csv '.A35]" office:value-type="float" office:value="26.16" calcext:value-type="float">
            <text:p>26.16</text:p>
          </table:table-cell>
          <table:table-cell table:formula="of:=['copy of results.csv '.B35]" office:value-type="float" office:value="0" calcext:value-type="float">
            <text:p>0</text:p>
          </table:table-cell>
          <table:table-cell table:formula="of:=[$'copy of results.csv '.C35]" office:value-type="float" office:value="0" calcext:value-type="float">
            <text:p>0</text:p>
          </table:table-cell>
          <table:table-cell table:formula="of:=['copy of results.csv '.E35]" office:value-type="float" office:value="510" calcext:value-type="float">
            <text:p>510</text:p>
          </table:table-cell>
          <table:table-cell table:formula="of:=['copy of results.csv '.F35]" office:value-type="float" office:value="28" calcext:value-type="float">
            <text:p>28</text:p>
          </table:table-cell>
          <table:table-cell table:formula="of:=['copy of results.csv '.G35]" office:value-type="float" office:value="90" calcext:value-type="float">
            <text:p>90</text:p>
          </table:table-cell>
          <table:table-cell table:formula="of:=['copy of results.csv '.H35]" office:value-type="float" office:value="20" calcext:value-type="float">
            <text:p>20</text:p>
          </table:table-cell>
          <table:table-cell table:formula="of:=['copy of results.csv '.I35]" office:value-type="float" office:value="0" calcext:value-type="float">
            <text:p>0</text:p>
          </table:table-cell>
          <table:table-cell table:formula="of:=['copy of results.csv '.J35]" office:value-type="float" office:value="0" calcext:value-type="float">
            <text:p>0</text:p>
          </table:table-cell>
          <table:table-cell table:formula="of:=['copy of results.csv '.K35]" office:value-type="float" office:value="0" calcext:value-type="float">
            <text:p>0</text:p>
          </table:table-cell>
          <table:table-cell table:formula="of:=['copy of results.csv '.L35]" office:value-type="float" office:value="0" calcext:value-type="float">
            <text:p>0</text:p>
          </table:table-cell>
          <table:table-cell table:formula="of:=['copy of results.csv '.M35]" office:value-type="float" office:value="0" calcext:value-type="float">
            <text:p>0</text:p>
          </table:table-cell>
          <table:table-cell table:formula="of:=['copy of results.csv '.Q35]" office:value-type="float" office:value="0" calcext:value-type="float">
            <text:p>0</text:p>
          </table:table-cell>
          <table:table-cell table:formula="of:=['copy of results.csv '.S35]" office:value-type="float" office:value="499.975" calcext:value-type="float">
            <text:p>499.975</text:p>
          </table:table-cell>
          <table:table-cell table:formula="of:=['copy of results.csv '.T35]" office:value-type="float" office:value="23.9767" calcext:value-type="float">
            <text:p>23.9767</text:p>
          </table:table-cell>
          <table:table-cell table:formula="of:=['copy of results.csv '.U35]" office:value-type="float" office:value="90" calcext:value-type="float">
            <text:p>90</text:p>
          </table:table-cell>
          <table:table-cell table:formula="of:=['copy of results.csv '.V35]" office:value-type="float" office:value="20" calcext:value-type="float">
            <text:p>20</text:p>
          </table:table-cell>
          <table:table-cell table:formula="of:=['copy of results.csv '.W35]" office:value-type="float" office:value="0" calcext:value-type="float">
            <text:p>0</text:p>
          </table:table-cell>
          <table:table-cell table:formula="of:=['copy of results.csv '.X35]" office:value-type="float" office:value="0" calcext:value-type="float">
            <text:p>0</text:p>
          </table:table-cell>
          <table:table-cell table:formula="of:=['copy of results.csv '.Y35]" office:value-type="float" office:value="0" calcext:value-type="float">
            <text:p>0</text:p>
          </table:table-cell>
          <table:table-cell table:formula="of:=['copy of results.csv '.Z35]" office:value-type="float" office:value="56802.3" calcext:value-type="float">
            <text:p>56802.3</text:p>
          </table:table-cell>
          <table:table-cell table:formula="of:=['copy of results.csv '.AD35]" office:value-type="float" office:value="5974300" calcext:value-type="float">
            <text:p>5974300</text:p>
          </table:table-cell>
          <table:table-cell table:formula="of:=['copy of results.csv '.AG35]" office:value-type="float" office:value="499.975" calcext:value-type="float">
            <text:p>499.975</text:p>
          </table:table-cell>
          <table:table-cell table:formula="of:=['copy of results.csv '.AH35]" office:value-type="float" office:value="23.9768" calcext:value-type="float">
            <text:p>23.9768</text:p>
          </table:table-cell>
          <table:table-cell table:formula="of:=['copy of results.csv '.AI35]" office:value-type="float" office:value="90" calcext:value-type="float">
            <text:p>90</text:p>
          </table:table-cell>
          <table:table-cell table:formula="of:=['copy of results.csv '.AJ35]" office:value-type="float" office:value="17.7778" calcext:value-type="float">
            <text:p>17.7778</text:p>
          </table:table-cell>
          <table:table-cell table:formula="of:=['copy of results.csv '.AK35]" office:value-type="float" office:value="726.651" calcext:value-type="float">
            <text:p>726.651</text:p>
          </table:table-cell>
          <table:table-cell table:formula="of:=['copy of results.csv '.AL35]" office:value-type="float" office:value="0" calcext:value-type="float">
            <text:p>0</text:p>
          </table:table-cell>
          <table:table-cell table:formula="of:=['copy of results.csv '.AM35]" office:value-type="float" office:value="55157" calcext:value-type="float">
            <text:p>55157</text:p>
          </table:table-cell>
          <table:table-cell table:formula="of:=['copy of results.csv '.AQ35]" office:value-type="float" office:value="7530530" calcext:value-type="float">
            <text:p>7530530</text:p>
          </table:table-cell>
          <table:table-cell table:formula="of:=['copy of results.csv '.AT35]" office:value-type="float" office:value="499.975" calcext:value-type="float">
            <text:p>499.975</text:p>
          </table:table-cell>
          <table:table-cell table:formula="of:=['copy of results.csv '.AU35]" office:value-type="float" office:value="23.9768" calcext:value-type="float">
            <text:p>23.9768</text:p>
          </table:table-cell>
          <table:table-cell table:formula="of:=['copy of results.csv '.AV35]" office:value-type="float" office:value="90" calcext:value-type="float">
            <text:p>90</text:p>
          </table:table-cell>
          <table:table-cell table:formula="of:=['copy of results.csv '.AW35]" office:value-type="float" office:value="17.037" calcext:value-type="float">
            <text:p>17.037</text:p>
          </table:table-cell>
          <table:table-cell table:formula="of:=['copy of results.csv '.AX35]" office:value-type="float" office:value="506.366" calcext:value-type="float">
            <text:p>506.366</text:p>
          </table:table-cell>
          <table:table-cell table:formula="of:=['copy of results.csv '.AY35]" office:value-type="float" office:value="56428.6" calcext:value-type="float">
            <text:p>56428.6</text:p>
          </table:table-cell>
          <table:table-cell table:formula="of:=['copy of results.csv '.BC35]" office:value-type="float" office:value="7896610" calcext:value-type="float">
            <text:p>7896610</text:p>
          </table:table-cell>
          <table:table-cell table:formula="of:=['copy of results.csv '.BF35]" office:value-type="float" office:value="58706.3" calcext:value-type="float">
            <text:p>58706.3</text:p>
          </table:table-cell>
          <table:table-cell table:formula="of:=['copy of results.csv '.BJ35]" office:value-type="float" office:value="8274060" calcext:value-type="float">
            <text:p>8274060</text:p>
          </table:table-cell>
          <table:table-cell table:formula="of:=['copy of results.csv '.BL35]" office:value-type="float" office:value="0.878689" calcext:value-type="float">
            <text:p>0.878689</text:p>
          </table:table-cell>
          <table:table-cell table:number-columns-repeated="52"/>
        </table:table-row>
        <table:table-row table:style-name="ro1">
          <table:table-cell table:formula="of:=['copy of results.csv '.A36]" office:value-type="float" office:value="26.16" calcext:value-type="float">
            <text:p>26.16</text:p>
          </table:table-cell>
          <table:table-cell table:formula="of:=['copy of results.csv '.B36]" office:value-type="float" office:value="0.1" calcext:value-type="float">
            <text:p>0.1</text:p>
          </table:table-cell>
          <table:table-cell table:formula="of:=[$'copy of results.csv '.C36]" office:value-type="float" office:value="0" calcext:value-type="float">
            <text:p>0</text:p>
          </table:table-cell>
          <table:table-cell table:formula="of:=['copy of results.csv '.E36]" office:value-type="float" office:value="510" calcext:value-type="float">
            <text:p>510</text:p>
          </table:table-cell>
          <table:table-cell table:formula="of:=['copy of results.csv '.F36]" office:value-type="float" office:value="28" calcext:value-type="float">
            <text:p>28</text:p>
          </table:table-cell>
          <table:table-cell table:formula="of:=['copy of results.csv '.G36]" office:value-type="float" office:value="90" calcext:value-type="float">
            <text:p>90</text:p>
          </table:table-cell>
          <table:table-cell table:formula="of:=['copy of results.csv '.H36]" office:value-type="float" office:value="20" calcext:value-type="float">
            <text:p>20</text:p>
          </table:table-cell>
          <table:table-cell table:formula="of:=['copy of results.csv '.I36]" office:value-type="float" office:value="56802.3" calcext:value-type="float">
            <text:p>56802.3</text:p>
          </table:table-cell>
          <table:table-cell table:formula="of:=['copy of results.csv '.J36]" office:value-type="float" office:value="0" calcext:value-type="float">
            <text:p>0</text:p>
          </table:table-cell>
          <table:table-cell table:formula="of:=['copy of results.csv '.K36]" office:value-type="float" office:value="0" calcext:value-type="float">
            <text:p>0</text:p>
          </table:table-cell>
          <table:table-cell table:formula="of:=['copy of results.csv '.L36]" office:value-type="float" office:value="0" calcext:value-type="float">
            <text:p>0</text:p>
          </table:table-cell>
          <table:table-cell table:formula="of:=['copy of results.csv '.M36]" office:value-type="float" office:value="0" calcext:value-type="float">
            <text:p>0</text:p>
          </table:table-cell>
          <table:table-cell table:formula="of:=['copy of results.csv '.Q36]" office:value-type="float" office:value="0" calcext:value-type="float">
            <text:p>0</text:p>
          </table:table-cell>
          <table:table-cell table:formula="of:=['copy of results.csv '.S36]" office:value-type="float" office:value="499.975" calcext:value-type="float">
            <text:p>499.975</text:p>
          </table:table-cell>
          <table:table-cell table:formula="of:=['copy of results.csv '.T36]" office:value-type="float" office:value="23.9767" calcext:value-type="float">
            <text:p>23.9767</text:p>
          </table:table-cell>
          <table:table-cell table:formula="of:=['copy of results.csv '.U36]" office:value-type="float" office:value="90" calcext:value-type="float">
            <text:p>90</text:p>
          </table:table-cell>
          <table:table-cell table:formula="of:=['copy of results.csv '.V36]" office:value-type="float" office:value="20" calcext:value-type="float">
            <text:p>20</text:p>
          </table:table-cell>
          <table:table-cell table:formula="of:=['copy of results.csv '.W36]" office:value-type="float" office:value="58789.7" calcext:value-type="float">
            <text:p>58789.7</text:p>
          </table:table-cell>
          <table:table-cell table:formula="of:=['copy of results.csv '.X36]" office:value-type="float" office:value="0" calcext:value-type="float">
            <text:p>0</text:p>
          </table:table-cell>
          <table:table-cell table:formula="of:=['copy of results.csv '.Y36]" office:value-type="float" office:value="0" calcext:value-type="float">
            <text:p>0</text:p>
          </table:table-cell>
          <table:table-cell table:formula="of:=['copy of results.csv '.Z36]" office:value-type="float" office:value="0" calcext:value-type="float">
            <text:p>0</text:p>
          </table:table-cell>
          <table:table-cell table:formula="of:=['copy of results.csv '.AD36]" office:value-type="float" office:value="5988860" calcext:value-type="float">
            <text:p>5988860</text:p>
          </table:table-cell>
          <table:table-cell table:formula="of:=['copy of results.csv '.AG36]" office:value-type="float" office:value="499.975" calcext:value-type="float">
            <text:p>499.975</text:p>
          </table:table-cell>
          <table:table-cell table:formula="of:=['copy of results.csv '.AH36]" office:value-type="float" office:value="23.9768" calcext:value-type="float">
            <text:p>23.9768</text:p>
          </table:table-cell>
          <table:table-cell table:formula="of:=['copy of results.csv '.AI36]" office:value-type="float" office:value="90" calcext:value-type="float">
            <text:p>90</text:p>
          </table:table-cell>
          <table:table-cell table:formula="of:=['copy of results.csv '.AJ36]" office:value-type="float" office:value="17.7778" calcext:value-type="float">
            <text:p>17.7778</text:p>
          </table:table-cell>
          <table:table-cell table:formula="of:=['copy of results.csv '.AK36]" office:value-type="float" office:value="58120.9" calcext:value-type="float">
            <text:p>58120.9</text:p>
          </table:table-cell>
          <table:table-cell table:formula="of:=['copy of results.csv '.AL36]" office:value-type="float" office:value="0" calcext:value-type="float">
            <text:p>0</text:p>
          </table:table-cell>
          <table:table-cell table:formula="of:=['copy of results.csv '.AM36]" office:value-type="float" office:value="-2349.01" calcext:value-type="float">
            <text:p>-2349.01</text:p>
          </table:table-cell>
          <table:table-cell table:formula="of:=['copy of results.csv '.AQ36]" office:value-type="float" office:value="7590780" calcext:value-type="float">
            <text:p>7590780</text:p>
          </table:table-cell>
          <table:table-cell table:formula="of:=['copy of results.csv '.AT36]" office:value-type="float" office:value="499.975" calcext:value-type="float">
            <text:p>499.975</text:p>
          </table:table-cell>
          <table:table-cell table:formula="of:=['copy of results.csv '.AU36]" office:value-type="float" office:value="23.9768" calcext:value-type="float">
            <text:p>23.9768</text:p>
          </table:table-cell>
          <table:table-cell table:formula="of:=['copy of results.csv '.AV36]" office:value-type="float" office:value="90" calcext:value-type="float">
            <text:p>90</text:p>
          </table:table-cell>
          <table:table-cell table:formula="of:=['copy of results.csv '.AW36]" office:value-type="float" office:value="17.037" calcext:value-type="float">
            <text:p>17.037</text:p>
          </table:table-cell>
          <table:table-cell table:formula="of:=['copy of results.csv '.AX36]" office:value-type="float" office:value="60411.8" calcext:value-type="float">
            <text:p>60411.8</text:p>
          </table:table-cell>
          <table:table-cell table:formula="of:=['copy of results.csv '.AY36]" office:value-type="float" office:value="-222.015" calcext:value-type="float">
            <text:p>-222.015</text:p>
          </table:table-cell>
          <table:table-cell table:formula="of:=['copy of results.csv '.BC36]" office:value-type="float" office:value="7922550" calcext:value-type="float">
            <text:p>7922550</text:p>
          </table:table-cell>
          <table:table-cell table:formula="of:=['copy of results.csv '.BF36]" office:value-type="float" office:value="-3226.48" calcext:value-type="float">
            <text:p>-3226.48</text:p>
          </table:table-cell>
          <table:table-cell table:formula="of:=['copy of results.csv '.BJ36]" office:value-type="float" office:value="8238660" calcext:value-type="float">
            <text:p>8238660</text:p>
          </table:table-cell>
          <table:table-cell table:formula="of:=['copy of results.csv '.BL36]" office:value-type="float" office:value="0.878834" calcext:value-type="float">
            <text:p>0.878834</text:p>
          </table:table-cell>
          <table:table-cell table:number-columns-repeated="52"/>
        </table:table-row>
        <table:table-row table:style-name="ro1">
          <table:table-cell table:formula="of:=['copy of results.csv '.A37]" office:value-type="float" office:value="26.16" calcext:value-type="float">
            <text:p>26.16</text:p>
          </table:table-cell>
          <table:table-cell table:formula="of:=['copy of results.csv '.B37]" office:value-type="float" office:value="0.2" calcext:value-type="float">
            <text:p>0.2</text:p>
          </table:table-cell>
          <table:table-cell table:formula="of:=[$'copy of results.csv '.C37]" office:value-type="float" office:value="0" calcext:value-type="float">
            <text:p>0</text:p>
          </table:table-cell>
          <table:table-cell table:formula="of:=['copy of results.csv '.E37]" office:value-type="float" office:value="510" calcext:value-type="float">
            <text:p>510</text:p>
          </table:table-cell>
          <table:table-cell table:formula="of:=['copy of results.csv '.F37]" office:value-type="float" office:value="28" calcext:value-type="float">
            <text:p>28</text:p>
          </table:table-cell>
          <table:table-cell table:formula="of:=['copy of results.csv '.G37]" office:value-type="float" office:value="90" calcext:value-type="float">
            <text:p>90</text:p>
          </table:table-cell>
          <table:table-cell table:formula="of:=['copy of results.csv '.H37]" office:value-type="float" office:value="20" calcext:value-type="float">
            <text:p>20</text:p>
          </table:table-cell>
          <table:table-cell table:formula="of:=['copy of results.csv '.I37]" office:value-type="float" office:value="56802.3" calcext:value-type="float">
            <text:p>56802.3</text:p>
          </table:table-cell>
          <table:table-cell table:formula="of:=['copy of results.csv '.J37]" office:value-type="float" office:value="0" calcext:value-type="float">
            <text:p>0</text:p>
          </table:table-cell>
          <table:table-cell table:formula="of:=['copy of results.csv '.K37]" office:value-type="float" office:value="0" calcext:value-type="float">
            <text:p>0</text:p>
          </table:table-cell>
          <table:table-cell table:formula="of:=['copy of results.csv '.L37]" office:value-type="float" office:value="0" calcext:value-type="float">
            <text:p>0</text:p>
          </table:table-cell>
          <table:table-cell table:formula="of:=['copy of results.csv '.M37]" office:value-type="float" office:value="0" calcext:value-type="float">
            <text:p>0</text:p>
          </table:table-cell>
          <table:table-cell table:formula="of:=['copy of results.csv '.Q37]" office:value-type="float" office:value="0" calcext:value-type="float">
            <text:p>0</text:p>
          </table:table-cell>
          <table:table-cell table:formula="of:=['copy of results.csv '.S37]" office:value-type="float" office:value="499.975" calcext:value-type="float">
            <text:p>499.975</text:p>
          </table:table-cell>
          <table:table-cell table:formula="of:=['copy of results.csv '.T37]" office:value-type="float" office:value="23.9767" calcext:value-type="float">
            <text:p>23.9767</text:p>
          </table:table-cell>
          <table:table-cell table:formula="of:=['copy of results.csv '.U37]" office:value-type="float" office:value="90" calcext:value-type="float">
            <text:p>90</text:p>
          </table:table-cell>
          <table:table-cell table:formula="of:=['copy of results.csv '.V37]" office:value-type="float" office:value="20" calcext:value-type="float">
            <text:p>20</text:p>
          </table:table-cell>
          <table:table-cell table:formula="of:=['copy of results.csv '.W37]" office:value-type="float" office:value="58789.7" calcext:value-type="float">
            <text:p>58789.7</text:p>
          </table:table-cell>
          <table:table-cell table:formula="of:=['copy of results.csv '.X37]" office:value-type="float" office:value="0" calcext:value-type="float">
            <text:p>0</text:p>
          </table:table-cell>
          <table:table-cell table:formula="of:=['copy of results.csv '.Y37]" office:value-type="float" office:value="0" calcext:value-type="float">
            <text:p>0</text:p>
          </table:table-cell>
          <table:table-cell table:formula="of:=['copy of results.csv '.Z37]" office:value-type="float" office:value="0" calcext:value-type="float">
            <text:p>0</text:p>
          </table:table-cell>
          <table:table-cell table:formula="of:=['copy of results.csv '.AD37]" office:value-type="float" office:value="5988860" calcext:value-type="float">
            <text:p>5988860</text:p>
          </table:table-cell>
          <table:table-cell table:formula="of:=['copy of results.csv '.AG37]" office:value-type="float" office:value="499.975" calcext:value-type="float">
            <text:p>499.975</text:p>
          </table:table-cell>
          <table:table-cell table:formula="of:=['copy of results.csv '.AH37]" office:value-type="float" office:value="23.9768" calcext:value-type="float">
            <text:p>23.9768</text:p>
          </table:table-cell>
          <table:table-cell table:formula="of:=['copy of results.csv '.AI37]" office:value-type="float" office:value="90" calcext:value-type="float">
            <text:p>90</text:p>
          </table:table-cell>
          <table:table-cell table:formula="of:=['copy of results.csv '.AJ37]" office:value-type="float" office:value="17.7778" calcext:value-type="float">
            <text:p>17.7778</text:p>
          </table:table-cell>
          <table:table-cell table:formula="of:=['copy of results.csv '.AK37]" office:value-type="float" office:value="59205.2" calcext:value-type="float">
            <text:p>59205.2</text:p>
          </table:table-cell>
          <table:table-cell table:formula="of:=['copy of results.csv '.AL37]" office:value-type="float" office:value="0" calcext:value-type="float">
            <text:p>0</text:p>
          </table:table-cell>
          <table:table-cell table:formula="of:=['copy of results.csv '.AM37]" office:value-type="float" office:value="-2349.01" calcext:value-type="float">
            <text:p>-2349.01</text:p>
          </table:table-cell>
          <table:table-cell table:formula="of:=['copy of results.csv '.AQ37]" office:value-type="float" office:value="7590780" calcext:value-type="float">
            <text:p>7590780</text:p>
          </table:table-cell>
          <table:table-cell table:formula="of:=['copy of results.csv '.AT37]" office:value-type="float" office:value="499.975" calcext:value-type="float">
            <text:p>499.975</text:p>
          </table:table-cell>
          <table:table-cell table:formula="of:=['copy of results.csv '.AU37]" office:value-type="float" office:value="23.9768" calcext:value-type="float">
            <text:p>23.9768</text:p>
          </table:table-cell>
          <table:table-cell table:formula="of:=['copy of results.csv '.AV37]" office:value-type="float" office:value="90" calcext:value-type="float">
            <text:p>90</text:p>
          </table:table-cell>
          <table:table-cell table:formula="of:=['copy of results.csv '.AW37]" office:value-type="float" office:value="17.5926" calcext:value-type="float">
            <text:p>17.5926</text:p>
          </table:table-cell>
          <table:table-cell table:formula="of:=['copy of results.csv '.AX37]" office:value-type="float" office:value="61045.9" calcext:value-type="float">
            <text:p>61045.9</text:p>
          </table:table-cell>
          <table:table-cell table:formula="of:=['copy of results.csv '.AY37]" office:value-type="float" office:value="-2260.09" calcext:value-type="float">
            <text:p>-2260.09</text:p>
          </table:table-cell>
          <table:table-cell table:formula="of:=['copy of results.csv '.BC37]" office:value-type="float" office:value="7914800" calcext:value-type="float">
            <text:p>7914800</text:p>
          </table:table-cell>
          <table:table-cell table:formula="of:=['copy of results.csv '.BF37]" office:value-type="float" office:value="-2707.04" calcext:value-type="float">
            <text:p>-2707.04</text:p>
          </table:table-cell>
          <table:table-cell table:formula="of:=['copy of results.csv '.BJ37]" office:value-type="float" office:value="8247300" calcext:value-type="float">
            <text:p>8247300</text:p>
          </table:table-cell>
          <table:table-cell table:formula="of:=['copy of results.csv '.BL37]" office:value-type="float" office:value="0.878906" calcext:value-type="float">
            <text:p>0.878906</text:p>
          </table:table-cell>
          <table:table-cell table:number-columns-repeated="52"/>
        </table:table-row>
        <table:table-row table:style-name="ro1">
          <table:table-cell table:formula="of:=['copy of results.csv '.A38]" office:value-type="float" office:value="26.16" calcext:value-type="float">
            <text:p>26.16</text:p>
          </table:table-cell>
          <table:table-cell table:formula="of:=['copy of results.csv '.B38]" office:value-type="float" office:value="0.3" calcext:value-type="float">
            <text:p>0.3</text:p>
          </table:table-cell>
          <table:table-cell table:formula="of:=[$'copy of results.csv '.C38]" office:value-type="float" office:value="0" calcext:value-type="float">
            <text:p>0</text:p>
          </table:table-cell>
          <table:table-cell table:formula="of:=['copy of results.csv '.E38]" office:value-type="float" office:value="510" calcext:value-type="float">
            <text:p>510</text:p>
          </table:table-cell>
          <table:table-cell table:formula="of:=['copy of results.csv '.F38]" office:value-type="float" office:value="28" calcext:value-type="float">
            <text:p>28</text:p>
          </table:table-cell>
          <table:table-cell table:formula="of:=['copy of results.csv '.G38]" office:value-type="float" office:value="90" calcext:value-type="float">
            <text:p>90</text:p>
          </table:table-cell>
          <table:table-cell table:formula="of:=['copy of results.csv '.H38]" office:value-type="float" office:value="20" calcext:value-type="float">
            <text:p>20</text:p>
          </table:table-cell>
          <table:table-cell table:formula="of:=['copy of results.csv '.I38]" office:value-type="float" office:value="56802.3" calcext:value-type="float">
            <text:p>56802.3</text:p>
          </table:table-cell>
          <table:table-cell table:formula="of:=['copy of results.csv '.J38]" office:value-type="float" office:value="0" calcext:value-type="float">
            <text:p>0</text:p>
          </table:table-cell>
          <table:table-cell table:formula="of:=['copy of results.csv '.K38]" office:value-type="float" office:value="0" calcext:value-type="float">
            <text:p>0</text:p>
          </table:table-cell>
          <table:table-cell table:formula="of:=['copy of results.csv '.L38]" office:value-type="float" office:value="0" calcext:value-type="float">
            <text:p>0</text:p>
          </table:table-cell>
          <table:table-cell table:formula="of:=['copy of results.csv '.M38]" office:value-type="float" office:value="0" calcext:value-type="float">
            <text:p>0</text:p>
          </table:table-cell>
          <table:table-cell table:formula="of:=['copy of results.csv '.Q38]" office:value-type="float" office:value="0" calcext:value-type="float">
            <text:p>0</text:p>
          </table:table-cell>
          <table:table-cell table:formula="of:=['copy of results.csv '.S38]" office:value-type="float" office:value="499.975" calcext:value-type="float">
            <text:p>499.975</text:p>
          </table:table-cell>
          <table:table-cell table:formula="of:=['copy of results.csv '.T38]" office:value-type="float" office:value="23.9767" calcext:value-type="float">
            <text:p>23.9767</text:p>
          </table:table-cell>
          <table:table-cell table:formula="of:=['copy of results.csv '.U38]" office:value-type="float" office:value="90" calcext:value-type="float">
            <text:p>90</text:p>
          </table:table-cell>
          <table:table-cell table:formula="of:=['copy of results.csv '.V38]" office:value-type="float" office:value="20" calcext:value-type="float">
            <text:p>20</text:p>
          </table:table-cell>
          <table:table-cell table:formula="of:=['copy of results.csv '.W38]" office:value-type="float" office:value="58789.7" calcext:value-type="float">
            <text:p>58789.7</text:p>
          </table:table-cell>
          <table:table-cell table:formula="of:=['copy of results.csv '.X38]" office:value-type="float" office:value="0" calcext:value-type="float">
            <text:p>0</text:p>
          </table:table-cell>
          <table:table-cell table:formula="of:=['copy of results.csv '.Y38]" office:value-type="float" office:value="0" calcext:value-type="float">
            <text:p>0</text:p>
          </table:table-cell>
          <table:table-cell table:formula="of:=['copy of results.csv '.Z38]" office:value-type="float" office:value="0" calcext:value-type="float">
            <text:p>0</text:p>
          </table:table-cell>
          <table:table-cell table:formula="of:=['copy of results.csv '.AD38]" office:value-type="float" office:value="5988860" calcext:value-type="float">
            <text:p>5988860</text:p>
          </table:table-cell>
          <table:table-cell table:formula="of:=['copy of results.csv '.AG38]" office:value-type="float" office:value="499.975" calcext:value-type="float">
            <text:p>499.975</text:p>
          </table:table-cell>
          <table:table-cell table:formula="of:=['copy of results.csv '.AH38]" office:value-type="float" office:value="23.9768" calcext:value-type="float">
            <text:p>23.9768</text:p>
          </table:table-cell>
          <table:table-cell table:formula="of:=['copy of results.csv '.AI38]" office:value-type="float" office:value="90" calcext:value-type="float">
            <text:p>90</text:p>
          </table:table-cell>
          <table:table-cell table:formula="of:=['copy of results.csv '.AJ38]" office:value-type="float" office:value="17.7778" calcext:value-type="float">
            <text:p>17.7778</text:p>
          </table:table-cell>
          <table:table-cell table:formula="of:=['copy of results.csv '.AK38]" office:value-type="float" office:value="59205.2" calcext:value-type="float">
            <text:p>59205.2</text:p>
          </table:table-cell>
          <table:table-cell table:formula="of:=['copy of results.csv '.AL38]" office:value-type="float" office:value="0" calcext:value-type="float">
            <text:p>0</text:p>
          </table:table-cell>
          <table:table-cell table:formula="of:=['copy of results.csv '.AM38]" office:value-type="float" office:value="-2349.01" calcext:value-type="float">
            <text:p>-2349.01</text:p>
          </table:table-cell>
          <table:table-cell table:formula="of:=['copy of results.csv '.AQ38]" office:value-type="float" office:value="7590780" calcext:value-type="float">
            <text:p>7590780</text:p>
          </table:table-cell>
          <table:table-cell table:formula="of:=['copy of results.csv '.AT38]" office:value-type="float" office:value="499.975" calcext:value-type="float">
            <text:p>499.975</text:p>
          </table:table-cell>
          <table:table-cell table:formula="of:=['copy of results.csv '.AU38]" office:value-type="float" office:value="23.9768" calcext:value-type="float">
            <text:p>23.9768</text:p>
          </table:table-cell>
          <table:table-cell table:formula="of:=['copy of results.csv '.AV38]" office:value-type="float" office:value="90" calcext:value-type="float">
            <text:p>90</text:p>
          </table:table-cell>
          <table:table-cell table:formula="of:=['copy of results.csv '.AW38]" office:value-type="float" office:value="17.5926" calcext:value-type="float">
            <text:p>17.5926</text:p>
          </table:table-cell>
          <table:table-cell table:formula="of:=['copy of results.csv '.AX38]" office:value-type="float" office:value="61045.9" calcext:value-type="float">
            <text:p>61045.9</text:p>
          </table:table-cell>
          <table:table-cell table:formula="of:=['copy of results.csv '.AY38]" office:value-type="float" office:value="-2260.09" calcext:value-type="float">
            <text:p>-2260.09</text:p>
          </table:table-cell>
          <table:table-cell table:formula="of:=['copy of results.csv '.BC38]" office:value-type="float" office:value="7914800" calcext:value-type="float">
            <text:p>7914800</text:p>
          </table:table-cell>
          <table:table-cell table:formula="of:=['copy of results.csv '.BF38]" office:value-type="float" office:value="-2707.04" calcext:value-type="float">
            <text:p>-2707.04</text:p>
          </table:table-cell>
          <table:table-cell table:formula="of:=['copy of results.csv '.BJ38]" office:value-type="float" office:value="8247300" calcext:value-type="float">
            <text:p>8247300</text:p>
          </table:table-cell>
          <table:table-cell table:formula="of:=['copy of results.csv '.BL38]" office:value-type="float" office:value="0.878906" calcext:value-type="float">
            <text:p>0.878906</text:p>
          </table:table-cell>
          <table:table-cell table:number-columns-repeated="52"/>
        </table:table-row>
        <table:table-row table:style-name="ro1">
          <table:table-cell table:formula="of:=['copy of results.csv '.A39]" office:value-type="float" office:value="26.16" calcext:value-type="float">
            <text:p>26.16</text:p>
          </table:table-cell>
          <table:table-cell table:formula="of:=['copy of results.csv '.B39]" office:value-type="float" office:value="0.4" calcext:value-type="float">
            <text:p>0.4</text:p>
          </table:table-cell>
          <table:table-cell table:formula="of:=[$'copy of results.csv '.C39]" office:value-type="float" office:value="0" calcext:value-type="float">
            <text:p>0</text:p>
          </table:table-cell>
          <table:table-cell table:formula="of:=['copy of results.csv '.E39]" office:value-type="float" office:value="510" calcext:value-type="float">
            <text:p>510</text:p>
          </table:table-cell>
          <table:table-cell table:formula="of:=['copy of results.csv '.F39]" office:value-type="float" office:value="28" calcext:value-type="float">
            <text:p>28</text:p>
          </table:table-cell>
          <table:table-cell table:formula="of:=['copy of results.csv '.G39]" office:value-type="float" office:value="90" calcext:value-type="float">
            <text:p>90</text:p>
          </table:table-cell>
          <table:table-cell table:formula="of:=['copy of results.csv '.H39]" office:value-type="float" office:value="20" calcext:value-type="float">
            <text:p>20</text:p>
          </table:table-cell>
          <table:table-cell table:formula="of:=['copy of results.csv '.I39]" office:value-type="float" office:value="56802.3" calcext:value-type="float">
            <text:p>56802.3</text:p>
          </table:table-cell>
          <table:table-cell table:formula="of:=['copy of results.csv '.J39]" office:value-type="float" office:value="0" calcext:value-type="float">
            <text:p>0</text:p>
          </table:table-cell>
          <table:table-cell table:formula="of:=['copy of results.csv '.K39]" office:value-type="float" office:value="0" calcext:value-type="float">
            <text:p>0</text:p>
          </table:table-cell>
          <table:table-cell table:formula="of:=['copy of results.csv '.L39]" office:value-type="float" office:value="0" calcext:value-type="float">
            <text:p>0</text:p>
          </table:table-cell>
          <table:table-cell table:formula="of:=['copy of results.csv '.M39]" office:value-type="float" office:value="0" calcext:value-type="float">
            <text:p>0</text:p>
          </table:table-cell>
          <table:table-cell table:formula="of:=['copy of results.csv '.Q39]" office:value-type="float" office:value="0" calcext:value-type="float">
            <text:p>0</text:p>
          </table:table-cell>
          <table:table-cell table:formula="of:=['copy of results.csv '.S39]" office:value-type="float" office:value="499.975" calcext:value-type="float">
            <text:p>499.975</text:p>
          </table:table-cell>
          <table:table-cell table:formula="of:=['copy of results.csv '.T39]" office:value-type="float" office:value="23.9767" calcext:value-type="float">
            <text:p>23.9767</text:p>
          </table:table-cell>
          <table:table-cell table:formula="of:=['copy of results.csv '.U39]" office:value-type="float" office:value="90" calcext:value-type="float">
            <text:p>90</text:p>
          </table:table-cell>
          <table:table-cell table:formula="of:=['copy of results.csv '.V39]" office:value-type="float" office:value="20" calcext:value-type="float">
            <text:p>20</text:p>
          </table:table-cell>
          <table:table-cell table:formula="of:=['copy of results.csv '.W39]" office:value-type="float" office:value="58789.7" calcext:value-type="float">
            <text:p>58789.7</text:p>
          </table:table-cell>
          <table:table-cell table:formula="of:=['copy of results.csv '.X39]" office:value-type="float" office:value="0" calcext:value-type="float">
            <text:p>0</text:p>
          </table:table-cell>
          <table:table-cell table:formula="of:=['copy of results.csv '.Y39]" office:value-type="float" office:value="0" calcext:value-type="float">
            <text:p>0</text:p>
          </table:table-cell>
          <table:table-cell table:formula="of:=['copy of results.csv '.Z39]" office:value-type="float" office:value="0" calcext:value-type="float">
            <text:p>0</text:p>
          </table:table-cell>
          <table:table-cell table:formula="of:=['copy of results.csv '.AD39]" office:value-type="float" office:value="5988860" calcext:value-type="float">
            <text:p>5988860</text:p>
          </table:table-cell>
          <table:table-cell table:formula="of:=['copy of results.csv '.AG39]" office:value-type="float" office:value="499.975" calcext:value-type="float">
            <text:p>499.975</text:p>
          </table:table-cell>
          <table:table-cell table:formula="of:=['copy of results.csv '.AH39]" office:value-type="float" office:value="23.9768" calcext:value-type="float">
            <text:p>23.9768</text:p>
          </table:table-cell>
          <table:table-cell table:formula="of:=['copy of results.csv '.AI39]" office:value-type="float" office:value="90" calcext:value-type="float">
            <text:p>90</text:p>
          </table:table-cell>
          <table:table-cell table:formula="of:=['copy of results.csv '.AJ39]" office:value-type="float" office:value="17.7778" calcext:value-type="float">
            <text:p>17.7778</text:p>
          </table:table-cell>
          <table:table-cell table:formula="of:=['copy of results.csv '.AK39]" office:value-type="float" office:value="59205.2" calcext:value-type="float">
            <text:p>59205.2</text:p>
          </table:table-cell>
          <table:table-cell table:formula="of:=['copy of results.csv '.AL39]" office:value-type="float" office:value="0" calcext:value-type="float">
            <text:p>0</text:p>
          </table:table-cell>
          <table:table-cell table:formula="of:=['copy of results.csv '.AM39]" office:value-type="float" office:value="-2349.01" calcext:value-type="float">
            <text:p>-2349.01</text:p>
          </table:table-cell>
          <table:table-cell table:formula="of:=['copy of results.csv '.AQ39]" office:value-type="float" office:value="7590780" calcext:value-type="float">
            <text:p>7590780</text:p>
          </table:table-cell>
          <table:table-cell table:formula="of:=['copy of results.csv '.AT39]" office:value-type="float" office:value="499.975" calcext:value-type="float">
            <text:p>499.975</text:p>
          </table:table-cell>
          <table:table-cell table:formula="of:=['copy of results.csv '.AU39]" office:value-type="float" office:value="23.9768" calcext:value-type="float">
            <text:p>23.9768</text:p>
          </table:table-cell>
          <table:table-cell table:formula="of:=['copy of results.csv '.AV39]" office:value-type="float" office:value="90" calcext:value-type="float">
            <text:p>90</text:p>
          </table:table-cell>
          <table:table-cell table:formula="of:=['copy of results.csv '.AW39]" office:value-type="float" office:value="17.5926" calcext:value-type="float">
            <text:p>17.5926</text:p>
          </table:table-cell>
          <table:table-cell table:formula="of:=['copy of results.csv '.AX39]" office:value-type="float" office:value="61045.9" calcext:value-type="float">
            <text:p>61045.9</text:p>
          </table:table-cell>
          <table:table-cell table:formula="of:=['copy of results.csv '.AY39]" office:value-type="float" office:value="-2260.09" calcext:value-type="float">
            <text:p>-2260.09</text:p>
          </table:table-cell>
          <table:table-cell table:formula="of:=['copy of results.csv '.BC39]" office:value-type="float" office:value="7914800" calcext:value-type="float">
            <text:p>7914800</text:p>
          </table:table-cell>
          <table:table-cell table:formula="of:=['copy of results.csv '.BF39]" office:value-type="float" office:value="-2707.04" calcext:value-type="float">
            <text:p>-2707.04</text:p>
          </table:table-cell>
          <table:table-cell table:formula="of:=['copy of results.csv '.BJ39]" office:value-type="float" office:value="8247300" calcext:value-type="float">
            <text:p>8247300</text:p>
          </table:table-cell>
          <table:table-cell table:formula="of:=['copy of results.csv '.BL39]" office:value-type="float" office:value="0.878906" calcext:value-type="float">
            <text:p>0.878906</text:p>
          </table:table-cell>
          <table:table-cell table:number-columns-repeated="52"/>
        </table:table-row>
        <table:table-row table:style-name="ro1">
          <table:table-cell table:formula="of:=['copy of results.csv '.A40]" office:value-type="float" office:value="26.16" calcext:value-type="float">
            <text:p>26.16</text:p>
          </table:table-cell>
          <table:table-cell table:formula="of:=['copy of results.csv '.B40]" office:value-type="float" office:value="0.5" calcext:value-type="float">
            <text:p>0.5</text:p>
          </table:table-cell>
          <table:table-cell table:formula="of:=[$'copy of results.csv '.C40]" office:value-type="float" office:value="0" calcext:value-type="float">
            <text:p>0</text:p>
          </table:table-cell>
          <table:table-cell table:formula="of:=['copy of results.csv '.E40]" office:value-type="float" office:value="510" calcext:value-type="float">
            <text:p>510</text:p>
          </table:table-cell>
          <table:table-cell table:formula="of:=['copy of results.csv '.F40]" office:value-type="float" office:value="28" calcext:value-type="float">
            <text:p>28</text:p>
          </table:table-cell>
          <table:table-cell table:formula="of:=['copy of results.csv '.G40]" office:value-type="float" office:value="90" calcext:value-type="float">
            <text:p>90</text:p>
          </table:table-cell>
          <table:table-cell table:formula="of:=['copy of results.csv '.H40]" office:value-type="float" office:value="20" calcext:value-type="float">
            <text:p>20</text:p>
          </table:table-cell>
          <table:table-cell table:formula="of:=['copy of results.csv '.I40]" office:value-type="float" office:value="56802.3" calcext:value-type="float">
            <text:p>56802.3</text:p>
          </table:table-cell>
          <table:table-cell table:formula="of:=['copy of results.csv '.J40]" office:value-type="float" office:value="0" calcext:value-type="float">
            <text:p>0</text:p>
          </table:table-cell>
          <table:table-cell table:formula="of:=['copy of results.csv '.K40]" office:value-type="float" office:value="0" calcext:value-type="float">
            <text:p>0</text:p>
          </table:table-cell>
          <table:table-cell table:formula="of:=['copy of results.csv '.L40]" office:value-type="float" office:value="0" calcext:value-type="float">
            <text:p>0</text:p>
          </table:table-cell>
          <table:table-cell table:formula="of:=['copy of results.csv '.M40]" office:value-type="float" office:value="0" calcext:value-type="float">
            <text:p>0</text:p>
          </table:table-cell>
          <table:table-cell table:formula="of:=['copy of results.csv '.Q40]" office:value-type="float" office:value="0" calcext:value-type="float">
            <text:p>0</text:p>
          </table:table-cell>
          <table:table-cell table:formula="of:=['copy of results.csv '.S40]" office:value-type="float" office:value="499.975" calcext:value-type="float">
            <text:p>499.975</text:p>
          </table:table-cell>
          <table:table-cell table:formula="of:=['copy of results.csv '.T40]" office:value-type="float" office:value="23.9767" calcext:value-type="float">
            <text:p>23.9767</text:p>
          </table:table-cell>
          <table:table-cell table:formula="of:=['copy of results.csv '.U40]" office:value-type="float" office:value="90" calcext:value-type="float">
            <text:p>90</text:p>
          </table:table-cell>
          <table:table-cell table:formula="of:=['copy of results.csv '.V40]" office:value-type="float" office:value="20" calcext:value-type="float">
            <text:p>20</text:p>
          </table:table-cell>
          <table:table-cell table:formula="of:=['copy of results.csv '.W40]" office:value-type="float" office:value="58789.7" calcext:value-type="float">
            <text:p>58789.7</text:p>
          </table:table-cell>
          <table:table-cell table:formula="of:=['copy of results.csv '.X40]" office:value-type="float" office:value="0" calcext:value-type="float">
            <text:p>0</text:p>
          </table:table-cell>
          <table:table-cell table:formula="of:=['copy of results.csv '.Y40]" office:value-type="float" office:value="0" calcext:value-type="float">
            <text:p>0</text:p>
          </table:table-cell>
          <table:table-cell table:formula="of:=['copy of results.csv '.Z40]" office:value-type="float" office:value="0" calcext:value-type="float">
            <text:p>0</text:p>
          </table:table-cell>
          <table:table-cell table:formula="of:=['copy of results.csv '.AD40]" office:value-type="float" office:value="5988860" calcext:value-type="float">
            <text:p>5988860</text:p>
          </table:table-cell>
          <table:table-cell table:formula="of:=['copy of results.csv '.AG40]" office:value-type="float" office:value="499.975" calcext:value-type="float">
            <text:p>499.975</text:p>
          </table:table-cell>
          <table:table-cell table:formula="of:=['copy of results.csv '.AH40]" office:value-type="float" office:value="23.9768" calcext:value-type="float">
            <text:p>23.9768</text:p>
          </table:table-cell>
          <table:table-cell table:formula="of:=['copy of results.csv '.AI40]" office:value-type="float" office:value="90" calcext:value-type="float">
            <text:p>90</text:p>
          </table:table-cell>
          <table:table-cell table:formula="of:=['copy of results.csv '.AJ40]" office:value-type="float" office:value="17.7778" calcext:value-type="float">
            <text:p>17.7778</text:p>
          </table:table-cell>
          <table:table-cell table:formula="of:=['copy of results.csv '.AK40]" office:value-type="float" office:value="59205.2" calcext:value-type="float">
            <text:p>59205.2</text:p>
          </table:table-cell>
          <table:table-cell table:formula="of:=['copy of results.csv '.AL40]" office:value-type="float" office:value="0" calcext:value-type="float">
            <text:p>0</text:p>
          </table:table-cell>
          <table:table-cell table:formula="of:=['copy of results.csv '.AM40]" office:value-type="float" office:value="-2349.01" calcext:value-type="float">
            <text:p>-2349.01</text:p>
          </table:table-cell>
          <table:table-cell table:formula="of:=['copy of results.csv '.AQ40]" office:value-type="float" office:value="7590780" calcext:value-type="float">
            <text:p>7590780</text:p>
          </table:table-cell>
          <table:table-cell table:formula="of:=['copy of results.csv '.AT40]" office:value-type="float" office:value="499.975" calcext:value-type="float">
            <text:p>499.975</text:p>
          </table:table-cell>
          <table:table-cell table:formula="of:=['copy of results.csv '.AU40]" office:value-type="float" office:value="23.9768" calcext:value-type="float">
            <text:p>23.9768</text:p>
          </table:table-cell>
          <table:table-cell table:formula="of:=['copy of results.csv '.AV40]" office:value-type="float" office:value="90" calcext:value-type="float">
            <text:p>90</text:p>
          </table:table-cell>
          <table:table-cell table:formula="of:=['copy of results.csv '.AW40]" office:value-type="float" office:value="17.5926" calcext:value-type="float">
            <text:p>17.5926</text:p>
          </table:table-cell>
          <table:table-cell table:formula="of:=['copy of results.csv '.AX40]" office:value-type="float" office:value="61045.9" calcext:value-type="float">
            <text:p>61045.9</text:p>
          </table:table-cell>
          <table:table-cell table:formula="of:=['copy of results.csv '.AY40]" office:value-type="float" office:value="-2260.09" calcext:value-type="float">
            <text:p>-2260.09</text:p>
          </table:table-cell>
          <table:table-cell table:formula="of:=['copy of results.csv '.BC40]" office:value-type="float" office:value="7914800" calcext:value-type="float">
            <text:p>7914800</text:p>
          </table:table-cell>
          <table:table-cell table:formula="of:=['copy of results.csv '.BF40]" office:value-type="float" office:value="-2707.04" calcext:value-type="float">
            <text:p>-2707.04</text:p>
          </table:table-cell>
          <table:table-cell table:formula="of:=['copy of results.csv '.BJ40]" office:value-type="float" office:value="8247300" calcext:value-type="float">
            <text:p>8247300</text:p>
          </table:table-cell>
          <table:table-cell table:formula="of:=['copy of results.csv '.BL40]" office:value-type="float" office:value="0.878906" calcext:value-type="float">
            <text:p>0.878906</text:p>
          </table:table-cell>
          <table:table-cell table:number-columns-repeated="52"/>
        </table:table-row>
        <table:table-row table:style-name="ro1">
          <table:table-cell table:formula="of:=['copy of results.csv '.A41]" office:value-type="float" office:value="26.16" calcext:value-type="float">
            <text:p>26.16</text:p>
          </table:table-cell>
          <table:table-cell table:formula="of:=['copy of results.csv '.B41]" office:value-type="float" office:value="0.6" calcext:value-type="float">
            <text:p>0.6</text:p>
          </table:table-cell>
          <table:table-cell table:formula="of:=[$'copy of results.csv '.C41]" office:value-type="float" office:value="0" calcext:value-type="float">
            <text:p>0</text:p>
          </table:table-cell>
          <table:table-cell table:formula="of:=['copy of results.csv '.E41]" office:value-type="float" office:value="510" calcext:value-type="float">
            <text:p>510</text:p>
          </table:table-cell>
          <table:table-cell table:formula="of:=['copy of results.csv '.F41]" office:value-type="float" office:value="28" calcext:value-type="float">
            <text:p>28</text:p>
          </table:table-cell>
          <table:table-cell table:formula="of:=['copy of results.csv '.G41]" office:value-type="float" office:value="90" calcext:value-type="float">
            <text:p>90</text:p>
          </table:table-cell>
          <table:table-cell table:formula="of:=['copy of results.csv '.H41]" office:value-type="float" office:value="20" calcext:value-type="float">
            <text:p>20</text:p>
          </table:table-cell>
          <table:table-cell table:formula="of:=['copy of results.csv '.I41]" office:value-type="float" office:value="56802.3" calcext:value-type="float">
            <text:p>56802.3</text:p>
          </table:table-cell>
          <table:table-cell table:formula="of:=['copy of results.csv '.J41]" office:value-type="float" office:value="0" calcext:value-type="float">
            <text:p>0</text:p>
          </table:table-cell>
          <table:table-cell table:formula="of:=['copy of results.csv '.K41]" office:value-type="float" office:value="0" calcext:value-type="float">
            <text:p>0</text:p>
          </table:table-cell>
          <table:table-cell table:formula="of:=['copy of results.csv '.L41]" office:value-type="float" office:value="0" calcext:value-type="float">
            <text:p>0</text:p>
          </table:table-cell>
          <table:table-cell table:formula="of:=['copy of results.csv '.M41]" office:value-type="float" office:value="0" calcext:value-type="float">
            <text:p>0</text:p>
          </table:table-cell>
          <table:table-cell table:formula="of:=['copy of results.csv '.Q41]" office:value-type="float" office:value="0" calcext:value-type="float">
            <text:p>0</text:p>
          </table:table-cell>
          <table:table-cell table:formula="of:=['copy of results.csv '.S41]" office:value-type="float" office:value="499.975" calcext:value-type="float">
            <text:p>499.975</text:p>
          </table:table-cell>
          <table:table-cell table:formula="of:=['copy of results.csv '.T41]" office:value-type="float" office:value="23.9767" calcext:value-type="float">
            <text:p>23.9767</text:p>
          </table:table-cell>
          <table:table-cell table:formula="of:=['copy of results.csv '.U41]" office:value-type="float" office:value="90" calcext:value-type="float">
            <text:p>90</text:p>
          </table:table-cell>
          <table:table-cell table:formula="of:=['copy of results.csv '.V41]" office:value-type="float" office:value="20" calcext:value-type="float">
            <text:p>20</text:p>
          </table:table-cell>
          <table:table-cell table:formula="of:=['copy of results.csv '.W41]" office:value-type="float" office:value="58789.7" calcext:value-type="float">
            <text:p>58789.7</text:p>
          </table:table-cell>
          <table:table-cell table:formula="of:=['copy of results.csv '.X41]" office:value-type="float" office:value="0" calcext:value-type="float">
            <text:p>0</text:p>
          </table:table-cell>
          <table:table-cell table:formula="of:=['copy of results.csv '.Y41]" office:value-type="float" office:value="0" calcext:value-type="float">
            <text:p>0</text:p>
          </table:table-cell>
          <table:table-cell table:formula="of:=['copy of results.csv '.Z41]" office:value-type="float" office:value="0" calcext:value-type="float">
            <text:p>0</text:p>
          </table:table-cell>
          <table:table-cell table:formula="of:=['copy of results.csv '.AD41]" office:value-type="float" office:value="5988860" calcext:value-type="float">
            <text:p>5988860</text:p>
          </table:table-cell>
          <table:table-cell table:formula="of:=['copy of results.csv '.AG41]" office:value-type="float" office:value="499.975" calcext:value-type="float">
            <text:p>499.975</text:p>
          </table:table-cell>
          <table:table-cell table:formula="of:=['copy of results.csv '.AH41]" office:value-type="float" office:value="23.9768" calcext:value-type="float">
            <text:p>23.9768</text:p>
          </table:table-cell>
          <table:table-cell table:formula="of:=['copy of results.csv '.AI41]" office:value-type="float" office:value="90" calcext:value-type="float">
            <text:p>90</text:p>
          </table:table-cell>
          <table:table-cell table:formula="of:=['copy of results.csv '.AJ41]" office:value-type="float" office:value="17.7778" calcext:value-type="float">
            <text:p>17.7778</text:p>
          </table:table-cell>
          <table:table-cell table:formula="of:=['copy of results.csv '.AK41]" office:value-type="float" office:value="59205.2" calcext:value-type="float">
            <text:p>59205.2</text:p>
          </table:table-cell>
          <table:table-cell table:formula="of:=['copy of results.csv '.AL41]" office:value-type="float" office:value="0" calcext:value-type="float">
            <text:p>0</text:p>
          </table:table-cell>
          <table:table-cell table:formula="of:=['copy of results.csv '.AM41]" office:value-type="float" office:value="-2349.01" calcext:value-type="float">
            <text:p>-2349.01</text:p>
          </table:table-cell>
          <table:table-cell table:formula="of:=['copy of results.csv '.AQ41]" office:value-type="float" office:value="7590780" calcext:value-type="float">
            <text:p>7590780</text:p>
          </table:table-cell>
          <table:table-cell table:formula="of:=['copy of results.csv '.AT41]" office:value-type="float" office:value="499.975" calcext:value-type="float">
            <text:p>499.975</text:p>
          </table:table-cell>
          <table:table-cell table:formula="of:=['copy of results.csv '.AU41]" office:value-type="float" office:value="23.9768" calcext:value-type="float">
            <text:p>23.9768</text:p>
          </table:table-cell>
          <table:table-cell table:formula="of:=['copy of results.csv '.AV41]" office:value-type="float" office:value="90" calcext:value-type="float">
            <text:p>90</text:p>
          </table:table-cell>
          <table:table-cell table:formula="of:=['copy of results.csv '.AW41]" office:value-type="float" office:value="17.5926" calcext:value-type="float">
            <text:p>17.5926</text:p>
          </table:table-cell>
          <table:table-cell table:formula="of:=['copy of results.csv '.AX41]" office:value-type="float" office:value="61045.9" calcext:value-type="float">
            <text:p>61045.9</text:p>
          </table:table-cell>
          <table:table-cell table:formula="of:=['copy of results.csv '.AY41]" office:value-type="float" office:value="-2260.09" calcext:value-type="float">
            <text:p>-2260.09</text:p>
          </table:table-cell>
          <table:table-cell table:formula="of:=['copy of results.csv '.BC41]" office:value-type="float" office:value="7914800" calcext:value-type="float">
            <text:p>7914800</text:p>
          </table:table-cell>
          <table:table-cell table:formula="of:=['copy of results.csv '.BF41]" office:value-type="float" office:value="-2707.04" calcext:value-type="float">
            <text:p>-2707.04</text:p>
          </table:table-cell>
          <table:table-cell table:formula="of:=['copy of results.csv '.BJ41]" office:value-type="float" office:value="8247300" calcext:value-type="float">
            <text:p>8247300</text:p>
          </table:table-cell>
          <table:table-cell table:formula="of:=['copy of results.csv '.BL41]" office:value-type="float" office:value="0.878906" calcext:value-type="float">
            <text:p>0.878906</text:p>
          </table:table-cell>
          <table:table-cell table:number-columns-repeated="52"/>
        </table:table-row>
        <table:table-row table:style-name="ro1">
          <table:table-cell table:formula="of:=['copy of results.csv '.A42]" office:value-type="float" office:value="26.16" calcext:value-type="float">
            <text:p>26.16</text:p>
          </table:table-cell>
          <table:table-cell table:formula="of:=['copy of results.csv '.B42]" office:value-type="float" office:value="0.7" calcext:value-type="float">
            <text:p>0.7</text:p>
          </table:table-cell>
          <table:table-cell table:formula="of:=[$'copy of results.csv '.C42]" office:value-type="float" office:value="0" calcext:value-type="float">
            <text:p>0</text:p>
          </table:table-cell>
          <table:table-cell table:formula="of:=['copy of results.csv '.E42]" office:value-type="float" office:value="510" calcext:value-type="float">
            <text:p>510</text:p>
          </table:table-cell>
          <table:table-cell table:formula="of:=['copy of results.csv '.F42]" office:value-type="float" office:value="28" calcext:value-type="float">
            <text:p>28</text:p>
          </table:table-cell>
          <table:table-cell table:formula="of:=['copy of results.csv '.G42]" office:value-type="float" office:value="90" calcext:value-type="float">
            <text:p>90</text:p>
          </table:table-cell>
          <table:table-cell table:formula="of:=['copy of results.csv '.H42]" office:value-type="float" office:value="20" calcext:value-type="float">
            <text:p>20</text:p>
          </table:table-cell>
          <table:table-cell table:formula="of:=['copy of results.csv '.I42]" office:value-type="float" office:value="56802.3" calcext:value-type="float">
            <text:p>56802.3</text:p>
          </table:table-cell>
          <table:table-cell table:formula="of:=['copy of results.csv '.J42]" office:value-type="float" office:value="0" calcext:value-type="float">
            <text:p>0</text:p>
          </table:table-cell>
          <table:table-cell table:formula="of:=['copy of results.csv '.K42]" office:value-type="float" office:value="0" calcext:value-type="float">
            <text:p>0</text:p>
          </table:table-cell>
          <table:table-cell table:formula="of:=['copy of results.csv '.L42]" office:value-type="float" office:value="0" calcext:value-type="float">
            <text:p>0</text:p>
          </table:table-cell>
          <table:table-cell table:formula="of:=['copy of results.csv '.M42]" office:value-type="float" office:value="0" calcext:value-type="float">
            <text:p>0</text:p>
          </table:table-cell>
          <table:table-cell table:formula="of:=['copy of results.csv '.Q42]" office:value-type="float" office:value="0" calcext:value-type="float">
            <text:p>0</text:p>
          </table:table-cell>
          <table:table-cell table:formula="of:=['copy of results.csv '.S42]" office:value-type="float" office:value="499.975" calcext:value-type="float">
            <text:p>499.975</text:p>
          </table:table-cell>
          <table:table-cell table:formula="of:=['copy of results.csv '.T42]" office:value-type="float" office:value="23.9767" calcext:value-type="float">
            <text:p>23.9767</text:p>
          </table:table-cell>
          <table:table-cell table:formula="of:=['copy of results.csv '.U42]" office:value-type="float" office:value="90" calcext:value-type="float">
            <text:p>90</text:p>
          </table:table-cell>
          <table:table-cell table:formula="of:=['copy of results.csv '.V42]" office:value-type="float" office:value="20" calcext:value-type="float">
            <text:p>20</text:p>
          </table:table-cell>
          <table:table-cell table:formula="of:=['copy of results.csv '.W42]" office:value-type="float" office:value="58789.7" calcext:value-type="float">
            <text:p>58789.7</text:p>
          </table:table-cell>
          <table:table-cell table:formula="of:=['copy of results.csv '.X42]" office:value-type="float" office:value="0" calcext:value-type="float">
            <text:p>0</text:p>
          </table:table-cell>
          <table:table-cell table:formula="of:=['copy of results.csv '.Y42]" office:value-type="float" office:value="0" calcext:value-type="float">
            <text:p>0</text:p>
          </table:table-cell>
          <table:table-cell table:formula="of:=['copy of results.csv '.Z42]" office:value-type="float" office:value="0" calcext:value-type="float">
            <text:p>0</text:p>
          </table:table-cell>
          <table:table-cell table:formula="of:=['copy of results.csv '.AD42]" office:value-type="float" office:value="5988860" calcext:value-type="float">
            <text:p>5988860</text:p>
          </table:table-cell>
          <table:table-cell table:formula="of:=['copy of results.csv '.AG42]" office:value-type="float" office:value="499.975" calcext:value-type="float">
            <text:p>499.975</text:p>
          </table:table-cell>
          <table:table-cell table:formula="of:=['copy of results.csv '.AH42]" office:value-type="float" office:value="23.9768" calcext:value-type="float">
            <text:p>23.9768</text:p>
          </table:table-cell>
          <table:table-cell table:formula="of:=['copy of results.csv '.AI42]" office:value-type="float" office:value="90" calcext:value-type="float">
            <text:p>90</text:p>
          </table:table-cell>
          <table:table-cell table:formula="of:=['copy of results.csv '.AJ42]" office:value-type="float" office:value="17.7778" calcext:value-type="float">
            <text:p>17.7778</text:p>
          </table:table-cell>
          <table:table-cell table:formula="of:=['copy of results.csv '.AK42]" office:value-type="float" office:value="59205.2" calcext:value-type="float">
            <text:p>59205.2</text:p>
          </table:table-cell>
          <table:table-cell table:formula="of:=['copy of results.csv '.AL42]" office:value-type="float" office:value="0" calcext:value-type="float">
            <text:p>0</text:p>
          </table:table-cell>
          <table:table-cell table:formula="of:=['copy of results.csv '.AM42]" office:value-type="float" office:value="-2349.01" calcext:value-type="float">
            <text:p>-2349.01</text:p>
          </table:table-cell>
          <table:table-cell table:formula="of:=['copy of results.csv '.AQ42]" office:value-type="float" office:value="7590780" calcext:value-type="float">
            <text:p>7590780</text:p>
          </table:table-cell>
          <table:table-cell table:formula="of:=['copy of results.csv '.AT42]" office:value-type="float" office:value="499.975" calcext:value-type="float">
            <text:p>499.975</text:p>
          </table:table-cell>
          <table:table-cell table:formula="of:=['copy of results.csv '.AU42]" office:value-type="float" office:value="23.9768" calcext:value-type="float">
            <text:p>23.9768</text:p>
          </table:table-cell>
          <table:table-cell table:formula="of:=['copy of results.csv '.AV42]" office:value-type="float" office:value="90" calcext:value-type="float">
            <text:p>90</text:p>
          </table:table-cell>
          <table:table-cell table:formula="of:=['copy of results.csv '.AW42]" office:value-type="float" office:value="17.5926" calcext:value-type="float">
            <text:p>17.5926</text:p>
          </table:table-cell>
          <table:table-cell table:formula="of:=['copy of results.csv '.AX42]" office:value-type="float" office:value="61045.9" calcext:value-type="float">
            <text:p>61045.9</text:p>
          </table:table-cell>
          <table:table-cell table:formula="of:=['copy of results.csv '.AY42]" office:value-type="float" office:value="-2260.09" calcext:value-type="float">
            <text:p>-2260.09</text:p>
          </table:table-cell>
          <table:table-cell table:formula="of:=['copy of results.csv '.BC42]" office:value-type="float" office:value="7914800" calcext:value-type="float">
            <text:p>7914800</text:p>
          </table:table-cell>
          <table:table-cell table:formula="of:=['copy of results.csv '.BF42]" office:value-type="float" office:value="-2707.04" calcext:value-type="float">
            <text:p>-2707.04</text:p>
          </table:table-cell>
          <table:table-cell table:formula="of:=['copy of results.csv '.BJ42]" office:value-type="float" office:value="8247300" calcext:value-type="float">
            <text:p>8247300</text:p>
          </table:table-cell>
          <table:table-cell table:formula="of:=['copy of results.csv '.BL42]" office:value-type="float" office:value="0.878906" calcext:value-type="float">
            <text:p>0.878906</text:p>
          </table:table-cell>
          <table:table-cell table:number-columns-repeated="52"/>
        </table:table-row>
        <table:table-row table:style-name="ro1">
          <table:table-cell table:formula="of:=['copy of results.csv '.A43]" office:value-type="float" office:value="26.16" calcext:value-type="float">
            <text:p>26.16</text:p>
          </table:table-cell>
          <table:table-cell table:formula="of:=['copy of results.csv '.B43]" office:value-type="float" office:value="0.8" calcext:value-type="float">
            <text:p>0.8</text:p>
          </table:table-cell>
          <table:table-cell table:formula="of:=[$'copy of results.csv '.C43]" office:value-type="float" office:value="0" calcext:value-type="float">
            <text:p>0</text:p>
          </table:table-cell>
          <table:table-cell table:formula="of:=['copy of results.csv '.E43]" office:value-type="float" office:value="510" calcext:value-type="float">
            <text:p>510</text:p>
          </table:table-cell>
          <table:table-cell table:formula="of:=['copy of results.csv '.F43]" office:value-type="float" office:value="28" calcext:value-type="float">
            <text:p>28</text:p>
          </table:table-cell>
          <table:table-cell table:formula="of:=['copy of results.csv '.G43]" office:value-type="float" office:value="90" calcext:value-type="float">
            <text:p>90</text:p>
          </table:table-cell>
          <table:table-cell table:formula="of:=['copy of results.csv '.H43]" office:value-type="float" office:value="20" calcext:value-type="float">
            <text:p>20</text:p>
          </table:table-cell>
          <table:table-cell table:formula="of:=['copy of results.csv '.I43]" office:value-type="float" office:value="56802.3" calcext:value-type="float">
            <text:p>56802.3</text:p>
          </table:table-cell>
          <table:table-cell table:formula="of:=['copy of results.csv '.J43]" office:value-type="float" office:value="0" calcext:value-type="float">
            <text:p>0</text:p>
          </table:table-cell>
          <table:table-cell table:formula="of:=['copy of results.csv '.K43]" office:value-type="float" office:value="0" calcext:value-type="float">
            <text:p>0</text:p>
          </table:table-cell>
          <table:table-cell table:formula="of:=['copy of results.csv '.L43]" office:value-type="float" office:value="0" calcext:value-type="float">
            <text:p>0</text:p>
          </table:table-cell>
          <table:table-cell table:formula="of:=['copy of results.csv '.M43]" office:value-type="float" office:value="0" calcext:value-type="float">
            <text:p>0</text:p>
          </table:table-cell>
          <table:table-cell table:formula="of:=['copy of results.csv '.Q43]" office:value-type="float" office:value="0" calcext:value-type="float">
            <text:p>0</text:p>
          </table:table-cell>
          <table:table-cell table:formula="of:=['copy of results.csv '.S43]" office:value-type="float" office:value="499.975" calcext:value-type="float">
            <text:p>499.975</text:p>
          </table:table-cell>
          <table:table-cell table:formula="of:=['copy of results.csv '.T43]" office:value-type="float" office:value="23.9767" calcext:value-type="float">
            <text:p>23.9767</text:p>
          </table:table-cell>
          <table:table-cell table:formula="of:=['copy of results.csv '.U43]" office:value-type="float" office:value="90" calcext:value-type="float">
            <text:p>90</text:p>
          </table:table-cell>
          <table:table-cell table:formula="of:=['copy of results.csv '.V43]" office:value-type="float" office:value="20" calcext:value-type="float">
            <text:p>20</text:p>
          </table:table-cell>
          <table:table-cell table:formula="of:=['copy of results.csv '.W43]" office:value-type="float" office:value="58789.7" calcext:value-type="float">
            <text:p>58789.7</text:p>
          </table:table-cell>
          <table:table-cell table:formula="of:=['copy of results.csv '.X43]" office:value-type="float" office:value="0" calcext:value-type="float">
            <text:p>0</text:p>
          </table:table-cell>
          <table:table-cell table:formula="of:=['copy of results.csv '.Y43]" office:value-type="float" office:value="0" calcext:value-type="float">
            <text:p>0</text:p>
          </table:table-cell>
          <table:table-cell table:formula="of:=['copy of results.csv '.Z43]" office:value-type="float" office:value="0" calcext:value-type="float">
            <text:p>0</text:p>
          </table:table-cell>
          <table:table-cell table:formula="of:=['copy of results.csv '.AD43]" office:value-type="float" office:value="5988860" calcext:value-type="float">
            <text:p>5988860</text:p>
          </table:table-cell>
          <table:table-cell table:formula="of:=['copy of results.csv '.AG43]" office:value-type="float" office:value="499.975" calcext:value-type="float">
            <text:p>499.975</text:p>
          </table:table-cell>
          <table:table-cell table:formula="of:=['copy of results.csv '.AH43]" office:value-type="float" office:value="23.9768" calcext:value-type="float">
            <text:p>23.9768</text:p>
          </table:table-cell>
          <table:table-cell table:formula="of:=['copy of results.csv '.AI43]" office:value-type="float" office:value="90" calcext:value-type="float">
            <text:p>90</text:p>
          </table:table-cell>
          <table:table-cell table:formula="of:=['copy of results.csv '.AJ43]" office:value-type="float" office:value="17.7778" calcext:value-type="float">
            <text:p>17.7778</text:p>
          </table:table-cell>
          <table:table-cell table:formula="of:=['copy of results.csv '.AK43]" office:value-type="float" office:value="59205.2" calcext:value-type="float">
            <text:p>59205.2</text:p>
          </table:table-cell>
          <table:table-cell table:formula="of:=['copy of results.csv '.AL43]" office:value-type="float" office:value="0" calcext:value-type="float">
            <text:p>0</text:p>
          </table:table-cell>
          <table:table-cell table:formula="of:=['copy of results.csv '.AM43]" office:value-type="float" office:value="-2349.01" calcext:value-type="float">
            <text:p>-2349.01</text:p>
          </table:table-cell>
          <table:table-cell table:formula="of:=['copy of results.csv '.AQ43]" office:value-type="float" office:value="7590780" calcext:value-type="float">
            <text:p>7590780</text:p>
          </table:table-cell>
          <table:table-cell table:formula="of:=['copy of results.csv '.AT43]" office:value-type="float" office:value="499.975" calcext:value-type="float">
            <text:p>499.975</text:p>
          </table:table-cell>
          <table:table-cell table:formula="of:=['copy of results.csv '.AU43]" office:value-type="float" office:value="23.9768" calcext:value-type="float">
            <text:p>23.9768</text:p>
          </table:table-cell>
          <table:table-cell table:formula="of:=['copy of results.csv '.AV43]" office:value-type="float" office:value="90" calcext:value-type="float">
            <text:p>90</text:p>
          </table:table-cell>
          <table:table-cell table:formula="of:=['copy of results.csv '.AW43]" office:value-type="float" office:value="17.5926" calcext:value-type="float">
            <text:p>17.5926</text:p>
          </table:table-cell>
          <table:table-cell table:formula="of:=['copy of results.csv '.AX43]" office:value-type="float" office:value="61045.9" calcext:value-type="float">
            <text:p>61045.9</text:p>
          </table:table-cell>
          <table:table-cell table:formula="of:=['copy of results.csv '.AY43]" office:value-type="float" office:value="-2260.09" calcext:value-type="float">
            <text:p>-2260.09</text:p>
          </table:table-cell>
          <table:table-cell table:formula="of:=['copy of results.csv '.BC43]" office:value-type="float" office:value="7914800" calcext:value-type="float">
            <text:p>7914800</text:p>
          </table:table-cell>
          <table:table-cell table:formula="of:=['copy of results.csv '.BF43]" office:value-type="float" office:value="-2707.04" calcext:value-type="float">
            <text:p>-2707.04</text:p>
          </table:table-cell>
          <table:table-cell table:formula="of:=['copy of results.csv '.BJ43]" office:value-type="float" office:value="8247300" calcext:value-type="float">
            <text:p>8247300</text:p>
          </table:table-cell>
          <table:table-cell table:formula="of:=['copy of results.csv '.BL43]" office:value-type="float" office:value="0.878906" calcext:value-type="float">
            <text:p>0.878906</text:p>
          </table:table-cell>
          <table:table-cell table:number-columns-repeated="52"/>
        </table:table-row>
        <table:table-row table:style-name="ro1">
          <table:table-cell table:formula="of:=['copy of results.csv '.A44]" office:value-type="float" office:value="26.16" calcext:value-type="float">
            <text:p>26.16</text:p>
          </table:table-cell>
          <table:table-cell table:formula="of:=['copy of results.csv '.B44]" office:value-type="float" office:value="0.9" calcext:value-type="float">
            <text:p>0.9</text:p>
          </table:table-cell>
          <table:table-cell table:formula="of:=[$'copy of results.csv '.C44]" office:value-type="float" office:value="0" calcext:value-type="float">
            <text:p>0</text:p>
          </table:table-cell>
          <table:table-cell table:formula="of:=['copy of results.csv '.E44]" office:value-type="float" office:value="510" calcext:value-type="float">
            <text:p>510</text:p>
          </table:table-cell>
          <table:table-cell table:formula="of:=['copy of results.csv '.F44]" office:value-type="float" office:value="28" calcext:value-type="float">
            <text:p>28</text:p>
          </table:table-cell>
          <table:table-cell table:formula="of:=['copy of results.csv '.G44]" office:value-type="float" office:value="90" calcext:value-type="float">
            <text:p>90</text:p>
          </table:table-cell>
          <table:table-cell table:formula="of:=['copy of results.csv '.H44]" office:value-type="float" office:value="20" calcext:value-type="float">
            <text:p>20</text:p>
          </table:table-cell>
          <table:table-cell table:formula="of:=['copy of results.csv '.I44]" office:value-type="float" office:value="56802.3" calcext:value-type="float">
            <text:p>56802.3</text:p>
          </table:table-cell>
          <table:table-cell table:formula="of:=['copy of results.csv '.J44]" office:value-type="float" office:value="0" calcext:value-type="float">
            <text:p>0</text:p>
          </table:table-cell>
          <table:table-cell table:formula="of:=['copy of results.csv '.K44]" office:value-type="float" office:value="0" calcext:value-type="float">
            <text:p>0</text:p>
          </table:table-cell>
          <table:table-cell table:formula="of:=['copy of results.csv '.L44]" office:value-type="float" office:value="0" calcext:value-type="float">
            <text:p>0</text:p>
          </table:table-cell>
          <table:table-cell table:formula="of:=['copy of results.csv '.M44]" office:value-type="float" office:value="0" calcext:value-type="float">
            <text:p>0</text:p>
          </table:table-cell>
          <table:table-cell table:formula="of:=['copy of results.csv '.Q44]" office:value-type="float" office:value="0" calcext:value-type="float">
            <text:p>0</text:p>
          </table:table-cell>
          <table:table-cell table:formula="of:=['copy of results.csv '.S44]" office:value-type="float" office:value="499.975" calcext:value-type="float">
            <text:p>499.975</text:p>
          </table:table-cell>
          <table:table-cell table:formula="of:=['copy of results.csv '.T44]" office:value-type="float" office:value="23.9767" calcext:value-type="float">
            <text:p>23.9767</text:p>
          </table:table-cell>
          <table:table-cell table:formula="of:=['copy of results.csv '.U44]" office:value-type="float" office:value="90" calcext:value-type="float">
            <text:p>90</text:p>
          </table:table-cell>
          <table:table-cell table:formula="of:=['copy of results.csv '.V44]" office:value-type="float" office:value="20" calcext:value-type="float">
            <text:p>20</text:p>
          </table:table-cell>
          <table:table-cell table:formula="of:=['copy of results.csv '.W44]" office:value-type="float" office:value="58789.7" calcext:value-type="float">
            <text:p>58789.7</text:p>
          </table:table-cell>
          <table:table-cell table:formula="of:=['copy of results.csv '.X44]" office:value-type="float" office:value="0" calcext:value-type="float">
            <text:p>0</text:p>
          </table:table-cell>
          <table:table-cell table:formula="of:=['copy of results.csv '.Y44]" office:value-type="float" office:value="0" calcext:value-type="float">
            <text:p>0</text:p>
          </table:table-cell>
          <table:table-cell table:formula="of:=['copy of results.csv '.Z44]" office:value-type="float" office:value="0" calcext:value-type="float">
            <text:p>0</text:p>
          </table:table-cell>
          <table:table-cell table:formula="of:=['copy of results.csv '.AD44]" office:value-type="float" office:value="5988860" calcext:value-type="float">
            <text:p>5988860</text:p>
          </table:table-cell>
          <table:table-cell table:formula="of:=['copy of results.csv '.AG44]" office:value-type="float" office:value="499.975" calcext:value-type="float">
            <text:p>499.975</text:p>
          </table:table-cell>
          <table:table-cell table:formula="of:=['copy of results.csv '.AH44]" office:value-type="float" office:value="23.9768" calcext:value-type="float">
            <text:p>23.9768</text:p>
          </table:table-cell>
          <table:table-cell table:formula="of:=['copy of results.csv '.AI44]" office:value-type="float" office:value="90" calcext:value-type="float">
            <text:p>90</text:p>
          </table:table-cell>
          <table:table-cell table:formula="of:=['copy of results.csv '.AJ44]" office:value-type="float" office:value="17.7778" calcext:value-type="float">
            <text:p>17.7778</text:p>
          </table:table-cell>
          <table:table-cell table:formula="of:=['copy of results.csv '.AK44]" office:value-type="float" office:value="59205.2" calcext:value-type="float">
            <text:p>59205.2</text:p>
          </table:table-cell>
          <table:table-cell table:formula="of:=['copy of results.csv '.AL44]" office:value-type="float" office:value="0" calcext:value-type="float">
            <text:p>0</text:p>
          </table:table-cell>
          <table:table-cell table:formula="of:=['copy of results.csv '.AM44]" office:value-type="float" office:value="-2349.01" calcext:value-type="float">
            <text:p>-2349.01</text:p>
          </table:table-cell>
          <table:table-cell table:formula="of:=['copy of results.csv '.AQ44]" office:value-type="float" office:value="7590780" calcext:value-type="float">
            <text:p>7590780</text:p>
          </table:table-cell>
          <table:table-cell table:formula="of:=['copy of results.csv '.AT44]" office:value-type="float" office:value="499.975" calcext:value-type="float">
            <text:p>499.975</text:p>
          </table:table-cell>
          <table:table-cell table:formula="of:=['copy of results.csv '.AU44]" office:value-type="float" office:value="23.9768" calcext:value-type="float">
            <text:p>23.9768</text:p>
          </table:table-cell>
          <table:table-cell table:formula="of:=['copy of results.csv '.AV44]" office:value-type="float" office:value="90" calcext:value-type="float">
            <text:p>90</text:p>
          </table:table-cell>
          <table:table-cell table:formula="of:=['copy of results.csv '.AW44]" office:value-type="float" office:value="17.5926" calcext:value-type="float">
            <text:p>17.5926</text:p>
          </table:table-cell>
          <table:table-cell table:formula="of:=['copy of results.csv '.AX44]" office:value-type="float" office:value="61045.9" calcext:value-type="float">
            <text:p>61045.9</text:p>
          </table:table-cell>
          <table:table-cell table:formula="of:=['copy of results.csv '.AY44]" office:value-type="float" office:value="-2260.09" calcext:value-type="float">
            <text:p>-2260.09</text:p>
          </table:table-cell>
          <table:table-cell table:formula="of:=['copy of results.csv '.BC44]" office:value-type="float" office:value="7914800" calcext:value-type="float">
            <text:p>7914800</text:p>
          </table:table-cell>
          <table:table-cell table:formula="of:=['copy of results.csv '.BF44]" office:value-type="float" office:value="-2707.04" calcext:value-type="float">
            <text:p>-2707.04</text:p>
          </table:table-cell>
          <table:table-cell table:formula="of:=['copy of results.csv '.BJ44]" office:value-type="float" office:value="8247300" calcext:value-type="float">
            <text:p>8247300</text:p>
          </table:table-cell>
          <table:table-cell table:formula="of:=['copy of results.csv '.BL44]" office:value-type="float" office:value="0.878906" calcext:value-type="float">
            <text:p>0.878906</text:p>
          </table:table-cell>
          <table:table-cell table:number-columns-repeated="52"/>
        </table:table-row>
        <table:table-row table:style-name="ro1">
          <table:table-cell table:formula="of:=['copy of results.csv '.A45]" office:value-type="float" office:value="26.16" calcext:value-type="float">
            <text:p>26.16</text:p>
          </table:table-cell>
          <table:table-cell table:formula="of:=['copy of results.csv '.B45]" office:value-type="float" office:value="1" calcext:value-type="float">
            <text:p>1</text:p>
          </table:table-cell>
          <table:table-cell table:formula="of:=[$'copy of results.csv '.C45]" office:value-type="float" office:value="0" calcext:value-type="float">
            <text:p>0</text:p>
          </table:table-cell>
          <table:table-cell table:formula="of:=['copy of results.csv '.E45]" office:value-type="float" office:value="510" calcext:value-type="float">
            <text:p>510</text:p>
          </table:table-cell>
          <table:table-cell table:formula="of:=['copy of results.csv '.F45]" office:value-type="float" office:value="28" calcext:value-type="float">
            <text:p>28</text:p>
          </table:table-cell>
          <table:table-cell table:formula="of:=['copy of results.csv '.G45]" office:value-type="float" office:value="90" calcext:value-type="float">
            <text:p>90</text:p>
          </table:table-cell>
          <table:table-cell table:formula="of:=['copy of results.csv '.H45]" office:value-type="float" office:value="20" calcext:value-type="float">
            <text:p>20</text:p>
          </table:table-cell>
          <table:table-cell table:formula="of:=['copy of results.csv '.I45]" office:value-type="float" office:value="56802.3" calcext:value-type="float">
            <text:p>56802.3</text:p>
          </table:table-cell>
          <table:table-cell table:formula="of:=['copy of results.csv '.J45]" office:value-type="float" office:value="0" calcext:value-type="float">
            <text:p>0</text:p>
          </table:table-cell>
          <table:table-cell table:formula="of:=['copy of results.csv '.K45]" office:value-type="float" office:value="0" calcext:value-type="float">
            <text:p>0</text:p>
          </table:table-cell>
          <table:table-cell table:formula="of:=['copy of results.csv '.L45]" office:value-type="float" office:value="0" calcext:value-type="float">
            <text:p>0</text:p>
          </table:table-cell>
          <table:table-cell table:formula="of:=['copy of results.csv '.M45]" office:value-type="float" office:value="0" calcext:value-type="float">
            <text:p>0</text:p>
          </table:table-cell>
          <table:table-cell table:formula="of:=['copy of results.csv '.Q45]" office:value-type="float" office:value="0" calcext:value-type="float">
            <text:p>0</text:p>
          </table:table-cell>
          <table:table-cell table:formula="of:=['copy of results.csv '.S45]" office:value-type="float" office:value="499.975" calcext:value-type="float">
            <text:p>499.975</text:p>
          </table:table-cell>
          <table:table-cell table:formula="of:=['copy of results.csv '.T45]" office:value-type="float" office:value="23.9767" calcext:value-type="float">
            <text:p>23.9767</text:p>
          </table:table-cell>
          <table:table-cell table:formula="of:=['copy of results.csv '.U45]" office:value-type="float" office:value="90" calcext:value-type="float">
            <text:p>90</text:p>
          </table:table-cell>
          <table:table-cell table:formula="of:=['copy of results.csv '.V45]" office:value-type="float" office:value="20" calcext:value-type="float">
            <text:p>20</text:p>
          </table:table-cell>
          <table:table-cell table:formula="of:=['copy of results.csv '.W45]" office:value-type="float" office:value="58789.7" calcext:value-type="float">
            <text:p>58789.7</text:p>
          </table:table-cell>
          <table:table-cell table:formula="of:=['copy of results.csv '.X45]" office:value-type="float" office:value="0" calcext:value-type="float">
            <text:p>0</text:p>
          </table:table-cell>
          <table:table-cell table:formula="of:=['copy of results.csv '.Y45]" office:value-type="float" office:value="0" calcext:value-type="float">
            <text:p>0</text:p>
          </table:table-cell>
          <table:table-cell table:formula="of:=['copy of results.csv '.Z45]" office:value-type="float" office:value="0" calcext:value-type="float">
            <text:p>0</text:p>
          </table:table-cell>
          <table:table-cell table:formula="of:=['copy of results.csv '.AD45]" office:value-type="float" office:value="5988860" calcext:value-type="float">
            <text:p>5988860</text:p>
          </table:table-cell>
          <table:table-cell table:formula="of:=['copy of results.csv '.AG45]" office:value-type="float" office:value="499.975" calcext:value-type="float">
            <text:p>499.975</text:p>
          </table:table-cell>
          <table:table-cell table:formula="of:=['copy of results.csv '.AH45]" office:value-type="float" office:value="23.9768" calcext:value-type="float">
            <text:p>23.9768</text:p>
          </table:table-cell>
          <table:table-cell table:formula="of:=['copy of results.csv '.AI45]" office:value-type="float" office:value="90" calcext:value-type="float">
            <text:p>90</text:p>
          </table:table-cell>
          <table:table-cell table:formula="of:=['copy of results.csv '.AJ45]" office:value-type="float" office:value="17.7778" calcext:value-type="float">
            <text:p>17.7778</text:p>
          </table:table-cell>
          <table:table-cell table:formula="of:=['copy of results.csv '.AK45]" office:value-type="float" office:value="59205.2" calcext:value-type="float">
            <text:p>59205.2</text:p>
          </table:table-cell>
          <table:table-cell table:formula="of:=['copy of results.csv '.AL45]" office:value-type="float" office:value="0" calcext:value-type="float">
            <text:p>0</text:p>
          </table:table-cell>
          <table:table-cell table:formula="of:=['copy of results.csv '.AM45]" office:value-type="float" office:value="-2349.01" calcext:value-type="float">
            <text:p>-2349.01</text:p>
          </table:table-cell>
          <table:table-cell table:formula="of:=['copy of results.csv '.AQ45]" office:value-type="float" office:value="7590780" calcext:value-type="float">
            <text:p>7590780</text:p>
          </table:table-cell>
          <table:table-cell table:formula="of:=['copy of results.csv '.AT45]" office:value-type="float" office:value="499.975" calcext:value-type="float">
            <text:p>499.975</text:p>
          </table:table-cell>
          <table:table-cell table:formula="of:=['copy of results.csv '.AU45]" office:value-type="float" office:value="23.9768" calcext:value-type="float">
            <text:p>23.9768</text:p>
          </table:table-cell>
          <table:table-cell table:formula="of:=['copy of results.csv '.AV45]" office:value-type="float" office:value="90" calcext:value-type="float">
            <text:p>90</text:p>
          </table:table-cell>
          <table:table-cell table:formula="of:=['copy of results.csv '.AW45]" office:value-type="float" office:value="17.7778" calcext:value-type="float">
            <text:p>17.7778</text:p>
          </table:table-cell>
          <table:table-cell table:formula="of:=['copy of results.csv '.AX45]" office:value-type="float" office:value="61045.9" calcext:value-type="float">
            <text:p>61045.9</text:p>
          </table:table-cell>
          <table:table-cell table:formula="of:=['copy of results.csv '.AY45]" office:value-type="float" office:value="-2260.09" calcext:value-type="float">
            <text:p>-2260.09</text:p>
          </table:table-cell>
          <table:table-cell table:formula="of:=['copy of results.csv '.BC45]" office:value-type="float" office:value="7914800" calcext:value-type="float">
            <text:p>7914800</text:p>
          </table:table-cell>
          <table:table-cell table:formula="of:=['copy of results.csv '.BF45]" office:value-type="float" office:value="-2640.45" calcext:value-type="float">
            <text:p>-2640.45</text:p>
          </table:table-cell>
          <table:table-cell table:formula="of:=['copy of results.csv '.BJ45]" office:value-type="float" office:value="8250260" calcext:value-type="float">
            <text:p>8250260</text:p>
          </table:table-cell>
          <table:table-cell table:formula="of:=['copy of results.csv '.BL45]" office:value-type="float" office:value="0.878906" calcext:value-type="float">
            <text:p>0.878906</text:p>
          </table:table-cell>
          <table:table-cell table:number-columns-repeated="52"/>
        </table:table-row>
        <table:table-row table:style-name="ro1">
          <table:table-cell table:formula="of:=['copy of results.csv '.A46]" office:value-type="float" office:value="52.32" calcext:value-type="float">
            <text:p>52.32</text:p>
          </table:table-cell>
          <table:table-cell table:formula="of:=['copy of results.csv '.B46]" office:value-type="float" office:value="0" calcext:value-type="float">
            <text:p>0</text:p>
          </table:table-cell>
          <table:table-cell table:formula="of:=[$'copy of results.csv '.C46]" office:value-type="float" office:value="0" calcext:value-type="float">
            <text:p>0</text:p>
          </table:table-cell>
          <table:table-cell table:formula="of:=['copy of results.csv '.E46]" office:value-type="float" office:value="510" calcext:value-type="float">
            <text:p>510</text:p>
          </table:table-cell>
          <table:table-cell table:formula="of:=['copy of results.csv '.F46]" office:value-type="float" office:value="28" calcext:value-type="float">
            <text:p>28</text:p>
          </table:table-cell>
          <table:table-cell table:formula="of:=['copy of results.csv '.G46]" office:value-type="float" office:value="90" calcext:value-type="float">
            <text:p>90</text:p>
          </table:table-cell>
          <table:table-cell table:formula="of:=['copy of results.csv '.H46]" office:value-type="float" office:value="20" calcext:value-type="float">
            <text:p>20</text:p>
          </table:table-cell>
          <table:table-cell table:formula="of:=['copy of results.csv '.I46]" office:value-type="float" office:value="0" calcext:value-type="float">
            <text:p>0</text:p>
          </table:table-cell>
          <table:table-cell table:formula="of:=['copy of results.csv '.J46]" office:value-type="float" office:value="0" calcext:value-type="float">
            <text:p>0</text:p>
          </table:table-cell>
          <table:table-cell table:formula="of:=['copy of results.csv '.K46]" office:value-type="float" office:value="0" calcext:value-type="float">
            <text:p>0</text:p>
          </table:table-cell>
          <table:table-cell table:formula="of:=['copy of results.csv '.L46]" office:value-type="float" office:value="0" calcext:value-type="float">
            <text:p>0</text:p>
          </table:table-cell>
          <table:table-cell table:formula="of:=['copy of results.csv '.M46]" office:value-type="float" office:value="0" calcext:value-type="float">
            <text:p>0</text:p>
          </table:table-cell>
          <table:table-cell table:formula="of:=['copy of results.csv '.Q46]" office:value-type="float" office:value="0" calcext:value-type="float">
            <text:p>0</text:p>
          </table:table-cell>
          <table:table-cell table:formula="of:=['copy of results.csv '.S46]" office:value-type="float" office:value="499.975" calcext:value-type="float">
            <text:p>499.975</text:p>
          </table:table-cell>
          <table:table-cell table:formula="of:=['copy of results.csv '.T46]" office:value-type="float" office:value="23.9767" calcext:value-type="float">
            <text:p>23.9767</text:p>
          </table:table-cell>
          <table:table-cell table:formula="of:=['copy of results.csv '.U46]" office:value-type="float" office:value="90" calcext:value-type="float">
            <text:p>90</text:p>
          </table:table-cell>
          <table:table-cell table:formula="of:=['copy of results.csv '.V46]" office:value-type="float" office:value="13.3333" calcext:value-type="float">
            <text:p>13.3333</text:p>
          </table:table-cell>
          <table:table-cell table:formula="of:=['copy of results.csv '.W46]" office:value-type="float" office:value="0" calcext:value-type="float">
            <text:p>0</text:p>
          </table:table-cell>
          <table:table-cell table:formula="of:=['copy of results.csv '.X46]" office:value-type="float" office:value="0" calcext:value-type="float">
            <text:p>0</text:p>
          </table:table-cell>
          <table:table-cell table:formula="of:=['copy of results.csv '.Y46]" office:value-type="float" office:value="0" calcext:value-type="float">
            <text:p>0</text:p>
          </table:table-cell>
          <table:table-cell table:formula="of:=['copy of results.csv '.Z46]" office:value-type="float" office:value="56802.3" calcext:value-type="float">
            <text:p>56802.3</text:p>
          </table:table-cell>
          <table:table-cell table:formula="of:=['copy of results.csv '.AD46]" office:value-type="float" office:value="7460250" calcext:value-type="float">
            <text:p>7460250</text:p>
          </table:table-cell>
          <table:table-cell table:formula="of:=['copy of results.csv '.AG46]" office:value-type="float" office:value="499.975" calcext:value-type="float">
            <text:p>499.975</text:p>
          </table:table-cell>
          <table:table-cell table:formula="of:=['copy of results.csv '.AH46]" office:value-type="float" office:value="23.9768" calcext:value-type="float">
            <text:p>23.9768</text:p>
          </table:table-cell>
          <table:table-cell table:formula="of:=['copy of results.csv '.AI46]" office:value-type="float" office:value="90" calcext:value-type="float">
            <text:p>90</text:p>
          </table:table-cell>
          <table:table-cell table:formula="of:=['copy of results.csv '.AJ46]" office:value-type="float" office:value="13.3333" calcext:value-type="float">
            <text:p>13.3333</text:p>
          </table:table-cell>
          <table:table-cell table:formula="of:=['copy of results.csv '.AK46]" office:value-type="float" office:value="598.923" calcext:value-type="float">
            <text:p>598.923</text:p>
          </table:table-cell>
          <table:table-cell table:formula="of:=['copy of results.csv '.AL46]" office:value-type="float" office:value="0" calcext:value-type="float">
            <text:p>0</text:p>
          </table:table-cell>
          <table:table-cell table:formula="of:=['copy of results.csv '.AM46]" office:value-type="float" office:value="52733.5" calcext:value-type="float">
            <text:p>52733.5</text:p>
          </table:table-cell>
          <table:table-cell table:formula="of:=['copy of results.csv '.AQ46]" office:value-type="float" office:value="8966830" calcext:value-type="float">
            <text:p>8966830</text:p>
          </table:table-cell>
          <table:table-cell table:formula="of:=['copy of results.csv '.AT46]" office:value-type="float" office:value="481.457" calcext:value-type="float">
            <text:p>481.457</text:p>
          </table:table-cell>
          <table:table-cell table:formula="of:=['copy of results.csv '.AU46]" office:value-type="float" office:value="23.9768" calcext:value-type="float">
            <text:p>23.9768</text:p>
          </table:table-cell>
          <table:table-cell table:formula="of:=['copy of results.csv '.AV46]" office:value-type="float" office:value="90" calcext:value-type="float">
            <text:p>90</text:p>
          </table:table-cell>
          <table:table-cell table:formula="of:=['copy of results.csv '.AW46]" office:value-type="float" office:value="12.5926" calcext:value-type="float">
            <text:p>12.5926</text:p>
          </table:table-cell>
          <table:table-cell table:formula="of:=['copy of results.csv '.AX46]" office:value-type="float" office:value="342.338" calcext:value-type="float">
            <text:p>342.338</text:p>
          </table:table-cell>
          <table:table-cell table:formula="of:=['copy of results.csv '.AY46]" office:value-type="float" office:value="54872.8" calcext:value-type="float">
            <text:p>54872.8</text:p>
          </table:table-cell>
          <table:table-cell table:formula="of:=['copy of results.csv '.BC46]" office:value-type="float" office:value="9441750" calcext:value-type="float">
            <text:p>9441750</text:p>
          </table:table-cell>
          <table:table-cell table:formula="of:=['copy of results.csv '.BF46]" office:value-type="float" office:value="52588.6" calcext:value-type="float">
            <text:p>52588.6</text:p>
          </table:table-cell>
          <table:table-cell table:formula="of:=['copy of results.csv '.BJ46]" office:value-type="float" office:value="9793250" calcext:value-type="float">
            <text:p>9793250</text:p>
          </table:table-cell>
          <table:table-cell table:formula="of:=['copy of results.csv '.BL46]" office:value-type="float" office:value="0.93914" calcext:value-type="float">
            <text:p>0.93914</text:p>
          </table:table-cell>
          <table:table-cell table:number-columns-repeated="52"/>
        </table:table-row>
        <table:table-row table:style-name="ro1">
          <table:table-cell table:formula="of:=['copy of results.csv '.A47]" office:value-type="float" office:value="52.32" calcext:value-type="float">
            <text:p>52.32</text:p>
          </table:table-cell>
          <table:table-cell table:formula="of:=['copy of results.csv '.B47]" office:value-type="float" office:value="0.1" calcext:value-type="float">
            <text:p>0.1</text:p>
          </table:table-cell>
          <table:table-cell table:formula="of:=[$'copy of results.csv '.C47]" office:value-type="float" office:value="0" calcext:value-type="float">
            <text:p>0</text:p>
          </table:table-cell>
          <table:table-cell table:formula="of:=['copy of results.csv '.E47]" office:value-type="float" office:value="510" calcext:value-type="float">
            <text:p>510</text:p>
          </table:table-cell>
          <table:table-cell table:formula="of:=['copy of results.csv '.F47]" office:value-type="float" office:value="28" calcext:value-type="float">
            <text:p>28</text:p>
          </table:table-cell>
          <table:table-cell table:formula="of:=['copy of results.csv '.G47]" office:value-type="float" office:value="90" calcext:value-type="float">
            <text:p>90</text:p>
          </table:table-cell>
          <table:table-cell table:formula="of:=['copy of results.csv '.H47]" office:value-type="float" office:value="20" calcext:value-type="float">
            <text:p>20</text:p>
          </table:table-cell>
          <table:table-cell table:formula="of:=['copy of results.csv '.I47]" office:value-type="float" office:value="56802.3" calcext:value-type="float">
            <text:p>56802.3</text:p>
          </table:table-cell>
          <table:table-cell table:formula="of:=['copy of results.csv '.J47]" office:value-type="float" office:value="0" calcext:value-type="float">
            <text:p>0</text:p>
          </table:table-cell>
          <table:table-cell table:formula="of:=['copy of results.csv '.K47]" office:value-type="float" office:value="0" calcext:value-type="float">
            <text:p>0</text:p>
          </table:table-cell>
          <table:table-cell table:formula="of:=['copy of results.csv '.L47]" office:value-type="float" office:value="0" calcext:value-type="float">
            <text:p>0</text:p>
          </table:table-cell>
          <table:table-cell table:formula="of:=['copy of results.csv '.M47]" office:value-type="float" office:value="0" calcext:value-type="float">
            <text:p>0</text:p>
          </table:table-cell>
          <table:table-cell table:formula="of:=['copy of results.csv '.Q47]" office:value-type="float" office:value="0" calcext:value-type="float">
            <text:p>0</text:p>
          </table:table-cell>
          <table:table-cell table:formula="of:=['copy of results.csv '.S47]" office:value-type="float" office:value="499.975" calcext:value-type="float">
            <text:p>499.975</text:p>
          </table:table-cell>
          <table:table-cell table:formula="of:=['copy of results.csv '.T47]" office:value-type="float" office:value="23.9767" calcext:value-type="float">
            <text:p>23.9767</text:p>
          </table:table-cell>
          <table:table-cell table:formula="of:=['copy of results.csv '.U47]" office:value-type="float" office:value="90" calcext:value-type="float">
            <text:p>90</text:p>
          </table:table-cell>
          <table:table-cell table:formula="of:=['copy of results.csv '.V47]" office:value-type="float" office:value="13.3333" calcext:value-type="float">
            <text:p>13.3333</text:p>
          </table:table-cell>
          <table:table-cell table:formula="of:=['copy of results.csv '.W47]" office:value-type="float" office:value="56991.7" calcext:value-type="float">
            <text:p>56991.7</text:p>
          </table:table-cell>
          <table:table-cell table:formula="of:=['copy of results.csv '.X47]" office:value-type="float" office:value="0" calcext:value-type="float">
            <text:p>0</text:p>
          </table:table-cell>
          <table:table-cell table:formula="of:=['copy of results.csv '.Y47]" office:value-type="float" office:value="0" calcext:value-type="float">
            <text:p>0</text:p>
          </table:table-cell>
          <table:table-cell table:formula="of:=['copy of results.csv '.Z47]" office:value-type="float" office:value="0" calcext:value-type="float">
            <text:p>0</text:p>
          </table:table-cell>
          <table:table-cell table:formula="of:=['copy of results.csv '.AD47]" office:value-type="float" office:value="7489370" calcext:value-type="float">
            <text:p>7489370</text:p>
          </table:table-cell>
          <table:table-cell table:formula="of:=['copy of results.csv '.AG47]" office:value-type="float" office:value="499.975" calcext:value-type="float">
            <text:p>499.975</text:p>
          </table:table-cell>
          <table:table-cell table:formula="of:=['copy of results.csv '.AH47]" office:value-type="float" office:value="23.9768" calcext:value-type="float">
            <text:p>23.9768</text:p>
          </table:table-cell>
          <table:table-cell table:formula="of:=['copy of results.csv '.AI47]" office:value-type="float" office:value="90" calcext:value-type="float">
            <text:p>90</text:p>
          </table:table-cell>
          <table:table-cell table:formula="of:=['copy of results.csv '.AJ47]" office:value-type="float" office:value="13.3333" calcext:value-type="float">
            <text:p>13.3333</text:p>
          </table:table-cell>
          <table:table-cell table:formula="of:=['copy of results.csv '.AK47]" office:value-type="float" office:value="57845.7" calcext:value-type="float">
            <text:p>57845.7</text:p>
          </table:table-cell>
          <table:table-cell table:formula="of:=['copy of results.csv '.AL47]" office:value-type="float" office:value="0" calcext:value-type="float">
            <text:p>0</text:p>
          </table:table-cell>
          <table:table-cell table:formula="of:=['copy of results.csv '.AM47]" office:value-type="float" office:value="-2733.79" calcext:value-type="float">
            <text:p>-2733.79</text:p>
          </table:table-cell>
          <table:table-cell table:formula="of:=['copy of results.csv '.AQ47]" office:value-type="float" office:value="9109130" calcext:value-type="float">
            <text:p>9109130</text:p>
          </table:table-cell>
          <table:table-cell table:formula="of:=['copy of results.csv '.AT47]" office:value-type="float" office:value="481.457" calcext:value-type="float">
            <text:p>481.457</text:p>
          </table:table-cell>
          <table:table-cell table:formula="of:=['copy of results.csv '.AU47]" office:value-type="float" office:value="23.9768" calcext:value-type="float">
            <text:p>23.9768</text:p>
          </table:table-cell>
          <table:table-cell table:formula="of:=['copy of results.csv '.AV47]" office:value-type="float" office:value="90" calcext:value-type="float">
            <text:p>90</text:p>
          </table:table-cell>
          <table:table-cell table:formula="of:=['copy of results.csv '.AW47]" office:value-type="float" office:value="12.5926" calcext:value-type="float">
            <text:p>12.5926</text:p>
          </table:table-cell>
          <table:table-cell table:formula="of:=['copy of results.csv '.AX47]" office:value-type="float" office:value="57703.8" calcext:value-type="float">
            <text:p>57703.8</text:p>
          </table:table-cell>
          <table:table-cell table:formula="of:=['copy of results.csv '.AY47]" office:value-type="float" office:value="-2551.04" calcext:value-type="float">
            <text:p>-2551.04</text:p>
          </table:table-cell>
          <table:table-cell table:formula="of:=['copy of results.csv '.BC47]" office:value-type="float" office:value="9475500" calcext:value-type="float">
            <text:p>9475500</text:p>
          </table:table-cell>
          <table:table-cell table:formula="of:=['copy of results.csv '.BF47]" office:value-type="float" office:value="-6120.17" calcext:value-type="float">
            <text:p>-6120.17</text:p>
          </table:table-cell>
          <table:table-cell table:formula="of:=['copy of results.csv '.BJ47]" office:value-type="float" office:value="9715420" calcext:value-type="float">
            <text:p>9715420</text:p>
          </table:table-cell>
          <table:table-cell table:formula="of:=['copy of results.csv '.BL47]" office:value-type="float" office:value="0.956236" calcext:value-type="float">
            <text:p>0.956236</text:p>
          </table:table-cell>
          <table:table-cell table:number-columns-repeated="52"/>
        </table:table-row>
        <table:table-row table:style-name="ro1">
          <table:table-cell table:formula="of:=['copy of results.csv '.A48]" office:value-type="float" office:value="52.32" calcext:value-type="float">
            <text:p>52.32</text:p>
          </table:table-cell>
          <table:table-cell table:formula="of:=['copy of results.csv '.B48]" office:value-type="float" office:value="0.2" calcext:value-type="float">
            <text:p>0.2</text:p>
          </table:table-cell>
          <table:table-cell table:formula="of:=[$'copy of results.csv '.C48]" office:value-type="float" office:value="0" calcext:value-type="float">
            <text:p>0</text:p>
          </table:table-cell>
          <table:table-cell table:formula="of:=['copy of results.csv '.E48]" office:value-type="float" office:value="510" calcext:value-type="float">
            <text:p>510</text:p>
          </table:table-cell>
          <table:table-cell table:formula="of:=['copy of results.csv '.F48]" office:value-type="float" office:value="28" calcext:value-type="float">
            <text:p>28</text:p>
          </table:table-cell>
          <table:table-cell table:formula="of:=['copy of results.csv '.G48]" office:value-type="float" office:value="90" calcext:value-type="float">
            <text:p>90</text:p>
          </table:table-cell>
          <table:table-cell table:formula="of:=['copy of results.csv '.H48]" office:value-type="float" office:value="20" calcext:value-type="float">
            <text:p>20</text:p>
          </table:table-cell>
          <table:table-cell table:formula="of:=['copy of results.csv '.I48]" office:value-type="float" office:value="56802.3" calcext:value-type="float">
            <text:p>56802.3</text:p>
          </table:table-cell>
          <table:table-cell table:formula="of:=['copy of results.csv '.J48]" office:value-type="float" office:value="0" calcext:value-type="float">
            <text:p>0</text:p>
          </table:table-cell>
          <table:table-cell table:formula="of:=['copy of results.csv '.K48]" office:value-type="float" office:value="0" calcext:value-type="float">
            <text:p>0</text:p>
          </table:table-cell>
          <table:table-cell table:formula="of:=['copy of results.csv '.L48]" office:value-type="float" office:value="0" calcext:value-type="float">
            <text:p>0</text:p>
          </table:table-cell>
          <table:table-cell table:formula="of:=['copy of results.csv '.M48]" office:value-type="float" office:value="0" calcext:value-type="float">
            <text:p>0</text:p>
          </table:table-cell>
          <table:table-cell table:formula="of:=['copy of results.csv '.Q48]" office:value-type="float" office:value="0" calcext:value-type="float">
            <text:p>0</text:p>
          </table:table-cell>
          <table:table-cell table:formula="of:=['copy of results.csv '.S48]" office:value-type="float" office:value="499.975" calcext:value-type="float">
            <text:p>499.975</text:p>
          </table:table-cell>
          <table:table-cell table:formula="of:=['copy of results.csv '.T48]" office:value-type="float" office:value="23.9767" calcext:value-type="float">
            <text:p>23.9767</text:p>
          </table:table-cell>
          <table:table-cell table:formula="of:=['copy of results.csv '.U48]" office:value-type="float" office:value="90" calcext:value-type="float">
            <text:p>90</text:p>
          </table:table-cell>
          <table:table-cell table:formula="of:=['copy of results.csv '.V48]" office:value-type="float" office:value="13.3333" calcext:value-type="float">
            <text:p>13.3333</text:p>
          </table:table-cell>
          <table:table-cell table:formula="of:=['copy of results.csv '.W48]" office:value-type="float" office:value="56991.7" calcext:value-type="float">
            <text:p>56991.7</text:p>
          </table:table-cell>
          <table:table-cell table:formula="of:=['copy of results.csv '.X48]" office:value-type="float" office:value="0" calcext:value-type="float">
            <text:p>0</text:p>
          </table:table-cell>
          <table:table-cell table:formula="of:=['copy of results.csv '.Y48]" office:value-type="float" office:value="0" calcext:value-type="float">
            <text:p>0</text:p>
          </table:table-cell>
          <table:table-cell table:formula="of:=['copy of results.csv '.Z48]" office:value-type="float" office:value="0" calcext:value-type="float">
            <text:p>0</text:p>
          </table:table-cell>
          <table:table-cell table:formula="of:=['copy of results.csv '.AD48]" office:value-type="float" office:value="7489370" calcext:value-type="float">
            <text:p>7489370</text:p>
          </table:table-cell>
          <table:table-cell table:formula="of:=['copy of results.csv '.AG48]" office:value-type="float" office:value="499.975" calcext:value-type="float">
            <text:p>499.975</text:p>
          </table:table-cell>
          <table:table-cell table:formula="of:=['copy of results.csv '.AH48]" office:value-type="float" office:value="23.9768" calcext:value-type="float">
            <text:p>23.9768</text:p>
          </table:table-cell>
          <table:table-cell table:formula="of:=['copy of results.csv '.AI48]" office:value-type="float" office:value="90" calcext:value-type="float">
            <text:p>90</text:p>
          </table:table-cell>
          <table:table-cell table:formula="of:=['copy of results.csv '.AJ48]" office:value-type="float" office:value="13.3333" calcext:value-type="float">
            <text:p>13.3333</text:p>
          </table:table-cell>
          <table:table-cell table:formula="of:=['copy of results.csv '.AK48]" office:value-type="float" office:value="57845.7" calcext:value-type="float">
            <text:p>57845.7</text:p>
          </table:table-cell>
          <table:table-cell table:formula="of:=['copy of results.csv '.AL48]" office:value-type="float" office:value="0" calcext:value-type="float">
            <text:p>0</text:p>
          </table:table-cell>
          <table:table-cell table:formula="of:=['copy of results.csv '.AM48]" office:value-type="float" office:value="-2733.79" calcext:value-type="float">
            <text:p>-2733.79</text:p>
          </table:table-cell>
          <table:table-cell table:formula="of:=['copy of results.csv '.AQ48]" office:value-type="float" office:value="9109130" calcext:value-type="float">
            <text:p>9109130</text:p>
          </table:table-cell>
          <table:table-cell table:formula="of:=['copy of results.csv '.AT48]" office:value-type="float" office:value="481.457" calcext:value-type="float">
            <text:p>481.457</text:p>
          </table:table-cell>
          <table:table-cell table:formula="of:=['copy of results.csv '.AU48]" office:value-type="float" office:value="23.9768" calcext:value-type="float">
            <text:p>23.9768</text:p>
          </table:table-cell>
          <table:table-cell table:formula="of:=['copy of results.csv '.AV48]" office:value-type="float" office:value="90" calcext:value-type="float">
            <text:p>90</text:p>
          </table:table-cell>
          <table:table-cell table:formula="of:=['copy of results.csv '.AW48]" office:value-type="float" office:value="12.5926" calcext:value-type="float">
            <text:p>12.5926</text:p>
          </table:table-cell>
          <table:table-cell table:formula="of:=['copy of results.csv '.AX48]" office:value-type="float" office:value="57703.8" calcext:value-type="float">
            <text:p>57703.8</text:p>
          </table:table-cell>
          <table:table-cell table:formula="of:=['copy of results.csv '.AY48]" office:value-type="float" office:value="-2551.04" calcext:value-type="float">
            <text:p>-2551.04</text:p>
          </table:table-cell>
          <table:table-cell table:formula="of:=['copy of results.csv '.BC48]" office:value-type="float" office:value="9475500" calcext:value-type="float">
            <text:p>9475500</text:p>
          </table:table-cell>
          <table:table-cell table:formula="of:=['copy of results.csv '.BF48]" office:value-type="float" office:value="-6120.17" calcext:value-type="float">
            <text:p>-6120.17</text:p>
          </table:table-cell>
          <table:table-cell table:formula="of:=['copy of results.csv '.BJ48]" office:value-type="float" office:value="9715420" calcext:value-type="float">
            <text:p>9715420</text:p>
          </table:table-cell>
          <table:table-cell table:formula="of:=['copy of results.csv '.BL48]" office:value-type="float" office:value="0.956236" calcext:value-type="float">
            <text:p>0.956236</text:p>
          </table:table-cell>
          <table:table-cell table:number-columns-repeated="52"/>
        </table:table-row>
        <table:table-row table:style-name="ro1">
          <table:table-cell table:formula="of:=['copy of results.csv '.A49]" office:value-type="float" office:value="52.32" calcext:value-type="float">
            <text:p>52.32</text:p>
          </table:table-cell>
          <table:table-cell table:formula="of:=['copy of results.csv '.B49]" office:value-type="float" office:value="0.3" calcext:value-type="float">
            <text:p>0.3</text:p>
          </table:table-cell>
          <table:table-cell table:formula="of:=[$'copy of results.csv '.C49]" office:value-type="float" office:value="0" calcext:value-type="float">
            <text:p>0</text:p>
          </table:table-cell>
          <table:table-cell table:formula="of:=['copy of results.csv '.E49]" office:value-type="float" office:value="510" calcext:value-type="float">
            <text:p>510</text:p>
          </table:table-cell>
          <table:table-cell table:formula="of:=['copy of results.csv '.F49]" office:value-type="float" office:value="28" calcext:value-type="float">
            <text:p>28</text:p>
          </table:table-cell>
          <table:table-cell table:formula="of:=['copy of results.csv '.G49]" office:value-type="float" office:value="90" calcext:value-type="float">
            <text:p>90</text:p>
          </table:table-cell>
          <table:table-cell table:formula="of:=['copy of results.csv '.H49]" office:value-type="float" office:value="20" calcext:value-type="float">
            <text:p>20</text:p>
          </table:table-cell>
          <table:table-cell table:formula="of:=['copy of results.csv '.I49]" office:value-type="float" office:value="56802.3" calcext:value-type="float">
            <text:p>56802.3</text:p>
          </table:table-cell>
          <table:table-cell table:formula="of:=['copy of results.csv '.J49]" office:value-type="float" office:value="0" calcext:value-type="float">
            <text:p>0</text:p>
          </table:table-cell>
          <table:table-cell table:formula="of:=['copy of results.csv '.K49]" office:value-type="float" office:value="0" calcext:value-type="float">
            <text:p>0</text:p>
          </table:table-cell>
          <table:table-cell table:formula="of:=['copy of results.csv '.L49]" office:value-type="float" office:value="0" calcext:value-type="float">
            <text:p>0</text:p>
          </table:table-cell>
          <table:table-cell table:formula="of:=['copy of results.csv '.M49]" office:value-type="float" office:value="0" calcext:value-type="float">
            <text:p>0</text:p>
          </table:table-cell>
          <table:table-cell table:formula="of:=['copy of results.csv '.Q49]" office:value-type="float" office:value="0" calcext:value-type="float">
            <text:p>0</text:p>
          </table:table-cell>
          <table:table-cell table:formula="of:=['copy of results.csv '.S49]" office:value-type="float" office:value="499.975" calcext:value-type="float">
            <text:p>499.975</text:p>
          </table:table-cell>
          <table:table-cell table:formula="of:=['copy of results.csv '.T49]" office:value-type="float" office:value="23.9767" calcext:value-type="float">
            <text:p>23.9767</text:p>
          </table:table-cell>
          <table:table-cell table:formula="of:=['copy of results.csv '.U49]" office:value-type="float" office:value="90" calcext:value-type="float">
            <text:p>90</text:p>
          </table:table-cell>
          <table:table-cell table:formula="of:=['copy of results.csv '.V49]" office:value-type="float" office:value="13.3333" calcext:value-type="float">
            <text:p>13.3333</text:p>
          </table:table-cell>
          <table:table-cell table:formula="of:=['copy of results.csv '.W49]" office:value-type="float" office:value="56991.7" calcext:value-type="float">
            <text:p>56991.7</text:p>
          </table:table-cell>
          <table:table-cell table:formula="of:=['copy of results.csv '.X49]" office:value-type="float" office:value="0" calcext:value-type="float">
            <text:p>0</text:p>
          </table:table-cell>
          <table:table-cell table:formula="of:=['copy of results.csv '.Y49]" office:value-type="float" office:value="0" calcext:value-type="float">
            <text:p>0</text:p>
          </table:table-cell>
          <table:table-cell table:formula="of:=['copy of results.csv '.Z49]" office:value-type="float" office:value="0" calcext:value-type="float">
            <text:p>0</text:p>
          </table:table-cell>
          <table:table-cell table:formula="of:=['copy of results.csv '.AD49]" office:value-type="float" office:value="7489370" calcext:value-type="float">
            <text:p>7489370</text:p>
          </table:table-cell>
          <table:table-cell table:formula="of:=['copy of results.csv '.AG49]" office:value-type="float" office:value="499.975" calcext:value-type="float">
            <text:p>499.975</text:p>
          </table:table-cell>
          <table:table-cell table:formula="of:=['copy of results.csv '.AH49]" office:value-type="float" office:value="23.9768" calcext:value-type="float">
            <text:p>23.9768</text:p>
          </table:table-cell>
          <table:table-cell table:formula="of:=['copy of results.csv '.AI49]" office:value-type="float" office:value="90" calcext:value-type="float">
            <text:p>90</text:p>
          </table:table-cell>
          <table:table-cell table:formula="of:=['copy of results.csv '.AJ49]" office:value-type="float" office:value="13.3333" calcext:value-type="float">
            <text:p>13.3333</text:p>
          </table:table-cell>
          <table:table-cell table:formula="of:=['copy of results.csv '.AK49]" office:value-type="float" office:value="57845.7" calcext:value-type="float">
            <text:p>57845.7</text:p>
          </table:table-cell>
          <table:table-cell table:formula="of:=['copy of results.csv '.AL49]" office:value-type="float" office:value="0" calcext:value-type="float">
            <text:p>0</text:p>
          </table:table-cell>
          <table:table-cell table:formula="of:=['copy of results.csv '.AM49]" office:value-type="float" office:value="-2733.79" calcext:value-type="float">
            <text:p>-2733.79</text:p>
          </table:table-cell>
          <table:table-cell table:formula="of:=['copy of results.csv '.AQ49]" office:value-type="float" office:value="9109130" calcext:value-type="float">
            <text:p>9109130</text:p>
          </table:table-cell>
          <table:table-cell table:formula="of:=['copy of results.csv '.AT49]" office:value-type="float" office:value="481.457" calcext:value-type="float">
            <text:p>481.457</text:p>
          </table:table-cell>
          <table:table-cell table:formula="of:=['copy of results.csv '.AU49]" office:value-type="float" office:value="23.9768" calcext:value-type="float">
            <text:p>23.9768</text:p>
          </table:table-cell>
          <table:table-cell table:formula="of:=['copy of results.csv '.AV49]" office:value-type="float" office:value="90" calcext:value-type="float">
            <text:p>90</text:p>
          </table:table-cell>
          <table:table-cell table:formula="of:=['copy of results.csv '.AW49]" office:value-type="float" office:value="12.5926" calcext:value-type="float">
            <text:p>12.5926</text:p>
          </table:table-cell>
          <table:table-cell table:formula="of:=['copy of results.csv '.AX49]" office:value-type="float" office:value="57703.8" calcext:value-type="float">
            <text:p>57703.8</text:p>
          </table:table-cell>
          <table:table-cell table:formula="of:=['copy of results.csv '.AY49]" office:value-type="float" office:value="-2551.04" calcext:value-type="float">
            <text:p>-2551.04</text:p>
          </table:table-cell>
          <table:table-cell table:formula="of:=['copy of results.csv '.BC49]" office:value-type="float" office:value="9475500" calcext:value-type="float">
            <text:p>9475500</text:p>
          </table:table-cell>
          <table:table-cell table:formula="of:=['copy of results.csv '.BF49]" office:value-type="float" office:value="-6120.17" calcext:value-type="float">
            <text:p>-6120.17</text:p>
          </table:table-cell>
          <table:table-cell table:formula="of:=['copy of results.csv '.BJ49]" office:value-type="float" office:value="9715420" calcext:value-type="float">
            <text:p>9715420</text:p>
          </table:table-cell>
          <table:table-cell table:formula="of:=['copy of results.csv '.BL49]" office:value-type="float" office:value="0.956236" calcext:value-type="float">
            <text:p>0.956236</text:p>
          </table:table-cell>
          <table:table-cell table:number-columns-repeated="52"/>
        </table:table-row>
        <table:table-row table:style-name="ro1">
          <table:table-cell table:formula="of:=['copy of results.csv '.A50]" office:value-type="float" office:value="52.32" calcext:value-type="float">
            <text:p>52.32</text:p>
          </table:table-cell>
          <table:table-cell table:formula="of:=['copy of results.csv '.B50]" office:value-type="float" office:value="0.4" calcext:value-type="float">
            <text:p>0.4</text:p>
          </table:table-cell>
          <table:table-cell table:formula="of:=[$'copy of results.csv '.C50]" office:value-type="float" office:value="0" calcext:value-type="float">
            <text:p>0</text:p>
          </table:table-cell>
          <table:table-cell table:formula="of:=['copy of results.csv '.E50]" office:value-type="float" office:value="510" calcext:value-type="float">
            <text:p>510</text:p>
          </table:table-cell>
          <table:table-cell table:formula="of:=['copy of results.csv '.F50]" office:value-type="float" office:value="28" calcext:value-type="float">
            <text:p>28</text:p>
          </table:table-cell>
          <table:table-cell table:formula="of:=['copy of results.csv '.G50]" office:value-type="float" office:value="90" calcext:value-type="float">
            <text:p>90</text:p>
          </table:table-cell>
          <table:table-cell table:formula="of:=['copy of results.csv '.H50]" office:value-type="float" office:value="20" calcext:value-type="float">
            <text:p>20</text:p>
          </table:table-cell>
          <table:table-cell table:formula="of:=['copy of results.csv '.I50]" office:value-type="float" office:value="56802.3" calcext:value-type="float">
            <text:p>56802.3</text:p>
          </table:table-cell>
          <table:table-cell table:formula="of:=['copy of results.csv '.J50]" office:value-type="float" office:value="0" calcext:value-type="float">
            <text:p>0</text:p>
          </table:table-cell>
          <table:table-cell table:formula="of:=['copy of results.csv '.K50]" office:value-type="float" office:value="0" calcext:value-type="float">
            <text:p>0</text:p>
          </table:table-cell>
          <table:table-cell table:formula="of:=['copy of results.csv '.L50]" office:value-type="float" office:value="0" calcext:value-type="float">
            <text:p>0</text:p>
          </table:table-cell>
          <table:table-cell table:formula="of:=['copy of results.csv '.M50]" office:value-type="float" office:value="0" calcext:value-type="float">
            <text:p>0</text:p>
          </table:table-cell>
          <table:table-cell table:formula="of:=['copy of results.csv '.Q50]" office:value-type="float" office:value="0" calcext:value-type="float">
            <text:p>0</text:p>
          </table:table-cell>
          <table:table-cell table:formula="of:=['copy of results.csv '.S50]" office:value-type="float" office:value="499.975" calcext:value-type="float">
            <text:p>499.975</text:p>
          </table:table-cell>
          <table:table-cell table:formula="of:=['copy of results.csv '.T50]" office:value-type="float" office:value="23.9767" calcext:value-type="float">
            <text:p>23.9767</text:p>
          </table:table-cell>
          <table:table-cell table:formula="of:=['copy of results.csv '.U50]" office:value-type="float" office:value="90" calcext:value-type="float">
            <text:p>90</text:p>
          </table:table-cell>
          <table:table-cell table:formula="of:=['copy of results.csv '.V50]" office:value-type="float" office:value="13.3333" calcext:value-type="float">
            <text:p>13.3333</text:p>
          </table:table-cell>
          <table:table-cell table:formula="of:=['copy of results.csv '.W50]" office:value-type="float" office:value="56991.7" calcext:value-type="float">
            <text:p>56991.7</text:p>
          </table:table-cell>
          <table:table-cell table:formula="of:=['copy of results.csv '.X50]" office:value-type="float" office:value="0" calcext:value-type="float">
            <text:p>0</text:p>
          </table:table-cell>
          <table:table-cell table:formula="of:=['copy of results.csv '.Y50]" office:value-type="float" office:value="0" calcext:value-type="float">
            <text:p>0</text:p>
          </table:table-cell>
          <table:table-cell table:formula="of:=['copy of results.csv '.Z50]" office:value-type="float" office:value="0" calcext:value-type="float">
            <text:p>0</text:p>
          </table:table-cell>
          <table:table-cell table:formula="of:=['copy of results.csv '.AD50]" office:value-type="float" office:value="7489370" calcext:value-type="float">
            <text:p>7489370</text:p>
          </table:table-cell>
          <table:table-cell table:formula="of:=['copy of results.csv '.AG50]" office:value-type="float" office:value="499.975" calcext:value-type="float">
            <text:p>499.975</text:p>
          </table:table-cell>
          <table:table-cell table:formula="of:=['copy of results.csv '.AH50]" office:value-type="float" office:value="23.9768" calcext:value-type="float">
            <text:p>23.9768</text:p>
          </table:table-cell>
          <table:table-cell table:formula="of:=['copy of results.csv '.AI50]" office:value-type="float" office:value="90" calcext:value-type="float">
            <text:p>90</text:p>
          </table:table-cell>
          <table:table-cell table:formula="of:=['copy of results.csv '.AJ50]" office:value-type="float" office:value="13.3333" calcext:value-type="float">
            <text:p>13.3333</text:p>
          </table:table-cell>
          <table:table-cell table:formula="of:=['copy of results.csv '.AK50]" office:value-type="float" office:value="57845.7" calcext:value-type="float">
            <text:p>57845.7</text:p>
          </table:table-cell>
          <table:table-cell table:formula="of:=['copy of results.csv '.AL50]" office:value-type="float" office:value="0" calcext:value-type="float">
            <text:p>0</text:p>
          </table:table-cell>
          <table:table-cell table:formula="of:=['copy of results.csv '.AM50]" office:value-type="float" office:value="-2733.79" calcext:value-type="float">
            <text:p>-2733.79</text:p>
          </table:table-cell>
          <table:table-cell table:formula="of:=['copy of results.csv '.AQ50]" office:value-type="float" office:value="9109130" calcext:value-type="float">
            <text:p>9109130</text:p>
          </table:table-cell>
          <table:table-cell table:formula="of:=['copy of results.csv '.AT50]" office:value-type="float" office:value="492.167" calcext:value-type="float">
            <text:p>492.167</text:p>
          </table:table-cell>
          <table:table-cell table:formula="of:=['copy of results.csv '.AU50]" office:value-type="float" office:value="23.9768" calcext:value-type="float">
            <text:p>23.9768</text:p>
          </table:table-cell>
          <table:table-cell table:formula="of:=['copy of results.csv '.AV50]" office:value-type="float" office:value="90" calcext:value-type="float">
            <text:p>90</text:p>
          </table:table-cell>
          <table:table-cell table:formula="of:=['copy of results.csv '.AW50]" office:value-type="float" office:value="12.5926" calcext:value-type="float">
            <text:p>12.5926</text:p>
          </table:table-cell>
          <table:table-cell table:formula="of:=['copy of results.csv '.AX50]" office:value-type="float" office:value="57703.8" calcext:value-type="float">
            <text:p>57703.8</text:p>
          </table:table-cell>
          <table:table-cell table:formula="of:=['copy of results.csv '.AY50]" office:value-type="float" office:value="-2551.04" calcext:value-type="float">
            <text:p>-2551.04</text:p>
          </table:table-cell>
          <table:table-cell table:formula="of:=['copy of results.csv '.BC50]" office:value-type="float" office:value="9475500" calcext:value-type="float">
            <text:p>9475500</text:p>
          </table:table-cell>
          <table:table-cell table:formula="of:=['copy of results.csv '.BF50]" office:value-type="float" office:value="-3346.93" calcext:value-type="float">
            <text:p>-3346.93</text:p>
          </table:table-cell>
          <table:table-cell table:formula="of:=['copy of results.csv '.BJ50]" office:value-type="float" office:value="9799470" calcext:value-type="float">
            <text:p>9799470</text:p>
          </table:table-cell>
          <table:table-cell table:formula="of:=['copy of results.csv '.BL50]" office:value-type="float" office:value="0.956236" calcext:value-type="float">
            <text:p>0.956236</text:p>
          </table:table-cell>
          <table:table-cell table:number-columns-repeated="52"/>
        </table:table-row>
        <table:table-row table:style-name="ro1">
          <table:table-cell table:formula="of:=['copy of results.csv '.A51]" office:value-type="float" office:value="52.32" calcext:value-type="float">
            <text:p>52.32</text:p>
          </table:table-cell>
          <table:table-cell table:formula="of:=['copy of results.csv '.B51]" office:value-type="float" office:value="0.5" calcext:value-type="float">
            <text:p>0.5</text:p>
          </table:table-cell>
          <table:table-cell table:formula="of:=[$'copy of results.csv '.C51]" office:value-type="float" office:value="0" calcext:value-type="float">
            <text:p>0</text:p>
          </table:table-cell>
          <table:table-cell table:formula="of:=['copy of results.csv '.E51]" office:value-type="float" office:value="510" calcext:value-type="float">
            <text:p>510</text:p>
          </table:table-cell>
          <table:table-cell table:formula="of:=['copy of results.csv '.F51]" office:value-type="float" office:value="28" calcext:value-type="float">
            <text:p>28</text:p>
          </table:table-cell>
          <table:table-cell table:formula="of:=['copy of results.csv '.G51]" office:value-type="float" office:value="90" calcext:value-type="float">
            <text:p>90</text:p>
          </table:table-cell>
          <table:table-cell table:formula="of:=['copy of results.csv '.H51]" office:value-type="float" office:value="20" calcext:value-type="float">
            <text:p>20</text:p>
          </table:table-cell>
          <table:table-cell table:formula="of:=['copy of results.csv '.I51]" office:value-type="float" office:value="56802.3" calcext:value-type="float">
            <text:p>56802.3</text:p>
          </table:table-cell>
          <table:table-cell table:formula="of:=['copy of results.csv '.J51]" office:value-type="float" office:value="0" calcext:value-type="float">
            <text:p>0</text:p>
          </table:table-cell>
          <table:table-cell table:formula="of:=['copy of results.csv '.K51]" office:value-type="float" office:value="0" calcext:value-type="float">
            <text:p>0</text:p>
          </table:table-cell>
          <table:table-cell table:formula="of:=['copy of results.csv '.L51]" office:value-type="float" office:value="0" calcext:value-type="float">
            <text:p>0</text:p>
          </table:table-cell>
          <table:table-cell table:formula="of:=['copy of results.csv '.M51]" office:value-type="float" office:value="0" calcext:value-type="float">
            <text:p>0</text:p>
          </table:table-cell>
          <table:table-cell table:formula="of:=['copy of results.csv '.Q51]" office:value-type="float" office:value="0" calcext:value-type="float">
            <text:p>0</text:p>
          </table:table-cell>
          <table:table-cell table:formula="of:=['copy of results.csv '.S51]" office:value-type="float" office:value="499.975" calcext:value-type="float">
            <text:p>499.975</text:p>
          </table:table-cell>
          <table:table-cell table:formula="of:=['copy of results.csv '.T51]" office:value-type="float" office:value="23.9767" calcext:value-type="float">
            <text:p>23.9767</text:p>
          </table:table-cell>
          <table:table-cell table:formula="of:=['copy of results.csv '.U51]" office:value-type="float" office:value="90" calcext:value-type="float">
            <text:p>90</text:p>
          </table:table-cell>
          <table:table-cell table:formula="of:=['copy of results.csv '.V51]" office:value-type="float" office:value="13.3333" calcext:value-type="float">
            <text:p>13.3333</text:p>
          </table:table-cell>
          <table:table-cell table:formula="of:=['copy of results.csv '.W51]" office:value-type="float" office:value="56991.7" calcext:value-type="float">
            <text:p>56991.7</text:p>
          </table:table-cell>
          <table:table-cell table:formula="of:=['copy of results.csv '.X51]" office:value-type="float" office:value="0" calcext:value-type="float">
            <text:p>0</text:p>
          </table:table-cell>
          <table:table-cell table:formula="of:=['copy of results.csv '.Y51]" office:value-type="float" office:value="0" calcext:value-type="float">
            <text:p>0</text:p>
          </table:table-cell>
          <table:table-cell table:formula="of:=['copy of results.csv '.Z51]" office:value-type="float" office:value="0" calcext:value-type="float">
            <text:p>0</text:p>
          </table:table-cell>
          <table:table-cell table:formula="of:=['copy of results.csv '.AD51]" office:value-type="float" office:value="7489370" calcext:value-type="float">
            <text:p>7489370</text:p>
          </table:table-cell>
          <table:table-cell table:formula="of:=['copy of results.csv '.AG51]" office:value-type="float" office:value="499.975" calcext:value-type="float">
            <text:p>499.975</text:p>
          </table:table-cell>
          <table:table-cell table:formula="of:=['copy of results.csv '.AH51]" office:value-type="float" office:value="23.9768" calcext:value-type="float">
            <text:p>23.9768</text:p>
          </table:table-cell>
          <table:table-cell table:formula="of:=['copy of results.csv '.AI51]" office:value-type="float" office:value="90" calcext:value-type="float">
            <text:p>90</text:p>
          </table:table-cell>
          <table:table-cell table:formula="of:=['copy of results.csv '.AJ51]" office:value-type="float" office:value="13.3333" calcext:value-type="float">
            <text:p>13.3333</text:p>
          </table:table-cell>
          <table:table-cell table:formula="of:=['copy of results.csv '.AK51]" office:value-type="float" office:value="57845.7" calcext:value-type="float">
            <text:p>57845.7</text:p>
          </table:table-cell>
          <table:table-cell table:formula="of:=['copy of results.csv '.AL51]" office:value-type="float" office:value="0" calcext:value-type="float">
            <text:p>0</text:p>
          </table:table-cell>
          <table:table-cell table:formula="of:=['copy of results.csv '.AM51]" office:value-type="float" office:value="-2733.79" calcext:value-type="float">
            <text:p>-2733.79</text:p>
          </table:table-cell>
          <table:table-cell table:formula="of:=['copy of results.csv '.AQ51]" office:value-type="float" office:value="9109130" calcext:value-type="float">
            <text:p>9109130</text:p>
          </table:table-cell>
          <table:table-cell table:formula="of:=['copy of results.csv '.AT51]" office:value-type="float" office:value="492.167" calcext:value-type="float">
            <text:p>492.167</text:p>
          </table:table-cell>
          <table:table-cell table:formula="of:=['copy of results.csv '.AU51]" office:value-type="float" office:value="23.9768" calcext:value-type="float">
            <text:p>23.9768</text:p>
          </table:table-cell>
          <table:table-cell table:formula="of:=['copy of results.csv '.AV51]" office:value-type="float" office:value="90" calcext:value-type="float">
            <text:p>90</text:p>
          </table:table-cell>
          <table:table-cell table:formula="of:=['copy of results.csv '.AW51]" office:value-type="float" office:value="13.7037" calcext:value-type="float">
            <text:p>13.7037</text:p>
          </table:table-cell>
          <table:table-cell table:formula="of:=['copy of results.csv '.AX51]" office:value-type="float" office:value="57703.8" calcext:value-type="float">
            <text:p>57703.8</text:p>
          </table:table-cell>
          <table:table-cell table:formula="of:=['copy of results.csv '.AY51]" office:value-type="float" office:value="-2551.04" calcext:value-type="float">
            <text:p>-2551.04</text:p>
          </table:table-cell>
          <table:table-cell table:formula="of:=['copy of results.csv '.BC51]" office:value-type="float" office:value="9475500" calcext:value-type="float">
            <text:p>9475500</text:p>
          </table:table-cell>
          <table:table-cell table:formula="of:=['copy of results.csv '.BF51]" office:value-type="float" office:value="-2947.38" calcext:value-type="float">
            <text:p>-2947.38</text:p>
          </table:table-cell>
          <table:table-cell table:formula="of:=['copy of results.csv '.BJ51]" office:value-type="float" office:value="9804760" calcext:value-type="float">
            <text:p>9804760</text:p>
          </table:table-cell>
          <table:table-cell table:formula="of:=['copy of results.csv '.BL51]" office:value-type="float" office:value="0.956236" calcext:value-type="float">
            <text:p>0.956236</text:p>
          </table:table-cell>
          <table:table-cell table:number-columns-repeated="52"/>
        </table:table-row>
        <table:table-row table:style-name="ro1">
          <table:table-cell table:formula="of:=['copy of results.csv '.A52]" office:value-type="float" office:value="52.32" calcext:value-type="float">
            <text:p>52.32</text:p>
          </table:table-cell>
          <table:table-cell table:formula="of:=['copy of results.csv '.B52]" office:value-type="float" office:value="0.6" calcext:value-type="float">
            <text:p>0.6</text:p>
          </table:table-cell>
          <table:table-cell table:formula="of:=[$'copy of results.csv '.C52]" office:value-type="float" office:value="0" calcext:value-type="float">
            <text:p>0</text:p>
          </table:table-cell>
          <table:table-cell table:formula="of:=['copy of results.csv '.E52]" office:value-type="float" office:value="510" calcext:value-type="float">
            <text:p>510</text:p>
          </table:table-cell>
          <table:table-cell table:formula="of:=['copy of results.csv '.F52]" office:value-type="float" office:value="28" calcext:value-type="float">
            <text:p>28</text:p>
          </table:table-cell>
          <table:table-cell table:formula="of:=['copy of results.csv '.G52]" office:value-type="float" office:value="90" calcext:value-type="float">
            <text:p>90</text:p>
          </table:table-cell>
          <table:table-cell table:formula="of:=['copy of results.csv '.H52]" office:value-type="float" office:value="20" calcext:value-type="float">
            <text:p>20</text:p>
          </table:table-cell>
          <table:table-cell table:formula="of:=['copy of results.csv '.I52]" office:value-type="float" office:value="56802.3" calcext:value-type="float">
            <text:p>56802.3</text:p>
          </table:table-cell>
          <table:table-cell table:formula="of:=['copy of results.csv '.J52]" office:value-type="float" office:value="0" calcext:value-type="float">
            <text:p>0</text:p>
          </table:table-cell>
          <table:table-cell table:formula="of:=['copy of results.csv '.K52]" office:value-type="float" office:value="0" calcext:value-type="float">
            <text:p>0</text:p>
          </table:table-cell>
          <table:table-cell table:formula="of:=['copy of results.csv '.L52]" office:value-type="float" office:value="0" calcext:value-type="float">
            <text:p>0</text:p>
          </table:table-cell>
          <table:table-cell table:formula="of:=['copy of results.csv '.M52]" office:value-type="float" office:value="0" calcext:value-type="float">
            <text:p>0</text:p>
          </table:table-cell>
          <table:table-cell table:formula="of:=['copy of results.csv '.Q52]" office:value-type="float" office:value="0" calcext:value-type="float">
            <text:p>0</text:p>
          </table:table-cell>
          <table:table-cell table:formula="of:=['copy of results.csv '.S52]" office:value-type="float" office:value="499.975" calcext:value-type="float">
            <text:p>499.975</text:p>
          </table:table-cell>
          <table:table-cell table:formula="of:=['copy of results.csv '.T52]" office:value-type="float" office:value="23.9767" calcext:value-type="float">
            <text:p>23.9767</text:p>
          </table:table-cell>
          <table:table-cell table:formula="of:=['copy of results.csv '.U52]" office:value-type="float" office:value="90" calcext:value-type="float">
            <text:p>90</text:p>
          </table:table-cell>
          <table:table-cell table:formula="of:=['copy of results.csv '.V52]" office:value-type="float" office:value="13.3333" calcext:value-type="float">
            <text:p>13.3333</text:p>
          </table:table-cell>
          <table:table-cell table:formula="of:=['copy of results.csv '.W52]" office:value-type="float" office:value="56991.7" calcext:value-type="float">
            <text:p>56991.7</text:p>
          </table:table-cell>
          <table:table-cell table:formula="of:=['copy of results.csv '.X52]" office:value-type="float" office:value="0" calcext:value-type="float">
            <text:p>0</text:p>
          </table:table-cell>
          <table:table-cell table:formula="of:=['copy of results.csv '.Y52]" office:value-type="float" office:value="0" calcext:value-type="float">
            <text:p>0</text:p>
          </table:table-cell>
          <table:table-cell table:formula="of:=['copy of results.csv '.Z52]" office:value-type="float" office:value="0" calcext:value-type="float">
            <text:p>0</text:p>
          </table:table-cell>
          <table:table-cell table:formula="of:=['copy of results.csv '.AD52]" office:value-type="float" office:value="7489370" calcext:value-type="float">
            <text:p>7489370</text:p>
          </table:table-cell>
          <table:table-cell table:formula="of:=['copy of results.csv '.AG52]" office:value-type="float" office:value="499.975" calcext:value-type="float">
            <text:p>499.975</text:p>
          </table:table-cell>
          <table:table-cell table:formula="of:=['copy of results.csv '.AH52]" office:value-type="float" office:value="23.9768" calcext:value-type="float">
            <text:p>23.9768</text:p>
          </table:table-cell>
          <table:table-cell table:formula="of:=['copy of results.csv '.AI52]" office:value-type="float" office:value="90" calcext:value-type="float">
            <text:p>90</text:p>
          </table:table-cell>
          <table:table-cell table:formula="of:=['copy of results.csv '.AJ52]" office:value-type="float" office:value="13.3333" calcext:value-type="float">
            <text:p>13.3333</text:p>
          </table:table-cell>
          <table:table-cell table:formula="of:=['copy of results.csv '.AK52]" office:value-type="float" office:value="57845.7" calcext:value-type="float">
            <text:p>57845.7</text:p>
          </table:table-cell>
          <table:table-cell table:formula="of:=['copy of results.csv '.AL52]" office:value-type="float" office:value="0" calcext:value-type="float">
            <text:p>0</text:p>
          </table:table-cell>
          <table:table-cell table:formula="of:=['copy of results.csv '.AM52]" office:value-type="float" office:value="-2733.79" calcext:value-type="float">
            <text:p>-2733.79</text:p>
          </table:table-cell>
          <table:table-cell table:formula="of:=['copy of results.csv '.AQ52]" office:value-type="float" office:value="9109130" calcext:value-type="float">
            <text:p>9109130</text:p>
          </table:table-cell>
          <table:table-cell table:formula="of:=['copy of results.csv '.AT52]" office:value-type="float" office:value="492.167" calcext:value-type="float">
            <text:p>492.167</text:p>
          </table:table-cell>
          <table:table-cell table:formula="of:=['copy of results.csv '.AU52]" office:value-type="float" office:value="23.9768" calcext:value-type="float">
            <text:p>23.9768</text:p>
          </table:table-cell>
          <table:table-cell table:formula="of:=['copy of results.csv '.AV52]" office:value-type="float" office:value="90" calcext:value-type="float">
            <text:p>90</text:p>
          </table:table-cell>
          <table:table-cell table:formula="of:=['copy of results.csv '.AW52]" office:value-type="float" office:value="13.7037" calcext:value-type="float">
            <text:p>13.7037</text:p>
          </table:table-cell>
          <table:table-cell table:formula="of:=['copy of results.csv '.AX52]" office:value-type="float" office:value="57703.8" calcext:value-type="float">
            <text:p>57703.8</text:p>
          </table:table-cell>
          <table:table-cell table:formula="of:=['copy of results.csv '.AY52]" office:value-type="float" office:value="-2551.04" calcext:value-type="float">
            <text:p>-2551.04</text:p>
          </table:table-cell>
          <table:table-cell table:formula="of:=['copy of results.csv '.BC52]" office:value-type="float" office:value="9475500" calcext:value-type="float">
            <text:p>9475500</text:p>
          </table:table-cell>
          <table:table-cell table:formula="of:=['copy of results.csv '.BF52]" office:value-type="float" office:value="-2947.38" calcext:value-type="float">
            <text:p>-2947.38</text:p>
          </table:table-cell>
          <table:table-cell table:formula="of:=['copy of results.csv '.BJ52]" office:value-type="float" office:value="9804760" calcext:value-type="float">
            <text:p>9804760</text:p>
          </table:table-cell>
          <table:table-cell table:formula="of:=['copy of results.csv '.BL52]" office:value-type="float" office:value="0.956236" calcext:value-type="float">
            <text:p>0.956236</text:p>
          </table:table-cell>
          <table:table-cell table:number-columns-repeated="52"/>
        </table:table-row>
        <table:table-row table:style-name="ro1">
          <table:table-cell table:formula="of:=['copy of results.csv '.A53]" office:value-type="float" office:value="52.32" calcext:value-type="float">
            <text:p>52.32</text:p>
          </table:table-cell>
          <table:table-cell table:formula="of:=['copy of results.csv '.B53]" office:value-type="float" office:value="0.7" calcext:value-type="float">
            <text:p>0.7</text:p>
          </table:table-cell>
          <table:table-cell table:formula="of:=[$'copy of results.csv '.C53]" office:value-type="float" office:value="0" calcext:value-type="float">
            <text:p>0</text:p>
          </table:table-cell>
          <table:table-cell table:formula="of:=['copy of results.csv '.E53]" office:value-type="float" office:value="510" calcext:value-type="float">
            <text:p>510</text:p>
          </table:table-cell>
          <table:table-cell table:formula="of:=['copy of results.csv '.F53]" office:value-type="float" office:value="28" calcext:value-type="float">
            <text:p>28</text:p>
          </table:table-cell>
          <table:table-cell table:formula="of:=['copy of results.csv '.G53]" office:value-type="float" office:value="90" calcext:value-type="float">
            <text:p>90</text:p>
          </table:table-cell>
          <table:table-cell table:formula="of:=['copy of results.csv '.H53]" office:value-type="float" office:value="20" calcext:value-type="float">
            <text:p>20</text:p>
          </table:table-cell>
          <table:table-cell table:formula="of:=['copy of results.csv '.I53]" office:value-type="float" office:value="56802.3" calcext:value-type="float">
            <text:p>56802.3</text:p>
          </table:table-cell>
          <table:table-cell table:formula="of:=['copy of results.csv '.J53]" office:value-type="float" office:value="0" calcext:value-type="float">
            <text:p>0</text:p>
          </table:table-cell>
          <table:table-cell table:formula="of:=['copy of results.csv '.K53]" office:value-type="float" office:value="0" calcext:value-type="float">
            <text:p>0</text:p>
          </table:table-cell>
          <table:table-cell table:formula="of:=['copy of results.csv '.L53]" office:value-type="float" office:value="0" calcext:value-type="float">
            <text:p>0</text:p>
          </table:table-cell>
          <table:table-cell table:formula="of:=['copy of results.csv '.M53]" office:value-type="float" office:value="0" calcext:value-type="float">
            <text:p>0</text:p>
          </table:table-cell>
          <table:table-cell table:formula="of:=['copy of results.csv '.Q53]" office:value-type="float" office:value="0" calcext:value-type="float">
            <text:p>0</text:p>
          </table:table-cell>
          <table:table-cell table:formula="of:=['copy of results.csv '.S53]" office:value-type="float" office:value="499.975" calcext:value-type="float">
            <text:p>499.975</text:p>
          </table:table-cell>
          <table:table-cell table:formula="of:=['copy of results.csv '.T53]" office:value-type="float" office:value="23.9767" calcext:value-type="float">
            <text:p>23.9767</text:p>
          </table:table-cell>
          <table:table-cell table:formula="of:=['copy of results.csv '.U53]" office:value-type="float" office:value="90" calcext:value-type="float">
            <text:p>90</text:p>
          </table:table-cell>
          <table:table-cell table:formula="of:=['copy of results.csv '.V53]" office:value-type="float" office:value="13.3333" calcext:value-type="float">
            <text:p>13.3333</text:p>
          </table:table-cell>
          <table:table-cell table:formula="of:=['copy of results.csv '.W53]" office:value-type="float" office:value="56991.7" calcext:value-type="float">
            <text:p>56991.7</text:p>
          </table:table-cell>
          <table:table-cell table:formula="of:=['copy of results.csv '.X53]" office:value-type="float" office:value="0" calcext:value-type="float">
            <text:p>0</text:p>
          </table:table-cell>
          <table:table-cell table:formula="of:=['copy of results.csv '.Y53]" office:value-type="float" office:value="0" calcext:value-type="float">
            <text:p>0</text:p>
          </table:table-cell>
          <table:table-cell table:formula="of:=['copy of results.csv '.Z53]" office:value-type="float" office:value="0" calcext:value-type="float">
            <text:p>0</text:p>
          </table:table-cell>
          <table:table-cell table:formula="of:=['copy of results.csv '.AD53]" office:value-type="float" office:value="7489370" calcext:value-type="float">
            <text:p>7489370</text:p>
          </table:table-cell>
          <table:table-cell table:formula="of:=['copy of results.csv '.AG53]" office:value-type="float" office:value="499.975" calcext:value-type="float">
            <text:p>499.975</text:p>
          </table:table-cell>
          <table:table-cell table:formula="of:=['copy of results.csv '.AH53]" office:value-type="float" office:value="23.9768" calcext:value-type="float">
            <text:p>23.9768</text:p>
          </table:table-cell>
          <table:table-cell table:formula="of:=['copy of results.csv '.AI53]" office:value-type="float" office:value="90" calcext:value-type="float">
            <text:p>90</text:p>
          </table:table-cell>
          <table:table-cell table:formula="of:=['copy of results.csv '.AJ53]" office:value-type="float" office:value="13.3333" calcext:value-type="float">
            <text:p>13.3333</text:p>
          </table:table-cell>
          <table:table-cell table:formula="of:=['copy of results.csv '.AK53]" office:value-type="float" office:value="57845.7" calcext:value-type="float">
            <text:p>57845.7</text:p>
          </table:table-cell>
          <table:table-cell table:formula="of:=['copy of results.csv '.AL53]" office:value-type="float" office:value="0" calcext:value-type="float">
            <text:p>0</text:p>
          </table:table-cell>
          <table:table-cell table:formula="of:=['copy of results.csv '.AM53]" office:value-type="float" office:value="-2733.79" calcext:value-type="float">
            <text:p>-2733.79</text:p>
          </table:table-cell>
          <table:table-cell table:formula="of:=['copy of results.csv '.AQ53]" office:value-type="float" office:value="9109130" calcext:value-type="float">
            <text:p>9109130</text:p>
          </table:table-cell>
          <table:table-cell table:formula="of:=['copy of results.csv '.AT53]" office:value-type="float" office:value="492.167" calcext:value-type="float">
            <text:p>492.167</text:p>
          </table:table-cell>
          <table:table-cell table:formula="of:=['copy of results.csv '.AU53]" office:value-type="float" office:value="23.9768" calcext:value-type="float">
            <text:p>23.9768</text:p>
          </table:table-cell>
          <table:table-cell table:formula="of:=['copy of results.csv '.AV53]" office:value-type="float" office:value="90" calcext:value-type="float">
            <text:p>90</text:p>
          </table:table-cell>
          <table:table-cell table:formula="of:=['copy of results.csv '.AW53]" office:value-type="float" office:value="13.7037" calcext:value-type="float">
            <text:p>13.7037</text:p>
          </table:table-cell>
          <table:table-cell table:formula="of:=['copy of results.csv '.AX53]" office:value-type="float" office:value="57703.8" calcext:value-type="float">
            <text:p>57703.8</text:p>
          </table:table-cell>
          <table:table-cell table:formula="of:=['copy of results.csv '.AY53]" office:value-type="float" office:value="-2551.04" calcext:value-type="float">
            <text:p>-2551.04</text:p>
          </table:table-cell>
          <table:table-cell table:formula="of:=['copy of results.csv '.BC53]" office:value-type="float" office:value="9475500" calcext:value-type="float">
            <text:p>9475500</text:p>
          </table:table-cell>
          <table:table-cell table:formula="of:=['copy of results.csv '.BF53]" office:value-type="float" office:value="-2947.38" calcext:value-type="float">
            <text:p>-2947.38</text:p>
          </table:table-cell>
          <table:table-cell table:formula="of:=['copy of results.csv '.BJ53]" office:value-type="float" office:value="9804760" calcext:value-type="float">
            <text:p>9804760</text:p>
          </table:table-cell>
          <table:table-cell table:formula="of:=['copy of results.csv '.BL53]" office:value-type="float" office:value="0.956236" calcext:value-type="float">
            <text:p>0.956236</text:p>
          </table:table-cell>
          <table:table-cell table:number-columns-repeated="52"/>
        </table:table-row>
        <table:table-row table:style-name="ro1">
          <table:table-cell table:formula="of:=['copy of results.csv '.A54]" office:value-type="float" office:value="52.32" calcext:value-type="float">
            <text:p>52.32</text:p>
          </table:table-cell>
          <table:table-cell table:formula="of:=['copy of results.csv '.B54]" office:value-type="float" office:value="0.8" calcext:value-type="float">
            <text:p>0.8</text:p>
          </table:table-cell>
          <table:table-cell table:formula="of:=[$'copy of results.csv '.C54]" office:value-type="float" office:value="0" calcext:value-type="float">
            <text:p>0</text:p>
          </table:table-cell>
          <table:table-cell table:formula="of:=['copy of results.csv '.E54]" office:value-type="float" office:value="510" calcext:value-type="float">
            <text:p>510</text:p>
          </table:table-cell>
          <table:table-cell table:formula="of:=['copy of results.csv '.F54]" office:value-type="float" office:value="28" calcext:value-type="float">
            <text:p>28</text:p>
          </table:table-cell>
          <table:table-cell table:formula="of:=['copy of results.csv '.G54]" office:value-type="float" office:value="90" calcext:value-type="float">
            <text:p>90</text:p>
          </table:table-cell>
          <table:table-cell table:formula="of:=['copy of results.csv '.H54]" office:value-type="float" office:value="20" calcext:value-type="float">
            <text:p>20</text:p>
          </table:table-cell>
          <table:table-cell table:formula="of:=['copy of results.csv '.I54]" office:value-type="float" office:value="56802.3" calcext:value-type="float">
            <text:p>56802.3</text:p>
          </table:table-cell>
          <table:table-cell table:formula="of:=['copy of results.csv '.J54]" office:value-type="float" office:value="0" calcext:value-type="float">
            <text:p>0</text:p>
          </table:table-cell>
          <table:table-cell table:formula="of:=['copy of results.csv '.K54]" office:value-type="float" office:value="0" calcext:value-type="float">
            <text:p>0</text:p>
          </table:table-cell>
          <table:table-cell table:formula="of:=['copy of results.csv '.L54]" office:value-type="float" office:value="0" calcext:value-type="float">
            <text:p>0</text:p>
          </table:table-cell>
          <table:table-cell table:formula="of:=['copy of results.csv '.M54]" office:value-type="float" office:value="0" calcext:value-type="float">
            <text:p>0</text:p>
          </table:table-cell>
          <table:table-cell table:formula="of:=['copy of results.csv '.Q54]" office:value-type="float" office:value="0" calcext:value-type="float">
            <text:p>0</text:p>
          </table:table-cell>
          <table:table-cell table:formula="of:=['copy of results.csv '.S54]" office:value-type="float" office:value="499.975" calcext:value-type="float">
            <text:p>499.975</text:p>
          </table:table-cell>
          <table:table-cell table:formula="of:=['copy of results.csv '.T54]" office:value-type="float" office:value="23.9767" calcext:value-type="float">
            <text:p>23.9767</text:p>
          </table:table-cell>
          <table:table-cell table:formula="of:=['copy of results.csv '.U54]" office:value-type="float" office:value="90" calcext:value-type="float">
            <text:p>90</text:p>
          </table:table-cell>
          <table:table-cell table:formula="of:=['copy of results.csv '.V54]" office:value-type="float" office:value="13.3333" calcext:value-type="float">
            <text:p>13.3333</text:p>
          </table:table-cell>
          <table:table-cell table:formula="of:=['copy of results.csv '.W54]" office:value-type="float" office:value="56991.7" calcext:value-type="float">
            <text:p>56991.7</text:p>
          </table:table-cell>
          <table:table-cell table:formula="of:=['copy of results.csv '.X54]" office:value-type="float" office:value="0" calcext:value-type="float">
            <text:p>0</text:p>
          </table:table-cell>
          <table:table-cell table:formula="of:=['copy of results.csv '.Y54]" office:value-type="float" office:value="0" calcext:value-type="float">
            <text:p>0</text:p>
          </table:table-cell>
          <table:table-cell table:formula="of:=['copy of results.csv '.Z54]" office:value-type="float" office:value="0" calcext:value-type="float">
            <text:p>0</text:p>
          </table:table-cell>
          <table:table-cell table:formula="of:=['copy of results.csv '.AD54]" office:value-type="float" office:value="7489370" calcext:value-type="float">
            <text:p>7489370</text:p>
          </table:table-cell>
          <table:table-cell table:formula="of:=['copy of results.csv '.AG54]" office:value-type="float" office:value="499.975" calcext:value-type="float">
            <text:p>499.975</text:p>
          </table:table-cell>
          <table:table-cell table:formula="of:=['copy of results.csv '.AH54]" office:value-type="float" office:value="23.9768" calcext:value-type="float">
            <text:p>23.9768</text:p>
          </table:table-cell>
          <table:table-cell table:formula="of:=['copy of results.csv '.AI54]" office:value-type="float" office:value="90" calcext:value-type="float">
            <text:p>90</text:p>
          </table:table-cell>
          <table:table-cell table:formula="of:=['copy of results.csv '.AJ54]" office:value-type="float" office:value="13.3333" calcext:value-type="float">
            <text:p>13.3333</text:p>
          </table:table-cell>
          <table:table-cell table:formula="of:=['copy of results.csv '.AK54]" office:value-type="float" office:value="57845.7" calcext:value-type="float">
            <text:p>57845.7</text:p>
          </table:table-cell>
          <table:table-cell table:formula="of:=['copy of results.csv '.AL54]" office:value-type="float" office:value="0" calcext:value-type="float">
            <text:p>0</text:p>
          </table:table-cell>
          <table:table-cell table:formula="of:=['copy of results.csv '.AM54]" office:value-type="float" office:value="-2733.79" calcext:value-type="float">
            <text:p>-2733.79</text:p>
          </table:table-cell>
          <table:table-cell table:formula="of:=['copy of results.csv '.AQ54]" office:value-type="float" office:value="9109130" calcext:value-type="float">
            <text:p>9109130</text:p>
          </table:table-cell>
          <table:table-cell table:formula="of:=['copy of results.csv '.AT54]" office:value-type="float" office:value="492.167" calcext:value-type="float">
            <text:p>492.167</text:p>
          </table:table-cell>
          <table:table-cell table:formula="of:=['copy of results.csv '.AU54]" office:value-type="float" office:value="23.9768" calcext:value-type="float">
            <text:p>23.9768</text:p>
          </table:table-cell>
          <table:table-cell table:formula="of:=['copy of results.csv '.AV54]" office:value-type="float" office:value="90" calcext:value-type="float">
            <text:p>90</text:p>
          </table:table-cell>
          <table:table-cell table:formula="of:=['copy of results.csv '.AW54]" office:value-type="float" office:value="13.7037" calcext:value-type="float">
            <text:p>13.7037</text:p>
          </table:table-cell>
          <table:table-cell table:formula="of:=['copy of results.csv '.AX54]" office:value-type="float" office:value="57703.8" calcext:value-type="float">
            <text:p>57703.8</text:p>
          </table:table-cell>
          <table:table-cell table:formula="of:=['copy of results.csv '.AY54]" office:value-type="float" office:value="-2551.04" calcext:value-type="float">
            <text:p>-2551.04</text:p>
          </table:table-cell>
          <table:table-cell table:formula="of:=['copy of results.csv '.BC54]" office:value-type="float" office:value="9475500" calcext:value-type="float">
            <text:p>9475500</text:p>
          </table:table-cell>
          <table:table-cell table:formula="of:=['copy of results.csv '.BF54]" office:value-type="float" office:value="-2947.38" calcext:value-type="float">
            <text:p>-2947.38</text:p>
          </table:table-cell>
          <table:table-cell table:formula="of:=['copy of results.csv '.BJ54]" office:value-type="float" office:value="9804760" calcext:value-type="float">
            <text:p>9804760</text:p>
          </table:table-cell>
          <table:table-cell table:formula="of:=['copy of results.csv '.BL54]" office:value-type="float" office:value="0.956236" calcext:value-type="float">
            <text:p>0.956236</text:p>
          </table:table-cell>
          <table:table-cell table:number-columns-repeated="52"/>
        </table:table-row>
        <table:table-row table:style-name="ro1">
          <table:table-cell table:formula="of:=['copy of results.csv '.A55]" office:value-type="float" office:value="52.32" calcext:value-type="float">
            <text:p>52.32</text:p>
          </table:table-cell>
          <table:table-cell table:formula="of:=['copy of results.csv '.B55]" office:value-type="float" office:value="0.9" calcext:value-type="float">
            <text:p>0.9</text:p>
          </table:table-cell>
          <table:table-cell table:formula="of:=[$'copy of results.csv '.C55]" office:value-type="float" office:value="0" calcext:value-type="float">
            <text:p>0</text:p>
          </table:table-cell>
          <table:table-cell table:formula="of:=['copy of results.csv '.E55]" office:value-type="float" office:value="510" calcext:value-type="float">
            <text:p>510</text:p>
          </table:table-cell>
          <table:table-cell table:formula="of:=['copy of results.csv '.F55]" office:value-type="float" office:value="28" calcext:value-type="float">
            <text:p>28</text:p>
          </table:table-cell>
          <table:table-cell table:formula="of:=['copy of results.csv '.G55]" office:value-type="float" office:value="90" calcext:value-type="float">
            <text:p>90</text:p>
          </table:table-cell>
          <table:table-cell table:formula="of:=['copy of results.csv '.H55]" office:value-type="float" office:value="20" calcext:value-type="float">
            <text:p>20</text:p>
          </table:table-cell>
          <table:table-cell table:formula="of:=['copy of results.csv '.I55]" office:value-type="float" office:value="56802.3" calcext:value-type="float">
            <text:p>56802.3</text:p>
          </table:table-cell>
          <table:table-cell table:formula="of:=['copy of results.csv '.J55]" office:value-type="float" office:value="0" calcext:value-type="float">
            <text:p>0</text:p>
          </table:table-cell>
          <table:table-cell table:formula="of:=['copy of results.csv '.K55]" office:value-type="float" office:value="0" calcext:value-type="float">
            <text:p>0</text:p>
          </table:table-cell>
          <table:table-cell table:formula="of:=['copy of results.csv '.L55]" office:value-type="float" office:value="0" calcext:value-type="float">
            <text:p>0</text:p>
          </table:table-cell>
          <table:table-cell table:formula="of:=['copy of results.csv '.M55]" office:value-type="float" office:value="0" calcext:value-type="float">
            <text:p>0</text:p>
          </table:table-cell>
          <table:table-cell table:formula="of:=['copy of results.csv '.Q55]" office:value-type="float" office:value="0" calcext:value-type="float">
            <text:p>0</text:p>
          </table:table-cell>
          <table:table-cell table:formula="of:=['copy of results.csv '.S55]" office:value-type="float" office:value="499.975" calcext:value-type="float">
            <text:p>499.975</text:p>
          </table:table-cell>
          <table:table-cell table:formula="of:=['copy of results.csv '.T55]" office:value-type="float" office:value="23.9767" calcext:value-type="float">
            <text:p>23.9767</text:p>
          </table:table-cell>
          <table:table-cell table:formula="of:=['copy of results.csv '.U55]" office:value-type="float" office:value="90" calcext:value-type="float">
            <text:p>90</text:p>
          </table:table-cell>
          <table:table-cell table:formula="of:=['copy of results.csv '.V55]" office:value-type="float" office:value="13.3333" calcext:value-type="float">
            <text:p>13.3333</text:p>
          </table:table-cell>
          <table:table-cell table:formula="of:=['copy of results.csv '.W55]" office:value-type="float" office:value="56991.7" calcext:value-type="float">
            <text:p>56991.7</text:p>
          </table:table-cell>
          <table:table-cell table:formula="of:=['copy of results.csv '.X55]" office:value-type="float" office:value="0" calcext:value-type="float">
            <text:p>0</text:p>
          </table:table-cell>
          <table:table-cell table:formula="of:=['copy of results.csv '.Y55]" office:value-type="float" office:value="0" calcext:value-type="float">
            <text:p>0</text:p>
          </table:table-cell>
          <table:table-cell table:formula="of:=['copy of results.csv '.Z55]" office:value-type="float" office:value="0" calcext:value-type="float">
            <text:p>0</text:p>
          </table:table-cell>
          <table:table-cell table:formula="of:=['copy of results.csv '.AD55]" office:value-type="float" office:value="7489370" calcext:value-type="float">
            <text:p>7489370</text:p>
          </table:table-cell>
          <table:table-cell table:formula="of:=['copy of results.csv '.AG55]" office:value-type="float" office:value="499.975" calcext:value-type="float">
            <text:p>499.975</text:p>
          </table:table-cell>
          <table:table-cell table:formula="of:=['copy of results.csv '.AH55]" office:value-type="float" office:value="23.9768" calcext:value-type="float">
            <text:p>23.9768</text:p>
          </table:table-cell>
          <table:table-cell table:formula="of:=['copy of results.csv '.AI55]" office:value-type="float" office:value="90" calcext:value-type="float">
            <text:p>90</text:p>
          </table:table-cell>
          <table:table-cell table:formula="of:=['copy of results.csv '.AJ55]" office:value-type="float" office:value="13.3333" calcext:value-type="float">
            <text:p>13.3333</text:p>
          </table:table-cell>
          <table:table-cell table:formula="of:=['copy of results.csv '.AK55]" office:value-type="float" office:value="57845.7" calcext:value-type="float">
            <text:p>57845.7</text:p>
          </table:table-cell>
          <table:table-cell table:formula="of:=['copy of results.csv '.AL55]" office:value-type="float" office:value="0" calcext:value-type="float">
            <text:p>0</text:p>
          </table:table-cell>
          <table:table-cell table:formula="of:=['copy of results.csv '.AM55]" office:value-type="float" office:value="-2733.79" calcext:value-type="float">
            <text:p>-2733.79</text:p>
          </table:table-cell>
          <table:table-cell table:formula="of:=['copy of results.csv '.AQ55]" office:value-type="float" office:value="9109130" calcext:value-type="float">
            <text:p>9109130</text:p>
          </table:table-cell>
          <table:table-cell table:formula="of:=['copy of results.csv '.AT55]" office:value-type="float" office:value="492.167" calcext:value-type="float">
            <text:p>492.167</text:p>
          </table:table-cell>
          <table:table-cell table:formula="of:=['copy of results.csv '.AU55]" office:value-type="float" office:value="23.9768" calcext:value-type="float">
            <text:p>23.9768</text:p>
          </table:table-cell>
          <table:table-cell table:formula="of:=['copy of results.csv '.AV55]" office:value-type="float" office:value="90" calcext:value-type="float">
            <text:p>90</text:p>
          </table:table-cell>
          <table:table-cell table:formula="of:=['copy of results.csv '.AW55]" office:value-type="float" office:value="13.7037" calcext:value-type="float">
            <text:p>13.7037</text:p>
          </table:table-cell>
          <table:table-cell table:formula="of:=['copy of results.csv '.AX55]" office:value-type="float" office:value="57703.8" calcext:value-type="float">
            <text:p>57703.8</text:p>
          </table:table-cell>
          <table:table-cell table:formula="of:=['copy of results.csv '.AY55]" office:value-type="float" office:value="-2551.04" calcext:value-type="float">
            <text:p>-2551.04</text:p>
          </table:table-cell>
          <table:table-cell table:formula="of:=['copy of results.csv '.BC55]" office:value-type="float" office:value="9475500" calcext:value-type="float">
            <text:p>9475500</text:p>
          </table:table-cell>
          <table:table-cell table:formula="of:=['copy of results.csv '.BF55]" office:value-type="float" office:value="-2947.38" calcext:value-type="float">
            <text:p>-2947.38</text:p>
          </table:table-cell>
          <table:table-cell table:formula="of:=['copy of results.csv '.BJ55]" office:value-type="float" office:value="9804760" calcext:value-type="float">
            <text:p>9804760</text:p>
          </table:table-cell>
          <table:table-cell table:formula="of:=['copy of results.csv '.BL55]" office:value-type="float" office:value="0.956236" calcext:value-type="float">
            <text:p>0.956236</text:p>
          </table:table-cell>
          <table:table-cell table:number-columns-repeated="52"/>
        </table:table-row>
        <table:table-row table:style-name="ro1">
          <table:table-cell table:formula="of:=['copy of results.csv '.A56]" office:value-type="float" office:value="52.32" calcext:value-type="float">
            <text:p>52.32</text:p>
          </table:table-cell>
          <table:table-cell table:formula="of:=['copy of results.csv '.B56]" office:value-type="float" office:value="1" calcext:value-type="float">
            <text:p>1</text:p>
          </table:table-cell>
          <table:table-cell table:formula="of:=[$'copy of results.csv '.C56]" office:value-type="float" office:value="0" calcext:value-type="float">
            <text:p>0</text:p>
          </table:table-cell>
          <table:table-cell table:formula="of:=['copy of results.csv '.E56]" office:value-type="float" office:value="510" calcext:value-type="float">
            <text:p>510</text:p>
          </table:table-cell>
          <table:table-cell table:formula="of:=['copy of results.csv '.F56]" office:value-type="float" office:value="28" calcext:value-type="float">
            <text:p>28</text:p>
          </table:table-cell>
          <table:table-cell table:formula="of:=['copy of results.csv '.G56]" office:value-type="float" office:value="90" calcext:value-type="float">
            <text:p>90</text:p>
          </table:table-cell>
          <table:table-cell table:formula="of:=['copy of results.csv '.H56]" office:value-type="float" office:value="20" calcext:value-type="float">
            <text:p>20</text:p>
          </table:table-cell>
          <table:table-cell table:formula="of:=['copy of results.csv '.I56]" office:value-type="float" office:value="56802.3" calcext:value-type="float">
            <text:p>56802.3</text:p>
          </table:table-cell>
          <table:table-cell table:formula="of:=['copy of results.csv '.J56]" office:value-type="float" office:value="0" calcext:value-type="float">
            <text:p>0</text:p>
          </table:table-cell>
          <table:table-cell table:formula="of:=['copy of results.csv '.K56]" office:value-type="float" office:value="0" calcext:value-type="float">
            <text:p>0</text:p>
          </table:table-cell>
          <table:table-cell table:formula="of:=['copy of results.csv '.L56]" office:value-type="float" office:value="0" calcext:value-type="float">
            <text:p>0</text:p>
          </table:table-cell>
          <table:table-cell table:formula="of:=['copy of results.csv '.M56]" office:value-type="float" office:value="0" calcext:value-type="float">
            <text:p>0</text:p>
          </table:table-cell>
          <table:table-cell table:formula="of:=['copy of results.csv '.Q56]" office:value-type="float" office:value="0" calcext:value-type="float">
            <text:p>0</text:p>
          </table:table-cell>
          <table:table-cell table:formula="of:=['copy of results.csv '.S56]" office:value-type="float" office:value="499.975" calcext:value-type="float">
            <text:p>499.975</text:p>
          </table:table-cell>
          <table:table-cell table:formula="of:=['copy of results.csv '.T56]" office:value-type="float" office:value="23.9767" calcext:value-type="float">
            <text:p>23.9767</text:p>
          </table:table-cell>
          <table:table-cell table:formula="of:=['copy of results.csv '.U56]" office:value-type="float" office:value="90" calcext:value-type="float">
            <text:p>90</text:p>
          </table:table-cell>
          <table:table-cell table:formula="of:=['copy of results.csv '.V56]" office:value-type="float" office:value="13.3333" calcext:value-type="float">
            <text:p>13.3333</text:p>
          </table:table-cell>
          <table:table-cell table:formula="of:=['copy of results.csv '.W56]" office:value-type="float" office:value="56991.7" calcext:value-type="float">
            <text:p>56991.7</text:p>
          </table:table-cell>
          <table:table-cell table:formula="of:=['copy of results.csv '.X56]" office:value-type="float" office:value="0" calcext:value-type="float">
            <text:p>0</text:p>
          </table:table-cell>
          <table:table-cell table:formula="of:=['copy of results.csv '.Y56]" office:value-type="float" office:value="0" calcext:value-type="float">
            <text:p>0</text:p>
          </table:table-cell>
          <table:table-cell table:formula="of:=['copy of results.csv '.Z56]" office:value-type="float" office:value="0" calcext:value-type="float">
            <text:p>0</text:p>
          </table:table-cell>
          <table:table-cell table:formula="of:=['copy of results.csv '.AD56]" office:value-type="float" office:value="7489370" calcext:value-type="float">
            <text:p>7489370</text:p>
          </table:table-cell>
          <table:table-cell table:formula="of:=['copy of results.csv '.AG56]" office:value-type="float" office:value="499.975" calcext:value-type="float">
            <text:p>499.975</text:p>
          </table:table-cell>
          <table:table-cell table:formula="of:=['copy of results.csv '.AH56]" office:value-type="float" office:value="23.9768" calcext:value-type="float">
            <text:p>23.9768</text:p>
          </table:table-cell>
          <table:table-cell table:formula="of:=['copy of results.csv '.AI56]" office:value-type="float" office:value="90" calcext:value-type="float">
            <text:p>90</text:p>
          </table:table-cell>
          <table:table-cell table:formula="of:=['copy of results.csv '.AJ56]" office:value-type="float" office:value="13.3333" calcext:value-type="float">
            <text:p>13.3333</text:p>
          </table:table-cell>
          <table:table-cell table:formula="of:=['copy of results.csv '.AK56]" office:value-type="float" office:value="57845.7" calcext:value-type="float">
            <text:p>57845.7</text:p>
          </table:table-cell>
          <table:table-cell table:formula="of:=['copy of results.csv '.AL56]" office:value-type="float" office:value="0" calcext:value-type="float">
            <text:p>0</text:p>
          </table:table-cell>
          <table:table-cell table:formula="of:=['copy of results.csv '.AM56]" office:value-type="float" office:value="-2733.79" calcext:value-type="float">
            <text:p>-2733.79</text:p>
          </table:table-cell>
          <table:table-cell table:formula="of:=['copy of results.csv '.AQ56]" office:value-type="float" office:value="9109130" calcext:value-type="float">
            <text:p>9109130</text:p>
          </table:table-cell>
          <table:table-cell table:formula="of:=['copy of results.csv '.AT56]" office:value-type="float" office:value="492.167" calcext:value-type="float">
            <text:p>492.167</text:p>
          </table:table-cell>
          <table:table-cell table:formula="of:=['copy of results.csv '.AU56]" office:value-type="float" office:value="23.9768" calcext:value-type="float">
            <text:p>23.9768</text:p>
          </table:table-cell>
          <table:table-cell table:formula="of:=['copy of results.csv '.AV56]" office:value-type="float" office:value="90" calcext:value-type="float">
            <text:p>90</text:p>
          </table:table-cell>
          <table:table-cell table:formula="of:=['copy of results.csv '.AW56]" office:value-type="float" office:value="13.7037" calcext:value-type="float">
            <text:p>13.7037</text:p>
          </table:table-cell>
          <table:table-cell table:formula="of:=['copy of results.csv '.AX56]" office:value-type="float" office:value="57703.8" calcext:value-type="float">
            <text:p>57703.8</text:p>
          </table:table-cell>
          <table:table-cell table:formula="of:=['copy of results.csv '.AY56]" office:value-type="float" office:value="-2551.04" calcext:value-type="float">
            <text:p>-2551.04</text:p>
          </table:table-cell>
          <table:table-cell table:formula="of:=['copy of results.csv '.BC56]" office:value-type="float" office:value="9475500" calcext:value-type="float">
            <text:p>9475500</text:p>
          </table:table-cell>
          <table:table-cell table:formula="of:=['copy of results.csv '.BF56]" office:value-type="float" office:value="-2947.38" calcext:value-type="float">
            <text:p>-2947.38</text:p>
          </table:table-cell>
          <table:table-cell table:formula="of:=['copy of results.csv '.BJ56]" office:value-type="float" office:value="9804760" calcext:value-type="float">
            <text:p>9804760</text:p>
          </table:table-cell>
          <table:table-cell table:formula="of:=['copy of results.csv '.BL56]" office:value-type="float" office:value="0.956236" calcext:value-type="float">
            <text:p>0.956236</text:p>
          </table:table-cell>
          <table:table-cell table:number-columns-repeated="52"/>
        </table:table-row>
        <table:table-row table:style-name="ro1">
          <table:table-cell table:formula="of:=['copy of results.csv '.A57]" office:value-type="float" office:value="0" calcext:value-type="float">
            <text:p>0</text:p>
          </table:table-cell>
          <table:table-cell table:formula="of:=['copy of results.csv '.B57]" office:value-type="float" office:value="0" calcext:value-type="float">
            <text:p>0</text:p>
          </table:table-cell>
          <table:table-cell table:formula="of:=[$'copy of results.csv '.C57]" office:value-type="float" office:value="1" calcext:value-type="float">
            <text:p>1</text:p>
          </table:table-cell>
          <table:table-cell table:formula="of:=['copy of results.csv '.E57]" office:value-type="float" office:value="510" calcext:value-type="float">
            <text:p>510</text:p>
          </table:table-cell>
          <table:table-cell table:formula="of:=['copy of results.csv '.F57]" office:value-type="float" office:value="28" calcext:value-type="float">
            <text:p>28</text:p>
          </table:table-cell>
          <table:table-cell table:formula="of:=['copy of results.csv '.G57]" office:value-type="float" office:value="90" calcext:value-type="float">
            <text:p>90</text:p>
          </table:table-cell>
          <table:table-cell table:formula="of:=['copy of results.csv '.H57]" office:value-type="float" office:value="20" calcext:value-type="float">
            <text:p>20</text:p>
          </table:table-cell>
          <table:table-cell table:formula="of:=['copy of results.csv '.I57]" office:value-type="float" office:value="0" calcext:value-type="float">
            <text:p>0</text:p>
          </table:table-cell>
          <table:table-cell table:formula="of:=['copy of results.csv '.J57]" office:value-type="float" office:value="0" calcext:value-type="float">
            <text:p>0</text:p>
          </table:table-cell>
          <table:table-cell table:formula="of:=['copy of results.csv '.K57]" office:value-type="float" office:value="0" calcext:value-type="float">
            <text:p>0</text:p>
          </table:table-cell>
          <table:table-cell table:formula="of:=['copy of results.csv '.L57]" office:value-type="float" office:value="0" calcext:value-type="float">
            <text:p>0</text:p>
          </table:table-cell>
          <table:table-cell table:formula="of:=['copy of results.csv '.M57]" office:value-type="float" office:value="0" calcext:value-type="float">
            <text:p>0</text:p>
          </table:table-cell>
          <table:table-cell table:formula="of:=['copy of results.csv '.Q57]" office:value-type="float" office:value="0" calcext:value-type="float">
            <text:p>0</text:p>
          </table:table-cell>
          <table:table-cell table:formula="of:=['copy of results.csv '.S57]" office:value-type="float" office:value="499.975" calcext:value-type="float">
            <text:p>499.975</text:p>
          </table:table-cell>
          <table:table-cell table:formula="of:=['copy of results.csv '.T57]" office:value-type="float" office:value="23.9767" calcext:value-type="float">
            <text:p>23.9767</text:p>
          </table:table-cell>
          <table:table-cell table:formula="of:=['copy of results.csv '.U57]" office:value-type="float" office:value="90" calcext:value-type="float">
            <text:p>90</text:p>
          </table:table-cell>
          <table:table-cell table:formula="of:=['copy of results.csv '.V57]" office:value-type="float" office:value="20" calcext:value-type="float">
            <text:p>20</text:p>
          </table:table-cell>
          <table:table-cell table:formula="of:=['copy of results.csv '.W57]" office:value-type="float" office:value="0" calcext:value-type="float">
            <text:p>0</text:p>
          </table:table-cell>
          <table:table-cell table:formula="of:=['copy of results.csv '.X57]" office:value-type="float" office:value="0" calcext:value-type="float">
            <text:p>0</text:p>
          </table:table-cell>
          <table:table-cell table:formula="of:=['copy of results.csv '.Y57]" office:value-type="float" office:value="0" calcext:value-type="float">
            <text:p>0</text:p>
          </table:table-cell>
          <table:table-cell table:formula="of:=['copy of results.csv '.Z57]" office:value-type="float" office:value="56802.3" calcext:value-type="float">
            <text:p>56802.3</text:p>
          </table:table-cell>
          <table:table-cell table:formula="of:=['copy of results.csv '.AD57]" office:value-type="float" office:value="4488360" calcext:value-type="float">
            <text:p>4488360</text:p>
          </table:table-cell>
          <table:table-cell table:formula="of:=['copy of results.csv '.AG57]" office:value-type="float" office:value="499.975" calcext:value-type="float">
            <text:p>499.975</text:p>
          </table:table-cell>
          <table:table-cell table:formula="of:=['copy of results.csv '.AH57]" office:value-type="float" office:value="23.9768" calcext:value-type="float">
            <text:p>23.9768</text:p>
          </table:table-cell>
          <table:table-cell table:formula="of:=['copy of results.csv '.AI57]" office:value-type="float" office:value="90" calcext:value-type="float">
            <text:p>90</text:p>
          </table:table-cell>
          <table:table-cell table:formula="of:=['copy of results.csv '.AJ57]" office:value-type="float" office:value="20" calcext:value-type="float">
            <text:p>20</text:p>
          </table:table-cell>
          <table:table-cell table:formula="of:=['copy of results.csv '.AK57]" office:value-type="float" office:value="0" calcext:value-type="float">
            <text:p>0</text:p>
          </table:table-cell>
          <table:table-cell table:formula="of:=['copy of results.csv '.AL57]" office:value-type="float" office:value="0" calcext:value-type="float">
            <text:p>0</text:p>
          </table:table-cell>
          <table:table-cell table:formula="of:=['copy of results.csv '.AM57]" office:value-type="float" office:value="55130.8" calcext:value-type="float">
            <text:p>55130.8</text:p>
          </table:table-cell>
          <table:table-cell table:formula="of:=['copy of results.csv '.AQ57]" office:value-type="float" office:value="6028680" calcext:value-type="float">
            <text:p>6028680</text:p>
          </table:table-cell>
          <table:table-cell table:formula="of:=['copy of results.csv '.AT57]" office:value-type="float" office:value="499.975" calcext:value-type="float">
            <text:p>499.975</text:p>
          </table:table-cell>
          <table:table-cell table:formula="of:=['copy of results.csv '.AU57]" office:value-type="float" office:value="23.9768" calcext:value-type="float">
            <text:p>23.9768</text:p>
          </table:table-cell>
          <table:table-cell table:formula="of:=['copy of results.csv '.AV57]" office:value-type="float" office:value="90" calcext:value-type="float">
            <text:p>90</text:p>
          </table:table-cell>
          <table:table-cell table:formula="of:=['copy of results.csv '.AW57]" office:value-type="float" office:value="20" calcext:value-type="float">
            <text:p>20</text:p>
          </table:table-cell>
          <table:table-cell table:formula="of:=['copy of results.csv '.AX57]" office:value-type="float" office:value="0" calcext:value-type="float">
            <text:p>0</text:p>
          </table:table-cell>
          <table:table-cell table:formula="of:=['copy of results.csv '.AY57]" office:value-type="float" office:value="57793.8" calcext:value-type="float">
            <text:p>57793.8</text:p>
          </table:table-cell>
          <table:table-cell table:formula="of:=['copy of results.csv '.BC57]" office:value-type="float" office:value="6286110" calcext:value-type="float">
            <text:p>6286110</text:p>
          </table:table-cell>
          <table:table-cell table:formula="of:=['copy of results.csv '.BF57]" office:value-type="float" office:value="60464.8" calcext:value-type="float">
            <text:p>60464.8</text:p>
          </table:table-cell>
          <table:table-cell table:formula="of:=['copy of results.csv '.BJ57]" office:value-type="float" office:value="6550810" calcext:value-type="float">
            <text:p>6550810</text:p>
          </table:table-cell>
          <table:table-cell table:formula="of:=['copy of results.csv '.BL57]" office:value-type="float" office:value="0.734375" calcext:value-type="float">
            <text:p>0.734375</text:p>
          </table:table-cell>
          <table:table-cell table:number-columns-repeated="52"/>
        </table:table-row>
        <table:table-row table:style-name="ro1">
          <table:table-cell table:formula="of:=['copy of results.csv '.A58]" office:value-type="float" office:value="0" calcext:value-type="float">
            <text:p>0</text:p>
          </table:table-cell>
          <table:table-cell table:formula="of:=['copy of results.csv '.B58]" office:value-type="float" office:value="0.1" calcext:value-type="float">
            <text:p>0.1</text:p>
          </table:table-cell>
          <table:table-cell table:formula="of:=[$'copy of results.csv '.C58]" office:value-type="float" office:value="1" calcext:value-type="float">
            <text:p>1</text:p>
          </table:table-cell>
          <table:table-cell table:formula="of:=['copy of results.csv '.E58]" office:value-type="float" office:value="510" calcext:value-type="float">
            <text:p>510</text:p>
          </table:table-cell>
          <table:table-cell table:formula="of:=['copy of results.csv '.F58]" office:value-type="float" office:value="28" calcext:value-type="float">
            <text:p>28</text:p>
          </table:table-cell>
          <table:table-cell table:formula="of:=['copy of results.csv '.G58]" office:value-type="float" office:value="90" calcext:value-type="float">
            <text:p>90</text:p>
          </table:table-cell>
          <table:table-cell table:formula="of:=['copy of results.csv '.H58]" office:value-type="float" office:value="20" calcext:value-type="float">
            <text:p>20</text:p>
          </table:table-cell>
          <table:table-cell table:formula="of:=['copy of results.csv '.I58]" office:value-type="float" office:value="0" calcext:value-type="float">
            <text:p>0</text:p>
          </table:table-cell>
          <table:table-cell table:formula="of:=['copy of results.csv '.J58]" office:value-type="float" office:value="0" calcext:value-type="float">
            <text:p>0</text:p>
          </table:table-cell>
          <table:table-cell table:formula="of:=['copy of results.csv '.K58]" office:value-type="float" office:value="0" calcext:value-type="float">
            <text:p>0</text:p>
          </table:table-cell>
          <table:table-cell table:formula="of:=['copy of results.csv '.L58]" office:value-type="float" office:value="0" calcext:value-type="float">
            <text:p>0</text:p>
          </table:table-cell>
          <table:table-cell table:formula="of:=['copy of results.csv '.M58]" office:value-type="float" office:value="0" calcext:value-type="float">
            <text:p>0</text:p>
          </table:table-cell>
          <table:table-cell table:formula="of:=['copy of results.csv '.Q58]" office:value-type="float" office:value="0" calcext:value-type="float">
            <text:p>0</text:p>
          </table:table-cell>
          <table:table-cell table:formula="of:=['copy of results.csv '.S58]" office:value-type="float" office:value="499.975" calcext:value-type="float">
            <text:p>499.975</text:p>
          </table:table-cell>
          <table:table-cell table:formula="of:=['copy of results.csv '.T58]" office:value-type="float" office:value="23.9767" calcext:value-type="float">
            <text:p>23.9767</text:p>
          </table:table-cell>
          <table:table-cell table:formula="of:=['copy of results.csv '.U58]" office:value-type="float" office:value="90" calcext:value-type="float">
            <text:p>90</text:p>
          </table:table-cell>
          <table:table-cell table:formula="of:=['copy of results.csv '.V58]" office:value-type="float" office:value="20" calcext:value-type="float">
            <text:p>20</text:p>
          </table:table-cell>
          <table:table-cell table:formula="of:=['copy of results.csv '.W58]" office:value-type="float" office:value="0" calcext:value-type="float">
            <text:p>0</text:p>
          </table:table-cell>
          <table:table-cell table:formula="of:=['copy of results.csv '.X58]" office:value-type="float" office:value="0" calcext:value-type="float">
            <text:p>0</text:p>
          </table:table-cell>
          <table:table-cell table:formula="of:=['copy of results.csv '.Y58]" office:value-type="float" office:value="0" calcext:value-type="float">
            <text:p>0</text:p>
          </table:table-cell>
          <table:table-cell table:formula="of:=['copy of results.csv '.Z58]" office:value-type="float" office:value="56802.3" calcext:value-type="float">
            <text:p>56802.3</text:p>
          </table:table-cell>
          <table:table-cell table:formula="of:=['copy of results.csv '.AD58]" office:value-type="float" office:value="4488360" calcext:value-type="float">
            <text:p>4488360</text:p>
          </table:table-cell>
          <table:table-cell table:formula="of:=['copy of results.csv '.AG58]" office:value-type="float" office:value="499.975" calcext:value-type="float">
            <text:p>499.975</text:p>
          </table:table-cell>
          <table:table-cell table:formula="of:=['copy of results.csv '.AH58]" office:value-type="float" office:value="23.9768" calcext:value-type="float">
            <text:p>23.9768</text:p>
          </table:table-cell>
          <table:table-cell table:formula="of:=['copy of results.csv '.AI58]" office:value-type="float" office:value="90" calcext:value-type="float">
            <text:p>90</text:p>
          </table:table-cell>
          <table:table-cell table:formula="of:=['copy of results.csv '.AJ58]" office:value-type="float" office:value="20" calcext:value-type="float">
            <text:p>20</text:p>
          </table:table-cell>
          <table:table-cell table:formula="of:=['copy of results.csv '.AK58]" office:value-type="float" office:value="0" calcext:value-type="float">
            <text:p>0</text:p>
          </table:table-cell>
          <table:table-cell table:formula="of:=['copy of results.csv '.AL58]" office:value-type="float" office:value="0" calcext:value-type="float">
            <text:p>0</text:p>
          </table:table-cell>
          <table:table-cell table:formula="of:=['copy of results.csv '.AM58]" office:value-type="float" office:value="55130.8" calcext:value-type="float">
            <text:p>55130.8</text:p>
          </table:table-cell>
          <table:table-cell table:formula="of:=['copy of results.csv '.AQ58]" office:value-type="float" office:value="6028680" calcext:value-type="float">
            <text:p>6028680</text:p>
          </table:table-cell>
          <table:table-cell table:formula="of:=['copy of results.csv '.AT58]" office:value-type="float" office:value="499.975" calcext:value-type="float">
            <text:p>499.975</text:p>
          </table:table-cell>
          <table:table-cell table:formula="of:=['copy of results.csv '.AU58]" office:value-type="float" office:value="23.9768" calcext:value-type="float">
            <text:p>23.9768</text:p>
          </table:table-cell>
          <table:table-cell table:formula="of:=['copy of results.csv '.AV58]" office:value-type="float" office:value="90" calcext:value-type="float">
            <text:p>90</text:p>
          </table:table-cell>
          <table:table-cell table:formula="of:=['copy of results.csv '.AW58]" office:value-type="float" office:value="20" calcext:value-type="float">
            <text:p>20</text:p>
          </table:table-cell>
          <table:table-cell table:formula="of:=['copy of results.csv '.AX58]" office:value-type="float" office:value="0" calcext:value-type="float">
            <text:p>0</text:p>
          </table:table-cell>
          <table:table-cell table:formula="of:=['copy of results.csv '.AY58]" office:value-type="float" office:value="57793.8" calcext:value-type="float">
            <text:p>57793.8</text:p>
          </table:table-cell>
          <table:table-cell table:formula="of:=['copy of results.csv '.BC58]" office:value-type="float" office:value="6286110" calcext:value-type="float">
            <text:p>6286110</text:p>
          </table:table-cell>
          <table:table-cell table:formula="of:=['copy of results.csv '.BF58]" office:value-type="float" office:value="60464.8" calcext:value-type="float">
            <text:p>60464.8</text:p>
          </table:table-cell>
          <table:table-cell table:formula="of:=['copy of results.csv '.BJ58]" office:value-type="float" office:value="6550810" calcext:value-type="float">
            <text:p>6550810</text:p>
          </table:table-cell>
          <table:table-cell table:formula="of:=['copy of results.csv '.BL58]" office:value-type="float" office:value="0.734375" calcext:value-type="float">
            <text:p>0.734375</text:p>
          </table:table-cell>
          <table:table-cell table:number-columns-repeated="52"/>
        </table:table-row>
        <table:table-row table:style-name="ro1">
          <table:table-cell table:formula="of:=['copy of results.csv '.A59]" office:value-type="float" office:value="0" calcext:value-type="float">
            <text:p>0</text:p>
          </table:table-cell>
          <table:table-cell table:formula="of:=['copy of results.csv '.B59]" office:value-type="float" office:value="0.2" calcext:value-type="float">
            <text:p>0.2</text:p>
          </table:table-cell>
          <table:table-cell table:formula="of:=[$'copy of results.csv '.C59]" office:value-type="float" office:value="1" calcext:value-type="float">
            <text:p>1</text:p>
          </table:table-cell>
          <table:table-cell table:formula="of:=['copy of results.csv '.E59]" office:value-type="float" office:value="510" calcext:value-type="float">
            <text:p>510</text:p>
          </table:table-cell>
          <table:table-cell table:formula="of:=['copy of results.csv '.F59]" office:value-type="float" office:value="28" calcext:value-type="float">
            <text:p>28</text:p>
          </table:table-cell>
          <table:table-cell table:formula="of:=['copy of results.csv '.G59]" office:value-type="float" office:value="90" calcext:value-type="float">
            <text:p>90</text:p>
          </table:table-cell>
          <table:table-cell table:formula="of:=['copy of results.csv '.H59]" office:value-type="float" office:value="20" calcext:value-type="float">
            <text:p>20</text:p>
          </table:table-cell>
          <table:table-cell table:formula="of:=['copy of results.csv '.I59]" office:value-type="float" office:value="0" calcext:value-type="float">
            <text:p>0</text:p>
          </table:table-cell>
          <table:table-cell table:formula="of:=['copy of results.csv '.J59]" office:value-type="float" office:value="0" calcext:value-type="float">
            <text:p>0</text:p>
          </table:table-cell>
          <table:table-cell table:formula="of:=['copy of results.csv '.K59]" office:value-type="float" office:value="0" calcext:value-type="float">
            <text:p>0</text:p>
          </table:table-cell>
          <table:table-cell table:formula="of:=['copy of results.csv '.L59]" office:value-type="float" office:value="0" calcext:value-type="float">
            <text:p>0</text:p>
          </table:table-cell>
          <table:table-cell table:formula="of:=['copy of results.csv '.M59]" office:value-type="float" office:value="0" calcext:value-type="float">
            <text:p>0</text:p>
          </table:table-cell>
          <table:table-cell table:formula="of:=['copy of results.csv '.Q59]" office:value-type="float" office:value="0" calcext:value-type="float">
            <text:p>0</text:p>
          </table:table-cell>
          <table:table-cell table:formula="of:=['copy of results.csv '.S59]" office:value-type="float" office:value="499.975" calcext:value-type="float">
            <text:p>499.975</text:p>
          </table:table-cell>
          <table:table-cell table:formula="of:=['copy of results.csv '.T59]" office:value-type="float" office:value="23.9767" calcext:value-type="float">
            <text:p>23.9767</text:p>
          </table:table-cell>
          <table:table-cell table:formula="of:=['copy of results.csv '.U59]" office:value-type="float" office:value="90" calcext:value-type="float">
            <text:p>90</text:p>
          </table:table-cell>
          <table:table-cell table:formula="of:=['copy of results.csv '.V59]" office:value-type="float" office:value="20" calcext:value-type="float">
            <text:p>20</text:p>
          </table:table-cell>
          <table:table-cell table:formula="of:=['copy of results.csv '.W59]" office:value-type="float" office:value="0" calcext:value-type="float">
            <text:p>0</text:p>
          </table:table-cell>
          <table:table-cell table:formula="of:=['copy of results.csv '.X59]" office:value-type="float" office:value="0" calcext:value-type="float">
            <text:p>0</text:p>
          </table:table-cell>
          <table:table-cell table:formula="of:=['copy of results.csv '.Y59]" office:value-type="float" office:value="0" calcext:value-type="float">
            <text:p>0</text:p>
          </table:table-cell>
          <table:table-cell table:formula="of:=['copy of results.csv '.Z59]" office:value-type="float" office:value="56802.3" calcext:value-type="float">
            <text:p>56802.3</text:p>
          </table:table-cell>
          <table:table-cell table:formula="of:=['copy of results.csv '.AD59]" office:value-type="float" office:value="4488360" calcext:value-type="float">
            <text:p>4488360</text:p>
          </table:table-cell>
          <table:table-cell table:formula="of:=['copy of results.csv '.AG59]" office:value-type="float" office:value="499.975" calcext:value-type="float">
            <text:p>499.975</text:p>
          </table:table-cell>
          <table:table-cell table:formula="of:=['copy of results.csv '.AH59]" office:value-type="float" office:value="23.9768" calcext:value-type="float">
            <text:p>23.9768</text:p>
          </table:table-cell>
          <table:table-cell table:formula="of:=['copy of results.csv '.AI59]" office:value-type="float" office:value="90" calcext:value-type="float">
            <text:p>90</text:p>
          </table:table-cell>
          <table:table-cell table:formula="of:=['copy of results.csv '.AJ59]" office:value-type="float" office:value="20" calcext:value-type="float">
            <text:p>20</text:p>
          </table:table-cell>
          <table:table-cell table:formula="of:=['copy of results.csv '.AK59]" office:value-type="float" office:value="0" calcext:value-type="float">
            <text:p>0</text:p>
          </table:table-cell>
          <table:table-cell table:formula="of:=['copy of results.csv '.AL59]" office:value-type="float" office:value="0" calcext:value-type="float">
            <text:p>0</text:p>
          </table:table-cell>
          <table:table-cell table:formula="of:=['copy of results.csv '.AM59]" office:value-type="float" office:value="55130.8" calcext:value-type="float">
            <text:p>55130.8</text:p>
          </table:table-cell>
          <table:table-cell table:formula="of:=['copy of results.csv '.AQ59]" office:value-type="float" office:value="6028680" calcext:value-type="float">
            <text:p>6028680</text:p>
          </table:table-cell>
          <table:table-cell table:formula="of:=['copy of results.csv '.AT59]" office:value-type="float" office:value="499.975" calcext:value-type="float">
            <text:p>499.975</text:p>
          </table:table-cell>
          <table:table-cell table:formula="of:=['copy of results.csv '.AU59]" office:value-type="float" office:value="23.9768" calcext:value-type="float">
            <text:p>23.9768</text:p>
          </table:table-cell>
          <table:table-cell table:formula="of:=['copy of results.csv '.AV59]" office:value-type="float" office:value="90" calcext:value-type="float">
            <text:p>90</text:p>
          </table:table-cell>
          <table:table-cell table:formula="of:=['copy of results.csv '.AW59]" office:value-type="float" office:value="20" calcext:value-type="float">
            <text:p>20</text:p>
          </table:table-cell>
          <table:table-cell table:formula="of:=['copy of results.csv '.AX59]" office:value-type="float" office:value="0" calcext:value-type="float">
            <text:p>0</text:p>
          </table:table-cell>
          <table:table-cell table:formula="of:=['copy of results.csv '.AY59]" office:value-type="float" office:value="57793.8" calcext:value-type="float">
            <text:p>57793.8</text:p>
          </table:table-cell>
          <table:table-cell table:formula="of:=['copy of results.csv '.BC59]" office:value-type="float" office:value="6286110" calcext:value-type="float">
            <text:p>6286110</text:p>
          </table:table-cell>
          <table:table-cell table:formula="of:=['copy of results.csv '.BF59]" office:value-type="float" office:value="60464.8" calcext:value-type="float">
            <text:p>60464.8</text:p>
          </table:table-cell>
          <table:table-cell table:formula="of:=['copy of results.csv '.BJ59]" office:value-type="float" office:value="6550810" calcext:value-type="float">
            <text:p>6550810</text:p>
          </table:table-cell>
          <table:table-cell table:formula="of:=['copy of results.csv '.BL59]" office:value-type="float" office:value="0.734375" calcext:value-type="float">
            <text:p>0.734375</text:p>
          </table:table-cell>
          <table:table-cell table:number-columns-repeated="52"/>
        </table:table-row>
        <table:table-row table:style-name="ro1">
          <table:table-cell table:formula="of:=['copy of results.csv '.A60]" office:value-type="float" office:value="0" calcext:value-type="float">
            <text:p>0</text:p>
          </table:table-cell>
          <table:table-cell table:formula="of:=['copy of results.csv '.B60]" office:value-type="float" office:value="0.3" calcext:value-type="float">
            <text:p>0.3</text:p>
          </table:table-cell>
          <table:table-cell table:formula="of:=[$'copy of results.csv '.C60]" office:value-type="float" office:value="1" calcext:value-type="float">
            <text:p>1</text:p>
          </table:table-cell>
          <table:table-cell table:formula="of:=['copy of results.csv '.E60]" office:value-type="float" office:value="510" calcext:value-type="float">
            <text:p>510</text:p>
          </table:table-cell>
          <table:table-cell table:formula="of:=['copy of results.csv '.F60]" office:value-type="float" office:value="28" calcext:value-type="float">
            <text:p>28</text:p>
          </table:table-cell>
          <table:table-cell table:formula="of:=['copy of results.csv '.G60]" office:value-type="float" office:value="90" calcext:value-type="float">
            <text:p>90</text:p>
          </table:table-cell>
          <table:table-cell table:formula="of:=['copy of results.csv '.H60]" office:value-type="float" office:value="20" calcext:value-type="float">
            <text:p>20</text:p>
          </table:table-cell>
          <table:table-cell table:formula="of:=['copy of results.csv '.I60]" office:value-type="float" office:value="0" calcext:value-type="float">
            <text:p>0</text:p>
          </table:table-cell>
          <table:table-cell table:formula="of:=['copy of results.csv '.J60]" office:value-type="float" office:value="0" calcext:value-type="float">
            <text:p>0</text:p>
          </table:table-cell>
          <table:table-cell table:formula="of:=['copy of results.csv '.K60]" office:value-type="float" office:value="0" calcext:value-type="float">
            <text:p>0</text:p>
          </table:table-cell>
          <table:table-cell table:formula="of:=['copy of results.csv '.L60]" office:value-type="float" office:value="0" calcext:value-type="float">
            <text:p>0</text:p>
          </table:table-cell>
          <table:table-cell table:formula="of:=['copy of results.csv '.M60]" office:value-type="float" office:value="0" calcext:value-type="float">
            <text:p>0</text:p>
          </table:table-cell>
          <table:table-cell table:formula="of:=['copy of results.csv '.Q60]" office:value-type="float" office:value="0" calcext:value-type="float">
            <text:p>0</text:p>
          </table:table-cell>
          <table:table-cell table:formula="of:=['copy of results.csv '.S60]" office:value-type="float" office:value="499.975" calcext:value-type="float">
            <text:p>499.975</text:p>
          </table:table-cell>
          <table:table-cell table:formula="of:=['copy of results.csv '.T60]" office:value-type="float" office:value="23.9767" calcext:value-type="float">
            <text:p>23.9767</text:p>
          </table:table-cell>
          <table:table-cell table:formula="of:=['copy of results.csv '.U60]" office:value-type="float" office:value="90" calcext:value-type="float">
            <text:p>90</text:p>
          </table:table-cell>
          <table:table-cell table:formula="of:=['copy of results.csv '.V60]" office:value-type="float" office:value="20" calcext:value-type="float">
            <text:p>20</text:p>
          </table:table-cell>
          <table:table-cell table:formula="of:=['copy of results.csv '.W60]" office:value-type="float" office:value="0" calcext:value-type="float">
            <text:p>0</text:p>
          </table:table-cell>
          <table:table-cell table:formula="of:=['copy of results.csv '.X60]" office:value-type="float" office:value="0" calcext:value-type="float">
            <text:p>0</text:p>
          </table:table-cell>
          <table:table-cell table:formula="of:=['copy of results.csv '.Y60]" office:value-type="float" office:value="0" calcext:value-type="float">
            <text:p>0</text:p>
          </table:table-cell>
          <table:table-cell table:formula="of:=['copy of results.csv '.Z60]" office:value-type="float" office:value="56802.3" calcext:value-type="float">
            <text:p>56802.3</text:p>
          </table:table-cell>
          <table:table-cell table:formula="of:=['copy of results.csv '.AD60]" office:value-type="float" office:value="4488360" calcext:value-type="float">
            <text:p>4488360</text:p>
          </table:table-cell>
          <table:table-cell table:formula="of:=['copy of results.csv '.AG60]" office:value-type="float" office:value="499.975" calcext:value-type="float">
            <text:p>499.975</text:p>
          </table:table-cell>
          <table:table-cell table:formula="of:=['copy of results.csv '.AH60]" office:value-type="float" office:value="23.9768" calcext:value-type="float">
            <text:p>23.9768</text:p>
          </table:table-cell>
          <table:table-cell table:formula="of:=['copy of results.csv '.AI60]" office:value-type="float" office:value="90" calcext:value-type="float">
            <text:p>90</text:p>
          </table:table-cell>
          <table:table-cell table:formula="of:=['copy of results.csv '.AJ60]" office:value-type="float" office:value="20" calcext:value-type="float">
            <text:p>20</text:p>
          </table:table-cell>
          <table:table-cell table:formula="of:=['copy of results.csv '.AK60]" office:value-type="float" office:value="0" calcext:value-type="float">
            <text:p>0</text:p>
          </table:table-cell>
          <table:table-cell table:formula="of:=['copy of results.csv '.AL60]" office:value-type="float" office:value="0" calcext:value-type="float">
            <text:p>0</text:p>
          </table:table-cell>
          <table:table-cell table:formula="of:=['copy of results.csv '.AM60]" office:value-type="float" office:value="55130.8" calcext:value-type="float">
            <text:p>55130.8</text:p>
          </table:table-cell>
          <table:table-cell table:formula="of:=['copy of results.csv '.AQ60]" office:value-type="float" office:value="6028680" calcext:value-type="float">
            <text:p>6028680</text:p>
          </table:table-cell>
          <table:table-cell table:formula="of:=['copy of results.csv '.AT60]" office:value-type="float" office:value="499.975" calcext:value-type="float">
            <text:p>499.975</text:p>
          </table:table-cell>
          <table:table-cell table:formula="of:=['copy of results.csv '.AU60]" office:value-type="float" office:value="23.9768" calcext:value-type="float">
            <text:p>23.9768</text:p>
          </table:table-cell>
          <table:table-cell table:formula="of:=['copy of results.csv '.AV60]" office:value-type="float" office:value="90" calcext:value-type="float">
            <text:p>90</text:p>
          </table:table-cell>
          <table:table-cell table:formula="of:=['copy of results.csv '.AW60]" office:value-type="float" office:value="20" calcext:value-type="float">
            <text:p>20</text:p>
          </table:table-cell>
          <table:table-cell table:formula="of:=['copy of results.csv '.AX60]" office:value-type="float" office:value="0" calcext:value-type="float">
            <text:p>0</text:p>
          </table:table-cell>
          <table:table-cell table:formula="of:=['copy of results.csv '.AY60]" office:value-type="float" office:value="57793.8" calcext:value-type="float">
            <text:p>57793.8</text:p>
          </table:table-cell>
          <table:table-cell table:formula="of:=['copy of results.csv '.BC60]" office:value-type="float" office:value="6286110" calcext:value-type="float">
            <text:p>6286110</text:p>
          </table:table-cell>
          <table:table-cell table:formula="of:=['copy of results.csv '.BF60]" office:value-type="float" office:value="60464.8" calcext:value-type="float">
            <text:p>60464.8</text:p>
          </table:table-cell>
          <table:table-cell table:formula="of:=['copy of results.csv '.BJ60]" office:value-type="float" office:value="6550810" calcext:value-type="float">
            <text:p>6550810</text:p>
          </table:table-cell>
          <table:table-cell table:formula="of:=['copy of results.csv '.BL60]" office:value-type="float" office:value="0.734375" calcext:value-type="float">
            <text:p>0.734375</text:p>
          </table:table-cell>
          <table:table-cell table:number-columns-repeated="52"/>
        </table:table-row>
        <table:table-row table:style-name="ro1">
          <table:table-cell table:formula="of:=['copy of results.csv '.A61]" office:value-type="float" office:value="0" calcext:value-type="float">
            <text:p>0</text:p>
          </table:table-cell>
          <table:table-cell table:formula="of:=['copy of results.csv '.B61]" office:value-type="float" office:value="0.4" calcext:value-type="float">
            <text:p>0.4</text:p>
          </table:table-cell>
          <table:table-cell table:formula="of:=[$'copy of results.csv '.C61]" office:value-type="float" office:value="1" calcext:value-type="float">
            <text:p>1</text:p>
          </table:table-cell>
          <table:table-cell table:formula="of:=['copy of results.csv '.E61]" office:value-type="float" office:value="510" calcext:value-type="float">
            <text:p>510</text:p>
          </table:table-cell>
          <table:table-cell table:formula="of:=['copy of results.csv '.F61]" office:value-type="float" office:value="28" calcext:value-type="float">
            <text:p>28</text:p>
          </table:table-cell>
          <table:table-cell table:formula="of:=['copy of results.csv '.G61]" office:value-type="float" office:value="90" calcext:value-type="float">
            <text:p>90</text:p>
          </table:table-cell>
          <table:table-cell table:formula="of:=['copy of results.csv '.H61]" office:value-type="float" office:value="20" calcext:value-type="float">
            <text:p>20</text:p>
          </table:table-cell>
          <table:table-cell table:formula="of:=['copy of results.csv '.I61]" office:value-type="float" office:value="0" calcext:value-type="float">
            <text:p>0</text:p>
          </table:table-cell>
          <table:table-cell table:formula="of:=['copy of results.csv '.J61]" office:value-type="float" office:value="0" calcext:value-type="float">
            <text:p>0</text:p>
          </table:table-cell>
          <table:table-cell table:formula="of:=['copy of results.csv '.K61]" office:value-type="float" office:value="0" calcext:value-type="float">
            <text:p>0</text:p>
          </table:table-cell>
          <table:table-cell table:formula="of:=['copy of results.csv '.L61]" office:value-type="float" office:value="0" calcext:value-type="float">
            <text:p>0</text:p>
          </table:table-cell>
          <table:table-cell table:formula="of:=['copy of results.csv '.M61]" office:value-type="float" office:value="0" calcext:value-type="float">
            <text:p>0</text:p>
          </table:table-cell>
          <table:table-cell table:formula="of:=['copy of results.csv '.Q61]" office:value-type="float" office:value="0" calcext:value-type="float">
            <text:p>0</text:p>
          </table:table-cell>
          <table:table-cell table:formula="of:=['copy of results.csv '.S61]" office:value-type="float" office:value="499.975" calcext:value-type="float">
            <text:p>499.975</text:p>
          </table:table-cell>
          <table:table-cell table:formula="of:=['copy of results.csv '.T61]" office:value-type="float" office:value="23.9767" calcext:value-type="float">
            <text:p>23.9767</text:p>
          </table:table-cell>
          <table:table-cell table:formula="of:=['copy of results.csv '.U61]" office:value-type="float" office:value="90" calcext:value-type="float">
            <text:p>90</text:p>
          </table:table-cell>
          <table:table-cell table:formula="of:=['copy of results.csv '.V61]" office:value-type="float" office:value="20" calcext:value-type="float">
            <text:p>20</text:p>
          </table:table-cell>
          <table:table-cell table:formula="of:=['copy of results.csv '.W61]" office:value-type="float" office:value="0" calcext:value-type="float">
            <text:p>0</text:p>
          </table:table-cell>
          <table:table-cell table:formula="of:=['copy of results.csv '.X61]" office:value-type="float" office:value="0" calcext:value-type="float">
            <text:p>0</text:p>
          </table:table-cell>
          <table:table-cell table:formula="of:=['copy of results.csv '.Y61]" office:value-type="float" office:value="0" calcext:value-type="float">
            <text:p>0</text:p>
          </table:table-cell>
          <table:table-cell table:formula="of:=['copy of results.csv '.Z61]" office:value-type="float" office:value="56802.3" calcext:value-type="float">
            <text:p>56802.3</text:p>
          </table:table-cell>
          <table:table-cell table:formula="of:=['copy of results.csv '.AD61]" office:value-type="float" office:value="4488360" calcext:value-type="float">
            <text:p>4488360</text:p>
          </table:table-cell>
          <table:table-cell table:formula="of:=['copy of results.csv '.AG61]" office:value-type="float" office:value="499.975" calcext:value-type="float">
            <text:p>499.975</text:p>
          </table:table-cell>
          <table:table-cell table:formula="of:=['copy of results.csv '.AH61]" office:value-type="float" office:value="23.9768" calcext:value-type="float">
            <text:p>23.9768</text:p>
          </table:table-cell>
          <table:table-cell table:formula="of:=['copy of results.csv '.AI61]" office:value-type="float" office:value="90" calcext:value-type="float">
            <text:p>90</text:p>
          </table:table-cell>
          <table:table-cell table:formula="of:=['copy of results.csv '.AJ61]" office:value-type="float" office:value="20" calcext:value-type="float">
            <text:p>20</text:p>
          </table:table-cell>
          <table:table-cell table:formula="of:=['copy of results.csv '.AK61]" office:value-type="float" office:value="0" calcext:value-type="float">
            <text:p>0</text:p>
          </table:table-cell>
          <table:table-cell table:formula="of:=['copy of results.csv '.AL61]" office:value-type="float" office:value="0" calcext:value-type="float">
            <text:p>0</text:p>
          </table:table-cell>
          <table:table-cell table:formula="of:=['copy of results.csv '.AM61]" office:value-type="float" office:value="55130.8" calcext:value-type="float">
            <text:p>55130.8</text:p>
          </table:table-cell>
          <table:table-cell table:formula="of:=['copy of results.csv '.AQ61]" office:value-type="float" office:value="6028680" calcext:value-type="float">
            <text:p>6028680</text:p>
          </table:table-cell>
          <table:table-cell table:formula="of:=['copy of results.csv '.AT61]" office:value-type="float" office:value="499.975" calcext:value-type="float">
            <text:p>499.975</text:p>
          </table:table-cell>
          <table:table-cell table:formula="of:=['copy of results.csv '.AU61]" office:value-type="float" office:value="23.9768" calcext:value-type="float">
            <text:p>23.9768</text:p>
          </table:table-cell>
          <table:table-cell table:formula="of:=['copy of results.csv '.AV61]" office:value-type="float" office:value="90" calcext:value-type="float">
            <text:p>90</text:p>
          </table:table-cell>
          <table:table-cell table:formula="of:=['copy of results.csv '.AW61]" office:value-type="float" office:value="20" calcext:value-type="float">
            <text:p>20</text:p>
          </table:table-cell>
          <table:table-cell table:formula="of:=['copy of results.csv '.AX61]" office:value-type="float" office:value="0" calcext:value-type="float">
            <text:p>0</text:p>
          </table:table-cell>
          <table:table-cell table:formula="of:=['copy of results.csv '.AY61]" office:value-type="float" office:value="57793.8" calcext:value-type="float">
            <text:p>57793.8</text:p>
          </table:table-cell>
          <table:table-cell table:formula="of:=['copy of results.csv '.BC61]" office:value-type="float" office:value="6286110" calcext:value-type="float">
            <text:p>6286110</text:p>
          </table:table-cell>
          <table:table-cell table:formula="of:=['copy of results.csv '.BF61]" office:value-type="float" office:value="60464.8" calcext:value-type="float">
            <text:p>60464.8</text:p>
          </table:table-cell>
          <table:table-cell table:formula="of:=['copy of results.csv '.BJ61]" office:value-type="float" office:value="6550810" calcext:value-type="float">
            <text:p>6550810</text:p>
          </table:table-cell>
          <table:table-cell table:formula="of:=['copy of results.csv '.BL61]" office:value-type="float" office:value="0.734375" calcext:value-type="float">
            <text:p>0.734375</text:p>
          </table:table-cell>
          <table:table-cell table:number-columns-repeated="52"/>
        </table:table-row>
        <table:table-row table:style-name="ro1">
          <table:table-cell table:formula="of:=['copy of results.csv '.A62]" office:value-type="float" office:value="0" calcext:value-type="float">
            <text:p>0</text:p>
          </table:table-cell>
          <table:table-cell table:formula="of:=['copy of results.csv '.B62]" office:value-type="float" office:value="0.5" calcext:value-type="float">
            <text:p>0.5</text:p>
          </table:table-cell>
          <table:table-cell table:formula="of:=[$'copy of results.csv '.C62]" office:value-type="float" office:value="1" calcext:value-type="float">
            <text:p>1</text:p>
          </table:table-cell>
          <table:table-cell table:formula="of:=['copy of results.csv '.E62]" office:value-type="float" office:value="510" calcext:value-type="float">
            <text:p>510</text:p>
          </table:table-cell>
          <table:table-cell table:formula="of:=['copy of results.csv '.F62]" office:value-type="float" office:value="28" calcext:value-type="float">
            <text:p>28</text:p>
          </table:table-cell>
          <table:table-cell table:formula="of:=['copy of results.csv '.G62]" office:value-type="float" office:value="90" calcext:value-type="float">
            <text:p>90</text:p>
          </table:table-cell>
          <table:table-cell table:formula="of:=['copy of results.csv '.H62]" office:value-type="float" office:value="20" calcext:value-type="float">
            <text:p>20</text:p>
          </table:table-cell>
          <table:table-cell table:formula="of:=['copy of results.csv '.I62]" office:value-type="float" office:value="0" calcext:value-type="float">
            <text:p>0</text:p>
          </table:table-cell>
          <table:table-cell table:formula="of:=['copy of results.csv '.J62]" office:value-type="float" office:value="0" calcext:value-type="float">
            <text:p>0</text:p>
          </table:table-cell>
          <table:table-cell table:formula="of:=['copy of results.csv '.K62]" office:value-type="float" office:value="0" calcext:value-type="float">
            <text:p>0</text:p>
          </table:table-cell>
          <table:table-cell table:formula="of:=['copy of results.csv '.L62]" office:value-type="float" office:value="0" calcext:value-type="float">
            <text:p>0</text:p>
          </table:table-cell>
          <table:table-cell table:formula="of:=['copy of results.csv '.M62]" office:value-type="float" office:value="0" calcext:value-type="float">
            <text:p>0</text:p>
          </table:table-cell>
          <table:table-cell table:formula="of:=['copy of results.csv '.Q62]" office:value-type="float" office:value="0" calcext:value-type="float">
            <text:p>0</text:p>
          </table:table-cell>
          <table:table-cell table:formula="of:=['copy of results.csv '.S62]" office:value-type="float" office:value="499.975" calcext:value-type="float">
            <text:p>499.975</text:p>
          </table:table-cell>
          <table:table-cell table:formula="of:=['copy of results.csv '.T62]" office:value-type="float" office:value="23.9767" calcext:value-type="float">
            <text:p>23.9767</text:p>
          </table:table-cell>
          <table:table-cell table:formula="of:=['copy of results.csv '.U62]" office:value-type="float" office:value="90" calcext:value-type="float">
            <text:p>90</text:p>
          </table:table-cell>
          <table:table-cell table:formula="of:=['copy of results.csv '.V62]" office:value-type="float" office:value="20" calcext:value-type="float">
            <text:p>20</text:p>
          </table:table-cell>
          <table:table-cell table:formula="of:=['copy of results.csv '.W62]" office:value-type="float" office:value="0" calcext:value-type="float">
            <text:p>0</text:p>
          </table:table-cell>
          <table:table-cell table:formula="of:=['copy of results.csv '.X62]" office:value-type="float" office:value="0" calcext:value-type="float">
            <text:p>0</text:p>
          </table:table-cell>
          <table:table-cell table:formula="of:=['copy of results.csv '.Y62]" office:value-type="float" office:value="0" calcext:value-type="float">
            <text:p>0</text:p>
          </table:table-cell>
          <table:table-cell table:formula="of:=['copy of results.csv '.Z62]" office:value-type="float" office:value="56802.3" calcext:value-type="float">
            <text:p>56802.3</text:p>
          </table:table-cell>
          <table:table-cell table:formula="of:=['copy of results.csv '.AD62]" office:value-type="float" office:value="4488360" calcext:value-type="float">
            <text:p>4488360</text:p>
          </table:table-cell>
          <table:table-cell table:formula="of:=['copy of results.csv '.AG62]" office:value-type="float" office:value="499.975" calcext:value-type="float">
            <text:p>499.975</text:p>
          </table:table-cell>
          <table:table-cell table:formula="of:=['copy of results.csv '.AH62]" office:value-type="float" office:value="23.9768" calcext:value-type="float">
            <text:p>23.9768</text:p>
          </table:table-cell>
          <table:table-cell table:formula="of:=['copy of results.csv '.AI62]" office:value-type="float" office:value="90" calcext:value-type="float">
            <text:p>90</text:p>
          </table:table-cell>
          <table:table-cell table:formula="of:=['copy of results.csv '.AJ62]" office:value-type="float" office:value="20" calcext:value-type="float">
            <text:p>20</text:p>
          </table:table-cell>
          <table:table-cell table:formula="of:=['copy of results.csv '.AK62]" office:value-type="float" office:value="0" calcext:value-type="float">
            <text:p>0</text:p>
          </table:table-cell>
          <table:table-cell table:formula="of:=['copy of results.csv '.AL62]" office:value-type="float" office:value="0" calcext:value-type="float">
            <text:p>0</text:p>
          </table:table-cell>
          <table:table-cell table:formula="of:=['copy of results.csv '.AM62]" office:value-type="float" office:value="55130.8" calcext:value-type="float">
            <text:p>55130.8</text:p>
          </table:table-cell>
          <table:table-cell table:formula="of:=['copy of results.csv '.AQ62]" office:value-type="float" office:value="6028680" calcext:value-type="float">
            <text:p>6028680</text:p>
          </table:table-cell>
          <table:table-cell table:formula="of:=['copy of results.csv '.AT62]" office:value-type="float" office:value="499.975" calcext:value-type="float">
            <text:p>499.975</text:p>
          </table:table-cell>
          <table:table-cell table:formula="of:=['copy of results.csv '.AU62]" office:value-type="float" office:value="23.9768" calcext:value-type="float">
            <text:p>23.9768</text:p>
          </table:table-cell>
          <table:table-cell table:formula="of:=['copy of results.csv '.AV62]" office:value-type="float" office:value="90" calcext:value-type="float">
            <text:p>90</text:p>
          </table:table-cell>
          <table:table-cell table:formula="of:=['copy of results.csv '.AW62]" office:value-type="float" office:value="20" calcext:value-type="float">
            <text:p>20</text:p>
          </table:table-cell>
          <table:table-cell table:formula="of:=['copy of results.csv '.AX62]" office:value-type="float" office:value="0" calcext:value-type="float">
            <text:p>0</text:p>
          </table:table-cell>
          <table:table-cell table:formula="of:=['copy of results.csv '.AY62]" office:value-type="float" office:value="57793.8" calcext:value-type="float">
            <text:p>57793.8</text:p>
          </table:table-cell>
          <table:table-cell table:formula="of:=['copy of results.csv '.BC62]" office:value-type="float" office:value="6286110" calcext:value-type="float">
            <text:p>6286110</text:p>
          </table:table-cell>
          <table:table-cell table:formula="of:=['copy of results.csv '.BF62]" office:value-type="float" office:value="60464.8" calcext:value-type="float">
            <text:p>60464.8</text:p>
          </table:table-cell>
          <table:table-cell table:formula="of:=['copy of results.csv '.BJ62]" office:value-type="float" office:value="6550810" calcext:value-type="float">
            <text:p>6550810</text:p>
          </table:table-cell>
          <table:table-cell table:formula="of:=['copy of results.csv '.BL62]" office:value-type="float" office:value="0.734375" calcext:value-type="float">
            <text:p>0.734375</text:p>
          </table:table-cell>
          <table:table-cell table:number-columns-repeated="52"/>
        </table:table-row>
        <table:table-row table:style-name="ro1">
          <table:table-cell table:formula="of:=['copy of results.csv '.A63]" office:value-type="float" office:value="0" calcext:value-type="float">
            <text:p>0</text:p>
          </table:table-cell>
          <table:table-cell table:formula="of:=['copy of results.csv '.B63]" office:value-type="float" office:value="0.6" calcext:value-type="float">
            <text:p>0.6</text:p>
          </table:table-cell>
          <table:table-cell table:formula="of:=[$'copy of results.csv '.C63]" office:value-type="float" office:value="1" calcext:value-type="float">
            <text:p>1</text:p>
          </table:table-cell>
          <table:table-cell table:formula="of:=['copy of results.csv '.E63]" office:value-type="float" office:value="510" calcext:value-type="float">
            <text:p>510</text:p>
          </table:table-cell>
          <table:table-cell table:formula="of:=['copy of results.csv '.F63]" office:value-type="float" office:value="28" calcext:value-type="float">
            <text:p>28</text:p>
          </table:table-cell>
          <table:table-cell table:formula="of:=['copy of results.csv '.G63]" office:value-type="float" office:value="90" calcext:value-type="float">
            <text:p>90</text:p>
          </table:table-cell>
          <table:table-cell table:formula="of:=['copy of results.csv '.H63]" office:value-type="float" office:value="20" calcext:value-type="float">
            <text:p>20</text:p>
          </table:table-cell>
          <table:table-cell table:formula="of:=['copy of results.csv '.I63]" office:value-type="float" office:value="0" calcext:value-type="float">
            <text:p>0</text:p>
          </table:table-cell>
          <table:table-cell table:formula="of:=['copy of results.csv '.J63]" office:value-type="float" office:value="0" calcext:value-type="float">
            <text:p>0</text:p>
          </table:table-cell>
          <table:table-cell table:formula="of:=['copy of results.csv '.K63]" office:value-type="float" office:value="0" calcext:value-type="float">
            <text:p>0</text:p>
          </table:table-cell>
          <table:table-cell table:formula="of:=['copy of results.csv '.L63]" office:value-type="float" office:value="0" calcext:value-type="float">
            <text:p>0</text:p>
          </table:table-cell>
          <table:table-cell table:formula="of:=['copy of results.csv '.M63]" office:value-type="float" office:value="0" calcext:value-type="float">
            <text:p>0</text:p>
          </table:table-cell>
          <table:table-cell table:formula="of:=['copy of results.csv '.Q63]" office:value-type="float" office:value="0" calcext:value-type="float">
            <text:p>0</text:p>
          </table:table-cell>
          <table:table-cell table:formula="of:=['copy of results.csv '.S63]" office:value-type="float" office:value="499.975" calcext:value-type="float">
            <text:p>499.975</text:p>
          </table:table-cell>
          <table:table-cell table:formula="of:=['copy of results.csv '.T63]" office:value-type="float" office:value="23.9767" calcext:value-type="float">
            <text:p>23.9767</text:p>
          </table:table-cell>
          <table:table-cell table:formula="of:=['copy of results.csv '.U63]" office:value-type="float" office:value="90" calcext:value-type="float">
            <text:p>90</text:p>
          </table:table-cell>
          <table:table-cell table:formula="of:=['copy of results.csv '.V63]" office:value-type="float" office:value="20" calcext:value-type="float">
            <text:p>20</text:p>
          </table:table-cell>
          <table:table-cell table:formula="of:=['copy of results.csv '.W63]" office:value-type="float" office:value="0" calcext:value-type="float">
            <text:p>0</text:p>
          </table:table-cell>
          <table:table-cell table:formula="of:=['copy of results.csv '.X63]" office:value-type="float" office:value="0" calcext:value-type="float">
            <text:p>0</text:p>
          </table:table-cell>
          <table:table-cell table:formula="of:=['copy of results.csv '.Y63]" office:value-type="float" office:value="0" calcext:value-type="float">
            <text:p>0</text:p>
          </table:table-cell>
          <table:table-cell table:formula="of:=['copy of results.csv '.Z63]" office:value-type="float" office:value="56802.3" calcext:value-type="float">
            <text:p>56802.3</text:p>
          </table:table-cell>
          <table:table-cell table:formula="of:=['copy of results.csv '.AD63]" office:value-type="float" office:value="4488360" calcext:value-type="float">
            <text:p>4488360</text:p>
          </table:table-cell>
          <table:table-cell table:formula="of:=['copy of results.csv '.AG63]" office:value-type="float" office:value="499.975" calcext:value-type="float">
            <text:p>499.975</text:p>
          </table:table-cell>
          <table:table-cell table:formula="of:=['copy of results.csv '.AH63]" office:value-type="float" office:value="23.9768" calcext:value-type="float">
            <text:p>23.9768</text:p>
          </table:table-cell>
          <table:table-cell table:formula="of:=['copy of results.csv '.AI63]" office:value-type="float" office:value="90" calcext:value-type="float">
            <text:p>90</text:p>
          </table:table-cell>
          <table:table-cell table:formula="of:=['copy of results.csv '.AJ63]" office:value-type="float" office:value="20" calcext:value-type="float">
            <text:p>20</text:p>
          </table:table-cell>
          <table:table-cell table:formula="of:=['copy of results.csv '.AK63]" office:value-type="float" office:value="0" calcext:value-type="float">
            <text:p>0</text:p>
          </table:table-cell>
          <table:table-cell table:formula="of:=['copy of results.csv '.AL63]" office:value-type="float" office:value="0" calcext:value-type="float">
            <text:p>0</text:p>
          </table:table-cell>
          <table:table-cell table:formula="of:=['copy of results.csv '.AM63]" office:value-type="float" office:value="55130.8" calcext:value-type="float">
            <text:p>55130.8</text:p>
          </table:table-cell>
          <table:table-cell table:formula="of:=['copy of results.csv '.AQ63]" office:value-type="float" office:value="6028680" calcext:value-type="float">
            <text:p>6028680</text:p>
          </table:table-cell>
          <table:table-cell table:formula="of:=['copy of results.csv '.AT63]" office:value-type="float" office:value="499.975" calcext:value-type="float">
            <text:p>499.975</text:p>
          </table:table-cell>
          <table:table-cell table:formula="of:=['copy of results.csv '.AU63]" office:value-type="float" office:value="23.9768" calcext:value-type="float">
            <text:p>23.9768</text:p>
          </table:table-cell>
          <table:table-cell table:formula="of:=['copy of results.csv '.AV63]" office:value-type="float" office:value="90" calcext:value-type="float">
            <text:p>90</text:p>
          </table:table-cell>
          <table:table-cell table:formula="of:=['copy of results.csv '.AW63]" office:value-type="float" office:value="20" calcext:value-type="float">
            <text:p>20</text:p>
          </table:table-cell>
          <table:table-cell table:formula="of:=['copy of results.csv '.AX63]" office:value-type="float" office:value="0" calcext:value-type="float">
            <text:p>0</text:p>
          </table:table-cell>
          <table:table-cell table:formula="of:=['copy of results.csv '.AY63]" office:value-type="float" office:value="57793.8" calcext:value-type="float">
            <text:p>57793.8</text:p>
          </table:table-cell>
          <table:table-cell table:formula="of:=['copy of results.csv '.BC63]" office:value-type="float" office:value="6286110" calcext:value-type="float">
            <text:p>6286110</text:p>
          </table:table-cell>
          <table:table-cell table:formula="of:=['copy of results.csv '.BF63]" office:value-type="float" office:value="60464.8" calcext:value-type="float">
            <text:p>60464.8</text:p>
          </table:table-cell>
          <table:table-cell table:formula="of:=['copy of results.csv '.BJ63]" office:value-type="float" office:value="6550810" calcext:value-type="float">
            <text:p>6550810</text:p>
          </table:table-cell>
          <table:table-cell table:formula="of:=['copy of results.csv '.BL63]" office:value-type="float" office:value="0.734375" calcext:value-type="float">
            <text:p>0.734375</text:p>
          </table:table-cell>
          <table:table-cell table:number-columns-repeated="52"/>
        </table:table-row>
        <table:table-row table:style-name="ro1">
          <table:table-cell table:formula="of:=['copy of results.csv '.A64]" office:value-type="float" office:value="0" calcext:value-type="float">
            <text:p>0</text:p>
          </table:table-cell>
          <table:table-cell table:formula="of:=['copy of results.csv '.B64]" office:value-type="float" office:value="0.7" calcext:value-type="float">
            <text:p>0.7</text:p>
          </table:table-cell>
          <table:table-cell table:formula="of:=[$'copy of results.csv '.C64]" office:value-type="float" office:value="1" calcext:value-type="float">
            <text:p>1</text:p>
          </table:table-cell>
          <table:table-cell table:formula="of:=['copy of results.csv '.E64]" office:value-type="float" office:value="510" calcext:value-type="float">
            <text:p>510</text:p>
          </table:table-cell>
          <table:table-cell table:formula="of:=['copy of results.csv '.F64]" office:value-type="float" office:value="28" calcext:value-type="float">
            <text:p>28</text:p>
          </table:table-cell>
          <table:table-cell table:formula="of:=['copy of results.csv '.G64]" office:value-type="float" office:value="90" calcext:value-type="float">
            <text:p>90</text:p>
          </table:table-cell>
          <table:table-cell table:formula="of:=['copy of results.csv '.H64]" office:value-type="float" office:value="20" calcext:value-type="float">
            <text:p>20</text:p>
          </table:table-cell>
          <table:table-cell table:formula="of:=['copy of results.csv '.I64]" office:value-type="float" office:value="0" calcext:value-type="float">
            <text:p>0</text:p>
          </table:table-cell>
          <table:table-cell table:formula="of:=['copy of results.csv '.J64]" office:value-type="float" office:value="0" calcext:value-type="float">
            <text:p>0</text:p>
          </table:table-cell>
          <table:table-cell table:formula="of:=['copy of results.csv '.K64]" office:value-type="float" office:value="0" calcext:value-type="float">
            <text:p>0</text:p>
          </table:table-cell>
          <table:table-cell table:formula="of:=['copy of results.csv '.L64]" office:value-type="float" office:value="0" calcext:value-type="float">
            <text:p>0</text:p>
          </table:table-cell>
          <table:table-cell table:formula="of:=['copy of results.csv '.M64]" office:value-type="float" office:value="0" calcext:value-type="float">
            <text:p>0</text:p>
          </table:table-cell>
          <table:table-cell table:formula="of:=['copy of results.csv '.Q64]" office:value-type="float" office:value="0" calcext:value-type="float">
            <text:p>0</text:p>
          </table:table-cell>
          <table:table-cell table:formula="of:=['copy of results.csv '.S64]" office:value-type="float" office:value="499.975" calcext:value-type="float">
            <text:p>499.975</text:p>
          </table:table-cell>
          <table:table-cell table:formula="of:=['copy of results.csv '.T64]" office:value-type="float" office:value="23.9767" calcext:value-type="float">
            <text:p>23.9767</text:p>
          </table:table-cell>
          <table:table-cell table:formula="of:=['copy of results.csv '.U64]" office:value-type="float" office:value="90" calcext:value-type="float">
            <text:p>90</text:p>
          </table:table-cell>
          <table:table-cell table:formula="of:=['copy of results.csv '.V64]" office:value-type="float" office:value="20" calcext:value-type="float">
            <text:p>20</text:p>
          </table:table-cell>
          <table:table-cell table:formula="of:=['copy of results.csv '.W64]" office:value-type="float" office:value="0" calcext:value-type="float">
            <text:p>0</text:p>
          </table:table-cell>
          <table:table-cell table:formula="of:=['copy of results.csv '.X64]" office:value-type="float" office:value="0" calcext:value-type="float">
            <text:p>0</text:p>
          </table:table-cell>
          <table:table-cell table:formula="of:=['copy of results.csv '.Y64]" office:value-type="float" office:value="0" calcext:value-type="float">
            <text:p>0</text:p>
          </table:table-cell>
          <table:table-cell table:formula="of:=['copy of results.csv '.Z64]" office:value-type="float" office:value="56802.3" calcext:value-type="float">
            <text:p>56802.3</text:p>
          </table:table-cell>
          <table:table-cell table:formula="of:=['copy of results.csv '.AD64]" office:value-type="float" office:value="4488360" calcext:value-type="float">
            <text:p>4488360</text:p>
          </table:table-cell>
          <table:table-cell table:formula="of:=['copy of results.csv '.AG64]" office:value-type="float" office:value="499.975" calcext:value-type="float">
            <text:p>499.975</text:p>
          </table:table-cell>
          <table:table-cell table:formula="of:=['copy of results.csv '.AH64]" office:value-type="float" office:value="23.9768" calcext:value-type="float">
            <text:p>23.9768</text:p>
          </table:table-cell>
          <table:table-cell table:formula="of:=['copy of results.csv '.AI64]" office:value-type="float" office:value="90" calcext:value-type="float">
            <text:p>90</text:p>
          </table:table-cell>
          <table:table-cell table:formula="of:=['copy of results.csv '.AJ64]" office:value-type="float" office:value="20" calcext:value-type="float">
            <text:p>20</text:p>
          </table:table-cell>
          <table:table-cell table:formula="of:=['copy of results.csv '.AK64]" office:value-type="float" office:value="0" calcext:value-type="float">
            <text:p>0</text:p>
          </table:table-cell>
          <table:table-cell table:formula="of:=['copy of results.csv '.AL64]" office:value-type="float" office:value="0" calcext:value-type="float">
            <text:p>0</text:p>
          </table:table-cell>
          <table:table-cell table:formula="of:=['copy of results.csv '.AM64]" office:value-type="float" office:value="55130.8" calcext:value-type="float">
            <text:p>55130.8</text:p>
          </table:table-cell>
          <table:table-cell table:formula="of:=['copy of results.csv '.AQ64]" office:value-type="float" office:value="6028680" calcext:value-type="float">
            <text:p>6028680</text:p>
          </table:table-cell>
          <table:table-cell table:formula="of:=['copy of results.csv '.AT64]" office:value-type="float" office:value="499.975" calcext:value-type="float">
            <text:p>499.975</text:p>
          </table:table-cell>
          <table:table-cell table:formula="of:=['copy of results.csv '.AU64]" office:value-type="float" office:value="23.9768" calcext:value-type="float">
            <text:p>23.9768</text:p>
          </table:table-cell>
          <table:table-cell table:formula="of:=['copy of results.csv '.AV64]" office:value-type="float" office:value="90" calcext:value-type="float">
            <text:p>90</text:p>
          </table:table-cell>
          <table:table-cell table:formula="of:=['copy of results.csv '.AW64]" office:value-type="float" office:value="20" calcext:value-type="float">
            <text:p>20</text:p>
          </table:table-cell>
          <table:table-cell table:formula="of:=['copy of results.csv '.AX64]" office:value-type="float" office:value="0" calcext:value-type="float">
            <text:p>0</text:p>
          </table:table-cell>
          <table:table-cell table:formula="of:=['copy of results.csv '.AY64]" office:value-type="float" office:value="57793.8" calcext:value-type="float">
            <text:p>57793.8</text:p>
          </table:table-cell>
          <table:table-cell table:formula="of:=['copy of results.csv '.BC64]" office:value-type="float" office:value="6286110" calcext:value-type="float">
            <text:p>6286110</text:p>
          </table:table-cell>
          <table:table-cell table:formula="of:=['copy of results.csv '.BF64]" office:value-type="float" office:value="60464.8" calcext:value-type="float">
            <text:p>60464.8</text:p>
          </table:table-cell>
          <table:table-cell table:formula="of:=['copy of results.csv '.BJ64]" office:value-type="float" office:value="6550810" calcext:value-type="float">
            <text:p>6550810</text:p>
          </table:table-cell>
          <table:table-cell table:formula="of:=['copy of results.csv '.BL64]" office:value-type="float" office:value="0.734375" calcext:value-type="float">
            <text:p>0.734375</text:p>
          </table:table-cell>
          <table:table-cell table:number-columns-repeated="52"/>
        </table:table-row>
        <table:table-row table:style-name="ro1">
          <table:table-cell table:formula="of:=['copy of results.csv '.A65]" office:value-type="float" office:value="0" calcext:value-type="float">
            <text:p>0</text:p>
          </table:table-cell>
          <table:table-cell table:formula="of:=['copy of results.csv '.B65]" office:value-type="float" office:value="0.8" calcext:value-type="float">
            <text:p>0.8</text:p>
          </table:table-cell>
          <table:table-cell table:formula="of:=[$'copy of results.csv '.C65]" office:value-type="float" office:value="1" calcext:value-type="float">
            <text:p>1</text:p>
          </table:table-cell>
          <table:table-cell table:formula="of:=['copy of results.csv '.E65]" office:value-type="float" office:value="510" calcext:value-type="float">
            <text:p>510</text:p>
          </table:table-cell>
          <table:table-cell table:formula="of:=['copy of results.csv '.F65]" office:value-type="float" office:value="28" calcext:value-type="float">
            <text:p>28</text:p>
          </table:table-cell>
          <table:table-cell table:formula="of:=['copy of results.csv '.G65]" office:value-type="float" office:value="90" calcext:value-type="float">
            <text:p>90</text:p>
          </table:table-cell>
          <table:table-cell table:formula="of:=['copy of results.csv '.H65]" office:value-type="float" office:value="20" calcext:value-type="float">
            <text:p>20</text:p>
          </table:table-cell>
          <table:table-cell table:formula="of:=['copy of results.csv '.I65]" office:value-type="float" office:value="0" calcext:value-type="float">
            <text:p>0</text:p>
          </table:table-cell>
          <table:table-cell table:formula="of:=['copy of results.csv '.J65]" office:value-type="float" office:value="0" calcext:value-type="float">
            <text:p>0</text:p>
          </table:table-cell>
          <table:table-cell table:formula="of:=['copy of results.csv '.K65]" office:value-type="float" office:value="0" calcext:value-type="float">
            <text:p>0</text:p>
          </table:table-cell>
          <table:table-cell table:formula="of:=['copy of results.csv '.L65]" office:value-type="float" office:value="0" calcext:value-type="float">
            <text:p>0</text:p>
          </table:table-cell>
          <table:table-cell table:formula="of:=['copy of results.csv '.M65]" office:value-type="float" office:value="0" calcext:value-type="float">
            <text:p>0</text:p>
          </table:table-cell>
          <table:table-cell table:formula="of:=['copy of results.csv '.Q65]" office:value-type="float" office:value="0" calcext:value-type="float">
            <text:p>0</text:p>
          </table:table-cell>
          <table:table-cell table:formula="of:=['copy of results.csv '.S65]" office:value-type="float" office:value="499.975" calcext:value-type="float">
            <text:p>499.975</text:p>
          </table:table-cell>
          <table:table-cell table:formula="of:=['copy of results.csv '.T65]" office:value-type="float" office:value="23.9767" calcext:value-type="float">
            <text:p>23.9767</text:p>
          </table:table-cell>
          <table:table-cell table:formula="of:=['copy of results.csv '.U65]" office:value-type="float" office:value="90" calcext:value-type="float">
            <text:p>90</text:p>
          </table:table-cell>
          <table:table-cell table:formula="of:=['copy of results.csv '.V65]" office:value-type="float" office:value="20" calcext:value-type="float">
            <text:p>20</text:p>
          </table:table-cell>
          <table:table-cell table:formula="of:=['copy of results.csv '.W65]" office:value-type="float" office:value="0" calcext:value-type="float">
            <text:p>0</text:p>
          </table:table-cell>
          <table:table-cell table:formula="of:=['copy of results.csv '.X65]" office:value-type="float" office:value="0" calcext:value-type="float">
            <text:p>0</text:p>
          </table:table-cell>
          <table:table-cell table:formula="of:=['copy of results.csv '.Y65]" office:value-type="float" office:value="0" calcext:value-type="float">
            <text:p>0</text:p>
          </table:table-cell>
          <table:table-cell table:formula="of:=['copy of results.csv '.Z65]" office:value-type="float" office:value="56802.3" calcext:value-type="float">
            <text:p>56802.3</text:p>
          </table:table-cell>
          <table:table-cell table:formula="of:=['copy of results.csv '.AD65]" office:value-type="float" office:value="4488360" calcext:value-type="float">
            <text:p>4488360</text:p>
          </table:table-cell>
          <table:table-cell table:formula="of:=['copy of results.csv '.AG65]" office:value-type="float" office:value="499.975" calcext:value-type="float">
            <text:p>499.975</text:p>
          </table:table-cell>
          <table:table-cell table:formula="of:=['copy of results.csv '.AH65]" office:value-type="float" office:value="23.9768" calcext:value-type="float">
            <text:p>23.9768</text:p>
          </table:table-cell>
          <table:table-cell table:formula="of:=['copy of results.csv '.AI65]" office:value-type="float" office:value="90" calcext:value-type="float">
            <text:p>90</text:p>
          </table:table-cell>
          <table:table-cell table:formula="of:=['copy of results.csv '.AJ65]" office:value-type="float" office:value="20" calcext:value-type="float">
            <text:p>20</text:p>
          </table:table-cell>
          <table:table-cell table:formula="of:=['copy of results.csv '.AK65]" office:value-type="float" office:value="0" calcext:value-type="float">
            <text:p>0</text:p>
          </table:table-cell>
          <table:table-cell table:formula="of:=['copy of results.csv '.AL65]" office:value-type="float" office:value="0" calcext:value-type="float">
            <text:p>0</text:p>
          </table:table-cell>
          <table:table-cell table:formula="of:=['copy of results.csv '.AM65]" office:value-type="float" office:value="55130.8" calcext:value-type="float">
            <text:p>55130.8</text:p>
          </table:table-cell>
          <table:table-cell table:formula="of:=['copy of results.csv '.AQ65]" office:value-type="float" office:value="6028680" calcext:value-type="float">
            <text:p>6028680</text:p>
          </table:table-cell>
          <table:table-cell table:formula="of:=['copy of results.csv '.AT65]" office:value-type="float" office:value="499.975" calcext:value-type="float">
            <text:p>499.975</text:p>
          </table:table-cell>
          <table:table-cell table:formula="of:=['copy of results.csv '.AU65]" office:value-type="float" office:value="23.9768" calcext:value-type="float">
            <text:p>23.9768</text:p>
          </table:table-cell>
          <table:table-cell table:formula="of:=['copy of results.csv '.AV65]" office:value-type="float" office:value="90" calcext:value-type="float">
            <text:p>90</text:p>
          </table:table-cell>
          <table:table-cell table:formula="of:=['copy of results.csv '.AW65]" office:value-type="float" office:value="20" calcext:value-type="float">
            <text:p>20</text:p>
          </table:table-cell>
          <table:table-cell table:formula="of:=['copy of results.csv '.AX65]" office:value-type="float" office:value="0" calcext:value-type="float">
            <text:p>0</text:p>
          </table:table-cell>
          <table:table-cell table:formula="of:=['copy of results.csv '.AY65]" office:value-type="float" office:value="57793.8" calcext:value-type="float">
            <text:p>57793.8</text:p>
          </table:table-cell>
          <table:table-cell table:formula="of:=['copy of results.csv '.BC65]" office:value-type="float" office:value="6286110" calcext:value-type="float">
            <text:p>6286110</text:p>
          </table:table-cell>
          <table:table-cell table:formula="of:=['copy of results.csv '.BF65]" office:value-type="float" office:value="60464.8" calcext:value-type="float">
            <text:p>60464.8</text:p>
          </table:table-cell>
          <table:table-cell table:formula="of:=['copy of results.csv '.BJ65]" office:value-type="float" office:value="6550810" calcext:value-type="float">
            <text:p>6550810</text:p>
          </table:table-cell>
          <table:table-cell table:formula="of:=['copy of results.csv '.BL65]" office:value-type="float" office:value="0.734375" calcext:value-type="float">
            <text:p>0.734375</text:p>
          </table:table-cell>
          <table:table-cell table:number-columns-repeated="52"/>
        </table:table-row>
        <table:table-row table:style-name="ro1">
          <table:table-cell table:formula="of:=['copy of results.csv '.A66]" office:value-type="float" office:value="0" calcext:value-type="float">
            <text:p>0</text:p>
          </table:table-cell>
          <table:table-cell table:formula="of:=['copy of results.csv '.B66]" office:value-type="float" office:value="0.9" calcext:value-type="float">
            <text:p>0.9</text:p>
          </table:table-cell>
          <table:table-cell table:formula="of:=[$'copy of results.csv '.C66]" office:value-type="float" office:value="1" calcext:value-type="float">
            <text:p>1</text:p>
          </table:table-cell>
          <table:table-cell table:formula="of:=['copy of results.csv '.E66]" office:value-type="float" office:value="510" calcext:value-type="float">
            <text:p>510</text:p>
          </table:table-cell>
          <table:table-cell table:formula="of:=['copy of results.csv '.F66]" office:value-type="float" office:value="28" calcext:value-type="float">
            <text:p>28</text:p>
          </table:table-cell>
          <table:table-cell table:formula="of:=['copy of results.csv '.G66]" office:value-type="float" office:value="90" calcext:value-type="float">
            <text:p>90</text:p>
          </table:table-cell>
          <table:table-cell table:formula="of:=['copy of results.csv '.H66]" office:value-type="float" office:value="20" calcext:value-type="float">
            <text:p>20</text:p>
          </table:table-cell>
          <table:table-cell table:formula="of:=['copy of results.csv '.I66]" office:value-type="float" office:value="0" calcext:value-type="float">
            <text:p>0</text:p>
          </table:table-cell>
          <table:table-cell table:formula="of:=['copy of results.csv '.J66]" office:value-type="float" office:value="0" calcext:value-type="float">
            <text:p>0</text:p>
          </table:table-cell>
          <table:table-cell table:formula="of:=['copy of results.csv '.K66]" office:value-type="float" office:value="0" calcext:value-type="float">
            <text:p>0</text:p>
          </table:table-cell>
          <table:table-cell table:formula="of:=['copy of results.csv '.L66]" office:value-type="float" office:value="0" calcext:value-type="float">
            <text:p>0</text:p>
          </table:table-cell>
          <table:table-cell table:formula="of:=['copy of results.csv '.M66]" office:value-type="float" office:value="0" calcext:value-type="float">
            <text:p>0</text:p>
          </table:table-cell>
          <table:table-cell table:formula="of:=['copy of results.csv '.Q66]" office:value-type="float" office:value="0" calcext:value-type="float">
            <text:p>0</text:p>
          </table:table-cell>
          <table:table-cell table:formula="of:=['copy of results.csv '.S66]" office:value-type="float" office:value="499.975" calcext:value-type="float">
            <text:p>499.975</text:p>
          </table:table-cell>
          <table:table-cell table:formula="of:=['copy of results.csv '.T66]" office:value-type="float" office:value="23.9767" calcext:value-type="float">
            <text:p>23.9767</text:p>
          </table:table-cell>
          <table:table-cell table:formula="of:=['copy of results.csv '.U66]" office:value-type="float" office:value="90" calcext:value-type="float">
            <text:p>90</text:p>
          </table:table-cell>
          <table:table-cell table:formula="of:=['copy of results.csv '.V66]" office:value-type="float" office:value="20" calcext:value-type="float">
            <text:p>20</text:p>
          </table:table-cell>
          <table:table-cell table:formula="of:=['copy of results.csv '.W66]" office:value-type="float" office:value="0" calcext:value-type="float">
            <text:p>0</text:p>
          </table:table-cell>
          <table:table-cell table:formula="of:=['copy of results.csv '.X66]" office:value-type="float" office:value="0" calcext:value-type="float">
            <text:p>0</text:p>
          </table:table-cell>
          <table:table-cell table:formula="of:=['copy of results.csv '.Y66]" office:value-type="float" office:value="0" calcext:value-type="float">
            <text:p>0</text:p>
          </table:table-cell>
          <table:table-cell table:formula="of:=['copy of results.csv '.Z66]" office:value-type="float" office:value="56802.3" calcext:value-type="float">
            <text:p>56802.3</text:p>
          </table:table-cell>
          <table:table-cell table:formula="of:=['copy of results.csv '.AD66]" office:value-type="float" office:value="4488360" calcext:value-type="float">
            <text:p>4488360</text:p>
          </table:table-cell>
          <table:table-cell table:formula="of:=['copy of results.csv '.AG66]" office:value-type="float" office:value="499.975" calcext:value-type="float">
            <text:p>499.975</text:p>
          </table:table-cell>
          <table:table-cell table:formula="of:=['copy of results.csv '.AH66]" office:value-type="float" office:value="23.9768" calcext:value-type="float">
            <text:p>23.9768</text:p>
          </table:table-cell>
          <table:table-cell table:formula="of:=['copy of results.csv '.AI66]" office:value-type="float" office:value="90" calcext:value-type="float">
            <text:p>90</text:p>
          </table:table-cell>
          <table:table-cell table:formula="of:=['copy of results.csv '.AJ66]" office:value-type="float" office:value="20" calcext:value-type="float">
            <text:p>20</text:p>
          </table:table-cell>
          <table:table-cell table:formula="of:=['copy of results.csv '.AK66]" office:value-type="float" office:value="0" calcext:value-type="float">
            <text:p>0</text:p>
          </table:table-cell>
          <table:table-cell table:formula="of:=['copy of results.csv '.AL66]" office:value-type="float" office:value="0" calcext:value-type="float">
            <text:p>0</text:p>
          </table:table-cell>
          <table:table-cell table:formula="of:=['copy of results.csv '.AM66]" office:value-type="float" office:value="55130.8" calcext:value-type="float">
            <text:p>55130.8</text:p>
          </table:table-cell>
          <table:table-cell table:formula="of:=['copy of results.csv '.AQ66]" office:value-type="float" office:value="6028680" calcext:value-type="float">
            <text:p>6028680</text:p>
          </table:table-cell>
          <table:table-cell table:formula="of:=['copy of results.csv '.AT66]" office:value-type="float" office:value="499.975" calcext:value-type="float">
            <text:p>499.975</text:p>
          </table:table-cell>
          <table:table-cell table:formula="of:=['copy of results.csv '.AU66]" office:value-type="float" office:value="23.9768" calcext:value-type="float">
            <text:p>23.9768</text:p>
          </table:table-cell>
          <table:table-cell table:formula="of:=['copy of results.csv '.AV66]" office:value-type="float" office:value="90" calcext:value-type="float">
            <text:p>90</text:p>
          </table:table-cell>
          <table:table-cell table:formula="of:=['copy of results.csv '.AW66]" office:value-type="float" office:value="20" calcext:value-type="float">
            <text:p>20</text:p>
          </table:table-cell>
          <table:table-cell table:formula="of:=['copy of results.csv '.AX66]" office:value-type="float" office:value="0" calcext:value-type="float">
            <text:p>0</text:p>
          </table:table-cell>
          <table:table-cell table:formula="of:=['copy of results.csv '.AY66]" office:value-type="float" office:value="57793.8" calcext:value-type="float">
            <text:p>57793.8</text:p>
          </table:table-cell>
          <table:table-cell table:formula="of:=['copy of results.csv '.BC66]" office:value-type="float" office:value="6286110" calcext:value-type="float">
            <text:p>6286110</text:p>
          </table:table-cell>
          <table:table-cell table:formula="of:=['copy of results.csv '.BF66]" office:value-type="float" office:value="60464.8" calcext:value-type="float">
            <text:p>60464.8</text:p>
          </table:table-cell>
          <table:table-cell table:formula="of:=['copy of results.csv '.BJ66]" office:value-type="float" office:value="6550810" calcext:value-type="float">
            <text:p>6550810</text:p>
          </table:table-cell>
          <table:table-cell table:formula="of:=['copy of results.csv '.BL66]" office:value-type="float" office:value="0.734375" calcext:value-type="float">
            <text:p>0.734375</text:p>
          </table:table-cell>
          <table:table-cell table:number-columns-repeated="52"/>
        </table:table-row>
        <table:table-row table:style-name="ro1">
          <table:table-cell table:formula="of:=['copy of results.csv '.A67]" office:value-type="float" office:value="0" calcext:value-type="float">
            <text:p>0</text:p>
          </table:table-cell>
          <table:table-cell table:formula="of:=['copy of results.csv '.B67]" office:value-type="float" office:value="1" calcext:value-type="float">
            <text:p>1</text:p>
          </table:table-cell>
          <table:table-cell table:formula="of:=[$'copy of results.csv '.C67]" office:value-type="float" office:value="1" calcext:value-type="float">
            <text:p>1</text:p>
          </table:table-cell>
          <table:table-cell table:formula="of:=['copy of results.csv '.E67]" office:value-type="float" office:value="510" calcext:value-type="float">
            <text:p>510</text:p>
          </table:table-cell>
          <table:table-cell table:formula="of:=['copy of results.csv '.F67]" office:value-type="float" office:value="28" calcext:value-type="float">
            <text:p>28</text:p>
          </table:table-cell>
          <table:table-cell table:formula="of:=['copy of results.csv '.G67]" office:value-type="float" office:value="90" calcext:value-type="float">
            <text:p>90</text:p>
          </table:table-cell>
          <table:table-cell table:formula="of:=['copy of results.csv '.H67]" office:value-type="float" office:value="20" calcext:value-type="float">
            <text:p>20</text:p>
          </table:table-cell>
          <table:table-cell table:formula="of:=['copy of results.csv '.I67]" office:value-type="float" office:value="0" calcext:value-type="float">
            <text:p>0</text:p>
          </table:table-cell>
          <table:table-cell table:formula="of:=['copy of results.csv '.J67]" office:value-type="float" office:value="0" calcext:value-type="float">
            <text:p>0</text:p>
          </table:table-cell>
          <table:table-cell table:formula="of:=['copy of results.csv '.K67]" office:value-type="float" office:value="0" calcext:value-type="float">
            <text:p>0</text:p>
          </table:table-cell>
          <table:table-cell table:formula="of:=['copy of results.csv '.L67]" office:value-type="float" office:value="0" calcext:value-type="float">
            <text:p>0</text:p>
          </table:table-cell>
          <table:table-cell table:formula="of:=['copy of results.csv '.M67]" office:value-type="float" office:value="0" calcext:value-type="float">
            <text:p>0</text:p>
          </table:table-cell>
          <table:table-cell table:formula="of:=['copy of results.csv '.Q67]" office:value-type="float" office:value="0" calcext:value-type="float">
            <text:p>0</text:p>
          </table:table-cell>
          <table:table-cell table:formula="of:=['copy of results.csv '.S67]" office:value-type="float" office:value="499.975" calcext:value-type="float">
            <text:p>499.975</text:p>
          </table:table-cell>
          <table:table-cell table:formula="of:=['copy of results.csv '.T67]" office:value-type="float" office:value="23.9767" calcext:value-type="float">
            <text:p>23.9767</text:p>
          </table:table-cell>
          <table:table-cell table:formula="of:=['copy of results.csv '.U67]" office:value-type="float" office:value="90" calcext:value-type="float">
            <text:p>90</text:p>
          </table:table-cell>
          <table:table-cell table:formula="of:=['copy of results.csv '.V67]" office:value-type="float" office:value="20" calcext:value-type="float">
            <text:p>20</text:p>
          </table:table-cell>
          <table:table-cell table:formula="of:=['copy of results.csv '.W67]" office:value-type="float" office:value="0" calcext:value-type="float">
            <text:p>0</text:p>
          </table:table-cell>
          <table:table-cell table:formula="of:=['copy of results.csv '.X67]" office:value-type="float" office:value="0" calcext:value-type="float">
            <text:p>0</text:p>
          </table:table-cell>
          <table:table-cell table:formula="of:=['copy of results.csv '.Y67]" office:value-type="float" office:value="0" calcext:value-type="float">
            <text:p>0</text:p>
          </table:table-cell>
          <table:table-cell table:formula="of:=['copy of results.csv '.Z67]" office:value-type="float" office:value="56802.3" calcext:value-type="float">
            <text:p>56802.3</text:p>
          </table:table-cell>
          <table:table-cell table:formula="of:=['copy of results.csv '.AD67]" office:value-type="float" office:value="4488360" calcext:value-type="float">
            <text:p>4488360</text:p>
          </table:table-cell>
          <table:table-cell table:formula="of:=['copy of results.csv '.AG67]" office:value-type="float" office:value="499.975" calcext:value-type="float">
            <text:p>499.975</text:p>
          </table:table-cell>
          <table:table-cell table:formula="of:=['copy of results.csv '.AH67]" office:value-type="float" office:value="23.9768" calcext:value-type="float">
            <text:p>23.9768</text:p>
          </table:table-cell>
          <table:table-cell table:formula="of:=['copy of results.csv '.AI67]" office:value-type="float" office:value="90" calcext:value-type="float">
            <text:p>90</text:p>
          </table:table-cell>
          <table:table-cell table:formula="of:=['copy of results.csv '.AJ67]" office:value-type="float" office:value="20" calcext:value-type="float">
            <text:p>20</text:p>
          </table:table-cell>
          <table:table-cell table:formula="of:=['copy of results.csv '.AK67]" office:value-type="float" office:value="0" calcext:value-type="float">
            <text:p>0</text:p>
          </table:table-cell>
          <table:table-cell table:formula="of:=['copy of results.csv '.AL67]" office:value-type="float" office:value="0" calcext:value-type="float">
            <text:p>0</text:p>
          </table:table-cell>
          <table:table-cell table:formula="of:=['copy of results.csv '.AM67]" office:value-type="float" office:value="55130.8" calcext:value-type="float">
            <text:p>55130.8</text:p>
          </table:table-cell>
          <table:table-cell table:formula="of:=['copy of results.csv '.AQ67]" office:value-type="float" office:value="6028680" calcext:value-type="float">
            <text:p>6028680</text:p>
          </table:table-cell>
          <table:table-cell table:formula="of:=['copy of results.csv '.AT67]" office:value-type="float" office:value="499.975" calcext:value-type="float">
            <text:p>499.975</text:p>
          </table:table-cell>
          <table:table-cell table:formula="of:=['copy of results.csv '.AU67]" office:value-type="float" office:value="23.9768" calcext:value-type="float">
            <text:p>23.9768</text:p>
          </table:table-cell>
          <table:table-cell table:formula="of:=['copy of results.csv '.AV67]" office:value-type="float" office:value="90" calcext:value-type="float">
            <text:p>90</text:p>
          </table:table-cell>
          <table:table-cell table:formula="of:=['copy of results.csv '.AW67]" office:value-type="float" office:value="20" calcext:value-type="float">
            <text:p>20</text:p>
          </table:table-cell>
          <table:table-cell table:formula="of:=['copy of results.csv '.AX67]" office:value-type="float" office:value="0" calcext:value-type="float">
            <text:p>0</text:p>
          </table:table-cell>
          <table:table-cell table:formula="of:=['copy of results.csv '.AY67]" office:value-type="float" office:value="57793.8" calcext:value-type="float">
            <text:p>57793.8</text:p>
          </table:table-cell>
          <table:table-cell table:formula="of:=['copy of results.csv '.BC67]" office:value-type="float" office:value="6286110" calcext:value-type="float">
            <text:p>6286110</text:p>
          </table:table-cell>
          <table:table-cell table:formula="of:=['copy of results.csv '.BF67]" office:value-type="float" office:value="60464.8" calcext:value-type="float">
            <text:p>60464.8</text:p>
          </table:table-cell>
          <table:table-cell table:formula="of:=['copy of results.csv '.BJ67]" office:value-type="float" office:value="6550810" calcext:value-type="float">
            <text:p>6550810</text:p>
          </table:table-cell>
          <table:table-cell table:formula="of:=['copy of results.csv '.BL67]" office:value-type="float" office:value="0.734375" calcext:value-type="float">
            <text:p>0.734375</text:p>
          </table:table-cell>
          <table:table-cell table:number-columns-repeated="52"/>
        </table:table-row>
        <table:table-row table:style-name="ro1">
          <table:table-cell table:formula="of:=['copy of results.csv '.A68]" office:value-type="float" office:value="6.54" calcext:value-type="float">
            <text:p>6.54</text:p>
          </table:table-cell>
          <table:table-cell table:formula="of:=['copy of results.csv '.B68]" office:value-type="float" office:value="0" calcext:value-type="float">
            <text:p>0</text:p>
          </table:table-cell>
          <table:table-cell table:formula="of:=[$'copy of results.csv '.C68]" office:value-type="float" office:value="1" calcext:value-type="float">
            <text:p>1</text:p>
          </table:table-cell>
          <table:table-cell table:formula="of:=['copy of results.csv '.E68]" office:value-type="float" office:value="510" calcext:value-type="float">
            <text:p>510</text:p>
          </table:table-cell>
          <table:table-cell table:formula="of:=['copy of results.csv '.F68]" office:value-type="float" office:value="28" calcext:value-type="float">
            <text:p>28</text:p>
          </table:table-cell>
          <table:table-cell table:formula="of:=['copy of results.csv '.G68]" office:value-type="float" office:value="90" calcext:value-type="float">
            <text:p>90</text:p>
          </table:table-cell>
          <table:table-cell table:formula="of:=['copy of results.csv '.H68]" office:value-type="float" office:value="20" calcext:value-type="float">
            <text:p>20</text:p>
          </table:table-cell>
          <table:table-cell table:formula="of:=['copy of results.csv '.I68]" office:value-type="float" office:value="0" calcext:value-type="float">
            <text:p>0</text:p>
          </table:table-cell>
          <table:table-cell table:formula="of:=['copy of results.csv '.J68]" office:value-type="float" office:value="0" calcext:value-type="float">
            <text:p>0</text:p>
          </table:table-cell>
          <table:table-cell table:formula="of:=['copy of results.csv '.K68]" office:value-type="float" office:value="0" calcext:value-type="float">
            <text:p>0</text:p>
          </table:table-cell>
          <table:table-cell table:formula="of:=['copy of results.csv '.L68]" office:value-type="float" office:value="0" calcext:value-type="float">
            <text:p>0</text:p>
          </table:table-cell>
          <table:table-cell table:formula="of:=['copy of results.csv '.M68]" office:value-type="float" office:value="0" calcext:value-type="float">
            <text:p>0</text:p>
          </table:table-cell>
          <table:table-cell table:formula="of:=['copy of results.csv '.Q68]" office:value-type="float" office:value="0" calcext:value-type="float">
            <text:p>0</text:p>
          </table:table-cell>
          <table:table-cell table:formula="of:=['copy of results.csv '.S68]" office:value-type="float" office:value="499.975" calcext:value-type="float">
            <text:p>499.975</text:p>
          </table:table-cell>
          <table:table-cell table:formula="of:=['copy of results.csv '.T68]" office:value-type="float" office:value="23.9767" calcext:value-type="float">
            <text:p>23.9767</text:p>
          </table:table-cell>
          <table:table-cell table:formula="of:=['copy of results.csv '.U68]" office:value-type="float" office:value="90" calcext:value-type="float">
            <text:p>90</text:p>
          </table:table-cell>
          <table:table-cell table:formula="of:=['copy of results.csv '.V68]" office:value-type="float" office:value="20" calcext:value-type="float">
            <text:p>20</text:p>
          </table:table-cell>
          <table:table-cell table:formula="of:=['copy of results.csv '.W68]" office:value-type="float" office:value="0" calcext:value-type="float">
            <text:p>0</text:p>
          </table:table-cell>
          <table:table-cell table:formula="of:=['copy of results.csv '.X68]" office:value-type="float" office:value="0" calcext:value-type="float">
            <text:p>0</text:p>
          </table:table-cell>
          <table:table-cell table:formula="of:=['copy of results.csv '.Y68]" office:value-type="float" office:value="0" calcext:value-type="float">
            <text:p>0</text:p>
          </table:table-cell>
          <table:table-cell table:formula="of:=['copy of results.csv '.Z68]" office:value-type="float" office:value="56802.3" calcext:value-type="float">
            <text:p>56802.3</text:p>
          </table:table-cell>
          <table:table-cell table:formula="of:=['copy of results.csv '.AD68]" office:value-type="float" office:value="4859840" calcext:value-type="float">
            <text:p>4859840</text:p>
          </table:table-cell>
          <table:table-cell table:formula="of:=['copy of results.csv '.AG68]" office:value-type="float" office:value="499.975" calcext:value-type="float">
            <text:p>499.975</text:p>
          </table:table-cell>
          <table:table-cell table:formula="of:=['copy of results.csv '.AH68]" office:value-type="float" office:value="23.9768" calcext:value-type="float">
            <text:p>23.9768</text:p>
          </table:table-cell>
          <table:table-cell table:formula="of:=['copy of results.csv '.AI68]" office:value-type="float" office:value="90" calcext:value-type="float">
            <text:p>90</text:p>
          </table:table-cell>
          <table:table-cell table:formula="of:=['copy of results.csv '.AJ68]" office:value-type="float" office:value="20" calcext:value-type="float">
            <text:p>20</text:p>
          </table:table-cell>
          <table:table-cell table:formula="of:=['copy of results.csv '.AK68]" office:value-type="float" office:value="0" calcext:value-type="float">
            <text:p>0</text:p>
          </table:table-cell>
          <table:table-cell table:formula="of:=['copy of results.csv '.AL68]" office:value-type="float" office:value="0" calcext:value-type="float">
            <text:p>0</text:p>
          </table:table-cell>
          <table:table-cell table:formula="of:=['copy of results.csv '.AM68]" office:value-type="float" office:value="82287.2" calcext:value-type="float">
            <text:p>82287.2</text:p>
          </table:table-cell>
          <table:table-cell table:formula="of:=['copy of results.csv '.AQ68]" office:value-type="float" office:value="6505090" calcext:value-type="float">
            <text:p>6505090</text:p>
          </table:table-cell>
          <table:table-cell table:formula="of:=['copy of results.csv '.AT68]" office:value-type="float" office:value="499.975" calcext:value-type="float">
            <text:p>499.975</text:p>
          </table:table-cell>
          <table:table-cell table:formula="of:=['copy of results.csv '.AU68]" office:value-type="float" office:value="23.9768" calcext:value-type="float">
            <text:p>23.9768</text:p>
          </table:table-cell>
          <table:table-cell table:formula="of:=['copy of results.csv '.AV68]" office:value-type="float" office:value="90" calcext:value-type="float">
            <text:p>90</text:p>
          </table:table-cell>
          <table:table-cell table:formula="of:=['copy of results.csv '.AW68]" office:value-type="float" office:value="20" calcext:value-type="float">
            <text:p>20</text:p>
          </table:table-cell>
          <table:table-cell table:formula="of:=['copy of results.csv '.AX68]" office:value-type="float" office:value="0" calcext:value-type="float">
            <text:p>0</text:p>
          </table:table-cell>
          <table:table-cell table:formula="of:=['copy of results.csv '.AY68]" office:value-type="float" office:value="32994.3" calcext:value-type="float">
            <text:p>32994.3</text:p>
          </table:table-cell>
          <table:table-cell table:formula="of:=['copy of results.csv '.BC68]" office:value-type="float" office:value="6589650" calcext:value-type="float">
            <text:p>6589650</text:p>
          </table:table-cell>
          <table:table-cell table:formula="of:=['copy of results.csv '.BF68]" office:value-type="float" office:value="58108" calcext:value-type="float">
            <text:p>58108</text:p>
          </table:table-cell>
          <table:table-cell table:formula="of:=['copy of results.csv '.BJ68]" office:value-type="float" office:value="6972710" calcext:value-type="float">
            <text:p>6972710</text:p>
          </table:table-cell>
          <table:table-cell table:formula="of:=['copy of results.csv '.BL68]" office:value-type="float" office:value="0.792679" calcext:value-type="float">
            <text:p>0.792679</text:p>
          </table:table-cell>
          <table:table-cell table:number-columns-repeated="52"/>
        </table:table-row>
        <table:table-row table:style-name="ro1">
          <table:table-cell table:formula="of:=['copy of results.csv '.A69]" office:value-type="float" office:value="6.54" calcext:value-type="float">
            <text:p>6.54</text:p>
          </table:table-cell>
          <table:table-cell table:formula="of:=['copy of results.csv '.B69]" office:value-type="float" office:value="0.1" calcext:value-type="float">
            <text:p>0.1</text:p>
          </table:table-cell>
          <table:table-cell table:formula="of:=[$'copy of results.csv '.C69]" office:value-type="float" office:value="1" calcext:value-type="float">
            <text:p>1</text:p>
          </table:table-cell>
          <table:table-cell table:formula="of:=['copy of results.csv '.E69]" office:value-type="float" office:value="510" calcext:value-type="float">
            <text:p>510</text:p>
          </table:table-cell>
          <table:table-cell table:formula="of:=['copy of results.csv '.F69]" office:value-type="float" office:value="28" calcext:value-type="float">
            <text:p>28</text:p>
          </table:table-cell>
          <table:table-cell table:formula="of:=['copy of results.csv '.G69]" office:value-type="float" office:value="90" calcext:value-type="float">
            <text:p>90</text:p>
          </table:table-cell>
          <table:table-cell table:formula="of:=['copy of results.csv '.H69]" office:value-type="float" office:value="20" calcext:value-type="float">
            <text:p>20</text:p>
          </table:table-cell>
          <table:table-cell table:formula="of:=['copy of results.csv '.I69]" office:value-type="float" office:value="0" calcext:value-type="float">
            <text:p>0</text:p>
          </table:table-cell>
          <table:table-cell table:formula="of:=['copy of results.csv '.J69]" office:value-type="float" office:value="0" calcext:value-type="float">
            <text:p>0</text:p>
          </table:table-cell>
          <table:table-cell table:formula="of:=['copy of results.csv '.K69]" office:value-type="float" office:value="0" calcext:value-type="float">
            <text:p>0</text:p>
          </table:table-cell>
          <table:table-cell table:formula="of:=['copy of results.csv '.L69]" office:value-type="float" office:value="0" calcext:value-type="float">
            <text:p>0</text:p>
          </table:table-cell>
          <table:table-cell table:formula="of:=['copy of results.csv '.M69]" office:value-type="float" office:value="0" calcext:value-type="float">
            <text:p>0</text:p>
          </table:table-cell>
          <table:table-cell table:formula="of:=['copy of results.csv '.Q69]" office:value-type="float" office:value="0" calcext:value-type="float">
            <text:p>0</text:p>
          </table:table-cell>
          <table:table-cell table:formula="of:=['copy of results.csv '.S69]" office:value-type="float" office:value="499.975" calcext:value-type="float">
            <text:p>499.975</text:p>
          </table:table-cell>
          <table:table-cell table:formula="of:=['copy of results.csv '.T69]" office:value-type="float" office:value="23.9767" calcext:value-type="float">
            <text:p>23.9767</text:p>
          </table:table-cell>
          <table:table-cell table:formula="of:=['copy of results.csv '.U69]" office:value-type="float" office:value="90" calcext:value-type="float">
            <text:p>90</text:p>
          </table:table-cell>
          <table:table-cell table:formula="of:=['copy of results.csv '.V69]" office:value-type="float" office:value="20" calcext:value-type="float">
            <text:p>20</text:p>
          </table:table-cell>
          <table:table-cell table:formula="of:=['copy of results.csv '.W69]" office:value-type="float" office:value="0" calcext:value-type="float">
            <text:p>0</text:p>
          </table:table-cell>
          <table:table-cell table:formula="of:=['copy of results.csv '.X69]" office:value-type="float" office:value="0" calcext:value-type="float">
            <text:p>0</text:p>
          </table:table-cell>
          <table:table-cell table:formula="of:=['copy of results.csv '.Y69]" office:value-type="float" office:value="0" calcext:value-type="float">
            <text:p>0</text:p>
          </table:table-cell>
          <table:table-cell table:formula="of:=['copy of results.csv '.Z69]" office:value-type="float" office:value="106763" calcext:value-type="float">
            <text:p>106763</text:p>
          </table:table-cell>
          <table:table-cell table:formula="of:=['copy of results.csv '.AD69]" office:value-type="float" office:value="5066990" calcext:value-type="float">
            <text:p>5066990</text:p>
          </table:table-cell>
          <table:table-cell table:formula="of:=['copy of results.csv '.AG69]" office:value-type="float" office:value="499.975" calcext:value-type="float">
            <text:p>499.975</text:p>
          </table:table-cell>
          <table:table-cell table:formula="of:=['copy of results.csv '.AH69]" office:value-type="float" office:value="23.9768" calcext:value-type="float">
            <text:p>23.9768</text:p>
          </table:table-cell>
          <table:table-cell table:formula="of:=['copy of results.csv '.AI69]" office:value-type="float" office:value="90" calcext:value-type="float">
            <text:p>90</text:p>
          </table:table-cell>
          <table:table-cell table:formula="of:=['copy of results.csv '.AJ69]" office:value-type="float" office:value="20" calcext:value-type="float">
            <text:p>20</text:p>
          </table:table-cell>
          <table:table-cell table:formula="of:=['copy of results.csv '.AK69]" office:value-type="float" office:value="0" calcext:value-type="float">
            <text:p>0</text:p>
          </table:table-cell>
          <table:table-cell table:formula="of:=['copy of results.csv '.AL69]" office:value-type="float" office:value="0" calcext:value-type="float">
            <text:p>0</text:p>
          </table:table-cell>
          <table:table-cell table:formula="of:=['copy of results.csv '.AM69]" office:value-type="float" office:value="46097" calcext:value-type="float">
            <text:p>46097</text:p>
          </table:table-cell>
          <table:table-cell table:formula="of:=['copy of results.csv '.AQ69]" office:value-type="float" office:value="6416730" calcext:value-type="float">
            <text:p>6416730</text:p>
          </table:table-cell>
          <table:table-cell table:formula="of:=['copy of results.csv '.AT69]" office:value-type="float" office:value="499.975" calcext:value-type="float">
            <text:p>499.975</text:p>
          </table:table-cell>
          <table:table-cell table:formula="of:=['copy of results.csv '.AU69]" office:value-type="float" office:value="23.9768" calcext:value-type="float">
            <text:p>23.9768</text:p>
          </table:table-cell>
          <table:table-cell table:formula="of:=['copy of results.csv '.AV69]" office:value-type="float" office:value="90" calcext:value-type="float">
            <text:p>90</text:p>
          </table:table-cell>
          <table:table-cell table:formula="of:=['copy of results.csv '.AW69]" office:value-type="float" office:value="20" calcext:value-type="float">
            <text:p>20</text:p>
          </table:table-cell>
          <table:table-cell table:formula="of:=['copy of results.csv '.AX69]" office:value-type="float" office:value="0" calcext:value-type="float">
            <text:p>0</text:p>
          </table:table-cell>
          <table:table-cell table:formula="of:=['copy of results.csv '.AY69]" office:value-type="float" office:value="60141.4" calcext:value-type="float">
            <text:p>60141.4</text:p>
          </table:table-cell>
          <table:table-cell table:formula="of:=['copy of results.csv '.BC69]" office:value-type="float" office:value="6690710" calcext:value-type="float">
            <text:p>6690710</text:p>
          </table:table-cell>
          <table:table-cell table:formula="of:=['copy of results.csv '.BF69]" office:value-type="float" office:value="17190.1" calcext:value-type="float">
            <text:p>17190.1</text:p>
          </table:table-cell>
          <table:table-cell table:formula="of:=['copy of results.csv '.BJ69]" office:value-type="float" office:value="6775170" calcext:value-type="float">
            <text:p>6775170</text:p>
          </table:table-cell>
          <table:table-cell table:formula="of:=['copy of results.csv '.BL69]" office:value-type="float" office:value="0.794946" calcext:value-type="float">
            <text:p>0.794946</text:p>
          </table:table-cell>
          <table:table-cell table:number-columns-repeated="52"/>
        </table:table-row>
        <table:table-row table:style-name="ro1">
          <table:table-cell table:formula="of:=['copy of results.csv '.A70]" office:value-type="float" office:value="6.54" calcext:value-type="float">
            <text:p>6.54</text:p>
          </table:table-cell>
          <table:table-cell table:formula="of:=['copy of results.csv '.B70]" office:value-type="float" office:value="0.2" calcext:value-type="float">
            <text:p>0.2</text:p>
          </table:table-cell>
          <table:table-cell table:formula="of:=[$'copy of results.csv '.C70]" office:value-type="float" office:value="1" calcext:value-type="float">
            <text:p>1</text:p>
          </table:table-cell>
          <table:table-cell table:formula="of:=['copy of results.csv '.E70]" office:value-type="float" office:value="510" calcext:value-type="float">
            <text:p>510</text:p>
          </table:table-cell>
          <table:table-cell table:formula="of:=['copy of results.csv '.F70]" office:value-type="float" office:value="28" calcext:value-type="float">
            <text:p>28</text:p>
          </table:table-cell>
          <table:table-cell table:formula="of:=['copy of results.csv '.G70]" office:value-type="float" office:value="90" calcext:value-type="float">
            <text:p>90</text:p>
          </table:table-cell>
          <table:table-cell table:formula="of:=['copy of results.csv '.H70]" office:value-type="float" office:value="20" calcext:value-type="float">
            <text:p>20</text:p>
          </table:table-cell>
          <table:table-cell table:formula="of:=['copy of results.csv '.I70]" office:value-type="float" office:value="0" calcext:value-type="float">
            <text:p>0</text:p>
          </table:table-cell>
          <table:table-cell table:formula="of:=['copy of results.csv '.J70]" office:value-type="float" office:value="0" calcext:value-type="float">
            <text:p>0</text:p>
          </table:table-cell>
          <table:table-cell table:formula="of:=['copy of results.csv '.K70]" office:value-type="float" office:value="0" calcext:value-type="float">
            <text:p>0</text:p>
          </table:table-cell>
          <table:table-cell table:formula="of:=['copy of results.csv '.L70]" office:value-type="float" office:value="0" calcext:value-type="float">
            <text:p>0</text:p>
          </table:table-cell>
          <table:table-cell table:formula="of:=['copy of results.csv '.M70]" office:value-type="float" office:value="0" calcext:value-type="float">
            <text:p>0</text:p>
          </table:table-cell>
          <table:table-cell table:formula="of:=['copy of results.csv '.Q70]" office:value-type="float" office:value="0" calcext:value-type="float">
            <text:p>0</text:p>
          </table:table-cell>
          <table:table-cell table:formula="of:=['copy of results.csv '.S70]" office:value-type="float" office:value="499.975" calcext:value-type="float">
            <text:p>499.975</text:p>
          </table:table-cell>
          <table:table-cell table:formula="of:=['copy of results.csv '.T70]" office:value-type="float" office:value="23.9767" calcext:value-type="float">
            <text:p>23.9767</text:p>
          </table:table-cell>
          <table:table-cell table:formula="of:=['copy of results.csv '.U70]" office:value-type="float" office:value="90" calcext:value-type="float">
            <text:p>90</text:p>
          </table:table-cell>
          <table:table-cell table:formula="of:=['copy of results.csv '.V70]" office:value-type="float" office:value="20" calcext:value-type="float">
            <text:p>20</text:p>
          </table:table-cell>
          <table:table-cell table:formula="of:=['copy of results.csv '.W70]" office:value-type="float" office:value="0" calcext:value-type="float">
            <text:p>0</text:p>
          </table:table-cell>
          <table:table-cell table:formula="of:=['copy of results.csv '.X70]" office:value-type="float" office:value="0" calcext:value-type="float">
            <text:p>0</text:p>
          </table:table-cell>
          <table:table-cell table:formula="of:=['copy of results.csv '.Y70]" office:value-type="float" office:value="0" calcext:value-type="float">
            <text:p>0</text:p>
          </table:table-cell>
          <table:table-cell table:formula="of:=['copy of results.csv '.Z70]" office:value-type="float" office:value="106763" calcext:value-type="float">
            <text:p>106763</text:p>
          </table:table-cell>
          <table:table-cell table:formula="of:=['copy of results.csv '.AD70]" office:value-type="float" office:value="5066990" calcext:value-type="float">
            <text:p>5066990</text:p>
          </table:table-cell>
          <table:table-cell table:formula="of:=['copy of results.csv '.AG70]" office:value-type="float" office:value="499.975" calcext:value-type="float">
            <text:p>499.975</text:p>
          </table:table-cell>
          <table:table-cell table:formula="of:=['copy of results.csv '.AH70]" office:value-type="float" office:value="23.9768" calcext:value-type="float">
            <text:p>23.9768</text:p>
          </table:table-cell>
          <table:table-cell table:formula="of:=['copy of results.csv '.AI70]" office:value-type="float" office:value="90" calcext:value-type="float">
            <text:p>90</text:p>
          </table:table-cell>
          <table:table-cell table:formula="of:=['copy of results.csv '.AJ70]" office:value-type="float" office:value="20" calcext:value-type="float">
            <text:p>20</text:p>
          </table:table-cell>
          <table:table-cell table:formula="of:=['copy of results.csv '.AK70]" office:value-type="float" office:value="0" calcext:value-type="float">
            <text:p>0</text:p>
          </table:table-cell>
          <table:table-cell table:formula="of:=['copy of results.csv '.AL70]" office:value-type="float" office:value="0" calcext:value-type="float">
            <text:p>0</text:p>
          </table:table-cell>
          <table:table-cell table:formula="of:=['copy of results.csv '.AM70]" office:value-type="float" office:value="49645" calcext:value-type="float">
            <text:p>49645</text:p>
          </table:table-cell>
          <table:table-cell table:formula="of:=['copy of results.csv '.AQ70]" office:value-type="float" office:value="6430780" calcext:value-type="float">
            <text:p>6430780</text:p>
          </table:table-cell>
          <table:table-cell table:formula="of:=['copy of results.csv '.AT70]" office:value-type="float" office:value="499.975" calcext:value-type="float">
            <text:p>499.975</text:p>
          </table:table-cell>
          <table:table-cell table:formula="of:=['copy of results.csv '.AU70]" office:value-type="float" office:value="23.9768" calcext:value-type="float">
            <text:p>23.9768</text:p>
          </table:table-cell>
          <table:table-cell table:formula="of:=['copy of results.csv '.AV70]" office:value-type="float" office:value="90" calcext:value-type="float">
            <text:p>90</text:p>
          </table:table-cell>
          <table:table-cell table:formula="of:=['copy of results.csv '.AW70]" office:value-type="float" office:value="20" calcext:value-type="float">
            <text:p>20</text:p>
          </table:table-cell>
          <table:table-cell table:formula="of:=['copy of results.csv '.AX70]" office:value-type="float" office:value="0" calcext:value-type="float">
            <text:p>0</text:p>
          </table:table-cell>
          <table:table-cell table:formula="of:=['copy of results.csv '.AY70]" office:value-type="float" office:value="66752.6" calcext:value-type="float">
            <text:p>66752.6</text:p>
          </table:table-cell>
          <table:table-cell table:formula="of:=['copy of results.csv '.BC70]" office:value-type="float" office:value="6733320" calcext:value-type="float">
            <text:p>6733320</text:p>
          </table:table-cell>
          <table:table-cell table:formula="of:=['copy of results.csv '.BF70]" office:value-type="float" office:value="7030.82" calcext:value-type="float">
            <text:p>7030.82</text:p>
          </table:table-cell>
          <table:table-cell table:formula="of:=['copy of results.csv '.BJ70]" office:value-type="float" office:value="6720910" calcext:value-type="float">
            <text:p>6720910</text:p>
          </table:table-cell>
          <table:table-cell table:formula="of:=['copy of results.csv '.BL70]" office:value-type="float" office:value="0.794946" calcext:value-type="float">
            <text:p>0.794946</text:p>
          </table:table-cell>
          <table:table-cell table:number-columns-repeated="52"/>
        </table:table-row>
        <table:table-row table:style-name="ro1">
          <table:table-cell table:formula="of:=['copy of results.csv '.A71]" office:value-type="float" office:value="6.54" calcext:value-type="float">
            <text:p>6.54</text:p>
          </table:table-cell>
          <table:table-cell table:formula="of:=['copy of results.csv '.B71]" office:value-type="float" office:value="0.3" calcext:value-type="float">
            <text:p>0.3</text:p>
          </table:table-cell>
          <table:table-cell table:formula="of:=[$'copy of results.csv '.C71]" office:value-type="float" office:value="1" calcext:value-type="float">
            <text:p>1</text:p>
          </table:table-cell>
          <table:table-cell table:formula="of:=['copy of results.csv '.E71]" office:value-type="float" office:value="510" calcext:value-type="float">
            <text:p>510</text:p>
          </table:table-cell>
          <table:table-cell table:formula="of:=['copy of results.csv '.F71]" office:value-type="float" office:value="28" calcext:value-type="float">
            <text:p>28</text:p>
          </table:table-cell>
          <table:table-cell table:formula="of:=['copy of results.csv '.G71]" office:value-type="float" office:value="90" calcext:value-type="float">
            <text:p>90</text:p>
          </table:table-cell>
          <table:table-cell table:formula="of:=['copy of results.csv '.H71]" office:value-type="float" office:value="20" calcext:value-type="float">
            <text:p>20</text:p>
          </table:table-cell>
          <table:table-cell table:formula="of:=['copy of results.csv '.I71]" office:value-type="float" office:value="0" calcext:value-type="float">
            <text:p>0</text:p>
          </table:table-cell>
          <table:table-cell table:formula="of:=['copy of results.csv '.J71]" office:value-type="float" office:value="0" calcext:value-type="float">
            <text:p>0</text:p>
          </table:table-cell>
          <table:table-cell table:formula="of:=['copy of results.csv '.K71]" office:value-type="float" office:value="0" calcext:value-type="float">
            <text:p>0</text:p>
          </table:table-cell>
          <table:table-cell table:formula="of:=['copy of results.csv '.L71]" office:value-type="float" office:value="0" calcext:value-type="float">
            <text:p>0</text:p>
          </table:table-cell>
          <table:table-cell table:formula="of:=['copy of results.csv '.M71]" office:value-type="float" office:value="0" calcext:value-type="float">
            <text:p>0</text:p>
          </table:table-cell>
          <table:table-cell table:formula="of:=['copy of results.csv '.Q71]" office:value-type="float" office:value="0" calcext:value-type="float">
            <text:p>0</text:p>
          </table:table-cell>
          <table:table-cell table:formula="of:=['copy of results.csv '.S71]" office:value-type="float" office:value="499.975" calcext:value-type="float">
            <text:p>499.975</text:p>
          </table:table-cell>
          <table:table-cell table:formula="of:=['copy of results.csv '.T71]" office:value-type="float" office:value="23.9767" calcext:value-type="float">
            <text:p>23.9767</text:p>
          </table:table-cell>
          <table:table-cell table:formula="of:=['copy of results.csv '.U71]" office:value-type="float" office:value="90" calcext:value-type="float">
            <text:p>90</text:p>
          </table:table-cell>
          <table:table-cell table:formula="of:=['copy of results.csv '.V71]" office:value-type="float" office:value="20" calcext:value-type="float">
            <text:p>20</text:p>
          </table:table-cell>
          <table:table-cell table:formula="of:=['copy of results.csv '.W71]" office:value-type="float" office:value="0" calcext:value-type="float">
            <text:p>0</text:p>
          </table:table-cell>
          <table:table-cell table:formula="of:=['copy of results.csv '.X71]" office:value-type="float" office:value="0" calcext:value-type="float">
            <text:p>0</text:p>
          </table:table-cell>
          <table:table-cell table:formula="of:=['copy of results.csv '.Y71]" office:value-type="float" office:value="0" calcext:value-type="float">
            <text:p>0</text:p>
          </table:table-cell>
          <table:table-cell table:formula="of:=['copy of results.csv '.Z71]" office:value-type="float" office:value="106763" calcext:value-type="float">
            <text:p>106763</text:p>
          </table:table-cell>
          <table:table-cell table:formula="of:=['copy of results.csv '.AD71]" office:value-type="float" office:value="5066990" calcext:value-type="float">
            <text:p>5066990</text:p>
          </table:table-cell>
          <table:table-cell table:formula="of:=['copy of results.csv '.AG71]" office:value-type="float" office:value="499.975" calcext:value-type="float">
            <text:p>499.975</text:p>
          </table:table-cell>
          <table:table-cell table:formula="of:=['copy of results.csv '.AH71]" office:value-type="float" office:value="23.9768" calcext:value-type="float">
            <text:p>23.9768</text:p>
          </table:table-cell>
          <table:table-cell table:formula="of:=['copy of results.csv '.AI71]" office:value-type="float" office:value="90" calcext:value-type="float">
            <text:p>90</text:p>
          </table:table-cell>
          <table:table-cell table:formula="of:=['copy of results.csv '.AJ71]" office:value-type="float" office:value="20" calcext:value-type="float">
            <text:p>20</text:p>
          </table:table-cell>
          <table:table-cell table:formula="of:=['copy of results.csv '.AK71]" office:value-type="float" office:value="0" calcext:value-type="float">
            <text:p>0</text:p>
          </table:table-cell>
          <table:table-cell table:formula="of:=['copy of results.csv '.AL71]" office:value-type="float" office:value="0" calcext:value-type="float">
            <text:p>0</text:p>
          </table:table-cell>
          <table:table-cell table:formula="of:=['copy of results.csv '.AM71]" office:value-type="float" office:value="54558.5" calcext:value-type="float">
            <text:p>54558.5</text:p>
          </table:table-cell>
          <table:table-cell table:formula="of:=['copy of results.csv '.AQ71]" office:value-type="float" office:value="6457400" calcext:value-type="float">
            <text:p>6457400</text:p>
          </table:table-cell>
          <table:table-cell table:formula="of:=['copy of results.csv '.AT71]" office:value-type="float" office:value="499.975" calcext:value-type="float">
            <text:p>499.975</text:p>
          </table:table-cell>
          <table:table-cell table:formula="of:=['copy of results.csv '.AU71]" office:value-type="float" office:value="23.9768" calcext:value-type="float">
            <text:p>23.9768</text:p>
          </table:table-cell>
          <table:table-cell table:formula="of:=['copy of results.csv '.AV71]" office:value-type="float" office:value="90" calcext:value-type="float">
            <text:p>90</text:p>
          </table:table-cell>
          <table:table-cell table:formula="of:=['copy of results.csv '.AW71]" office:value-type="float" office:value="20" calcext:value-type="float">
            <text:p>20</text:p>
          </table:table-cell>
          <table:table-cell table:formula="of:=['copy of results.csv '.AX71]" office:value-type="float" office:value="0" calcext:value-type="float">
            <text:p>0</text:p>
          </table:table-cell>
          <table:table-cell table:formula="of:=['copy of results.csv '.AY71]" office:value-type="float" office:value="63005.6" calcext:value-type="float">
            <text:p>63005.6</text:p>
          </table:table-cell>
          <table:table-cell table:formula="of:=['copy of results.csv '.BC71]" office:value-type="float" office:value="6717400" calcext:value-type="float">
            <text:p>6717400</text:p>
          </table:table-cell>
          <table:table-cell table:formula="of:=['copy of results.csv '.BF71]" office:value-type="float" office:value="5864.33" calcext:value-type="float">
            <text:p>5864.33</text:p>
          </table:table-cell>
          <table:table-cell table:formula="of:=['copy of results.csv '.BJ71]" office:value-type="float" office:value="6711520" calcext:value-type="float">
            <text:p>6711520</text:p>
          </table:table-cell>
          <table:table-cell table:formula="of:=['copy of results.csv '.BL71]" office:value-type="float" office:value="0.795018" calcext:value-type="float">
            <text:p>0.795018</text:p>
          </table:table-cell>
          <table:table-cell table:number-columns-repeated="52"/>
        </table:table-row>
        <table:table-row table:style-name="ro1">
          <table:table-cell table:formula="of:=['copy of results.csv '.A72]" office:value-type="float" office:value="6.54" calcext:value-type="float">
            <text:p>6.54</text:p>
          </table:table-cell>
          <table:table-cell table:formula="of:=['copy of results.csv '.B72]" office:value-type="float" office:value="0.4" calcext:value-type="float">
            <text:p>0.4</text:p>
          </table:table-cell>
          <table:table-cell table:formula="of:=[$'copy of results.csv '.C72]" office:value-type="float" office:value="1" calcext:value-type="float">
            <text:p>1</text:p>
          </table:table-cell>
          <table:table-cell table:formula="of:=['copy of results.csv '.E72]" office:value-type="float" office:value="510" calcext:value-type="float">
            <text:p>510</text:p>
          </table:table-cell>
          <table:table-cell table:formula="of:=['copy of results.csv '.F72]" office:value-type="float" office:value="28" calcext:value-type="float">
            <text:p>28</text:p>
          </table:table-cell>
          <table:table-cell table:formula="of:=['copy of results.csv '.G72]" office:value-type="float" office:value="90" calcext:value-type="float">
            <text:p>90</text:p>
          </table:table-cell>
          <table:table-cell table:formula="of:=['copy of results.csv '.H72]" office:value-type="float" office:value="20" calcext:value-type="float">
            <text:p>20</text:p>
          </table:table-cell>
          <table:table-cell table:formula="of:=['copy of results.csv '.I72]" office:value-type="float" office:value="0" calcext:value-type="float">
            <text:p>0</text:p>
          </table:table-cell>
          <table:table-cell table:formula="of:=['copy of results.csv '.J72]" office:value-type="float" office:value="0" calcext:value-type="float">
            <text:p>0</text:p>
          </table:table-cell>
          <table:table-cell table:formula="of:=['copy of results.csv '.K72]" office:value-type="float" office:value="0" calcext:value-type="float">
            <text:p>0</text:p>
          </table:table-cell>
          <table:table-cell table:formula="of:=['copy of results.csv '.L72]" office:value-type="float" office:value="0" calcext:value-type="float">
            <text:p>0</text:p>
          </table:table-cell>
          <table:table-cell table:formula="of:=['copy of results.csv '.M72]" office:value-type="float" office:value="0" calcext:value-type="float">
            <text:p>0</text:p>
          </table:table-cell>
          <table:table-cell table:formula="of:=['copy of results.csv '.Q72]" office:value-type="float" office:value="0" calcext:value-type="float">
            <text:p>0</text:p>
          </table:table-cell>
          <table:table-cell table:formula="of:=['copy of results.csv '.S72]" office:value-type="float" office:value="499.975" calcext:value-type="float">
            <text:p>499.975</text:p>
          </table:table-cell>
          <table:table-cell table:formula="of:=['copy of results.csv '.T72]" office:value-type="float" office:value="23.9767" calcext:value-type="float">
            <text:p>23.9767</text:p>
          </table:table-cell>
          <table:table-cell table:formula="of:=['copy of results.csv '.U72]" office:value-type="float" office:value="90" calcext:value-type="float">
            <text:p>90</text:p>
          </table:table-cell>
          <table:table-cell table:formula="of:=['copy of results.csv '.V72]" office:value-type="float" office:value="20" calcext:value-type="float">
            <text:p>20</text:p>
          </table:table-cell>
          <table:table-cell table:formula="of:=['copy of results.csv '.W72]" office:value-type="float" office:value="0" calcext:value-type="float">
            <text:p>0</text:p>
          </table:table-cell>
          <table:table-cell table:formula="of:=['copy of results.csv '.X72]" office:value-type="float" office:value="0" calcext:value-type="float">
            <text:p>0</text:p>
          </table:table-cell>
          <table:table-cell table:formula="of:=['copy of results.csv '.Y72]" office:value-type="float" office:value="0" calcext:value-type="float">
            <text:p>0</text:p>
          </table:table-cell>
          <table:table-cell table:formula="of:=['copy of results.csv '.Z72]" office:value-type="float" office:value="106763" calcext:value-type="float">
            <text:p>106763</text:p>
          </table:table-cell>
          <table:table-cell table:formula="of:=['copy of results.csv '.AD72]" office:value-type="float" office:value="5066990" calcext:value-type="float">
            <text:p>5066990</text:p>
          </table:table-cell>
          <table:table-cell table:formula="of:=['copy of results.csv '.AG72]" office:value-type="float" office:value="499.975" calcext:value-type="float">
            <text:p>499.975</text:p>
          </table:table-cell>
          <table:table-cell table:formula="of:=['copy of results.csv '.AH72]" office:value-type="float" office:value="23.9768" calcext:value-type="float">
            <text:p>23.9768</text:p>
          </table:table-cell>
          <table:table-cell table:formula="of:=['copy of results.csv '.AI72]" office:value-type="float" office:value="90" calcext:value-type="float">
            <text:p>90</text:p>
          </table:table-cell>
          <table:table-cell table:formula="of:=['copy of results.csv '.AJ72]" office:value-type="float" office:value="20" calcext:value-type="float">
            <text:p>20</text:p>
          </table:table-cell>
          <table:table-cell table:formula="of:=['copy of results.csv '.AK72]" office:value-type="float" office:value="0" calcext:value-type="float">
            <text:p>0</text:p>
          </table:table-cell>
          <table:table-cell table:formula="of:=['copy of results.csv '.AL72]" office:value-type="float" office:value="0" calcext:value-type="float">
            <text:p>0</text:p>
          </table:table-cell>
          <table:table-cell table:formula="of:=['copy of results.csv '.AM72]" office:value-type="float" office:value="59943.9" calcext:value-type="float">
            <text:p>59943.9</text:p>
          </table:table-cell>
          <table:table-cell table:formula="of:=['copy of results.csv '.AQ72]" office:value-type="float" office:value="6486510" calcext:value-type="float">
            <text:p>6486510</text:p>
          </table:table-cell>
          <table:table-cell table:formula="of:=['copy of results.csv '.AT72]" office:value-type="float" office:value="499.975" calcext:value-type="float">
            <text:p>499.975</text:p>
          </table:table-cell>
          <table:table-cell table:formula="of:=['copy of results.csv '.AU72]" office:value-type="float" office:value="23.9768" calcext:value-type="float">
            <text:p>23.9768</text:p>
          </table:table-cell>
          <table:table-cell table:formula="of:=['copy of results.csv '.AV72]" office:value-type="float" office:value="90" calcext:value-type="float">
            <text:p>90</text:p>
          </table:table-cell>
          <table:table-cell table:formula="of:=['copy of results.csv '.AW72]" office:value-type="float" office:value="20" calcext:value-type="float">
            <text:p>20</text:p>
          </table:table-cell>
          <table:table-cell table:formula="of:=['copy of results.csv '.AX72]" office:value-type="float" office:value="0" calcext:value-type="float">
            <text:p>0</text:p>
          </table:table-cell>
          <table:table-cell table:formula="of:=['copy of results.csv '.AY72]" office:value-type="float" office:value="60706.9" calcext:value-type="float">
            <text:p>60706.9</text:p>
          </table:table-cell>
          <table:table-cell table:formula="of:=['copy of results.csv '.BC72]" office:value-type="float" office:value="6711810" calcext:value-type="float">
            <text:p>6711810</text:p>
          </table:table-cell>
          <table:table-cell table:formula="of:=['copy of results.csv '.BF72]" office:value-type="float" office:value="2777.63" calcext:value-type="float">
            <text:p>2777.63</text:p>
          </table:table-cell>
          <table:table-cell table:formula="of:=['copy of results.csv '.BJ72]" office:value-type="float" office:value="6690080" calcext:value-type="float">
            <text:p>6690080</text:p>
          </table:table-cell>
          <table:table-cell table:formula="of:=['copy of results.csv '.BL72]" office:value-type="float" office:value="0.795091" calcext:value-type="float">
            <text:p>0.795091</text:p>
          </table:table-cell>
          <table:table-cell table:number-columns-repeated="52"/>
        </table:table-row>
        <table:table-row table:style-name="ro1">
          <table:table-cell table:formula="of:=['copy of results.csv '.A73]" office:value-type="float" office:value="6.54" calcext:value-type="float">
            <text:p>6.54</text:p>
          </table:table-cell>
          <table:table-cell table:formula="of:=['copy of results.csv '.B73]" office:value-type="float" office:value="0.5" calcext:value-type="float">
            <text:p>0.5</text:p>
          </table:table-cell>
          <table:table-cell table:formula="of:=[$'copy of results.csv '.C73]" office:value-type="float" office:value="1" calcext:value-type="float">
            <text:p>1</text:p>
          </table:table-cell>
          <table:table-cell table:formula="of:=['copy of results.csv '.E73]" office:value-type="float" office:value="510" calcext:value-type="float">
            <text:p>510</text:p>
          </table:table-cell>
          <table:table-cell table:formula="of:=['copy of results.csv '.F73]" office:value-type="float" office:value="28" calcext:value-type="float">
            <text:p>28</text:p>
          </table:table-cell>
          <table:table-cell table:formula="of:=['copy of results.csv '.G73]" office:value-type="float" office:value="90" calcext:value-type="float">
            <text:p>90</text:p>
          </table:table-cell>
          <table:table-cell table:formula="of:=['copy of results.csv '.H73]" office:value-type="float" office:value="20" calcext:value-type="float">
            <text:p>20</text:p>
          </table:table-cell>
          <table:table-cell table:formula="of:=['copy of results.csv '.I73]" office:value-type="float" office:value="0" calcext:value-type="float">
            <text:p>0</text:p>
          </table:table-cell>
          <table:table-cell table:formula="of:=['copy of results.csv '.J73]" office:value-type="float" office:value="0" calcext:value-type="float">
            <text:p>0</text:p>
          </table:table-cell>
          <table:table-cell table:formula="of:=['copy of results.csv '.K73]" office:value-type="float" office:value="0" calcext:value-type="float">
            <text:p>0</text:p>
          </table:table-cell>
          <table:table-cell table:formula="of:=['copy of results.csv '.L73]" office:value-type="float" office:value="0" calcext:value-type="float">
            <text:p>0</text:p>
          </table:table-cell>
          <table:table-cell table:formula="of:=['copy of results.csv '.M73]" office:value-type="float" office:value="0" calcext:value-type="float">
            <text:p>0</text:p>
          </table:table-cell>
          <table:table-cell table:formula="of:=['copy of results.csv '.Q73]" office:value-type="float" office:value="0" calcext:value-type="float">
            <text:p>0</text:p>
          </table:table-cell>
          <table:table-cell table:formula="of:=['copy of results.csv '.S73]" office:value-type="float" office:value="499.975" calcext:value-type="float">
            <text:p>499.975</text:p>
          </table:table-cell>
          <table:table-cell table:formula="of:=['copy of results.csv '.T73]" office:value-type="float" office:value="23.9767" calcext:value-type="float">
            <text:p>23.9767</text:p>
          </table:table-cell>
          <table:table-cell table:formula="of:=['copy of results.csv '.U73]" office:value-type="float" office:value="90" calcext:value-type="float">
            <text:p>90</text:p>
          </table:table-cell>
          <table:table-cell table:formula="of:=['copy of results.csv '.V73]" office:value-type="float" office:value="20" calcext:value-type="float">
            <text:p>20</text:p>
          </table:table-cell>
          <table:table-cell table:formula="of:=['copy of results.csv '.W73]" office:value-type="float" office:value="0" calcext:value-type="float">
            <text:p>0</text:p>
          </table:table-cell>
          <table:table-cell table:formula="of:=['copy of results.csv '.X73]" office:value-type="float" office:value="0" calcext:value-type="float">
            <text:p>0</text:p>
          </table:table-cell>
          <table:table-cell table:formula="of:=['copy of results.csv '.Y73]" office:value-type="float" office:value="0" calcext:value-type="float">
            <text:p>0</text:p>
          </table:table-cell>
          <table:table-cell table:formula="of:=['copy of results.csv '.Z73]" office:value-type="float" office:value="106763" calcext:value-type="float">
            <text:p>106763</text:p>
          </table:table-cell>
          <table:table-cell table:formula="of:=['copy of results.csv '.AD73]" office:value-type="float" office:value="5066990" calcext:value-type="float">
            <text:p>5066990</text:p>
          </table:table-cell>
          <table:table-cell table:formula="of:=['copy of results.csv '.AG73]" office:value-type="float" office:value="499.975" calcext:value-type="float">
            <text:p>499.975</text:p>
          </table:table-cell>
          <table:table-cell table:formula="of:=['copy of results.csv '.AH73]" office:value-type="float" office:value="23.9768" calcext:value-type="float">
            <text:p>23.9768</text:p>
          </table:table-cell>
          <table:table-cell table:formula="of:=['copy of results.csv '.AI73]" office:value-type="float" office:value="90" calcext:value-type="float">
            <text:p>90</text:p>
          </table:table-cell>
          <table:table-cell table:formula="of:=['copy of results.csv '.AJ73]" office:value-type="float" office:value="20" calcext:value-type="float">
            <text:p>20</text:p>
          </table:table-cell>
          <table:table-cell table:formula="of:=['copy of results.csv '.AK73]" office:value-type="float" office:value="0" calcext:value-type="float">
            <text:p>0</text:p>
          </table:table-cell>
          <table:table-cell table:formula="of:=['copy of results.csv '.AL73]" office:value-type="float" office:value="0" calcext:value-type="float">
            <text:p>0</text:p>
          </table:table-cell>
          <table:table-cell table:formula="of:=['copy of results.csv '.AM73]" office:value-type="float" office:value="66116.7" calcext:value-type="float">
            <text:p>66116.7</text:p>
          </table:table-cell>
          <table:table-cell table:formula="of:=['copy of results.csv '.AQ73]" office:value-type="float" office:value="6519400" calcext:value-type="float">
            <text:p>6519400</text:p>
          </table:table-cell>
          <table:table-cell table:formula="of:=['copy of results.csv '.AT73]" office:value-type="float" office:value="499.975" calcext:value-type="float">
            <text:p>499.975</text:p>
          </table:table-cell>
          <table:table-cell table:formula="of:=['copy of results.csv '.AU73]" office:value-type="float" office:value="23.9768" calcext:value-type="float">
            <text:p>23.9768</text:p>
          </table:table-cell>
          <table:table-cell table:formula="of:=['copy of results.csv '.AV73]" office:value-type="float" office:value="90" calcext:value-type="float">
            <text:p>90</text:p>
          </table:table-cell>
          <table:table-cell table:formula="of:=['copy of results.csv '.AW73]" office:value-type="float" office:value="20" calcext:value-type="float">
            <text:p>20</text:p>
          </table:table-cell>
          <table:table-cell table:formula="of:=['copy of results.csv '.AX73]" office:value-type="float" office:value="0" calcext:value-type="float">
            <text:p>0</text:p>
          </table:table-cell>
          <table:table-cell table:formula="of:=['copy of results.csv '.AY73]" office:value-type="float" office:value="55121.7" calcext:value-type="float">
            <text:p>55121.7</text:p>
          </table:table-cell>
          <table:table-cell table:formula="of:=['copy of results.csv '.BC73]" office:value-type="float" office:value="6689370" calcext:value-type="float">
            <text:p>6689370</text:p>
          </table:table-cell>
          <table:table-cell table:formula="of:=['copy of results.csv '.BF73]" office:value-type="float" office:value="2190.04" calcext:value-type="float">
            <text:p>2190.04</text:p>
          </table:table-cell>
          <table:table-cell table:formula="of:=['copy of results.csv '.BJ73]" office:value-type="float" office:value="6681320" calcext:value-type="float">
            <text:p>6681320</text:p>
          </table:table-cell>
          <table:table-cell table:formula="of:=['copy of results.csv '.BL73]" office:value-type="float" office:value="0.795308" calcext:value-type="float">
            <text:p>0.795308</text:p>
          </table:table-cell>
          <table:table-cell table:number-columns-repeated="52"/>
        </table:table-row>
        <table:table-row table:style-name="ro1">
          <table:table-cell table:formula="of:=['copy of results.csv '.A74]" office:value-type="float" office:value="6.54" calcext:value-type="float">
            <text:p>6.54</text:p>
          </table:table-cell>
          <table:table-cell table:formula="of:=['copy of results.csv '.B74]" office:value-type="float" office:value="0.6" calcext:value-type="float">
            <text:p>0.6</text:p>
          </table:table-cell>
          <table:table-cell table:formula="of:=[$'copy of results.csv '.C74]" office:value-type="float" office:value="1" calcext:value-type="float">
            <text:p>1</text:p>
          </table:table-cell>
          <table:table-cell table:formula="of:=['copy of results.csv '.E74]" office:value-type="float" office:value="510" calcext:value-type="float">
            <text:p>510</text:p>
          </table:table-cell>
          <table:table-cell table:formula="of:=['copy of results.csv '.F74]" office:value-type="float" office:value="28" calcext:value-type="float">
            <text:p>28</text:p>
          </table:table-cell>
          <table:table-cell table:formula="of:=['copy of results.csv '.G74]" office:value-type="float" office:value="90" calcext:value-type="float">
            <text:p>90</text:p>
          </table:table-cell>
          <table:table-cell table:formula="of:=['copy of results.csv '.H74]" office:value-type="float" office:value="20" calcext:value-type="float">
            <text:p>20</text:p>
          </table:table-cell>
          <table:table-cell table:formula="of:=['copy of results.csv '.I74]" office:value-type="float" office:value="0" calcext:value-type="float">
            <text:p>0</text:p>
          </table:table-cell>
          <table:table-cell table:formula="of:=['copy of results.csv '.J74]" office:value-type="float" office:value="0" calcext:value-type="float">
            <text:p>0</text:p>
          </table:table-cell>
          <table:table-cell table:formula="of:=['copy of results.csv '.K74]" office:value-type="float" office:value="0" calcext:value-type="float">
            <text:p>0</text:p>
          </table:table-cell>
          <table:table-cell table:formula="of:=['copy of results.csv '.L74]" office:value-type="float" office:value="0" calcext:value-type="float">
            <text:p>0</text:p>
          </table:table-cell>
          <table:table-cell table:formula="of:=['copy of results.csv '.M74]" office:value-type="float" office:value="0" calcext:value-type="float">
            <text:p>0</text:p>
          </table:table-cell>
          <table:table-cell table:formula="of:=['copy of results.csv '.Q74]" office:value-type="float" office:value="0" calcext:value-type="float">
            <text:p>0</text:p>
          </table:table-cell>
          <table:table-cell table:formula="of:=['copy of results.csv '.S74]" office:value-type="float" office:value="499.975" calcext:value-type="float">
            <text:p>499.975</text:p>
          </table:table-cell>
          <table:table-cell table:formula="of:=['copy of results.csv '.T74]" office:value-type="float" office:value="23.9767" calcext:value-type="float">
            <text:p>23.9767</text:p>
          </table:table-cell>
          <table:table-cell table:formula="of:=['copy of results.csv '.U74]" office:value-type="float" office:value="90" calcext:value-type="float">
            <text:p>90</text:p>
          </table:table-cell>
          <table:table-cell table:formula="of:=['copy of results.csv '.V74]" office:value-type="float" office:value="20" calcext:value-type="float">
            <text:p>20</text:p>
          </table:table-cell>
          <table:table-cell table:formula="of:=['copy of results.csv '.W74]" office:value-type="float" office:value="0" calcext:value-type="float">
            <text:p>0</text:p>
          </table:table-cell>
          <table:table-cell table:formula="of:=['copy of results.csv '.X74]" office:value-type="float" office:value="0" calcext:value-type="float">
            <text:p>0</text:p>
          </table:table-cell>
          <table:table-cell table:formula="of:=['copy of results.csv '.Y74]" office:value-type="float" office:value="0" calcext:value-type="float">
            <text:p>0</text:p>
          </table:table-cell>
          <table:table-cell table:formula="of:=['copy of results.csv '.Z74]" office:value-type="float" office:value="106763" calcext:value-type="float">
            <text:p>106763</text:p>
          </table:table-cell>
          <table:table-cell table:formula="of:=['copy of results.csv '.AD74]" office:value-type="float" office:value="5066990" calcext:value-type="float">
            <text:p>5066990</text:p>
          </table:table-cell>
          <table:table-cell table:formula="of:=['copy of results.csv '.AG74]" office:value-type="float" office:value="499.975" calcext:value-type="float">
            <text:p>499.975</text:p>
          </table:table-cell>
          <table:table-cell table:formula="of:=['copy of results.csv '.AH74]" office:value-type="float" office:value="23.9768" calcext:value-type="float">
            <text:p>23.9768</text:p>
          </table:table-cell>
          <table:table-cell table:formula="of:=['copy of results.csv '.AI74]" office:value-type="float" office:value="90" calcext:value-type="float">
            <text:p>90</text:p>
          </table:table-cell>
          <table:table-cell table:formula="of:=['copy of results.csv '.AJ74]" office:value-type="float" office:value="20" calcext:value-type="float">
            <text:p>20</text:p>
          </table:table-cell>
          <table:table-cell table:formula="of:=['copy of results.csv '.AK74]" office:value-type="float" office:value="0" calcext:value-type="float">
            <text:p>0</text:p>
          </table:table-cell>
          <table:table-cell table:formula="of:=['copy of results.csv '.AL74]" office:value-type="float" office:value="0" calcext:value-type="float">
            <text:p>0</text:p>
          </table:table-cell>
          <table:table-cell table:formula="of:=['copy of results.csv '.AM74]" office:value-type="float" office:value="72640.3" calcext:value-type="float">
            <text:p>72640.3</text:p>
          </table:table-cell>
          <table:table-cell table:formula="of:=['copy of results.csv '.AQ74]" office:value-type="float" office:value="6554880" calcext:value-type="float">
            <text:p>6554880</text:p>
          </table:table-cell>
          <table:table-cell table:formula="of:=['copy of results.csv '.AT74]" office:value-type="float" office:value="499.975" calcext:value-type="float">
            <text:p>499.975</text:p>
          </table:table-cell>
          <table:table-cell table:formula="of:=['copy of results.csv '.AU74]" office:value-type="float" office:value="23.9768" calcext:value-type="float">
            <text:p>23.9768</text:p>
          </table:table-cell>
          <table:table-cell table:formula="of:=['copy of results.csv '.AV74]" office:value-type="float" office:value="90" calcext:value-type="float">
            <text:p>90</text:p>
          </table:table-cell>
          <table:table-cell table:formula="of:=['copy of results.csv '.AW74]" office:value-type="float" office:value="20" calcext:value-type="float">
            <text:p>20</text:p>
          </table:table-cell>
          <table:table-cell table:formula="of:=['copy of results.csv '.AX74]" office:value-type="float" office:value="0" calcext:value-type="float">
            <text:p>0</text:p>
          </table:table-cell>
          <table:table-cell table:formula="of:=['copy of results.csv '.AY74]" office:value-type="float" office:value="47369.5" calcext:value-type="float">
            <text:p>47369.5</text:p>
          </table:table-cell>
          <table:table-cell table:formula="of:=['copy of results.csv '.BC74]" office:value-type="float" office:value="6654750" calcext:value-type="float">
            <text:p>6654750</text:p>
          </table:table-cell>
          <table:table-cell table:formula="of:=['copy of results.csv '.BF74]" office:value-type="float" office:value="3418.67" calcext:value-type="float">
            <text:p>3418.67</text:p>
          </table:table-cell>
          <table:table-cell table:formula="of:=['copy of results.csv '.BJ74]" office:value-type="float" office:value="6681920" calcext:value-type="float">
            <text:p>6681920</text:p>
          </table:table-cell>
          <table:table-cell table:formula="of:=['copy of results.csv '.BL74]" office:value-type="float" office:value="0.795332" calcext:value-type="float">
            <text:p>0.795332</text:p>
          </table:table-cell>
          <table:table-cell table:number-columns-repeated="52"/>
        </table:table-row>
        <table:table-row table:style-name="ro1">
          <table:table-cell table:formula="of:=['copy of results.csv '.A75]" office:value-type="float" office:value="6.54" calcext:value-type="float">
            <text:p>6.54</text:p>
          </table:table-cell>
          <table:table-cell table:formula="of:=['copy of results.csv '.B75]" office:value-type="float" office:value="0.7" calcext:value-type="float">
            <text:p>0.7</text:p>
          </table:table-cell>
          <table:table-cell table:formula="of:=[$'copy of results.csv '.C75]" office:value-type="float" office:value="1" calcext:value-type="float">
            <text:p>1</text:p>
          </table:table-cell>
          <table:table-cell table:formula="of:=['copy of results.csv '.E75]" office:value-type="float" office:value="510" calcext:value-type="float">
            <text:p>510</text:p>
          </table:table-cell>
          <table:table-cell table:formula="of:=['copy of results.csv '.F75]" office:value-type="float" office:value="28" calcext:value-type="float">
            <text:p>28</text:p>
          </table:table-cell>
          <table:table-cell table:formula="of:=['copy of results.csv '.G75]" office:value-type="float" office:value="90" calcext:value-type="float">
            <text:p>90</text:p>
          </table:table-cell>
          <table:table-cell table:formula="of:=['copy of results.csv '.H75]" office:value-type="float" office:value="20" calcext:value-type="float">
            <text:p>20</text:p>
          </table:table-cell>
          <table:table-cell table:formula="of:=['copy of results.csv '.I75]" office:value-type="float" office:value="0" calcext:value-type="float">
            <text:p>0</text:p>
          </table:table-cell>
          <table:table-cell table:formula="of:=['copy of results.csv '.J75]" office:value-type="float" office:value="0" calcext:value-type="float">
            <text:p>0</text:p>
          </table:table-cell>
          <table:table-cell table:formula="of:=['copy of results.csv '.K75]" office:value-type="float" office:value="0" calcext:value-type="float">
            <text:p>0</text:p>
          </table:table-cell>
          <table:table-cell table:formula="of:=['copy of results.csv '.L75]" office:value-type="float" office:value="0" calcext:value-type="float">
            <text:p>0</text:p>
          </table:table-cell>
          <table:table-cell table:formula="of:=['copy of results.csv '.M75]" office:value-type="float" office:value="0" calcext:value-type="float">
            <text:p>0</text:p>
          </table:table-cell>
          <table:table-cell table:formula="of:=['copy of results.csv '.Q75]" office:value-type="float" office:value="0" calcext:value-type="float">
            <text:p>0</text:p>
          </table:table-cell>
          <table:table-cell table:formula="of:=['copy of results.csv '.S75]" office:value-type="float" office:value="499.975" calcext:value-type="float">
            <text:p>499.975</text:p>
          </table:table-cell>
          <table:table-cell table:formula="of:=['copy of results.csv '.T75]" office:value-type="float" office:value="23.9767" calcext:value-type="float">
            <text:p>23.9767</text:p>
          </table:table-cell>
          <table:table-cell table:formula="of:=['copy of results.csv '.U75]" office:value-type="float" office:value="90" calcext:value-type="float">
            <text:p>90</text:p>
          </table:table-cell>
          <table:table-cell table:formula="of:=['copy of results.csv '.V75]" office:value-type="float" office:value="20" calcext:value-type="float">
            <text:p>20</text:p>
          </table:table-cell>
          <table:table-cell table:formula="of:=['copy of results.csv '.W75]" office:value-type="float" office:value="0" calcext:value-type="float">
            <text:p>0</text:p>
          </table:table-cell>
          <table:table-cell table:formula="of:=['copy of results.csv '.X75]" office:value-type="float" office:value="0" calcext:value-type="float">
            <text:p>0</text:p>
          </table:table-cell>
          <table:table-cell table:formula="of:=['copy of results.csv '.Y75]" office:value-type="float" office:value="0" calcext:value-type="float">
            <text:p>0</text:p>
          </table:table-cell>
          <table:table-cell table:formula="of:=['copy of results.csv '.Z75]" office:value-type="float" office:value="106763" calcext:value-type="float">
            <text:p>106763</text:p>
          </table:table-cell>
          <table:table-cell table:formula="of:=['copy of results.csv '.AD75]" office:value-type="float" office:value="5066990" calcext:value-type="float">
            <text:p>5066990</text:p>
          </table:table-cell>
          <table:table-cell table:formula="of:=['copy of results.csv '.AG75]" office:value-type="float" office:value="499.975" calcext:value-type="float">
            <text:p>499.975</text:p>
          </table:table-cell>
          <table:table-cell table:formula="of:=['copy of results.csv '.AH75]" office:value-type="float" office:value="23.9768" calcext:value-type="float">
            <text:p>23.9768</text:p>
          </table:table-cell>
          <table:table-cell table:formula="of:=['copy of results.csv '.AI75]" office:value-type="float" office:value="90" calcext:value-type="float">
            <text:p>90</text:p>
          </table:table-cell>
          <table:table-cell table:formula="of:=['copy of results.csv '.AJ75]" office:value-type="float" office:value="20" calcext:value-type="float">
            <text:p>20</text:p>
          </table:table-cell>
          <table:table-cell table:formula="of:=['copy of results.csv '.AK75]" office:value-type="float" office:value="0" calcext:value-type="float">
            <text:p>0</text:p>
          </table:table-cell>
          <table:table-cell table:formula="of:=['copy of results.csv '.AL75]" office:value-type="float" office:value="0" calcext:value-type="float">
            <text:p>0</text:p>
          </table:table-cell>
          <table:table-cell table:formula="of:=['copy of results.csv '.AM75]" office:value-type="float" office:value="77481.5" calcext:value-type="float">
            <text:p>77481.5</text:p>
          </table:table-cell>
          <table:table-cell table:formula="of:=['copy of results.csv '.AQ75]" office:value-type="float" office:value="6579140" calcext:value-type="float">
            <text:p>6579140</text:p>
          </table:table-cell>
          <table:table-cell table:formula="of:=['copy of results.csv '.AT75]" office:value-type="float" office:value="499.975" calcext:value-type="float">
            <text:p>499.975</text:p>
          </table:table-cell>
          <table:table-cell table:formula="of:=['copy of results.csv '.AU75]" office:value-type="float" office:value="23.9768" calcext:value-type="float">
            <text:p>23.9768</text:p>
          </table:table-cell>
          <table:table-cell table:formula="of:=['copy of results.csv '.AV75]" office:value-type="float" office:value="90" calcext:value-type="float">
            <text:p>90</text:p>
          </table:table-cell>
          <table:table-cell table:formula="of:=['copy of results.csv '.AW75]" office:value-type="float" office:value="20" calcext:value-type="float">
            <text:p>20</text:p>
          </table:table-cell>
          <table:table-cell table:formula="of:=['copy of results.csv '.AX75]" office:value-type="float" office:value="0" calcext:value-type="float">
            <text:p>0</text:p>
          </table:table-cell>
          <table:table-cell table:formula="of:=['copy of results.csv '.AY75]" office:value-type="float" office:value="42258.2" calcext:value-type="float">
            <text:p>42258.2</text:p>
          </table:table-cell>
          <table:table-cell table:formula="of:=['copy of results.csv '.BC75]" office:value-type="float" office:value="6632820" calcext:value-type="float">
            <text:p>6632820</text:p>
          </table:table-cell>
          <table:table-cell table:formula="of:=['copy of results.csv '.BF75]" office:value-type="float" office:value="3688.7" calcext:value-type="float">
            <text:p>3688.7</text:p>
          </table:table-cell>
          <table:table-cell table:formula="of:=['copy of results.csv '.BJ75]" office:value-type="float" office:value="6680650" calcext:value-type="float">
            <text:p>6680650</text:p>
          </table:table-cell>
          <table:table-cell table:formula="of:=['copy of results.csv '.BL75]" office:value-type="float" office:value="0.79538" calcext:value-type="float">
            <text:p>0.79538</text:p>
          </table:table-cell>
          <table:table-cell table:number-columns-repeated="52"/>
        </table:table-row>
        <table:table-row table:style-name="ro1">
          <table:table-cell table:formula="of:=['copy of results.csv '.A76]" office:value-type="float" office:value="6.54" calcext:value-type="float">
            <text:p>6.54</text:p>
          </table:table-cell>
          <table:table-cell table:formula="of:=['copy of results.csv '.B76]" office:value-type="float" office:value="0.8" calcext:value-type="float">
            <text:p>0.8</text:p>
          </table:table-cell>
          <table:table-cell table:formula="of:=[$'copy of results.csv '.C76]" office:value-type="float" office:value="1" calcext:value-type="float">
            <text:p>1</text:p>
          </table:table-cell>
          <table:table-cell table:formula="of:=['copy of results.csv '.E76]" office:value-type="float" office:value="510" calcext:value-type="float">
            <text:p>510</text:p>
          </table:table-cell>
          <table:table-cell table:formula="of:=['copy of results.csv '.F76]" office:value-type="float" office:value="28" calcext:value-type="float">
            <text:p>28</text:p>
          </table:table-cell>
          <table:table-cell table:formula="of:=['copy of results.csv '.G76]" office:value-type="float" office:value="90" calcext:value-type="float">
            <text:p>90</text:p>
          </table:table-cell>
          <table:table-cell table:formula="of:=['copy of results.csv '.H76]" office:value-type="float" office:value="20" calcext:value-type="float">
            <text:p>20</text:p>
          </table:table-cell>
          <table:table-cell table:formula="of:=['copy of results.csv '.I76]" office:value-type="float" office:value="0" calcext:value-type="float">
            <text:p>0</text:p>
          </table:table-cell>
          <table:table-cell table:formula="of:=['copy of results.csv '.J76]" office:value-type="float" office:value="0" calcext:value-type="float">
            <text:p>0</text:p>
          </table:table-cell>
          <table:table-cell table:formula="of:=['copy of results.csv '.K76]" office:value-type="float" office:value="0" calcext:value-type="float">
            <text:p>0</text:p>
          </table:table-cell>
          <table:table-cell table:formula="of:=['copy of results.csv '.L76]" office:value-type="float" office:value="0" calcext:value-type="float">
            <text:p>0</text:p>
          </table:table-cell>
          <table:table-cell table:formula="of:=['copy of results.csv '.M76]" office:value-type="float" office:value="0" calcext:value-type="float">
            <text:p>0</text:p>
          </table:table-cell>
          <table:table-cell table:formula="of:=['copy of results.csv '.Q76]" office:value-type="float" office:value="0" calcext:value-type="float">
            <text:p>0</text:p>
          </table:table-cell>
          <table:table-cell table:formula="of:=['copy of results.csv '.S76]" office:value-type="float" office:value="499.975" calcext:value-type="float">
            <text:p>499.975</text:p>
          </table:table-cell>
          <table:table-cell table:formula="of:=['copy of results.csv '.T76]" office:value-type="float" office:value="23.9767" calcext:value-type="float">
            <text:p>23.9767</text:p>
          </table:table-cell>
          <table:table-cell table:formula="of:=['copy of results.csv '.U76]" office:value-type="float" office:value="90" calcext:value-type="float">
            <text:p>90</text:p>
          </table:table-cell>
          <table:table-cell table:formula="of:=['copy of results.csv '.V76]" office:value-type="float" office:value="20" calcext:value-type="float">
            <text:p>20</text:p>
          </table:table-cell>
          <table:table-cell table:formula="of:=['copy of results.csv '.W76]" office:value-type="float" office:value="0" calcext:value-type="float">
            <text:p>0</text:p>
          </table:table-cell>
          <table:table-cell table:formula="of:=['copy of results.csv '.X76]" office:value-type="float" office:value="0" calcext:value-type="float">
            <text:p>0</text:p>
          </table:table-cell>
          <table:table-cell table:formula="of:=['copy of results.csv '.Y76]" office:value-type="float" office:value="0" calcext:value-type="float">
            <text:p>0</text:p>
          </table:table-cell>
          <table:table-cell table:formula="of:=['copy of results.csv '.Z76]" office:value-type="float" office:value="106763" calcext:value-type="float">
            <text:p>106763</text:p>
          </table:table-cell>
          <table:table-cell table:formula="of:=['copy of results.csv '.AD76]" office:value-type="float" office:value="5066990" calcext:value-type="float">
            <text:p>5066990</text:p>
          </table:table-cell>
          <table:table-cell table:formula="of:=['copy of results.csv '.AG76]" office:value-type="float" office:value="499.975" calcext:value-type="float">
            <text:p>499.975</text:p>
          </table:table-cell>
          <table:table-cell table:formula="of:=['copy of results.csv '.AH76]" office:value-type="float" office:value="23.9768" calcext:value-type="float">
            <text:p>23.9768</text:p>
          </table:table-cell>
          <table:table-cell table:formula="of:=['copy of results.csv '.AI76]" office:value-type="float" office:value="90" calcext:value-type="float">
            <text:p>90</text:p>
          </table:table-cell>
          <table:table-cell table:formula="of:=['copy of results.csv '.AJ76]" office:value-type="float" office:value="20" calcext:value-type="float">
            <text:p>20</text:p>
          </table:table-cell>
          <table:table-cell table:formula="of:=['copy of results.csv '.AK76]" office:value-type="float" office:value="0" calcext:value-type="float">
            <text:p>0</text:p>
          </table:table-cell>
          <table:table-cell table:formula="of:=['copy of results.csv '.AL76]" office:value-type="float" office:value="0" calcext:value-type="float">
            <text:p>0</text:p>
          </table:table-cell>
          <table:table-cell table:formula="of:=['copy of results.csv '.AM76]" office:value-type="float" office:value="81141.6" calcext:value-type="float">
            <text:p>81141.6</text:p>
          </table:table-cell>
          <table:table-cell table:formula="of:=['copy of results.csv '.AQ76]" office:value-type="float" office:value="6596330" calcext:value-type="float">
            <text:p>6596330</text:p>
          </table:table-cell>
          <table:table-cell table:formula="of:=['copy of results.csv '.AT76]" office:value-type="float" office:value="499.975" calcext:value-type="float">
            <text:p>499.975</text:p>
          </table:table-cell>
          <table:table-cell table:formula="of:=['copy of results.csv '.AU76]" office:value-type="float" office:value="23.9768" calcext:value-type="float">
            <text:p>23.9768</text:p>
          </table:table-cell>
          <table:table-cell table:formula="of:=['copy of results.csv '.AV76]" office:value-type="float" office:value="90" calcext:value-type="float">
            <text:p>90</text:p>
          </table:table-cell>
          <table:table-cell table:formula="of:=['copy of results.csv '.AW76]" office:value-type="float" office:value="20" calcext:value-type="float">
            <text:p>20</text:p>
          </table:table-cell>
          <table:table-cell table:formula="of:=['copy of results.csv '.AX76]" office:value-type="float" office:value="0" calcext:value-type="float">
            <text:p>0</text:p>
          </table:table-cell>
          <table:table-cell table:formula="of:=['copy of results.csv '.AY76]" office:value-type="float" office:value="38528.4" calcext:value-type="float">
            <text:p>38528.4</text:p>
          </table:table-cell>
          <table:table-cell table:formula="of:=['copy of results.csv '.BC76]" office:value-type="float" office:value="6617670" calcext:value-type="float">
            <text:p>6617670</text:p>
          </table:table-cell>
          <table:table-cell table:formula="of:=['copy of results.csv '.BF76]" office:value-type="float" office:value="3758.4" calcext:value-type="float">
            <text:p>3758.4</text:p>
          </table:table-cell>
          <table:table-cell table:formula="of:=['copy of results.csv '.BJ76]" office:value-type="float" office:value="6679360" calcext:value-type="float">
            <text:p>6679360</text:p>
          </table:table-cell>
          <table:table-cell table:formula="of:=['copy of results.csv '.BL76]" office:value-type="float" office:value="0.795452" calcext:value-type="float">
            <text:p>0.795452</text:p>
          </table:table-cell>
          <table:table-cell table:number-columns-repeated="52"/>
        </table:table-row>
        <table:table-row table:style-name="ro1">
          <table:table-cell table:formula="of:=['copy of results.csv '.A77]" office:value-type="float" office:value="6.54" calcext:value-type="float">
            <text:p>6.54</text:p>
          </table:table-cell>
          <table:table-cell table:formula="of:=['copy of results.csv '.B77]" office:value-type="float" office:value="0.9" calcext:value-type="float">
            <text:p>0.9</text:p>
          </table:table-cell>
          <table:table-cell table:formula="of:=[$'copy of results.csv '.C77]" office:value-type="float" office:value="1" calcext:value-type="float">
            <text:p>1</text:p>
          </table:table-cell>
          <table:table-cell table:formula="of:=['copy of results.csv '.E77]" office:value-type="float" office:value="510" calcext:value-type="float">
            <text:p>510</text:p>
          </table:table-cell>
          <table:table-cell table:formula="of:=['copy of results.csv '.F77]" office:value-type="float" office:value="28" calcext:value-type="float">
            <text:p>28</text:p>
          </table:table-cell>
          <table:table-cell table:formula="of:=['copy of results.csv '.G77]" office:value-type="float" office:value="90" calcext:value-type="float">
            <text:p>90</text:p>
          </table:table-cell>
          <table:table-cell table:formula="of:=['copy of results.csv '.H77]" office:value-type="float" office:value="20" calcext:value-type="float">
            <text:p>20</text:p>
          </table:table-cell>
          <table:table-cell table:formula="of:=['copy of results.csv '.I77]" office:value-type="float" office:value="0" calcext:value-type="float">
            <text:p>0</text:p>
          </table:table-cell>
          <table:table-cell table:formula="of:=['copy of results.csv '.J77]" office:value-type="float" office:value="0" calcext:value-type="float">
            <text:p>0</text:p>
          </table:table-cell>
          <table:table-cell table:formula="of:=['copy of results.csv '.K77]" office:value-type="float" office:value="0" calcext:value-type="float">
            <text:p>0</text:p>
          </table:table-cell>
          <table:table-cell table:formula="of:=['copy of results.csv '.L77]" office:value-type="float" office:value="0" calcext:value-type="float">
            <text:p>0</text:p>
          </table:table-cell>
          <table:table-cell table:formula="of:=['copy of results.csv '.M77]" office:value-type="float" office:value="0" calcext:value-type="float">
            <text:p>0</text:p>
          </table:table-cell>
          <table:table-cell table:formula="of:=['copy of results.csv '.Q77]" office:value-type="float" office:value="0" calcext:value-type="float">
            <text:p>0</text:p>
          </table:table-cell>
          <table:table-cell table:formula="of:=['copy of results.csv '.S77]" office:value-type="float" office:value="499.975" calcext:value-type="float">
            <text:p>499.975</text:p>
          </table:table-cell>
          <table:table-cell table:formula="of:=['copy of results.csv '.T77]" office:value-type="float" office:value="23.9767" calcext:value-type="float">
            <text:p>23.9767</text:p>
          </table:table-cell>
          <table:table-cell table:formula="of:=['copy of results.csv '.U77]" office:value-type="float" office:value="90" calcext:value-type="float">
            <text:p>90</text:p>
          </table:table-cell>
          <table:table-cell table:formula="of:=['copy of results.csv '.V77]" office:value-type="float" office:value="20" calcext:value-type="float">
            <text:p>20</text:p>
          </table:table-cell>
          <table:table-cell table:formula="of:=['copy of results.csv '.W77]" office:value-type="float" office:value="0" calcext:value-type="float">
            <text:p>0</text:p>
          </table:table-cell>
          <table:table-cell table:formula="of:=['copy of results.csv '.X77]" office:value-type="float" office:value="0" calcext:value-type="float">
            <text:p>0</text:p>
          </table:table-cell>
          <table:table-cell table:formula="of:=['copy of results.csv '.Y77]" office:value-type="float" office:value="0" calcext:value-type="float">
            <text:p>0</text:p>
          </table:table-cell>
          <table:table-cell table:formula="of:=['copy of results.csv '.Z77]" office:value-type="float" office:value="106763" calcext:value-type="float">
            <text:p>106763</text:p>
          </table:table-cell>
          <table:table-cell table:formula="of:=['copy of results.csv '.AD77]" office:value-type="float" office:value="5066990" calcext:value-type="float">
            <text:p>5066990</text:p>
          </table:table-cell>
          <table:table-cell table:formula="of:=['copy of results.csv '.AG77]" office:value-type="float" office:value="499.975" calcext:value-type="float">
            <text:p>499.975</text:p>
          </table:table-cell>
          <table:table-cell table:formula="of:=['copy of results.csv '.AH77]" office:value-type="float" office:value="23.9768" calcext:value-type="float">
            <text:p>23.9768</text:p>
          </table:table-cell>
          <table:table-cell table:formula="of:=['copy of results.csv '.AI77]" office:value-type="float" office:value="90" calcext:value-type="float">
            <text:p>90</text:p>
          </table:table-cell>
          <table:table-cell table:formula="of:=['copy of results.csv '.AJ77]" office:value-type="float" office:value="20" calcext:value-type="float">
            <text:p>20</text:p>
          </table:table-cell>
          <table:table-cell table:formula="of:=['copy of results.csv '.AK77]" office:value-type="float" office:value="0" calcext:value-type="float">
            <text:p>0</text:p>
          </table:table-cell>
          <table:table-cell table:formula="of:=['copy of results.csv '.AL77]" office:value-type="float" office:value="0" calcext:value-type="float">
            <text:p>0</text:p>
          </table:table-cell>
          <table:table-cell table:formula="of:=['copy of results.csv '.AM77]" office:value-type="float" office:value="85984.3" calcext:value-type="float">
            <text:p>85984.3</text:p>
          </table:table-cell>
          <table:table-cell table:formula="of:=['copy of results.csv '.AQ77]" office:value-type="float" office:value="6619250" calcext:value-type="float">
            <text:p>6619250</text:p>
          </table:table-cell>
          <table:table-cell table:formula="of:=['copy of results.csv '.AT77]" office:value-type="float" office:value="499.975" calcext:value-type="float">
            <text:p>499.975</text:p>
          </table:table-cell>
          <table:table-cell table:formula="of:=['copy of results.csv '.AU77]" office:value-type="float" office:value="23.9768" calcext:value-type="float">
            <text:p>23.9768</text:p>
          </table:table-cell>
          <table:table-cell table:formula="of:=['copy of results.csv '.AV77]" office:value-type="float" office:value="90" calcext:value-type="float">
            <text:p>90</text:p>
          </table:table-cell>
          <table:table-cell table:formula="of:=['copy of results.csv '.AW77]" office:value-type="float" office:value="20" calcext:value-type="float">
            <text:p>20</text:p>
          </table:table-cell>
          <table:table-cell table:formula="of:=['copy of results.csv '.AX77]" office:value-type="float" office:value="0" calcext:value-type="float">
            <text:p>0</text:p>
          </table:table-cell>
          <table:table-cell table:formula="of:=['copy of results.csv '.AY77]" office:value-type="float" office:value="48617.4" calcext:value-type="float">
            <text:p>48617.4</text:p>
          </table:table-cell>
          <table:table-cell table:formula="of:=['copy of results.csv '.BC77]" office:value-type="float" office:value="6676160" calcext:value-type="float">
            <text:p>6676160</text:p>
          </table:table-cell>
          <table:table-cell table:formula="of:=['copy of results.csv '.BF77]" office:value-type="float" office:value="-11173.2" calcext:value-type="float">
            <text:p>-11173.2</text:p>
          </table:table-cell>
          <table:table-cell table:formula="of:=['copy of results.csv '.BJ77]" office:value-type="float" office:value="6602110" calcext:value-type="float">
            <text:p>6602110</text:p>
          </table:table-cell>
          <table:table-cell table:formula="of:=['copy of results.csv '.BL77]" office:value-type="float" office:value="0.795669" calcext:value-type="float">
            <text:p>0.795669</text:p>
          </table:table-cell>
          <table:table-cell table:number-columns-repeated="52"/>
        </table:table-row>
        <table:table-row table:style-name="ro1">
          <table:table-cell table:style-name="ce10" table:formula="of:=['copy of results.csv '.A78]" office:value-type="float" office:value="6.54" calcext:value-type="float">
            <text:p>6.54</text:p>
          </table:table-cell>
          <table:table-cell table:formula="of:=['copy of results.csv '.B78]" office:value-type="float" office:value="1" calcext:value-type="float">
            <text:p>1</text:p>
          </table:table-cell>
          <table:table-cell table:formula="of:=[$'copy of results.csv '.C78]" office:value-type="float" office:value="1" calcext:value-type="float">
            <text:p>1</text:p>
          </table:table-cell>
          <table:table-cell table:formula="of:=['copy of results.csv '.E78]" office:value-type="float" office:value="510" calcext:value-type="float">
            <text:p>510</text:p>
          </table:table-cell>
          <table:table-cell table:formula="of:=['copy of results.csv '.F78]" office:value-type="float" office:value="28" calcext:value-type="float">
            <text:p>28</text:p>
          </table:table-cell>
          <table:table-cell table:formula="of:=['copy of results.csv '.G78]" office:value-type="float" office:value="90" calcext:value-type="float">
            <text:p>90</text:p>
          </table:table-cell>
          <table:table-cell table:formula="of:=['copy of results.csv '.H78]" office:value-type="float" office:value="20" calcext:value-type="float">
            <text:p>20</text:p>
          </table:table-cell>
          <table:table-cell table:formula="of:=['copy of results.csv '.I78]" office:value-type="float" office:value="0" calcext:value-type="float">
            <text:p>0</text:p>
          </table:table-cell>
          <table:table-cell table:formula="of:=['copy of results.csv '.J78]" office:value-type="float" office:value="0" calcext:value-type="float">
            <text:p>0</text:p>
          </table:table-cell>
          <table:table-cell table:formula="of:=['copy of results.csv '.K78]" office:value-type="float" office:value="0" calcext:value-type="float">
            <text:p>0</text:p>
          </table:table-cell>
          <table:table-cell table:formula="of:=['copy of results.csv '.L78]" office:value-type="float" office:value="0" calcext:value-type="float">
            <text:p>0</text:p>
          </table:table-cell>
          <table:table-cell table:formula="of:=['copy of results.csv '.M78]" office:value-type="float" office:value="0" calcext:value-type="float">
            <text:p>0</text:p>
          </table:table-cell>
          <table:table-cell table:formula="of:=['copy of results.csv '.Q78]" office:value-type="float" office:value="0" calcext:value-type="float">
            <text:p>0</text:p>
          </table:table-cell>
          <table:table-cell table:formula="of:=['copy of results.csv '.S78]" office:value-type="float" office:value="499.975" calcext:value-type="float">
            <text:p>499.975</text:p>
          </table:table-cell>
          <table:table-cell table:formula="of:=['copy of results.csv '.T78]" office:value-type="float" office:value="23.9767" calcext:value-type="float">
            <text:p>23.9767</text:p>
          </table:table-cell>
          <table:table-cell table:formula="of:=['copy of results.csv '.U78]" office:value-type="float" office:value="90" calcext:value-type="float">
            <text:p>90</text:p>
          </table:table-cell>
          <table:table-cell table:formula="of:=['copy of results.csv '.V78]" office:value-type="float" office:value="20" calcext:value-type="float">
            <text:p>20</text:p>
          </table:table-cell>
          <table:table-cell table:formula="of:=['copy of results.csv '.W78]" office:value-type="float" office:value="0" calcext:value-type="float">
            <text:p>0</text:p>
          </table:table-cell>
          <table:table-cell table:formula="of:=['copy of results.csv '.X78]" office:value-type="float" office:value="0" calcext:value-type="float">
            <text:p>0</text:p>
          </table:table-cell>
          <table:table-cell table:formula="of:=['copy of results.csv '.Y78]" office:value-type="float" office:value="0" calcext:value-type="float">
            <text:p>0</text:p>
          </table:table-cell>
          <table:table-cell table:formula="of:=['copy of results.csv '.Z78]" office:value-type="float" office:value="106763" calcext:value-type="float">
            <text:p>106763</text:p>
          </table:table-cell>
          <table:table-cell table:formula="of:=['copy of results.csv '.AD78]" office:value-type="float" office:value="5066990" calcext:value-type="float">
            <text:p>5066990</text:p>
          </table:table-cell>
          <table:table-cell table:formula="of:=['copy of results.csv '.AG78]" office:value-type="float" office:value="499.975" calcext:value-type="float">
            <text:p>499.975</text:p>
          </table:table-cell>
          <table:table-cell table:formula="of:=['copy of results.csv '.AH78]" office:value-type="float" office:value="23.9768" calcext:value-type="float">
            <text:p>23.9768</text:p>
          </table:table-cell>
          <table:table-cell table:formula="of:=['copy of results.csv '.AI78]" office:value-type="float" office:value="90" calcext:value-type="float">
            <text:p>90</text:p>
          </table:table-cell>
          <table:table-cell table:formula="of:=['copy of results.csv '.AJ78]" office:value-type="float" office:value="20" calcext:value-type="float">
            <text:p>20</text:p>
          </table:table-cell>
          <table:table-cell table:formula="of:=['copy of results.csv '.AK78]" office:value-type="float" office:value="0" calcext:value-type="float">
            <text:p>0</text:p>
          </table:table-cell>
          <table:table-cell table:formula="of:=['copy of results.csv '.AL78]" office:value-type="float" office:value="0" calcext:value-type="float">
            <text:p>0</text:p>
          </table:table-cell>
          <table:table-cell table:formula="of:=['copy of results.csv '.AM78]" office:value-type="float" office:value="91207.3" calcext:value-type="float">
            <text:p>91207.3</text:p>
          </table:table-cell>
          <table:table-cell table:formula="of:=['copy of results.csv '.AQ78]" office:value-type="float" office:value="6644000" calcext:value-type="float">
            <text:p>6644000</text:p>
          </table:table-cell>
          <table:table-cell table:formula="of:=['copy of results.csv '.AT78]" office:value-type="float" office:value="499.975" calcext:value-type="float">
            <text:p>499.975</text:p>
          </table:table-cell>
          <table:table-cell table:formula="of:=['copy of results.csv '.AU78]" office:value-type="float" office:value="23.9768" calcext:value-type="float">
            <text:p>23.9768</text:p>
          </table:table-cell>
          <table:table-cell table:formula="of:=['copy of results.csv '.AV78]" office:value-type="float" office:value="90" calcext:value-type="float">
            <text:p>90</text:p>
          </table:table-cell>
          <table:table-cell table:formula="of:=['copy of results.csv '.AW78]" office:value-type="float" office:value="20" calcext:value-type="float">
            <text:p>20</text:p>
          </table:table-cell>
          <table:table-cell table:formula="of:=['copy of results.csv '.AX78]" office:value-type="float" office:value="0" calcext:value-type="float">
            <text:p>0</text:p>
          </table:table-cell>
          <table:table-cell table:formula="of:=['copy of results.csv '.AY78]" office:value-type="float" office:value="44060.6" calcext:value-type="float">
            <text:p>44060.6</text:p>
          </table:table-cell>
          <table:table-cell table:formula="of:=['copy of results.csv '.BC78]" office:value-type="float" office:value="6659490" calcext:value-type="float">
            <text:p>6659490</text:p>
          </table:table-cell>
          <table:table-cell table:formula="of:=['copy of results.csv '.BF78]" office:value-type="float" office:value="-11839.4" calcext:value-type="float">
            <text:p>-11839.4</text:p>
          </table:table-cell>
          <table:table-cell table:formula="of:=['copy of results.csv '.BJ78]" office:value-type="float" office:value="6595320" calcext:value-type="float">
            <text:p>6595320</text:p>
          </table:table-cell>
          <table:table-cell table:formula="of:=['copy of results.csv '.BL78]" office:value-type="float" office:value="0.795862" calcext:value-type="float">
            <text:p>0.795862</text:p>
          </table:table-cell>
          <table:table-cell table:number-columns-repeated="52"/>
        </table:table-row>
        <table:table-row table:style-name="ro1">
          <table:table-cell table:style-name="ce10" table:formula="of:=['copy of results.csv '.A79]" office:value-type="float" office:value="13.08" calcext:value-type="float">
            <text:p>13.08</text:p>
          </table:table-cell>
          <table:table-cell table:formula="of:=['copy of results.csv '.B79]" office:value-type="float" office:value="0" calcext:value-type="float">
            <text:p>0</text:p>
          </table:table-cell>
          <table:table-cell table:formula="of:=[$'copy of results.csv '.C79]" office:value-type="float" office:value="1" calcext:value-type="float">
            <text:p>1</text:p>
          </table:table-cell>
          <table:table-cell table:formula="of:=['copy of results.csv '.E79]" office:value-type="float" office:value="510" calcext:value-type="float">
            <text:p>510</text:p>
          </table:table-cell>
          <table:table-cell table:formula="of:=['copy of results.csv '.F79]" office:value-type="float" office:value="28" calcext:value-type="float">
            <text:p>28</text:p>
          </table:table-cell>
          <table:table-cell table:formula="of:=['copy of results.csv '.G79]" office:value-type="float" office:value="90" calcext:value-type="float">
            <text:p>90</text:p>
          </table:table-cell>
          <table:table-cell table:formula="of:=['copy of results.csv '.H79]" office:value-type="float" office:value="20" calcext:value-type="float">
            <text:p>20</text:p>
          </table:table-cell>
          <table:table-cell table:formula="of:=['copy of results.csv '.I79]" office:value-type="float" office:value="0" calcext:value-type="float">
            <text:p>0</text:p>
          </table:table-cell>
          <table:table-cell table:formula="of:=['copy of results.csv '.J79]" office:value-type="float" office:value="0" calcext:value-type="float">
            <text:p>0</text:p>
          </table:table-cell>
          <table:table-cell table:formula="of:=['copy of results.csv '.K79]" office:value-type="float" office:value="0" calcext:value-type="float">
            <text:p>0</text:p>
          </table:table-cell>
          <table:table-cell table:formula="of:=['copy of results.csv '.L79]" office:value-type="float" office:value="0" calcext:value-type="float">
            <text:p>0</text:p>
          </table:table-cell>
          <table:table-cell table:formula="of:=['copy of results.csv '.M79]" office:value-type="float" office:value="0" calcext:value-type="float">
            <text:p>0</text:p>
          </table:table-cell>
          <table:table-cell table:formula="of:=['copy of results.csv '.Q79]" office:value-type="float" office:value="0" calcext:value-type="float">
            <text:p>0</text:p>
          </table:table-cell>
          <table:table-cell table:formula="of:=['copy of results.csv '.S79]" office:value-type="float" office:value="499.975" calcext:value-type="float">
            <text:p>499.975</text:p>
          </table:table-cell>
          <table:table-cell table:formula="of:=['copy of results.csv '.T79]" office:value-type="float" office:value="23.9767" calcext:value-type="float">
            <text:p>23.9767</text:p>
          </table:table-cell>
          <table:table-cell table:formula="of:=['copy of results.csv '.U79]" office:value-type="float" office:value="90" calcext:value-type="float">
            <text:p>90</text:p>
          </table:table-cell>
          <table:table-cell table:formula="of:=['copy of results.csv '.V79]" office:value-type="float" office:value="20" calcext:value-type="float">
            <text:p>20</text:p>
          </table:table-cell>
          <table:table-cell table:formula="of:=['copy of results.csv '.W79]" office:value-type="float" office:value="0" calcext:value-type="float">
            <text:p>0</text:p>
          </table:table-cell>
          <table:table-cell table:formula="of:=['copy of results.csv '.X79]" office:value-type="float" office:value="0" calcext:value-type="float">
            <text:p>0</text:p>
          </table:table-cell>
          <table:table-cell table:formula="of:=['copy of results.csv '.Y79]" office:value-type="float" office:value="0" calcext:value-type="float">
            <text:p>0</text:p>
          </table:table-cell>
          <table:table-cell table:formula="of:=['copy of results.csv '.Z79]" office:value-type="float" office:value="56802.3" calcext:value-type="float">
            <text:p>56802.3</text:p>
          </table:table-cell>
          <table:table-cell table:formula="of:=['copy of results.csv '.AD79]" office:value-type="float" office:value="5231330" calcext:value-type="float">
            <text:p>5231330</text:p>
          </table:table-cell>
          <table:table-cell table:formula="of:=['copy of results.csv '.AG79]" office:value-type="float" office:value="499.975" calcext:value-type="float">
            <text:p>499.975</text:p>
          </table:table-cell>
          <table:table-cell table:formula="of:=['copy of results.csv '.AH79]" office:value-type="float" office:value="23.9768" calcext:value-type="float">
            <text:p>23.9768</text:p>
          </table:table-cell>
          <table:table-cell table:formula="of:=['copy of results.csv '.AI79]" office:value-type="float" office:value="90" calcext:value-type="float">
            <text:p>90</text:p>
          </table:table-cell>
          <table:table-cell table:formula="of:=['copy of results.csv '.AJ79]" office:value-type="float" office:value="20" calcext:value-type="float">
            <text:p>20</text:p>
          </table:table-cell>
          <table:table-cell table:formula="of:=['copy of results.csv '.AK79]" office:value-type="float" office:value="0" calcext:value-type="float">
            <text:p>0</text:p>
          </table:table-cell>
          <table:table-cell table:formula="of:=['copy of results.csv '.AL79]" office:value-type="float" office:value="0" calcext:value-type="float">
            <text:p>0</text:p>
          </table:table-cell>
          <table:table-cell table:formula="of:=['copy of results.csv '.AM79]" office:value-type="float" office:value="55922.4" calcext:value-type="float">
            <text:p>55922.4</text:p>
          </table:table-cell>
          <table:table-cell table:formula="of:=['copy of results.csv '.AQ79]" office:value-type="float" office:value="6784340" calcext:value-type="float">
            <text:p>6784340</text:p>
          </table:table-cell>
          <table:table-cell table:formula="of:=['copy of results.csv '.AT79]" office:value-type="float" office:value="499.975" calcext:value-type="float">
            <text:p>499.975</text:p>
          </table:table-cell>
          <table:table-cell table:formula="of:=['copy of results.csv '.AU79]" office:value-type="float" office:value="23.9768" calcext:value-type="float">
            <text:p>23.9768</text:p>
          </table:table-cell>
          <table:table-cell table:formula="of:=['copy of results.csv '.AV79]" office:value-type="float" office:value="90" calcext:value-type="float">
            <text:p>90</text:p>
          </table:table-cell>
          <table:table-cell table:formula="of:=['copy of results.csv '.AW79]" office:value-type="float" office:value="20" calcext:value-type="float">
            <text:p>20</text:p>
          </table:table-cell>
          <table:table-cell table:formula="of:=['copy of results.csv '.AX79]" office:value-type="float" office:value="0" calcext:value-type="float">
            <text:p>0</text:p>
          </table:table-cell>
          <table:table-cell table:formula="of:=['copy of results.csv '.AY79]" office:value-type="float" office:value="58368.1" calcext:value-type="float">
            <text:p>58368.1</text:p>
          </table:table-cell>
          <table:table-cell table:formula="of:=['copy of results.csv '.BC79]" office:value-type="float" office:value="7087310" calcext:value-type="float">
            <text:p>7087310</text:p>
          </table:table-cell>
          <table:table-cell table:formula="of:=['copy of results.csv '.BF79]" office:value-type="float" office:value="59099.1" calcext:value-type="float">
            <text:p>59099.1</text:p>
          </table:table-cell>
          <table:table-cell table:formula="of:=['copy of results.csv '.BJ79]" office:value-type="float" office:value="7409820" calcext:value-type="float">
            <text:p>7409820</text:p>
          </table:table-cell>
          <table:table-cell table:formula="of:=['copy of results.csv '.BL79]" office:value-type="float" office:value="0.830464" calcext:value-type="float">
            <text:p>0.830464</text:p>
          </table:table-cell>
          <table:table-cell table:number-columns-repeated="52"/>
        </table:table-row>
        <table:table-row table:style-name="ro1">
          <table:table-cell table:style-name="ce10" table:formula="of:=['copy of results.csv '.A80]" office:value-type="float" office:value="13.08" calcext:value-type="float">
            <text:p>13.08</text:p>
          </table:table-cell>
          <table:table-cell table:formula="of:=['copy of results.csv '.B80]" office:value-type="float" office:value="0.1" calcext:value-type="float">
            <text:p>0.1</text:p>
          </table:table-cell>
          <table:table-cell table:formula="of:=[$'copy of results.csv '.C80]" office:value-type="float" office:value="1" calcext:value-type="float">
            <text:p>1</text:p>
          </table:table-cell>
          <table:table-cell table:formula="of:=['copy of results.csv '.E80]" office:value-type="float" office:value="510" calcext:value-type="float">
            <text:p>510</text:p>
          </table:table-cell>
          <table:table-cell table:formula="of:=['copy of results.csv '.F80]" office:value-type="float" office:value="28" calcext:value-type="float">
            <text:p>28</text:p>
          </table:table-cell>
          <table:table-cell table:formula="of:=['copy of results.csv '.G80]" office:value-type="float" office:value="90" calcext:value-type="float">
            <text:p>90</text:p>
          </table:table-cell>
          <table:table-cell table:formula="of:=['copy of results.csv '.H80]" office:value-type="float" office:value="20" calcext:value-type="float">
            <text:p>20</text:p>
          </table:table-cell>
          <table:table-cell table:formula="of:=['copy of results.csv '.I80]" office:value-type="float" office:value="0" calcext:value-type="float">
            <text:p>0</text:p>
          </table:table-cell>
          <table:table-cell table:formula="of:=['copy of results.csv '.J80]" office:value-type="float" office:value="0" calcext:value-type="float">
            <text:p>0</text:p>
          </table:table-cell>
          <table:table-cell table:formula="of:=['copy of results.csv '.K80]" office:value-type="float" office:value="0" calcext:value-type="float">
            <text:p>0</text:p>
          </table:table-cell>
          <table:table-cell table:formula="of:=['copy of results.csv '.L80]" office:value-type="float" office:value="0" calcext:value-type="float">
            <text:p>0</text:p>
          </table:table-cell>
          <table:table-cell table:formula="of:=['copy of results.csv '.M80]" office:value-type="float" office:value="0" calcext:value-type="float">
            <text:p>0</text:p>
          </table:table-cell>
          <table:table-cell table:formula="of:=['copy of results.csv '.Q80]" office:value-type="float" office:value="0" calcext:value-type="float">
            <text:p>0</text:p>
          </table:table-cell>
          <table:table-cell table:formula="of:=['copy of results.csv '.S80]" office:value-type="float" office:value="499.975" calcext:value-type="float">
            <text:p>499.975</text:p>
          </table:table-cell>
          <table:table-cell table:formula="of:=['copy of results.csv '.T80]" office:value-type="float" office:value="23.9767" calcext:value-type="float">
            <text:p>23.9767</text:p>
          </table:table-cell>
          <table:table-cell table:formula="of:=['copy of results.csv '.U80]" office:value-type="float" office:value="90" calcext:value-type="float">
            <text:p>90</text:p>
          </table:table-cell>
          <table:table-cell table:formula="of:=['copy of results.csv '.V80]" office:value-type="float" office:value="20" calcext:value-type="float">
            <text:p>20</text:p>
          </table:table-cell>
          <table:table-cell table:formula="of:=['copy of results.csv '.W80]" office:value-type="float" office:value="0" calcext:value-type="float">
            <text:p>0</text:p>
          </table:table-cell>
          <table:table-cell table:formula="of:=['copy of results.csv '.X80]" office:value-type="float" office:value="0" calcext:value-type="float">
            <text:p>0</text:p>
          </table:table-cell>
          <table:table-cell table:formula="of:=['copy of results.csv '.Y80]" office:value-type="float" office:value="0" calcext:value-type="float">
            <text:p>0</text:p>
          </table:table-cell>
          <table:table-cell table:formula="of:=['copy of results.csv '.Z80]" office:value-type="float" office:value="106763" calcext:value-type="float">
            <text:p>106763</text:p>
          </table:table-cell>
          <table:table-cell table:formula="of:=['copy of results.csv '.AD80]" office:value-type="float" office:value="5645630" calcext:value-type="float">
            <text:p>5645630</text:p>
          </table:table-cell>
          <table:table-cell table:formula="of:=['copy of results.csv '.AG80]" office:value-type="float" office:value="499.975" calcext:value-type="float">
            <text:p>499.975</text:p>
          </table:table-cell>
          <table:table-cell table:formula="of:=['copy of results.csv '.AH80]" office:value-type="float" office:value="23.9768" calcext:value-type="float">
            <text:p>23.9768</text:p>
          </table:table-cell>
          <table:table-cell table:formula="of:=['copy of results.csv '.AI80]" office:value-type="float" office:value="90" calcext:value-type="float">
            <text:p>90</text:p>
          </table:table-cell>
          <table:table-cell table:formula="of:=['copy of results.csv '.AJ80]" office:value-type="float" office:value="20" calcext:value-type="float">
            <text:p>20</text:p>
          </table:table-cell>
          <table:table-cell table:formula="of:=['copy of results.csv '.AK80]" office:value-type="float" office:value="0" calcext:value-type="float">
            <text:p>0</text:p>
          </table:table-cell>
          <table:table-cell table:formula="of:=['copy of results.csv '.AL80]" office:value-type="float" office:value="0" calcext:value-type="float">
            <text:p>0</text:p>
          </table:table-cell>
          <table:table-cell table:formula="of:=['copy of results.csv '.AM80]" office:value-type="float" office:value="44976.8" calcext:value-type="float">
            <text:p>44976.8</text:p>
          </table:table-cell>
          <table:table-cell table:formula="of:=['copy of results.csv '.AQ80]" office:value-type="float" office:value="6796680" calcext:value-type="float">
            <text:p>6796680</text:p>
          </table:table-cell>
          <table:table-cell table:formula="of:=['copy of results.csv '.AT80]" office:value-type="float" office:value="499.975" calcext:value-type="float">
            <text:p>499.975</text:p>
          </table:table-cell>
          <table:table-cell table:formula="of:=['copy of results.csv '.AU80]" office:value-type="float" office:value="23.9768" calcext:value-type="float">
            <text:p>23.9768</text:p>
          </table:table-cell>
          <table:table-cell table:formula="of:=['copy of results.csv '.AV80]" office:value-type="float" office:value="90" calcext:value-type="float">
            <text:p>90</text:p>
          </table:table-cell>
          <table:table-cell table:formula="of:=['copy of results.csv '.AW80]" office:value-type="float" office:value="20" calcext:value-type="float">
            <text:p>20</text:p>
          </table:table-cell>
          <table:table-cell table:formula="of:=['copy of results.csv '.AX80]" office:value-type="float" office:value="0" calcext:value-type="float">
            <text:p>0</text:p>
          </table:table-cell>
          <table:table-cell table:formula="of:=['copy of results.csv '.AY80]" office:value-type="float" office:value="59928.2" calcext:value-type="float">
            <text:p>59928.2</text:p>
          </table:table-cell>
          <table:table-cell table:formula="of:=['copy of results.csv '.BC80]" office:value-type="float" office:value="7102710" calcext:value-type="float">
            <text:p>7102710</text:p>
          </table:table-cell>
          <table:table-cell table:formula="of:=['copy of results.csv '.BF80]" office:value-type="float" office:value="18523.4" calcext:value-type="float">
            <text:p>18523.4</text:p>
          </table:table-cell>
          <table:table-cell table:formula="of:=['copy of results.csv '.BJ80]" office:value-type="float" office:value="7016020" calcext:value-type="float">
            <text:p>7016020</text:p>
          </table:table-cell>
          <table:table-cell table:formula="of:=['copy of results.csv '.BL80]" office:value-type="float" office:value="0.833261" calcext:value-type="float">
            <text:p>0.833261</text:p>
          </table:table-cell>
          <table:table-cell table:number-columns-repeated="52"/>
        </table:table-row>
        <table:table-row table:style-name="ro1">
          <table:table-cell table:style-name="ce10" table:formula="of:=['copy of results.csv '.A81]" office:value-type="float" office:value="13.08" calcext:value-type="float">
            <text:p>13.08</text:p>
          </table:table-cell>
          <table:table-cell table:formula="of:=['copy of results.csv '.B81]" office:value-type="float" office:value="0.2" calcext:value-type="float">
            <text:p>0.2</text:p>
          </table:table-cell>
          <table:table-cell table:formula="of:=[$'copy of results.csv '.C81]" office:value-type="float" office:value="1" calcext:value-type="float">
            <text:p>1</text:p>
          </table:table-cell>
          <table:table-cell table:formula="of:=['copy of results.csv '.E81]" office:value-type="float" office:value="510" calcext:value-type="float">
            <text:p>510</text:p>
          </table:table-cell>
          <table:table-cell table:formula="of:=['copy of results.csv '.F81]" office:value-type="float" office:value="28" calcext:value-type="float">
            <text:p>28</text:p>
          </table:table-cell>
          <table:table-cell table:formula="of:=['copy of results.csv '.G81]" office:value-type="float" office:value="90" calcext:value-type="float">
            <text:p>90</text:p>
          </table:table-cell>
          <table:table-cell table:formula="of:=['copy of results.csv '.H81]" office:value-type="float" office:value="20" calcext:value-type="float">
            <text:p>20</text:p>
          </table:table-cell>
          <table:table-cell table:formula="of:=['copy of results.csv '.I81]" office:value-type="float" office:value="0" calcext:value-type="float">
            <text:p>0</text:p>
          </table:table-cell>
          <table:table-cell table:formula="of:=['copy of results.csv '.J81]" office:value-type="float" office:value="0" calcext:value-type="float">
            <text:p>0</text:p>
          </table:table-cell>
          <table:table-cell table:formula="of:=['copy of results.csv '.K81]" office:value-type="float" office:value="0" calcext:value-type="float">
            <text:p>0</text:p>
          </table:table-cell>
          <table:table-cell table:formula="of:=['copy of results.csv '.L81]" office:value-type="float" office:value="0" calcext:value-type="float">
            <text:p>0</text:p>
          </table:table-cell>
          <table:table-cell table:formula="of:=['copy of results.csv '.M81]" office:value-type="float" office:value="0" calcext:value-type="float">
            <text:p>0</text:p>
          </table:table-cell>
          <table:table-cell table:formula="of:=['copy of results.csv '.Q81]" office:value-type="float" office:value="0" calcext:value-type="float">
            <text:p>0</text:p>
          </table:table-cell>
          <table:table-cell table:formula="of:=['copy of results.csv '.S81]" office:value-type="float" office:value="499.975" calcext:value-type="float">
            <text:p>499.975</text:p>
          </table:table-cell>
          <table:table-cell table:formula="of:=['copy of results.csv '.T81]" office:value-type="float" office:value="23.9767" calcext:value-type="float">
            <text:p>23.9767</text:p>
          </table:table-cell>
          <table:table-cell table:formula="of:=['copy of results.csv '.U81]" office:value-type="float" office:value="90" calcext:value-type="float">
            <text:p>90</text:p>
          </table:table-cell>
          <table:table-cell table:formula="of:=['copy of results.csv '.V81]" office:value-type="float" office:value="20" calcext:value-type="float">
            <text:p>20</text:p>
          </table:table-cell>
          <table:table-cell table:formula="of:=['copy of results.csv '.W81]" office:value-type="float" office:value="0" calcext:value-type="float">
            <text:p>0</text:p>
          </table:table-cell>
          <table:table-cell table:formula="of:=['copy of results.csv '.X81]" office:value-type="float" office:value="0" calcext:value-type="float">
            <text:p>0</text:p>
          </table:table-cell>
          <table:table-cell table:formula="of:=['copy of results.csv '.Y81]" office:value-type="float" office:value="0" calcext:value-type="float">
            <text:p>0</text:p>
          </table:table-cell>
          <table:table-cell table:formula="of:=['copy of results.csv '.Z81]" office:value-type="float" office:value="106763" calcext:value-type="float">
            <text:p>106763</text:p>
          </table:table-cell>
          <table:table-cell table:formula="of:=['copy of results.csv '.AD81]" office:value-type="float" office:value="5645630" calcext:value-type="float">
            <text:p>5645630</text:p>
          </table:table-cell>
          <table:table-cell table:formula="of:=['copy of results.csv '.AG81]" office:value-type="float" office:value="499.975" calcext:value-type="float">
            <text:p>499.975</text:p>
          </table:table-cell>
          <table:table-cell table:formula="of:=['copy of results.csv '.AH81]" office:value-type="float" office:value="23.9768" calcext:value-type="float">
            <text:p>23.9768</text:p>
          </table:table-cell>
          <table:table-cell table:formula="of:=['copy of results.csv '.AI81]" office:value-type="float" office:value="90" calcext:value-type="float">
            <text:p>90</text:p>
          </table:table-cell>
          <table:table-cell table:formula="of:=['copy of results.csv '.AJ81]" office:value-type="float" office:value="20" calcext:value-type="float">
            <text:p>20</text:p>
          </table:table-cell>
          <table:table-cell table:formula="of:=['copy of results.csv '.AK81]" office:value-type="float" office:value="0" calcext:value-type="float">
            <text:p>0</text:p>
          </table:table-cell>
          <table:table-cell table:formula="of:=['copy of results.csv '.AL81]" office:value-type="float" office:value="0" calcext:value-type="float">
            <text:p>0</text:p>
          </table:table-cell>
          <table:table-cell table:formula="of:=['copy of results.csv '.AM81]" office:value-type="float" office:value="46178.1" calcext:value-type="float">
            <text:p>46178.1</text:p>
          </table:table-cell>
          <table:table-cell table:formula="of:=['copy of results.csv '.AQ81]" office:value-type="float" office:value="6807930" calcext:value-type="float">
            <text:p>6807930</text:p>
          </table:table-cell>
          <table:table-cell table:formula="of:=['copy of results.csv '.AT81]" office:value-type="float" office:value="499.975" calcext:value-type="float">
            <text:p>499.975</text:p>
          </table:table-cell>
          <table:table-cell table:formula="of:=['copy of results.csv '.AU81]" office:value-type="float" office:value="23.9768" calcext:value-type="float">
            <text:p>23.9768</text:p>
          </table:table-cell>
          <table:table-cell table:formula="of:=['copy of results.csv '.AV81]" office:value-type="float" office:value="90" calcext:value-type="float">
            <text:p>90</text:p>
          </table:table-cell>
          <table:table-cell table:formula="of:=['copy of results.csv '.AW81]" office:value-type="float" office:value="19.4465" calcext:value-type="float">
            <text:p>19.4465</text:p>
          </table:table-cell>
          <table:table-cell table:formula="of:=['copy of results.csv '.AX81]" office:value-type="float" office:value="0" calcext:value-type="float">
            <text:p>0</text:p>
          </table:table-cell>
          <table:table-cell table:formula="of:=['copy of results.csv '.AY81]" office:value-type="float" office:value="68608.9" calcext:value-type="float">
            <text:p>68608.9</text:p>
          </table:table-cell>
          <table:table-cell table:formula="of:=['copy of results.csv '.BC81]" office:value-type="float" office:value="7202510" calcext:value-type="float">
            <text:p>7202510</text:p>
          </table:table-cell>
          <table:table-cell table:formula="of:=['copy of results.csv '.BF81]" office:value-type="float" office:value="8442.37" calcext:value-type="float">
            <text:p>8442.37</text:p>
          </table:table-cell>
          <table:table-cell table:formula="of:=['copy of results.csv '.BJ81]" office:value-type="float" office:value="6910760" calcext:value-type="float">
            <text:p>6910760</text:p>
          </table:table-cell>
          <table:table-cell table:formula="of:=['copy of results.csv '.BL81]" office:value-type="float" office:value="0.83343" calcext:value-type="float">
            <text:p>0.83343</text:p>
          </table:table-cell>
          <table:table-cell table:number-columns-repeated="52"/>
        </table:table-row>
        <table:table-row table:style-name="ro1">
          <table:table-cell table:style-name="ce10" table:formula="of:=['copy of results.csv '.A82]" office:value-type="float" office:value="13.08" calcext:value-type="float">
            <text:p>13.08</text:p>
          </table:table-cell>
          <table:table-cell table:formula="of:=['copy of results.csv '.B82]" office:value-type="float" office:value="0.3" calcext:value-type="float">
            <text:p>0.3</text:p>
          </table:table-cell>
          <table:table-cell table:formula="of:=[$'copy of results.csv '.C82]" office:value-type="float" office:value="1" calcext:value-type="float">
            <text:p>1</text:p>
          </table:table-cell>
          <table:table-cell table:formula="of:=['copy of results.csv '.E82]" office:value-type="float" office:value="510" calcext:value-type="float">
            <text:p>510</text:p>
          </table:table-cell>
          <table:table-cell table:formula="of:=['copy of results.csv '.F82]" office:value-type="float" office:value="28" calcext:value-type="float">
            <text:p>28</text:p>
          </table:table-cell>
          <table:table-cell table:formula="of:=['copy of results.csv '.G82]" office:value-type="float" office:value="90" calcext:value-type="float">
            <text:p>90</text:p>
          </table:table-cell>
          <table:table-cell table:formula="of:=['copy of results.csv '.H82]" office:value-type="float" office:value="20" calcext:value-type="float">
            <text:p>20</text:p>
          </table:table-cell>
          <table:table-cell table:formula="of:=['copy of results.csv '.I82]" office:value-type="float" office:value="0" calcext:value-type="float">
            <text:p>0</text:p>
          </table:table-cell>
          <table:table-cell table:formula="of:=['copy of results.csv '.J82]" office:value-type="float" office:value="0" calcext:value-type="float">
            <text:p>0</text:p>
          </table:table-cell>
          <table:table-cell table:formula="of:=['copy of results.csv '.K82]" office:value-type="float" office:value="0" calcext:value-type="float">
            <text:p>0</text:p>
          </table:table-cell>
          <table:table-cell table:formula="of:=['copy of results.csv '.L82]" office:value-type="float" office:value="0" calcext:value-type="float">
            <text:p>0</text:p>
          </table:table-cell>
          <table:table-cell table:formula="of:=['copy of results.csv '.M82]" office:value-type="float" office:value="0" calcext:value-type="float">
            <text:p>0</text:p>
          </table:table-cell>
          <table:table-cell table:formula="of:=['copy of results.csv '.Q82]" office:value-type="float" office:value="0" calcext:value-type="float">
            <text:p>0</text:p>
          </table:table-cell>
          <table:table-cell table:formula="of:=['copy of results.csv '.S82]" office:value-type="float" office:value="499.975" calcext:value-type="float">
            <text:p>499.975</text:p>
          </table:table-cell>
          <table:table-cell table:formula="of:=['copy of results.csv '.T82]" office:value-type="float" office:value="23.9767" calcext:value-type="float">
            <text:p>23.9767</text:p>
          </table:table-cell>
          <table:table-cell table:formula="of:=['copy of results.csv '.U82]" office:value-type="float" office:value="90" calcext:value-type="float">
            <text:p>90</text:p>
          </table:table-cell>
          <table:table-cell table:formula="of:=['copy of results.csv '.V82]" office:value-type="float" office:value="20" calcext:value-type="float">
            <text:p>20</text:p>
          </table:table-cell>
          <table:table-cell table:formula="of:=['copy of results.csv '.W82]" office:value-type="float" office:value="0" calcext:value-type="float">
            <text:p>0</text:p>
          </table:table-cell>
          <table:table-cell table:formula="of:=['copy of results.csv '.X82]" office:value-type="float" office:value="0" calcext:value-type="float">
            <text:p>0</text:p>
          </table:table-cell>
          <table:table-cell table:formula="of:=['copy of results.csv '.Y82]" office:value-type="float" office:value="0" calcext:value-type="float">
            <text:p>0</text:p>
          </table:table-cell>
          <table:table-cell table:formula="of:=['copy of results.csv '.Z82]" office:value-type="float" office:value="106763" calcext:value-type="float">
            <text:p>106763</text:p>
          </table:table-cell>
          <table:table-cell table:formula="of:=['copy of results.csv '.AD82]" office:value-type="float" office:value="5645630" calcext:value-type="float">
            <text:p>5645630</text:p>
          </table:table-cell>
          <table:table-cell table:formula="of:=['copy of results.csv '.AG82]" office:value-type="float" office:value="499.975" calcext:value-type="float">
            <text:p>499.975</text:p>
          </table:table-cell>
          <table:table-cell table:formula="of:=['copy of results.csv '.AH82]" office:value-type="float" office:value="23.9768" calcext:value-type="float">
            <text:p>23.9768</text:p>
          </table:table-cell>
          <table:table-cell table:formula="of:=['copy of results.csv '.AI82]" office:value-type="float" office:value="90" calcext:value-type="float">
            <text:p>90</text:p>
          </table:table-cell>
          <table:table-cell table:formula="of:=['copy of results.csv '.AJ82]" office:value-type="float" office:value="20" calcext:value-type="float">
            <text:p>20</text:p>
          </table:table-cell>
          <table:table-cell table:formula="of:=['copy of results.csv '.AK82]" office:value-type="float" office:value="0" calcext:value-type="float">
            <text:p>0</text:p>
          </table:table-cell>
          <table:table-cell table:formula="of:=['copy of results.csv '.AL82]" office:value-type="float" office:value="0" calcext:value-type="float">
            <text:p>0</text:p>
          </table:table-cell>
          <table:table-cell table:formula="of:=['copy of results.csv '.AM82]" office:value-type="float" office:value="50503" calcext:value-type="float">
            <text:p>50503</text:p>
          </table:table-cell>
          <table:table-cell table:formula="of:=['copy of results.csv '.AQ82]" office:value-type="float" office:value="6854730" calcext:value-type="float">
            <text:p>6854730</text:p>
          </table:table-cell>
          <table:table-cell table:formula="of:=['copy of results.csv '.AT82]" office:value-type="float" office:value="499.975" calcext:value-type="float">
            <text:p>499.975</text:p>
          </table:table-cell>
          <table:table-cell table:formula="of:=['copy of results.csv '.AU82]" office:value-type="float" office:value="23.9768" calcext:value-type="float">
            <text:p>23.9768</text:p>
          </table:table-cell>
          <table:table-cell table:formula="of:=['copy of results.csv '.AV82]" office:value-type="float" office:value="90" calcext:value-type="float">
            <text:p>90</text:p>
          </table:table-cell>
          <table:table-cell table:formula="of:=['copy of results.csv '.AW82]" office:value-type="float" office:value="19.4551" calcext:value-type="float">
            <text:p>19.4551</text:p>
          </table:table-cell>
          <table:table-cell table:formula="of:=['copy of results.csv '.AX82]" office:value-type="float" office:value="0" calcext:value-type="float">
            <text:p>0</text:p>
          </table:table-cell>
          <table:table-cell table:formula="of:=['copy of results.csv '.AY82]" office:value-type="float" office:value="65108.2" calcext:value-type="float">
            <text:p>65108.2</text:p>
          </table:table-cell>
          <table:table-cell table:formula="of:=['copy of results.csv '.BC82]" office:value-type="float" office:value="7175220" calcext:value-type="float">
            <text:p>7175220</text:p>
          </table:table-cell>
          <table:table-cell table:formula="of:=['copy of results.csv '.BF82]" office:value-type="float" office:value="7621.36" calcext:value-type="float">
            <text:p>7621.36</text:p>
          </table:table-cell>
          <table:table-cell table:formula="of:=['copy of results.csv '.BJ82]" office:value-type="float" office:value="6893890" calcext:value-type="float">
            <text:p>6893890</text:p>
          </table:table-cell>
          <table:table-cell table:formula="of:=['copy of results.csv '.BL82]" office:value-type="float" office:value="0.833406" calcext:value-type="float">
            <text:p>0.833406</text:p>
          </table:table-cell>
          <table:table-cell table:number-columns-repeated="52"/>
        </table:table-row>
        <table:table-row table:style-name="ro1">
          <table:table-cell table:style-name="ce10" table:formula="of:=['copy of results.csv '.A83]" office:value-type="float" office:value="13.08" calcext:value-type="float">
            <text:p>13.08</text:p>
          </table:table-cell>
          <table:table-cell table:formula="of:=['copy of results.csv '.B83]" office:value-type="float" office:value="0.4" calcext:value-type="float">
            <text:p>0.4</text:p>
          </table:table-cell>
          <table:table-cell table:formula="of:=[$'copy of results.csv '.C83]" office:value-type="float" office:value="1" calcext:value-type="float">
            <text:p>1</text:p>
          </table:table-cell>
          <table:table-cell table:formula="of:=['copy of results.csv '.E83]" office:value-type="float" office:value="510" calcext:value-type="float">
            <text:p>510</text:p>
          </table:table-cell>
          <table:table-cell table:formula="of:=['copy of results.csv '.F83]" office:value-type="float" office:value="28" calcext:value-type="float">
            <text:p>28</text:p>
          </table:table-cell>
          <table:table-cell table:formula="of:=['copy of results.csv '.G83]" office:value-type="float" office:value="90" calcext:value-type="float">
            <text:p>90</text:p>
          </table:table-cell>
          <table:table-cell table:formula="of:=['copy of results.csv '.H83]" office:value-type="float" office:value="20" calcext:value-type="float">
            <text:p>20</text:p>
          </table:table-cell>
          <table:table-cell table:formula="of:=['copy of results.csv '.I83]" office:value-type="float" office:value="0" calcext:value-type="float">
            <text:p>0</text:p>
          </table:table-cell>
          <table:table-cell table:formula="of:=['copy of results.csv '.J83]" office:value-type="float" office:value="0" calcext:value-type="float">
            <text:p>0</text:p>
          </table:table-cell>
          <table:table-cell table:formula="of:=['copy of results.csv '.K83]" office:value-type="float" office:value="0" calcext:value-type="float">
            <text:p>0</text:p>
          </table:table-cell>
          <table:table-cell table:formula="of:=['copy of results.csv '.L83]" office:value-type="float" office:value="0" calcext:value-type="float">
            <text:p>0</text:p>
          </table:table-cell>
          <table:table-cell table:formula="of:=['copy of results.csv '.M83]" office:value-type="float" office:value="0" calcext:value-type="float">
            <text:p>0</text:p>
          </table:table-cell>
          <table:table-cell table:formula="of:=['copy of results.csv '.Q83]" office:value-type="float" office:value="0" calcext:value-type="float">
            <text:p>0</text:p>
          </table:table-cell>
          <table:table-cell table:formula="of:=['copy of results.csv '.S83]" office:value-type="float" office:value="499.975" calcext:value-type="float">
            <text:p>499.975</text:p>
          </table:table-cell>
          <table:table-cell table:formula="of:=['copy of results.csv '.T83]" office:value-type="float" office:value="23.9767" calcext:value-type="float">
            <text:p>23.9767</text:p>
          </table:table-cell>
          <table:table-cell table:formula="of:=['copy of results.csv '.U83]" office:value-type="float" office:value="90" calcext:value-type="float">
            <text:p>90</text:p>
          </table:table-cell>
          <table:table-cell table:formula="of:=['copy of results.csv '.V83]" office:value-type="float" office:value="20" calcext:value-type="float">
            <text:p>20</text:p>
          </table:table-cell>
          <table:table-cell table:formula="of:=['copy of results.csv '.W83]" office:value-type="float" office:value="0" calcext:value-type="float">
            <text:p>0</text:p>
          </table:table-cell>
          <table:table-cell table:formula="of:=['copy of results.csv '.X83]" office:value-type="float" office:value="0" calcext:value-type="float">
            <text:p>0</text:p>
          </table:table-cell>
          <table:table-cell table:formula="of:=['copy of results.csv '.Y83]" office:value-type="float" office:value="0" calcext:value-type="float">
            <text:p>0</text:p>
          </table:table-cell>
          <table:table-cell table:formula="of:=['copy of results.csv '.Z83]" office:value-type="float" office:value="106763" calcext:value-type="float">
            <text:p>106763</text:p>
          </table:table-cell>
          <table:table-cell table:formula="of:=['copy of results.csv '.AD83]" office:value-type="float" office:value="5645630" calcext:value-type="float">
            <text:p>5645630</text:p>
          </table:table-cell>
          <table:table-cell table:formula="of:=['copy of results.csv '.AG83]" office:value-type="float" office:value="499.975" calcext:value-type="float">
            <text:p>499.975</text:p>
          </table:table-cell>
          <table:table-cell table:formula="of:=['copy of results.csv '.AH83]" office:value-type="float" office:value="23.9768" calcext:value-type="float">
            <text:p>23.9768</text:p>
          </table:table-cell>
          <table:table-cell table:formula="of:=['copy of results.csv '.AI83]" office:value-type="float" office:value="90" calcext:value-type="float">
            <text:p>90</text:p>
          </table:table-cell>
          <table:table-cell table:formula="of:=['copy of results.csv '.AJ83]" office:value-type="float" office:value="20" calcext:value-type="float">
            <text:p>20</text:p>
          </table:table-cell>
          <table:table-cell table:formula="of:=['copy of results.csv '.AK83]" office:value-type="float" office:value="0" calcext:value-type="float">
            <text:p>0</text:p>
          </table:table-cell>
          <table:table-cell table:formula="of:=['copy of results.csv '.AL83]" office:value-type="float" office:value="0" calcext:value-type="float">
            <text:p>0</text:p>
          </table:table-cell>
          <table:table-cell table:formula="of:=['copy of results.csv '.AM83]" office:value-type="float" office:value="55329.6" calcext:value-type="float">
            <text:p>55329.6</text:p>
          </table:table-cell>
          <table:table-cell table:formula="of:=['copy of results.csv '.AQ83]" office:value-type="float" office:value="6909140" calcext:value-type="float">
            <text:p>6909140</text:p>
          </table:table-cell>
          <table:table-cell table:formula="of:=['copy of results.csv '.AT83]" office:value-type="float" office:value="499.975" calcext:value-type="float">
            <text:p>499.975</text:p>
          </table:table-cell>
          <table:table-cell table:formula="of:=['copy of results.csv '.AU83]" office:value-type="float" office:value="23.9768" calcext:value-type="float">
            <text:p>23.9768</text:p>
          </table:table-cell>
          <table:table-cell table:formula="of:=['copy of results.csv '.AV83]" office:value-type="float" office:value="90" calcext:value-type="float">
            <text:p>90</text:p>
          </table:table-cell>
          <table:table-cell table:formula="of:=['copy of results.csv '.AW83]" office:value-type="float" office:value="19.4832" calcext:value-type="float">
            <text:p>19.4832</text:p>
          </table:table-cell>
          <table:table-cell table:formula="of:=['copy of results.csv '.AX83]" office:value-type="float" office:value="0" calcext:value-type="float">
            <text:p>0</text:p>
          </table:table-cell>
          <table:table-cell table:formula="of:=['copy of results.csv '.AY83]" office:value-type="float" office:value="63763.1" calcext:value-type="float">
            <text:p>63763.1</text:p>
          </table:table-cell>
          <table:table-cell table:formula="of:=['copy of results.csv '.BC83]" office:value-type="float" office:value="7169600" calcext:value-type="float">
            <text:p>7169600</text:p>
          </table:table-cell>
          <table:table-cell table:formula="of:=['copy of results.csv '.BF83]" office:value-type="float" office:value="4149.91" calcext:value-type="float">
            <text:p>4149.91</text:p>
          </table:table-cell>
          <table:table-cell table:formula="of:=['copy of results.csv '.BJ83]" office:value-type="float" office:value="6849180" calcext:value-type="float">
            <text:p>6849180</text:p>
          </table:table-cell>
          <table:table-cell table:formula="of:=['copy of results.csv '.BL83]" office:value-type="float" office:value="0.833695" calcext:value-type="float">
            <text:p>0.833695</text:p>
          </table:table-cell>
          <table:table-cell table:number-columns-repeated="52"/>
        </table:table-row>
        <table:table-row table:style-name="ro1">
          <table:table-cell table:style-name="ce10" table:formula="of:=['copy of results.csv '.A84]" office:value-type="float" office:value="13.08" calcext:value-type="float">
            <text:p>13.08</text:p>
          </table:table-cell>
          <table:table-cell table:formula="of:=['copy of results.csv '.B84]" office:value-type="float" office:value="0.5" calcext:value-type="float">
            <text:p>0.5</text:p>
          </table:table-cell>
          <table:table-cell table:formula="of:=[$'copy of results.csv '.C84]" office:value-type="float" office:value="1" calcext:value-type="float">
            <text:p>1</text:p>
          </table:table-cell>
          <table:table-cell table:formula="of:=['copy of results.csv '.E84]" office:value-type="float" office:value="510" calcext:value-type="float">
            <text:p>510</text:p>
          </table:table-cell>
          <table:table-cell table:formula="of:=['copy of results.csv '.F84]" office:value-type="float" office:value="28" calcext:value-type="float">
            <text:p>28</text:p>
          </table:table-cell>
          <table:table-cell table:formula="of:=['copy of results.csv '.G84]" office:value-type="float" office:value="90" calcext:value-type="float">
            <text:p>90</text:p>
          </table:table-cell>
          <table:table-cell table:formula="of:=['copy of results.csv '.H84]" office:value-type="float" office:value="20" calcext:value-type="float">
            <text:p>20</text:p>
          </table:table-cell>
          <table:table-cell table:formula="of:=['copy of results.csv '.I84]" office:value-type="float" office:value="0" calcext:value-type="float">
            <text:p>0</text:p>
          </table:table-cell>
          <table:table-cell table:formula="of:=['copy of results.csv '.J84]" office:value-type="float" office:value="0" calcext:value-type="float">
            <text:p>0</text:p>
          </table:table-cell>
          <table:table-cell table:formula="of:=['copy of results.csv '.K84]" office:value-type="float" office:value="0" calcext:value-type="float">
            <text:p>0</text:p>
          </table:table-cell>
          <table:table-cell table:formula="of:=['copy of results.csv '.L84]" office:value-type="float" office:value="0" calcext:value-type="float">
            <text:p>0</text:p>
          </table:table-cell>
          <table:table-cell table:formula="of:=['copy of results.csv '.M84]" office:value-type="float" office:value="0" calcext:value-type="float">
            <text:p>0</text:p>
          </table:table-cell>
          <table:table-cell table:formula="of:=['copy of results.csv '.Q84]" office:value-type="float" office:value="0" calcext:value-type="float">
            <text:p>0</text:p>
          </table:table-cell>
          <table:table-cell table:formula="of:=['copy of results.csv '.S84]" office:value-type="float" office:value="499.975" calcext:value-type="float">
            <text:p>499.975</text:p>
          </table:table-cell>
          <table:table-cell table:formula="of:=['copy of results.csv '.T84]" office:value-type="float" office:value="23.9767" calcext:value-type="float">
            <text:p>23.9767</text:p>
          </table:table-cell>
          <table:table-cell table:formula="of:=['copy of results.csv '.U84]" office:value-type="float" office:value="90" calcext:value-type="float">
            <text:p>90</text:p>
          </table:table-cell>
          <table:table-cell table:formula="of:=['copy of results.csv '.V84]" office:value-type="float" office:value="20" calcext:value-type="float">
            <text:p>20</text:p>
          </table:table-cell>
          <table:table-cell table:formula="of:=['copy of results.csv '.W84]" office:value-type="float" office:value="0" calcext:value-type="float">
            <text:p>0</text:p>
          </table:table-cell>
          <table:table-cell table:formula="of:=['copy of results.csv '.X84]" office:value-type="float" office:value="0" calcext:value-type="float">
            <text:p>0</text:p>
          </table:table-cell>
          <table:table-cell table:formula="of:=['copy of results.csv '.Y84]" office:value-type="float" office:value="0" calcext:value-type="float">
            <text:p>0</text:p>
          </table:table-cell>
          <table:table-cell table:formula="of:=['copy of results.csv '.Z84]" office:value-type="float" office:value="106763" calcext:value-type="float">
            <text:p>106763</text:p>
          </table:table-cell>
          <table:table-cell table:formula="of:=['copy of results.csv '.AD84]" office:value-type="float" office:value="5645630" calcext:value-type="float">
            <text:p>5645630</text:p>
          </table:table-cell>
          <table:table-cell table:formula="of:=['copy of results.csv '.AG84]" office:value-type="float" office:value="499.975" calcext:value-type="float">
            <text:p>499.975</text:p>
          </table:table-cell>
          <table:table-cell table:formula="of:=['copy of results.csv '.AH84]" office:value-type="float" office:value="23.9768" calcext:value-type="float">
            <text:p>23.9768</text:p>
          </table:table-cell>
          <table:table-cell table:formula="of:=['copy of results.csv '.AI84]" office:value-type="float" office:value="90" calcext:value-type="float">
            <text:p>90</text:p>
          </table:table-cell>
          <table:table-cell table:formula="of:=['copy of results.csv '.AJ84]" office:value-type="float" office:value="20" calcext:value-type="float">
            <text:p>20</text:p>
          </table:table-cell>
          <table:table-cell table:formula="of:=['copy of results.csv '.AK84]" office:value-type="float" office:value="0" calcext:value-type="float">
            <text:p>0</text:p>
          </table:table-cell>
          <table:table-cell table:formula="of:=['copy of results.csv '.AL84]" office:value-type="float" office:value="0" calcext:value-type="float">
            <text:p>0</text:p>
          </table:table-cell>
          <table:table-cell table:formula="of:=['copy of results.csv '.AM84]" office:value-type="float" office:value="61030.2" calcext:value-type="float">
            <text:p>61030.2</text:p>
          </table:table-cell>
          <table:table-cell table:formula="of:=['copy of results.csv '.AQ84]" office:value-type="float" office:value="6970510" calcext:value-type="float">
            <text:p>6970510</text:p>
          </table:table-cell>
          <table:table-cell table:formula="of:=['copy of results.csv '.AT84]" office:value-type="float" office:value="499.975" calcext:value-type="float">
            <text:p>499.975</text:p>
          </table:table-cell>
          <table:table-cell table:formula="of:=['copy of results.csv '.AU84]" office:value-type="float" office:value="23.9768" calcext:value-type="float">
            <text:p>23.9768</text:p>
          </table:table-cell>
          <table:table-cell table:formula="of:=['copy of results.csv '.AV84]" office:value-type="float" office:value="90" calcext:value-type="float">
            <text:p>90</text:p>
          </table:table-cell>
          <table:table-cell table:formula="of:=['copy of results.csv '.AW84]" office:value-type="float" office:value="19.4878" calcext:value-type="float">
            <text:p>19.4878</text:p>
          </table:table-cell>
          <table:table-cell table:formula="of:=['copy of results.csv '.AX84]" office:value-type="float" office:value="0" calcext:value-type="float">
            <text:p>0</text:p>
          </table:table-cell>
          <table:table-cell table:formula="of:=['copy of results.csv '.AY84]" office:value-type="float" office:value="58617.2" calcext:value-type="float">
            <text:p>58617.2</text:p>
          </table:table-cell>
          <table:table-cell table:formula="of:=['copy of results.csv '.BC84]" office:value-type="float" office:value="7124940" calcext:value-type="float">
            <text:p>7124940</text:p>
          </table:table-cell>
          <table:table-cell table:formula="of:=['copy of results.csv '.BF84]" office:value-type="float" office:value="3596.82" calcext:value-type="float">
            <text:p>3596.82</text:p>
          </table:table-cell>
          <table:table-cell table:formula="of:=['copy of results.csv '.BJ84]" office:value-type="float" office:value="6835590" calcext:value-type="float">
            <text:p>6835590</text:p>
          </table:table-cell>
          <table:table-cell table:formula="of:=['copy of results.csv '.BL84]" office:value-type="float" office:value="0.833743" calcext:value-type="float">
            <text:p>0.833743</text:p>
          </table:table-cell>
          <table:table-cell table:number-columns-repeated="52"/>
        </table:table-row>
        <table:table-row table:style-name="ro1">
          <table:table-cell table:style-name="ce10" table:formula="of:=['copy of results.csv '.A85]" office:value-type="float" office:value="13.08" calcext:value-type="float">
            <text:p>13.08</text:p>
          </table:table-cell>
          <table:table-cell table:formula="of:=['copy of results.csv '.B85]" office:value-type="float" office:value="0.6" calcext:value-type="float">
            <text:p>0.6</text:p>
          </table:table-cell>
          <table:table-cell table:formula="of:=[$'copy of results.csv '.C85]" office:value-type="float" office:value="1" calcext:value-type="float">
            <text:p>1</text:p>
          </table:table-cell>
          <table:table-cell table:formula="of:=['copy of results.csv '.E85]" office:value-type="float" office:value="510" calcext:value-type="float">
            <text:p>510</text:p>
          </table:table-cell>
          <table:table-cell table:formula="of:=['copy of results.csv '.F85]" office:value-type="float" office:value="28" calcext:value-type="float">
            <text:p>28</text:p>
          </table:table-cell>
          <table:table-cell table:formula="of:=['copy of results.csv '.G85]" office:value-type="float" office:value="90" calcext:value-type="float">
            <text:p>90</text:p>
          </table:table-cell>
          <table:table-cell table:formula="of:=['copy of results.csv '.H85]" office:value-type="float" office:value="20" calcext:value-type="float">
            <text:p>20</text:p>
          </table:table-cell>
          <table:table-cell table:formula="of:=['copy of results.csv '.I85]" office:value-type="float" office:value="0" calcext:value-type="float">
            <text:p>0</text:p>
          </table:table-cell>
          <table:table-cell table:formula="of:=['copy of results.csv '.J85]" office:value-type="float" office:value="0" calcext:value-type="float">
            <text:p>0</text:p>
          </table:table-cell>
          <table:table-cell table:formula="of:=['copy of results.csv '.K85]" office:value-type="float" office:value="0" calcext:value-type="float">
            <text:p>0</text:p>
          </table:table-cell>
          <table:table-cell table:formula="of:=['copy of results.csv '.L85]" office:value-type="float" office:value="0" calcext:value-type="float">
            <text:p>0</text:p>
          </table:table-cell>
          <table:table-cell table:formula="of:=['copy of results.csv '.M85]" office:value-type="float" office:value="0" calcext:value-type="float">
            <text:p>0</text:p>
          </table:table-cell>
          <table:table-cell table:formula="of:=['copy of results.csv '.Q85]" office:value-type="float" office:value="0" calcext:value-type="float">
            <text:p>0</text:p>
          </table:table-cell>
          <table:table-cell table:formula="of:=['copy of results.csv '.S85]" office:value-type="float" office:value="499.975" calcext:value-type="float">
            <text:p>499.975</text:p>
          </table:table-cell>
          <table:table-cell table:formula="of:=['copy of results.csv '.T85]" office:value-type="float" office:value="23.9767" calcext:value-type="float">
            <text:p>23.9767</text:p>
          </table:table-cell>
          <table:table-cell table:formula="of:=['copy of results.csv '.U85]" office:value-type="float" office:value="90" calcext:value-type="float">
            <text:p>90</text:p>
          </table:table-cell>
          <table:table-cell table:formula="of:=['copy of results.csv '.V85]" office:value-type="float" office:value="20" calcext:value-type="float">
            <text:p>20</text:p>
          </table:table-cell>
          <table:table-cell table:formula="of:=['copy of results.csv '.W85]" office:value-type="float" office:value="0" calcext:value-type="float">
            <text:p>0</text:p>
          </table:table-cell>
          <table:table-cell table:formula="of:=['copy of results.csv '.X85]" office:value-type="float" office:value="0" calcext:value-type="float">
            <text:p>0</text:p>
          </table:table-cell>
          <table:table-cell table:formula="of:=['copy of results.csv '.Y85]" office:value-type="float" office:value="0" calcext:value-type="float">
            <text:p>0</text:p>
          </table:table-cell>
          <table:table-cell table:formula="of:=['copy of results.csv '.Z85]" office:value-type="float" office:value="106763" calcext:value-type="float">
            <text:p>106763</text:p>
          </table:table-cell>
          <table:table-cell table:formula="of:=['copy of results.csv '.AD85]" office:value-type="float" office:value="5645630" calcext:value-type="float">
            <text:p>5645630</text:p>
          </table:table-cell>
          <table:table-cell table:formula="of:=['copy of results.csv '.AG85]" office:value-type="float" office:value="499.975" calcext:value-type="float">
            <text:p>499.975</text:p>
          </table:table-cell>
          <table:table-cell table:formula="of:=['copy of results.csv '.AH85]" office:value-type="float" office:value="23.9768" calcext:value-type="float">
            <text:p>23.9768</text:p>
          </table:table-cell>
          <table:table-cell table:formula="of:=['copy of results.csv '.AI85]" office:value-type="float" office:value="90" calcext:value-type="float">
            <text:p>90</text:p>
          </table:table-cell>
          <table:table-cell table:formula="of:=['copy of results.csv '.AJ85]" office:value-type="float" office:value="20" calcext:value-type="float">
            <text:p>20</text:p>
          </table:table-cell>
          <table:table-cell table:formula="of:=['copy of results.csv '.AK85]" office:value-type="float" office:value="0" calcext:value-type="float">
            <text:p>0</text:p>
          </table:table-cell>
          <table:table-cell table:formula="of:=['copy of results.csv '.AL85]" office:value-type="float" office:value="0" calcext:value-type="float">
            <text:p>0</text:p>
          </table:table-cell>
          <table:table-cell table:formula="of:=['copy of results.csv '.AM85]" office:value-type="float" office:value="68280.6" calcext:value-type="float">
            <text:p>68280.6</text:p>
          </table:table-cell>
          <table:table-cell table:formula="of:=['copy of results.csv '.AQ85]" office:value-type="float" office:value="7044460" calcext:value-type="float">
            <text:p>7044460</text:p>
          </table:table-cell>
          <table:table-cell table:formula="of:=['copy of results.csv '.AT85]" office:value-type="float" office:value="499.975" calcext:value-type="float">
            <text:p>499.975</text:p>
          </table:table-cell>
          <table:table-cell table:formula="of:=['copy of results.csv '.AU85]" office:value-type="float" office:value="23.9768" calcext:value-type="float">
            <text:p>23.9768</text:p>
          </table:table-cell>
          <table:table-cell table:formula="of:=['copy of results.csv '.AV85]" office:value-type="float" office:value="90" calcext:value-type="float">
            <text:p>90</text:p>
          </table:table-cell>
          <table:table-cell table:formula="of:=['copy of results.csv '.AW85]" office:value-type="float" office:value="19.501" calcext:value-type="float">
            <text:p>19.501</text:p>
          </table:table-cell>
          <table:table-cell table:formula="of:=['copy of results.csv '.AX85]" office:value-type="float" office:value="0" calcext:value-type="float">
            <text:p>0</text:p>
          </table:table-cell>
          <table:table-cell table:formula="of:=['copy of results.csv '.AY85]" office:value-type="float" office:value="50364.5" calcext:value-type="float">
            <text:p>50364.5</text:p>
          </table:table-cell>
          <table:table-cell table:formula="of:=['copy of results.csv '.BC85]" office:value-type="float" office:value="7057900" calcext:value-type="float">
            <text:p>7057900</text:p>
          </table:table-cell>
          <table:table-cell table:formula="of:=['copy of results.csv '.BF85]" office:value-type="float" office:value="4603.9" calcext:value-type="float">
            <text:p>4603.9</text:p>
          </table:table-cell>
          <table:table-cell table:formula="of:=['copy of results.csv '.BJ85]" office:value-type="float" office:value="6831890" calcext:value-type="float">
            <text:p>6831890</text:p>
          </table:table-cell>
          <table:table-cell table:formula="of:=['copy of results.csv '.BL85]" office:value-type="float" office:value="0.834008" calcext:value-type="float">
            <text:p>0.834008</text:p>
          </table:table-cell>
          <table:table-cell table:number-columns-repeated="52"/>
        </table:table-row>
        <table:table-row table:style-name="ro1">
          <table:table-cell table:style-name="ce10" table:formula="of:=['copy of results.csv '.A86]" office:value-type="float" office:value="13.08" calcext:value-type="float">
            <text:p>13.08</text:p>
          </table:table-cell>
          <table:table-cell table:formula="of:=['copy of results.csv '.B86]" office:value-type="float" office:value="0.7" calcext:value-type="float">
            <text:p>0.7</text:p>
          </table:table-cell>
          <table:table-cell table:formula="of:=[$'copy of results.csv '.C86]" office:value-type="float" office:value="1" calcext:value-type="float">
            <text:p>1</text:p>
          </table:table-cell>
          <table:table-cell table:formula="of:=['copy of results.csv '.E86]" office:value-type="float" office:value="510" calcext:value-type="float">
            <text:p>510</text:p>
          </table:table-cell>
          <table:table-cell table:formula="of:=['copy of results.csv '.F86]" office:value-type="float" office:value="28" calcext:value-type="float">
            <text:p>28</text:p>
          </table:table-cell>
          <table:table-cell table:formula="of:=['copy of results.csv '.G86]" office:value-type="float" office:value="90" calcext:value-type="float">
            <text:p>90</text:p>
          </table:table-cell>
          <table:table-cell table:formula="of:=['copy of results.csv '.H86]" office:value-type="float" office:value="20" calcext:value-type="float">
            <text:p>20</text:p>
          </table:table-cell>
          <table:table-cell table:formula="of:=['copy of results.csv '.I86]" office:value-type="float" office:value="0" calcext:value-type="float">
            <text:p>0</text:p>
          </table:table-cell>
          <table:table-cell table:formula="of:=['copy of results.csv '.J86]" office:value-type="float" office:value="0" calcext:value-type="float">
            <text:p>0</text:p>
          </table:table-cell>
          <table:table-cell table:formula="of:=['copy of results.csv '.K86]" office:value-type="float" office:value="0" calcext:value-type="float">
            <text:p>0</text:p>
          </table:table-cell>
          <table:table-cell table:formula="of:=['copy of results.csv '.L86]" office:value-type="float" office:value="0" calcext:value-type="float">
            <text:p>0</text:p>
          </table:table-cell>
          <table:table-cell table:formula="of:=['copy of results.csv '.M86]" office:value-type="float" office:value="0" calcext:value-type="float">
            <text:p>0</text:p>
          </table:table-cell>
          <table:table-cell table:formula="of:=['copy of results.csv '.Q86]" office:value-type="float" office:value="0" calcext:value-type="float">
            <text:p>0</text:p>
          </table:table-cell>
          <table:table-cell table:formula="of:=['copy of results.csv '.S86]" office:value-type="float" office:value="499.975" calcext:value-type="float">
            <text:p>499.975</text:p>
          </table:table-cell>
          <table:table-cell table:formula="of:=['copy of results.csv '.T86]" office:value-type="float" office:value="23.9767" calcext:value-type="float">
            <text:p>23.9767</text:p>
          </table:table-cell>
          <table:table-cell table:formula="of:=['copy of results.csv '.U86]" office:value-type="float" office:value="90" calcext:value-type="float">
            <text:p>90</text:p>
          </table:table-cell>
          <table:table-cell table:formula="of:=['copy of results.csv '.V86]" office:value-type="float" office:value="20" calcext:value-type="float">
            <text:p>20</text:p>
          </table:table-cell>
          <table:table-cell table:formula="of:=['copy of results.csv '.W86]" office:value-type="float" office:value="0" calcext:value-type="float">
            <text:p>0</text:p>
          </table:table-cell>
          <table:table-cell table:formula="of:=['copy of results.csv '.X86]" office:value-type="float" office:value="0" calcext:value-type="float">
            <text:p>0</text:p>
          </table:table-cell>
          <table:table-cell table:formula="of:=['copy of results.csv '.Y86]" office:value-type="float" office:value="0" calcext:value-type="float">
            <text:p>0</text:p>
          </table:table-cell>
          <table:table-cell table:formula="of:=['copy of results.csv '.Z86]" office:value-type="float" office:value="106763" calcext:value-type="float">
            <text:p>106763</text:p>
          </table:table-cell>
          <table:table-cell table:formula="of:=['copy of results.csv '.AD86]" office:value-type="float" office:value="5645630" calcext:value-type="float">
            <text:p>5645630</text:p>
          </table:table-cell>
          <table:table-cell table:formula="of:=['copy of results.csv '.AG86]" office:value-type="float" office:value="499.975" calcext:value-type="float">
            <text:p>499.975</text:p>
          </table:table-cell>
          <table:table-cell table:formula="of:=['copy of results.csv '.AH86]" office:value-type="float" office:value="23.9768" calcext:value-type="float">
            <text:p>23.9768</text:p>
          </table:table-cell>
          <table:table-cell table:formula="of:=['copy of results.csv '.AI86]" office:value-type="float" office:value="90" calcext:value-type="float">
            <text:p>90</text:p>
          </table:table-cell>
          <table:table-cell table:formula="of:=['copy of results.csv '.AJ86]" office:value-type="float" office:value="20" calcext:value-type="float">
            <text:p>20</text:p>
          </table:table-cell>
          <table:table-cell table:formula="of:=['copy of results.csv '.AK86]" office:value-type="float" office:value="0" calcext:value-type="float">
            <text:p>0</text:p>
          </table:table-cell>
          <table:table-cell table:formula="of:=['copy of results.csv '.AL86]" office:value-type="float" office:value="0" calcext:value-type="float">
            <text:p>0</text:p>
          </table:table-cell>
          <table:table-cell table:formula="of:=['copy of results.csv '.AM86]" office:value-type="float" office:value="73440" calcext:value-type="float">
            <text:p>73440</text:p>
          </table:table-cell>
          <table:table-cell table:formula="of:=['copy of results.csv '.AQ86]" office:value-type="float" office:value="7097060" calcext:value-type="float">
            <text:p>7097060</text:p>
          </table:table-cell>
          <table:table-cell table:formula="of:=['copy of results.csv '.AT86]" office:value-type="float" office:value="499.975" calcext:value-type="float">
            <text:p>499.975</text:p>
          </table:table-cell>
          <table:table-cell table:formula="of:=['copy of results.csv '.AU86]" office:value-type="float" office:value="23.9768" calcext:value-type="float">
            <text:p>23.9768</text:p>
          </table:table-cell>
          <table:table-cell table:formula="of:=['copy of results.csv '.AV86]" office:value-type="float" office:value="90" calcext:value-type="float">
            <text:p>90</text:p>
          </table:table-cell>
          <table:table-cell table:formula="of:=['copy of results.csv '.AW86]" office:value-type="float" office:value="19.5041" calcext:value-type="float">
            <text:p>19.5041</text:p>
          </table:table-cell>
          <table:table-cell table:formula="of:=['copy of results.csv '.AX86]" office:value-type="float" office:value="0" calcext:value-type="float">
            <text:p>0</text:p>
          </table:table-cell>
          <table:table-cell table:formula="of:=['copy of results.csv '.AY86]" office:value-type="float" office:value="44900.3" calcext:value-type="float">
            <text:p>44900.3</text:p>
          </table:table-cell>
          <table:table-cell table:formula="of:=['copy of results.csv '.BC86]" office:value-type="float" office:value="7010050" calcext:value-type="float">
            <text:p>7010050</text:p>
          </table:table-cell>
          <table:table-cell table:formula="of:=['copy of results.csv '.BF86]" office:value-type="float" office:value="4909.84" calcext:value-type="float">
            <text:p>4909.84</text:p>
          </table:table-cell>
          <table:table-cell table:formula="of:=['copy of results.csv '.BJ86]" office:value-type="float" office:value="6829420" calcext:value-type="float">
            <text:p>6829420</text:p>
          </table:table-cell>
          <table:table-cell table:formula="of:=['copy of results.csv '.BL86]" office:value-type="float" office:value="0.834008" calcext:value-type="float">
            <text:p>0.834008</text:p>
          </table:table-cell>
          <table:table-cell table:number-columns-repeated="52"/>
        </table:table-row>
        <table:table-row table:style-name="ro1">
          <table:table-cell table:style-name="ce10" table:formula="of:=['copy of results.csv '.A87]" office:value-type="float" office:value="13.08" calcext:value-type="float">
            <text:p>13.08</text:p>
          </table:table-cell>
          <table:table-cell table:formula="of:=['copy of results.csv '.B87]" office:value-type="float" office:value="0.8" calcext:value-type="float">
            <text:p>0.8</text:p>
          </table:table-cell>
          <table:table-cell table:formula="of:=[$'copy of results.csv '.C87]" office:value-type="float" office:value="1" calcext:value-type="float">
            <text:p>1</text:p>
          </table:table-cell>
          <table:table-cell table:formula="of:=['copy of results.csv '.E87]" office:value-type="float" office:value="510" calcext:value-type="float">
            <text:p>510</text:p>
          </table:table-cell>
          <table:table-cell table:formula="of:=['copy of results.csv '.F87]" office:value-type="float" office:value="28" calcext:value-type="float">
            <text:p>28</text:p>
          </table:table-cell>
          <table:table-cell table:formula="of:=['copy of results.csv '.G87]" office:value-type="float" office:value="90" calcext:value-type="float">
            <text:p>90</text:p>
          </table:table-cell>
          <table:table-cell table:formula="of:=['copy of results.csv '.H87]" office:value-type="float" office:value="20" calcext:value-type="float">
            <text:p>20</text:p>
          </table:table-cell>
          <table:table-cell table:formula="of:=['copy of results.csv '.I87]" office:value-type="float" office:value="0" calcext:value-type="float">
            <text:p>0</text:p>
          </table:table-cell>
          <table:table-cell table:formula="of:=['copy of results.csv '.J87]" office:value-type="float" office:value="0" calcext:value-type="float">
            <text:p>0</text:p>
          </table:table-cell>
          <table:table-cell table:formula="of:=['copy of results.csv '.K87]" office:value-type="float" office:value="0" calcext:value-type="float">
            <text:p>0</text:p>
          </table:table-cell>
          <table:table-cell table:formula="of:=['copy of results.csv '.L87]" office:value-type="float" office:value="0" calcext:value-type="float">
            <text:p>0</text:p>
          </table:table-cell>
          <table:table-cell table:formula="of:=['copy of results.csv '.M87]" office:value-type="float" office:value="0" calcext:value-type="float">
            <text:p>0</text:p>
          </table:table-cell>
          <table:table-cell table:formula="of:=['copy of results.csv '.Q87]" office:value-type="float" office:value="0" calcext:value-type="float">
            <text:p>0</text:p>
          </table:table-cell>
          <table:table-cell table:formula="of:=['copy of results.csv '.S87]" office:value-type="float" office:value="499.975" calcext:value-type="float">
            <text:p>499.975</text:p>
          </table:table-cell>
          <table:table-cell table:formula="of:=['copy of results.csv '.T87]" office:value-type="float" office:value="23.9767" calcext:value-type="float">
            <text:p>23.9767</text:p>
          </table:table-cell>
          <table:table-cell table:formula="of:=['copy of results.csv '.U87]" office:value-type="float" office:value="90" calcext:value-type="float">
            <text:p>90</text:p>
          </table:table-cell>
          <table:table-cell table:formula="of:=['copy of results.csv '.V87]" office:value-type="float" office:value="20" calcext:value-type="float">
            <text:p>20</text:p>
          </table:table-cell>
          <table:table-cell table:formula="of:=['copy of results.csv '.W87]" office:value-type="float" office:value="0" calcext:value-type="float">
            <text:p>0</text:p>
          </table:table-cell>
          <table:table-cell table:formula="of:=['copy of results.csv '.X87]" office:value-type="float" office:value="0" calcext:value-type="float">
            <text:p>0</text:p>
          </table:table-cell>
          <table:table-cell table:formula="of:=['copy of results.csv '.Y87]" office:value-type="float" office:value="0" calcext:value-type="float">
            <text:p>0</text:p>
          </table:table-cell>
          <table:table-cell table:formula="of:=['copy of results.csv '.Z87]" office:value-type="float" office:value="106763" calcext:value-type="float">
            <text:p>106763</text:p>
          </table:table-cell>
          <table:table-cell table:formula="of:=['copy of results.csv '.AD87]" office:value-type="float" office:value="5645630" calcext:value-type="float">
            <text:p>5645630</text:p>
          </table:table-cell>
          <table:table-cell table:formula="of:=['copy of results.csv '.AG87]" office:value-type="float" office:value="499.975" calcext:value-type="float">
            <text:p>499.975</text:p>
          </table:table-cell>
          <table:table-cell table:formula="of:=['copy of results.csv '.AH87]" office:value-type="float" office:value="23.9768" calcext:value-type="float">
            <text:p>23.9768</text:p>
          </table:table-cell>
          <table:table-cell table:formula="of:=['copy of results.csv '.AI87]" office:value-type="float" office:value="90" calcext:value-type="float">
            <text:p>90</text:p>
          </table:table-cell>
          <table:table-cell table:formula="of:=['copy of results.csv '.AJ87]" office:value-type="float" office:value="20" calcext:value-type="float">
            <text:p>20</text:p>
          </table:table-cell>
          <table:table-cell table:formula="of:=['copy of results.csv '.AK87]" office:value-type="float" office:value="0" calcext:value-type="float">
            <text:p>0</text:p>
          </table:table-cell>
          <table:table-cell table:formula="of:=['copy of results.csv '.AL87]" office:value-type="float" office:value="0" calcext:value-type="float">
            <text:p>0</text:p>
          </table:table-cell>
          <table:table-cell table:formula="of:=['copy of results.csv '.AM87]" office:value-type="float" office:value="77031.6" calcext:value-type="float">
            <text:p>77031.6</text:p>
          </table:table-cell>
          <table:table-cell table:formula="of:=['copy of results.csv '.AQ87]" office:value-type="float" office:value="7129330" calcext:value-type="float">
            <text:p>7129330</text:p>
          </table:table-cell>
          <table:table-cell table:formula="of:=['copy of results.csv '.AT87]" office:value-type="float" office:value="499.975" calcext:value-type="float">
            <text:p>499.975</text:p>
          </table:table-cell>
          <table:table-cell table:formula="of:=['copy of results.csv '.AU87]" office:value-type="float" office:value="23.9768" calcext:value-type="float">
            <text:p>23.9768</text:p>
          </table:table-cell>
          <table:table-cell table:formula="of:=['copy of results.csv '.AV87]" office:value-type="float" office:value="90" calcext:value-type="float">
            <text:p>90</text:p>
          </table:table-cell>
          <table:table-cell table:formula="of:=['copy of results.csv '.AW87]" office:value-type="float" office:value="19.5069" calcext:value-type="float">
            <text:p>19.5069</text:p>
          </table:table-cell>
          <table:table-cell table:formula="of:=['copy of results.csv '.AX87]" office:value-type="float" office:value="0" calcext:value-type="float">
            <text:p>0</text:p>
          </table:table-cell>
          <table:table-cell table:formula="of:=['copy of results.csv '.AY87]" office:value-type="float" office:value="41098.3" calcext:value-type="float">
            <text:p>41098.3</text:p>
          </table:table-cell>
          <table:table-cell table:formula="of:=['copy of results.csv '.BC87]" office:value-type="float" office:value="6981290" calcext:value-type="float">
            <text:p>6981290</text:p>
          </table:table-cell>
          <table:table-cell table:formula="of:=['copy of results.csv '.BF87]" office:value-type="float" office:value="5121.16" calcext:value-type="float">
            <text:p>5121.16</text:p>
          </table:table-cell>
          <table:table-cell table:formula="of:=['copy of results.csv '.BJ87]" office:value-type="float" office:value="6827340" calcext:value-type="float">
            <text:p>6827340</text:p>
          </table:table-cell>
          <table:table-cell table:formula="of:=['copy of results.csv '.BL87]" office:value-type="float" office:value="0.834033" calcext:value-type="float">
            <text:p>0.834033</text:p>
          </table:table-cell>
          <table:table-cell table:number-columns-repeated="52"/>
        </table:table-row>
        <table:table-row table:style-name="ro1">
          <table:table-cell table:style-name="ce10" table:formula="of:=['copy of results.csv '.A88]" office:value-type="float" office:value="13.08" calcext:value-type="float">
            <text:p>13.08</text:p>
          </table:table-cell>
          <table:table-cell table:formula="of:=['copy of results.csv '.B88]" office:value-type="float" office:value="0.9" calcext:value-type="float">
            <text:p>0.9</text:p>
          </table:table-cell>
          <table:table-cell table:formula="of:=[$'copy of results.csv '.C88]" office:value-type="float" office:value="1" calcext:value-type="float">
            <text:p>1</text:p>
          </table:table-cell>
          <table:table-cell table:formula="of:=['copy of results.csv '.E88]" office:value-type="float" office:value="510" calcext:value-type="float">
            <text:p>510</text:p>
          </table:table-cell>
          <table:table-cell table:formula="of:=['copy of results.csv '.F88]" office:value-type="float" office:value="28" calcext:value-type="float">
            <text:p>28</text:p>
          </table:table-cell>
          <table:table-cell table:formula="of:=['copy of results.csv '.G88]" office:value-type="float" office:value="90" calcext:value-type="float">
            <text:p>90</text:p>
          </table:table-cell>
          <table:table-cell table:formula="of:=['copy of results.csv '.H88]" office:value-type="float" office:value="20" calcext:value-type="float">
            <text:p>20</text:p>
          </table:table-cell>
          <table:table-cell table:formula="of:=['copy of results.csv '.I88]" office:value-type="float" office:value="0" calcext:value-type="float">
            <text:p>0</text:p>
          </table:table-cell>
          <table:table-cell table:formula="of:=['copy of results.csv '.J88]" office:value-type="float" office:value="0" calcext:value-type="float">
            <text:p>0</text:p>
          </table:table-cell>
          <table:table-cell table:formula="of:=['copy of results.csv '.K88]" office:value-type="float" office:value="0" calcext:value-type="float">
            <text:p>0</text:p>
          </table:table-cell>
          <table:table-cell table:formula="of:=['copy of results.csv '.L88]" office:value-type="float" office:value="0" calcext:value-type="float">
            <text:p>0</text:p>
          </table:table-cell>
          <table:table-cell table:formula="of:=['copy of results.csv '.M88]" office:value-type="float" office:value="0" calcext:value-type="float">
            <text:p>0</text:p>
          </table:table-cell>
          <table:table-cell table:formula="of:=['copy of results.csv '.Q88]" office:value-type="float" office:value="0" calcext:value-type="float">
            <text:p>0</text:p>
          </table:table-cell>
          <table:table-cell table:formula="of:=['copy of results.csv '.S88]" office:value-type="float" office:value="499.975" calcext:value-type="float">
            <text:p>499.975</text:p>
          </table:table-cell>
          <table:table-cell table:formula="of:=['copy of results.csv '.T88]" office:value-type="float" office:value="23.9767" calcext:value-type="float">
            <text:p>23.9767</text:p>
          </table:table-cell>
          <table:table-cell table:formula="of:=['copy of results.csv '.U88]" office:value-type="float" office:value="90" calcext:value-type="float">
            <text:p>90</text:p>
          </table:table-cell>
          <table:table-cell table:formula="of:=['copy of results.csv '.V88]" office:value-type="float" office:value="20" calcext:value-type="float">
            <text:p>20</text:p>
          </table:table-cell>
          <table:table-cell table:formula="of:=['copy of results.csv '.W88]" office:value-type="float" office:value="0" calcext:value-type="float">
            <text:p>0</text:p>
          </table:table-cell>
          <table:table-cell table:formula="of:=['copy of results.csv '.X88]" office:value-type="float" office:value="0" calcext:value-type="float">
            <text:p>0</text:p>
          </table:table-cell>
          <table:table-cell table:formula="of:=['copy of results.csv '.Y88]" office:value-type="float" office:value="0" calcext:value-type="float">
            <text:p>0</text:p>
          </table:table-cell>
          <table:table-cell table:formula="of:=['copy of results.csv '.Z88]" office:value-type="float" office:value="106763" calcext:value-type="float">
            <text:p>106763</text:p>
          </table:table-cell>
          <table:table-cell table:formula="of:=['copy of results.csv '.AD88]" office:value-type="float" office:value="5645630" calcext:value-type="float">
            <text:p>5645630</text:p>
          </table:table-cell>
          <table:table-cell table:formula="of:=['copy of results.csv '.AG88]" office:value-type="float" office:value="499.975" calcext:value-type="float">
            <text:p>499.975</text:p>
          </table:table-cell>
          <table:table-cell table:formula="of:=['copy of results.csv '.AH88]" office:value-type="float" office:value="23.9768" calcext:value-type="float">
            <text:p>23.9768</text:p>
          </table:table-cell>
          <table:table-cell table:formula="of:=['copy of results.csv '.AI88]" office:value-type="float" office:value="90" calcext:value-type="float">
            <text:p>90</text:p>
          </table:table-cell>
          <table:table-cell table:formula="of:=['copy of results.csv '.AJ88]" office:value-type="float" office:value="20" calcext:value-type="float">
            <text:p>20</text:p>
          </table:table-cell>
          <table:table-cell table:formula="of:=['copy of results.csv '.AK88]" office:value-type="float" office:value="0" calcext:value-type="float">
            <text:p>0</text:p>
          </table:table-cell>
          <table:table-cell table:formula="of:=['copy of results.csv '.AL88]" office:value-type="float" office:value="0" calcext:value-type="float">
            <text:p>0</text:p>
          </table:table-cell>
          <table:table-cell table:formula="of:=['copy of results.csv '.AM88]" office:value-type="float" office:value="82070.2" calcext:value-type="float">
            <text:p>82070.2</text:p>
          </table:table-cell>
          <table:table-cell table:formula="of:=['copy of results.csv '.AQ88]" office:value-type="float" office:value="7178710" calcext:value-type="float">
            <text:p>7178710</text:p>
          </table:table-cell>
          <table:table-cell table:formula="of:=['copy of results.csv '.AT88]" office:value-type="float" office:value="499.975" calcext:value-type="float">
            <text:p>499.975</text:p>
          </table:table-cell>
          <table:table-cell table:formula="of:=['copy of results.csv '.AU88]" office:value-type="float" office:value="23.9768" calcext:value-type="float">
            <text:p>23.9768</text:p>
          </table:table-cell>
          <table:table-cell table:formula="of:=['copy of results.csv '.AV88]" office:value-type="float" office:value="90" calcext:value-type="float">
            <text:p>90</text:p>
          </table:table-cell>
          <table:table-cell table:formula="of:=['copy of results.csv '.AW88]" office:value-type="float" office:value="19.5092" calcext:value-type="float">
            <text:p>19.5092</text:p>
          </table:table-cell>
          <table:table-cell table:formula="of:=['copy of results.csv '.AX88]" office:value-type="float" office:value="0" calcext:value-type="float">
            <text:p>0</text:p>
          </table:table-cell>
          <table:table-cell table:formula="of:=['copy of results.csv '.AY88]" office:value-type="float" office:value="51320.7" calcext:value-type="float">
            <text:p>51320.7</text:p>
          </table:table-cell>
          <table:table-cell table:formula="of:=['copy of results.csv '.BC88]" office:value-type="float" office:value="7094960" calcext:value-type="float">
            <text:p>7094960</text:p>
          </table:table-cell>
          <table:table-cell table:formula="of:=['copy of results.csv '.BF88]" office:value-type="float" office:value="-10139" calcext:value-type="float">
            <text:p>-10139</text:p>
          </table:table-cell>
          <table:table-cell table:formula="of:=['copy of results.csv '.BJ88]" office:value-type="float" office:value="6672780" calcext:value-type="float">
            <text:p>6672780</text:p>
          </table:table-cell>
          <table:table-cell table:formula="of:=['copy of results.csv '.BL88]" office:value-type="float" office:value="0.834201" calcext:value-type="float">
            <text:p>0.834201</text:p>
          </table:table-cell>
          <table:table-cell table:number-columns-repeated="52"/>
        </table:table-row>
        <table:table-row table:style-name="ro1">
          <table:table-cell table:style-name="ce10" table:formula="of:=['copy of results.csv '.A89]" office:value-type="float" office:value="13.08" calcext:value-type="float">
            <text:p>13.08</text:p>
          </table:table-cell>
          <table:table-cell table:formula="of:=['copy of results.csv '.B89]" office:value-type="float" office:value="1" calcext:value-type="float">
            <text:p>1</text:p>
          </table:table-cell>
          <table:table-cell table:formula="of:=[$'copy of results.csv '.C89]" office:value-type="float" office:value="1" calcext:value-type="float">
            <text:p>1</text:p>
          </table:table-cell>
          <table:table-cell table:formula="of:=['copy of results.csv '.E89]" office:value-type="float" office:value="510" calcext:value-type="float">
            <text:p>510</text:p>
          </table:table-cell>
          <table:table-cell table:formula="of:=['copy of results.csv '.F89]" office:value-type="float" office:value="28" calcext:value-type="float">
            <text:p>28</text:p>
          </table:table-cell>
          <table:table-cell table:formula="of:=['copy of results.csv '.G89]" office:value-type="float" office:value="90" calcext:value-type="float">
            <text:p>90</text:p>
          </table:table-cell>
          <table:table-cell table:formula="of:=['copy of results.csv '.H89]" office:value-type="float" office:value="20" calcext:value-type="float">
            <text:p>20</text:p>
          </table:table-cell>
          <table:table-cell table:formula="of:=['copy of results.csv '.I89]" office:value-type="float" office:value="0" calcext:value-type="float">
            <text:p>0</text:p>
          </table:table-cell>
          <table:table-cell table:formula="of:=['copy of results.csv '.J89]" office:value-type="float" office:value="0" calcext:value-type="float">
            <text:p>0</text:p>
          </table:table-cell>
          <table:table-cell table:formula="of:=['copy of results.csv '.K89]" office:value-type="float" office:value="0" calcext:value-type="float">
            <text:p>0</text:p>
          </table:table-cell>
          <table:table-cell table:formula="of:=['copy of results.csv '.L89]" office:value-type="float" office:value="0" calcext:value-type="float">
            <text:p>0</text:p>
          </table:table-cell>
          <table:table-cell table:formula="of:=['copy of results.csv '.M89]" office:value-type="float" office:value="0" calcext:value-type="float">
            <text:p>0</text:p>
          </table:table-cell>
          <table:table-cell table:formula="of:=['copy of results.csv '.Q89]" office:value-type="float" office:value="0" calcext:value-type="float">
            <text:p>0</text:p>
          </table:table-cell>
          <table:table-cell table:formula="of:=['copy of results.csv '.S89]" office:value-type="float" office:value="499.975" calcext:value-type="float">
            <text:p>499.975</text:p>
          </table:table-cell>
          <table:table-cell table:formula="of:=['copy of results.csv '.T89]" office:value-type="float" office:value="23.9767" calcext:value-type="float">
            <text:p>23.9767</text:p>
          </table:table-cell>
          <table:table-cell table:formula="of:=['copy of results.csv '.U89]" office:value-type="float" office:value="90" calcext:value-type="float">
            <text:p>90</text:p>
          </table:table-cell>
          <table:table-cell table:formula="of:=['copy of results.csv '.V89]" office:value-type="float" office:value="20" calcext:value-type="float">
            <text:p>20</text:p>
          </table:table-cell>
          <table:table-cell table:formula="of:=['copy of results.csv '.W89]" office:value-type="float" office:value="0" calcext:value-type="float">
            <text:p>0</text:p>
          </table:table-cell>
          <table:table-cell table:formula="of:=['copy of results.csv '.X89]" office:value-type="float" office:value="0" calcext:value-type="float">
            <text:p>0</text:p>
          </table:table-cell>
          <table:table-cell table:formula="of:=['copy of results.csv '.Y89]" office:value-type="float" office:value="0" calcext:value-type="float">
            <text:p>0</text:p>
          </table:table-cell>
          <table:table-cell table:formula="of:=['copy of results.csv '.Z89]" office:value-type="float" office:value="106763" calcext:value-type="float">
            <text:p>106763</text:p>
          </table:table-cell>
          <table:table-cell table:formula="of:=['copy of results.csv '.AD89]" office:value-type="float" office:value="5645630" calcext:value-type="float">
            <text:p>5645630</text:p>
          </table:table-cell>
          <table:table-cell table:formula="of:=['copy of results.csv '.AG89]" office:value-type="float" office:value="499.975" calcext:value-type="float">
            <text:p>499.975</text:p>
          </table:table-cell>
          <table:table-cell table:formula="of:=['copy of results.csv '.AH89]" office:value-type="float" office:value="23.9768" calcext:value-type="float">
            <text:p>23.9768</text:p>
          </table:table-cell>
          <table:table-cell table:formula="of:=['copy of results.csv '.AI89]" office:value-type="float" office:value="90" calcext:value-type="float">
            <text:p>90</text:p>
          </table:table-cell>
          <table:table-cell table:formula="of:=['copy of results.csv '.AJ89]" office:value-type="float" office:value="20" calcext:value-type="float">
            <text:p>20</text:p>
          </table:table-cell>
          <table:table-cell table:formula="of:=['copy of results.csv '.AK89]" office:value-type="float" office:value="0" calcext:value-type="float">
            <text:p>0</text:p>
          </table:table-cell>
          <table:table-cell table:formula="of:=['copy of results.csv '.AL89]" office:value-type="float" office:value="0" calcext:value-type="float">
            <text:p>0</text:p>
          </table:table-cell>
          <table:table-cell table:formula="of:=['copy of results.csv '.AM89]" office:value-type="float" office:value="87323.3" calcext:value-type="float">
            <text:p>87323.3</text:p>
          </table:table-cell>
          <table:table-cell table:formula="of:=['copy of results.csv '.AQ89]" office:value-type="float" office:value="7227420" calcext:value-type="float">
            <text:p>7227420</text:p>
          </table:table-cell>
          <table:table-cell table:formula="of:=['copy of results.csv '.AT89]" office:value-type="float" office:value="499.975" calcext:value-type="float">
            <text:p>499.975</text:p>
          </table:table-cell>
          <table:table-cell table:formula="of:=['copy of results.csv '.AU89]" office:value-type="float" office:value="23.9768" calcext:value-type="float">
            <text:p>23.9768</text:p>
          </table:table-cell>
          <table:table-cell table:formula="of:=['copy of results.csv '.AV89]" office:value-type="float" office:value="90" calcext:value-type="float">
            <text:p>90</text:p>
          </table:table-cell>
          <table:table-cell table:formula="of:=['copy of results.csv '.AW89]" office:value-type="float" office:value="19.5112" calcext:value-type="float">
            <text:p>19.5112</text:p>
          </table:table-cell>
          <table:table-cell table:formula="of:=['copy of results.csv '.AX89]" office:value-type="float" office:value="0" calcext:value-type="float">
            <text:p>0</text:p>
          </table:table-cell>
          <table:table-cell table:formula="of:=['copy of results.csv '.AY89]" office:value-type="float" office:value="46755.5" calcext:value-type="float">
            <text:p>46755.5</text:p>
          </table:table-cell>
          <table:table-cell table:formula="of:=['copy of results.csv '.BC89]" office:value-type="float" office:value="7061950" calcext:value-type="float">
            <text:p>7061950</text:p>
          </table:table-cell>
          <table:table-cell table:formula="of:=['copy of results.csv '.BF89]" office:value-type="float" office:value="-10826.1" calcext:value-type="float">
            <text:p>-10826.1</text:p>
          </table:table-cell>
          <table:table-cell table:formula="of:=['copy of results.csv '.BJ89]" office:value-type="float" office:value="6659640" calcext:value-type="float">
            <text:p>6659640</text:p>
          </table:table-cell>
          <table:table-cell table:formula="of:=['copy of results.csv '.BL89]" office:value-type="float" office:value="0.834298" calcext:value-type="float">
            <text:p>0.834298</text:p>
          </table:table-cell>
          <table:table-cell table:number-columns-repeated="52"/>
        </table:table-row>
        <table:table-row table:style-name="ro1">
          <table:table-cell table:style-name="ce10" table:formula="of:=['copy of results.csv '.A90]" office:value-type="float" office:value="26.16" calcext:value-type="float">
            <text:p>26.16</text:p>
          </table:table-cell>
          <table:table-cell table:formula="of:=['copy of results.csv '.B90]" office:value-type="float" office:value="0" calcext:value-type="float">
            <text:p>0</text:p>
          </table:table-cell>
          <table:table-cell table:formula="of:=[$'copy of results.csv '.C90]" office:value-type="float" office:value="1" calcext:value-type="float">
            <text:p>1</text:p>
          </table:table-cell>
          <table:table-cell table:formula="of:=['copy of results.csv '.E90]" office:value-type="float" office:value="510" calcext:value-type="float">
            <text:p>510</text:p>
          </table:table-cell>
          <table:table-cell table:formula="of:=['copy of results.csv '.F90]" office:value-type="float" office:value="28" calcext:value-type="float">
            <text:p>28</text:p>
          </table:table-cell>
          <table:table-cell table:formula="of:=['copy of results.csv '.G90]" office:value-type="float" office:value="90" calcext:value-type="float">
            <text:p>90</text:p>
          </table:table-cell>
          <table:table-cell table:formula="of:=['copy of results.csv '.H90]" office:value-type="float" office:value="20" calcext:value-type="float">
            <text:p>20</text:p>
          </table:table-cell>
          <table:table-cell table:formula="of:=['copy of results.csv '.I90]" office:value-type="float" office:value="0" calcext:value-type="float">
            <text:p>0</text:p>
          </table:table-cell>
          <table:table-cell table:formula="of:=['copy of results.csv '.J90]" office:value-type="float" office:value="0" calcext:value-type="float">
            <text:p>0</text:p>
          </table:table-cell>
          <table:table-cell table:formula="of:=['copy of results.csv '.K90]" office:value-type="float" office:value="0" calcext:value-type="float">
            <text:p>0</text:p>
          </table:table-cell>
          <table:table-cell table:formula="of:=['copy of results.csv '.L90]" office:value-type="float" office:value="0" calcext:value-type="float">
            <text:p>0</text:p>
          </table:table-cell>
          <table:table-cell table:formula="of:=['copy of results.csv '.M90]" office:value-type="float" office:value="0" calcext:value-type="float">
            <text:p>0</text:p>
          </table:table-cell>
          <table:table-cell table:formula="of:=['copy of results.csv '.Q90]" office:value-type="float" office:value="0" calcext:value-type="float">
            <text:p>0</text:p>
          </table:table-cell>
          <table:table-cell table:formula="of:=['copy of results.csv '.S90]" office:value-type="float" office:value="499.975" calcext:value-type="float">
            <text:p>499.975</text:p>
          </table:table-cell>
          <table:table-cell table:formula="of:=['copy of results.csv '.T90]" office:value-type="float" office:value="23.9767" calcext:value-type="float">
            <text:p>23.9767</text:p>
          </table:table-cell>
          <table:table-cell table:formula="of:=['copy of results.csv '.U90]" office:value-type="float" office:value="90" calcext:value-type="float">
            <text:p>90</text:p>
          </table:table-cell>
          <table:table-cell table:formula="of:=['copy of results.csv '.V90]" office:value-type="float" office:value="20" calcext:value-type="float">
            <text:p>20</text:p>
          </table:table-cell>
          <table:table-cell table:formula="of:=['copy of results.csv '.W90]" office:value-type="float" office:value="0" calcext:value-type="float">
            <text:p>0</text:p>
          </table:table-cell>
          <table:table-cell table:formula="of:=['copy of results.csv '.X90]" office:value-type="float" office:value="0" calcext:value-type="float">
            <text:p>0</text:p>
          </table:table-cell>
          <table:table-cell table:formula="of:=['copy of results.csv '.Y90]" office:value-type="float" office:value="0" calcext:value-type="float">
            <text:p>0</text:p>
          </table:table-cell>
          <table:table-cell table:formula="of:=['copy of results.csv '.Z90]" office:value-type="float" office:value="56802.3" calcext:value-type="float">
            <text:p>56802.3</text:p>
          </table:table-cell>
          <table:table-cell table:formula="of:=['copy of results.csv '.AD90]" office:value-type="float" office:value="5974300" calcext:value-type="float">
            <text:p>5974300</text:p>
          </table:table-cell>
          <table:table-cell table:formula="of:=['copy of results.csv '.AG90]" office:value-type="float" office:value="499.975" calcext:value-type="float">
            <text:p>499.975</text:p>
          </table:table-cell>
          <table:table-cell table:formula="of:=['copy of results.csv '.AH90]" office:value-type="float" office:value="23.9768" calcext:value-type="float">
            <text:p>23.9768</text:p>
          </table:table-cell>
          <table:table-cell table:formula="of:=['copy of results.csv '.AI90]" office:value-type="float" office:value="90" calcext:value-type="float">
            <text:p>90</text:p>
          </table:table-cell>
          <table:table-cell table:formula="of:=['copy of results.csv '.AJ90]" office:value-type="float" office:value="17.7778" calcext:value-type="float">
            <text:p>17.7778</text:p>
          </table:table-cell>
          <table:table-cell table:formula="of:=['copy of results.csv '.AK90]" office:value-type="float" office:value="0" calcext:value-type="float">
            <text:p>0</text:p>
          </table:table-cell>
          <table:table-cell table:formula="of:=['copy of results.csv '.AL90]" office:value-type="float" office:value="0" calcext:value-type="float">
            <text:p>0</text:p>
          </table:table-cell>
          <table:table-cell table:formula="of:=['copy of results.csv '.AM90]" office:value-type="float" office:value="55183.1" calcext:value-type="float">
            <text:p>55183.1</text:p>
          </table:table-cell>
          <table:table-cell table:formula="of:=['copy of results.csv '.AQ90]" office:value-type="float" office:value="7530720" calcext:value-type="float">
            <text:p>7530720</text:p>
          </table:table-cell>
          <table:table-cell table:formula="of:=['copy of results.csv '.AT90]" office:value-type="float" office:value="499.975" calcext:value-type="float">
            <text:p>499.975</text:p>
          </table:table-cell>
          <table:table-cell table:formula="of:=['copy of results.csv '.AU90]" office:value-type="float" office:value="23.9768" calcext:value-type="float">
            <text:p>23.9768</text:p>
          </table:table-cell>
          <table:table-cell table:formula="of:=['copy of results.csv '.AV90]" office:value-type="float" office:value="90" calcext:value-type="float">
            <text:p>90</text:p>
          </table:table-cell>
          <table:table-cell table:formula="of:=['copy of results.csv '.AW90]" office:value-type="float" office:value="17.037" calcext:value-type="float">
            <text:p>17.037</text:p>
          </table:table-cell>
          <table:table-cell table:formula="of:=['copy of results.csv '.AX90]" office:value-type="float" office:value="0" calcext:value-type="float">
            <text:p>0</text:p>
          </table:table-cell>
          <table:table-cell table:formula="of:=['copy of results.csv '.AY90]" office:value-type="float" office:value="57139.8" calcext:value-type="float">
            <text:p>57139.8</text:p>
          </table:table-cell>
          <table:table-cell table:formula="of:=['copy of results.csv '.BC90]" office:value-type="float" office:value="7897230" calcext:value-type="float">
            <text:p>7897230</text:p>
          </table:table-cell>
          <table:table-cell table:formula="of:=['copy of results.csv '.BF90]" office:value-type="float" office:value="59202" calcext:value-type="float">
            <text:p>59202</text:p>
          </table:table-cell>
          <table:table-cell table:formula="of:=['copy of results.csv '.BJ90]" office:value-type="float" office:value="8273100" calcext:value-type="float">
            <text:p>8273100</text:p>
          </table:table-cell>
          <table:table-cell table:formula="of:=['copy of results.csv '.BL90]" office:value-type="float" office:value="0.878448" calcext:value-type="float">
            <text:p>0.878448</text:p>
          </table:table-cell>
          <table:table-cell table:number-columns-repeated="52"/>
        </table:table-row>
        <table:table-row table:style-name="ro1">
          <table:table-cell table:style-name="ce10" table:formula="of:=['copy of results.csv '.A91]" office:value-type="float" office:value="26.16" calcext:value-type="float">
            <text:p>26.16</text:p>
          </table:table-cell>
          <table:table-cell table:formula="of:=['copy of results.csv '.B91]" office:value-type="float" office:value="0.1" calcext:value-type="float">
            <text:p>0.1</text:p>
          </table:table-cell>
          <table:table-cell table:formula="of:=[$'copy of results.csv '.C91]" office:value-type="float" office:value="1" calcext:value-type="float">
            <text:p>1</text:p>
          </table:table-cell>
          <table:table-cell table:formula="of:=['copy of results.csv '.E91]" office:value-type="float" office:value="510" calcext:value-type="float">
            <text:p>510</text:p>
          </table:table-cell>
          <table:table-cell table:formula="of:=['copy of results.csv '.F91]" office:value-type="float" office:value="28" calcext:value-type="float">
            <text:p>28</text:p>
          </table:table-cell>
          <table:table-cell table:formula="of:=['copy of results.csv '.G91]" office:value-type="float" office:value="90" calcext:value-type="float">
            <text:p>90</text:p>
          </table:table-cell>
          <table:table-cell table:formula="of:=['copy of results.csv '.H91]" office:value-type="float" office:value="20" calcext:value-type="float">
            <text:p>20</text:p>
          </table:table-cell>
          <table:table-cell table:formula="of:=['copy of results.csv '.I91]" office:value-type="float" office:value="0" calcext:value-type="float">
            <text:p>0</text:p>
          </table:table-cell>
          <table:table-cell table:formula="of:=['copy of results.csv '.J91]" office:value-type="float" office:value="0" calcext:value-type="float">
            <text:p>0</text:p>
          </table:table-cell>
          <table:table-cell table:formula="of:=['copy of results.csv '.K91]" office:value-type="float" office:value="0" calcext:value-type="float">
            <text:p>0</text:p>
          </table:table-cell>
          <table:table-cell table:formula="of:=['copy of results.csv '.L91]" office:value-type="float" office:value="0" calcext:value-type="float">
            <text:p>0</text:p>
          </table:table-cell>
          <table:table-cell table:formula="of:=['copy of results.csv '.M91]" office:value-type="float" office:value="0" calcext:value-type="float">
            <text:p>0</text:p>
          </table:table-cell>
          <table:table-cell table:formula="of:=['copy of results.csv '.Q91]" office:value-type="float" office:value="0" calcext:value-type="float">
            <text:p>0</text:p>
          </table:table-cell>
          <table:table-cell table:formula="of:=['copy of results.csv '.S91]" office:value-type="float" office:value="499.975" calcext:value-type="float">
            <text:p>499.975</text:p>
          </table:table-cell>
          <table:table-cell table:formula="of:=['copy of results.csv '.T91]" office:value-type="float" office:value="23.9767" calcext:value-type="float">
            <text:p>23.9767</text:p>
          </table:table-cell>
          <table:table-cell table:formula="of:=['copy of results.csv '.U91]" office:value-type="float" office:value="90" calcext:value-type="float">
            <text:p>90</text:p>
          </table:table-cell>
          <table:table-cell table:formula="of:=['copy of results.csv '.V91]" office:value-type="float" office:value="20" calcext:value-type="float">
            <text:p>20</text:p>
          </table:table-cell>
          <table:table-cell table:formula="of:=['copy of results.csv '.W91]" office:value-type="float" office:value="0" calcext:value-type="float">
            <text:p>0</text:p>
          </table:table-cell>
          <table:table-cell table:formula="of:=['copy of results.csv '.X91]" office:value-type="float" office:value="0" calcext:value-type="float">
            <text:p>0</text:p>
          </table:table-cell>
          <table:table-cell table:formula="of:=['copy of results.csv '.Y91]" office:value-type="float" office:value="0" calcext:value-type="float">
            <text:p>0</text:p>
          </table:table-cell>
          <table:table-cell table:formula="of:=['copy of results.csv '.Z91]" office:value-type="float" office:value="106763" calcext:value-type="float">
            <text:p>106763</text:p>
          </table:table-cell>
          <table:table-cell table:formula="of:=['copy of results.csv '.AD91]" office:value-type="float" office:value="6802900" calcext:value-type="float">
            <text:p>6802900</text:p>
          </table:table-cell>
          <table:table-cell table:formula="of:=['copy of results.csv '.AG91]" office:value-type="float" office:value="499.975" calcext:value-type="float">
            <text:p>499.975</text:p>
          </table:table-cell>
          <table:table-cell table:formula="of:=['copy of results.csv '.AH91]" office:value-type="float" office:value="23.9768" calcext:value-type="float">
            <text:p>23.9768</text:p>
          </table:table-cell>
          <table:table-cell table:formula="of:=['copy of results.csv '.AI91]" office:value-type="float" office:value="90" calcext:value-type="float">
            <text:p>90</text:p>
          </table:table-cell>
          <table:table-cell table:formula="of:=['copy of results.csv '.AJ91]" office:value-type="float" office:value="17.7778" calcext:value-type="float">
            <text:p>17.7778</text:p>
          </table:table-cell>
          <table:table-cell table:formula="of:=['copy of results.csv '.AK91]" office:value-type="float" office:value="0" calcext:value-type="float">
            <text:p>0</text:p>
          </table:table-cell>
          <table:table-cell table:formula="of:=['copy of results.csv '.AL91]" office:value-type="float" office:value="0" calcext:value-type="float">
            <text:p>0</text:p>
          </table:table-cell>
          <table:table-cell table:formula="of:=['copy of results.csv '.AM91]" office:value-type="float" office:value="40570.4" calcext:value-type="float">
            <text:p>40570.4</text:p>
          </table:table-cell>
          <table:table-cell table:formula="of:=['copy of results.csv '.AQ91]" office:value-type="float" office:value="7513870" calcext:value-type="float">
            <text:p>7513870</text:p>
          </table:table-cell>
          <table:table-cell table:formula="of:=['copy of results.csv '.AT91]" office:value-type="float" office:value="499.975" calcext:value-type="float">
            <text:p>499.975</text:p>
          </table:table-cell>
          <table:table-cell table:formula="of:=['copy of results.csv '.AU91]" office:value-type="float" office:value="23.9768" calcext:value-type="float">
            <text:p>23.9768</text:p>
          </table:table-cell>
          <table:table-cell table:formula="of:=['copy of results.csv '.AV91]" office:value-type="float" office:value="90" calcext:value-type="float">
            <text:p>90</text:p>
          </table:table-cell>
          <table:table-cell table:formula="of:=['copy of results.csv '.AW91]" office:value-type="float" office:value="17.037" calcext:value-type="float">
            <text:p>17.037</text:p>
          </table:table-cell>
          <table:table-cell table:formula="of:=['copy of results.csv '.AX91]" office:value-type="float" office:value="0" calcext:value-type="float">
            <text:p>0</text:p>
          </table:table-cell>
          <table:table-cell table:formula="of:=['copy of results.csv '.AY91]" office:value-type="float" office:value="63234.7" calcext:value-type="float">
            <text:p>63234.7</text:p>
          </table:table-cell>
          <table:table-cell table:formula="of:=['copy of results.csv '.BC91]" office:value-type="float" office:value="7957760" calcext:value-type="float">
            <text:p>7957760</text:p>
          </table:table-cell>
          <table:table-cell table:formula="of:=['copy of results.csv '.BF91]" office:value-type="float" office:value="17758.7" calcext:value-type="float">
            <text:p>17758.7</text:p>
          </table:table-cell>
          <table:table-cell table:formula="of:=['copy of results.csv '.BJ91]" office:value-type="float" office:value="7499920" calcext:value-type="float">
            <text:p>7499920</text:p>
          </table:table-cell>
          <table:table-cell table:formula="of:=['copy of results.csv '.BL91]" office:value-type="float" office:value="0.877459" calcext:value-type="float">
            <text:p>0.877459</text:p>
          </table:table-cell>
          <table:table-cell table:number-columns-repeated="52"/>
        </table:table-row>
        <table:table-row table:style-name="ro1">
          <table:table-cell table:style-name="ce10" table:formula="of:=['copy of results.csv '.A92]" office:value-type="float" office:value="26.16" calcext:value-type="float">
            <text:p>26.16</text:p>
          </table:table-cell>
          <table:table-cell table:formula="of:=['copy of results.csv '.B92]" office:value-type="float" office:value="0.2" calcext:value-type="float">
            <text:p>0.2</text:p>
          </table:table-cell>
          <table:table-cell table:formula="of:=[$'copy of results.csv '.C92]" office:value-type="float" office:value="1" calcext:value-type="float">
            <text:p>1</text:p>
          </table:table-cell>
          <table:table-cell table:formula="of:=['copy of results.csv '.E92]" office:value-type="float" office:value="510" calcext:value-type="float">
            <text:p>510</text:p>
          </table:table-cell>
          <table:table-cell table:formula="of:=['copy of results.csv '.F92]" office:value-type="float" office:value="28" calcext:value-type="float">
            <text:p>28</text:p>
          </table:table-cell>
          <table:table-cell table:formula="of:=['copy of results.csv '.G92]" office:value-type="float" office:value="90" calcext:value-type="float">
            <text:p>90</text:p>
          </table:table-cell>
          <table:table-cell table:formula="of:=['copy of results.csv '.H92]" office:value-type="float" office:value="20" calcext:value-type="float">
            <text:p>20</text:p>
          </table:table-cell>
          <table:table-cell table:formula="of:=['copy of results.csv '.I92]" office:value-type="float" office:value="0" calcext:value-type="float">
            <text:p>0</text:p>
          </table:table-cell>
          <table:table-cell table:formula="of:=['copy of results.csv '.J92]" office:value-type="float" office:value="0" calcext:value-type="float">
            <text:p>0</text:p>
          </table:table-cell>
          <table:table-cell table:formula="of:=['copy of results.csv '.K92]" office:value-type="float" office:value="0" calcext:value-type="float">
            <text:p>0</text:p>
          </table:table-cell>
          <table:table-cell table:formula="of:=['copy of results.csv '.L92]" office:value-type="float" office:value="0" calcext:value-type="float">
            <text:p>0</text:p>
          </table:table-cell>
          <table:table-cell table:formula="of:=['copy of results.csv '.M92]" office:value-type="float" office:value="0" calcext:value-type="float">
            <text:p>0</text:p>
          </table:table-cell>
          <table:table-cell table:formula="of:=['copy of results.csv '.Q92]" office:value-type="float" office:value="0" calcext:value-type="float">
            <text:p>0</text:p>
          </table:table-cell>
          <table:table-cell table:formula="of:=['copy of results.csv '.S92]" office:value-type="float" office:value="499.975" calcext:value-type="float">
            <text:p>499.975</text:p>
          </table:table-cell>
          <table:table-cell table:formula="of:=['copy of results.csv '.T92]" office:value-type="float" office:value="23.9767" calcext:value-type="float">
            <text:p>23.9767</text:p>
          </table:table-cell>
          <table:table-cell table:formula="of:=['copy of results.csv '.U92]" office:value-type="float" office:value="90" calcext:value-type="float">
            <text:p>90</text:p>
          </table:table-cell>
          <table:table-cell table:formula="of:=['copy of results.csv '.V92]" office:value-type="float" office:value="20" calcext:value-type="float">
            <text:p>20</text:p>
          </table:table-cell>
          <table:table-cell table:formula="of:=['copy of results.csv '.W92]" office:value-type="float" office:value="0" calcext:value-type="float">
            <text:p>0</text:p>
          </table:table-cell>
          <table:table-cell table:formula="of:=['copy of results.csv '.X92]" office:value-type="float" office:value="0" calcext:value-type="float">
            <text:p>0</text:p>
          </table:table-cell>
          <table:table-cell table:formula="of:=['copy of results.csv '.Y92]" office:value-type="float" office:value="0" calcext:value-type="float">
            <text:p>0</text:p>
          </table:table-cell>
          <table:table-cell table:formula="of:=['copy of results.csv '.Z92]" office:value-type="float" office:value="106763" calcext:value-type="float">
            <text:p>106763</text:p>
          </table:table-cell>
          <table:table-cell table:formula="of:=['copy of results.csv '.AD92]" office:value-type="float" office:value="6802900" calcext:value-type="float">
            <text:p>6802900</text:p>
          </table:table-cell>
          <table:table-cell table:formula="of:=['copy of results.csv '.AG92]" office:value-type="float" office:value="499.975" calcext:value-type="float">
            <text:p>499.975</text:p>
          </table:table-cell>
          <table:table-cell table:formula="of:=['copy of results.csv '.AH92]" office:value-type="float" office:value="23.9768" calcext:value-type="float">
            <text:p>23.9768</text:p>
          </table:table-cell>
          <table:table-cell table:formula="of:=['copy of results.csv '.AI92]" office:value-type="float" office:value="90" calcext:value-type="float">
            <text:p>90</text:p>
          </table:table-cell>
          <table:table-cell table:formula="of:=['copy of results.csv '.AJ92]" office:value-type="float" office:value="17.7778" calcext:value-type="float">
            <text:p>17.7778</text:p>
          </table:table-cell>
          <table:table-cell table:formula="of:=['copy of results.csv '.AK92]" office:value-type="float" office:value="0" calcext:value-type="float">
            <text:p>0</text:p>
          </table:table-cell>
          <table:table-cell table:formula="of:=['copy of results.csv '.AL92]" office:value-type="float" office:value="0" calcext:value-type="float">
            <text:p>0</text:p>
          </table:table-cell>
          <table:table-cell table:formula="of:=['copy of results.csv '.AM92]" office:value-type="float" office:value="41441.3" calcext:value-type="float">
            <text:p>41441.3</text:p>
          </table:table-cell>
          <table:table-cell table:formula="of:=['copy of results.csv '.AQ92]" office:value-type="float" office:value="7532550" calcext:value-type="float">
            <text:p>7532550</text:p>
          </table:table-cell>
          <table:table-cell table:formula="of:=['copy of results.csv '.AT92]" office:value-type="float" office:value="499.975" calcext:value-type="float">
            <text:p>499.975</text:p>
          </table:table-cell>
          <table:table-cell table:formula="of:=['copy of results.csv '.AU92]" office:value-type="float" office:value="23.9768" calcext:value-type="float">
            <text:p>23.9768</text:p>
          </table:table-cell>
          <table:table-cell table:formula="of:=['copy of results.csv '.AV92]" office:value-type="float" office:value="90" calcext:value-type="float">
            <text:p>90</text:p>
          </table:table-cell>
          <table:table-cell table:formula="of:=['copy of results.csv '.AW92]" office:value-type="float" office:value="17.7493" calcext:value-type="float">
            <text:p>17.7493</text:p>
          </table:table-cell>
          <table:table-cell table:formula="of:=['copy of results.csv '.AX92]" office:value-type="float" office:value="0" calcext:value-type="float">
            <text:p>0</text:p>
          </table:table-cell>
          <table:table-cell table:formula="of:=['copy of results.csv '.AY92]" office:value-type="float" office:value="72126.2" calcext:value-type="float">
            <text:p>72126.2</text:p>
          </table:table-cell>
          <table:table-cell table:formula="of:=['copy of results.csv '.BC92]" office:value-type="float" office:value="8146440" calcext:value-type="float">
            <text:p>8146440</text:p>
          </table:table-cell>
          <table:table-cell table:formula="of:=['copy of results.csv '.BF92]" office:value-type="float" office:value="8252.5" calcext:value-type="float">
            <text:p>8252.5</text:p>
          </table:table-cell>
          <table:table-cell table:formula="of:=['copy of results.csv '.BJ92]" office:value-type="float" office:value="7302490" calcext:value-type="float">
            <text:p>7302490</text:p>
          </table:table-cell>
          <table:table-cell table:formula="of:=['copy of results.csv '.BL92]" office:value-type="float" office:value="0.877459" calcext:value-type="float">
            <text:p>0.877459</text:p>
          </table:table-cell>
          <table:table-cell table:number-columns-repeated="52"/>
        </table:table-row>
        <table:table-row table:style-name="ro1">
          <table:table-cell table:style-name="ce10" table:formula="of:=['copy of results.csv '.A93]" office:value-type="float" office:value="26.16" calcext:value-type="float">
            <text:p>26.16</text:p>
          </table:table-cell>
          <table:table-cell table:formula="of:=['copy of results.csv '.B93]" office:value-type="float" office:value="0.3" calcext:value-type="float">
            <text:p>0.3</text:p>
          </table:table-cell>
          <table:table-cell table:formula="of:=[$'copy of results.csv '.C93]" office:value-type="float" office:value="1" calcext:value-type="float">
            <text:p>1</text:p>
          </table:table-cell>
          <table:table-cell table:formula="of:=['copy of results.csv '.E93]" office:value-type="float" office:value="510" calcext:value-type="float">
            <text:p>510</text:p>
          </table:table-cell>
          <table:table-cell table:formula="of:=['copy of results.csv '.F93]" office:value-type="float" office:value="28" calcext:value-type="float">
            <text:p>28</text:p>
          </table:table-cell>
          <table:table-cell table:formula="of:=['copy of results.csv '.G93]" office:value-type="float" office:value="90" calcext:value-type="float">
            <text:p>90</text:p>
          </table:table-cell>
          <table:table-cell table:formula="of:=['copy of results.csv '.H93]" office:value-type="float" office:value="20" calcext:value-type="float">
            <text:p>20</text:p>
          </table:table-cell>
          <table:table-cell table:formula="of:=['copy of results.csv '.I93]" office:value-type="float" office:value="0" calcext:value-type="float">
            <text:p>0</text:p>
          </table:table-cell>
          <table:table-cell table:formula="of:=['copy of results.csv '.J93]" office:value-type="float" office:value="0" calcext:value-type="float">
            <text:p>0</text:p>
          </table:table-cell>
          <table:table-cell table:formula="of:=['copy of results.csv '.K93]" office:value-type="float" office:value="0" calcext:value-type="float">
            <text:p>0</text:p>
          </table:table-cell>
          <table:table-cell table:formula="of:=['copy of results.csv '.L93]" office:value-type="float" office:value="0" calcext:value-type="float">
            <text:p>0</text:p>
          </table:table-cell>
          <table:table-cell table:formula="of:=['copy of results.csv '.M93]" office:value-type="float" office:value="0" calcext:value-type="float">
            <text:p>0</text:p>
          </table:table-cell>
          <table:table-cell table:formula="of:=['copy of results.csv '.Q93]" office:value-type="float" office:value="0" calcext:value-type="float">
            <text:p>0</text:p>
          </table:table-cell>
          <table:table-cell table:formula="of:=['copy of results.csv '.S93]" office:value-type="float" office:value="499.975" calcext:value-type="float">
            <text:p>499.975</text:p>
          </table:table-cell>
          <table:table-cell table:formula="of:=['copy of results.csv '.T93]" office:value-type="float" office:value="23.9767" calcext:value-type="float">
            <text:p>23.9767</text:p>
          </table:table-cell>
          <table:table-cell table:formula="of:=['copy of results.csv '.U93]" office:value-type="float" office:value="90" calcext:value-type="float">
            <text:p>90</text:p>
          </table:table-cell>
          <table:table-cell table:formula="of:=['copy of results.csv '.V93]" office:value-type="float" office:value="20" calcext:value-type="float">
            <text:p>20</text:p>
          </table:table-cell>
          <table:table-cell table:formula="of:=['copy of results.csv '.W93]" office:value-type="float" office:value="0" calcext:value-type="float">
            <text:p>0</text:p>
          </table:table-cell>
          <table:table-cell table:formula="of:=['copy of results.csv '.X93]" office:value-type="float" office:value="0" calcext:value-type="float">
            <text:p>0</text:p>
          </table:table-cell>
          <table:table-cell table:formula="of:=['copy of results.csv '.Y93]" office:value-type="float" office:value="0" calcext:value-type="float">
            <text:p>0</text:p>
          </table:table-cell>
          <table:table-cell table:formula="of:=['copy of results.csv '.Z93]" office:value-type="float" office:value="106763" calcext:value-type="float">
            <text:p>106763</text:p>
          </table:table-cell>
          <table:table-cell table:formula="of:=['copy of results.csv '.AD93]" office:value-type="float" office:value="6802900" calcext:value-type="float">
            <text:p>6802900</text:p>
          </table:table-cell>
          <table:table-cell table:formula="of:=['copy of results.csv '.AG93]" office:value-type="float" office:value="499.975" calcext:value-type="float">
            <text:p>499.975</text:p>
          </table:table-cell>
          <table:table-cell table:formula="of:=['copy of results.csv '.AH93]" office:value-type="float" office:value="23.9768" calcext:value-type="float">
            <text:p>23.9768</text:p>
          </table:table-cell>
          <table:table-cell table:formula="of:=['copy of results.csv '.AI93]" office:value-type="float" office:value="90" calcext:value-type="float">
            <text:p>90</text:p>
          </table:table-cell>
          <table:table-cell table:formula="of:=['copy of results.csv '.AJ93]" office:value-type="float" office:value="17.7778" calcext:value-type="float">
            <text:p>17.7778</text:p>
          </table:table-cell>
          <table:table-cell table:formula="of:=['copy of results.csv '.AK93]" office:value-type="float" office:value="0" calcext:value-type="float">
            <text:p>0</text:p>
          </table:table-cell>
          <table:table-cell table:formula="of:=['copy of results.csv '.AL93]" office:value-type="float" office:value="0" calcext:value-type="float">
            <text:p>0</text:p>
          </table:table-cell>
          <table:table-cell table:formula="of:=['copy of results.csv '.AM93]" office:value-type="float" office:value="46024.3" calcext:value-type="float">
            <text:p>46024.3</text:p>
          </table:table-cell>
          <table:table-cell table:formula="of:=['copy of results.csv '.AQ93]" office:value-type="float" office:value="7622720" calcext:value-type="float">
            <text:p>7622720</text:p>
          </table:table-cell>
          <table:table-cell table:formula="of:=['copy of results.csv '.AT93]" office:value-type="float" office:value="499.975" calcext:value-type="float">
            <text:p>499.975</text:p>
          </table:table-cell>
          <table:table-cell table:formula="of:=['copy of results.csv '.AU93]" office:value-type="float" office:value="23.9768" calcext:value-type="float">
            <text:p>23.9768</text:p>
          </table:table-cell>
          <table:table-cell table:formula="of:=['copy of results.csv '.AV93]" office:value-type="float" office:value="90" calcext:value-type="float">
            <text:p>90</text:p>
          </table:table-cell>
          <table:table-cell table:formula="of:=['copy of results.csv '.AW93]" office:value-type="float" office:value="17.847" calcext:value-type="float">
            <text:p>17.847</text:p>
          </table:table-cell>
          <table:table-cell table:formula="of:=['copy of results.csv '.AX93]" office:value-type="float" office:value="0" calcext:value-type="float">
            <text:p>0</text:p>
          </table:table-cell>
          <table:table-cell table:formula="of:=['copy of results.csv '.AY93]" office:value-type="float" office:value="68558.3" calcext:value-type="float">
            <text:p>68558.3</text:p>
          </table:table-cell>
          <table:table-cell table:formula="of:=['copy of results.csv '.BC93]" office:value-type="float" office:value="8107380" calcext:value-type="float">
            <text:p>8107380</text:p>
          </table:table-cell>
          <table:table-cell table:formula="of:=['copy of results.csv '.BF93]" office:value-type="float" office:value="7272.56" calcext:value-type="float">
            <text:p>7272.56</text:p>
          </table:table-cell>
          <table:table-cell table:formula="of:=['copy of results.csv '.BJ93]" office:value-type="float" office:value="7257170" calcext:value-type="float">
            <text:p>7257170</text:p>
          </table:table-cell>
          <table:table-cell table:formula="of:=['copy of results.csv '.BL93]" office:value-type="float" office:value="0.877267" calcext:value-type="float">
            <text:p>0.877267</text:p>
          </table:table-cell>
          <table:table-cell table:number-columns-repeated="52"/>
        </table:table-row>
        <table:table-row table:style-name="ro1">
          <table:table-cell table:style-name="ce10" table:formula="of:=['copy of results.csv '.A94]" office:value-type="float" office:value="26.16" calcext:value-type="float">
            <text:p>26.16</text:p>
          </table:table-cell>
          <table:table-cell table:formula="of:=['copy of results.csv '.B94]" office:value-type="float" office:value="0.4" calcext:value-type="float">
            <text:p>0.4</text:p>
          </table:table-cell>
          <table:table-cell table:formula="of:=[$'copy of results.csv '.C94]" office:value-type="float" office:value="1" calcext:value-type="float">
            <text:p>1</text:p>
          </table:table-cell>
          <table:table-cell table:formula="of:=['copy of results.csv '.E94]" office:value-type="float" office:value="510" calcext:value-type="float">
            <text:p>510</text:p>
          </table:table-cell>
          <table:table-cell table:formula="of:=['copy of results.csv '.F94]" office:value-type="float" office:value="28" calcext:value-type="float">
            <text:p>28</text:p>
          </table:table-cell>
          <table:table-cell table:formula="of:=['copy of results.csv '.G94]" office:value-type="float" office:value="90" calcext:value-type="float">
            <text:p>90</text:p>
          </table:table-cell>
          <table:table-cell table:formula="of:=['copy of results.csv '.H94]" office:value-type="float" office:value="20" calcext:value-type="float">
            <text:p>20</text:p>
          </table:table-cell>
          <table:table-cell table:formula="of:=['copy of results.csv '.I94]" office:value-type="float" office:value="0" calcext:value-type="float">
            <text:p>0</text:p>
          </table:table-cell>
          <table:table-cell table:formula="of:=['copy of results.csv '.J94]" office:value-type="float" office:value="0" calcext:value-type="float">
            <text:p>0</text:p>
          </table:table-cell>
          <table:table-cell table:formula="of:=['copy of results.csv '.K94]" office:value-type="float" office:value="0" calcext:value-type="float">
            <text:p>0</text:p>
          </table:table-cell>
          <table:table-cell table:formula="of:=['copy of results.csv '.L94]" office:value-type="float" office:value="0" calcext:value-type="float">
            <text:p>0</text:p>
          </table:table-cell>
          <table:table-cell table:formula="of:=['copy of results.csv '.M94]" office:value-type="float" office:value="0" calcext:value-type="float">
            <text:p>0</text:p>
          </table:table-cell>
          <table:table-cell table:formula="of:=['copy of results.csv '.Q94]" office:value-type="float" office:value="0" calcext:value-type="float">
            <text:p>0</text:p>
          </table:table-cell>
          <table:table-cell table:formula="of:=['copy of results.csv '.S94]" office:value-type="float" office:value="499.975" calcext:value-type="float">
            <text:p>499.975</text:p>
          </table:table-cell>
          <table:table-cell table:formula="of:=['copy of results.csv '.T94]" office:value-type="float" office:value="23.9767" calcext:value-type="float">
            <text:p>23.9767</text:p>
          </table:table-cell>
          <table:table-cell table:formula="of:=['copy of results.csv '.U94]" office:value-type="float" office:value="90" calcext:value-type="float">
            <text:p>90</text:p>
          </table:table-cell>
          <table:table-cell table:formula="of:=['copy of results.csv '.V94]" office:value-type="float" office:value="20" calcext:value-type="float">
            <text:p>20</text:p>
          </table:table-cell>
          <table:table-cell table:formula="of:=['copy of results.csv '.W94]" office:value-type="float" office:value="0" calcext:value-type="float">
            <text:p>0</text:p>
          </table:table-cell>
          <table:table-cell table:formula="of:=['copy of results.csv '.X94]" office:value-type="float" office:value="0" calcext:value-type="float">
            <text:p>0</text:p>
          </table:table-cell>
          <table:table-cell table:formula="of:=['copy of results.csv '.Y94]" office:value-type="float" office:value="0" calcext:value-type="float">
            <text:p>0</text:p>
          </table:table-cell>
          <table:table-cell table:formula="of:=['copy of results.csv '.Z94]" office:value-type="float" office:value="106763" calcext:value-type="float">
            <text:p>106763</text:p>
          </table:table-cell>
          <table:table-cell table:formula="of:=['copy of results.csv '.AD94]" office:value-type="float" office:value="6802900" calcext:value-type="float">
            <text:p>6802900</text:p>
          </table:table-cell>
          <table:table-cell table:formula="of:=['copy of results.csv '.AG94]" office:value-type="float" office:value="499.975" calcext:value-type="float">
            <text:p>499.975</text:p>
          </table:table-cell>
          <table:table-cell table:formula="of:=['copy of results.csv '.AH94]" office:value-type="float" office:value="23.9768" calcext:value-type="float">
            <text:p>23.9768</text:p>
          </table:table-cell>
          <table:table-cell table:formula="of:=['copy of results.csv '.AI94]" office:value-type="float" office:value="90" calcext:value-type="float">
            <text:p>90</text:p>
          </table:table-cell>
          <table:table-cell table:formula="of:=['copy of results.csv '.AJ94]" office:value-type="float" office:value="17.7778" calcext:value-type="float">
            <text:p>17.7778</text:p>
          </table:table-cell>
          <table:table-cell table:formula="of:=['copy of results.csv '.AK94]" office:value-type="float" office:value="0" calcext:value-type="float">
            <text:p>0</text:p>
          </table:table-cell>
          <table:table-cell table:formula="of:=['copy of results.csv '.AL94]" office:value-type="float" office:value="0" calcext:value-type="float">
            <text:p>0</text:p>
          </table:table-cell>
          <table:table-cell table:formula="of:=['copy of results.csv '.AM94]" office:value-type="float" office:value="51766.8" calcext:value-type="float">
            <text:p>51766.8</text:p>
          </table:table-cell>
          <table:table-cell table:formula="of:=['copy of results.csv '.AQ94]" office:value-type="float" office:value="7733230" calcext:value-type="float">
            <text:p>7733230</text:p>
          </table:table-cell>
          <table:table-cell table:formula="of:=['copy of results.csv '.AT94]" office:value-type="float" office:value="499.975" calcext:value-type="float">
            <text:p>499.975</text:p>
          </table:table-cell>
          <table:table-cell table:formula="of:=['copy of results.csv '.AU94]" office:value-type="float" office:value="23.9768" calcext:value-type="float">
            <text:p>23.9768</text:p>
          </table:table-cell>
          <table:table-cell table:formula="of:=['copy of results.csv '.AV94]" office:value-type="float" office:value="90" calcext:value-type="float">
            <text:p>90</text:p>
          </table:table-cell>
          <table:table-cell table:formula="of:=['copy of results.csv '.AW94]" office:value-type="float" office:value="17.8573" calcext:value-type="float">
            <text:p>17.8573</text:p>
          </table:table-cell>
          <table:table-cell table:formula="of:=['copy of results.csv '.AX94]" office:value-type="float" office:value="0" calcext:value-type="float">
            <text:p>0</text:p>
          </table:table-cell>
          <table:table-cell table:formula="of:=['copy of results.csv '.AY94]" office:value-type="float" office:value="65617.4" calcext:value-type="float">
            <text:p>65617.4</text:p>
          </table:table-cell>
          <table:table-cell table:formula="of:=['copy of results.csv '.BC94]" office:value-type="float" office:value="8078980" calcext:value-type="float">
            <text:p>8078980</text:p>
          </table:table-cell>
          <table:table-cell table:formula="of:=['copy of results.csv '.BF94]" office:value-type="float" office:value="4474.62" calcext:value-type="float">
            <text:p>4474.62</text:p>
          </table:table-cell>
          <table:table-cell table:formula="of:=['copy of results.csv '.BJ94]" office:value-type="float" office:value="7182840" calcext:value-type="float">
            <text:p>7182840</text:p>
          </table:table-cell>
          <table:table-cell table:formula="of:=['copy of results.csv '.BL94]" office:value-type="float" office:value="0.877387" calcext:value-type="float">
            <text:p>0.877387</text:p>
          </table:table-cell>
          <table:table-cell table:number-columns-repeated="52"/>
        </table:table-row>
        <table:table-row table:style-name="ro1">
          <table:table-cell table:style-name="ce10" table:formula="of:=['copy of results.csv '.A95]" office:value-type="float" office:value="26.16" calcext:value-type="float">
            <text:p>26.16</text:p>
          </table:table-cell>
          <table:table-cell table:formula="of:=['copy of results.csv '.B95]" office:value-type="float" office:value="0.5" calcext:value-type="float">
            <text:p>0.5</text:p>
          </table:table-cell>
          <table:table-cell table:formula="of:=[$'copy of results.csv '.C95]" office:value-type="float" office:value="1" calcext:value-type="float">
            <text:p>1</text:p>
          </table:table-cell>
          <table:table-cell table:formula="of:=['copy of results.csv '.E95]" office:value-type="float" office:value="510" calcext:value-type="float">
            <text:p>510</text:p>
          </table:table-cell>
          <table:table-cell table:formula="of:=['copy of results.csv '.F95]" office:value-type="float" office:value="28" calcext:value-type="float">
            <text:p>28</text:p>
          </table:table-cell>
          <table:table-cell table:formula="of:=['copy of results.csv '.G95]" office:value-type="float" office:value="90" calcext:value-type="float">
            <text:p>90</text:p>
          </table:table-cell>
          <table:table-cell table:formula="of:=['copy of results.csv '.H95]" office:value-type="float" office:value="20" calcext:value-type="float">
            <text:p>20</text:p>
          </table:table-cell>
          <table:table-cell table:formula="of:=['copy of results.csv '.I95]" office:value-type="float" office:value="0" calcext:value-type="float">
            <text:p>0</text:p>
          </table:table-cell>
          <table:table-cell table:formula="of:=['copy of results.csv '.J95]" office:value-type="float" office:value="0" calcext:value-type="float">
            <text:p>0</text:p>
          </table:table-cell>
          <table:table-cell table:formula="of:=['copy of results.csv '.K95]" office:value-type="float" office:value="0" calcext:value-type="float">
            <text:p>0</text:p>
          </table:table-cell>
          <table:table-cell table:formula="of:=['copy of results.csv '.L95]" office:value-type="float" office:value="0" calcext:value-type="float">
            <text:p>0</text:p>
          </table:table-cell>
          <table:table-cell table:formula="of:=['copy of results.csv '.M95]" office:value-type="float" office:value="0" calcext:value-type="float">
            <text:p>0</text:p>
          </table:table-cell>
          <table:table-cell table:formula="of:=['copy of results.csv '.Q95]" office:value-type="float" office:value="0" calcext:value-type="float">
            <text:p>0</text:p>
          </table:table-cell>
          <table:table-cell table:formula="of:=['copy of results.csv '.S95]" office:value-type="float" office:value="499.975" calcext:value-type="float">
            <text:p>499.975</text:p>
          </table:table-cell>
          <table:table-cell table:formula="of:=['copy of results.csv '.T95]" office:value-type="float" office:value="23.9767" calcext:value-type="float">
            <text:p>23.9767</text:p>
          </table:table-cell>
          <table:table-cell table:formula="of:=['copy of results.csv '.U95]" office:value-type="float" office:value="90" calcext:value-type="float">
            <text:p>90</text:p>
          </table:table-cell>
          <table:table-cell table:formula="of:=['copy of results.csv '.V95]" office:value-type="float" office:value="20" calcext:value-type="float">
            <text:p>20</text:p>
          </table:table-cell>
          <table:table-cell table:formula="of:=['copy of results.csv '.W95]" office:value-type="float" office:value="0" calcext:value-type="float">
            <text:p>0</text:p>
          </table:table-cell>
          <table:table-cell table:formula="of:=['copy of results.csv '.X95]" office:value-type="float" office:value="0" calcext:value-type="float">
            <text:p>0</text:p>
          </table:table-cell>
          <table:table-cell table:formula="of:=['copy of results.csv '.Y95]" office:value-type="float" office:value="0" calcext:value-type="float">
            <text:p>0</text:p>
          </table:table-cell>
          <table:table-cell table:formula="of:=['copy of results.csv '.Z95]" office:value-type="float" office:value="106763" calcext:value-type="float">
            <text:p>106763</text:p>
          </table:table-cell>
          <table:table-cell table:formula="of:=['copy of results.csv '.AD95]" office:value-type="float" office:value="6802900" calcext:value-type="float">
            <text:p>6802900</text:p>
          </table:table-cell>
          <table:table-cell table:formula="of:=['copy of results.csv '.AG95]" office:value-type="float" office:value="499.975" calcext:value-type="float">
            <text:p>499.975</text:p>
          </table:table-cell>
          <table:table-cell table:formula="of:=['copy of results.csv '.AH95]" office:value-type="float" office:value="23.9768" calcext:value-type="float">
            <text:p>23.9768</text:p>
          </table:table-cell>
          <table:table-cell table:formula="of:=['copy of results.csv '.AI95]" office:value-type="float" office:value="90" calcext:value-type="float">
            <text:p>90</text:p>
          </table:table-cell>
          <table:table-cell table:formula="of:=['copy of results.csv '.AJ95]" office:value-type="float" office:value="17.7778" calcext:value-type="float">
            <text:p>17.7778</text:p>
          </table:table-cell>
          <table:table-cell table:formula="of:=['copy of results.csv '.AK95]" office:value-type="float" office:value="0" calcext:value-type="float">
            <text:p>0</text:p>
          </table:table-cell>
          <table:table-cell table:formula="of:=['copy of results.csv '.AL95]" office:value-type="float" office:value="0" calcext:value-type="float">
            <text:p>0</text:p>
          </table:table-cell>
          <table:table-cell table:formula="of:=['copy of results.csv '.AM95]" office:value-type="float" office:value="58769.7" calcext:value-type="float">
            <text:p>58769.7</text:p>
          </table:table-cell>
          <table:table-cell table:formula="of:=['copy of results.csv '.AQ95]" office:value-type="float" office:value="7873250" calcext:value-type="float">
            <text:p>7873250</text:p>
          </table:table-cell>
          <table:table-cell table:formula="of:=['copy of results.csv '.AT95]" office:value-type="float" office:value="499.975" calcext:value-type="float">
            <text:p>499.975</text:p>
          </table:table-cell>
          <table:table-cell table:formula="of:=['copy of results.csv '.AU95]" office:value-type="float" office:value="23.9768" calcext:value-type="float">
            <text:p>23.9768</text:p>
          </table:table-cell>
          <table:table-cell table:formula="of:=['copy of results.csv '.AV95]" office:value-type="float" office:value="90" calcext:value-type="float">
            <text:p>90</text:p>
          </table:table-cell>
          <table:table-cell table:formula="of:=['copy of results.csv '.AW95]" office:value-type="float" office:value="17.8645" calcext:value-type="float">
            <text:p>17.8645</text:p>
          </table:table-cell>
          <table:table-cell table:formula="of:=['copy of results.csv '.AX95]" office:value-type="float" office:value="0" calcext:value-type="float">
            <text:p>0</text:p>
          </table:table-cell>
          <table:table-cell table:formula="of:=['copy of results.csv '.AY95]" office:value-type="float" office:value="58648.8" calcext:value-type="float">
            <text:p>58648.8</text:p>
          </table:table-cell>
          <table:table-cell table:formula="of:=['copy of results.csv '.BC95]" office:value-type="float" office:value="7962560" calcext:value-type="float">
            <text:p>7962560</text:p>
          </table:table-cell>
          <table:table-cell table:formula="of:=['copy of results.csv '.BF95]" office:value-type="float" office:value="4442.87" calcext:value-type="float">
            <text:p>4442.87</text:p>
          </table:table-cell>
          <table:table-cell table:formula="of:=['copy of results.csv '.BJ95]" office:value-type="float" office:value="7165810" calcext:value-type="float">
            <text:p>7165810</text:p>
          </table:table-cell>
          <table:table-cell table:formula="of:=['copy of results.csv '.BL95]" office:value-type="float" office:value="0.87758" calcext:value-type="float">
            <text:p>0.87758</text:p>
          </table:table-cell>
          <table:table-cell table:number-columns-repeated="52"/>
        </table:table-row>
        <table:table-row table:style-name="ro1">
          <table:table-cell table:style-name="ce10" table:formula="of:=['copy of results.csv '.A96]" office:value-type="float" office:value="26.16" calcext:value-type="float">
            <text:p>26.16</text:p>
          </table:table-cell>
          <table:table-cell table:formula="of:=['copy of results.csv '.B96]" office:value-type="float" office:value="0.6" calcext:value-type="float">
            <text:p>0.6</text:p>
          </table:table-cell>
          <table:table-cell table:formula="of:=[$'copy of results.csv '.C96]" office:value-type="float" office:value="1" calcext:value-type="float">
            <text:p>1</text:p>
          </table:table-cell>
          <table:table-cell table:formula="of:=['copy of results.csv '.E96]" office:value-type="float" office:value="510" calcext:value-type="float">
            <text:p>510</text:p>
          </table:table-cell>
          <table:table-cell table:formula="of:=['copy of results.csv '.F96]" office:value-type="float" office:value="28" calcext:value-type="float">
            <text:p>28</text:p>
          </table:table-cell>
          <table:table-cell table:formula="of:=['copy of results.csv '.G96]" office:value-type="float" office:value="90" calcext:value-type="float">
            <text:p>90</text:p>
          </table:table-cell>
          <table:table-cell table:formula="of:=['copy of results.csv '.H96]" office:value-type="float" office:value="20" calcext:value-type="float">
            <text:p>20</text:p>
          </table:table-cell>
          <table:table-cell table:formula="of:=['copy of results.csv '.I96]" office:value-type="float" office:value="0" calcext:value-type="float">
            <text:p>0</text:p>
          </table:table-cell>
          <table:table-cell table:formula="of:=['copy of results.csv '.J96]" office:value-type="float" office:value="0" calcext:value-type="float">
            <text:p>0</text:p>
          </table:table-cell>
          <table:table-cell table:formula="of:=['copy of results.csv '.K96]" office:value-type="float" office:value="0" calcext:value-type="float">
            <text:p>0</text:p>
          </table:table-cell>
          <table:table-cell table:formula="of:=['copy of results.csv '.L96]" office:value-type="float" office:value="0" calcext:value-type="float">
            <text:p>0</text:p>
          </table:table-cell>
          <table:table-cell table:formula="of:=['copy of results.csv '.M96]" office:value-type="float" office:value="0" calcext:value-type="float">
            <text:p>0</text:p>
          </table:table-cell>
          <table:table-cell table:formula="of:=['copy of results.csv '.Q96]" office:value-type="float" office:value="0" calcext:value-type="float">
            <text:p>0</text:p>
          </table:table-cell>
          <table:table-cell table:formula="of:=['copy of results.csv '.S96]" office:value-type="float" office:value="499.975" calcext:value-type="float">
            <text:p>499.975</text:p>
          </table:table-cell>
          <table:table-cell table:formula="of:=['copy of results.csv '.T96]" office:value-type="float" office:value="23.9767" calcext:value-type="float">
            <text:p>23.9767</text:p>
          </table:table-cell>
          <table:table-cell table:formula="of:=['copy of results.csv '.U96]" office:value-type="float" office:value="90" calcext:value-type="float">
            <text:p>90</text:p>
          </table:table-cell>
          <table:table-cell table:formula="of:=['copy of results.csv '.V96]" office:value-type="float" office:value="20" calcext:value-type="float">
            <text:p>20</text:p>
          </table:table-cell>
          <table:table-cell table:formula="of:=['copy of results.csv '.W96]" office:value-type="float" office:value="0" calcext:value-type="float">
            <text:p>0</text:p>
          </table:table-cell>
          <table:table-cell table:formula="of:=['copy of results.csv '.X96]" office:value-type="float" office:value="0" calcext:value-type="float">
            <text:p>0</text:p>
          </table:table-cell>
          <table:table-cell table:formula="of:=['copy of results.csv '.Y96]" office:value-type="float" office:value="0" calcext:value-type="float">
            <text:p>0</text:p>
          </table:table-cell>
          <table:table-cell table:formula="of:=['copy of results.csv '.Z96]" office:value-type="float" office:value="106763" calcext:value-type="float">
            <text:p>106763</text:p>
          </table:table-cell>
          <table:table-cell table:formula="of:=['copy of results.csv '.AD96]" office:value-type="float" office:value="6802900" calcext:value-type="float">
            <text:p>6802900</text:p>
          </table:table-cell>
          <table:table-cell table:formula="of:=['copy of results.csv '.AG96]" office:value-type="float" office:value="499.975" calcext:value-type="float">
            <text:p>499.975</text:p>
          </table:table-cell>
          <table:table-cell table:formula="of:=['copy of results.csv '.AH96]" office:value-type="float" office:value="23.9768" calcext:value-type="float">
            <text:p>23.9768</text:p>
          </table:table-cell>
          <table:table-cell table:formula="of:=['copy of results.csv '.AI96]" office:value-type="float" office:value="90" calcext:value-type="float">
            <text:p>90</text:p>
          </table:table-cell>
          <table:table-cell table:formula="of:=['copy of results.csv '.AJ96]" office:value-type="float" office:value="17.7778" calcext:value-type="float">
            <text:p>17.7778</text:p>
          </table:table-cell>
          <table:table-cell table:formula="of:=['copy of results.csv '.AK96]" office:value-type="float" office:value="0" calcext:value-type="float">
            <text:p>0</text:p>
          </table:table-cell>
          <table:table-cell table:formula="of:=['copy of results.csv '.AL96]" office:value-type="float" office:value="0" calcext:value-type="float">
            <text:p>0</text:p>
          </table:table-cell>
          <table:table-cell table:formula="of:=['copy of results.csv '.AM96]" office:value-type="float" office:value="66226" calcext:value-type="float">
            <text:p>66226</text:p>
          </table:table-cell>
          <table:table-cell table:formula="of:=['copy of results.csv '.AQ96]" office:value-type="float" office:value="8017200" calcext:value-type="float">
            <text:p>8017200</text:p>
          </table:table-cell>
          <table:table-cell table:formula="of:=['copy of results.csv '.AT96]" office:value-type="float" office:value="499.975" calcext:value-type="float">
            <text:p>499.975</text:p>
          </table:table-cell>
          <table:table-cell table:formula="of:=['copy of results.csv '.AU96]" office:value-type="float" office:value="23.9768" calcext:value-type="float">
            <text:p>23.9768</text:p>
          </table:table-cell>
          <table:table-cell table:formula="of:=['copy of results.csv '.AV96]" office:value-type="float" office:value="90" calcext:value-type="float">
            <text:p>90</text:p>
          </table:table-cell>
          <table:table-cell table:formula="of:=['copy of results.csv '.AW96]" office:value-type="float" office:value="17.914" calcext:value-type="float">
            <text:p>17.914</text:p>
          </table:table-cell>
          <table:table-cell table:formula="of:=['copy of results.csv '.AX96]" office:value-type="float" office:value="0" calcext:value-type="float">
            <text:p>0</text:p>
          </table:table-cell>
          <table:table-cell table:formula="of:=['copy of results.csv '.AY96]" office:value-type="float" office:value="50368" calcext:value-type="float">
            <text:p>50368</text:p>
          </table:table-cell>
          <table:table-cell table:formula="of:=['copy of results.csv '.BC96]" office:value-type="float" office:value="7833600" calcext:value-type="float">
            <text:p>7833600</text:p>
          </table:table-cell>
          <table:table-cell table:formula="of:=['copy of results.csv '.BF96]" office:value-type="float" office:value="5285.29" calcext:value-type="float">
            <text:p>5285.29</text:p>
          </table:table-cell>
          <table:table-cell table:formula="of:=['copy of results.csv '.BJ96]" office:value-type="float" office:value="7157250" calcext:value-type="float">
            <text:p>7157250</text:p>
          </table:table-cell>
          <table:table-cell table:formula="of:=['copy of results.csv '.BL96]" office:value-type="float" office:value="0.877652" calcext:value-type="float">
            <text:p>0.877652</text:p>
          </table:table-cell>
          <table:table-cell table:number-columns-repeated="52"/>
        </table:table-row>
        <table:table-row table:style-name="ro1">
          <table:table-cell table:style-name="ce10" table:formula="of:=['copy of results.csv '.A97]" office:value-type="float" office:value="26.16" calcext:value-type="float">
            <text:p>26.16</text:p>
          </table:table-cell>
          <table:table-cell table:formula="of:=['copy of results.csv '.B97]" office:value-type="float" office:value="0.7" calcext:value-type="float">
            <text:p>0.7</text:p>
          </table:table-cell>
          <table:table-cell table:formula="of:=[$'copy of results.csv '.C97]" office:value-type="float" office:value="1" calcext:value-type="float">
            <text:p>1</text:p>
          </table:table-cell>
          <table:table-cell table:formula="of:=['copy of results.csv '.E97]" office:value-type="float" office:value="510" calcext:value-type="float">
            <text:p>510</text:p>
          </table:table-cell>
          <table:table-cell table:formula="of:=['copy of results.csv '.F97]" office:value-type="float" office:value="28" calcext:value-type="float">
            <text:p>28</text:p>
          </table:table-cell>
          <table:table-cell table:formula="of:=['copy of results.csv '.G97]" office:value-type="float" office:value="90" calcext:value-type="float">
            <text:p>90</text:p>
          </table:table-cell>
          <table:table-cell table:formula="of:=['copy of results.csv '.H97]" office:value-type="float" office:value="20" calcext:value-type="float">
            <text:p>20</text:p>
          </table:table-cell>
          <table:table-cell table:formula="of:=['copy of results.csv '.I97]" office:value-type="float" office:value="0" calcext:value-type="float">
            <text:p>0</text:p>
          </table:table-cell>
          <table:table-cell table:formula="of:=['copy of results.csv '.J97]" office:value-type="float" office:value="0" calcext:value-type="float">
            <text:p>0</text:p>
          </table:table-cell>
          <table:table-cell table:formula="of:=['copy of results.csv '.K97]" office:value-type="float" office:value="0" calcext:value-type="float">
            <text:p>0</text:p>
          </table:table-cell>
          <table:table-cell table:formula="of:=['copy of results.csv '.L97]" office:value-type="float" office:value="0" calcext:value-type="float">
            <text:p>0</text:p>
          </table:table-cell>
          <table:table-cell table:formula="of:=['copy of results.csv '.M97]" office:value-type="float" office:value="0" calcext:value-type="float">
            <text:p>0</text:p>
          </table:table-cell>
          <table:table-cell table:formula="of:=['copy of results.csv '.Q97]" office:value-type="float" office:value="0" calcext:value-type="float">
            <text:p>0</text:p>
          </table:table-cell>
          <table:table-cell table:formula="of:=['copy of results.csv '.S97]" office:value-type="float" office:value="499.975" calcext:value-type="float">
            <text:p>499.975</text:p>
          </table:table-cell>
          <table:table-cell table:formula="of:=['copy of results.csv '.T97]" office:value-type="float" office:value="23.9767" calcext:value-type="float">
            <text:p>23.9767</text:p>
          </table:table-cell>
          <table:table-cell table:formula="of:=['copy of results.csv '.U97]" office:value-type="float" office:value="90" calcext:value-type="float">
            <text:p>90</text:p>
          </table:table-cell>
          <table:table-cell table:formula="of:=['copy of results.csv '.V97]" office:value-type="float" office:value="20" calcext:value-type="float">
            <text:p>20</text:p>
          </table:table-cell>
          <table:table-cell table:formula="of:=['copy of results.csv '.W97]" office:value-type="float" office:value="0" calcext:value-type="float">
            <text:p>0</text:p>
          </table:table-cell>
          <table:table-cell table:formula="of:=['copy of results.csv '.X97]" office:value-type="float" office:value="0" calcext:value-type="float">
            <text:p>0</text:p>
          </table:table-cell>
          <table:table-cell table:formula="of:=['copy of results.csv '.Y97]" office:value-type="float" office:value="0" calcext:value-type="float">
            <text:p>0</text:p>
          </table:table-cell>
          <table:table-cell table:formula="of:=['copy of results.csv '.Z97]" office:value-type="float" office:value="106763" calcext:value-type="float">
            <text:p>106763</text:p>
          </table:table-cell>
          <table:table-cell table:formula="of:=['copy of results.csv '.AD97]" office:value-type="float" office:value="6802900" calcext:value-type="float">
            <text:p>6802900</text:p>
          </table:table-cell>
          <table:table-cell table:formula="of:=['copy of results.csv '.AG97]" office:value-type="float" office:value="499.975" calcext:value-type="float">
            <text:p>499.975</text:p>
          </table:table-cell>
          <table:table-cell table:formula="of:=['copy of results.csv '.AH97]" office:value-type="float" office:value="23.9768" calcext:value-type="float">
            <text:p>23.9768</text:p>
          </table:table-cell>
          <table:table-cell table:formula="of:=['copy of results.csv '.AI97]" office:value-type="float" office:value="90" calcext:value-type="float">
            <text:p>90</text:p>
          </table:table-cell>
          <table:table-cell table:formula="of:=['copy of results.csv '.AJ97]" office:value-type="float" office:value="17.7778" calcext:value-type="float">
            <text:p>17.7778</text:p>
          </table:table-cell>
          <table:table-cell table:formula="of:=['copy of results.csv '.AK97]" office:value-type="float" office:value="0" calcext:value-type="float">
            <text:p>0</text:p>
          </table:table-cell>
          <table:table-cell table:formula="of:=['copy of results.csv '.AL97]" office:value-type="float" office:value="0" calcext:value-type="float">
            <text:p>0</text:p>
          </table:table-cell>
          <table:table-cell table:formula="of:=['copy of results.csv '.AM97]" office:value-type="float" office:value="72051.6" calcext:value-type="float">
            <text:p>72051.6</text:p>
          </table:table-cell>
          <table:table-cell table:formula="of:=['copy of results.csv '.AQ97]" office:value-type="float" office:value="8137590" calcext:value-type="float">
            <text:p>8137590</text:p>
          </table:table-cell>
          <table:table-cell table:formula="of:=['copy of results.csv '.AT97]" office:value-type="float" office:value="499.975" calcext:value-type="float">
            <text:p>499.975</text:p>
          </table:table-cell>
          <table:table-cell table:formula="of:=['copy of results.csv '.AU97]" office:value-type="float" office:value="23.9768" calcext:value-type="float">
            <text:p>23.9768</text:p>
          </table:table-cell>
          <table:table-cell table:formula="of:=['copy of results.csv '.AV97]" office:value-type="float" office:value="90" calcext:value-type="float">
            <text:p>90</text:p>
          </table:table-cell>
          <table:table-cell table:formula="of:=['copy of results.csv '.AW97]" office:value-type="float" office:value="17.9417" calcext:value-type="float">
            <text:p>17.9417</text:p>
          </table:table-cell>
          <table:table-cell table:formula="of:=['copy of results.csv '.AX97]" office:value-type="float" office:value="0" calcext:value-type="float">
            <text:p>0</text:p>
          </table:table-cell>
          <table:table-cell table:formula="of:=['copy of results.csv '.AY97]" office:value-type="float" office:value="44457.8" calcext:value-type="float">
            <text:p>44457.8</text:p>
          </table:table-cell>
          <table:table-cell table:formula="of:=['copy of results.csv '.BC97]" office:value-type="float" office:value="7735010" calcext:value-type="float">
            <text:p>7735010</text:p>
          </table:table-cell>
          <table:table-cell table:formula="of:=['copy of results.csv '.BF97]" office:value-type="float" office:value="5379.71" calcext:value-type="float">
            <text:p>5379.71</text:p>
          </table:table-cell>
          <table:table-cell table:formula="of:=['copy of results.csv '.BJ97]" office:value-type="float" office:value="7141170" calcext:value-type="float">
            <text:p>7141170</text:p>
          </table:table-cell>
          <table:table-cell table:formula="of:=['copy of results.csv '.BL97]" office:value-type="float" office:value="0.877508" calcext:value-type="float">
            <text:p>0.877508</text:p>
          </table:table-cell>
          <table:table-cell table:number-columns-repeated="52"/>
        </table:table-row>
        <table:table-row table:style-name="ro1">
          <table:table-cell table:style-name="ce10" table:formula="of:=['copy of results.csv '.A98]" office:value-type="float" office:value="26.16" calcext:value-type="float">
            <text:p>26.16</text:p>
          </table:table-cell>
          <table:table-cell table:formula="of:=['copy of results.csv '.B98]" office:value-type="float" office:value="0.8" calcext:value-type="float">
            <text:p>0.8</text:p>
          </table:table-cell>
          <table:table-cell table:formula="of:=[$'copy of results.csv '.C98]" office:value-type="float" office:value="1" calcext:value-type="float">
            <text:p>1</text:p>
          </table:table-cell>
          <table:table-cell table:formula="of:=['copy of results.csv '.E98]" office:value-type="float" office:value="510" calcext:value-type="float">
            <text:p>510</text:p>
          </table:table-cell>
          <table:table-cell table:formula="of:=['copy of results.csv '.F98]" office:value-type="float" office:value="28" calcext:value-type="float">
            <text:p>28</text:p>
          </table:table-cell>
          <table:table-cell table:formula="of:=['copy of results.csv '.G98]" office:value-type="float" office:value="90" calcext:value-type="float">
            <text:p>90</text:p>
          </table:table-cell>
          <table:table-cell table:formula="of:=['copy of results.csv '.H98]" office:value-type="float" office:value="20" calcext:value-type="float">
            <text:p>20</text:p>
          </table:table-cell>
          <table:table-cell table:formula="of:=['copy of results.csv '.I98]" office:value-type="float" office:value="0" calcext:value-type="float">
            <text:p>0</text:p>
          </table:table-cell>
          <table:table-cell table:formula="of:=['copy of results.csv '.J98]" office:value-type="float" office:value="0" calcext:value-type="float">
            <text:p>0</text:p>
          </table:table-cell>
          <table:table-cell table:formula="of:=['copy of results.csv '.K98]" office:value-type="float" office:value="0" calcext:value-type="float">
            <text:p>0</text:p>
          </table:table-cell>
          <table:table-cell table:formula="of:=['copy of results.csv '.L98]" office:value-type="float" office:value="0" calcext:value-type="float">
            <text:p>0</text:p>
          </table:table-cell>
          <table:table-cell table:formula="of:=['copy of results.csv '.M98]" office:value-type="float" office:value="0" calcext:value-type="float">
            <text:p>0</text:p>
          </table:table-cell>
          <table:table-cell table:formula="of:=['copy of results.csv '.Q98]" office:value-type="float" office:value="0" calcext:value-type="float">
            <text:p>0</text:p>
          </table:table-cell>
          <table:table-cell table:formula="of:=['copy of results.csv '.S98]" office:value-type="float" office:value="499.975" calcext:value-type="float">
            <text:p>499.975</text:p>
          </table:table-cell>
          <table:table-cell table:formula="of:=['copy of results.csv '.T98]" office:value-type="float" office:value="23.9767" calcext:value-type="float">
            <text:p>23.9767</text:p>
          </table:table-cell>
          <table:table-cell table:formula="of:=['copy of results.csv '.U98]" office:value-type="float" office:value="90" calcext:value-type="float">
            <text:p>90</text:p>
          </table:table-cell>
          <table:table-cell table:formula="of:=['copy of results.csv '.V98]" office:value-type="float" office:value="20" calcext:value-type="float">
            <text:p>20</text:p>
          </table:table-cell>
          <table:table-cell table:formula="of:=['copy of results.csv '.W98]" office:value-type="float" office:value="0" calcext:value-type="float">
            <text:p>0</text:p>
          </table:table-cell>
          <table:table-cell table:formula="of:=['copy of results.csv '.X98]" office:value-type="float" office:value="0" calcext:value-type="float">
            <text:p>0</text:p>
          </table:table-cell>
          <table:table-cell table:formula="of:=['copy of results.csv '.Y98]" office:value-type="float" office:value="0" calcext:value-type="float">
            <text:p>0</text:p>
          </table:table-cell>
          <table:table-cell table:formula="of:=['copy of results.csv '.Z98]" office:value-type="float" office:value="106763" calcext:value-type="float">
            <text:p>106763</text:p>
          </table:table-cell>
          <table:table-cell table:formula="of:=['copy of results.csv '.AD98]" office:value-type="float" office:value="6802900" calcext:value-type="float">
            <text:p>6802900</text:p>
          </table:table-cell>
          <table:table-cell table:formula="of:=['copy of results.csv '.AG98]" office:value-type="float" office:value="499.975" calcext:value-type="float">
            <text:p>499.975</text:p>
          </table:table-cell>
          <table:table-cell table:formula="of:=['copy of results.csv '.AH98]" office:value-type="float" office:value="23.9768" calcext:value-type="float">
            <text:p>23.9768</text:p>
          </table:table-cell>
          <table:table-cell table:formula="of:=['copy of results.csv '.AI98]" office:value-type="float" office:value="90" calcext:value-type="float">
            <text:p>90</text:p>
          </table:table-cell>
          <table:table-cell table:formula="of:=['copy of results.csv '.AJ98]" office:value-type="float" office:value="17.7778" calcext:value-type="float">
            <text:p>17.7778</text:p>
          </table:table-cell>
          <table:table-cell table:formula="of:=['copy of results.csv '.AK98]" office:value-type="float" office:value="0" calcext:value-type="float">
            <text:p>0</text:p>
          </table:table-cell>
          <table:table-cell table:formula="of:=['copy of results.csv '.AL98]" office:value-type="float" office:value="0" calcext:value-type="float">
            <text:p>0</text:p>
          </table:table-cell>
          <table:table-cell table:formula="of:=['copy of results.csv '.AM98]" office:value-type="float" office:value="75897.5" calcext:value-type="float">
            <text:p>75897.5</text:p>
          </table:table-cell>
          <table:table-cell table:formula="of:=['copy of results.csv '.AQ98]" office:value-type="float" office:value="8210340" calcext:value-type="float">
            <text:p>8210340</text:p>
          </table:table-cell>
          <table:table-cell table:formula="of:=['copy of results.csv '.AT98]" office:value-type="float" office:value="499.975" calcext:value-type="float">
            <text:p>499.975</text:p>
          </table:table-cell>
          <table:table-cell table:formula="of:=['copy of results.csv '.AU98]" office:value-type="float" office:value="23.9768" calcext:value-type="float">
            <text:p>23.9768</text:p>
          </table:table-cell>
          <table:table-cell table:formula="of:=['copy of results.csv '.AV98]" office:value-type="float" office:value="90" calcext:value-type="float">
            <text:p>90</text:p>
          </table:table-cell>
          <table:table-cell table:formula="of:=['copy of results.csv '.AW98]" office:value-type="float" office:value="17.9418" calcext:value-type="float">
            <text:p>17.9418</text:p>
          </table:table-cell>
          <table:table-cell table:formula="of:=['copy of results.csv '.AX98]" office:value-type="float" office:value="0" calcext:value-type="float">
            <text:p>0</text:p>
          </table:table-cell>
          <table:table-cell table:formula="of:=['copy of results.csv '.AY98]" office:value-type="float" office:value="40387.1" calcext:value-type="float">
            <text:p>40387.1</text:p>
          </table:table-cell>
          <table:table-cell table:formula="of:=['copy of results.csv '.BC98]" office:value-type="float" office:value="7671220" calcext:value-type="float">
            <text:p>7671220</text:p>
          </table:table-cell>
          <table:table-cell table:formula="of:=['copy of results.csv '.BF98]" office:value-type="float" office:value="5604.52" calcext:value-type="float">
            <text:p>5604.52</text:p>
          </table:table-cell>
          <table:table-cell table:formula="of:=['copy of results.csv '.BJ98]" office:value-type="float" office:value="7135490" calcext:value-type="float">
            <text:p>7135490</text:p>
          </table:table-cell>
          <table:table-cell table:formula="of:=['copy of results.csv '.BL98]" office:value-type="float" office:value="0.877411" calcext:value-type="float">
            <text:p>0.877411</text:p>
          </table:table-cell>
          <table:table-cell table:number-columns-repeated="52"/>
        </table:table-row>
        <table:table-row table:style-name="ro1">
          <table:table-cell table:style-name="ce10" table:formula="of:=['copy of results.csv '.A99]" office:value-type="float" office:value="26.16" calcext:value-type="float">
            <text:p>26.16</text:p>
          </table:table-cell>
          <table:table-cell table:formula="of:=['copy of results.csv '.B99]" office:value-type="float" office:value="0.9" calcext:value-type="float">
            <text:p>0.9</text:p>
          </table:table-cell>
          <table:table-cell table:formula="of:=[$'copy of results.csv '.C99]" office:value-type="float" office:value="1" calcext:value-type="float">
            <text:p>1</text:p>
          </table:table-cell>
          <table:table-cell table:formula="of:=['copy of results.csv '.E99]" office:value-type="float" office:value="510" calcext:value-type="float">
            <text:p>510</text:p>
          </table:table-cell>
          <table:table-cell table:formula="of:=['copy of results.csv '.F99]" office:value-type="float" office:value="28" calcext:value-type="float">
            <text:p>28</text:p>
          </table:table-cell>
          <table:table-cell table:formula="of:=['copy of results.csv '.G99]" office:value-type="float" office:value="90" calcext:value-type="float">
            <text:p>90</text:p>
          </table:table-cell>
          <table:table-cell table:formula="of:=['copy of results.csv '.H99]" office:value-type="float" office:value="20" calcext:value-type="float">
            <text:p>20</text:p>
          </table:table-cell>
          <table:table-cell table:formula="of:=['copy of results.csv '.I99]" office:value-type="float" office:value="0" calcext:value-type="float">
            <text:p>0</text:p>
          </table:table-cell>
          <table:table-cell table:formula="of:=['copy of results.csv '.J99]" office:value-type="float" office:value="0" calcext:value-type="float">
            <text:p>0</text:p>
          </table:table-cell>
          <table:table-cell table:formula="of:=['copy of results.csv '.K99]" office:value-type="float" office:value="0" calcext:value-type="float">
            <text:p>0</text:p>
          </table:table-cell>
          <table:table-cell table:formula="of:=['copy of results.csv '.L99]" office:value-type="float" office:value="0" calcext:value-type="float">
            <text:p>0</text:p>
          </table:table-cell>
          <table:table-cell table:formula="of:=['copy of results.csv '.M99]" office:value-type="float" office:value="0" calcext:value-type="float">
            <text:p>0</text:p>
          </table:table-cell>
          <table:table-cell table:formula="of:=['copy of results.csv '.Q99]" office:value-type="float" office:value="0" calcext:value-type="float">
            <text:p>0</text:p>
          </table:table-cell>
          <table:table-cell table:formula="of:=['copy of results.csv '.S99]" office:value-type="float" office:value="499.975" calcext:value-type="float">
            <text:p>499.975</text:p>
          </table:table-cell>
          <table:table-cell table:formula="of:=['copy of results.csv '.T99]" office:value-type="float" office:value="23.9767" calcext:value-type="float">
            <text:p>23.9767</text:p>
          </table:table-cell>
          <table:table-cell table:formula="of:=['copy of results.csv '.U99]" office:value-type="float" office:value="90" calcext:value-type="float">
            <text:p>90</text:p>
          </table:table-cell>
          <table:table-cell table:formula="of:=['copy of results.csv '.V99]" office:value-type="float" office:value="20" calcext:value-type="float">
            <text:p>20</text:p>
          </table:table-cell>
          <table:table-cell table:formula="of:=['copy of results.csv '.W99]" office:value-type="float" office:value="0" calcext:value-type="float">
            <text:p>0</text:p>
          </table:table-cell>
          <table:table-cell table:formula="of:=['copy of results.csv '.X99]" office:value-type="float" office:value="0" calcext:value-type="float">
            <text:p>0</text:p>
          </table:table-cell>
          <table:table-cell table:formula="of:=['copy of results.csv '.Y99]" office:value-type="float" office:value="0" calcext:value-type="float">
            <text:p>0</text:p>
          </table:table-cell>
          <table:table-cell table:formula="of:=['copy of results.csv '.Z99]" office:value-type="float" office:value="106763" calcext:value-type="float">
            <text:p>106763</text:p>
          </table:table-cell>
          <table:table-cell table:formula="of:=['copy of results.csv '.AD99]" office:value-type="float" office:value="6802900" calcext:value-type="float">
            <text:p>6802900</text:p>
          </table:table-cell>
          <table:table-cell table:formula="of:=['copy of results.csv '.AG99]" office:value-type="float" office:value="499.975" calcext:value-type="float">
            <text:p>499.975</text:p>
          </table:table-cell>
          <table:table-cell table:formula="of:=['copy of results.csv '.AH99]" office:value-type="float" office:value="23.9768" calcext:value-type="float">
            <text:p>23.9768</text:p>
          </table:table-cell>
          <table:table-cell table:formula="of:=['copy of results.csv '.AI99]" office:value-type="float" office:value="90" calcext:value-type="float">
            <text:p>90</text:p>
          </table:table-cell>
          <table:table-cell table:formula="of:=['copy of results.csv '.AJ99]" office:value-type="float" office:value="17.7778" calcext:value-type="float">
            <text:p>17.7778</text:p>
          </table:table-cell>
          <table:table-cell table:formula="of:=['copy of results.csv '.AK99]" office:value-type="float" office:value="0" calcext:value-type="float">
            <text:p>0</text:p>
          </table:table-cell>
          <table:table-cell table:formula="of:=['copy of results.csv '.AL99]" office:value-type="float" office:value="0" calcext:value-type="float">
            <text:p>0</text:p>
          </table:table-cell>
          <table:table-cell table:formula="of:=['copy of results.csv '.AM99]" office:value-type="float" office:value="80975.9" calcext:value-type="float">
            <text:p>80975.9</text:p>
          </table:table-cell>
          <table:table-cell table:formula="of:=['copy of results.csv '.AQ99]" office:value-type="float" office:value="8302160" calcext:value-type="float">
            <text:p>8302160</text:p>
          </table:table-cell>
          <table:table-cell table:formula="of:=['copy of results.csv '.AT99]" office:value-type="float" office:value="499.975" calcext:value-type="float">
            <text:p>499.975</text:p>
          </table:table-cell>
          <table:table-cell table:formula="of:=['copy of results.csv '.AU99]" office:value-type="float" office:value="23.9768" calcext:value-type="float">
            <text:p>23.9768</text:p>
          </table:table-cell>
          <table:table-cell table:formula="of:=['copy of results.csv '.AV99]" office:value-type="float" office:value="90" calcext:value-type="float">
            <text:p>90</text:p>
          </table:table-cell>
          <table:table-cell table:formula="of:=['copy of results.csv '.AW99]" office:value-type="float" office:value="17.9421" calcext:value-type="float">
            <text:p>17.9421</text:p>
          </table:table-cell>
          <table:table-cell table:formula="of:=['copy of results.csv '.AX99]" office:value-type="float" office:value="0" calcext:value-type="float">
            <text:p>0</text:p>
          </table:table-cell>
          <table:table-cell table:formula="of:=['copy of results.csv '.AY99]" office:value-type="float" office:value="51342" calcext:value-type="float">
            <text:p>51342</text:p>
          </table:table-cell>
          <table:table-cell table:formula="of:=['copy of results.csv '.BC99]" office:value-type="float" office:value="7932910" calcext:value-type="float">
            <text:p>7932910</text:p>
          </table:table-cell>
          <table:table-cell table:formula="of:=['copy of results.csv '.BF99]" office:value-type="float" office:value="-10428.6" calcext:value-type="float">
            <text:p>-10428.6</text:p>
          </table:table-cell>
          <table:table-cell table:formula="of:=['copy of results.csv '.BJ99]" office:value-type="float" office:value="6799790" calcext:value-type="float">
            <text:p>6799790</text:p>
          </table:table-cell>
          <table:table-cell table:formula="of:=['copy of results.csv '.BL99]" office:value-type="float" office:value="0.877484" calcext:value-type="float">
            <text:p>0.877484</text:p>
          </table:table-cell>
          <table:table-cell table:number-columns-repeated="52"/>
        </table:table-row>
        <table:table-row table:style-name="ro1">
          <table:table-cell table:style-name="ce10" table:formula="of:=['copy of results.csv '.A100]" office:value-type="float" office:value="26.16" calcext:value-type="float">
            <text:p>26.16</text:p>
          </table:table-cell>
          <table:table-cell table:formula="of:=['copy of results.csv '.B100]" office:value-type="float" office:value="1" calcext:value-type="float">
            <text:p>1</text:p>
          </table:table-cell>
          <table:table-cell table:formula="of:=[$'copy of results.csv '.C100]" office:value-type="float" office:value="1" calcext:value-type="float">
            <text:p>1</text:p>
          </table:table-cell>
          <table:table-cell table:formula="of:=['copy of results.csv '.E100]" office:value-type="float" office:value="510" calcext:value-type="float">
            <text:p>510</text:p>
          </table:table-cell>
          <table:table-cell table:formula="of:=['copy of results.csv '.F100]" office:value-type="float" office:value="28" calcext:value-type="float">
            <text:p>28</text:p>
          </table:table-cell>
          <table:table-cell table:formula="of:=['copy of results.csv '.G100]" office:value-type="float" office:value="90" calcext:value-type="float">
            <text:p>90</text:p>
          </table:table-cell>
          <table:table-cell table:formula="of:=['copy of results.csv '.H100]" office:value-type="float" office:value="20" calcext:value-type="float">
            <text:p>20</text:p>
          </table:table-cell>
          <table:table-cell table:formula="of:=['copy of results.csv '.I100]" office:value-type="float" office:value="0" calcext:value-type="float">
            <text:p>0</text:p>
          </table:table-cell>
          <table:table-cell table:formula="of:=['copy of results.csv '.J100]" office:value-type="float" office:value="0" calcext:value-type="float">
            <text:p>0</text:p>
          </table:table-cell>
          <table:table-cell table:formula="of:=['copy of results.csv '.K100]" office:value-type="float" office:value="0" calcext:value-type="float">
            <text:p>0</text:p>
          </table:table-cell>
          <table:table-cell table:formula="of:=['copy of results.csv '.L100]" office:value-type="float" office:value="0" calcext:value-type="float">
            <text:p>0</text:p>
          </table:table-cell>
          <table:table-cell table:formula="of:=['copy of results.csv '.M100]" office:value-type="float" office:value="0" calcext:value-type="float">
            <text:p>0</text:p>
          </table:table-cell>
          <table:table-cell table:formula="of:=['copy of results.csv '.Q100]" office:value-type="float" office:value="0" calcext:value-type="float">
            <text:p>0</text:p>
          </table:table-cell>
          <table:table-cell table:formula="of:=['copy of results.csv '.S100]" office:value-type="float" office:value="499.975" calcext:value-type="float">
            <text:p>499.975</text:p>
          </table:table-cell>
          <table:table-cell table:formula="of:=['copy of results.csv '.T100]" office:value-type="float" office:value="23.9767" calcext:value-type="float">
            <text:p>23.9767</text:p>
          </table:table-cell>
          <table:table-cell table:formula="of:=['copy of results.csv '.U100]" office:value-type="float" office:value="90" calcext:value-type="float">
            <text:p>90</text:p>
          </table:table-cell>
          <table:table-cell table:formula="of:=['copy of results.csv '.V100]" office:value-type="float" office:value="20" calcext:value-type="float">
            <text:p>20</text:p>
          </table:table-cell>
          <table:table-cell table:formula="of:=['copy of results.csv '.W100]" office:value-type="float" office:value="0" calcext:value-type="float">
            <text:p>0</text:p>
          </table:table-cell>
          <table:table-cell table:formula="of:=['copy of results.csv '.X100]" office:value-type="float" office:value="0" calcext:value-type="float">
            <text:p>0</text:p>
          </table:table-cell>
          <table:table-cell table:formula="of:=['copy of results.csv '.Y100]" office:value-type="float" office:value="0" calcext:value-type="float">
            <text:p>0</text:p>
          </table:table-cell>
          <table:table-cell table:formula="of:=['copy of results.csv '.Z100]" office:value-type="float" office:value="106763" calcext:value-type="float">
            <text:p>106763</text:p>
          </table:table-cell>
          <table:table-cell table:formula="of:=['copy of results.csv '.AD100]" office:value-type="float" office:value="6802900" calcext:value-type="float">
            <text:p>6802900</text:p>
          </table:table-cell>
          <table:table-cell table:formula="of:=['copy of results.csv '.AG100]" office:value-type="float" office:value="499.975" calcext:value-type="float">
            <text:p>499.975</text:p>
          </table:table-cell>
          <table:table-cell table:formula="of:=['copy of results.csv '.AH100]" office:value-type="float" office:value="23.9768" calcext:value-type="float">
            <text:p>23.9768</text:p>
          </table:table-cell>
          <table:table-cell table:formula="of:=['copy of results.csv '.AI100]" office:value-type="float" office:value="90" calcext:value-type="float">
            <text:p>90</text:p>
          </table:table-cell>
          <table:table-cell table:formula="of:=['copy of results.csv '.AJ100]" office:value-type="float" office:value="17.7778" calcext:value-type="float">
            <text:p>17.7778</text:p>
          </table:table-cell>
          <table:table-cell table:formula="of:=['copy of results.csv '.AK100]" office:value-type="float" office:value="0" calcext:value-type="float">
            <text:p>0</text:p>
          </table:table-cell>
          <table:table-cell table:formula="of:=['copy of results.csv '.AL100]" office:value-type="float" office:value="0" calcext:value-type="float">
            <text:p>0</text:p>
          </table:table-cell>
          <table:table-cell table:formula="of:=['copy of results.csv '.AM100]" office:value-type="float" office:value="85806" calcext:value-type="float">
            <text:p>85806</text:p>
          </table:table-cell>
          <table:table-cell table:formula="of:=['copy of results.csv '.AQ100]" office:value-type="float" office:value="8384180" calcext:value-type="float">
            <text:p>8384180</text:p>
          </table:table-cell>
          <table:table-cell table:formula="of:=['copy of results.csv '.AT100]" office:value-type="float" office:value="499.975" calcext:value-type="float">
            <text:p>499.975</text:p>
          </table:table-cell>
          <table:table-cell table:formula="of:=['copy of results.csv '.AU100]" office:value-type="float" office:value="23.9768" calcext:value-type="float">
            <text:p>23.9768</text:p>
          </table:table-cell>
          <table:table-cell table:formula="of:=['copy of results.csv '.AV100]" office:value-type="float" office:value="90" calcext:value-type="float">
            <text:p>90</text:p>
          </table:table-cell>
          <table:table-cell table:formula="of:=['copy of results.csv '.AW100]" office:value-type="float" office:value="18.1943" calcext:value-type="float">
            <text:p>18.1943</text:p>
          </table:table-cell>
          <table:table-cell table:formula="of:=['copy of results.csv '.AX100]" office:value-type="float" office:value="0" calcext:value-type="float">
            <text:p>0</text:p>
          </table:table-cell>
          <table:table-cell table:formula="of:=['copy of results.csv '.AY100]" office:value-type="float" office:value="47112.3" calcext:value-type="float">
            <text:p>47112.3</text:p>
          </table:table-cell>
          <table:table-cell table:formula="of:=['copy of results.csv '.BC100]" office:value-type="float" office:value="7876900" calcext:value-type="float">
            <text:p>7876900</text:p>
          </table:table-cell>
          <table:table-cell table:formula="of:=['copy of results.csv '.BF100]" office:value-type="float" office:value="-10938.3" calcext:value-type="float">
            <text:p>-10938.3</text:p>
          </table:table-cell>
          <table:table-cell table:formula="of:=['copy of results.csv '.BJ100]" office:value-type="float" office:value="6782140" calcext:value-type="float">
            <text:p>6782140</text:p>
          </table:table-cell>
          <table:table-cell table:formula="of:=['copy of results.csv '.BL100]" office:value-type="float" office:value="0.877459" calcext:value-type="float">
            <text:p>0.877459</text:p>
          </table:table-cell>
          <table:table-cell table:number-columns-repeated="52"/>
        </table:table-row>
        <table:table-row table:style-name="ro1">
          <table:table-cell table:style-name="ce10" table:formula="of:=['copy of results.csv '.A101]" office:value-type="float" office:value="52.32" calcext:value-type="float">
            <text:p>52.32</text:p>
          </table:table-cell>
          <table:table-cell table:formula="of:=['copy of results.csv '.B101]" office:value-type="float" office:value="0" calcext:value-type="float">
            <text:p>0</text:p>
          </table:table-cell>
          <table:table-cell table:formula="of:=[$'copy of results.csv '.C101]" office:value-type="float" office:value="1" calcext:value-type="float">
            <text:p>1</text:p>
          </table:table-cell>
          <table:table-cell table:formula="of:=['copy of results.csv '.E101]" office:value-type="float" office:value="510" calcext:value-type="float">
            <text:p>510</text:p>
          </table:table-cell>
          <table:table-cell table:formula="of:=['copy of results.csv '.F101]" office:value-type="float" office:value="28" calcext:value-type="float">
            <text:p>28</text:p>
          </table:table-cell>
          <table:table-cell table:formula="of:=['copy of results.csv '.G101]" office:value-type="float" office:value="90" calcext:value-type="float">
            <text:p>90</text:p>
          </table:table-cell>
          <table:table-cell table:formula="of:=['copy of results.csv '.H101]" office:value-type="float" office:value="20" calcext:value-type="float">
            <text:p>20</text:p>
          </table:table-cell>
          <table:table-cell table:formula="of:=['copy of results.csv '.I101]" office:value-type="float" office:value="0" calcext:value-type="float">
            <text:p>0</text:p>
          </table:table-cell>
          <table:table-cell table:formula="of:=['copy of results.csv '.J101]" office:value-type="float" office:value="0" calcext:value-type="float">
            <text:p>0</text:p>
          </table:table-cell>
          <table:table-cell table:formula="of:=['copy of results.csv '.K101]" office:value-type="float" office:value="0" calcext:value-type="float">
            <text:p>0</text:p>
          </table:table-cell>
          <table:table-cell table:formula="of:=['copy of results.csv '.L101]" office:value-type="float" office:value="0" calcext:value-type="float">
            <text:p>0</text:p>
          </table:table-cell>
          <table:table-cell table:formula="of:=['copy of results.csv '.M101]" office:value-type="float" office:value="0" calcext:value-type="float">
            <text:p>0</text:p>
          </table:table-cell>
          <table:table-cell table:formula="of:=['copy of results.csv '.Q101]" office:value-type="float" office:value="0" calcext:value-type="float">
            <text:p>0</text:p>
          </table:table-cell>
          <table:table-cell table:formula="of:=['copy of results.csv '.S101]" office:value-type="float" office:value="499.975" calcext:value-type="float">
            <text:p>499.975</text:p>
          </table:table-cell>
          <table:table-cell table:formula="of:=['copy of results.csv '.T101]" office:value-type="float" office:value="23.9767" calcext:value-type="float">
            <text:p>23.9767</text:p>
          </table:table-cell>
          <table:table-cell table:formula="of:=['copy of results.csv '.U101]" office:value-type="float" office:value="90" calcext:value-type="float">
            <text:p>90</text:p>
          </table:table-cell>
          <table:table-cell table:formula="of:=['copy of results.csv '.V101]" office:value-type="float" office:value="13.3333" calcext:value-type="float">
            <text:p>13.3333</text:p>
          </table:table-cell>
          <table:table-cell table:formula="of:=['copy of results.csv '.W101]" office:value-type="float" office:value="0" calcext:value-type="float">
            <text:p>0</text:p>
          </table:table-cell>
          <table:table-cell table:formula="of:=['copy of results.csv '.X101]" office:value-type="float" office:value="0" calcext:value-type="float">
            <text:p>0</text:p>
          </table:table-cell>
          <table:table-cell table:formula="of:=['copy of results.csv '.Y101]" office:value-type="float" office:value="0" calcext:value-type="float">
            <text:p>0</text:p>
          </table:table-cell>
          <table:table-cell table:formula="of:=['copy of results.csv '.Z101]" office:value-type="float" office:value="56802.3" calcext:value-type="float">
            <text:p>56802.3</text:p>
          </table:table-cell>
          <table:table-cell table:formula="of:=['copy of results.csv '.AD101]" office:value-type="float" office:value="7460250" calcext:value-type="float">
            <text:p>7460250</text:p>
          </table:table-cell>
          <table:table-cell table:formula="of:=['copy of results.csv '.AG101]" office:value-type="float" office:value="499.975" calcext:value-type="float">
            <text:p>499.975</text:p>
          </table:table-cell>
          <table:table-cell table:formula="of:=['copy of results.csv '.AH101]" office:value-type="float" office:value="23.9768" calcext:value-type="float">
            <text:p>23.9768</text:p>
          </table:table-cell>
          <table:table-cell table:formula="of:=['copy of results.csv '.AI101]" office:value-type="float" office:value="90" calcext:value-type="float">
            <text:p>90</text:p>
          </table:table-cell>
          <table:table-cell table:formula="of:=['copy of results.csv '.AJ101]" office:value-type="float" office:value="13.3333" calcext:value-type="float">
            <text:p>13.3333</text:p>
          </table:table-cell>
          <table:table-cell table:formula="of:=['copy of results.csv '.AK101]" office:value-type="float" office:value="0" calcext:value-type="float">
            <text:p>0</text:p>
          </table:table-cell>
          <table:table-cell table:formula="of:=['copy of results.csv '.AL101]" office:value-type="float" office:value="0" calcext:value-type="float">
            <text:p>0</text:p>
          </table:table-cell>
          <table:table-cell table:formula="of:=['copy of results.csv '.AM101]" office:value-type="float" office:value="52733.5" calcext:value-type="float">
            <text:p>52733.5</text:p>
          </table:table-cell>
          <table:table-cell table:formula="of:=['copy of results.csv '.AQ101]" office:value-type="float" office:value="8966830" calcext:value-type="float">
            <text:p>8966830</text:p>
          </table:table-cell>
          <table:table-cell table:formula="of:=['copy of results.csv '.AT101]" office:value-type="float" office:value="481.457" calcext:value-type="float">
            <text:p>481.457</text:p>
          </table:table-cell>
          <table:table-cell table:formula="of:=['copy of results.csv '.AU101]" office:value-type="float" office:value="23.9768" calcext:value-type="float">
            <text:p>23.9768</text:p>
          </table:table-cell>
          <table:table-cell table:formula="of:=['copy of results.csv '.AV101]" office:value-type="float" office:value="90" calcext:value-type="float">
            <text:p>90</text:p>
          </table:table-cell>
          <table:table-cell table:formula="of:=['copy of results.csv '.AW101]" office:value-type="float" office:value="12.5926" calcext:value-type="float">
            <text:p>12.5926</text:p>
          </table:table-cell>
          <table:table-cell table:formula="of:=['copy of results.csv '.AX101]" office:value-type="float" office:value="0" calcext:value-type="float">
            <text:p>0</text:p>
          </table:table-cell>
          <table:table-cell table:formula="of:=['copy of results.csv '.AY101]" office:value-type="float" office:value="55479.4" calcext:value-type="float">
            <text:p>55479.4</text:p>
          </table:table-cell>
          <table:table-cell table:formula="of:=['copy of results.csv '.BC101]" office:value-type="float" office:value="9441980" calcext:value-type="float">
            <text:p>9441980</text:p>
          </table:table-cell>
          <table:table-cell table:formula="of:=['copy of results.csv '.BF101]" office:value-type="float" office:value="52923.3" calcext:value-type="float">
            <text:p>52923.3</text:p>
          </table:table-cell>
          <table:table-cell table:formula="of:=['copy of results.csv '.BJ101]" office:value-type="float" office:value="9792900" calcext:value-type="float">
            <text:p>9792900</text:p>
          </table:table-cell>
          <table:table-cell table:formula="of:=['copy of results.csv '.BL101]" office:value-type="float" office:value="0.938971" calcext:value-type="float">
            <text:p>0.938971</text:p>
          </table:table-cell>
          <table:table-cell table:number-columns-repeated="52"/>
        </table:table-row>
        <table:table-row table:style-name="ro1">
          <table:table-cell table:style-name="ce10" table:formula="of:=['copy of results.csv '.A102]" office:value-type="float" office:value="52.32" calcext:value-type="float">
            <text:p>52.32</text:p>
          </table:table-cell>
          <table:table-cell table:formula="of:=['copy of results.csv '.B102]" office:value-type="float" office:value="0.1" calcext:value-type="float">
            <text:p>0.1</text:p>
          </table:table-cell>
          <table:table-cell table:formula="of:=[$'copy of results.csv '.C102]" office:value-type="float" office:value="1" calcext:value-type="float">
            <text:p>1</text:p>
          </table:table-cell>
          <table:table-cell table:formula="of:=['copy of results.csv '.E102]" office:value-type="float" office:value="510" calcext:value-type="float">
            <text:p>510</text:p>
          </table:table-cell>
          <table:table-cell table:formula="of:=['copy of results.csv '.F102]" office:value-type="float" office:value="28" calcext:value-type="float">
            <text:p>28</text:p>
          </table:table-cell>
          <table:table-cell table:formula="of:=['copy of results.csv '.G102]" office:value-type="float" office:value="90" calcext:value-type="float">
            <text:p>90</text:p>
          </table:table-cell>
          <table:table-cell table:formula="of:=['copy of results.csv '.H102]" office:value-type="float" office:value="20" calcext:value-type="float">
            <text:p>20</text:p>
          </table:table-cell>
          <table:table-cell table:formula="of:=['copy of results.csv '.I102]" office:value-type="float" office:value="0" calcext:value-type="float">
            <text:p>0</text:p>
          </table:table-cell>
          <table:table-cell table:formula="of:=['copy of results.csv '.J102]" office:value-type="float" office:value="0" calcext:value-type="float">
            <text:p>0</text:p>
          </table:table-cell>
          <table:table-cell table:formula="of:=['copy of results.csv '.K102]" office:value-type="float" office:value="0" calcext:value-type="float">
            <text:p>0</text:p>
          </table:table-cell>
          <table:table-cell table:formula="of:=['copy of results.csv '.L102]" office:value-type="float" office:value="0" calcext:value-type="float">
            <text:p>0</text:p>
          </table:table-cell>
          <table:table-cell table:formula="of:=['copy of results.csv '.M102]" office:value-type="float" office:value="0" calcext:value-type="float">
            <text:p>0</text:p>
          </table:table-cell>
          <table:table-cell table:formula="of:=['copy of results.csv '.Q102]" office:value-type="float" office:value="0" calcext:value-type="float">
            <text:p>0</text:p>
          </table:table-cell>
          <table:table-cell table:formula="of:=['copy of results.csv '.S102]" office:value-type="float" office:value="499.975" calcext:value-type="float">
            <text:p>499.975</text:p>
          </table:table-cell>
          <table:table-cell table:formula="of:=['copy of results.csv '.T102]" office:value-type="float" office:value="23.9767" calcext:value-type="float">
            <text:p>23.9767</text:p>
          </table:table-cell>
          <table:table-cell table:formula="of:=['copy of results.csv '.U102]" office:value-type="float" office:value="90" calcext:value-type="float">
            <text:p>90</text:p>
          </table:table-cell>
          <table:table-cell table:formula="of:=['copy of results.csv '.V102]" office:value-type="float" office:value="13.3333" calcext:value-type="float">
            <text:p>13.3333</text:p>
          </table:table-cell>
          <table:table-cell table:formula="of:=['copy of results.csv '.W102]" office:value-type="float" office:value="0" calcext:value-type="float">
            <text:p>0</text:p>
          </table:table-cell>
          <table:table-cell table:formula="of:=['copy of results.csv '.X102]" office:value-type="float" office:value="0" calcext:value-type="float">
            <text:p>0</text:p>
          </table:table-cell>
          <table:table-cell table:formula="of:=['copy of results.csv '.Y102]" office:value-type="float" office:value="0" calcext:value-type="float">
            <text:p>0</text:p>
          </table:table-cell>
          <table:table-cell table:formula="of:=['copy of results.csv '.Z102]" office:value-type="float" office:value="106763" calcext:value-type="float">
            <text:p>106763</text:p>
          </table:table-cell>
          <table:table-cell table:formula="of:=['copy of results.csv '.AD102]" office:value-type="float" office:value="9117450" calcext:value-type="float">
            <text:p>9117450</text:p>
          </table:table-cell>
          <table:table-cell table:formula="of:=['copy of results.csv '.AG102]" office:value-type="float" office:value="499.975" calcext:value-type="float">
            <text:p>499.975</text:p>
          </table:table-cell>
          <table:table-cell table:formula="of:=['copy of results.csv '.AH102]" office:value-type="float" office:value="23.9768" calcext:value-type="float">
            <text:p>23.9768</text:p>
          </table:table-cell>
          <table:table-cell table:formula="of:=['copy of results.csv '.AI102]" office:value-type="float" office:value="90" calcext:value-type="float">
            <text:p>90</text:p>
          </table:table-cell>
          <table:table-cell table:formula="of:=['copy of results.csv '.AJ102]" office:value-type="float" office:value="13.3333" calcext:value-type="float">
            <text:p>13.3333</text:p>
          </table:table-cell>
          <table:table-cell table:formula="of:=['copy of results.csv '.AK102]" office:value-type="float" office:value="0" calcext:value-type="float">
            <text:p>0</text:p>
          </table:table-cell>
          <table:table-cell table:formula="of:=['copy of results.csv '.AL102]" office:value-type="float" office:value="0" calcext:value-type="float">
            <text:p>0</text:p>
          </table:table-cell>
          <table:table-cell table:formula="of:=['copy of results.csv '.AM102]" office:value-type="float" office:value="37095.1" calcext:value-type="float">
            <text:p>37095.1</text:p>
          </table:table-cell>
          <table:table-cell table:formula="of:=['copy of results.csv '.AQ102]" office:value-type="float" office:value="8887560" calcext:value-type="float">
            <text:p>8887560</text:p>
          </table:table-cell>
          <table:table-cell table:formula="of:=['copy of results.csv '.AT102]" office:value-type="float" office:value="481.457" calcext:value-type="float">
            <text:p>481.457</text:p>
          </table:table-cell>
          <table:table-cell table:formula="of:=['copy of results.csv '.AU102]" office:value-type="float" office:value="23.9768" calcext:value-type="float">
            <text:p>23.9768</text:p>
          </table:table-cell>
          <table:table-cell table:formula="of:=['copy of results.csv '.AV102]" office:value-type="float" office:value="90" calcext:value-type="float">
            <text:p>90</text:p>
          </table:table-cell>
          <table:table-cell table:formula="of:=['copy of results.csv '.AW102]" office:value-type="float" office:value="12.5926" calcext:value-type="float">
            <text:p>12.5926</text:p>
          </table:table-cell>
          <table:table-cell table:formula="of:=['copy of results.csv '.AX102]" office:value-type="float" office:value="0" calcext:value-type="float">
            <text:p>0</text:p>
          </table:table-cell>
          <table:table-cell table:formula="of:=['copy of results.csv '.AY102]" office:value-type="float" office:value="61417" calcext:value-type="float">
            <text:p>61417</text:p>
          </table:table-cell>
          <table:table-cell table:formula="of:=['copy of results.csv '.BC102]" office:value-type="float" office:value="9564580" calcext:value-type="float">
            <text:p>9564580</text:p>
          </table:table-cell>
          <table:table-cell table:formula="of:=['copy of results.csv '.BF102]" office:value-type="float" office:value="12663.1" calcext:value-type="float">
            <text:p>12663.1</text:p>
          </table:table-cell>
          <table:table-cell table:formula="of:=['copy of results.csv '.BJ102]" office:value-type="float" office:value="8289000" calcext:value-type="float">
            <text:p>8289000</text:p>
          </table:table-cell>
          <table:table-cell table:formula="of:=['copy of results.csv '.BL102]" office:value-type="float" office:value="0.944927" calcext:value-type="float">
            <text:p>0.944927</text:p>
          </table:table-cell>
          <table:table-cell table:number-columns-repeated="52"/>
        </table:table-row>
        <table:table-row table:style-name="ro1">
          <table:table-cell table:style-name="ce10" table:formula="of:=['copy of results.csv '.A103]" office:value-type="float" office:value="52.32" calcext:value-type="float">
            <text:p>52.32</text:p>
          </table:table-cell>
          <table:table-cell table:formula="of:=['copy of results.csv '.B103]" office:value-type="float" office:value="0.2" calcext:value-type="float">
            <text:p>0.2</text:p>
          </table:table-cell>
          <table:table-cell table:formula="of:=[$'copy of results.csv '.C103]" office:value-type="float" office:value="1" calcext:value-type="float">
            <text:p>1</text:p>
          </table:table-cell>
          <table:table-cell table:formula="of:=['copy of results.csv '.E103]" office:value-type="float" office:value="510" calcext:value-type="float">
            <text:p>510</text:p>
          </table:table-cell>
          <table:table-cell table:formula="of:=['copy of results.csv '.F103]" office:value-type="float" office:value="28" calcext:value-type="float">
            <text:p>28</text:p>
          </table:table-cell>
          <table:table-cell table:formula="of:=['copy of results.csv '.G103]" office:value-type="float" office:value="90" calcext:value-type="float">
            <text:p>90</text:p>
          </table:table-cell>
          <table:table-cell table:formula="of:=['copy of results.csv '.H103]" office:value-type="float" office:value="20" calcext:value-type="float">
            <text:p>20</text:p>
          </table:table-cell>
          <table:table-cell table:formula="of:=['copy of results.csv '.I103]" office:value-type="float" office:value="0" calcext:value-type="float">
            <text:p>0</text:p>
          </table:table-cell>
          <table:table-cell table:formula="of:=['copy of results.csv '.J103]" office:value-type="float" office:value="0" calcext:value-type="float">
            <text:p>0</text:p>
          </table:table-cell>
          <table:table-cell table:formula="of:=['copy of results.csv '.K103]" office:value-type="float" office:value="0" calcext:value-type="float">
            <text:p>0</text:p>
          </table:table-cell>
          <table:table-cell table:formula="of:=['copy of results.csv '.L103]" office:value-type="float" office:value="0" calcext:value-type="float">
            <text:p>0</text:p>
          </table:table-cell>
          <table:table-cell table:formula="of:=['copy of results.csv '.M103]" office:value-type="float" office:value="0" calcext:value-type="float">
            <text:p>0</text:p>
          </table:table-cell>
          <table:table-cell table:formula="of:=['copy of results.csv '.Q103]" office:value-type="float" office:value="0" calcext:value-type="float">
            <text:p>0</text:p>
          </table:table-cell>
          <table:table-cell table:formula="of:=['copy of results.csv '.S103]" office:value-type="float" office:value="499.975" calcext:value-type="float">
            <text:p>499.975</text:p>
          </table:table-cell>
          <table:table-cell table:formula="of:=['copy of results.csv '.T103]" office:value-type="float" office:value="23.9767" calcext:value-type="float">
            <text:p>23.9767</text:p>
          </table:table-cell>
          <table:table-cell table:formula="of:=['copy of results.csv '.U103]" office:value-type="float" office:value="90" calcext:value-type="float">
            <text:p>90</text:p>
          </table:table-cell>
          <table:table-cell table:formula="of:=['copy of results.csv '.V103]" office:value-type="float" office:value="13.3333" calcext:value-type="float">
            <text:p>13.3333</text:p>
          </table:table-cell>
          <table:table-cell table:formula="of:=['copy of results.csv '.W103]" office:value-type="float" office:value="0" calcext:value-type="float">
            <text:p>0</text:p>
          </table:table-cell>
          <table:table-cell table:formula="of:=['copy of results.csv '.X103]" office:value-type="float" office:value="0" calcext:value-type="float">
            <text:p>0</text:p>
          </table:table-cell>
          <table:table-cell table:formula="of:=['copy of results.csv '.Y103]" office:value-type="float" office:value="0" calcext:value-type="float">
            <text:p>0</text:p>
          </table:table-cell>
          <table:table-cell table:formula="of:=['copy of results.csv '.Z103]" office:value-type="float" office:value="106763" calcext:value-type="float">
            <text:p>106763</text:p>
          </table:table-cell>
          <table:table-cell table:formula="of:=['copy of results.csv '.AD103]" office:value-type="float" office:value="9117450" calcext:value-type="float">
            <text:p>9117450</text:p>
          </table:table-cell>
          <table:table-cell table:formula="of:=['copy of results.csv '.AG103]" office:value-type="float" office:value="499.975" calcext:value-type="float">
            <text:p>499.975</text:p>
          </table:table-cell>
          <table:table-cell table:formula="of:=['copy of results.csv '.AH103]" office:value-type="float" office:value="23.9768" calcext:value-type="float">
            <text:p>23.9768</text:p>
          </table:table-cell>
          <table:table-cell table:formula="of:=['copy of results.csv '.AI103]" office:value-type="float" office:value="90" calcext:value-type="float">
            <text:p>90</text:p>
          </table:table-cell>
          <table:table-cell table:formula="of:=['copy of results.csv '.AJ103]" office:value-type="float" office:value="13.3333" calcext:value-type="float">
            <text:p>13.3333</text:p>
          </table:table-cell>
          <table:table-cell table:formula="of:=['copy of results.csv '.AK103]" office:value-type="float" office:value="0" calcext:value-type="float">
            <text:p>0</text:p>
          </table:table-cell>
          <table:table-cell table:formula="of:=['copy of results.csv '.AL103]" office:value-type="float" office:value="0" calcext:value-type="float">
            <text:p>0</text:p>
          </table:table-cell>
          <table:table-cell table:formula="of:=['copy of results.csv '.AM103]" office:value-type="float" office:value="37773.3" calcext:value-type="float">
            <text:p>37773.3</text:p>
          </table:table-cell>
          <table:table-cell table:formula="of:=['copy of results.csv '.AQ103]" office:value-type="float" office:value="8916580" calcext:value-type="float">
            <text:p>8916580</text:p>
          </table:table-cell>
          <table:table-cell table:formula="of:=['copy of results.csv '.AT103]" office:value-type="float" office:value="481.457" calcext:value-type="float">
            <text:p>481.457</text:p>
          </table:table-cell>
          <table:table-cell table:formula="of:=['copy of results.csv '.AU103]" office:value-type="float" office:value="23.9768" calcext:value-type="float">
            <text:p>23.9768</text:p>
          </table:table-cell>
          <table:table-cell table:formula="of:=['copy of results.csv '.AV103]" office:value-type="float" office:value="90" calcext:value-type="float">
            <text:p>90</text:p>
          </table:table-cell>
          <table:table-cell table:formula="of:=['copy of results.csv '.AW103]" office:value-type="float" office:value="12.5926" calcext:value-type="float">
            <text:p>12.5926</text:p>
          </table:table-cell>
          <table:table-cell table:formula="of:=['copy of results.csv '.AX103]" office:value-type="float" office:value="0" calcext:value-type="float">
            <text:p>0</text:p>
          </table:table-cell>
          <table:table-cell table:formula="of:=['copy of results.csv '.AY103]" office:value-type="float" office:value="69196.8" calcext:value-type="float">
            <text:p>69196.8</text:p>
          </table:table-cell>
          <table:table-cell table:formula="of:=['copy of results.csv '.BC103]" office:value-type="float" office:value="9822850" calcext:value-type="float">
            <text:p>9822850</text:p>
          </table:table-cell>
          <table:table-cell table:formula="of:=['copy of results.csv '.BF103]" office:value-type="float" office:value="4205.03" calcext:value-type="float">
            <text:p>4205.03</text:p>
          </table:table-cell>
          <table:table-cell table:formula="of:=['copy of results.csv '.BJ103]" office:value-type="float" office:value="8014360" calcext:value-type="float">
            <text:p>8014360</text:p>
          </table:table-cell>
          <table:table-cell table:formula="of:=['copy of results.csv '.BL103]" office:value-type="float" office:value="0.944951" calcext:value-type="float">
            <text:p>0.944951</text:p>
          </table:table-cell>
          <table:table-cell table:number-columns-repeated="52"/>
        </table:table-row>
        <table:table-row table:style-name="ro1">
          <table:table-cell table:style-name="ce10" table:formula="of:=['copy of results.csv '.A104]" office:value-type="float" office:value="52.32" calcext:value-type="float">
            <text:p>52.32</text:p>
          </table:table-cell>
          <table:table-cell table:formula="of:=['copy of results.csv '.B104]" office:value-type="float" office:value="0.3" calcext:value-type="float">
            <text:p>0.3</text:p>
          </table:table-cell>
          <table:table-cell table:formula="of:=[$'copy of results.csv '.C104]" office:value-type="float" office:value="1" calcext:value-type="float">
            <text:p>1</text:p>
          </table:table-cell>
          <table:table-cell table:formula="of:=['copy of results.csv '.E104]" office:value-type="float" office:value="510" calcext:value-type="float">
            <text:p>510</text:p>
          </table:table-cell>
          <table:table-cell table:formula="of:=['copy of results.csv '.F104]" office:value-type="float" office:value="28" calcext:value-type="float">
            <text:p>28</text:p>
          </table:table-cell>
          <table:table-cell table:formula="of:=['copy of results.csv '.G104]" office:value-type="float" office:value="90" calcext:value-type="float">
            <text:p>90</text:p>
          </table:table-cell>
          <table:table-cell table:formula="of:=['copy of results.csv '.H104]" office:value-type="float" office:value="20" calcext:value-type="float">
            <text:p>20</text:p>
          </table:table-cell>
          <table:table-cell table:formula="of:=['copy of results.csv '.I104]" office:value-type="float" office:value="0" calcext:value-type="float">
            <text:p>0</text:p>
          </table:table-cell>
          <table:table-cell table:formula="of:=['copy of results.csv '.J104]" office:value-type="float" office:value="0" calcext:value-type="float">
            <text:p>0</text:p>
          </table:table-cell>
          <table:table-cell table:formula="of:=['copy of results.csv '.K104]" office:value-type="float" office:value="0" calcext:value-type="float">
            <text:p>0</text:p>
          </table:table-cell>
          <table:table-cell table:formula="of:=['copy of results.csv '.L104]" office:value-type="float" office:value="0" calcext:value-type="float">
            <text:p>0</text:p>
          </table:table-cell>
          <table:table-cell table:formula="of:=['copy of results.csv '.M104]" office:value-type="float" office:value="0" calcext:value-type="float">
            <text:p>0</text:p>
          </table:table-cell>
          <table:table-cell table:formula="of:=['copy of results.csv '.Q104]" office:value-type="float" office:value="0" calcext:value-type="float">
            <text:p>0</text:p>
          </table:table-cell>
          <table:table-cell table:formula="of:=['copy of results.csv '.S104]" office:value-type="float" office:value="499.975" calcext:value-type="float">
            <text:p>499.975</text:p>
          </table:table-cell>
          <table:table-cell table:formula="of:=['copy of results.csv '.T104]" office:value-type="float" office:value="23.9767" calcext:value-type="float">
            <text:p>23.9767</text:p>
          </table:table-cell>
          <table:table-cell table:formula="of:=['copy of results.csv '.U104]" office:value-type="float" office:value="90" calcext:value-type="float">
            <text:p>90</text:p>
          </table:table-cell>
          <table:table-cell table:formula="of:=['copy of results.csv '.V104]" office:value-type="float" office:value="13.3333" calcext:value-type="float">
            <text:p>13.3333</text:p>
          </table:table-cell>
          <table:table-cell table:formula="of:=['copy of results.csv '.W104]" office:value-type="float" office:value="0" calcext:value-type="float">
            <text:p>0</text:p>
          </table:table-cell>
          <table:table-cell table:formula="of:=['copy of results.csv '.X104]" office:value-type="float" office:value="0" calcext:value-type="float">
            <text:p>0</text:p>
          </table:table-cell>
          <table:table-cell table:formula="of:=['copy of results.csv '.Y104]" office:value-type="float" office:value="0" calcext:value-type="float">
            <text:p>0</text:p>
          </table:table-cell>
          <table:table-cell table:formula="of:=['copy of results.csv '.Z104]" office:value-type="float" office:value="106763" calcext:value-type="float">
            <text:p>106763</text:p>
          </table:table-cell>
          <table:table-cell table:formula="of:=['copy of results.csv '.AD104]" office:value-type="float" office:value="9117450" calcext:value-type="float">
            <text:p>9117450</text:p>
          </table:table-cell>
          <table:table-cell table:formula="of:=['copy of results.csv '.AG104]" office:value-type="float" office:value="499.975" calcext:value-type="float">
            <text:p>499.975</text:p>
          </table:table-cell>
          <table:table-cell table:formula="of:=['copy of results.csv '.AH104]" office:value-type="float" office:value="23.9768" calcext:value-type="float">
            <text:p>23.9768</text:p>
          </table:table-cell>
          <table:table-cell table:formula="of:=['copy of results.csv '.AI104]" office:value-type="float" office:value="90" calcext:value-type="float">
            <text:p>90</text:p>
          </table:table-cell>
          <table:table-cell table:formula="of:=['copy of results.csv '.AJ104]" office:value-type="float" office:value="13.3333" calcext:value-type="float">
            <text:p>13.3333</text:p>
          </table:table-cell>
          <table:table-cell table:formula="of:=['copy of results.csv '.AK104]" office:value-type="float" office:value="0" calcext:value-type="float">
            <text:p>0</text:p>
          </table:table-cell>
          <table:table-cell table:formula="of:=['copy of results.csv '.AL104]" office:value-type="float" office:value="0" calcext:value-type="float">
            <text:p>0</text:p>
          </table:table-cell>
          <table:table-cell table:formula="of:=['copy of results.csv '.AM104]" office:value-type="float" office:value="40757.6" calcext:value-type="float">
            <text:p>40757.6</text:p>
          </table:table-cell>
          <table:table-cell table:formula="of:=['copy of results.csv '.AQ104]" office:value-type="float" office:value="8999310" calcext:value-type="float">
            <text:p>8999310</text:p>
          </table:table-cell>
          <table:table-cell table:formula="of:=['copy of results.csv '.AT104]" office:value-type="float" office:value="481.457" calcext:value-type="float">
            <text:p>481.457</text:p>
          </table:table-cell>
          <table:table-cell table:formula="of:=['copy of results.csv '.AU104]" office:value-type="float" office:value="23.9768" calcext:value-type="float">
            <text:p>23.9768</text:p>
          </table:table-cell>
          <table:table-cell table:formula="of:=['copy of results.csv '.AV104]" office:value-type="float" office:value="90" calcext:value-type="float">
            <text:p>90</text:p>
          </table:table-cell>
          <table:table-cell table:formula="of:=['copy of results.csv '.AW104]" office:value-type="float" office:value="12.8383" calcext:value-type="float">
            <text:p>12.8383</text:p>
          </table:table-cell>
          <table:table-cell table:formula="of:=['copy of results.csv '.AX104]" office:value-type="float" office:value="0" calcext:value-type="float">
            <text:p>0</text:p>
          </table:table-cell>
          <table:table-cell table:formula="of:=['copy of results.csv '.AY104]" office:value-type="float" office:value="66785.3" calcext:value-type="float">
            <text:p>66785.3</text:p>
          </table:table-cell>
          <table:table-cell table:formula="of:=['copy of results.csv '.BC104]" office:value-type="float" office:value="9778060" calcext:value-type="float">
            <text:p>9778060</text:p>
          </table:table-cell>
          <table:table-cell table:formula="of:=['copy of results.csv '.BF104]" office:value-type="float" office:value="3720.62" calcext:value-type="float">
            <text:p>3720.62</text:p>
          </table:table-cell>
          <table:table-cell table:formula="of:=['copy of results.csv '.BJ104]" office:value-type="float" office:value="7982440" calcext:value-type="float">
            <text:p>7982440</text:p>
          </table:table-cell>
          <table:table-cell table:formula="of:=['copy of results.csv '.BL104]" office:value-type="float" office:value="0.944758" calcext:value-type="float">
            <text:p>0.944758</text:p>
          </table:table-cell>
          <table:table-cell table:number-columns-repeated="52"/>
        </table:table-row>
        <table:table-row table:style-name="ro1">
          <table:table-cell table:style-name="ce10" table:formula="of:=['copy of results.csv '.A105]" office:value-type="float" office:value="52.32" calcext:value-type="float">
            <text:p>52.32</text:p>
          </table:table-cell>
          <table:table-cell table:formula="of:=['copy of results.csv '.B105]" office:value-type="float" office:value="0.4" calcext:value-type="float">
            <text:p>0.4</text:p>
          </table:table-cell>
          <table:table-cell table:formula="of:=[$'copy of results.csv '.C105]" office:value-type="float" office:value="1" calcext:value-type="float">
            <text:p>1</text:p>
          </table:table-cell>
          <table:table-cell table:formula="of:=['copy of results.csv '.E105]" office:value-type="float" office:value="510" calcext:value-type="float">
            <text:p>510</text:p>
          </table:table-cell>
          <table:table-cell table:formula="of:=['copy of results.csv '.F105]" office:value-type="float" office:value="28" calcext:value-type="float">
            <text:p>28</text:p>
          </table:table-cell>
          <table:table-cell table:formula="of:=['copy of results.csv '.G105]" office:value-type="float" office:value="90" calcext:value-type="float">
            <text:p>90</text:p>
          </table:table-cell>
          <table:table-cell table:formula="of:=['copy of results.csv '.H105]" office:value-type="float" office:value="20" calcext:value-type="float">
            <text:p>20</text:p>
          </table:table-cell>
          <table:table-cell table:formula="of:=['copy of results.csv '.I105]" office:value-type="float" office:value="0" calcext:value-type="float">
            <text:p>0</text:p>
          </table:table-cell>
          <table:table-cell table:formula="of:=['copy of results.csv '.J105]" office:value-type="float" office:value="0" calcext:value-type="float">
            <text:p>0</text:p>
          </table:table-cell>
          <table:table-cell table:formula="of:=['copy of results.csv '.K105]" office:value-type="float" office:value="0" calcext:value-type="float">
            <text:p>0</text:p>
          </table:table-cell>
          <table:table-cell table:formula="of:=['copy of results.csv '.L105]" office:value-type="float" office:value="0" calcext:value-type="float">
            <text:p>0</text:p>
          </table:table-cell>
          <table:table-cell table:formula="of:=['copy of results.csv '.M105]" office:value-type="float" office:value="0" calcext:value-type="float">
            <text:p>0</text:p>
          </table:table-cell>
          <table:table-cell table:formula="of:=['copy of results.csv '.Q105]" office:value-type="float" office:value="0" calcext:value-type="float">
            <text:p>0</text:p>
          </table:table-cell>
          <table:table-cell table:formula="of:=['copy of results.csv '.S105]" office:value-type="float" office:value="499.975" calcext:value-type="float">
            <text:p>499.975</text:p>
          </table:table-cell>
          <table:table-cell table:formula="of:=['copy of results.csv '.T105]" office:value-type="float" office:value="23.9767" calcext:value-type="float">
            <text:p>23.9767</text:p>
          </table:table-cell>
          <table:table-cell table:formula="of:=['copy of results.csv '.U105]" office:value-type="float" office:value="90" calcext:value-type="float">
            <text:p>90</text:p>
          </table:table-cell>
          <table:table-cell table:formula="of:=['copy of results.csv '.V105]" office:value-type="float" office:value="13.3333" calcext:value-type="float">
            <text:p>13.3333</text:p>
          </table:table-cell>
          <table:table-cell table:formula="of:=['copy of results.csv '.W105]" office:value-type="float" office:value="0" calcext:value-type="float">
            <text:p>0</text:p>
          </table:table-cell>
          <table:table-cell table:formula="of:=['copy of results.csv '.X105]" office:value-type="float" office:value="0" calcext:value-type="float">
            <text:p>0</text:p>
          </table:table-cell>
          <table:table-cell table:formula="of:=['copy of results.csv '.Y105]" office:value-type="float" office:value="0" calcext:value-type="float">
            <text:p>0</text:p>
          </table:table-cell>
          <table:table-cell table:formula="of:=['copy of results.csv '.Z105]" office:value-type="float" office:value="106763" calcext:value-type="float">
            <text:p>106763</text:p>
          </table:table-cell>
          <table:table-cell table:formula="of:=['copy of results.csv '.AD105]" office:value-type="float" office:value="9117450" calcext:value-type="float">
            <text:p>9117450</text:p>
          </table:table-cell>
          <table:table-cell table:formula="of:=['copy of results.csv '.AG105]" office:value-type="float" office:value="499.975" calcext:value-type="float">
            <text:p>499.975</text:p>
          </table:table-cell>
          <table:table-cell table:formula="of:=['copy of results.csv '.AH105]" office:value-type="float" office:value="23.9768" calcext:value-type="float">
            <text:p>23.9768</text:p>
          </table:table-cell>
          <table:table-cell table:formula="of:=['copy of results.csv '.AI105]" office:value-type="float" office:value="90" calcext:value-type="float">
            <text:p>90</text:p>
          </table:table-cell>
          <table:table-cell table:formula="of:=['copy of results.csv '.AJ105]" office:value-type="float" office:value="13.3333" calcext:value-type="float">
            <text:p>13.3333</text:p>
          </table:table-cell>
          <table:table-cell table:formula="of:=['copy of results.csv '.AK105]" office:value-type="float" office:value="0" calcext:value-type="float">
            <text:p>0</text:p>
          </table:table-cell>
          <table:table-cell table:formula="of:=['copy of results.csv '.AL105]" office:value-type="float" office:value="0" calcext:value-type="float">
            <text:p>0</text:p>
          </table:table-cell>
          <table:table-cell table:formula="of:=['copy of results.csv '.AM105]" office:value-type="float" office:value="46035.8" calcext:value-type="float">
            <text:p>46035.8</text:p>
          </table:table-cell>
          <table:table-cell table:formula="of:=['copy of results.csv '.AQ105]" office:value-type="float" office:value="9199060" calcext:value-type="float">
            <text:p>9199060</text:p>
          </table:table-cell>
          <table:table-cell table:formula="of:=['copy of results.csv '.AT105]" office:value-type="float" office:value="492.193" calcext:value-type="float">
            <text:p>492.193</text:p>
          </table:table-cell>
          <table:table-cell table:formula="of:=['copy of results.csv '.AU105]" office:value-type="float" office:value="23.9768" calcext:value-type="float">
            <text:p>23.9768</text:p>
          </table:table-cell>
          <table:table-cell table:formula="of:=['copy of results.csv '.AV105]" office:value-type="float" office:value="90" calcext:value-type="float">
            <text:p>90</text:p>
          </table:table-cell>
          <table:table-cell table:formula="of:=['copy of results.csv '.AW105]" office:value-type="float" office:value="12.8383" calcext:value-type="float">
            <text:p>12.8383</text:p>
          </table:table-cell>
          <table:table-cell table:formula="of:=['copy of results.csv '.AX105]" office:value-type="float" office:value="0" calcext:value-type="float">
            <text:p>0</text:p>
          </table:table-cell>
          <table:table-cell table:formula="of:=['copy of results.csv '.AY105]" office:value-type="float" office:value="64965.5" calcext:value-type="float">
            <text:p>64965.5</text:p>
          </table:table-cell>
          <table:table-cell table:formula="of:=['copy of results.csv '.BC105]" office:value-type="float" office:value="9766070" calcext:value-type="float">
            <text:p>9766070</text:p>
          </table:table-cell>
          <table:table-cell table:formula="of:=['copy of results.csv '.BF105]" office:value-type="float" office:value="3042.11" calcext:value-type="float">
            <text:p>3042.11</text:p>
          </table:table-cell>
          <table:table-cell table:formula="of:=['copy of results.csv '.BJ105]" office:value-type="float" office:value="7894470" calcext:value-type="float">
            <text:p>7894470</text:p>
          </table:table-cell>
          <table:table-cell table:formula="of:=['copy of results.csv '.BL105]" office:value-type="float" office:value="0.945047" calcext:value-type="float">
            <text:p>0.945047</text:p>
          </table:table-cell>
          <table:table-cell table:number-columns-repeated="52"/>
        </table:table-row>
        <table:table-row table:style-name="ro1">
          <table:table-cell table:style-name="ce10" table:formula="of:=['copy of results.csv '.A106]" office:value-type="float" office:value="52.32" calcext:value-type="float">
            <text:p>52.32</text:p>
          </table:table-cell>
          <table:table-cell table:formula="of:=['copy of results.csv '.B106]" office:value-type="float" office:value="0.5" calcext:value-type="float">
            <text:p>0.5</text:p>
          </table:table-cell>
          <table:table-cell table:formula="of:=[$'copy of results.csv '.C106]" office:value-type="float" office:value="1" calcext:value-type="float">
            <text:p>1</text:p>
          </table:table-cell>
          <table:table-cell table:formula="of:=['copy of results.csv '.E106]" office:value-type="float" office:value="510" calcext:value-type="float">
            <text:p>510</text:p>
          </table:table-cell>
          <table:table-cell table:formula="of:=['copy of results.csv '.F106]" office:value-type="float" office:value="28" calcext:value-type="float">
            <text:p>28</text:p>
          </table:table-cell>
          <table:table-cell table:formula="of:=['copy of results.csv '.G106]" office:value-type="float" office:value="90" calcext:value-type="float">
            <text:p>90</text:p>
          </table:table-cell>
          <table:table-cell table:formula="of:=['copy of results.csv '.H106]" office:value-type="float" office:value="20" calcext:value-type="float">
            <text:p>20</text:p>
          </table:table-cell>
          <table:table-cell table:formula="of:=['copy of results.csv '.I106]" office:value-type="float" office:value="0" calcext:value-type="float">
            <text:p>0</text:p>
          </table:table-cell>
          <table:table-cell table:formula="of:=['copy of results.csv '.J106]" office:value-type="float" office:value="0" calcext:value-type="float">
            <text:p>0</text:p>
          </table:table-cell>
          <table:table-cell table:formula="of:=['copy of results.csv '.K106]" office:value-type="float" office:value="0" calcext:value-type="float">
            <text:p>0</text:p>
          </table:table-cell>
          <table:table-cell table:formula="of:=['copy of results.csv '.L106]" office:value-type="float" office:value="0" calcext:value-type="float">
            <text:p>0</text:p>
          </table:table-cell>
          <table:table-cell table:formula="of:=['copy of results.csv '.M106]" office:value-type="float" office:value="0" calcext:value-type="float">
            <text:p>0</text:p>
          </table:table-cell>
          <table:table-cell table:formula="of:=['copy of results.csv '.Q106]" office:value-type="float" office:value="0" calcext:value-type="float">
            <text:p>0</text:p>
          </table:table-cell>
          <table:table-cell table:formula="of:=['copy of results.csv '.S106]" office:value-type="float" office:value="499.975" calcext:value-type="float">
            <text:p>499.975</text:p>
          </table:table-cell>
          <table:table-cell table:formula="of:=['copy of results.csv '.T106]" office:value-type="float" office:value="23.9767" calcext:value-type="float">
            <text:p>23.9767</text:p>
          </table:table-cell>
          <table:table-cell table:formula="of:=['copy of results.csv '.U106]" office:value-type="float" office:value="90" calcext:value-type="float">
            <text:p>90</text:p>
          </table:table-cell>
          <table:table-cell table:formula="of:=['copy of results.csv '.V106]" office:value-type="float" office:value="13.3333" calcext:value-type="float">
            <text:p>13.3333</text:p>
          </table:table-cell>
          <table:table-cell table:formula="of:=['copy of results.csv '.W106]" office:value-type="float" office:value="0" calcext:value-type="float">
            <text:p>0</text:p>
          </table:table-cell>
          <table:table-cell table:formula="of:=['copy of results.csv '.X106]" office:value-type="float" office:value="0" calcext:value-type="float">
            <text:p>0</text:p>
          </table:table-cell>
          <table:table-cell table:formula="of:=['copy of results.csv '.Y106]" office:value-type="float" office:value="0" calcext:value-type="float">
            <text:p>0</text:p>
          </table:table-cell>
          <table:table-cell table:formula="of:=['copy of results.csv '.Z106]" office:value-type="float" office:value="106763" calcext:value-type="float">
            <text:p>106763</text:p>
          </table:table-cell>
          <table:table-cell table:formula="of:=['copy of results.csv '.AD106]" office:value-type="float" office:value="9117450" calcext:value-type="float">
            <text:p>9117450</text:p>
          </table:table-cell>
          <table:table-cell table:formula="of:=['copy of results.csv '.AG106]" office:value-type="float" office:value="499.975" calcext:value-type="float">
            <text:p>499.975</text:p>
          </table:table-cell>
          <table:table-cell table:formula="of:=['copy of results.csv '.AH106]" office:value-type="float" office:value="23.9768" calcext:value-type="float">
            <text:p>23.9768</text:p>
          </table:table-cell>
          <table:table-cell table:formula="of:=['copy of results.csv '.AI106]" office:value-type="float" office:value="90" calcext:value-type="float">
            <text:p>90</text:p>
          </table:table-cell>
          <table:table-cell table:formula="of:=['copy of results.csv '.AJ106]" office:value-type="float" office:value="13.3333" calcext:value-type="float">
            <text:p>13.3333</text:p>
          </table:table-cell>
          <table:table-cell table:formula="of:=['copy of results.csv '.AK106]" office:value-type="float" office:value="0" calcext:value-type="float">
            <text:p>0</text:p>
          </table:table-cell>
          <table:table-cell table:formula="of:=['copy of results.csv '.AL106]" office:value-type="float" office:value="0" calcext:value-type="float">
            <text:p>0</text:p>
          </table:table-cell>
          <table:table-cell table:formula="of:=['copy of results.csv '.AM106]" office:value-type="float" office:value="52090.7" calcext:value-type="float">
            <text:p>52090.7</text:p>
          </table:table-cell>
          <table:table-cell table:formula="of:=['copy of results.csv '.AQ106]" office:value-type="float" office:value="9414220" calcext:value-type="float">
            <text:p>9414220</text:p>
          </table:table-cell>
          <table:table-cell table:formula="of:=['copy of results.csv '.AT106]" office:value-type="float" office:value="492.457" calcext:value-type="float">
            <text:p>492.457</text:p>
          </table:table-cell>
          <table:table-cell table:formula="of:=['copy of results.csv '.AU106]" office:value-type="float" office:value="23.9768" calcext:value-type="float">
            <text:p>23.9768</text:p>
          </table:table-cell>
          <table:table-cell table:formula="of:=['copy of results.csv '.AV106]" office:value-type="float" office:value="90" calcext:value-type="float">
            <text:p>90</text:p>
          </table:table-cell>
          <table:table-cell table:formula="of:=['copy of results.csv '.AW106]" office:value-type="float" office:value="14.675" calcext:value-type="float">
            <text:p>14.675</text:p>
          </table:table-cell>
          <table:table-cell table:formula="of:=['copy of results.csv '.AX106]" office:value-type="float" office:value="0" calcext:value-type="float">
            <text:p>0</text:p>
          </table:table-cell>
          <table:table-cell table:formula="of:=['copy of results.csv '.AY106]" office:value-type="float" office:value="59176.5" calcext:value-type="float">
            <text:p>59176.5</text:p>
          </table:table-cell>
          <table:table-cell table:formula="of:=['copy of results.csv '.BC106]" office:value-type="float" office:value="9625650" calcext:value-type="float">
            <text:p>9625650</text:p>
          </table:table-cell>
          <table:table-cell table:formula="of:=['copy of results.csv '.BF106]" office:value-type="float" office:value="3505.12" calcext:value-type="float">
            <text:p>3505.12</text:p>
          </table:table-cell>
          <table:table-cell table:formula="of:=['copy of results.csv '.BJ106]" office:value-type="float" office:value="7842100" calcext:value-type="float">
            <text:p>7842100</text:p>
          </table:table-cell>
          <table:table-cell table:formula="of:=['copy of results.csv '.BL106]" office:value-type="float" office:value="0.945433" calcext:value-type="float">
            <text:p>0.945433</text:p>
          </table:table-cell>
          <table:table-cell table:number-columns-repeated="52"/>
        </table:table-row>
        <table:table-row table:style-name="ro1">
          <table:table-cell table:style-name="ce10" table:formula="of:=['copy of results.csv '.A107]" office:value-type="float" office:value="52.32" calcext:value-type="float">
            <text:p>52.32</text:p>
          </table:table-cell>
          <table:table-cell table:formula="of:=['copy of results.csv '.B107]" office:value-type="float" office:value="0.6" calcext:value-type="float">
            <text:p>0.6</text:p>
          </table:table-cell>
          <table:table-cell table:formula="of:=[$'copy of results.csv '.C107]" office:value-type="float" office:value="1" calcext:value-type="float">
            <text:p>1</text:p>
          </table:table-cell>
          <table:table-cell table:formula="of:=['copy of results.csv '.E107]" office:value-type="float" office:value="510" calcext:value-type="float">
            <text:p>510</text:p>
          </table:table-cell>
          <table:table-cell table:formula="of:=['copy of results.csv '.F107]" office:value-type="float" office:value="28" calcext:value-type="float">
            <text:p>28</text:p>
          </table:table-cell>
          <table:table-cell table:formula="of:=['copy of results.csv '.G107]" office:value-type="float" office:value="90" calcext:value-type="float">
            <text:p>90</text:p>
          </table:table-cell>
          <table:table-cell table:formula="of:=['copy of results.csv '.H107]" office:value-type="float" office:value="20" calcext:value-type="float">
            <text:p>20</text:p>
          </table:table-cell>
          <table:table-cell table:formula="of:=['copy of results.csv '.I107]" office:value-type="float" office:value="0" calcext:value-type="float">
            <text:p>0</text:p>
          </table:table-cell>
          <table:table-cell table:formula="of:=['copy of results.csv '.J107]" office:value-type="float" office:value="0" calcext:value-type="float">
            <text:p>0</text:p>
          </table:table-cell>
          <table:table-cell table:formula="of:=['copy of results.csv '.K107]" office:value-type="float" office:value="0" calcext:value-type="float">
            <text:p>0</text:p>
          </table:table-cell>
          <table:table-cell table:formula="of:=['copy of results.csv '.L107]" office:value-type="float" office:value="0" calcext:value-type="float">
            <text:p>0</text:p>
          </table:table-cell>
          <table:table-cell table:formula="of:=['copy of results.csv '.M107]" office:value-type="float" office:value="0" calcext:value-type="float">
            <text:p>0</text:p>
          </table:table-cell>
          <table:table-cell table:formula="of:=['copy of results.csv '.Q107]" office:value-type="float" office:value="0" calcext:value-type="float">
            <text:p>0</text:p>
          </table:table-cell>
          <table:table-cell table:formula="of:=['copy of results.csv '.S107]" office:value-type="float" office:value="499.975" calcext:value-type="float">
            <text:p>499.975</text:p>
          </table:table-cell>
          <table:table-cell table:formula="of:=['copy of results.csv '.T107]" office:value-type="float" office:value="23.9767" calcext:value-type="float">
            <text:p>23.9767</text:p>
          </table:table-cell>
          <table:table-cell table:formula="of:=['copy of results.csv '.U107]" office:value-type="float" office:value="90" calcext:value-type="float">
            <text:p>90</text:p>
          </table:table-cell>
          <table:table-cell table:formula="of:=['copy of results.csv '.V107]" office:value-type="float" office:value="13.3333" calcext:value-type="float">
            <text:p>13.3333</text:p>
          </table:table-cell>
          <table:table-cell table:formula="of:=['copy of results.csv '.W107]" office:value-type="float" office:value="0" calcext:value-type="float">
            <text:p>0</text:p>
          </table:table-cell>
          <table:table-cell table:formula="of:=['copy of results.csv '.X107]" office:value-type="float" office:value="0" calcext:value-type="float">
            <text:p>0</text:p>
          </table:table-cell>
          <table:table-cell table:formula="of:=['copy of results.csv '.Y107]" office:value-type="float" office:value="0" calcext:value-type="float">
            <text:p>0</text:p>
          </table:table-cell>
          <table:table-cell table:formula="of:=['copy of results.csv '.Z107]" office:value-type="float" office:value="106763" calcext:value-type="float">
            <text:p>106763</text:p>
          </table:table-cell>
          <table:table-cell table:formula="of:=['copy of results.csv '.AD107]" office:value-type="float" office:value="9117450" calcext:value-type="float">
            <text:p>9117450</text:p>
          </table:table-cell>
          <table:table-cell table:formula="of:=['copy of results.csv '.AG107]" office:value-type="float" office:value="499.975" calcext:value-type="float">
            <text:p>499.975</text:p>
          </table:table-cell>
          <table:table-cell table:formula="of:=['copy of results.csv '.AH107]" office:value-type="float" office:value="23.9768" calcext:value-type="float">
            <text:p>23.9768</text:p>
          </table:table-cell>
          <table:table-cell table:formula="of:=['copy of results.csv '.AI107]" office:value-type="float" office:value="90" calcext:value-type="float">
            <text:p>90</text:p>
          </table:table-cell>
          <table:table-cell table:formula="of:=['copy of results.csv '.AJ107]" office:value-type="float" office:value="13.3333" calcext:value-type="float">
            <text:p>13.3333</text:p>
          </table:table-cell>
          <table:table-cell table:formula="of:=['copy of results.csv '.AK107]" office:value-type="float" office:value="0" calcext:value-type="float">
            <text:p>0</text:p>
          </table:table-cell>
          <table:table-cell table:formula="of:=['copy of results.csv '.AL107]" office:value-type="float" office:value="0" calcext:value-type="float">
            <text:p>0</text:p>
          </table:table-cell>
          <table:table-cell table:formula="of:=['copy of results.csv '.AM107]" office:value-type="float" office:value="57470.3" calcext:value-type="float">
            <text:p>57470.3</text:p>
          </table:table-cell>
          <table:table-cell table:formula="of:=['copy of results.csv '.AQ107]" office:value-type="float" office:value="9603070" calcext:value-type="float">
            <text:p>9603070</text:p>
          </table:table-cell>
          <table:table-cell table:formula="of:=['copy of results.csv '.AT107]" office:value-type="float" office:value="492.5" calcext:value-type="float">
            <text:p>492.5</text:p>
          </table:table-cell>
          <table:table-cell table:formula="of:=['copy of results.csv '.AU107]" office:value-type="float" office:value="23.9768" calcext:value-type="float">
            <text:p>23.9768</text:p>
          </table:table-cell>
          <table:table-cell table:formula="of:=['copy of results.csv '.AV107]" office:value-type="float" office:value="90" calcext:value-type="float">
            <text:p>90</text:p>
          </table:table-cell>
          <table:table-cell table:formula="of:=['copy of results.csv '.AW107]" office:value-type="float" office:value="14.685" calcext:value-type="float">
            <text:p>14.685</text:p>
          </table:table-cell>
          <table:table-cell table:formula="of:=['copy of results.csv '.AX107]" office:value-type="float" office:value="0" calcext:value-type="float">
            <text:p>0</text:p>
          </table:table-cell>
          <table:table-cell table:formula="of:=['copy of results.csv '.AY107]" office:value-type="float" office:value="52821.6" calcext:value-type="float">
            <text:p>52821.6</text:p>
          </table:table-cell>
          <table:table-cell table:formula="of:=['copy of results.csv '.BC107]" office:value-type="float" office:value="9442780" calcext:value-type="float">
            <text:p>9442780</text:p>
          </table:table-cell>
          <table:table-cell table:formula="of:=['copy of results.csv '.BF107]" office:value-type="float" office:value="4494.94" calcext:value-type="float">
            <text:p>4494.94</text:p>
          </table:table-cell>
          <table:table-cell table:formula="of:=['copy of results.csv '.BJ107]" office:value-type="float" office:value="7844270" calcext:value-type="float">
            <text:p>7844270</text:p>
          </table:table-cell>
          <table:table-cell table:formula="of:=['copy of results.csv '.BL107]" office:value-type="float" office:value="0.94565" calcext:value-type="float">
            <text:p>0.94565</text:p>
          </table:table-cell>
          <table:table-cell table:number-columns-repeated="52"/>
        </table:table-row>
        <table:table-row table:style-name="ro1">
          <table:table-cell table:style-name="ce10" table:formula="of:=['copy of results.csv '.A108]" office:value-type="float" office:value="52.32" calcext:value-type="float">
            <text:p>52.32</text:p>
          </table:table-cell>
          <table:table-cell table:formula="of:=['copy of results.csv '.B108]" office:value-type="float" office:value="0.7" calcext:value-type="float">
            <text:p>0.7</text:p>
          </table:table-cell>
          <table:table-cell table:formula="of:=[$'copy of results.csv '.C108]" office:value-type="float" office:value="1" calcext:value-type="float">
            <text:p>1</text:p>
          </table:table-cell>
          <table:table-cell table:formula="of:=['copy of results.csv '.E108]" office:value-type="float" office:value="510" calcext:value-type="float">
            <text:p>510</text:p>
          </table:table-cell>
          <table:table-cell table:formula="of:=['copy of results.csv '.F108]" office:value-type="float" office:value="28" calcext:value-type="float">
            <text:p>28</text:p>
          </table:table-cell>
          <table:table-cell table:formula="of:=['copy of results.csv '.G108]" office:value-type="float" office:value="90" calcext:value-type="float">
            <text:p>90</text:p>
          </table:table-cell>
          <table:table-cell table:formula="of:=['copy of results.csv '.H108]" office:value-type="float" office:value="20" calcext:value-type="float">
            <text:p>20</text:p>
          </table:table-cell>
          <table:table-cell table:formula="of:=['copy of results.csv '.I108]" office:value-type="float" office:value="0" calcext:value-type="float">
            <text:p>0</text:p>
          </table:table-cell>
          <table:table-cell table:formula="of:=['copy of results.csv '.J108]" office:value-type="float" office:value="0" calcext:value-type="float">
            <text:p>0</text:p>
          </table:table-cell>
          <table:table-cell table:formula="of:=['copy of results.csv '.K108]" office:value-type="float" office:value="0" calcext:value-type="float">
            <text:p>0</text:p>
          </table:table-cell>
          <table:table-cell table:formula="of:=['copy of results.csv '.L108]" office:value-type="float" office:value="0" calcext:value-type="float">
            <text:p>0</text:p>
          </table:table-cell>
          <table:table-cell table:formula="of:=['copy of results.csv '.M108]" office:value-type="float" office:value="0" calcext:value-type="float">
            <text:p>0</text:p>
          </table:table-cell>
          <table:table-cell table:formula="of:=['copy of results.csv '.Q108]" office:value-type="float" office:value="0" calcext:value-type="float">
            <text:p>0</text:p>
          </table:table-cell>
          <table:table-cell table:formula="of:=['copy of results.csv '.S108]" office:value-type="float" office:value="499.975" calcext:value-type="float">
            <text:p>499.975</text:p>
          </table:table-cell>
          <table:table-cell table:formula="of:=['copy of results.csv '.T108]" office:value-type="float" office:value="23.9767" calcext:value-type="float">
            <text:p>23.9767</text:p>
          </table:table-cell>
          <table:table-cell table:formula="of:=['copy of results.csv '.U108]" office:value-type="float" office:value="90" calcext:value-type="float">
            <text:p>90</text:p>
          </table:table-cell>
          <table:table-cell table:formula="of:=['copy of results.csv '.V108]" office:value-type="float" office:value="13.3333" calcext:value-type="float">
            <text:p>13.3333</text:p>
          </table:table-cell>
          <table:table-cell table:formula="of:=['copy of results.csv '.W108]" office:value-type="float" office:value="0" calcext:value-type="float">
            <text:p>0</text:p>
          </table:table-cell>
          <table:table-cell table:formula="of:=['copy of results.csv '.X108]" office:value-type="float" office:value="0" calcext:value-type="float">
            <text:p>0</text:p>
          </table:table-cell>
          <table:table-cell table:formula="of:=['copy of results.csv '.Y108]" office:value-type="float" office:value="0" calcext:value-type="float">
            <text:p>0</text:p>
          </table:table-cell>
          <table:table-cell table:formula="of:=['copy of results.csv '.Z108]" office:value-type="float" office:value="106763" calcext:value-type="float">
            <text:p>106763</text:p>
          </table:table-cell>
          <table:table-cell table:formula="of:=['copy of results.csv '.AD108]" office:value-type="float" office:value="9117450" calcext:value-type="float">
            <text:p>9117450</text:p>
          </table:table-cell>
          <table:table-cell table:formula="of:=['copy of results.csv '.AG108]" office:value-type="float" office:value="499.975" calcext:value-type="float">
            <text:p>499.975</text:p>
          </table:table-cell>
          <table:table-cell table:formula="of:=['copy of results.csv '.AH108]" office:value-type="float" office:value="23.9768" calcext:value-type="float">
            <text:p>23.9768</text:p>
          </table:table-cell>
          <table:table-cell table:formula="of:=['copy of results.csv '.AI108]" office:value-type="float" office:value="90" calcext:value-type="float">
            <text:p>90</text:p>
          </table:table-cell>
          <table:table-cell table:formula="of:=['copy of results.csv '.AJ108]" office:value-type="float" office:value="13.3333" calcext:value-type="float">
            <text:p>13.3333</text:p>
          </table:table-cell>
          <table:table-cell table:formula="of:=['copy of results.csv '.AK108]" office:value-type="float" office:value="0" calcext:value-type="float">
            <text:p>0</text:p>
          </table:table-cell>
          <table:table-cell table:formula="of:=['copy of results.csv '.AL108]" office:value-type="float" office:value="0" calcext:value-type="float">
            <text:p>0</text:p>
          </table:table-cell>
          <table:table-cell table:formula="of:=['copy of results.csv '.AM108]" office:value-type="float" office:value="64023.6" calcext:value-type="float">
            <text:p>64023.6</text:p>
          </table:table-cell>
          <table:table-cell table:formula="of:=['copy of results.csv '.AQ108]" office:value-type="float" office:value="9862410" calcext:value-type="float">
            <text:p>9862410</text:p>
          </table:table-cell>
          <table:table-cell table:formula="of:=['copy of results.csv '.AT108]" office:value-type="float" office:value="492.548" calcext:value-type="float">
            <text:p>492.548</text:p>
          </table:table-cell>
          <table:table-cell table:formula="of:=['copy of results.csv '.AU108]" office:value-type="float" office:value="23.9768" calcext:value-type="float">
            <text:p>23.9768</text:p>
          </table:table-cell>
          <table:table-cell table:formula="of:=['copy of results.csv '.AV108]" office:value-type="float" office:value="90" calcext:value-type="float">
            <text:p>90</text:p>
          </table:table-cell>
          <table:table-cell table:formula="of:=['copy of results.csv '.AW108]" office:value-type="float" office:value="12.3744" calcext:value-type="float">
            <text:p>12.3744</text:p>
          </table:table-cell>
          <table:table-cell table:formula="of:=['copy of results.csv '.AX108]" office:value-type="float" office:value="0" calcext:value-type="float">
            <text:p>0</text:p>
          </table:table-cell>
          <table:table-cell table:formula="of:=['copy of results.csv '.AY108]" office:value-type="float" office:value="45620.3" calcext:value-type="float">
            <text:p>45620.3</text:p>
          </table:table-cell>
          <table:table-cell table:formula="of:=['copy of results.csv '.BC108]" office:value-type="float" office:value="9202670" calcext:value-type="float">
            <text:p>9202670</text:p>
          </table:table-cell>
          <table:table-cell table:formula="of:=['copy of results.csv '.BF108]" office:value-type="float" office:value="4324.53" calcext:value-type="float">
            <text:p>4324.53</text:p>
          </table:table-cell>
          <table:table-cell table:formula="of:=['copy of results.csv '.BJ108]" office:value-type="float" office:value="7849510" calcext:value-type="float">
            <text:p>7849510</text:p>
          </table:table-cell>
          <table:table-cell table:formula="of:=['copy of results.csv '.BL108]" office:value-type="float" office:value="0.945843" calcext:value-type="float">
            <text:p>0.945843</text:p>
          </table:table-cell>
          <table:table-cell table:number-columns-repeated="52"/>
        </table:table-row>
        <table:table-row table:style-name="ro1">
          <table:table-cell table:style-name="ce10" table:formula="of:=['copy of results.csv '.A109]" office:value-type="float" office:value="52.32" calcext:value-type="float">
            <text:p>52.32</text:p>
          </table:table-cell>
          <table:table-cell table:formula="of:=['copy of results.csv '.B109]" office:value-type="float" office:value="0.8" calcext:value-type="float">
            <text:p>0.8</text:p>
          </table:table-cell>
          <table:table-cell table:formula="of:=[$'copy of results.csv '.C109]" office:value-type="float" office:value="1" calcext:value-type="float">
            <text:p>1</text:p>
          </table:table-cell>
          <table:table-cell table:formula="of:=['copy of results.csv '.E109]" office:value-type="float" office:value="510" calcext:value-type="float">
            <text:p>510</text:p>
          </table:table-cell>
          <table:table-cell table:formula="of:=['copy of results.csv '.F109]" office:value-type="float" office:value="28" calcext:value-type="float">
            <text:p>28</text:p>
          </table:table-cell>
          <table:table-cell table:formula="of:=['copy of results.csv '.G109]" office:value-type="float" office:value="90" calcext:value-type="float">
            <text:p>90</text:p>
          </table:table-cell>
          <table:table-cell table:formula="of:=['copy of results.csv '.H109]" office:value-type="float" office:value="20" calcext:value-type="float">
            <text:p>20</text:p>
          </table:table-cell>
          <table:table-cell table:formula="of:=['copy of results.csv '.I109]" office:value-type="float" office:value="0" calcext:value-type="float">
            <text:p>0</text:p>
          </table:table-cell>
          <table:table-cell table:formula="of:=['copy of results.csv '.J109]" office:value-type="float" office:value="0" calcext:value-type="float">
            <text:p>0</text:p>
          </table:table-cell>
          <table:table-cell table:formula="of:=['copy of results.csv '.K109]" office:value-type="float" office:value="0" calcext:value-type="float">
            <text:p>0</text:p>
          </table:table-cell>
          <table:table-cell table:formula="of:=['copy of results.csv '.L109]" office:value-type="float" office:value="0" calcext:value-type="float">
            <text:p>0</text:p>
          </table:table-cell>
          <table:table-cell table:formula="of:=['copy of results.csv '.M109]" office:value-type="float" office:value="0" calcext:value-type="float">
            <text:p>0</text:p>
          </table:table-cell>
          <table:table-cell table:formula="of:=['copy of results.csv '.Q109]" office:value-type="float" office:value="0" calcext:value-type="float">
            <text:p>0</text:p>
          </table:table-cell>
          <table:table-cell table:formula="of:=['copy of results.csv '.S109]" office:value-type="float" office:value="499.975" calcext:value-type="float">
            <text:p>499.975</text:p>
          </table:table-cell>
          <table:table-cell table:formula="of:=['copy of results.csv '.T109]" office:value-type="float" office:value="23.9767" calcext:value-type="float">
            <text:p>23.9767</text:p>
          </table:table-cell>
          <table:table-cell table:formula="of:=['copy of results.csv '.U109]" office:value-type="float" office:value="90" calcext:value-type="float">
            <text:p>90</text:p>
          </table:table-cell>
          <table:table-cell table:formula="of:=['copy of results.csv '.V109]" office:value-type="float" office:value="13.3333" calcext:value-type="float">
            <text:p>13.3333</text:p>
          </table:table-cell>
          <table:table-cell table:formula="of:=['copy of results.csv '.W109]" office:value-type="float" office:value="0" calcext:value-type="float">
            <text:p>0</text:p>
          </table:table-cell>
          <table:table-cell table:formula="of:=['copy of results.csv '.X109]" office:value-type="float" office:value="0" calcext:value-type="float">
            <text:p>0</text:p>
          </table:table-cell>
          <table:table-cell table:formula="of:=['copy of results.csv '.Y109]" office:value-type="float" office:value="0" calcext:value-type="float">
            <text:p>0</text:p>
          </table:table-cell>
          <table:table-cell table:formula="of:=['copy of results.csv '.Z109]" office:value-type="float" office:value="106763" calcext:value-type="float">
            <text:p>106763</text:p>
          </table:table-cell>
          <table:table-cell table:formula="of:=['copy of results.csv '.AD109]" office:value-type="float" office:value="9117450" calcext:value-type="float">
            <text:p>9117450</text:p>
          </table:table-cell>
          <table:table-cell table:formula="of:=['copy of results.csv '.AG109]" office:value-type="float" office:value="499.975" calcext:value-type="float">
            <text:p>499.975</text:p>
          </table:table-cell>
          <table:table-cell table:formula="of:=['copy of results.csv '.AH109]" office:value-type="float" office:value="23.9768" calcext:value-type="float">
            <text:p>23.9768</text:p>
          </table:table-cell>
          <table:table-cell table:formula="of:=['copy of results.csv '.AI109]" office:value-type="float" office:value="90" calcext:value-type="float">
            <text:p>90</text:p>
          </table:table-cell>
          <table:table-cell table:formula="of:=['copy of results.csv '.AJ109]" office:value-type="float" office:value="13.3333" calcext:value-type="float">
            <text:p>13.3333</text:p>
          </table:table-cell>
          <table:table-cell table:formula="of:=['copy of results.csv '.AK109]" office:value-type="float" office:value="0" calcext:value-type="float">
            <text:p>0</text:p>
          </table:table-cell>
          <table:table-cell table:formula="of:=['copy of results.csv '.AL109]" office:value-type="float" office:value="0" calcext:value-type="float">
            <text:p>0</text:p>
          </table:table-cell>
          <table:table-cell table:formula="of:=['copy of results.csv '.AM109]" office:value-type="float" office:value="68927.9" calcext:value-type="float">
            <text:p>68927.9</text:p>
          </table:table-cell>
          <table:table-cell table:formula="of:=['copy of results.csv '.AQ109]" office:value-type="float" office:value="10082800" calcext:value-type="float">
            <text:p>10082800</text:p>
          </table:table-cell>
          <table:table-cell table:formula="of:=['copy of results.csv '.AT109]" office:value-type="float" office:value="492.627" calcext:value-type="float">
            <text:p>492.627</text:p>
          </table:table-cell>
          <table:table-cell table:formula="of:=['copy of results.csv '.AU109]" office:value-type="float" office:value="23.9768" calcext:value-type="float">
            <text:p>23.9768</text:p>
          </table:table-cell>
          <table:table-cell table:formula="of:=['copy of results.csv '.AV109]" office:value-type="float" office:value="90" calcext:value-type="float">
            <text:p>90</text:p>
          </table:table-cell>
          <table:table-cell table:formula="of:=['copy of results.csv '.AW109]" office:value-type="float" office:value="12.4238" calcext:value-type="float">
            <text:p>12.4238</text:p>
          </table:table-cell>
          <table:table-cell table:formula="of:=['copy of results.csv '.AX109]" office:value-type="float" office:value="0" calcext:value-type="float">
            <text:p>0</text:p>
          </table:table-cell>
          <table:table-cell table:formula="of:=['copy of results.csv '.AY109]" office:value-type="float" office:value="40959.6" calcext:value-type="float">
            <text:p>40959.6</text:p>
          </table:table-cell>
          <table:table-cell table:formula="of:=['copy of results.csv '.BC109]" office:value-type="float" office:value="9030240" calcext:value-type="float">
            <text:p>9030240</text:p>
          </table:table-cell>
          <table:table-cell table:formula="of:=['copy of results.csv '.BF109]" office:value-type="float" office:value="4119.15" calcext:value-type="float">
            <text:p>4119.15</text:p>
          </table:table-cell>
          <table:table-cell table:formula="of:=['copy of results.csv '.BJ109]" office:value-type="float" office:value="7813060" calcext:value-type="float">
            <text:p>7813060</text:p>
          </table:table-cell>
          <table:table-cell table:formula="of:=['copy of results.csv '.BL109]" office:value-type="float" office:value="0.945771" calcext:value-type="float">
            <text:p>0.945771</text:p>
          </table:table-cell>
          <table:table-cell table:number-columns-repeated="52"/>
        </table:table-row>
        <table:table-row table:style-name="ro1">
          <table:table-cell table:style-name="ce10" table:formula="of:=['copy of results.csv '.A110]" office:value-type="float" office:value="52.32" calcext:value-type="float">
            <text:p>52.32</text:p>
          </table:table-cell>
          <table:table-cell table:formula="of:=['copy of results.csv '.B110]" office:value-type="float" office:value="0.9" calcext:value-type="float">
            <text:p>0.9</text:p>
          </table:table-cell>
          <table:table-cell table:formula="of:=[$'copy of results.csv '.C110]" office:value-type="float" office:value="1" calcext:value-type="float">
            <text:p>1</text:p>
          </table:table-cell>
          <table:table-cell table:formula="of:=['copy of results.csv '.E110]" office:value-type="float" office:value="510" calcext:value-type="float">
            <text:p>510</text:p>
          </table:table-cell>
          <table:table-cell table:formula="of:=['copy of results.csv '.F110]" office:value-type="float" office:value="28" calcext:value-type="float">
            <text:p>28</text:p>
          </table:table-cell>
          <table:table-cell table:formula="of:=['copy of results.csv '.G110]" office:value-type="float" office:value="90" calcext:value-type="float">
            <text:p>90</text:p>
          </table:table-cell>
          <table:table-cell table:formula="of:=['copy of results.csv '.H110]" office:value-type="float" office:value="20" calcext:value-type="float">
            <text:p>20</text:p>
          </table:table-cell>
          <table:table-cell table:formula="of:=['copy of results.csv '.I110]" office:value-type="float" office:value="0" calcext:value-type="float">
            <text:p>0</text:p>
          </table:table-cell>
          <table:table-cell table:formula="of:=['copy of results.csv '.J110]" office:value-type="float" office:value="0" calcext:value-type="float">
            <text:p>0</text:p>
          </table:table-cell>
          <table:table-cell table:formula="of:=['copy of results.csv '.K110]" office:value-type="float" office:value="0" calcext:value-type="float">
            <text:p>0</text:p>
          </table:table-cell>
          <table:table-cell table:formula="of:=['copy of results.csv '.L110]" office:value-type="float" office:value="0" calcext:value-type="float">
            <text:p>0</text:p>
          </table:table-cell>
          <table:table-cell table:formula="of:=['copy of results.csv '.M110]" office:value-type="float" office:value="0" calcext:value-type="float">
            <text:p>0</text:p>
          </table:table-cell>
          <table:table-cell table:formula="of:=['copy of results.csv '.Q110]" office:value-type="float" office:value="0" calcext:value-type="float">
            <text:p>0</text:p>
          </table:table-cell>
          <table:table-cell table:formula="of:=['copy of results.csv '.S110]" office:value-type="float" office:value="499.975" calcext:value-type="float">
            <text:p>499.975</text:p>
          </table:table-cell>
          <table:table-cell table:formula="of:=['copy of results.csv '.T110]" office:value-type="float" office:value="23.9767" calcext:value-type="float">
            <text:p>23.9767</text:p>
          </table:table-cell>
          <table:table-cell table:formula="of:=['copy of results.csv '.U110]" office:value-type="float" office:value="90" calcext:value-type="float">
            <text:p>90</text:p>
          </table:table-cell>
          <table:table-cell table:formula="of:=['copy of results.csv '.V110]" office:value-type="float" office:value="13.3333" calcext:value-type="float">
            <text:p>13.3333</text:p>
          </table:table-cell>
          <table:table-cell table:formula="of:=['copy of results.csv '.W110]" office:value-type="float" office:value="0" calcext:value-type="float">
            <text:p>0</text:p>
          </table:table-cell>
          <table:table-cell table:formula="of:=['copy of results.csv '.X110]" office:value-type="float" office:value="0" calcext:value-type="float">
            <text:p>0</text:p>
          </table:table-cell>
          <table:table-cell table:formula="of:=['copy of results.csv '.Y110]" office:value-type="float" office:value="0" calcext:value-type="float">
            <text:p>0</text:p>
          </table:table-cell>
          <table:table-cell table:formula="of:=['copy of results.csv '.Z110]" office:value-type="float" office:value="106763" calcext:value-type="float">
            <text:p>106763</text:p>
          </table:table-cell>
          <table:table-cell table:formula="of:=['copy of results.csv '.AD110]" office:value-type="float" office:value="9117450" calcext:value-type="float">
            <text:p>9117450</text:p>
          </table:table-cell>
          <table:table-cell table:formula="of:=['copy of results.csv '.AG110]" office:value-type="float" office:value="499.975" calcext:value-type="float">
            <text:p>499.975</text:p>
          </table:table-cell>
          <table:table-cell table:formula="of:=['copy of results.csv '.AH110]" office:value-type="float" office:value="23.9768" calcext:value-type="float">
            <text:p>23.9768</text:p>
          </table:table-cell>
          <table:table-cell table:formula="of:=['copy of results.csv '.AI110]" office:value-type="float" office:value="90" calcext:value-type="float">
            <text:p>90</text:p>
          </table:table-cell>
          <table:table-cell table:formula="of:=['copy of results.csv '.AJ110]" office:value-type="float" office:value="13.3333" calcext:value-type="float">
            <text:p>13.3333</text:p>
          </table:table-cell>
          <table:table-cell table:formula="of:=['copy of results.csv '.AK110]" office:value-type="float" office:value="0" calcext:value-type="float">
            <text:p>0</text:p>
          </table:table-cell>
          <table:table-cell table:formula="of:=['copy of results.csv '.AL110]" office:value-type="float" office:value="0" calcext:value-type="float">
            <text:p>0</text:p>
          </table:table-cell>
          <table:table-cell table:formula="of:=['copy of results.csv '.AM110]" office:value-type="float" office:value="72337" calcext:value-type="float">
            <text:p>72337</text:p>
          </table:table-cell>
          <table:table-cell table:formula="of:=['copy of results.csv '.AQ110]" office:value-type="float" office:value="10188600" calcext:value-type="float">
            <text:p>10188600</text:p>
          </table:table-cell>
          <table:table-cell table:formula="of:=['copy of results.csv '.AT110]" office:value-type="float" office:value="476.292" calcext:value-type="float">
            <text:p>476.292</text:p>
          </table:table-cell>
          <table:table-cell table:formula="of:=['copy of results.csv '.AU110]" office:value-type="float" office:value="23.9768" calcext:value-type="float">
            <text:p>23.9768</text:p>
          </table:table-cell>
          <table:table-cell table:formula="of:=['copy of results.csv '.AV110]" office:value-type="float" office:value="90" calcext:value-type="float">
            <text:p>90</text:p>
          </table:table-cell>
          <table:table-cell table:formula="of:=['copy of results.csv '.AW110]" office:value-type="float" office:value="12.4218" calcext:value-type="float">
            <text:p>12.4218</text:p>
          </table:table-cell>
          <table:table-cell table:formula="of:=['copy of results.csv '.AX110]" office:value-type="float" office:value="0" calcext:value-type="float">
            <text:p>0</text:p>
          </table:table-cell>
          <table:table-cell table:formula="of:=['copy of results.csv '.AY110]" office:value-type="float" office:value="48718.7" calcext:value-type="float">
            <text:p>48718.7</text:p>
          </table:table-cell>
          <table:table-cell table:formula="of:=['copy of results.csv '.BC110]" office:value-type="float" office:value="9247160" calcext:value-type="float">
            <text:p>9247160</text:p>
          </table:table-cell>
          <table:table-cell table:formula="of:=['copy of results.csv '.BF110]" office:value-type="float" office:value="-11279.6" calcext:value-type="float">
            <text:p>-11279.6</text:p>
          </table:table-cell>
          <table:table-cell table:formula="of:=['copy of results.csv '.BJ110]" office:value-type="float" office:value="7727250" calcext:value-type="float">
            <text:p>7727250</text:p>
          </table:table-cell>
          <table:table-cell table:formula="of:=['copy of results.csv '.BL110]" office:value-type="float" office:value="0.946132" calcext:value-type="float">
            <text:p>0.946132</text:p>
          </table:table-cell>
          <table:table-cell table:number-columns-repeated="52"/>
        </table:table-row>
        <table:table-row table:style-name="ro1">
          <table:table-cell table:style-name="ce10" table:formula="of:=['copy of results.csv '.A111]" office:value-type="float" office:value="52.32" calcext:value-type="float">
            <text:p>52.32</text:p>
          </table:table-cell>
          <table:table-cell table:formula="of:=['copy of results.csv '.B111]" office:value-type="float" office:value="1" calcext:value-type="float">
            <text:p>1</text:p>
          </table:table-cell>
          <table:table-cell table:formula="of:=[$'copy of results.csv '.C111]" office:value-type="float" office:value="1" calcext:value-type="float">
            <text:p>1</text:p>
          </table:table-cell>
          <table:table-cell table:formula="of:=['copy of results.csv '.E111]" office:value-type="float" office:value="510" calcext:value-type="float">
            <text:p>510</text:p>
          </table:table-cell>
          <table:table-cell table:formula="of:=['copy of results.csv '.F111]" office:value-type="float" office:value="28" calcext:value-type="float">
            <text:p>28</text:p>
          </table:table-cell>
          <table:table-cell table:formula="of:=['copy of results.csv '.G111]" office:value-type="float" office:value="90" calcext:value-type="float">
            <text:p>90</text:p>
          </table:table-cell>
          <table:table-cell table:formula="of:=['copy of results.csv '.H111]" office:value-type="float" office:value="20" calcext:value-type="float">
            <text:p>20</text:p>
          </table:table-cell>
          <table:table-cell table:formula="of:=['copy of results.csv '.I111]" office:value-type="float" office:value="0" calcext:value-type="float">
            <text:p>0</text:p>
          </table:table-cell>
          <table:table-cell table:formula="of:=['copy of results.csv '.J111]" office:value-type="float" office:value="0" calcext:value-type="float">
            <text:p>0</text:p>
          </table:table-cell>
          <table:table-cell table:formula="of:=['copy of results.csv '.K111]" office:value-type="float" office:value="0" calcext:value-type="float">
            <text:p>0</text:p>
          </table:table-cell>
          <table:table-cell table:formula="of:=['copy of results.csv '.L111]" office:value-type="float" office:value="0" calcext:value-type="float">
            <text:p>0</text:p>
          </table:table-cell>
          <table:table-cell table:formula="of:=['copy of results.csv '.M111]" office:value-type="float" office:value="0" calcext:value-type="float">
            <text:p>0</text:p>
          </table:table-cell>
          <table:table-cell table:formula="of:=['copy of results.csv '.Q111]" office:value-type="float" office:value="0" calcext:value-type="float">
            <text:p>0</text:p>
          </table:table-cell>
          <table:table-cell table:formula="of:=['copy of results.csv '.S111]" office:value-type="float" office:value="499.975" calcext:value-type="float">
            <text:p>499.975</text:p>
          </table:table-cell>
          <table:table-cell table:formula="of:=['copy of results.csv '.T111]" office:value-type="float" office:value="23.9767" calcext:value-type="float">
            <text:p>23.9767</text:p>
          </table:table-cell>
          <table:table-cell table:formula="of:=['copy of results.csv '.U111]" office:value-type="float" office:value="90" calcext:value-type="float">
            <text:p>90</text:p>
          </table:table-cell>
          <table:table-cell table:formula="of:=['copy of results.csv '.V111]" office:value-type="float" office:value="13.3333" calcext:value-type="float">
            <text:p>13.3333</text:p>
          </table:table-cell>
          <table:table-cell table:formula="of:=['copy of results.csv '.W111]" office:value-type="float" office:value="0" calcext:value-type="float">
            <text:p>0</text:p>
          </table:table-cell>
          <table:table-cell table:formula="of:=['copy of results.csv '.X111]" office:value-type="float" office:value="0" calcext:value-type="float">
            <text:p>0</text:p>
          </table:table-cell>
          <table:table-cell table:formula="of:=['copy of results.csv '.Y111]" office:value-type="float" office:value="0" calcext:value-type="float">
            <text:p>0</text:p>
          </table:table-cell>
          <table:table-cell table:formula="of:=['copy of results.csv '.Z111]" office:value-type="float" office:value="106763" calcext:value-type="float">
            <text:p>106763</text:p>
          </table:table-cell>
          <table:table-cell table:formula="of:=['copy of results.csv '.AD111]" office:value-type="float" office:value="9117450" calcext:value-type="float">
            <text:p>9117450</text:p>
          </table:table-cell>
          <table:table-cell table:formula="of:=['copy of results.csv '.AG111]" office:value-type="float" office:value="499.975" calcext:value-type="float">
            <text:p>499.975</text:p>
          </table:table-cell>
          <table:table-cell table:formula="of:=['copy of results.csv '.AH111]" office:value-type="float" office:value="23.9768" calcext:value-type="float">
            <text:p>23.9768</text:p>
          </table:table-cell>
          <table:table-cell table:formula="of:=['copy of results.csv '.AI111]" office:value-type="float" office:value="90" calcext:value-type="float">
            <text:p>90</text:p>
          </table:table-cell>
          <table:table-cell table:formula="of:=['copy of results.csv '.AJ111]" office:value-type="float" office:value="13.3333" calcext:value-type="float">
            <text:p>13.3333</text:p>
          </table:table-cell>
          <table:table-cell table:formula="of:=['copy of results.csv '.AK111]" office:value-type="float" office:value="0" calcext:value-type="float">
            <text:p>0</text:p>
          </table:table-cell>
          <table:table-cell table:formula="of:=['copy of results.csv '.AL111]" office:value-type="float" office:value="0" calcext:value-type="float">
            <text:p>0</text:p>
          </table:table-cell>
          <table:table-cell table:formula="of:=['copy of results.csv '.AM111]" office:value-type="float" office:value="75942.4" calcext:value-type="float">
            <text:p>75942.4</text:p>
          </table:table-cell>
          <table:table-cell table:formula="of:=['copy of results.csv '.AQ111]" office:value-type="float" office:value="10305800" calcext:value-type="float">
            <text:p>10305800</text:p>
          </table:table-cell>
          <table:table-cell table:formula="of:=['copy of results.csv '.AT111]" office:value-type="float" office:value="476.34" calcext:value-type="float">
            <text:p>476.34</text:p>
          </table:table-cell>
          <table:table-cell table:formula="of:=['copy of results.csv '.AU111]" office:value-type="float" office:value="23.9768" calcext:value-type="float">
            <text:p>23.9768</text:p>
          </table:table-cell>
          <table:table-cell table:formula="of:=['copy of results.csv '.AV111]" office:value-type="float" office:value="90" calcext:value-type="float">
            <text:p>90</text:p>
          </table:table-cell>
          <table:table-cell table:formula="of:=['copy of results.csv '.AW111]" office:value-type="float" office:value="12.4087" calcext:value-type="float">
            <text:p>12.4087</text:p>
          </table:table-cell>
          <table:table-cell table:formula="of:=['copy of results.csv '.AX111]" office:value-type="float" office:value="0" calcext:value-type="float">
            <text:p>0</text:p>
          </table:table-cell>
          <table:table-cell table:formula="of:=['copy of results.csv '.AY111]" office:value-type="float" office:value="45317.2" calcext:value-type="float">
            <text:p>45317.2</text:p>
          </table:table-cell>
          <table:table-cell table:formula="of:=['copy of results.csv '.BC111]" office:value-type="float" office:value="9149170" calcext:value-type="float">
            <text:p>9149170</text:p>
          </table:table-cell>
          <table:table-cell table:formula="of:=['copy of results.csv '.BF111]" office:value-type="float" office:value="-11475.5" calcext:value-type="float">
            <text:p>-11475.5</text:p>
          </table:table-cell>
          <table:table-cell table:formula="of:=['copy of results.csv '.BJ111]" office:value-type="float" office:value="7712970" calcext:value-type="float">
            <text:p>7712970</text:p>
          </table:table-cell>
          <table:table-cell table:formula="of:=['copy of results.csv '.BL111]" office:value-type="float" office:value="0.946301" calcext:value-type="float">
            <text:p>0.946301</text:p>
          </table:table-cell>
          <table:table-cell table:number-columns-repeated="52"/>
        </table:table-row>
        <table:table-row table:style-name="ro1">
          <table:table-cell table:style-name="ce10" table:formula="of:=['copy of results.csv '.A112]" office:value-type="float" office:value="0" calcext:value-type="float">
            <text:p>0</text:p>
          </table:table-cell>
          <table:table-cell table:formula="of:=['copy of results.csv '.B112]" office:value-type="float" office:value="0" calcext:value-type="float">
            <text:p>0</text:p>
          </table:table-cell>
          <table:table-cell table:formula="of:=[$'copy of results.csv '.C112]" office:value-type="float" office:value="0" calcext:value-type="float">
            <text:p>0</text:p>
          </table:table-cell>
          <table:table-cell table:formula="of:=['copy of results.csv '.E112]" office:value-type="float" office:value="0" calcext:value-type="float">
            <text:p>0</text:p>
          </table:table-cell>
          <table:table-cell table:formula="of:=['copy of results.csv '.F112]" office:value-type="float" office:value="0" calcext:value-type="float">
            <text:p>0</text:p>
          </table:table-cell>
          <table:table-cell table:formula="of:=['copy of results.csv '.G112]" office:value-type="float" office:value="0" calcext:value-type="float">
            <text:p>0</text:p>
          </table:table-cell>
          <table:table-cell table:formula="of:=['copy of results.csv '.H112]" office:value-type="float" office:value="0" calcext:value-type="float">
            <text:p>0</text:p>
          </table:table-cell>
          <table:table-cell table:formula="of:=['copy of results.csv '.I112]" office:value-type="float" office:value="0" calcext:value-type="float">
            <text:p>0</text:p>
          </table:table-cell>
          <table:table-cell table:formula="of:=['copy of results.csv '.J112]" office:value-type="float" office:value="0" calcext:value-type="float">
            <text:p>0</text:p>
          </table:table-cell>
          <table:table-cell table:formula="of:=['copy of results.csv '.K112]" office:value-type="float" office:value="0" calcext:value-type="float">
            <text:p>0</text:p>
          </table:table-cell>
          <table:table-cell table:formula="of:=['copy of results.csv '.L112]" office:value-type="float" office:value="0" calcext:value-type="float">
            <text:p>0</text:p>
          </table:table-cell>
          <table:table-cell table:formula="of:=['copy of results.csv '.M112]" office:value-type="float" office:value="0" calcext:value-type="float">
            <text:p>0</text:p>
          </table:table-cell>
          <table:table-cell table:formula="of:=['copy of results.csv '.Q112]" office:value-type="float" office:value="0" calcext:value-type="float">
            <text:p>0</text:p>
          </table:table-cell>
          <table:table-cell table:formula="of:=['copy of results.csv '.S112]" office:value-type="float" office:value="0" calcext:value-type="float">
            <text:p>0</text:p>
          </table:table-cell>
          <table:table-cell table:formula="of:=['copy of results.csv '.T112]" office:value-type="float" office:value="0" calcext:value-type="float">
            <text:p>0</text:p>
          </table:table-cell>
          <table:table-cell table:formula="of:=['copy of results.csv '.U112]" office:value-type="float" office:value="0" calcext:value-type="float">
            <text:p>0</text:p>
          </table:table-cell>
          <table:table-cell table:formula="of:=['copy of results.csv '.V112]" office:value-type="float" office:value="0" calcext:value-type="float">
            <text:p>0</text:p>
          </table:table-cell>
          <table:table-cell table:formula="of:=['copy of results.csv '.W112]" office:value-type="float" office:value="0" calcext:value-type="float">
            <text:p>0</text:p>
          </table:table-cell>
          <table:table-cell table:formula="of:=['copy of results.csv '.X112]" office:value-type="float" office:value="0" calcext:value-type="float">
            <text:p>0</text:p>
          </table:table-cell>
          <table:table-cell table:formula="of:=['copy of results.csv '.Y112]" office:value-type="float" office:value="0" calcext:value-type="float">
            <text:p>0</text:p>
          </table:table-cell>
          <table:table-cell table:formula="of:=['copy of results.csv '.Z112]" office:value-type="float" office:value="0" calcext:value-type="float">
            <text:p>0</text:p>
          </table:table-cell>
          <table:table-cell table:formula="of:=['copy of results.csv '.AD112]" office:value-type="float" office:value="0" calcext:value-type="float">
            <text:p>0</text:p>
          </table:table-cell>
          <table:table-cell table:formula="of:=['copy of results.csv '.AG112]" office:value-type="float" office:value="0" calcext:value-type="float">
            <text:p>0</text:p>
          </table:table-cell>
          <table:table-cell table:formula="of:=['copy of results.csv '.AH112]" office:value-type="float" office:value="0" calcext:value-type="float">
            <text:p>0</text:p>
          </table:table-cell>
          <table:table-cell table:formula="of:=['copy of results.csv '.AI112]" office:value-type="float" office:value="0" calcext:value-type="float">
            <text:p>0</text:p>
          </table:table-cell>
          <table:table-cell table:formula="of:=['copy of results.csv '.AJ112]" office:value-type="float" office:value="0" calcext:value-type="float">
            <text:p>0</text:p>
          </table:table-cell>
          <table:table-cell table:formula="of:=['copy of results.csv '.AK112]" office:value-type="float" office:value="0" calcext:value-type="float">
            <text:p>0</text:p>
          </table:table-cell>
          <table:table-cell table:formula="of:=['copy of results.csv '.AL112]" office:value-type="float" office:value="0" calcext:value-type="float">
            <text:p>0</text:p>
          </table:table-cell>
          <table:table-cell table:formula="of:=['copy of results.csv '.AM112]" office:value-type="float" office:value="0" calcext:value-type="float">
            <text:p>0</text:p>
          </table:table-cell>
          <table:table-cell table:formula="of:=['copy of results.csv '.AQ112]" office:value-type="float" office:value="0" calcext:value-type="float">
            <text:p>0</text:p>
          </table:table-cell>
          <table:table-cell table:formula="of:=['copy of results.csv '.AT112]" office:value-type="float" office:value="0" calcext:value-type="float">
            <text:p>0</text:p>
          </table:table-cell>
          <table:table-cell table:formula="of:=['copy of results.csv '.AU112]" office:value-type="float" office:value="0" calcext:value-type="float">
            <text:p>0</text:p>
          </table:table-cell>
          <table:table-cell table:formula="of:=['copy of results.csv '.AV112]" office:value-type="float" office:value="0" calcext:value-type="float">
            <text:p>0</text:p>
          </table:table-cell>
          <table:table-cell table:formula="of:=['copy of results.csv '.AW112]" office:value-type="float" office:value="0" calcext:value-type="float">
            <text:p>0</text:p>
          </table:table-cell>
          <table:table-cell table:formula="of:=['copy of results.csv '.AX112]" office:value-type="float" office:value="0" calcext:value-type="float">
            <text:p>0</text:p>
          </table:table-cell>
          <table:table-cell table:formula="of:=['copy of results.csv '.AY112]" office:value-type="float" office:value="0" calcext:value-type="float">
            <text:p>0</text:p>
          </table:table-cell>
          <table:table-cell table:formula="of:=['copy of results.csv '.BC112]" office:value-type="float" office:value="0" calcext:value-type="float">
            <text:p>0</text:p>
          </table:table-cell>
          <table:table-cell table:formula="of:=['copy of results.csv '.BF112]" office:value-type="float" office:value="0" calcext:value-type="float">
            <text:p>0</text:p>
          </table:table-cell>
          <table:table-cell table:formula="of:=['copy of results.csv '.BJ112]" office:value-type="float" office:value="0" calcext:value-type="float">
            <text:p>0</text:p>
          </table:table-cell>
          <table:table-cell table:formula="of:=['copy of results.csv '.BL112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0" table:formula="of:=['copy of results.csv '.A113]" office:value-type="float" office:value="0" calcext:value-type="float">
            <text:p>0</text:p>
          </table:table-cell>
          <table:table-cell table:formula="of:=['copy of results.csv '.B113]" office:value-type="float" office:value="0" calcext:value-type="float">
            <text:p>0</text:p>
          </table:table-cell>
          <table:table-cell table:formula="of:=[$'copy of results.csv '.C113]" office:value-type="float" office:value="0" calcext:value-type="float">
            <text:p>0</text:p>
          </table:table-cell>
          <table:table-cell table:formula="of:=['copy of results.csv '.E113]" office:value-type="float" office:value="0" calcext:value-type="float">
            <text:p>0</text:p>
          </table:table-cell>
          <table:table-cell table:formula="of:=['copy of results.csv '.F113]" office:value-type="float" office:value="0" calcext:value-type="float">
            <text:p>0</text:p>
          </table:table-cell>
          <table:table-cell table:formula="of:=['copy of results.csv '.G113]" office:value-type="float" office:value="0" calcext:value-type="float">
            <text:p>0</text:p>
          </table:table-cell>
          <table:table-cell table:formula="of:=['copy of results.csv '.H113]" office:value-type="float" office:value="0" calcext:value-type="float">
            <text:p>0</text:p>
          </table:table-cell>
          <table:table-cell table:formula="of:=['copy of results.csv '.I113]" office:value-type="float" office:value="0" calcext:value-type="float">
            <text:p>0</text:p>
          </table:table-cell>
          <table:table-cell table:formula="of:=['copy of results.csv '.J113]" office:value-type="float" office:value="0" calcext:value-type="float">
            <text:p>0</text:p>
          </table:table-cell>
          <table:table-cell table:formula="of:=['copy of results.csv '.K113]" office:value-type="float" office:value="0" calcext:value-type="float">
            <text:p>0</text:p>
          </table:table-cell>
          <table:table-cell table:formula="of:=['copy of results.csv '.L113]" office:value-type="float" office:value="0" calcext:value-type="float">
            <text:p>0</text:p>
          </table:table-cell>
          <table:table-cell table:formula="of:=['copy of results.csv '.M113]" office:value-type="float" office:value="0" calcext:value-type="float">
            <text:p>0</text:p>
          </table:table-cell>
          <table:table-cell table:formula="of:=['copy of results.csv '.Q113]" office:value-type="float" office:value="0" calcext:value-type="float">
            <text:p>0</text:p>
          </table:table-cell>
          <table:table-cell table:formula="of:=['copy of results.csv '.S113]" office:value-type="float" office:value="0" calcext:value-type="float">
            <text:p>0</text:p>
          </table:table-cell>
          <table:table-cell table:formula="of:=['copy of results.csv '.T113]" office:value-type="float" office:value="0" calcext:value-type="float">
            <text:p>0</text:p>
          </table:table-cell>
          <table:table-cell table:formula="of:=['copy of results.csv '.U113]" office:value-type="float" office:value="0" calcext:value-type="float">
            <text:p>0</text:p>
          </table:table-cell>
          <table:table-cell table:formula="of:=['copy of results.csv '.V113]" office:value-type="float" office:value="0" calcext:value-type="float">
            <text:p>0</text:p>
          </table:table-cell>
          <table:table-cell table:formula="of:=['copy of results.csv '.W113]" office:value-type="float" office:value="0" calcext:value-type="float">
            <text:p>0</text:p>
          </table:table-cell>
          <table:table-cell table:formula="of:=['copy of results.csv '.X113]" office:value-type="float" office:value="0" calcext:value-type="float">
            <text:p>0</text:p>
          </table:table-cell>
          <table:table-cell table:formula="of:=['copy of results.csv '.Y113]" office:value-type="float" office:value="0" calcext:value-type="float">
            <text:p>0</text:p>
          </table:table-cell>
          <table:table-cell table:formula="of:=['copy of results.csv '.Z113]" office:value-type="float" office:value="0" calcext:value-type="float">
            <text:p>0</text:p>
          </table:table-cell>
          <table:table-cell table:formula="of:=['copy of results.csv '.AD113]" office:value-type="float" office:value="0" calcext:value-type="float">
            <text:p>0</text:p>
          </table:table-cell>
          <table:table-cell table:formula="of:=['copy of results.csv '.AG113]" office:value-type="float" office:value="0" calcext:value-type="float">
            <text:p>0</text:p>
          </table:table-cell>
          <table:table-cell table:formula="of:=['copy of results.csv '.AH113]" office:value-type="float" office:value="0" calcext:value-type="float">
            <text:p>0</text:p>
          </table:table-cell>
          <table:table-cell table:formula="of:=['copy of results.csv '.AI113]" office:value-type="float" office:value="0" calcext:value-type="float">
            <text:p>0</text:p>
          </table:table-cell>
          <table:table-cell table:formula="of:=['copy of results.csv '.AJ113]" office:value-type="float" office:value="0" calcext:value-type="float">
            <text:p>0</text:p>
          </table:table-cell>
          <table:table-cell table:formula="of:=['copy of results.csv '.AK113]" office:value-type="float" office:value="0" calcext:value-type="float">
            <text:p>0</text:p>
          </table:table-cell>
          <table:table-cell table:formula="of:=['copy of results.csv '.AL113]" office:value-type="float" office:value="0" calcext:value-type="float">
            <text:p>0</text:p>
          </table:table-cell>
          <table:table-cell table:formula="of:=['copy of results.csv '.AM113]" office:value-type="float" office:value="0" calcext:value-type="float">
            <text:p>0</text:p>
          </table:table-cell>
          <table:table-cell table:formula="of:=['copy of results.csv '.AQ113]" office:value-type="float" office:value="0" calcext:value-type="float">
            <text:p>0</text:p>
          </table:table-cell>
          <table:table-cell table:formula="of:=['copy of results.csv '.AT113]" office:value-type="float" office:value="0" calcext:value-type="float">
            <text:p>0</text:p>
          </table:table-cell>
          <table:table-cell table:formula="of:=['copy of results.csv '.AU113]" office:value-type="float" office:value="0" calcext:value-type="float">
            <text:p>0</text:p>
          </table:table-cell>
          <table:table-cell table:formula="of:=['copy of results.csv '.AV113]" office:value-type="float" office:value="0" calcext:value-type="float">
            <text:p>0</text:p>
          </table:table-cell>
          <table:table-cell table:formula="of:=['copy of results.csv '.AW113]" office:value-type="float" office:value="0" calcext:value-type="float">
            <text:p>0</text:p>
          </table:table-cell>
          <table:table-cell table:formula="of:=['copy of results.csv '.AX113]" office:value-type="float" office:value="0" calcext:value-type="float">
            <text:p>0</text:p>
          </table:table-cell>
          <table:table-cell table:formula="of:=['copy of results.csv '.AY113]" office:value-type="float" office:value="0" calcext:value-type="float">
            <text:p>0</text:p>
          </table:table-cell>
          <table:table-cell table:formula="of:=['copy of results.csv '.BC113]" office:value-type="float" office:value="0" calcext:value-type="float">
            <text:p>0</text:p>
          </table:table-cell>
          <table:table-cell table:formula="of:=['copy of results.csv '.BF113]" office:value-type="float" office:value="0" calcext:value-type="float">
            <text:p>0</text:p>
          </table:table-cell>
          <table:table-cell table:formula="of:=['copy of results.csv '.BJ113]" office:value-type="float" office:value="0" calcext:value-type="float">
            <text:p>0</text:p>
          </table:table-cell>
          <table:table-cell table:formula="of:=['copy of results.csv '.BL113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0" table:formula="of:=['copy of results.csv '.A114]" office:value-type="float" office:value="0" calcext:value-type="float">
            <text:p>0</text:p>
          </table:table-cell>
          <table:table-cell table:formula="of:=['copy of results.csv '.B114]" office:value-type="float" office:value="0" calcext:value-type="float">
            <text:p>0</text:p>
          </table:table-cell>
          <table:table-cell table:formula="of:=[$'copy of results.csv '.C114]" office:value-type="float" office:value="0" calcext:value-type="float">
            <text:p>0</text:p>
          </table:table-cell>
          <table:table-cell table:formula="of:=['copy of results.csv '.E114]" office:value-type="float" office:value="0" calcext:value-type="float">
            <text:p>0</text:p>
          </table:table-cell>
          <table:table-cell table:formula="of:=['copy of results.csv '.F114]" office:value-type="float" office:value="0" calcext:value-type="float">
            <text:p>0</text:p>
          </table:table-cell>
          <table:table-cell table:formula="of:=['copy of results.csv '.G114]" office:value-type="float" office:value="0" calcext:value-type="float">
            <text:p>0</text:p>
          </table:table-cell>
          <table:table-cell table:formula="of:=['copy of results.csv '.H114]" office:value-type="float" office:value="0" calcext:value-type="float">
            <text:p>0</text:p>
          </table:table-cell>
          <table:table-cell table:formula="of:=['copy of results.csv '.I114]" office:value-type="float" office:value="0" calcext:value-type="float">
            <text:p>0</text:p>
          </table:table-cell>
          <table:table-cell table:formula="of:=['copy of results.csv '.J114]" office:value-type="float" office:value="0" calcext:value-type="float">
            <text:p>0</text:p>
          </table:table-cell>
          <table:table-cell table:formula="of:=['copy of results.csv '.K114]" office:value-type="float" office:value="0" calcext:value-type="float">
            <text:p>0</text:p>
          </table:table-cell>
          <table:table-cell table:formula="of:=['copy of results.csv '.L114]" office:value-type="float" office:value="0" calcext:value-type="float">
            <text:p>0</text:p>
          </table:table-cell>
          <table:table-cell table:formula="of:=['copy of results.csv '.M114]" office:value-type="float" office:value="0" calcext:value-type="float">
            <text:p>0</text:p>
          </table:table-cell>
          <table:table-cell table:formula="of:=['copy of results.csv '.Q114]" office:value-type="float" office:value="0" calcext:value-type="float">
            <text:p>0</text:p>
          </table:table-cell>
          <table:table-cell table:formula="of:=['copy of results.csv '.S114]" office:value-type="float" office:value="0" calcext:value-type="float">
            <text:p>0</text:p>
          </table:table-cell>
          <table:table-cell table:formula="of:=['copy of results.csv '.T114]" office:value-type="float" office:value="0" calcext:value-type="float">
            <text:p>0</text:p>
          </table:table-cell>
          <table:table-cell table:formula="of:=['copy of results.csv '.U114]" office:value-type="float" office:value="0" calcext:value-type="float">
            <text:p>0</text:p>
          </table:table-cell>
          <table:table-cell table:formula="of:=['copy of results.csv '.V114]" office:value-type="float" office:value="0" calcext:value-type="float">
            <text:p>0</text:p>
          </table:table-cell>
          <table:table-cell table:formula="of:=['copy of results.csv '.W114]" office:value-type="float" office:value="0" calcext:value-type="float">
            <text:p>0</text:p>
          </table:table-cell>
          <table:table-cell table:formula="of:=['copy of results.csv '.X114]" office:value-type="float" office:value="0" calcext:value-type="float">
            <text:p>0</text:p>
          </table:table-cell>
          <table:table-cell table:formula="of:=['copy of results.csv '.Y114]" office:value-type="float" office:value="0" calcext:value-type="float">
            <text:p>0</text:p>
          </table:table-cell>
          <table:table-cell table:formula="of:=['copy of results.csv '.Z114]" office:value-type="float" office:value="0" calcext:value-type="float">
            <text:p>0</text:p>
          </table:table-cell>
          <table:table-cell table:formula="of:=['copy of results.csv '.AD114]" office:value-type="float" office:value="0" calcext:value-type="float">
            <text:p>0</text:p>
          </table:table-cell>
          <table:table-cell table:formula="of:=['copy of results.csv '.AG114]" office:value-type="float" office:value="0" calcext:value-type="float">
            <text:p>0</text:p>
          </table:table-cell>
          <table:table-cell table:formula="of:=['copy of results.csv '.AH114]" office:value-type="float" office:value="0" calcext:value-type="float">
            <text:p>0</text:p>
          </table:table-cell>
          <table:table-cell table:formula="of:=['copy of results.csv '.AI114]" office:value-type="float" office:value="0" calcext:value-type="float">
            <text:p>0</text:p>
          </table:table-cell>
          <table:table-cell table:formula="of:=['copy of results.csv '.AJ114]" office:value-type="float" office:value="0" calcext:value-type="float">
            <text:p>0</text:p>
          </table:table-cell>
          <table:table-cell table:formula="of:=['copy of results.csv '.AK114]" office:value-type="float" office:value="0" calcext:value-type="float">
            <text:p>0</text:p>
          </table:table-cell>
          <table:table-cell table:formula="of:=['copy of results.csv '.AL114]" office:value-type="float" office:value="0" calcext:value-type="float">
            <text:p>0</text:p>
          </table:table-cell>
          <table:table-cell table:formula="of:=['copy of results.csv '.AM114]" office:value-type="float" office:value="0" calcext:value-type="float">
            <text:p>0</text:p>
          </table:table-cell>
          <table:table-cell table:formula="of:=['copy of results.csv '.AQ114]" office:value-type="float" office:value="0" calcext:value-type="float">
            <text:p>0</text:p>
          </table:table-cell>
          <table:table-cell table:formula="of:=['copy of results.csv '.AT114]" office:value-type="float" office:value="0" calcext:value-type="float">
            <text:p>0</text:p>
          </table:table-cell>
          <table:table-cell table:formula="of:=['copy of results.csv '.AU114]" office:value-type="float" office:value="0" calcext:value-type="float">
            <text:p>0</text:p>
          </table:table-cell>
          <table:table-cell table:formula="of:=['copy of results.csv '.AV114]" office:value-type="float" office:value="0" calcext:value-type="float">
            <text:p>0</text:p>
          </table:table-cell>
          <table:table-cell table:formula="of:=['copy of results.csv '.AW114]" office:value-type="float" office:value="0" calcext:value-type="float">
            <text:p>0</text:p>
          </table:table-cell>
          <table:table-cell table:formula="of:=['copy of results.csv '.AX114]" office:value-type="float" office:value="0" calcext:value-type="float">
            <text:p>0</text:p>
          </table:table-cell>
          <table:table-cell table:formula="of:=['copy of results.csv '.AY114]" office:value-type="float" office:value="0" calcext:value-type="float">
            <text:p>0</text:p>
          </table:table-cell>
          <table:table-cell table:formula="of:=['copy of results.csv '.BC114]" office:value-type="float" office:value="0" calcext:value-type="float">
            <text:p>0</text:p>
          </table:table-cell>
          <table:table-cell table:formula="of:=['copy of results.csv '.BF114]" office:value-type="float" office:value="0" calcext:value-type="float">
            <text:p>0</text:p>
          </table:table-cell>
          <table:table-cell table:formula="of:=['copy of results.csv '.BJ114]" office:value-type="float" office:value="0" calcext:value-type="float">
            <text:p>0</text:p>
          </table:table-cell>
          <table:table-cell table:formula="of:=['copy of results.csv '.BL11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0" table:formula="of:=['copy of results.csv '.A115]" office:value-type="float" office:value="0" calcext:value-type="float">
            <text:p>0</text:p>
          </table:table-cell>
          <table:table-cell table:formula="of:=['copy of results.csv '.B115]" office:value-type="float" office:value="0" calcext:value-type="float">
            <text:p>0</text:p>
          </table:table-cell>
          <table:table-cell table:formula="of:=[$'copy of results.csv '.C115]" office:value-type="float" office:value="0" calcext:value-type="float">
            <text:p>0</text:p>
          </table:table-cell>
          <table:table-cell table:formula="of:=['copy of results.csv '.E115]" office:value-type="float" office:value="0" calcext:value-type="float">
            <text:p>0</text:p>
          </table:table-cell>
          <table:table-cell table:formula="of:=['copy of results.csv '.F115]" office:value-type="float" office:value="0" calcext:value-type="float">
            <text:p>0</text:p>
          </table:table-cell>
          <table:table-cell table:formula="of:=['copy of results.csv '.G115]" office:value-type="float" office:value="0" calcext:value-type="float">
            <text:p>0</text:p>
          </table:table-cell>
          <table:table-cell table:formula="of:=['copy of results.csv '.H115]" office:value-type="float" office:value="0" calcext:value-type="float">
            <text:p>0</text:p>
          </table:table-cell>
          <table:table-cell table:formula="of:=['copy of results.csv '.I115]" office:value-type="float" office:value="0" calcext:value-type="float">
            <text:p>0</text:p>
          </table:table-cell>
          <table:table-cell table:formula="of:=['copy of results.csv '.J115]" office:value-type="float" office:value="0" calcext:value-type="float">
            <text:p>0</text:p>
          </table:table-cell>
          <table:table-cell table:formula="of:=['copy of results.csv '.K115]" office:value-type="float" office:value="0" calcext:value-type="float">
            <text:p>0</text:p>
          </table:table-cell>
          <table:table-cell table:formula="of:=['copy of results.csv '.L115]" office:value-type="float" office:value="0" calcext:value-type="float">
            <text:p>0</text:p>
          </table:table-cell>
          <table:table-cell table:formula="of:=['copy of results.csv '.M115]" office:value-type="float" office:value="0" calcext:value-type="float">
            <text:p>0</text:p>
          </table:table-cell>
          <table:table-cell table:formula="of:=['copy of results.csv '.Q115]" office:value-type="float" office:value="0" calcext:value-type="float">
            <text:p>0</text:p>
          </table:table-cell>
          <table:table-cell table:formula="of:=['copy of results.csv '.S115]" office:value-type="float" office:value="0" calcext:value-type="float">
            <text:p>0</text:p>
          </table:table-cell>
          <table:table-cell table:formula="of:=['copy of results.csv '.T115]" office:value-type="float" office:value="0" calcext:value-type="float">
            <text:p>0</text:p>
          </table:table-cell>
          <table:table-cell table:formula="of:=['copy of results.csv '.U115]" office:value-type="float" office:value="0" calcext:value-type="float">
            <text:p>0</text:p>
          </table:table-cell>
          <table:table-cell table:formula="of:=['copy of results.csv '.V115]" office:value-type="float" office:value="0" calcext:value-type="float">
            <text:p>0</text:p>
          </table:table-cell>
          <table:table-cell table:formula="of:=['copy of results.csv '.W115]" office:value-type="float" office:value="0" calcext:value-type="float">
            <text:p>0</text:p>
          </table:table-cell>
          <table:table-cell table:formula="of:=['copy of results.csv '.X115]" office:value-type="float" office:value="0" calcext:value-type="float">
            <text:p>0</text:p>
          </table:table-cell>
          <table:table-cell table:formula="of:=['copy of results.csv '.Y115]" office:value-type="float" office:value="0" calcext:value-type="float">
            <text:p>0</text:p>
          </table:table-cell>
          <table:table-cell table:formula="of:=['copy of results.csv '.Z115]" office:value-type="float" office:value="0" calcext:value-type="float">
            <text:p>0</text:p>
          </table:table-cell>
          <table:table-cell table:formula="of:=['copy of results.csv '.AD115]" office:value-type="float" office:value="0" calcext:value-type="float">
            <text:p>0</text:p>
          </table:table-cell>
          <table:table-cell table:formula="of:=['copy of results.csv '.AG115]" office:value-type="float" office:value="0" calcext:value-type="float">
            <text:p>0</text:p>
          </table:table-cell>
          <table:table-cell table:formula="of:=['copy of results.csv '.AH115]" office:value-type="float" office:value="0" calcext:value-type="float">
            <text:p>0</text:p>
          </table:table-cell>
          <table:table-cell table:formula="of:=['copy of results.csv '.AI115]" office:value-type="float" office:value="0" calcext:value-type="float">
            <text:p>0</text:p>
          </table:table-cell>
          <table:table-cell table:formula="of:=['copy of results.csv '.AJ115]" office:value-type="float" office:value="0" calcext:value-type="float">
            <text:p>0</text:p>
          </table:table-cell>
          <table:table-cell table:formula="of:=['copy of results.csv '.AK115]" office:value-type="float" office:value="0" calcext:value-type="float">
            <text:p>0</text:p>
          </table:table-cell>
          <table:table-cell table:formula="of:=['copy of results.csv '.AL115]" office:value-type="float" office:value="0" calcext:value-type="float">
            <text:p>0</text:p>
          </table:table-cell>
          <table:table-cell table:formula="of:=['copy of results.csv '.AM115]" office:value-type="float" office:value="0" calcext:value-type="float">
            <text:p>0</text:p>
          </table:table-cell>
          <table:table-cell table:formula="of:=['copy of results.csv '.AQ115]" office:value-type="float" office:value="0" calcext:value-type="float">
            <text:p>0</text:p>
          </table:table-cell>
          <table:table-cell table:formula="of:=['copy of results.csv '.AT115]" office:value-type="float" office:value="0" calcext:value-type="float">
            <text:p>0</text:p>
          </table:table-cell>
          <table:table-cell table:formula="of:=['copy of results.csv '.AU115]" office:value-type="float" office:value="0" calcext:value-type="float">
            <text:p>0</text:p>
          </table:table-cell>
          <table:table-cell table:formula="of:=['copy of results.csv '.AV115]" office:value-type="float" office:value="0" calcext:value-type="float">
            <text:p>0</text:p>
          </table:table-cell>
          <table:table-cell table:formula="of:=['copy of results.csv '.AW115]" office:value-type="float" office:value="0" calcext:value-type="float">
            <text:p>0</text:p>
          </table:table-cell>
          <table:table-cell table:formula="of:=['copy of results.csv '.AX115]" office:value-type="float" office:value="0" calcext:value-type="float">
            <text:p>0</text:p>
          </table:table-cell>
          <table:table-cell table:formula="of:=['copy of results.csv '.AY115]" office:value-type="float" office:value="0" calcext:value-type="float">
            <text:p>0</text:p>
          </table:table-cell>
          <table:table-cell table:formula="of:=['copy of results.csv '.BC115]" office:value-type="float" office:value="0" calcext:value-type="float">
            <text:p>0</text:p>
          </table:table-cell>
          <table:table-cell table:formula="of:=['copy of results.csv '.BF115]" office:value-type="float" office:value="0" calcext:value-type="float">
            <text:p>0</text:p>
          </table:table-cell>
          <table:table-cell table:formula="of:=['copy of results.csv '.BJ115]" office:value-type="float" office:value="0" calcext:value-type="float">
            <text:p>0</text:p>
          </table:table-cell>
          <table:table-cell table:formula="of:=['copy of results.csv '.BL115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0" table:formula="of:=['copy of results.csv '.A116]" office:value-type="float" office:value="0" calcext:value-type="float">
            <text:p>0</text:p>
          </table:table-cell>
          <table:table-cell table:formula="of:=['copy of results.csv '.B116]" office:value-type="float" office:value="0" calcext:value-type="float">
            <text:p>0</text:p>
          </table:table-cell>
          <table:table-cell table:formula="of:=[$'copy of results.csv '.C116]" office:value-type="float" office:value="0" calcext:value-type="float">
            <text:p>0</text:p>
          </table:table-cell>
          <table:table-cell table:formula="of:=['copy of results.csv '.E116]" office:value-type="float" office:value="0" calcext:value-type="float">
            <text:p>0</text:p>
          </table:table-cell>
          <table:table-cell table:formula="of:=['copy of results.csv '.F116]" office:value-type="float" office:value="0" calcext:value-type="float">
            <text:p>0</text:p>
          </table:table-cell>
          <table:table-cell table:formula="of:=['copy of results.csv '.G116]" office:value-type="float" office:value="0" calcext:value-type="float">
            <text:p>0</text:p>
          </table:table-cell>
          <table:table-cell table:formula="of:=['copy of results.csv '.H116]" office:value-type="float" office:value="0" calcext:value-type="float">
            <text:p>0</text:p>
          </table:table-cell>
          <table:table-cell table:formula="of:=['copy of results.csv '.I116]" office:value-type="float" office:value="0" calcext:value-type="float">
            <text:p>0</text:p>
          </table:table-cell>
          <table:table-cell table:formula="of:=['copy of results.csv '.J116]" office:value-type="float" office:value="0" calcext:value-type="float">
            <text:p>0</text:p>
          </table:table-cell>
          <table:table-cell table:formula="of:=['copy of results.csv '.K116]" office:value-type="float" office:value="0" calcext:value-type="float">
            <text:p>0</text:p>
          </table:table-cell>
          <table:table-cell table:formula="of:=['copy of results.csv '.L116]" office:value-type="float" office:value="0" calcext:value-type="float">
            <text:p>0</text:p>
          </table:table-cell>
          <table:table-cell table:formula="of:=['copy of results.csv '.M116]" office:value-type="float" office:value="0" calcext:value-type="float">
            <text:p>0</text:p>
          </table:table-cell>
          <table:table-cell table:formula="of:=['copy of results.csv '.Q116]" office:value-type="float" office:value="0" calcext:value-type="float">
            <text:p>0</text:p>
          </table:table-cell>
          <table:table-cell table:formula="of:=['copy of results.csv '.S116]" office:value-type="float" office:value="0" calcext:value-type="float">
            <text:p>0</text:p>
          </table:table-cell>
          <table:table-cell table:formula="of:=['copy of results.csv '.T116]" office:value-type="float" office:value="0" calcext:value-type="float">
            <text:p>0</text:p>
          </table:table-cell>
          <table:table-cell table:formula="of:=['copy of results.csv '.U116]" office:value-type="float" office:value="0" calcext:value-type="float">
            <text:p>0</text:p>
          </table:table-cell>
          <table:table-cell table:formula="of:=['copy of results.csv '.V116]" office:value-type="float" office:value="0" calcext:value-type="float">
            <text:p>0</text:p>
          </table:table-cell>
          <table:table-cell table:formula="of:=['copy of results.csv '.W116]" office:value-type="float" office:value="0" calcext:value-type="float">
            <text:p>0</text:p>
          </table:table-cell>
          <table:table-cell table:formula="of:=['copy of results.csv '.X116]" office:value-type="float" office:value="0" calcext:value-type="float">
            <text:p>0</text:p>
          </table:table-cell>
          <table:table-cell table:formula="of:=['copy of results.csv '.Y116]" office:value-type="float" office:value="0" calcext:value-type="float">
            <text:p>0</text:p>
          </table:table-cell>
          <table:table-cell table:formula="of:=['copy of results.csv '.Z116]" office:value-type="float" office:value="0" calcext:value-type="float">
            <text:p>0</text:p>
          </table:table-cell>
          <table:table-cell table:formula="of:=['copy of results.csv '.AD116]" office:value-type="float" office:value="0" calcext:value-type="float">
            <text:p>0</text:p>
          </table:table-cell>
          <table:table-cell table:formula="of:=['copy of results.csv '.AG116]" office:value-type="float" office:value="0" calcext:value-type="float">
            <text:p>0</text:p>
          </table:table-cell>
          <table:table-cell table:formula="of:=['copy of results.csv '.AH116]" office:value-type="float" office:value="0" calcext:value-type="float">
            <text:p>0</text:p>
          </table:table-cell>
          <table:table-cell table:formula="of:=['copy of results.csv '.AI116]" office:value-type="float" office:value="0" calcext:value-type="float">
            <text:p>0</text:p>
          </table:table-cell>
          <table:table-cell table:formula="of:=['copy of results.csv '.AJ116]" office:value-type="float" office:value="0" calcext:value-type="float">
            <text:p>0</text:p>
          </table:table-cell>
          <table:table-cell table:formula="of:=['copy of results.csv '.AK116]" office:value-type="float" office:value="0" calcext:value-type="float">
            <text:p>0</text:p>
          </table:table-cell>
          <table:table-cell table:formula="of:=['copy of results.csv '.AL116]" office:value-type="float" office:value="0" calcext:value-type="float">
            <text:p>0</text:p>
          </table:table-cell>
          <table:table-cell table:formula="of:=['copy of results.csv '.AM116]" office:value-type="float" office:value="0" calcext:value-type="float">
            <text:p>0</text:p>
          </table:table-cell>
          <table:table-cell table:formula="of:=['copy of results.csv '.AQ116]" office:value-type="float" office:value="0" calcext:value-type="float">
            <text:p>0</text:p>
          </table:table-cell>
          <table:table-cell table:formula="of:=['copy of results.csv '.AT116]" office:value-type="float" office:value="0" calcext:value-type="float">
            <text:p>0</text:p>
          </table:table-cell>
          <table:table-cell table:formula="of:=['copy of results.csv '.AU116]" office:value-type="float" office:value="0" calcext:value-type="float">
            <text:p>0</text:p>
          </table:table-cell>
          <table:table-cell table:formula="of:=['copy of results.csv '.AV116]" office:value-type="float" office:value="0" calcext:value-type="float">
            <text:p>0</text:p>
          </table:table-cell>
          <table:table-cell table:formula="of:=['copy of results.csv '.AW116]" office:value-type="float" office:value="0" calcext:value-type="float">
            <text:p>0</text:p>
          </table:table-cell>
          <table:table-cell table:formula="of:=['copy of results.csv '.AX116]" office:value-type="float" office:value="0" calcext:value-type="float">
            <text:p>0</text:p>
          </table:table-cell>
          <table:table-cell table:formula="of:=['copy of results.csv '.AY116]" office:value-type="float" office:value="0" calcext:value-type="float">
            <text:p>0</text:p>
          </table:table-cell>
          <table:table-cell table:formula="of:=['copy of results.csv '.BC116]" office:value-type="float" office:value="0" calcext:value-type="float">
            <text:p>0</text:p>
          </table:table-cell>
          <table:table-cell table:formula="of:=['copy of results.csv '.BF116]" office:value-type="float" office:value="0" calcext:value-type="float">
            <text:p>0</text:p>
          </table:table-cell>
          <table:table-cell table:formula="of:=['copy of results.csv '.BJ116]" office:value-type="float" office:value="0" calcext:value-type="float">
            <text:p>0</text:p>
          </table:table-cell>
          <table:table-cell table:formula="of:=['copy of results.csv '.BL11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0" table:formula="of:=['copy of results.csv '.A117]" office:value-type="float" office:value="0" calcext:value-type="float">
            <text:p>0</text:p>
          </table:table-cell>
          <table:table-cell table:formula="of:=['copy of results.csv '.B117]" office:value-type="float" office:value="0" calcext:value-type="float">
            <text:p>0</text:p>
          </table:table-cell>
          <table:table-cell table:formula="of:=[$'copy of results.csv '.C117]" office:value-type="float" office:value="0" calcext:value-type="float">
            <text:p>0</text:p>
          </table:table-cell>
          <table:table-cell table:formula="of:=['copy of results.csv '.E117]" office:value-type="float" office:value="0" calcext:value-type="float">
            <text:p>0</text:p>
          </table:table-cell>
          <table:table-cell table:formula="of:=['copy of results.csv '.F117]" office:value-type="float" office:value="0" calcext:value-type="float">
            <text:p>0</text:p>
          </table:table-cell>
          <table:table-cell table:formula="of:=['copy of results.csv '.G117]" office:value-type="float" office:value="0" calcext:value-type="float">
            <text:p>0</text:p>
          </table:table-cell>
          <table:table-cell table:formula="of:=['copy of results.csv '.H117]" office:value-type="float" office:value="0" calcext:value-type="float">
            <text:p>0</text:p>
          </table:table-cell>
          <table:table-cell table:formula="of:=['copy of results.csv '.I117]" office:value-type="float" office:value="0" calcext:value-type="float">
            <text:p>0</text:p>
          </table:table-cell>
          <table:table-cell table:formula="of:=['copy of results.csv '.J117]" office:value-type="float" office:value="0" calcext:value-type="float">
            <text:p>0</text:p>
          </table:table-cell>
          <table:table-cell table:formula="of:=['copy of results.csv '.K117]" office:value-type="float" office:value="0" calcext:value-type="float">
            <text:p>0</text:p>
          </table:table-cell>
          <table:table-cell table:formula="of:=['copy of results.csv '.L117]" office:value-type="float" office:value="0" calcext:value-type="float">
            <text:p>0</text:p>
          </table:table-cell>
          <table:table-cell table:formula="of:=['copy of results.csv '.M117]" office:value-type="float" office:value="0" calcext:value-type="float">
            <text:p>0</text:p>
          </table:table-cell>
          <table:table-cell table:formula="of:=['copy of results.csv '.Q117]" office:value-type="float" office:value="0" calcext:value-type="float">
            <text:p>0</text:p>
          </table:table-cell>
          <table:table-cell table:formula="of:=['copy of results.csv '.S117]" office:value-type="float" office:value="0" calcext:value-type="float">
            <text:p>0</text:p>
          </table:table-cell>
          <table:table-cell table:formula="of:=['copy of results.csv '.T117]" office:value-type="float" office:value="0" calcext:value-type="float">
            <text:p>0</text:p>
          </table:table-cell>
          <table:table-cell table:formula="of:=['copy of results.csv '.U117]" office:value-type="float" office:value="0" calcext:value-type="float">
            <text:p>0</text:p>
          </table:table-cell>
          <table:table-cell table:formula="of:=['copy of results.csv '.V117]" office:value-type="float" office:value="0" calcext:value-type="float">
            <text:p>0</text:p>
          </table:table-cell>
          <table:table-cell table:formula="of:=['copy of results.csv '.W117]" office:value-type="float" office:value="0" calcext:value-type="float">
            <text:p>0</text:p>
          </table:table-cell>
          <table:table-cell table:formula="of:=['copy of results.csv '.X117]" office:value-type="float" office:value="0" calcext:value-type="float">
            <text:p>0</text:p>
          </table:table-cell>
          <table:table-cell table:formula="of:=['copy of results.csv '.Y117]" office:value-type="float" office:value="0" calcext:value-type="float">
            <text:p>0</text:p>
          </table:table-cell>
          <table:table-cell table:formula="of:=['copy of results.csv '.Z117]" office:value-type="float" office:value="0" calcext:value-type="float">
            <text:p>0</text:p>
          </table:table-cell>
          <table:table-cell table:formula="of:=['copy of results.csv '.AD117]" office:value-type="float" office:value="0" calcext:value-type="float">
            <text:p>0</text:p>
          </table:table-cell>
          <table:table-cell table:formula="of:=['copy of results.csv '.AG117]" office:value-type="float" office:value="0" calcext:value-type="float">
            <text:p>0</text:p>
          </table:table-cell>
          <table:table-cell table:formula="of:=['copy of results.csv '.AH117]" office:value-type="float" office:value="0" calcext:value-type="float">
            <text:p>0</text:p>
          </table:table-cell>
          <table:table-cell table:formula="of:=['copy of results.csv '.AI117]" office:value-type="float" office:value="0" calcext:value-type="float">
            <text:p>0</text:p>
          </table:table-cell>
          <table:table-cell table:formula="of:=['copy of results.csv '.AJ117]" office:value-type="float" office:value="0" calcext:value-type="float">
            <text:p>0</text:p>
          </table:table-cell>
          <table:table-cell table:formula="of:=['copy of results.csv '.AK117]" office:value-type="float" office:value="0" calcext:value-type="float">
            <text:p>0</text:p>
          </table:table-cell>
          <table:table-cell table:formula="of:=['copy of results.csv '.AL117]" office:value-type="float" office:value="0" calcext:value-type="float">
            <text:p>0</text:p>
          </table:table-cell>
          <table:table-cell table:formula="of:=['copy of results.csv '.AM117]" office:value-type="float" office:value="0" calcext:value-type="float">
            <text:p>0</text:p>
          </table:table-cell>
          <table:table-cell table:formula="of:=['copy of results.csv '.AQ117]" office:value-type="float" office:value="0" calcext:value-type="float">
            <text:p>0</text:p>
          </table:table-cell>
          <table:table-cell table:formula="of:=['copy of results.csv '.AT117]" office:value-type="float" office:value="0" calcext:value-type="float">
            <text:p>0</text:p>
          </table:table-cell>
          <table:table-cell table:formula="of:=['copy of results.csv '.AU117]" office:value-type="float" office:value="0" calcext:value-type="float">
            <text:p>0</text:p>
          </table:table-cell>
          <table:table-cell table:formula="of:=['copy of results.csv '.AV117]" office:value-type="float" office:value="0" calcext:value-type="float">
            <text:p>0</text:p>
          </table:table-cell>
          <table:table-cell table:formula="of:=['copy of results.csv '.AW117]" office:value-type="float" office:value="0" calcext:value-type="float">
            <text:p>0</text:p>
          </table:table-cell>
          <table:table-cell table:formula="of:=['copy of results.csv '.AX117]" office:value-type="float" office:value="0" calcext:value-type="float">
            <text:p>0</text:p>
          </table:table-cell>
          <table:table-cell table:formula="of:=['copy of results.csv '.AY117]" office:value-type="float" office:value="0" calcext:value-type="float">
            <text:p>0</text:p>
          </table:table-cell>
          <table:table-cell table:formula="of:=['copy of results.csv '.BC117]" office:value-type="float" office:value="0" calcext:value-type="float">
            <text:p>0</text:p>
          </table:table-cell>
          <table:table-cell table:formula="of:=['copy of results.csv '.BF117]" office:value-type="float" office:value="0" calcext:value-type="float">
            <text:p>0</text:p>
          </table:table-cell>
          <table:table-cell table:formula="of:=['copy of results.csv '.BJ117]" office:value-type="float" office:value="0" calcext:value-type="float">
            <text:p>0</text:p>
          </table:table-cell>
          <table:table-cell table:formula="of:=['copy of results.csv '.BL117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0" table:formula="of:=['copy of results.csv '.A118]" office:value-type="float" office:value="0" calcext:value-type="float">
            <text:p>0</text:p>
          </table:table-cell>
          <table:table-cell table:formula="of:=['copy of results.csv '.B118]" office:value-type="float" office:value="0" calcext:value-type="float">
            <text:p>0</text:p>
          </table:table-cell>
          <table:table-cell table:formula="of:=[$'copy of results.csv '.C118]" office:value-type="float" office:value="0" calcext:value-type="float">
            <text:p>0</text:p>
          </table:table-cell>
          <table:table-cell table:formula="of:=['copy of results.csv '.E118]" office:value-type="float" office:value="0" calcext:value-type="float">
            <text:p>0</text:p>
          </table:table-cell>
          <table:table-cell table:formula="of:=['copy of results.csv '.F118]" office:value-type="float" office:value="0" calcext:value-type="float">
            <text:p>0</text:p>
          </table:table-cell>
          <table:table-cell table:formula="of:=['copy of results.csv '.G118]" office:value-type="float" office:value="0" calcext:value-type="float">
            <text:p>0</text:p>
          </table:table-cell>
          <table:table-cell table:formula="of:=['copy of results.csv '.H118]" office:value-type="float" office:value="0" calcext:value-type="float">
            <text:p>0</text:p>
          </table:table-cell>
          <table:table-cell table:formula="of:=['copy of results.csv '.I118]" office:value-type="float" office:value="0" calcext:value-type="float">
            <text:p>0</text:p>
          </table:table-cell>
          <table:table-cell table:formula="of:=['copy of results.csv '.J118]" office:value-type="float" office:value="0" calcext:value-type="float">
            <text:p>0</text:p>
          </table:table-cell>
          <table:table-cell table:formula="of:=['copy of results.csv '.K118]" office:value-type="float" office:value="0" calcext:value-type="float">
            <text:p>0</text:p>
          </table:table-cell>
          <table:table-cell table:formula="of:=['copy of results.csv '.L118]" office:value-type="float" office:value="0" calcext:value-type="float">
            <text:p>0</text:p>
          </table:table-cell>
          <table:table-cell table:formula="of:=['copy of results.csv '.M118]" office:value-type="float" office:value="0" calcext:value-type="float">
            <text:p>0</text:p>
          </table:table-cell>
          <table:table-cell table:formula="of:=['copy of results.csv '.Q118]" office:value-type="float" office:value="0" calcext:value-type="float">
            <text:p>0</text:p>
          </table:table-cell>
          <table:table-cell table:formula="of:=['copy of results.csv '.S118]" office:value-type="float" office:value="0" calcext:value-type="float">
            <text:p>0</text:p>
          </table:table-cell>
          <table:table-cell table:formula="of:=['copy of results.csv '.T118]" office:value-type="float" office:value="0" calcext:value-type="float">
            <text:p>0</text:p>
          </table:table-cell>
          <table:table-cell table:formula="of:=['copy of results.csv '.U118]" office:value-type="float" office:value="0" calcext:value-type="float">
            <text:p>0</text:p>
          </table:table-cell>
          <table:table-cell table:formula="of:=['copy of results.csv '.V118]" office:value-type="float" office:value="0" calcext:value-type="float">
            <text:p>0</text:p>
          </table:table-cell>
          <table:table-cell table:formula="of:=['copy of results.csv '.W118]" office:value-type="float" office:value="0" calcext:value-type="float">
            <text:p>0</text:p>
          </table:table-cell>
          <table:table-cell table:formula="of:=['copy of results.csv '.X118]" office:value-type="float" office:value="0" calcext:value-type="float">
            <text:p>0</text:p>
          </table:table-cell>
          <table:table-cell table:formula="of:=['copy of results.csv '.Y118]" office:value-type="float" office:value="0" calcext:value-type="float">
            <text:p>0</text:p>
          </table:table-cell>
          <table:table-cell table:formula="of:=['copy of results.csv '.Z118]" office:value-type="float" office:value="0" calcext:value-type="float">
            <text:p>0</text:p>
          </table:table-cell>
          <table:table-cell table:formula="of:=['copy of results.csv '.AD118]" office:value-type="float" office:value="0" calcext:value-type="float">
            <text:p>0</text:p>
          </table:table-cell>
          <table:table-cell table:formula="of:=['copy of results.csv '.AG118]" office:value-type="float" office:value="0" calcext:value-type="float">
            <text:p>0</text:p>
          </table:table-cell>
          <table:table-cell table:formula="of:=['copy of results.csv '.AH118]" office:value-type="float" office:value="0" calcext:value-type="float">
            <text:p>0</text:p>
          </table:table-cell>
          <table:table-cell table:formula="of:=['copy of results.csv '.AI118]" office:value-type="float" office:value="0" calcext:value-type="float">
            <text:p>0</text:p>
          </table:table-cell>
          <table:table-cell table:formula="of:=['copy of results.csv '.AJ118]" office:value-type="float" office:value="0" calcext:value-type="float">
            <text:p>0</text:p>
          </table:table-cell>
          <table:table-cell table:formula="of:=['copy of results.csv '.AK118]" office:value-type="float" office:value="0" calcext:value-type="float">
            <text:p>0</text:p>
          </table:table-cell>
          <table:table-cell table:formula="of:=['copy of results.csv '.AL118]" office:value-type="float" office:value="0" calcext:value-type="float">
            <text:p>0</text:p>
          </table:table-cell>
          <table:table-cell table:formula="of:=['copy of results.csv '.AM118]" office:value-type="float" office:value="0" calcext:value-type="float">
            <text:p>0</text:p>
          </table:table-cell>
          <table:table-cell table:formula="of:=['copy of results.csv '.AQ118]" office:value-type="float" office:value="0" calcext:value-type="float">
            <text:p>0</text:p>
          </table:table-cell>
          <table:table-cell table:formula="of:=['copy of results.csv '.AT118]" office:value-type="float" office:value="0" calcext:value-type="float">
            <text:p>0</text:p>
          </table:table-cell>
          <table:table-cell table:formula="of:=['copy of results.csv '.AU118]" office:value-type="float" office:value="0" calcext:value-type="float">
            <text:p>0</text:p>
          </table:table-cell>
          <table:table-cell table:formula="of:=['copy of results.csv '.AV118]" office:value-type="float" office:value="0" calcext:value-type="float">
            <text:p>0</text:p>
          </table:table-cell>
          <table:table-cell table:formula="of:=['copy of results.csv '.AW118]" office:value-type="float" office:value="0" calcext:value-type="float">
            <text:p>0</text:p>
          </table:table-cell>
          <table:table-cell table:formula="of:=['copy of results.csv '.AX118]" office:value-type="float" office:value="0" calcext:value-type="float">
            <text:p>0</text:p>
          </table:table-cell>
          <table:table-cell table:formula="of:=['copy of results.csv '.AY118]" office:value-type="float" office:value="0" calcext:value-type="float">
            <text:p>0</text:p>
          </table:table-cell>
          <table:table-cell table:formula="of:=['copy of results.csv '.BC118]" office:value-type="float" office:value="0" calcext:value-type="float">
            <text:p>0</text:p>
          </table:table-cell>
          <table:table-cell table:formula="of:=['copy of results.csv '.BF118]" office:value-type="float" office:value="0" calcext:value-type="float">
            <text:p>0</text:p>
          </table:table-cell>
          <table:table-cell table:formula="of:=['copy of results.csv '.BJ118]" office:value-type="float" office:value="0" calcext:value-type="float">
            <text:p>0</text:p>
          </table:table-cell>
          <table:table-cell table:formula="of:=['copy of results.csv '.BL118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10" table:formula="of:=['copy of results.csv '.A119]" office:value-type="float" office:value="0" calcext:value-type="float">
            <text:p>0</text:p>
          </table:table-cell>
          <table:table-cell table:formula="of:=['copy of results.csv '.B119]" office:value-type="float" office:value="0" calcext:value-type="float">
            <text:p>0</text:p>
          </table:table-cell>
          <table:table-cell table:formula="of:=[$'copy of results.csv '.C119]" office:value-type="float" office:value="0" calcext:value-type="float">
            <text:p>0</text:p>
          </table:table-cell>
          <table:table-cell table:formula="of:=['copy of results.csv '.E119]" office:value-type="float" office:value="0" calcext:value-type="float">
            <text:p>0</text:p>
          </table:table-cell>
          <table:table-cell table:formula="of:=['copy of results.csv '.F119]" office:value-type="float" office:value="0" calcext:value-type="float">
            <text:p>0</text:p>
          </table:table-cell>
          <table:table-cell table:formula="of:=['copy of results.csv '.G119]" office:value-type="float" office:value="0" calcext:value-type="float">
            <text:p>0</text:p>
          </table:table-cell>
          <table:table-cell table:formula="of:=['copy of results.csv '.H119]" office:value-type="float" office:value="0" calcext:value-type="float">
            <text:p>0</text:p>
          </table:table-cell>
          <table:table-cell table:formula="of:=['copy of results.csv '.I119]" office:value-type="float" office:value="0" calcext:value-type="float">
            <text:p>0</text:p>
          </table:table-cell>
          <table:table-cell table:formula="of:=['copy of results.csv '.J119]" office:value-type="float" office:value="0" calcext:value-type="float">
            <text:p>0</text:p>
          </table:table-cell>
          <table:table-cell table:formula="of:=['copy of results.csv '.K119]" office:value-type="float" office:value="0" calcext:value-type="float">
            <text:p>0</text:p>
          </table:table-cell>
          <table:table-cell table:formula="of:=['copy of results.csv '.L119]" office:value-type="float" office:value="0" calcext:value-type="float">
            <text:p>0</text:p>
          </table:table-cell>
          <table:table-cell table:formula="of:=['copy of results.csv '.M119]" office:value-type="float" office:value="0" calcext:value-type="float">
            <text:p>0</text:p>
          </table:table-cell>
          <table:table-cell table:formula="of:=['copy of results.csv '.Q119]" office:value-type="float" office:value="0" calcext:value-type="float">
            <text:p>0</text:p>
          </table:table-cell>
          <table:table-cell table:formula="of:=['copy of results.csv '.S119]" office:value-type="float" office:value="0" calcext:value-type="float">
            <text:p>0</text:p>
          </table:table-cell>
          <table:table-cell table:formula="of:=['copy of results.csv '.T119]" office:value-type="float" office:value="0" calcext:value-type="float">
            <text:p>0</text:p>
          </table:table-cell>
          <table:table-cell table:formula="of:=['copy of results.csv '.U119]" office:value-type="float" office:value="0" calcext:value-type="float">
            <text:p>0</text:p>
          </table:table-cell>
          <table:table-cell table:formula="of:=['copy of results.csv '.V119]" office:value-type="float" office:value="0" calcext:value-type="float">
            <text:p>0</text:p>
          </table:table-cell>
          <table:table-cell table:formula="of:=['copy of results.csv '.W119]" office:value-type="float" office:value="0" calcext:value-type="float">
            <text:p>0</text:p>
          </table:table-cell>
          <table:table-cell table:formula="of:=['copy of results.csv '.X119]" office:value-type="float" office:value="0" calcext:value-type="float">
            <text:p>0</text:p>
          </table:table-cell>
          <table:table-cell table:formula="of:=['copy of results.csv '.Y119]" office:value-type="float" office:value="0" calcext:value-type="float">
            <text:p>0</text:p>
          </table:table-cell>
          <table:table-cell table:formula="of:=['copy of results.csv '.Z119]" office:value-type="float" office:value="0" calcext:value-type="float">
            <text:p>0</text:p>
          </table:table-cell>
          <table:table-cell table:formula="of:=['copy of results.csv '.AD119]" office:value-type="float" office:value="0" calcext:value-type="float">
            <text:p>0</text:p>
          </table:table-cell>
          <table:table-cell table:formula="of:=['copy of results.csv '.AG119]" office:value-type="float" office:value="0" calcext:value-type="float">
            <text:p>0</text:p>
          </table:table-cell>
          <table:table-cell table:formula="of:=['copy of results.csv '.AH119]" office:value-type="float" office:value="0" calcext:value-type="float">
            <text:p>0</text:p>
          </table:table-cell>
          <table:table-cell table:formula="of:=['copy of results.csv '.AI119]" office:value-type="float" office:value="0" calcext:value-type="float">
            <text:p>0</text:p>
          </table:table-cell>
          <table:table-cell table:formula="of:=['copy of results.csv '.AJ119]" office:value-type="float" office:value="0" calcext:value-type="float">
            <text:p>0</text:p>
          </table:table-cell>
          <table:table-cell table:formula="of:=['copy of results.csv '.AK119]" office:value-type="float" office:value="0" calcext:value-type="float">
            <text:p>0</text:p>
          </table:table-cell>
          <table:table-cell table:formula="of:=['copy of results.csv '.AL119]" office:value-type="float" office:value="0" calcext:value-type="float">
            <text:p>0</text:p>
          </table:table-cell>
          <table:table-cell table:formula="of:=['copy of results.csv '.AM119]" office:value-type="float" office:value="0" calcext:value-type="float">
            <text:p>0</text:p>
          </table:table-cell>
          <table:table-cell table:formula="of:=['copy of results.csv '.AQ119]" office:value-type="float" office:value="0" calcext:value-type="float">
            <text:p>0</text:p>
          </table:table-cell>
          <table:table-cell table:formula="of:=['copy of results.csv '.AT119]" office:value-type="float" office:value="0" calcext:value-type="float">
            <text:p>0</text:p>
          </table:table-cell>
          <table:table-cell table:formula="of:=['copy of results.csv '.AU119]" office:value-type="float" office:value="0" calcext:value-type="float">
            <text:p>0</text:p>
          </table:table-cell>
          <table:table-cell table:formula="of:=['copy of results.csv '.AV119]" office:value-type="float" office:value="0" calcext:value-type="float">
            <text:p>0</text:p>
          </table:table-cell>
          <table:table-cell table:formula="of:=['copy of results.csv '.AW119]" office:value-type="float" office:value="0" calcext:value-type="float">
            <text:p>0</text:p>
          </table:table-cell>
          <table:table-cell table:formula="of:=['copy of results.csv '.AX119]" office:value-type="float" office:value="0" calcext:value-type="float">
            <text:p>0</text:p>
          </table:table-cell>
          <table:table-cell table:formula="of:=['copy of results.csv '.AY119]" office:value-type="float" office:value="0" calcext:value-type="float">
            <text:p>0</text:p>
          </table:table-cell>
          <table:table-cell table:formula="of:=['copy of results.csv '.BC119]" office:value-type="float" office:value="0" calcext:value-type="float">
            <text:p>0</text:p>
          </table:table-cell>
          <table:table-cell table:formula="of:=['copy of results.csv '.BF119]" office:value-type="float" office:value="0" calcext:value-type="float">
            <text:p>0</text:p>
          </table:table-cell>
          <table:table-cell table:formula="of:=['copy of results.csv '.BJ119]" office:value-type="float" office:value="0" calcext:value-type="float">
            <text:p>0</text:p>
          </table:table-cell>
          <table:table-cell table:formula="of:=['copy of results.csv '.BL119]" office:value-type="float" office:value="0" calcext:value-type="float">
            <text:p>0</text:p>
          </table:table-cell>
          <table:table-cell table:number-columns-repeated="52"/>
        </table:table-row>
        <table:table-row table:style-name="ro1" table:number-rows-repeated="7">
          <table:table-cell table:number-columns-repeated="3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8"/>
          <table:table-cell table:style-name="Default" table:number-columns-repeated="2"/>
          <table:table-cell table:number-columns-repeated="52"/>
        </table:table-row>
      </table:table>
      <table:table table:name="general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number-columns-repeated="2" table:default-cell-style-name="ce12"/>
        <table:table-column table:style-name="co1" table:number-columns-repeated="2" table:default-cell-style-name="Default"/>
        <table:table-column table:style-name="co1" table:number-columns-repeated="3" table:default-cell-style-name="ce12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futures_excluded</text:p>
          </table:table-cell>
          <table:table-cell office:value-type="string" calcext:value-type="string">
            <text:p>Production 2017</text:p>
          </table:table-cell>
          <table:table-cell table:style-name="Default" office:value-type="string" calcext:value-type="string">
            <text:p>Production 2018</text:p>
          </table:table-cell>
          <table:table-cell table:style-name="Default" office:value-type="string" calcext:value-type="string">
            <text:p>Production 2019</text:p>
          </table:table-cell>
          <table:table-cell office:value-type="string" calcext:value-type="string">
            <text:p>Production 2020</text:p>
          </table:table-cell>
          <table:table-cell office:value-type="string" calcext:value-type="string">
            <text:p>Emiissions</text:p>
          </table:table-cell>
          <table:table-cell table:style-name="Default" table:number-columns-repeated="3"/>
          <table:table-cell office:value-type="string" calcext:value-type="string">
            <text:p>Permits needed</text:p>
          </table:table-cell>
          <table:table-cell table:number-columns-repeated="3"/>
          <table:table-cell office:value-type="string" calcext:value-type="string">
            <text:p>Permits purchased</text:p>
          </table:table-cell>
          <table:table-cell table:number-columns-repeated="3"/>
          <table:table-cell office:value-type="string" calcext:value-type="string">
            <text:p>Banking (+) / borrowing (-)</text:p>
          </table:table-cell>
          <table:table-cell table:number-columns-repeated="3"/>
          <table:table-cell office:value-type="string" calcext:value-type="string">
            <text:p>Final expected loss</text:p>
          </table:table-cell>
          <table:table-cell office:value-type="string" calcext:value-type="string">
            <text:p>Probability of default</text:p>
          </table:table-cell>
        </table:table-row>
        <table:table-row table:style-name="ro1">
          <table:table-cell table:style-name="ce11" table:formula="of:=['selected results'.A2]" office:value-type="float" office:value="0" calcext:value-type="float">
            <text:p>0</text:p>
          </table:table-cell>
          <table:table-cell table:formula="of:=['selected results'.B2]" office:value-type="float" office:value="0" calcext:value-type="float">
            <text:p>0</text:p>
          </table:table-cell>
          <table:table-cell table:formula="of:=[$'copy of results.csv '.C2]" office:value-type="float" office:value="0" calcext:value-type="float">
            <text:p>0</text:p>
          </table:table-cell>
          <table:table-cell table:formula="of:=SUM(['selected results'.D2:.G2])" office:value-type="float" office:value="648" calcext:value-type="float">
            <text:p>648</text:p>
          </table:table-cell>
          <table:table-cell table:formula="of:=SUM(['selected results'.N2:.Q2])" office:value-type="float" office:value="633.9517" calcext:value-type="float">
            <text:p>633.9517</text:p>
          </table:table-cell>
          <table:table-cell table:formula="of:=SUM(['selected results'.W2:.Z2])" office:value-type="float" office:value="633.9518" calcext:value-type="float">
            <text:p>633.9518</text:p>
          </table:table-cell>
          <table:table-cell table:formula="of:=SUM(['selected results'.AE2:.AH2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2:.G2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2:.Q2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2:.Z2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2:.AH2])" office:value-type="float" office:value="187348.91726676" calcext:value-type="float">
            <text:p>187348.91726676</text:p>
          </table:table-cell>
          <table:table-cell table:formula="of:=[.H2]-['inpt from problem params.ods'.B$6]" office:value-type="float" office:value="56802.264694032" calcext:value-type="float">
            <text:p>56802.264694032</text:p>
          </table:table-cell>
          <table:table-cell table:formula="of:=[.I2]-['inpt from problem params.ods'.C$6]" office:value-type="float" office:value="55130.8749009407" calcext:value-type="float">
            <text:p>55130.8749009407</text:p>
          </table:table-cell>
          <table:table-cell table:formula="of:=[.J2]-['inpt from problem params.ods'.D$6]" office:value-type="float" office:value="57793.9172667598" calcext:value-type="float">
            <text:p>57793.9172667598</text:p>
          </table:table-cell>
          <table:table-cell table:formula="of:=[.K2]-['inpt from problem params.ods'.E$6]" office:value-type="float" office:value="60464.9172667599" calcext:value-type="float">
            <text:p>60464.9172667599</text:p>
          </table:table-cell>
          <table:table-cell table:formula="of:=['selected results'.H2]+['selected results'.U2]+['selected results'.L2]" office:value-type="float" office:value="56802.3" calcext:value-type="float">
            <text:p>56802.3</text:p>
          </table:table-cell>
          <table:table-cell table:formula="of:=['selected results'.I2]+['selected results'.R2]+['selected results'.AC2]" office:value-type="float" office:value="55130.8" calcext:value-type="float">
            <text:p>55130.8</text:p>
          </table:table-cell>
          <table:table-cell table:formula="of:=['selected results'.J2]+['selected results'.S2]+['selected results'.AA2]+['selected results'.AJ2]" office:value-type="float" office:value="57793.8" calcext:value-type="float">
            <text:p>57793.8</text:p>
          </table:table-cell>
          <table:table-cell table:formula="of:=['selected results'.K2]+['selected results'.T2]+['selected results'.AB2]+['selected results'.AI2]+['selected results'.AL2]" office:value-type="float" office:value="60464.8" calcext:value-type="float">
            <text:p>60464.8</text:p>
          </table:table-cell>
          <table:table-cell table:formula="of:=ROUND([.P2]-[.L2])" office:value-type="float" office:value="0" calcext:value-type="float">
            <text:p>0</text:p>
          </table:table-cell>
          <table:table-cell table:formula="of:=[.T2]+ROUND([.Q2]-[.M2])" office:value-type="float" office:value="0" calcext:value-type="float">
            <text:p>0</text:p>
          </table:table-cell>
          <table:table-cell table:formula="of:=[.U2]+ROUND([.R2]-[.N2])" office:value-type="float" office:value="0" calcext:value-type="float">
            <text:p>0</text:p>
          </table:table-cell>
          <table:table-cell table:formula="of:=[.V2]+ROUND([.S2]-[.O2])" office:value-type="float" office:value="0" calcext:value-type="float">
            <text:p>0</text:p>
          </table:table-cell>
          <table:table-cell table:formula="of:=['selected results'.AM2]+['selected results'.AK2]+['selected results'.AD2]+['selected results'.V2]+['selected results'.M2]" office:value-type="float" office:value="23353960" calcext:value-type="float">
            <text:p>23353960</text:p>
          </table:table-cell>
          <table:table-cell table:formula="of:=['selected results'.AN2]" office:value-type="float" office:value="0.734375" calcext:value-type="float">
            <text:p>0.734375</text:p>
          </table:table-cell>
        </table:table-row>
        <table:table-row table:style-name="ro1">
          <table:table-cell table:style-name="ce11" table:formula="of:=['selected results'.A3]" office:value-type="float" office:value="0" calcext:value-type="float">
            <text:p>0</text:p>
          </table:table-cell>
          <table:table-cell table:formula="of:=['selected results'.B3]" office:value-type="float" office:value="0.1" calcext:value-type="float">
            <text:p>0.1</text:p>
          </table:table-cell>
          <table:table-cell table:formula="of:=[$'copy of results.csv '.C3]" office:value-type="float" office:value="0" calcext:value-type="float">
            <text:p>0</text:p>
          </table:table-cell>
          <table:table-cell table:formula="of:=SUM(['selected results'.D3:.G3])" office:value-type="float" office:value="648" calcext:value-type="float">
            <text:p>648</text:p>
          </table:table-cell>
          <table:table-cell table:formula="of:=SUM(['selected results'.N3:.Q3])" office:value-type="float" office:value="633.9517" calcext:value-type="float">
            <text:p>633.9517</text:p>
          </table:table-cell>
          <table:table-cell table:formula="of:=SUM(['selected results'.W3:.Z3])" office:value-type="float" office:value="633.9518" calcext:value-type="float">
            <text:p>633.9518</text:p>
          </table:table-cell>
          <table:table-cell table:formula="of:=SUM(['selected results'.AE3:.AH3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3:.G3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3:.Q3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3:.Z3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3:.AH3])" office:value-type="float" office:value="187348.91726676" calcext:value-type="float">
            <text:p>187348.91726676</text:p>
          </table:table-cell>
          <table:table-cell table:formula="of:=[.H3]-['inpt from problem params.ods'.B$6]" office:value-type="float" office:value="56802.264694032" calcext:value-type="float">
            <text:p>56802.264694032</text:p>
          </table:table-cell>
          <table:table-cell table:formula="of:=[.I3]-['inpt from problem params.ods'.C$6]" office:value-type="float" office:value="55130.8749009407" calcext:value-type="float">
            <text:p>55130.8749009407</text:p>
          </table:table-cell>
          <table:table-cell table:formula="of:=[.J3]-['inpt from problem params.ods'.D$6]" office:value-type="float" office:value="57793.9172667598" calcext:value-type="float">
            <text:p>57793.9172667598</text:p>
          </table:table-cell>
          <table:table-cell table:formula="of:=[.K3]-['inpt from problem params.ods'.E$6]" office:value-type="float" office:value="60464.9172667599" calcext:value-type="float">
            <text:p>60464.9172667599</text:p>
          </table:table-cell>
          <table:table-cell table:formula="of:=['selected results'.H3]+['selected results'.U3]+['selected results'.L3]" office:value-type="float" office:value="56802.3" calcext:value-type="float">
            <text:p>56802.3</text:p>
          </table:table-cell>
          <table:table-cell table:formula="of:=['selected results'.I3]+['selected results'.R3]+['selected results'.AC3]" office:value-type="float" office:value="55130.8" calcext:value-type="float">
            <text:p>55130.8</text:p>
          </table:table-cell>
          <table:table-cell table:formula="of:=['selected results'.J3]+['selected results'.S3]+['selected results'.AA3]+['selected results'.AJ3]" office:value-type="float" office:value="57793.8" calcext:value-type="float">
            <text:p>57793.8</text:p>
          </table:table-cell>
          <table:table-cell table:formula="of:=['selected results'.K3]+['selected results'.T3]+['selected results'.AB3]+['selected results'.AI3]+['selected results'.AL3]" office:value-type="float" office:value="60464.8" calcext:value-type="float">
            <text:p>60464.8</text:p>
          </table:table-cell>
          <table:table-cell table:formula="of:=ROUND([.P3]-[.L3])" office:value-type="float" office:value="0" calcext:value-type="float">
            <text:p>0</text:p>
          </table:table-cell>
          <table:table-cell table:formula="of:=[.T3]+ROUND([.Q3]-[.M3])" office:value-type="float" office:value="0" calcext:value-type="float">
            <text:p>0</text:p>
          </table:table-cell>
          <table:table-cell table:formula="of:=[.U3]+ROUND([.R3]-[.N3])" office:value-type="float" office:value="0" calcext:value-type="float">
            <text:p>0</text:p>
          </table:table-cell>
          <table:table-cell table:formula="of:=[.V3]+ROUND([.S3]-[.O3])" office:value-type="float" office:value="0" calcext:value-type="float">
            <text:p>0</text:p>
          </table:table-cell>
          <table:table-cell table:formula="of:=['selected results'.AM3]+['selected results'.AK3]+['selected results'.AD3]+['selected results'.V3]+['selected results'.M3]" office:value-type="float" office:value="23353960" calcext:value-type="float">
            <text:p>23353960</text:p>
          </table:table-cell>
          <table:table-cell table:formula="of:=['selected results'.AN3]" office:value-type="float" office:value="0.734375" calcext:value-type="float">
            <text:p>0.734375</text:p>
          </table:table-cell>
        </table:table-row>
        <table:table-row table:style-name="ro1">
          <table:table-cell table:style-name="ce11" table:formula="of:=['selected results'.A4]" office:value-type="float" office:value="0" calcext:value-type="float">
            <text:p>0</text:p>
          </table:table-cell>
          <table:table-cell table:formula="of:=['selected results'.B4]" office:value-type="float" office:value="0.2" calcext:value-type="float">
            <text:p>0.2</text:p>
          </table:table-cell>
          <table:table-cell table:formula="of:=[$'copy of results.csv '.C4]" office:value-type="float" office:value="0" calcext:value-type="float">
            <text:p>0</text:p>
          </table:table-cell>
          <table:table-cell table:formula="of:=SUM(['selected results'.D4:.G4])" office:value-type="float" office:value="648" calcext:value-type="float">
            <text:p>648</text:p>
          </table:table-cell>
          <table:table-cell table:formula="of:=SUM(['selected results'.N4:.Q4])" office:value-type="float" office:value="633.9517" calcext:value-type="float">
            <text:p>633.9517</text:p>
          </table:table-cell>
          <table:table-cell table:formula="of:=SUM(['selected results'.W4:.Z4])" office:value-type="float" office:value="633.9518" calcext:value-type="float">
            <text:p>633.9518</text:p>
          </table:table-cell>
          <table:table-cell table:formula="of:=SUM(['selected results'.AE4:.AH4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4:.G4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4:.Q4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4:.Z4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4:.AH4])" office:value-type="float" office:value="187348.91726676" calcext:value-type="float">
            <text:p>187348.91726676</text:p>
          </table:table-cell>
          <table:table-cell table:formula="of:=[.H4]-['inpt from problem params.ods'.B$6]" office:value-type="float" office:value="56802.264694032" calcext:value-type="float">
            <text:p>56802.264694032</text:p>
          </table:table-cell>
          <table:table-cell table:formula="of:=[.I4]-['inpt from problem params.ods'.C$6]" office:value-type="float" office:value="55130.8749009407" calcext:value-type="float">
            <text:p>55130.8749009407</text:p>
          </table:table-cell>
          <table:table-cell table:formula="of:=[.J4]-['inpt from problem params.ods'.D$6]" office:value-type="float" office:value="57793.9172667598" calcext:value-type="float">
            <text:p>57793.9172667598</text:p>
          </table:table-cell>
          <table:table-cell table:formula="of:=[.K4]-['inpt from problem params.ods'.E$6]" office:value-type="float" office:value="60464.9172667599" calcext:value-type="float">
            <text:p>60464.9172667599</text:p>
          </table:table-cell>
          <table:table-cell table:formula="of:=['selected results'.H4]+['selected results'.U4]+['selected results'.L4]" office:value-type="float" office:value="56802.3" calcext:value-type="float">
            <text:p>56802.3</text:p>
          </table:table-cell>
          <table:table-cell table:formula="of:=['selected results'.I4]+['selected results'.R4]+['selected results'.AC4]" office:value-type="float" office:value="55130.8" calcext:value-type="float">
            <text:p>55130.8</text:p>
          </table:table-cell>
          <table:table-cell table:formula="of:=['selected results'.J4]+['selected results'.S4]+['selected results'.AA4]+['selected results'.AJ4]" office:value-type="float" office:value="57793.8" calcext:value-type="float">
            <text:p>57793.8</text:p>
          </table:table-cell>
          <table:table-cell table:formula="of:=['selected results'.K4]+['selected results'.T4]+['selected results'.AB4]+['selected results'.AI4]+['selected results'.AL4]" office:value-type="float" office:value="60464.8" calcext:value-type="float">
            <text:p>60464.8</text:p>
          </table:table-cell>
          <table:table-cell table:formula="of:=ROUND([.P4]-[.L4])" office:value-type="float" office:value="0" calcext:value-type="float">
            <text:p>0</text:p>
          </table:table-cell>
          <table:table-cell table:formula="of:=[.T4]+ROUND([.Q4]-[.M4])" office:value-type="float" office:value="0" calcext:value-type="float">
            <text:p>0</text:p>
          </table:table-cell>
          <table:table-cell table:formula="of:=[.U4]+ROUND([.R4]-[.N4])" office:value-type="float" office:value="0" calcext:value-type="float">
            <text:p>0</text:p>
          </table:table-cell>
          <table:table-cell table:formula="of:=[.V4]+ROUND([.S4]-[.O4])" office:value-type="float" office:value="0" calcext:value-type="float">
            <text:p>0</text:p>
          </table:table-cell>
          <table:table-cell table:formula="of:=['selected results'.AM4]+['selected results'.AK4]+['selected results'.AD4]+['selected results'.V4]+['selected results'.M4]" office:value-type="float" office:value="23353960" calcext:value-type="float">
            <text:p>23353960</text:p>
          </table:table-cell>
          <table:table-cell table:formula="of:=['selected results'.AN4]" office:value-type="float" office:value="0.734375" calcext:value-type="float">
            <text:p>0.734375</text:p>
          </table:table-cell>
        </table:table-row>
        <table:table-row table:style-name="ro1">
          <table:table-cell table:style-name="ce11" table:formula="of:=['selected results'.A5]" office:value-type="float" office:value="0" calcext:value-type="float">
            <text:p>0</text:p>
          </table:table-cell>
          <table:table-cell table:formula="of:=['selected results'.B5]" office:value-type="float" office:value="0.3" calcext:value-type="float">
            <text:p>0.3</text:p>
          </table:table-cell>
          <table:table-cell table:formula="of:=[$'copy of results.csv '.C5]" office:value-type="float" office:value="0" calcext:value-type="float">
            <text:p>0</text:p>
          </table:table-cell>
          <table:table-cell table:formula="of:=SUM(['selected results'.D5:.G5])" office:value-type="float" office:value="648" calcext:value-type="float">
            <text:p>648</text:p>
          </table:table-cell>
          <table:table-cell table:formula="of:=SUM(['selected results'.N5:.Q5])" office:value-type="float" office:value="633.9517" calcext:value-type="float">
            <text:p>633.9517</text:p>
          </table:table-cell>
          <table:table-cell table:formula="of:=SUM(['selected results'.W5:.Z5])" office:value-type="float" office:value="633.9518" calcext:value-type="float">
            <text:p>633.9518</text:p>
          </table:table-cell>
          <table:table-cell table:formula="of:=SUM(['selected results'.AE5:.AH5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5:.G5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5:.Q5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5:.Z5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5:.AH5])" office:value-type="float" office:value="187348.91726676" calcext:value-type="float">
            <text:p>187348.91726676</text:p>
          </table:table-cell>
          <table:table-cell table:formula="of:=[.H5]-['inpt from problem params.ods'.B$6]" office:value-type="float" office:value="56802.264694032" calcext:value-type="float">
            <text:p>56802.264694032</text:p>
          </table:table-cell>
          <table:table-cell table:formula="of:=[.I5]-['inpt from problem params.ods'.C$6]" office:value-type="float" office:value="55130.8749009407" calcext:value-type="float">
            <text:p>55130.8749009407</text:p>
          </table:table-cell>
          <table:table-cell table:formula="of:=[.J5]-['inpt from problem params.ods'.D$6]" office:value-type="float" office:value="57793.9172667598" calcext:value-type="float">
            <text:p>57793.9172667598</text:p>
          </table:table-cell>
          <table:table-cell table:formula="of:=[.K5]-['inpt from problem params.ods'.E$6]" office:value-type="float" office:value="60464.9172667599" calcext:value-type="float">
            <text:p>60464.9172667599</text:p>
          </table:table-cell>
          <table:table-cell table:formula="of:=['selected results'.H5]+['selected results'.U5]+['selected results'.L5]" office:value-type="float" office:value="56802.3" calcext:value-type="float">
            <text:p>56802.3</text:p>
          </table:table-cell>
          <table:table-cell table:formula="of:=['selected results'.I5]+['selected results'.R5]+['selected results'.AC5]" office:value-type="float" office:value="55130.8" calcext:value-type="float">
            <text:p>55130.8</text:p>
          </table:table-cell>
          <table:table-cell table:formula="of:=['selected results'.J5]+['selected results'.S5]+['selected results'.AA5]+['selected results'.AJ5]" office:value-type="float" office:value="57793.8" calcext:value-type="float">
            <text:p>57793.8</text:p>
          </table:table-cell>
          <table:table-cell table:formula="of:=['selected results'.K5]+['selected results'.T5]+['selected results'.AB5]+['selected results'.AI5]+['selected results'.AL5]" office:value-type="float" office:value="60464.8" calcext:value-type="float">
            <text:p>60464.8</text:p>
          </table:table-cell>
          <table:table-cell table:formula="of:=ROUND([.P5]-[.L5])" office:value-type="float" office:value="0" calcext:value-type="float">
            <text:p>0</text:p>
          </table:table-cell>
          <table:table-cell table:formula="of:=[.T5]+ROUND([.Q5]-[.M5])" office:value-type="float" office:value="0" calcext:value-type="float">
            <text:p>0</text:p>
          </table:table-cell>
          <table:table-cell table:formula="of:=[.U5]+ROUND([.R5]-[.N5])" office:value-type="float" office:value="0" calcext:value-type="float">
            <text:p>0</text:p>
          </table:table-cell>
          <table:table-cell table:formula="of:=[.V5]+ROUND([.S5]-[.O5])" office:value-type="float" office:value="0" calcext:value-type="float">
            <text:p>0</text:p>
          </table:table-cell>
          <table:table-cell table:formula="of:=['selected results'.AM5]+['selected results'.AK5]+['selected results'.AD5]+['selected results'.V5]+['selected results'.M5]" office:value-type="float" office:value="23353960" calcext:value-type="float">
            <text:p>23353960</text:p>
          </table:table-cell>
          <table:table-cell table:formula="of:=['selected results'.AN5]" office:value-type="float" office:value="0.734375" calcext:value-type="float">
            <text:p>0.734375</text:p>
          </table:table-cell>
        </table:table-row>
        <table:table-row table:style-name="ro1">
          <table:table-cell table:style-name="ce11" table:formula="of:=['selected results'.A6]" office:value-type="float" office:value="0" calcext:value-type="float">
            <text:p>0</text:p>
          </table:table-cell>
          <table:table-cell table:formula="of:=['selected results'.B6]" office:value-type="float" office:value="0.4" calcext:value-type="float">
            <text:p>0.4</text:p>
          </table:table-cell>
          <table:table-cell table:formula="of:=[$'copy of results.csv '.C6]" office:value-type="float" office:value="0" calcext:value-type="float">
            <text:p>0</text:p>
          </table:table-cell>
          <table:table-cell table:formula="of:=SUM(['selected results'.D6:.G6])" office:value-type="float" office:value="648" calcext:value-type="float">
            <text:p>648</text:p>
          </table:table-cell>
          <table:table-cell table:formula="of:=SUM(['selected results'.N6:.Q6])" office:value-type="float" office:value="633.9517" calcext:value-type="float">
            <text:p>633.9517</text:p>
          </table:table-cell>
          <table:table-cell table:formula="of:=SUM(['selected results'.W6:.Z6])" office:value-type="float" office:value="633.9518" calcext:value-type="float">
            <text:p>633.9518</text:p>
          </table:table-cell>
          <table:table-cell table:formula="of:=SUM(['selected results'.AE6:.AH6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6:.G6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6:.Q6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6:.Z6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6:.AH6])" office:value-type="float" office:value="187348.91726676" calcext:value-type="float">
            <text:p>187348.91726676</text:p>
          </table:table-cell>
          <table:table-cell table:formula="of:=[.H6]-['inpt from problem params.ods'.B$6]" office:value-type="float" office:value="56802.264694032" calcext:value-type="float">
            <text:p>56802.264694032</text:p>
          </table:table-cell>
          <table:table-cell table:formula="of:=[.I6]-['inpt from problem params.ods'.C$6]" office:value-type="float" office:value="55130.8749009407" calcext:value-type="float">
            <text:p>55130.8749009407</text:p>
          </table:table-cell>
          <table:table-cell table:formula="of:=[.J6]-['inpt from problem params.ods'.D$6]" office:value-type="float" office:value="57793.9172667598" calcext:value-type="float">
            <text:p>57793.9172667598</text:p>
          </table:table-cell>
          <table:table-cell table:formula="of:=[.K6]-['inpt from problem params.ods'.E$6]" office:value-type="float" office:value="60464.9172667599" calcext:value-type="float">
            <text:p>60464.9172667599</text:p>
          </table:table-cell>
          <table:table-cell table:formula="of:=['selected results'.H6]+['selected results'.U6]+['selected results'.L6]" office:value-type="float" office:value="56802.3" calcext:value-type="float">
            <text:p>56802.3</text:p>
          </table:table-cell>
          <table:table-cell table:formula="of:=['selected results'.I6]+['selected results'.R6]+['selected results'.AC6]" office:value-type="float" office:value="55130.8" calcext:value-type="float">
            <text:p>55130.8</text:p>
          </table:table-cell>
          <table:table-cell table:formula="of:=['selected results'.J6]+['selected results'.S6]+['selected results'.AA6]+['selected results'.AJ6]" office:value-type="float" office:value="57793.8" calcext:value-type="float">
            <text:p>57793.8</text:p>
          </table:table-cell>
          <table:table-cell table:formula="of:=['selected results'.K6]+['selected results'.T6]+['selected results'.AB6]+['selected results'.AI6]+['selected results'.AL6]" office:value-type="float" office:value="60464.8" calcext:value-type="float">
            <text:p>60464.8</text:p>
          </table:table-cell>
          <table:table-cell table:formula="of:=ROUND([.P6]-[.L6])" office:value-type="float" office:value="0" calcext:value-type="float">
            <text:p>0</text:p>
          </table:table-cell>
          <table:table-cell table:formula="of:=[.T6]+ROUND([.Q6]-[.M6])" office:value-type="float" office:value="0" calcext:value-type="float">
            <text:p>0</text:p>
          </table:table-cell>
          <table:table-cell table:formula="of:=[.U6]+ROUND([.R6]-[.N6])" office:value-type="float" office:value="0" calcext:value-type="float">
            <text:p>0</text:p>
          </table:table-cell>
          <table:table-cell table:formula="of:=[.V6]+ROUND([.S6]-[.O6])" office:value-type="float" office:value="0" calcext:value-type="float">
            <text:p>0</text:p>
          </table:table-cell>
          <table:table-cell table:formula="of:=['selected results'.AM6]+['selected results'.AK6]+['selected results'.AD6]+['selected results'.V6]+['selected results'.M6]" office:value-type="float" office:value="23353960" calcext:value-type="float">
            <text:p>23353960</text:p>
          </table:table-cell>
          <table:table-cell table:formula="of:=['selected results'.AN6]" office:value-type="float" office:value="0.734375" calcext:value-type="float">
            <text:p>0.734375</text:p>
          </table:table-cell>
        </table:table-row>
        <table:table-row table:style-name="ro1">
          <table:table-cell table:style-name="ce11" table:formula="of:=['selected results'.A7]" office:value-type="float" office:value="0" calcext:value-type="float">
            <text:p>0</text:p>
          </table:table-cell>
          <table:table-cell table:formula="of:=['selected results'.B7]" office:value-type="float" office:value="0.5" calcext:value-type="float">
            <text:p>0.5</text:p>
          </table:table-cell>
          <table:table-cell table:formula="of:=[$'copy of results.csv '.C7]" office:value-type="float" office:value="0" calcext:value-type="float">
            <text:p>0</text:p>
          </table:table-cell>
          <table:table-cell table:formula="of:=SUM(['selected results'.D7:.G7])" office:value-type="float" office:value="648" calcext:value-type="float">
            <text:p>648</text:p>
          </table:table-cell>
          <table:table-cell table:formula="of:=SUM(['selected results'.N7:.Q7])" office:value-type="float" office:value="633.9517" calcext:value-type="float">
            <text:p>633.9517</text:p>
          </table:table-cell>
          <table:table-cell table:formula="of:=SUM(['selected results'.W7:.Z7])" office:value-type="float" office:value="633.9518" calcext:value-type="float">
            <text:p>633.9518</text:p>
          </table:table-cell>
          <table:table-cell table:formula="of:=SUM(['selected results'.AE7:.AH7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7:.G7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7:.Q7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7:.Z7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7:.AH7])" office:value-type="float" office:value="187348.91726676" calcext:value-type="float">
            <text:p>187348.91726676</text:p>
          </table:table-cell>
          <table:table-cell table:formula="of:=[.H7]-['inpt from problem params.ods'.B$6]" office:value-type="float" office:value="56802.264694032" calcext:value-type="float">
            <text:p>56802.264694032</text:p>
          </table:table-cell>
          <table:table-cell table:formula="of:=[.I7]-['inpt from problem params.ods'.C$6]" office:value-type="float" office:value="55130.8749009407" calcext:value-type="float">
            <text:p>55130.8749009407</text:p>
          </table:table-cell>
          <table:table-cell table:formula="of:=[.J7]-['inpt from problem params.ods'.D$6]" office:value-type="float" office:value="57793.9172667598" calcext:value-type="float">
            <text:p>57793.9172667598</text:p>
          </table:table-cell>
          <table:table-cell table:formula="of:=[.K7]-['inpt from problem params.ods'.E$6]" office:value-type="float" office:value="60464.9172667599" calcext:value-type="float">
            <text:p>60464.9172667599</text:p>
          </table:table-cell>
          <table:table-cell table:formula="of:=['selected results'.H7]+['selected results'.U7]+['selected results'.L7]" office:value-type="float" office:value="56802.3" calcext:value-type="float">
            <text:p>56802.3</text:p>
          </table:table-cell>
          <table:table-cell table:formula="of:=['selected results'.I7]+['selected results'.R7]+['selected results'.AC7]" office:value-type="float" office:value="55130.8" calcext:value-type="float">
            <text:p>55130.8</text:p>
          </table:table-cell>
          <table:table-cell table:formula="of:=['selected results'.J7]+['selected results'.S7]+['selected results'.AA7]+['selected results'.AJ7]" office:value-type="float" office:value="57793.8" calcext:value-type="float">
            <text:p>57793.8</text:p>
          </table:table-cell>
          <table:table-cell table:formula="of:=['selected results'.K7]+['selected results'.T7]+['selected results'.AB7]+['selected results'.AI7]+['selected results'.AL7]" office:value-type="float" office:value="60464.8" calcext:value-type="float">
            <text:p>60464.8</text:p>
          </table:table-cell>
          <table:table-cell table:formula="of:=ROUND([.P7]-[.L7])" office:value-type="float" office:value="0" calcext:value-type="float">
            <text:p>0</text:p>
          </table:table-cell>
          <table:table-cell table:formula="of:=[.T7]+ROUND([.Q7]-[.M7])" office:value-type="float" office:value="0" calcext:value-type="float">
            <text:p>0</text:p>
          </table:table-cell>
          <table:table-cell table:formula="of:=[.U7]+ROUND([.R7]-[.N7])" office:value-type="float" office:value="0" calcext:value-type="float">
            <text:p>0</text:p>
          </table:table-cell>
          <table:table-cell table:formula="of:=[.V7]+ROUND([.S7]-[.O7])" office:value-type="float" office:value="0" calcext:value-type="float">
            <text:p>0</text:p>
          </table:table-cell>
          <table:table-cell table:formula="of:=['selected results'.AM7]+['selected results'.AK7]+['selected results'.AD7]+['selected results'.V7]+['selected results'.M7]" office:value-type="float" office:value="23353960" calcext:value-type="float">
            <text:p>23353960</text:p>
          </table:table-cell>
          <table:table-cell table:formula="of:=['selected results'.AN7]" office:value-type="float" office:value="0.734375" calcext:value-type="float">
            <text:p>0.734375</text:p>
          </table:table-cell>
        </table:table-row>
        <table:table-row table:style-name="ro1">
          <table:table-cell table:style-name="ce11" table:formula="of:=['selected results'.A8]" office:value-type="float" office:value="0" calcext:value-type="float">
            <text:p>0</text:p>
          </table:table-cell>
          <table:table-cell table:formula="of:=['selected results'.B8]" office:value-type="float" office:value="0.6" calcext:value-type="float">
            <text:p>0.6</text:p>
          </table:table-cell>
          <table:table-cell table:formula="of:=[$'copy of results.csv '.C8]" office:value-type="float" office:value="0" calcext:value-type="float">
            <text:p>0</text:p>
          </table:table-cell>
          <table:table-cell table:formula="of:=SUM(['selected results'.D8:.G8])" office:value-type="float" office:value="648" calcext:value-type="float">
            <text:p>648</text:p>
          </table:table-cell>
          <table:table-cell table:formula="of:=SUM(['selected results'.N8:.Q8])" office:value-type="float" office:value="633.9517" calcext:value-type="float">
            <text:p>633.9517</text:p>
          </table:table-cell>
          <table:table-cell table:formula="of:=SUM(['selected results'.W8:.Z8])" office:value-type="float" office:value="633.9518" calcext:value-type="float">
            <text:p>633.9518</text:p>
          </table:table-cell>
          <table:table-cell table:formula="of:=SUM(['selected results'.AE8:.AH8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8:.G8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8:.Q8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8:.Z8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8:.AH8])" office:value-type="float" office:value="187348.91726676" calcext:value-type="float">
            <text:p>187348.91726676</text:p>
          </table:table-cell>
          <table:table-cell table:formula="of:=[.H8]-['inpt from problem params.ods'.B$6]" office:value-type="float" office:value="56802.264694032" calcext:value-type="float">
            <text:p>56802.264694032</text:p>
          </table:table-cell>
          <table:table-cell table:formula="of:=[.I8]-['inpt from problem params.ods'.C$6]" office:value-type="float" office:value="55130.8749009407" calcext:value-type="float">
            <text:p>55130.8749009407</text:p>
          </table:table-cell>
          <table:table-cell table:formula="of:=[.J8]-['inpt from problem params.ods'.D$6]" office:value-type="float" office:value="57793.9172667598" calcext:value-type="float">
            <text:p>57793.9172667598</text:p>
          </table:table-cell>
          <table:table-cell table:formula="of:=[.K8]-['inpt from problem params.ods'.E$6]" office:value-type="float" office:value="60464.9172667599" calcext:value-type="float">
            <text:p>60464.9172667599</text:p>
          </table:table-cell>
          <table:table-cell table:formula="of:=['selected results'.H8]+['selected results'.U8]+['selected results'.L8]" office:value-type="float" office:value="56802.3" calcext:value-type="float">
            <text:p>56802.3</text:p>
          </table:table-cell>
          <table:table-cell table:formula="of:=['selected results'.I8]+['selected results'.R8]+['selected results'.AC8]" office:value-type="float" office:value="55130.8" calcext:value-type="float">
            <text:p>55130.8</text:p>
          </table:table-cell>
          <table:table-cell table:formula="of:=['selected results'.J8]+['selected results'.S8]+['selected results'.AA8]+['selected results'.AJ8]" office:value-type="float" office:value="57793.8" calcext:value-type="float">
            <text:p>57793.8</text:p>
          </table:table-cell>
          <table:table-cell table:formula="of:=['selected results'.K8]+['selected results'.T8]+['selected results'.AB8]+['selected results'.AI8]+['selected results'.AL8]" office:value-type="float" office:value="60464.8" calcext:value-type="float">
            <text:p>60464.8</text:p>
          </table:table-cell>
          <table:table-cell table:formula="of:=ROUND([.P8]-[.L8])" office:value-type="float" office:value="0" calcext:value-type="float">
            <text:p>0</text:p>
          </table:table-cell>
          <table:table-cell table:formula="of:=[.T8]+ROUND([.Q8]-[.M8])" office:value-type="float" office:value="0" calcext:value-type="float">
            <text:p>0</text:p>
          </table:table-cell>
          <table:table-cell table:formula="of:=[.U8]+ROUND([.R8]-[.N8])" office:value-type="float" office:value="0" calcext:value-type="float">
            <text:p>0</text:p>
          </table:table-cell>
          <table:table-cell table:formula="of:=[.V8]+ROUND([.S8]-[.O8])" office:value-type="float" office:value="0" calcext:value-type="float">
            <text:p>0</text:p>
          </table:table-cell>
          <table:table-cell table:formula="of:=['selected results'.AM8]+['selected results'.AK8]+['selected results'.AD8]+['selected results'.V8]+['selected results'.M8]" office:value-type="float" office:value="23353960" calcext:value-type="float">
            <text:p>23353960</text:p>
          </table:table-cell>
          <table:table-cell table:formula="of:=['selected results'.AN8]" office:value-type="float" office:value="0.734375" calcext:value-type="float">
            <text:p>0.734375</text:p>
          </table:table-cell>
        </table:table-row>
        <table:table-row table:style-name="ro1">
          <table:table-cell table:style-name="ce11" table:formula="of:=['selected results'.A9]" office:value-type="float" office:value="0" calcext:value-type="float">
            <text:p>0</text:p>
          </table:table-cell>
          <table:table-cell table:formula="of:=['selected results'.B9]" office:value-type="float" office:value="0.7" calcext:value-type="float">
            <text:p>0.7</text:p>
          </table:table-cell>
          <table:table-cell table:formula="of:=[$'copy of results.csv '.C9]" office:value-type="float" office:value="0" calcext:value-type="float">
            <text:p>0</text:p>
          </table:table-cell>
          <table:table-cell table:formula="of:=SUM(['selected results'.D9:.G9])" office:value-type="float" office:value="648" calcext:value-type="float">
            <text:p>648</text:p>
          </table:table-cell>
          <table:table-cell table:formula="of:=SUM(['selected results'.N9:.Q9])" office:value-type="float" office:value="633.9517" calcext:value-type="float">
            <text:p>633.9517</text:p>
          </table:table-cell>
          <table:table-cell table:formula="of:=SUM(['selected results'.W9:.Z9])" office:value-type="float" office:value="633.9518" calcext:value-type="float">
            <text:p>633.9518</text:p>
          </table:table-cell>
          <table:table-cell table:formula="of:=SUM(['selected results'.AE9:.AH9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9:.G9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9:.Q9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9:.Z9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9:.AH9])" office:value-type="float" office:value="187348.91726676" calcext:value-type="float">
            <text:p>187348.91726676</text:p>
          </table:table-cell>
          <table:table-cell table:formula="of:=[.H9]-['inpt from problem params.ods'.B$6]" office:value-type="float" office:value="56802.264694032" calcext:value-type="float">
            <text:p>56802.264694032</text:p>
          </table:table-cell>
          <table:table-cell table:formula="of:=[.I9]-['inpt from problem params.ods'.C$6]" office:value-type="float" office:value="55130.8749009407" calcext:value-type="float">
            <text:p>55130.8749009407</text:p>
          </table:table-cell>
          <table:table-cell table:formula="of:=[.J9]-['inpt from problem params.ods'.D$6]" office:value-type="float" office:value="57793.9172667598" calcext:value-type="float">
            <text:p>57793.9172667598</text:p>
          </table:table-cell>
          <table:table-cell table:formula="of:=[.K9]-['inpt from problem params.ods'.E$6]" office:value-type="float" office:value="60464.9172667599" calcext:value-type="float">
            <text:p>60464.9172667599</text:p>
          </table:table-cell>
          <table:table-cell table:formula="of:=['selected results'.H9]+['selected results'.U9]+['selected results'.L9]" office:value-type="float" office:value="56802.3" calcext:value-type="float">
            <text:p>56802.3</text:p>
          </table:table-cell>
          <table:table-cell table:formula="of:=['selected results'.I9]+['selected results'.R9]+['selected results'.AC9]" office:value-type="float" office:value="55130.8" calcext:value-type="float">
            <text:p>55130.8</text:p>
          </table:table-cell>
          <table:table-cell table:formula="of:=['selected results'.J9]+['selected results'.S9]+['selected results'.AA9]+['selected results'.AJ9]" office:value-type="float" office:value="57793.8" calcext:value-type="float">
            <text:p>57793.8</text:p>
          </table:table-cell>
          <table:table-cell table:formula="of:=['selected results'.K9]+['selected results'.T9]+['selected results'.AB9]+['selected results'.AI9]+['selected results'.AL9]" office:value-type="float" office:value="60464.8" calcext:value-type="float">
            <text:p>60464.8</text:p>
          </table:table-cell>
          <table:table-cell table:formula="of:=ROUND([.P9]-[.L9])" office:value-type="float" office:value="0" calcext:value-type="float">
            <text:p>0</text:p>
          </table:table-cell>
          <table:table-cell table:formula="of:=[.T9]+ROUND([.Q9]-[.M9])" office:value-type="float" office:value="0" calcext:value-type="float">
            <text:p>0</text:p>
          </table:table-cell>
          <table:table-cell table:formula="of:=[.U9]+ROUND([.R9]-[.N9])" office:value-type="float" office:value="0" calcext:value-type="float">
            <text:p>0</text:p>
          </table:table-cell>
          <table:table-cell table:formula="of:=[.V9]+ROUND([.S9]-[.O9])" office:value-type="float" office:value="0" calcext:value-type="float">
            <text:p>0</text:p>
          </table:table-cell>
          <table:table-cell table:formula="of:=['selected results'.AM9]+['selected results'.AK9]+['selected results'.AD9]+['selected results'.V9]+['selected results'.M9]" office:value-type="float" office:value="23353960" calcext:value-type="float">
            <text:p>23353960</text:p>
          </table:table-cell>
          <table:table-cell table:formula="of:=['selected results'.AN9]" office:value-type="float" office:value="0.734375" calcext:value-type="float">
            <text:p>0.734375</text:p>
          </table:table-cell>
        </table:table-row>
        <table:table-row table:style-name="ro1">
          <table:table-cell table:style-name="ce11" table:formula="of:=['selected results'.A10]" office:value-type="float" office:value="0" calcext:value-type="float">
            <text:p>0</text:p>
          </table:table-cell>
          <table:table-cell table:formula="of:=['selected results'.B10]" office:value-type="float" office:value="0.8" calcext:value-type="float">
            <text:p>0.8</text:p>
          </table:table-cell>
          <table:table-cell table:formula="of:=[$'copy of results.csv '.C10]" office:value-type="float" office:value="0" calcext:value-type="float">
            <text:p>0</text:p>
          </table:table-cell>
          <table:table-cell table:formula="of:=SUM(['selected results'.D10:.G10])" office:value-type="float" office:value="648" calcext:value-type="float">
            <text:p>648</text:p>
          </table:table-cell>
          <table:table-cell table:formula="of:=SUM(['selected results'.N10:.Q10])" office:value-type="float" office:value="633.9517" calcext:value-type="float">
            <text:p>633.9517</text:p>
          </table:table-cell>
          <table:table-cell table:formula="of:=SUM(['selected results'.W10:.Z10])" office:value-type="float" office:value="633.9518" calcext:value-type="float">
            <text:p>633.9518</text:p>
          </table:table-cell>
          <table:table-cell table:formula="of:=SUM(['selected results'.AE10:.AH10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10:.G10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0:.Q10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10:.Z10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10:.AH10])" office:value-type="float" office:value="187348.91726676" calcext:value-type="float">
            <text:p>187348.91726676</text:p>
          </table:table-cell>
          <table:table-cell table:formula="of:=[.H10]-['inpt from problem params.ods'.B$6]" office:value-type="float" office:value="56802.264694032" calcext:value-type="float">
            <text:p>56802.264694032</text:p>
          </table:table-cell>
          <table:table-cell table:formula="of:=[.I10]-['inpt from problem params.ods'.C$6]" office:value-type="float" office:value="55130.8749009407" calcext:value-type="float">
            <text:p>55130.8749009407</text:p>
          </table:table-cell>
          <table:table-cell table:formula="of:=[.J10]-['inpt from problem params.ods'.D$6]" office:value-type="float" office:value="57793.9172667598" calcext:value-type="float">
            <text:p>57793.9172667598</text:p>
          </table:table-cell>
          <table:table-cell table:formula="of:=[.K10]-['inpt from problem params.ods'.E$6]" office:value-type="float" office:value="60464.9172667599" calcext:value-type="float">
            <text:p>60464.9172667599</text:p>
          </table:table-cell>
          <table:table-cell table:formula="of:=['selected results'.H10]+['selected results'.U10]+['selected results'.L10]" office:value-type="float" office:value="56802.3" calcext:value-type="float">
            <text:p>56802.3</text:p>
          </table:table-cell>
          <table:table-cell table:formula="of:=['selected results'.I10]+['selected results'.R10]+['selected results'.AC10]" office:value-type="float" office:value="55130.8" calcext:value-type="float">
            <text:p>55130.8</text:p>
          </table:table-cell>
          <table:table-cell table:formula="of:=['selected results'.J10]+['selected results'.S10]+['selected results'.AA10]+['selected results'.AJ10]" office:value-type="float" office:value="57793.8" calcext:value-type="float">
            <text:p>57793.8</text:p>
          </table:table-cell>
          <table:table-cell table:formula="of:=['selected results'.K10]+['selected results'.T10]+['selected results'.AB10]+['selected results'.AI10]+['selected results'.AL10]" office:value-type="float" office:value="60464.8" calcext:value-type="float">
            <text:p>60464.8</text:p>
          </table:table-cell>
          <table:table-cell table:formula="of:=ROUND([.P10]-[.L10])" office:value-type="float" office:value="0" calcext:value-type="float">
            <text:p>0</text:p>
          </table:table-cell>
          <table:table-cell table:formula="of:=[.T10]+ROUND([.Q10]-[.M10])" office:value-type="float" office:value="0" calcext:value-type="float">
            <text:p>0</text:p>
          </table:table-cell>
          <table:table-cell table:formula="of:=[.U10]+ROUND([.R10]-[.N10])" office:value-type="float" office:value="0" calcext:value-type="float">
            <text:p>0</text:p>
          </table:table-cell>
          <table:table-cell table:formula="of:=[.V10]+ROUND([.S10]-[.O10])" office:value-type="float" office:value="0" calcext:value-type="float">
            <text:p>0</text:p>
          </table:table-cell>
          <table:table-cell table:formula="of:=['selected results'.AM10]+['selected results'.AK10]+['selected results'.AD10]+['selected results'.V10]+['selected results'.M10]" office:value-type="float" office:value="23353960" calcext:value-type="float">
            <text:p>23353960</text:p>
          </table:table-cell>
          <table:table-cell table:formula="of:=['selected results'.AN10]" office:value-type="float" office:value="0.734375" calcext:value-type="float">
            <text:p>0.734375</text:p>
          </table:table-cell>
        </table:table-row>
        <table:table-row table:style-name="ro1">
          <table:table-cell table:style-name="ce11" table:formula="of:=['selected results'.A11]" office:value-type="float" office:value="0" calcext:value-type="float">
            <text:p>0</text:p>
          </table:table-cell>
          <table:table-cell table:formula="of:=['selected results'.B11]" office:value-type="float" office:value="0.9" calcext:value-type="float">
            <text:p>0.9</text:p>
          </table:table-cell>
          <table:table-cell table:formula="of:=[$'copy of results.csv '.C11]" office:value-type="float" office:value="0" calcext:value-type="float">
            <text:p>0</text:p>
          </table:table-cell>
          <table:table-cell table:formula="of:=SUM(['selected results'.D11:.G11])" office:value-type="float" office:value="648" calcext:value-type="float">
            <text:p>648</text:p>
          </table:table-cell>
          <table:table-cell table:formula="of:=SUM(['selected results'.N11:.Q11])" office:value-type="float" office:value="633.9517" calcext:value-type="float">
            <text:p>633.9517</text:p>
          </table:table-cell>
          <table:table-cell table:formula="of:=SUM(['selected results'.W11:.Z11])" office:value-type="float" office:value="633.9518" calcext:value-type="float">
            <text:p>633.9518</text:p>
          </table:table-cell>
          <table:table-cell table:formula="of:=SUM(['selected results'.AE11:.AH11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11:.G11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1:.Q11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11:.Z11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11:.AH11])" office:value-type="float" office:value="187348.91726676" calcext:value-type="float">
            <text:p>187348.91726676</text:p>
          </table:table-cell>
          <table:table-cell table:formula="of:=[.H11]-['inpt from problem params.ods'.B$6]" office:value-type="float" office:value="56802.264694032" calcext:value-type="float">
            <text:p>56802.264694032</text:p>
          </table:table-cell>
          <table:table-cell table:formula="of:=[.I11]-['inpt from problem params.ods'.C$6]" office:value-type="float" office:value="55130.8749009407" calcext:value-type="float">
            <text:p>55130.8749009407</text:p>
          </table:table-cell>
          <table:table-cell table:formula="of:=[.J11]-['inpt from problem params.ods'.D$6]" office:value-type="float" office:value="57793.9172667598" calcext:value-type="float">
            <text:p>57793.9172667598</text:p>
          </table:table-cell>
          <table:table-cell table:formula="of:=[.K11]-['inpt from problem params.ods'.E$6]" office:value-type="float" office:value="60464.9172667599" calcext:value-type="float">
            <text:p>60464.9172667599</text:p>
          </table:table-cell>
          <table:table-cell table:formula="of:=['selected results'.H11]+['selected results'.U11]+['selected results'.L11]" office:value-type="float" office:value="56802.3" calcext:value-type="float">
            <text:p>56802.3</text:p>
          </table:table-cell>
          <table:table-cell table:formula="of:=['selected results'.I11]+['selected results'.R11]+['selected results'.AC11]" office:value-type="float" office:value="55130.8" calcext:value-type="float">
            <text:p>55130.8</text:p>
          </table:table-cell>
          <table:table-cell table:formula="of:=['selected results'.J11]+['selected results'.S11]+['selected results'.AA11]+['selected results'.AJ11]" office:value-type="float" office:value="57793.8" calcext:value-type="float">
            <text:p>57793.8</text:p>
          </table:table-cell>
          <table:table-cell table:formula="of:=['selected results'.K11]+['selected results'.T11]+['selected results'.AB11]+['selected results'.AI11]+['selected results'.AL11]" office:value-type="float" office:value="60464.8" calcext:value-type="float">
            <text:p>60464.8</text:p>
          </table:table-cell>
          <table:table-cell table:formula="of:=ROUND([.P11]-[.L11])" office:value-type="float" office:value="0" calcext:value-type="float">
            <text:p>0</text:p>
          </table:table-cell>
          <table:table-cell table:formula="of:=[.T11]+ROUND([.Q11]-[.M11])" office:value-type="float" office:value="0" calcext:value-type="float">
            <text:p>0</text:p>
          </table:table-cell>
          <table:table-cell table:formula="of:=[.U11]+ROUND([.R11]-[.N11])" office:value-type="float" office:value="0" calcext:value-type="float">
            <text:p>0</text:p>
          </table:table-cell>
          <table:table-cell table:formula="of:=[.V11]+ROUND([.S11]-[.O11])" office:value-type="float" office:value="0" calcext:value-type="float">
            <text:p>0</text:p>
          </table:table-cell>
          <table:table-cell table:formula="of:=['selected results'.AM11]+['selected results'.AK11]+['selected results'.AD11]+['selected results'.V11]+['selected results'.M11]" office:value-type="float" office:value="23353960" calcext:value-type="float">
            <text:p>23353960</text:p>
          </table:table-cell>
          <table:table-cell table:formula="of:=['selected results'.AN11]" office:value-type="float" office:value="0.734375" calcext:value-type="float">
            <text:p>0.734375</text:p>
          </table:table-cell>
        </table:table-row>
        <table:table-row table:style-name="ro1">
          <table:table-cell table:style-name="ce11" table:formula="of:=['selected results'.A12]" office:value-type="float" office:value="0" calcext:value-type="float">
            <text:p>0</text:p>
          </table:table-cell>
          <table:table-cell table:formula="of:=['selected results'.B12]" office:value-type="float" office:value="1" calcext:value-type="float">
            <text:p>1</text:p>
          </table:table-cell>
          <table:table-cell table:formula="of:=[$'copy of results.csv '.C12]" office:value-type="float" office:value="0" calcext:value-type="float">
            <text:p>0</text:p>
          </table:table-cell>
          <table:table-cell table:formula="of:=SUM(['selected results'.D12:.G12])" office:value-type="float" office:value="648" calcext:value-type="float">
            <text:p>648</text:p>
          </table:table-cell>
          <table:table-cell table:formula="of:=SUM(['selected results'.N12:.Q12])" office:value-type="float" office:value="633.9517" calcext:value-type="float">
            <text:p>633.9517</text:p>
          </table:table-cell>
          <table:table-cell table:formula="of:=SUM(['selected results'.W12:.Z12])" office:value-type="float" office:value="633.9518" calcext:value-type="float">
            <text:p>633.9518</text:p>
          </table:table-cell>
          <table:table-cell table:formula="of:=SUM(['selected results'.AE12:.AH12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12:.G12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2:.Q12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12:.Z12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12:.AH12])" office:value-type="float" office:value="187348.91726676" calcext:value-type="float">
            <text:p>187348.91726676</text:p>
          </table:table-cell>
          <table:table-cell table:formula="of:=[.H12]-['inpt from problem params.ods'.B$6]" office:value-type="float" office:value="56802.264694032" calcext:value-type="float">
            <text:p>56802.264694032</text:p>
          </table:table-cell>
          <table:table-cell table:formula="of:=[.I12]-['inpt from problem params.ods'.C$6]" office:value-type="float" office:value="55130.8749009407" calcext:value-type="float">
            <text:p>55130.8749009407</text:p>
          </table:table-cell>
          <table:table-cell table:formula="of:=[.J12]-['inpt from problem params.ods'.D$6]" office:value-type="float" office:value="57793.9172667598" calcext:value-type="float">
            <text:p>57793.9172667598</text:p>
          </table:table-cell>
          <table:table-cell table:formula="of:=[.K12]-['inpt from problem params.ods'.E$6]" office:value-type="float" office:value="60464.9172667599" calcext:value-type="float">
            <text:p>60464.9172667599</text:p>
          </table:table-cell>
          <table:table-cell table:formula="of:=['selected results'.H12]+['selected results'.U12]+['selected results'.L12]" office:value-type="float" office:value="56802.3" calcext:value-type="float">
            <text:p>56802.3</text:p>
          </table:table-cell>
          <table:table-cell table:formula="of:=['selected results'.I12]+['selected results'.R12]+['selected results'.AC12]" office:value-type="float" office:value="55130.8" calcext:value-type="float">
            <text:p>55130.8</text:p>
          </table:table-cell>
          <table:table-cell table:formula="of:=['selected results'.J12]+['selected results'.S12]+['selected results'.AA12]+['selected results'.AJ12]" office:value-type="float" office:value="57793.8" calcext:value-type="float">
            <text:p>57793.8</text:p>
          </table:table-cell>
          <table:table-cell table:formula="of:=['selected results'.K12]+['selected results'.T12]+['selected results'.AB12]+['selected results'.AI12]+['selected results'.AL12]" office:value-type="float" office:value="60464.8" calcext:value-type="float">
            <text:p>60464.8</text:p>
          </table:table-cell>
          <table:table-cell table:formula="of:=ROUND([.P12]-[.L12])" office:value-type="float" office:value="0" calcext:value-type="float">
            <text:p>0</text:p>
          </table:table-cell>
          <table:table-cell table:formula="of:=[.T12]+ROUND([.Q12]-[.M12])" office:value-type="float" office:value="0" calcext:value-type="float">
            <text:p>0</text:p>
          </table:table-cell>
          <table:table-cell table:formula="of:=[.U12]+ROUND([.R12]-[.N12])" office:value-type="float" office:value="0" calcext:value-type="float">
            <text:p>0</text:p>
          </table:table-cell>
          <table:table-cell table:formula="of:=[.V12]+ROUND([.S12]-[.O12])" office:value-type="float" office:value="0" calcext:value-type="float">
            <text:p>0</text:p>
          </table:table-cell>
          <table:table-cell table:formula="of:=['selected results'.AM12]+['selected results'.AK12]+['selected results'.AD12]+['selected results'.V12]+['selected results'.M12]" office:value-type="float" office:value="23353960" calcext:value-type="float">
            <text:p>23353960</text:p>
          </table:table-cell>
          <table:table-cell table:formula="of:=['selected results'.AN12]" office:value-type="float" office:value="0.734375" calcext:value-type="float">
            <text:p>0.734375</text:p>
          </table:table-cell>
        </table:table-row>
        <table:table-row table:style-name="ro1">
          <table:table-cell table:style-name="ce11" table:formula="of:=['selected results'.A13]" office:value-type="float" office:value="6.54" calcext:value-type="float">
            <text:p>6.54</text:p>
          </table:table-cell>
          <table:table-cell table:formula="of:=['selected results'.B13]" office:value-type="float" office:value="0" calcext:value-type="float">
            <text:p>0</text:p>
          </table:table-cell>
          <table:table-cell table:formula="of:=[$'copy of results.csv '.C13]" office:value-type="float" office:value="0" calcext:value-type="float">
            <text:p>0</text:p>
          </table:table-cell>
          <table:table-cell table:formula="of:=SUM(['selected results'.D13:.G13])" office:value-type="float" office:value="648" calcext:value-type="float">
            <text:p>648</text:p>
          </table:table-cell>
          <table:table-cell table:formula="of:=SUM(['selected results'.N13:.Q13])" office:value-type="float" office:value="633.9517" calcext:value-type="float">
            <text:p>633.9517</text:p>
          </table:table-cell>
          <table:table-cell table:formula="of:=SUM(['selected results'.W13:.Z13])" office:value-type="float" office:value="633.9518" calcext:value-type="float">
            <text:p>633.9518</text:p>
          </table:table-cell>
          <table:table-cell table:formula="of:=SUM(['selected results'.AE13:.AH13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13:.G13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3:.Q13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13:.Z13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13:.AH13])" office:value-type="float" office:value="187348.91726676" calcext:value-type="float">
            <text:p>187348.91726676</text:p>
          </table:table-cell>
          <table:table-cell table:formula="of:=[.H13]-['inpt from problem params.ods'.B$6]" office:value-type="float" office:value="56802.264694032" calcext:value-type="float">
            <text:p>56802.264694032</text:p>
          </table:table-cell>
          <table:table-cell table:formula="of:=[.I13]-['inpt from problem params.ods'.C$6]" office:value-type="float" office:value="55130.8749009407" calcext:value-type="float">
            <text:p>55130.8749009407</text:p>
          </table:table-cell>
          <table:table-cell table:formula="of:=[.J13]-['inpt from problem params.ods'.D$6]" office:value-type="float" office:value="57793.9172667598" calcext:value-type="float">
            <text:p>57793.9172667598</text:p>
          </table:table-cell>
          <table:table-cell table:formula="of:=[.K13]-['inpt from problem params.ods'.E$6]" office:value-type="float" office:value="60464.9172667599" calcext:value-type="float">
            <text:p>60464.9172667599</text:p>
          </table:table-cell>
          <table:table-cell table:formula="of:=['selected results'.H13]+['selected results'.U13]+['selected results'.L13]" office:value-type="float" office:value="56802.3" calcext:value-type="float">
            <text:p>56802.3</text:p>
          </table:table-cell>
          <table:table-cell table:formula="of:=['selected results'.I13]+['selected results'.R13]+['selected results'.AC13]" office:value-type="float" office:value="72700.8" calcext:value-type="float">
            <text:p>72700.8</text:p>
          </table:table-cell>
          <table:table-cell table:formula="of:=['selected results'.J13]+['selected results'.S13]+['selected results'.AA13]+['selected results'.AJ13]" office:value-type="float" office:value="41060.176" calcext:value-type="float">
            <text:p>41060.176</text:p>
          </table:table-cell>
          <table:table-cell table:formula="of:=['selected results'.K13]+['selected results'.T13]+['selected results'.AB13]+['selected results'.AI13]+['selected results'.AL13]" office:value-type="float" office:value="59628.538" calcext:value-type="float">
            <text:p>59628.538</text:p>
          </table:table-cell>
          <table:table-cell table:formula="of:=ROUND([.P13]-[.L13])" office:value-type="float" office:value="0" calcext:value-type="float">
            <text:p>0</text:p>
          </table:table-cell>
          <table:table-cell table:formula="of:=[.T13]+ROUND([.Q13]-[.M13])" office:value-type="float" office:value="17570" calcext:value-type="float">
            <text:p>17570</text:p>
          </table:table-cell>
          <table:table-cell table:formula="of:=[.U13]+ROUND([.R13]-[.N13])" office:value-type="float" office:value="836" calcext:value-type="float">
            <text:p>836</text:p>
          </table:table-cell>
          <table:table-cell table:formula="of:=[.V13]+ROUND([.S13]-[.O13])" office:value-type="float" office:value="0" calcext:value-type="float">
            <text:p>0</text:p>
          </table:table-cell>
          <table:table-cell table:formula="of:=['selected results'.AM13]+['selected results'.AK13]+['selected results'.AD13]+['selected results'.V13]+['selected results'.M13]" office:value-type="float" office:value="24927340" calcext:value-type="float">
            <text:p>24927340</text:p>
          </table:table-cell>
          <table:table-cell table:formula="of:=['selected results'.AN13]" office:value-type="float" office:value="0.792848" calcext:value-type="float">
            <text:p>0.792848</text:p>
          </table:table-cell>
        </table:table-row>
        <table:table-row table:style-name="ro1">
          <table:table-cell table:style-name="ce11" table:formula="of:=['selected results'.A14]" office:value-type="float" office:value="6.54" calcext:value-type="float">
            <text:p>6.54</text:p>
          </table:table-cell>
          <table:table-cell table:formula="of:=['selected results'.B14]" office:value-type="float" office:value="0.1" calcext:value-type="float">
            <text:p>0.1</text:p>
          </table:table-cell>
          <table:table-cell table:formula="of:=[$'copy of results.csv '.C14]" office:value-type="float" office:value="0" calcext:value-type="float">
            <text:p>0</text:p>
          </table:table-cell>
          <table:table-cell table:formula="of:=SUM(['selected results'.D14:.G14])" office:value-type="float" office:value="648" calcext:value-type="float">
            <text:p>648</text:p>
          </table:table-cell>
          <table:table-cell table:formula="of:=SUM(['selected results'.N14:.Q14])" office:value-type="float" office:value="633.9517" calcext:value-type="float">
            <text:p>633.9517</text:p>
          </table:table-cell>
          <table:table-cell table:formula="of:=SUM(['selected results'.W14:.Z14])" office:value-type="float" office:value="633.9518" calcext:value-type="float">
            <text:p>633.9518</text:p>
          </table:table-cell>
          <table:table-cell table:formula="of:=SUM(['selected results'.AE14:.AH14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14:.G14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4:.Q14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14:.Z14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14:.AH14])" office:value-type="float" office:value="187348.91726676" calcext:value-type="float">
            <text:p>187348.91726676</text:p>
          </table:table-cell>
          <table:table-cell table:formula="of:=[.H14]-['inpt from problem params.ods'.B$6]" office:value-type="float" office:value="56802.264694032" calcext:value-type="float">
            <text:p>56802.264694032</text:p>
          </table:table-cell>
          <table:table-cell table:formula="of:=[.I14]-['inpt from problem params.ods'.C$6]" office:value-type="float" office:value="55130.8749009407" calcext:value-type="float">
            <text:p>55130.8749009407</text:p>
          </table:table-cell>
          <table:table-cell table:formula="of:=[.J14]-['inpt from problem params.ods'.D$6]" office:value-type="float" office:value="57793.9172667598" calcext:value-type="float">
            <text:p>57793.9172667598</text:p>
          </table:table-cell>
          <table:table-cell table:formula="of:=[.K14]-['inpt from problem params.ods'.E$6]" office:value-type="float" office:value="60464.9172667599" calcext:value-type="float">
            <text:p>60464.9172667599</text:p>
          </table:table-cell>
          <table:table-cell table:formula="of:=['selected results'.H14]+['selected results'.U14]+['selected results'.L14]" office:value-type="float" office:value="56802.3" calcext:value-type="float">
            <text:p>56802.3</text:p>
          </table:table-cell>
          <table:table-cell table:formula="of:=['selected results'.I14]+['selected results'.R14]+['selected results'.AC14]" office:value-type="float" office:value="66490.8" calcext:value-type="float">
            <text:p>66490.8</text:p>
          </table:table-cell>
          <table:table-cell table:formula="of:=['selected results'.J14]+['selected results'.S14]+['selected results'.AA14]+['selected results'.AJ14]" office:value-type="float" office:value="53180.47" calcext:value-type="float">
            <text:p>53180.47</text:p>
          </table:table-cell>
          <table:table-cell table:formula="of:=['selected results'.K14]+['selected results'.T14]+['selected results'.AB14]+['selected results'.AI14]+['selected results'.AL14]" office:value-type="float" office:value="53718.3" calcext:value-type="float">
            <text:p>53718.3</text:p>
          </table:table-cell>
          <table:table-cell table:formula="of:=ROUND([.P14]-[.L14])" office:value-type="float" office:value="0" calcext:value-type="float">
            <text:p>0</text:p>
          </table:table-cell>
          <table:table-cell table:formula="of:=[.T14]+ROUND([.Q14]-[.M14])" office:value-type="float" office:value="11360" calcext:value-type="float">
            <text:p>11360</text:p>
          </table:table-cell>
          <table:table-cell table:formula="of:=[.U14]+ROUND([.R14]-[.N14])" office:value-type="float" office:value="6747" calcext:value-type="float">
            <text:p>6747</text:p>
          </table:table-cell>
          <table:table-cell table:formula="of:=[.V14]+ROUND([.S14]-[.O14])" office:value-type="float" office:value="0" calcext:value-type="float">
            <text:p>0</text:p>
          </table:table-cell>
          <table:table-cell table:formula="of:=['selected results'.AM14]+['selected results'.AK14]+['selected results'.AD14]+['selected results'.V14]+['selected results'.M14]" office:value-type="float" office:value="24941560" calcext:value-type="float">
            <text:p>24941560</text:p>
          </table:table-cell>
          <table:table-cell table:formula="of:=['selected results'.AN14]" office:value-type="float" office:value="0.800347" calcext:value-type="float">
            <text:p>0.800347</text:p>
          </table:table-cell>
        </table:table-row>
        <table:table-row table:style-name="ro1">
          <table:table-cell table:style-name="ce11" table:formula="of:=['selected results'.A15]" office:value-type="float" office:value="6.54" calcext:value-type="float">
            <text:p>6.54</text:p>
          </table:table-cell>
          <table:table-cell table:formula="of:=['selected results'.B15]" office:value-type="float" office:value="0.2" calcext:value-type="float">
            <text:p>0.2</text:p>
          </table:table-cell>
          <table:table-cell table:formula="of:=[$'copy of results.csv '.C15]" office:value-type="float" office:value="0" calcext:value-type="float">
            <text:p>0</text:p>
          </table:table-cell>
          <table:table-cell table:formula="of:=SUM(['selected results'.D15:.G15])" office:value-type="float" office:value="648" calcext:value-type="float">
            <text:p>648</text:p>
          </table:table-cell>
          <table:table-cell table:formula="of:=SUM(['selected results'.N15:.Q15])" office:value-type="float" office:value="633.9517" calcext:value-type="float">
            <text:p>633.9517</text:p>
          </table:table-cell>
          <table:table-cell table:formula="of:=SUM(['selected results'.W15:.Z15])" office:value-type="float" office:value="633.9518" calcext:value-type="float">
            <text:p>633.9518</text:p>
          </table:table-cell>
          <table:table-cell table:formula="of:=SUM(['selected results'.AE15:.AH15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15:.G15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5:.Q15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15:.Z15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15:.AH15])" office:value-type="float" office:value="187348.91726676" calcext:value-type="float">
            <text:p>187348.91726676</text:p>
          </table:table-cell>
          <table:table-cell table:formula="of:=[.H15]-['inpt from problem params.ods'.B$6]" office:value-type="float" office:value="56802.264694032" calcext:value-type="float">
            <text:p>56802.264694032</text:p>
          </table:table-cell>
          <table:table-cell table:formula="of:=[.I15]-['inpt from problem params.ods'.C$6]" office:value-type="float" office:value="55130.8749009407" calcext:value-type="float">
            <text:p>55130.8749009407</text:p>
          </table:table-cell>
          <table:table-cell table:formula="of:=[.J15]-['inpt from problem params.ods'.D$6]" office:value-type="float" office:value="57793.9172667598" calcext:value-type="float">
            <text:p>57793.9172667598</text:p>
          </table:table-cell>
          <table:table-cell table:formula="of:=[.K15]-['inpt from problem params.ods'.E$6]" office:value-type="float" office:value="60464.9172667599" calcext:value-type="float">
            <text:p>60464.9172667599</text:p>
          </table:table-cell>
          <table:table-cell table:formula="of:=['selected results'.H15]+['selected results'.U15]+['selected results'.L15]" office:value-type="float" office:value="56802.3" calcext:value-type="float">
            <text:p>56802.3</text:p>
          </table:table-cell>
          <table:table-cell table:formula="of:=['selected results'.I15]+['selected results'.R15]+['selected results'.AC15]" office:value-type="float" office:value="65023.4" calcext:value-type="float">
            <text:p>65023.4</text:p>
          </table:table-cell>
          <table:table-cell table:formula="of:=['selected results'.J15]+['selected results'.S15]+['selected results'.AA15]+['selected results'.AJ15]" office:value-type="float" office:value="50331.34" calcext:value-type="float">
            <text:p>50331.34</text:p>
          </table:table-cell>
          <table:table-cell table:formula="of:=['selected results'.K15]+['selected results'.T15]+['selected results'.AB15]+['selected results'.AI15]+['selected results'.AL15]" office:value-type="float" office:value="58034.82" calcext:value-type="float">
            <text:p>58034.82</text:p>
          </table:table-cell>
          <table:table-cell table:formula="of:=ROUND([.P15]-[.L15])" office:value-type="float" office:value="0" calcext:value-type="float">
            <text:p>0</text:p>
          </table:table-cell>
          <table:table-cell table:formula="of:=[.T15]+ROUND([.Q15]-[.M15])" office:value-type="float" office:value="9893" calcext:value-type="float">
            <text:p>9893</text:p>
          </table:table-cell>
          <table:table-cell table:formula="of:=[.U15]+ROUND([.R15]-[.N15])" office:value-type="float" office:value="2430" calcext:value-type="float">
            <text:p>2430</text:p>
          </table:table-cell>
          <table:table-cell table:formula="of:=[.V15]+ROUND([.S15]-[.O15])" office:value-type="float" office:value="0" calcext:value-type="float">
            <text:p>0</text:p>
          </table:table-cell>
          <table:table-cell table:formula="of:=['selected results'.AM15]+['selected results'.AK15]+['selected results'.AD15]+['selected results'.V15]+['selected results'.M15]" office:value-type="float" office:value="24941960" calcext:value-type="float">
            <text:p>24941960</text:p>
          </table:table-cell>
          <table:table-cell table:formula="of:=['selected results'.AN15]" office:value-type="float" office:value="0.799986" calcext:value-type="float">
            <text:p>0.799986</text:p>
          </table:table-cell>
        </table:table-row>
        <table:table-row table:style-name="ro1">
          <table:table-cell table:style-name="ce11" table:formula="of:=['selected results'.A16]" office:value-type="float" office:value="6.54" calcext:value-type="float">
            <text:p>6.54</text:p>
          </table:table-cell>
          <table:table-cell table:formula="of:=['selected results'.B16]" office:value-type="float" office:value="0.3" calcext:value-type="float">
            <text:p>0.3</text:p>
          </table:table-cell>
          <table:table-cell table:formula="of:=[$'copy of results.csv '.C16]" office:value-type="float" office:value="0" calcext:value-type="float">
            <text:p>0</text:p>
          </table:table-cell>
          <table:table-cell table:formula="of:=SUM(['selected results'.D16:.G16])" office:value-type="float" office:value="648" calcext:value-type="float">
            <text:p>648</text:p>
          </table:table-cell>
          <table:table-cell table:formula="of:=SUM(['selected results'.N16:.Q16])" office:value-type="float" office:value="633.9517" calcext:value-type="float">
            <text:p>633.9517</text:p>
          </table:table-cell>
          <table:table-cell table:formula="of:=SUM(['selected results'.W16:.Z16])" office:value-type="float" office:value="633.9518" calcext:value-type="float">
            <text:p>633.9518</text:p>
          </table:table-cell>
          <table:table-cell table:formula="of:=SUM(['selected results'.AE16:.AH16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16:.G16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6:.Q16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16:.Z16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16:.AH16])" office:value-type="float" office:value="187348.91726676" calcext:value-type="float">
            <text:p>187348.91726676</text:p>
          </table:table-cell>
          <table:table-cell table:formula="of:=[.H16]-['inpt from problem params.ods'.B$6]" office:value-type="float" office:value="56802.264694032" calcext:value-type="float">
            <text:p>56802.264694032</text:p>
          </table:table-cell>
          <table:table-cell table:formula="of:=[.I16]-['inpt from problem params.ods'.C$6]" office:value-type="float" office:value="55130.8749009407" calcext:value-type="float">
            <text:p>55130.8749009407</text:p>
          </table:table-cell>
          <table:table-cell table:formula="of:=[.J16]-['inpt from problem params.ods'.D$6]" office:value-type="float" office:value="57793.9172667598" calcext:value-type="float">
            <text:p>57793.9172667598</text:p>
          </table:table-cell>
          <table:table-cell table:formula="of:=[.K16]-['inpt from problem params.ods'.E$6]" office:value-type="float" office:value="60464.9172667599" calcext:value-type="float">
            <text:p>60464.9172667599</text:p>
          </table:table-cell>
          <table:table-cell table:formula="of:=['selected results'.H16]+['selected results'.U16]+['selected results'.L16]" office:value-type="float" office:value="56802.3" calcext:value-type="float">
            <text:p>56802.3</text:p>
          </table:table-cell>
          <table:table-cell table:formula="of:=['selected results'.I16]+['selected results'.R16]+['selected results'.AC16]" office:value-type="float" office:value="63587.7" calcext:value-type="float">
            <text:p>63587.7</text:p>
          </table:table-cell>
          <table:table-cell table:formula="of:=['selected results'.J16]+['selected results'.S16]+['selected results'.AA16]+['selected results'.AJ16]" office:value-type="float" office:value="51452.38" calcext:value-type="float">
            <text:p>51452.38</text:p>
          </table:table-cell>
          <table:table-cell table:formula="of:=['selected results'.K16]+['selected results'.T16]+['selected results'.AB16]+['selected results'.AI16]+['selected results'.AL16]" office:value-type="float" office:value="58349.46" calcext:value-type="float">
            <text:p>58349.46</text:p>
          </table:table-cell>
          <table:table-cell table:formula="of:=ROUND([.P16]-[.L16])" office:value-type="float" office:value="0" calcext:value-type="float">
            <text:p>0</text:p>
          </table:table-cell>
          <table:table-cell table:formula="of:=[.T16]+ROUND([.Q16]-[.M16])" office:value-type="float" office:value="8457" calcext:value-type="float">
            <text:p>8457</text:p>
          </table:table-cell>
          <table:table-cell table:formula="of:=[.U16]+ROUND([.R16]-[.N16])" office:value-type="float" office:value="2115" calcext:value-type="float">
            <text:p>2115</text:p>
          </table:table-cell>
          <table:table-cell table:formula="of:=[.V16]+ROUND([.S16]-[.O16])" office:value-type="float" office:value="0" calcext:value-type="float">
            <text:p>0</text:p>
          </table:table-cell>
          <table:table-cell table:formula="of:=['selected results'.AM16]+['selected results'.AK16]+['selected results'.AD16]+['selected results'.V16]+['selected results'.M16]" office:value-type="float" office:value="24942010" calcext:value-type="float">
            <text:p>24942010</text:p>
          </table:table-cell>
          <table:table-cell table:formula="of:=['selected results'.AN16]" office:value-type="float" office:value="0.800058" calcext:value-type="float">
            <text:p>0.800058</text:p>
          </table:table-cell>
        </table:table-row>
        <table:table-row table:style-name="ro1">
          <table:table-cell table:style-name="ce11" table:formula="of:=['selected results'.A17]" office:value-type="float" office:value="6.54" calcext:value-type="float">
            <text:p>6.54</text:p>
          </table:table-cell>
          <table:table-cell table:formula="of:=['selected results'.B17]" office:value-type="float" office:value="0.4" calcext:value-type="float">
            <text:p>0.4</text:p>
          </table:table-cell>
          <table:table-cell table:formula="of:=[$'copy of results.csv '.C17]" office:value-type="float" office:value="0" calcext:value-type="float">
            <text:p>0</text:p>
          </table:table-cell>
          <table:table-cell table:formula="of:=SUM(['selected results'.D17:.G17])" office:value-type="float" office:value="648" calcext:value-type="float">
            <text:p>648</text:p>
          </table:table-cell>
          <table:table-cell table:formula="of:=SUM(['selected results'.N17:.Q17])" office:value-type="float" office:value="633.9517" calcext:value-type="float">
            <text:p>633.9517</text:p>
          </table:table-cell>
          <table:table-cell table:formula="of:=SUM(['selected results'.W17:.Z17])" office:value-type="float" office:value="633.9518" calcext:value-type="float">
            <text:p>633.9518</text:p>
          </table:table-cell>
          <table:table-cell table:formula="of:=SUM(['selected results'.AE17:.AH17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17:.G17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7:.Q17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17:.Z17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17:.AH17])" office:value-type="float" office:value="187348.91726676" calcext:value-type="float">
            <text:p>187348.91726676</text:p>
          </table:table-cell>
          <table:table-cell table:formula="of:=[.H17]-['inpt from problem params.ods'.B$6]" office:value-type="float" office:value="56802.264694032" calcext:value-type="float">
            <text:p>56802.264694032</text:p>
          </table:table-cell>
          <table:table-cell table:formula="of:=[.I17]-['inpt from problem params.ods'.C$6]" office:value-type="float" office:value="55130.8749009407" calcext:value-type="float">
            <text:p>55130.8749009407</text:p>
          </table:table-cell>
          <table:table-cell table:formula="of:=[.J17]-['inpt from problem params.ods'.D$6]" office:value-type="float" office:value="57793.9172667598" calcext:value-type="float">
            <text:p>57793.9172667598</text:p>
          </table:table-cell>
          <table:table-cell table:formula="of:=[.K17]-['inpt from problem params.ods'.E$6]" office:value-type="float" office:value="60464.9172667599" calcext:value-type="float">
            <text:p>60464.9172667599</text:p>
          </table:table-cell>
          <table:table-cell table:formula="of:=['selected results'.H17]+['selected results'.U17]+['selected results'.L17]" office:value-type="float" office:value="56802.3" calcext:value-type="float">
            <text:p>56802.3</text:p>
          </table:table-cell>
          <table:table-cell table:formula="of:=['selected results'.I17]+['selected results'.R17]+['selected results'.AC17]" office:value-type="float" office:value="62608.5" calcext:value-type="float">
            <text:p>62608.5</text:p>
          </table:table-cell>
          <table:table-cell table:formula="of:=['selected results'.J17]+['selected results'.S17]+['selected results'.AA17]+['selected results'.AJ17]" office:value-type="float" office:value="52275.26" calcext:value-type="float">
            <text:p>52275.26</text:p>
          </table:table-cell>
          <table:table-cell table:formula="of:=['selected results'.K17]+['selected results'.T17]+['selected results'.AB17]+['selected results'.AI17]+['selected results'.AL17]" office:value-type="float" office:value="58505.88" calcext:value-type="float">
            <text:p>58505.88</text:p>
          </table:table-cell>
          <table:table-cell table:formula="of:=ROUND([.P17]-[.L17])" office:value-type="float" office:value="0" calcext:value-type="float">
            <text:p>0</text:p>
          </table:table-cell>
          <table:table-cell table:formula="of:=[.T17]+ROUND([.Q17]-[.M17])" office:value-type="float" office:value="7478" calcext:value-type="float">
            <text:p>7478</text:p>
          </table:table-cell>
          <table:table-cell table:formula="of:=[.U17]+ROUND([.R17]-[.N17])" office:value-type="float" office:value="1959" calcext:value-type="float">
            <text:p>1959</text:p>
          </table:table-cell>
          <table:table-cell table:formula="of:=[.V17]+ROUND([.S17]-[.O17])" office:value-type="float" office:value="0" calcext:value-type="float">
            <text:p>0</text:p>
          </table:table-cell>
          <table:table-cell table:formula="of:=['selected results'.AM17]+['selected results'.AK17]+['selected results'.AD17]+['selected results'.V17]+['selected results'.M17]" office:value-type="float" office:value="24942060" calcext:value-type="float">
            <text:p>24942060</text:p>
          </table:table-cell>
          <table:table-cell table:formula="of:=['selected results'.AN17]" office:value-type="float" office:value="0.800203" calcext:value-type="float">
            <text:p>0.800203</text:p>
          </table:table-cell>
        </table:table-row>
        <table:table-row table:style-name="ro1">
          <table:table-cell table:formula="of:=['selected results'.A18]" office:value-type="float" office:value="6.54" calcext:value-type="float">
            <text:p>6.54</text:p>
          </table:table-cell>
          <table:table-cell table:formula="of:=['selected results'.B18]" office:value-type="float" office:value="0.5" calcext:value-type="float">
            <text:p>0.5</text:p>
          </table:table-cell>
          <table:table-cell table:formula="of:=[$'copy of results.csv '.C18]" office:value-type="float" office:value="0" calcext:value-type="float">
            <text:p>0</text:p>
          </table:table-cell>
          <table:table-cell table:formula="of:=SUM(['selected results'.D18:.G18])" office:value-type="float" office:value="648" calcext:value-type="float">
            <text:p>648</text:p>
          </table:table-cell>
          <table:table-cell table:formula="of:=SUM(['selected results'.N18:.Q18])" office:value-type="float" office:value="633.9517" calcext:value-type="float">
            <text:p>633.9517</text:p>
          </table:table-cell>
          <table:table-cell table:formula="of:=SUM(['selected results'.W18:.Z18])" office:value-type="float" office:value="633.9518" calcext:value-type="float">
            <text:p>633.9518</text:p>
          </table:table-cell>
          <table:table-cell table:formula="of:=SUM(['selected results'.AE18:.AH18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18:.G18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8:.Q18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18:.Z18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18:.AH18])" office:value-type="float" office:value="187348.91726676" calcext:value-type="float">
            <text:p>187348.91726676</text:p>
          </table:table-cell>
          <table:table-cell table:formula="of:=[.H18]-['inpt from problem params.ods'.B$6]" office:value-type="float" office:value="56802.264694032" calcext:value-type="float">
            <text:p>56802.264694032</text:p>
          </table:table-cell>
          <table:table-cell table:formula="of:=[.I18]-['inpt from problem params.ods'.C$6]" office:value-type="float" office:value="55130.8749009407" calcext:value-type="float">
            <text:p>55130.8749009407</text:p>
          </table:table-cell>
          <table:table-cell table:formula="of:=[.J18]-['inpt from problem params.ods'.D$6]" office:value-type="float" office:value="57793.9172667598" calcext:value-type="float">
            <text:p>57793.9172667598</text:p>
          </table:table-cell>
          <table:table-cell table:formula="of:=[.K18]-['inpt from problem params.ods'.E$6]" office:value-type="float" office:value="60464.9172667599" calcext:value-type="float">
            <text:p>60464.9172667599</text:p>
          </table:table-cell>
          <table:table-cell table:formula="of:=['selected results'.H18]+['selected results'.U18]+['selected results'.L18]" office:value-type="float" office:value="56802.3" calcext:value-type="float">
            <text:p>56802.3</text:p>
          </table:table-cell>
          <table:table-cell table:formula="of:=['selected results'.I18]+['selected results'.R18]+['selected results'.AC18]" office:value-type="float" office:value="61663.18" calcext:value-type="float">
            <text:p>61663.18</text:p>
          </table:table-cell>
          <table:table-cell table:formula="of:=['selected results'.J18]+['selected results'.S18]+['selected results'.AA18]+['selected results'.AJ18]" office:value-type="float" office:value="53070.89" calcext:value-type="float">
            <text:p>53070.89</text:p>
          </table:table-cell>
          <table:table-cell table:formula="of:=['selected results'.K18]+['selected results'.T18]+['selected results'.AB18]+['selected results'.AI18]+['selected results'.AL18]" office:value-type="float" office:value="58655.52" calcext:value-type="float">
            <text:p>58655.52</text:p>
          </table:table-cell>
          <table:table-cell table:formula="of:=ROUND([.P18]-[.L18])" office:value-type="float" office:value="0" calcext:value-type="float">
            <text:p>0</text:p>
          </table:table-cell>
          <table:table-cell table:formula="of:=[.T18]+ROUND([.Q18]-[.M18])" office:value-type="float" office:value="6532" calcext:value-type="float">
            <text:p>6532</text:p>
          </table:table-cell>
          <table:table-cell table:formula="of:=[.U18]+ROUND([.R18]-[.N18])" office:value-type="float" office:value="1809" calcext:value-type="float">
            <text:p>1809</text:p>
          </table:table-cell>
          <table:table-cell table:formula="of:=[.V18]+ROUND([.S18]-[.O18])" office:value-type="float" office:value="0" calcext:value-type="float">
            <text:p>0</text:p>
          </table:table-cell>
          <table:table-cell table:formula="of:=['selected results'.AM18]+['selected results'.AK18]+['selected results'.AD18]+['selected results'.V18]+['selected results'.M18]" office:value-type="float" office:value="24942120" calcext:value-type="float">
            <text:p>24942120</text:p>
          </table:table-cell>
          <table:table-cell table:formula="of:=['selected results'.AN18]" office:value-type="float" office:value="0.800275" calcext:value-type="float">
            <text:p>0.800275</text:p>
          </table:table-cell>
        </table:table-row>
        <table:table-row table:style-name="ro1">
          <table:table-cell table:formula="of:=['selected results'.A19]" office:value-type="float" office:value="6.54" calcext:value-type="float">
            <text:p>6.54</text:p>
          </table:table-cell>
          <table:table-cell table:formula="of:=['selected results'.B19]" office:value-type="float" office:value="0.6" calcext:value-type="float">
            <text:p>0.6</text:p>
          </table:table-cell>
          <table:table-cell table:formula="of:=[$'copy of results.csv '.C19]" office:value-type="float" office:value="0" calcext:value-type="float">
            <text:p>0</text:p>
          </table:table-cell>
          <table:table-cell table:formula="of:=SUM(['selected results'.D19:.G19])" office:value-type="float" office:value="648" calcext:value-type="float">
            <text:p>648</text:p>
          </table:table-cell>
          <table:table-cell table:formula="of:=SUM(['selected results'.N19:.Q19])" office:value-type="float" office:value="633.9517" calcext:value-type="float">
            <text:p>633.9517</text:p>
          </table:table-cell>
          <table:table-cell table:formula="of:=SUM(['selected results'.W19:.Z19])" office:value-type="float" office:value="633.9518" calcext:value-type="float">
            <text:p>633.9518</text:p>
          </table:table-cell>
          <table:table-cell table:formula="of:=SUM(['selected results'.AE19:.AH19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19:.G19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9:.Q19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19:.Z19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19:.AH19])" office:value-type="float" office:value="187348.91726676" calcext:value-type="float">
            <text:p>187348.91726676</text:p>
          </table:table-cell>
          <table:table-cell table:formula="of:=[.H19]-['inpt from problem params.ods'.B$6]" office:value-type="float" office:value="56802.264694032" calcext:value-type="float">
            <text:p>56802.264694032</text:p>
          </table:table-cell>
          <table:table-cell table:formula="of:=[.I19]-['inpt from problem params.ods'.C$6]" office:value-type="float" office:value="55130.8749009407" calcext:value-type="float">
            <text:p>55130.8749009407</text:p>
          </table:table-cell>
          <table:table-cell table:formula="of:=[.J19]-['inpt from problem params.ods'.D$6]" office:value-type="float" office:value="57793.9172667598" calcext:value-type="float">
            <text:p>57793.9172667598</text:p>
          </table:table-cell>
          <table:table-cell table:formula="of:=[.K19]-['inpt from problem params.ods'.E$6]" office:value-type="float" office:value="60464.9172667599" calcext:value-type="float">
            <text:p>60464.9172667599</text:p>
          </table:table-cell>
          <table:table-cell table:formula="of:=['selected results'.H19]+['selected results'.U19]+['selected results'.L19]" office:value-type="float" office:value="56802.3" calcext:value-type="float">
            <text:p>56802.3</text:p>
          </table:table-cell>
          <table:table-cell table:formula="of:=['selected results'.I19]+['selected results'.R19]+['selected results'.AC19]" office:value-type="float" office:value="60070.69" calcext:value-type="float">
            <text:p>60070.69</text:p>
          </table:table-cell>
          <table:table-cell table:formula="of:=['selected results'.J19]+['selected results'.S19]+['selected results'.AA19]+['selected results'.AJ19]" office:value-type="float" office:value="54416.69" calcext:value-type="float">
            <text:p>54416.69</text:p>
          </table:table-cell>
          <table:table-cell table:formula="of:=['selected results'.K19]+['selected results'.T19]+['selected results'.AB19]+['selected results'.AI19]+['selected results'.AL19]" office:value-type="float" office:value="58902.14" calcext:value-type="float">
            <text:p>58902.14</text:p>
          </table:table-cell>
          <table:table-cell table:formula="of:=ROUND([.P19]-[.L19])" office:value-type="float" office:value="0" calcext:value-type="float">
            <text:p>0</text:p>
          </table:table-cell>
          <table:table-cell table:formula="of:=[.T19]+ROUND([.Q19]-[.M19])" office:value-type="float" office:value="4940" calcext:value-type="float">
            <text:p>4940</text:p>
          </table:table-cell>
          <table:table-cell table:formula="of:=[.U19]+ROUND([.R19]-[.N19])" office:value-type="float" office:value="1563" calcext:value-type="float">
            <text:p>1563</text:p>
          </table:table-cell>
          <table:table-cell table:formula="of:=[.V19]+ROUND([.S19]-[.O19])" office:value-type="float" office:value="0" calcext:value-type="float">
            <text:p>0</text:p>
          </table:table-cell>
          <table:table-cell table:formula="of:=['selected results'.AM19]+['selected results'.AK19]+['selected results'.AD19]+['selected results'.V19]+['selected results'.M19]" office:value-type="float" office:value="24942180" calcext:value-type="float">
            <text:p>24942180</text:p>
          </table:table-cell>
          <table:table-cell table:formula="of:=['selected results'.AN19]" office:value-type="float" office:value="0.800203" calcext:value-type="float">
            <text:p>0.800203</text:p>
          </table:table-cell>
        </table:table-row>
        <table:table-row table:style-name="ro1">
          <table:table-cell table:formula="of:=['selected results'.A20]" office:value-type="float" office:value="6.54" calcext:value-type="float">
            <text:p>6.54</text:p>
          </table:table-cell>
          <table:table-cell table:formula="of:=['selected results'.B20]" office:value-type="float" office:value="0.7" calcext:value-type="float">
            <text:p>0.7</text:p>
          </table:table-cell>
          <table:table-cell table:formula="of:=[$'copy of results.csv '.C20]" office:value-type="float" office:value="0" calcext:value-type="float">
            <text:p>0</text:p>
          </table:table-cell>
          <table:table-cell table:formula="of:=SUM(['selected results'.D20:.G20])" office:value-type="float" office:value="648" calcext:value-type="float">
            <text:p>648</text:p>
          </table:table-cell>
          <table:table-cell table:formula="of:=SUM(['selected results'.N20:.Q20])" office:value-type="float" office:value="633.9517" calcext:value-type="float">
            <text:p>633.9517</text:p>
          </table:table-cell>
          <table:table-cell table:formula="of:=SUM(['selected results'.W20:.Z20])" office:value-type="float" office:value="633.9518" calcext:value-type="float">
            <text:p>633.9518</text:p>
          </table:table-cell>
          <table:table-cell table:formula="of:=SUM(['selected results'.AE20:.AH20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20:.G20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20:.Q20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20:.Z20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20:.AH20])" office:value-type="float" office:value="187348.91726676" calcext:value-type="float">
            <text:p>187348.91726676</text:p>
          </table:table-cell>
          <table:table-cell table:formula="of:=[.H20]-['inpt from problem params.ods'.B$6]" office:value-type="float" office:value="56802.264694032" calcext:value-type="float">
            <text:p>56802.264694032</text:p>
          </table:table-cell>
          <table:table-cell table:formula="of:=[.I20]-['inpt from problem params.ods'.C$6]" office:value-type="float" office:value="55130.8749009407" calcext:value-type="float">
            <text:p>55130.8749009407</text:p>
          </table:table-cell>
          <table:table-cell table:formula="of:=[.J20]-['inpt from problem params.ods'.D$6]" office:value-type="float" office:value="57793.9172667598" calcext:value-type="float">
            <text:p>57793.9172667598</text:p>
          </table:table-cell>
          <table:table-cell table:formula="of:=[.K20]-['inpt from problem params.ods'.E$6]" office:value-type="float" office:value="60464.9172667599" calcext:value-type="float">
            <text:p>60464.9172667599</text:p>
          </table:table-cell>
          <table:table-cell table:formula="of:=['selected results'.H20]+['selected results'.U20]+['selected results'.L20]" office:value-type="float" office:value="56802.3" calcext:value-type="float">
            <text:p>56802.3</text:p>
          </table:table-cell>
          <table:table-cell table:formula="of:=['selected results'.I20]+['selected results'.R20]+['selected results'.AC20]" office:value-type="float" office:value="59615.65" calcext:value-type="float">
            <text:p>59615.65</text:p>
          </table:table-cell>
          <table:table-cell table:formula="of:=['selected results'.J20]+['selected results'.S20]+['selected results'.AA20]+['selected results'.AJ20]" office:value-type="float" office:value="54801.18" calcext:value-type="float">
            <text:p>54801.18</text:p>
          </table:table-cell>
          <table:table-cell table:formula="of:=['selected results'.K20]+['selected results'.T20]+['selected results'.AB20]+['selected results'.AI20]+['selected results'.AL20]" office:value-type="float" office:value="58972.67" calcext:value-type="float">
            <text:p>58972.67</text:p>
          </table:table-cell>
          <table:table-cell table:formula="of:=ROUND([.P20]-[.L20])" office:value-type="float" office:value="0" calcext:value-type="float">
            <text:p>0</text:p>
          </table:table-cell>
          <table:table-cell table:formula="of:=[.T20]+ROUND([.Q20]-[.M20])" office:value-type="float" office:value="4485" calcext:value-type="float">
            <text:p>4485</text:p>
          </table:table-cell>
          <table:table-cell table:formula="of:=[.U20]+ROUND([.R20]-[.N20])" office:value-type="float" office:value="1492" calcext:value-type="float">
            <text:p>1492</text:p>
          </table:table-cell>
          <table:table-cell table:formula="of:=[.V20]+ROUND([.S20]-[.O20])" office:value-type="float" office:value="0" calcext:value-type="float">
            <text:p>0</text:p>
          </table:table-cell>
          <table:table-cell table:formula="of:=['selected results'.AM20]+['selected results'.AK20]+['selected results'.AD20]+['selected results'.V20]+['selected results'.M20]" office:value-type="float" office:value="24942200" calcext:value-type="float">
            <text:p>24942200</text:p>
          </table:table-cell>
          <table:table-cell table:formula="of:=['selected results'.AN20]" office:value-type="float" office:value="0.800058" calcext:value-type="float">
            <text:p>0.800058</text:p>
          </table:table-cell>
        </table:table-row>
        <table:table-row table:style-name="ro1">
          <table:table-cell table:formula="of:=['selected results'.A21]" office:value-type="float" office:value="6.54" calcext:value-type="float">
            <text:p>6.54</text:p>
          </table:table-cell>
          <table:table-cell table:formula="of:=['selected results'.B21]" office:value-type="float" office:value="0.8" calcext:value-type="float">
            <text:p>0.8</text:p>
          </table:table-cell>
          <table:table-cell table:formula="of:=[$'copy of results.csv '.C21]" office:value-type="float" office:value="0" calcext:value-type="float">
            <text:p>0</text:p>
          </table:table-cell>
          <table:table-cell table:formula="of:=SUM(['selected results'.D21:.G21])" office:value-type="float" office:value="648" calcext:value-type="float">
            <text:p>648</text:p>
          </table:table-cell>
          <table:table-cell table:formula="of:=SUM(['selected results'.N21:.Q21])" office:value-type="float" office:value="633.9517" calcext:value-type="float">
            <text:p>633.9517</text:p>
          </table:table-cell>
          <table:table-cell table:formula="of:=SUM(['selected results'.W21:.Z21])" office:value-type="float" office:value="633.9518" calcext:value-type="float">
            <text:p>633.9518</text:p>
          </table:table-cell>
          <table:table-cell table:formula="of:=SUM(['selected results'.AE21:.AH21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21:.G21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21:.Q21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21:.Z21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21:.AH21])" office:value-type="float" office:value="187348.91726676" calcext:value-type="float">
            <text:p>187348.91726676</text:p>
          </table:table-cell>
          <table:table-cell table:formula="of:=[.H21]-['inpt from problem params.ods'.B$6]" office:value-type="float" office:value="56802.264694032" calcext:value-type="float">
            <text:p>56802.264694032</text:p>
          </table:table-cell>
          <table:table-cell table:formula="of:=[.I21]-['inpt from problem params.ods'.C$6]" office:value-type="float" office:value="55130.8749009407" calcext:value-type="float">
            <text:p>55130.8749009407</text:p>
          </table:table-cell>
          <table:table-cell table:formula="of:=[.J21]-['inpt from problem params.ods'.D$6]" office:value-type="float" office:value="57793.9172667598" calcext:value-type="float">
            <text:p>57793.9172667598</text:p>
          </table:table-cell>
          <table:table-cell table:formula="of:=[.K21]-['inpt from problem params.ods'.E$6]" office:value-type="float" office:value="60464.9172667599" calcext:value-type="float">
            <text:p>60464.9172667599</text:p>
          </table:table-cell>
          <table:table-cell table:formula="of:=['selected results'.H21]+['selected results'.U21]+['selected results'.L21]" office:value-type="float" office:value="56802.3" calcext:value-type="float">
            <text:p>56802.3</text:p>
          </table:table-cell>
          <table:table-cell table:formula="of:=['selected results'.I21]+['selected results'.R21]+['selected results'.AC21]" office:value-type="float" office:value="59520.47" calcext:value-type="float">
            <text:p>59520.47</text:p>
          </table:table-cell>
          <table:table-cell table:formula="of:=['selected results'.J21]+['selected results'.S21]+['selected results'.AA21]+['selected results'.AJ21]" office:value-type="float" office:value="54881.73" calcext:value-type="float">
            <text:p>54881.73</text:p>
          </table:table-cell>
          <table:table-cell table:formula="of:=['selected results'.K21]+['selected results'.T21]+['selected results'.AB21]+['selected results'.AI21]+['selected results'.AL21]" office:value-type="float" office:value="58987.36" calcext:value-type="float">
            <text:p>58987.36</text:p>
          </table:table-cell>
          <table:table-cell table:formula="of:=ROUND([.P21]-[.L21])" office:value-type="float" office:value="0" calcext:value-type="float">
            <text:p>0</text:p>
          </table:table-cell>
          <table:table-cell table:formula="of:=[.T21]+ROUND([.Q21]-[.M21])" office:value-type="float" office:value="4390" calcext:value-type="float">
            <text:p>4390</text:p>
          </table:table-cell>
          <table:table-cell table:formula="of:=[.U21]+ROUND([.R21]-[.N21])" office:value-type="float" office:value="1478" calcext:value-type="float">
            <text:p>1478</text:p>
          </table:table-cell>
          <table:table-cell table:formula="of:=[.V21]+ROUND([.S21]-[.O21])" office:value-type="float" office:value="0" calcext:value-type="float">
            <text:p>0</text:p>
          </table:table-cell>
          <table:table-cell table:formula="of:=['selected results'.AM21]+['selected results'.AK21]+['selected results'.AD21]+['selected results'.V21]+['selected results'.M21]" office:value-type="float" office:value="24942210" calcext:value-type="float">
            <text:p>24942210</text:p>
          </table:table-cell>
          <table:table-cell table:formula="of:=['selected results'.AN21]" office:value-type="float" office:value="0.800058" calcext:value-type="float">
            <text:p>0.800058</text:p>
          </table:table-cell>
        </table:table-row>
        <table:table-row table:style-name="ro1">
          <table:table-cell table:formula="of:=['selected results'.A22]" office:value-type="float" office:value="6.54" calcext:value-type="float">
            <text:p>6.54</text:p>
          </table:table-cell>
          <table:table-cell table:formula="of:=['selected results'.B22]" office:value-type="float" office:value="0.9" calcext:value-type="float">
            <text:p>0.9</text:p>
          </table:table-cell>
          <table:table-cell table:formula="of:=[$'copy of results.csv '.C22]" office:value-type="float" office:value="0" calcext:value-type="float">
            <text:p>0</text:p>
          </table:table-cell>
          <table:table-cell table:formula="of:=SUM(['selected results'.D22:.G22])" office:value-type="float" office:value="648" calcext:value-type="float">
            <text:p>648</text:p>
          </table:table-cell>
          <table:table-cell table:formula="of:=SUM(['selected results'.N22:.Q22])" office:value-type="float" office:value="633.9517" calcext:value-type="float">
            <text:p>633.9517</text:p>
          </table:table-cell>
          <table:table-cell table:formula="of:=SUM(['selected results'.W22:.Z22])" office:value-type="float" office:value="633.9518" calcext:value-type="float">
            <text:p>633.9518</text:p>
          </table:table-cell>
          <table:table-cell table:formula="of:=SUM(['selected results'.AE22:.AH22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22:.G22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22:.Q22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22:.Z22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22:.AH22])" office:value-type="float" office:value="187348.91726676" calcext:value-type="float">
            <text:p>187348.91726676</text:p>
          </table:table-cell>
          <table:table-cell table:formula="of:=[.H22]-['inpt from problem params.ods'.B$6]" office:value-type="float" office:value="56802.264694032" calcext:value-type="float">
            <text:p>56802.264694032</text:p>
          </table:table-cell>
          <table:table-cell table:formula="of:=[.I22]-['inpt from problem params.ods'.C$6]" office:value-type="float" office:value="55130.8749009407" calcext:value-type="float">
            <text:p>55130.8749009407</text:p>
          </table:table-cell>
          <table:table-cell table:formula="of:=[.J22]-['inpt from problem params.ods'.D$6]" office:value-type="float" office:value="57793.9172667598" calcext:value-type="float">
            <text:p>57793.9172667598</text:p>
          </table:table-cell>
          <table:table-cell table:formula="of:=[.K22]-['inpt from problem params.ods'.E$6]" office:value-type="float" office:value="60464.9172667599" calcext:value-type="float">
            <text:p>60464.9172667599</text:p>
          </table:table-cell>
          <table:table-cell table:formula="of:=['selected results'.H22]+['selected results'.U22]+['selected results'.L22]" office:value-type="float" office:value="56802.3" calcext:value-type="float">
            <text:p>56802.3</text:p>
          </table:table-cell>
          <table:table-cell table:formula="of:=['selected results'.I22]+['selected results'.R22]+['selected results'.AC22]" office:value-type="float" office:value="59440.52" calcext:value-type="float">
            <text:p>59440.52</text:p>
          </table:table-cell>
          <table:table-cell table:formula="of:=['selected results'.J22]+['selected results'.S22]+['selected results'.AA22]+['selected results'.AJ22]" office:value-type="float" office:value="54951.85" calcext:value-type="float">
            <text:p>54951.85</text:p>
          </table:table-cell>
          <table:table-cell table:formula="of:=['selected results'.K22]+['selected results'.T22]+['selected results'.AB22]+['selected results'.AI22]+['selected results'.AL22]" office:value-type="float" office:value="58997.1" calcext:value-type="float">
            <text:p>58997.1</text:p>
          </table:table-cell>
          <table:table-cell table:formula="of:=ROUND([.P22]-[.L22])" office:value-type="float" office:value="0" calcext:value-type="float">
            <text:p>0</text:p>
          </table:table-cell>
          <table:table-cell table:formula="of:=[.T22]+ROUND([.Q22]-[.M22])" office:value-type="float" office:value="4310" calcext:value-type="float">
            <text:p>4310</text:p>
          </table:table-cell>
          <table:table-cell table:formula="of:=[.U22]+ROUND([.R22]-[.N22])" office:value-type="float" office:value="1468" calcext:value-type="float">
            <text:p>1468</text:p>
          </table:table-cell>
          <table:table-cell table:formula="of:=[.V22]+ROUND([.S22]-[.O22])" office:value-type="float" office:value="0" calcext:value-type="float">
            <text:p>0</text:p>
          </table:table-cell>
          <table:table-cell table:formula="of:=['selected results'.AM22]+['selected results'.AK22]+['selected results'.AD22]+['selected results'.V22]+['selected results'.M22]" office:value-type="float" office:value="24942220" calcext:value-type="float">
            <text:p>24942220</text:p>
          </table:table-cell>
          <table:table-cell table:formula="of:=['selected results'.AN22]" office:value-type="float" office:value="0.800058" calcext:value-type="float">
            <text:p>0.800058</text:p>
          </table:table-cell>
        </table:table-row>
        <table:table-row table:style-name="ro1">
          <table:table-cell table:formula="of:=['selected results'.A23]" office:value-type="float" office:value="6.54" calcext:value-type="float">
            <text:p>6.54</text:p>
          </table:table-cell>
          <table:table-cell table:formula="of:=['selected results'.B23]" office:value-type="float" office:value="1" calcext:value-type="float">
            <text:p>1</text:p>
          </table:table-cell>
          <table:table-cell table:formula="of:=[$'copy of results.csv '.C23]" office:value-type="float" office:value="0" calcext:value-type="float">
            <text:p>0</text:p>
          </table:table-cell>
          <table:table-cell table:formula="of:=SUM(['selected results'.D23:.G23])" office:value-type="float" office:value="648" calcext:value-type="float">
            <text:p>648</text:p>
          </table:table-cell>
          <table:table-cell table:formula="of:=SUM(['selected results'.N23:.Q23])" office:value-type="float" office:value="633.9517" calcext:value-type="float">
            <text:p>633.9517</text:p>
          </table:table-cell>
          <table:table-cell table:formula="of:=SUM(['selected results'.W23:.Z23])" office:value-type="float" office:value="633.9518" calcext:value-type="float">
            <text:p>633.9518</text:p>
          </table:table-cell>
          <table:table-cell table:formula="of:=SUM(['selected results'.AE23:.AH23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23:.G23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23:.Q23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23:.Z23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23:.AH23])" office:value-type="float" office:value="187348.91726676" calcext:value-type="float">
            <text:p>187348.91726676</text:p>
          </table:table-cell>
          <table:table-cell table:formula="of:=[.H23]-['inpt from problem params.ods'.B$6]" office:value-type="float" office:value="56802.264694032" calcext:value-type="float">
            <text:p>56802.264694032</text:p>
          </table:table-cell>
          <table:table-cell table:formula="of:=[.I23]-['inpt from problem params.ods'.C$6]" office:value-type="float" office:value="55130.8749009407" calcext:value-type="float">
            <text:p>55130.8749009407</text:p>
          </table:table-cell>
          <table:table-cell table:formula="of:=[.J23]-['inpt from problem params.ods'.D$6]" office:value-type="float" office:value="57793.9172667598" calcext:value-type="float">
            <text:p>57793.9172667598</text:p>
          </table:table-cell>
          <table:table-cell table:formula="of:=[.K23]-['inpt from problem params.ods'.E$6]" office:value-type="float" office:value="60464.9172667599" calcext:value-type="float">
            <text:p>60464.9172667599</text:p>
          </table:table-cell>
          <table:table-cell table:formula="of:=['selected results'.H23]+['selected results'.U23]+['selected results'.L23]" office:value-type="float" office:value="56802.3" calcext:value-type="float">
            <text:p>56802.3</text:p>
          </table:table-cell>
          <table:table-cell table:formula="of:=['selected results'.I23]+['selected results'.R23]+['selected results'.AC23]" office:value-type="float" office:value="59280.63" calcext:value-type="float">
            <text:p>59280.63</text:p>
          </table:table-cell>
          <table:table-cell table:formula="of:=['selected results'.J23]+['selected results'.S23]+['selected results'.AA23]+['selected results'.AJ23]" office:value-type="float" office:value="55092.29" calcext:value-type="float">
            <text:p>55092.29</text:p>
          </table:table-cell>
          <table:table-cell table:formula="of:=['selected results'.K23]+['selected results'.T23]+['selected results'.AB23]+['selected results'.AI23]+['selected results'.AL23]" office:value-type="float" office:value="59016.68" calcext:value-type="float">
            <text:p>59016.68</text:p>
          </table:table-cell>
          <table:table-cell table:formula="of:=ROUND([.P23]-[.L23])" office:value-type="float" office:value="0" calcext:value-type="float">
            <text:p>0</text:p>
          </table:table-cell>
          <table:table-cell table:formula="of:=[.T23]+ROUND([.Q23]-[.M23])" office:value-type="float" office:value="4150" calcext:value-type="float">
            <text:p>4150</text:p>
          </table:table-cell>
          <table:table-cell table:formula="of:=[.U23]+ROUND([.R23]-[.N23])" office:value-type="float" office:value="1448" calcext:value-type="float">
            <text:p>1448</text:p>
          </table:table-cell>
          <table:table-cell table:formula="of:=[.V23]+ROUND([.S23]-[.O23])" office:value-type="float" office:value="0" calcext:value-type="float">
            <text:p>0</text:p>
          </table:table-cell>
          <table:table-cell table:formula="of:=['selected results'.AM23]+['selected results'.AK23]+['selected results'.AD23]+['selected results'.V23]+['selected results'.M23]" office:value-type="float" office:value="24942240" calcext:value-type="float">
            <text:p>24942240</text:p>
          </table:table-cell>
          <table:table-cell table:formula="of:=['selected results'.AN23]" office:value-type="float" office:value="0.800058" calcext:value-type="float">
            <text:p>0.800058</text:p>
          </table:table-cell>
        </table:table-row>
        <table:table-row table:style-name="ro1">
          <table:table-cell table:formula="of:=['selected results'.A24]" office:value-type="float" office:value="13.08" calcext:value-type="float">
            <text:p>13.08</text:p>
          </table:table-cell>
          <table:table-cell table:formula="of:=['selected results'.B24]" office:value-type="float" office:value="0" calcext:value-type="float">
            <text:p>0</text:p>
          </table:table-cell>
          <table:table-cell table:formula="of:=[$'copy of results.csv '.C24]" office:value-type="float" office:value="0" calcext:value-type="float">
            <text:p>0</text:p>
          </table:table-cell>
          <table:table-cell table:formula="of:=SUM(['selected results'.D24:.G24])" office:value-type="float" office:value="648" calcext:value-type="float">
            <text:p>648</text:p>
          </table:table-cell>
          <table:table-cell table:formula="of:=SUM(['selected results'.N24:.Q24])" office:value-type="float" office:value="633.9517" calcext:value-type="float">
            <text:p>633.9517</text:p>
          </table:table-cell>
          <table:table-cell table:formula="of:=SUM(['selected results'.W24:.Z24])" office:value-type="float" office:value="633.9518" calcext:value-type="float">
            <text:p>633.9518</text:p>
          </table:table-cell>
          <table:table-cell table:formula="of:=SUM(['selected results'.AE24:.AH24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24:.G24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24:.Q24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24:.Z24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24:.AH24])" office:value-type="float" office:value="187348.91726676" calcext:value-type="float">
            <text:p>187348.91726676</text:p>
          </table:table-cell>
          <table:table-cell table:formula="of:=[.H24]-['inpt from problem params.ods'.B$6]" office:value-type="float" office:value="56802.264694032" calcext:value-type="float">
            <text:p>56802.264694032</text:p>
          </table:table-cell>
          <table:table-cell table:formula="of:=[.I24]-['inpt from problem params.ods'.C$6]" office:value-type="float" office:value="55130.8749009407" calcext:value-type="float">
            <text:p>55130.8749009407</text:p>
          </table:table-cell>
          <table:table-cell table:formula="of:=[.J24]-['inpt from problem params.ods'.D$6]" office:value-type="float" office:value="57793.9172667598" calcext:value-type="float">
            <text:p>57793.9172667598</text:p>
          </table:table-cell>
          <table:table-cell table:formula="of:=[.K24]-['inpt from problem params.ods'.E$6]" office:value-type="float" office:value="60464.9172667599" calcext:value-type="float">
            <text:p>60464.9172667599</text:p>
          </table:table-cell>
          <table:table-cell table:formula="of:=['selected results'.H24]+['selected results'.U24]+['selected results'.L24]" office:value-type="float" office:value="56802.3" calcext:value-type="float">
            <text:p>56802.3</text:p>
          </table:table-cell>
          <table:table-cell table:formula="of:=['selected results'.I24]+['selected results'.R24]+['selected results'.AC24]" office:value-type="float" office:value="58921.55" calcext:value-type="float">
            <text:p>58921.55</text:p>
          </table:table-cell>
          <table:table-cell table:formula="of:=['selected results'.J24]+['selected results'.S24]+['selected results'.AA24]+['selected results'.AJ24]" office:value-type="float" office:value="54882.49" calcext:value-type="float">
            <text:p>54882.49</text:p>
          </table:table-cell>
          <table:table-cell table:formula="of:=['selected results'.K24]+['selected results'.T24]+['selected results'.AB24]+['selected results'.AI24]+['selected results'.AL24]" office:value-type="float" office:value="59585.463" calcext:value-type="float">
            <text:p>59585.463</text:p>
          </table:table-cell>
          <table:table-cell table:formula="of:=ROUND([.P24]-[.L24])" office:value-type="float" office:value="0" calcext:value-type="float">
            <text:p>0</text:p>
          </table:table-cell>
          <table:table-cell table:formula="of:=[.T24]+ROUND([.Q24]-[.M24])" office:value-type="float" office:value="3791" calcext:value-type="float">
            <text:p>3791</text:p>
          </table:table-cell>
          <table:table-cell table:formula="of:=[.U24]+ROUND([.R24]-[.N24])" office:value-type="float" office:value="880" calcext:value-type="float">
            <text:p>880</text:p>
          </table:table-cell>
          <table:table-cell table:formula="of:=[.V24]+ROUND([.S24]-[.O24])" office:value-type="float" office:value="1" calcext:value-type="float">
            <text:p>1</text:p>
          </table:table-cell>
          <table:table-cell table:formula="of:=['selected results'.AM24]+['selected results'.AK24]+['selected results'.AD24]+['selected results'.V24]+['selected results'.M24]" office:value-type="float" office:value="26512910" calcext:value-type="float">
            <text:p>26512910</text:p>
          </table:table-cell>
          <table:table-cell table:formula="of:=['selected results'.AN24]" office:value-type="float" office:value="0.831549" calcext:value-type="float">
            <text:p>0.831549</text:p>
          </table:table-cell>
        </table:table-row>
        <table:table-row table:style-name="ro1">
          <table:table-cell table:formula="of:=['selected results'.A25]" office:value-type="float" office:value="13.08" calcext:value-type="float">
            <text:p>13.08</text:p>
          </table:table-cell>
          <table:table-cell table:formula="of:=['selected results'.B25]" office:value-type="float" office:value="0.1" calcext:value-type="float">
            <text:p>0.1</text:p>
          </table:table-cell>
          <table:table-cell table:formula="of:=[$'copy of results.csv '.C25]" office:value-type="float" office:value="0" calcext:value-type="float">
            <text:p>0</text:p>
          </table:table-cell>
          <table:table-cell table:formula="of:=SUM(['selected results'.D25:.G25])" office:value-type="float" office:value="648" calcext:value-type="float">
            <text:p>648</text:p>
          </table:table-cell>
          <table:table-cell table:formula="of:=SUM(['selected results'.N25:.Q25])" office:value-type="float" office:value="633.9517" calcext:value-type="float">
            <text:p>633.9517</text:p>
          </table:table-cell>
          <table:table-cell table:formula="of:=SUM(['selected results'.W25:.Z25])" office:value-type="float" office:value="633.9518" calcext:value-type="float">
            <text:p>633.9518</text:p>
          </table:table-cell>
          <table:table-cell table:formula="of:=SUM(['selected results'.AE25:.AH25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25:.G25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25:.Q25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25:.Z25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25:.AH25])" office:value-type="float" office:value="187348.91726676" calcext:value-type="float">
            <text:p>187348.91726676</text:p>
          </table:table-cell>
          <table:table-cell table:formula="of:=[.H25]-['inpt from problem params.ods'.B$6]" office:value-type="float" office:value="56802.264694032" calcext:value-type="float">
            <text:p>56802.264694032</text:p>
          </table:table-cell>
          <table:table-cell table:formula="of:=[.I25]-['inpt from problem params.ods'.C$6]" office:value-type="float" office:value="55130.8749009407" calcext:value-type="float">
            <text:p>55130.8749009407</text:p>
          </table:table-cell>
          <table:table-cell table:formula="of:=[.J25]-['inpt from problem params.ods'.D$6]" office:value-type="float" office:value="57793.9172667598" calcext:value-type="float">
            <text:p>57793.9172667598</text:p>
          </table:table-cell>
          <table:table-cell table:formula="of:=[.K25]-['inpt from problem params.ods'.E$6]" office:value-type="float" office:value="60464.9172667599" calcext:value-type="float">
            <text:p>60464.9172667599</text:p>
          </table:table-cell>
          <table:table-cell table:formula="of:=['selected results'.H25]+['selected results'.U25]+['selected results'.L25]" office:value-type="float" office:value="56802.3" calcext:value-type="float">
            <text:p>56802.3</text:p>
          </table:table-cell>
          <table:table-cell table:formula="of:=['selected results'.I25]+['selected results'.R25]+['selected results'.AC25]" office:value-type="float" office:value="57549.7816" calcext:value-type="float">
            <text:p>57549.7816</text:p>
          </table:table-cell>
          <table:table-cell table:formula="of:=['selected results'.J25]+['selected results'.S25]+['selected results'.AA25]+['selected results'.AJ25]" office:value-type="float" office:value="59152.83" calcext:value-type="float">
            <text:p>59152.83</text:p>
          </table:table-cell>
          <table:table-cell table:formula="of:=['selected results'.K25]+['selected results'.T25]+['selected results'.AB25]+['selected results'.AI25]+['selected results'.AL25]" office:value-type="float" office:value="56686.9" calcext:value-type="float">
            <text:p>56686.9</text:p>
          </table:table-cell>
          <table:table-cell table:formula="of:=ROUND([.P25]-[.L25])" office:value-type="float" office:value="0" calcext:value-type="float">
            <text:p>0</text:p>
          </table:table-cell>
          <table:table-cell table:formula="of:=[.T25]+ROUND([.Q25]-[.M25])" office:value-type="float" office:value="2419" calcext:value-type="float">
            <text:p>2419</text:p>
          </table:table-cell>
          <table:table-cell table:formula="of:=[.U25]+ROUND([.R25]-[.N25])" office:value-type="float" office:value="3778" calcext:value-type="float">
            <text:p>3778</text:p>
          </table:table-cell>
          <table:table-cell table:formula="of:=[.V25]+ROUND([.S25]-[.O25])" office:value-type="float" office:value="0" calcext:value-type="float">
            <text:p>0</text:p>
          </table:table-cell>
          <table:table-cell table:formula="of:=['selected results'.AM25]+['selected results'.AK25]+['selected results'.AD25]+['selected results'.V25]+['selected results'.M25]" office:value-type="float" office:value="26543780" calcext:value-type="float">
            <text:p>26543780</text:p>
          </table:table-cell>
          <table:table-cell table:formula="of:=['selected results'.AN25]" office:value-type="float" office:value="0.834925" calcext:value-type="float">
            <text:p>0.834925</text:p>
          </table:table-cell>
        </table:table-row>
        <table:table-row table:style-name="ro1">
          <table:table-cell table:formula="of:=['selected results'.A26]" office:value-type="float" office:value="13.08" calcext:value-type="float">
            <text:p>13.08</text:p>
          </table:table-cell>
          <table:table-cell table:formula="of:=['selected results'.B26]" office:value-type="float" office:value="0.2" calcext:value-type="float">
            <text:p>0.2</text:p>
          </table:table-cell>
          <table:table-cell table:formula="of:=[$'copy of results.csv '.C26]" office:value-type="float" office:value="0" calcext:value-type="float">
            <text:p>0</text:p>
          </table:table-cell>
          <table:table-cell table:formula="of:=SUM(['selected results'.D26:.G26])" office:value-type="float" office:value="648" calcext:value-type="float">
            <text:p>648</text:p>
          </table:table-cell>
          <table:table-cell table:formula="of:=SUM(['selected results'.N26:.Q26])" office:value-type="float" office:value="633.9517" calcext:value-type="float">
            <text:p>633.9517</text:p>
          </table:table-cell>
          <table:table-cell table:formula="of:=SUM(['selected results'.W26:.Z26])" office:value-type="float" office:value="633.9518" calcext:value-type="float">
            <text:p>633.9518</text:p>
          </table:table-cell>
          <table:table-cell table:formula="of:=SUM(['selected results'.AE26:.AH26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26:.G26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26:.Q26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26:.Z26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26:.AH26])" office:value-type="float" office:value="187348.91726676" calcext:value-type="float">
            <text:p>187348.91726676</text:p>
          </table:table-cell>
          <table:table-cell table:formula="of:=[.H26]-['inpt from problem params.ods'.B$6]" office:value-type="float" office:value="56802.264694032" calcext:value-type="float">
            <text:p>56802.264694032</text:p>
          </table:table-cell>
          <table:table-cell table:formula="of:=[.I26]-['inpt from problem params.ods'.C$6]" office:value-type="float" office:value="55130.8749009407" calcext:value-type="float">
            <text:p>55130.8749009407</text:p>
          </table:table-cell>
          <table:table-cell table:formula="of:=[.J26]-['inpt from problem params.ods'.D$6]" office:value-type="float" office:value="57793.9172667598" calcext:value-type="float">
            <text:p>57793.9172667598</text:p>
          </table:table-cell>
          <table:table-cell table:formula="of:=[.K26]-['inpt from problem params.ods'.E$6]" office:value-type="float" office:value="60464.9172667599" calcext:value-type="float">
            <text:p>60464.9172667599</text:p>
          </table:table-cell>
          <table:table-cell table:formula="of:=['selected results'.H26]+['selected results'.U26]+['selected results'.L26]" office:value-type="float" office:value="56802.3" calcext:value-type="float">
            <text:p>56802.3</text:p>
          </table:table-cell>
          <table:table-cell table:formula="of:=['selected results'.I26]+['selected results'.R26]+['selected results'.AC26]" office:value-type="float" office:value="57549.7816" calcext:value-type="float">
            <text:p>57549.7816</text:p>
          </table:table-cell>
          <table:table-cell table:formula="of:=['selected results'.J26]+['selected results'.S26]+['selected results'.AA26]+['selected results'.AJ26]" office:value-type="float" office:value="56795.29" calcext:value-type="float">
            <text:p>56795.29</text:p>
          </table:table-cell>
          <table:table-cell table:formula="of:=['selected results'.K26]+['selected results'.T26]+['selected results'.AB26]+['selected results'.AI26]+['selected results'.AL26]" office:value-type="float" office:value="59044.35" calcext:value-type="float">
            <text:p>59044.35</text:p>
          </table:table-cell>
          <table:table-cell table:formula="of:=ROUND([.P26]-[.L26])" office:value-type="float" office:value="0" calcext:value-type="float">
            <text:p>0</text:p>
          </table:table-cell>
          <table:table-cell table:formula="of:=[.T26]+ROUND([.Q26]-[.M26])" office:value-type="float" office:value="2419" calcext:value-type="float">
            <text:p>2419</text:p>
          </table:table-cell>
          <table:table-cell table:formula="of:=[.U26]+ROUND([.R26]-[.N26])" office:value-type="float" office:value="1420" calcext:value-type="float">
            <text:p>1420</text:p>
          </table:table-cell>
          <table:table-cell table:formula="of:=[.V26]+ROUND([.S26]-[.O26])" office:value-type="float" office:value="-1" calcext:value-type="float">
            <text:p>-1</text:p>
          </table:table-cell>
          <table:table-cell table:formula="of:=['selected results'.AM26]+['selected results'.AK26]+['selected results'.AD26]+['selected results'.V26]+['selected results'.M26]" office:value-type="float" office:value="26544150" calcext:value-type="float">
            <text:p>26544150</text:p>
          </table:table-cell>
          <table:table-cell table:formula="of:=['selected results'.AN26]" office:value-type="float" office:value="0.834925" calcext:value-type="float">
            <text:p>0.834925</text:p>
          </table:table-cell>
        </table:table-row>
        <table:table-row table:style-name="ro1">
          <table:table-cell table:formula="of:=['selected results'.A27]" office:value-type="float" office:value="13.08" calcext:value-type="float">
            <text:p>13.08</text:p>
          </table:table-cell>
          <table:table-cell table:formula="of:=['selected results'.B27]" office:value-type="float" office:value="0.3" calcext:value-type="float">
            <text:p>0.3</text:p>
          </table:table-cell>
          <table:table-cell table:formula="of:=[$'copy of results.csv '.C27]" office:value-type="float" office:value="0" calcext:value-type="float">
            <text:p>0</text:p>
          </table:table-cell>
          <table:table-cell table:formula="of:=SUM(['selected results'.D27:.G27])" office:value-type="float" office:value="648" calcext:value-type="float">
            <text:p>648</text:p>
          </table:table-cell>
          <table:table-cell table:formula="of:=SUM(['selected results'.N27:.Q27])" office:value-type="float" office:value="633.9517" calcext:value-type="float">
            <text:p>633.9517</text:p>
          </table:table-cell>
          <table:table-cell table:formula="of:=SUM(['selected results'.W27:.Z27])" office:value-type="float" office:value="633.9518" calcext:value-type="float">
            <text:p>633.9518</text:p>
          </table:table-cell>
          <table:table-cell table:formula="of:=SUM(['selected results'.AE27:.AH27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27:.G27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27:.Q27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27:.Z27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27:.AH27])" office:value-type="float" office:value="187348.91726676" calcext:value-type="float">
            <text:p>187348.91726676</text:p>
          </table:table-cell>
          <table:table-cell table:formula="of:=[.H27]-['inpt from problem params.ods'.B$6]" office:value-type="float" office:value="56802.264694032" calcext:value-type="float">
            <text:p>56802.264694032</text:p>
          </table:table-cell>
          <table:table-cell table:formula="of:=[.I27]-['inpt from problem params.ods'.C$6]" office:value-type="float" office:value="55130.8749009407" calcext:value-type="float">
            <text:p>55130.8749009407</text:p>
          </table:table-cell>
          <table:table-cell table:formula="of:=[.J27]-['inpt from problem params.ods'.D$6]" office:value-type="float" office:value="57793.9172667598" calcext:value-type="float">
            <text:p>57793.9172667598</text:p>
          </table:table-cell>
          <table:table-cell table:formula="of:=[.K27]-['inpt from problem params.ods'.E$6]" office:value-type="float" office:value="60464.9172667599" calcext:value-type="float">
            <text:p>60464.9172667599</text:p>
          </table:table-cell>
          <table:table-cell table:formula="of:=['selected results'.H27]+['selected results'.U27]+['selected results'.L27]" office:value-type="float" office:value="56802.3" calcext:value-type="float">
            <text:p>56802.3</text:p>
          </table:table-cell>
          <table:table-cell table:formula="of:=['selected results'.I27]+['selected results'.R27]+['selected results'.AC27]" office:value-type="float" office:value="57549.7816" calcext:value-type="float">
            <text:p>57549.7816</text:p>
          </table:table-cell>
          <table:table-cell table:formula="of:=['selected results'.J27]+['selected results'.S27]+['selected results'.AA27]+['selected results'.AJ27]" office:value-type="float" office:value="56697.74" calcext:value-type="float">
            <text:p>56697.74</text:p>
          </table:table-cell>
          <table:table-cell table:formula="of:=['selected results'.K27]+['selected results'.T27]+['selected results'.AB27]+['selected results'.AI27]+['selected results'.AL27]" office:value-type="float" office:value="59141.95" calcext:value-type="float">
            <text:p>59141.95</text:p>
          </table:table-cell>
          <table:table-cell table:formula="of:=ROUND([.P27]-[.L27])" office:value-type="float" office:value="0" calcext:value-type="float">
            <text:p>0</text:p>
          </table:table-cell>
          <table:table-cell table:formula="of:=[.T27]+ROUND([.Q27]-[.M27])" office:value-type="float" office:value="2419" calcext:value-type="float">
            <text:p>2419</text:p>
          </table:table-cell>
          <table:table-cell table:formula="of:=[.U27]+ROUND([.R27]-[.N27])" office:value-type="float" office:value="1323" calcext:value-type="float">
            <text:p>1323</text:p>
          </table:table-cell>
          <table:table-cell table:formula="of:=[.V27]+ROUND([.S27]-[.O27])" office:value-type="float" office:value="0" calcext:value-type="float">
            <text:p>0</text:p>
          </table:table-cell>
          <table:table-cell table:formula="of:=['selected results'.AM27]+['selected results'.AK27]+['selected results'.AD27]+['selected results'.V27]+['selected results'.M27]" office:value-type="float" office:value="26544200" calcext:value-type="float">
            <text:p>26544200</text:p>
          </table:table-cell>
          <table:table-cell table:formula="of:=['selected results'.AN27]" office:value-type="float" office:value="0.835069" calcext:value-type="float">
            <text:p>0.835069</text:p>
          </table:table-cell>
        </table:table-row>
        <table:table-row table:style-name="ro1">
          <table:table-cell table:formula="of:=['selected results'.A28]" office:value-type="float" office:value="13.08" calcext:value-type="float">
            <text:p>13.08</text:p>
          </table:table-cell>
          <table:table-cell table:formula="of:=['selected results'.B28]" office:value-type="float" office:value="0.4" calcext:value-type="float">
            <text:p>0.4</text:p>
          </table:table-cell>
          <table:table-cell table:formula="of:=[$'copy of results.csv '.C28]" office:value-type="float" office:value="0" calcext:value-type="float">
            <text:p>0</text:p>
          </table:table-cell>
          <table:table-cell table:formula="of:=SUM(['selected results'.D28:.G28])" office:value-type="float" office:value="648" calcext:value-type="float">
            <text:p>648</text:p>
          </table:table-cell>
          <table:table-cell table:formula="of:=SUM(['selected results'.N28:.Q28])" office:value-type="float" office:value="633.9517" calcext:value-type="float">
            <text:p>633.9517</text:p>
          </table:table-cell>
          <table:table-cell table:formula="of:=SUM(['selected results'.W28:.Z28])" office:value-type="float" office:value="633.9518" calcext:value-type="float">
            <text:p>633.9518</text:p>
          </table:table-cell>
          <table:table-cell table:formula="of:=SUM(['selected results'.AE28:.AH28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28:.G28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28:.Q28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28:.Z28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28:.AH28])" office:value-type="float" office:value="187348.91726676" calcext:value-type="float">
            <text:p>187348.91726676</text:p>
          </table:table-cell>
          <table:table-cell table:formula="of:=[.H28]-['inpt from problem params.ods'.B$6]" office:value-type="float" office:value="56802.264694032" calcext:value-type="float">
            <text:p>56802.264694032</text:p>
          </table:table-cell>
          <table:table-cell table:formula="of:=[.I28]-['inpt from problem params.ods'.C$6]" office:value-type="float" office:value="55130.8749009407" calcext:value-type="float">
            <text:p>55130.8749009407</text:p>
          </table:table-cell>
          <table:table-cell table:formula="of:=[.J28]-['inpt from problem params.ods'.D$6]" office:value-type="float" office:value="57793.9172667598" calcext:value-type="float">
            <text:p>57793.9172667598</text:p>
          </table:table-cell>
          <table:table-cell table:formula="of:=[.K28]-['inpt from problem params.ods'.E$6]" office:value-type="float" office:value="60464.9172667599" calcext:value-type="float">
            <text:p>60464.9172667599</text:p>
          </table:table-cell>
          <table:table-cell table:formula="of:=['selected results'.H28]+['selected results'.U28]+['selected results'.L28]" office:value-type="float" office:value="56802.3" calcext:value-type="float">
            <text:p>56802.3</text:p>
          </table:table-cell>
          <table:table-cell table:formula="of:=['selected results'.I28]+['selected results'.R28]+['selected results'.AC28]" office:value-type="float" office:value="57549.7816" calcext:value-type="float">
            <text:p>57549.7816</text:p>
          </table:table-cell>
          <table:table-cell table:formula="of:=['selected results'.J28]+['selected results'.S28]+['selected results'.AA28]+['selected results'.AJ28]" office:value-type="float" office:value="56697.74" calcext:value-type="float">
            <text:p>56697.74</text:p>
          </table:table-cell>
          <table:table-cell table:formula="of:=['selected results'.K28]+['selected results'.T28]+['selected results'.AB28]+['selected results'.AI28]+['selected results'.AL28]" office:value-type="float" office:value="59141.95" calcext:value-type="float">
            <text:p>59141.95</text:p>
          </table:table-cell>
          <table:table-cell table:formula="of:=ROUND([.P28]-[.L28])" office:value-type="float" office:value="0" calcext:value-type="float">
            <text:p>0</text:p>
          </table:table-cell>
          <table:table-cell table:formula="of:=[.T28]+ROUND([.Q28]-[.M28])" office:value-type="float" office:value="2419" calcext:value-type="float">
            <text:p>2419</text:p>
          </table:table-cell>
          <table:table-cell table:formula="of:=[.U28]+ROUND([.R28]-[.N28])" office:value-type="float" office:value="1323" calcext:value-type="float">
            <text:p>1323</text:p>
          </table:table-cell>
          <table:table-cell table:formula="of:=[.V28]+ROUND([.S28]-[.O28])" office:value-type="float" office:value="0" calcext:value-type="float">
            <text:p>0</text:p>
          </table:table-cell>
          <table:table-cell table:formula="of:=['selected results'.AM28]+['selected results'.AK28]+['selected results'.AD28]+['selected results'.V28]+['selected results'.M28]" office:value-type="float" office:value="26544200" calcext:value-type="float">
            <text:p>26544200</text:p>
          </table:table-cell>
          <table:table-cell table:formula="of:=['selected results'.AN28]" office:value-type="float" office:value="0.835069" calcext:value-type="float">
            <text:p>0.835069</text:p>
          </table:table-cell>
        </table:table-row>
        <table:table-row table:style-name="ro1">
          <table:table-cell table:formula="of:=['selected results'.A29]" office:value-type="float" office:value="13.08" calcext:value-type="float">
            <text:p>13.08</text:p>
          </table:table-cell>
          <table:table-cell table:formula="of:=['selected results'.B29]" office:value-type="float" office:value="0.5" calcext:value-type="float">
            <text:p>0.5</text:p>
          </table:table-cell>
          <table:table-cell table:formula="of:=[$'copy of results.csv '.C29]" office:value-type="float" office:value="0" calcext:value-type="float">
            <text:p>0</text:p>
          </table:table-cell>
          <table:table-cell table:formula="of:=SUM(['selected results'.D29:.G29])" office:value-type="float" office:value="648" calcext:value-type="float">
            <text:p>648</text:p>
          </table:table-cell>
          <table:table-cell table:formula="of:=SUM(['selected results'.N29:.Q29])" office:value-type="float" office:value="633.9517" calcext:value-type="float">
            <text:p>633.9517</text:p>
          </table:table-cell>
          <table:table-cell table:formula="of:=SUM(['selected results'.W29:.Z29])" office:value-type="float" office:value="633.9518" calcext:value-type="float">
            <text:p>633.9518</text:p>
          </table:table-cell>
          <table:table-cell table:formula="of:=SUM(['selected results'.AE29:.AH29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29:.G29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29:.Q29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29:.Z29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29:.AH29])" office:value-type="float" office:value="187348.91726676" calcext:value-type="float">
            <text:p>187348.91726676</text:p>
          </table:table-cell>
          <table:table-cell table:formula="of:=[.H29]-['inpt from problem params.ods'.B$6]" office:value-type="float" office:value="56802.264694032" calcext:value-type="float">
            <text:p>56802.264694032</text:p>
          </table:table-cell>
          <table:table-cell table:formula="of:=[.I29]-['inpt from problem params.ods'.C$6]" office:value-type="float" office:value="55130.8749009407" calcext:value-type="float">
            <text:p>55130.8749009407</text:p>
          </table:table-cell>
          <table:table-cell table:formula="of:=[.J29]-['inpt from problem params.ods'.D$6]" office:value-type="float" office:value="57793.9172667598" calcext:value-type="float">
            <text:p>57793.9172667598</text:p>
          </table:table-cell>
          <table:table-cell table:formula="of:=[.K29]-['inpt from problem params.ods'.E$6]" office:value-type="float" office:value="60464.9172667599" calcext:value-type="float">
            <text:p>60464.9172667599</text:p>
          </table:table-cell>
          <table:table-cell table:formula="of:=['selected results'.H29]+['selected results'.U29]+['selected results'.L29]" office:value-type="float" office:value="56802.3" calcext:value-type="float">
            <text:p>56802.3</text:p>
          </table:table-cell>
          <table:table-cell table:formula="of:=['selected results'.I29]+['selected results'.R29]+['selected results'.AC29]" office:value-type="float" office:value="57064.24" calcext:value-type="float">
            <text:p>57064.24</text:p>
          </table:table-cell>
          <table:table-cell table:formula="of:=['selected results'.J29]+['selected results'.S29]+['selected results'.AA29]+['selected results'.AJ29]" office:value-type="float" office:value="57108.1" calcext:value-type="float">
            <text:p>57108.1</text:p>
          </table:table-cell>
          <table:table-cell table:formula="of:=['selected results'.K29]+['selected results'.T29]+['selected results'.AB29]+['selected results'.AI29]+['selected results'.AL29]" office:value-type="float" office:value="59217.2" calcext:value-type="float">
            <text:p>59217.2</text:p>
          </table:table-cell>
          <table:table-cell table:formula="of:=ROUND([.P29]-[.L29])" office:value-type="float" office:value="0" calcext:value-type="float">
            <text:p>0</text:p>
          </table:table-cell>
          <table:table-cell table:formula="of:=[.T29]+ROUND([.Q29]-[.M29])" office:value-type="float" office:value="1933" calcext:value-type="float">
            <text:p>1933</text:p>
          </table:table-cell>
          <table:table-cell table:formula="of:=[.U29]+ROUND([.R29]-[.N29])" office:value-type="float" office:value="1247" calcext:value-type="float">
            <text:p>1247</text:p>
          </table:table-cell>
          <table:table-cell table:formula="of:=[.V29]+ROUND([.S29]-[.O29])" office:value-type="float" office:value="-1" calcext:value-type="float">
            <text:p>-1</text:p>
          </table:table-cell>
          <table:table-cell table:formula="of:=['selected results'.AM29]+['selected results'.AK29]+['selected results'.AD29]+['selected results'.V29]+['selected results'.M29]" office:value-type="float" office:value="26544230" calcext:value-type="float">
            <text:p>26544230</text:p>
          </table:table-cell>
          <table:table-cell table:formula="of:=['selected results'.AN29]" office:value-type="float" office:value="0.835069" calcext:value-type="float">
            <text:p>0.835069</text:p>
          </table:table-cell>
        </table:table-row>
        <table:table-row table:style-name="ro1">
          <table:table-cell table:formula="of:=['selected results'.A30]" office:value-type="float" office:value="13.08" calcext:value-type="float">
            <text:p>13.08</text:p>
          </table:table-cell>
          <table:table-cell table:formula="of:=['selected results'.B30]" office:value-type="float" office:value="0.6" calcext:value-type="float">
            <text:p>0.6</text:p>
          </table:table-cell>
          <table:table-cell table:formula="of:=[$'copy of results.csv '.C30]" office:value-type="float" office:value="0" calcext:value-type="float">
            <text:p>0</text:p>
          </table:table-cell>
          <table:table-cell table:formula="of:=SUM(['selected results'.D30:.G30])" office:value-type="float" office:value="648" calcext:value-type="float">
            <text:p>648</text:p>
          </table:table-cell>
          <table:table-cell table:formula="of:=SUM(['selected results'.N30:.Q30])" office:value-type="float" office:value="633.9517" calcext:value-type="float">
            <text:p>633.9517</text:p>
          </table:table-cell>
          <table:table-cell table:formula="of:=SUM(['selected results'.W30:.Z30])" office:value-type="float" office:value="633.9518" calcext:value-type="float">
            <text:p>633.9518</text:p>
          </table:table-cell>
          <table:table-cell table:formula="of:=SUM(['selected results'.AE30:.AH30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30:.G30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30:.Q30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30:.Z30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30:.AH30])" office:value-type="float" office:value="187348.91726676" calcext:value-type="float">
            <text:p>187348.91726676</text:p>
          </table:table-cell>
          <table:table-cell table:formula="of:=[.H30]-['inpt from problem params.ods'.B$6]" office:value-type="float" office:value="56802.264694032" calcext:value-type="float">
            <text:p>56802.264694032</text:p>
          </table:table-cell>
          <table:table-cell table:formula="of:=[.I30]-['inpt from problem params.ods'.C$6]" office:value-type="float" office:value="55130.8749009407" calcext:value-type="float">
            <text:p>55130.8749009407</text:p>
          </table:table-cell>
          <table:table-cell table:formula="of:=[.J30]-['inpt from problem params.ods'.D$6]" office:value-type="float" office:value="57793.9172667598" calcext:value-type="float">
            <text:p>57793.9172667598</text:p>
          </table:table-cell>
          <table:table-cell table:formula="of:=[.K30]-['inpt from problem params.ods'.E$6]" office:value-type="float" office:value="60464.9172667599" calcext:value-type="float">
            <text:p>60464.9172667599</text:p>
          </table:table-cell>
          <table:table-cell table:formula="of:=['selected results'.H30]+['selected results'.U30]+['selected results'.L30]" office:value-type="float" office:value="56802.3" calcext:value-type="float">
            <text:p>56802.3</text:p>
          </table:table-cell>
          <table:table-cell table:formula="of:=['selected results'.I30]+['selected results'.R30]+['selected results'.AC30]" office:value-type="float" office:value="57056.62" calcext:value-type="float">
            <text:p>57056.62</text:p>
          </table:table-cell>
          <table:table-cell table:formula="of:=['selected results'.J30]+['selected results'.S30]+['selected results'.AA30]+['selected results'.AJ30]" office:value-type="float" office:value="57114.52" calcext:value-type="float">
            <text:p>57114.52</text:p>
          </table:table-cell>
          <table:table-cell table:formula="of:=['selected results'.K30]+['selected results'.T30]+['selected results'.AB30]+['selected results'.AI30]+['selected results'.AL30]" office:value-type="float" office:value="59218.3" calcext:value-type="float">
            <text:p>59218.3</text:p>
          </table:table-cell>
          <table:table-cell table:formula="of:=ROUND([.P30]-[.L30])" office:value-type="float" office:value="0" calcext:value-type="float">
            <text:p>0</text:p>
          </table:table-cell>
          <table:table-cell table:formula="of:=[.T30]+ROUND([.Q30]-[.M30])" office:value-type="float" office:value="1926" calcext:value-type="float">
            <text:p>1926</text:p>
          </table:table-cell>
          <table:table-cell table:formula="of:=[.U30]+ROUND([.R30]-[.N30])" office:value-type="float" office:value="1247" calcext:value-type="float">
            <text:p>1247</text:p>
          </table:table-cell>
          <table:table-cell table:formula="of:=[.V30]+ROUND([.S30]-[.O30])" office:value-type="float" office:value="0" calcext:value-type="float">
            <text:p>0</text:p>
          </table:table-cell>
          <table:table-cell table:formula="of:=['selected results'.AM30]+['selected results'.AK30]+['selected results'.AD30]+['selected results'.V30]+['selected results'.M30]" office:value-type="float" office:value="26544230" calcext:value-type="float">
            <text:p>26544230</text:p>
          </table:table-cell>
          <table:table-cell table:formula="of:=['selected results'.AN30]" office:value-type="float" office:value="0.835069" calcext:value-type="float">
            <text:p>0.835069</text:p>
          </table:table-cell>
        </table:table-row>
        <table:table-row table:style-name="ro1">
          <table:table-cell table:formula="of:=['selected results'.A31]" office:value-type="float" office:value="13.08" calcext:value-type="float">
            <text:p>13.08</text:p>
          </table:table-cell>
          <table:table-cell table:formula="of:=['selected results'.B31]" office:value-type="float" office:value="0.7" calcext:value-type="float">
            <text:p>0.7</text:p>
          </table:table-cell>
          <table:table-cell table:formula="of:=[$'copy of results.csv '.C31]" office:value-type="float" office:value="0" calcext:value-type="float">
            <text:p>0</text:p>
          </table:table-cell>
          <table:table-cell table:formula="of:=SUM(['selected results'.D31:.G31])" office:value-type="float" office:value="648" calcext:value-type="float">
            <text:p>648</text:p>
          </table:table-cell>
          <table:table-cell table:formula="of:=SUM(['selected results'.N31:.Q31])" office:value-type="float" office:value="633.9517" calcext:value-type="float">
            <text:p>633.9517</text:p>
          </table:table-cell>
          <table:table-cell table:formula="of:=SUM(['selected results'.W31:.Z31])" office:value-type="float" office:value="633.9518" calcext:value-type="float">
            <text:p>633.9518</text:p>
          </table:table-cell>
          <table:table-cell table:formula="of:=SUM(['selected results'.AE31:.AH31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31:.G31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31:.Q31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31:.Z31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31:.AH31])" office:value-type="float" office:value="187348.91726676" calcext:value-type="float">
            <text:p>187348.91726676</text:p>
          </table:table-cell>
          <table:table-cell table:formula="of:=[.H31]-['inpt from problem params.ods'.B$6]" office:value-type="float" office:value="56802.264694032" calcext:value-type="float">
            <text:p>56802.264694032</text:p>
          </table:table-cell>
          <table:table-cell table:formula="of:=[.I31]-['inpt from problem params.ods'.C$6]" office:value-type="float" office:value="55130.8749009407" calcext:value-type="float">
            <text:p>55130.8749009407</text:p>
          </table:table-cell>
          <table:table-cell table:formula="of:=[.J31]-['inpt from problem params.ods'.D$6]" office:value-type="float" office:value="57793.9172667598" calcext:value-type="float">
            <text:p>57793.9172667598</text:p>
          </table:table-cell>
          <table:table-cell table:formula="of:=[.K31]-['inpt from problem params.ods'.E$6]" office:value-type="float" office:value="60464.9172667599" calcext:value-type="float">
            <text:p>60464.9172667599</text:p>
          </table:table-cell>
          <table:table-cell table:formula="of:=['selected results'.H31]+['selected results'.U31]+['selected results'.L31]" office:value-type="float" office:value="56802.3" calcext:value-type="float">
            <text:p>56802.3</text:p>
          </table:table-cell>
          <table:table-cell table:formula="of:=['selected results'.I31]+['selected results'.R31]+['selected results'.AC31]" office:value-type="float" office:value="57056.62" calcext:value-type="float">
            <text:p>57056.62</text:p>
          </table:table-cell>
          <table:table-cell table:formula="of:=['selected results'.J31]+['selected results'.S31]+['selected results'.AA31]+['selected results'.AJ31]" office:value-type="float" office:value="57114.52" calcext:value-type="float">
            <text:p>57114.52</text:p>
          </table:table-cell>
          <table:table-cell table:formula="of:=['selected results'.K31]+['selected results'.T31]+['selected results'.AB31]+['selected results'.AI31]+['selected results'.AL31]" office:value-type="float" office:value="59218.3" calcext:value-type="float">
            <text:p>59218.3</text:p>
          </table:table-cell>
          <table:table-cell table:formula="of:=ROUND([.P31]-[.L31])" office:value-type="float" office:value="0" calcext:value-type="float">
            <text:p>0</text:p>
          </table:table-cell>
          <table:table-cell table:formula="of:=[.T31]+ROUND([.Q31]-[.M31])" office:value-type="float" office:value="1926" calcext:value-type="float">
            <text:p>1926</text:p>
          </table:table-cell>
          <table:table-cell table:formula="of:=[.U31]+ROUND([.R31]-[.N31])" office:value-type="float" office:value="1247" calcext:value-type="float">
            <text:p>1247</text:p>
          </table:table-cell>
          <table:table-cell table:formula="of:=[.V31]+ROUND([.S31]-[.O31])" office:value-type="float" office:value="0" calcext:value-type="float">
            <text:p>0</text:p>
          </table:table-cell>
          <table:table-cell table:formula="of:=['selected results'.AM31]+['selected results'.AK31]+['selected results'.AD31]+['selected results'.V31]+['selected results'.M31]" office:value-type="float" office:value="26544230" calcext:value-type="float">
            <text:p>26544230</text:p>
          </table:table-cell>
          <table:table-cell table:formula="of:=['selected results'.AN31]" office:value-type="float" office:value="0.835069" calcext:value-type="float">
            <text:p>0.835069</text:p>
          </table:table-cell>
        </table:table-row>
        <table:table-row table:style-name="ro1">
          <table:table-cell table:formula="of:=['selected results'.A32]" office:value-type="float" office:value="13.08" calcext:value-type="float">
            <text:p>13.08</text:p>
          </table:table-cell>
          <table:table-cell table:formula="of:=['selected results'.B32]" office:value-type="float" office:value="0.8" calcext:value-type="float">
            <text:p>0.8</text:p>
          </table:table-cell>
          <table:table-cell table:formula="of:=[$'copy of results.csv '.C32]" office:value-type="float" office:value="0" calcext:value-type="float">
            <text:p>0</text:p>
          </table:table-cell>
          <table:table-cell table:formula="of:=SUM(['selected results'.D32:.G32])" office:value-type="float" office:value="648" calcext:value-type="float">
            <text:p>648</text:p>
          </table:table-cell>
          <table:table-cell table:formula="of:=SUM(['selected results'.N32:.Q32])" office:value-type="float" office:value="633.9517" calcext:value-type="float">
            <text:p>633.9517</text:p>
          </table:table-cell>
          <table:table-cell table:formula="of:=SUM(['selected results'.W32:.Z32])" office:value-type="float" office:value="633.9518" calcext:value-type="float">
            <text:p>633.9518</text:p>
          </table:table-cell>
          <table:table-cell table:formula="of:=SUM(['selected results'.AE32:.AH32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32:.G32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32:.Q32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32:.Z32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32:.AH32])" office:value-type="float" office:value="187348.91726676" calcext:value-type="float">
            <text:p>187348.91726676</text:p>
          </table:table-cell>
          <table:table-cell table:formula="of:=[.H32]-['inpt from problem params.ods'.B$6]" office:value-type="float" office:value="56802.264694032" calcext:value-type="float">
            <text:p>56802.264694032</text:p>
          </table:table-cell>
          <table:table-cell table:formula="of:=[.I32]-['inpt from problem params.ods'.C$6]" office:value-type="float" office:value="55130.8749009407" calcext:value-type="float">
            <text:p>55130.8749009407</text:p>
          </table:table-cell>
          <table:table-cell table:formula="of:=[.J32]-['inpt from problem params.ods'.D$6]" office:value-type="float" office:value="57793.9172667598" calcext:value-type="float">
            <text:p>57793.9172667598</text:p>
          </table:table-cell>
          <table:table-cell table:formula="of:=[.K32]-['inpt from problem params.ods'.E$6]" office:value-type="float" office:value="60464.9172667599" calcext:value-type="float">
            <text:p>60464.9172667599</text:p>
          </table:table-cell>
          <table:table-cell table:formula="of:=['selected results'.H32]+['selected results'.U32]+['selected results'.L32]" office:value-type="float" office:value="56802.3" calcext:value-type="float">
            <text:p>56802.3</text:p>
          </table:table-cell>
          <table:table-cell table:formula="of:=['selected results'.I32]+['selected results'.R32]+['selected results'.AC32]" office:value-type="float" office:value="56976.68" calcext:value-type="float">
            <text:p>56976.68</text:p>
          </table:table-cell>
          <table:table-cell table:formula="of:=['selected results'.J32]+['selected results'.S32]+['selected results'.AA32]+['selected results'.AJ32]" office:value-type="float" office:value="57184.74" calcext:value-type="float">
            <text:p>57184.74</text:p>
          </table:table-cell>
          <table:table-cell table:formula="of:=['selected results'.K32]+['selected results'.T32]+['selected results'.AB32]+['selected results'.AI32]+['selected results'.AL32]" office:value-type="float" office:value="59228.14" calcext:value-type="float">
            <text:p>59228.14</text:p>
          </table:table-cell>
          <table:table-cell table:formula="of:=ROUND([.P32]-[.L32])" office:value-type="float" office:value="0" calcext:value-type="float">
            <text:p>0</text:p>
          </table:table-cell>
          <table:table-cell table:formula="of:=[.T32]+ROUND([.Q32]-[.M32])" office:value-type="float" office:value="1846" calcext:value-type="float">
            <text:p>1846</text:p>
          </table:table-cell>
          <table:table-cell table:formula="of:=[.U32]+ROUND([.R32]-[.N32])" office:value-type="float" office:value="1237" calcext:value-type="float">
            <text:p>1237</text:p>
          </table:table-cell>
          <table:table-cell table:formula="of:=[.V32]+ROUND([.S32]-[.O32])" office:value-type="float" office:value="0" calcext:value-type="float">
            <text:p>0</text:p>
          </table:table-cell>
          <table:table-cell table:formula="of:=['selected results'.AM32]+['selected results'.AK32]+['selected results'.AD32]+['selected results'.V32]+['selected results'.M32]" office:value-type="float" office:value="26544240" calcext:value-type="float">
            <text:p>26544240</text:p>
          </table:table-cell>
          <table:table-cell table:formula="of:=['selected results'.AN32]" office:value-type="float" office:value="0.835069" calcext:value-type="float">
            <text:p>0.835069</text:p>
          </table:table-cell>
        </table:table-row>
        <table:table-row table:style-name="ro1">
          <table:table-cell table:formula="of:=['selected results'.A33]" office:value-type="float" office:value="13.08" calcext:value-type="float">
            <text:p>13.08</text:p>
          </table:table-cell>
          <table:table-cell table:formula="of:=['selected results'.B33]" office:value-type="float" office:value="0.9" calcext:value-type="float">
            <text:p>0.9</text:p>
          </table:table-cell>
          <table:table-cell table:formula="of:=[$'copy of results.csv '.C33]" office:value-type="float" office:value="0" calcext:value-type="float">
            <text:p>0</text:p>
          </table:table-cell>
          <table:table-cell table:formula="of:=SUM(['selected results'.D33:.G33])" office:value-type="float" office:value="648" calcext:value-type="float">
            <text:p>648</text:p>
          </table:table-cell>
          <table:table-cell table:formula="of:=SUM(['selected results'.N33:.Q33])" office:value-type="float" office:value="633.9517" calcext:value-type="float">
            <text:p>633.9517</text:p>
          </table:table-cell>
          <table:table-cell table:formula="of:=SUM(['selected results'.W33:.Z33])" office:value-type="float" office:value="633.9518" calcext:value-type="float">
            <text:p>633.9518</text:p>
          </table:table-cell>
          <table:table-cell table:formula="of:=SUM(['selected results'.AE33:.AH33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33:.G33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33:.Q33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33:.Z33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33:.AH33])" office:value-type="float" office:value="187348.91726676" calcext:value-type="float">
            <text:p>187348.91726676</text:p>
          </table:table-cell>
          <table:table-cell table:formula="of:=[.H33]-['inpt from problem params.ods'.B$6]" office:value-type="float" office:value="56802.264694032" calcext:value-type="float">
            <text:p>56802.264694032</text:p>
          </table:table-cell>
          <table:table-cell table:formula="of:=[.I33]-['inpt from problem params.ods'.C$6]" office:value-type="float" office:value="55130.8749009407" calcext:value-type="float">
            <text:p>55130.8749009407</text:p>
          </table:table-cell>
          <table:table-cell table:formula="of:=[.J33]-['inpt from problem params.ods'.D$6]" office:value-type="float" office:value="57793.9172667598" calcext:value-type="float">
            <text:p>57793.9172667598</text:p>
          </table:table-cell>
          <table:table-cell table:formula="of:=[.K33]-['inpt from problem params.ods'.E$6]" office:value-type="float" office:value="60464.9172667599" calcext:value-type="float">
            <text:p>60464.9172667599</text:p>
          </table:table-cell>
          <table:table-cell table:formula="of:=['selected results'.H33]+['selected results'.U33]+['selected results'.L33]" office:value-type="float" office:value="56802.3" calcext:value-type="float">
            <text:p>56802.3</text:p>
          </table:table-cell>
          <table:table-cell table:formula="of:=['selected results'.I33]+['selected results'.R33]+['selected results'.AC33]" office:value-type="float" office:value="56976.68" calcext:value-type="float">
            <text:p>56976.68</text:p>
          </table:table-cell>
          <table:table-cell table:formula="of:=['selected results'.J33]+['selected results'.S33]+['selected results'.AA33]+['selected results'.AJ33]" office:value-type="float" office:value="57184.74" calcext:value-type="float">
            <text:p>57184.74</text:p>
          </table:table-cell>
          <table:table-cell table:formula="of:=['selected results'.K33]+['selected results'.T33]+['selected results'.AB33]+['selected results'.AI33]+['selected results'.AL33]" office:value-type="float" office:value="59228.14" calcext:value-type="float">
            <text:p>59228.14</text:p>
          </table:table-cell>
          <table:table-cell table:formula="of:=ROUND([.P33]-[.L33])" office:value-type="float" office:value="0" calcext:value-type="float">
            <text:p>0</text:p>
          </table:table-cell>
          <table:table-cell table:formula="of:=[.T33]+ROUND([.Q33]-[.M33])" office:value-type="float" office:value="1846" calcext:value-type="float">
            <text:p>1846</text:p>
          </table:table-cell>
          <table:table-cell table:formula="of:=[.U33]+ROUND([.R33]-[.N33])" office:value-type="float" office:value="1237" calcext:value-type="float">
            <text:p>1237</text:p>
          </table:table-cell>
          <table:table-cell table:formula="of:=[.V33]+ROUND([.S33]-[.O33])" office:value-type="float" office:value="0" calcext:value-type="float">
            <text:p>0</text:p>
          </table:table-cell>
          <table:table-cell table:formula="of:=['selected results'.AM33]+['selected results'.AK33]+['selected results'.AD33]+['selected results'.V33]+['selected results'.M33]" office:value-type="float" office:value="26544240" calcext:value-type="float">
            <text:p>26544240</text:p>
          </table:table-cell>
          <table:table-cell table:formula="of:=['selected results'.AN33]" office:value-type="float" office:value="0.835069" calcext:value-type="float">
            <text:p>0.835069</text:p>
          </table:table-cell>
        </table:table-row>
        <table:table-row table:style-name="ro1">
          <table:table-cell table:formula="of:=['selected results'.A34]" office:value-type="float" office:value="13.08" calcext:value-type="float">
            <text:p>13.08</text:p>
          </table:table-cell>
          <table:table-cell table:formula="of:=['selected results'.B34]" office:value-type="float" office:value="1" calcext:value-type="float">
            <text:p>1</text:p>
          </table:table-cell>
          <table:table-cell table:formula="of:=[$'copy of results.csv '.C34]" office:value-type="float" office:value="0" calcext:value-type="float">
            <text:p>0</text:p>
          </table:table-cell>
          <table:table-cell table:formula="of:=SUM(['selected results'.D34:.G34])" office:value-type="float" office:value="648" calcext:value-type="float">
            <text:p>648</text:p>
          </table:table-cell>
          <table:table-cell table:formula="of:=SUM(['selected results'.N34:.Q34])" office:value-type="float" office:value="633.9517" calcext:value-type="float">
            <text:p>633.9517</text:p>
          </table:table-cell>
          <table:table-cell table:formula="of:=SUM(['selected results'.W34:.Z34])" office:value-type="float" office:value="633.9518" calcext:value-type="float">
            <text:p>633.9518</text:p>
          </table:table-cell>
          <table:table-cell table:formula="of:=SUM(['selected results'.AE34:.AH34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34:.G34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34:.Q34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34:.Z34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34:.AH34])" office:value-type="float" office:value="187348.91726676" calcext:value-type="float">
            <text:p>187348.91726676</text:p>
          </table:table-cell>
          <table:table-cell table:formula="of:=[.H34]-['inpt from problem params.ods'.B$6]" office:value-type="float" office:value="56802.264694032" calcext:value-type="float">
            <text:p>56802.264694032</text:p>
          </table:table-cell>
          <table:table-cell table:formula="of:=[.I34]-['inpt from problem params.ods'.C$6]" office:value-type="float" office:value="55130.8749009407" calcext:value-type="float">
            <text:p>55130.8749009407</text:p>
          </table:table-cell>
          <table:table-cell table:formula="of:=[.J34]-['inpt from problem params.ods'.D$6]" office:value-type="float" office:value="57793.9172667598" calcext:value-type="float">
            <text:p>57793.9172667598</text:p>
          </table:table-cell>
          <table:table-cell table:formula="of:=[.K34]-['inpt from problem params.ods'.E$6]" office:value-type="float" office:value="60464.9172667599" calcext:value-type="float">
            <text:p>60464.9172667599</text:p>
          </table:table-cell>
          <table:table-cell table:formula="of:=['selected results'.H34]+['selected results'.U34]+['selected results'.L34]" office:value-type="float" office:value="56802.3" calcext:value-type="float">
            <text:p>56802.3</text:p>
          </table:table-cell>
          <table:table-cell table:formula="of:=['selected results'.I34]+['selected results'.R34]+['selected results'.AC34]" office:value-type="float" office:value="56976.68" calcext:value-type="float">
            <text:p>56976.68</text:p>
          </table:table-cell>
          <table:table-cell table:formula="of:=['selected results'.J34]+['selected results'.S34]+['selected results'.AA34]+['selected results'.AJ34]" office:value-type="float" office:value="57184.74" calcext:value-type="float">
            <text:p>57184.74</text:p>
          </table:table-cell>
          <table:table-cell table:formula="of:=['selected results'.K34]+['selected results'.T34]+['selected results'.AB34]+['selected results'.AI34]+['selected results'.AL34]" office:value-type="float" office:value="59228.14" calcext:value-type="float">
            <text:p>59228.14</text:p>
          </table:table-cell>
          <table:table-cell table:formula="of:=ROUND([.P34]-[.L34])" office:value-type="float" office:value="0" calcext:value-type="float">
            <text:p>0</text:p>
          </table:table-cell>
          <table:table-cell table:formula="of:=[.T34]+ROUND([.Q34]-[.M34])" office:value-type="float" office:value="1846" calcext:value-type="float">
            <text:p>1846</text:p>
          </table:table-cell>
          <table:table-cell table:formula="of:=[.U34]+ROUND([.R34]-[.N34])" office:value-type="float" office:value="1237" calcext:value-type="float">
            <text:p>1237</text:p>
          </table:table-cell>
          <table:table-cell table:formula="of:=[.V34]+ROUND([.S34]-[.O34])" office:value-type="float" office:value="0" calcext:value-type="float">
            <text:p>0</text:p>
          </table:table-cell>
          <table:table-cell table:formula="of:=['selected results'.AM34]+['selected results'.AK34]+['selected results'.AD34]+['selected results'.V34]+['selected results'.M34]" office:value-type="float" office:value="26544240" calcext:value-type="float">
            <text:p>26544240</text:p>
          </table:table-cell>
          <table:table-cell table:formula="of:=['selected results'.AN34]" office:value-type="float" office:value="0.835069" calcext:value-type="float">
            <text:p>0.835069</text:p>
          </table:table-cell>
        </table:table-row>
        <table:table-row table:style-name="ro1">
          <table:table-cell table:formula="of:=['selected results'.A35]" office:value-type="float" office:value="26.16" calcext:value-type="float">
            <text:p>26.16</text:p>
          </table:table-cell>
          <table:table-cell table:formula="of:=['selected results'.B35]" office:value-type="float" office:value="0" calcext:value-type="float">
            <text:p>0</text:p>
          </table:table-cell>
          <table:table-cell table:formula="of:=[$'copy of results.csv '.C35]" office:value-type="float" office:value="0" calcext:value-type="float">
            <text:p>0</text:p>
          </table:table-cell>
          <table:table-cell table:formula="of:=SUM(['selected results'.D35:.G35])" office:value-type="float" office:value="648" calcext:value-type="float">
            <text:p>648</text:p>
          </table:table-cell>
          <table:table-cell table:formula="of:=SUM(['selected results'.N35:.Q35])" office:value-type="float" office:value="633.9517" calcext:value-type="float">
            <text:p>633.9517</text:p>
          </table:table-cell>
          <table:table-cell table:formula="of:=SUM(['selected results'.W35:.Z35])" office:value-type="float" office:value="631.7296" calcext:value-type="float">
            <text:p>631.7296</text:p>
          </table:table-cell>
          <table:table-cell table:formula="of:=SUM(['selected results'.AE35:.AH35])" office:value-type="float" office:value="630.9888" calcext:value-type="float">
            <text:p>630.9888</text:p>
          </table:table-cell>
          <table:table-cell table:formula="of:=SUMPRODUCT([$'inpt from problem params.ods'.$B$3:$'inpt from problem params.ods'.$E$3]*['selected results'.D35:.G35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35:.Q35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35:.Z35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35:.AH35])" office:value-type="float" office:value="186283.42602236" calcext:value-type="float">
            <text:p>186283.42602236</text:p>
          </table:table-cell>
          <table:table-cell table:formula="of:=[.H35]-['inpt from problem params.ods'.B$6]" office:value-type="float" office:value="56802.264694032" calcext:value-type="float">
            <text:p>56802.264694032</text:p>
          </table:table-cell>
          <table:table-cell table:formula="of:=[.I35]-['inpt from problem params.ods'.C$6]" office:value-type="float" office:value="55130.8749009407" calcext:value-type="float">
            <text:p>55130.8749009407</text:p>
          </table:table-cell>
          <table:table-cell table:formula="of:=[.J35]-['inpt from problem params.ods'.D$6]" office:value-type="float" office:value="56994.8168133998" calcext:value-type="float">
            <text:p>56994.8168133998</text:p>
          </table:table-cell>
          <table:table-cell table:formula="of:=[.K35]-['inpt from problem params.ods'.E$6]" office:value-type="float" office:value="59399.4260223598" calcext:value-type="float">
            <text:p>59399.4260223598</text:p>
          </table:table-cell>
          <table:table-cell table:formula="of:=['selected results'.H35]+['selected results'.U35]+['selected results'.L35]" office:value-type="float" office:value="56802.3" calcext:value-type="float">
            <text:p>56802.3</text:p>
          </table:table-cell>
          <table:table-cell table:formula="of:=['selected results'.I35]+['selected results'.R35]+['selected results'.AC35]" office:value-type="float" office:value="55157" calcext:value-type="float">
            <text:p>55157</text:p>
          </table:table-cell>
          <table:table-cell table:formula="of:=['selected results'.J35]+['selected results'.S35]+['selected results'.AA35]+['selected results'.AJ35]" office:value-type="float" office:value="57155.251" calcext:value-type="float">
            <text:p>57155.251</text:p>
          </table:table-cell>
          <table:table-cell table:formula="of:=['selected results'.K35]+['selected results'.T35]+['selected results'.AB35]+['selected results'.AI35]+['selected results'.AL35]" office:value-type="float" office:value="59212.666" calcext:value-type="float">
            <text:p>59212.666</text:p>
          </table:table-cell>
          <table:table-cell table:formula="of:=ROUND([.P35]-[.L35])" office:value-type="float" office:value="0" calcext:value-type="float">
            <text:p>0</text:p>
          </table:table-cell>
          <table:table-cell table:formula="of:=[.T35]+ROUND([.Q35]-[.M35])" office:value-type="float" office:value="26" calcext:value-type="float">
            <text:p>26</text:p>
          </table:table-cell>
          <table:table-cell table:formula="of:=[.U35]+ROUND([.R35]-[.N35])" office:value-type="float" office:value="186" calcext:value-type="float">
            <text:p>186</text:p>
          </table:table-cell>
          <table:table-cell table:formula="of:=[.V35]+ROUND([.S35]-[.O35])" office:value-type="float" office:value="-1" calcext:value-type="float">
            <text:p>-1</text:p>
          </table:table-cell>
          <table:table-cell table:formula="of:=['selected results'.AM35]+['selected results'.AK35]+['selected results'.AD35]+['selected results'.V35]+['selected results'.M35]" office:value-type="float" office:value="29675500" calcext:value-type="float">
            <text:p>29675500</text:p>
          </table:table-cell>
          <table:table-cell table:formula="of:=['selected results'.AN35]" office:value-type="float" office:value="0.878689" calcext:value-type="float">
            <text:p>0.878689</text:p>
          </table:table-cell>
        </table:table-row>
        <table:table-row table:style-name="ro1">
          <table:table-cell table:formula="of:=['selected results'.A36]" office:value-type="float" office:value="26.16" calcext:value-type="float">
            <text:p>26.16</text:p>
          </table:table-cell>
          <table:table-cell table:formula="of:=['selected results'.B36]" office:value-type="float" office:value="0.1" calcext:value-type="float">
            <text:p>0.1</text:p>
          </table:table-cell>
          <table:table-cell table:formula="of:=[$'copy of results.csv '.C36]" office:value-type="float" office:value="0" calcext:value-type="float">
            <text:p>0</text:p>
          </table:table-cell>
          <table:table-cell table:formula="of:=SUM(['selected results'.D36:.G36])" office:value-type="float" office:value="648" calcext:value-type="float">
            <text:p>648</text:p>
          </table:table-cell>
          <table:table-cell table:formula="of:=SUM(['selected results'.N36:.Q36])" office:value-type="float" office:value="633.9517" calcext:value-type="float">
            <text:p>633.9517</text:p>
          </table:table-cell>
          <table:table-cell table:formula="of:=SUM(['selected results'.W36:.Z36])" office:value-type="float" office:value="631.7296" calcext:value-type="float">
            <text:p>631.7296</text:p>
          </table:table-cell>
          <table:table-cell table:formula="of:=SUM(['selected results'.AE36:.AH36])" office:value-type="float" office:value="630.9888" calcext:value-type="float">
            <text:p>630.9888</text:p>
          </table:table-cell>
          <table:table-cell table:formula="of:=SUMPRODUCT([$'inpt from problem params.ods'.$B$3:$'inpt from problem params.ods'.$E$3]*['selected results'.D36:.G36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36:.Q36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36:.Z36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36:.AH36])" office:value-type="float" office:value="186283.42602236" calcext:value-type="float">
            <text:p>186283.42602236</text:p>
          </table:table-cell>
          <table:table-cell table:formula="of:=[.H36]-['inpt from problem params.ods'.B$6]" office:value-type="float" office:value="56802.264694032" calcext:value-type="float">
            <text:p>56802.264694032</text:p>
          </table:table-cell>
          <table:table-cell table:formula="of:=[.I36]-['inpt from problem params.ods'.C$6]" office:value-type="float" office:value="55130.8749009407" calcext:value-type="float">
            <text:p>55130.8749009407</text:p>
          </table:table-cell>
          <table:table-cell table:formula="of:=[.J36]-['inpt from problem params.ods'.D$6]" office:value-type="float" office:value="56994.8168133998" calcext:value-type="float">
            <text:p>56994.8168133998</text:p>
          </table:table-cell>
          <table:table-cell table:formula="of:=[.K36]-['inpt from problem params.ods'.E$6]" office:value-type="float" office:value="59399.4260223598" calcext:value-type="float">
            <text:p>59399.4260223598</text:p>
          </table:table-cell>
          <table:table-cell table:formula="of:=['selected results'.H36]+['selected results'.U36]+['selected results'.L36]" office:value-type="float" office:value="56802.3" calcext:value-type="float">
            <text:p>56802.3</text:p>
          </table:table-cell>
          <table:table-cell table:formula="of:=['selected results'.I36]+['selected results'.R36]+['selected results'.AC36]" office:value-type="float" office:value="56440.69" calcext:value-type="float">
            <text:p>56440.69</text:p>
          </table:table-cell>
          <table:table-cell table:formula="of:=['selected results'.J36]+['selected results'.S36]+['selected results'.AA36]+['selected results'.AJ36]" office:value-type="float" office:value="57898.885" calcext:value-type="float">
            <text:p>57898.885</text:p>
          </table:table-cell>
          <table:table-cell table:formula="of:=['selected results'.K36]+['selected results'.T36]+['selected results'.AB36]+['selected results'.AI36]+['selected results'.AL36]" office:value-type="float" office:value="57185.32" calcext:value-type="float">
            <text:p>57185.32</text:p>
          </table:table-cell>
          <table:table-cell table:formula="of:=ROUND([.P36]-[.L36])" office:value-type="float" office:value="0" calcext:value-type="float">
            <text:p>0</text:p>
          </table:table-cell>
          <table:table-cell table:formula="of:=[.T36]+ROUND([.Q36]-[.M36])" office:value-type="float" office:value="1310" calcext:value-type="float">
            <text:p>1310</text:p>
          </table:table-cell>
          <table:table-cell table:formula="of:=[.U36]+ROUND([.R36]-[.N36])" office:value-type="float" office:value="2214" calcext:value-type="float">
            <text:p>2214</text:p>
          </table:table-cell>
          <table:table-cell table:formula="of:=[.V36]+ROUND([.S36]-[.O36])" office:value-type="float" office:value="0" calcext:value-type="float">
            <text:p>0</text:p>
          </table:table-cell>
          <table:table-cell table:formula="of:=['selected results'.AM36]+['selected results'.AK36]+['selected results'.AD36]+['selected results'.V36]+['selected results'.M36]" office:value-type="float" office:value="29740850" calcext:value-type="float">
            <text:p>29740850</text:p>
          </table:table-cell>
          <table:table-cell table:formula="of:=['selected results'.AN36]" office:value-type="float" office:value="0.878834" calcext:value-type="float">
            <text:p>0.878834</text:p>
          </table:table-cell>
        </table:table-row>
        <table:table-row table:style-name="ro1">
          <table:table-cell table:formula="of:=['selected results'.A37]" office:value-type="float" office:value="26.16" calcext:value-type="float">
            <text:p>26.16</text:p>
          </table:table-cell>
          <table:table-cell table:formula="of:=['selected results'.B37]" office:value-type="float" office:value="0.2" calcext:value-type="float">
            <text:p>0.2</text:p>
          </table:table-cell>
          <table:table-cell table:formula="of:=[$'copy of results.csv '.C37]" office:value-type="float" office:value="0" calcext:value-type="float">
            <text:p>0</text:p>
          </table:table-cell>
          <table:table-cell table:formula="of:=SUM(['selected results'.D37:.G37])" office:value-type="float" office:value="648" calcext:value-type="float">
            <text:p>648</text:p>
          </table:table-cell>
          <table:table-cell table:formula="of:=SUM(['selected results'.N37:.Q37])" office:value-type="float" office:value="633.9517" calcext:value-type="float">
            <text:p>633.9517</text:p>
          </table:table-cell>
          <table:table-cell table:formula="of:=SUM(['selected results'.W37:.Z37])" office:value-type="float" office:value="631.7296" calcext:value-type="float">
            <text:p>631.7296</text:p>
          </table:table-cell>
          <table:table-cell table:formula="of:=SUM(['selected results'.AE37:.AH37])" office:value-type="float" office:value="631.5444" calcext:value-type="float">
            <text:p>631.5444</text:p>
          </table:table-cell>
          <table:table-cell table:formula="of:=SUMPRODUCT([$'inpt from problem params.ods'.$B$3:$'inpt from problem params.ods'.$E$3]*['selected results'.D37:.G37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37:.Q37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37:.Z37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37:.AH37])" office:value-type="float" office:value="186483.21911564" calcext:value-type="float">
            <text:p>186483.21911564</text:p>
          </table:table-cell>
          <table:table-cell table:formula="of:=[.H37]-['inpt from problem params.ods'.B$6]" office:value-type="float" office:value="56802.264694032" calcext:value-type="float">
            <text:p>56802.264694032</text:p>
          </table:table-cell>
          <table:table-cell table:formula="of:=[.I37]-['inpt from problem params.ods'.C$6]" office:value-type="float" office:value="55130.8749009407" calcext:value-type="float">
            <text:p>55130.8749009407</text:p>
          </table:table-cell>
          <table:table-cell table:formula="of:=[.J37]-['inpt from problem params.ods'.D$6]" office:value-type="float" office:value="56994.8168133998" calcext:value-type="float">
            <text:p>56994.8168133998</text:p>
          </table:table-cell>
          <table:table-cell table:formula="of:=[.K37]-['inpt from problem params.ods'.E$6]" office:value-type="float" office:value="59599.2191156399" calcext:value-type="float">
            <text:p>59599.2191156399</text:p>
          </table:table-cell>
          <table:table-cell table:formula="of:=['selected results'.H37]+['selected results'.U37]+['selected results'.L37]" office:value-type="float" office:value="56802.3" calcext:value-type="float">
            <text:p>56802.3</text:p>
          </table:table-cell>
          <table:table-cell table:formula="of:=['selected results'.I37]+['selected results'.R37]+['selected results'.AC37]" office:value-type="float" office:value="56440.69" calcext:value-type="float">
            <text:p>56440.69</text:p>
          </table:table-cell>
          <table:table-cell table:formula="of:=['selected results'.J37]+['selected results'.S37]+['selected results'.AA37]+['selected results'.AJ37]" office:value-type="float" office:value="56945.11" calcext:value-type="float">
            <text:p>56945.11</text:p>
          </table:table-cell>
          <table:table-cell table:formula="of:=['selected results'.K37]+['selected results'.T37]+['selected results'.AB37]+['selected results'.AI37]+['selected results'.AL37]" office:value-type="float" office:value="58338.86" calcext:value-type="float">
            <text:p>58338.86</text:p>
          </table:table-cell>
          <table:table-cell table:formula="of:=ROUND([.P37]-[.L37])" office:value-type="float" office:value="0" calcext:value-type="float">
            <text:p>0</text:p>
          </table:table-cell>
          <table:table-cell table:formula="of:=[.T37]+ROUND([.Q37]-[.M37])" office:value-type="float" office:value="1310" calcext:value-type="float">
            <text:p>1310</text:p>
          </table:table-cell>
          <table:table-cell table:formula="of:=[.U37]+ROUND([.R37]-[.N37])" office:value-type="float" office:value="1260" calcext:value-type="float">
            <text:p>1260</text:p>
          </table:table-cell>
          <table:table-cell table:formula="of:=[.V37]+ROUND([.S37]-[.O37])" office:value-type="float" office:value="0" calcext:value-type="float">
            <text:p>0</text:p>
          </table:table-cell>
          <table:table-cell table:formula="of:=['selected results'.AM37]+['selected results'.AK37]+['selected results'.AD37]+['selected results'.V37]+['selected results'.M37]" office:value-type="float" office:value="29741740" calcext:value-type="float">
            <text:p>29741740</text:p>
          </table:table-cell>
          <table:table-cell table:formula="of:=['selected results'.AN37]" office:value-type="float" office:value="0.878906" calcext:value-type="float">
            <text:p>0.878906</text:p>
          </table:table-cell>
        </table:table-row>
        <table:table-row table:style-name="ro1">
          <table:table-cell table:formula="of:=['selected results'.A38]" office:value-type="float" office:value="26.16" calcext:value-type="float">
            <text:p>26.16</text:p>
          </table:table-cell>
          <table:table-cell table:formula="of:=['selected results'.B38]" office:value-type="float" office:value="0.3" calcext:value-type="float">
            <text:p>0.3</text:p>
          </table:table-cell>
          <table:table-cell table:formula="of:=[$'copy of results.csv '.C38]" office:value-type="float" office:value="0" calcext:value-type="float">
            <text:p>0</text:p>
          </table:table-cell>
          <table:table-cell table:formula="of:=SUM(['selected results'.D38:.G38])" office:value-type="float" office:value="648" calcext:value-type="float">
            <text:p>648</text:p>
          </table:table-cell>
          <table:table-cell table:formula="of:=SUM(['selected results'.N38:.Q38])" office:value-type="float" office:value="633.9517" calcext:value-type="float">
            <text:p>633.9517</text:p>
          </table:table-cell>
          <table:table-cell table:formula="of:=SUM(['selected results'.W38:.Z38])" office:value-type="float" office:value="631.7296" calcext:value-type="float">
            <text:p>631.7296</text:p>
          </table:table-cell>
          <table:table-cell table:formula="of:=SUM(['selected results'.AE38:.AH38])" office:value-type="float" office:value="631.5444" calcext:value-type="float">
            <text:p>631.5444</text:p>
          </table:table-cell>
          <table:table-cell table:formula="of:=SUMPRODUCT([$'inpt from problem params.ods'.$B$3:$'inpt from problem params.ods'.$E$3]*['selected results'.D38:.G38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38:.Q38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38:.Z38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38:.AH38])" office:value-type="float" office:value="186483.21911564" calcext:value-type="float">
            <text:p>186483.21911564</text:p>
          </table:table-cell>
          <table:table-cell table:formula="of:=[.H38]-['inpt from problem params.ods'.B$6]" office:value-type="float" office:value="56802.264694032" calcext:value-type="float">
            <text:p>56802.264694032</text:p>
          </table:table-cell>
          <table:table-cell table:formula="of:=[.I38]-['inpt from problem params.ods'.C$6]" office:value-type="float" office:value="55130.8749009407" calcext:value-type="float">
            <text:p>55130.8749009407</text:p>
          </table:table-cell>
          <table:table-cell table:formula="of:=[.J38]-['inpt from problem params.ods'.D$6]" office:value-type="float" office:value="56994.8168133998" calcext:value-type="float">
            <text:p>56994.8168133998</text:p>
          </table:table-cell>
          <table:table-cell table:formula="of:=[.K38]-['inpt from problem params.ods'.E$6]" office:value-type="float" office:value="59599.2191156399" calcext:value-type="float">
            <text:p>59599.2191156399</text:p>
          </table:table-cell>
          <table:table-cell table:formula="of:=['selected results'.H38]+['selected results'.U38]+['selected results'.L38]" office:value-type="float" office:value="56802.3" calcext:value-type="float">
            <text:p>56802.3</text:p>
          </table:table-cell>
          <table:table-cell table:formula="of:=['selected results'.I38]+['selected results'.R38]+['selected results'.AC38]" office:value-type="float" office:value="56440.69" calcext:value-type="float">
            <text:p>56440.69</text:p>
          </table:table-cell>
          <table:table-cell table:formula="of:=['selected results'.J38]+['selected results'.S38]+['selected results'.AA38]+['selected results'.AJ38]" office:value-type="float" office:value="56945.11" calcext:value-type="float">
            <text:p>56945.11</text:p>
          </table:table-cell>
          <table:table-cell table:formula="of:=['selected results'.K38]+['selected results'.T38]+['selected results'.AB38]+['selected results'.AI38]+['selected results'.AL38]" office:value-type="float" office:value="58338.86" calcext:value-type="float">
            <text:p>58338.86</text:p>
          </table:table-cell>
          <table:table-cell table:formula="of:=ROUND([.P38]-[.L38])" office:value-type="float" office:value="0" calcext:value-type="float">
            <text:p>0</text:p>
          </table:table-cell>
          <table:table-cell table:formula="of:=[.T38]+ROUND([.Q38]-[.M38])" office:value-type="float" office:value="1310" calcext:value-type="float">
            <text:p>1310</text:p>
          </table:table-cell>
          <table:table-cell table:formula="of:=[.U38]+ROUND([.R38]-[.N38])" office:value-type="float" office:value="1260" calcext:value-type="float">
            <text:p>1260</text:p>
          </table:table-cell>
          <table:table-cell table:formula="of:=[.V38]+ROUND([.S38]-[.O38])" office:value-type="float" office:value="0" calcext:value-type="float">
            <text:p>0</text:p>
          </table:table-cell>
          <table:table-cell table:formula="of:=['selected results'.AM38]+['selected results'.AK38]+['selected results'.AD38]+['selected results'.V38]+['selected results'.M38]" office:value-type="float" office:value="29741740" calcext:value-type="float">
            <text:p>29741740</text:p>
          </table:table-cell>
          <table:table-cell table:formula="of:=['selected results'.AN38]" office:value-type="float" office:value="0.878906" calcext:value-type="float">
            <text:p>0.878906</text:p>
          </table:table-cell>
        </table:table-row>
        <table:table-row table:style-name="ro1">
          <table:table-cell table:formula="of:=['selected results'.A39]" office:value-type="float" office:value="26.16" calcext:value-type="float">
            <text:p>26.16</text:p>
          </table:table-cell>
          <table:table-cell table:formula="of:=['selected results'.B39]" office:value-type="float" office:value="0.4" calcext:value-type="float">
            <text:p>0.4</text:p>
          </table:table-cell>
          <table:table-cell table:formula="of:=[$'copy of results.csv '.C39]" office:value-type="float" office:value="0" calcext:value-type="float">
            <text:p>0</text:p>
          </table:table-cell>
          <table:table-cell table:formula="of:=SUM(['selected results'.D39:.G39])" office:value-type="float" office:value="648" calcext:value-type="float">
            <text:p>648</text:p>
          </table:table-cell>
          <table:table-cell table:formula="of:=SUM(['selected results'.N39:.Q39])" office:value-type="float" office:value="633.9517" calcext:value-type="float">
            <text:p>633.9517</text:p>
          </table:table-cell>
          <table:table-cell table:formula="of:=SUM(['selected results'.W39:.Z39])" office:value-type="float" office:value="631.7296" calcext:value-type="float">
            <text:p>631.7296</text:p>
          </table:table-cell>
          <table:table-cell table:formula="of:=SUM(['selected results'.AE39:.AH39])" office:value-type="float" office:value="631.5444" calcext:value-type="float">
            <text:p>631.5444</text:p>
          </table:table-cell>
          <table:table-cell table:formula="of:=SUMPRODUCT([$'inpt from problem params.ods'.$B$3:$'inpt from problem params.ods'.$E$3]*['selected results'.D39:.G39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39:.Q39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39:.Z39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39:.AH39])" office:value-type="float" office:value="186483.21911564" calcext:value-type="float">
            <text:p>186483.21911564</text:p>
          </table:table-cell>
          <table:table-cell table:formula="of:=[.H39]-['inpt from problem params.ods'.B$6]" office:value-type="float" office:value="56802.264694032" calcext:value-type="float">
            <text:p>56802.264694032</text:p>
          </table:table-cell>
          <table:table-cell table:formula="of:=[.I39]-['inpt from problem params.ods'.C$6]" office:value-type="float" office:value="55130.8749009407" calcext:value-type="float">
            <text:p>55130.8749009407</text:p>
          </table:table-cell>
          <table:table-cell table:formula="of:=[.J39]-['inpt from problem params.ods'.D$6]" office:value-type="float" office:value="56994.8168133998" calcext:value-type="float">
            <text:p>56994.8168133998</text:p>
          </table:table-cell>
          <table:table-cell table:formula="of:=[.K39]-['inpt from problem params.ods'.E$6]" office:value-type="float" office:value="59599.2191156399" calcext:value-type="float">
            <text:p>59599.2191156399</text:p>
          </table:table-cell>
          <table:table-cell table:formula="of:=['selected results'.H39]+['selected results'.U39]+['selected results'.L39]" office:value-type="float" office:value="56802.3" calcext:value-type="float">
            <text:p>56802.3</text:p>
          </table:table-cell>
          <table:table-cell table:formula="of:=['selected results'.I39]+['selected results'.R39]+['selected results'.AC39]" office:value-type="float" office:value="56440.69" calcext:value-type="float">
            <text:p>56440.69</text:p>
          </table:table-cell>
          <table:table-cell table:formula="of:=['selected results'.J39]+['selected results'.S39]+['selected results'.AA39]+['selected results'.AJ39]" office:value-type="float" office:value="56945.11" calcext:value-type="float">
            <text:p>56945.11</text:p>
          </table:table-cell>
          <table:table-cell table:formula="of:=['selected results'.K39]+['selected results'.T39]+['selected results'.AB39]+['selected results'.AI39]+['selected results'.AL39]" office:value-type="float" office:value="58338.86" calcext:value-type="float">
            <text:p>58338.86</text:p>
          </table:table-cell>
          <table:table-cell table:formula="of:=ROUND([.P39]-[.L39])" office:value-type="float" office:value="0" calcext:value-type="float">
            <text:p>0</text:p>
          </table:table-cell>
          <table:table-cell table:formula="of:=[.T39]+ROUND([.Q39]-[.M39])" office:value-type="float" office:value="1310" calcext:value-type="float">
            <text:p>1310</text:p>
          </table:table-cell>
          <table:table-cell table:formula="of:=[.U39]+ROUND([.R39]-[.N39])" office:value-type="float" office:value="1260" calcext:value-type="float">
            <text:p>1260</text:p>
          </table:table-cell>
          <table:table-cell table:formula="of:=[.V39]+ROUND([.S39]-[.O39])" office:value-type="float" office:value="0" calcext:value-type="float">
            <text:p>0</text:p>
          </table:table-cell>
          <table:table-cell table:formula="of:=['selected results'.AM39]+['selected results'.AK39]+['selected results'.AD39]+['selected results'.V39]+['selected results'.M39]" office:value-type="float" office:value="29741740" calcext:value-type="float">
            <text:p>29741740</text:p>
          </table:table-cell>
          <table:table-cell table:formula="of:=['selected results'.AN39]" office:value-type="float" office:value="0.878906" calcext:value-type="float">
            <text:p>0.878906</text:p>
          </table:table-cell>
        </table:table-row>
        <table:table-row table:style-name="ro1">
          <table:table-cell table:formula="of:=['selected results'.A40]" office:value-type="float" office:value="26.16" calcext:value-type="float">
            <text:p>26.16</text:p>
          </table:table-cell>
          <table:table-cell table:formula="of:=['selected results'.B40]" office:value-type="float" office:value="0.5" calcext:value-type="float">
            <text:p>0.5</text:p>
          </table:table-cell>
          <table:table-cell table:formula="of:=[$'copy of results.csv '.C40]" office:value-type="float" office:value="0" calcext:value-type="float">
            <text:p>0</text:p>
          </table:table-cell>
          <table:table-cell table:formula="of:=SUM(['selected results'.D40:.G40])" office:value-type="float" office:value="648" calcext:value-type="float">
            <text:p>648</text:p>
          </table:table-cell>
          <table:table-cell table:formula="of:=SUM(['selected results'.N40:.Q40])" office:value-type="float" office:value="633.9517" calcext:value-type="float">
            <text:p>633.9517</text:p>
          </table:table-cell>
          <table:table-cell table:formula="of:=SUM(['selected results'.W40:.Z40])" office:value-type="float" office:value="631.7296" calcext:value-type="float">
            <text:p>631.7296</text:p>
          </table:table-cell>
          <table:table-cell table:formula="of:=SUM(['selected results'.AE40:.AH40])" office:value-type="float" office:value="631.5444" calcext:value-type="float">
            <text:p>631.5444</text:p>
          </table:table-cell>
          <table:table-cell table:formula="of:=SUMPRODUCT([$'inpt from problem params.ods'.$B$3:$'inpt from problem params.ods'.$E$3]*['selected results'.D40:.G40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40:.Q40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40:.Z40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40:.AH40])" office:value-type="float" office:value="186483.21911564" calcext:value-type="float">
            <text:p>186483.21911564</text:p>
          </table:table-cell>
          <table:table-cell table:formula="of:=[.H40]-['inpt from problem params.ods'.B$6]" office:value-type="float" office:value="56802.264694032" calcext:value-type="float">
            <text:p>56802.264694032</text:p>
          </table:table-cell>
          <table:table-cell table:formula="of:=[.I40]-['inpt from problem params.ods'.C$6]" office:value-type="float" office:value="55130.8749009407" calcext:value-type="float">
            <text:p>55130.8749009407</text:p>
          </table:table-cell>
          <table:table-cell table:formula="of:=[.J40]-['inpt from problem params.ods'.D$6]" office:value-type="float" office:value="56994.8168133998" calcext:value-type="float">
            <text:p>56994.8168133998</text:p>
          </table:table-cell>
          <table:table-cell table:formula="of:=[.K40]-['inpt from problem params.ods'.E$6]" office:value-type="float" office:value="59599.2191156399" calcext:value-type="float">
            <text:p>59599.2191156399</text:p>
          </table:table-cell>
          <table:table-cell table:formula="of:=['selected results'.H40]+['selected results'.U40]+['selected results'.L40]" office:value-type="float" office:value="56802.3" calcext:value-type="float">
            <text:p>56802.3</text:p>
          </table:table-cell>
          <table:table-cell table:formula="of:=['selected results'.I40]+['selected results'.R40]+['selected results'.AC40]" office:value-type="float" office:value="56440.69" calcext:value-type="float">
            <text:p>56440.69</text:p>
          </table:table-cell>
          <table:table-cell table:formula="of:=['selected results'.J40]+['selected results'.S40]+['selected results'.AA40]+['selected results'.AJ40]" office:value-type="float" office:value="56945.11" calcext:value-type="float">
            <text:p>56945.11</text:p>
          </table:table-cell>
          <table:table-cell table:formula="of:=['selected results'.K40]+['selected results'.T40]+['selected results'.AB40]+['selected results'.AI40]+['selected results'.AL40]" office:value-type="float" office:value="58338.86" calcext:value-type="float">
            <text:p>58338.86</text:p>
          </table:table-cell>
          <table:table-cell table:formula="of:=ROUND([.P40]-[.L40])" office:value-type="float" office:value="0" calcext:value-type="float">
            <text:p>0</text:p>
          </table:table-cell>
          <table:table-cell table:formula="of:=[.T40]+ROUND([.Q40]-[.M40])" office:value-type="float" office:value="1310" calcext:value-type="float">
            <text:p>1310</text:p>
          </table:table-cell>
          <table:table-cell table:formula="of:=[.U40]+ROUND([.R40]-[.N40])" office:value-type="float" office:value="1260" calcext:value-type="float">
            <text:p>1260</text:p>
          </table:table-cell>
          <table:table-cell table:formula="of:=[.V40]+ROUND([.S40]-[.O40])" office:value-type="float" office:value="0" calcext:value-type="float">
            <text:p>0</text:p>
          </table:table-cell>
          <table:table-cell table:formula="of:=['selected results'.AM40]+['selected results'.AK40]+['selected results'.AD40]+['selected results'.V40]+['selected results'.M40]" office:value-type="float" office:value="29741740" calcext:value-type="float">
            <text:p>29741740</text:p>
          </table:table-cell>
          <table:table-cell table:formula="of:=['selected results'.AN40]" office:value-type="float" office:value="0.878906" calcext:value-type="float">
            <text:p>0.878906</text:p>
          </table:table-cell>
        </table:table-row>
        <table:table-row table:style-name="ro1">
          <table:table-cell table:formula="of:=['selected results'.A41]" office:value-type="float" office:value="26.16" calcext:value-type="float">
            <text:p>26.16</text:p>
          </table:table-cell>
          <table:table-cell table:formula="of:=['selected results'.B41]" office:value-type="float" office:value="0.6" calcext:value-type="float">
            <text:p>0.6</text:p>
          </table:table-cell>
          <table:table-cell table:formula="of:=[$'copy of results.csv '.C41]" office:value-type="float" office:value="0" calcext:value-type="float">
            <text:p>0</text:p>
          </table:table-cell>
          <table:table-cell table:formula="of:=SUM(['selected results'.D41:.G41])" office:value-type="float" office:value="648" calcext:value-type="float">
            <text:p>648</text:p>
          </table:table-cell>
          <table:table-cell table:formula="of:=SUM(['selected results'.N41:.Q41])" office:value-type="float" office:value="633.9517" calcext:value-type="float">
            <text:p>633.9517</text:p>
          </table:table-cell>
          <table:table-cell table:formula="of:=SUM(['selected results'.W41:.Z41])" office:value-type="float" office:value="631.7296" calcext:value-type="float">
            <text:p>631.7296</text:p>
          </table:table-cell>
          <table:table-cell table:formula="of:=SUM(['selected results'.AE41:.AH41])" office:value-type="float" office:value="631.5444" calcext:value-type="float">
            <text:p>631.5444</text:p>
          </table:table-cell>
          <table:table-cell table:formula="of:=SUMPRODUCT([$'inpt from problem params.ods'.$B$3:$'inpt from problem params.ods'.$E$3]*['selected results'.D41:.G41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41:.Q41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41:.Z41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41:.AH41])" office:value-type="float" office:value="186483.21911564" calcext:value-type="float">
            <text:p>186483.21911564</text:p>
          </table:table-cell>
          <table:table-cell table:formula="of:=[.H41]-['inpt from problem params.ods'.B$6]" office:value-type="float" office:value="56802.264694032" calcext:value-type="float">
            <text:p>56802.264694032</text:p>
          </table:table-cell>
          <table:table-cell table:formula="of:=[.I41]-['inpt from problem params.ods'.C$6]" office:value-type="float" office:value="55130.8749009407" calcext:value-type="float">
            <text:p>55130.8749009407</text:p>
          </table:table-cell>
          <table:table-cell table:formula="of:=[.J41]-['inpt from problem params.ods'.D$6]" office:value-type="float" office:value="56994.8168133998" calcext:value-type="float">
            <text:p>56994.8168133998</text:p>
          </table:table-cell>
          <table:table-cell table:formula="of:=[.K41]-['inpt from problem params.ods'.E$6]" office:value-type="float" office:value="59599.2191156399" calcext:value-type="float">
            <text:p>59599.2191156399</text:p>
          </table:table-cell>
          <table:table-cell table:formula="of:=['selected results'.H41]+['selected results'.U41]+['selected results'.L41]" office:value-type="float" office:value="56802.3" calcext:value-type="float">
            <text:p>56802.3</text:p>
          </table:table-cell>
          <table:table-cell table:formula="of:=['selected results'.I41]+['selected results'.R41]+['selected results'.AC41]" office:value-type="float" office:value="56440.69" calcext:value-type="float">
            <text:p>56440.69</text:p>
          </table:table-cell>
          <table:table-cell table:formula="of:=['selected results'.J41]+['selected results'.S41]+['selected results'.AA41]+['selected results'.AJ41]" office:value-type="float" office:value="56945.11" calcext:value-type="float">
            <text:p>56945.11</text:p>
          </table:table-cell>
          <table:table-cell table:formula="of:=['selected results'.K41]+['selected results'.T41]+['selected results'.AB41]+['selected results'.AI41]+['selected results'.AL41]" office:value-type="float" office:value="58338.86" calcext:value-type="float">
            <text:p>58338.86</text:p>
          </table:table-cell>
          <table:table-cell table:formula="of:=ROUND([.P41]-[.L41])" office:value-type="float" office:value="0" calcext:value-type="float">
            <text:p>0</text:p>
          </table:table-cell>
          <table:table-cell table:formula="of:=[.T41]+ROUND([.Q41]-[.M41])" office:value-type="float" office:value="1310" calcext:value-type="float">
            <text:p>1310</text:p>
          </table:table-cell>
          <table:table-cell table:formula="of:=[.U41]+ROUND([.R41]-[.N41])" office:value-type="float" office:value="1260" calcext:value-type="float">
            <text:p>1260</text:p>
          </table:table-cell>
          <table:table-cell table:formula="of:=[.V41]+ROUND([.S41]-[.O41])" office:value-type="float" office:value="0" calcext:value-type="float">
            <text:p>0</text:p>
          </table:table-cell>
          <table:table-cell table:formula="of:=['selected results'.AM41]+['selected results'.AK41]+['selected results'.AD41]+['selected results'.V41]+['selected results'.M41]" office:value-type="float" office:value="29741740" calcext:value-type="float">
            <text:p>29741740</text:p>
          </table:table-cell>
          <table:table-cell table:formula="of:=['selected results'.AN41]" office:value-type="float" office:value="0.878906" calcext:value-type="float">
            <text:p>0.878906</text:p>
          </table:table-cell>
        </table:table-row>
        <table:table-row table:style-name="ro1">
          <table:table-cell table:formula="of:=['selected results'.A42]" office:value-type="float" office:value="26.16" calcext:value-type="float">
            <text:p>26.16</text:p>
          </table:table-cell>
          <table:table-cell table:formula="of:=['selected results'.B42]" office:value-type="float" office:value="0.7" calcext:value-type="float">
            <text:p>0.7</text:p>
          </table:table-cell>
          <table:table-cell table:formula="of:=[$'copy of results.csv '.C42]" office:value-type="float" office:value="0" calcext:value-type="float">
            <text:p>0</text:p>
          </table:table-cell>
          <table:table-cell table:formula="of:=SUM(['selected results'.D42:.G42])" office:value-type="float" office:value="648" calcext:value-type="float">
            <text:p>648</text:p>
          </table:table-cell>
          <table:table-cell table:formula="of:=SUM(['selected results'.N42:.Q42])" office:value-type="float" office:value="633.9517" calcext:value-type="float">
            <text:p>633.9517</text:p>
          </table:table-cell>
          <table:table-cell table:formula="of:=SUM(['selected results'.W42:.Z42])" office:value-type="float" office:value="631.7296" calcext:value-type="float">
            <text:p>631.7296</text:p>
          </table:table-cell>
          <table:table-cell table:formula="of:=SUM(['selected results'.AE42:.AH42])" office:value-type="float" office:value="631.5444" calcext:value-type="float">
            <text:p>631.5444</text:p>
          </table:table-cell>
          <table:table-cell table:formula="of:=SUMPRODUCT([$'inpt from problem params.ods'.$B$3:$'inpt from problem params.ods'.$E$3]*['selected results'.D42:.G42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42:.Q42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42:.Z42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42:.AH42])" office:value-type="float" office:value="186483.21911564" calcext:value-type="float">
            <text:p>186483.21911564</text:p>
          </table:table-cell>
          <table:table-cell table:formula="of:=[.H42]-['inpt from problem params.ods'.B$6]" office:value-type="float" office:value="56802.264694032" calcext:value-type="float">
            <text:p>56802.264694032</text:p>
          </table:table-cell>
          <table:table-cell table:formula="of:=[.I42]-['inpt from problem params.ods'.C$6]" office:value-type="float" office:value="55130.8749009407" calcext:value-type="float">
            <text:p>55130.8749009407</text:p>
          </table:table-cell>
          <table:table-cell table:formula="of:=[.J42]-['inpt from problem params.ods'.D$6]" office:value-type="float" office:value="56994.8168133998" calcext:value-type="float">
            <text:p>56994.8168133998</text:p>
          </table:table-cell>
          <table:table-cell table:formula="of:=[.K42]-['inpt from problem params.ods'.E$6]" office:value-type="float" office:value="59599.2191156399" calcext:value-type="float">
            <text:p>59599.2191156399</text:p>
          </table:table-cell>
          <table:table-cell table:formula="of:=['selected results'.H42]+['selected results'.U42]+['selected results'.L42]" office:value-type="float" office:value="56802.3" calcext:value-type="float">
            <text:p>56802.3</text:p>
          </table:table-cell>
          <table:table-cell table:formula="of:=['selected results'.I42]+['selected results'.R42]+['selected results'.AC42]" office:value-type="float" office:value="56440.69" calcext:value-type="float">
            <text:p>56440.69</text:p>
          </table:table-cell>
          <table:table-cell table:formula="of:=['selected results'.J42]+['selected results'.S42]+['selected results'.AA42]+['selected results'.AJ42]" office:value-type="float" office:value="56945.11" calcext:value-type="float">
            <text:p>56945.11</text:p>
          </table:table-cell>
          <table:table-cell table:formula="of:=['selected results'.K42]+['selected results'.T42]+['selected results'.AB42]+['selected results'.AI42]+['selected results'.AL42]" office:value-type="float" office:value="58338.86" calcext:value-type="float">
            <text:p>58338.86</text:p>
          </table:table-cell>
          <table:table-cell table:formula="of:=ROUND([.P42]-[.L42])" office:value-type="float" office:value="0" calcext:value-type="float">
            <text:p>0</text:p>
          </table:table-cell>
          <table:table-cell table:formula="of:=[.T42]+ROUND([.Q42]-[.M42])" office:value-type="float" office:value="1310" calcext:value-type="float">
            <text:p>1310</text:p>
          </table:table-cell>
          <table:table-cell table:formula="of:=[.U42]+ROUND([.R42]-[.N42])" office:value-type="float" office:value="1260" calcext:value-type="float">
            <text:p>1260</text:p>
          </table:table-cell>
          <table:table-cell table:formula="of:=[.V42]+ROUND([.S42]-[.O42])" office:value-type="float" office:value="0" calcext:value-type="float">
            <text:p>0</text:p>
          </table:table-cell>
          <table:table-cell table:formula="of:=['selected results'.AM42]+['selected results'.AK42]+['selected results'.AD42]+['selected results'.V42]+['selected results'.M42]" office:value-type="float" office:value="29741740" calcext:value-type="float">
            <text:p>29741740</text:p>
          </table:table-cell>
          <table:table-cell table:formula="of:=['selected results'.AN42]" office:value-type="float" office:value="0.878906" calcext:value-type="float">
            <text:p>0.878906</text:p>
          </table:table-cell>
        </table:table-row>
        <table:table-row table:style-name="ro1">
          <table:table-cell table:formula="of:=['selected results'.A43]" office:value-type="float" office:value="26.16" calcext:value-type="float">
            <text:p>26.16</text:p>
          </table:table-cell>
          <table:table-cell table:formula="of:=['selected results'.B43]" office:value-type="float" office:value="0.8" calcext:value-type="float">
            <text:p>0.8</text:p>
          </table:table-cell>
          <table:table-cell table:formula="of:=[$'copy of results.csv '.C43]" office:value-type="float" office:value="0" calcext:value-type="float">
            <text:p>0</text:p>
          </table:table-cell>
          <table:table-cell table:formula="of:=SUM(['selected results'.D43:.G43])" office:value-type="float" office:value="648" calcext:value-type="float">
            <text:p>648</text:p>
          </table:table-cell>
          <table:table-cell table:formula="of:=SUM(['selected results'.N43:.Q43])" office:value-type="float" office:value="633.9517" calcext:value-type="float">
            <text:p>633.9517</text:p>
          </table:table-cell>
          <table:table-cell table:formula="of:=SUM(['selected results'.W43:.Z43])" office:value-type="float" office:value="631.7296" calcext:value-type="float">
            <text:p>631.7296</text:p>
          </table:table-cell>
          <table:table-cell table:formula="of:=SUM(['selected results'.AE43:.AH43])" office:value-type="float" office:value="631.5444" calcext:value-type="float">
            <text:p>631.5444</text:p>
          </table:table-cell>
          <table:table-cell table:formula="of:=SUMPRODUCT([$'inpt from problem params.ods'.$B$3:$'inpt from problem params.ods'.$E$3]*['selected results'.D43:.G43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43:.Q43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43:.Z43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43:.AH43])" office:value-type="float" office:value="186483.21911564" calcext:value-type="float">
            <text:p>186483.21911564</text:p>
          </table:table-cell>
          <table:table-cell table:formula="of:=[.H43]-['inpt from problem params.ods'.B$6]" office:value-type="float" office:value="56802.264694032" calcext:value-type="float">
            <text:p>56802.264694032</text:p>
          </table:table-cell>
          <table:table-cell table:formula="of:=[.I43]-['inpt from problem params.ods'.C$6]" office:value-type="float" office:value="55130.8749009407" calcext:value-type="float">
            <text:p>55130.8749009407</text:p>
          </table:table-cell>
          <table:table-cell table:formula="of:=[.J43]-['inpt from problem params.ods'.D$6]" office:value-type="float" office:value="56994.8168133998" calcext:value-type="float">
            <text:p>56994.8168133998</text:p>
          </table:table-cell>
          <table:table-cell table:formula="of:=[.K43]-['inpt from problem params.ods'.E$6]" office:value-type="float" office:value="59599.2191156399" calcext:value-type="float">
            <text:p>59599.2191156399</text:p>
          </table:table-cell>
          <table:table-cell table:formula="of:=['selected results'.H43]+['selected results'.U43]+['selected results'.L43]" office:value-type="float" office:value="56802.3" calcext:value-type="float">
            <text:p>56802.3</text:p>
          </table:table-cell>
          <table:table-cell table:formula="of:=['selected results'.I43]+['selected results'.R43]+['selected results'.AC43]" office:value-type="float" office:value="56440.69" calcext:value-type="float">
            <text:p>56440.69</text:p>
          </table:table-cell>
          <table:table-cell table:formula="of:=['selected results'.J43]+['selected results'.S43]+['selected results'.AA43]+['selected results'.AJ43]" office:value-type="float" office:value="56945.11" calcext:value-type="float">
            <text:p>56945.11</text:p>
          </table:table-cell>
          <table:table-cell table:formula="of:=['selected results'.K43]+['selected results'.T43]+['selected results'.AB43]+['selected results'.AI43]+['selected results'.AL43]" office:value-type="float" office:value="58338.86" calcext:value-type="float">
            <text:p>58338.86</text:p>
          </table:table-cell>
          <table:table-cell table:formula="of:=ROUND([.P43]-[.L43])" office:value-type="float" office:value="0" calcext:value-type="float">
            <text:p>0</text:p>
          </table:table-cell>
          <table:table-cell table:formula="of:=[.T43]+ROUND([.Q43]-[.M43])" office:value-type="float" office:value="1310" calcext:value-type="float">
            <text:p>1310</text:p>
          </table:table-cell>
          <table:table-cell table:formula="of:=[.U43]+ROUND([.R43]-[.N43])" office:value-type="float" office:value="1260" calcext:value-type="float">
            <text:p>1260</text:p>
          </table:table-cell>
          <table:table-cell table:formula="of:=[.V43]+ROUND([.S43]-[.O43])" office:value-type="float" office:value="0" calcext:value-type="float">
            <text:p>0</text:p>
          </table:table-cell>
          <table:table-cell table:formula="of:=['selected results'.AM43]+['selected results'.AK43]+['selected results'.AD43]+['selected results'.V43]+['selected results'.M43]" office:value-type="float" office:value="29741740" calcext:value-type="float">
            <text:p>29741740</text:p>
          </table:table-cell>
          <table:table-cell table:formula="of:=['selected results'.AN43]" office:value-type="float" office:value="0.878906" calcext:value-type="float">
            <text:p>0.878906</text:p>
          </table:table-cell>
        </table:table-row>
        <table:table-row table:style-name="ro1">
          <table:table-cell table:formula="of:=['selected results'.A44]" office:value-type="float" office:value="26.16" calcext:value-type="float">
            <text:p>26.16</text:p>
          </table:table-cell>
          <table:table-cell table:formula="of:=['selected results'.B44]" office:value-type="float" office:value="0.9" calcext:value-type="float">
            <text:p>0.9</text:p>
          </table:table-cell>
          <table:table-cell table:formula="of:=[$'copy of results.csv '.C44]" office:value-type="float" office:value="0" calcext:value-type="float">
            <text:p>0</text:p>
          </table:table-cell>
          <table:table-cell table:formula="of:=SUM(['selected results'.D44:.G44])" office:value-type="float" office:value="648" calcext:value-type="float">
            <text:p>648</text:p>
          </table:table-cell>
          <table:table-cell table:formula="of:=SUM(['selected results'.N44:.Q44])" office:value-type="float" office:value="633.9517" calcext:value-type="float">
            <text:p>633.9517</text:p>
          </table:table-cell>
          <table:table-cell table:formula="of:=SUM(['selected results'.W44:.Z44])" office:value-type="float" office:value="631.7296" calcext:value-type="float">
            <text:p>631.7296</text:p>
          </table:table-cell>
          <table:table-cell table:formula="of:=SUM(['selected results'.AE44:.AH44])" office:value-type="float" office:value="631.5444" calcext:value-type="float">
            <text:p>631.5444</text:p>
          </table:table-cell>
          <table:table-cell table:formula="of:=SUMPRODUCT([$'inpt from problem params.ods'.$B$3:$'inpt from problem params.ods'.$E$3]*['selected results'.D44:.G44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44:.Q44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44:.Z44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44:.AH44])" office:value-type="float" office:value="186483.21911564" calcext:value-type="float">
            <text:p>186483.21911564</text:p>
          </table:table-cell>
          <table:table-cell table:formula="of:=[.H44]-['inpt from problem params.ods'.B$6]" office:value-type="float" office:value="56802.264694032" calcext:value-type="float">
            <text:p>56802.264694032</text:p>
          </table:table-cell>
          <table:table-cell table:formula="of:=[.I44]-['inpt from problem params.ods'.C$6]" office:value-type="float" office:value="55130.8749009407" calcext:value-type="float">
            <text:p>55130.8749009407</text:p>
          </table:table-cell>
          <table:table-cell table:formula="of:=[.J44]-['inpt from problem params.ods'.D$6]" office:value-type="float" office:value="56994.8168133998" calcext:value-type="float">
            <text:p>56994.8168133998</text:p>
          </table:table-cell>
          <table:table-cell table:formula="of:=[.K44]-['inpt from problem params.ods'.E$6]" office:value-type="float" office:value="59599.2191156399" calcext:value-type="float">
            <text:p>59599.2191156399</text:p>
          </table:table-cell>
          <table:table-cell table:formula="of:=['selected results'.H44]+['selected results'.U44]+['selected results'.L44]" office:value-type="float" office:value="56802.3" calcext:value-type="float">
            <text:p>56802.3</text:p>
          </table:table-cell>
          <table:table-cell table:formula="of:=['selected results'.I44]+['selected results'.R44]+['selected results'.AC44]" office:value-type="float" office:value="56440.69" calcext:value-type="float">
            <text:p>56440.69</text:p>
          </table:table-cell>
          <table:table-cell table:formula="of:=['selected results'.J44]+['selected results'.S44]+['selected results'.AA44]+['selected results'.AJ44]" office:value-type="float" office:value="56945.11" calcext:value-type="float">
            <text:p>56945.11</text:p>
          </table:table-cell>
          <table:table-cell table:formula="of:=['selected results'.K44]+['selected results'.T44]+['selected results'.AB44]+['selected results'.AI44]+['selected results'.AL44]" office:value-type="float" office:value="58338.86" calcext:value-type="float">
            <text:p>58338.86</text:p>
          </table:table-cell>
          <table:table-cell table:formula="of:=ROUND([.P44]-[.L44])" office:value-type="float" office:value="0" calcext:value-type="float">
            <text:p>0</text:p>
          </table:table-cell>
          <table:table-cell table:formula="of:=[.T44]+ROUND([.Q44]-[.M44])" office:value-type="float" office:value="1310" calcext:value-type="float">
            <text:p>1310</text:p>
          </table:table-cell>
          <table:table-cell table:formula="of:=[.U44]+ROUND([.R44]-[.N44])" office:value-type="float" office:value="1260" calcext:value-type="float">
            <text:p>1260</text:p>
          </table:table-cell>
          <table:table-cell table:formula="of:=[.V44]+ROUND([.S44]-[.O44])" office:value-type="float" office:value="0" calcext:value-type="float">
            <text:p>0</text:p>
          </table:table-cell>
          <table:table-cell table:formula="of:=['selected results'.AM44]+['selected results'.AK44]+['selected results'.AD44]+['selected results'.V44]+['selected results'.M44]" office:value-type="float" office:value="29741740" calcext:value-type="float">
            <text:p>29741740</text:p>
          </table:table-cell>
          <table:table-cell table:formula="of:=['selected results'.AN44]" office:value-type="float" office:value="0.878906" calcext:value-type="float">
            <text:p>0.878906</text:p>
          </table:table-cell>
        </table:table-row>
        <table:table-row table:style-name="ro1">
          <table:table-cell table:formula="of:=['selected results'.A45]" office:value-type="float" office:value="26.16" calcext:value-type="float">
            <text:p>26.16</text:p>
          </table:table-cell>
          <table:table-cell table:formula="of:=['selected results'.B45]" office:value-type="float" office:value="1" calcext:value-type="float">
            <text:p>1</text:p>
          </table:table-cell>
          <table:table-cell table:formula="of:=[$'copy of results.csv '.C45]" office:value-type="float" office:value="0" calcext:value-type="float">
            <text:p>0</text:p>
          </table:table-cell>
          <table:table-cell table:formula="of:=SUM(['selected results'.D45:.G45])" office:value-type="float" office:value="648" calcext:value-type="float">
            <text:p>648</text:p>
          </table:table-cell>
          <table:table-cell table:formula="of:=SUM(['selected results'.N45:.Q45])" office:value-type="float" office:value="633.9517" calcext:value-type="float">
            <text:p>633.9517</text:p>
          </table:table-cell>
          <table:table-cell table:formula="of:=SUM(['selected results'.W45:.Z45])" office:value-type="float" office:value="631.7296" calcext:value-type="float">
            <text:p>631.7296</text:p>
          </table:table-cell>
          <table:table-cell table:formula="of:=SUM(['selected results'.AE45:.AH45])" office:value-type="float" office:value="631.7296" calcext:value-type="float">
            <text:p>631.7296</text:p>
          </table:table-cell>
          <table:table-cell table:formula="of:=SUMPRODUCT([$'inpt from problem params.ods'.$B$3:$'inpt from problem params.ods'.$E$3]*['selected results'.D45:.G45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45:.Q45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45:.Z45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45:.AH45])" office:value-type="float" office:value="186549.8168134" calcext:value-type="float">
            <text:p>186549.8168134</text:p>
          </table:table-cell>
          <table:table-cell table:formula="of:=[.H45]-['inpt from problem params.ods'.B$6]" office:value-type="float" office:value="56802.264694032" calcext:value-type="float">
            <text:p>56802.264694032</text:p>
          </table:table-cell>
          <table:table-cell table:formula="of:=[.I45]-['inpt from problem params.ods'.C$6]" office:value-type="float" office:value="55130.8749009407" calcext:value-type="float">
            <text:p>55130.8749009407</text:p>
          </table:table-cell>
          <table:table-cell table:formula="of:=[.J45]-['inpt from problem params.ods'.D$6]" office:value-type="float" office:value="56994.8168133998" calcext:value-type="float">
            <text:p>56994.8168133998</text:p>
          </table:table-cell>
          <table:table-cell table:formula="of:=[.K45]-['inpt from problem params.ods'.E$6]" office:value-type="float" office:value="59665.8168133998" calcext:value-type="float">
            <text:p>59665.8168133998</text:p>
          </table:table-cell>
          <table:table-cell table:formula="of:=['selected results'.H45]+['selected results'.U45]+['selected results'.L45]" office:value-type="float" office:value="56802.3" calcext:value-type="float">
            <text:p>56802.3</text:p>
          </table:table-cell>
          <table:table-cell table:formula="of:=['selected results'.I45]+['selected results'.R45]+['selected results'.AC45]" office:value-type="float" office:value="56440.69" calcext:value-type="float">
            <text:p>56440.69</text:p>
          </table:table-cell>
          <table:table-cell table:formula="of:=['selected results'.J45]+['selected results'.S45]+['selected results'.AA45]+['selected results'.AJ45]" office:value-type="float" office:value="56945.11" calcext:value-type="float">
            <text:p>56945.11</text:p>
          </table:table-cell>
          <table:table-cell table:formula="of:=['selected results'.K45]+['selected results'.T45]+['selected results'.AB45]+['selected results'.AI45]+['selected results'.AL45]" office:value-type="float" office:value="58405.45" calcext:value-type="float">
            <text:p>58405.45</text:p>
          </table:table-cell>
          <table:table-cell table:formula="of:=ROUND([.P45]-[.L45])" office:value-type="float" office:value="0" calcext:value-type="float">
            <text:p>0</text:p>
          </table:table-cell>
          <table:table-cell table:formula="of:=[.T45]+ROUND([.Q45]-[.M45])" office:value-type="float" office:value="1310" calcext:value-type="float">
            <text:p>1310</text:p>
          </table:table-cell>
          <table:table-cell table:formula="of:=[.U45]+ROUND([.R45]-[.N45])" office:value-type="float" office:value="1260" calcext:value-type="float">
            <text:p>1260</text:p>
          </table:table-cell>
          <table:table-cell table:formula="of:=[.V45]+ROUND([.S45]-[.O45])" office:value-type="float" office:value="0" calcext:value-type="float">
            <text:p>0</text:p>
          </table:table-cell>
          <table:table-cell table:formula="of:=['selected results'.AM45]+['selected results'.AK45]+['selected results'.AD45]+['selected results'.V45]+['selected results'.M45]" office:value-type="float" office:value="29744700" calcext:value-type="float">
            <text:p>29744700</text:p>
          </table:table-cell>
          <table:table-cell table:formula="of:=['selected results'.AN45]" office:value-type="float" office:value="0.878906" calcext:value-type="float">
            <text:p>0.878906</text:p>
          </table:table-cell>
        </table:table-row>
        <table:table-row table:style-name="ro1">
          <table:table-cell table:formula="of:=['selected results'.A46]" office:value-type="float" office:value="52.32" calcext:value-type="float">
            <text:p>52.32</text:p>
          </table:table-cell>
          <table:table-cell table:formula="of:=['selected results'.B46]" office:value-type="float" office:value="0" calcext:value-type="float">
            <text:p>0</text:p>
          </table:table-cell>
          <table:table-cell table:formula="of:=[$'copy of results.csv '.C46]" office:value-type="float" office:value="0" calcext:value-type="float">
            <text:p>0</text:p>
          </table:table-cell>
          <table:table-cell table:formula="of:=SUM(['selected results'.D46:.G46])" office:value-type="float" office:value="648" calcext:value-type="float">
            <text:p>648</text:p>
          </table:table-cell>
          <table:table-cell table:formula="of:=SUM(['selected results'.N46:.Q46])" office:value-type="float" office:value="627.285" calcext:value-type="float">
            <text:p>627.285</text:p>
          </table:table-cell>
          <table:table-cell table:formula="of:=SUM(['selected results'.W46:.Z46])" office:value-type="float" office:value="627.2851" calcext:value-type="float">
            <text:p>627.2851</text:p>
          </table:table-cell>
          <table:table-cell table:formula="of:=SUM(['selected results'.AE46:.AH46])" office:value-type="float" office:value="608.0264" calcext:value-type="float">
            <text:p>608.0264</text:p>
          </table:table-cell>
          <table:table-cell table:formula="of:=SUMPRODUCT([$'inpt from problem params.ods'.$B$3:$'inpt from problem params.ods'.$E$3]*['selected results'.D46:.G46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46:.Q46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46:.Z46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46:.AH46])" office:value-type="float" office:value="179890.151492572" calcext:value-type="float">
            <text:p>179890.151492572</text:p>
          </table:table-cell>
          <table:table-cell table:formula="of:=[.H46]-['inpt from problem params.ods'.B$6]" office:value-type="float" office:value="56802.264694032" calcext:value-type="float">
            <text:p>56802.264694032</text:p>
          </table:table-cell>
          <table:table-cell table:formula="of:=[.I46]-['inpt from problem params.ods'.C$6]" office:value-type="float" office:value="52733.5375809807" calcext:value-type="float">
            <text:p>52733.5375809807</text:p>
          </table:table-cell>
          <table:table-cell table:formula="of:=[.J46]-['inpt from problem params.ods'.D$6]" office:value-type="float" office:value="55396.5799467998" calcext:value-type="float">
            <text:p>55396.5799467998</text:p>
          </table:table-cell>
          <table:table-cell table:formula="of:=[.K46]-['inpt from problem params.ods'.E$6]" office:value-type="float" office:value="53006.1514925718" calcext:value-type="float">
            <text:p>53006.1514925718</text:p>
          </table:table-cell>
          <table:table-cell table:formula="of:=['selected results'.H46]+['selected results'.U46]+['selected results'.L46]" office:value-type="float" office:value="56802.3" calcext:value-type="float">
            <text:p>56802.3</text:p>
          </table:table-cell>
          <table:table-cell table:formula="of:=['selected results'.I46]+['selected results'.R46]+['selected results'.AC46]" office:value-type="float" office:value="52733.5" calcext:value-type="float">
            <text:p>52733.5</text:p>
          </table:table-cell>
          <table:table-cell table:formula="of:=['selected results'.J46]+['selected results'.S46]+['selected results'.AA46]+['selected results'.AJ46]" office:value-type="float" office:value="55471.723" calcext:value-type="float">
            <text:p>55471.723</text:p>
          </table:table-cell>
          <table:table-cell table:formula="of:=['selected results'.K46]+['selected results'.T46]+['selected results'.AB46]+['selected results'.AI46]+['selected results'.AL46]" office:value-type="float" office:value="52930.938" calcext:value-type="float">
            <text:p>52930.938</text:p>
          </table:table-cell>
          <table:table-cell table:formula="of:=ROUND([.P46]-[.L46])" office:value-type="float" office:value="0" calcext:value-type="float">
            <text:p>0</text:p>
          </table:table-cell>
          <table:table-cell table:formula="of:=[.T46]+ROUND([.Q46]-[.M46])" office:value-type="float" office:value="0" calcext:value-type="float">
            <text:p>0</text:p>
          </table:table-cell>
          <table:table-cell table:formula="of:=[.U46]+ROUND([.R46]-[.N46])" office:value-type="float" office:value="75" calcext:value-type="float">
            <text:p>75</text:p>
          </table:table-cell>
          <table:table-cell table:formula="of:=[.V46]+ROUND([.S46]-[.O46])" office:value-type="float" office:value="0" calcext:value-type="float">
            <text:p>0</text:p>
          </table:table-cell>
          <table:table-cell table:formula="of:=['selected results'.AM46]+['selected results'.AK46]+['selected results'.AD46]+['selected results'.V46]+['selected results'.M46]" office:value-type="float" office:value="35662080" calcext:value-type="float">
            <text:p>35662080</text:p>
          </table:table-cell>
          <table:table-cell table:formula="of:=['selected results'.AN46]" office:value-type="float" office:value="0.93914" calcext:value-type="float">
            <text:p>0.93914</text:p>
          </table:table-cell>
        </table:table-row>
        <table:table-row table:style-name="ro1">
          <table:table-cell table:formula="of:=['selected results'.A47]" office:value-type="float" office:value="52.32" calcext:value-type="float">
            <text:p>52.32</text:p>
          </table:table-cell>
          <table:table-cell table:formula="of:=['selected results'.B47]" office:value-type="float" office:value="0.1" calcext:value-type="float">
            <text:p>0.1</text:p>
          </table:table-cell>
          <table:table-cell table:formula="of:=[$'copy of results.csv '.C47]" office:value-type="float" office:value="0" calcext:value-type="float">
            <text:p>0</text:p>
          </table:table-cell>
          <table:table-cell table:formula="of:=SUM(['selected results'.D47:.G47])" office:value-type="float" office:value="648" calcext:value-type="float">
            <text:p>648</text:p>
          </table:table-cell>
          <table:table-cell table:formula="of:=SUM(['selected results'.N47:.Q47])" office:value-type="float" office:value="627.285" calcext:value-type="float">
            <text:p>627.285</text:p>
          </table:table-cell>
          <table:table-cell table:formula="of:=SUM(['selected results'.W47:.Z47])" office:value-type="float" office:value="627.2851" calcext:value-type="float">
            <text:p>627.2851</text:p>
          </table:table-cell>
          <table:table-cell table:formula="of:=SUM(['selected results'.AE47:.AH47])" office:value-type="float" office:value="608.0264" calcext:value-type="float">
            <text:p>608.0264</text:p>
          </table:table-cell>
          <table:table-cell table:formula="of:=SUMPRODUCT([$'inpt from problem params.ods'.$B$3:$'inpt from problem params.ods'.$E$3]*['selected results'.D47:.G47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47:.Q47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47:.Z47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47:.AH47])" office:value-type="float" office:value="179890.151492572" calcext:value-type="float">
            <text:p>179890.151492572</text:p>
          </table:table-cell>
          <table:table-cell table:formula="of:=[.H47]-['inpt from problem params.ods'.B$6]" office:value-type="float" office:value="56802.264694032" calcext:value-type="float">
            <text:p>56802.264694032</text:p>
          </table:table-cell>
          <table:table-cell table:formula="of:=[.I47]-['inpt from problem params.ods'.C$6]" office:value-type="float" office:value="52733.5375809807" calcext:value-type="float">
            <text:p>52733.5375809807</text:p>
          </table:table-cell>
          <table:table-cell table:formula="of:=[.J47]-['inpt from problem params.ods'.D$6]" office:value-type="float" office:value="55396.5799467998" calcext:value-type="float">
            <text:p>55396.5799467998</text:p>
          </table:table-cell>
          <table:table-cell table:formula="of:=[.K47]-['inpt from problem params.ods'.E$6]" office:value-type="float" office:value="53006.1514925718" calcext:value-type="float">
            <text:p>53006.1514925718</text:p>
          </table:table-cell>
          <table:table-cell table:formula="of:=['selected results'.H47]+['selected results'.U47]+['selected results'.L47]" office:value-type="float" office:value="56802.3" calcext:value-type="float">
            <text:p>56802.3</text:p>
          </table:table-cell>
          <table:table-cell table:formula="of:=['selected results'.I47]+['selected results'.R47]+['selected results'.AC47]" office:value-type="float" office:value="54257.91" calcext:value-type="float">
            <text:p>54257.91</text:p>
          </table:table-cell>
          <table:table-cell table:formula="of:=['selected results'.J47]+['selected results'.S47]+['selected results'.AA47]+['selected results'.AJ47]" office:value-type="float" office:value="55294.66" calcext:value-type="float">
            <text:p>55294.66</text:p>
          </table:table-cell>
          <table:table-cell table:formula="of:=['selected results'.K47]+['selected results'.T47]+['selected results'.AB47]+['selected results'.AI47]+['selected results'.AL47]" office:value-type="float" office:value="51583.63" calcext:value-type="float">
            <text:p>51583.63</text:p>
          </table:table-cell>
          <table:table-cell table:formula="of:=ROUND([.P47]-[.L47])" office:value-type="float" office:value="0" calcext:value-type="float">
            <text:p>0</text:p>
          </table:table-cell>
          <table:table-cell table:formula="of:=[.T47]+ROUND([.Q47]-[.M47])" office:value-type="float" office:value="1524" calcext:value-type="float">
            <text:p>1524</text:p>
          </table:table-cell>
          <table:table-cell table:formula="of:=[.U47]+ROUND([.R47]-[.N47])" office:value-type="float" office:value="1422" calcext:value-type="float">
            <text:p>1422</text:p>
          </table:table-cell>
          <table:table-cell table:formula="of:=[.V47]+ROUND([.S47]-[.O47])" office:value-type="float" office:value="-1" calcext:value-type="float">
            <text:p>-1</text:p>
          </table:table-cell>
          <table:table-cell table:formula="of:=['selected results'.AM47]+['selected results'.AK47]+['selected results'.AD47]+['selected results'.V47]+['selected results'.M47]" office:value-type="float" office:value="35789420" calcext:value-type="float">
            <text:p>35789420</text:p>
          </table:table-cell>
          <table:table-cell table:formula="of:=['selected results'.AN47]" office:value-type="float" office:value="0.956236" calcext:value-type="float">
            <text:p>0.956236</text:p>
          </table:table-cell>
        </table:table-row>
        <table:table-row table:style-name="ro1">
          <table:table-cell table:formula="of:=['selected results'.A48]" office:value-type="float" office:value="52.32" calcext:value-type="float">
            <text:p>52.32</text:p>
          </table:table-cell>
          <table:table-cell table:formula="of:=['selected results'.B48]" office:value-type="float" office:value="0.2" calcext:value-type="float">
            <text:p>0.2</text:p>
          </table:table-cell>
          <table:table-cell table:formula="of:=[$'copy of results.csv '.C48]" office:value-type="float" office:value="0" calcext:value-type="float">
            <text:p>0</text:p>
          </table:table-cell>
          <table:table-cell table:formula="of:=SUM(['selected results'.D48:.G48])" office:value-type="float" office:value="648" calcext:value-type="float">
            <text:p>648</text:p>
          </table:table-cell>
          <table:table-cell table:formula="of:=SUM(['selected results'.N48:.Q48])" office:value-type="float" office:value="627.285" calcext:value-type="float">
            <text:p>627.285</text:p>
          </table:table-cell>
          <table:table-cell table:formula="of:=SUM(['selected results'.W48:.Z48])" office:value-type="float" office:value="627.2851" calcext:value-type="float">
            <text:p>627.2851</text:p>
          </table:table-cell>
          <table:table-cell table:formula="of:=SUM(['selected results'.AE48:.AH48])" office:value-type="float" office:value="608.0264" calcext:value-type="float">
            <text:p>608.0264</text:p>
          </table:table-cell>
          <table:table-cell table:formula="of:=SUMPRODUCT([$'inpt from problem params.ods'.$B$3:$'inpt from problem params.ods'.$E$3]*['selected results'.D48:.G48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48:.Q48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48:.Z48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48:.AH48])" office:value-type="float" office:value="179890.151492572" calcext:value-type="float">
            <text:p>179890.151492572</text:p>
          </table:table-cell>
          <table:table-cell table:formula="of:=[.H48]-['inpt from problem params.ods'.B$6]" office:value-type="float" office:value="56802.264694032" calcext:value-type="float">
            <text:p>56802.264694032</text:p>
          </table:table-cell>
          <table:table-cell table:formula="of:=[.I48]-['inpt from problem params.ods'.C$6]" office:value-type="float" office:value="52733.5375809807" calcext:value-type="float">
            <text:p>52733.5375809807</text:p>
          </table:table-cell>
          <table:table-cell table:formula="of:=[.J48]-['inpt from problem params.ods'.D$6]" office:value-type="float" office:value="55396.5799467998" calcext:value-type="float">
            <text:p>55396.5799467998</text:p>
          </table:table-cell>
          <table:table-cell table:formula="of:=[.K48]-['inpt from problem params.ods'.E$6]" office:value-type="float" office:value="53006.1514925718" calcext:value-type="float">
            <text:p>53006.1514925718</text:p>
          </table:table-cell>
          <table:table-cell table:formula="of:=['selected results'.H48]+['selected results'.U48]+['selected results'.L48]" office:value-type="float" office:value="56802.3" calcext:value-type="float">
            <text:p>56802.3</text:p>
          </table:table-cell>
          <table:table-cell table:formula="of:=['selected results'.I48]+['selected results'.R48]+['selected results'.AC48]" office:value-type="float" office:value="54257.91" calcext:value-type="float">
            <text:p>54257.91</text:p>
          </table:table-cell>
          <table:table-cell table:formula="of:=['selected results'.J48]+['selected results'.S48]+['selected results'.AA48]+['selected results'.AJ48]" office:value-type="float" office:value="55294.66" calcext:value-type="float">
            <text:p>55294.66</text:p>
          </table:table-cell>
          <table:table-cell table:formula="of:=['selected results'.K48]+['selected results'.T48]+['selected results'.AB48]+['selected results'.AI48]+['selected results'.AL48]" office:value-type="float" office:value="51583.63" calcext:value-type="float">
            <text:p>51583.63</text:p>
          </table:table-cell>
          <table:table-cell table:formula="of:=ROUND([.P48]-[.L48])" office:value-type="float" office:value="0" calcext:value-type="float">
            <text:p>0</text:p>
          </table:table-cell>
          <table:table-cell table:formula="of:=[.T48]+ROUND([.Q48]-[.M48])" office:value-type="float" office:value="1524" calcext:value-type="float">
            <text:p>1524</text:p>
          </table:table-cell>
          <table:table-cell table:formula="of:=[.U48]+ROUND([.R48]-[.N48])" office:value-type="float" office:value="1422" calcext:value-type="float">
            <text:p>1422</text:p>
          </table:table-cell>
          <table:table-cell table:formula="of:=[.V48]+ROUND([.S48]-[.O48])" office:value-type="float" office:value="-1" calcext:value-type="float">
            <text:p>-1</text:p>
          </table:table-cell>
          <table:table-cell table:formula="of:=['selected results'.AM48]+['selected results'.AK48]+['selected results'.AD48]+['selected results'.V48]+['selected results'.M48]" office:value-type="float" office:value="35789420" calcext:value-type="float">
            <text:p>35789420</text:p>
          </table:table-cell>
          <table:table-cell table:formula="of:=['selected results'.AN48]" office:value-type="float" office:value="0.956236" calcext:value-type="float">
            <text:p>0.956236</text:p>
          </table:table-cell>
        </table:table-row>
        <table:table-row table:style-name="ro1">
          <table:table-cell table:formula="of:=['selected results'.A49]" office:value-type="float" office:value="52.32" calcext:value-type="float">
            <text:p>52.32</text:p>
          </table:table-cell>
          <table:table-cell table:formula="of:=['selected results'.B49]" office:value-type="float" office:value="0.3" calcext:value-type="float">
            <text:p>0.3</text:p>
          </table:table-cell>
          <table:table-cell table:formula="of:=[$'copy of results.csv '.C49]" office:value-type="float" office:value="0" calcext:value-type="float">
            <text:p>0</text:p>
          </table:table-cell>
          <table:table-cell table:formula="of:=SUM(['selected results'.D49:.G49])" office:value-type="float" office:value="648" calcext:value-type="float">
            <text:p>648</text:p>
          </table:table-cell>
          <table:table-cell table:formula="of:=SUM(['selected results'.N49:.Q49])" office:value-type="float" office:value="627.285" calcext:value-type="float">
            <text:p>627.285</text:p>
          </table:table-cell>
          <table:table-cell table:formula="of:=SUM(['selected results'.W49:.Z49])" office:value-type="float" office:value="627.2851" calcext:value-type="float">
            <text:p>627.2851</text:p>
          </table:table-cell>
          <table:table-cell table:formula="of:=SUM(['selected results'.AE49:.AH49])" office:value-type="float" office:value="608.0264" calcext:value-type="float">
            <text:p>608.0264</text:p>
          </table:table-cell>
          <table:table-cell table:formula="of:=SUMPRODUCT([$'inpt from problem params.ods'.$B$3:$'inpt from problem params.ods'.$E$3]*['selected results'.D49:.G49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49:.Q49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49:.Z49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49:.AH49])" office:value-type="float" office:value="179890.151492572" calcext:value-type="float">
            <text:p>179890.151492572</text:p>
          </table:table-cell>
          <table:table-cell table:formula="of:=[.H49]-['inpt from problem params.ods'.B$6]" office:value-type="float" office:value="56802.264694032" calcext:value-type="float">
            <text:p>56802.264694032</text:p>
          </table:table-cell>
          <table:table-cell table:formula="of:=[.I49]-['inpt from problem params.ods'.C$6]" office:value-type="float" office:value="52733.5375809807" calcext:value-type="float">
            <text:p>52733.5375809807</text:p>
          </table:table-cell>
          <table:table-cell table:formula="of:=[.J49]-['inpt from problem params.ods'.D$6]" office:value-type="float" office:value="55396.5799467998" calcext:value-type="float">
            <text:p>55396.5799467998</text:p>
          </table:table-cell>
          <table:table-cell table:formula="of:=[.K49]-['inpt from problem params.ods'.E$6]" office:value-type="float" office:value="53006.1514925718" calcext:value-type="float">
            <text:p>53006.1514925718</text:p>
          </table:table-cell>
          <table:table-cell table:formula="of:=['selected results'.H49]+['selected results'.U49]+['selected results'.L49]" office:value-type="float" office:value="56802.3" calcext:value-type="float">
            <text:p>56802.3</text:p>
          </table:table-cell>
          <table:table-cell table:formula="of:=['selected results'.I49]+['selected results'.R49]+['selected results'.AC49]" office:value-type="float" office:value="54257.91" calcext:value-type="float">
            <text:p>54257.91</text:p>
          </table:table-cell>
          <table:table-cell table:formula="of:=['selected results'.J49]+['selected results'.S49]+['selected results'.AA49]+['selected results'.AJ49]" office:value-type="float" office:value="55294.66" calcext:value-type="float">
            <text:p>55294.66</text:p>
          </table:table-cell>
          <table:table-cell table:formula="of:=['selected results'.K49]+['selected results'.T49]+['selected results'.AB49]+['selected results'.AI49]+['selected results'.AL49]" office:value-type="float" office:value="51583.63" calcext:value-type="float">
            <text:p>51583.63</text:p>
          </table:table-cell>
          <table:table-cell table:formula="of:=ROUND([.P49]-[.L49])" office:value-type="float" office:value="0" calcext:value-type="float">
            <text:p>0</text:p>
          </table:table-cell>
          <table:table-cell table:formula="of:=[.T49]+ROUND([.Q49]-[.M49])" office:value-type="float" office:value="1524" calcext:value-type="float">
            <text:p>1524</text:p>
          </table:table-cell>
          <table:table-cell table:formula="of:=[.U49]+ROUND([.R49]-[.N49])" office:value-type="float" office:value="1422" calcext:value-type="float">
            <text:p>1422</text:p>
          </table:table-cell>
          <table:table-cell table:formula="of:=[.V49]+ROUND([.S49]-[.O49])" office:value-type="float" office:value="-1" calcext:value-type="float">
            <text:p>-1</text:p>
          </table:table-cell>
          <table:table-cell table:formula="of:=['selected results'.AM49]+['selected results'.AK49]+['selected results'.AD49]+['selected results'.V49]+['selected results'.M49]" office:value-type="float" office:value="35789420" calcext:value-type="float">
            <text:p>35789420</text:p>
          </table:table-cell>
          <table:table-cell table:formula="of:=['selected results'.AN49]" office:value-type="float" office:value="0.956236" calcext:value-type="float">
            <text:p>0.956236</text:p>
          </table:table-cell>
        </table:table-row>
        <table:table-row table:style-name="ro1">
          <table:table-cell table:formula="of:=['selected results'.A50]" office:value-type="float" office:value="52.32" calcext:value-type="float">
            <text:p>52.32</text:p>
          </table:table-cell>
          <table:table-cell table:formula="of:=['selected results'.B50]" office:value-type="float" office:value="0.4" calcext:value-type="float">
            <text:p>0.4</text:p>
          </table:table-cell>
          <table:table-cell table:formula="of:=[$'copy of results.csv '.C50]" office:value-type="float" office:value="0" calcext:value-type="float">
            <text:p>0</text:p>
          </table:table-cell>
          <table:table-cell table:formula="of:=SUM(['selected results'.D50:.G50])" office:value-type="float" office:value="648" calcext:value-type="float">
            <text:p>648</text:p>
          </table:table-cell>
          <table:table-cell table:formula="of:=SUM(['selected results'.N50:.Q50])" office:value-type="float" office:value="627.285" calcext:value-type="float">
            <text:p>627.285</text:p>
          </table:table-cell>
          <table:table-cell table:formula="of:=SUM(['selected results'.W50:.Z50])" office:value-type="float" office:value="627.2851" calcext:value-type="float">
            <text:p>627.2851</text:p>
          </table:table-cell>
          <table:table-cell table:formula="of:=SUM(['selected results'.AE50:.AH50])" office:value-type="float" office:value="618.7364" calcext:value-type="float">
            <text:p>618.7364</text:p>
          </table:table-cell>
          <table:table-cell table:formula="of:=SUMPRODUCT([$'inpt from problem params.ods'.$B$3:$'inpt from problem params.ods'.$E$3]*['selected results'.D50:.G50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50:.Q50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50:.Z50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50:.AH50])" office:value-type="float" office:value="182663.412023032" calcext:value-type="float">
            <text:p>182663.412023032</text:p>
          </table:table-cell>
          <table:table-cell table:formula="of:=[.H50]-['inpt from problem params.ods'.B$6]" office:value-type="float" office:value="56802.264694032" calcext:value-type="float">
            <text:p>56802.264694032</text:p>
          </table:table-cell>
          <table:table-cell table:formula="of:=[.I50]-['inpt from problem params.ods'.C$6]" office:value-type="float" office:value="52733.5375809807" calcext:value-type="float">
            <text:p>52733.5375809807</text:p>
          </table:table-cell>
          <table:table-cell table:formula="of:=[.J50]-['inpt from problem params.ods'.D$6]" office:value-type="float" office:value="55396.5799467998" calcext:value-type="float">
            <text:p>55396.5799467998</text:p>
          </table:table-cell>
          <table:table-cell table:formula="of:=[.K50]-['inpt from problem params.ods'.E$6]" office:value-type="float" office:value="55779.4120230319" calcext:value-type="float">
            <text:p>55779.4120230319</text:p>
          </table:table-cell>
          <table:table-cell table:formula="of:=['selected results'.H50]+['selected results'.U50]+['selected results'.L50]" office:value-type="float" office:value="56802.3" calcext:value-type="float">
            <text:p>56802.3</text:p>
          </table:table-cell>
          <table:table-cell table:formula="of:=['selected results'.I50]+['selected results'.R50]+['selected results'.AC50]" office:value-type="float" office:value="54257.91" calcext:value-type="float">
            <text:p>54257.91</text:p>
          </table:table-cell>
          <table:table-cell table:formula="of:=['selected results'.J50]+['selected results'.S50]+['selected results'.AA50]+['selected results'.AJ50]" office:value-type="float" office:value="55294.66" calcext:value-type="float">
            <text:p>55294.66</text:p>
          </table:table-cell>
          <table:table-cell table:formula="of:=['selected results'.K50]+['selected results'.T50]+['selected results'.AB50]+['selected results'.AI50]+['selected results'.AL50]" office:value-type="float" office:value="54356.87" calcext:value-type="float">
            <text:p>54356.87</text:p>
          </table:table-cell>
          <table:table-cell table:formula="of:=ROUND([.P50]-[.L50])" office:value-type="float" office:value="0" calcext:value-type="float">
            <text:p>0</text:p>
          </table:table-cell>
          <table:table-cell table:formula="of:=[.T50]+ROUND([.Q50]-[.M50])" office:value-type="float" office:value="1524" calcext:value-type="float">
            <text:p>1524</text:p>
          </table:table-cell>
          <table:table-cell table:formula="of:=[.U50]+ROUND([.R50]-[.N50])" office:value-type="float" office:value="1422" calcext:value-type="float">
            <text:p>1422</text:p>
          </table:table-cell>
          <table:table-cell table:formula="of:=[.V50]+ROUND([.S50]-[.O50])" office:value-type="float" office:value="-1" calcext:value-type="float">
            <text:p>-1</text:p>
          </table:table-cell>
          <table:table-cell table:formula="of:=['selected results'.AM50]+['selected results'.AK50]+['selected results'.AD50]+['selected results'.V50]+['selected results'.M50]" office:value-type="float" office:value="35873470" calcext:value-type="float">
            <text:p>35873470</text:p>
          </table:table-cell>
          <table:table-cell table:formula="of:=['selected results'.AN50]" office:value-type="float" office:value="0.956236" calcext:value-type="float">
            <text:p>0.956236</text:p>
          </table:table-cell>
        </table:table-row>
        <table:table-row table:style-name="ro1">
          <table:table-cell table:formula="of:=['selected results'.A51]" office:value-type="float" office:value="52.32" calcext:value-type="float">
            <text:p>52.32</text:p>
          </table:table-cell>
          <table:table-cell table:formula="of:=['selected results'.B51]" office:value-type="float" office:value="0.5" calcext:value-type="float">
            <text:p>0.5</text:p>
          </table:table-cell>
          <table:table-cell table:formula="of:=[$'copy of results.csv '.C51]" office:value-type="float" office:value="0" calcext:value-type="float">
            <text:p>0</text:p>
          </table:table-cell>
          <table:table-cell table:formula="of:=SUM(['selected results'.D51:.G51])" office:value-type="float" office:value="648" calcext:value-type="float">
            <text:p>648</text:p>
          </table:table-cell>
          <table:table-cell table:formula="of:=SUM(['selected results'.N51:.Q51])" office:value-type="float" office:value="627.285" calcext:value-type="float">
            <text:p>627.285</text:p>
          </table:table-cell>
          <table:table-cell table:formula="of:=SUM(['selected results'.W51:.Z51])" office:value-type="float" office:value="627.2851" calcext:value-type="float">
            <text:p>627.2851</text:p>
          </table:table-cell>
          <table:table-cell table:formula="of:=SUM(['selected results'.AE51:.AH51])" office:value-type="float" office:value="619.8475" calcext:value-type="float">
            <text:p>619.8475</text:p>
          </table:table-cell>
          <table:table-cell table:formula="of:=SUMPRODUCT([$'inpt from problem params.ods'.$B$3:$'inpt from problem params.ods'.$E$3]*['selected results'.D51:.G51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51:.Q51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51:.Z51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51:.AH51])" office:value-type="float" office:value="183062.962249712" calcext:value-type="float">
            <text:p>183062.962249712</text:p>
          </table:table-cell>
          <table:table-cell table:formula="of:=[.H51]-['inpt from problem params.ods'.B$6]" office:value-type="float" office:value="56802.264694032" calcext:value-type="float">
            <text:p>56802.264694032</text:p>
          </table:table-cell>
          <table:table-cell table:formula="of:=[.I51]-['inpt from problem params.ods'.C$6]" office:value-type="float" office:value="52733.5375809807" calcext:value-type="float">
            <text:p>52733.5375809807</text:p>
          </table:table-cell>
          <table:table-cell table:formula="of:=[.J51]-['inpt from problem params.ods'.D$6]" office:value-type="float" office:value="55396.5799467998" calcext:value-type="float">
            <text:p>55396.5799467998</text:p>
          </table:table-cell>
          <table:table-cell table:formula="of:=[.K51]-['inpt from problem params.ods'.E$6]" office:value-type="float" office:value="56178.9622497119" calcext:value-type="float">
            <text:p>56178.9622497119</text:p>
          </table:table-cell>
          <table:table-cell table:formula="of:=['selected results'.H51]+['selected results'.U51]+['selected results'.L51]" office:value-type="float" office:value="56802.3" calcext:value-type="float">
            <text:p>56802.3</text:p>
          </table:table-cell>
          <table:table-cell table:formula="of:=['selected results'.I51]+['selected results'.R51]+['selected results'.AC51]" office:value-type="float" office:value="54257.91" calcext:value-type="float">
            <text:p>54257.91</text:p>
          </table:table-cell>
          <table:table-cell table:formula="of:=['selected results'.J51]+['selected results'.S51]+['selected results'.AA51]+['selected results'.AJ51]" office:value-type="float" office:value="55294.66" calcext:value-type="float">
            <text:p>55294.66</text:p>
          </table:table-cell>
          <table:table-cell table:formula="of:=['selected results'.K51]+['selected results'.T51]+['selected results'.AB51]+['selected results'.AI51]+['selected results'.AL51]" office:value-type="float" office:value="54756.42" calcext:value-type="float">
            <text:p>54756.42</text:p>
          </table:table-cell>
          <table:table-cell table:formula="of:=ROUND([.P51]-[.L51])" office:value-type="float" office:value="0" calcext:value-type="float">
            <text:p>0</text:p>
          </table:table-cell>
          <table:table-cell table:formula="of:=[.T51]+ROUND([.Q51]-[.M51])" office:value-type="float" office:value="1524" calcext:value-type="float">
            <text:p>1524</text:p>
          </table:table-cell>
          <table:table-cell table:formula="of:=[.U51]+ROUND([.R51]-[.N51])" office:value-type="float" office:value="1422" calcext:value-type="float">
            <text:p>1422</text:p>
          </table:table-cell>
          <table:table-cell table:formula="of:=[.V51]+ROUND([.S51]-[.O51])" office:value-type="float" office:value="-1" calcext:value-type="float">
            <text:p>-1</text:p>
          </table:table-cell>
          <table:table-cell table:formula="of:=['selected results'.AM51]+['selected results'.AK51]+['selected results'.AD51]+['selected results'.V51]+['selected results'.M51]" office:value-type="float" office:value="35878760" calcext:value-type="float">
            <text:p>35878760</text:p>
          </table:table-cell>
          <table:table-cell table:formula="of:=['selected results'.AN51]" office:value-type="float" office:value="0.956236" calcext:value-type="float">
            <text:p>0.956236</text:p>
          </table:table-cell>
        </table:table-row>
        <table:table-row table:style-name="ro1">
          <table:table-cell table:formula="of:=['selected results'.A52]" office:value-type="float" office:value="52.32" calcext:value-type="float">
            <text:p>52.32</text:p>
          </table:table-cell>
          <table:table-cell table:formula="of:=['selected results'.B52]" office:value-type="float" office:value="0.6" calcext:value-type="float">
            <text:p>0.6</text:p>
          </table:table-cell>
          <table:table-cell table:formula="of:=[$'copy of results.csv '.C52]" office:value-type="float" office:value="0" calcext:value-type="float">
            <text:p>0</text:p>
          </table:table-cell>
          <table:table-cell table:formula="of:=SUM(['selected results'.D52:.G52])" office:value-type="float" office:value="648" calcext:value-type="float">
            <text:p>648</text:p>
          </table:table-cell>
          <table:table-cell table:formula="of:=SUM(['selected results'.N52:.Q52])" office:value-type="float" office:value="627.285" calcext:value-type="float">
            <text:p>627.285</text:p>
          </table:table-cell>
          <table:table-cell table:formula="of:=SUM(['selected results'.W52:.Z52])" office:value-type="float" office:value="627.2851" calcext:value-type="float">
            <text:p>627.2851</text:p>
          </table:table-cell>
          <table:table-cell table:formula="of:=SUM(['selected results'.AE52:.AH52])" office:value-type="float" office:value="619.8475" calcext:value-type="float">
            <text:p>619.8475</text:p>
          </table:table-cell>
          <table:table-cell table:formula="of:=SUMPRODUCT([$'inpt from problem params.ods'.$B$3:$'inpt from problem params.ods'.$E$3]*['selected results'.D52:.G52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52:.Q52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52:.Z52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52:.AH52])" office:value-type="float" office:value="183062.962249712" calcext:value-type="float">
            <text:p>183062.962249712</text:p>
          </table:table-cell>
          <table:table-cell table:formula="of:=[.H52]-['inpt from problem params.ods'.B$6]" office:value-type="float" office:value="56802.264694032" calcext:value-type="float">
            <text:p>56802.264694032</text:p>
          </table:table-cell>
          <table:table-cell table:formula="of:=[.I52]-['inpt from problem params.ods'.C$6]" office:value-type="float" office:value="52733.5375809807" calcext:value-type="float">
            <text:p>52733.5375809807</text:p>
          </table:table-cell>
          <table:table-cell table:formula="of:=[.J52]-['inpt from problem params.ods'.D$6]" office:value-type="float" office:value="55396.5799467998" calcext:value-type="float">
            <text:p>55396.5799467998</text:p>
          </table:table-cell>
          <table:table-cell table:formula="of:=[.K52]-['inpt from problem params.ods'.E$6]" office:value-type="float" office:value="56178.9622497119" calcext:value-type="float">
            <text:p>56178.9622497119</text:p>
          </table:table-cell>
          <table:table-cell table:formula="of:=['selected results'.H52]+['selected results'.U52]+['selected results'.L52]" office:value-type="float" office:value="56802.3" calcext:value-type="float">
            <text:p>56802.3</text:p>
          </table:table-cell>
          <table:table-cell table:formula="of:=['selected results'.I52]+['selected results'.R52]+['selected results'.AC52]" office:value-type="float" office:value="54257.91" calcext:value-type="float">
            <text:p>54257.91</text:p>
          </table:table-cell>
          <table:table-cell table:formula="of:=['selected results'.J52]+['selected results'.S52]+['selected results'.AA52]+['selected results'.AJ52]" office:value-type="float" office:value="55294.66" calcext:value-type="float">
            <text:p>55294.66</text:p>
          </table:table-cell>
          <table:table-cell table:formula="of:=['selected results'.K52]+['selected results'.T52]+['selected results'.AB52]+['selected results'.AI52]+['selected results'.AL52]" office:value-type="float" office:value="54756.42" calcext:value-type="float">
            <text:p>54756.42</text:p>
          </table:table-cell>
          <table:table-cell table:formula="of:=ROUND([.P52]-[.L52])" office:value-type="float" office:value="0" calcext:value-type="float">
            <text:p>0</text:p>
          </table:table-cell>
          <table:table-cell table:formula="of:=[.T52]+ROUND([.Q52]-[.M52])" office:value-type="float" office:value="1524" calcext:value-type="float">
            <text:p>1524</text:p>
          </table:table-cell>
          <table:table-cell table:formula="of:=[.U52]+ROUND([.R52]-[.N52])" office:value-type="float" office:value="1422" calcext:value-type="float">
            <text:p>1422</text:p>
          </table:table-cell>
          <table:table-cell table:formula="of:=[.V52]+ROUND([.S52]-[.O52])" office:value-type="float" office:value="-1" calcext:value-type="float">
            <text:p>-1</text:p>
          </table:table-cell>
          <table:table-cell table:formula="of:=['selected results'.AM52]+['selected results'.AK52]+['selected results'.AD52]+['selected results'.V52]+['selected results'.M52]" office:value-type="float" office:value="35878760" calcext:value-type="float">
            <text:p>35878760</text:p>
          </table:table-cell>
          <table:table-cell table:formula="of:=['selected results'.AN52]" office:value-type="float" office:value="0.956236" calcext:value-type="float">
            <text:p>0.956236</text:p>
          </table:table-cell>
        </table:table-row>
        <table:table-row table:style-name="ro1">
          <table:table-cell table:formula="of:=['selected results'.A53]" office:value-type="float" office:value="52.32" calcext:value-type="float">
            <text:p>52.32</text:p>
          </table:table-cell>
          <table:table-cell table:formula="of:=['selected results'.B53]" office:value-type="float" office:value="0.7" calcext:value-type="float">
            <text:p>0.7</text:p>
          </table:table-cell>
          <table:table-cell table:formula="of:=[$'copy of results.csv '.C53]" office:value-type="float" office:value="0" calcext:value-type="float">
            <text:p>0</text:p>
          </table:table-cell>
          <table:table-cell table:formula="of:=SUM(['selected results'.D53:.G53])" office:value-type="float" office:value="648" calcext:value-type="float">
            <text:p>648</text:p>
          </table:table-cell>
          <table:table-cell table:formula="of:=SUM(['selected results'.N53:.Q53])" office:value-type="float" office:value="627.285" calcext:value-type="float">
            <text:p>627.285</text:p>
          </table:table-cell>
          <table:table-cell table:formula="of:=SUM(['selected results'.W53:.Z53])" office:value-type="float" office:value="627.2851" calcext:value-type="float">
            <text:p>627.2851</text:p>
          </table:table-cell>
          <table:table-cell table:formula="of:=SUM(['selected results'.AE53:.AH53])" office:value-type="float" office:value="619.8475" calcext:value-type="float">
            <text:p>619.8475</text:p>
          </table:table-cell>
          <table:table-cell table:formula="of:=SUMPRODUCT([$'inpt from problem params.ods'.$B$3:$'inpt from problem params.ods'.$E$3]*['selected results'.D53:.G53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53:.Q53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53:.Z53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53:.AH53])" office:value-type="float" office:value="183062.962249712" calcext:value-type="float">
            <text:p>183062.962249712</text:p>
          </table:table-cell>
          <table:table-cell table:formula="of:=[.H53]-['inpt from problem params.ods'.B$6]" office:value-type="float" office:value="56802.264694032" calcext:value-type="float">
            <text:p>56802.264694032</text:p>
          </table:table-cell>
          <table:table-cell table:formula="of:=[.I53]-['inpt from problem params.ods'.C$6]" office:value-type="float" office:value="52733.5375809807" calcext:value-type="float">
            <text:p>52733.5375809807</text:p>
          </table:table-cell>
          <table:table-cell table:formula="of:=[.J53]-['inpt from problem params.ods'.D$6]" office:value-type="float" office:value="55396.5799467998" calcext:value-type="float">
            <text:p>55396.5799467998</text:p>
          </table:table-cell>
          <table:table-cell table:formula="of:=[.K53]-['inpt from problem params.ods'.E$6]" office:value-type="float" office:value="56178.9622497119" calcext:value-type="float">
            <text:p>56178.9622497119</text:p>
          </table:table-cell>
          <table:table-cell table:formula="of:=['selected results'.H53]+['selected results'.U53]+['selected results'.L53]" office:value-type="float" office:value="56802.3" calcext:value-type="float">
            <text:p>56802.3</text:p>
          </table:table-cell>
          <table:table-cell table:formula="of:=['selected results'.I53]+['selected results'.R53]+['selected results'.AC53]" office:value-type="float" office:value="54257.91" calcext:value-type="float">
            <text:p>54257.91</text:p>
          </table:table-cell>
          <table:table-cell table:formula="of:=['selected results'.J53]+['selected results'.S53]+['selected results'.AA53]+['selected results'.AJ53]" office:value-type="float" office:value="55294.66" calcext:value-type="float">
            <text:p>55294.66</text:p>
          </table:table-cell>
          <table:table-cell table:formula="of:=['selected results'.K53]+['selected results'.T53]+['selected results'.AB53]+['selected results'.AI53]+['selected results'.AL53]" office:value-type="float" office:value="54756.42" calcext:value-type="float">
            <text:p>54756.42</text:p>
          </table:table-cell>
          <table:table-cell table:formula="of:=ROUND([.P53]-[.L53])" office:value-type="float" office:value="0" calcext:value-type="float">
            <text:p>0</text:p>
          </table:table-cell>
          <table:table-cell table:formula="of:=[.T53]+ROUND([.Q53]-[.M53])" office:value-type="float" office:value="1524" calcext:value-type="float">
            <text:p>1524</text:p>
          </table:table-cell>
          <table:table-cell table:formula="of:=[.U53]+ROUND([.R53]-[.N53])" office:value-type="float" office:value="1422" calcext:value-type="float">
            <text:p>1422</text:p>
          </table:table-cell>
          <table:table-cell table:formula="of:=[.V53]+ROUND([.S53]-[.O53])" office:value-type="float" office:value="-1" calcext:value-type="float">
            <text:p>-1</text:p>
          </table:table-cell>
          <table:table-cell table:formula="of:=['selected results'.AM53]+['selected results'.AK53]+['selected results'.AD53]+['selected results'.V53]+['selected results'.M53]" office:value-type="float" office:value="35878760" calcext:value-type="float">
            <text:p>35878760</text:p>
          </table:table-cell>
          <table:table-cell table:formula="of:=['selected results'.AN53]" office:value-type="float" office:value="0.956236" calcext:value-type="float">
            <text:p>0.956236</text:p>
          </table:table-cell>
        </table:table-row>
        <table:table-row table:style-name="ro1">
          <table:table-cell table:formula="of:=['selected results'.A54]" office:value-type="float" office:value="52.32" calcext:value-type="float">
            <text:p>52.32</text:p>
          </table:table-cell>
          <table:table-cell table:formula="of:=['selected results'.B54]" office:value-type="float" office:value="0.8" calcext:value-type="float">
            <text:p>0.8</text:p>
          </table:table-cell>
          <table:table-cell table:formula="of:=[$'copy of results.csv '.C54]" office:value-type="float" office:value="0" calcext:value-type="float">
            <text:p>0</text:p>
          </table:table-cell>
          <table:table-cell table:formula="of:=SUM(['selected results'.D54:.G54])" office:value-type="float" office:value="648" calcext:value-type="float">
            <text:p>648</text:p>
          </table:table-cell>
          <table:table-cell table:formula="of:=SUM(['selected results'.N54:.Q54])" office:value-type="float" office:value="627.285" calcext:value-type="float">
            <text:p>627.285</text:p>
          </table:table-cell>
          <table:table-cell table:formula="of:=SUM(['selected results'.W54:.Z54])" office:value-type="float" office:value="627.2851" calcext:value-type="float">
            <text:p>627.2851</text:p>
          </table:table-cell>
          <table:table-cell table:formula="of:=SUM(['selected results'.AE54:.AH54])" office:value-type="float" office:value="619.8475" calcext:value-type="float">
            <text:p>619.8475</text:p>
          </table:table-cell>
          <table:table-cell table:formula="of:=SUMPRODUCT([$'inpt from problem params.ods'.$B$3:$'inpt from problem params.ods'.$E$3]*['selected results'.D54:.G54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54:.Q54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54:.Z54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54:.AH54])" office:value-type="float" office:value="183062.962249712" calcext:value-type="float">
            <text:p>183062.962249712</text:p>
          </table:table-cell>
          <table:table-cell table:formula="of:=[.H54]-['inpt from problem params.ods'.B$6]" office:value-type="float" office:value="56802.264694032" calcext:value-type="float">
            <text:p>56802.264694032</text:p>
          </table:table-cell>
          <table:table-cell table:formula="of:=[.I54]-['inpt from problem params.ods'.C$6]" office:value-type="float" office:value="52733.5375809807" calcext:value-type="float">
            <text:p>52733.5375809807</text:p>
          </table:table-cell>
          <table:table-cell table:formula="of:=[.J54]-['inpt from problem params.ods'.D$6]" office:value-type="float" office:value="55396.5799467998" calcext:value-type="float">
            <text:p>55396.5799467998</text:p>
          </table:table-cell>
          <table:table-cell table:formula="of:=[.K54]-['inpt from problem params.ods'.E$6]" office:value-type="float" office:value="56178.9622497119" calcext:value-type="float">
            <text:p>56178.9622497119</text:p>
          </table:table-cell>
          <table:table-cell table:formula="of:=['selected results'.H54]+['selected results'.U54]+['selected results'.L54]" office:value-type="float" office:value="56802.3" calcext:value-type="float">
            <text:p>56802.3</text:p>
          </table:table-cell>
          <table:table-cell table:formula="of:=['selected results'.I54]+['selected results'.R54]+['selected results'.AC54]" office:value-type="float" office:value="54257.91" calcext:value-type="float">
            <text:p>54257.91</text:p>
          </table:table-cell>
          <table:table-cell table:formula="of:=['selected results'.J54]+['selected results'.S54]+['selected results'.AA54]+['selected results'.AJ54]" office:value-type="float" office:value="55294.66" calcext:value-type="float">
            <text:p>55294.66</text:p>
          </table:table-cell>
          <table:table-cell table:formula="of:=['selected results'.K54]+['selected results'.T54]+['selected results'.AB54]+['selected results'.AI54]+['selected results'.AL54]" office:value-type="float" office:value="54756.42" calcext:value-type="float">
            <text:p>54756.42</text:p>
          </table:table-cell>
          <table:table-cell table:formula="of:=ROUND([.P54]-[.L54])" office:value-type="float" office:value="0" calcext:value-type="float">
            <text:p>0</text:p>
          </table:table-cell>
          <table:table-cell table:formula="of:=[.T54]+ROUND([.Q54]-[.M54])" office:value-type="float" office:value="1524" calcext:value-type="float">
            <text:p>1524</text:p>
          </table:table-cell>
          <table:table-cell table:formula="of:=[.U54]+ROUND([.R54]-[.N54])" office:value-type="float" office:value="1422" calcext:value-type="float">
            <text:p>1422</text:p>
          </table:table-cell>
          <table:table-cell table:formula="of:=[.V54]+ROUND([.S54]-[.O54])" office:value-type="float" office:value="-1" calcext:value-type="float">
            <text:p>-1</text:p>
          </table:table-cell>
          <table:table-cell table:formula="of:=['selected results'.AM54]+['selected results'.AK54]+['selected results'.AD54]+['selected results'.V54]+['selected results'.M54]" office:value-type="float" office:value="35878760" calcext:value-type="float">
            <text:p>35878760</text:p>
          </table:table-cell>
          <table:table-cell table:formula="of:=['selected results'.AN54]" office:value-type="float" office:value="0.956236" calcext:value-type="float">
            <text:p>0.956236</text:p>
          </table:table-cell>
        </table:table-row>
        <table:table-row table:style-name="ro1">
          <table:table-cell table:formula="of:=['selected results'.A55]" office:value-type="float" office:value="52.32" calcext:value-type="float">
            <text:p>52.32</text:p>
          </table:table-cell>
          <table:table-cell table:formula="of:=['selected results'.B55]" office:value-type="float" office:value="0.9" calcext:value-type="float">
            <text:p>0.9</text:p>
          </table:table-cell>
          <table:table-cell table:formula="of:=[$'copy of results.csv '.C55]" office:value-type="float" office:value="0" calcext:value-type="float">
            <text:p>0</text:p>
          </table:table-cell>
          <table:table-cell table:formula="of:=SUM(['selected results'.D55:.G55])" office:value-type="float" office:value="648" calcext:value-type="float">
            <text:p>648</text:p>
          </table:table-cell>
          <table:table-cell table:formula="of:=SUM(['selected results'.N55:.Q55])" office:value-type="float" office:value="627.285" calcext:value-type="float">
            <text:p>627.285</text:p>
          </table:table-cell>
          <table:table-cell table:formula="of:=SUM(['selected results'.W55:.Z55])" office:value-type="float" office:value="627.2851" calcext:value-type="float">
            <text:p>627.2851</text:p>
          </table:table-cell>
          <table:table-cell table:formula="of:=SUM(['selected results'.AE55:.AH55])" office:value-type="float" office:value="619.8475" calcext:value-type="float">
            <text:p>619.8475</text:p>
          </table:table-cell>
          <table:table-cell table:formula="of:=SUMPRODUCT([$'inpt from problem params.ods'.$B$3:$'inpt from problem params.ods'.$E$3]*['selected results'.D55:.G55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55:.Q55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55:.Z55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55:.AH55])" office:value-type="float" office:value="183062.962249712" calcext:value-type="float">
            <text:p>183062.962249712</text:p>
          </table:table-cell>
          <table:table-cell table:formula="of:=[.H55]-['inpt from problem params.ods'.B$6]" office:value-type="float" office:value="56802.264694032" calcext:value-type="float">
            <text:p>56802.264694032</text:p>
          </table:table-cell>
          <table:table-cell table:formula="of:=[.I55]-['inpt from problem params.ods'.C$6]" office:value-type="float" office:value="52733.5375809807" calcext:value-type="float">
            <text:p>52733.5375809807</text:p>
          </table:table-cell>
          <table:table-cell table:formula="of:=[.J55]-['inpt from problem params.ods'.D$6]" office:value-type="float" office:value="55396.5799467998" calcext:value-type="float">
            <text:p>55396.5799467998</text:p>
          </table:table-cell>
          <table:table-cell table:formula="of:=[.K55]-['inpt from problem params.ods'.E$6]" office:value-type="float" office:value="56178.9622497119" calcext:value-type="float">
            <text:p>56178.9622497119</text:p>
          </table:table-cell>
          <table:table-cell table:formula="of:=['selected results'.H55]+['selected results'.U55]+['selected results'.L55]" office:value-type="float" office:value="56802.3" calcext:value-type="float">
            <text:p>56802.3</text:p>
          </table:table-cell>
          <table:table-cell table:formula="of:=['selected results'.I55]+['selected results'.R55]+['selected results'.AC55]" office:value-type="float" office:value="54257.91" calcext:value-type="float">
            <text:p>54257.91</text:p>
          </table:table-cell>
          <table:table-cell table:formula="of:=['selected results'.J55]+['selected results'.S55]+['selected results'.AA55]+['selected results'.AJ55]" office:value-type="float" office:value="55294.66" calcext:value-type="float">
            <text:p>55294.66</text:p>
          </table:table-cell>
          <table:table-cell table:formula="of:=['selected results'.K55]+['selected results'.T55]+['selected results'.AB55]+['selected results'.AI55]+['selected results'.AL55]" office:value-type="float" office:value="54756.42" calcext:value-type="float">
            <text:p>54756.42</text:p>
          </table:table-cell>
          <table:table-cell table:formula="of:=ROUND([.P55]-[.L55])" office:value-type="float" office:value="0" calcext:value-type="float">
            <text:p>0</text:p>
          </table:table-cell>
          <table:table-cell table:formula="of:=[.T55]+ROUND([.Q55]-[.M55])" office:value-type="float" office:value="1524" calcext:value-type="float">
            <text:p>1524</text:p>
          </table:table-cell>
          <table:table-cell table:formula="of:=[.U55]+ROUND([.R55]-[.N55])" office:value-type="float" office:value="1422" calcext:value-type="float">
            <text:p>1422</text:p>
          </table:table-cell>
          <table:table-cell table:formula="of:=[.V55]+ROUND([.S55]-[.O55])" office:value-type="float" office:value="-1" calcext:value-type="float">
            <text:p>-1</text:p>
          </table:table-cell>
          <table:table-cell table:formula="of:=['selected results'.AM55]+['selected results'.AK55]+['selected results'.AD55]+['selected results'.V55]+['selected results'.M55]" office:value-type="float" office:value="35878760" calcext:value-type="float">
            <text:p>35878760</text:p>
          </table:table-cell>
          <table:table-cell table:formula="of:=['selected results'.AN55]" office:value-type="float" office:value="0.956236" calcext:value-type="float">
            <text:p>0.956236</text:p>
          </table:table-cell>
        </table:table-row>
        <table:table-row table:style-name="ro1">
          <table:table-cell table:formula="of:=['selected results'.A56]" office:value-type="float" office:value="52.32" calcext:value-type="float">
            <text:p>52.32</text:p>
          </table:table-cell>
          <table:table-cell table:formula="of:=['selected results'.B56]" office:value-type="float" office:value="1" calcext:value-type="float">
            <text:p>1</text:p>
          </table:table-cell>
          <table:table-cell table:formula="of:=[$'copy of results.csv '.C56]" office:value-type="float" office:value="0" calcext:value-type="float">
            <text:p>0</text:p>
          </table:table-cell>
          <table:table-cell table:formula="of:=SUM(['selected results'.D56:.G56])" office:value-type="float" office:value="648" calcext:value-type="float">
            <text:p>648</text:p>
          </table:table-cell>
          <table:table-cell table:formula="of:=SUM(['selected results'.N56:.Q56])" office:value-type="float" office:value="627.285" calcext:value-type="float">
            <text:p>627.285</text:p>
          </table:table-cell>
          <table:table-cell table:formula="of:=SUM(['selected results'.W56:.Z56])" office:value-type="float" office:value="627.2851" calcext:value-type="float">
            <text:p>627.2851</text:p>
          </table:table-cell>
          <table:table-cell table:formula="of:=SUM(['selected results'.AE56:.AH56])" office:value-type="float" office:value="619.8475" calcext:value-type="float">
            <text:p>619.8475</text:p>
          </table:table-cell>
          <table:table-cell table:formula="of:=SUMPRODUCT([$'inpt from problem params.ods'.$B$3:$'inpt from problem params.ods'.$E$3]*['selected results'.D56:.G56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56:.Q56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56:.Z56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56:.AH56])" office:value-type="float" office:value="183062.962249712" calcext:value-type="float">
            <text:p>183062.962249712</text:p>
          </table:table-cell>
          <table:table-cell table:formula="of:=[.H56]-['inpt from problem params.ods'.B$6]" office:value-type="float" office:value="56802.264694032" calcext:value-type="float">
            <text:p>56802.264694032</text:p>
          </table:table-cell>
          <table:table-cell table:formula="of:=[.I56]-['inpt from problem params.ods'.C$6]" office:value-type="float" office:value="52733.5375809807" calcext:value-type="float">
            <text:p>52733.5375809807</text:p>
          </table:table-cell>
          <table:table-cell table:formula="of:=[.J56]-['inpt from problem params.ods'.D$6]" office:value-type="float" office:value="55396.5799467998" calcext:value-type="float">
            <text:p>55396.5799467998</text:p>
          </table:table-cell>
          <table:table-cell table:formula="of:=[.K56]-['inpt from problem params.ods'.E$6]" office:value-type="float" office:value="56178.9622497119" calcext:value-type="float">
            <text:p>56178.9622497119</text:p>
          </table:table-cell>
          <table:table-cell table:formula="of:=['selected results'.H56]+['selected results'.U56]+['selected results'.L56]" office:value-type="float" office:value="56802.3" calcext:value-type="float">
            <text:p>56802.3</text:p>
          </table:table-cell>
          <table:table-cell table:formula="of:=['selected results'.I56]+['selected results'.R56]+['selected results'.AC56]" office:value-type="float" office:value="54257.91" calcext:value-type="float">
            <text:p>54257.91</text:p>
          </table:table-cell>
          <table:table-cell table:formula="of:=['selected results'.J56]+['selected results'.S56]+['selected results'.AA56]+['selected results'.AJ56]" office:value-type="float" office:value="55294.66" calcext:value-type="float">
            <text:p>55294.66</text:p>
          </table:table-cell>
          <table:table-cell table:formula="of:=['selected results'.K56]+['selected results'.T56]+['selected results'.AB56]+['selected results'.AI56]+['selected results'.AL56]" office:value-type="float" office:value="54756.42" calcext:value-type="float">
            <text:p>54756.42</text:p>
          </table:table-cell>
          <table:table-cell table:formula="of:=ROUND([.P56]-[.L56])" office:value-type="float" office:value="0" calcext:value-type="float">
            <text:p>0</text:p>
          </table:table-cell>
          <table:table-cell table:formula="of:=[.T56]+ROUND([.Q56]-[.M56])" office:value-type="float" office:value="1524" calcext:value-type="float">
            <text:p>1524</text:p>
          </table:table-cell>
          <table:table-cell table:formula="of:=[.U56]+ROUND([.R56]-[.N56])" office:value-type="float" office:value="1422" calcext:value-type="float">
            <text:p>1422</text:p>
          </table:table-cell>
          <table:table-cell table:formula="of:=[.V56]+ROUND([.S56]-[.O56])" office:value-type="float" office:value="-1" calcext:value-type="float">
            <text:p>-1</text:p>
          </table:table-cell>
          <table:table-cell table:formula="of:=['selected results'.AM56]+['selected results'.AK56]+['selected results'.AD56]+['selected results'.V56]+['selected results'.M56]" office:value-type="float" office:value="35878760" calcext:value-type="float">
            <text:p>35878760</text:p>
          </table:table-cell>
          <table:table-cell table:formula="of:=['selected results'.AN56]" office:value-type="float" office:value="0.956236" calcext:value-type="float">
            <text:p>0.956236</text:p>
          </table:table-cell>
        </table:table-row>
        <table:table-row table:style-name="ro1">
          <table:table-cell table:formula="of:=['selected results'.A57]" office:value-type="float" office:value="0" calcext:value-type="float">
            <text:p>0</text:p>
          </table:table-cell>
          <table:table-cell table:formula="of:=['selected results'.B57]" office:value-type="float" office:value="0" calcext:value-type="float">
            <text:p>0</text:p>
          </table:table-cell>
          <table:table-cell table:formula="of:=[$'copy of results.csv '.C57]" office:value-type="float" office:value="1" calcext:value-type="float">
            <text:p>1</text:p>
          </table:table-cell>
          <table:table-cell table:formula="of:=SUM(['selected results'.D57:.G57])" office:value-type="float" office:value="648" calcext:value-type="float">
            <text:p>648</text:p>
          </table:table-cell>
          <table:table-cell table:formula="of:=SUM(['selected results'.N57:.Q57])" office:value-type="float" office:value="633.9517" calcext:value-type="float">
            <text:p>633.9517</text:p>
          </table:table-cell>
          <table:table-cell table:formula="of:=SUM(['selected results'.W57:.Z57])" office:value-type="float" office:value="633.9518" calcext:value-type="float">
            <text:p>633.9518</text:p>
          </table:table-cell>
          <table:table-cell table:formula="of:=SUM(['selected results'.AE57:.AH57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57:.G57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57:.Q57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57:.Z57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57:.AH57])" office:value-type="float" office:value="187348.91726676" calcext:value-type="float">
            <text:p>187348.91726676</text:p>
          </table:table-cell>
          <table:table-cell table:formula="of:=[.H57]-['inpt from problem params.ods'.B$6]" office:value-type="float" office:value="56802.264694032" calcext:value-type="float">
            <text:p>56802.264694032</text:p>
          </table:table-cell>
          <table:table-cell table:formula="of:=[.I57]-['inpt from problem params.ods'.C$6]" office:value-type="float" office:value="55130.8749009407" calcext:value-type="float">
            <text:p>55130.8749009407</text:p>
          </table:table-cell>
          <table:table-cell table:formula="of:=[.J57]-['inpt from problem params.ods'.D$6]" office:value-type="float" office:value="57793.9172667598" calcext:value-type="float">
            <text:p>57793.9172667598</text:p>
          </table:table-cell>
          <table:table-cell table:formula="of:=[.K57]-['inpt from problem params.ods'.E$6]" office:value-type="float" office:value="60464.9172667599" calcext:value-type="float">
            <text:p>60464.9172667599</text:p>
          </table:table-cell>
          <table:table-cell table:formula="of:=['selected results'.H57]+['selected results'.U57]+['selected results'.L57]" office:value-type="float" office:value="56802.3" calcext:value-type="float">
            <text:p>56802.3</text:p>
          </table:table-cell>
          <table:table-cell table:formula="of:=['selected results'.I57]+['selected results'.R57]+['selected results'.AC57]" office:value-type="float" office:value="55130.8" calcext:value-type="float">
            <text:p>55130.8</text:p>
          </table:table-cell>
          <table:table-cell table:formula="of:=['selected results'.J57]+['selected results'.S57]+['selected results'.AA57]+['selected results'.AJ57]" office:value-type="float" office:value="57793.8" calcext:value-type="float">
            <text:p>57793.8</text:p>
          </table:table-cell>
          <table:table-cell table:formula="of:=['selected results'.K57]+['selected results'.T57]+['selected results'.AB57]+['selected results'.AI57]+['selected results'.AL57]" office:value-type="float" office:value="60464.8" calcext:value-type="float">
            <text:p>60464.8</text:p>
          </table:table-cell>
          <table:table-cell table:formula="of:=ROUND([.P57]-[.L57])" office:value-type="float" office:value="0" calcext:value-type="float">
            <text:p>0</text:p>
          </table:table-cell>
          <table:table-cell table:formula="of:=[.T57]+ROUND([.Q57]-[.M57])" office:value-type="float" office:value="0" calcext:value-type="float">
            <text:p>0</text:p>
          </table:table-cell>
          <table:table-cell table:formula="of:=[.U57]+ROUND([.R57]-[.N57])" office:value-type="float" office:value="0" calcext:value-type="float">
            <text:p>0</text:p>
          </table:table-cell>
          <table:table-cell table:formula="of:=[.V57]+ROUND([.S57]-[.O57])" office:value-type="float" office:value="0" calcext:value-type="float">
            <text:p>0</text:p>
          </table:table-cell>
          <table:table-cell table:formula="of:=['selected results'.AM57]+['selected results'.AK57]+['selected results'.AD57]+['selected results'.V57]+['selected results'.M57]" office:value-type="float" office:value="23353960" calcext:value-type="float">
            <text:p>23353960</text:p>
          </table:table-cell>
          <table:table-cell table:formula="of:=['selected results'.AN57]" office:value-type="float" office:value="0.734375" calcext:value-type="float">
            <text:p>0.734375</text:p>
          </table:table-cell>
        </table:table-row>
        <table:table-row table:style-name="ro1">
          <table:table-cell table:formula="of:=['selected results'.A58]" office:value-type="float" office:value="0" calcext:value-type="float">
            <text:p>0</text:p>
          </table:table-cell>
          <table:table-cell table:formula="of:=['selected results'.B58]" office:value-type="float" office:value="0.1" calcext:value-type="float">
            <text:p>0.1</text:p>
          </table:table-cell>
          <table:table-cell table:formula="of:=[$'copy of results.csv '.C58]" office:value-type="float" office:value="1" calcext:value-type="float">
            <text:p>1</text:p>
          </table:table-cell>
          <table:table-cell table:formula="of:=SUM(['selected results'.D58:.G58])" office:value-type="float" office:value="648" calcext:value-type="float">
            <text:p>648</text:p>
          </table:table-cell>
          <table:table-cell table:formula="of:=SUM(['selected results'.N58:.Q58])" office:value-type="float" office:value="633.9517" calcext:value-type="float">
            <text:p>633.9517</text:p>
          </table:table-cell>
          <table:table-cell table:formula="of:=SUM(['selected results'.W58:.Z58])" office:value-type="float" office:value="633.9518" calcext:value-type="float">
            <text:p>633.9518</text:p>
          </table:table-cell>
          <table:table-cell table:formula="of:=SUM(['selected results'.AE58:.AH58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58:.G58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58:.Q58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58:.Z58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58:.AH58])" office:value-type="float" office:value="187348.91726676" calcext:value-type="float">
            <text:p>187348.91726676</text:p>
          </table:table-cell>
          <table:table-cell table:formula="of:=[.H58]-['inpt from problem params.ods'.B$6]" office:value-type="float" office:value="56802.264694032" calcext:value-type="float">
            <text:p>56802.264694032</text:p>
          </table:table-cell>
          <table:table-cell table:formula="of:=[.I58]-['inpt from problem params.ods'.C$6]" office:value-type="float" office:value="55130.8749009407" calcext:value-type="float">
            <text:p>55130.8749009407</text:p>
          </table:table-cell>
          <table:table-cell table:formula="of:=[.J58]-['inpt from problem params.ods'.D$6]" office:value-type="float" office:value="57793.9172667598" calcext:value-type="float">
            <text:p>57793.9172667598</text:p>
          </table:table-cell>
          <table:table-cell table:formula="of:=[.K58]-['inpt from problem params.ods'.E$6]" office:value-type="float" office:value="60464.9172667599" calcext:value-type="float">
            <text:p>60464.9172667599</text:p>
          </table:table-cell>
          <table:table-cell table:formula="of:=['selected results'.H58]+['selected results'.U58]+['selected results'.L58]" office:value-type="float" office:value="56802.3" calcext:value-type="float">
            <text:p>56802.3</text:p>
          </table:table-cell>
          <table:table-cell table:formula="of:=['selected results'.I58]+['selected results'.R58]+['selected results'.AC58]" office:value-type="float" office:value="55130.8" calcext:value-type="float">
            <text:p>55130.8</text:p>
          </table:table-cell>
          <table:table-cell table:formula="of:=['selected results'.J58]+['selected results'.S58]+['selected results'.AA58]+['selected results'.AJ58]" office:value-type="float" office:value="57793.8" calcext:value-type="float">
            <text:p>57793.8</text:p>
          </table:table-cell>
          <table:table-cell table:formula="of:=['selected results'.K58]+['selected results'.T58]+['selected results'.AB58]+['selected results'.AI58]+['selected results'.AL58]" office:value-type="float" office:value="60464.8" calcext:value-type="float">
            <text:p>60464.8</text:p>
          </table:table-cell>
          <table:table-cell table:formula="of:=ROUND([.P58]-[.L58])" office:value-type="float" office:value="0" calcext:value-type="float">
            <text:p>0</text:p>
          </table:table-cell>
          <table:table-cell table:formula="of:=[.T58]+ROUND([.Q58]-[.M58])" office:value-type="float" office:value="0" calcext:value-type="float">
            <text:p>0</text:p>
          </table:table-cell>
          <table:table-cell table:formula="of:=[.U58]+ROUND([.R58]-[.N58])" office:value-type="float" office:value="0" calcext:value-type="float">
            <text:p>0</text:p>
          </table:table-cell>
          <table:table-cell table:formula="of:=[.V58]+ROUND([.S58]-[.O58])" office:value-type="float" office:value="0" calcext:value-type="float">
            <text:p>0</text:p>
          </table:table-cell>
          <table:table-cell table:formula="of:=['selected results'.AM58]+['selected results'.AK58]+['selected results'.AD58]+['selected results'.V58]+['selected results'.M58]" office:value-type="float" office:value="23353960" calcext:value-type="float">
            <text:p>23353960</text:p>
          </table:table-cell>
          <table:table-cell table:formula="of:=['selected results'.AN58]" office:value-type="float" office:value="0.734375" calcext:value-type="float">
            <text:p>0.734375</text:p>
          </table:table-cell>
        </table:table-row>
        <table:table-row table:style-name="ro1">
          <table:table-cell table:formula="of:=['selected results'.A59]" office:value-type="float" office:value="0" calcext:value-type="float">
            <text:p>0</text:p>
          </table:table-cell>
          <table:table-cell table:formula="of:=['selected results'.B59]" office:value-type="float" office:value="0.2" calcext:value-type="float">
            <text:p>0.2</text:p>
          </table:table-cell>
          <table:table-cell table:formula="of:=[$'copy of results.csv '.C59]" office:value-type="float" office:value="1" calcext:value-type="float">
            <text:p>1</text:p>
          </table:table-cell>
          <table:table-cell table:formula="of:=SUM(['selected results'.D59:.G59])" office:value-type="float" office:value="648" calcext:value-type="float">
            <text:p>648</text:p>
          </table:table-cell>
          <table:table-cell table:formula="of:=SUM(['selected results'.N59:.Q59])" office:value-type="float" office:value="633.9517" calcext:value-type="float">
            <text:p>633.9517</text:p>
          </table:table-cell>
          <table:table-cell table:formula="of:=SUM(['selected results'.W59:.Z59])" office:value-type="float" office:value="633.9518" calcext:value-type="float">
            <text:p>633.9518</text:p>
          </table:table-cell>
          <table:table-cell table:formula="of:=SUM(['selected results'.AE59:.AH59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59:.G59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59:.Q59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59:.Z59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59:.AH59])" office:value-type="float" office:value="187348.91726676" calcext:value-type="float">
            <text:p>187348.91726676</text:p>
          </table:table-cell>
          <table:table-cell table:formula="of:=[.H59]-['inpt from problem params.ods'.B$6]" office:value-type="float" office:value="56802.264694032" calcext:value-type="float">
            <text:p>56802.264694032</text:p>
          </table:table-cell>
          <table:table-cell table:formula="of:=[.I59]-['inpt from problem params.ods'.C$6]" office:value-type="float" office:value="55130.8749009407" calcext:value-type="float">
            <text:p>55130.8749009407</text:p>
          </table:table-cell>
          <table:table-cell table:formula="of:=[.J59]-['inpt from problem params.ods'.D$6]" office:value-type="float" office:value="57793.9172667598" calcext:value-type="float">
            <text:p>57793.9172667598</text:p>
          </table:table-cell>
          <table:table-cell table:formula="of:=[.K59]-['inpt from problem params.ods'.E$6]" office:value-type="float" office:value="60464.9172667599" calcext:value-type="float">
            <text:p>60464.9172667599</text:p>
          </table:table-cell>
          <table:table-cell table:formula="of:=['selected results'.H59]+['selected results'.U59]+['selected results'.L59]" office:value-type="float" office:value="56802.3" calcext:value-type="float">
            <text:p>56802.3</text:p>
          </table:table-cell>
          <table:table-cell table:formula="of:=['selected results'.I59]+['selected results'.R59]+['selected results'.AC59]" office:value-type="float" office:value="55130.8" calcext:value-type="float">
            <text:p>55130.8</text:p>
          </table:table-cell>
          <table:table-cell table:formula="of:=['selected results'.J59]+['selected results'.S59]+['selected results'.AA59]+['selected results'.AJ59]" office:value-type="float" office:value="57793.8" calcext:value-type="float">
            <text:p>57793.8</text:p>
          </table:table-cell>
          <table:table-cell table:formula="of:=['selected results'.K59]+['selected results'.T59]+['selected results'.AB59]+['selected results'.AI59]+['selected results'.AL59]" office:value-type="float" office:value="60464.8" calcext:value-type="float">
            <text:p>60464.8</text:p>
          </table:table-cell>
          <table:table-cell table:formula="of:=ROUND([.P59]-[.L59])" office:value-type="float" office:value="0" calcext:value-type="float">
            <text:p>0</text:p>
          </table:table-cell>
          <table:table-cell table:formula="of:=[.T59]+ROUND([.Q59]-[.M59])" office:value-type="float" office:value="0" calcext:value-type="float">
            <text:p>0</text:p>
          </table:table-cell>
          <table:table-cell table:formula="of:=[.U59]+ROUND([.R59]-[.N59])" office:value-type="float" office:value="0" calcext:value-type="float">
            <text:p>0</text:p>
          </table:table-cell>
          <table:table-cell table:formula="of:=[.V59]+ROUND([.S59]-[.O59])" office:value-type="float" office:value="0" calcext:value-type="float">
            <text:p>0</text:p>
          </table:table-cell>
          <table:table-cell table:formula="of:=['selected results'.AM59]+['selected results'.AK59]+['selected results'.AD59]+['selected results'.V59]+['selected results'.M59]" office:value-type="float" office:value="23353960" calcext:value-type="float">
            <text:p>23353960</text:p>
          </table:table-cell>
          <table:table-cell table:formula="of:=['selected results'.AN59]" office:value-type="float" office:value="0.734375" calcext:value-type="float">
            <text:p>0.734375</text:p>
          </table:table-cell>
        </table:table-row>
        <table:table-row table:style-name="ro1">
          <table:table-cell table:formula="of:=['selected results'.A60]" office:value-type="float" office:value="0" calcext:value-type="float">
            <text:p>0</text:p>
          </table:table-cell>
          <table:table-cell table:formula="of:=['selected results'.B60]" office:value-type="float" office:value="0.3" calcext:value-type="float">
            <text:p>0.3</text:p>
          </table:table-cell>
          <table:table-cell table:formula="of:=[$'copy of results.csv '.C60]" office:value-type="float" office:value="1" calcext:value-type="float">
            <text:p>1</text:p>
          </table:table-cell>
          <table:table-cell table:formula="of:=SUM(['selected results'.D60:.G60])" office:value-type="float" office:value="648" calcext:value-type="float">
            <text:p>648</text:p>
          </table:table-cell>
          <table:table-cell table:formula="of:=SUM(['selected results'.N60:.Q60])" office:value-type="float" office:value="633.9517" calcext:value-type="float">
            <text:p>633.9517</text:p>
          </table:table-cell>
          <table:table-cell table:formula="of:=SUM(['selected results'.W60:.Z60])" office:value-type="float" office:value="633.9518" calcext:value-type="float">
            <text:p>633.9518</text:p>
          </table:table-cell>
          <table:table-cell table:formula="of:=SUM(['selected results'.AE60:.AH60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60:.G60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60:.Q60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60:.Z60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60:.AH60])" office:value-type="float" office:value="187348.91726676" calcext:value-type="float">
            <text:p>187348.91726676</text:p>
          </table:table-cell>
          <table:table-cell table:formula="of:=[.H60]-['inpt from problem params.ods'.B$6]" office:value-type="float" office:value="56802.264694032" calcext:value-type="float">
            <text:p>56802.264694032</text:p>
          </table:table-cell>
          <table:table-cell table:formula="of:=[.I60]-['inpt from problem params.ods'.C$6]" office:value-type="float" office:value="55130.8749009407" calcext:value-type="float">
            <text:p>55130.8749009407</text:p>
          </table:table-cell>
          <table:table-cell table:formula="of:=[.J60]-['inpt from problem params.ods'.D$6]" office:value-type="float" office:value="57793.9172667598" calcext:value-type="float">
            <text:p>57793.9172667598</text:p>
          </table:table-cell>
          <table:table-cell table:formula="of:=[.K60]-['inpt from problem params.ods'.E$6]" office:value-type="float" office:value="60464.9172667599" calcext:value-type="float">
            <text:p>60464.9172667599</text:p>
          </table:table-cell>
          <table:table-cell table:formula="of:=['selected results'.H60]+['selected results'.U60]+['selected results'.L60]" office:value-type="float" office:value="56802.3" calcext:value-type="float">
            <text:p>56802.3</text:p>
          </table:table-cell>
          <table:table-cell table:formula="of:=['selected results'.I60]+['selected results'.R60]+['selected results'.AC60]" office:value-type="float" office:value="55130.8" calcext:value-type="float">
            <text:p>55130.8</text:p>
          </table:table-cell>
          <table:table-cell table:formula="of:=['selected results'.J60]+['selected results'.S60]+['selected results'.AA60]+['selected results'.AJ60]" office:value-type="float" office:value="57793.8" calcext:value-type="float">
            <text:p>57793.8</text:p>
          </table:table-cell>
          <table:table-cell table:formula="of:=['selected results'.K60]+['selected results'.T60]+['selected results'.AB60]+['selected results'.AI60]+['selected results'.AL60]" office:value-type="float" office:value="60464.8" calcext:value-type="float">
            <text:p>60464.8</text:p>
          </table:table-cell>
          <table:table-cell table:formula="of:=ROUND([.P60]-[.L60])" office:value-type="float" office:value="0" calcext:value-type="float">
            <text:p>0</text:p>
          </table:table-cell>
          <table:table-cell table:formula="of:=[.T60]+ROUND([.Q60]-[.M60])" office:value-type="float" office:value="0" calcext:value-type="float">
            <text:p>0</text:p>
          </table:table-cell>
          <table:table-cell table:formula="of:=[.U60]+ROUND([.R60]-[.N60])" office:value-type="float" office:value="0" calcext:value-type="float">
            <text:p>0</text:p>
          </table:table-cell>
          <table:table-cell table:formula="of:=[.V60]+ROUND([.S60]-[.O60])" office:value-type="float" office:value="0" calcext:value-type="float">
            <text:p>0</text:p>
          </table:table-cell>
          <table:table-cell table:formula="of:=['selected results'.AM60]+['selected results'.AK60]+['selected results'.AD60]+['selected results'.V60]+['selected results'.M60]" office:value-type="float" office:value="23353960" calcext:value-type="float">
            <text:p>23353960</text:p>
          </table:table-cell>
          <table:table-cell table:formula="of:=['selected results'.AN60]" office:value-type="float" office:value="0.734375" calcext:value-type="float">
            <text:p>0.734375</text:p>
          </table:table-cell>
        </table:table-row>
        <table:table-row table:style-name="ro1">
          <table:table-cell table:formula="of:=['selected results'.A61]" office:value-type="float" office:value="0" calcext:value-type="float">
            <text:p>0</text:p>
          </table:table-cell>
          <table:table-cell table:formula="of:=['selected results'.B61]" office:value-type="float" office:value="0.4" calcext:value-type="float">
            <text:p>0.4</text:p>
          </table:table-cell>
          <table:table-cell table:formula="of:=[$'copy of results.csv '.C61]" office:value-type="float" office:value="1" calcext:value-type="float">
            <text:p>1</text:p>
          </table:table-cell>
          <table:table-cell table:formula="of:=SUM(['selected results'.D61:.G61])" office:value-type="float" office:value="648" calcext:value-type="float">
            <text:p>648</text:p>
          </table:table-cell>
          <table:table-cell table:formula="of:=SUM(['selected results'.N61:.Q61])" office:value-type="float" office:value="633.9517" calcext:value-type="float">
            <text:p>633.9517</text:p>
          </table:table-cell>
          <table:table-cell table:formula="of:=SUM(['selected results'.W61:.Z61])" office:value-type="float" office:value="633.9518" calcext:value-type="float">
            <text:p>633.9518</text:p>
          </table:table-cell>
          <table:table-cell table:formula="of:=SUM(['selected results'.AE61:.AH61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61:.G61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61:.Q61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61:.Z61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61:.AH61])" office:value-type="float" office:value="187348.91726676" calcext:value-type="float">
            <text:p>187348.91726676</text:p>
          </table:table-cell>
          <table:table-cell table:formula="of:=[.H61]-['inpt from problem params.ods'.B$6]" office:value-type="float" office:value="56802.264694032" calcext:value-type="float">
            <text:p>56802.264694032</text:p>
          </table:table-cell>
          <table:table-cell table:formula="of:=[.I61]-['inpt from problem params.ods'.C$6]" office:value-type="float" office:value="55130.8749009407" calcext:value-type="float">
            <text:p>55130.8749009407</text:p>
          </table:table-cell>
          <table:table-cell table:formula="of:=[.J61]-['inpt from problem params.ods'.D$6]" office:value-type="float" office:value="57793.9172667598" calcext:value-type="float">
            <text:p>57793.9172667598</text:p>
          </table:table-cell>
          <table:table-cell table:formula="of:=[.K61]-['inpt from problem params.ods'.E$6]" office:value-type="float" office:value="60464.9172667599" calcext:value-type="float">
            <text:p>60464.9172667599</text:p>
          </table:table-cell>
          <table:table-cell table:formula="of:=['selected results'.H61]+['selected results'.U61]+['selected results'.L61]" office:value-type="float" office:value="56802.3" calcext:value-type="float">
            <text:p>56802.3</text:p>
          </table:table-cell>
          <table:table-cell table:formula="of:=['selected results'.I61]+['selected results'.R61]+['selected results'.AC61]" office:value-type="float" office:value="55130.8" calcext:value-type="float">
            <text:p>55130.8</text:p>
          </table:table-cell>
          <table:table-cell table:formula="of:=['selected results'.J61]+['selected results'.S61]+['selected results'.AA61]+['selected results'.AJ61]" office:value-type="float" office:value="57793.8" calcext:value-type="float">
            <text:p>57793.8</text:p>
          </table:table-cell>
          <table:table-cell table:formula="of:=['selected results'.K61]+['selected results'.T61]+['selected results'.AB61]+['selected results'.AI61]+['selected results'.AL61]" office:value-type="float" office:value="60464.8" calcext:value-type="float">
            <text:p>60464.8</text:p>
          </table:table-cell>
          <table:table-cell table:formula="of:=ROUND([.P61]-[.L61])" office:value-type="float" office:value="0" calcext:value-type="float">
            <text:p>0</text:p>
          </table:table-cell>
          <table:table-cell table:formula="of:=[.T61]+ROUND([.Q61]-[.M61])" office:value-type="float" office:value="0" calcext:value-type="float">
            <text:p>0</text:p>
          </table:table-cell>
          <table:table-cell table:formula="of:=[.U61]+ROUND([.R61]-[.N61])" office:value-type="float" office:value="0" calcext:value-type="float">
            <text:p>0</text:p>
          </table:table-cell>
          <table:table-cell table:formula="of:=[.V61]+ROUND([.S61]-[.O61])" office:value-type="float" office:value="0" calcext:value-type="float">
            <text:p>0</text:p>
          </table:table-cell>
          <table:table-cell table:formula="of:=['selected results'.AM61]+['selected results'.AK61]+['selected results'.AD61]+['selected results'.V61]+['selected results'.M61]" office:value-type="float" office:value="23353960" calcext:value-type="float">
            <text:p>23353960</text:p>
          </table:table-cell>
          <table:table-cell table:formula="of:=['selected results'.AN61]" office:value-type="float" office:value="0.734375" calcext:value-type="float">
            <text:p>0.734375</text:p>
          </table:table-cell>
        </table:table-row>
        <table:table-row table:style-name="ro1">
          <table:table-cell table:formula="of:=['selected results'.A62]" office:value-type="float" office:value="0" calcext:value-type="float">
            <text:p>0</text:p>
          </table:table-cell>
          <table:table-cell table:formula="of:=['selected results'.B62]" office:value-type="float" office:value="0.5" calcext:value-type="float">
            <text:p>0.5</text:p>
          </table:table-cell>
          <table:table-cell table:formula="of:=[$'copy of results.csv '.C62]" office:value-type="float" office:value="1" calcext:value-type="float">
            <text:p>1</text:p>
          </table:table-cell>
          <table:table-cell table:formula="of:=SUM(['selected results'.D62:.G62])" office:value-type="float" office:value="648" calcext:value-type="float">
            <text:p>648</text:p>
          </table:table-cell>
          <table:table-cell table:formula="of:=SUM(['selected results'.N62:.Q62])" office:value-type="float" office:value="633.9517" calcext:value-type="float">
            <text:p>633.9517</text:p>
          </table:table-cell>
          <table:table-cell table:formula="of:=SUM(['selected results'.W62:.Z62])" office:value-type="float" office:value="633.9518" calcext:value-type="float">
            <text:p>633.9518</text:p>
          </table:table-cell>
          <table:table-cell table:formula="of:=SUM(['selected results'.AE62:.AH62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62:.G62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62:.Q62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62:.Z62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62:.AH62])" office:value-type="float" office:value="187348.91726676" calcext:value-type="float">
            <text:p>187348.91726676</text:p>
          </table:table-cell>
          <table:table-cell table:formula="of:=[.H62]-['inpt from problem params.ods'.B$6]" office:value-type="float" office:value="56802.264694032" calcext:value-type="float">
            <text:p>56802.264694032</text:p>
          </table:table-cell>
          <table:table-cell table:formula="of:=[.I62]-['inpt from problem params.ods'.C$6]" office:value-type="float" office:value="55130.8749009407" calcext:value-type="float">
            <text:p>55130.8749009407</text:p>
          </table:table-cell>
          <table:table-cell table:formula="of:=[.J62]-['inpt from problem params.ods'.D$6]" office:value-type="float" office:value="57793.9172667598" calcext:value-type="float">
            <text:p>57793.9172667598</text:p>
          </table:table-cell>
          <table:table-cell table:formula="of:=[.K62]-['inpt from problem params.ods'.E$6]" office:value-type="float" office:value="60464.9172667599" calcext:value-type="float">
            <text:p>60464.9172667599</text:p>
          </table:table-cell>
          <table:table-cell table:formula="of:=['selected results'.H62]+['selected results'.U62]+['selected results'.L62]" office:value-type="float" office:value="56802.3" calcext:value-type="float">
            <text:p>56802.3</text:p>
          </table:table-cell>
          <table:table-cell table:formula="of:=['selected results'.I62]+['selected results'.R62]+['selected results'.AC62]" office:value-type="float" office:value="55130.8" calcext:value-type="float">
            <text:p>55130.8</text:p>
          </table:table-cell>
          <table:table-cell table:formula="of:=['selected results'.J62]+['selected results'.S62]+['selected results'.AA62]+['selected results'.AJ62]" office:value-type="float" office:value="57793.8" calcext:value-type="float">
            <text:p>57793.8</text:p>
          </table:table-cell>
          <table:table-cell table:formula="of:=['selected results'.K62]+['selected results'.T62]+['selected results'.AB62]+['selected results'.AI62]+['selected results'.AL62]" office:value-type="float" office:value="60464.8" calcext:value-type="float">
            <text:p>60464.8</text:p>
          </table:table-cell>
          <table:table-cell table:formula="of:=ROUND([.P62]-[.L62])" office:value-type="float" office:value="0" calcext:value-type="float">
            <text:p>0</text:p>
          </table:table-cell>
          <table:table-cell table:formula="of:=[.T62]+ROUND([.Q62]-[.M62])" office:value-type="float" office:value="0" calcext:value-type="float">
            <text:p>0</text:p>
          </table:table-cell>
          <table:table-cell table:formula="of:=[.U62]+ROUND([.R62]-[.N62])" office:value-type="float" office:value="0" calcext:value-type="float">
            <text:p>0</text:p>
          </table:table-cell>
          <table:table-cell table:formula="of:=[.V62]+ROUND([.S62]-[.O62])" office:value-type="float" office:value="0" calcext:value-type="float">
            <text:p>0</text:p>
          </table:table-cell>
          <table:table-cell table:formula="of:=['selected results'.AM62]+['selected results'.AK62]+['selected results'.AD62]+['selected results'.V62]+['selected results'.M62]" office:value-type="float" office:value="23353960" calcext:value-type="float">
            <text:p>23353960</text:p>
          </table:table-cell>
          <table:table-cell table:formula="of:=['selected results'.AN62]" office:value-type="float" office:value="0.734375" calcext:value-type="float">
            <text:p>0.734375</text:p>
          </table:table-cell>
        </table:table-row>
        <table:table-row table:style-name="ro1">
          <table:table-cell table:formula="of:=['selected results'.A63]" office:value-type="float" office:value="0" calcext:value-type="float">
            <text:p>0</text:p>
          </table:table-cell>
          <table:table-cell table:formula="of:=['selected results'.B63]" office:value-type="float" office:value="0.6" calcext:value-type="float">
            <text:p>0.6</text:p>
          </table:table-cell>
          <table:table-cell table:formula="of:=[$'copy of results.csv '.C63]" office:value-type="float" office:value="1" calcext:value-type="float">
            <text:p>1</text:p>
          </table:table-cell>
          <table:table-cell table:formula="of:=SUM(['selected results'.D63:.G63])" office:value-type="float" office:value="648" calcext:value-type="float">
            <text:p>648</text:p>
          </table:table-cell>
          <table:table-cell table:formula="of:=SUM(['selected results'.N63:.Q63])" office:value-type="float" office:value="633.9517" calcext:value-type="float">
            <text:p>633.9517</text:p>
          </table:table-cell>
          <table:table-cell table:formula="of:=SUM(['selected results'.W63:.Z63])" office:value-type="float" office:value="633.9518" calcext:value-type="float">
            <text:p>633.9518</text:p>
          </table:table-cell>
          <table:table-cell table:formula="of:=SUM(['selected results'.AE63:.AH63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63:.G63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63:.Q63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63:.Z63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63:.AH63])" office:value-type="float" office:value="187348.91726676" calcext:value-type="float">
            <text:p>187348.91726676</text:p>
          </table:table-cell>
          <table:table-cell table:formula="of:=[.H63]-['inpt from problem params.ods'.B$6]" office:value-type="float" office:value="56802.264694032" calcext:value-type="float">
            <text:p>56802.264694032</text:p>
          </table:table-cell>
          <table:table-cell table:formula="of:=[.I63]-['inpt from problem params.ods'.C$6]" office:value-type="float" office:value="55130.8749009407" calcext:value-type="float">
            <text:p>55130.8749009407</text:p>
          </table:table-cell>
          <table:table-cell table:formula="of:=[.J63]-['inpt from problem params.ods'.D$6]" office:value-type="float" office:value="57793.9172667598" calcext:value-type="float">
            <text:p>57793.9172667598</text:p>
          </table:table-cell>
          <table:table-cell table:formula="of:=[.K63]-['inpt from problem params.ods'.E$6]" office:value-type="float" office:value="60464.9172667599" calcext:value-type="float">
            <text:p>60464.9172667599</text:p>
          </table:table-cell>
          <table:table-cell table:formula="of:=['selected results'.H63]+['selected results'.U63]+['selected results'.L63]" office:value-type="float" office:value="56802.3" calcext:value-type="float">
            <text:p>56802.3</text:p>
          </table:table-cell>
          <table:table-cell table:formula="of:=['selected results'.I63]+['selected results'.R63]+['selected results'.AC63]" office:value-type="float" office:value="55130.8" calcext:value-type="float">
            <text:p>55130.8</text:p>
          </table:table-cell>
          <table:table-cell table:formula="of:=['selected results'.J63]+['selected results'.S63]+['selected results'.AA63]+['selected results'.AJ63]" office:value-type="float" office:value="57793.8" calcext:value-type="float">
            <text:p>57793.8</text:p>
          </table:table-cell>
          <table:table-cell table:formula="of:=['selected results'.K63]+['selected results'.T63]+['selected results'.AB63]+['selected results'.AI63]+['selected results'.AL63]" office:value-type="float" office:value="60464.8" calcext:value-type="float">
            <text:p>60464.8</text:p>
          </table:table-cell>
          <table:table-cell table:formula="of:=ROUND([.P63]-[.L63])" office:value-type="float" office:value="0" calcext:value-type="float">
            <text:p>0</text:p>
          </table:table-cell>
          <table:table-cell table:formula="of:=[.T63]+ROUND([.Q63]-[.M63])" office:value-type="float" office:value="0" calcext:value-type="float">
            <text:p>0</text:p>
          </table:table-cell>
          <table:table-cell table:formula="of:=[.U63]+ROUND([.R63]-[.N63])" office:value-type="float" office:value="0" calcext:value-type="float">
            <text:p>0</text:p>
          </table:table-cell>
          <table:table-cell table:formula="of:=[.V63]+ROUND([.S63]-[.O63])" office:value-type="float" office:value="0" calcext:value-type="float">
            <text:p>0</text:p>
          </table:table-cell>
          <table:table-cell table:formula="of:=['selected results'.AM63]+['selected results'.AK63]+['selected results'.AD63]+['selected results'.V63]+['selected results'.M63]" office:value-type="float" office:value="23353960" calcext:value-type="float">
            <text:p>23353960</text:p>
          </table:table-cell>
          <table:table-cell table:formula="of:=['selected results'.AN63]" office:value-type="float" office:value="0.734375" calcext:value-type="float">
            <text:p>0.734375</text:p>
          </table:table-cell>
        </table:table-row>
        <table:table-row table:style-name="ro1">
          <table:table-cell table:formula="of:=['selected results'.A64]" office:value-type="float" office:value="0" calcext:value-type="float">
            <text:p>0</text:p>
          </table:table-cell>
          <table:table-cell table:formula="of:=['selected results'.B64]" office:value-type="float" office:value="0.7" calcext:value-type="float">
            <text:p>0.7</text:p>
          </table:table-cell>
          <table:table-cell table:formula="of:=[$'copy of results.csv '.C64]" office:value-type="float" office:value="1" calcext:value-type="float">
            <text:p>1</text:p>
          </table:table-cell>
          <table:table-cell table:formula="of:=SUM(['selected results'.D64:.G64])" office:value-type="float" office:value="648" calcext:value-type="float">
            <text:p>648</text:p>
          </table:table-cell>
          <table:table-cell table:formula="of:=SUM(['selected results'.N64:.Q64])" office:value-type="float" office:value="633.9517" calcext:value-type="float">
            <text:p>633.9517</text:p>
          </table:table-cell>
          <table:table-cell table:formula="of:=SUM(['selected results'.W64:.Z64])" office:value-type="float" office:value="633.9518" calcext:value-type="float">
            <text:p>633.9518</text:p>
          </table:table-cell>
          <table:table-cell table:formula="of:=SUM(['selected results'.AE64:.AH64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64:.G64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64:.Q64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64:.Z64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64:.AH64])" office:value-type="float" office:value="187348.91726676" calcext:value-type="float">
            <text:p>187348.91726676</text:p>
          </table:table-cell>
          <table:table-cell table:formula="of:=[.H64]-['inpt from problem params.ods'.B$6]" office:value-type="float" office:value="56802.264694032" calcext:value-type="float">
            <text:p>56802.264694032</text:p>
          </table:table-cell>
          <table:table-cell table:formula="of:=[.I64]-['inpt from problem params.ods'.C$6]" office:value-type="float" office:value="55130.8749009407" calcext:value-type="float">
            <text:p>55130.8749009407</text:p>
          </table:table-cell>
          <table:table-cell table:formula="of:=[.J64]-['inpt from problem params.ods'.D$6]" office:value-type="float" office:value="57793.9172667598" calcext:value-type="float">
            <text:p>57793.9172667598</text:p>
          </table:table-cell>
          <table:table-cell table:formula="of:=[.K64]-['inpt from problem params.ods'.E$6]" office:value-type="float" office:value="60464.9172667599" calcext:value-type="float">
            <text:p>60464.9172667599</text:p>
          </table:table-cell>
          <table:table-cell table:formula="of:=['selected results'.H64]+['selected results'.U64]+['selected results'.L64]" office:value-type="float" office:value="56802.3" calcext:value-type="float">
            <text:p>56802.3</text:p>
          </table:table-cell>
          <table:table-cell table:formula="of:=['selected results'.I64]+['selected results'.R64]+['selected results'.AC64]" office:value-type="float" office:value="55130.8" calcext:value-type="float">
            <text:p>55130.8</text:p>
          </table:table-cell>
          <table:table-cell table:formula="of:=['selected results'.J64]+['selected results'.S64]+['selected results'.AA64]+['selected results'.AJ64]" office:value-type="float" office:value="57793.8" calcext:value-type="float">
            <text:p>57793.8</text:p>
          </table:table-cell>
          <table:table-cell table:formula="of:=['selected results'.K64]+['selected results'.T64]+['selected results'.AB64]+['selected results'.AI64]+['selected results'.AL64]" office:value-type="float" office:value="60464.8" calcext:value-type="float">
            <text:p>60464.8</text:p>
          </table:table-cell>
          <table:table-cell table:formula="of:=ROUND([.P64]-[.L64])" office:value-type="float" office:value="0" calcext:value-type="float">
            <text:p>0</text:p>
          </table:table-cell>
          <table:table-cell table:formula="of:=[.T64]+ROUND([.Q64]-[.M64])" office:value-type="float" office:value="0" calcext:value-type="float">
            <text:p>0</text:p>
          </table:table-cell>
          <table:table-cell table:formula="of:=[.U64]+ROUND([.R64]-[.N64])" office:value-type="float" office:value="0" calcext:value-type="float">
            <text:p>0</text:p>
          </table:table-cell>
          <table:table-cell table:formula="of:=[.V64]+ROUND([.S64]-[.O64])" office:value-type="float" office:value="0" calcext:value-type="float">
            <text:p>0</text:p>
          </table:table-cell>
          <table:table-cell table:formula="of:=['selected results'.AM64]+['selected results'.AK64]+['selected results'.AD64]+['selected results'.V64]+['selected results'.M64]" office:value-type="float" office:value="23353960" calcext:value-type="float">
            <text:p>23353960</text:p>
          </table:table-cell>
          <table:table-cell table:formula="of:=['selected results'.AN64]" office:value-type="float" office:value="0.734375" calcext:value-type="float">
            <text:p>0.734375</text:p>
          </table:table-cell>
        </table:table-row>
        <table:table-row table:style-name="ro1">
          <table:table-cell table:formula="of:=['selected results'.A65]" office:value-type="float" office:value="0" calcext:value-type="float">
            <text:p>0</text:p>
          </table:table-cell>
          <table:table-cell table:formula="of:=['selected results'.B65]" office:value-type="float" office:value="0.8" calcext:value-type="float">
            <text:p>0.8</text:p>
          </table:table-cell>
          <table:table-cell table:formula="of:=[$'copy of results.csv '.C65]" office:value-type="float" office:value="1" calcext:value-type="float">
            <text:p>1</text:p>
          </table:table-cell>
          <table:table-cell table:formula="of:=SUM(['selected results'.D65:.G65])" office:value-type="float" office:value="648" calcext:value-type="float">
            <text:p>648</text:p>
          </table:table-cell>
          <table:table-cell table:formula="of:=SUM(['selected results'.N65:.Q65])" office:value-type="float" office:value="633.9517" calcext:value-type="float">
            <text:p>633.9517</text:p>
          </table:table-cell>
          <table:table-cell table:formula="of:=SUM(['selected results'.W65:.Z65])" office:value-type="float" office:value="633.9518" calcext:value-type="float">
            <text:p>633.9518</text:p>
          </table:table-cell>
          <table:table-cell table:formula="of:=SUM(['selected results'.AE65:.AH65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65:.G65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65:.Q65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65:.Z65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65:.AH65])" office:value-type="float" office:value="187348.91726676" calcext:value-type="float">
            <text:p>187348.91726676</text:p>
          </table:table-cell>
          <table:table-cell table:formula="of:=[.H65]-['inpt from problem params.ods'.B$6]" office:value-type="float" office:value="56802.264694032" calcext:value-type="float">
            <text:p>56802.264694032</text:p>
          </table:table-cell>
          <table:table-cell table:formula="of:=[.I65]-['inpt from problem params.ods'.C$6]" office:value-type="float" office:value="55130.8749009407" calcext:value-type="float">
            <text:p>55130.8749009407</text:p>
          </table:table-cell>
          <table:table-cell table:formula="of:=[.J65]-['inpt from problem params.ods'.D$6]" office:value-type="float" office:value="57793.9172667598" calcext:value-type="float">
            <text:p>57793.9172667598</text:p>
          </table:table-cell>
          <table:table-cell table:formula="of:=[.K65]-['inpt from problem params.ods'.E$6]" office:value-type="float" office:value="60464.9172667599" calcext:value-type="float">
            <text:p>60464.9172667599</text:p>
          </table:table-cell>
          <table:table-cell table:formula="of:=['selected results'.H65]+['selected results'.U65]+['selected results'.L65]" office:value-type="float" office:value="56802.3" calcext:value-type="float">
            <text:p>56802.3</text:p>
          </table:table-cell>
          <table:table-cell table:formula="of:=['selected results'.I65]+['selected results'.R65]+['selected results'.AC65]" office:value-type="float" office:value="55130.8" calcext:value-type="float">
            <text:p>55130.8</text:p>
          </table:table-cell>
          <table:table-cell table:formula="of:=['selected results'.J65]+['selected results'.S65]+['selected results'.AA65]+['selected results'.AJ65]" office:value-type="float" office:value="57793.8" calcext:value-type="float">
            <text:p>57793.8</text:p>
          </table:table-cell>
          <table:table-cell table:formula="of:=['selected results'.K65]+['selected results'.T65]+['selected results'.AB65]+['selected results'.AI65]+['selected results'.AL65]" office:value-type="float" office:value="60464.8" calcext:value-type="float">
            <text:p>60464.8</text:p>
          </table:table-cell>
          <table:table-cell table:formula="of:=ROUND([.P65]-[.L65])" office:value-type="float" office:value="0" calcext:value-type="float">
            <text:p>0</text:p>
          </table:table-cell>
          <table:table-cell table:formula="of:=[.T65]+ROUND([.Q65]-[.M65])" office:value-type="float" office:value="0" calcext:value-type="float">
            <text:p>0</text:p>
          </table:table-cell>
          <table:table-cell table:formula="of:=[.U65]+ROUND([.R65]-[.N65])" office:value-type="float" office:value="0" calcext:value-type="float">
            <text:p>0</text:p>
          </table:table-cell>
          <table:table-cell table:formula="of:=[.V65]+ROUND([.S65]-[.O65])" office:value-type="float" office:value="0" calcext:value-type="float">
            <text:p>0</text:p>
          </table:table-cell>
          <table:table-cell table:formula="of:=['selected results'.AM65]+['selected results'.AK65]+['selected results'.AD65]+['selected results'.V65]+['selected results'.M65]" office:value-type="float" office:value="23353960" calcext:value-type="float">
            <text:p>23353960</text:p>
          </table:table-cell>
          <table:table-cell table:formula="of:=['selected results'.AN65]" office:value-type="float" office:value="0.734375" calcext:value-type="float">
            <text:p>0.734375</text:p>
          </table:table-cell>
        </table:table-row>
        <table:table-row table:style-name="ro1">
          <table:table-cell table:formula="of:=['selected results'.A66]" office:value-type="float" office:value="0" calcext:value-type="float">
            <text:p>0</text:p>
          </table:table-cell>
          <table:table-cell table:formula="of:=['selected results'.B66]" office:value-type="float" office:value="0.9" calcext:value-type="float">
            <text:p>0.9</text:p>
          </table:table-cell>
          <table:table-cell table:formula="of:=[$'copy of results.csv '.C66]" office:value-type="float" office:value="1" calcext:value-type="float">
            <text:p>1</text:p>
          </table:table-cell>
          <table:table-cell table:formula="of:=SUM(['selected results'.D66:.G66])" office:value-type="float" office:value="648" calcext:value-type="float">
            <text:p>648</text:p>
          </table:table-cell>
          <table:table-cell table:formula="of:=SUM(['selected results'.N66:.Q66])" office:value-type="float" office:value="633.9517" calcext:value-type="float">
            <text:p>633.9517</text:p>
          </table:table-cell>
          <table:table-cell table:formula="of:=SUM(['selected results'.W66:.Z66])" office:value-type="float" office:value="633.9518" calcext:value-type="float">
            <text:p>633.9518</text:p>
          </table:table-cell>
          <table:table-cell table:formula="of:=SUM(['selected results'.AE66:.AH66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66:.G66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66:.Q66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66:.Z66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66:.AH66])" office:value-type="float" office:value="187348.91726676" calcext:value-type="float">
            <text:p>187348.91726676</text:p>
          </table:table-cell>
          <table:table-cell table:formula="of:=[.H66]-['inpt from problem params.ods'.B$6]" office:value-type="float" office:value="56802.264694032" calcext:value-type="float">
            <text:p>56802.264694032</text:p>
          </table:table-cell>
          <table:table-cell table:formula="of:=[.I66]-['inpt from problem params.ods'.C$6]" office:value-type="float" office:value="55130.8749009407" calcext:value-type="float">
            <text:p>55130.8749009407</text:p>
          </table:table-cell>
          <table:table-cell table:formula="of:=[.J66]-['inpt from problem params.ods'.D$6]" office:value-type="float" office:value="57793.9172667598" calcext:value-type="float">
            <text:p>57793.9172667598</text:p>
          </table:table-cell>
          <table:table-cell table:formula="of:=[.K66]-['inpt from problem params.ods'.E$6]" office:value-type="float" office:value="60464.9172667599" calcext:value-type="float">
            <text:p>60464.9172667599</text:p>
          </table:table-cell>
          <table:table-cell table:formula="of:=['selected results'.H66]+['selected results'.U66]+['selected results'.L66]" office:value-type="float" office:value="56802.3" calcext:value-type="float">
            <text:p>56802.3</text:p>
          </table:table-cell>
          <table:table-cell table:formula="of:=['selected results'.I66]+['selected results'.R66]+['selected results'.AC66]" office:value-type="float" office:value="55130.8" calcext:value-type="float">
            <text:p>55130.8</text:p>
          </table:table-cell>
          <table:table-cell table:formula="of:=['selected results'.J66]+['selected results'.S66]+['selected results'.AA66]+['selected results'.AJ66]" office:value-type="float" office:value="57793.8" calcext:value-type="float">
            <text:p>57793.8</text:p>
          </table:table-cell>
          <table:table-cell table:formula="of:=['selected results'.K66]+['selected results'.T66]+['selected results'.AB66]+['selected results'.AI66]+['selected results'.AL66]" office:value-type="float" office:value="60464.8" calcext:value-type="float">
            <text:p>60464.8</text:p>
          </table:table-cell>
          <table:table-cell table:formula="of:=ROUND([.P66]-[.L66])" office:value-type="float" office:value="0" calcext:value-type="float">
            <text:p>0</text:p>
          </table:table-cell>
          <table:table-cell table:formula="of:=[.T66]+ROUND([.Q66]-[.M66])" office:value-type="float" office:value="0" calcext:value-type="float">
            <text:p>0</text:p>
          </table:table-cell>
          <table:table-cell table:formula="of:=[.U66]+ROUND([.R66]-[.N66])" office:value-type="float" office:value="0" calcext:value-type="float">
            <text:p>0</text:p>
          </table:table-cell>
          <table:table-cell table:formula="of:=[.V66]+ROUND([.S66]-[.O66])" office:value-type="float" office:value="0" calcext:value-type="float">
            <text:p>0</text:p>
          </table:table-cell>
          <table:table-cell table:formula="of:=['selected results'.AM66]+['selected results'.AK66]+['selected results'.AD66]+['selected results'.V66]+['selected results'.M66]" office:value-type="float" office:value="23353960" calcext:value-type="float">
            <text:p>23353960</text:p>
          </table:table-cell>
          <table:table-cell table:formula="of:=['selected results'.AN66]" office:value-type="float" office:value="0.734375" calcext:value-type="float">
            <text:p>0.734375</text:p>
          </table:table-cell>
        </table:table-row>
        <table:table-row table:style-name="ro1">
          <table:table-cell table:formula="of:=['selected results'.A67]" office:value-type="float" office:value="0" calcext:value-type="float">
            <text:p>0</text:p>
          </table:table-cell>
          <table:table-cell table:formula="of:=['selected results'.B67]" office:value-type="float" office:value="1" calcext:value-type="float">
            <text:p>1</text:p>
          </table:table-cell>
          <table:table-cell table:formula="of:=[$'copy of results.csv '.C67]" office:value-type="float" office:value="1" calcext:value-type="float">
            <text:p>1</text:p>
          </table:table-cell>
          <table:table-cell table:formula="of:=SUM(['selected results'.D67:.G67])" office:value-type="float" office:value="648" calcext:value-type="float">
            <text:p>648</text:p>
          </table:table-cell>
          <table:table-cell table:formula="of:=SUM(['selected results'.N67:.Q67])" office:value-type="float" office:value="633.9517" calcext:value-type="float">
            <text:p>633.9517</text:p>
          </table:table-cell>
          <table:table-cell table:formula="of:=SUM(['selected results'.W67:.Z67])" office:value-type="float" office:value="633.9518" calcext:value-type="float">
            <text:p>633.9518</text:p>
          </table:table-cell>
          <table:table-cell table:formula="of:=SUM(['selected results'.AE67:.AH67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67:.G67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67:.Q67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67:.Z67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67:.AH67])" office:value-type="float" office:value="187348.91726676" calcext:value-type="float">
            <text:p>187348.91726676</text:p>
          </table:table-cell>
          <table:table-cell table:formula="of:=[.H67]-['inpt from problem params.ods'.B$6]" office:value-type="float" office:value="56802.264694032" calcext:value-type="float">
            <text:p>56802.264694032</text:p>
          </table:table-cell>
          <table:table-cell table:formula="of:=[.I67]-['inpt from problem params.ods'.C$6]" office:value-type="float" office:value="55130.8749009407" calcext:value-type="float">
            <text:p>55130.8749009407</text:p>
          </table:table-cell>
          <table:table-cell table:formula="of:=[.J67]-['inpt from problem params.ods'.D$6]" office:value-type="float" office:value="57793.9172667598" calcext:value-type="float">
            <text:p>57793.9172667598</text:p>
          </table:table-cell>
          <table:table-cell table:formula="of:=[.K67]-['inpt from problem params.ods'.E$6]" office:value-type="float" office:value="60464.9172667599" calcext:value-type="float">
            <text:p>60464.9172667599</text:p>
          </table:table-cell>
          <table:table-cell table:formula="of:=['selected results'.H67]+['selected results'.U67]+['selected results'.L67]" office:value-type="float" office:value="56802.3" calcext:value-type="float">
            <text:p>56802.3</text:p>
          </table:table-cell>
          <table:table-cell table:formula="of:=['selected results'.I67]+['selected results'.R67]+['selected results'.AC67]" office:value-type="float" office:value="55130.8" calcext:value-type="float">
            <text:p>55130.8</text:p>
          </table:table-cell>
          <table:table-cell table:formula="of:=['selected results'.J67]+['selected results'.S67]+['selected results'.AA67]+['selected results'.AJ67]" office:value-type="float" office:value="57793.8" calcext:value-type="float">
            <text:p>57793.8</text:p>
          </table:table-cell>
          <table:table-cell table:formula="of:=['selected results'.K67]+['selected results'.T67]+['selected results'.AB67]+['selected results'.AI67]+['selected results'.AL67]" office:value-type="float" office:value="60464.8" calcext:value-type="float">
            <text:p>60464.8</text:p>
          </table:table-cell>
          <table:table-cell table:formula="of:=ROUND([.P67]-[.L67])" office:value-type="float" office:value="0" calcext:value-type="float">
            <text:p>0</text:p>
          </table:table-cell>
          <table:table-cell table:formula="of:=[.T67]+ROUND([.Q67]-[.M67])" office:value-type="float" office:value="0" calcext:value-type="float">
            <text:p>0</text:p>
          </table:table-cell>
          <table:table-cell table:formula="of:=[.U67]+ROUND([.R67]-[.N67])" office:value-type="float" office:value="0" calcext:value-type="float">
            <text:p>0</text:p>
          </table:table-cell>
          <table:table-cell table:formula="of:=[.V67]+ROUND([.S67]-[.O67])" office:value-type="float" office:value="0" calcext:value-type="float">
            <text:p>0</text:p>
          </table:table-cell>
          <table:table-cell table:formula="of:=['selected results'.AM67]+['selected results'.AK67]+['selected results'.AD67]+['selected results'.V67]+['selected results'.M67]" office:value-type="float" office:value="23353960" calcext:value-type="float">
            <text:p>23353960</text:p>
          </table:table-cell>
          <table:table-cell table:formula="of:=['selected results'.AN67]" office:value-type="float" office:value="0.734375" calcext:value-type="float">
            <text:p>0.734375</text:p>
          </table:table-cell>
        </table:table-row>
        <table:table-row table:style-name="ro1">
          <table:table-cell table:formula="of:=['selected results'.A68]" office:value-type="float" office:value="6.54" calcext:value-type="float">
            <text:p>6.54</text:p>
          </table:table-cell>
          <table:table-cell table:formula="of:=['selected results'.B68]" office:value-type="float" office:value="0" calcext:value-type="float">
            <text:p>0</text:p>
          </table:table-cell>
          <table:table-cell table:formula="of:=[$'copy of results.csv '.C68]" office:value-type="float" office:value="1" calcext:value-type="float">
            <text:p>1</text:p>
          </table:table-cell>
          <table:table-cell table:formula="of:=SUM(['selected results'.D68:.G68])" office:value-type="float" office:value="648" calcext:value-type="float">
            <text:p>648</text:p>
          </table:table-cell>
          <table:table-cell table:formula="of:=SUM(['selected results'.N68:.Q68])" office:value-type="float" office:value="633.9517" calcext:value-type="float">
            <text:p>633.9517</text:p>
          </table:table-cell>
          <table:table-cell table:formula="of:=SUM(['selected results'.W68:.Z68])" office:value-type="float" office:value="633.9518" calcext:value-type="float">
            <text:p>633.9518</text:p>
          </table:table-cell>
          <table:table-cell table:formula="of:=SUM(['selected results'.AE68:.AH68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68:.G68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68:.Q68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68:.Z68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68:.AH68])" office:value-type="float" office:value="187348.91726676" calcext:value-type="float">
            <text:p>187348.91726676</text:p>
          </table:table-cell>
          <table:table-cell table:formula="of:=[.H68]-['inpt from problem params.ods'.B$6]" office:value-type="float" office:value="56802.264694032" calcext:value-type="float">
            <text:p>56802.264694032</text:p>
          </table:table-cell>
          <table:table-cell table:formula="of:=[.I68]-['inpt from problem params.ods'.C$6]" office:value-type="float" office:value="55130.8749009407" calcext:value-type="float">
            <text:p>55130.8749009407</text:p>
          </table:table-cell>
          <table:table-cell table:formula="of:=[.J68]-['inpt from problem params.ods'.D$6]" office:value-type="float" office:value="57793.9172667598" calcext:value-type="float">
            <text:p>57793.9172667598</text:p>
          </table:table-cell>
          <table:table-cell table:formula="of:=[.K68]-['inpt from problem params.ods'.E$6]" office:value-type="float" office:value="60464.9172667599" calcext:value-type="float">
            <text:p>60464.9172667599</text:p>
          </table:table-cell>
          <table:table-cell table:formula="of:=['selected results'.H68]+['selected results'.U68]+['selected results'.L68]" office:value-type="float" office:value="56802.3" calcext:value-type="float">
            <text:p>56802.3</text:p>
          </table:table-cell>
          <table:table-cell table:formula="of:=['selected results'.I68]+['selected results'.R68]+['selected results'.AC68]" office:value-type="float" office:value="82287.2" calcext:value-type="float">
            <text:p>82287.2</text:p>
          </table:table-cell>
          <table:table-cell table:formula="of:=['selected results'.J68]+['selected results'.S68]+['selected results'.AA68]+['selected results'.AJ68]" office:value-type="float" office:value="32994.3" calcext:value-type="float">
            <text:p>32994.3</text:p>
          </table:table-cell>
          <table:table-cell table:formula="of:=['selected results'.K68]+['selected results'.T68]+['selected results'.AB68]+['selected results'.AI68]+['selected results'.AL68]" office:value-type="float" office:value="58108" calcext:value-type="float">
            <text:p>58108</text:p>
          </table:table-cell>
          <table:table-cell table:formula="of:=ROUND([.P68]-[.L68])" office:value-type="float" office:value="0" calcext:value-type="float">
            <text:p>0</text:p>
          </table:table-cell>
          <table:table-cell table:formula="of:=[.T68]+ROUND([.Q68]-[.M68])" office:value-type="float" office:value="27156" calcext:value-type="float">
            <text:p>27156</text:p>
          </table:table-cell>
          <table:table-cell table:formula="of:=[.U68]+ROUND([.R68]-[.N68])" office:value-type="float" office:value="2356" calcext:value-type="float">
            <text:p>2356</text:p>
          </table:table-cell>
          <table:table-cell table:formula="of:=[.V68]+ROUND([.S68]-[.O68])" office:value-type="float" office:value="-1" calcext:value-type="float">
            <text:p>-1</text:p>
          </table:table-cell>
          <table:table-cell table:formula="of:=['selected results'.AM68]+['selected results'.AK68]+['selected results'.AD68]+['selected results'.V68]+['selected results'.M68]" office:value-type="float" office:value="24927290" calcext:value-type="float">
            <text:p>24927290</text:p>
          </table:table-cell>
          <table:table-cell table:formula="of:=['selected results'.AN68]" office:value-type="float" office:value="0.792679" calcext:value-type="float">
            <text:p>0.792679</text:p>
          </table:table-cell>
        </table:table-row>
        <table:table-row table:style-name="ro1">
          <table:table-cell table:formula="of:=['selected results'.A69]" office:value-type="float" office:value="6.54" calcext:value-type="float">
            <text:p>6.54</text:p>
          </table:table-cell>
          <table:table-cell table:formula="of:=['selected results'.B69]" office:value-type="float" office:value="0.1" calcext:value-type="float">
            <text:p>0.1</text:p>
          </table:table-cell>
          <table:table-cell table:formula="of:=[$'copy of results.csv '.C69]" office:value-type="float" office:value="1" calcext:value-type="float">
            <text:p>1</text:p>
          </table:table-cell>
          <table:table-cell table:formula="of:=SUM(['selected results'.D69:.G69])" office:value-type="float" office:value="648" calcext:value-type="float">
            <text:p>648</text:p>
          </table:table-cell>
          <table:table-cell table:formula="of:=SUM(['selected results'.N69:.Q69])" office:value-type="float" office:value="633.9517" calcext:value-type="float">
            <text:p>633.9517</text:p>
          </table:table-cell>
          <table:table-cell table:formula="of:=SUM(['selected results'.W69:.Z69])" office:value-type="float" office:value="633.9518" calcext:value-type="float">
            <text:p>633.9518</text:p>
          </table:table-cell>
          <table:table-cell table:formula="of:=SUM(['selected results'.AE69:.AH69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69:.G69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69:.Q69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69:.Z69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69:.AH69])" office:value-type="float" office:value="187348.91726676" calcext:value-type="float">
            <text:p>187348.91726676</text:p>
          </table:table-cell>
          <table:table-cell table:formula="of:=[.H69]-['inpt from problem params.ods'.B$6]" office:value-type="float" office:value="56802.264694032" calcext:value-type="float">
            <text:p>56802.264694032</text:p>
          </table:table-cell>
          <table:table-cell table:formula="of:=[.I69]-['inpt from problem params.ods'.C$6]" office:value-type="float" office:value="55130.8749009407" calcext:value-type="float">
            <text:p>55130.8749009407</text:p>
          </table:table-cell>
          <table:table-cell table:formula="of:=[.J69]-['inpt from problem params.ods'.D$6]" office:value-type="float" office:value="57793.9172667598" calcext:value-type="float">
            <text:p>57793.9172667598</text:p>
          </table:table-cell>
          <table:table-cell table:formula="of:=[.K69]-['inpt from problem params.ods'.E$6]" office:value-type="float" office:value="60464.9172667599" calcext:value-type="float">
            <text:p>60464.9172667599</text:p>
          </table:table-cell>
          <table:table-cell table:formula="of:=['selected results'.H69]+['selected results'.U69]+['selected results'.L69]" office:value-type="float" office:value="106763" calcext:value-type="float">
            <text:p>106763</text:p>
          </table:table-cell>
          <table:table-cell table:formula="of:=['selected results'.I69]+['selected results'.R69]+['selected results'.AC69]" office:value-type="float" office:value="46097" calcext:value-type="float">
            <text:p>46097</text:p>
          </table:table-cell>
          <table:table-cell table:formula="of:=['selected results'.J69]+['selected results'.S69]+['selected results'.AA69]+['selected results'.AJ69]" office:value-type="float" office:value="60141.4" calcext:value-type="float">
            <text:p>60141.4</text:p>
          </table:table-cell>
          <table:table-cell table:formula="of:=['selected results'.K69]+['selected results'.T69]+['selected results'.AB69]+['selected results'.AI69]+['selected results'.AL69]" office:value-type="float" office:value="17190.1" calcext:value-type="float">
            <text:p>17190.1</text:p>
          </table:table-cell>
          <table:table-cell table:formula="of:=ROUND([.P69]-[.L69])" office:value-type="float" office:value="49961" calcext:value-type="float">
            <text:p>49961</text:p>
          </table:table-cell>
          <table:table-cell table:formula="of:=[.T69]+ROUND([.Q69]-[.M69])" office:value-type="float" office:value="40927" calcext:value-type="float">
            <text:p>40927</text:p>
          </table:table-cell>
          <table:table-cell table:formula="of:=[.U69]+ROUND([.R69]-[.N69])" office:value-type="float" office:value="43274" calcext:value-type="float">
            <text:p>43274</text:p>
          </table:table-cell>
          <table:table-cell table:formula="of:=[.V69]+ROUND([.S69]-[.O69])" office:value-type="float" office:value="-1" calcext:value-type="float">
            <text:p>-1</text:p>
          </table:table-cell>
          <table:table-cell table:formula="of:=['selected results'.AM69]+['selected results'.AK69]+['selected results'.AD69]+['selected results'.V69]+['selected results'.M69]" office:value-type="float" office:value="24949600" calcext:value-type="float">
            <text:p>24949600</text:p>
          </table:table-cell>
          <table:table-cell table:formula="of:=['selected results'.AN69]" office:value-type="float" office:value="0.794946" calcext:value-type="float">
            <text:p>0.794946</text:p>
          </table:table-cell>
        </table:table-row>
        <table:table-row table:style-name="ro1">
          <table:table-cell table:formula="of:=['selected results'.A70]" office:value-type="float" office:value="6.54" calcext:value-type="float">
            <text:p>6.54</text:p>
          </table:table-cell>
          <table:table-cell table:formula="of:=['selected results'.B70]" office:value-type="float" office:value="0.2" calcext:value-type="float">
            <text:p>0.2</text:p>
          </table:table-cell>
          <table:table-cell table:formula="of:=[$'copy of results.csv '.C70]" office:value-type="float" office:value="1" calcext:value-type="float">
            <text:p>1</text:p>
          </table:table-cell>
          <table:table-cell table:formula="of:=SUM(['selected results'.D70:.G70])" office:value-type="float" office:value="648" calcext:value-type="float">
            <text:p>648</text:p>
          </table:table-cell>
          <table:table-cell table:formula="of:=SUM(['selected results'.N70:.Q70])" office:value-type="float" office:value="633.9517" calcext:value-type="float">
            <text:p>633.9517</text:p>
          </table:table-cell>
          <table:table-cell table:formula="of:=SUM(['selected results'.W70:.Z70])" office:value-type="float" office:value="633.9518" calcext:value-type="float">
            <text:p>633.9518</text:p>
          </table:table-cell>
          <table:table-cell table:formula="of:=SUM(['selected results'.AE70:.AH70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70:.G70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70:.Q70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70:.Z70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70:.AH70])" office:value-type="float" office:value="187348.91726676" calcext:value-type="float">
            <text:p>187348.91726676</text:p>
          </table:table-cell>
          <table:table-cell table:formula="of:=[.H70]-['inpt from problem params.ods'.B$6]" office:value-type="float" office:value="56802.264694032" calcext:value-type="float">
            <text:p>56802.264694032</text:p>
          </table:table-cell>
          <table:table-cell table:formula="of:=[.I70]-['inpt from problem params.ods'.C$6]" office:value-type="float" office:value="55130.8749009407" calcext:value-type="float">
            <text:p>55130.8749009407</text:p>
          </table:table-cell>
          <table:table-cell table:formula="of:=[.J70]-['inpt from problem params.ods'.D$6]" office:value-type="float" office:value="57793.9172667598" calcext:value-type="float">
            <text:p>57793.9172667598</text:p>
          </table:table-cell>
          <table:table-cell table:formula="of:=[.K70]-['inpt from problem params.ods'.E$6]" office:value-type="float" office:value="60464.9172667599" calcext:value-type="float">
            <text:p>60464.9172667599</text:p>
          </table:table-cell>
          <table:table-cell table:formula="of:=['selected results'.H70]+['selected results'.U70]+['selected results'.L70]" office:value-type="float" office:value="106763" calcext:value-type="float">
            <text:p>106763</text:p>
          </table:table-cell>
          <table:table-cell table:formula="of:=['selected results'.I70]+['selected results'.R70]+['selected results'.AC70]" office:value-type="float" office:value="49645" calcext:value-type="float">
            <text:p>49645</text:p>
          </table:table-cell>
          <table:table-cell table:formula="of:=['selected results'.J70]+['selected results'.S70]+['selected results'.AA70]+['selected results'.AJ70]" office:value-type="float" office:value="66752.6" calcext:value-type="float">
            <text:p>66752.6</text:p>
          </table:table-cell>
          <table:table-cell table:formula="of:=['selected results'.K70]+['selected results'.T70]+['selected results'.AB70]+['selected results'.AI70]+['selected results'.AL70]" office:value-type="float" office:value="7030.82" calcext:value-type="float">
            <text:p>7030.82</text:p>
          </table:table-cell>
          <table:table-cell table:formula="of:=ROUND([.P70]-[.L70])" office:value-type="float" office:value="49961" calcext:value-type="float">
            <text:p>49961</text:p>
          </table:table-cell>
          <table:table-cell table:formula="of:=[.T70]+ROUND([.Q70]-[.M70])" office:value-type="float" office:value="44475" calcext:value-type="float">
            <text:p>44475</text:p>
          </table:table-cell>
          <table:table-cell table:formula="of:=[.U70]+ROUND([.R70]-[.N70])" office:value-type="float" office:value="53434" calcext:value-type="float">
            <text:p>53434</text:p>
          </table:table-cell>
          <table:table-cell table:formula="of:=[.V70]+ROUND([.S70]-[.O70])" office:value-type="float" office:value="0" calcext:value-type="float">
            <text:p>0</text:p>
          </table:table-cell>
          <table:table-cell table:formula="of:=['selected results'.AM70]+['selected results'.AK70]+['selected results'.AD70]+['selected results'.V70]+['selected results'.M70]" office:value-type="float" office:value="24952000" calcext:value-type="float">
            <text:p>24952000</text:p>
          </table:table-cell>
          <table:table-cell table:formula="of:=['selected results'.AN70]" office:value-type="float" office:value="0.794946" calcext:value-type="float">
            <text:p>0.794946</text:p>
          </table:table-cell>
        </table:table-row>
        <table:table-row table:style-name="ro1">
          <table:table-cell table:formula="of:=['selected results'.A71]" office:value-type="float" office:value="6.54" calcext:value-type="float">
            <text:p>6.54</text:p>
          </table:table-cell>
          <table:table-cell table:formula="of:=['selected results'.B71]" office:value-type="float" office:value="0.3" calcext:value-type="float">
            <text:p>0.3</text:p>
          </table:table-cell>
          <table:table-cell table:formula="of:=[$'copy of results.csv '.C71]" office:value-type="float" office:value="1" calcext:value-type="float">
            <text:p>1</text:p>
          </table:table-cell>
          <table:table-cell table:formula="of:=SUM(['selected results'.D71:.G71])" office:value-type="float" office:value="648" calcext:value-type="float">
            <text:p>648</text:p>
          </table:table-cell>
          <table:table-cell table:formula="of:=SUM(['selected results'.N71:.Q71])" office:value-type="float" office:value="633.9517" calcext:value-type="float">
            <text:p>633.9517</text:p>
          </table:table-cell>
          <table:table-cell table:formula="of:=SUM(['selected results'.W71:.Z71])" office:value-type="float" office:value="633.9518" calcext:value-type="float">
            <text:p>633.9518</text:p>
          </table:table-cell>
          <table:table-cell table:formula="of:=SUM(['selected results'.AE71:.AH71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71:.G71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71:.Q71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71:.Z71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71:.AH71])" office:value-type="float" office:value="187348.91726676" calcext:value-type="float">
            <text:p>187348.91726676</text:p>
          </table:table-cell>
          <table:table-cell table:formula="of:=[.H71]-['inpt from problem params.ods'.B$6]" office:value-type="float" office:value="56802.264694032" calcext:value-type="float">
            <text:p>56802.264694032</text:p>
          </table:table-cell>
          <table:table-cell table:formula="of:=[.I71]-['inpt from problem params.ods'.C$6]" office:value-type="float" office:value="55130.8749009407" calcext:value-type="float">
            <text:p>55130.8749009407</text:p>
          </table:table-cell>
          <table:table-cell table:formula="of:=[.J71]-['inpt from problem params.ods'.D$6]" office:value-type="float" office:value="57793.9172667598" calcext:value-type="float">
            <text:p>57793.9172667598</text:p>
          </table:table-cell>
          <table:table-cell table:formula="of:=[.K71]-['inpt from problem params.ods'.E$6]" office:value-type="float" office:value="60464.9172667599" calcext:value-type="float">
            <text:p>60464.9172667599</text:p>
          </table:table-cell>
          <table:table-cell table:formula="of:=['selected results'.H71]+['selected results'.U71]+['selected results'.L71]" office:value-type="float" office:value="106763" calcext:value-type="float">
            <text:p>106763</text:p>
          </table:table-cell>
          <table:table-cell table:formula="of:=['selected results'.I71]+['selected results'.R71]+['selected results'.AC71]" office:value-type="float" office:value="54558.5" calcext:value-type="float">
            <text:p>54558.5</text:p>
          </table:table-cell>
          <table:table-cell table:formula="of:=['selected results'.J71]+['selected results'.S71]+['selected results'.AA71]+['selected results'.AJ71]" office:value-type="float" office:value="63005.6" calcext:value-type="float">
            <text:p>63005.6</text:p>
          </table:table-cell>
          <table:table-cell table:formula="of:=['selected results'.K71]+['selected results'.T71]+['selected results'.AB71]+['selected results'.AI71]+['selected results'.AL71]" office:value-type="float" office:value="5864.33" calcext:value-type="float">
            <text:p>5864.33</text:p>
          </table:table-cell>
          <table:table-cell table:formula="of:=ROUND([.P71]-[.L71])" office:value-type="float" office:value="49961" calcext:value-type="float">
            <text:p>49961</text:p>
          </table:table-cell>
          <table:table-cell table:formula="of:=[.T71]+ROUND([.Q71]-[.M71])" office:value-type="float" office:value="49389" calcext:value-type="float">
            <text:p>49389</text:p>
          </table:table-cell>
          <table:table-cell table:formula="of:=[.U71]+ROUND([.R71]-[.N71])" office:value-type="float" office:value="54601" calcext:value-type="float">
            <text:p>54601</text:p>
          </table:table-cell>
          <table:table-cell table:formula="of:=[.V71]+ROUND([.S71]-[.O71])" office:value-type="float" office:value="0" calcext:value-type="float">
            <text:p>0</text:p>
          </table:table-cell>
          <table:table-cell table:formula="of:=['selected results'.AM71]+['selected results'.AK71]+['selected results'.AD71]+['selected results'.V71]+['selected results'.M71]" office:value-type="float" office:value="24953310" calcext:value-type="float">
            <text:p>24953310</text:p>
          </table:table-cell>
          <table:table-cell table:formula="of:=['selected results'.AN71]" office:value-type="float" office:value="0.795018" calcext:value-type="float">
            <text:p>0.795018</text:p>
          </table:table-cell>
        </table:table-row>
        <table:table-row table:style-name="ro1">
          <table:table-cell table:formula="of:=['selected results'.A72]" office:value-type="float" office:value="6.54" calcext:value-type="float">
            <text:p>6.54</text:p>
          </table:table-cell>
          <table:table-cell table:formula="of:=['selected results'.B72]" office:value-type="float" office:value="0.4" calcext:value-type="float">
            <text:p>0.4</text:p>
          </table:table-cell>
          <table:table-cell table:formula="of:=[$'copy of results.csv '.C72]" office:value-type="float" office:value="1" calcext:value-type="float">
            <text:p>1</text:p>
          </table:table-cell>
          <table:table-cell table:formula="of:=SUM(['selected results'.D72:.G72])" office:value-type="float" office:value="648" calcext:value-type="float">
            <text:p>648</text:p>
          </table:table-cell>
          <table:table-cell table:formula="of:=SUM(['selected results'.N72:.Q72])" office:value-type="float" office:value="633.9517" calcext:value-type="float">
            <text:p>633.9517</text:p>
          </table:table-cell>
          <table:table-cell table:formula="of:=SUM(['selected results'.W72:.Z72])" office:value-type="float" office:value="633.9518" calcext:value-type="float">
            <text:p>633.9518</text:p>
          </table:table-cell>
          <table:table-cell table:formula="of:=SUM(['selected results'.AE72:.AH72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72:.G72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72:.Q72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72:.Z72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72:.AH72])" office:value-type="float" office:value="187348.91726676" calcext:value-type="float">
            <text:p>187348.91726676</text:p>
          </table:table-cell>
          <table:table-cell table:formula="of:=[.H72]-['inpt from problem params.ods'.B$6]" office:value-type="float" office:value="56802.264694032" calcext:value-type="float">
            <text:p>56802.264694032</text:p>
          </table:table-cell>
          <table:table-cell table:formula="of:=[.I72]-['inpt from problem params.ods'.C$6]" office:value-type="float" office:value="55130.8749009407" calcext:value-type="float">
            <text:p>55130.8749009407</text:p>
          </table:table-cell>
          <table:table-cell table:formula="of:=[.J72]-['inpt from problem params.ods'.D$6]" office:value-type="float" office:value="57793.9172667598" calcext:value-type="float">
            <text:p>57793.9172667598</text:p>
          </table:table-cell>
          <table:table-cell table:formula="of:=[.K72]-['inpt from problem params.ods'.E$6]" office:value-type="float" office:value="60464.9172667599" calcext:value-type="float">
            <text:p>60464.9172667599</text:p>
          </table:table-cell>
          <table:table-cell table:formula="of:=['selected results'.H72]+['selected results'.U72]+['selected results'.L72]" office:value-type="float" office:value="106763" calcext:value-type="float">
            <text:p>106763</text:p>
          </table:table-cell>
          <table:table-cell table:formula="of:=['selected results'.I72]+['selected results'.R72]+['selected results'.AC72]" office:value-type="float" office:value="59943.9" calcext:value-type="float">
            <text:p>59943.9</text:p>
          </table:table-cell>
          <table:table-cell table:formula="of:=['selected results'.J72]+['selected results'.S72]+['selected results'.AA72]+['selected results'.AJ72]" office:value-type="float" office:value="60706.9" calcext:value-type="float">
            <text:p>60706.9</text:p>
          </table:table-cell>
          <table:table-cell table:formula="of:=['selected results'.K72]+['selected results'.T72]+['selected results'.AB72]+['selected results'.AI72]+['selected results'.AL72]" office:value-type="float" office:value="2777.63" calcext:value-type="float">
            <text:p>2777.63</text:p>
          </table:table-cell>
          <table:table-cell table:formula="of:=ROUND([.P72]-[.L72])" office:value-type="float" office:value="49961" calcext:value-type="float">
            <text:p>49961</text:p>
          </table:table-cell>
          <table:table-cell table:formula="of:=[.T72]+ROUND([.Q72]-[.M72])" office:value-type="float" office:value="54774" calcext:value-type="float">
            <text:p>54774</text:p>
          </table:table-cell>
          <table:table-cell table:formula="of:=[.U72]+ROUND([.R72]-[.N72])" office:value-type="float" office:value="57687" calcext:value-type="float">
            <text:p>57687</text:p>
          </table:table-cell>
          <table:table-cell table:formula="of:=[.V72]+ROUND([.S72]-[.O72])" office:value-type="float" office:value="0" calcext:value-type="float">
            <text:p>0</text:p>
          </table:table-cell>
          <table:table-cell table:formula="of:=['selected results'.AM72]+['selected results'.AK72]+['selected results'.AD72]+['selected results'.V72]+['selected results'.M72]" office:value-type="float" office:value="24955390" calcext:value-type="float">
            <text:p>24955390</text:p>
          </table:table-cell>
          <table:table-cell table:formula="of:=['selected results'.AN72]" office:value-type="float" office:value="0.795091" calcext:value-type="float">
            <text:p>0.795091</text:p>
          </table:table-cell>
        </table:table-row>
        <table:table-row table:style-name="ro1">
          <table:table-cell table:formula="of:=['selected results'.A73]" office:value-type="float" office:value="6.54" calcext:value-type="float">
            <text:p>6.54</text:p>
          </table:table-cell>
          <table:table-cell table:formula="of:=['selected results'.B73]" office:value-type="float" office:value="0.5" calcext:value-type="float">
            <text:p>0.5</text:p>
          </table:table-cell>
          <table:table-cell table:formula="of:=[$'copy of results.csv '.C73]" office:value-type="float" office:value="1" calcext:value-type="float">
            <text:p>1</text:p>
          </table:table-cell>
          <table:table-cell table:formula="of:=SUM(['selected results'.D73:.G73])" office:value-type="float" office:value="648" calcext:value-type="float">
            <text:p>648</text:p>
          </table:table-cell>
          <table:table-cell table:formula="of:=SUM(['selected results'.N73:.Q73])" office:value-type="float" office:value="633.9517" calcext:value-type="float">
            <text:p>633.9517</text:p>
          </table:table-cell>
          <table:table-cell table:formula="of:=SUM(['selected results'.W73:.Z73])" office:value-type="float" office:value="633.9518" calcext:value-type="float">
            <text:p>633.9518</text:p>
          </table:table-cell>
          <table:table-cell table:formula="of:=SUM(['selected results'.AE73:.AH73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73:.G73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73:.Q73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73:.Z73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73:.AH73])" office:value-type="float" office:value="187348.91726676" calcext:value-type="float">
            <text:p>187348.91726676</text:p>
          </table:table-cell>
          <table:table-cell table:formula="of:=[.H73]-['inpt from problem params.ods'.B$6]" office:value-type="float" office:value="56802.264694032" calcext:value-type="float">
            <text:p>56802.264694032</text:p>
          </table:table-cell>
          <table:table-cell table:formula="of:=[.I73]-['inpt from problem params.ods'.C$6]" office:value-type="float" office:value="55130.8749009407" calcext:value-type="float">
            <text:p>55130.8749009407</text:p>
          </table:table-cell>
          <table:table-cell table:formula="of:=[.J73]-['inpt from problem params.ods'.D$6]" office:value-type="float" office:value="57793.9172667598" calcext:value-type="float">
            <text:p>57793.9172667598</text:p>
          </table:table-cell>
          <table:table-cell table:formula="of:=[.K73]-['inpt from problem params.ods'.E$6]" office:value-type="float" office:value="60464.9172667599" calcext:value-type="float">
            <text:p>60464.9172667599</text:p>
          </table:table-cell>
          <table:table-cell table:formula="of:=['selected results'.H73]+['selected results'.U73]+['selected results'.L73]" office:value-type="float" office:value="106763" calcext:value-type="float">
            <text:p>106763</text:p>
          </table:table-cell>
          <table:table-cell table:formula="of:=['selected results'.I73]+['selected results'.R73]+['selected results'.AC73]" office:value-type="float" office:value="66116.7" calcext:value-type="float">
            <text:p>66116.7</text:p>
          </table:table-cell>
          <table:table-cell table:formula="of:=['selected results'.J73]+['selected results'.S73]+['selected results'.AA73]+['selected results'.AJ73]" office:value-type="float" office:value="55121.7" calcext:value-type="float">
            <text:p>55121.7</text:p>
          </table:table-cell>
          <table:table-cell table:formula="of:=['selected results'.K73]+['selected results'.T73]+['selected results'.AB73]+['selected results'.AI73]+['selected results'.AL73]" office:value-type="float" office:value="2190.04" calcext:value-type="float">
            <text:p>2190.04</text:p>
          </table:table-cell>
          <table:table-cell table:formula="of:=ROUND([.P73]-[.L73])" office:value-type="float" office:value="49961" calcext:value-type="float">
            <text:p>49961</text:p>
          </table:table-cell>
          <table:table-cell table:formula="of:=[.T73]+ROUND([.Q73]-[.M73])" office:value-type="float" office:value="60947" calcext:value-type="float">
            <text:p>60947</text:p>
          </table:table-cell>
          <table:table-cell table:formula="of:=[.U73]+ROUND([.R73]-[.N73])" office:value-type="float" office:value="58275" calcext:value-type="float">
            <text:p>58275</text:p>
          </table:table-cell>
          <table:table-cell table:formula="of:=[.V73]+ROUND([.S73]-[.O73])" office:value-type="float" office:value="0" calcext:value-type="float">
            <text:p>0</text:p>
          </table:table-cell>
          <table:table-cell table:formula="of:=['selected results'.AM73]+['selected results'.AK73]+['selected results'.AD73]+['selected results'.V73]+['selected results'.M73]" office:value-type="float" office:value="24957080" calcext:value-type="float">
            <text:p>24957080</text:p>
          </table:table-cell>
          <table:table-cell table:formula="of:=['selected results'.AN73]" office:value-type="float" office:value="0.795308" calcext:value-type="float">
            <text:p>0.795308</text:p>
          </table:table-cell>
        </table:table-row>
        <table:table-row table:style-name="ro1">
          <table:table-cell table:formula="of:=['selected results'.A74]" office:value-type="float" office:value="6.54" calcext:value-type="float">
            <text:p>6.54</text:p>
          </table:table-cell>
          <table:table-cell table:formula="of:=['selected results'.B74]" office:value-type="float" office:value="0.6" calcext:value-type="float">
            <text:p>0.6</text:p>
          </table:table-cell>
          <table:table-cell table:formula="of:=[$'copy of results.csv '.C74]" office:value-type="float" office:value="1" calcext:value-type="float">
            <text:p>1</text:p>
          </table:table-cell>
          <table:table-cell table:formula="of:=SUM(['selected results'.D74:.G74])" office:value-type="float" office:value="648" calcext:value-type="float">
            <text:p>648</text:p>
          </table:table-cell>
          <table:table-cell table:formula="of:=SUM(['selected results'.N74:.Q74])" office:value-type="float" office:value="633.9517" calcext:value-type="float">
            <text:p>633.9517</text:p>
          </table:table-cell>
          <table:table-cell table:formula="of:=SUM(['selected results'.W74:.Z74])" office:value-type="float" office:value="633.9518" calcext:value-type="float">
            <text:p>633.9518</text:p>
          </table:table-cell>
          <table:table-cell table:formula="of:=SUM(['selected results'.AE74:.AH74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74:.G74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74:.Q74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74:.Z74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74:.AH74])" office:value-type="float" office:value="187348.91726676" calcext:value-type="float">
            <text:p>187348.91726676</text:p>
          </table:table-cell>
          <table:table-cell table:formula="of:=[.H74]-['inpt from problem params.ods'.B$6]" office:value-type="float" office:value="56802.264694032" calcext:value-type="float">
            <text:p>56802.264694032</text:p>
          </table:table-cell>
          <table:table-cell table:formula="of:=[.I74]-['inpt from problem params.ods'.C$6]" office:value-type="float" office:value="55130.8749009407" calcext:value-type="float">
            <text:p>55130.8749009407</text:p>
          </table:table-cell>
          <table:table-cell table:formula="of:=[.J74]-['inpt from problem params.ods'.D$6]" office:value-type="float" office:value="57793.9172667598" calcext:value-type="float">
            <text:p>57793.9172667598</text:p>
          </table:table-cell>
          <table:table-cell table:formula="of:=[.K74]-['inpt from problem params.ods'.E$6]" office:value-type="float" office:value="60464.9172667599" calcext:value-type="float">
            <text:p>60464.9172667599</text:p>
          </table:table-cell>
          <table:table-cell table:formula="of:=['selected results'.H74]+['selected results'.U74]+['selected results'.L74]" office:value-type="float" office:value="106763" calcext:value-type="float">
            <text:p>106763</text:p>
          </table:table-cell>
          <table:table-cell table:formula="of:=['selected results'.I74]+['selected results'.R74]+['selected results'.AC74]" office:value-type="float" office:value="72640.3" calcext:value-type="float">
            <text:p>72640.3</text:p>
          </table:table-cell>
          <table:table-cell table:formula="of:=['selected results'.J74]+['selected results'.S74]+['selected results'.AA74]+['selected results'.AJ74]" office:value-type="float" office:value="47369.5" calcext:value-type="float">
            <text:p>47369.5</text:p>
          </table:table-cell>
          <table:table-cell table:formula="of:=['selected results'.K74]+['selected results'.T74]+['selected results'.AB74]+['selected results'.AI74]+['selected results'.AL74]" office:value-type="float" office:value="3418.67" calcext:value-type="float">
            <text:p>3418.67</text:p>
          </table:table-cell>
          <table:table-cell table:formula="of:=ROUND([.P74]-[.L74])" office:value-type="float" office:value="49961" calcext:value-type="float">
            <text:p>49961</text:p>
          </table:table-cell>
          <table:table-cell table:formula="of:=[.T74]+ROUND([.Q74]-[.M74])" office:value-type="float" office:value="67470" calcext:value-type="float">
            <text:p>67470</text:p>
          </table:table-cell>
          <table:table-cell table:formula="of:=[.U74]+ROUND([.R74]-[.N74])" office:value-type="float" office:value="57046" calcext:value-type="float">
            <text:p>57046</text:p>
          </table:table-cell>
          <table:table-cell table:formula="of:=[.V74]+ROUND([.S74]-[.O74])" office:value-type="float" office:value="0" calcext:value-type="float">
            <text:p>0</text:p>
          </table:table-cell>
          <table:table-cell table:formula="of:=['selected results'.AM74]+['selected results'.AK74]+['selected results'.AD74]+['selected results'.V74]+['selected results'.M74]" office:value-type="float" office:value="24958540" calcext:value-type="float">
            <text:p>24958540</text:p>
          </table:table-cell>
          <table:table-cell table:formula="of:=['selected results'.AN74]" office:value-type="float" office:value="0.795332" calcext:value-type="float">
            <text:p>0.795332</text:p>
          </table:table-cell>
        </table:table-row>
        <table:table-row table:style-name="ro1">
          <table:table-cell table:formula="of:=['selected results'.A75]" office:value-type="float" office:value="6.54" calcext:value-type="float">
            <text:p>6.54</text:p>
          </table:table-cell>
          <table:table-cell table:formula="of:=['selected results'.B75]" office:value-type="float" office:value="0.7" calcext:value-type="float">
            <text:p>0.7</text:p>
          </table:table-cell>
          <table:table-cell table:formula="of:=[$'copy of results.csv '.C75]" office:value-type="float" office:value="1" calcext:value-type="float">
            <text:p>1</text:p>
          </table:table-cell>
          <table:table-cell table:formula="of:=SUM(['selected results'.D75:.G75])" office:value-type="float" office:value="648" calcext:value-type="float">
            <text:p>648</text:p>
          </table:table-cell>
          <table:table-cell table:formula="of:=SUM(['selected results'.N75:.Q75])" office:value-type="float" office:value="633.9517" calcext:value-type="float">
            <text:p>633.9517</text:p>
          </table:table-cell>
          <table:table-cell table:formula="of:=SUM(['selected results'.W75:.Z75])" office:value-type="float" office:value="633.9518" calcext:value-type="float">
            <text:p>633.9518</text:p>
          </table:table-cell>
          <table:table-cell table:formula="of:=SUM(['selected results'.AE75:.AH75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75:.G75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75:.Q75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75:.Z75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75:.AH75])" office:value-type="float" office:value="187348.91726676" calcext:value-type="float">
            <text:p>187348.91726676</text:p>
          </table:table-cell>
          <table:table-cell table:formula="of:=[.H75]-['inpt from problem params.ods'.B$6]" office:value-type="float" office:value="56802.264694032" calcext:value-type="float">
            <text:p>56802.264694032</text:p>
          </table:table-cell>
          <table:table-cell table:formula="of:=[.I75]-['inpt from problem params.ods'.C$6]" office:value-type="float" office:value="55130.8749009407" calcext:value-type="float">
            <text:p>55130.8749009407</text:p>
          </table:table-cell>
          <table:table-cell table:formula="of:=[.J75]-['inpt from problem params.ods'.D$6]" office:value-type="float" office:value="57793.9172667598" calcext:value-type="float">
            <text:p>57793.9172667598</text:p>
          </table:table-cell>
          <table:table-cell table:formula="of:=[.K75]-['inpt from problem params.ods'.E$6]" office:value-type="float" office:value="60464.9172667599" calcext:value-type="float">
            <text:p>60464.9172667599</text:p>
          </table:table-cell>
          <table:table-cell table:formula="of:=['selected results'.H75]+['selected results'.U75]+['selected results'.L75]" office:value-type="float" office:value="106763" calcext:value-type="float">
            <text:p>106763</text:p>
          </table:table-cell>
          <table:table-cell table:formula="of:=['selected results'.I75]+['selected results'.R75]+['selected results'.AC75]" office:value-type="float" office:value="77481.5" calcext:value-type="float">
            <text:p>77481.5</text:p>
          </table:table-cell>
          <table:table-cell table:formula="of:=['selected results'.J75]+['selected results'.S75]+['selected results'.AA75]+['selected results'.AJ75]" office:value-type="float" office:value="42258.2" calcext:value-type="float">
            <text:p>42258.2</text:p>
          </table:table-cell>
          <table:table-cell table:formula="of:=['selected results'.K75]+['selected results'.T75]+['selected results'.AB75]+['selected results'.AI75]+['selected results'.AL75]" office:value-type="float" office:value="3688.7" calcext:value-type="float">
            <text:p>3688.7</text:p>
          </table:table-cell>
          <table:table-cell table:formula="of:=ROUND([.P75]-[.L75])" office:value-type="float" office:value="49961" calcext:value-type="float">
            <text:p>49961</text:p>
          </table:table-cell>
          <table:table-cell table:formula="of:=[.T75]+ROUND([.Q75]-[.M75])" office:value-type="float" office:value="72312" calcext:value-type="float">
            <text:p>72312</text:p>
          </table:table-cell>
          <table:table-cell table:formula="of:=[.U75]+ROUND([.R75]-[.N75])" office:value-type="float" office:value="56776" calcext:value-type="float">
            <text:p>56776</text:p>
          </table:table-cell>
          <table:table-cell table:formula="of:=[.V75]+ROUND([.S75]-[.O75])" office:value-type="float" office:value="0" calcext:value-type="float">
            <text:p>0</text:p>
          </table:table-cell>
          <table:table-cell table:formula="of:=['selected results'.AM75]+['selected results'.AK75]+['selected results'.AD75]+['selected results'.V75]+['selected results'.M75]" office:value-type="float" office:value="24959600" calcext:value-type="float">
            <text:p>24959600</text:p>
          </table:table-cell>
          <table:table-cell table:formula="of:=['selected results'.AN75]" office:value-type="float" office:value="0.79538" calcext:value-type="float">
            <text:p>0.79538</text:p>
          </table:table-cell>
        </table:table-row>
        <table:table-row table:style-name="ro1">
          <table:table-cell table:formula="of:=['selected results'.A76]" office:value-type="float" office:value="6.54" calcext:value-type="float">
            <text:p>6.54</text:p>
          </table:table-cell>
          <table:table-cell table:formula="of:=['selected results'.B76]" office:value-type="float" office:value="0.8" calcext:value-type="float">
            <text:p>0.8</text:p>
          </table:table-cell>
          <table:table-cell table:formula="of:=[$'copy of results.csv '.C76]" office:value-type="float" office:value="1" calcext:value-type="float">
            <text:p>1</text:p>
          </table:table-cell>
          <table:table-cell table:formula="of:=SUM(['selected results'.D76:.G76])" office:value-type="float" office:value="648" calcext:value-type="float">
            <text:p>648</text:p>
          </table:table-cell>
          <table:table-cell table:formula="of:=SUM(['selected results'.N76:.Q76])" office:value-type="float" office:value="633.9517" calcext:value-type="float">
            <text:p>633.9517</text:p>
          </table:table-cell>
          <table:table-cell table:formula="of:=SUM(['selected results'.W76:.Z76])" office:value-type="float" office:value="633.9518" calcext:value-type="float">
            <text:p>633.9518</text:p>
          </table:table-cell>
          <table:table-cell table:formula="of:=SUM(['selected results'.AE76:.AH76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76:.G76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76:.Q76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76:.Z76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76:.AH76])" office:value-type="float" office:value="187348.91726676" calcext:value-type="float">
            <text:p>187348.91726676</text:p>
          </table:table-cell>
          <table:table-cell table:formula="of:=[.H76]-['inpt from problem params.ods'.B$6]" office:value-type="float" office:value="56802.264694032" calcext:value-type="float">
            <text:p>56802.264694032</text:p>
          </table:table-cell>
          <table:table-cell table:formula="of:=[.I76]-['inpt from problem params.ods'.C$6]" office:value-type="float" office:value="55130.8749009407" calcext:value-type="float">
            <text:p>55130.8749009407</text:p>
          </table:table-cell>
          <table:table-cell table:formula="of:=[.J76]-['inpt from problem params.ods'.D$6]" office:value-type="float" office:value="57793.9172667598" calcext:value-type="float">
            <text:p>57793.9172667598</text:p>
          </table:table-cell>
          <table:table-cell table:formula="of:=[.K76]-['inpt from problem params.ods'.E$6]" office:value-type="float" office:value="60464.9172667599" calcext:value-type="float">
            <text:p>60464.9172667599</text:p>
          </table:table-cell>
          <table:table-cell table:formula="of:=['selected results'.H76]+['selected results'.U76]+['selected results'.L76]" office:value-type="float" office:value="106763" calcext:value-type="float">
            <text:p>106763</text:p>
          </table:table-cell>
          <table:table-cell table:formula="of:=['selected results'.I76]+['selected results'.R76]+['selected results'.AC76]" office:value-type="float" office:value="81141.6" calcext:value-type="float">
            <text:p>81141.6</text:p>
          </table:table-cell>
          <table:table-cell table:formula="of:=['selected results'.J76]+['selected results'.S76]+['selected results'.AA76]+['selected results'.AJ76]" office:value-type="float" office:value="38528.4" calcext:value-type="float">
            <text:p>38528.4</text:p>
          </table:table-cell>
          <table:table-cell table:formula="of:=['selected results'.K76]+['selected results'.T76]+['selected results'.AB76]+['selected results'.AI76]+['selected results'.AL76]" office:value-type="float" office:value="3758.4" calcext:value-type="float">
            <text:p>3758.4</text:p>
          </table:table-cell>
          <table:table-cell table:formula="of:=ROUND([.P76]-[.L76])" office:value-type="float" office:value="49961" calcext:value-type="float">
            <text:p>49961</text:p>
          </table:table-cell>
          <table:table-cell table:formula="of:=[.T76]+ROUND([.Q76]-[.M76])" office:value-type="float" office:value="75972" calcext:value-type="float">
            <text:p>75972</text:p>
          </table:table-cell>
          <table:table-cell table:formula="of:=[.U76]+ROUND([.R76]-[.N76])" office:value-type="float" office:value="56706" calcext:value-type="float">
            <text:p>56706</text:p>
          </table:table-cell>
          <table:table-cell table:formula="of:=[.V76]+ROUND([.S76]-[.O76])" office:value-type="float" office:value="-1" calcext:value-type="float">
            <text:p>-1</text:p>
          </table:table-cell>
          <table:table-cell table:formula="of:=['selected results'.AM76]+['selected results'.AK76]+['selected results'.AD76]+['selected results'.V76]+['selected results'.M76]" office:value-type="float" office:value="24960350" calcext:value-type="float">
            <text:p>24960350</text:p>
          </table:table-cell>
          <table:table-cell table:formula="of:=['selected results'.AN76]" office:value-type="float" office:value="0.795452" calcext:value-type="float">
            <text:p>0.795452</text:p>
          </table:table-cell>
        </table:table-row>
        <table:table-row table:style-name="ro1">
          <table:table-cell table:formula="of:=['selected results'.A77]" office:value-type="float" office:value="6.54" calcext:value-type="float">
            <text:p>6.54</text:p>
          </table:table-cell>
          <table:table-cell table:formula="of:=['selected results'.B77]" office:value-type="float" office:value="0.9" calcext:value-type="float">
            <text:p>0.9</text:p>
          </table:table-cell>
          <table:table-cell table:formula="of:=[$'copy of results.csv '.C77]" office:value-type="float" office:value="1" calcext:value-type="float">
            <text:p>1</text:p>
          </table:table-cell>
          <table:table-cell table:formula="of:=SUM(['selected results'.D77:.G77])" office:value-type="float" office:value="648" calcext:value-type="float">
            <text:p>648</text:p>
          </table:table-cell>
          <table:table-cell table:formula="of:=SUM(['selected results'.N77:.Q77])" office:value-type="float" office:value="633.9517" calcext:value-type="float">
            <text:p>633.9517</text:p>
          </table:table-cell>
          <table:table-cell table:formula="of:=SUM(['selected results'.W77:.Z77])" office:value-type="float" office:value="633.9518" calcext:value-type="float">
            <text:p>633.9518</text:p>
          </table:table-cell>
          <table:table-cell table:formula="of:=SUM(['selected results'.AE77:.AH77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77:.G77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77:.Q77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77:.Z77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77:.AH77])" office:value-type="float" office:value="187348.91726676" calcext:value-type="float">
            <text:p>187348.91726676</text:p>
          </table:table-cell>
          <table:table-cell table:formula="of:=[.H77]-['inpt from problem params.ods'.B$6]" office:value-type="float" office:value="56802.264694032" calcext:value-type="float">
            <text:p>56802.264694032</text:p>
          </table:table-cell>
          <table:table-cell table:formula="of:=[.I77]-['inpt from problem params.ods'.C$6]" office:value-type="float" office:value="55130.8749009407" calcext:value-type="float">
            <text:p>55130.8749009407</text:p>
          </table:table-cell>
          <table:table-cell table:formula="of:=[.J77]-['inpt from problem params.ods'.D$6]" office:value-type="float" office:value="57793.9172667598" calcext:value-type="float">
            <text:p>57793.9172667598</text:p>
          </table:table-cell>
          <table:table-cell table:formula="of:=[.K77]-['inpt from problem params.ods'.E$6]" office:value-type="float" office:value="60464.9172667599" calcext:value-type="float">
            <text:p>60464.9172667599</text:p>
          </table:table-cell>
          <table:table-cell table:formula="of:=['selected results'.H77]+['selected results'.U77]+['selected results'.L77]" office:value-type="float" office:value="106763" calcext:value-type="float">
            <text:p>106763</text:p>
          </table:table-cell>
          <table:table-cell table:formula="of:=['selected results'.I77]+['selected results'.R77]+['selected results'.AC77]" office:value-type="float" office:value="85984.3" calcext:value-type="float">
            <text:p>85984.3</text:p>
          </table:table-cell>
          <table:table-cell table:formula="of:=['selected results'.J77]+['selected results'.S77]+['selected results'.AA77]+['selected results'.AJ77]" office:value-type="float" office:value="48617.4" calcext:value-type="float">
            <text:p>48617.4</text:p>
          </table:table-cell>
          <table:table-cell table:formula="of:=['selected results'.K77]+['selected results'.T77]+['selected results'.AB77]+['selected results'.AI77]+['selected results'.AL77]" office:value-type="float" office:value="-11173.2" calcext:value-type="float">
            <text:p>-11173.2</text:p>
          </table:table-cell>
          <table:table-cell table:formula="of:=ROUND([.P77]-[.L77])" office:value-type="float" office:value="49961" calcext:value-type="float">
            <text:p>49961</text:p>
          </table:table-cell>
          <table:table-cell table:formula="of:=[.T77]+ROUND([.Q77]-[.M77])" office:value-type="float" office:value="80814" calcext:value-type="float">
            <text:p>80814</text:p>
          </table:table-cell>
          <table:table-cell table:formula="of:=[.U77]+ROUND([.R77]-[.N77])" office:value-type="float" office:value="71637" calcext:value-type="float">
            <text:p>71637</text:p>
          </table:table-cell>
          <table:table-cell table:formula="of:=[.V77]+ROUND([.S77]-[.O77])" office:value-type="float" office:value="-1" calcext:value-type="float">
            <text:p>-1</text:p>
          </table:table-cell>
          <table:table-cell table:formula="of:=['selected results'.AM77]+['selected results'.AK77]+['selected results'.AD77]+['selected results'.V77]+['selected results'.M77]" office:value-type="float" office:value="24964510" calcext:value-type="float">
            <text:p>24964510</text:p>
          </table:table-cell>
          <table:table-cell table:formula="of:=['selected results'.AN77]" office:value-type="float" office:value="0.795669" calcext:value-type="float">
            <text:p>0.795669</text:p>
          </table:table-cell>
        </table:table-row>
        <table:table-row table:style-name="ro1">
          <table:table-cell table:style-name="ce11" table:formula="of:=['selected results'.A78]" office:value-type="float" office:value="6.54" calcext:value-type="float">
            <text:p>6.54</text:p>
          </table:table-cell>
          <table:table-cell table:formula="of:=['selected results'.B78]" office:value-type="float" office:value="1" calcext:value-type="float">
            <text:p>1</text:p>
          </table:table-cell>
          <table:table-cell table:formula="of:=[$'copy of results.csv '.C78]" office:value-type="float" office:value="1" calcext:value-type="float">
            <text:p>1</text:p>
          </table:table-cell>
          <table:table-cell table:formula="of:=SUM(['selected results'.D78:.G78])" office:value-type="float" office:value="648" calcext:value-type="float">
            <text:p>648</text:p>
          </table:table-cell>
          <table:table-cell table:formula="of:=SUM(['selected results'.N78:.Q78])" office:value-type="float" office:value="633.9517" calcext:value-type="float">
            <text:p>633.9517</text:p>
          </table:table-cell>
          <table:table-cell table:formula="of:=SUM(['selected results'.W78:.Z78])" office:value-type="float" office:value="633.9518" calcext:value-type="float">
            <text:p>633.9518</text:p>
          </table:table-cell>
          <table:table-cell table:formula="of:=SUM(['selected results'.AE78:.AH78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78:.G78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78:.Q78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78:.Z78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78:.AH78])" office:value-type="float" office:value="187348.91726676" calcext:value-type="float">
            <text:p>187348.91726676</text:p>
          </table:table-cell>
          <table:table-cell table:formula="of:=[.H78]-['inpt from problem params.ods'.B$6]" office:value-type="float" office:value="56802.264694032" calcext:value-type="float">
            <text:p>56802.264694032</text:p>
          </table:table-cell>
          <table:table-cell table:formula="of:=[.I78]-['inpt from problem params.ods'.C$6]" office:value-type="float" office:value="55130.8749009407" calcext:value-type="float">
            <text:p>55130.8749009407</text:p>
          </table:table-cell>
          <table:table-cell table:formula="of:=[.J78]-['inpt from problem params.ods'.D$6]" office:value-type="float" office:value="57793.9172667598" calcext:value-type="float">
            <text:p>57793.9172667598</text:p>
          </table:table-cell>
          <table:table-cell table:formula="of:=[.K78]-['inpt from problem params.ods'.E$6]" office:value-type="float" office:value="60464.9172667599" calcext:value-type="float">
            <text:p>60464.9172667599</text:p>
          </table:table-cell>
          <table:table-cell table:formula="of:=['selected results'.H78]+['selected results'.U78]+['selected results'.L78]" office:value-type="float" office:value="106763" calcext:value-type="float">
            <text:p>106763</text:p>
          </table:table-cell>
          <table:table-cell table:formula="of:=['selected results'.I78]+['selected results'.R78]+['selected results'.AC78]" office:value-type="float" office:value="91207.3" calcext:value-type="float">
            <text:p>91207.3</text:p>
          </table:table-cell>
          <table:table-cell table:formula="of:=['selected results'.J78]+['selected results'.S78]+['selected results'.AA78]+['selected results'.AJ78]" office:value-type="float" office:value="44060.6" calcext:value-type="float">
            <text:p>44060.6</text:p>
          </table:table-cell>
          <table:table-cell table:formula="of:=['selected results'.K78]+['selected results'.T78]+['selected results'.AB78]+['selected results'.AI78]+['selected results'.AL78]" office:value-type="float" office:value="-11839.4" calcext:value-type="float">
            <text:p>-11839.4</text:p>
          </table:table-cell>
          <table:table-cell table:formula="of:=ROUND([.P78]-[.L78])" office:value-type="float" office:value="49961" calcext:value-type="float">
            <text:p>49961</text:p>
          </table:table-cell>
          <table:table-cell table:formula="of:=[.T78]+ROUND([.Q78]-[.M78])" office:value-type="float" office:value="86037" calcext:value-type="float">
            <text:p>86037</text:p>
          </table:table-cell>
          <table:table-cell table:formula="of:=[.U78]+ROUND([.R78]-[.N78])" office:value-type="float" office:value="72304" calcext:value-type="float">
            <text:p>72304</text:p>
          </table:table-cell>
          <table:table-cell table:formula="of:=[.V78]+ROUND([.S78]-[.O78])" office:value-type="float" office:value="0" calcext:value-type="float">
            <text:p>0</text:p>
          </table:table-cell>
          <table:table-cell table:formula="of:=['selected results'.AM78]+['selected results'.AK78]+['selected results'.AD78]+['selected results'.V78]+['selected results'.M78]" office:value-type="float" office:value="24965800" calcext:value-type="float">
            <text:p>24965800</text:p>
          </table:table-cell>
          <table:table-cell table:formula="of:=['selected results'.AN78]" office:value-type="float" office:value="0.795862" calcext:value-type="float">
            <text:p>0.795862</text:p>
          </table:table-cell>
        </table:table-row>
        <table:table-row table:style-name="ro1">
          <table:table-cell table:style-name="ce11" table:formula="of:=['selected results'.A79]" office:value-type="float" office:value="13.08" calcext:value-type="float">
            <text:p>13.08</text:p>
          </table:table-cell>
          <table:table-cell table:formula="of:=['selected results'.B79]" office:value-type="float" office:value="0" calcext:value-type="float">
            <text:p>0</text:p>
          </table:table-cell>
          <table:table-cell table:formula="of:=[$'copy of results.csv '.C79]" office:value-type="float" office:value="1" calcext:value-type="float">
            <text:p>1</text:p>
          </table:table-cell>
          <table:table-cell table:formula="of:=SUM(['selected results'.D79:.G79])" office:value-type="float" office:value="648" calcext:value-type="float">
            <text:p>648</text:p>
          </table:table-cell>
          <table:table-cell table:formula="of:=SUM(['selected results'.N79:.Q79])" office:value-type="float" office:value="633.9517" calcext:value-type="float">
            <text:p>633.9517</text:p>
          </table:table-cell>
          <table:table-cell table:formula="of:=SUM(['selected results'.W79:.Z79])" office:value-type="float" office:value="633.9518" calcext:value-type="float">
            <text:p>633.9518</text:p>
          </table:table-cell>
          <table:table-cell table:formula="of:=SUM(['selected results'.AE79:.AH79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79:.G79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79:.Q79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79:.Z79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79:.AH79])" office:value-type="float" office:value="187348.91726676" calcext:value-type="float">
            <text:p>187348.91726676</text:p>
          </table:table-cell>
          <table:table-cell table:formula="of:=[.H79]-['inpt from problem params.ods'.B$6]" office:value-type="float" office:value="56802.264694032" calcext:value-type="float">
            <text:p>56802.264694032</text:p>
          </table:table-cell>
          <table:table-cell table:formula="of:=[.I79]-['inpt from problem params.ods'.C$6]" office:value-type="float" office:value="55130.8749009407" calcext:value-type="float">
            <text:p>55130.8749009407</text:p>
          </table:table-cell>
          <table:table-cell table:formula="of:=[.J79]-['inpt from problem params.ods'.D$6]" office:value-type="float" office:value="57793.9172667598" calcext:value-type="float">
            <text:p>57793.9172667598</text:p>
          </table:table-cell>
          <table:table-cell table:formula="of:=[.K79]-['inpt from problem params.ods'.E$6]" office:value-type="float" office:value="60464.9172667599" calcext:value-type="float">
            <text:p>60464.9172667599</text:p>
          </table:table-cell>
          <table:table-cell table:formula="of:=['selected results'.H79]+['selected results'.U79]+['selected results'.L79]" office:value-type="float" office:value="56802.3" calcext:value-type="float">
            <text:p>56802.3</text:p>
          </table:table-cell>
          <table:table-cell table:formula="of:=['selected results'.I79]+['selected results'.R79]+['selected results'.AC79]" office:value-type="float" office:value="55922.4" calcext:value-type="float">
            <text:p>55922.4</text:p>
          </table:table-cell>
          <table:table-cell table:formula="of:=['selected results'.J79]+['selected results'.S79]+['selected results'.AA79]+['selected results'.AJ79]" office:value-type="float" office:value="58368.1" calcext:value-type="float">
            <text:p>58368.1</text:p>
          </table:table-cell>
          <table:table-cell table:formula="of:=['selected results'.K79]+['selected results'.T79]+['selected results'.AB79]+['selected results'.AI79]+['selected results'.AL79]" office:value-type="float" office:value="59099.1" calcext:value-type="float">
            <text:p>59099.1</text:p>
          </table:table-cell>
          <table:table-cell table:formula="of:=ROUND([.P79]-[.L79])" office:value-type="float" office:value="0" calcext:value-type="float">
            <text:p>0</text:p>
          </table:table-cell>
          <table:table-cell table:formula="of:=[.T79]+ROUND([.Q79]-[.M79])" office:value-type="float" office:value="792" calcext:value-type="float">
            <text:p>792</text:p>
          </table:table-cell>
          <table:table-cell table:formula="of:=[.U79]+ROUND([.R79]-[.N79])" office:value-type="float" office:value="1366" calcext:value-type="float">
            <text:p>1366</text:p>
          </table:table-cell>
          <table:table-cell table:formula="of:=[.V79]+ROUND([.S79]-[.O79])" office:value-type="float" office:value="0" calcext:value-type="float">
            <text:p>0</text:p>
          </table:table-cell>
          <table:table-cell table:formula="of:=['selected results'.AM79]+['selected results'.AK79]+['selected results'.AD79]+['selected results'.V79]+['selected results'.M79]" office:value-type="float" office:value="26512800" calcext:value-type="float">
            <text:p>26512800</text:p>
          </table:table-cell>
          <table:table-cell table:formula="of:=['selected results'.AN79]" office:value-type="float" office:value="0.830464" calcext:value-type="float">
            <text:p>0.830464</text:p>
          </table:table-cell>
        </table:table-row>
        <table:table-row table:style-name="ro1">
          <table:table-cell table:style-name="ce11" table:formula="of:=['selected results'.A80]" office:value-type="float" office:value="13.08" calcext:value-type="float">
            <text:p>13.08</text:p>
          </table:table-cell>
          <table:table-cell table:formula="of:=['selected results'.B80]" office:value-type="float" office:value="0.1" calcext:value-type="float">
            <text:p>0.1</text:p>
          </table:table-cell>
          <table:table-cell table:formula="of:=[$'copy of results.csv '.C80]" office:value-type="float" office:value="1" calcext:value-type="float">
            <text:p>1</text:p>
          </table:table-cell>
          <table:table-cell table:formula="of:=SUM(['selected results'.D80:.G80])" office:value-type="float" office:value="648" calcext:value-type="float">
            <text:p>648</text:p>
          </table:table-cell>
          <table:table-cell table:formula="of:=SUM(['selected results'.N80:.Q80])" office:value-type="float" office:value="633.9517" calcext:value-type="float">
            <text:p>633.9517</text:p>
          </table:table-cell>
          <table:table-cell table:formula="of:=SUM(['selected results'.W80:.Z80])" office:value-type="float" office:value="633.9518" calcext:value-type="float">
            <text:p>633.9518</text:p>
          </table:table-cell>
          <table:table-cell table:formula="of:=SUM(['selected results'.AE80:.AH80])" office:value-type="float" office:value="633.9518" calcext:value-type="float">
            <text:p>633.9518</text:p>
          </table:table-cell>
          <table:table-cell table:formula="of:=SUMPRODUCT([$'inpt from problem params.ods'.$B$3:$'inpt from problem params.ods'.$E$3]*['selected results'.D80:.G80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80:.Q80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80:.Z80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80:.AH80])" office:value-type="float" office:value="187348.91726676" calcext:value-type="float">
            <text:p>187348.91726676</text:p>
          </table:table-cell>
          <table:table-cell table:formula="of:=[.H80]-['inpt from problem params.ods'.B$6]" office:value-type="float" office:value="56802.264694032" calcext:value-type="float">
            <text:p>56802.264694032</text:p>
          </table:table-cell>
          <table:table-cell table:formula="of:=[.I80]-['inpt from problem params.ods'.C$6]" office:value-type="float" office:value="55130.8749009407" calcext:value-type="float">
            <text:p>55130.8749009407</text:p>
          </table:table-cell>
          <table:table-cell table:formula="of:=[.J80]-['inpt from problem params.ods'.D$6]" office:value-type="float" office:value="57793.9172667598" calcext:value-type="float">
            <text:p>57793.9172667598</text:p>
          </table:table-cell>
          <table:table-cell table:formula="of:=[.K80]-['inpt from problem params.ods'.E$6]" office:value-type="float" office:value="60464.9172667599" calcext:value-type="float">
            <text:p>60464.9172667599</text:p>
          </table:table-cell>
          <table:table-cell table:formula="of:=['selected results'.H80]+['selected results'.U80]+['selected results'.L80]" office:value-type="float" office:value="106763" calcext:value-type="float">
            <text:p>106763</text:p>
          </table:table-cell>
          <table:table-cell table:formula="of:=['selected results'.I80]+['selected results'.R80]+['selected results'.AC80]" office:value-type="float" office:value="44976.8" calcext:value-type="float">
            <text:p>44976.8</text:p>
          </table:table-cell>
          <table:table-cell table:formula="of:=['selected results'.J80]+['selected results'.S80]+['selected results'.AA80]+['selected results'.AJ80]" office:value-type="float" office:value="59928.2" calcext:value-type="float">
            <text:p>59928.2</text:p>
          </table:table-cell>
          <table:table-cell table:formula="of:=['selected results'.K80]+['selected results'.T80]+['selected results'.AB80]+['selected results'.AI80]+['selected results'.AL80]" office:value-type="float" office:value="18523.4" calcext:value-type="float">
            <text:p>18523.4</text:p>
          </table:table-cell>
          <table:table-cell table:formula="of:=ROUND([.P80]-[.L80])" office:value-type="float" office:value="49961" calcext:value-type="float">
            <text:p>49961</text:p>
          </table:table-cell>
          <table:table-cell table:formula="of:=[.T80]+ROUND([.Q80]-[.M80])" office:value-type="float" office:value="39807" calcext:value-type="float">
            <text:p>39807</text:p>
          </table:table-cell>
          <table:table-cell table:formula="of:=[.U80]+ROUND([.R80]-[.N80])" office:value-type="float" office:value="41941" calcext:value-type="float">
            <text:p>41941</text:p>
          </table:table-cell>
          <table:table-cell table:formula="of:=[.V80]+ROUND([.S80]-[.O80])" office:value-type="float" office:value="-1" calcext:value-type="float">
            <text:p>-1</text:p>
          </table:table-cell>
          <table:table-cell table:formula="of:=['selected results'.AM80]+['selected results'.AK80]+['selected results'.AD80]+['selected results'.V80]+['selected results'.M80]" office:value-type="float" office:value="26561040" calcext:value-type="float">
            <text:p>26561040</text:p>
          </table:table-cell>
          <table:table-cell table:formula="of:=['selected results'.AN80]" office:value-type="float" office:value="0.833261" calcext:value-type="float">
            <text:p>0.833261</text:p>
          </table:table-cell>
        </table:table-row>
        <table:table-row table:style-name="ro1">
          <table:table-cell table:style-name="ce11" table:formula="of:=['selected results'.A81]" office:value-type="float" office:value="13.08" calcext:value-type="float">
            <text:p>13.08</text:p>
          </table:table-cell>
          <table:table-cell table:formula="of:=['selected results'.B81]" office:value-type="float" office:value="0.2" calcext:value-type="float">
            <text:p>0.2</text:p>
          </table:table-cell>
          <table:table-cell table:formula="of:=[$'copy of results.csv '.C81]" office:value-type="float" office:value="1" calcext:value-type="float">
            <text:p>1</text:p>
          </table:table-cell>
          <table:table-cell table:formula="of:=SUM(['selected results'.D81:.G81])" office:value-type="float" office:value="648" calcext:value-type="float">
            <text:p>648</text:p>
          </table:table-cell>
          <table:table-cell table:formula="of:=SUM(['selected results'.N81:.Q81])" office:value-type="float" office:value="633.9517" calcext:value-type="float">
            <text:p>633.9517</text:p>
          </table:table-cell>
          <table:table-cell table:formula="of:=SUM(['selected results'.W81:.Z81])" office:value-type="float" office:value="633.9518" calcext:value-type="float">
            <text:p>633.9518</text:p>
          </table:table-cell>
          <table:table-cell table:formula="of:=SUM(['selected results'.AE81:.AH81])" office:value-type="float" office:value="633.3983" calcext:value-type="float">
            <text:p>633.3983</text:p>
          </table:table-cell>
          <table:table-cell table:formula="of:=SUMPRODUCT([$'inpt from problem params.ods'.$B$3:$'inpt from problem params.ods'.$E$3]*['selected results'.D81:.G81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81:.Q81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81:.Z81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81:.AH81])" office:value-type="float" office:value="187149.87933096" calcext:value-type="float">
            <text:p>187149.87933096</text:p>
          </table:table-cell>
          <table:table-cell table:formula="of:=[.H81]-['inpt from problem params.ods'.B$6]" office:value-type="float" office:value="56802.264694032" calcext:value-type="float">
            <text:p>56802.264694032</text:p>
          </table:table-cell>
          <table:table-cell table:formula="of:=[.I81]-['inpt from problem params.ods'.C$6]" office:value-type="float" office:value="55130.8749009407" calcext:value-type="float">
            <text:p>55130.8749009407</text:p>
          </table:table-cell>
          <table:table-cell table:formula="of:=[.J81]-['inpt from problem params.ods'.D$6]" office:value-type="float" office:value="57793.9172667598" calcext:value-type="float">
            <text:p>57793.9172667598</text:p>
          </table:table-cell>
          <table:table-cell table:formula="of:=[.K81]-['inpt from problem params.ods'.E$6]" office:value-type="float" office:value="60265.8793309598" calcext:value-type="float">
            <text:p>60265.8793309598</text:p>
          </table:table-cell>
          <table:table-cell table:formula="of:=['selected results'.H81]+['selected results'.U81]+['selected results'.L81]" office:value-type="float" office:value="106763" calcext:value-type="float">
            <text:p>106763</text:p>
          </table:table-cell>
          <table:table-cell table:formula="of:=['selected results'.I81]+['selected results'.R81]+['selected results'.AC81]" office:value-type="float" office:value="46178.1" calcext:value-type="float">
            <text:p>46178.1</text:p>
          </table:table-cell>
          <table:table-cell table:formula="of:=['selected results'.J81]+['selected results'.S81]+['selected results'.AA81]+['selected results'.AJ81]" office:value-type="float" office:value="68608.9" calcext:value-type="float">
            <text:p>68608.9</text:p>
          </table:table-cell>
          <table:table-cell table:formula="of:=['selected results'.K81]+['selected results'.T81]+['selected results'.AB81]+['selected results'.AI81]+['selected results'.AL81]" office:value-type="float" office:value="8442.37" calcext:value-type="float">
            <text:p>8442.37</text:p>
          </table:table-cell>
          <table:table-cell table:formula="of:=ROUND([.P81]-[.L81])" office:value-type="float" office:value="49961" calcext:value-type="float">
            <text:p>49961</text:p>
          </table:table-cell>
          <table:table-cell table:formula="of:=[.T81]+ROUND([.Q81]-[.M81])" office:value-type="float" office:value="41008" calcext:value-type="float">
            <text:p>41008</text:p>
          </table:table-cell>
          <table:table-cell table:formula="of:=[.U81]+ROUND([.R81]-[.N81])" office:value-type="float" office:value="51823" calcext:value-type="float">
            <text:p>51823</text:p>
          </table:table-cell>
          <table:table-cell table:formula="of:=[.V81]+ROUND([.S81]-[.O81])" office:value-type="float" office:value="-1" calcext:value-type="float">
            <text:p>-1</text:p>
          </table:table-cell>
          <table:table-cell table:formula="of:=['selected results'.AM81]+['selected results'.AK81]+['selected results'.AD81]+['selected results'.V81]+['selected results'.M81]" office:value-type="float" office:value="26566830" calcext:value-type="float">
            <text:p>26566830</text:p>
          </table:table-cell>
          <table:table-cell table:formula="of:=['selected results'.AN81]" office:value-type="float" office:value="0.83343" calcext:value-type="float">
            <text:p>0.83343</text:p>
          </table:table-cell>
        </table:table-row>
        <table:table-row table:style-name="ro1">
          <table:table-cell table:style-name="ce11" table:formula="of:=['selected results'.A82]" office:value-type="float" office:value="13.08" calcext:value-type="float">
            <text:p>13.08</text:p>
          </table:table-cell>
          <table:table-cell table:formula="of:=['selected results'.B82]" office:value-type="float" office:value="0.3" calcext:value-type="float">
            <text:p>0.3</text:p>
          </table:table-cell>
          <table:table-cell table:formula="of:=[$'copy of results.csv '.C82]" office:value-type="float" office:value="1" calcext:value-type="float">
            <text:p>1</text:p>
          </table:table-cell>
          <table:table-cell table:formula="of:=SUM(['selected results'.D82:.G82])" office:value-type="float" office:value="648" calcext:value-type="float">
            <text:p>648</text:p>
          </table:table-cell>
          <table:table-cell table:formula="of:=SUM(['selected results'.N82:.Q82])" office:value-type="float" office:value="633.9517" calcext:value-type="float">
            <text:p>633.9517</text:p>
          </table:table-cell>
          <table:table-cell table:formula="of:=SUM(['selected results'.W82:.Z82])" office:value-type="float" office:value="633.9518" calcext:value-type="float">
            <text:p>633.9518</text:p>
          </table:table-cell>
          <table:table-cell table:formula="of:=SUM(['selected results'.AE82:.AH82])" office:value-type="float" office:value="633.4069" calcext:value-type="float">
            <text:p>633.4069</text:p>
          </table:table-cell>
          <table:table-cell table:formula="of:=SUMPRODUCT([$'inpt from problem params.ods'.$B$3:$'inpt from problem params.ods'.$E$3]*['selected results'.D82:.G82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82:.Q82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82:.Z82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82:.AH82])" office:value-type="float" office:value="187152.97188064" calcext:value-type="float">
            <text:p>187152.97188064</text:p>
          </table:table-cell>
          <table:table-cell table:formula="of:=[.H82]-['inpt from problem params.ods'.B$6]" office:value-type="float" office:value="56802.264694032" calcext:value-type="float">
            <text:p>56802.264694032</text:p>
          </table:table-cell>
          <table:table-cell table:formula="of:=[.I82]-['inpt from problem params.ods'.C$6]" office:value-type="float" office:value="55130.8749009407" calcext:value-type="float">
            <text:p>55130.8749009407</text:p>
          </table:table-cell>
          <table:table-cell table:formula="of:=[.J82]-['inpt from problem params.ods'.D$6]" office:value-type="float" office:value="57793.9172667598" calcext:value-type="float">
            <text:p>57793.9172667598</text:p>
          </table:table-cell>
          <table:table-cell table:formula="of:=[.K82]-['inpt from problem params.ods'.E$6]" office:value-type="float" office:value="60268.9718806399" calcext:value-type="float">
            <text:p>60268.9718806399</text:p>
          </table:table-cell>
          <table:table-cell table:formula="of:=['selected results'.H82]+['selected results'.U82]+['selected results'.L82]" office:value-type="float" office:value="106763" calcext:value-type="float">
            <text:p>106763</text:p>
          </table:table-cell>
          <table:table-cell table:formula="of:=['selected results'.I82]+['selected results'.R82]+['selected results'.AC82]" office:value-type="float" office:value="50503" calcext:value-type="float">
            <text:p>50503</text:p>
          </table:table-cell>
          <table:table-cell table:formula="of:=['selected results'.J82]+['selected results'.S82]+['selected results'.AA82]+['selected results'.AJ82]" office:value-type="float" office:value="65108.2" calcext:value-type="float">
            <text:p>65108.2</text:p>
          </table:table-cell>
          <table:table-cell table:formula="of:=['selected results'.K82]+['selected results'.T82]+['selected results'.AB82]+['selected results'.AI82]+['selected results'.AL82]" office:value-type="float" office:value="7621.36" calcext:value-type="float">
            <text:p>7621.36</text:p>
          </table:table-cell>
          <table:table-cell table:formula="of:=ROUND([.P82]-[.L82])" office:value-type="float" office:value="49961" calcext:value-type="float">
            <text:p>49961</text:p>
          </table:table-cell>
          <table:table-cell table:formula="of:=[.T82]+ROUND([.Q82]-[.M82])" office:value-type="float" office:value="45333" calcext:value-type="float">
            <text:p>45333</text:p>
          </table:table-cell>
          <table:table-cell table:formula="of:=[.U82]+ROUND([.R82]-[.N82])" office:value-type="float" office:value="52647" calcext:value-type="float">
            <text:p>52647</text:p>
          </table:table-cell>
          <table:table-cell table:formula="of:=[.V82]+ROUND([.S82]-[.O82])" office:value-type="float" office:value="-1" calcext:value-type="float">
            <text:p>-1</text:p>
          </table:table-cell>
          <table:table-cell table:formula="of:=['selected results'.AM82]+['selected results'.AK82]+['selected results'.AD82]+['selected results'.V82]+['selected results'.M82]" office:value-type="float" office:value="26569470" calcext:value-type="float">
            <text:p>26569470</text:p>
          </table:table-cell>
          <table:table-cell table:formula="of:=['selected results'.AN82]" office:value-type="float" office:value="0.833406" calcext:value-type="float">
            <text:p>0.833406</text:p>
          </table:table-cell>
        </table:table-row>
        <table:table-row table:style-name="ro1">
          <table:table-cell table:style-name="ce11" table:formula="of:=['selected results'.A83]" office:value-type="float" office:value="13.08" calcext:value-type="float">
            <text:p>13.08</text:p>
          </table:table-cell>
          <table:table-cell table:formula="of:=['selected results'.B83]" office:value-type="float" office:value="0.4" calcext:value-type="float">
            <text:p>0.4</text:p>
          </table:table-cell>
          <table:table-cell table:formula="of:=[$'copy of results.csv '.C83]" office:value-type="float" office:value="1" calcext:value-type="float">
            <text:p>1</text:p>
          </table:table-cell>
          <table:table-cell table:formula="of:=SUM(['selected results'.D83:.G83])" office:value-type="float" office:value="648" calcext:value-type="float">
            <text:p>648</text:p>
          </table:table-cell>
          <table:table-cell table:formula="of:=SUM(['selected results'.N83:.Q83])" office:value-type="float" office:value="633.9517" calcext:value-type="float">
            <text:p>633.9517</text:p>
          </table:table-cell>
          <table:table-cell table:formula="of:=SUM(['selected results'.W83:.Z83])" office:value-type="float" office:value="633.9518" calcext:value-type="float">
            <text:p>633.9518</text:p>
          </table:table-cell>
          <table:table-cell table:formula="of:=SUM(['selected results'.AE83:.AH83])" office:value-type="float" office:value="633.435" calcext:value-type="float">
            <text:p>633.435</text:p>
          </table:table-cell>
          <table:table-cell table:formula="of:=SUMPRODUCT([$'inpt from problem params.ods'.$B$3:$'inpt from problem params.ods'.$E$3]*['selected results'.D83:.G83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83:.Q83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83:.Z83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83:.AH83])" office:value-type="float" office:value="187163.07660692" calcext:value-type="float">
            <text:p>187163.07660692</text:p>
          </table:table-cell>
          <table:table-cell table:formula="of:=[.H83]-['inpt from problem params.ods'.B$6]" office:value-type="float" office:value="56802.264694032" calcext:value-type="float">
            <text:p>56802.264694032</text:p>
          </table:table-cell>
          <table:table-cell table:formula="of:=[.I83]-['inpt from problem params.ods'.C$6]" office:value-type="float" office:value="55130.8749009407" calcext:value-type="float">
            <text:p>55130.8749009407</text:p>
          </table:table-cell>
          <table:table-cell table:formula="of:=[.J83]-['inpt from problem params.ods'.D$6]" office:value-type="float" office:value="57793.9172667598" calcext:value-type="float">
            <text:p>57793.9172667598</text:p>
          </table:table-cell>
          <table:table-cell table:formula="of:=[.K83]-['inpt from problem params.ods'.E$6]" office:value-type="float" office:value="60279.0766069198" calcext:value-type="float">
            <text:p>60279.0766069198</text:p>
          </table:table-cell>
          <table:table-cell table:formula="of:=['selected results'.H83]+['selected results'.U83]+['selected results'.L83]" office:value-type="float" office:value="106763" calcext:value-type="float">
            <text:p>106763</text:p>
          </table:table-cell>
          <table:table-cell table:formula="of:=['selected results'.I83]+['selected results'.R83]+['selected results'.AC83]" office:value-type="float" office:value="55329.6" calcext:value-type="float">
            <text:p>55329.6</text:p>
          </table:table-cell>
          <table:table-cell table:formula="of:=['selected results'.J83]+['selected results'.S83]+['selected results'.AA83]+['selected results'.AJ83]" office:value-type="float" office:value="63763.1" calcext:value-type="float">
            <text:p>63763.1</text:p>
          </table:table-cell>
          <table:table-cell table:formula="of:=['selected results'.K83]+['selected results'.T83]+['selected results'.AB83]+['selected results'.AI83]+['selected results'.AL83]" office:value-type="float" office:value="4149.91" calcext:value-type="float">
            <text:p>4149.91</text:p>
          </table:table-cell>
          <table:table-cell table:formula="of:=ROUND([.P83]-[.L83])" office:value-type="float" office:value="49961" calcext:value-type="float">
            <text:p>49961</text:p>
          </table:table-cell>
          <table:table-cell table:formula="of:=[.T83]+ROUND([.Q83]-[.M83])" office:value-type="float" office:value="50160" calcext:value-type="float">
            <text:p>50160</text:p>
          </table:table-cell>
          <table:table-cell table:formula="of:=[.U83]+ROUND([.R83]-[.N83])" office:value-type="float" office:value="56129" calcext:value-type="float">
            <text:p>56129</text:p>
          </table:table-cell>
          <table:table-cell table:formula="of:=[.V83]+ROUND([.S83]-[.O83])" office:value-type="float" office:value="0" calcext:value-type="float">
            <text:p>0</text:p>
          </table:table-cell>
          <table:table-cell table:formula="of:=['selected results'.AM83]+['selected results'.AK83]+['selected results'.AD83]+['selected results'.V83]+['selected results'.M83]" office:value-type="float" office:value="26573550" calcext:value-type="float">
            <text:p>26573550</text:p>
          </table:table-cell>
          <table:table-cell table:formula="of:=['selected results'.AN83]" office:value-type="float" office:value="0.833695" calcext:value-type="float">
            <text:p>0.833695</text:p>
          </table:table-cell>
        </table:table-row>
        <table:table-row table:style-name="ro1">
          <table:table-cell table:style-name="ce11" table:formula="of:=['selected results'.A84]" office:value-type="float" office:value="13.08" calcext:value-type="float">
            <text:p>13.08</text:p>
          </table:table-cell>
          <table:table-cell table:formula="of:=['selected results'.B84]" office:value-type="float" office:value="0.5" calcext:value-type="float">
            <text:p>0.5</text:p>
          </table:table-cell>
          <table:table-cell table:formula="of:=[$'copy of results.csv '.C84]" office:value-type="float" office:value="1" calcext:value-type="float">
            <text:p>1</text:p>
          </table:table-cell>
          <table:table-cell table:formula="of:=SUM(['selected results'.D84:.G84])" office:value-type="float" office:value="648" calcext:value-type="float">
            <text:p>648</text:p>
          </table:table-cell>
          <table:table-cell table:formula="of:=SUM(['selected results'.N84:.Q84])" office:value-type="float" office:value="633.9517" calcext:value-type="float">
            <text:p>633.9517</text:p>
          </table:table-cell>
          <table:table-cell table:formula="of:=SUM(['selected results'.W84:.Z84])" office:value-type="float" office:value="633.9518" calcext:value-type="float">
            <text:p>633.9518</text:p>
          </table:table-cell>
          <table:table-cell table:formula="of:=SUM(['selected results'.AE84:.AH84])" office:value-type="float" office:value="633.4396" calcext:value-type="float">
            <text:p>633.4396</text:p>
          </table:table-cell>
          <table:table-cell table:formula="of:=SUMPRODUCT([$'inpt from problem params.ods'.$B$3:$'inpt from problem params.ods'.$E$3]*['selected results'.D84:.G84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84:.Q84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84:.Z84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84:.AH84])" office:value-type="float" office:value="187164.7307614" calcext:value-type="float">
            <text:p>187164.7307614</text:p>
          </table:table-cell>
          <table:table-cell table:formula="of:=[.H84]-['inpt from problem params.ods'.B$6]" office:value-type="float" office:value="56802.264694032" calcext:value-type="float">
            <text:p>56802.264694032</text:p>
          </table:table-cell>
          <table:table-cell table:formula="of:=[.I84]-['inpt from problem params.ods'.C$6]" office:value-type="float" office:value="55130.8749009407" calcext:value-type="float">
            <text:p>55130.8749009407</text:p>
          </table:table-cell>
          <table:table-cell table:formula="of:=[.J84]-['inpt from problem params.ods'.D$6]" office:value-type="float" office:value="57793.9172667598" calcext:value-type="float">
            <text:p>57793.9172667598</text:p>
          </table:table-cell>
          <table:table-cell table:formula="of:=[.K84]-['inpt from problem params.ods'.E$6]" office:value-type="float" office:value="60280.7307613998" calcext:value-type="float">
            <text:p>60280.7307613998</text:p>
          </table:table-cell>
          <table:table-cell table:formula="of:=['selected results'.H84]+['selected results'.U84]+['selected results'.L84]" office:value-type="float" office:value="106763" calcext:value-type="float">
            <text:p>106763</text:p>
          </table:table-cell>
          <table:table-cell table:formula="of:=['selected results'.I84]+['selected results'.R84]+['selected results'.AC84]" office:value-type="float" office:value="61030.2" calcext:value-type="float">
            <text:p>61030.2</text:p>
          </table:table-cell>
          <table:table-cell table:formula="of:=['selected results'.J84]+['selected results'.S84]+['selected results'.AA84]+['selected results'.AJ84]" office:value-type="float" office:value="58617.2" calcext:value-type="float">
            <text:p>58617.2</text:p>
          </table:table-cell>
          <table:table-cell table:formula="of:=['selected results'.K84]+['selected results'.T84]+['selected results'.AB84]+['selected results'.AI84]+['selected results'.AL84]" office:value-type="float" office:value="3596.82" calcext:value-type="float">
            <text:p>3596.82</text:p>
          </table:table-cell>
          <table:table-cell table:formula="of:=ROUND([.P84]-[.L84])" office:value-type="float" office:value="49961" calcext:value-type="float">
            <text:p>49961</text:p>
          </table:table-cell>
          <table:table-cell table:formula="of:=[.T84]+ROUND([.Q84]-[.M84])" office:value-type="float" office:value="55860" calcext:value-type="float">
            <text:p>55860</text:p>
          </table:table-cell>
          <table:table-cell table:formula="of:=[.U84]+ROUND([.R84]-[.N84])" office:value-type="float" office:value="56683" calcext:value-type="float">
            <text:p>56683</text:p>
          </table:table-cell>
          <table:table-cell table:formula="of:=[.V84]+ROUND([.S84]-[.O84])" office:value-type="float" office:value="-1" calcext:value-type="float">
            <text:p>-1</text:p>
          </table:table-cell>
          <table:table-cell table:formula="of:=['selected results'.AM84]+['selected results'.AK84]+['selected results'.AD84]+['selected results'.V84]+['selected results'.M84]" office:value-type="float" office:value="26576670" calcext:value-type="float">
            <text:p>26576670</text:p>
          </table:table-cell>
          <table:table-cell table:formula="of:=['selected results'.AN84]" office:value-type="float" office:value="0.833743" calcext:value-type="float">
            <text:p>0.833743</text:p>
          </table:table-cell>
        </table:table-row>
        <table:table-row table:style-name="ro1">
          <table:table-cell table:style-name="ce11" table:formula="of:=['selected results'.A85]" office:value-type="float" office:value="13.08" calcext:value-type="float">
            <text:p>13.08</text:p>
          </table:table-cell>
          <table:table-cell table:formula="of:=['selected results'.B85]" office:value-type="float" office:value="0.6" calcext:value-type="float">
            <text:p>0.6</text:p>
          </table:table-cell>
          <table:table-cell table:formula="of:=[$'copy of results.csv '.C85]" office:value-type="float" office:value="1" calcext:value-type="float">
            <text:p>1</text:p>
          </table:table-cell>
          <table:table-cell table:formula="of:=SUM(['selected results'.D85:.G85])" office:value-type="float" office:value="648" calcext:value-type="float">
            <text:p>648</text:p>
          </table:table-cell>
          <table:table-cell table:formula="of:=SUM(['selected results'.N85:.Q85])" office:value-type="float" office:value="633.9517" calcext:value-type="float">
            <text:p>633.9517</text:p>
          </table:table-cell>
          <table:table-cell table:formula="of:=SUM(['selected results'.W85:.Z85])" office:value-type="float" office:value="633.9518" calcext:value-type="float">
            <text:p>633.9518</text:p>
          </table:table-cell>
          <table:table-cell table:formula="of:=SUM(['selected results'.AE85:.AH85])" office:value-type="float" office:value="633.4528" calcext:value-type="float">
            <text:p>633.4528</text:p>
          </table:table-cell>
          <table:table-cell table:formula="of:=SUMPRODUCT([$'inpt from problem params.ods'.$B$3:$'inpt from problem params.ods'.$E$3]*['selected results'.D85:.G85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85:.Q85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85:.Z85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85:.AH85])" office:value-type="float" office:value="187169.47746556" calcext:value-type="float">
            <text:p>187169.47746556</text:p>
          </table:table-cell>
          <table:table-cell table:formula="of:=[.H85]-['inpt from problem params.ods'.B$6]" office:value-type="float" office:value="56802.264694032" calcext:value-type="float">
            <text:p>56802.264694032</text:p>
          </table:table-cell>
          <table:table-cell table:formula="of:=[.I85]-['inpt from problem params.ods'.C$6]" office:value-type="float" office:value="55130.8749009407" calcext:value-type="float">
            <text:p>55130.8749009407</text:p>
          </table:table-cell>
          <table:table-cell table:formula="of:=[.J85]-['inpt from problem params.ods'.D$6]" office:value-type="float" office:value="57793.9172667598" calcext:value-type="float">
            <text:p>57793.9172667598</text:p>
          </table:table-cell>
          <table:table-cell table:formula="of:=[.K85]-['inpt from problem params.ods'.E$6]" office:value-type="float" office:value="60285.4774655599" calcext:value-type="float">
            <text:p>60285.4774655599</text:p>
          </table:table-cell>
          <table:table-cell table:formula="of:=['selected results'.H85]+['selected results'.U85]+['selected results'.L85]" office:value-type="float" office:value="106763" calcext:value-type="float">
            <text:p>106763</text:p>
          </table:table-cell>
          <table:table-cell table:formula="of:=['selected results'.I85]+['selected results'.R85]+['selected results'.AC85]" office:value-type="float" office:value="68280.6" calcext:value-type="float">
            <text:p>68280.6</text:p>
          </table:table-cell>
          <table:table-cell table:formula="of:=['selected results'.J85]+['selected results'.S85]+['selected results'.AA85]+['selected results'.AJ85]" office:value-type="float" office:value="50364.5" calcext:value-type="float">
            <text:p>50364.5</text:p>
          </table:table-cell>
          <table:table-cell table:formula="of:=['selected results'.K85]+['selected results'.T85]+['selected results'.AB85]+['selected results'.AI85]+['selected results'.AL85]" office:value-type="float" office:value="4603.9" calcext:value-type="float">
            <text:p>4603.9</text:p>
          </table:table-cell>
          <table:table-cell table:formula="of:=ROUND([.P85]-[.L85])" office:value-type="float" office:value="49961" calcext:value-type="float">
            <text:p>49961</text:p>
          </table:table-cell>
          <table:table-cell table:formula="of:=[.T85]+ROUND([.Q85]-[.M85])" office:value-type="float" office:value="63111" calcext:value-type="float">
            <text:p>63111</text:p>
          </table:table-cell>
          <table:table-cell table:formula="of:=[.U85]+ROUND([.R85]-[.N85])" office:value-type="float" office:value="55682" calcext:value-type="float">
            <text:p>55682</text:p>
          </table:table-cell>
          <table:table-cell table:formula="of:=[.V85]+ROUND([.S85]-[.O85])" office:value-type="float" office:value="0" calcext:value-type="float">
            <text:p>0</text:p>
          </table:table-cell>
          <table:table-cell table:formula="of:=['selected results'.AM85]+['selected results'.AK85]+['selected results'.AD85]+['selected results'.V85]+['selected results'.M85]" office:value-type="float" office:value="26579880" calcext:value-type="float">
            <text:p>26579880</text:p>
          </table:table-cell>
          <table:table-cell table:formula="of:=['selected results'.AN85]" office:value-type="float" office:value="0.834008" calcext:value-type="float">
            <text:p>0.834008</text:p>
          </table:table-cell>
        </table:table-row>
        <table:table-row table:style-name="ro1">
          <table:table-cell table:style-name="ce11" table:formula="of:=['selected results'.A86]" office:value-type="float" office:value="13.08" calcext:value-type="float">
            <text:p>13.08</text:p>
          </table:table-cell>
          <table:table-cell table:formula="of:=['selected results'.B86]" office:value-type="float" office:value="0.7" calcext:value-type="float">
            <text:p>0.7</text:p>
          </table:table-cell>
          <table:table-cell table:formula="of:=[$'copy of results.csv '.C86]" office:value-type="float" office:value="1" calcext:value-type="float">
            <text:p>1</text:p>
          </table:table-cell>
          <table:table-cell table:formula="of:=SUM(['selected results'.D86:.G86])" office:value-type="float" office:value="648" calcext:value-type="float">
            <text:p>648</text:p>
          </table:table-cell>
          <table:table-cell table:formula="of:=SUM(['selected results'.N86:.Q86])" office:value-type="float" office:value="633.9517" calcext:value-type="float">
            <text:p>633.9517</text:p>
          </table:table-cell>
          <table:table-cell table:formula="of:=SUM(['selected results'.W86:.Z86])" office:value-type="float" office:value="633.9518" calcext:value-type="float">
            <text:p>633.9518</text:p>
          </table:table-cell>
          <table:table-cell table:formula="of:=SUM(['selected results'.AE86:.AH86])" office:value-type="float" office:value="633.4559" calcext:value-type="float">
            <text:p>633.4559</text:p>
          </table:table-cell>
          <table:table-cell table:formula="of:=SUMPRODUCT([$'inpt from problem params.ods'.$B$3:$'inpt from problem params.ods'.$E$3]*['selected results'.D86:.G86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86:.Q86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86:.Z86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86:.AH86])" office:value-type="float" office:value="187170.59222184" calcext:value-type="float">
            <text:p>187170.59222184</text:p>
          </table:table-cell>
          <table:table-cell table:formula="of:=[.H86]-['inpt from problem params.ods'.B$6]" office:value-type="float" office:value="56802.264694032" calcext:value-type="float">
            <text:p>56802.264694032</text:p>
          </table:table-cell>
          <table:table-cell table:formula="of:=[.I86]-['inpt from problem params.ods'.C$6]" office:value-type="float" office:value="55130.8749009407" calcext:value-type="float">
            <text:p>55130.8749009407</text:p>
          </table:table-cell>
          <table:table-cell table:formula="of:=[.J86]-['inpt from problem params.ods'.D$6]" office:value-type="float" office:value="57793.9172667598" calcext:value-type="float">
            <text:p>57793.9172667598</text:p>
          </table:table-cell>
          <table:table-cell table:formula="of:=[.K86]-['inpt from problem params.ods'.E$6]" office:value-type="float" office:value="60286.5922218399" calcext:value-type="float">
            <text:p>60286.5922218399</text:p>
          </table:table-cell>
          <table:table-cell table:formula="of:=['selected results'.H86]+['selected results'.U86]+['selected results'.L86]" office:value-type="float" office:value="106763" calcext:value-type="float">
            <text:p>106763</text:p>
          </table:table-cell>
          <table:table-cell table:formula="of:=['selected results'.I86]+['selected results'.R86]+['selected results'.AC86]" office:value-type="float" office:value="73440" calcext:value-type="float">
            <text:p>73440</text:p>
          </table:table-cell>
          <table:table-cell table:formula="of:=['selected results'.J86]+['selected results'.S86]+['selected results'.AA86]+['selected results'.AJ86]" office:value-type="float" office:value="44900.3" calcext:value-type="float">
            <text:p>44900.3</text:p>
          </table:table-cell>
          <table:table-cell table:formula="of:=['selected results'.K86]+['selected results'.T86]+['selected results'.AB86]+['selected results'.AI86]+['selected results'.AL86]" office:value-type="float" office:value="4909.84" calcext:value-type="float">
            <text:p>4909.84</text:p>
          </table:table-cell>
          <table:table-cell table:formula="of:=ROUND([.P86]-[.L86])" office:value-type="float" office:value="49961" calcext:value-type="float">
            <text:p>49961</text:p>
          </table:table-cell>
          <table:table-cell table:formula="of:=[.T86]+ROUND([.Q86]-[.M86])" office:value-type="float" office:value="68270" calcext:value-type="float">
            <text:p>68270</text:p>
          </table:table-cell>
          <table:table-cell table:formula="of:=[.U86]+ROUND([.R86]-[.N86])" office:value-type="float" office:value="55376" calcext:value-type="float">
            <text:p>55376</text:p>
          </table:table-cell>
          <table:table-cell table:formula="of:=[.V86]+ROUND([.S86]-[.O86])" office:value-type="float" office:value="-1" calcext:value-type="float">
            <text:p>-1</text:p>
          </table:table-cell>
          <table:table-cell table:formula="of:=['selected results'.AM86]+['selected results'.AK86]+['selected results'.AD86]+['selected results'.V86]+['selected results'.M86]" office:value-type="float" office:value="26582160" calcext:value-type="float">
            <text:p>26582160</text:p>
          </table:table-cell>
          <table:table-cell table:formula="of:=['selected results'.AN86]" office:value-type="float" office:value="0.834008" calcext:value-type="float">
            <text:p>0.834008</text:p>
          </table:table-cell>
        </table:table-row>
        <table:table-row table:style-name="ro1">
          <table:table-cell table:style-name="ce11" table:formula="of:=['selected results'.A87]" office:value-type="float" office:value="13.08" calcext:value-type="float">
            <text:p>13.08</text:p>
          </table:table-cell>
          <table:table-cell table:formula="of:=['selected results'.B87]" office:value-type="float" office:value="0.8" calcext:value-type="float">
            <text:p>0.8</text:p>
          </table:table-cell>
          <table:table-cell table:formula="of:=[$'copy of results.csv '.C87]" office:value-type="float" office:value="1" calcext:value-type="float">
            <text:p>1</text:p>
          </table:table-cell>
          <table:table-cell table:formula="of:=SUM(['selected results'.D87:.G87])" office:value-type="float" office:value="648" calcext:value-type="float">
            <text:p>648</text:p>
          </table:table-cell>
          <table:table-cell table:formula="of:=SUM(['selected results'.N87:.Q87])" office:value-type="float" office:value="633.9517" calcext:value-type="float">
            <text:p>633.9517</text:p>
          </table:table-cell>
          <table:table-cell table:formula="of:=SUM(['selected results'.W87:.Z87])" office:value-type="float" office:value="633.9518" calcext:value-type="float">
            <text:p>633.9518</text:p>
          </table:table-cell>
          <table:table-cell table:formula="of:=SUM(['selected results'.AE87:.AH87])" office:value-type="float" office:value="633.4587" calcext:value-type="float">
            <text:p>633.4587</text:p>
          </table:table-cell>
          <table:table-cell table:formula="of:=SUMPRODUCT([$'inpt from problem params.ods'.$B$3:$'inpt from problem params.ods'.$E$3]*['selected results'.D87:.G87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87:.Q87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87:.Z87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87:.AH87])" office:value-type="float" office:value="187171.59909848" calcext:value-type="float">
            <text:p>187171.59909848</text:p>
          </table:table-cell>
          <table:table-cell table:formula="of:=[.H87]-['inpt from problem params.ods'.B$6]" office:value-type="float" office:value="56802.264694032" calcext:value-type="float">
            <text:p>56802.264694032</text:p>
          </table:table-cell>
          <table:table-cell table:formula="of:=[.I87]-['inpt from problem params.ods'.C$6]" office:value-type="float" office:value="55130.8749009407" calcext:value-type="float">
            <text:p>55130.8749009407</text:p>
          </table:table-cell>
          <table:table-cell table:formula="of:=[.J87]-['inpt from problem params.ods'.D$6]" office:value-type="float" office:value="57793.9172667598" calcext:value-type="float">
            <text:p>57793.9172667598</text:p>
          </table:table-cell>
          <table:table-cell table:formula="of:=[.K87]-['inpt from problem params.ods'.E$6]" office:value-type="float" office:value="60287.5990984798" calcext:value-type="float">
            <text:p>60287.5990984798</text:p>
          </table:table-cell>
          <table:table-cell table:formula="of:=['selected results'.H87]+['selected results'.U87]+['selected results'.L87]" office:value-type="float" office:value="106763" calcext:value-type="float">
            <text:p>106763</text:p>
          </table:table-cell>
          <table:table-cell table:formula="of:=['selected results'.I87]+['selected results'.R87]+['selected results'.AC87]" office:value-type="float" office:value="77031.6" calcext:value-type="float">
            <text:p>77031.6</text:p>
          </table:table-cell>
          <table:table-cell table:formula="of:=['selected results'.J87]+['selected results'.S87]+['selected results'.AA87]+['selected results'.AJ87]" office:value-type="float" office:value="41098.3" calcext:value-type="float">
            <text:p>41098.3</text:p>
          </table:table-cell>
          <table:table-cell table:formula="of:=['selected results'.K87]+['selected results'.T87]+['selected results'.AB87]+['selected results'.AI87]+['selected results'.AL87]" office:value-type="float" office:value="5121.16" calcext:value-type="float">
            <text:p>5121.16</text:p>
          </table:table-cell>
          <table:table-cell table:formula="of:=ROUND([.P87]-[.L87])" office:value-type="float" office:value="49961" calcext:value-type="float">
            <text:p>49961</text:p>
          </table:table-cell>
          <table:table-cell table:formula="of:=[.T87]+ROUND([.Q87]-[.M87])" office:value-type="float" office:value="71862" calcext:value-type="float">
            <text:p>71862</text:p>
          </table:table-cell>
          <table:table-cell table:formula="of:=[.U87]+ROUND([.R87]-[.N87])" office:value-type="float" office:value="55166" calcext:value-type="float">
            <text:p>55166</text:p>
          </table:table-cell>
          <table:table-cell table:formula="of:=[.V87]+ROUND([.S87]-[.O87])" office:value-type="float" office:value="0" calcext:value-type="float">
            <text:p>0</text:p>
          </table:table-cell>
          <table:table-cell table:formula="of:=['selected results'.AM87]+['selected results'.AK87]+['selected results'.AD87]+['selected results'.V87]+['selected results'.M87]" office:value-type="float" office:value="26583590" calcext:value-type="float">
            <text:p>26583590</text:p>
          </table:table-cell>
          <table:table-cell table:formula="of:=['selected results'.AN87]" office:value-type="float" office:value="0.834033" calcext:value-type="float">
            <text:p>0.834033</text:p>
          </table:table-cell>
        </table:table-row>
        <table:table-row table:style-name="ro1">
          <table:table-cell table:style-name="ce11" table:formula="of:=['selected results'.A88]" office:value-type="float" office:value="13.08" calcext:value-type="float">
            <text:p>13.08</text:p>
          </table:table-cell>
          <table:table-cell table:formula="of:=['selected results'.B88]" office:value-type="float" office:value="0.9" calcext:value-type="float">
            <text:p>0.9</text:p>
          </table:table-cell>
          <table:table-cell table:formula="of:=[$'copy of results.csv '.C88]" office:value-type="float" office:value="1" calcext:value-type="float">
            <text:p>1</text:p>
          </table:table-cell>
          <table:table-cell table:formula="of:=SUM(['selected results'.D88:.G88])" office:value-type="float" office:value="648" calcext:value-type="float">
            <text:p>648</text:p>
          </table:table-cell>
          <table:table-cell table:formula="of:=SUM(['selected results'.N88:.Q88])" office:value-type="float" office:value="633.9517" calcext:value-type="float">
            <text:p>633.9517</text:p>
          </table:table-cell>
          <table:table-cell table:formula="of:=SUM(['selected results'.W88:.Z88])" office:value-type="float" office:value="633.9518" calcext:value-type="float">
            <text:p>633.9518</text:p>
          </table:table-cell>
          <table:table-cell table:formula="of:=SUM(['selected results'.AE88:.AH88])" office:value-type="float" office:value="633.461" calcext:value-type="float">
            <text:p>633.461</text:p>
          </table:table-cell>
          <table:table-cell table:formula="of:=SUMPRODUCT([$'inpt from problem params.ods'.$B$3:$'inpt from problem params.ods'.$E$3]*['selected results'.D88:.G88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88:.Q88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88:.Z88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88:.AH88])" office:value-type="float" office:value="187172.42617572" calcext:value-type="float">
            <text:p>187172.42617572</text:p>
          </table:table-cell>
          <table:table-cell table:formula="of:=[.H88]-['inpt from problem params.ods'.B$6]" office:value-type="float" office:value="56802.264694032" calcext:value-type="float">
            <text:p>56802.264694032</text:p>
          </table:table-cell>
          <table:table-cell table:formula="of:=[.I88]-['inpt from problem params.ods'.C$6]" office:value-type="float" office:value="55130.8749009407" calcext:value-type="float">
            <text:p>55130.8749009407</text:p>
          </table:table-cell>
          <table:table-cell table:formula="of:=[.J88]-['inpt from problem params.ods'.D$6]" office:value-type="float" office:value="57793.9172667598" calcext:value-type="float">
            <text:p>57793.9172667598</text:p>
          </table:table-cell>
          <table:table-cell table:formula="of:=[.K88]-['inpt from problem params.ods'.E$6]" office:value-type="float" office:value="60288.4261757199" calcext:value-type="float">
            <text:p>60288.4261757199</text:p>
          </table:table-cell>
          <table:table-cell table:formula="of:=['selected results'.H88]+['selected results'.U88]+['selected results'.L88]" office:value-type="float" office:value="106763" calcext:value-type="float">
            <text:p>106763</text:p>
          </table:table-cell>
          <table:table-cell table:formula="of:=['selected results'.I88]+['selected results'.R88]+['selected results'.AC88]" office:value-type="float" office:value="82070.2" calcext:value-type="float">
            <text:p>82070.2</text:p>
          </table:table-cell>
          <table:table-cell table:formula="of:=['selected results'.J88]+['selected results'.S88]+['selected results'.AA88]+['selected results'.AJ88]" office:value-type="float" office:value="51320.7" calcext:value-type="float">
            <text:p>51320.7</text:p>
          </table:table-cell>
          <table:table-cell table:formula="of:=['selected results'.K88]+['selected results'.T88]+['selected results'.AB88]+['selected results'.AI88]+['selected results'.AL88]" office:value-type="float" office:value="-10139" calcext:value-type="float">
            <text:p>-10139</text:p>
          </table:table-cell>
          <table:table-cell table:formula="of:=ROUND([.P88]-[.L88])" office:value-type="float" office:value="49961" calcext:value-type="float">
            <text:p>49961</text:p>
          </table:table-cell>
          <table:table-cell table:formula="of:=[.T88]+ROUND([.Q88]-[.M88])" office:value-type="float" office:value="76900" calcext:value-type="float">
            <text:p>76900</text:p>
          </table:table-cell>
          <table:table-cell table:formula="of:=[.U88]+ROUND([.R88]-[.N88])" office:value-type="float" office:value="70427" calcext:value-type="float">
            <text:p>70427</text:p>
          </table:table-cell>
          <table:table-cell table:formula="of:=[.V88]+ROUND([.S88]-[.O88])" office:value-type="float" office:value="0" calcext:value-type="float">
            <text:p>0</text:p>
          </table:table-cell>
          <table:table-cell table:formula="of:=['selected results'.AM88]+['selected results'.AK88]+['selected results'.AD88]+['selected results'.V88]+['selected results'.M88]" office:value-type="float" office:value="26592080" calcext:value-type="float">
            <text:p>26592080</text:p>
          </table:table-cell>
          <table:table-cell table:formula="of:=['selected results'.AN88]" office:value-type="float" office:value="0.834201" calcext:value-type="float">
            <text:p>0.834201</text:p>
          </table:table-cell>
        </table:table-row>
        <table:table-row table:style-name="ro1">
          <table:table-cell table:style-name="ce11" table:formula="of:=['selected results'.A89]" office:value-type="float" office:value="13.08" calcext:value-type="float">
            <text:p>13.08</text:p>
          </table:table-cell>
          <table:table-cell table:formula="of:=['selected results'.B89]" office:value-type="float" office:value="1" calcext:value-type="float">
            <text:p>1</text:p>
          </table:table-cell>
          <table:table-cell table:formula="of:=[$'copy of results.csv '.C89]" office:value-type="float" office:value="1" calcext:value-type="float">
            <text:p>1</text:p>
          </table:table-cell>
          <table:table-cell table:formula="of:=SUM(['selected results'.D89:.G89])" office:value-type="float" office:value="648" calcext:value-type="float">
            <text:p>648</text:p>
          </table:table-cell>
          <table:table-cell table:formula="of:=SUM(['selected results'.N89:.Q89])" office:value-type="float" office:value="633.9517" calcext:value-type="float">
            <text:p>633.9517</text:p>
          </table:table-cell>
          <table:table-cell table:formula="of:=SUM(['selected results'.W89:.Z89])" office:value-type="float" office:value="633.9518" calcext:value-type="float">
            <text:p>633.9518</text:p>
          </table:table-cell>
          <table:table-cell table:formula="of:=SUM(['selected results'.AE89:.AH89])" office:value-type="float" office:value="633.463" calcext:value-type="float">
            <text:p>633.463</text:p>
          </table:table-cell>
          <table:table-cell table:formula="of:=SUMPRODUCT([$'inpt from problem params.ods'.$B$3:$'inpt from problem params.ods'.$E$3]*['selected results'.D89:.G89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89:.Q89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89:.Z89])" office:value-type="float" office:value="187348.91726676" calcext:value-type="float">
            <text:p>187348.91726676</text:p>
          </table:table-cell>
          <table:table-cell table:formula="of:=SUMPRODUCT([$'inpt from problem params.ods'.$B$3:$'inpt from problem params.ods'.$E$3]*['selected results'.AE89:.AH89])" office:value-type="float" office:value="187173.14537332" calcext:value-type="float">
            <text:p>187173.14537332</text:p>
          </table:table-cell>
          <table:table-cell table:formula="of:=[.H89]-['inpt from problem params.ods'.B$6]" office:value-type="float" office:value="56802.264694032" calcext:value-type="float">
            <text:p>56802.264694032</text:p>
          </table:table-cell>
          <table:table-cell table:formula="of:=[.I89]-['inpt from problem params.ods'.C$6]" office:value-type="float" office:value="55130.8749009407" calcext:value-type="float">
            <text:p>55130.8749009407</text:p>
          </table:table-cell>
          <table:table-cell table:formula="of:=[.J89]-['inpt from problem params.ods'.D$6]" office:value-type="float" office:value="57793.9172667598" calcext:value-type="float">
            <text:p>57793.9172667598</text:p>
          </table:table-cell>
          <table:table-cell table:formula="of:=[.K89]-['inpt from problem params.ods'.E$6]" office:value-type="float" office:value="60289.1453733199" calcext:value-type="float">
            <text:p>60289.1453733199</text:p>
          </table:table-cell>
          <table:table-cell table:formula="of:=['selected results'.H89]+['selected results'.U89]+['selected results'.L89]" office:value-type="float" office:value="106763" calcext:value-type="float">
            <text:p>106763</text:p>
          </table:table-cell>
          <table:table-cell table:formula="of:=['selected results'.I89]+['selected results'.R89]+['selected results'.AC89]" office:value-type="float" office:value="87323.3" calcext:value-type="float">
            <text:p>87323.3</text:p>
          </table:table-cell>
          <table:table-cell table:formula="of:=['selected results'.J89]+['selected results'.S89]+['selected results'.AA89]+['selected results'.AJ89]" office:value-type="float" office:value="46755.5" calcext:value-type="float">
            <text:p>46755.5</text:p>
          </table:table-cell>
          <table:table-cell table:formula="of:=['selected results'.K89]+['selected results'.T89]+['selected results'.AB89]+['selected results'.AI89]+['selected results'.AL89]" office:value-type="float" office:value="-10826.1" calcext:value-type="float">
            <text:p>-10826.1</text:p>
          </table:table-cell>
          <table:table-cell table:formula="of:=ROUND([.P89]-[.L89])" office:value-type="float" office:value="49961" calcext:value-type="float">
            <text:p>49961</text:p>
          </table:table-cell>
          <table:table-cell table:formula="of:=[.T89]+ROUND([.Q89]-[.M89])" office:value-type="float" office:value="82153" calcext:value-type="float">
            <text:p>82153</text:p>
          </table:table-cell>
          <table:table-cell table:formula="of:=[.U89]+ROUND([.R89]-[.N89])" office:value-type="float" office:value="71115" calcext:value-type="float">
            <text:p>71115</text:p>
          </table:table-cell>
          <table:table-cell table:formula="of:=[.V89]+ROUND([.S89]-[.O89])" office:value-type="float" office:value="0" calcext:value-type="float">
            <text:p>0</text:p>
          </table:table-cell>
          <table:table-cell table:formula="of:=['selected results'.AM89]+['selected results'.AK89]+['selected results'.AD89]+['selected results'.V89]+['selected results'.M89]" office:value-type="float" office:value="26594640" calcext:value-type="float">
            <text:p>26594640</text:p>
          </table:table-cell>
          <table:table-cell table:formula="of:=['selected results'.AN89]" office:value-type="float" office:value="0.834298" calcext:value-type="float">
            <text:p>0.834298</text:p>
          </table:table-cell>
        </table:table-row>
        <table:table-row table:style-name="ro1">
          <table:table-cell table:style-name="ce11" table:formula="of:=['selected results'.A90]" office:value-type="float" office:value="26.16" calcext:value-type="float">
            <text:p>26.16</text:p>
          </table:table-cell>
          <table:table-cell table:formula="of:=['selected results'.B90]" office:value-type="float" office:value="0" calcext:value-type="float">
            <text:p>0</text:p>
          </table:table-cell>
          <table:table-cell table:formula="of:=[$'copy of results.csv '.C90]" office:value-type="float" office:value="1" calcext:value-type="float">
            <text:p>1</text:p>
          </table:table-cell>
          <table:table-cell table:formula="of:=SUM(['selected results'.D90:.G90])" office:value-type="float" office:value="648" calcext:value-type="float">
            <text:p>648</text:p>
          </table:table-cell>
          <table:table-cell table:formula="of:=SUM(['selected results'.N90:.Q90])" office:value-type="float" office:value="633.9517" calcext:value-type="float">
            <text:p>633.9517</text:p>
          </table:table-cell>
          <table:table-cell table:formula="of:=SUM(['selected results'.W90:.Z90])" office:value-type="float" office:value="631.7296" calcext:value-type="float">
            <text:p>631.7296</text:p>
          </table:table-cell>
          <table:table-cell table:formula="of:=SUM(['selected results'.AE90:.AH90])" office:value-type="float" office:value="630.9888" calcext:value-type="float">
            <text:p>630.9888</text:p>
          </table:table-cell>
          <table:table-cell table:formula="of:=SUMPRODUCT([$'inpt from problem params.ods'.$B$3:$'inpt from problem params.ods'.$E$3]*['selected results'.D90:.G90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90:.Q90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90:.Z90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90:.AH90])" office:value-type="float" office:value="186283.42602236" calcext:value-type="float">
            <text:p>186283.42602236</text:p>
          </table:table-cell>
          <table:table-cell table:formula="of:=[.H90]-['inpt from problem params.ods'.B$6]" office:value-type="float" office:value="56802.264694032" calcext:value-type="float">
            <text:p>56802.264694032</text:p>
          </table:table-cell>
          <table:table-cell table:formula="of:=[.I90]-['inpt from problem params.ods'.C$6]" office:value-type="float" office:value="55130.8749009407" calcext:value-type="float">
            <text:p>55130.8749009407</text:p>
          </table:table-cell>
          <table:table-cell table:formula="of:=[.J90]-['inpt from problem params.ods'.D$6]" office:value-type="float" office:value="56994.8168133998" calcext:value-type="float">
            <text:p>56994.8168133998</text:p>
          </table:table-cell>
          <table:table-cell table:formula="of:=[.K90]-['inpt from problem params.ods'.E$6]" office:value-type="float" office:value="59399.4260223598" calcext:value-type="float">
            <text:p>59399.4260223598</text:p>
          </table:table-cell>
          <table:table-cell table:formula="of:=['selected results'.H90]+['selected results'.U90]+['selected results'.L90]" office:value-type="float" office:value="56802.3" calcext:value-type="float">
            <text:p>56802.3</text:p>
          </table:table-cell>
          <table:table-cell table:formula="of:=['selected results'.I90]+['selected results'.R90]+['selected results'.AC90]" office:value-type="float" office:value="55183.1" calcext:value-type="float">
            <text:p>55183.1</text:p>
          </table:table-cell>
          <table:table-cell table:formula="of:=['selected results'.J90]+['selected results'.S90]+['selected results'.AA90]+['selected results'.AJ90]" office:value-type="float" office:value="57139.8" calcext:value-type="float">
            <text:p>57139.8</text:p>
          </table:table-cell>
          <table:table-cell table:formula="of:=['selected results'.K90]+['selected results'.T90]+['selected results'.AB90]+['selected results'.AI90]+['selected results'.AL90]" office:value-type="float" office:value="59202" calcext:value-type="float">
            <text:p>59202</text:p>
          </table:table-cell>
          <table:table-cell table:formula="of:=ROUND([.P90]-[.L90])" office:value-type="float" office:value="0" calcext:value-type="float">
            <text:p>0</text:p>
          </table:table-cell>
          <table:table-cell table:formula="of:=[.T90]+ROUND([.Q90]-[.M90])" office:value-type="float" office:value="52" calcext:value-type="float">
            <text:p>52</text:p>
          </table:table-cell>
          <table:table-cell table:formula="of:=[.U90]+ROUND([.R90]-[.N90])" office:value-type="float" office:value="197" calcext:value-type="float">
            <text:p>197</text:p>
          </table:table-cell>
          <table:table-cell table:formula="of:=[.V90]+ROUND([.S90]-[.O90])" office:value-type="float" office:value="0" calcext:value-type="float">
            <text:p>0</text:p>
          </table:table-cell>
          <table:table-cell table:formula="of:=['selected results'.AM90]+['selected results'.AK90]+['selected results'.AD90]+['selected results'.V90]+['selected results'.M90]" office:value-type="float" office:value="29675350" calcext:value-type="float">
            <text:p>29675350</text:p>
          </table:table-cell>
          <table:table-cell table:formula="of:=['selected results'.AN90]" office:value-type="float" office:value="0.878448" calcext:value-type="float">
            <text:p>0.878448</text:p>
          </table:table-cell>
        </table:table-row>
        <table:table-row table:style-name="ro1">
          <table:table-cell table:style-name="ce11" table:formula="of:=['selected results'.A91]" office:value-type="float" office:value="26.16" calcext:value-type="float">
            <text:p>26.16</text:p>
          </table:table-cell>
          <table:table-cell table:formula="of:=['selected results'.B91]" office:value-type="float" office:value="0.1" calcext:value-type="float">
            <text:p>0.1</text:p>
          </table:table-cell>
          <table:table-cell table:formula="of:=[$'copy of results.csv '.C91]" office:value-type="float" office:value="1" calcext:value-type="float">
            <text:p>1</text:p>
          </table:table-cell>
          <table:table-cell table:formula="of:=SUM(['selected results'.D91:.G91])" office:value-type="float" office:value="648" calcext:value-type="float">
            <text:p>648</text:p>
          </table:table-cell>
          <table:table-cell table:formula="of:=SUM(['selected results'.N91:.Q91])" office:value-type="float" office:value="633.9517" calcext:value-type="float">
            <text:p>633.9517</text:p>
          </table:table-cell>
          <table:table-cell table:formula="of:=SUM(['selected results'.W91:.Z91])" office:value-type="float" office:value="631.7296" calcext:value-type="float">
            <text:p>631.7296</text:p>
          </table:table-cell>
          <table:table-cell table:formula="of:=SUM(['selected results'.AE91:.AH91])" office:value-type="float" office:value="630.9888" calcext:value-type="float">
            <text:p>630.9888</text:p>
          </table:table-cell>
          <table:table-cell table:formula="of:=SUMPRODUCT([$'inpt from problem params.ods'.$B$3:$'inpt from problem params.ods'.$E$3]*['selected results'.D91:.G91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91:.Q91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91:.Z91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91:.AH91])" office:value-type="float" office:value="186283.42602236" calcext:value-type="float">
            <text:p>186283.42602236</text:p>
          </table:table-cell>
          <table:table-cell table:formula="of:=[.H91]-['inpt from problem params.ods'.B$6]" office:value-type="float" office:value="56802.264694032" calcext:value-type="float">
            <text:p>56802.264694032</text:p>
          </table:table-cell>
          <table:table-cell table:formula="of:=[.I91]-['inpt from problem params.ods'.C$6]" office:value-type="float" office:value="55130.8749009407" calcext:value-type="float">
            <text:p>55130.8749009407</text:p>
          </table:table-cell>
          <table:table-cell table:formula="of:=[.J91]-['inpt from problem params.ods'.D$6]" office:value-type="float" office:value="56994.8168133998" calcext:value-type="float">
            <text:p>56994.8168133998</text:p>
          </table:table-cell>
          <table:table-cell table:formula="of:=[.K91]-['inpt from problem params.ods'.E$6]" office:value-type="float" office:value="59399.4260223598" calcext:value-type="float">
            <text:p>59399.4260223598</text:p>
          </table:table-cell>
          <table:table-cell table:formula="of:=['selected results'.H91]+['selected results'.U91]+['selected results'.L91]" office:value-type="float" office:value="106763" calcext:value-type="float">
            <text:p>106763</text:p>
          </table:table-cell>
          <table:table-cell table:formula="of:=['selected results'.I91]+['selected results'.R91]+['selected results'.AC91]" office:value-type="float" office:value="40570.4" calcext:value-type="float">
            <text:p>40570.4</text:p>
          </table:table-cell>
          <table:table-cell table:formula="of:=['selected results'.J91]+['selected results'.S91]+['selected results'.AA91]+['selected results'.AJ91]" office:value-type="float" office:value="63234.7" calcext:value-type="float">
            <text:p>63234.7</text:p>
          </table:table-cell>
          <table:table-cell table:formula="of:=['selected results'.K91]+['selected results'.T91]+['selected results'.AB91]+['selected results'.AI91]+['selected results'.AL91]" office:value-type="float" office:value="17758.7" calcext:value-type="float">
            <text:p>17758.7</text:p>
          </table:table-cell>
          <table:table-cell table:formula="of:=ROUND([.P91]-[.L91])" office:value-type="float" office:value="49961" calcext:value-type="float">
            <text:p>49961</text:p>
          </table:table-cell>
          <table:table-cell table:formula="of:=[.T91]+ROUND([.Q91]-[.M91])" office:value-type="float" office:value="35401" calcext:value-type="float">
            <text:p>35401</text:p>
          </table:table-cell>
          <table:table-cell table:formula="of:=[.U91]+ROUND([.R91]-[.N91])" office:value-type="float" office:value="41641" calcext:value-type="float">
            <text:p>41641</text:p>
          </table:table-cell>
          <table:table-cell table:formula="of:=[.V91]+ROUND([.S91]-[.O91])" office:value-type="float" office:value="0" calcext:value-type="float">
            <text:p>0</text:p>
          </table:table-cell>
          <table:table-cell table:formula="of:=['selected results'.AM91]+['selected results'.AK91]+['selected results'.AD91]+['selected results'.V91]+['selected results'.M91]" office:value-type="float" office:value="29774450" calcext:value-type="float">
            <text:p>29774450</text:p>
          </table:table-cell>
          <table:table-cell table:formula="of:=['selected results'.AN91]" office:value-type="float" office:value="0.877459" calcext:value-type="float">
            <text:p>0.877459</text:p>
          </table:table-cell>
        </table:table-row>
        <table:table-row table:style-name="ro1">
          <table:table-cell table:style-name="ce11" table:formula="of:=['selected results'.A92]" office:value-type="float" office:value="26.16" calcext:value-type="float">
            <text:p>26.16</text:p>
          </table:table-cell>
          <table:table-cell table:formula="of:=['selected results'.B92]" office:value-type="float" office:value="0.2" calcext:value-type="float">
            <text:p>0.2</text:p>
          </table:table-cell>
          <table:table-cell table:formula="of:=[$'copy of results.csv '.C92]" office:value-type="float" office:value="1" calcext:value-type="float">
            <text:p>1</text:p>
          </table:table-cell>
          <table:table-cell table:formula="of:=SUM(['selected results'.D92:.G92])" office:value-type="float" office:value="648" calcext:value-type="float">
            <text:p>648</text:p>
          </table:table-cell>
          <table:table-cell table:formula="of:=SUM(['selected results'.N92:.Q92])" office:value-type="float" office:value="633.9517" calcext:value-type="float">
            <text:p>633.9517</text:p>
          </table:table-cell>
          <table:table-cell table:formula="of:=SUM(['selected results'.W92:.Z92])" office:value-type="float" office:value="631.7296" calcext:value-type="float">
            <text:p>631.7296</text:p>
          </table:table-cell>
          <table:table-cell table:formula="of:=SUM(['selected results'.AE92:.AH92])" office:value-type="float" office:value="631.7011" calcext:value-type="float">
            <text:p>631.7011</text:p>
          </table:table-cell>
          <table:table-cell table:formula="of:=SUMPRODUCT([$'inpt from problem params.ods'.$B$3:$'inpt from problem params.ods'.$E$3]*['selected results'.D92:.G92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92:.Q92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92:.Z92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92:.AH92])" office:value-type="float" office:value="186539.5682476" calcext:value-type="float">
            <text:p>186539.5682476</text:p>
          </table:table-cell>
          <table:table-cell table:formula="of:=[.H92]-['inpt from problem params.ods'.B$6]" office:value-type="float" office:value="56802.264694032" calcext:value-type="float">
            <text:p>56802.264694032</text:p>
          </table:table-cell>
          <table:table-cell table:formula="of:=[.I92]-['inpt from problem params.ods'.C$6]" office:value-type="float" office:value="55130.8749009407" calcext:value-type="float">
            <text:p>55130.8749009407</text:p>
          </table:table-cell>
          <table:table-cell table:formula="of:=[.J92]-['inpt from problem params.ods'.D$6]" office:value-type="float" office:value="56994.8168133998" calcext:value-type="float">
            <text:p>56994.8168133998</text:p>
          </table:table-cell>
          <table:table-cell table:formula="of:=[.K92]-['inpt from problem params.ods'.E$6]" office:value-type="float" office:value="59655.5682475999" calcext:value-type="float">
            <text:p>59655.5682475999</text:p>
          </table:table-cell>
          <table:table-cell table:formula="of:=['selected results'.H92]+['selected results'.U92]+['selected results'.L92]" office:value-type="float" office:value="106763" calcext:value-type="float">
            <text:p>106763</text:p>
          </table:table-cell>
          <table:table-cell table:formula="of:=['selected results'.I92]+['selected results'.R92]+['selected results'.AC92]" office:value-type="float" office:value="41441.3" calcext:value-type="float">
            <text:p>41441.3</text:p>
          </table:table-cell>
          <table:table-cell table:formula="of:=['selected results'.J92]+['selected results'.S92]+['selected results'.AA92]+['selected results'.AJ92]" office:value-type="float" office:value="72126.2" calcext:value-type="float">
            <text:p>72126.2</text:p>
          </table:table-cell>
          <table:table-cell table:formula="of:=['selected results'.K92]+['selected results'.T92]+['selected results'.AB92]+['selected results'.AI92]+['selected results'.AL92]" office:value-type="float" office:value="8252.5" calcext:value-type="float">
            <text:p>8252.5</text:p>
          </table:table-cell>
          <table:table-cell table:formula="of:=ROUND([.P92]-[.L92])" office:value-type="float" office:value="49961" calcext:value-type="float">
            <text:p>49961</text:p>
          </table:table-cell>
          <table:table-cell table:formula="of:=[.T92]+ROUND([.Q92]-[.M92])" office:value-type="float" office:value="36271" calcext:value-type="float">
            <text:p>36271</text:p>
          </table:table-cell>
          <table:table-cell table:formula="of:=[.U92]+ROUND([.R92]-[.N92])" office:value-type="float" office:value="51402" calcext:value-type="float">
            <text:p>51402</text:p>
          </table:table-cell>
          <table:table-cell table:formula="of:=[.V92]+ROUND([.S92]-[.O92])" office:value-type="float" office:value="-1" calcext:value-type="float">
            <text:p>-1</text:p>
          </table:table-cell>
          <table:table-cell table:formula="of:=['selected results'.AM92]+['selected results'.AK92]+['selected results'.AD92]+['selected results'.V92]+['selected results'.M92]" office:value-type="float" office:value="29784380" calcext:value-type="float">
            <text:p>29784380</text:p>
          </table:table-cell>
          <table:table-cell table:formula="of:=['selected results'.AN92]" office:value-type="float" office:value="0.877459" calcext:value-type="float">
            <text:p>0.877459</text:p>
          </table:table-cell>
        </table:table-row>
        <table:table-row table:style-name="ro1">
          <table:table-cell table:style-name="ce11" table:formula="of:=['selected results'.A93]" office:value-type="float" office:value="26.16" calcext:value-type="float">
            <text:p>26.16</text:p>
          </table:table-cell>
          <table:table-cell table:formula="of:=['selected results'.B93]" office:value-type="float" office:value="0.3" calcext:value-type="float">
            <text:p>0.3</text:p>
          </table:table-cell>
          <table:table-cell table:formula="of:=[$'copy of results.csv '.C93]" office:value-type="float" office:value="1" calcext:value-type="float">
            <text:p>1</text:p>
          </table:table-cell>
          <table:table-cell table:formula="of:=SUM(['selected results'.D93:.G93])" office:value-type="float" office:value="648" calcext:value-type="float">
            <text:p>648</text:p>
          </table:table-cell>
          <table:table-cell table:formula="of:=SUM(['selected results'.N93:.Q93])" office:value-type="float" office:value="633.9517" calcext:value-type="float">
            <text:p>633.9517</text:p>
          </table:table-cell>
          <table:table-cell table:formula="of:=SUM(['selected results'.W93:.Z93])" office:value-type="float" office:value="631.7296" calcext:value-type="float">
            <text:p>631.7296</text:p>
          </table:table-cell>
          <table:table-cell table:formula="of:=SUM(['selected results'.AE93:.AH93])" office:value-type="float" office:value="631.7988" calcext:value-type="float">
            <text:p>631.7988</text:p>
          </table:table-cell>
          <table:table-cell table:formula="of:=SUMPRODUCT([$'inpt from problem params.ods'.$B$3:$'inpt from problem params.ods'.$E$3]*['selected results'.D93:.G93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93:.Q93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93:.Z93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93:.AH93])" office:value-type="float" office:value="186574.70105036" calcext:value-type="float">
            <text:p>186574.70105036</text:p>
          </table:table-cell>
          <table:table-cell table:formula="of:=[.H93]-['inpt from problem params.ods'.B$6]" office:value-type="float" office:value="56802.264694032" calcext:value-type="float">
            <text:p>56802.264694032</text:p>
          </table:table-cell>
          <table:table-cell table:formula="of:=[.I93]-['inpt from problem params.ods'.C$6]" office:value-type="float" office:value="55130.8749009407" calcext:value-type="float">
            <text:p>55130.8749009407</text:p>
          </table:table-cell>
          <table:table-cell table:formula="of:=[.J93]-['inpt from problem params.ods'.D$6]" office:value-type="float" office:value="56994.8168133998" calcext:value-type="float">
            <text:p>56994.8168133998</text:p>
          </table:table-cell>
          <table:table-cell table:formula="of:=[.K93]-['inpt from problem params.ods'.E$6]" office:value-type="float" office:value="59690.7010503599" calcext:value-type="float">
            <text:p>59690.7010503599</text:p>
          </table:table-cell>
          <table:table-cell table:formula="of:=['selected results'.H93]+['selected results'.U93]+['selected results'.L93]" office:value-type="float" office:value="106763" calcext:value-type="float">
            <text:p>106763</text:p>
          </table:table-cell>
          <table:table-cell table:formula="of:=['selected results'.I93]+['selected results'.R93]+['selected results'.AC93]" office:value-type="float" office:value="46024.3" calcext:value-type="float">
            <text:p>46024.3</text:p>
          </table:table-cell>
          <table:table-cell table:formula="of:=['selected results'.J93]+['selected results'.S93]+['selected results'.AA93]+['selected results'.AJ93]" office:value-type="float" office:value="68558.3" calcext:value-type="float">
            <text:p>68558.3</text:p>
          </table:table-cell>
          <table:table-cell table:formula="of:=['selected results'.K93]+['selected results'.T93]+['selected results'.AB93]+['selected results'.AI93]+['selected results'.AL93]" office:value-type="float" office:value="7272.56" calcext:value-type="float">
            <text:p>7272.56</text:p>
          </table:table-cell>
          <table:table-cell table:formula="of:=ROUND([.P93]-[.L93])" office:value-type="float" office:value="49961" calcext:value-type="float">
            <text:p>49961</text:p>
          </table:table-cell>
          <table:table-cell table:formula="of:=[.T93]+ROUND([.Q93]-[.M93])" office:value-type="float" office:value="40854" calcext:value-type="float">
            <text:p>40854</text:p>
          </table:table-cell>
          <table:table-cell table:formula="of:=[.U93]+ROUND([.R93]-[.N93])" office:value-type="float" office:value="52417" calcext:value-type="float">
            <text:p>52417</text:p>
          </table:table-cell>
          <table:table-cell table:formula="of:=[.V93]+ROUND([.S93]-[.O93])" office:value-type="float" office:value="-1" calcext:value-type="float">
            <text:p>-1</text:p>
          </table:table-cell>
          <table:table-cell table:formula="of:=['selected results'.AM93]+['selected results'.AK93]+['selected results'.AD93]+['selected results'.V93]+['selected results'.M93]" office:value-type="float" office:value="29790170" calcext:value-type="float">
            <text:p>29790170</text:p>
          </table:table-cell>
          <table:table-cell table:formula="of:=['selected results'.AN93]" office:value-type="float" office:value="0.877267" calcext:value-type="float">
            <text:p>0.877267</text:p>
          </table:table-cell>
        </table:table-row>
        <table:table-row table:style-name="ro1">
          <table:table-cell table:style-name="ce11" table:formula="of:=['selected results'.A94]" office:value-type="float" office:value="26.16" calcext:value-type="float">
            <text:p>26.16</text:p>
          </table:table-cell>
          <table:table-cell table:formula="of:=['selected results'.B94]" office:value-type="float" office:value="0.4" calcext:value-type="float">
            <text:p>0.4</text:p>
          </table:table-cell>
          <table:table-cell table:formula="of:=[$'copy of results.csv '.C94]" office:value-type="float" office:value="1" calcext:value-type="float">
            <text:p>1</text:p>
          </table:table-cell>
          <table:table-cell table:formula="of:=SUM(['selected results'.D94:.G94])" office:value-type="float" office:value="648" calcext:value-type="float">
            <text:p>648</text:p>
          </table:table-cell>
          <table:table-cell table:formula="of:=SUM(['selected results'.N94:.Q94])" office:value-type="float" office:value="633.9517" calcext:value-type="float">
            <text:p>633.9517</text:p>
          </table:table-cell>
          <table:table-cell table:formula="of:=SUM(['selected results'.W94:.Z94])" office:value-type="float" office:value="631.7296" calcext:value-type="float">
            <text:p>631.7296</text:p>
          </table:table-cell>
          <table:table-cell table:formula="of:=SUM(['selected results'.AE94:.AH94])" office:value-type="float" office:value="631.8091" calcext:value-type="float">
            <text:p>631.8091</text:p>
          </table:table-cell>
          <table:table-cell table:formula="of:=SUMPRODUCT([$'inpt from problem params.ods'.$B$3:$'inpt from problem params.ods'.$E$3]*['selected results'.D94:.G94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94:.Q94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94:.Z94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94:.AH94])" office:value-type="float" office:value="186578.404918" calcext:value-type="float">
            <text:p>186578.404918</text:p>
          </table:table-cell>
          <table:table-cell table:formula="of:=[.H94]-['inpt from problem params.ods'.B$6]" office:value-type="float" office:value="56802.264694032" calcext:value-type="float">
            <text:p>56802.264694032</text:p>
          </table:table-cell>
          <table:table-cell table:formula="of:=[.I94]-['inpt from problem params.ods'.C$6]" office:value-type="float" office:value="55130.8749009407" calcext:value-type="float">
            <text:p>55130.8749009407</text:p>
          </table:table-cell>
          <table:table-cell table:formula="of:=[.J94]-['inpt from problem params.ods'.D$6]" office:value-type="float" office:value="56994.8168133998" calcext:value-type="float">
            <text:p>56994.8168133998</text:p>
          </table:table-cell>
          <table:table-cell table:formula="of:=[.K94]-['inpt from problem params.ods'.E$6]" office:value-type="float" office:value="59694.4049179998" calcext:value-type="float">
            <text:p>59694.4049179998</text:p>
          </table:table-cell>
          <table:table-cell table:formula="of:=['selected results'.H94]+['selected results'.U94]+['selected results'.L94]" office:value-type="float" office:value="106763" calcext:value-type="float">
            <text:p>106763</text:p>
          </table:table-cell>
          <table:table-cell table:formula="of:=['selected results'.I94]+['selected results'.R94]+['selected results'.AC94]" office:value-type="float" office:value="51766.8" calcext:value-type="float">
            <text:p>51766.8</text:p>
          </table:table-cell>
          <table:table-cell table:formula="of:=['selected results'.J94]+['selected results'.S94]+['selected results'.AA94]+['selected results'.AJ94]" office:value-type="float" office:value="65617.4" calcext:value-type="float">
            <text:p>65617.4</text:p>
          </table:table-cell>
          <table:table-cell table:formula="of:=['selected results'.K94]+['selected results'.T94]+['selected results'.AB94]+['selected results'.AI94]+['selected results'.AL94]" office:value-type="float" office:value="4474.62" calcext:value-type="float">
            <text:p>4474.62</text:p>
          </table:table-cell>
          <table:table-cell table:formula="of:=ROUND([.P94]-[.L94])" office:value-type="float" office:value="49961" calcext:value-type="float">
            <text:p>49961</text:p>
          </table:table-cell>
          <table:table-cell table:formula="of:=[.T94]+ROUND([.Q94]-[.M94])" office:value-type="float" office:value="46597" calcext:value-type="float">
            <text:p>46597</text:p>
          </table:table-cell>
          <table:table-cell table:formula="of:=[.U94]+ROUND([.R94]-[.N94])" office:value-type="float" office:value="55220" calcext:value-type="float">
            <text:p>55220</text:p>
          </table:table-cell>
          <table:table-cell table:formula="of:=[.V94]+ROUND([.S94]-[.O94])" office:value-type="float" office:value="0" calcext:value-type="float">
            <text:p>0</text:p>
          </table:table-cell>
          <table:table-cell table:formula="of:=['selected results'.AM94]+['selected results'.AK94]+['selected results'.AD94]+['selected results'.V94]+['selected results'.M94]" office:value-type="float" office:value="29797950" calcext:value-type="float">
            <text:p>29797950</text:p>
          </table:table-cell>
          <table:table-cell table:formula="of:=['selected results'.AN94]" office:value-type="float" office:value="0.877387" calcext:value-type="float">
            <text:p>0.877387</text:p>
          </table:table-cell>
        </table:table-row>
        <table:table-row table:style-name="ro1">
          <table:table-cell table:style-name="ce11" table:formula="of:=['selected results'.A95]" office:value-type="float" office:value="26.16" calcext:value-type="float">
            <text:p>26.16</text:p>
          </table:table-cell>
          <table:table-cell table:formula="of:=['selected results'.B95]" office:value-type="float" office:value="0.5" calcext:value-type="float">
            <text:p>0.5</text:p>
          </table:table-cell>
          <table:table-cell table:formula="of:=[$'copy of results.csv '.C95]" office:value-type="float" office:value="1" calcext:value-type="float">
            <text:p>1</text:p>
          </table:table-cell>
          <table:table-cell table:formula="of:=SUM(['selected results'.D95:.G95])" office:value-type="float" office:value="648" calcext:value-type="float">
            <text:p>648</text:p>
          </table:table-cell>
          <table:table-cell table:formula="of:=SUM(['selected results'.N95:.Q95])" office:value-type="float" office:value="633.9517" calcext:value-type="float">
            <text:p>633.9517</text:p>
          </table:table-cell>
          <table:table-cell table:formula="of:=SUM(['selected results'.W95:.Z95])" office:value-type="float" office:value="631.7296" calcext:value-type="float">
            <text:p>631.7296</text:p>
          </table:table-cell>
          <table:table-cell table:formula="of:=SUM(['selected results'.AE95:.AH95])" office:value-type="float" office:value="631.8163" calcext:value-type="float">
            <text:p>631.8163</text:p>
          </table:table-cell>
          <table:table-cell table:formula="of:=SUMPRODUCT([$'inpt from problem params.ods'.$B$3:$'inpt from problem params.ods'.$E$3]*['selected results'.D95:.G95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95:.Q95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95:.Z95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95:.AH95])" office:value-type="float" office:value="186580.99402936" calcext:value-type="float">
            <text:p>186580.99402936</text:p>
          </table:table-cell>
          <table:table-cell table:formula="of:=[.H95]-['inpt from problem params.ods'.B$6]" office:value-type="float" office:value="56802.264694032" calcext:value-type="float">
            <text:p>56802.264694032</text:p>
          </table:table-cell>
          <table:table-cell table:formula="of:=[.I95]-['inpt from problem params.ods'.C$6]" office:value-type="float" office:value="55130.8749009407" calcext:value-type="float">
            <text:p>55130.8749009407</text:p>
          </table:table-cell>
          <table:table-cell table:formula="of:=[.J95]-['inpt from problem params.ods'.D$6]" office:value-type="float" office:value="56994.8168133998" calcext:value-type="float">
            <text:p>56994.8168133998</text:p>
          </table:table-cell>
          <table:table-cell table:formula="of:=[.K95]-['inpt from problem params.ods'.E$6]" office:value-type="float" office:value="59696.9940293599" calcext:value-type="float">
            <text:p>59696.9940293599</text:p>
          </table:table-cell>
          <table:table-cell table:formula="of:=['selected results'.H95]+['selected results'.U95]+['selected results'.L95]" office:value-type="float" office:value="106763" calcext:value-type="float">
            <text:p>106763</text:p>
          </table:table-cell>
          <table:table-cell table:formula="of:=['selected results'.I95]+['selected results'.R95]+['selected results'.AC95]" office:value-type="float" office:value="58769.7" calcext:value-type="float">
            <text:p>58769.7</text:p>
          </table:table-cell>
          <table:table-cell table:formula="of:=['selected results'.J95]+['selected results'.S95]+['selected results'.AA95]+['selected results'.AJ95]" office:value-type="float" office:value="58648.8" calcext:value-type="float">
            <text:p>58648.8</text:p>
          </table:table-cell>
          <table:table-cell table:formula="of:=['selected results'.K95]+['selected results'.T95]+['selected results'.AB95]+['selected results'.AI95]+['selected results'.AL95]" office:value-type="float" office:value="4442.87" calcext:value-type="float">
            <text:p>4442.87</text:p>
          </table:table-cell>
          <table:table-cell table:formula="of:=ROUND([.P95]-[.L95])" office:value-type="float" office:value="49961" calcext:value-type="float">
            <text:p>49961</text:p>
          </table:table-cell>
          <table:table-cell table:formula="of:=[.T95]+ROUND([.Q95]-[.M95])" office:value-type="float" office:value="53600" calcext:value-type="float">
            <text:p>53600</text:p>
          </table:table-cell>
          <table:table-cell table:formula="of:=[.U95]+ROUND([.R95]-[.N95])" office:value-type="float" office:value="55254" calcext:value-type="float">
            <text:p>55254</text:p>
          </table:table-cell>
          <table:table-cell table:formula="of:=[.V95]+ROUND([.S95]-[.O95])" office:value-type="float" office:value="0" calcext:value-type="float">
            <text:p>0</text:p>
          </table:table-cell>
          <table:table-cell table:formula="of:=['selected results'.AM95]+['selected results'.AK95]+['selected results'.AD95]+['selected results'.V95]+['selected results'.M95]" office:value-type="float" office:value="29804520" calcext:value-type="float">
            <text:p>29804520</text:p>
          </table:table-cell>
          <table:table-cell table:formula="of:=['selected results'.AN95]" office:value-type="float" office:value="0.87758" calcext:value-type="float">
            <text:p>0.87758</text:p>
          </table:table-cell>
        </table:table-row>
        <table:table-row table:style-name="ro1">
          <table:table-cell table:style-name="ce11" table:formula="of:=['selected results'.A96]" office:value-type="float" office:value="26.16" calcext:value-type="float">
            <text:p>26.16</text:p>
          </table:table-cell>
          <table:table-cell table:formula="of:=['selected results'.B96]" office:value-type="float" office:value="0.6" calcext:value-type="float">
            <text:p>0.6</text:p>
          </table:table-cell>
          <table:table-cell table:formula="of:=[$'copy of results.csv '.C96]" office:value-type="float" office:value="1" calcext:value-type="float">
            <text:p>1</text:p>
          </table:table-cell>
          <table:table-cell table:formula="of:=SUM(['selected results'.D96:.G96])" office:value-type="float" office:value="648" calcext:value-type="float">
            <text:p>648</text:p>
          </table:table-cell>
          <table:table-cell table:formula="of:=SUM(['selected results'.N96:.Q96])" office:value-type="float" office:value="633.9517" calcext:value-type="float">
            <text:p>633.9517</text:p>
          </table:table-cell>
          <table:table-cell table:formula="of:=SUM(['selected results'.W96:.Z96])" office:value-type="float" office:value="631.7296" calcext:value-type="float">
            <text:p>631.7296</text:p>
          </table:table-cell>
          <table:table-cell table:formula="of:=SUM(['selected results'.AE96:.AH96])" office:value-type="float" office:value="631.8658" calcext:value-type="float">
            <text:p>631.8658</text:p>
          </table:table-cell>
          <table:table-cell table:formula="of:=SUMPRODUCT([$'inpt from problem params.ods'.$B$3:$'inpt from problem params.ods'.$E$3]*['selected results'.D96:.G96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96:.Q96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96:.Z96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96:.AH96])" office:value-type="float" office:value="186598.79416996" calcext:value-type="float">
            <text:p>186598.79416996</text:p>
          </table:table-cell>
          <table:table-cell table:formula="of:=[.H96]-['inpt from problem params.ods'.B$6]" office:value-type="float" office:value="56802.264694032" calcext:value-type="float">
            <text:p>56802.264694032</text:p>
          </table:table-cell>
          <table:table-cell table:formula="of:=[.I96]-['inpt from problem params.ods'.C$6]" office:value-type="float" office:value="55130.8749009407" calcext:value-type="float">
            <text:p>55130.8749009407</text:p>
          </table:table-cell>
          <table:table-cell table:formula="of:=[.J96]-['inpt from problem params.ods'.D$6]" office:value-type="float" office:value="56994.8168133998" calcext:value-type="float">
            <text:p>56994.8168133998</text:p>
          </table:table-cell>
          <table:table-cell table:formula="of:=[.K96]-['inpt from problem params.ods'.E$6]" office:value-type="float" office:value="59714.7941699599" calcext:value-type="float">
            <text:p>59714.7941699599</text:p>
          </table:table-cell>
          <table:table-cell table:formula="of:=['selected results'.H96]+['selected results'.U96]+['selected results'.L96]" office:value-type="float" office:value="106763" calcext:value-type="float">
            <text:p>106763</text:p>
          </table:table-cell>
          <table:table-cell table:formula="of:=['selected results'.I96]+['selected results'.R96]+['selected results'.AC96]" office:value-type="float" office:value="66226" calcext:value-type="float">
            <text:p>66226</text:p>
          </table:table-cell>
          <table:table-cell table:formula="of:=['selected results'.J96]+['selected results'.S96]+['selected results'.AA96]+['selected results'.AJ96]" office:value-type="float" office:value="50368" calcext:value-type="float">
            <text:p>50368</text:p>
          </table:table-cell>
          <table:table-cell table:formula="of:=['selected results'.K96]+['selected results'.T96]+['selected results'.AB96]+['selected results'.AI96]+['selected results'.AL96]" office:value-type="float" office:value="5285.29" calcext:value-type="float">
            <text:p>5285.29</text:p>
          </table:table-cell>
          <table:table-cell table:formula="of:=ROUND([.P96]-[.L96])" office:value-type="float" office:value="49961" calcext:value-type="float">
            <text:p>49961</text:p>
          </table:table-cell>
          <table:table-cell table:formula="of:=[.T96]+ROUND([.Q96]-[.M96])" office:value-type="float" office:value="61056" calcext:value-type="float">
            <text:p>61056</text:p>
          </table:table-cell>
          <table:table-cell table:formula="of:=[.U96]+ROUND([.R96]-[.N96])" office:value-type="float" office:value="54429" calcext:value-type="float">
            <text:p>54429</text:p>
          </table:table-cell>
          <table:table-cell table:formula="of:=[.V96]+ROUND([.S96]-[.O96])" office:value-type="float" office:value="-1" calcext:value-type="float">
            <text:p>-1</text:p>
          </table:table-cell>
          <table:table-cell table:formula="of:=['selected results'.AM96]+['selected results'.AK96]+['selected results'.AD96]+['selected results'.V96]+['selected results'.M96]" office:value-type="float" office:value="29810950" calcext:value-type="float">
            <text:p>29810950</text:p>
          </table:table-cell>
          <table:table-cell table:formula="of:=['selected results'.AN96]" office:value-type="float" office:value="0.877652" calcext:value-type="float">
            <text:p>0.877652</text:p>
          </table:table-cell>
        </table:table-row>
        <table:table-row table:style-name="ro1">
          <table:table-cell table:style-name="ce11" table:formula="of:=['selected results'.A97]" office:value-type="float" office:value="26.16" calcext:value-type="float">
            <text:p>26.16</text:p>
          </table:table-cell>
          <table:table-cell table:formula="of:=['selected results'.B97]" office:value-type="float" office:value="0.7" calcext:value-type="float">
            <text:p>0.7</text:p>
          </table:table-cell>
          <table:table-cell table:formula="of:=[$'copy of results.csv '.C97]" office:value-type="float" office:value="1" calcext:value-type="float">
            <text:p>1</text:p>
          </table:table-cell>
          <table:table-cell table:formula="of:=SUM(['selected results'.D97:.G97])" office:value-type="float" office:value="648" calcext:value-type="float">
            <text:p>648</text:p>
          </table:table-cell>
          <table:table-cell table:formula="of:=SUM(['selected results'.N97:.Q97])" office:value-type="float" office:value="633.9517" calcext:value-type="float">
            <text:p>633.9517</text:p>
          </table:table-cell>
          <table:table-cell table:formula="of:=SUM(['selected results'.W97:.Z97])" office:value-type="float" office:value="631.7296" calcext:value-type="float">
            <text:p>631.7296</text:p>
          </table:table-cell>
          <table:table-cell table:formula="of:=SUM(['selected results'.AE97:.AH97])" office:value-type="float" office:value="631.8935" calcext:value-type="float">
            <text:p>631.8935</text:p>
          </table:table-cell>
          <table:table-cell table:formula="of:=SUMPRODUCT([$'inpt from problem params.ods'.$B$3:$'inpt from problem params.ods'.$E$3]*['selected results'.D97:.G97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97:.Q97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97:.Z97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97:.AH97])" office:value-type="float" office:value="186608.75505672" calcext:value-type="float">
            <text:p>186608.75505672</text:p>
          </table:table-cell>
          <table:table-cell table:formula="of:=[.H97]-['inpt from problem params.ods'.B$6]" office:value-type="float" office:value="56802.264694032" calcext:value-type="float">
            <text:p>56802.264694032</text:p>
          </table:table-cell>
          <table:table-cell table:formula="of:=[.I97]-['inpt from problem params.ods'.C$6]" office:value-type="float" office:value="55130.8749009407" calcext:value-type="float">
            <text:p>55130.8749009407</text:p>
          </table:table-cell>
          <table:table-cell table:formula="of:=[.J97]-['inpt from problem params.ods'.D$6]" office:value-type="float" office:value="56994.8168133998" calcext:value-type="float">
            <text:p>56994.8168133998</text:p>
          </table:table-cell>
          <table:table-cell table:formula="of:=[.K97]-['inpt from problem params.ods'.E$6]" office:value-type="float" office:value="59724.7550567198" calcext:value-type="float">
            <text:p>59724.7550567198</text:p>
          </table:table-cell>
          <table:table-cell table:formula="of:=['selected results'.H97]+['selected results'.U97]+['selected results'.L97]" office:value-type="float" office:value="106763" calcext:value-type="float">
            <text:p>106763</text:p>
          </table:table-cell>
          <table:table-cell table:formula="of:=['selected results'.I97]+['selected results'.R97]+['selected results'.AC97]" office:value-type="float" office:value="72051.6" calcext:value-type="float">
            <text:p>72051.6</text:p>
          </table:table-cell>
          <table:table-cell table:formula="of:=['selected results'.J97]+['selected results'.S97]+['selected results'.AA97]+['selected results'.AJ97]" office:value-type="float" office:value="44457.8" calcext:value-type="float">
            <text:p>44457.8</text:p>
          </table:table-cell>
          <table:table-cell table:formula="of:=['selected results'.K97]+['selected results'.T97]+['selected results'.AB97]+['selected results'.AI97]+['selected results'.AL97]" office:value-type="float" office:value="5379.71" calcext:value-type="float">
            <text:p>5379.71</text:p>
          </table:table-cell>
          <table:table-cell table:formula="of:=ROUND([.P97]-[.L97])" office:value-type="float" office:value="49961" calcext:value-type="float">
            <text:p>49961</text:p>
          </table:table-cell>
          <table:table-cell table:formula="of:=[.T97]+ROUND([.Q97]-[.M97])" office:value-type="float" office:value="66882" calcext:value-type="float">
            <text:p>66882</text:p>
          </table:table-cell>
          <table:table-cell table:formula="of:=[.U97]+ROUND([.R97]-[.N97])" office:value-type="float" office:value="54345" calcext:value-type="float">
            <text:p>54345</text:p>
          </table:table-cell>
          <table:table-cell table:formula="of:=[.V97]+ROUND([.S97]-[.O97])" office:value-type="float" office:value="0" calcext:value-type="float">
            <text:p>0</text:p>
          </table:table-cell>
          <table:table-cell table:formula="of:=['selected results'.AM97]+['selected results'.AK97]+['selected results'.AD97]+['selected results'.V97]+['selected results'.M97]" office:value-type="float" office:value="29816670" calcext:value-type="float">
            <text:p>29816670</text:p>
          </table:table-cell>
          <table:table-cell table:formula="of:=['selected results'.AN97]" office:value-type="float" office:value="0.877508" calcext:value-type="float">
            <text:p>0.877508</text:p>
          </table:table-cell>
        </table:table-row>
        <table:table-row table:style-name="ro1">
          <table:table-cell table:style-name="ce11" table:formula="of:=['selected results'.A98]" office:value-type="float" office:value="26.16" calcext:value-type="float">
            <text:p>26.16</text:p>
          </table:table-cell>
          <table:table-cell table:formula="of:=['selected results'.B98]" office:value-type="float" office:value="0.8" calcext:value-type="float">
            <text:p>0.8</text:p>
          </table:table-cell>
          <table:table-cell table:formula="of:=[$'copy of results.csv '.C98]" office:value-type="float" office:value="1" calcext:value-type="float">
            <text:p>1</text:p>
          </table:table-cell>
          <table:table-cell table:formula="of:=SUM(['selected results'.D98:.G98])" office:value-type="float" office:value="648" calcext:value-type="float">
            <text:p>648</text:p>
          </table:table-cell>
          <table:table-cell table:formula="of:=SUM(['selected results'.N98:.Q98])" office:value-type="float" office:value="633.9517" calcext:value-type="float">
            <text:p>633.9517</text:p>
          </table:table-cell>
          <table:table-cell table:formula="of:=SUM(['selected results'.W98:.Z98])" office:value-type="float" office:value="631.7296" calcext:value-type="float">
            <text:p>631.7296</text:p>
          </table:table-cell>
          <table:table-cell table:formula="of:=SUM(['selected results'.AE98:.AH98])" office:value-type="float" office:value="631.8936" calcext:value-type="float">
            <text:p>631.8936</text:p>
          </table:table-cell>
          <table:table-cell table:formula="of:=SUMPRODUCT([$'inpt from problem params.ods'.$B$3:$'inpt from problem params.ods'.$E$3]*['selected results'.D98:.G98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98:.Q98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98:.Z98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98:.AH98])" office:value-type="float" office:value="186608.7910166" calcext:value-type="float">
            <text:p>186608.7910166</text:p>
          </table:table-cell>
          <table:table-cell table:formula="of:=[.H98]-['inpt from problem params.ods'.B$6]" office:value-type="float" office:value="56802.264694032" calcext:value-type="float">
            <text:p>56802.264694032</text:p>
          </table:table-cell>
          <table:table-cell table:formula="of:=[.I98]-['inpt from problem params.ods'.C$6]" office:value-type="float" office:value="55130.8749009407" calcext:value-type="float">
            <text:p>55130.8749009407</text:p>
          </table:table-cell>
          <table:table-cell table:formula="of:=[.J98]-['inpt from problem params.ods'.D$6]" office:value-type="float" office:value="56994.8168133998" calcext:value-type="float">
            <text:p>56994.8168133998</text:p>
          </table:table-cell>
          <table:table-cell table:formula="of:=[.K98]-['inpt from problem params.ods'.E$6]" office:value-type="float" office:value="59724.7910165999" calcext:value-type="float">
            <text:p>59724.7910165999</text:p>
          </table:table-cell>
          <table:table-cell table:formula="of:=['selected results'.H98]+['selected results'.U98]+['selected results'.L98]" office:value-type="float" office:value="106763" calcext:value-type="float">
            <text:p>106763</text:p>
          </table:table-cell>
          <table:table-cell table:formula="of:=['selected results'.I98]+['selected results'.R98]+['selected results'.AC98]" office:value-type="float" office:value="75897.5" calcext:value-type="float">
            <text:p>75897.5</text:p>
          </table:table-cell>
          <table:table-cell table:formula="of:=['selected results'.J98]+['selected results'.S98]+['selected results'.AA98]+['selected results'.AJ98]" office:value-type="float" office:value="40387.1" calcext:value-type="float">
            <text:p>40387.1</text:p>
          </table:table-cell>
          <table:table-cell table:formula="of:=['selected results'.K98]+['selected results'.T98]+['selected results'.AB98]+['selected results'.AI98]+['selected results'.AL98]" office:value-type="float" office:value="5604.52" calcext:value-type="float">
            <text:p>5604.52</text:p>
          </table:table-cell>
          <table:table-cell table:formula="of:=ROUND([.P98]-[.L98])" office:value-type="float" office:value="49961" calcext:value-type="float">
            <text:p>49961</text:p>
          </table:table-cell>
          <table:table-cell table:formula="of:=[.T98]+ROUND([.Q98]-[.M98])" office:value-type="float" office:value="70728" calcext:value-type="float">
            <text:p>70728</text:p>
          </table:table-cell>
          <table:table-cell table:formula="of:=[.U98]+ROUND([.R98]-[.N98])" office:value-type="float" office:value="54120" calcext:value-type="float">
            <text:p>54120</text:p>
          </table:table-cell>
          <table:table-cell table:formula="of:=[.V98]+ROUND([.S98]-[.O98])" office:value-type="float" office:value="0" calcext:value-type="float">
            <text:p>0</text:p>
          </table:table-cell>
          <table:table-cell table:formula="of:=['selected results'.AM98]+['selected results'.AK98]+['selected results'.AD98]+['selected results'.V98]+['selected results'.M98]" office:value-type="float" office:value="29819950" calcext:value-type="float">
            <text:p>29819950</text:p>
          </table:table-cell>
          <table:table-cell table:formula="of:=['selected results'.AN98]" office:value-type="float" office:value="0.877411" calcext:value-type="float">
            <text:p>0.877411</text:p>
          </table:table-cell>
        </table:table-row>
        <table:table-row table:style-name="ro1">
          <table:table-cell table:style-name="ce11" table:formula="of:=['selected results'.A99]" office:value-type="float" office:value="26.16" calcext:value-type="float">
            <text:p>26.16</text:p>
          </table:table-cell>
          <table:table-cell table:formula="of:=['selected results'.B99]" office:value-type="float" office:value="0.9" calcext:value-type="float">
            <text:p>0.9</text:p>
          </table:table-cell>
          <table:table-cell table:formula="of:=[$'copy of results.csv '.C99]" office:value-type="float" office:value="1" calcext:value-type="float">
            <text:p>1</text:p>
          </table:table-cell>
          <table:table-cell table:formula="of:=SUM(['selected results'.D99:.G99])" office:value-type="float" office:value="648" calcext:value-type="float">
            <text:p>648</text:p>
          </table:table-cell>
          <table:table-cell table:formula="of:=SUM(['selected results'.N99:.Q99])" office:value-type="float" office:value="633.9517" calcext:value-type="float">
            <text:p>633.9517</text:p>
          </table:table-cell>
          <table:table-cell table:formula="of:=SUM(['selected results'.W99:.Z99])" office:value-type="float" office:value="631.7296" calcext:value-type="float">
            <text:p>631.7296</text:p>
          </table:table-cell>
          <table:table-cell table:formula="of:=SUM(['selected results'.AE99:.AH99])" office:value-type="float" office:value="631.8939" calcext:value-type="float">
            <text:p>631.8939</text:p>
          </table:table-cell>
          <table:table-cell table:formula="of:=SUMPRODUCT([$'inpt from problem params.ods'.$B$3:$'inpt from problem params.ods'.$E$3]*['selected results'.D99:.G99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99:.Q99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99:.Z99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99:.AH99])" office:value-type="float" office:value="186608.89889624" calcext:value-type="float">
            <text:p>186608.89889624</text:p>
          </table:table-cell>
          <table:table-cell table:formula="of:=[.H99]-['inpt from problem params.ods'.B$6]" office:value-type="float" office:value="56802.264694032" calcext:value-type="float">
            <text:p>56802.264694032</text:p>
          </table:table-cell>
          <table:table-cell table:formula="of:=[.I99]-['inpt from problem params.ods'.C$6]" office:value-type="float" office:value="55130.8749009407" calcext:value-type="float">
            <text:p>55130.8749009407</text:p>
          </table:table-cell>
          <table:table-cell table:formula="of:=[.J99]-['inpt from problem params.ods'.D$6]" office:value-type="float" office:value="56994.8168133998" calcext:value-type="float">
            <text:p>56994.8168133998</text:p>
          </table:table-cell>
          <table:table-cell table:formula="of:=[.K99]-['inpt from problem params.ods'.E$6]" office:value-type="float" office:value="59724.8988962398" calcext:value-type="float">
            <text:p>59724.8988962398</text:p>
          </table:table-cell>
          <table:table-cell table:formula="of:=['selected results'.H99]+['selected results'.U99]+['selected results'.L99]" office:value-type="float" office:value="106763" calcext:value-type="float">
            <text:p>106763</text:p>
          </table:table-cell>
          <table:table-cell table:formula="of:=['selected results'.I99]+['selected results'.R99]+['selected results'.AC99]" office:value-type="float" office:value="80975.9" calcext:value-type="float">
            <text:p>80975.9</text:p>
          </table:table-cell>
          <table:table-cell table:formula="of:=['selected results'.J99]+['selected results'.S99]+['selected results'.AA99]+['selected results'.AJ99]" office:value-type="float" office:value="51342" calcext:value-type="float">
            <text:p>51342</text:p>
          </table:table-cell>
          <table:table-cell table:formula="of:=['selected results'.K99]+['selected results'.T99]+['selected results'.AB99]+['selected results'.AI99]+['selected results'.AL99]" office:value-type="float" office:value="-10428.6" calcext:value-type="float">
            <text:p>-10428.6</text:p>
          </table:table-cell>
          <table:table-cell table:formula="of:=ROUND([.P99]-[.L99])" office:value-type="float" office:value="49961" calcext:value-type="float">
            <text:p>49961</text:p>
          </table:table-cell>
          <table:table-cell table:formula="of:=[.T99]+ROUND([.Q99]-[.M99])" office:value-type="float" office:value="75806" calcext:value-type="float">
            <text:p>75806</text:p>
          </table:table-cell>
          <table:table-cell table:formula="of:=[.U99]+ROUND([.R99]-[.N99])" office:value-type="float" office:value="70153" calcext:value-type="float">
            <text:p>70153</text:p>
          </table:table-cell>
          <table:table-cell table:formula="of:=[.V99]+ROUND([.S99]-[.O99])" office:value-type="float" office:value="0" calcext:value-type="float">
            <text:p>0</text:p>
          </table:table-cell>
          <table:table-cell table:formula="of:=['selected results'.AM99]+['selected results'.AK99]+['selected results'.AD99]+['selected results'.V99]+['selected results'.M99]" office:value-type="float" office:value="29837760" calcext:value-type="float">
            <text:p>29837760</text:p>
          </table:table-cell>
          <table:table-cell table:formula="of:=['selected results'.AN99]" office:value-type="float" office:value="0.877484" calcext:value-type="float">
            <text:p>0.877484</text:p>
          </table:table-cell>
        </table:table-row>
        <table:table-row table:style-name="ro1">
          <table:table-cell table:style-name="ce11" table:formula="of:=['selected results'.A100]" office:value-type="float" office:value="26.16" calcext:value-type="float">
            <text:p>26.16</text:p>
          </table:table-cell>
          <table:table-cell table:formula="of:=['selected results'.B100]" office:value-type="float" office:value="1" calcext:value-type="float">
            <text:p>1</text:p>
          </table:table-cell>
          <table:table-cell table:formula="of:=[$'copy of results.csv '.C100]" office:value-type="float" office:value="1" calcext:value-type="float">
            <text:p>1</text:p>
          </table:table-cell>
          <table:table-cell table:formula="of:=SUM(['selected results'.D100:.G100])" office:value-type="float" office:value="648" calcext:value-type="float">
            <text:p>648</text:p>
          </table:table-cell>
          <table:table-cell table:formula="of:=SUM(['selected results'.N100:.Q100])" office:value-type="float" office:value="633.9517" calcext:value-type="float">
            <text:p>633.9517</text:p>
          </table:table-cell>
          <table:table-cell table:formula="of:=SUM(['selected results'.W100:.Z100])" office:value-type="float" office:value="631.7296" calcext:value-type="float">
            <text:p>631.7296</text:p>
          </table:table-cell>
          <table:table-cell table:formula="of:=SUM(['selected results'.AE100:.AH100])" office:value-type="float" office:value="632.1461" calcext:value-type="float">
            <text:p>632.1461</text:p>
          </table:table-cell>
          <table:table-cell table:formula="of:=SUMPRODUCT([$'inpt from problem params.ods'.$B$3:$'inpt from problem params.ods'.$E$3]*['selected results'.D100:.G100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00:.Q100])" office:value-type="float" office:value="187348.874900941" calcext:value-type="float">
            <text:p>187348.874900941</text:p>
          </table:table-cell>
          <table:table-cell table:formula="of:=SUMPRODUCT([$'inpt from problem params.ods'.$B$3:$'inpt from problem params.ods'.$E$3]*['selected results'.W100:.Z100])" office:value-type="float" office:value="186549.8168134" calcext:value-type="float">
            <text:p>186549.8168134</text:p>
          </table:table-cell>
          <table:table-cell table:formula="of:=SUMPRODUCT([$'inpt from problem params.ods'.$B$3:$'inpt from problem params.ods'.$E$3]*['selected results'.AE100:.AH100])" office:value-type="float" office:value="186699.5897136" calcext:value-type="float">
            <text:p>186699.5897136</text:p>
          </table:table-cell>
          <table:table-cell table:formula="of:=[.H100]-['inpt from problem params.ods'.B$6]" office:value-type="float" office:value="56802.264694032" calcext:value-type="float">
            <text:p>56802.264694032</text:p>
          </table:table-cell>
          <table:table-cell table:formula="of:=[.I100]-['inpt from problem params.ods'.C$6]" office:value-type="float" office:value="55130.8749009407" calcext:value-type="float">
            <text:p>55130.8749009407</text:p>
          </table:table-cell>
          <table:table-cell table:formula="of:=[.J100]-['inpt from problem params.ods'.D$6]" office:value-type="float" office:value="56994.8168133998" calcext:value-type="float">
            <text:p>56994.8168133998</text:p>
          </table:table-cell>
          <table:table-cell table:formula="of:=[.K100]-['inpt from problem params.ods'.E$6]" office:value-type="float" office:value="59815.5897135999" calcext:value-type="float">
            <text:p>59815.5897135999</text:p>
          </table:table-cell>
          <table:table-cell table:formula="of:=['selected results'.H100]+['selected results'.U100]+['selected results'.L100]" office:value-type="float" office:value="106763" calcext:value-type="float">
            <text:p>106763</text:p>
          </table:table-cell>
          <table:table-cell table:formula="of:=['selected results'.I100]+['selected results'.R100]+['selected results'.AC100]" office:value-type="float" office:value="85806" calcext:value-type="float">
            <text:p>85806</text:p>
          </table:table-cell>
          <table:table-cell table:formula="of:=['selected results'.J100]+['selected results'.S100]+['selected results'.AA100]+['selected results'.AJ100]" office:value-type="float" office:value="47112.3" calcext:value-type="float">
            <text:p>47112.3</text:p>
          </table:table-cell>
          <table:table-cell table:formula="of:=['selected results'.K100]+['selected results'.T100]+['selected results'.AB100]+['selected results'.AI100]+['selected results'.AL100]" office:value-type="float" office:value="-10938.3" calcext:value-type="float">
            <text:p>-10938.3</text:p>
          </table:table-cell>
          <table:table-cell table:formula="of:=ROUND([.P100]-[.L100])" office:value-type="float" office:value="49961" calcext:value-type="float">
            <text:p>49961</text:p>
          </table:table-cell>
          <table:table-cell table:formula="of:=[.T100]+ROUND([.Q100]-[.M100])" office:value-type="float" office:value="80636" calcext:value-type="float">
            <text:p>80636</text:p>
          </table:table-cell>
          <table:table-cell table:formula="of:=[.U100]+ROUND([.R100]-[.N100])" office:value-type="float" office:value="70753" calcext:value-type="float">
            <text:p>70753</text:p>
          </table:table-cell>
          <table:table-cell table:formula="of:=[.V100]+ROUND([.S100]-[.O100])" office:value-type="float" office:value="-1" calcext:value-type="float">
            <text:p>-1</text:p>
          </table:table-cell>
          <table:table-cell table:formula="of:=['selected results'.AM100]+['selected results'.AK100]+['selected results'.AD100]+['selected results'.V100]+['selected results'.M100]" office:value-type="float" office:value="29846120" calcext:value-type="float">
            <text:p>29846120</text:p>
          </table:table-cell>
          <table:table-cell table:formula="of:=['selected results'.AN100]" office:value-type="float" office:value="0.877459" calcext:value-type="float">
            <text:p>0.877459</text:p>
          </table:table-cell>
        </table:table-row>
        <table:table-row table:style-name="ro1">
          <table:table-cell table:style-name="ce11" table:formula="of:=['selected results'.A101]" office:value-type="float" office:value="52.32" calcext:value-type="float">
            <text:p>52.32</text:p>
          </table:table-cell>
          <table:table-cell table:formula="of:=['selected results'.B101]" office:value-type="float" office:value="0" calcext:value-type="float">
            <text:p>0</text:p>
          </table:table-cell>
          <table:table-cell table:formula="of:=[$'copy of results.csv '.C101]" office:value-type="float" office:value="1" calcext:value-type="float">
            <text:p>1</text:p>
          </table:table-cell>
          <table:table-cell table:formula="of:=SUM(['selected results'.D101:.G101])" office:value-type="float" office:value="648" calcext:value-type="float">
            <text:p>648</text:p>
          </table:table-cell>
          <table:table-cell table:formula="of:=SUM(['selected results'.N101:.Q101])" office:value-type="float" office:value="627.285" calcext:value-type="float">
            <text:p>627.285</text:p>
          </table:table-cell>
          <table:table-cell table:formula="of:=SUM(['selected results'.W101:.Z101])" office:value-type="float" office:value="627.2851" calcext:value-type="float">
            <text:p>627.2851</text:p>
          </table:table-cell>
          <table:table-cell table:formula="of:=SUM(['selected results'.AE101:.AH101])" office:value-type="float" office:value="608.0264" calcext:value-type="float">
            <text:p>608.0264</text:p>
          </table:table-cell>
          <table:table-cell table:formula="of:=SUMPRODUCT([$'inpt from problem params.ods'.$B$3:$'inpt from problem params.ods'.$E$3]*['selected results'.D101:.G101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01:.Q101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101:.Z101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101:.AH101])" office:value-type="float" office:value="179890.151492572" calcext:value-type="float">
            <text:p>179890.151492572</text:p>
          </table:table-cell>
          <table:table-cell table:formula="of:=[.H101]-['inpt from problem params.ods'.B$6]" office:value-type="float" office:value="56802.264694032" calcext:value-type="float">
            <text:p>56802.264694032</text:p>
          </table:table-cell>
          <table:table-cell table:formula="of:=[.I101]-['inpt from problem params.ods'.C$6]" office:value-type="float" office:value="52733.5375809807" calcext:value-type="float">
            <text:p>52733.5375809807</text:p>
          </table:table-cell>
          <table:table-cell table:formula="of:=[.J101]-['inpt from problem params.ods'.D$6]" office:value-type="float" office:value="55396.5799467998" calcext:value-type="float">
            <text:p>55396.5799467998</text:p>
          </table:table-cell>
          <table:table-cell table:formula="of:=[.K101]-['inpt from problem params.ods'.E$6]" office:value-type="float" office:value="53006.1514925718" calcext:value-type="float">
            <text:p>53006.1514925718</text:p>
          </table:table-cell>
          <table:table-cell table:formula="of:=['selected results'.H101]+['selected results'.U101]+['selected results'.L101]" office:value-type="float" office:value="56802.3" calcext:value-type="float">
            <text:p>56802.3</text:p>
          </table:table-cell>
          <table:table-cell table:formula="of:=['selected results'.I101]+['selected results'.R101]+['selected results'.AC101]" office:value-type="float" office:value="52733.5" calcext:value-type="float">
            <text:p>52733.5</text:p>
          </table:table-cell>
          <table:table-cell table:formula="of:=['selected results'.J101]+['selected results'.S101]+['selected results'.AA101]+['selected results'.AJ101]" office:value-type="float" office:value="55479.4" calcext:value-type="float">
            <text:p>55479.4</text:p>
          </table:table-cell>
          <table:table-cell table:formula="of:=['selected results'.K101]+['selected results'.T101]+['selected results'.AB101]+['selected results'.AI101]+['selected results'.AL101]" office:value-type="float" office:value="52923.3" calcext:value-type="float">
            <text:p>52923.3</text:p>
          </table:table-cell>
          <table:table-cell table:formula="of:=ROUND([.P101]-[.L101])" office:value-type="float" office:value="0" calcext:value-type="float">
            <text:p>0</text:p>
          </table:table-cell>
          <table:table-cell table:formula="of:=[.T101]+ROUND([.Q101]-[.M101])" office:value-type="float" office:value="0" calcext:value-type="float">
            <text:p>0</text:p>
          </table:table-cell>
          <table:table-cell table:formula="of:=[.U101]+ROUND([.R101]-[.N101])" office:value-type="float" office:value="83" calcext:value-type="float">
            <text:p>83</text:p>
          </table:table-cell>
          <table:table-cell table:formula="of:=[.V101]+ROUND([.S101]-[.O101])" office:value-type="float" office:value="0" calcext:value-type="float">
            <text:p>0</text:p>
          </table:table-cell>
          <table:table-cell table:formula="of:=['selected results'.AM101]+['selected results'.AK101]+['selected results'.AD101]+['selected results'.V101]+['selected results'.M101]" office:value-type="float" office:value="35661960" calcext:value-type="float">
            <text:p>35661960</text:p>
          </table:table-cell>
          <table:table-cell table:formula="of:=['selected results'.AN101]" office:value-type="float" office:value="0.938971" calcext:value-type="float">
            <text:p>0.938971</text:p>
          </table:table-cell>
        </table:table-row>
        <table:table-row table:style-name="ro1">
          <table:table-cell table:style-name="ce11" table:formula="of:=['selected results'.A102]" office:value-type="float" office:value="52.32" calcext:value-type="float">
            <text:p>52.32</text:p>
          </table:table-cell>
          <table:table-cell table:formula="of:=['selected results'.B102]" office:value-type="float" office:value="0.1" calcext:value-type="float">
            <text:p>0.1</text:p>
          </table:table-cell>
          <table:table-cell table:formula="of:=[$'copy of results.csv '.C102]" office:value-type="float" office:value="1" calcext:value-type="float">
            <text:p>1</text:p>
          </table:table-cell>
          <table:table-cell table:formula="of:=SUM(['selected results'.D102:.G102])" office:value-type="float" office:value="648" calcext:value-type="float">
            <text:p>648</text:p>
          </table:table-cell>
          <table:table-cell table:formula="of:=SUM(['selected results'.N102:.Q102])" office:value-type="float" office:value="627.285" calcext:value-type="float">
            <text:p>627.285</text:p>
          </table:table-cell>
          <table:table-cell table:formula="of:=SUM(['selected results'.W102:.Z102])" office:value-type="float" office:value="627.2851" calcext:value-type="float">
            <text:p>627.2851</text:p>
          </table:table-cell>
          <table:table-cell table:formula="of:=SUM(['selected results'.AE102:.AH102])" office:value-type="float" office:value="608.0264" calcext:value-type="float">
            <text:p>608.0264</text:p>
          </table:table-cell>
          <table:table-cell table:formula="of:=SUMPRODUCT([$'inpt from problem params.ods'.$B$3:$'inpt from problem params.ods'.$E$3]*['selected results'.D102:.G102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02:.Q102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102:.Z102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102:.AH102])" office:value-type="float" office:value="179890.151492572" calcext:value-type="float">
            <text:p>179890.151492572</text:p>
          </table:table-cell>
          <table:table-cell table:formula="of:=[.H102]-['inpt from problem params.ods'.B$6]" office:value-type="float" office:value="56802.264694032" calcext:value-type="float">
            <text:p>56802.264694032</text:p>
          </table:table-cell>
          <table:table-cell table:formula="of:=[.I102]-['inpt from problem params.ods'.C$6]" office:value-type="float" office:value="52733.5375809807" calcext:value-type="float">
            <text:p>52733.5375809807</text:p>
          </table:table-cell>
          <table:table-cell table:formula="of:=[.J102]-['inpt from problem params.ods'.D$6]" office:value-type="float" office:value="55396.5799467998" calcext:value-type="float">
            <text:p>55396.5799467998</text:p>
          </table:table-cell>
          <table:table-cell table:formula="of:=[.K102]-['inpt from problem params.ods'.E$6]" office:value-type="float" office:value="53006.1514925718" calcext:value-type="float">
            <text:p>53006.1514925718</text:p>
          </table:table-cell>
          <table:table-cell table:formula="of:=['selected results'.H102]+['selected results'.U102]+['selected results'.L102]" office:value-type="float" office:value="106763" calcext:value-type="float">
            <text:p>106763</text:p>
          </table:table-cell>
          <table:table-cell table:formula="of:=['selected results'.I102]+['selected results'.R102]+['selected results'.AC102]" office:value-type="float" office:value="37095.1" calcext:value-type="float">
            <text:p>37095.1</text:p>
          </table:table-cell>
          <table:table-cell table:formula="of:=['selected results'.J102]+['selected results'.S102]+['selected results'.AA102]+['selected results'.AJ102]" office:value-type="float" office:value="61417" calcext:value-type="float">
            <text:p>61417</text:p>
          </table:table-cell>
          <table:table-cell table:formula="of:=['selected results'.K102]+['selected results'.T102]+['selected results'.AB102]+['selected results'.AI102]+['selected results'.AL102]" office:value-type="float" office:value="12663.1" calcext:value-type="float">
            <text:p>12663.1</text:p>
          </table:table-cell>
          <table:table-cell table:formula="of:=ROUND([.P102]-[.L102])" office:value-type="float" office:value="49961" calcext:value-type="float">
            <text:p>49961</text:p>
          </table:table-cell>
          <table:table-cell table:formula="of:=[.T102]+ROUND([.Q102]-[.M102])" office:value-type="float" office:value="34323" calcext:value-type="float">
            <text:p>34323</text:p>
          </table:table-cell>
          <table:table-cell table:formula="of:=[.U102]+ROUND([.R102]-[.N102])" office:value-type="float" office:value="40343" calcext:value-type="float">
            <text:p>40343</text:p>
          </table:table-cell>
          <table:table-cell table:formula="of:=[.V102]+ROUND([.S102]-[.O102])" office:value-type="float" office:value="0" calcext:value-type="float">
            <text:p>0</text:p>
          </table:table-cell>
          <table:table-cell table:formula="of:=['selected results'.AM102]+['selected results'.AK102]+['selected results'.AD102]+['selected results'.V102]+['selected results'.M102]" office:value-type="float" office:value="35858590" calcext:value-type="float">
            <text:p>35858590</text:p>
          </table:table-cell>
          <table:table-cell table:formula="of:=['selected results'.AN102]" office:value-type="float" office:value="0.944927" calcext:value-type="float">
            <text:p>0.944927</text:p>
          </table:table-cell>
        </table:table-row>
        <table:table-row table:style-name="ro1">
          <table:table-cell table:style-name="ce11" table:formula="of:=['selected results'.A103]" office:value-type="float" office:value="52.32" calcext:value-type="float">
            <text:p>52.32</text:p>
          </table:table-cell>
          <table:table-cell table:formula="of:=['selected results'.B103]" office:value-type="float" office:value="0.2" calcext:value-type="float">
            <text:p>0.2</text:p>
          </table:table-cell>
          <table:table-cell table:formula="of:=[$'copy of results.csv '.C103]" office:value-type="float" office:value="1" calcext:value-type="float">
            <text:p>1</text:p>
          </table:table-cell>
          <table:table-cell table:formula="of:=SUM(['selected results'.D103:.G103])" office:value-type="float" office:value="648" calcext:value-type="float">
            <text:p>648</text:p>
          </table:table-cell>
          <table:table-cell table:formula="of:=SUM(['selected results'.N103:.Q103])" office:value-type="float" office:value="627.285" calcext:value-type="float">
            <text:p>627.285</text:p>
          </table:table-cell>
          <table:table-cell table:formula="of:=SUM(['selected results'.W103:.Z103])" office:value-type="float" office:value="627.2851" calcext:value-type="float">
            <text:p>627.2851</text:p>
          </table:table-cell>
          <table:table-cell table:formula="of:=SUM(['selected results'.AE103:.AH103])" office:value-type="float" office:value="608.0264" calcext:value-type="float">
            <text:p>608.0264</text:p>
          </table:table-cell>
          <table:table-cell table:formula="of:=SUMPRODUCT([$'inpt from problem params.ods'.$B$3:$'inpt from problem params.ods'.$E$3]*['selected results'.D103:.G103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03:.Q103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103:.Z103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103:.AH103])" office:value-type="float" office:value="179890.151492572" calcext:value-type="float">
            <text:p>179890.151492572</text:p>
          </table:table-cell>
          <table:table-cell table:formula="of:=[.H103]-['inpt from problem params.ods'.B$6]" office:value-type="float" office:value="56802.264694032" calcext:value-type="float">
            <text:p>56802.264694032</text:p>
          </table:table-cell>
          <table:table-cell table:formula="of:=[.I103]-['inpt from problem params.ods'.C$6]" office:value-type="float" office:value="52733.5375809807" calcext:value-type="float">
            <text:p>52733.5375809807</text:p>
          </table:table-cell>
          <table:table-cell table:formula="of:=[.J103]-['inpt from problem params.ods'.D$6]" office:value-type="float" office:value="55396.5799467998" calcext:value-type="float">
            <text:p>55396.5799467998</text:p>
          </table:table-cell>
          <table:table-cell table:formula="of:=[.K103]-['inpt from problem params.ods'.E$6]" office:value-type="float" office:value="53006.1514925718" calcext:value-type="float">
            <text:p>53006.1514925718</text:p>
          </table:table-cell>
          <table:table-cell table:formula="of:=['selected results'.H103]+['selected results'.U103]+['selected results'.L103]" office:value-type="float" office:value="106763" calcext:value-type="float">
            <text:p>106763</text:p>
          </table:table-cell>
          <table:table-cell table:formula="of:=['selected results'.I103]+['selected results'.R103]+['selected results'.AC103]" office:value-type="float" office:value="37773.3" calcext:value-type="float">
            <text:p>37773.3</text:p>
          </table:table-cell>
          <table:table-cell table:formula="of:=['selected results'.J103]+['selected results'.S103]+['selected results'.AA103]+['selected results'.AJ103]" office:value-type="float" office:value="69196.8" calcext:value-type="float">
            <text:p>69196.8</text:p>
          </table:table-cell>
          <table:table-cell table:formula="of:=['selected results'.K103]+['selected results'.T103]+['selected results'.AB103]+['selected results'.AI103]+['selected results'.AL103]" office:value-type="float" office:value="4205.03" calcext:value-type="float">
            <text:p>4205.03</text:p>
          </table:table-cell>
          <table:table-cell table:formula="of:=ROUND([.P103]-[.L103])" office:value-type="float" office:value="49961" calcext:value-type="float">
            <text:p>49961</text:p>
          </table:table-cell>
          <table:table-cell table:formula="of:=[.T103]+ROUND([.Q103]-[.M103])" office:value-type="float" office:value="35001" calcext:value-type="float">
            <text:p>35001</text:p>
          </table:table-cell>
          <table:table-cell table:formula="of:=[.U103]+ROUND([.R103]-[.N103])" office:value-type="float" office:value="48801" calcext:value-type="float">
            <text:p>48801</text:p>
          </table:table-cell>
          <table:table-cell table:formula="of:=[.V103]+ROUND([.S103]-[.O103])" office:value-type="float" office:value="0" calcext:value-type="float">
            <text:p>0</text:p>
          </table:table-cell>
          <table:table-cell table:formula="of:=['selected results'.AM103]+['selected results'.AK103]+['selected results'.AD103]+['selected results'.V103]+['selected results'.M103]" office:value-type="float" office:value="35871240" calcext:value-type="float">
            <text:p>35871240</text:p>
          </table:table-cell>
          <table:table-cell table:formula="of:=['selected results'.AN103]" office:value-type="float" office:value="0.944951" calcext:value-type="float">
            <text:p>0.944951</text:p>
          </table:table-cell>
        </table:table-row>
        <table:table-row table:style-name="ro1">
          <table:table-cell table:style-name="ce11" table:formula="of:=['selected results'.A104]" office:value-type="float" office:value="52.32" calcext:value-type="float">
            <text:p>52.32</text:p>
          </table:table-cell>
          <table:table-cell table:formula="of:=['selected results'.B104]" office:value-type="float" office:value="0.3" calcext:value-type="float">
            <text:p>0.3</text:p>
          </table:table-cell>
          <table:table-cell table:formula="of:=[$'copy of results.csv '.C104]" office:value-type="float" office:value="1" calcext:value-type="float">
            <text:p>1</text:p>
          </table:table-cell>
          <table:table-cell table:formula="of:=SUM(['selected results'.D104:.G104])" office:value-type="float" office:value="648" calcext:value-type="float">
            <text:p>648</text:p>
          </table:table-cell>
          <table:table-cell table:formula="of:=SUM(['selected results'.N104:.Q104])" office:value-type="float" office:value="627.285" calcext:value-type="float">
            <text:p>627.285</text:p>
          </table:table-cell>
          <table:table-cell table:formula="of:=SUM(['selected results'.W104:.Z104])" office:value-type="float" office:value="627.2851" calcext:value-type="float">
            <text:p>627.2851</text:p>
          </table:table-cell>
          <table:table-cell table:formula="of:=SUM(['selected results'.AE104:.AH104])" office:value-type="float" office:value="608.2721" calcext:value-type="float">
            <text:p>608.2721</text:p>
          </table:table-cell>
          <table:table-cell table:formula="of:=SUMPRODUCT([$'inpt from problem params.ods'.$B$3:$'inpt from problem params.ods'.$E$3]*['selected results'.D104:.G104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04:.Q104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104:.Z104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104:.AH104])" office:value-type="float" office:value="179978.504917732" calcext:value-type="float">
            <text:p>179978.504917732</text:p>
          </table:table-cell>
          <table:table-cell table:formula="of:=[.H104]-['inpt from problem params.ods'.B$6]" office:value-type="float" office:value="56802.264694032" calcext:value-type="float">
            <text:p>56802.264694032</text:p>
          </table:table-cell>
          <table:table-cell table:formula="of:=[.I104]-['inpt from problem params.ods'.C$6]" office:value-type="float" office:value="52733.5375809807" calcext:value-type="float">
            <text:p>52733.5375809807</text:p>
          </table:table-cell>
          <table:table-cell table:formula="of:=[.J104]-['inpt from problem params.ods'.D$6]" office:value-type="float" office:value="55396.5799467998" calcext:value-type="float">
            <text:p>55396.5799467998</text:p>
          </table:table-cell>
          <table:table-cell table:formula="of:=[.K104]-['inpt from problem params.ods'.E$6]" office:value-type="float" office:value="53094.5049177318" calcext:value-type="float">
            <text:p>53094.5049177318</text:p>
          </table:table-cell>
          <table:table-cell table:formula="of:=['selected results'.H104]+['selected results'.U104]+['selected results'.L104]" office:value-type="float" office:value="106763" calcext:value-type="float">
            <text:p>106763</text:p>
          </table:table-cell>
          <table:table-cell table:formula="of:=['selected results'.I104]+['selected results'.R104]+['selected results'.AC104]" office:value-type="float" office:value="40757.6" calcext:value-type="float">
            <text:p>40757.6</text:p>
          </table:table-cell>
          <table:table-cell table:formula="of:=['selected results'.J104]+['selected results'.S104]+['selected results'.AA104]+['selected results'.AJ104]" office:value-type="float" office:value="66785.3" calcext:value-type="float">
            <text:p>66785.3</text:p>
          </table:table-cell>
          <table:table-cell table:formula="of:=['selected results'.K104]+['selected results'.T104]+['selected results'.AB104]+['selected results'.AI104]+['selected results'.AL104]" office:value-type="float" office:value="3720.62" calcext:value-type="float">
            <text:p>3720.62</text:p>
          </table:table-cell>
          <table:table-cell table:formula="of:=ROUND([.P104]-[.L104])" office:value-type="float" office:value="49961" calcext:value-type="float">
            <text:p>49961</text:p>
          </table:table-cell>
          <table:table-cell table:formula="of:=[.T104]+ROUND([.Q104]-[.M104])" office:value-type="float" office:value="37985" calcext:value-type="float">
            <text:p>37985</text:p>
          </table:table-cell>
          <table:table-cell table:formula="of:=[.U104]+ROUND([.R104]-[.N104])" office:value-type="float" office:value="49374" calcext:value-type="float">
            <text:p>49374</text:p>
          </table:table-cell>
          <table:table-cell table:formula="of:=[.V104]+ROUND([.S104]-[.O104])" office:value-type="float" office:value="0" calcext:value-type="float">
            <text:p>0</text:p>
          </table:table-cell>
          <table:table-cell table:formula="of:=['selected results'.AM104]+['selected results'.AK104]+['selected results'.AD104]+['selected results'.V104]+['selected results'.M104]" office:value-type="float" office:value="35877260" calcext:value-type="float">
            <text:p>35877260</text:p>
          </table:table-cell>
          <table:table-cell table:formula="of:=['selected results'.AN104]" office:value-type="float" office:value="0.944758" calcext:value-type="float">
            <text:p>0.944758</text:p>
          </table:table-cell>
        </table:table-row>
        <table:table-row table:style-name="ro1">
          <table:table-cell table:style-name="ce11" table:formula="of:=['selected results'.A105]" office:value-type="float" office:value="52.32" calcext:value-type="float">
            <text:p>52.32</text:p>
          </table:table-cell>
          <table:table-cell table:formula="of:=['selected results'.B105]" office:value-type="float" office:value="0.4" calcext:value-type="float">
            <text:p>0.4</text:p>
          </table:table-cell>
          <table:table-cell table:formula="of:=[$'copy of results.csv '.C105]" office:value-type="float" office:value="1" calcext:value-type="float">
            <text:p>1</text:p>
          </table:table-cell>
          <table:table-cell table:formula="of:=SUM(['selected results'.D105:.G105])" office:value-type="float" office:value="648" calcext:value-type="float">
            <text:p>648</text:p>
          </table:table-cell>
          <table:table-cell table:formula="of:=SUM(['selected results'.N105:.Q105])" office:value-type="float" office:value="627.285" calcext:value-type="float">
            <text:p>627.285</text:p>
          </table:table-cell>
          <table:table-cell table:formula="of:=SUM(['selected results'.W105:.Z105])" office:value-type="float" office:value="627.2851" calcext:value-type="float">
            <text:p>627.2851</text:p>
          </table:table-cell>
          <table:table-cell table:formula="of:=SUM(['selected results'.AE105:.AH105])" office:value-type="float" office:value="619.0081" calcext:value-type="float">
            <text:p>619.0081</text:p>
          </table:table-cell>
          <table:table-cell table:formula="of:=SUMPRODUCT([$'inpt from problem params.ods'.$B$3:$'inpt from problem params.ods'.$E$3]*['selected results'.D105:.G105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05:.Q105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105:.Z105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105:.AH105])" office:value-type="float" office:value="182758.497920068" calcext:value-type="float">
            <text:p>182758.497920068</text:p>
          </table:table-cell>
          <table:table-cell table:formula="of:=[.H105]-['inpt from problem params.ods'.B$6]" office:value-type="float" office:value="56802.264694032" calcext:value-type="float">
            <text:p>56802.264694032</text:p>
          </table:table-cell>
          <table:table-cell table:formula="of:=[.I105]-['inpt from problem params.ods'.C$6]" office:value-type="float" office:value="52733.5375809807" calcext:value-type="float">
            <text:p>52733.5375809807</text:p>
          </table:table-cell>
          <table:table-cell table:formula="of:=[.J105]-['inpt from problem params.ods'.D$6]" office:value-type="float" office:value="55396.5799467998" calcext:value-type="float">
            <text:p>55396.5799467998</text:p>
          </table:table-cell>
          <table:table-cell table:formula="of:=[.K105]-['inpt from problem params.ods'.E$6]" office:value-type="float" office:value="55874.4979200678" calcext:value-type="float">
            <text:p>55874.4979200678</text:p>
          </table:table-cell>
          <table:table-cell table:formula="of:=['selected results'.H105]+['selected results'.U105]+['selected results'.L105]" office:value-type="float" office:value="106763" calcext:value-type="float">
            <text:p>106763</text:p>
          </table:table-cell>
          <table:table-cell table:formula="of:=['selected results'.I105]+['selected results'.R105]+['selected results'.AC105]" office:value-type="float" office:value="46035.8" calcext:value-type="float">
            <text:p>46035.8</text:p>
          </table:table-cell>
          <table:table-cell table:formula="of:=['selected results'.J105]+['selected results'.S105]+['selected results'.AA105]+['selected results'.AJ105]" office:value-type="float" office:value="64965.5" calcext:value-type="float">
            <text:p>64965.5</text:p>
          </table:table-cell>
          <table:table-cell table:formula="of:=['selected results'.K105]+['selected results'.T105]+['selected results'.AB105]+['selected results'.AI105]+['selected results'.AL105]" office:value-type="float" office:value="3042.11" calcext:value-type="float">
            <text:p>3042.11</text:p>
          </table:table-cell>
          <table:table-cell table:formula="of:=ROUND([.P105]-[.L105])" office:value-type="float" office:value="49961" calcext:value-type="float">
            <text:p>49961</text:p>
          </table:table-cell>
          <table:table-cell table:formula="of:=[.T105]+ROUND([.Q105]-[.M105])" office:value-type="float" office:value="43263" calcext:value-type="float">
            <text:p>43263</text:p>
          </table:table-cell>
          <table:table-cell table:formula="of:=[.U105]+ROUND([.R105]-[.N105])" office:value-type="float" office:value="52832" calcext:value-type="float">
            <text:p>52832</text:p>
          </table:table-cell>
          <table:table-cell table:formula="of:=[.V105]+ROUND([.S105]-[.O105])" office:value-type="float" office:value="0" calcext:value-type="float">
            <text:p>0</text:p>
          </table:table-cell>
          <table:table-cell table:formula="of:=['selected results'.AM105]+['selected results'.AK105]+['selected results'.AD105]+['selected results'.V105]+['selected results'.M105]" office:value-type="float" office:value="35977050" calcext:value-type="float">
            <text:p>35977050</text:p>
          </table:table-cell>
          <table:table-cell table:formula="of:=['selected results'.AN105]" office:value-type="float" office:value="0.945047" calcext:value-type="float">
            <text:p>0.945047</text:p>
          </table:table-cell>
        </table:table-row>
        <table:table-row table:style-name="ro1">
          <table:table-cell table:style-name="ce11" table:formula="of:=['selected results'.A106]" office:value-type="float" office:value="52.32" calcext:value-type="float">
            <text:p>52.32</text:p>
          </table:table-cell>
          <table:table-cell table:formula="of:=['selected results'.B106]" office:value-type="float" office:value="0.5" calcext:value-type="float">
            <text:p>0.5</text:p>
          </table:table-cell>
          <table:table-cell table:formula="of:=[$'copy of results.csv '.C106]" office:value-type="float" office:value="1" calcext:value-type="float">
            <text:p>1</text:p>
          </table:table-cell>
          <table:table-cell table:formula="of:=SUM(['selected results'.D106:.G106])" office:value-type="float" office:value="648" calcext:value-type="float">
            <text:p>648</text:p>
          </table:table-cell>
          <table:table-cell table:formula="of:=SUM(['selected results'.N106:.Q106])" office:value-type="float" office:value="627.285" calcext:value-type="float">
            <text:p>627.285</text:p>
          </table:table-cell>
          <table:table-cell table:formula="of:=SUM(['selected results'.W106:.Z106])" office:value-type="float" office:value="627.2851" calcext:value-type="float">
            <text:p>627.2851</text:p>
          </table:table-cell>
          <table:table-cell table:formula="of:=SUM(['selected results'.AE106:.AH106])" office:value-type="float" office:value="621.1088" calcext:value-type="float">
            <text:p>621.1088</text:p>
          </table:table-cell>
          <table:table-cell table:formula="of:=SUMPRODUCT([$'inpt from problem params.ods'.$B$3:$'inpt from problem params.ods'.$E$3]*['selected results'.D106:.G106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06:.Q106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106:.Z106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106:.AH106])" office:value-type="float" office:value="183487.333519692" calcext:value-type="float">
            <text:p>183487.333519692</text:p>
          </table:table-cell>
          <table:table-cell table:formula="of:=[.H106]-['inpt from problem params.ods'.B$6]" office:value-type="float" office:value="56802.264694032" calcext:value-type="float">
            <text:p>56802.264694032</text:p>
          </table:table-cell>
          <table:table-cell table:formula="of:=[.I106]-['inpt from problem params.ods'.C$6]" office:value-type="float" office:value="52733.5375809807" calcext:value-type="float">
            <text:p>52733.5375809807</text:p>
          </table:table-cell>
          <table:table-cell table:formula="of:=[.J106]-['inpt from problem params.ods'.D$6]" office:value-type="float" office:value="55396.5799467998" calcext:value-type="float">
            <text:p>55396.5799467998</text:p>
          </table:table-cell>
          <table:table-cell table:formula="of:=[.K106]-['inpt from problem params.ods'.E$6]" office:value-type="float" office:value="56603.3335196918" calcext:value-type="float">
            <text:p>56603.3335196918</text:p>
          </table:table-cell>
          <table:table-cell table:formula="of:=['selected results'.H106]+['selected results'.U106]+['selected results'.L106]" office:value-type="float" office:value="106763" calcext:value-type="float">
            <text:p>106763</text:p>
          </table:table-cell>
          <table:table-cell table:formula="of:=['selected results'.I106]+['selected results'.R106]+['selected results'.AC106]" office:value-type="float" office:value="52090.7" calcext:value-type="float">
            <text:p>52090.7</text:p>
          </table:table-cell>
          <table:table-cell table:formula="of:=['selected results'.J106]+['selected results'.S106]+['selected results'.AA106]+['selected results'.AJ106]" office:value-type="float" office:value="59176.5" calcext:value-type="float">
            <text:p>59176.5</text:p>
          </table:table-cell>
          <table:table-cell table:formula="of:=['selected results'.K106]+['selected results'.T106]+['selected results'.AB106]+['selected results'.AI106]+['selected results'.AL106]" office:value-type="float" office:value="3505.12" calcext:value-type="float">
            <text:p>3505.12</text:p>
          </table:table-cell>
          <table:table-cell table:formula="of:=ROUND([.P106]-[.L106])" office:value-type="float" office:value="49961" calcext:value-type="float">
            <text:p>49961</text:p>
          </table:table-cell>
          <table:table-cell table:formula="of:=[.T106]+ROUND([.Q106]-[.M106])" office:value-type="float" office:value="49318" calcext:value-type="float">
            <text:p>49318</text:p>
          </table:table-cell>
          <table:table-cell table:formula="of:=[.U106]+ROUND([.R106]-[.N106])" office:value-type="float" office:value="53098" calcext:value-type="float">
            <text:p>53098</text:p>
          </table:table-cell>
          <table:table-cell table:formula="of:=[.V106]+ROUND([.S106]-[.O106])" office:value-type="float" office:value="0" calcext:value-type="float">
            <text:p>0</text:p>
          </table:table-cell>
          <table:table-cell table:formula="of:=['selected results'.AM106]+['selected results'.AK106]+['selected results'.AD106]+['selected results'.V106]+['selected results'.M106]" office:value-type="float" office:value="35999420" calcext:value-type="float">
            <text:p>35999420</text:p>
          </table:table-cell>
          <table:table-cell table:formula="of:=['selected results'.AN106]" office:value-type="float" office:value="0.945433" calcext:value-type="float">
            <text:p>0.945433</text:p>
          </table:table-cell>
        </table:table-row>
        <table:table-row table:style-name="ro1">
          <table:table-cell table:style-name="ce11" table:formula="of:=['selected results'.A107]" office:value-type="float" office:value="52.32" calcext:value-type="float">
            <text:p>52.32</text:p>
          </table:table-cell>
          <table:table-cell table:formula="of:=['selected results'.B107]" office:value-type="float" office:value="0.6" calcext:value-type="float">
            <text:p>0.6</text:p>
          </table:table-cell>
          <table:table-cell table:formula="of:=[$'copy of results.csv '.C107]" office:value-type="float" office:value="1" calcext:value-type="float">
            <text:p>1</text:p>
          </table:table-cell>
          <table:table-cell table:formula="of:=SUM(['selected results'.D107:.G107])" office:value-type="float" office:value="648" calcext:value-type="float">
            <text:p>648</text:p>
          </table:table-cell>
          <table:table-cell table:formula="of:=SUM(['selected results'.N107:.Q107])" office:value-type="float" office:value="627.285" calcext:value-type="float">
            <text:p>627.285</text:p>
          </table:table-cell>
          <table:table-cell table:formula="of:=SUM(['selected results'.W107:.Z107])" office:value-type="float" office:value="627.2851" calcext:value-type="float">
            <text:p>627.2851</text:p>
          </table:table-cell>
          <table:table-cell table:formula="of:=SUM(['selected results'.AE107:.AH107])" office:value-type="float" office:value="621.1618" calcext:value-type="float">
            <text:p>621.1618</text:p>
          </table:table-cell>
          <table:table-cell table:formula="of:=SUMPRODUCT([$'inpt from problem params.ods'.$B$3:$'inpt from problem params.ods'.$E$3]*['selected results'.D107:.G107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07:.Q107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107:.Z107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107:.AH107])" office:value-type="float" office:value="183502.06398041" calcext:value-type="float">
            <text:p>183502.06398041</text:p>
          </table:table-cell>
          <table:table-cell table:formula="of:=[.H107]-['inpt from problem params.ods'.B$6]" office:value-type="float" office:value="56802.264694032" calcext:value-type="float">
            <text:p>56802.264694032</text:p>
          </table:table-cell>
          <table:table-cell table:formula="of:=[.I107]-['inpt from problem params.ods'.C$6]" office:value-type="float" office:value="52733.5375809807" calcext:value-type="float">
            <text:p>52733.5375809807</text:p>
          </table:table-cell>
          <table:table-cell table:formula="of:=[.J107]-['inpt from problem params.ods'.D$6]" office:value-type="float" office:value="55396.5799467998" calcext:value-type="float">
            <text:p>55396.5799467998</text:p>
          </table:table-cell>
          <table:table-cell table:formula="of:=[.K107]-['inpt from problem params.ods'.E$6]" office:value-type="float" office:value="56618.0639804098" calcext:value-type="float">
            <text:p>56618.0639804098</text:p>
          </table:table-cell>
          <table:table-cell table:formula="of:=['selected results'.H107]+['selected results'.U107]+['selected results'.L107]" office:value-type="float" office:value="106763" calcext:value-type="float">
            <text:p>106763</text:p>
          </table:table-cell>
          <table:table-cell table:formula="of:=['selected results'.I107]+['selected results'.R107]+['selected results'.AC107]" office:value-type="float" office:value="57470.3" calcext:value-type="float">
            <text:p>57470.3</text:p>
          </table:table-cell>
          <table:table-cell table:formula="of:=['selected results'.J107]+['selected results'.S107]+['selected results'.AA107]+['selected results'.AJ107]" office:value-type="float" office:value="52821.6" calcext:value-type="float">
            <text:p>52821.6</text:p>
          </table:table-cell>
          <table:table-cell table:formula="of:=['selected results'.K107]+['selected results'.T107]+['selected results'.AB107]+['selected results'.AI107]+['selected results'.AL107]" office:value-type="float" office:value="4494.94" calcext:value-type="float">
            <text:p>4494.94</text:p>
          </table:table-cell>
          <table:table-cell table:formula="of:=ROUND([.P107]-[.L107])" office:value-type="float" office:value="49961" calcext:value-type="float">
            <text:p>49961</text:p>
          </table:table-cell>
          <table:table-cell table:formula="of:=[.T107]+ROUND([.Q107]-[.M107])" office:value-type="float" office:value="54698" calcext:value-type="float">
            <text:p>54698</text:p>
          </table:table-cell>
          <table:table-cell table:formula="of:=[.U107]+ROUND([.R107]-[.N107])" office:value-type="float" office:value="52123" calcext:value-type="float">
            <text:p>52123</text:p>
          </table:table-cell>
          <table:table-cell table:formula="of:=[.V107]+ROUND([.S107]-[.O107])" office:value-type="float" office:value="0" calcext:value-type="float">
            <text:p>0</text:p>
          </table:table-cell>
          <table:table-cell table:formula="of:=['selected results'.AM107]+['selected results'.AK107]+['selected results'.AD107]+['selected results'.V107]+['selected results'.M107]" office:value-type="float" office:value="36007570" calcext:value-type="float">
            <text:p>36007570</text:p>
          </table:table-cell>
          <table:table-cell table:formula="of:=['selected results'.AN107]" office:value-type="float" office:value="0.94565" calcext:value-type="float">
            <text:p>0.94565</text:p>
          </table:table-cell>
        </table:table-row>
        <table:table-row table:style-name="ro1">
          <table:table-cell table:style-name="ce11" table:formula="of:=['selected results'.A108]" office:value-type="float" office:value="52.32" calcext:value-type="float">
            <text:p>52.32</text:p>
          </table:table-cell>
          <table:table-cell table:formula="of:=['selected results'.B108]" office:value-type="float" office:value="0.7" calcext:value-type="float">
            <text:p>0.7</text:p>
          </table:table-cell>
          <table:table-cell table:formula="of:=[$'copy of results.csv '.C108]" office:value-type="float" office:value="1" calcext:value-type="float">
            <text:p>1</text:p>
          </table:table-cell>
          <table:table-cell table:formula="of:=SUM(['selected results'.D108:.G108])" office:value-type="float" office:value="648" calcext:value-type="float">
            <text:p>648</text:p>
          </table:table-cell>
          <table:table-cell table:formula="of:=SUM(['selected results'.N108:.Q108])" office:value-type="float" office:value="627.285" calcext:value-type="float">
            <text:p>627.285</text:p>
          </table:table-cell>
          <table:table-cell table:formula="of:=SUM(['selected results'.W108:.Z108])" office:value-type="float" office:value="627.2851" calcext:value-type="float">
            <text:p>627.2851</text:p>
          </table:table-cell>
          <table:table-cell table:formula="of:=SUM(['selected results'.AE108:.AH108])" office:value-type="float" office:value="618.8992" calcext:value-type="float">
            <text:p>618.8992</text:p>
          </table:table-cell>
          <table:table-cell table:formula="of:=SUMPRODUCT([$'inpt from problem params.ods'.$B$3:$'inpt from problem params.ods'.$E$3]*['selected results'.D108:.G108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08:.Q108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108:.Z108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108:.AH108])" office:value-type="float" office:value="182683.604171978" calcext:value-type="float">
            <text:p>182683.604171978</text:p>
          </table:table-cell>
          <table:table-cell table:formula="of:=[.H108]-['inpt from problem params.ods'.B$6]" office:value-type="float" office:value="56802.264694032" calcext:value-type="float">
            <text:p>56802.264694032</text:p>
          </table:table-cell>
          <table:table-cell table:formula="of:=[.I108]-['inpt from problem params.ods'.C$6]" office:value-type="float" office:value="52733.5375809807" calcext:value-type="float">
            <text:p>52733.5375809807</text:p>
          </table:table-cell>
          <table:table-cell table:formula="of:=[.J108]-['inpt from problem params.ods'.D$6]" office:value-type="float" office:value="55396.5799467998" calcext:value-type="float">
            <text:p>55396.5799467998</text:p>
          </table:table-cell>
          <table:table-cell table:formula="of:=[.K108]-['inpt from problem params.ods'.E$6]" office:value-type="float" office:value="55799.6041719778" calcext:value-type="float">
            <text:p>55799.6041719778</text:p>
          </table:table-cell>
          <table:table-cell table:formula="of:=['selected results'.H108]+['selected results'.U108]+['selected results'.L108]" office:value-type="float" office:value="106763" calcext:value-type="float">
            <text:p>106763</text:p>
          </table:table-cell>
          <table:table-cell table:formula="of:=['selected results'.I108]+['selected results'.R108]+['selected results'.AC108]" office:value-type="float" office:value="64023.6" calcext:value-type="float">
            <text:p>64023.6</text:p>
          </table:table-cell>
          <table:table-cell table:formula="of:=['selected results'.J108]+['selected results'.S108]+['selected results'.AA108]+['selected results'.AJ108]" office:value-type="float" office:value="45620.3" calcext:value-type="float">
            <text:p>45620.3</text:p>
          </table:table-cell>
          <table:table-cell table:formula="of:=['selected results'.K108]+['selected results'.T108]+['selected results'.AB108]+['selected results'.AI108]+['selected results'.AL108]" office:value-type="float" office:value="4324.53" calcext:value-type="float">
            <text:p>4324.53</text:p>
          </table:table-cell>
          <table:table-cell table:formula="of:=ROUND([.P108]-[.L108])" office:value-type="float" office:value="49961" calcext:value-type="float">
            <text:p>49961</text:p>
          </table:table-cell>
          <table:table-cell table:formula="of:=[.T108]+ROUND([.Q108]-[.M108])" office:value-type="float" office:value="61251" calcext:value-type="float">
            <text:p>61251</text:p>
          </table:table-cell>
          <table:table-cell table:formula="of:=[.U108]+ROUND([.R108]-[.N108])" office:value-type="float" office:value="51475" calcext:value-type="float">
            <text:p>51475</text:p>
          </table:table-cell>
          <table:table-cell table:formula="of:=[.V108]+ROUND([.S108]-[.O108])" office:value-type="float" office:value="0" calcext:value-type="float">
            <text:p>0</text:p>
          </table:table-cell>
          <table:table-cell table:formula="of:=['selected results'.AM108]+['selected results'.AK108]+['selected results'.AD108]+['selected results'.V108]+['selected results'.M108]" office:value-type="float" office:value="36032040" calcext:value-type="float">
            <text:p>36032040</text:p>
          </table:table-cell>
          <table:table-cell table:formula="of:=['selected results'.AN108]" office:value-type="float" office:value="0.945843" calcext:value-type="float">
            <text:p>0.945843</text:p>
          </table:table-cell>
        </table:table-row>
        <table:table-row table:style-name="ro1">
          <table:table-cell table:style-name="ce11" table:formula="of:=['selected results'.A109]" office:value-type="float" office:value="52.32" calcext:value-type="float">
            <text:p>52.32</text:p>
          </table:table-cell>
          <table:table-cell table:formula="of:=['selected results'.B109]" office:value-type="float" office:value="0.8" calcext:value-type="float">
            <text:p>0.8</text:p>
          </table:table-cell>
          <table:table-cell table:formula="of:=[$'copy of results.csv '.C109]" office:value-type="float" office:value="1" calcext:value-type="float">
            <text:p>1</text:p>
          </table:table-cell>
          <table:table-cell table:formula="of:=SUM(['selected results'.D109:.G109])" office:value-type="float" office:value="648" calcext:value-type="float">
            <text:p>648</text:p>
          </table:table-cell>
          <table:table-cell table:formula="of:=SUM(['selected results'.N109:.Q109])" office:value-type="float" office:value="627.285" calcext:value-type="float">
            <text:p>627.285</text:p>
          </table:table-cell>
          <table:table-cell table:formula="of:=SUM(['selected results'.W109:.Z109])" office:value-type="float" office:value="627.2851" calcext:value-type="float">
            <text:p>627.2851</text:p>
          </table:table-cell>
          <table:table-cell table:formula="of:=SUM(['selected results'.AE109:.AH109])" office:value-type="float" office:value="619.0276" calcext:value-type="float">
            <text:p>619.0276</text:p>
          </table:table-cell>
          <table:table-cell table:formula="of:=SUMPRODUCT([$'inpt from problem params.ods'.$B$3:$'inpt from problem params.ods'.$E$3]*['selected results'.D109:.G109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09:.Q109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109:.Z109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109:.AH109])" office:value-type="float" office:value="182721.824709552" calcext:value-type="float">
            <text:p>182721.824709552</text:p>
          </table:table-cell>
          <table:table-cell table:formula="of:=[.H109]-['inpt from problem params.ods'.B$6]" office:value-type="float" office:value="56802.264694032" calcext:value-type="float">
            <text:p>56802.264694032</text:p>
          </table:table-cell>
          <table:table-cell table:formula="of:=[.I109]-['inpt from problem params.ods'.C$6]" office:value-type="float" office:value="52733.5375809807" calcext:value-type="float">
            <text:p>52733.5375809807</text:p>
          </table:table-cell>
          <table:table-cell table:formula="of:=[.J109]-['inpt from problem params.ods'.D$6]" office:value-type="float" office:value="55396.5799467998" calcext:value-type="float">
            <text:p>55396.5799467998</text:p>
          </table:table-cell>
          <table:table-cell table:formula="of:=[.K109]-['inpt from problem params.ods'.E$6]" office:value-type="float" office:value="55837.8247095518" calcext:value-type="float">
            <text:p>55837.8247095518</text:p>
          </table:table-cell>
          <table:table-cell table:formula="of:=['selected results'.H109]+['selected results'.U109]+['selected results'.L109]" office:value-type="float" office:value="106763" calcext:value-type="float">
            <text:p>106763</text:p>
          </table:table-cell>
          <table:table-cell table:formula="of:=['selected results'.I109]+['selected results'.R109]+['selected results'.AC109]" office:value-type="float" office:value="68927.9" calcext:value-type="float">
            <text:p>68927.9</text:p>
          </table:table-cell>
          <table:table-cell table:formula="of:=['selected results'.J109]+['selected results'.S109]+['selected results'.AA109]+['selected results'.AJ109]" office:value-type="float" office:value="40959.6" calcext:value-type="float">
            <text:p>40959.6</text:p>
          </table:table-cell>
          <table:table-cell table:formula="of:=['selected results'.K109]+['selected results'.T109]+['selected results'.AB109]+['selected results'.AI109]+['selected results'.AL109]" office:value-type="float" office:value="4119.15" calcext:value-type="float">
            <text:p>4119.15</text:p>
          </table:table-cell>
          <table:table-cell table:formula="of:=ROUND([.P109]-[.L109])" office:value-type="float" office:value="49961" calcext:value-type="float">
            <text:p>49961</text:p>
          </table:table-cell>
          <table:table-cell table:formula="of:=[.T109]+ROUND([.Q109]-[.M109])" office:value-type="float" office:value="66155" calcext:value-type="float">
            <text:p>66155</text:p>
          </table:table-cell>
          <table:table-cell table:formula="of:=[.U109]+ROUND([.R109]-[.N109])" office:value-type="float" office:value="51718" calcext:value-type="float">
            <text:p>51718</text:p>
          </table:table-cell>
          <table:table-cell table:formula="of:=[.V109]+ROUND([.S109]-[.O109])" office:value-type="float" office:value="-1" calcext:value-type="float">
            <text:p>-1</text:p>
          </table:table-cell>
          <table:table-cell table:formula="of:=['selected results'.AM109]+['selected results'.AK109]+['selected results'.AD109]+['selected results'.V109]+['selected results'.M109]" office:value-type="float" office:value="36043550" calcext:value-type="float">
            <text:p>36043550</text:p>
          </table:table-cell>
          <table:table-cell table:formula="of:=['selected results'.AN109]" office:value-type="float" office:value="0.945771" calcext:value-type="float">
            <text:p>0.945771</text:p>
          </table:table-cell>
        </table:table-row>
        <table:table-row table:style-name="ro1">
          <table:table-cell table:style-name="ce11" table:formula="of:=['selected results'.A110]" office:value-type="float" office:value="52.32" calcext:value-type="float">
            <text:p>52.32</text:p>
          </table:table-cell>
          <table:table-cell table:formula="of:=['selected results'.B110]" office:value-type="float" office:value="0.9" calcext:value-type="float">
            <text:p>0.9</text:p>
          </table:table-cell>
          <table:table-cell table:formula="of:=[$'copy of results.csv '.C110]" office:value-type="float" office:value="1" calcext:value-type="float">
            <text:p>1</text:p>
          </table:table-cell>
          <table:table-cell table:formula="of:=SUM(['selected results'.D110:.G110])" office:value-type="float" office:value="648" calcext:value-type="float">
            <text:p>648</text:p>
          </table:table-cell>
          <table:table-cell table:formula="of:=SUM(['selected results'.N110:.Q110])" office:value-type="float" office:value="627.285" calcext:value-type="float">
            <text:p>627.285</text:p>
          </table:table-cell>
          <table:table-cell table:formula="of:=SUM(['selected results'.W110:.Z110])" office:value-type="float" office:value="627.2851" calcext:value-type="float">
            <text:p>627.2851</text:p>
          </table:table-cell>
          <table:table-cell table:formula="of:=SUM(['selected results'.AE110:.AH110])" office:value-type="float" office:value="602.6906" calcext:value-type="float">
            <text:p>602.6906</text:p>
          </table:table-cell>
          <table:table-cell table:formula="of:=SUMPRODUCT([$'inpt from problem params.ods'.$B$3:$'inpt from problem params.ods'.$E$3]*['selected results'.D110:.G110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10:.Q110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110:.Z110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110:.AH110])" office:value-type="float" office:value="178491.300585242" calcext:value-type="float">
            <text:p>178491.300585242</text:p>
          </table:table-cell>
          <table:table-cell table:formula="of:=[.H110]-['inpt from problem params.ods'.B$6]" office:value-type="float" office:value="56802.264694032" calcext:value-type="float">
            <text:p>56802.264694032</text:p>
          </table:table-cell>
          <table:table-cell table:formula="of:=[.I110]-['inpt from problem params.ods'.C$6]" office:value-type="float" office:value="52733.5375809807" calcext:value-type="float">
            <text:p>52733.5375809807</text:p>
          </table:table-cell>
          <table:table-cell table:formula="of:=[.J110]-['inpt from problem params.ods'.D$6]" office:value-type="float" office:value="55396.5799467998" calcext:value-type="float">
            <text:p>55396.5799467998</text:p>
          </table:table-cell>
          <table:table-cell table:formula="of:=[.K110]-['inpt from problem params.ods'.E$6]" office:value-type="float" office:value="51607.3005852418" calcext:value-type="float">
            <text:p>51607.3005852418</text:p>
          </table:table-cell>
          <table:table-cell table:formula="of:=['selected results'.H110]+['selected results'.U110]+['selected results'.L110]" office:value-type="float" office:value="106763" calcext:value-type="float">
            <text:p>106763</text:p>
          </table:table-cell>
          <table:table-cell table:formula="of:=['selected results'.I110]+['selected results'.R110]+['selected results'.AC110]" office:value-type="float" office:value="72337" calcext:value-type="float">
            <text:p>72337</text:p>
          </table:table-cell>
          <table:table-cell table:formula="of:=['selected results'.J110]+['selected results'.S110]+['selected results'.AA110]+['selected results'.AJ110]" office:value-type="float" office:value="48718.7" calcext:value-type="float">
            <text:p>48718.7</text:p>
          </table:table-cell>
          <table:table-cell table:formula="of:=['selected results'.K110]+['selected results'.T110]+['selected results'.AB110]+['selected results'.AI110]+['selected results'.AL110]" office:value-type="float" office:value="-11279.6" calcext:value-type="float">
            <text:p>-11279.6</text:p>
          </table:table-cell>
          <table:table-cell table:formula="of:=ROUND([.P110]-[.L110])" office:value-type="float" office:value="49961" calcext:value-type="float">
            <text:p>49961</text:p>
          </table:table-cell>
          <table:table-cell table:formula="of:=[.T110]+ROUND([.Q110]-[.M110])" office:value-type="float" office:value="69564" calcext:value-type="float">
            <text:p>69564</text:p>
          </table:table-cell>
          <table:table-cell table:formula="of:=[.U110]+ROUND([.R110]-[.N110])" office:value-type="float" office:value="62886" calcext:value-type="float">
            <text:p>62886</text:p>
          </table:table-cell>
          <table:table-cell table:formula="of:=[.V110]+ROUND([.S110]-[.O110])" office:value-type="float" office:value="-1" calcext:value-type="float">
            <text:p>-1</text:p>
          </table:table-cell>
          <table:table-cell table:formula="of:=['selected results'.AM110]+['selected results'.AK110]+['selected results'.AD110]+['selected results'.V110]+['selected results'.M110]" office:value-type="float" office:value="36280460" calcext:value-type="float">
            <text:p>36280460</text:p>
          </table:table-cell>
          <table:table-cell table:formula="of:=['selected results'.AN110]" office:value-type="float" office:value="0.946132" calcext:value-type="float">
            <text:p>0.946132</text:p>
          </table:table-cell>
        </table:table-row>
        <table:table-row table:style-name="ro1">
          <table:table-cell table:style-name="ce11" table:formula="of:=['selected results'.A111]" office:value-type="float" office:value="52.32" calcext:value-type="float">
            <text:p>52.32</text:p>
          </table:table-cell>
          <table:table-cell table:formula="of:=['selected results'.B111]" office:value-type="float" office:value="1" calcext:value-type="float">
            <text:p>1</text:p>
          </table:table-cell>
          <table:table-cell table:formula="of:=[$'copy of results.csv '.C111]" office:value-type="float" office:value="1" calcext:value-type="float">
            <text:p>1</text:p>
          </table:table-cell>
          <table:table-cell table:formula="of:=SUM(['selected results'.D111:.G111])" office:value-type="float" office:value="648" calcext:value-type="float">
            <text:p>648</text:p>
          </table:table-cell>
          <table:table-cell table:formula="of:=SUM(['selected results'.N111:.Q111])" office:value-type="float" office:value="627.285" calcext:value-type="float">
            <text:p>627.285</text:p>
          </table:table-cell>
          <table:table-cell table:formula="of:=SUM(['selected results'.W111:.Z111])" office:value-type="float" office:value="627.2851" calcext:value-type="float">
            <text:p>627.2851</text:p>
          </table:table-cell>
          <table:table-cell table:formula="of:=SUM(['selected results'.AE111:.AH111])" office:value-type="float" office:value="602.7255" calcext:value-type="float">
            <text:p>602.7255</text:p>
          </table:table-cell>
          <table:table-cell table:formula="of:=SUMPRODUCT([$'inpt from problem params.ods'.$B$3:$'inpt from problem params.ods'.$E$3]*['selected results'.D111:.G111])" office:value-type="float" office:value="191649.264694032" calcext:value-type="float">
            <text:p>191649.264694032</text:p>
          </table:table-cell>
          <table:table-cell table:formula="of:=SUMPRODUCT([$'inpt from problem params.ods'.$B$3:$'inpt from problem params.ods'.$E$3]*['selected results'.N111:.Q111])" office:value-type="float" office:value="184951.537580981" calcext:value-type="float">
            <text:p>184951.537580981</text:p>
          </table:table-cell>
          <table:table-cell table:formula="of:=SUMPRODUCT([$'inpt from problem params.ods'.$B$3:$'inpt from problem params.ods'.$E$3]*['selected results'.W111:.Z111])" office:value-type="float" office:value="184951.5799468" calcext:value-type="float">
            <text:p>184951.5799468</text:p>
          </table:table-cell>
          <table:table-cell table:formula="of:=SUMPRODUCT([$'inpt from problem params.ods'.$B$3:$'inpt from problem params.ods'.$E$3]*['selected results'.AE111:.AH111])" office:value-type="float" office:value="178499.01901981" calcext:value-type="float">
            <text:p>178499.01901981</text:p>
          </table:table-cell>
          <table:table-cell table:formula="of:=[.H111]-['inpt from problem params.ods'.B$6]" office:value-type="float" office:value="56802.264694032" calcext:value-type="float">
            <text:p>56802.264694032</text:p>
          </table:table-cell>
          <table:table-cell table:formula="of:=[.I111]-['inpt from problem params.ods'.C$6]" office:value-type="float" office:value="52733.5375809807" calcext:value-type="float">
            <text:p>52733.5375809807</text:p>
          </table:table-cell>
          <table:table-cell table:formula="of:=[.J111]-['inpt from problem params.ods'.D$6]" office:value-type="float" office:value="55396.5799467998" calcext:value-type="float">
            <text:p>55396.5799467998</text:p>
          </table:table-cell>
          <table:table-cell table:formula="of:=[.K111]-['inpt from problem params.ods'.E$6]" office:value-type="float" office:value="51615.0190198098" calcext:value-type="float">
            <text:p>51615.0190198098</text:p>
          </table:table-cell>
          <table:table-cell table:formula="of:=['selected results'.H111]+['selected results'.U111]+['selected results'.L111]" office:value-type="float" office:value="106763" calcext:value-type="float">
            <text:p>106763</text:p>
          </table:table-cell>
          <table:table-cell table:formula="of:=['selected results'.I111]+['selected results'.R111]+['selected results'.AC111]" office:value-type="float" office:value="75942.4" calcext:value-type="float">
            <text:p>75942.4</text:p>
          </table:table-cell>
          <table:table-cell table:formula="of:=['selected results'.J111]+['selected results'.S111]+['selected results'.AA111]+['selected results'.AJ111]" office:value-type="float" office:value="45317.2" calcext:value-type="float">
            <text:p>45317.2</text:p>
          </table:table-cell>
          <table:table-cell table:formula="of:=['selected results'.K111]+['selected results'.T111]+['selected results'.AB111]+['selected results'.AI111]+['selected results'.AL111]" office:value-type="float" office:value="-11475.5" calcext:value-type="float">
            <text:p>-11475.5</text:p>
          </table:table-cell>
          <table:table-cell table:formula="of:=ROUND([.P111]-[.L111])" office:value-type="float" office:value="49961" calcext:value-type="float">
            <text:p>49961</text:p>
          </table:table-cell>
          <table:table-cell table:formula="of:=[.T111]+ROUND([.Q111]-[.M111])" office:value-type="float" office:value="73170" calcext:value-type="float">
            <text:p>73170</text:p>
          </table:table-cell>
          <table:table-cell table:formula="of:=[.U111]+ROUND([.R111]-[.N111])" office:value-type="float" office:value="63091" calcext:value-type="float">
            <text:p>63091</text:p>
          </table:table-cell>
          <table:table-cell table:formula="of:=[.V111]+ROUND([.S111]-[.O111])" office:value-type="float" office:value="0" calcext:value-type="float">
            <text:p>0</text:p>
          </table:table-cell>
          <table:table-cell table:formula="of:=['selected results'.AM111]+['selected results'.AK111]+['selected results'.AD111]+['selected results'.V111]+['selected results'.M111]" office:value-type="float" office:value="36285390" calcext:value-type="float">
            <text:p>36285390</text:p>
          </table:table-cell>
          <table:table-cell table:formula="of:=['selected results'.AN111]" office:value-type="float" office:value="0.946301" calcext:value-type="float">
            <text:p>0.946301</text:p>
          </table:table-cell>
        </table:table-row>
        <table:table-row table:style-name="ro1">
          <table:table-cell table:style-name="ce11"/>
          <table:table-cell table:number-columns-repeated="24"/>
        </table:table-row>
        <table:table-row table:style-name="ro1" table:number-rows-repeated="14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</table:table>
      <table:table table:name="2017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table:formula="of:=[$general.A1]" office:value-type="string" office:string-value="p0" calcext:value-type="string">
            <text:p>p0</text:p>
          </table:table-cell>
          <table:table-cell table:formula="of:=[$general.B1]" office:value-type="string" office:string-value="lambda" calcext:value-type="string">
            <text:p>lambda</text:p>
          </table:table-cell>
          <table:table-cell office:value-type="string" calcext:value-type="string">
            <text:p>futures_excluded</text:p>
          </table:table-cell>
          <table:table-cell office:value-type="string" calcext:value-type="string">
            <text:p>purchased</text:p>
          </table:table-cell>
          <table:table-cell office:value-type="string" calcext:value-type="string">
            <text:p>s2016</text:p>
          </table:table-cell>
          <table:table-cell office:value-type="string" calcext:value-type="string">
            <text:p>s2017</text:p>
          </table:table-cell>
          <table:table-cell office:value-type="string" calcext:value-type="string">
            <text:p>f2016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table:formula="of:=[$general.A2]" office:value-type="float" office:value="0" calcext:value-type="float">
            <text:p>0</text:p>
          </table:table-cell>
          <table:table-cell table:formula="of:=[$general.B2]" office:value-type="float" office:value="0" calcext:value-type="float">
            <text:p>0</text:p>
          </table:table-cell>
          <table:table-cell table:formula="of:=[$'copy of results.csv '.C2]" office:value-type="float" office:value="0" calcext:value-type="float">
            <text:p>0</text:p>
          </table:table-cell>
          <table:table-cell table:formula="of:=[general.P2]" office:value-type="float" office:value="56802.3" calcext:value-type="float">
            <text:p>56802.3</text:p>
          </table:table-cell>
          <table:table-cell table:formula="of:=['selected results'.L2]" office:value-type="float" office:value="0" calcext:value-type="float">
            <text:p>0</text:p>
          </table:table-cell>
          <table:table-cell table:formula="of:=['selected results'.U2]" office:value-type="float" office:value="56802.3" calcext:value-type="float">
            <text:p>56802.3</text:p>
          </table:table-cell>
          <table:table-cell table:formula="of:=['selected results'.H2]" office:value-type="float" office:value="0" calcext:value-type="float">
            <text:p>0</text:p>
          </table:table-cell>
          <table:table-cell table:formula="of:=[.G2]+[.F2]+[.E2]-[.D2]" office:value-type="float" office:value="0" calcext:value-type="float">
            <text:p>0</text:p>
          </table:table-cell>
        </table:table-row>
        <table:table-row table:style-name="ro1">
          <table:table-cell table:formula="of:=[$general.A3]" office:value-type="float" office:value="0" calcext:value-type="float">
            <text:p>0</text:p>
          </table:table-cell>
          <table:table-cell table:formula="of:=[$general.B3]" office:value-type="float" office:value="0.1" calcext:value-type="float">
            <text:p>0.1</text:p>
          </table:table-cell>
          <table:table-cell table:formula="of:=[$'copy of results.csv '.C3]" office:value-type="float" office:value="0" calcext:value-type="float">
            <text:p>0</text:p>
          </table:table-cell>
          <table:table-cell table:formula="of:=[general.P3]" office:value-type="float" office:value="56802.3" calcext:value-type="float">
            <text:p>56802.3</text:p>
          </table:table-cell>
          <table:table-cell table:formula="of:=['selected results'.L3]" office:value-type="float" office:value="0" calcext:value-type="float">
            <text:p>0</text:p>
          </table:table-cell>
          <table:table-cell table:formula="of:=['selected results'.U3]" office:value-type="float" office:value="56802.3" calcext:value-type="float">
            <text:p>56802.3</text:p>
          </table:table-cell>
          <table:table-cell table:formula="of:=['selected results'.H3]" office:value-type="float" office:value="0" calcext:value-type="float">
            <text:p>0</text:p>
          </table:table-cell>
          <table:table-cell table:formula="of:=[.G3]+[.F3]+[.E3]-[.D3]" office:value-type="float" office:value="0" calcext:value-type="float">
            <text:p>0</text:p>
          </table:table-cell>
        </table:table-row>
        <table:table-row table:style-name="ro1">
          <table:table-cell table:formula="of:=[$general.A4]" office:value-type="float" office:value="0" calcext:value-type="float">
            <text:p>0</text:p>
          </table:table-cell>
          <table:table-cell table:formula="of:=[$general.B4]" office:value-type="float" office:value="0.2" calcext:value-type="float">
            <text:p>0.2</text:p>
          </table:table-cell>
          <table:table-cell table:formula="of:=[$'copy of results.csv '.C4]" office:value-type="float" office:value="0" calcext:value-type="float">
            <text:p>0</text:p>
          </table:table-cell>
          <table:table-cell table:formula="of:=[general.P4]" office:value-type="float" office:value="56802.3" calcext:value-type="float">
            <text:p>56802.3</text:p>
          </table:table-cell>
          <table:table-cell table:formula="of:=['selected results'.L4]" office:value-type="float" office:value="0" calcext:value-type="float">
            <text:p>0</text:p>
          </table:table-cell>
          <table:table-cell table:formula="of:=['selected results'.U4]" office:value-type="float" office:value="56802.3" calcext:value-type="float">
            <text:p>56802.3</text:p>
          </table:table-cell>
          <table:table-cell table:formula="of:=['selected results'.H4]" office:value-type="float" office:value="0" calcext:value-type="float">
            <text:p>0</text:p>
          </table:table-cell>
          <table:table-cell table:formula="of:=[.G4]+[.F4]+[.E4]-[.D4]" office:value-type="float" office:value="0" calcext:value-type="float">
            <text:p>0</text:p>
          </table:table-cell>
        </table:table-row>
        <table:table-row table:style-name="ro1">
          <table:table-cell table:formula="of:=[$general.A5]" office:value-type="float" office:value="0" calcext:value-type="float">
            <text:p>0</text:p>
          </table:table-cell>
          <table:table-cell table:formula="of:=[$general.B5]" office:value-type="float" office:value="0.3" calcext:value-type="float">
            <text:p>0.3</text:p>
          </table:table-cell>
          <table:table-cell table:formula="of:=[$'copy of results.csv '.C5]" office:value-type="float" office:value="0" calcext:value-type="float">
            <text:p>0</text:p>
          </table:table-cell>
          <table:table-cell table:formula="of:=[general.P5]" office:value-type="float" office:value="56802.3" calcext:value-type="float">
            <text:p>56802.3</text:p>
          </table:table-cell>
          <table:table-cell table:formula="of:=['selected results'.L5]" office:value-type="float" office:value="0" calcext:value-type="float">
            <text:p>0</text:p>
          </table:table-cell>
          <table:table-cell table:formula="of:=['selected results'.U5]" office:value-type="float" office:value="56802.3" calcext:value-type="float">
            <text:p>56802.3</text:p>
          </table:table-cell>
          <table:table-cell table:formula="of:=['selected results'.H5]" office:value-type="float" office:value="0" calcext:value-type="float">
            <text:p>0</text:p>
          </table:table-cell>
          <table:table-cell table:formula="of:=[.G5]+[.F5]+[.E5]-[.D5]" office:value-type="float" office:value="0" calcext:value-type="float">
            <text:p>0</text:p>
          </table:table-cell>
        </table:table-row>
        <table:table-row table:style-name="ro1">
          <table:table-cell table:formula="of:=[$general.A6]" office:value-type="float" office:value="0" calcext:value-type="float">
            <text:p>0</text:p>
          </table:table-cell>
          <table:table-cell table:formula="of:=[$general.B6]" office:value-type="float" office:value="0.4" calcext:value-type="float">
            <text:p>0.4</text:p>
          </table:table-cell>
          <table:table-cell table:formula="of:=[$'copy of results.csv '.C6]" office:value-type="float" office:value="0" calcext:value-type="float">
            <text:p>0</text:p>
          </table:table-cell>
          <table:table-cell table:formula="of:=[general.P6]" office:value-type="float" office:value="56802.3" calcext:value-type="float">
            <text:p>56802.3</text:p>
          </table:table-cell>
          <table:table-cell table:formula="of:=['selected results'.L6]" office:value-type="float" office:value="0" calcext:value-type="float">
            <text:p>0</text:p>
          </table:table-cell>
          <table:table-cell table:formula="of:=['selected results'.U6]" office:value-type="float" office:value="56802.3" calcext:value-type="float">
            <text:p>56802.3</text:p>
          </table:table-cell>
          <table:table-cell table:formula="of:=['selected results'.H6]" office:value-type="float" office:value="0" calcext:value-type="float">
            <text:p>0</text:p>
          </table:table-cell>
          <table:table-cell table:formula="of:=[.G6]+[.F6]+[.E6]-[.D6]" office:value-type="float" office:value="0" calcext:value-type="float">
            <text:p>0</text:p>
          </table:table-cell>
        </table:table-row>
        <table:table-row table:style-name="ro1">
          <table:table-cell table:formula="of:=[$general.A7]" office:value-type="float" office:value="0" calcext:value-type="float">
            <text:p>0</text:p>
          </table:table-cell>
          <table:table-cell table:formula="of:=[$general.B7]" office:value-type="float" office:value="0.5" calcext:value-type="float">
            <text:p>0.5</text:p>
          </table:table-cell>
          <table:table-cell table:formula="of:=[$'copy of results.csv '.C7]" office:value-type="float" office:value="0" calcext:value-type="float">
            <text:p>0</text:p>
          </table:table-cell>
          <table:table-cell table:formula="of:=[general.P7]" office:value-type="float" office:value="56802.3" calcext:value-type="float">
            <text:p>56802.3</text:p>
          </table:table-cell>
          <table:table-cell table:formula="of:=['selected results'.L7]" office:value-type="float" office:value="0" calcext:value-type="float">
            <text:p>0</text:p>
          </table:table-cell>
          <table:table-cell table:formula="of:=['selected results'.U7]" office:value-type="float" office:value="56802.3" calcext:value-type="float">
            <text:p>56802.3</text:p>
          </table:table-cell>
          <table:table-cell table:formula="of:=['selected results'.H7]" office:value-type="float" office:value="0" calcext:value-type="float">
            <text:p>0</text:p>
          </table:table-cell>
          <table:table-cell table:formula="of:=[.G7]+[.F7]+[.E7]-[.D7]" office:value-type="float" office:value="0" calcext:value-type="float">
            <text:p>0</text:p>
          </table:table-cell>
        </table:table-row>
        <table:table-row table:style-name="ro1">
          <table:table-cell table:formula="of:=[$general.A8]" office:value-type="float" office:value="0" calcext:value-type="float">
            <text:p>0</text:p>
          </table:table-cell>
          <table:table-cell table:formula="of:=[$general.B8]" office:value-type="float" office:value="0.6" calcext:value-type="float">
            <text:p>0.6</text:p>
          </table:table-cell>
          <table:table-cell table:formula="of:=[$'copy of results.csv '.C8]" office:value-type="float" office:value="0" calcext:value-type="float">
            <text:p>0</text:p>
          </table:table-cell>
          <table:table-cell table:formula="of:=[general.P8]" office:value-type="float" office:value="56802.3" calcext:value-type="float">
            <text:p>56802.3</text:p>
          </table:table-cell>
          <table:table-cell table:formula="of:=['selected results'.L8]" office:value-type="float" office:value="0" calcext:value-type="float">
            <text:p>0</text:p>
          </table:table-cell>
          <table:table-cell table:formula="of:=['selected results'.U8]" office:value-type="float" office:value="56802.3" calcext:value-type="float">
            <text:p>56802.3</text:p>
          </table:table-cell>
          <table:table-cell table:formula="of:=['selected results'.H8]" office:value-type="float" office:value="0" calcext:value-type="float">
            <text:p>0</text:p>
          </table:table-cell>
          <table:table-cell table:formula="of:=[.G8]+[.F8]+[.E8]-[.D8]" office:value-type="float" office:value="0" calcext:value-type="float">
            <text:p>0</text:p>
          </table:table-cell>
        </table:table-row>
        <table:table-row table:style-name="ro1">
          <table:table-cell table:formula="of:=[$general.A9]" office:value-type="float" office:value="0" calcext:value-type="float">
            <text:p>0</text:p>
          </table:table-cell>
          <table:table-cell table:formula="of:=[$general.B9]" office:value-type="float" office:value="0.7" calcext:value-type="float">
            <text:p>0.7</text:p>
          </table:table-cell>
          <table:table-cell table:formula="of:=[$'copy of results.csv '.C9]" office:value-type="float" office:value="0" calcext:value-type="float">
            <text:p>0</text:p>
          </table:table-cell>
          <table:table-cell table:formula="of:=[general.P9]" office:value-type="float" office:value="56802.3" calcext:value-type="float">
            <text:p>56802.3</text:p>
          </table:table-cell>
          <table:table-cell table:formula="of:=['selected results'.L9]" office:value-type="float" office:value="0" calcext:value-type="float">
            <text:p>0</text:p>
          </table:table-cell>
          <table:table-cell table:formula="of:=['selected results'.U9]" office:value-type="float" office:value="56802.3" calcext:value-type="float">
            <text:p>56802.3</text:p>
          </table:table-cell>
          <table:table-cell table:formula="of:=['selected results'.H9]" office:value-type="float" office:value="0" calcext:value-type="float">
            <text:p>0</text:p>
          </table:table-cell>
          <table:table-cell table:formula="of:=[.G9]+[.F9]+[.E9]-[.D9]" office:value-type="float" office:value="0" calcext:value-type="float">
            <text:p>0</text:p>
          </table:table-cell>
        </table:table-row>
        <table:table-row table:style-name="ro1">
          <table:table-cell table:formula="of:=[$general.A10]" office:value-type="float" office:value="0" calcext:value-type="float">
            <text:p>0</text:p>
          </table:table-cell>
          <table:table-cell table:formula="of:=[$general.B10]" office:value-type="float" office:value="0.8" calcext:value-type="float">
            <text:p>0.8</text:p>
          </table:table-cell>
          <table:table-cell table:formula="of:=[$'copy of results.csv '.C10]" office:value-type="float" office:value="0" calcext:value-type="float">
            <text:p>0</text:p>
          </table:table-cell>
          <table:table-cell table:formula="of:=[general.P10]" office:value-type="float" office:value="56802.3" calcext:value-type="float">
            <text:p>56802.3</text:p>
          </table:table-cell>
          <table:table-cell table:formula="of:=['selected results'.L10]" office:value-type="float" office:value="0" calcext:value-type="float">
            <text:p>0</text:p>
          </table:table-cell>
          <table:table-cell table:formula="of:=['selected results'.U10]" office:value-type="float" office:value="56802.3" calcext:value-type="float">
            <text:p>56802.3</text:p>
          </table:table-cell>
          <table:table-cell table:formula="of:=['selected results'.H10]" office:value-type="float" office:value="0" calcext:value-type="float">
            <text:p>0</text:p>
          </table:table-cell>
          <table:table-cell table:formula="of:=[.G10]+[.F10]+[.E10]-[.D10]" office:value-type="float" office:value="0" calcext:value-type="float">
            <text:p>0</text:p>
          </table:table-cell>
        </table:table-row>
        <table:table-row table:style-name="ro1">
          <table:table-cell table:formula="of:=[$general.A11]" office:value-type="float" office:value="0" calcext:value-type="float">
            <text:p>0</text:p>
          </table:table-cell>
          <table:table-cell table:formula="of:=[$general.B11]" office:value-type="float" office:value="0.9" calcext:value-type="float">
            <text:p>0.9</text:p>
          </table:table-cell>
          <table:table-cell table:formula="of:=[$'copy of results.csv '.C11]" office:value-type="float" office:value="0" calcext:value-type="float">
            <text:p>0</text:p>
          </table:table-cell>
          <table:table-cell table:formula="of:=[general.P11]" office:value-type="float" office:value="56802.3" calcext:value-type="float">
            <text:p>56802.3</text:p>
          </table:table-cell>
          <table:table-cell table:formula="of:=['selected results'.L11]" office:value-type="float" office:value="0" calcext:value-type="float">
            <text:p>0</text:p>
          </table:table-cell>
          <table:table-cell table:formula="of:=['selected results'.U11]" office:value-type="float" office:value="56802.3" calcext:value-type="float">
            <text:p>56802.3</text:p>
          </table:table-cell>
          <table:table-cell table:formula="of:=['selected results'.H11]" office:value-type="float" office:value="0" calcext:value-type="float">
            <text:p>0</text:p>
          </table:table-cell>
          <table:table-cell table:formula="of:=[.G11]+[.F11]+[.E11]-[.D11]" office:value-type="float" office:value="0" calcext:value-type="float">
            <text:p>0</text:p>
          </table:table-cell>
        </table:table-row>
        <table:table-row table:style-name="ro1">
          <table:table-cell table:formula="of:=[$general.A12]" office:value-type="float" office:value="0" calcext:value-type="float">
            <text:p>0</text:p>
          </table:table-cell>
          <table:table-cell table:formula="of:=[$general.B12]" office:value-type="float" office:value="1" calcext:value-type="float">
            <text:p>1</text:p>
          </table:table-cell>
          <table:table-cell table:formula="of:=[$'copy of results.csv '.C12]" office:value-type="float" office:value="0" calcext:value-type="float">
            <text:p>0</text:p>
          </table:table-cell>
          <table:table-cell table:formula="of:=[general.P12]" office:value-type="float" office:value="56802.3" calcext:value-type="float">
            <text:p>56802.3</text:p>
          </table:table-cell>
          <table:table-cell table:formula="of:=['selected results'.L12]" office:value-type="float" office:value="0" calcext:value-type="float">
            <text:p>0</text:p>
          </table:table-cell>
          <table:table-cell table:formula="of:=['selected results'.U12]" office:value-type="float" office:value="56802.3" calcext:value-type="float">
            <text:p>56802.3</text:p>
          </table:table-cell>
          <table:table-cell table:formula="of:=['selected results'.H12]" office:value-type="float" office:value="0" calcext:value-type="float">
            <text:p>0</text:p>
          </table:table-cell>
          <table:table-cell table:formula="of:=[.G12]+[.F12]+[.E12]-[.D12]" office:value-type="float" office:value="0" calcext:value-type="float">
            <text:p>0</text:p>
          </table:table-cell>
        </table:table-row>
        <table:table-row table:style-name="ro1">
          <table:table-cell table:formula="of:=[$general.A13]" office:value-type="float" office:value="6.54" calcext:value-type="float">
            <text:p>6.54</text:p>
          </table:table-cell>
          <table:table-cell table:formula="of:=[$general.B13]" office:value-type="float" office:value="0" calcext:value-type="float">
            <text:p>0</text:p>
          </table:table-cell>
          <table:table-cell table:formula="of:=[$'copy of results.csv '.C13]" office:value-type="float" office:value="0" calcext:value-type="float">
            <text:p>0</text:p>
          </table:table-cell>
          <table:table-cell table:formula="of:=[general.P13]" office:value-type="float" office:value="56802.3" calcext:value-type="float">
            <text:p>56802.3</text:p>
          </table:table-cell>
          <table:table-cell table:formula="of:=['selected results'.L13]" office:value-type="float" office:value="0" calcext:value-type="float">
            <text:p>0</text:p>
          </table:table-cell>
          <table:table-cell table:formula="of:=['selected results'.U13]" office:value-type="float" office:value="56802.3" calcext:value-type="float">
            <text:p>56802.3</text:p>
          </table:table-cell>
          <table:table-cell table:formula="of:=['selected results'.H13]" office:value-type="float" office:value="0" calcext:value-type="float">
            <text:p>0</text:p>
          </table:table-cell>
          <table:table-cell table:formula="of:=[.G13]+[.F13]+[.E13]-[.D13]" office:value-type="float" office:value="0" calcext:value-type="float">
            <text:p>0</text:p>
          </table:table-cell>
        </table:table-row>
        <table:table-row table:style-name="ro1">
          <table:table-cell table:formula="of:=[$general.A14]" office:value-type="float" office:value="6.54" calcext:value-type="float">
            <text:p>6.54</text:p>
          </table:table-cell>
          <table:table-cell table:formula="of:=[$general.B14]" office:value-type="float" office:value="0.1" calcext:value-type="float">
            <text:p>0.1</text:p>
          </table:table-cell>
          <table:table-cell table:formula="of:=[$'copy of results.csv '.C14]" office:value-type="float" office:value="0" calcext:value-type="float">
            <text:p>0</text:p>
          </table:table-cell>
          <table:table-cell table:formula="of:=[general.P14]" office:value-type="float" office:value="56802.3" calcext:value-type="float">
            <text:p>56802.3</text:p>
          </table:table-cell>
          <table:table-cell table:formula="of:=['selected results'.L14]" office:value-type="float" office:value="0" calcext:value-type="float">
            <text:p>0</text:p>
          </table:table-cell>
          <table:table-cell table:formula="of:=['selected results'.U14]" office:value-type="float" office:value="0" calcext:value-type="float">
            <text:p>0</text:p>
          </table:table-cell>
          <table:table-cell table:formula="of:=['selected results'.H14]" office:value-type="float" office:value="56802.3" calcext:value-type="float">
            <text:p>56802.3</text:p>
          </table:table-cell>
          <table:table-cell table:formula="of:=[.G14]+[.F14]+[.E14]-[.D14]" office:value-type="float" office:value="0" calcext:value-type="float">
            <text:p>0</text:p>
          </table:table-cell>
        </table:table-row>
        <table:table-row table:style-name="ro1">
          <table:table-cell table:formula="of:=[$general.A15]" office:value-type="float" office:value="6.54" calcext:value-type="float">
            <text:p>6.54</text:p>
          </table:table-cell>
          <table:table-cell table:formula="of:=[$general.B15]" office:value-type="float" office:value="0.2" calcext:value-type="float">
            <text:p>0.2</text:p>
          </table:table-cell>
          <table:table-cell table:formula="of:=[$'copy of results.csv '.C15]" office:value-type="float" office:value="0" calcext:value-type="float">
            <text:p>0</text:p>
          </table:table-cell>
          <table:table-cell table:formula="of:=[general.P15]" office:value-type="float" office:value="56802.3" calcext:value-type="float">
            <text:p>56802.3</text:p>
          </table:table-cell>
          <table:table-cell table:formula="of:=['selected results'.L15]" office:value-type="float" office:value="0" calcext:value-type="float">
            <text:p>0</text:p>
          </table:table-cell>
          <table:table-cell table:formula="of:=['selected results'.U15]" office:value-type="float" office:value="0" calcext:value-type="float">
            <text:p>0</text:p>
          </table:table-cell>
          <table:table-cell table:formula="of:=['selected results'.H15]" office:value-type="float" office:value="56802.3" calcext:value-type="float">
            <text:p>56802.3</text:p>
          </table:table-cell>
          <table:table-cell table:formula="of:=[.G15]+[.F15]+[.E15]-[.D15]" office:value-type="float" office:value="0" calcext:value-type="float">
            <text:p>0</text:p>
          </table:table-cell>
        </table:table-row>
        <table:table-row table:style-name="ro1">
          <table:table-cell table:formula="of:=[$general.A16]" office:value-type="float" office:value="6.54" calcext:value-type="float">
            <text:p>6.54</text:p>
          </table:table-cell>
          <table:table-cell table:formula="of:=[$general.B16]" office:value-type="float" office:value="0.3" calcext:value-type="float">
            <text:p>0.3</text:p>
          </table:table-cell>
          <table:table-cell table:formula="of:=[$'copy of results.csv '.C16]" office:value-type="float" office:value="0" calcext:value-type="float">
            <text:p>0</text:p>
          </table:table-cell>
          <table:table-cell table:formula="of:=[general.P16]" office:value-type="float" office:value="56802.3" calcext:value-type="float">
            <text:p>56802.3</text:p>
          </table:table-cell>
          <table:table-cell table:formula="of:=['selected results'.L16]" office:value-type="float" office:value="0" calcext:value-type="float">
            <text:p>0</text:p>
          </table:table-cell>
          <table:table-cell table:formula="of:=['selected results'.U16]" office:value-type="float" office:value="0" calcext:value-type="float">
            <text:p>0</text:p>
          </table:table-cell>
          <table:table-cell table:formula="of:=['selected results'.H16]" office:value-type="float" office:value="56802.3" calcext:value-type="float">
            <text:p>56802.3</text:p>
          </table:table-cell>
          <table:table-cell table:formula="of:=[.G16]+[.F16]+[.E16]-[.D16]" office:value-type="float" office:value="0" calcext:value-type="float">
            <text:p>0</text:p>
          </table:table-cell>
        </table:table-row>
        <table:table-row table:style-name="ro1">
          <table:table-cell table:formula="of:=[$general.A17]" office:value-type="float" office:value="6.54" calcext:value-type="float">
            <text:p>6.54</text:p>
          </table:table-cell>
          <table:table-cell table:formula="of:=[$general.B17]" office:value-type="float" office:value="0.4" calcext:value-type="float">
            <text:p>0.4</text:p>
          </table:table-cell>
          <table:table-cell table:formula="of:=[$'copy of results.csv '.C17]" office:value-type="float" office:value="0" calcext:value-type="float">
            <text:p>0</text:p>
          </table:table-cell>
          <table:table-cell table:formula="of:=[general.P17]" office:value-type="float" office:value="56802.3" calcext:value-type="float">
            <text:p>56802.3</text:p>
          </table:table-cell>
          <table:table-cell table:formula="of:=['selected results'.L17]" office:value-type="float" office:value="0" calcext:value-type="float">
            <text:p>0</text:p>
          </table:table-cell>
          <table:table-cell table:formula="of:=['selected results'.U17]" office:value-type="float" office:value="0" calcext:value-type="float">
            <text:p>0</text:p>
          </table:table-cell>
          <table:table-cell table:formula="of:=['selected results'.H17]" office:value-type="float" office:value="56802.3" calcext:value-type="float">
            <text:p>56802.3</text:p>
          </table:table-cell>
          <table:table-cell table:formula="of:=[.G17]+[.F17]+[.E17]-[.D17]" office:value-type="float" office:value="0" calcext:value-type="float">
            <text:p>0</text:p>
          </table:table-cell>
        </table:table-row>
        <table:table-row table:style-name="ro1">
          <table:table-cell table:formula="of:=[$general.A18]" office:value-type="float" office:value="6.54" calcext:value-type="float">
            <text:p>6.54</text:p>
          </table:table-cell>
          <table:table-cell table:formula="of:=[$general.B18]" office:value-type="float" office:value="0.5" calcext:value-type="float">
            <text:p>0.5</text:p>
          </table:table-cell>
          <table:table-cell table:formula="of:=[$'copy of results.csv '.C18]" office:value-type="float" office:value="0" calcext:value-type="float">
            <text:p>0</text:p>
          </table:table-cell>
          <table:table-cell table:formula="of:=[general.P18]" office:value-type="float" office:value="56802.3" calcext:value-type="float">
            <text:p>56802.3</text:p>
          </table:table-cell>
          <table:table-cell table:formula="of:=['selected results'.L18]" office:value-type="float" office:value="0" calcext:value-type="float">
            <text:p>0</text:p>
          </table:table-cell>
          <table:table-cell table:formula="of:=['selected results'.U18]" office:value-type="float" office:value="0" calcext:value-type="float">
            <text:p>0</text:p>
          </table:table-cell>
          <table:table-cell table:formula="of:=['selected results'.H18]" office:value-type="float" office:value="56802.3" calcext:value-type="float">
            <text:p>56802.3</text:p>
          </table:table-cell>
          <table:table-cell table:formula="of:=[.G18]+[.F18]+[.E18]-[.D18]" office:value-type="float" office:value="0" calcext:value-type="float">
            <text:p>0</text:p>
          </table:table-cell>
        </table:table-row>
        <table:table-row table:style-name="ro1">
          <table:table-cell table:formula="of:=[$general.A19]" office:value-type="float" office:value="6.54" calcext:value-type="float">
            <text:p>6.54</text:p>
          </table:table-cell>
          <table:table-cell table:formula="of:=[$general.B19]" office:value-type="float" office:value="0.6" calcext:value-type="float">
            <text:p>0.6</text:p>
          </table:table-cell>
          <table:table-cell table:formula="of:=[$'copy of results.csv '.C19]" office:value-type="float" office:value="0" calcext:value-type="float">
            <text:p>0</text:p>
          </table:table-cell>
          <table:table-cell table:formula="of:=[general.P19]" office:value-type="float" office:value="56802.3" calcext:value-type="float">
            <text:p>56802.3</text:p>
          </table:table-cell>
          <table:table-cell table:formula="of:=['selected results'.L19]" office:value-type="float" office:value="0" calcext:value-type="float">
            <text:p>0</text:p>
          </table:table-cell>
          <table:table-cell table:formula="of:=['selected results'.U19]" office:value-type="float" office:value="0" calcext:value-type="float">
            <text:p>0</text:p>
          </table:table-cell>
          <table:table-cell table:formula="of:=['selected results'.H19]" office:value-type="float" office:value="56802.3" calcext:value-type="float">
            <text:p>56802.3</text:p>
          </table:table-cell>
          <table:table-cell table:formula="of:=[.G19]+[.F19]+[.E19]-[.D19]" office:value-type="float" office:value="0" calcext:value-type="float">
            <text:p>0</text:p>
          </table:table-cell>
        </table:table-row>
        <table:table-row table:style-name="ro1">
          <table:table-cell table:formula="of:=[$general.A20]" office:value-type="float" office:value="6.54" calcext:value-type="float">
            <text:p>6.54</text:p>
          </table:table-cell>
          <table:table-cell table:formula="of:=[$general.B20]" office:value-type="float" office:value="0.7" calcext:value-type="float">
            <text:p>0.7</text:p>
          </table:table-cell>
          <table:table-cell table:formula="of:=[$'copy of results.csv '.C20]" office:value-type="float" office:value="0" calcext:value-type="float">
            <text:p>0</text:p>
          </table:table-cell>
          <table:table-cell table:formula="of:=[general.P20]" office:value-type="float" office:value="56802.3" calcext:value-type="float">
            <text:p>56802.3</text:p>
          </table:table-cell>
          <table:table-cell table:formula="of:=['selected results'.L20]" office:value-type="float" office:value="0" calcext:value-type="float">
            <text:p>0</text:p>
          </table:table-cell>
          <table:table-cell table:formula="of:=['selected results'.U20]" office:value-type="float" office:value="0" calcext:value-type="float">
            <text:p>0</text:p>
          </table:table-cell>
          <table:table-cell table:formula="of:=['selected results'.H20]" office:value-type="float" office:value="56802.3" calcext:value-type="float">
            <text:p>56802.3</text:p>
          </table:table-cell>
          <table:table-cell table:formula="of:=[.G20]+[.F20]+[.E20]-[.D20]" office:value-type="float" office:value="0" calcext:value-type="float">
            <text:p>0</text:p>
          </table:table-cell>
        </table:table-row>
        <table:table-row table:style-name="ro1">
          <table:table-cell table:formula="of:=[$general.A21]" office:value-type="float" office:value="6.54" calcext:value-type="float">
            <text:p>6.54</text:p>
          </table:table-cell>
          <table:table-cell table:formula="of:=[$general.B21]" office:value-type="float" office:value="0.8" calcext:value-type="float">
            <text:p>0.8</text:p>
          </table:table-cell>
          <table:table-cell table:formula="of:=[$'copy of results.csv '.C21]" office:value-type="float" office:value="0" calcext:value-type="float">
            <text:p>0</text:p>
          </table:table-cell>
          <table:table-cell table:formula="of:=[general.P21]" office:value-type="float" office:value="56802.3" calcext:value-type="float">
            <text:p>56802.3</text:p>
          </table:table-cell>
          <table:table-cell table:formula="of:=['selected results'.L21]" office:value-type="float" office:value="0" calcext:value-type="float">
            <text:p>0</text:p>
          </table:table-cell>
          <table:table-cell table:formula="of:=['selected results'.U21]" office:value-type="float" office:value="0" calcext:value-type="float">
            <text:p>0</text:p>
          </table:table-cell>
          <table:table-cell table:formula="of:=['selected results'.H21]" office:value-type="float" office:value="56802.3" calcext:value-type="float">
            <text:p>56802.3</text:p>
          </table:table-cell>
          <table:table-cell table:formula="of:=[.G21]+[.F21]+[.E21]-[.D21]" office:value-type="float" office:value="0" calcext:value-type="float">
            <text:p>0</text:p>
          </table:table-cell>
        </table:table-row>
        <table:table-row table:style-name="ro1">
          <table:table-cell table:formula="of:=[$general.A22]" office:value-type="float" office:value="6.54" calcext:value-type="float">
            <text:p>6.54</text:p>
          </table:table-cell>
          <table:table-cell table:formula="of:=[$general.B22]" office:value-type="float" office:value="0.9" calcext:value-type="float">
            <text:p>0.9</text:p>
          </table:table-cell>
          <table:table-cell table:formula="of:=[$'copy of results.csv '.C22]" office:value-type="float" office:value="0" calcext:value-type="float">
            <text:p>0</text:p>
          </table:table-cell>
          <table:table-cell table:formula="of:=[general.P22]" office:value-type="float" office:value="56802.3" calcext:value-type="float">
            <text:p>56802.3</text:p>
          </table:table-cell>
          <table:table-cell table:formula="of:=['selected results'.L22]" office:value-type="float" office:value="0" calcext:value-type="float">
            <text:p>0</text:p>
          </table:table-cell>
          <table:table-cell table:formula="of:=['selected results'.U22]" office:value-type="float" office:value="0" calcext:value-type="float">
            <text:p>0</text:p>
          </table:table-cell>
          <table:table-cell table:formula="of:=['selected results'.H22]" office:value-type="float" office:value="56802.3" calcext:value-type="float">
            <text:p>56802.3</text:p>
          </table:table-cell>
          <table:table-cell table:formula="of:=[.G22]+[.F22]+[.E22]-[.D22]" office:value-type="float" office:value="0" calcext:value-type="float">
            <text:p>0</text:p>
          </table:table-cell>
        </table:table-row>
        <table:table-row table:style-name="ro1">
          <table:table-cell table:formula="of:=[$general.A23]" office:value-type="float" office:value="6.54" calcext:value-type="float">
            <text:p>6.54</text:p>
          </table:table-cell>
          <table:table-cell table:formula="of:=[$general.B23]" office:value-type="float" office:value="1" calcext:value-type="float">
            <text:p>1</text:p>
          </table:table-cell>
          <table:table-cell table:formula="of:=[$'copy of results.csv '.C23]" office:value-type="float" office:value="0" calcext:value-type="float">
            <text:p>0</text:p>
          </table:table-cell>
          <table:table-cell table:formula="of:=[general.P23]" office:value-type="float" office:value="56802.3" calcext:value-type="float">
            <text:p>56802.3</text:p>
          </table:table-cell>
          <table:table-cell table:formula="of:=['selected results'.L23]" office:value-type="float" office:value="0" calcext:value-type="float">
            <text:p>0</text:p>
          </table:table-cell>
          <table:table-cell table:formula="of:=['selected results'.U23]" office:value-type="float" office:value="0" calcext:value-type="float">
            <text:p>0</text:p>
          </table:table-cell>
          <table:table-cell table:formula="of:=['selected results'.H23]" office:value-type="float" office:value="56802.3" calcext:value-type="float">
            <text:p>56802.3</text:p>
          </table:table-cell>
          <table:table-cell table:formula="of:=[.G23]+[.F23]+[.E23]-[.D23]" office:value-type="float" office:value="0" calcext:value-type="float">
            <text:p>0</text:p>
          </table:table-cell>
        </table:table-row>
        <table:table-row table:style-name="ro1">
          <table:table-cell table:formula="of:=[$general.A24]" office:value-type="float" office:value="13.08" calcext:value-type="float">
            <text:p>13.08</text:p>
          </table:table-cell>
          <table:table-cell table:formula="of:=[$general.B24]" office:value-type="float" office:value="0" calcext:value-type="float">
            <text:p>0</text:p>
          </table:table-cell>
          <table:table-cell table:formula="of:=[$'copy of results.csv '.C24]" office:value-type="float" office:value="0" calcext:value-type="float">
            <text:p>0</text:p>
          </table:table-cell>
          <table:table-cell table:formula="of:=[general.P24]" office:value-type="float" office:value="56802.3" calcext:value-type="float">
            <text:p>56802.3</text:p>
          </table:table-cell>
          <table:table-cell table:formula="of:=['selected results'.L24]" office:value-type="float" office:value="0" calcext:value-type="float">
            <text:p>0</text:p>
          </table:table-cell>
          <table:table-cell table:formula="of:=['selected results'.U24]" office:value-type="float" office:value="56802.3" calcext:value-type="float">
            <text:p>56802.3</text:p>
          </table:table-cell>
          <table:table-cell table:formula="of:=['selected results'.H24]" office:value-type="float" office:value="0" calcext:value-type="float">
            <text:p>0</text:p>
          </table:table-cell>
          <table:table-cell table:formula="of:=[.G24]+[.F24]+[.E24]-[.D24]" office:value-type="float" office:value="0" calcext:value-type="float">
            <text:p>0</text:p>
          </table:table-cell>
        </table:table-row>
        <table:table-row table:style-name="ro1">
          <table:table-cell table:formula="of:=[$general.A25]" office:value-type="float" office:value="13.08" calcext:value-type="float">
            <text:p>13.08</text:p>
          </table:table-cell>
          <table:table-cell table:formula="of:=[$general.B25]" office:value-type="float" office:value="0.1" calcext:value-type="float">
            <text:p>0.1</text:p>
          </table:table-cell>
          <table:table-cell table:formula="of:=[$'copy of results.csv '.C25]" office:value-type="float" office:value="0" calcext:value-type="float">
            <text:p>0</text:p>
          </table:table-cell>
          <table:table-cell table:formula="of:=[general.P25]" office:value-type="float" office:value="56802.3" calcext:value-type="float">
            <text:p>56802.3</text:p>
          </table:table-cell>
          <table:table-cell table:formula="of:=['selected results'.L25]" office:value-type="float" office:value="0" calcext:value-type="float">
            <text:p>0</text:p>
          </table:table-cell>
          <table:table-cell table:formula="of:=['selected results'.U25]" office:value-type="float" office:value="0" calcext:value-type="float">
            <text:p>0</text:p>
          </table:table-cell>
          <table:table-cell table:formula="of:=['selected results'.H25]" office:value-type="float" office:value="56802.3" calcext:value-type="float">
            <text:p>56802.3</text:p>
          </table:table-cell>
          <table:table-cell table:formula="of:=[.G25]+[.F25]+[.E25]-[.D25]" office:value-type="float" office:value="0" calcext:value-type="float">
            <text:p>0</text:p>
          </table:table-cell>
        </table:table-row>
        <table:table-row table:style-name="ro1">
          <table:table-cell table:formula="of:=[$general.A26]" office:value-type="float" office:value="13.08" calcext:value-type="float">
            <text:p>13.08</text:p>
          </table:table-cell>
          <table:table-cell table:formula="of:=[$general.B26]" office:value-type="float" office:value="0.2" calcext:value-type="float">
            <text:p>0.2</text:p>
          </table:table-cell>
          <table:table-cell table:formula="of:=[$'copy of results.csv '.C26]" office:value-type="float" office:value="0" calcext:value-type="float">
            <text:p>0</text:p>
          </table:table-cell>
          <table:table-cell table:formula="of:=[general.P26]" office:value-type="float" office:value="56802.3" calcext:value-type="float">
            <text:p>56802.3</text:p>
          </table:table-cell>
          <table:table-cell table:formula="of:=['selected results'.L26]" office:value-type="float" office:value="0" calcext:value-type="float">
            <text:p>0</text:p>
          </table:table-cell>
          <table:table-cell table:formula="of:=['selected results'.U26]" office:value-type="float" office:value="0" calcext:value-type="float">
            <text:p>0</text:p>
          </table:table-cell>
          <table:table-cell table:formula="of:=['selected results'.H26]" office:value-type="float" office:value="56802.3" calcext:value-type="float">
            <text:p>56802.3</text:p>
          </table:table-cell>
          <table:table-cell table:formula="of:=[.G26]+[.F26]+[.E26]-[.D26]" office:value-type="float" office:value="0" calcext:value-type="float">
            <text:p>0</text:p>
          </table:table-cell>
        </table:table-row>
        <table:table-row table:style-name="ro1">
          <table:table-cell table:formula="of:=[$general.A27]" office:value-type="float" office:value="13.08" calcext:value-type="float">
            <text:p>13.08</text:p>
          </table:table-cell>
          <table:table-cell table:formula="of:=[$general.B27]" office:value-type="float" office:value="0.3" calcext:value-type="float">
            <text:p>0.3</text:p>
          </table:table-cell>
          <table:table-cell table:formula="of:=[$'copy of results.csv '.C27]" office:value-type="float" office:value="0" calcext:value-type="float">
            <text:p>0</text:p>
          </table:table-cell>
          <table:table-cell table:formula="of:=[general.P27]" office:value-type="float" office:value="56802.3" calcext:value-type="float">
            <text:p>56802.3</text:p>
          </table:table-cell>
          <table:table-cell table:formula="of:=['selected results'.L27]" office:value-type="float" office:value="0" calcext:value-type="float">
            <text:p>0</text:p>
          </table:table-cell>
          <table:table-cell table:formula="of:=['selected results'.U27]" office:value-type="float" office:value="0" calcext:value-type="float">
            <text:p>0</text:p>
          </table:table-cell>
          <table:table-cell table:formula="of:=['selected results'.H27]" office:value-type="float" office:value="56802.3" calcext:value-type="float">
            <text:p>56802.3</text:p>
          </table:table-cell>
          <table:table-cell table:formula="of:=[.G27]+[.F27]+[.E27]-[.D27]" office:value-type="float" office:value="0" calcext:value-type="float">
            <text:p>0</text:p>
          </table:table-cell>
        </table:table-row>
        <table:table-row table:style-name="ro1">
          <table:table-cell table:formula="of:=[$general.A28]" office:value-type="float" office:value="13.08" calcext:value-type="float">
            <text:p>13.08</text:p>
          </table:table-cell>
          <table:table-cell table:formula="of:=[$general.B28]" office:value-type="float" office:value="0.4" calcext:value-type="float">
            <text:p>0.4</text:p>
          </table:table-cell>
          <table:table-cell table:formula="of:=[$'copy of results.csv '.C28]" office:value-type="float" office:value="0" calcext:value-type="float">
            <text:p>0</text:p>
          </table:table-cell>
          <table:table-cell table:formula="of:=[general.P28]" office:value-type="float" office:value="56802.3" calcext:value-type="float">
            <text:p>56802.3</text:p>
          </table:table-cell>
          <table:table-cell table:formula="of:=['selected results'.L28]" office:value-type="float" office:value="0" calcext:value-type="float">
            <text:p>0</text:p>
          </table:table-cell>
          <table:table-cell table:formula="of:=['selected results'.U28]" office:value-type="float" office:value="0" calcext:value-type="float">
            <text:p>0</text:p>
          </table:table-cell>
          <table:table-cell table:formula="of:=['selected results'.H28]" office:value-type="float" office:value="56802.3" calcext:value-type="float">
            <text:p>56802.3</text:p>
          </table:table-cell>
          <table:table-cell table:formula="of:=[.G28]+[.F28]+[.E28]-[.D28]" office:value-type="float" office:value="0" calcext:value-type="float">
            <text:p>0</text:p>
          </table:table-cell>
        </table:table-row>
        <table:table-row table:style-name="ro1">
          <table:table-cell table:formula="of:=[$general.A29]" office:value-type="float" office:value="13.08" calcext:value-type="float">
            <text:p>13.08</text:p>
          </table:table-cell>
          <table:table-cell table:formula="of:=[$general.B29]" office:value-type="float" office:value="0.5" calcext:value-type="float">
            <text:p>0.5</text:p>
          </table:table-cell>
          <table:table-cell table:formula="of:=[$'copy of results.csv '.C29]" office:value-type="float" office:value="0" calcext:value-type="float">
            <text:p>0</text:p>
          </table:table-cell>
          <table:table-cell table:formula="of:=[general.P29]" office:value-type="float" office:value="56802.3" calcext:value-type="float">
            <text:p>56802.3</text:p>
          </table:table-cell>
          <table:table-cell table:formula="of:=['selected results'.L29]" office:value-type="float" office:value="0" calcext:value-type="float">
            <text:p>0</text:p>
          </table:table-cell>
          <table:table-cell table:formula="of:=['selected results'.U29]" office:value-type="float" office:value="0" calcext:value-type="float">
            <text:p>0</text:p>
          </table:table-cell>
          <table:table-cell table:formula="of:=['selected results'.H29]" office:value-type="float" office:value="56802.3" calcext:value-type="float">
            <text:p>56802.3</text:p>
          </table:table-cell>
          <table:table-cell table:formula="of:=[.G29]+[.F29]+[.E29]-[.D29]" office:value-type="float" office:value="0" calcext:value-type="float">
            <text:p>0</text:p>
          </table:table-cell>
        </table:table-row>
        <table:table-row table:style-name="ro1">
          <table:table-cell table:formula="of:=[$general.A30]" office:value-type="float" office:value="13.08" calcext:value-type="float">
            <text:p>13.08</text:p>
          </table:table-cell>
          <table:table-cell table:formula="of:=[$general.B30]" office:value-type="float" office:value="0.6" calcext:value-type="float">
            <text:p>0.6</text:p>
          </table:table-cell>
          <table:table-cell table:formula="of:=[$'copy of results.csv '.C30]" office:value-type="float" office:value="0" calcext:value-type="float">
            <text:p>0</text:p>
          </table:table-cell>
          <table:table-cell table:formula="of:=[general.P30]" office:value-type="float" office:value="56802.3" calcext:value-type="float">
            <text:p>56802.3</text:p>
          </table:table-cell>
          <table:table-cell table:formula="of:=['selected results'.L30]" office:value-type="float" office:value="0" calcext:value-type="float">
            <text:p>0</text:p>
          </table:table-cell>
          <table:table-cell table:formula="of:=['selected results'.U30]" office:value-type="float" office:value="0" calcext:value-type="float">
            <text:p>0</text:p>
          </table:table-cell>
          <table:table-cell table:formula="of:=['selected results'.H30]" office:value-type="float" office:value="56802.3" calcext:value-type="float">
            <text:p>56802.3</text:p>
          </table:table-cell>
          <table:table-cell table:formula="of:=[.G30]+[.F30]+[.E30]-[.D30]" office:value-type="float" office:value="0" calcext:value-type="float">
            <text:p>0</text:p>
          </table:table-cell>
        </table:table-row>
        <table:table-row table:style-name="ro1">
          <table:table-cell table:formula="of:=[$general.A31]" office:value-type="float" office:value="13.08" calcext:value-type="float">
            <text:p>13.08</text:p>
          </table:table-cell>
          <table:table-cell table:formula="of:=[$general.B31]" office:value-type="float" office:value="0.7" calcext:value-type="float">
            <text:p>0.7</text:p>
          </table:table-cell>
          <table:table-cell table:formula="of:=[$'copy of results.csv '.C31]" office:value-type="float" office:value="0" calcext:value-type="float">
            <text:p>0</text:p>
          </table:table-cell>
          <table:table-cell table:formula="of:=[general.P31]" office:value-type="float" office:value="56802.3" calcext:value-type="float">
            <text:p>56802.3</text:p>
          </table:table-cell>
          <table:table-cell table:formula="of:=['selected results'.L31]" office:value-type="float" office:value="0" calcext:value-type="float">
            <text:p>0</text:p>
          </table:table-cell>
          <table:table-cell table:formula="of:=['selected results'.U31]" office:value-type="float" office:value="0" calcext:value-type="float">
            <text:p>0</text:p>
          </table:table-cell>
          <table:table-cell table:formula="of:=['selected results'.H31]" office:value-type="float" office:value="56802.3" calcext:value-type="float">
            <text:p>56802.3</text:p>
          </table:table-cell>
          <table:table-cell table:formula="of:=[.G31]+[.F31]+[.E31]-[.D31]" office:value-type="float" office:value="0" calcext:value-type="float">
            <text:p>0</text:p>
          </table:table-cell>
        </table:table-row>
        <table:table-row table:style-name="ro1">
          <table:table-cell table:formula="of:=[$general.A32]" office:value-type="float" office:value="13.08" calcext:value-type="float">
            <text:p>13.08</text:p>
          </table:table-cell>
          <table:table-cell table:formula="of:=[$general.B32]" office:value-type="float" office:value="0.8" calcext:value-type="float">
            <text:p>0.8</text:p>
          </table:table-cell>
          <table:table-cell table:formula="of:=[$'copy of results.csv '.C32]" office:value-type="float" office:value="0" calcext:value-type="float">
            <text:p>0</text:p>
          </table:table-cell>
          <table:table-cell table:formula="of:=[general.P32]" office:value-type="float" office:value="56802.3" calcext:value-type="float">
            <text:p>56802.3</text:p>
          </table:table-cell>
          <table:table-cell table:formula="of:=['selected results'.L32]" office:value-type="float" office:value="0" calcext:value-type="float">
            <text:p>0</text:p>
          </table:table-cell>
          <table:table-cell table:formula="of:=['selected results'.U32]" office:value-type="float" office:value="0" calcext:value-type="float">
            <text:p>0</text:p>
          </table:table-cell>
          <table:table-cell table:formula="of:=['selected results'.H32]" office:value-type="float" office:value="56802.3" calcext:value-type="float">
            <text:p>56802.3</text:p>
          </table:table-cell>
          <table:table-cell table:formula="of:=[.G32]+[.F32]+[.E32]-[.D32]" office:value-type="float" office:value="0" calcext:value-type="float">
            <text:p>0</text:p>
          </table:table-cell>
        </table:table-row>
        <table:table-row table:style-name="ro1">
          <table:table-cell table:formula="of:=[$general.A33]" office:value-type="float" office:value="13.08" calcext:value-type="float">
            <text:p>13.08</text:p>
          </table:table-cell>
          <table:table-cell table:formula="of:=[$general.B33]" office:value-type="float" office:value="0.9" calcext:value-type="float">
            <text:p>0.9</text:p>
          </table:table-cell>
          <table:table-cell table:formula="of:=[$'copy of results.csv '.C33]" office:value-type="float" office:value="0" calcext:value-type="float">
            <text:p>0</text:p>
          </table:table-cell>
          <table:table-cell table:formula="of:=[general.P33]" office:value-type="float" office:value="56802.3" calcext:value-type="float">
            <text:p>56802.3</text:p>
          </table:table-cell>
          <table:table-cell table:formula="of:=['selected results'.L33]" office:value-type="float" office:value="0" calcext:value-type="float">
            <text:p>0</text:p>
          </table:table-cell>
          <table:table-cell table:formula="of:=['selected results'.U33]" office:value-type="float" office:value="0" calcext:value-type="float">
            <text:p>0</text:p>
          </table:table-cell>
          <table:table-cell table:formula="of:=['selected results'.H33]" office:value-type="float" office:value="56802.3" calcext:value-type="float">
            <text:p>56802.3</text:p>
          </table:table-cell>
          <table:table-cell table:formula="of:=[.G33]+[.F33]+[.E33]-[.D33]" office:value-type="float" office:value="0" calcext:value-type="float">
            <text:p>0</text:p>
          </table:table-cell>
        </table:table-row>
        <table:table-row table:style-name="ro1">
          <table:table-cell table:formula="of:=[$general.A34]" office:value-type="float" office:value="13.08" calcext:value-type="float">
            <text:p>13.08</text:p>
          </table:table-cell>
          <table:table-cell table:formula="of:=[$general.B34]" office:value-type="float" office:value="1" calcext:value-type="float">
            <text:p>1</text:p>
          </table:table-cell>
          <table:table-cell table:formula="of:=[$'copy of results.csv '.C34]" office:value-type="float" office:value="0" calcext:value-type="float">
            <text:p>0</text:p>
          </table:table-cell>
          <table:table-cell table:formula="of:=[general.P34]" office:value-type="float" office:value="56802.3" calcext:value-type="float">
            <text:p>56802.3</text:p>
          </table:table-cell>
          <table:table-cell table:formula="of:=['selected results'.L34]" office:value-type="float" office:value="0" calcext:value-type="float">
            <text:p>0</text:p>
          </table:table-cell>
          <table:table-cell table:formula="of:=['selected results'.U34]" office:value-type="float" office:value="0" calcext:value-type="float">
            <text:p>0</text:p>
          </table:table-cell>
          <table:table-cell table:formula="of:=['selected results'.H34]" office:value-type="float" office:value="56802.3" calcext:value-type="float">
            <text:p>56802.3</text:p>
          </table:table-cell>
          <table:table-cell table:formula="of:=[.G34]+[.F34]+[.E34]-[.D34]" office:value-type="float" office:value="0" calcext:value-type="float">
            <text:p>0</text:p>
          </table:table-cell>
        </table:table-row>
        <table:table-row table:style-name="ro1">
          <table:table-cell table:formula="of:=[$general.A35]" office:value-type="float" office:value="26.16" calcext:value-type="float">
            <text:p>26.16</text:p>
          </table:table-cell>
          <table:table-cell table:formula="of:=[$general.B35]" office:value-type="float" office:value="0" calcext:value-type="float">
            <text:p>0</text:p>
          </table:table-cell>
          <table:table-cell table:formula="of:=[$'copy of results.csv '.C35]" office:value-type="float" office:value="0" calcext:value-type="float">
            <text:p>0</text:p>
          </table:table-cell>
          <table:table-cell table:formula="of:=[general.P35]" office:value-type="float" office:value="56802.3" calcext:value-type="float">
            <text:p>56802.3</text:p>
          </table:table-cell>
          <table:table-cell table:formula="of:=['selected results'.L35]" office:value-type="float" office:value="0" calcext:value-type="float">
            <text:p>0</text:p>
          </table:table-cell>
          <table:table-cell table:formula="of:=['selected results'.U35]" office:value-type="float" office:value="56802.3" calcext:value-type="float">
            <text:p>56802.3</text:p>
          </table:table-cell>
          <table:table-cell table:formula="of:=['selected results'.H35]" office:value-type="float" office:value="0" calcext:value-type="float">
            <text:p>0</text:p>
          </table:table-cell>
          <table:table-cell table:formula="of:=[.G35]+[.F35]+[.E35]-[.D35]" office:value-type="float" office:value="0" calcext:value-type="float">
            <text:p>0</text:p>
          </table:table-cell>
        </table:table-row>
        <table:table-row table:style-name="ro1">
          <table:table-cell table:formula="of:=[$general.A36]" office:value-type="float" office:value="26.16" calcext:value-type="float">
            <text:p>26.16</text:p>
          </table:table-cell>
          <table:table-cell table:formula="of:=[$general.B36]" office:value-type="float" office:value="0.1" calcext:value-type="float">
            <text:p>0.1</text:p>
          </table:table-cell>
          <table:table-cell table:formula="of:=[$'copy of results.csv '.C36]" office:value-type="float" office:value="0" calcext:value-type="float">
            <text:p>0</text:p>
          </table:table-cell>
          <table:table-cell table:formula="of:=[general.P36]" office:value-type="float" office:value="56802.3" calcext:value-type="float">
            <text:p>56802.3</text:p>
          </table:table-cell>
          <table:table-cell table:formula="of:=['selected results'.L36]" office:value-type="float" office:value="0" calcext:value-type="float">
            <text:p>0</text:p>
          </table:table-cell>
          <table:table-cell table:formula="of:=['selected results'.U36]" office:value-type="float" office:value="0" calcext:value-type="float">
            <text:p>0</text:p>
          </table:table-cell>
          <table:table-cell table:formula="of:=['selected results'.H36]" office:value-type="float" office:value="56802.3" calcext:value-type="float">
            <text:p>56802.3</text:p>
          </table:table-cell>
          <table:table-cell table:formula="of:=[.G36]+[.F36]+[.E36]-[.D36]" office:value-type="float" office:value="0" calcext:value-type="float">
            <text:p>0</text:p>
          </table:table-cell>
        </table:table-row>
        <table:table-row table:style-name="ro1">
          <table:table-cell table:formula="of:=[$general.A37]" office:value-type="float" office:value="26.16" calcext:value-type="float">
            <text:p>26.16</text:p>
          </table:table-cell>
          <table:table-cell table:formula="of:=[$general.B37]" office:value-type="float" office:value="0.2" calcext:value-type="float">
            <text:p>0.2</text:p>
          </table:table-cell>
          <table:table-cell table:formula="of:=[$'copy of results.csv '.C37]" office:value-type="float" office:value="0" calcext:value-type="float">
            <text:p>0</text:p>
          </table:table-cell>
          <table:table-cell table:formula="of:=[general.P37]" office:value-type="float" office:value="56802.3" calcext:value-type="float">
            <text:p>56802.3</text:p>
          </table:table-cell>
          <table:table-cell table:formula="of:=['selected results'.L37]" office:value-type="float" office:value="0" calcext:value-type="float">
            <text:p>0</text:p>
          </table:table-cell>
          <table:table-cell table:formula="of:=['selected results'.U37]" office:value-type="float" office:value="0" calcext:value-type="float">
            <text:p>0</text:p>
          </table:table-cell>
          <table:table-cell table:formula="of:=['selected results'.H37]" office:value-type="float" office:value="56802.3" calcext:value-type="float">
            <text:p>56802.3</text:p>
          </table:table-cell>
          <table:table-cell table:formula="of:=[.G37]+[.F37]+[.E37]-[.D37]" office:value-type="float" office:value="0" calcext:value-type="float">
            <text:p>0</text:p>
          </table:table-cell>
        </table:table-row>
        <table:table-row table:style-name="ro1">
          <table:table-cell table:formula="of:=[$general.A38]" office:value-type="float" office:value="26.16" calcext:value-type="float">
            <text:p>26.16</text:p>
          </table:table-cell>
          <table:table-cell table:formula="of:=[$general.B38]" office:value-type="float" office:value="0.3" calcext:value-type="float">
            <text:p>0.3</text:p>
          </table:table-cell>
          <table:table-cell table:formula="of:=[$'copy of results.csv '.C38]" office:value-type="float" office:value="0" calcext:value-type="float">
            <text:p>0</text:p>
          </table:table-cell>
          <table:table-cell table:formula="of:=[general.P38]" office:value-type="float" office:value="56802.3" calcext:value-type="float">
            <text:p>56802.3</text:p>
          </table:table-cell>
          <table:table-cell table:formula="of:=['selected results'.L38]" office:value-type="float" office:value="0" calcext:value-type="float">
            <text:p>0</text:p>
          </table:table-cell>
          <table:table-cell table:formula="of:=['selected results'.U38]" office:value-type="float" office:value="0" calcext:value-type="float">
            <text:p>0</text:p>
          </table:table-cell>
          <table:table-cell table:formula="of:=['selected results'.H38]" office:value-type="float" office:value="56802.3" calcext:value-type="float">
            <text:p>56802.3</text:p>
          </table:table-cell>
          <table:table-cell table:formula="of:=[.G38]+[.F38]+[.E38]-[.D38]" office:value-type="float" office:value="0" calcext:value-type="float">
            <text:p>0</text:p>
          </table:table-cell>
        </table:table-row>
        <table:table-row table:style-name="ro1">
          <table:table-cell table:formula="of:=[$general.A39]" office:value-type="float" office:value="26.16" calcext:value-type="float">
            <text:p>26.16</text:p>
          </table:table-cell>
          <table:table-cell table:formula="of:=[$general.B39]" office:value-type="float" office:value="0.4" calcext:value-type="float">
            <text:p>0.4</text:p>
          </table:table-cell>
          <table:table-cell table:formula="of:=[$'copy of results.csv '.C39]" office:value-type="float" office:value="0" calcext:value-type="float">
            <text:p>0</text:p>
          </table:table-cell>
          <table:table-cell table:formula="of:=[general.P39]" office:value-type="float" office:value="56802.3" calcext:value-type="float">
            <text:p>56802.3</text:p>
          </table:table-cell>
          <table:table-cell table:formula="of:=['selected results'.L39]" office:value-type="float" office:value="0" calcext:value-type="float">
            <text:p>0</text:p>
          </table:table-cell>
          <table:table-cell table:formula="of:=['selected results'.U39]" office:value-type="float" office:value="0" calcext:value-type="float">
            <text:p>0</text:p>
          </table:table-cell>
          <table:table-cell table:formula="of:=['selected results'.H39]" office:value-type="float" office:value="56802.3" calcext:value-type="float">
            <text:p>56802.3</text:p>
          </table:table-cell>
          <table:table-cell table:formula="of:=[.G39]+[.F39]+[.E39]-[.D39]" office:value-type="float" office:value="0" calcext:value-type="float">
            <text:p>0</text:p>
          </table:table-cell>
        </table:table-row>
        <table:table-row table:style-name="ro1">
          <table:table-cell table:formula="of:=[$general.A40]" office:value-type="float" office:value="26.16" calcext:value-type="float">
            <text:p>26.16</text:p>
          </table:table-cell>
          <table:table-cell table:formula="of:=[$general.B40]" office:value-type="float" office:value="0.5" calcext:value-type="float">
            <text:p>0.5</text:p>
          </table:table-cell>
          <table:table-cell table:formula="of:=[$'copy of results.csv '.C40]" office:value-type="float" office:value="0" calcext:value-type="float">
            <text:p>0</text:p>
          </table:table-cell>
          <table:table-cell table:formula="of:=[general.P40]" office:value-type="float" office:value="56802.3" calcext:value-type="float">
            <text:p>56802.3</text:p>
          </table:table-cell>
          <table:table-cell table:formula="of:=['selected results'.L40]" office:value-type="float" office:value="0" calcext:value-type="float">
            <text:p>0</text:p>
          </table:table-cell>
          <table:table-cell table:formula="of:=['selected results'.U40]" office:value-type="float" office:value="0" calcext:value-type="float">
            <text:p>0</text:p>
          </table:table-cell>
          <table:table-cell table:formula="of:=['selected results'.H40]" office:value-type="float" office:value="56802.3" calcext:value-type="float">
            <text:p>56802.3</text:p>
          </table:table-cell>
          <table:table-cell table:formula="of:=[.G40]+[.F40]+[.E40]-[.D40]" office:value-type="float" office:value="0" calcext:value-type="float">
            <text:p>0</text:p>
          </table:table-cell>
        </table:table-row>
        <table:table-row table:style-name="ro1">
          <table:table-cell table:formula="of:=[$general.A41]" office:value-type="float" office:value="26.16" calcext:value-type="float">
            <text:p>26.16</text:p>
          </table:table-cell>
          <table:table-cell table:formula="of:=[$general.B41]" office:value-type="float" office:value="0.6" calcext:value-type="float">
            <text:p>0.6</text:p>
          </table:table-cell>
          <table:table-cell table:formula="of:=[$'copy of results.csv '.C41]" office:value-type="float" office:value="0" calcext:value-type="float">
            <text:p>0</text:p>
          </table:table-cell>
          <table:table-cell table:formula="of:=[general.P41]" office:value-type="float" office:value="56802.3" calcext:value-type="float">
            <text:p>56802.3</text:p>
          </table:table-cell>
          <table:table-cell table:formula="of:=['selected results'.L41]" office:value-type="float" office:value="0" calcext:value-type="float">
            <text:p>0</text:p>
          </table:table-cell>
          <table:table-cell table:formula="of:=['selected results'.U41]" office:value-type="float" office:value="0" calcext:value-type="float">
            <text:p>0</text:p>
          </table:table-cell>
          <table:table-cell table:formula="of:=['selected results'.H41]" office:value-type="float" office:value="56802.3" calcext:value-type="float">
            <text:p>56802.3</text:p>
          </table:table-cell>
          <table:table-cell table:formula="of:=[.G41]+[.F41]+[.E41]-[.D41]" office:value-type="float" office:value="0" calcext:value-type="float">
            <text:p>0</text:p>
          </table:table-cell>
        </table:table-row>
        <table:table-row table:style-name="ro1">
          <table:table-cell table:formula="of:=[$general.A42]" office:value-type="float" office:value="26.16" calcext:value-type="float">
            <text:p>26.16</text:p>
          </table:table-cell>
          <table:table-cell table:formula="of:=[$general.B42]" office:value-type="float" office:value="0.7" calcext:value-type="float">
            <text:p>0.7</text:p>
          </table:table-cell>
          <table:table-cell table:formula="of:=[$'copy of results.csv '.C42]" office:value-type="float" office:value="0" calcext:value-type="float">
            <text:p>0</text:p>
          </table:table-cell>
          <table:table-cell table:formula="of:=[general.P42]" office:value-type="float" office:value="56802.3" calcext:value-type="float">
            <text:p>56802.3</text:p>
          </table:table-cell>
          <table:table-cell table:formula="of:=['selected results'.L42]" office:value-type="float" office:value="0" calcext:value-type="float">
            <text:p>0</text:p>
          </table:table-cell>
          <table:table-cell table:formula="of:=['selected results'.U42]" office:value-type="float" office:value="0" calcext:value-type="float">
            <text:p>0</text:p>
          </table:table-cell>
          <table:table-cell table:formula="of:=['selected results'.H42]" office:value-type="float" office:value="56802.3" calcext:value-type="float">
            <text:p>56802.3</text:p>
          </table:table-cell>
          <table:table-cell table:formula="of:=[.G42]+[.F42]+[.E42]-[.D42]" office:value-type="float" office:value="0" calcext:value-type="float">
            <text:p>0</text:p>
          </table:table-cell>
        </table:table-row>
        <table:table-row table:style-name="ro1">
          <table:table-cell table:formula="of:=[$general.A43]" office:value-type="float" office:value="26.16" calcext:value-type="float">
            <text:p>26.16</text:p>
          </table:table-cell>
          <table:table-cell table:formula="of:=[$general.B43]" office:value-type="float" office:value="0.8" calcext:value-type="float">
            <text:p>0.8</text:p>
          </table:table-cell>
          <table:table-cell table:formula="of:=[$'copy of results.csv '.C43]" office:value-type="float" office:value="0" calcext:value-type="float">
            <text:p>0</text:p>
          </table:table-cell>
          <table:table-cell table:formula="of:=[general.P43]" office:value-type="float" office:value="56802.3" calcext:value-type="float">
            <text:p>56802.3</text:p>
          </table:table-cell>
          <table:table-cell table:formula="of:=['selected results'.L43]" office:value-type="float" office:value="0" calcext:value-type="float">
            <text:p>0</text:p>
          </table:table-cell>
          <table:table-cell table:formula="of:=['selected results'.U43]" office:value-type="float" office:value="0" calcext:value-type="float">
            <text:p>0</text:p>
          </table:table-cell>
          <table:table-cell table:formula="of:=['selected results'.H43]" office:value-type="float" office:value="56802.3" calcext:value-type="float">
            <text:p>56802.3</text:p>
          </table:table-cell>
          <table:table-cell table:formula="of:=[.G43]+[.F43]+[.E43]-[.D43]" office:value-type="float" office:value="0" calcext:value-type="float">
            <text:p>0</text:p>
          </table:table-cell>
        </table:table-row>
        <table:table-row table:style-name="ro1">
          <table:table-cell table:formula="of:=[$general.A44]" office:value-type="float" office:value="26.16" calcext:value-type="float">
            <text:p>26.16</text:p>
          </table:table-cell>
          <table:table-cell table:formula="of:=[$general.B44]" office:value-type="float" office:value="0.9" calcext:value-type="float">
            <text:p>0.9</text:p>
          </table:table-cell>
          <table:table-cell table:formula="of:=[$'copy of results.csv '.C44]" office:value-type="float" office:value="0" calcext:value-type="float">
            <text:p>0</text:p>
          </table:table-cell>
          <table:table-cell table:formula="of:=[general.P44]" office:value-type="float" office:value="56802.3" calcext:value-type="float">
            <text:p>56802.3</text:p>
          </table:table-cell>
          <table:table-cell table:formula="of:=['selected results'.L44]" office:value-type="float" office:value="0" calcext:value-type="float">
            <text:p>0</text:p>
          </table:table-cell>
          <table:table-cell table:formula="of:=['selected results'.U44]" office:value-type="float" office:value="0" calcext:value-type="float">
            <text:p>0</text:p>
          </table:table-cell>
          <table:table-cell table:formula="of:=['selected results'.H44]" office:value-type="float" office:value="56802.3" calcext:value-type="float">
            <text:p>56802.3</text:p>
          </table:table-cell>
          <table:table-cell table:formula="of:=[.G44]+[.F44]+[.E44]-[.D44]" office:value-type="float" office:value="0" calcext:value-type="float">
            <text:p>0</text:p>
          </table:table-cell>
        </table:table-row>
        <table:table-row table:style-name="ro1">
          <table:table-cell table:formula="of:=[$general.A45]" office:value-type="float" office:value="26.16" calcext:value-type="float">
            <text:p>26.16</text:p>
          </table:table-cell>
          <table:table-cell table:formula="of:=[$general.B45]" office:value-type="float" office:value="1" calcext:value-type="float">
            <text:p>1</text:p>
          </table:table-cell>
          <table:table-cell table:formula="of:=[$'copy of results.csv '.C45]" office:value-type="float" office:value="0" calcext:value-type="float">
            <text:p>0</text:p>
          </table:table-cell>
          <table:table-cell table:formula="of:=[general.P45]" office:value-type="float" office:value="56802.3" calcext:value-type="float">
            <text:p>56802.3</text:p>
          </table:table-cell>
          <table:table-cell table:formula="of:=['selected results'.L45]" office:value-type="float" office:value="0" calcext:value-type="float">
            <text:p>0</text:p>
          </table:table-cell>
          <table:table-cell table:formula="of:=['selected results'.U45]" office:value-type="float" office:value="0" calcext:value-type="float">
            <text:p>0</text:p>
          </table:table-cell>
          <table:table-cell table:formula="of:=['selected results'.H45]" office:value-type="float" office:value="56802.3" calcext:value-type="float">
            <text:p>56802.3</text:p>
          </table:table-cell>
          <table:table-cell table:formula="of:=[.G45]+[.F45]+[.E45]-[.D45]" office:value-type="float" office:value="0" calcext:value-type="float">
            <text:p>0</text:p>
          </table:table-cell>
        </table:table-row>
        <table:table-row table:style-name="ro1">
          <table:table-cell table:formula="of:=[$general.A46]" office:value-type="float" office:value="52.32" calcext:value-type="float">
            <text:p>52.32</text:p>
          </table:table-cell>
          <table:table-cell table:formula="of:=[$general.B46]" office:value-type="float" office:value="0" calcext:value-type="float">
            <text:p>0</text:p>
          </table:table-cell>
          <table:table-cell table:formula="of:=[$'copy of results.csv '.C46]" office:value-type="float" office:value="0" calcext:value-type="float">
            <text:p>0</text:p>
          </table:table-cell>
          <table:table-cell table:formula="of:=[general.P46]" office:value-type="float" office:value="56802.3" calcext:value-type="float">
            <text:p>56802.3</text:p>
          </table:table-cell>
          <table:table-cell table:formula="of:=['selected results'.L46]" office:value-type="float" office:value="0" calcext:value-type="float">
            <text:p>0</text:p>
          </table:table-cell>
          <table:table-cell table:formula="of:=['selected results'.U46]" office:value-type="float" office:value="56802.3" calcext:value-type="float">
            <text:p>56802.3</text:p>
          </table:table-cell>
          <table:table-cell table:formula="of:=['selected results'.H46]" office:value-type="float" office:value="0" calcext:value-type="float">
            <text:p>0</text:p>
          </table:table-cell>
          <table:table-cell table:formula="of:=[.G46]+[.F46]+[.E46]-[.D46]" office:value-type="float" office:value="0" calcext:value-type="float">
            <text:p>0</text:p>
          </table:table-cell>
        </table:table-row>
        <table:table-row table:style-name="ro1">
          <table:table-cell table:formula="of:=[$general.A47]" office:value-type="float" office:value="52.32" calcext:value-type="float">
            <text:p>52.32</text:p>
          </table:table-cell>
          <table:table-cell table:formula="of:=[$general.B47]" office:value-type="float" office:value="0.1" calcext:value-type="float">
            <text:p>0.1</text:p>
          </table:table-cell>
          <table:table-cell table:formula="of:=[$'copy of results.csv '.C47]" office:value-type="float" office:value="0" calcext:value-type="float">
            <text:p>0</text:p>
          </table:table-cell>
          <table:table-cell table:formula="of:=[general.P47]" office:value-type="float" office:value="56802.3" calcext:value-type="float">
            <text:p>56802.3</text:p>
          </table:table-cell>
          <table:table-cell table:formula="of:=['selected results'.L47]" office:value-type="float" office:value="0" calcext:value-type="float">
            <text:p>0</text:p>
          </table:table-cell>
          <table:table-cell table:formula="of:=['selected results'.U47]" office:value-type="float" office:value="0" calcext:value-type="float">
            <text:p>0</text:p>
          </table:table-cell>
          <table:table-cell table:formula="of:=['selected results'.H47]" office:value-type="float" office:value="56802.3" calcext:value-type="float">
            <text:p>56802.3</text:p>
          </table:table-cell>
          <table:table-cell table:formula="of:=[.G47]+[.F47]+[.E47]-[.D47]" office:value-type="float" office:value="0" calcext:value-type="float">
            <text:p>0</text:p>
          </table:table-cell>
        </table:table-row>
        <table:table-row table:style-name="ro1">
          <table:table-cell table:formula="of:=[$general.A48]" office:value-type="float" office:value="52.32" calcext:value-type="float">
            <text:p>52.32</text:p>
          </table:table-cell>
          <table:table-cell table:formula="of:=[$general.B48]" office:value-type="float" office:value="0.2" calcext:value-type="float">
            <text:p>0.2</text:p>
          </table:table-cell>
          <table:table-cell table:formula="of:=[$'copy of results.csv '.C48]" office:value-type="float" office:value="0" calcext:value-type="float">
            <text:p>0</text:p>
          </table:table-cell>
          <table:table-cell table:formula="of:=[general.P48]" office:value-type="float" office:value="56802.3" calcext:value-type="float">
            <text:p>56802.3</text:p>
          </table:table-cell>
          <table:table-cell table:formula="of:=['selected results'.L48]" office:value-type="float" office:value="0" calcext:value-type="float">
            <text:p>0</text:p>
          </table:table-cell>
          <table:table-cell table:formula="of:=['selected results'.U48]" office:value-type="float" office:value="0" calcext:value-type="float">
            <text:p>0</text:p>
          </table:table-cell>
          <table:table-cell table:formula="of:=['selected results'.H48]" office:value-type="float" office:value="56802.3" calcext:value-type="float">
            <text:p>56802.3</text:p>
          </table:table-cell>
          <table:table-cell table:formula="of:=[.G48]+[.F48]+[.E48]-[.D48]" office:value-type="float" office:value="0" calcext:value-type="float">
            <text:p>0</text:p>
          </table:table-cell>
        </table:table-row>
        <table:table-row table:style-name="ro1">
          <table:table-cell table:formula="of:=[$general.A49]" office:value-type="float" office:value="52.32" calcext:value-type="float">
            <text:p>52.32</text:p>
          </table:table-cell>
          <table:table-cell table:formula="of:=[$general.B49]" office:value-type="float" office:value="0.3" calcext:value-type="float">
            <text:p>0.3</text:p>
          </table:table-cell>
          <table:table-cell table:formula="of:=[$'copy of results.csv '.C49]" office:value-type="float" office:value="0" calcext:value-type="float">
            <text:p>0</text:p>
          </table:table-cell>
          <table:table-cell table:formula="of:=[general.P49]" office:value-type="float" office:value="56802.3" calcext:value-type="float">
            <text:p>56802.3</text:p>
          </table:table-cell>
          <table:table-cell table:formula="of:=['selected results'.L49]" office:value-type="float" office:value="0" calcext:value-type="float">
            <text:p>0</text:p>
          </table:table-cell>
          <table:table-cell table:formula="of:=['selected results'.U49]" office:value-type="float" office:value="0" calcext:value-type="float">
            <text:p>0</text:p>
          </table:table-cell>
          <table:table-cell table:formula="of:=['selected results'.H49]" office:value-type="float" office:value="56802.3" calcext:value-type="float">
            <text:p>56802.3</text:p>
          </table:table-cell>
          <table:table-cell table:formula="of:=[.G49]+[.F49]+[.E49]-[.D49]" office:value-type="float" office:value="0" calcext:value-type="float">
            <text:p>0</text:p>
          </table:table-cell>
        </table:table-row>
        <table:table-row table:style-name="ro1">
          <table:table-cell table:formula="of:=[$general.A50]" office:value-type="float" office:value="52.32" calcext:value-type="float">
            <text:p>52.32</text:p>
          </table:table-cell>
          <table:table-cell table:formula="of:=[$general.B50]" office:value-type="float" office:value="0.4" calcext:value-type="float">
            <text:p>0.4</text:p>
          </table:table-cell>
          <table:table-cell table:formula="of:=[$'copy of results.csv '.C50]" office:value-type="float" office:value="0" calcext:value-type="float">
            <text:p>0</text:p>
          </table:table-cell>
          <table:table-cell table:formula="of:=[general.P50]" office:value-type="float" office:value="56802.3" calcext:value-type="float">
            <text:p>56802.3</text:p>
          </table:table-cell>
          <table:table-cell table:formula="of:=['selected results'.L50]" office:value-type="float" office:value="0" calcext:value-type="float">
            <text:p>0</text:p>
          </table:table-cell>
          <table:table-cell table:formula="of:=['selected results'.U50]" office:value-type="float" office:value="0" calcext:value-type="float">
            <text:p>0</text:p>
          </table:table-cell>
          <table:table-cell table:formula="of:=['selected results'.H50]" office:value-type="float" office:value="56802.3" calcext:value-type="float">
            <text:p>56802.3</text:p>
          </table:table-cell>
          <table:table-cell table:formula="of:=[.G50]+[.F50]+[.E50]-[.D50]" office:value-type="float" office:value="0" calcext:value-type="float">
            <text:p>0</text:p>
          </table:table-cell>
        </table:table-row>
        <table:table-row table:style-name="ro1">
          <table:table-cell table:formula="of:=[$general.A51]" office:value-type="float" office:value="52.32" calcext:value-type="float">
            <text:p>52.32</text:p>
          </table:table-cell>
          <table:table-cell table:formula="of:=[$general.B51]" office:value-type="float" office:value="0.5" calcext:value-type="float">
            <text:p>0.5</text:p>
          </table:table-cell>
          <table:table-cell table:formula="of:=[$'copy of results.csv '.C51]" office:value-type="float" office:value="0" calcext:value-type="float">
            <text:p>0</text:p>
          </table:table-cell>
          <table:table-cell table:formula="of:=[general.P51]" office:value-type="float" office:value="56802.3" calcext:value-type="float">
            <text:p>56802.3</text:p>
          </table:table-cell>
          <table:table-cell table:formula="of:=['selected results'.L51]" office:value-type="float" office:value="0" calcext:value-type="float">
            <text:p>0</text:p>
          </table:table-cell>
          <table:table-cell table:formula="of:=['selected results'.U51]" office:value-type="float" office:value="0" calcext:value-type="float">
            <text:p>0</text:p>
          </table:table-cell>
          <table:table-cell table:formula="of:=['selected results'.H51]" office:value-type="float" office:value="56802.3" calcext:value-type="float">
            <text:p>56802.3</text:p>
          </table:table-cell>
          <table:table-cell table:formula="of:=[.G51]+[.F51]+[.E51]-[.D51]" office:value-type="float" office:value="0" calcext:value-type="float">
            <text:p>0</text:p>
          </table:table-cell>
        </table:table-row>
        <table:table-row table:style-name="ro1">
          <table:table-cell table:formula="of:=[$general.A52]" office:value-type="float" office:value="52.32" calcext:value-type="float">
            <text:p>52.32</text:p>
          </table:table-cell>
          <table:table-cell table:formula="of:=[$general.B52]" office:value-type="float" office:value="0.6" calcext:value-type="float">
            <text:p>0.6</text:p>
          </table:table-cell>
          <table:table-cell table:formula="of:=[$'copy of results.csv '.C52]" office:value-type="float" office:value="0" calcext:value-type="float">
            <text:p>0</text:p>
          </table:table-cell>
          <table:table-cell table:formula="of:=[general.P52]" office:value-type="float" office:value="56802.3" calcext:value-type="float">
            <text:p>56802.3</text:p>
          </table:table-cell>
          <table:table-cell table:formula="of:=['selected results'.L52]" office:value-type="float" office:value="0" calcext:value-type="float">
            <text:p>0</text:p>
          </table:table-cell>
          <table:table-cell table:formula="of:=['selected results'.U52]" office:value-type="float" office:value="0" calcext:value-type="float">
            <text:p>0</text:p>
          </table:table-cell>
          <table:table-cell table:formula="of:=['selected results'.H52]" office:value-type="float" office:value="56802.3" calcext:value-type="float">
            <text:p>56802.3</text:p>
          </table:table-cell>
          <table:table-cell table:formula="of:=[.G52]+[.F52]+[.E52]-[.D52]" office:value-type="float" office:value="0" calcext:value-type="float">
            <text:p>0</text:p>
          </table:table-cell>
        </table:table-row>
        <table:table-row table:style-name="ro1">
          <table:table-cell table:formula="of:=[$general.A53]" office:value-type="float" office:value="52.32" calcext:value-type="float">
            <text:p>52.32</text:p>
          </table:table-cell>
          <table:table-cell table:formula="of:=[$general.B53]" office:value-type="float" office:value="0.7" calcext:value-type="float">
            <text:p>0.7</text:p>
          </table:table-cell>
          <table:table-cell table:formula="of:=[$'copy of results.csv '.C53]" office:value-type="float" office:value="0" calcext:value-type="float">
            <text:p>0</text:p>
          </table:table-cell>
          <table:table-cell table:formula="of:=[general.P53]" office:value-type="float" office:value="56802.3" calcext:value-type="float">
            <text:p>56802.3</text:p>
          </table:table-cell>
          <table:table-cell table:formula="of:=['selected results'.L53]" office:value-type="float" office:value="0" calcext:value-type="float">
            <text:p>0</text:p>
          </table:table-cell>
          <table:table-cell table:formula="of:=['selected results'.U53]" office:value-type="float" office:value="0" calcext:value-type="float">
            <text:p>0</text:p>
          </table:table-cell>
          <table:table-cell table:formula="of:=['selected results'.H53]" office:value-type="float" office:value="56802.3" calcext:value-type="float">
            <text:p>56802.3</text:p>
          </table:table-cell>
          <table:table-cell table:formula="of:=[.G53]+[.F53]+[.E53]-[.D53]" office:value-type="float" office:value="0" calcext:value-type="float">
            <text:p>0</text:p>
          </table:table-cell>
        </table:table-row>
        <table:table-row table:style-name="ro1">
          <table:table-cell table:formula="of:=[$general.A54]" office:value-type="float" office:value="52.32" calcext:value-type="float">
            <text:p>52.32</text:p>
          </table:table-cell>
          <table:table-cell table:formula="of:=[$general.B54]" office:value-type="float" office:value="0.8" calcext:value-type="float">
            <text:p>0.8</text:p>
          </table:table-cell>
          <table:table-cell table:formula="of:=[$'copy of results.csv '.C54]" office:value-type="float" office:value="0" calcext:value-type="float">
            <text:p>0</text:p>
          </table:table-cell>
          <table:table-cell table:formula="of:=[general.P54]" office:value-type="float" office:value="56802.3" calcext:value-type="float">
            <text:p>56802.3</text:p>
          </table:table-cell>
          <table:table-cell table:formula="of:=['selected results'.L54]" office:value-type="float" office:value="0" calcext:value-type="float">
            <text:p>0</text:p>
          </table:table-cell>
          <table:table-cell table:formula="of:=['selected results'.U54]" office:value-type="float" office:value="0" calcext:value-type="float">
            <text:p>0</text:p>
          </table:table-cell>
          <table:table-cell table:formula="of:=['selected results'.H54]" office:value-type="float" office:value="56802.3" calcext:value-type="float">
            <text:p>56802.3</text:p>
          </table:table-cell>
          <table:table-cell table:formula="of:=[.G54]+[.F54]+[.E54]-[.D54]" office:value-type="float" office:value="0" calcext:value-type="float">
            <text:p>0</text:p>
          </table:table-cell>
        </table:table-row>
        <table:table-row table:style-name="ro1">
          <table:table-cell table:formula="of:=[$general.A55]" office:value-type="float" office:value="52.32" calcext:value-type="float">
            <text:p>52.32</text:p>
          </table:table-cell>
          <table:table-cell table:formula="of:=[$general.B55]" office:value-type="float" office:value="0.9" calcext:value-type="float">
            <text:p>0.9</text:p>
          </table:table-cell>
          <table:table-cell table:formula="of:=[$'copy of results.csv '.C55]" office:value-type="float" office:value="0" calcext:value-type="float">
            <text:p>0</text:p>
          </table:table-cell>
          <table:table-cell table:formula="of:=[general.P55]" office:value-type="float" office:value="56802.3" calcext:value-type="float">
            <text:p>56802.3</text:p>
          </table:table-cell>
          <table:table-cell table:formula="of:=['selected results'.L55]" office:value-type="float" office:value="0" calcext:value-type="float">
            <text:p>0</text:p>
          </table:table-cell>
          <table:table-cell table:formula="of:=['selected results'.U55]" office:value-type="float" office:value="0" calcext:value-type="float">
            <text:p>0</text:p>
          </table:table-cell>
          <table:table-cell table:formula="of:=['selected results'.H55]" office:value-type="float" office:value="56802.3" calcext:value-type="float">
            <text:p>56802.3</text:p>
          </table:table-cell>
          <table:table-cell table:formula="of:=[.G55]+[.F55]+[.E55]-[.D55]" office:value-type="float" office:value="0" calcext:value-type="float">
            <text:p>0</text:p>
          </table:table-cell>
        </table:table-row>
        <table:table-row table:style-name="ro1">
          <table:table-cell table:formula="of:=[$general.A56]" office:value-type="float" office:value="52.32" calcext:value-type="float">
            <text:p>52.32</text:p>
          </table:table-cell>
          <table:table-cell table:formula="of:=[$general.B56]" office:value-type="float" office:value="1" calcext:value-type="float">
            <text:p>1</text:p>
          </table:table-cell>
          <table:table-cell table:formula="of:=[$'copy of results.csv '.C56]" office:value-type="float" office:value="0" calcext:value-type="float">
            <text:p>0</text:p>
          </table:table-cell>
          <table:table-cell table:formula="of:=[general.P56]" office:value-type="float" office:value="56802.3" calcext:value-type="float">
            <text:p>56802.3</text:p>
          </table:table-cell>
          <table:table-cell table:formula="of:=['selected results'.L56]" office:value-type="float" office:value="0" calcext:value-type="float">
            <text:p>0</text:p>
          </table:table-cell>
          <table:table-cell table:formula="of:=['selected results'.U56]" office:value-type="float" office:value="0" calcext:value-type="float">
            <text:p>0</text:p>
          </table:table-cell>
          <table:table-cell table:formula="of:=['selected results'.H56]" office:value-type="float" office:value="56802.3" calcext:value-type="float">
            <text:p>56802.3</text:p>
          </table:table-cell>
          <table:table-cell table:formula="of:=[.G56]+[.F56]+[.E56]-[.D56]" office:value-type="float" office:value="0" calcext:value-type="float">
            <text:p>0</text:p>
          </table:table-cell>
        </table:table-row>
        <table:table-row table:style-name="ro1">
          <table:table-cell table:formula="of:=[$general.A57]" office:value-type="float" office:value="0" calcext:value-type="float">
            <text:p>0</text:p>
          </table:table-cell>
          <table:table-cell table:formula="of:=[$general.B57]" office:value-type="float" office:value="0" calcext:value-type="float">
            <text:p>0</text:p>
          </table:table-cell>
          <table:table-cell table:formula="of:=[$'copy of results.csv '.C57]" office:value-type="float" office:value="1" calcext:value-type="float">
            <text:p>1</text:p>
          </table:table-cell>
          <table:table-cell table:formula="of:=[general.P57]" office:value-type="float" office:value="56802.3" calcext:value-type="float">
            <text:p>56802.3</text:p>
          </table:table-cell>
          <table:table-cell table:formula="of:=['selected results'.L57]" office:value-type="float" office:value="0" calcext:value-type="float">
            <text:p>0</text:p>
          </table:table-cell>
          <table:table-cell table:formula="of:=['selected results'.U57]" office:value-type="float" office:value="56802.3" calcext:value-type="float">
            <text:p>56802.3</text:p>
          </table:table-cell>
          <table:table-cell table:formula="of:=['selected results'.H57]" office:value-type="float" office:value="0" calcext:value-type="float">
            <text:p>0</text:p>
          </table:table-cell>
          <table:table-cell table:formula="of:=[.G57]+[.F57]+[.E57]-[.D57]" office:value-type="float" office:value="0" calcext:value-type="float">
            <text:p>0</text:p>
          </table:table-cell>
        </table:table-row>
        <table:table-row table:style-name="ro1">
          <table:table-cell table:formula="of:=[$general.A58]" office:value-type="float" office:value="0" calcext:value-type="float">
            <text:p>0</text:p>
          </table:table-cell>
          <table:table-cell table:formula="of:=[$general.B58]" office:value-type="float" office:value="0.1" calcext:value-type="float">
            <text:p>0.1</text:p>
          </table:table-cell>
          <table:table-cell table:formula="of:=[$'copy of results.csv '.C58]" office:value-type="float" office:value="1" calcext:value-type="float">
            <text:p>1</text:p>
          </table:table-cell>
          <table:table-cell table:formula="of:=[general.P58]" office:value-type="float" office:value="56802.3" calcext:value-type="float">
            <text:p>56802.3</text:p>
          </table:table-cell>
          <table:table-cell table:formula="of:=['selected results'.L58]" office:value-type="float" office:value="0" calcext:value-type="float">
            <text:p>0</text:p>
          </table:table-cell>
          <table:table-cell table:formula="of:=['selected results'.U58]" office:value-type="float" office:value="56802.3" calcext:value-type="float">
            <text:p>56802.3</text:p>
          </table:table-cell>
          <table:table-cell table:formula="of:=['selected results'.H58]" office:value-type="float" office:value="0" calcext:value-type="float">
            <text:p>0</text:p>
          </table:table-cell>
          <table:table-cell table:formula="of:=[.G58]+[.F58]+[.E58]-[.D58]" office:value-type="float" office:value="0" calcext:value-type="float">
            <text:p>0</text:p>
          </table:table-cell>
        </table:table-row>
        <table:table-row table:style-name="ro1">
          <table:table-cell table:formula="of:=[$general.A59]" office:value-type="float" office:value="0" calcext:value-type="float">
            <text:p>0</text:p>
          </table:table-cell>
          <table:table-cell table:formula="of:=[$general.B59]" office:value-type="float" office:value="0.2" calcext:value-type="float">
            <text:p>0.2</text:p>
          </table:table-cell>
          <table:table-cell table:formula="of:=[$'copy of results.csv '.C59]" office:value-type="float" office:value="1" calcext:value-type="float">
            <text:p>1</text:p>
          </table:table-cell>
          <table:table-cell table:formula="of:=[general.P59]" office:value-type="float" office:value="56802.3" calcext:value-type="float">
            <text:p>56802.3</text:p>
          </table:table-cell>
          <table:table-cell table:formula="of:=['selected results'.L59]" office:value-type="float" office:value="0" calcext:value-type="float">
            <text:p>0</text:p>
          </table:table-cell>
          <table:table-cell table:formula="of:=['selected results'.U59]" office:value-type="float" office:value="56802.3" calcext:value-type="float">
            <text:p>56802.3</text:p>
          </table:table-cell>
          <table:table-cell table:formula="of:=['selected results'.H59]" office:value-type="float" office:value="0" calcext:value-type="float">
            <text:p>0</text:p>
          </table:table-cell>
          <table:table-cell table:formula="of:=[.G59]+[.F59]+[.E59]-[.D59]" office:value-type="float" office:value="0" calcext:value-type="float">
            <text:p>0</text:p>
          </table:table-cell>
        </table:table-row>
        <table:table-row table:style-name="ro1">
          <table:table-cell table:formula="of:=[$general.A60]" office:value-type="float" office:value="0" calcext:value-type="float">
            <text:p>0</text:p>
          </table:table-cell>
          <table:table-cell table:formula="of:=[$general.B60]" office:value-type="float" office:value="0.3" calcext:value-type="float">
            <text:p>0.3</text:p>
          </table:table-cell>
          <table:table-cell table:formula="of:=[$'copy of results.csv '.C60]" office:value-type="float" office:value="1" calcext:value-type="float">
            <text:p>1</text:p>
          </table:table-cell>
          <table:table-cell table:formula="of:=[general.P60]" office:value-type="float" office:value="56802.3" calcext:value-type="float">
            <text:p>56802.3</text:p>
          </table:table-cell>
          <table:table-cell table:formula="of:=['selected results'.L60]" office:value-type="float" office:value="0" calcext:value-type="float">
            <text:p>0</text:p>
          </table:table-cell>
          <table:table-cell table:formula="of:=['selected results'.U60]" office:value-type="float" office:value="56802.3" calcext:value-type="float">
            <text:p>56802.3</text:p>
          </table:table-cell>
          <table:table-cell table:formula="of:=['selected results'.H60]" office:value-type="float" office:value="0" calcext:value-type="float">
            <text:p>0</text:p>
          </table:table-cell>
          <table:table-cell table:formula="of:=[.G60]+[.F60]+[.E60]-[.D60]" office:value-type="float" office:value="0" calcext:value-type="float">
            <text:p>0</text:p>
          </table:table-cell>
        </table:table-row>
        <table:table-row table:style-name="ro1">
          <table:table-cell table:formula="of:=[$general.A61]" office:value-type="float" office:value="0" calcext:value-type="float">
            <text:p>0</text:p>
          </table:table-cell>
          <table:table-cell table:formula="of:=[$general.B61]" office:value-type="float" office:value="0.4" calcext:value-type="float">
            <text:p>0.4</text:p>
          </table:table-cell>
          <table:table-cell table:formula="of:=[$'copy of results.csv '.C61]" office:value-type="float" office:value="1" calcext:value-type="float">
            <text:p>1</text:p>
          </table:table-cell>
          <table:table-cell table:formula="of:=[general.P61]" office:value-type="float" office:value="56802.3" calcext:value-type="float">
            <text:p>56802.3</text:p>
          </table:table-cell>
          <table:table-cell table:formula="of:=['selected results'.L61]" office:value-type="float" office:value="0" calcext:value-type="float">
            <text:p>0</text:p>
          </table:table-cell>
          <table:table-cell table:formula="of:=['selected results'.U61]" office:value-type="float" office:value="56802.3" calcext:value-type="float">
            <text:p>56802.3</text:p>
          </table:table-cell>
          <table:table-cell table:formula="of:=['selected results'.H61]" office:value-type="float" office:value="0" calcext:value-type="float">
            <text:p>0</text:p>
          </table:table-cell>
          <table:table-cell table:formula="of:=[.G61]+[.F61]+[.E61]-[.D61]" office:value-type="float" office:value="0" calcext:value-type="float">
            <text:p>0</text:p>
          </table:table-cell>
        </table:table-row>
        <table:table-row table:style-name="ro1">
          <table:table-cell table:formula="of:=[$general.A62]" office:value-type="float" office:value="0" calcext:value-type="float">
            <text:p>0</text:p>
          </table:table-cell>
          <table:table-cell table:formula="of:=[$general.B62]" office:value-type="float" office:value="0.5" calcext:value-type="float">
            <text:p>0.5</text:p>
          </table:table-cell>
          <table:table-cell table:formula="of:=[$'copy of results.csv '.C62]" office:value-type="float" office:value="1" calcext:value-type="float">
            <text:p>1</text:p>
          </table:table-cell>
          <table:table-cell table:formula="of:=[general.P62]" office:value-type="float" office:value="56802.3" calcext:value-type="float">
            <text:p>56802.3</text:p>
          </table:table-cell>
          <table:table-cell table:formula="of:=['selected results'.L62]" office:value-type="float" office:value="0" calcext:value-type="float">
            <text:p>0</text:p>
          </table:table-cell>
          <table:table-cell table:formula="of:=['selected results'.U62]" office:value-type="float" office:value="56802.3" calcext:value-type="float">
            <text:p>56802.3</text:p>
          </table:table-cell>
          <table:table-cell table:formula="of:=['selected results'.H62]" office:value-type="float" office:value="0" calcext:value-type="float">
            <text:p>0</text:p>
          </table:table-cell>
          <table:table-cell table:formula="of:=[.G62]+[.F62]+[.E62]-[.D62]" office:value-type="float" office:value="0" calcext:value-type="float">
            <text:p>0</text:p>
          </table:table-cell>
        </table:table-row>
        <table:table-row table:style-name="ro1">
          <table:table-cell table:formula="of:=[$general.A63]" office:value-type="float" office:value="0" calcext:value-type="float">
            <text:p>0</text:p>
          </table:table-cell>
          <table:table-cell table:formula="of:=[$general.B63]" office:value-type="float" office:value="0.6" calcext:value-type="float">
            <text:p>0.6</text:p>
          </table:table-cell>
          <table:table-cell table:formula="of:=[$'copy of results.csv '.C63]" office:value-type="float" office:value="1" calcext:value-type="float">
            <text:p>1</text:p>
          </table:table-cell>
          <table:table-cell table:formula="of:=[general.P63]" office:value-type="float" office:value="56802.3" calcext:value-type="float">
            <text:p>56802.3</text:p>
          </table:table-cell>
          <table:table-cell table:formula="of:=['selected results'.L63]" office:value-type="float" office:value="0" calcext:value-type="float">
            <text:p>0</text:p>
          </table:table-cell>
          <table:table-cell table:formula="of:=['selected results'.U63]" office:value-type="float" office:value="56802.3" calcext:value-type="float">
            <text:p>56802.3</text:p>
          </table:table-cell>
          <table:table-cell table:formula="of:=['selected results'.H63]" office:value-type="float" office:value="0" calcext:value-type="float">
            <text:p>0</text:p>
          </table:table-cell>
          <table:table-cell table:formula="of:=[.G63]+[.F63]+[.E63]-[.D63]" office:value-type="float" office:value="0" calcext:value-type="float">
            <text:p>0</text:p>
          </table:table-cell>
        </table:table-row>
        <table:table-row table:style-name="ro1">
          <table:table-cell table:formula="of:=[$general.A64]" office:value-type="float" office:value="0" calcext:value-type="float">
            <text:p>0</text:p>
          </table:table-cell>
          <table:table-cell table:formula="of:=[$general.B64]" office:value-type="float" office:value="0.7" calcext:value-type="float">
            <text:p>0.7</text:p>
          </table:table-cell>
          <table:table-cell table:formula="of:=[$'copy of results.csv '.C64]" office:value-type="float" office:value="1" calcext:value-type="float">
            <text:p>1</text:p>
          </table:table-cell>
          <table:table-cell table:formula="of:=[general.P64]" office:value-type="float" office:value="56802.3" calcext:value-type="float">
            <text:p>56802.3</text:p>
          </table:table-cell>
          <table:table-cell table:formula="of:=['selected results'.L64]" office:value-type="float" office:value="0" calcext:value-type="float">
            <text:p>0</text:p>
          </table:table-cell>
          <table:table-cell table:formula="of:=['selected results'.U64]" office:value-type="float" office:value="56802.3" calcext:value-type="float">
            <text:p>56802.3</text:p>
          </table:table-cell>
          <table:table-cell table:formula="of:=['selected results'.H64]" office:value-type="float" office:value="0" calcext:value-type="float">
            <text:p>0</text:p>
          </table:table-cell>
          <table:table-cell table:formula="of:=[.G64]+[.F64]+[.E64]-[.D64]" office:value-type="float" office:value="0" calcext:value-type="float">
            <text:p>0</text:p>
          </table:table-cell>
        </table:table-row>
        <table:table-row table:style-name="ro1">
          <table:table-cell table:formula="of:=[$general.A65]" office:value-type="float" office:value="0" calcext:value-type="float">
            <text:p>0</text:p>
          </table:table-cell>
          <table:table-cell table:formula="of:=[$general.B65]" office:value-type="float" office:value="0.8" calcext:value-type="float">
            <text:p>0.8</text:p>
          </table:table-cell>
          <table:table-cell table:formula="of:=[$'copy of results.csv '.C65]" office:value-type="float" office:value="1" calcext:value-type="float">
            <text:p>1</text:p>
          </table:table-cell>
          <table:table-cell table:formula="of:=[general.P65]" office:value-type="float" office:value="56802.3" calcext:value-type="float">
            <text:p>56802.3</text:p>
          </table:table-cell>
          <table:table-cell table:formula="of:=['selected results'.L65]" office:value-type="float" office:value="0" calcext:value-type="float">
            <text:p>0</text:p>
          </table:table-cell>
          <table:table-cell table:formula="of:=['selected results'.U65]" office:value-type="float" office:value="56802.3" calcext:value-type="float">
            <text:p>56802.3</text:p>
          </table:table-cell>
          <table:table-cell table:formula="of:=['selected results'.H65]" office:value-type="float" office:value="0" calcext:value-type="float">
            <text:p>0</text:p>
          </table:table-cell>
          <table:table-cell table:formula="of:=[.G65]+[.F65]+[.E65]-[.D65]" office:value-type="float" office:value="0" calcext:value-type="float">
            <text:p>0</text:p>
          </table:table-cell>
        </table:table-row>
        <table:table-row table:style-name="ro1">
          <table:table-cell table:formula="of:=[$general.A66]" office:value-type="float" office:value="0" calcext:value-type="float">
            <text:p>0</text:p>
          </table:table-cell>
          <table:table-cell table:formula="of:=[$general.B66]" office:value-type="float" office:value="0.9" calcext:value-type="float">
            <text:p>0.9</text:p>
          </table:table-cell>
          <table:table-cell table:formula="of:=[$'copy of results.csv '.C66]" office:value-type="float" office:value="1" calcext:value-type="float">
            <text:p>1</text:p>
          </table:table-cell>
          <table:table-cell table:formula="of:=[general.P66]" office:value-type="float" office:value="56802.3" calcext:value-type="float">
            <text:p>56802.3</text:p>
          </table:table-cell>
          <table:table-cell table:formula="of:=['selected results'.L66]" office:value-type="float" office:value="0" calcext:value-type="float">
            <text:p>0</text:p>
          </table:table-cell>
          <table:table-cell table:formula="of:=['selected results'.U66]" office:value-type="float" office:value="56802.3" calcext:value-type="float">
            <text:p>56802.3</text:p>
          </table:table-cell>
          <table:table-cell table:formula="of:=['selected results'.H66]" office:value-type="float" office:value="0" calcext:value-type="float">
            <text:p>0</text:p>
          </table:table-cell>
          <table:table-cell table:formula="of:=[.G66]+[.F66]+[.E66]-[.D66]" office:value-type="float" office:value="0" calcext:value-type="float">
            <text:p>0</text:p>
          </table:table-cell>
        </table:table-row>
        <table:table-row table:style-name="ro1">
          <table:table-cell table:formula="of:=[$general.A67]" office:value-type="float" office:value="0" calcext:value-type="float">
            <text:p>0</text:p>
          </table:table-cell>
          <table:table-cell table:formula="of:=[$general.B67]" office:value-type="float" office:value="1" calcext:value-type="float">
            <text:p>1</text:p>
          </table:table-cell>
          <table:table-cell table:formula="of:=[$'copy of results.csv '.C67]" office:value-type="float" office:value="1" calcext:value-type="float">
            <text:p>1</text:p>
          </table:table-cell>
          <table:table-cell table:formula="of:=[general.P67]" office:value-type="float" office:value="56802.3" calcext:value-type="float">
            <text:p>56802.3</text:p>
          </table:table-cell>
          <table:table-cell table:formula="of:=['selected results'.L67]" office:value-type="float" office:value="0" calcext:value-type="float">
            <text:p>0</text:p>
          </table:table-cell>
          <table:table-cell table:formula="of:=['selected results'.U67]" office:value-type="float" office:value="56802.3" calcext:value-type="float">
            <text:p>56802.3</text:p>
          </table:table-cell>
          <table:table-cell table:formula="of:=['selected results'.H67]" office:value-type="float" office:value="0" calcext:value-type="float">
            <text:p>0</text:p>
          </table:table-cell>
          <table:table-cell table:formula="of:=[.G67]+[.F67]+[.E67]-[.D67]" office:value-type="float" office:value="0" calcext:value-type="float">
            <text:p>0</text:p>
          </table:table-cell>
        </table:table-row>
        <table:table-row table:style-name="ro1">
          <table:table-cell table:formula="of:=[$general.A68]" office:value-type="float" office:value="6.54" calcext:value-type="float">
            <text:p>6.54</text:p>
          </table:table-cell>
          <table:table-cell table:formula="of:=[$general.B68]" office:value-type="float" office:value="0" calcext:value-type="float">
            <text:p>0</text:p>
          </table:table-cell>
          <table:table-cell table:formula="of:=[$'copy of results.csv '.C68]" office:value-type="float" office:value="1" calcext:value-type="float">
            <text:p>1</text:p>
          </table:table-cell>
          <table:table-cell table:formula="of:=[general.P68]" office:value-type="float" office:value="56802.3" calcext:value-type="float">
            <text:p>56802.3</text:p>
          </table:table-cell>
          <table:table-cell table:formula="of:=['selected results'.L68]" office:value-type="float" office:value="0" calcext:value-type="float">
            <text:p>0</text:p>
          </table:table-cell>
          <table:table-cell table:formula="of:=['selected results'.U68]" office:value-type="float" office:value="56802.3" calcext:value-type="float">
            <text:p>56802.3</text:p>
          </table:table-cell>
          <table:table-cell table:formula="of:=['selected results'.H68]" office:value-type="float" office:value="0" calcext:value-type="float">
            <text:p>0</text:p>
          </table:table-cell>
          <table:table-cell table:formula="of:=[.G68]+[.F68]+[.E68]-[.D68]" office:value-type="float" office:value="0" calcext:value-type="float">
            <text:p>0</text:p>
          </table:table-cell>
        </table:table-row>
        <table:table-row table:style-name="ro1">
          <table:table-cell table:formula="of:=[$general.A69]" office:value-type="float" office:value="6.54" calcext:value-type="float">
            <text:p>6.54</text:p>
          </table:table-cell>
          <table:table-cell table:formula="of:=[$general.B69]" office:value-type="float" office:value="0.1" calcext:value-type="float">
            <text:p>0.1</text:p>
          </table:table-cell>
          <table:table-cell table:formula="of:=[$'copy of results.csv '.C69]" office:value-type="float" office:value="1" calcext:value-type="float">
            <text:p>1</text:p>
          </table:table-cell>
          <table:table-cell table:formula="of:=[general.P69]" office:value-type="float" office:value="106763" calcext:value-type="float">
            <text:p>106763</text:p>
          </table:table-cell>
          <table:table-cell table:formula="of:=['selected results'.L69]" office:value-type="float" office:value="0" calcext:value-type="float">
            <text:p>0</text:p>
          </table:table-cell>
          <table:table-cell table:formula="of:=['selected results'.U69]" office:value-type="float" office:value="106763" calcext:value-type="float">
            <text:p>106763</text:p>
          </table:table-cell>
          <table:table-cell table:formula="of:=['selected results'.H69]" office:value-type="float" office:value="0" calcext:value-type="float">
            <text:p>0</text:p>
          </table:table-cell>
          <table:table-cell table:formula="of:=[.G69]+[.F69]+[.E69]-[.D69]" office:value-type="float" office:value="0" calcext:value-type="float">
            <text:p>0</text:p>
          </table:table-cell>
        </table:table-row>
        <table:table-row table:style-name="ro1">
          <table:table-cell table:formula="of:=[$general.A70]" office:value-type="float" office:value="6.54" calcext:value-type="float">
            <text:p>6.54</text:p>
          </table:table-cell>
          <table:table-cell table:formula="of:=[$general.B70]" office:value-type="float" office:value="0.2" calcext:value-type="float">
            <text:p>0.2</text:p>
          </table:table-cell>
          <table:table-cell table:formula="of:=[$'copy of results.csv '.C70]" office:value-type="float" office:value="1" calcext:value-type="float">
            <text:p>1</text:p>
          </table:table-cell>
          <table:table-cell table:formula="of:=[general.P70]" office:value-type="float" office:value="106763" calcext:value-type="float">
            <text:p>106763</text:p>
          </table:table-cell>
          <table:table-cell table:formula="of:=['selected results'.L70]" office:value-type="float" office:value="0" calcext:value-type="float">
            <text:p>0</text:p>
          </table:table-cell>
          <table:table-cell table:formula="of:=['selected results'.U70]" office:value-type="float" office:value="106763" calcext:value-type="float">
            <text:p>106763</text:p>
          </table:table-cell>
          <table:table-cell table:formula="of:=['selected results'.H70]" office:value-type="float" office:value="0" calcext:value-type="float">
            <text:p>0</text:p>
          </table:table-cell>
          <table:table-cell table:formula="of:=[.G70]+[.F70]+[.E70]-[.D70]" office:value-type="float" office:value="0" calcext:value-type="float">
            <text:p>0</text:p>
          </table:table-cell>
        </table:table-row>
        <table:table-row table:style-name="ro1">
          <table:table-cell table:formula="of:=[$general.A71]" office:value-type="float" office:value="6.54" calcext:value-type="float">
            <text:p>6.54</text:p>
          </table:table-cell>
          <table:table-cell table:formula="of:=[$general.B71]" office:value-type="float" office:value="0.3" calcext:value-type="float">
            <text:p>0.3</text:p>
          </table:table-cell>
          <table:table-cell table:formula="of:=[$'copy of results.csv '.C71]" office:value-type="float" office:value="1" calcext:value-type="float">
            <text:p>1</text:p>
          </table:table-cell>
          <table:table-cell table:formula="of:=[general.P71]" office:value-type="float" office:value="106763" calcext:value-type="float">
            <text:p>106763</text:p>
          </table:table-cell>
          <table:table-cell table:formula="of:=['selected results'.L71]" office:value-type="float" office:value="0" calcext:value-type="float">
            <text:p>0</text:p>
          </table:table-cell>
          <table:table-cell table:formula="of:=['selected results'.U71]" office:value-type="float" office:value="106763" calcext:value-type="float">
            <text:p>106763</text:p>
          </table:table-cell>
          <table:table-cell table:formula="of:=['selected results'.H71]" office:value-type="float" office:value="0" calcext:value-type="float">
            <text:p>0</text:p>
          </table:table-cell>
          <table:table-cell table:formula="of:=[.G71]+[.F71]+[.E71]-[.D71]" office:value-type="float" office:value="0" calcext:value-type="float">
            <text:p>0</text:p>
          </table:table-cell>
        </table:table-row>
        <table:table-row table:style-name="ro1">
          <table:table-cell table:formula="of:=[$general.A72]" office:value-type="float" office:value="6.54" calcext:value-type="float">
            <text:p>6.54</text:p>
          </table:table-cell>
          <table:table-cell table:formula="of:=[$general.B72]" office:value-type="float" office:value="0.4" calcext:value-type="float">
            <text:p>0.4</text:p>
          </table:table-cell>
          <table:table-cell table:formula="of:=[$'copy of results.csv '.C72]" office:value-type="float" office:value="1" calcext:value-type="float">
            <text:p>1</text:p>
          </table:table-cell>
          <table:table-cell table:formula="of:=[general.P72]" office:value-type="float" office:value="106763" calcext:value-type="float">
            <text:p>106763</text:p>
          </table:table-cell>
          <table:table-cell table:formula="of:=['selected results'.L72]" office:value-type="float" office:value="0" calcext:value-type="float">
            <text:p>0</text:p>
          </table:table-cell>
          <table:table-cell table:formula="of:=['selected results'.U72]" office:value-type="float" office:value="106763" calcext:value-type="float">
            <text:p>106763</text:p>
          </table:table-cell>
          <table:table-cell table:formula="of:=['selected results'.H72]" office:value-type="float" office:value="0" calcext:value-type="float">
            <text:p>0</text:p>
          </table:table-cell>
          <table:table-cell table:formula="of:=[.G72]+[.F72]+[.E72]-[.D72]" office:value-type="float" office:value="0" calcext:value-type="float">
            <text:p>0</text:p>
          </table:table-cell>
        </table:table-row>
        <table:table-row table:style-name="ro1">
          <table:table-cell table:formula="of:=[$general.A73]" office:value-type="float" office:value="6.54" calcext:value-type="float">
            <text:p>6.54</text:p>
          </table:table-cell>
          <table:table-cell table:formula="of:=[$general.B73]" office:value-type="float" office:value="0.5" calcext:value-type="float">
            <text:p>0.5</text:p>
          </table:table-cell>
          <table:table-cell table:formula="of:=[$'copy of results.csv '.C73]" office:value-type="float" office:value="1" calcext:value-type="float">
            <text:p>1</text:p>
          </table:table-cell>
          <table:table-cell table:formula="of:=[general.P73]" office:value-type="float" office:value="106763" calcext:value-type="float">
            <text:p>106763</text:p>
          </table:table-cell>
          <table:table-cell table:formula="of:=['selected results'.L73]" office:value-type="float" office:value="0" calcext:value-type="float">
            <text:p>0</text:p>
          </table:table-cell>
          <table:table-cell table:formula="of:=['selected results'.U73]" office:value-type="float" office:value="106763" calcext:value-type="float">
            <text:p>106763</text:p>
          </table:table-cell>
          <table:table-cell table:formula="of:=['selected results'.H73]" office:value-type="float" office:value="0" calcext:value-type="float">
            <text:p>0</text:p>
          </table:table-cell>
          <table:table-cell table:formula="of:=[.G73]+[.F73]+[.E73]-[.D73]" office:value-type="float" office:value="0" calcext:value-type="float">
            <text:p>0</text:p>
          </table:table-cell>
        </table:table-row>
        <table:table-row table:style-name="ro1">
          <table:table-cell table:formula="of:=[$general.A74]" office:value-type="float" office:value="6.54" calcext:value-type="float">
            <text:p>6.54</text:p>
          </table:table-cell>
          <table:table-cell table:formula="of:=[$general.B74]" office:value-type="float" office:value="0.6" calcext:value-type="float">
            <text:p>0.6</text:p>
          </table:table-cell>
          <table:table-cell table:formula="of:=[$'copy of results.csv '.C74]" office:value-type="float" office:value="1" calcext:value-type="float">
            <text:p>1</text:p>
          </table:table-cell>
          <table:table-cell table:formula="of:=[general.P74]" office:value-type="float" office:value="106763" calcext:value-type="float">
            <text:p>106763</text:p>
          </table:table-cell>
          <table:table-cell table:formula="of:=['selected results'.L74]" office:value-type="float" office:value="0" calcext:value-type="float">
            <text:p>0</text:p>
          </table:table-cell>
          <table:table-cell table:formula="of:=['selected results'.U74]" office:value-type="float" office:value="106763" calcext:value-type="float">
            <text:p>106763</text:p>
          </table:table-cell>
          <table:table-cell table:formula="of:=['selected results'.H74]" office:value-type="float" office:value="0" calcext:value-type="float">
            <text:p>0</text:p>
          </table:table-cell>
          <table:table-cell table:formula="of:=[.G74]+[.F74]+[.E74]-[.D74]" office:value-type="float" office:value="0" calcext:value-type="float">
            <text:p>0</text:p>
          </table:table-cell>
        </table:table-row>
        <table:table-row table:style-name="ro1">
          <table:table-cell table:formula="of:=[$general.A75]" office:value-type="float" office:value="6.54" calcext:value-type="float">
            <text:p>6.54</text:p>
          </table:table-cell>
          <table:table-cell table:formula="of:=[$general.B75]" office:value-type="float" office:value="0.7" calcext:value-type="float">
            <text:p>0.7</text:p>
          </table:table-cell>
          <table:table-cell table:formula="of:=[$'copy of results.csv '.C75]" office:value-type="float" office:value="1" calcext:value-type="float">
            <text:p>1</text:p>
          </table:table-cell>
          <table:table-cell table:formula="of:=[general.P75]" office:value-type="float" office:value="106763" calcext:value-type="float">
            <text:p>106763</text:p>
          </table:table-cell>
          <table:table-cell table:formula="of:=['selected results'.L75]" office:value-type="float" office:value="0" calcext:value-type="float">
            <text:p>0</text:p>
          </table:table-cell>
          <table:table-cell table:formula="of:=['selected results'.U75]" office:value-type="float" office:value="106763" calcext:value-type="float">
            <text:p>106763</text:p>
          </table:table-cell>
          <table:table-cell table:formula="of:=['selected results'.H75]" office:value-type="float" office:value="0" calcext:value-type="float">
            <text:p>0</text:p>
          </table:table-cell>
          <table:table-cell table:formula="of:=[.G75]+[.F75]+[.E75]-[.D75]" office:value-type="float" office:value="0" calcext:value-type="float">
            <text:p>0</text:p>
          </table:table-cell>
        </table:table-row>
        <table:table-row table:style-name="ro1">
          <table:table-cell table:formula="of:=[$general.A76]" office:value-type="float" office:value="6.54" calcext:value-type="float">
            <text:p>6.54</text:p>
          </table:table-cell>
          <table:table-cell table:formula="of:=[$general.B76]" office:value-type="float" office:value="0.8" calcext:value-type="float">
            <text:p>0.8</text:p>
          </table:table-cell>
          <table:table-cell table:formula="of:=[$'copy of results.csv '.C76]" office:value-type="float" office:value="1" calcext:value-type="float">
            <text:p>1</text:p>
          </table:table-cell>
          <table:table-cell table:formula="of:=[general.P76]" office:value-type="float" office:value="106763" calcext:value-type="float">
            <text:p>106763</text:p>
          </table:table-cell>
          <table:table-cell table:formula="of:=['selected results'.L76]" office:value-type="float" office:value="0" calcext:value-type="float">
            <text:p>0</text:p>
          </table:table-cell>
          <table:table-cell table:formula="of:=['selected results'.U76]" office:value-type="float" office:value="106763" calcext:value-type="float">
            <text:p>106763</text:p>
          </table:table-cell>
          <table:table-cell table:formula="of:=['selected results'.H76]" office:value-type="float" office:value="0" calcext:value-type="float">
            <text:p>0</text:p>
          </table:table-cell>
          <table:table-cell table:formula="of:=[.G76]+[.F76]+[.E76]-[.D76]" office:value-type="float" office:value="0" calcext:value-type="float">
            <text:p>0</text:p>
          </table:table-cell>
        </table:table-row>
        <table:table-row table:style-name="ro1">
          <table:table-cell table:formula="of:=[$general.A77]" office:value-type="float" office:value="6.54" calcext:value-type="float">
            <text:p>6.54</text:p>
          </table:table-cell>
          <table:table-cell table:formula="of:=[$general.B77]" office:value-type="float" office:value="0.9" calcext:value-type="float">
            <text:p>0.9</text:p>
          </table:table-cell>
          <table:table-cell table:formula="of:=[$'copy of results.csv '.C77]" office:value-type="float" office:value="1" calcext:value-type="float">
            <text:p>1</text:p>
          </table:table-cell>
          <table:table-cell table:formula="of:=[general.P77]" office:value-type="float" office:value="106763" calcext:value-type="float">
            <text:p>106763</text:p>
          </table:table-cell>
          <table:table-cell table:formula="of:=['selected results'.L77]" office:value-type="float" office:value="0" calcext:value-type="float">
            <text:p>0</text:p>
          </table:table-cell>
          <table:table-cell table:formula="of:=['selected results'.U77]" office:value-type="float" office:value="106763" calcext:value-type="float">
            <text:p>106763</text:p>
          </table:table-cell>
          <table:table-cell table:formula="of:=['selected results'.H77]" office:value-type="float" office:value="0" calcext:value-type="float">
            <text:p>0</text:p>
          </table:table-cell>
          <table:table-cell table:formula="of:=[.G77]+[.F77]+[.E77]-[.D77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78]" office:value-type="float" office:value="6.54" calcext:value-type="float">
            <text:p>6.54</text:p>
          </table:table-cell>
          <table:table-cell table:formula="of:=[$general.B78]" office:value-type="float" office:value="1" calcext:value-type="float">
            <text:p>1</text:p>
          </table:table-cell>
          <table:table-cell table:formula="of:=[$'copy of results.csv '.C78]" office:value-type="float" office:value="1" calcext:value-type="float">
            <text:p>1</text:p>
          </table:table-cell>
          <table:table-cell table:formula="of:=[general.P78]" office:value-type="float" office:value="106763" calcext:value-type="float">
            <text:p>106763</text:p>
          </table:table-cell>
          <table:table-cell table:formula="of:=['selected results'.L78]" office:value-type="float" office:value="0" calcext:value-type="float">
            <text:p>0</text:p>
          </table:table-cell>
          <table:table-cell table:formula="of:=['selected results'.U78]" office:value-type="float" office:value="106763" calcext:value-type="float">
            <text:p>106763</text:p>
          </table:table-cell>
          <table:table-cell table:formula="of:=['selected results'.H78]" office:value-type="float" office:value="0" calcext:value-type="float">
            <text:p>0</text:p>
          </table:table-cell>
          <table:table-cell table:formula="of:=[.G78]+[.F78]+[.E78]-[.D78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79]" office:value-type="float" office:value="13.08" calcext:value-type="float">
            <text:p>13.08</text:p>
          </table:table-cell>
          <table:table-cell table:formula="of:=[$general.B79]" office:value-type="float" office:value="0" calcext:value-type="float">
            <text:p>0</text:p>
          </table:table-cell>
          <table:table-cell table:formula="of:=[$'copy of results.csv '.C79]" office:value-type="float" office:value="1" calcext:value-type="float">
            <text:p>1</text:p>
          </table:table-cell>
          <table:table-cell table:formula="of:=[general.P79]" office:value-type="float" office:value="56802.3" calcext:value-type="float">
            <text:p>56802.3</text:p>
          </table:table-cell>
          <table:table-cell table:formula="of:=['selected results'.L79]" office:value-type="float" office:value="0" calcext:value-type="float">
            <text:p>0</text:p>
          </table:table-cell>
          <table:table-cell table:formula="of:=['selected results'.U79]" office:value-type="float" office:value="56802.3" calcext:value-type="float">
            <text:p>56802.3</text:p>
          </table:table-cell>
          <table:table-cell table:formula="of:=['selected results'.H79]" office:value-type="float" office:value="0" calcext:value-type="float">
            <text:p>0</text:p>
          </table:table-cell>
          <table:table-cell table:formula="of:=[.G79]+[.F79]+[.E79]-[.D79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0]" office:value-type="float" office:value="13.08" calcext:value-type="float">
            <text:p>13.08</text:p>
          </table:table-cell>
          <table:table-cell table:formula="of:=[$general.B80]" office:value-type="float" office:value="0.1" calcext:value-type="float">
            <text:p>0.1</text:p>
          </table:table-cell>
          <table:table-cell table:formula="of:=[$'copy of results.csv '.C80]" office:value-type="float" office:value="1" calcext:value-type="float">
            <text:p>1</text:p>
          </table:table-cell>
          <table:table-cell table:formula="of:=[general.P80]" office:value-type="float" office:value="106763" calcext:value-type="float">
            <text:p>106763</text:p>
          </table:table-cell>
          <table:table-cell table:formula="of:=['selected results'.L80]" office:value-type="float" office:value="0" calcext:value-type="float">
            <text:p>0</text:p>
          </table:table-cell>
          <table:table-cell table:formula="of:=['selected results'.U80]" office:value-type="float" office:value="106763" calcext:value-type="float">
            <text:p>106763</text:p>
          </table:table-cell>
          <table:table-cell table:formula="of:=['selected results'.H80]" office:value-type="float" office:value="0" calcext:value-type="float">
            <text:p>0</text:p>
          </table:table-cell>
          <table:table-cell table:formula="of:=[.G80]+[.F80]+[.E80]-[.D80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1]" office:value-type="float" office:value="13.08" calcext:value-type="float">
            <text:p>13.08</text:p>
          </table:table-cell>
          <table:table-cell table:formula="of:=[$general.B81]" office:value-type="float" office:value="0.2" calcext:value-type="float">
            <text:p>0.2</text:p>
          </table:table-cell>
          <table:table-cell table:formula="of:=[$'copy of results.csv '.C81]" office:value-type="float" office:value="1" calcext:value-type="float">
            <text:p>1</text:p>
          </table:table-cell>
          <table:table-cell table:formula="of:=[general.P81]" office:value-type="float" office:value="106763" calcext:value-type="float">
            <text:p>106763</text:p>
          </table:table-cell>
          <table:table-cell table:formula="of:=['selected results'.L81]" office:value-type="float" office:value="0" calcext:value-type="float">
            <text:p>0</text:p>
          </table:table-cell>
          <table:table-cell table:formula="of:=['selected results'.U81]" office:value-type="float" office:value="106763" calcext:value-type="float">
            <text:p>106763</text:p>
          </table:table-cell>
          <table:table-cell table:formula="of:=['selected results'.H81]" office:value-type="float" office:value="0" calcext:value-type="float">
            <text:p>0</text:p>
          </table:table-cell>
          <table:table-cell table:formula="of:=[.G81]+[.F81]+[.E81]-[.D81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2]" office:value-type="float" office:value="13.08" calcext:value-type="float">
            <text:p>13.08</text:p>
          </table:table-cell>
          <table:table-cell table:formula="of:=[$general.B82]" office:value-type="float" office:value="0.3" calcext:value-type="float">
            <text:p>0.3</text:p>
          </table:table-cell>
          <table:table-cell table:formula="of:=[$'copy of results.csv '.C82]" office:value-type="float" office:value="1" calcext:value-type="float">
            <text:p>1</text:p>
          </table:table-cell>
          <table:table-cell table:formula="of:=[general.P82]" office:value-type="float" office:value="106763" calcext:value-type="float">
            <text:p>106763</text:p>
          </table:table-cell>
          <table:table-cell table:formula="of:=['selected results'.L82]" office:value-type="float" office:value="0" calcext:value-type="float">
            <text:p>0</text:p>
          </table:table-cell>
          <table:table-cell table:formula="of:=['selected results'.U82]" office:value-type="float" office:value="106763" calcext:value-type="float">
            <text:p>106763</text:p>
          </table:table-cell>
          <table:table-cell table:formula="of:=['selected results'.H82]" office:value-type="float" office:value="0" calcext:value-type="float">
            <text:p>0</text:p>
          </table:table-cell>
          <table:table-cell table:formula="of:=[.G82]+[.F82]+[.E82]-[.D82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3]" office:value-type="float" office:value="13.08" calcext:value-type="float">
            <text:p>13.08</text:p>
          </table:table-cell>
          <table:table-cell table:formula="of:=[$general.B83]" office:value-type="float" office:value="0.4" calcext:value-type="float">
            <text:p>0.4</text:p>
          </table:table-cell>
          <table:table-cell table:formula="of:=[$'copy of results.csv '.C83]" office:value-type="float" office:value="1" calcext:value-type="float">
            <text:p>1</text:p>
          </table:table-cell>
          <table:table-cell table:formula="of:=[general.P83]" office:value-type="float" office:value="106763" calcext:value-type="float">
            <text:p>106763</text:p>
          </table:table-cell>
          <table:table-cell table:formula="of:=['selected results'.L83]" office:value-type="float" office:value="0" calcext:value-type="float">
            <text:p>0</text:p>
          </table:table-cell>
          <table:table-cell table:formula="of:=['selected results'.U83]" office:value-type="float" office:value="106763" calcext:value-type="float">
            <text:p>106763</text:p>
          </table:table-cell>
          <table:table-cell table:formula="of:=['selected results'.H83]" office:value-type="float" office:value="0" calcext:value-type="float">
            <text:p>0</text:p>
          </table:table-cell>
          <table:table-cell table:formula="of:=[.G83]+[.F83]+[.E83]-[.D83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4]" office:value-type="float" office:value="13.08" calcext:value-type="float">
            <text:p>13.08</text:p>
          </table:table-cell>
          <table:table-cell table:formula="of:=[$general.B84]" office:value-type="float" office:value="0.5" calcext:value-type="float">
            <text:p>0.5</text:p>
          </table:table-cell>
          <table:table-cell table:formula="of:=[$'copy of results.csv '.C84]" office:value-type="float" office:value="1" calcext:value-type="float">
            <text:p>1</text:p>
          </table:table-cell>
          <table:table-cell table:formula="of:=[general.P84]" office:value-type="float" office:value="106763" calcext:value-type="float">
            <text:p>106763</text:p>
          </table:table-cell>
          <table:table-cell table:formula="of:=['selected results'.L84]" office:value-type="float" office:value="0" calcext:value-type="float">
            <text:p>0</text:p>
          </table:table-cell>
          <table:table-cell table:formula="of:=['selected results'.U84]" office:value-type="float" office:value="106763" calcext:value-type="float">
            <text:p>106763</text:p>
          </table:table-cell>
          <table:table-cell table:formula="of:=['selected results'.H84]" office:value-type="float" office:value="0" calcext:value-type="float">
            <text:p>0</text:p>
          </table:table-cell>
          <table:table-cell table:formula="of:=[.G84]+[.F84]+[.E84]-[.D84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5]" office:value-type="float" office:value="13.08" calcext:value-type="float">
            <text:p>13.08</text:p>
          </table:table-cell>
          <table:table-cell table:formula="of:=[$general.B85]" office:value-type="float" office:value="0.6" calcext:value-type="float">
            <text:p>0.6</text:p>
          </table:table-cell>
          <table:table-cell table:formula="of:=[$'copy of results.csv '.C85]" office:value-type="float" office:value="1" calcext:value-type="float">
            <text:p>1</text:p>
          </table:table-cell>
          <table:table-cell table:formula="of:=[general.P85]" office:value-type="float" office:value="106763" calcext:value-type="float">
            <text:p>106763</text:p>
          </table:table-cell>
          <table:table-cell table:formula="of:=['selected results'.L85]" office:value-type="float" office:value="0" calcext:value-type="float">
            <text:p>0</text:p>
          </table:table-cell>
          <table:table-cell table:formula="of:=['selected results'.U85]" office:value-type="float" office:value="106763" calcext:value-type="float">
            <text:p>106763</text:p>
          </table:table-cell>
          <table:table-cell table:formula="of:=['selected results'.H85]" office:value-type="float" office:value="0" calcext:value-type="float">
            <text:p>0</text:p>
          </table:table-cell>
          <table:table-cell table:formula="of:=[.G85]+[.F85]+[.E85]-[.D85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6]" office:value-type="float" office:value="13.08" calcext:value-type="float">
            <text:p>13.08</text:p>
          </table:table-cell>
          <table:table-cell table:formula="of:=[$general.B86]" office:value-type="float" office:value="0.7" calcext:value-type="float">
            <text:p>0.7</text:p>
          </table:table-cell>
          <table:table-cell table:formula="of:=[$'copy of results.csv '.C86]" office:value-type="float" office:value="1" calcext:value-type="float">
            <text:p>1</text:p>
          </table:table-cell>
          <table:table-cell table:formula="of:=[general.P86]" office:value-type="float" office:value="106763" calcext:value-type="float">
            <text:p>106763</text:p>
          </table:table-cell>
          <table:table-cell table:formula="of:=['selected results'.L86]" office:value-type="float" office:value="0" calcext:value-type="float">
            <text:p>0</text:p>
          </table:table-cell>
          <table:table-cell table:formula="of:=['selected results'.U86]" office:value-type="float" office:value="106763" calcext:value-type="float">
            <text:p>106763</text:p>
          </table:table-cell>
          <table:table-cell table:formula="of:=['selected results'.H86]" office:value-type="float" office:value="0" calcext:value-type="float">
            <text:p>0</text:p>
          </table:table-cell>
          <table:table-cell table:formula="of:=[.G86]+[.F86]+[.E86]-[.D86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7]" office:value-type="float" office:value="13.08" calcext:value-type="float">
            <text:p>13.08</text:p>
          </table:table-cell>
          <table:table-cell table:formula="of:=[$general.B87]" office:value-type="float" office:value="0.8" calcext:value-type="float">
            <text:p>0.8</text:p>
          </table:table-cell>
          <table:table-cell table:formula="of:=[$'copy of results.csv '.C87]" office:value-type="float" office:value="1" calcext:value-type="float">
            <text:p>1</text:p>
          </table:table-cell>
          <table:table-cell table:formula="of:=[general.P87]" office:value-type="float" office:value="106763" calcext:value-type="float">
            <text:p>106763</text:p>
          </table:table-cell>
          <table:table-cell table:formula="of:=['selected results'.L87]" office:value-type="float" office:value="0" calcext:value-type="float">
            <text:p>0</text:p>
          </table:table-cell>
          <table:table-cell table:formula="of:=['selected results'.U87]" office:value-type="float" office:value="106763" calcext:value-type="float">
            <text:p>106763</text:p>
          </table:table-cell>
          <table:table-cell table:formula="of:=['selected results'.H87]" office:value-type="float" office:value="0" calcext:value-type="float">
            <text:p>0</text:p>
          </table:table-cell>
          <table:table-cell table:formula="of:=[.G87]+[.F87]+[.E87]-[.D87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8]" office:value-type="float" office:value="13.08" calcext:value-type="float">
            <text:p>13.08</text:p>
          </table:table-cell>
          <table:table-cell table:formula="of:=[$general.B88]" office:value-type="float" office:value="0.9" calcext:value-type="float">
            <text:p>0.9</text:p>
          </table:table-cell>
          <table:table-cell table:formula="of:=[$'copy of results.csv '.C88]" office:value-type="float" office:value="1" calcext:value-type="float">
            <text:p>1</text:p>
          </table:table-cell>
          <table:table-cell table:formula="of:=[general.P88]" office:value-type="float" office:value="106763" calcext:value-type="float">
            <text:p>106763</text:p>
          </table:table-cell>
          <table:table-cell table:formula="of:=['selected results'.L88]" office:value-type="float" office:value="0" calcext:value-type="float">
            <text:p>0</text:p>
          </table:table-cell>
          <table:table-cell table:formula="of:=['selected results'.U88]" office:value-type="float" office:value="106763" calcext:value-type="float">
            <text:p>106763</text:p>
          </table:table-cell>
          <table:table-cell table:formula="of:=['selected results'.H88]" office:value-type="float" office:value="0" calcext:value-type="float">
            <text:p>0</text:p>
          </table:table-cell>
          <table:table-cell table:formula="of:=[.G88]+[.F88]+[.E88]-[.D88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9]" office:value-type="float" office:value="13.08" calcext:value-type="float">
            <text:p>13.08</text:p>
          </table:table-cell>
          <table:table-cell table:formula="of:=[$general.B89]" office:value-type="float" office:value="1" calcext:value-type="float">
            <text:p>1</text:p>
          </table:table-cell>
          <table:table-cell table:formula="of:=[$'copy of results.csv '.C89]" office:value-type="float" office:value="1" calcext:value-type="float">
            <text:p>1</text:p>
          </table:table-cell>
          <table:table-cell table:formula="of:=[general.P89]" office:value-type="float" office:value="106763" calcext:value-type="float">
            <text:p>106763</text:p>
          </table:table-cell>
          <table:table-cell table:formula="of:=['selected results'.L89]" office:value-type="float" office:value="0" calcext:value-type="float">
            <text:p>0</text:p>
          </table:table-cell>
          <table:table-cell table:formula="of:=['selected results'.U89]" office:value-type="float" office:value="106763" calcext:value-type="float">
            <text:p>106763</text:p>
          </table:table-cell>
          <table:table-cell table:formula="of:=['selected results'.H89]" office:value-type="float" office:value="0" calcext:value-type="float">
            <text:p>0</text:p>
          </table:table-cell>
          <table:table-cell table:formula="of:=[.G89]+[.F89]+[.E89]-[.D89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0]" office:value-type="float" office:value="26.16" calcext:value-type="float">
            <text:p>26.16</text:p>
          </table:table-cell>
          <table:table-cell table:formula="of:=[$general.B90]" office:value-type="float" office:value="0" calcext:value-type="float">
            <text:p>0</text:p>
          </table:table-cell>
          <table:table-cell table:formula="of:=[$'copy of results.csv '.C90]" office:value-type="float" office:value="1" calcext:value-type="float">
            <text:p>1</text:p>
          </table:table-cell>
          <table:table-cell table:formula="of:=[general.P90]" office:value-type="float" office:value="56802.3" calcext:value-type="float">
            <text:p>56802.3</text:p>
          </table:table-cell>
          <table:table-cell table:formula="of:=['selected results'.L90]" office:value-type="float" office:value="0" calcext:value-type="float">
            <text:p>0</text:p>
          </table:table-cell>
          <table:table-cell table:formula="of:=['selected results'.U90]" office:value-type="float" office:value="56802.3" calcext:value-type="float">
            <text:p>56802.3</text:p>
          </table:table-cell>
          <table:table-cell table:formula="of:=['selected results'.H90]" office:value-type="float" office:value="0" calcext:value-type="float">
            <text:p>0</text:p>
          </table:table-cell>
          <table:table-cell table:formula="of:=[.G90]+[.F90]+[.E90]-[.D90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1]" office:value-type="float" office:value="26.16" calcext:value-type="float">
            <text:p>26.16</text:p>
          </table:table-cell>
          <table:table-cell table:formula="of:=[$general.B91]" office:value-type="float" office:value="0.1" calcext:value-type="float">
            <text:p>0.1</text:p>
          </table:table-cell>
          <table:table-cell table:formula="of:=[$'copy of results.csv '.C91]" office:value-type="float" office:value="1" calcext:value-type="float">
            <text:p>1</text:p>
          </table:table-cell>
          <table:table-cell table:formula="of:=[general.P91]" office:value-type="float" office:value="106763" calcext:value-type="float">
            <text:p>106763</text:p>
          </table:table-cell>
          <table:table-cell table:formula="of:=['selected results'.L91]" office:value-type="float" office:value="0" calcext:value-type="float">
            <text:p>0</text:p>
          </table:table-cell>
          <table:table-cell table:formula="of:=['selected results'.U91]" office:value-type="float" office:value="106763" calcext:value-type="float">
            <text:p>106763</text:p>
          </table:table-cell>
          <table:table-cell table:formula="of:=['selected results'.H91]" office:value-type="float" office:value="0" calcext:value-type="float">
            <text:p>0</text:p>
          </table:table-cell>
          <table:table-cell table:formula="of:=[.G91]+[.F91]+[.E91]-[.D91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2]" office:value-type="float" office:value="26.16" calcext:value-type="float">
            <text:p>26.16</text:p>
          </table:table-cell>
          <table:table-cell table:formula="of:=[$general.B92]" office:value-type="float" office:value="0.2" calcext:value-type="float">
            <text:p>0.2</text:p>
          </table:table-cell>
          <table:table-cell table:formula="of:=[$'copy of results.csv '.C92]" office:value-type="float" office:value="1" calcext:value-type="float">
            <text:p>1</text:p>
          </table:table-cell>
          <table:table-cell table:formula="of:=[general.P92]" office:value-type="float" office:value="106763" calcext:value-type="float">
            <text:p>106763</text:p>
          </table:table-cell>
          <table:table-cell table:formula="of:=['selected results'.L92]" office:value-type="float" office:value="0" calcext:value-type="float">
            <text:p>0</text:p>
          </table:table-cell>
          <table:table-cell table:formula="of:=['selected results'.U92]" office:value-type="float" office:value="106763" calcext:value-type="float">
            <text:p>106763</text:p>
          </table:table-cell>
          <table:table-cell table:formula="of:=['selected results'.H92]" office:value-type="float" office:value="0" calcext:value-type="float">
            <text:p>0</text:p>
          </table:table-cell>
          <table:table-cell table:formula="of:=[.G92]+[.F92]+[.E92]-[.D92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3]" office:value-type="float" office:value="26.16" calcext:value-type="float">
            <text:p>26.16</text:p>
          </table:table-cell>
          <table:table-cell table:formula="of:=[$general.B93]" office:value-type="float" office:value="0.3" calcext:value-type="float">
            <text:p>0.3</text:p>
          </table:table-cell>
          <table:table-cell table:formula="of:=[$'copy of results.csv '.C93]" office:value-type="float" office:value="1" calcext:value-type="float">
            <text:p>1</text:p>
          </table:table-cell>
          <table:table-cell table:formula="of:=[general.P93]" office:value-type="float" office:value="106763" calcext:value-type="float">
            <text:p>106763</text:p>
          </table:table-cell>
          <table:table-cell table:formula="of:=['selected results'.L93]" office:value-type="float" office:value="0" calcext:value-type="float">
            <text:p>0</text:p>
          </table:table-cell>
          <table:table-cell table:formula="of:=['selected results'.U93]" office:value-type="float" office:value="106763" calcext:value-type="float">
            <text:p>106763</text:p>
          </table:table-cell>
          <table:table-cell table:formula="of:=['selected results'.H93]" office:value-type="float" office:value="0" calcext:value-type="float">
            <text:p>0</text:p>
          </table:table-cell>
          <table:table-cell table:formula="of:=[.G93]+[.F93]+[.E93]-[.D93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4]" office:value-type="float" office:value="26.16" calcext:value-type="float">
            <text:p>26.16</text:p>
          </table:table-cell>
          <table:table-cell table:formula="of:=[$general.B94]" office:value-type="float" office:value="0.4" calcext:value-type="float">
            <text:p>0.4</text:p>
          </table:table-cell>
          <table:table-cell table:formula="of:=[$'copy of results.csv '.C94]" office:value-type="float" office:value="1" calcext:value-type="float">
            <text:p>1</text:p>
          </table:table-cell>
          <table:table-cell table:formula="of:=[general.P94]" office:value-type="float" office:value="106763" calcext:value-type="float">
            <text:p>106763</text:p>
          </table:table-cell>
          <table:table-cell table:formula="of:=['selected results'.L94]" office:value-type="float" office:value="0" calcext:value-type="float">
            <text:p>0</text:p>
          </table:table-cell>
          <table:table-cell table:formula="of:=['selected results'.U94]" office:value-type="float" office:value="106763" calcext:value-type="float">
            <text:p>106763</text:p>
          </table:table-cell>
          <table:table-cell table:formula="of:=['selected results'.H94]" office:value-type="float" office:value="0" calcext:value-type="float">
            <text:p>0</text:p>
          </table:table-cell>
          <table:table-cell table:formula="of:=[.G94]+[.F94]+[.E94]-[.D94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5]" office:value-type="float" office:value="26.16" calcext:value-type="float">
            <text:p>26.16</text:p>
          </table:table-cell>
          <table:table-cell table:formula="of:=[$general.B95]" office:value-type="float" office:value="0.5" calcext:value-type="float">
            <text:p>0.5</text:p>
          </table:table-cell>
          <table:table-cell table:formula="of:=[$'copy of results.csv '.C95]" office:value-type="float" office:value="1" calcext:value-type="float">
            <text:p>1</text:p>
          </table:table-cell>
          <table:table-cell table:formula="of:=[general.P95]" office:value-type="float" office:value="106763" calcext:value-type="float">
            <text:p>106763</text:p>
          </table:table-cell>
          <table:table-cell table:formula="of:=['selected results'.L95]" office:value-type="float" office:value="0" calcext:value-type="float">
            <text:p>0</text:p>
          </table:table-cell>
          <table:table-cell table:formula="of:=['selected results'.U95]" office:value-type="float" office:value="106763" calcext:value-type="float">
            <text:p>106763</text:p>
          </table:table-cell>
          <table:table-cell table:formula="of:=['selected results'.H95]" office:value-type="float" office:value="0" calcext:value-type="float">
            <text:p>0</text:p>
          </table:table-cell>
          <table:table-cell table:formula="of:=[.G95]+[.F95]+[.E95]-[.D95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6]" office:value-type="float" office:value="26.16" calcext:value-type="float">
            <text:p>26.16</text:p>
          </table:table-cell>
          <table:table-cell table:formula="of:=[$general.B96]" office:value-type="float" office:value="0.6" calcext:value-type="float">
            <text:p>0.6</text:p>
          </table:table-cell>
          <table:table-cell table:formula="of:=[$'copy of results.csv '.C96]" office:value-type="float" office:value="1" calcext:value-type="float">
            <text:p>1</text:p>
          </table:table-cell>
          <table:table-cell table:formula="of:=[general.P96]" office:value-type="float" office:value="106763" calcext:value-type="float">
            <text:p>106763</text:p>
          </table:table-cell>
          <table:table-cell table:formula="of:=['selected results'.L96]" office:value-type="float" office:value="0" calcext:value-type="float">
            <text:p>0</text:p>
          </table:table-cell>
          <table:table-cell table:formula="of:=['selected results'.U96]" office:value-type="float" office:value="106763" calcext:value-type="float">
            <text:p>106763</text:p>
          </table:table-cell>
          <table:table-cell table:formula="of:=['selected results'.H96]" office:value-type="float" office:value="0" calcext:value-type="float">
            <text:p>0</text:p>
          </table:table-cell>
          <table:table-cell table:formula="of:=[.G96]+[.F96]+[.E96]-[.D96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7]" office:value-type="float" office:value="26.16" calcext:value-type="float">
            <text:p>26.16</text:p>
          </table:table-cell>
          <table:table-cell table:formula="of:=[$general.B97]" office:value-type="float" office:value="0.7" calcext:value-type="float">
            <text:p>0.7</text:p>
          </table:table-cell>
          <table:table-cell table:formula="of:=[$'copy of results.csv '.C97]" office:value-type="float" office:value="1" calcext:value-type="float">
            <text:p>1</text:p>
          </table:table-cell>
          <table:table-cell table:formula="of:=[general.P97]" office:value-type="float" office:value="106763" calcext:value-type="float">
            <text:p>106763</text:p>
          </table:table-cell>
          <table:table-cell table:formula="of:=['selected results'.L97]" office:value-type="float" office:value="0" calcext:value-type="float">
            <text:p>0</text:p>
          </table:table-cell>
          <table:table-cell table:formula="of:=['selected results'.U97]" office:value-type="float" office:value="106763" calcext:value-type="float">
            <text:p>106763</text:p>
          </table:table-cell>
          <table:table-cell table:formula="of:=['selected results'.H97]" office:value-type="float" office:value="0" calcext:value-type="float">
            <text:p>0</text:p>
          </table:table-cell>
          <table:table-cell table:formula="of:=[.G97]+[.F97]+[.E97]-[.D97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8]" office:value-type="float" office:value="26.16" calcext:value-type="float">
            <text:p>26.16</text:p>
          </table:table-cell>
          <table:table-cell table:formula="of:=[$general.B98]" office:value-type="float" office:value="0.8" calcext:value-type="float">
            <text:p>0.8</text:p>
          </table:table-cell>
          <table:table-cell table:formula="of:=[$'copy of results.csv '.C98]" office:value-type="float" office:value="1" calcext:value-type="float">
            <text:p>1</text:p>
          </table:table-cell>
          <table:table-cell table:formula="of:=[general.P98]" office:value-type="float" office:value="106763" calcext:value-type="float">
            <text:p>106763</text:p>
          </table:table-cell>
          <table:table-cell table:formula="of:=['selected results'.L98]" office:value-type="float" office:value="0" calcext:value-type="float">
            <text:p>0</text:p>
          </table:table-cell>
          <table:table-cell table:formula="of:=['selected results'.U98]" office:value-type="float" office:value="106763" calcext:value-type="float">
            <text:p>106763</text:p>
          </table:table-cell>
          <table:table-cell table:formula="of:=['selected results'.H98]" office:value-type="float" office:value="0" calcext:value-type="float">
            <text:p>0</text:p>
          </table:table-cell>
          <table:table-cell table:formula="of:=[.G98]+[.F98]+[.E98]-[.D98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9]" office:value-type="float" office:value="26.16" calcext:value-type="float">
            <text:p>26.16</text:p>
          </table:table-cell>
          <table:table-cell table:formula="of:=[$general.B99]" office:value-type="float" office:value="0.9" calcext:value-type="float">
            <text:p>0.9</text:p>
          </table:table-cell>
          <table:table-cell table:formula="of:=[$'copy of results.csv '.C99]" office:value-type="float" office:value="1" calcext:value-type="float">
            <text:p>1</text:p>
          </table:table-cell>
          <table:table-cell table:formula="of:=[general.P99]" office:value-type="float" office:value="106763" calcext:value-type="float">
            <text:p>106763</text:p>
          </table:table-cell>
          <table:table-cell table:formula="of:=['selected results'.L99]" office:value-type="float" office:value="0" calcext:value-type="float">
            <text:p>0</text:p>
          </table:table-cell>
          <table:table-cell table:formula="of:=['selected results'.U99]" office:value-type="float" office:value="106763" calcext:value-type="float">
            <text:p>106763</text:p>
          </table:table-cell>
          <table:table-cell table:formula="of:=['selected results'.H99]" office:value-type="float" office:value="0" calcext:value-type="float">
            <text:p>0</text:p>
          </table:table-cell>
          <table:table-cell table:formula="of:=[.G99]+[.F99]+[.E99]-[.D99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0]" office:value-type="float" office:value="26.16" calcext:value-type="float">
            <text:p>26.16</text:p>
          </table:table-cell>
          <table:table-cell table:formula="of:=[$general.B100]" office:value-type="float" office:value="1" calcext:value-type="float">
            <text:p>1</text:p>
          </table:table-cell>
          <table:table-cell table:formula="of:=[$'copy of results.csv '.C100]" office:value-type="float" office:value="1" calcext:value-type="float">
            <text:p>1</text:p>
          </table:table-cell>
          <table:table-cell table:formula="of:=[general.P100]" office:value-type="float" office:value="106763" calcext:value-type="float">
            <text:p>106763</text:p>
          </table:table-cell>
          <table:table-cell table:formula="of:=['selected results'.L100]" office:value-type="float" office:value="0" calcext:value-type="float">
            <text:p>0</text:p>
          </table:table-cell>
          <table:table-cell table:formula="of:=['selected results'.U100]" office:value-type="float" office:value="106763" calcext:value-type="float">
            <text:p>106763</text:p>
          </table:table-cell>
          <table:table-cell table:formula="of:=['selected results'.H100]" office:value-type="float" office:value="0" calcext:value-type="float">
            <text:p>0</text:p>
          </table:table-cell>
          <table:table-cell table:formula="of:=[.G100]+[.F100]+[.E100]-[.D100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1]" office:value-type="float" office:value="52.32" calcext:value-type="float">
            <text:p>52.32</text:p>
          </table:table-cell>
          <table:table-cell table:formula="of:=[$general.B101]" office:value-type="float" office:value="0" calcext:value-type="float">
            <text:p>0</text:p>
          </table:table-cell>
          <table:table-cell table:formula="of:=[$'copy of results.csv '.C101]" office:value-type="float" office:value="1" calcext:value-type="float">
            <text:p>1</text:p>
          </table:table-cell>
          <table:table-cell table:formula="of:=[general.P101]" office:value-type="float" office:value="56802.3" calcext:value-type="float">
            <text:p>56802.3</text:p>
          </table:table-cell>
          <table:table-cell table:formula="of:=['selected results'.L101]" office:value-type="float" office:value="0" calcext:value-type="float">
            <text:p>0</text:p>
          </table:table-cell>
          <table:table-cell table:formula="of:=['selected results'.U101]" office:value-type="float" office:value="56802.3" calcext:value-type="float">
            <text:p>56802.3</text:p>
          </table:table-cell>
          <table:table-cell table:formula="of:=['selected results'.H101]" office:value-type="float" office:value="0" calcext:value-type="float">
            <text:p>0</text:p>
          </table:table-cell>
          <table:table-cell table:formula="of:=[.G101]+[.F101]+[.E101]-[.D101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2]" office:value-type="float" office:value="52.32" calcext:value-type="float">
            <text:p>52.32</text:p>
          </table:table-cell>
          <table:table-cell table:formula="of:=[$general.B102]" office:value-type="float" office:value="0.1" calcext:value-type="float">
            <text:p>0.1</text:p>
          </table:table-cell>
          <table:table-cell table:formula="of:=[$'copy of results.csv '.C102]" office:value-type="float" office:value="1" calcext:value-type="float">
            <text:p>1</text:p>
          </table:table-cell>
          <table:table-cell table:formula="of:=[general.P102]" office:value-type="float" office:value="106763" calcext:value-type="float">
            <text:p>106763</text:p>
          </table:table-cell>
          <table:table-cell table:formula="of:=['selected results'.L102]" office:value-type="float" office:value="0" calcext:value-type="float">
            <text:p>0</text:p>
          </table:table-cell>
          <table:table-cell table:formula="of:=['selected results'.U102]" office:value-type="float" office:value="106763" calcext:value-type="float">
            <text:p>106763</text:p>
          </table:table-cell>
          <table:table-cell table:formula="of:=['selected results'.H102]" office:value-type="float" office:value="0" calcext:value-type="float">
            <text:p>0</text:p>
          </table:table-cell>
          <table:table-cell table:formula="of:=[.G102]+[.F102]+[.E102]-[.D102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3]" office:value-type="float" office:value="52.32" calcext:value-type="float">
            <text:p>52.32</text:p>
          </table:table-cell>
          <table:table-cell table:formula="of:=[$general.B103]" office:value-type="float" office:value="0.2" calcext:value-type="float">
            <text:p>0.2</text:p>
          </table:table-cell>
          <table:table-cell table:formula="of:=[$'copy of results.csv '.C103]" office:value-type="float" office:value="1" calcext:value-type="float">
            <text:p>1</text:p>
          </table:table-cell>
          <table:table-cell table:formula="of:=[general.P103]" office:value-type="float" office:value="106763" calcext:value-type="float">
            <text:p>106763</text:p>
          </table:table-cell>
          <table:table-cell table:formula="of:=['selected results'.L103]" office:value-type="float" office:value="0" calcext:value-type="float">
            <text:p>0</text:p>
          </table:table-cell>
          <table:table-cell table:formula="of:=['selected results'.U103]" office:value-type="float" office:value="106763" calcext:value-type="float">
            <text:p>106763</text:p>
          </table:table-cell>
          <table:table-cell table:formula="of:=['selected results'.H103]" office:value-type="float" office:value="0" calcext:value-type="float">
            <text:p>0</text:p>
          </table:table-cell>
          <table:table-cell table:formula="of:=[.G103]+[.F103]+[.E103]-[.D103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4]" office:value-type="float" office:value="52.32" calcext:value-type="float">
            <text:p>52.32</text:p>
          </table:table-cell>
          <table:table-cell table:formula="of:=[$general.B104]" office:value-type="float" office:value="0.3" calcext:value-type="float">
            <text:p>0.3</text:p>
          </table:table-cell>
          <table:table-cell table:formula="of:=[$'copy of results.csv '.C104]" office:value-type="float" office:value="1" calcext:value-type="float">
            <text:p>1</text:p>
          </table:table-cell>
          <table:table-cell table:formula="of:=[general.P104]" office:value-type="float" office:value="106763" calcext:value-type="float">
            <text:p>106763</text:p>
          </table:table-cell>
          <table:table-cell table:formula="of:=['selected results'.L104]" office:value-type="float" office:value="0" calcext:value-type="float">
            <text:p>0</text:p>
          </table:table-cell>
          <table:table-cell table:formula="of:=['selected results'.U104]" office:value-type="float" office:value="106763" calcext:value-type="float">
            <text:p>106763</text:p>
          </table:table-cell>
          <table:table-cell table:formula="of:=['selected results'.H104]" office:value-type="float" office:value="0" calcext:value-type="float">
            <text:p>0</text:p>
          </table:table-cell>
          <table:table-cell table:formula="of:=[.G104]+[.F104]+[.E104]-[.D104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5]" office:value-type="float" office:value="52.32" calcext:value-type="float">
            <text:p>52.32</text:p>
          </table:table-cell>
          <table:table-cell table:formula="of:=[$general.B105]" office:value-type="float" office:value="0.4" calcext:value-type="float">
            <text:p>0.4</text:p>
          </table:table-cell>
          <table:table-cell table:formula="of:=[$'copy of results.csv '.C105]" office:value-type="float" office:value="1" calcext:value-type="float">
            <text:p>1</text:p>
          </table:table-cell>
          <table:table-cell table:formula="of:=[general.P105]" office:value-type="float" office:value="106763" calcext:value-type="float">
            <text:p>106763</text:p>
          </table:table-cell>
          <table:table-cell table:formula="of:=['selected results'.L105]" office:value-type="float" office:value="0" calcext:value-type="float">
            <text:p>0</text:p>
          </table:table-cell>
          <table:table-cell table:formula="of:=['selected results'.U105]" office:value-type="float" office:value="106763" calcext:value-type="float">
            <text:p>106763</text:p>
          </table:table-cell>
          <table:table-cell table:formula="of:=['selected results'.H105]" office:value-type="float" office:value="0" calcext:value-type="float">
            <text:p>0</text:p>
          </table:table-cell>
          <table:table-cell table:formula="of:=[.G105]+[.F105]+[.E105]-[.D105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6]" office:value-type="float" office:value="52.32" calcext:value-type="float">
            <text:p>52.32</text:p>
          </table:table-cell>
          <table:table-cell table:formula="of:=[$general.B106]" office:value-type="float" office:value="0.5" calcext:value-type="float">
            <text:p>0.5</text:p>
          </table:table-cell>
          <table:table-cell table:formula="of:=[$'copy of results.csv '.C106]" office:value-type="float" office:value="1" calcext:value-type="float">
            <text:p>1</text:p>
          </table:table-cell>
          <table:table-cell table:formula="of:=[general.P106]" office:value-type="float" office:value="106763" calcext:value-type="float">
            <text:p>106763</text:p>
          </table:table-cell>
          <table:table-cell table:formula="of:=['selected results'.L106]" office:value-type="float" office:value="0" calcext:value-type="float">
            <text:p>0</text:p>
          </table:table-cell>
          <table:table-cell table:formula="of:=['selected results'.U106]" office:value-type="float" office:value="106763" calcext:value-type="float">
            <text:p>106763</text:p>
          </table:table-cell>
          <table:table-cell table:formula="of:=['selected results'.H106]" office:value-type="float" office:value="0" calcext:value-type="float">
            <text:p>0</text:p>
          </table:table-cell>
          <table:table-cell table:formula="of:=[.G106]+[.F106]+[.E106]-[.D106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7]" office:value-type="float" office:value="52.32" calcext:value-type="float">
            <text:p>52.32</text:p>
          </table:table-cell>
          <table:table-cell table:formula="of:=[$general.B107]" office:value-type="float" office:value="0.6" calcext:value-type="float">
            <text:p>0.6</text:p>
          </table:table-cell>
          <table:table-cell table:formula="of:=[$'copy of results.csv '.C107]" office:value-type="float" office:value="1" calcext:value-type="float">
            <text:p>1</text:p>
          </table:table-cell>
          <table:table-cell table:formula="of:=[general.P107]" office:value-type="float" office:value="106763" calcext:value-type="float">
            <text:p>106763</text:p>
          </table:table-cell>
          <table:table-cell table:formula="of:=['selected results'.L107]" office:value-type="float" office:value="0" calcext:value-type="float">
            <text:p>0</text:p>
          </table:table-cell>
          <table:table-cell table:formula="of:=['selected results'.U107]" office:value-type="float" office:value="106763" calcext:value-type="float">
            <text:p>106763</text:p>
          </table:table-cell>
          <table:table-cell table:formula="of:=['selected results'.H107]" office:value-type="float" office:value="0" calcext:value-type="float">
            <text:p>0</text:p>
          </table:table-cell>
          <table:table-cell table:formula="of:=[.G107]+[.F107]+[.E107]-[.D107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8]" office:value-type="float" office:value="52.32" calcext:value-type="float">
            <text:p>52.32</text:p>
          </table:table-cell>
          <table:table-cell table:formula="of:=[$general.B108]" office:value-type="float" office:value="0.7" calcext:value-type="float">
            <text:p>0.7</text:p>
          </table:table-cell>
          <table:table-cell table:formula="of:=[$'copy of results.csv '.C108]" office:value-type="float" office:value="1" calcext:value-type="float">
            <text:p>1</text:p>
          </table:table-cell>
          <table:table-cell table:formula="of:=[general.P108]" office:value-type="float" office:value="106763" calcext:value-type="float">
            <text:p>106763</text:p>
          </table:table-cell>
          <table:table-cell table:formula="of:=['selected results'.L108]" office:value-type="float" office:value="0" calcext:value-type="float">
            <text:p>0</text:p>
          </table:table-cell>
          <table:table-cell table:formula="of:=['selected results'.U108]" office:value-type="float" office:value="106763" calcext:value-type="float">
            <text:p>106763</text:p>
          </table:table-cell>
          <table:table-cell table:formula="of:=['selected results'.H108]" office:value-type="float" office:value="0" calcext:value-type="float">
            <text:p>0</text:p>
          </table:table-cell>
          <table:table-cell table:formula="of:=[.G108]+[.F108]+[.E108]-[.D108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9]" office:value-type="float" office:value="52.32" calcext:value-type="float">
            <text:p>52.32</text:p>
          </table:table-cell>
          <table:table-cell table:formula="of:=[$general.B109]" office:value-type="float" office:value="0.8" calcext:value-type="float">
            <text:p>0.8</text:p>
          </table:table-cell>
          <table:table-cell table:formula="of:=[$'copy of results.csv '.C109]" office:value-type="float" office:value="1" calcext:value-type="float">
            <text:p>1</text:p>
          </table:table-cell>
          <table:table-cell table:formula="of:=[general.P109]" office:value-type="float" office:value="106763" calcext:value-type="float">
            <text:p>106763</text:p>
          </table:table-cell>
          <table:table-cell table:formula="of:=['selected results'.L109]" office:value-type="float" office:value="0" calcext:value-type="float">
            <text:p>0</text:p>
          </table:table-cell>
          <table:table-cell table:formula="of:=['selected results'.U109]" office:value-type="float" office:value="106763" calcext:value-type="float">
            <text:p>106763</text:p>
          </table:table-cell>
          <table:table-cell table:formula="of:=['selected results'.H109]" office:value-type="float" office:value="0" calcext:value-type="float">
            <text:p>0</text:p>
          </table:table-cell>
          <table:table-cell table:formula="of:=[.G109]+[.F109]+[.E109]-[.D109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10]" office:value-type="float" office:value="52.32" calcext:value-type="float">
            <text:p>52.32</text:p>
          </table:table-cell>
          <table:table-cell table:formula="of:=[$general.B110]" office:value-type="float" office:value="0.9" calcext:value-type="float">
            <text:p>0.9</text:p>
          </table:table-cell>
          <table:table-cell table:formula="of:=[$'copy of results.csv '.C110]" office:value-type="float" office:value="1" calcext:value-type="float">
            <text:p>1</text:p>
          </table:table-cell>
          <table:table-cell table:formula="of:=[general.P110]" office:value-type="float" office:value="106763" calcext:value-type="float">
            <text:p>106763</text:p>
          </table:table-cell>
          <table:table-cell table:formula="of:=['selected results'.L110]" office:value-type="float" office:value="0" calcext:value-type="float">
            <text:p>0</text:p>
          </table:table-cell>
          <table:table-cell table:formula="of:=['selected results'.U110]" office:value-type="float" office:value="106763" calcext:value-type="float">
            <text:p>106763</text:p>
          </table:table-cell>
          <table:table-cell table:formula="of:=['selected results'.H110]" office:value-type="float" office:value="0" calcext:value-type="float">
            <text:p>0</text:p>
          </table:table-cell>
          <table:table-cell table:formula="of:=[.G110]+[.F110]+[.E110]-[.D110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11]" office:value-type="float" office:value="52.32" calcext:value-type="float">
            <text:p>52.32</text:p>
          </table:table-cell>
          <table:table-cell table:formula="of:=[$general.B111]" office:value-type="float" office:value="1" calcext:value-type="float">
            <text:p>1</text:p>
          </table:table-cell>
          <table:table-cell table:formula="of:=[$'copy of results.csv '.C111]" office:value-type="float" office:value="1" calcext:value-type="float">
            <text:p>1</text:p>
          </table:table-cell>
          <table:table-cell table:formula="of:=[general.P111]" office:value-type="float" office:value="106763" calcext:value-type="float">
            <text:p>106763</text:p>
          </table:table-cell>
          <table:table-cell table:formula="of:=['selected results'.L111]" office:value-type="float" office:value="0" calcext:value-type="float">
            <text:p>0</text:p>
          </table:table-cell>
          <table:table-cell table:formula="of:=['selected results'.U111]" office:value-type="float" office:value="106763" calcext:value-type="float">
            <text:p>106763</text:p>
          </table:table-cell>
          <table:table-cell table:formula="of:=['selected results'.H111]" office:value-type="float" office:value="0" calcext:value-type="float">
            <text:p>0</text:p>
          </table:table-cell>
          <table:table-cell table:formula="of:=[.G111]+[.F111]+[.E111]-[.D111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12]" office:value-type="float" office:value="0" calcext:value-type="float">
            <text:p>0</text:p>
          </table:table-cell>
          <table:table-cell table:formula="of:=[$general.B112]" office:value-type="float" office:value="0" calcext:value-type="float">
            <text:p>0</text:p>
          </table:table-cell>
          <table:table-cell table:formula="of:=[$'copy of results.csv '.C112]" office:value-type="float" office:value="0" calcext:value-type="float">
            <text:p>0</text:p>
          </table:table-cell>
          <table:table-cell table:formula="of:=[general.P112]" office:value-type="float" office:value="0" calcext:value-type="float">
            <text:p>0</text:p>
          </table:table-cell>
          <table:table-cell table:formula="of:=['selected results'.L112]" office:value-type="float" office:value="0" calcext:value-type="float">
            <text:p>0</text:p>
          </table:table-cell>
          <table:table-cell table:formula="of:=['selected results'.U112]" office:value-type="float" office:value="0" calcext:value-type="float">
            <text:p>0</text:p>
          </table:table-cell>
          <table:table-cell table:formula="of:=['selected results'.H112]" office:value-type="float" office:value="0" calcext:value-type="float">
            <text:p>0</text:p>
          </table:table-cell>
          <table:table-cell table:formula="of:=[.G112]+[.F112]+[.E112]-[.D112]" office:value-type="float" office:value="0" calcext:value-type="float">
            <text:p>0</text:p>
          </table:table-cell>
        </table:table-row>
        <table:table-row table:style-name="ro1" table:number-rows-repeated="14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</table:table>
      <table:table table:name="2018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column table:style-name="co1" table:default-cell-style-name="ce3"/>
        <table:table-row table:style-name="ro1">
          <table:table-cell table:formula="of:=[$general.A1]" office:value-type="string" office:string-value="p0" calcext:value-type="string">
            <text:p>p0</text:p>
          </table:table-cell>
          <table:table-cell table:formula="of:=[$general.B1]" office:value-type="string" office:string-value="lambda" calcext:value-type="string">
            <text:p>lambda</text:p>
          </table:table-cell>
          <table:table-cell office:value-type="string" calcext:value-type="string">
            <text:p>futures_excluded</text:p>
          </table:table-cell>
          <table:table-cell office:value-type="string" calcext:value-type="string">
            <text:p>purchased</text:p>
          </table:table-cell>
          <table:table-cell office:value-type="string" calcext:value-type="string">
            <text:p>s2018</text:p>
          </table:table-cell>
          <table:table-cell table:style-name="Default" office:value-type="string" calcext:value-type="string">
            <text:p>f2017</text:p>
          </table:table-cell>
          <table:table-cell office:value-type="string" calcext:value-type="string">
            <text:p>f2016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table:formula="of:=[$general.A2]" office:value-type="float" office:value="0" calcext:value-type="float">
            <text:p>0</text:p>
          </table:table-cell>
          <table:table-cell table:formula="of:=[$general.B2]" office:value-type="float" office:value="0" calcext:value-type="float">
            <text:p>0</text:p>
          </table:table-cell>
          <table:table-cell table:formula="of:=[$'copy of results.csv '.C2]" office:value-type="float" office:value="0" calcext:value-type="float">
            <text:p>0</text:p>
          </table:table-cell>
          <table:table-cell table:formula="of:=[$general.Q2]" office:value-type="float" office:value="55130.8" calcext:value-type="float">
            <text:p>55130.8</text:p>
          </table:table-cell>
          <table:table-cell table:formula="of:=['selected results'.AC2]" office:value-type="float" office:value="55130.8" calcext:value-type="float">
            <text:p>55130.8</text:p>
          </table:table-cell>
          <table:table-cell table:formula="of:=['selected results'.R2]" office:value-type="float" office:value="0" calcext:value-type="float">
            <text:p>0</text:p>
          </table:table-cell>
          <table:table-cell table:formula="of:=['selected results'.I2]" office:value-type="float" office:value="0" calcext:value-type="float">
            <text:p>0</text:p>
          </table:table-cell>
          <table:table-cell table:formula="of:=[.G2]+[.F2]+[.E2]-[.D2]" office:value-type="float" office:value="0" calcext:value-type="float">
            <text:p>0</text:p>
          </table:table-cell>
        </table:table-row>
        <table:table-row table:style-name="ro1">
          <table:table-cell table:formula="of:=[$general.A3]" office:value-type="float" office:value="0" calcext:value-type="float">
            <text:p>0</text:p>
          </table:table-cell>
          <table:table-cell table:formula="of:=[$general.B3]" office:value-type="float" office:value="0.1" calcext:value-type="float">
            <text:p>0.1</text:p>
          </table:table-cell>
          <table:table-cell table:formula="of:=[$'copy of results.csv '.C3]" office:value-type="float" office:value="0" calcext:value-type="float">
            <text:p>0</text:p>
          </table:table-cell>
          <table:table-cell table:formula="of:=[$general.Q3]" office:value-type="float" office:value="55130.8" calcext:value-type="float">
            <text:p>55130.8</text:p>
          </table:table-cell>
          <table:table-cell table:formula="of:=['selected results'.AC3]" office:value-type="float" office:value="55130.8" calcext:value-type="float">
            <text:p>55130.8</text:p>
          </table:table-cell>
          <table:table-cell table:formula="of:=['selected results'.R3]" office:value-type="float" office:value="0" calcext:value-type="float">
            <text:p>0</text:p>
          </table:table-cell>
          <table:table-cell table:formula="of:=['selected results'.I3]" office:value-type="float" office:value="0" calcext:value-type="float">
            <text:p>0</text:p>
          </table:table-cell>
          <table:table-cell table:formula="of:=[.G3]+[.F3]+[.E3]-[.D3]" office:value-type="float" office:value="0" calcext:value-type="float">
            <text:p>0</text:p>
          </table:table-cell>
        </table:table-row>
        <table:table-row table:style-name="ro1">
          <table:table-cell table:formula="of:=[$general.A4]" office:value-type="float" office:value="0" calcext:value-type="float">
            <text:p>0</text:p>
          </table:table-cell>
          <table:table-cell table:formula="of:=[$general.B4]" office:value-type="float" office:value="0.2" calcext:value-type="float">
            <text:p>0.2</text:p>
          </table:table-cell>
          <table:table-cell table:formula="of:=[$'copy of results.csv '.C4]" office:value-type="float" office:value="0" calcext:value-type="float">
            <text:p>0</text:p>
          </table:table-cell>
          <table:table-cell table:formula="of:=[$general.Q4]" office:value-type="float" office:value="55130.8" calcext:value-type="float">
            <text:p>55130.8</text:p>
          </table:table-cell>
          <table:table-cell table:formula="of:=['selected results'.AC4]" office:value-type="float" office:value="55130.8" calcext:value-type="float">
            <text:p>55130.8</text:p>
          </table:table-cell>
          <table:table-cell table:formula="of:=['selected results'.R4]" office:value-type="float" office:value="0" calcext:value-type="float">
            <text:p>0</text:p>
          </table:table-cell>
          <table:table-cell table:formula="of:=['selected results'.I4]" office:value-type="float" office:value="0" calcext:value-type="float">
            <text:p>0</text:p>
          </table:table-cell>
          <table:table-cell table:formula="of:=[.G4]+[.F4]+[.E4]-[.D4]" office:value-type="float" office:value="0" calcext:value-type="float">
            <text:p>0</text:p>
          </table:table-cell>
        </table:table-row>
        <table:table-row table:style-name="ro1">
          <table:table-cell table:formula="of:=[$general.A5]" office:value-type="float" office:value="0" calcext:value-type="float">
            <text:p>0</text:p>
          </table:table-cell>
          <table:table-cell table:formula="of:=[$general.B5]" office:value-type="float" office:value="0.3" calcext:value-type="float">
            <text:p>0.3</text:p>
          </table:table-cell>
          <table:table-cell table:formula="of:=[$'copy of results.csv '.C5]" office:value-type="float" office:value="0" calcext:value-type="float">
            <text:p>0</text:p>
          </table:table-cell>
          <table:table-cell table:formula="of:=[$general.Q5]" office:value-type="float" office:value="55130.8" calcext:value-type="float">
            <text:p>55130.8</text:p>
          </table:table-cell>
          <table:table-cell table:formula="of:=['selected results'.AC5]" office:value-type="float" office:value="55130.8" calcext:value-type="float">
            <text:p>55130.8</text:p>
          </table:table-cell>
          <table:table-cell table:formula="of:=['selected results'.R5]" office:value-type="float" office:value="0" calcext:value-type="float">
            <text:p>0</text:p>
          </table:table-cell>
          <table:table-cell table:formula="of:=['selected results'.I5]" office:value-type="float" office:value="0" calcext:value-type="float">
            <text:p>0</text:p>
          </table:table-cell>
          <table:table-cell table:formula="of:=[.G5]+[.F5]+[.E5]-[.D5]" office:value-type="float" office:value="0" calcext:value-type="float">
            <text:p>0</text:p>
          </table:table-cell>
        </table:table-row>
        <table:table-row table:style-name="ro1">
          <table:table-cell table:formula="of:=[$general.A6]" office:value-type="float" office:value="0" calcext:value-type="float">
            <text:p>0</text:p>
          </table:table-cell>
          <table:table-cell table:formula="of:=[$general.B6]" office:value-type="float" office:value="0.4" calcext:value-type="float">
            <text:p>0.4</text:p>
          </table:table-cell>
          <table:table-cell table:formula="of:=[$'copy of results.csv '.C6]" office:value-type="float" office:value="0" calcext:value-type="float">
            <text:p>0</text:p>
          </table:table-cell>
          <table:table-cell table:formula="of:=[$general.Q6]" office:value-type="float" office:value="55130.8" calcext:value-type="float">
            <text:p>55130.8</text:p>
          </table:table-cell>
          <table:table-cell table:formula="of:=['selected results'.AC6]" office:value-type="float" office:value="55130.8" calcext:value-type="float">
            <text:p>55130.8</text:p>
          </table:table-cell>
          <table:table-cell table:formula="of:=['selected results'.R6]" office:value-type="float" office:value="0" calcext:value-type="float">
            <text:p>0</text:p>
          </table:table-cell>
          <table:table-cell table:formula="of:=['selected results'.I6]" office:value-type="float" office:value="0" calcext:value-type="float">
            <text:p>0</text:p>
          </table:table-cell>
          <table:table-cell table:formula="of:=[.G6]+[.F6]+[.E6]-[.D6]" office:value-type="float" office:value="0" calcext:value-type="float">
            <text:p>0</text:p>
          </table:table-cell>
        </table:table-row>
        <table:table-row table:style-name="ro1">
          <table:table-cell table:formula="of:=[$general.A7]" office:value-type="float" office:value="0" calcext:value-type="float">
            <text:p>0</text:p>
          </table:table-cell>
          <table:table-cell table:formula="of:=[$general.B7]" office:value-type="float" office:value="0.5" calcext:value-type="float">
            <text:p>0.5</text:p>
          </table:table-cell>
          <table:table-cell table:formula="of:=[$'copy of results.csv '.C7]" office:value-type="float" office:value="0" calcext:value-type="float">
            <text:p>0</text:p>
          </table:table-cell>
          <table:table-cell table:formula="of:=[$general.Q7]" office:value-type="float" office:value="55130.8" calcext:value-type="float">
            <text:p>55130.8</text:p>
          </table:table-cell>
          <table:table-cell table:formula="of:=['selected results'.AC7]" office:value-type="float" office:value="55130.8" calcext:value-type="float">
            <text:p>55130.8</text:p>
          </table:table-cell>
          <table:table-cell table:formula="of:=['selected results'.R7]" office:value-type="float" office:value="0" calcext:value-type="float">
            <text:p>0</text:p>
          </table:table-cell>
          <table:table-cell table:formula="of:=['selected results'.I7]" office:value-type="float" office:value="0" calcext:value-type="float">
            <text:p>0</text:p>
          </table:table-cell>
          <table:table-cell table:formula="of:=[.G7]+[.F7]+[.E7]-[.D7]" office:value-type="float" office:value="0" calcext:value-type="float">
            <text:p>0</text:p>
          </table:table-cell>
        </table:table-row>
        <table:table-row table:style-name="ro1">
          <table:table-cell table:formula="of:=[$general.A8]" office:value-type="float" office:value="0" calcext:value-type="float">
            <text:p>0</text:p>
          </table:table-cell>
          <table:table-cell table:formula="of:=[$general.B8]" office:value-type="float" office:value="0.6" calcext:value-type="float">
            <text:p>0.6</text:p>
          </table:table-cell>
          <table:table-cell table:formula="of:=[$'copy of results.csv '.C8]" office:value-type="float" office:value="0" calcext:value-type="float">
            <text:p>0</text:p>
          </table:table-cell>
          <table:table-cell table:formula="of:=[$general.Q8]" office:value-type="float" office:value="55130.8" calcext:value-type="float">
            <text:p>55130.8</text:p>
          </table:table-cell>
          <table:table-cell table:formula="of:=['selected results'.AC8]" office:value-type="float" office:value="55130.8" calcext:value-type="float">
            <text:p>55130.8</text:p>
          </table:table-cell>
          <table:table-cell table:formula="of:=['selected results'.R8]" office:value-type="float" office:value="0" calcext:value-type="float">
            <text:p>0</text:p>
          </table:table-cell>
          <table:table-cell table:formula="of:=['selected results'.I8]" office:value-type="float" office:value="0" calcext:value-type="float">
            <text:p>0</text:p>
          </table:table-cell>
          <table:table-cell table:formula="of:=[.G8]+[.F8]+[.E8]-[.D8]" office:value-type="float" office:value="0" calcext:value-type="float">
            <text:p>0</text:p>
          </table:table-cell>
        </table:table-row>
        <table:table-row table:style-name="ro1">
          <table:table-cell table:formula="of:=[$general.A9]" office:value-type="float" office:value="0" calcext:value-type="float">
            <text:p>0</text:p>
          </table:table-cell>
          <table:table-cell table:formula="of:=[$general.B9]" office:value-type="float" office:value="0.7" calcext:value-type="float">
            <text:p>0.7</text:p>
          </table:table-cell>
          <table:table-cell table:formula="of:=[$'copy of results.csv '.C9]" office:value-type="float" office:value="0" calcext:value-type="float">
            <text:p>0</text:p>
          </table:table-cell>
          <table:table-cell table:formula="of:=[$general.Q9]" office:value-type="float" office:value="55130.8" calcext:value-type="float">
            <text:p>55130.8</text:p>
          </table:table-cell>
          <table:table-cell table:formula="of:=['selected results'.AC9]" office:value-type="float" office:value="55130.8" calcext:value-type="float">
            <text:p>55130.8</text:p>
          </table:table-cell>
          <table:table-cell table:formula="of:=['selected results'.R9]" office:value-type="float" office:value="0" calcext:value-type="float">
            <text:p>0</text:p>
          </table:table-cell>
          <table:table-cell table:formula="of:=['selected results'.I9]" office:value-type="float" office:value="0" calcext:value-type="float">
            <text:p>0</text:p>
          </table:table-cell>
          <table:table-cell table:formula="of:=[.G9]+[.F9]+[.E9]-[.D9]" office:value-type="float" office:value="0" calcext:value-type="float">
            <text:p>0</text:p>
          </table:table-cell>
        </table:table-row>
        <table:table-row table:style-name="ro1">
          <table:table-cell table:formula="of:=[$general.A10]" office:value-type="float" office:value="0" calcext:value-type="float">
            <text:p>0</text:p>
          </table:table-cell>
          <table:table-cell table:formula="of:=[$general.B10]" office:value-type="float" office:value="0.8" calcext:value-type="float">
            <text:p>0.8</text:p>
          </table:table-cell>
          <table:table-cell table:formula="of:=[$'copy of results.csv '.C10]" office:value-type="float" office:value="0" calcext:value-type="float">
            <text:p>0</text:p>
          </table:table-cell>
          <table:table-cell table:formula="of:=[$general.Q10]" office:value-type="float" office:value="55130.8" calcext:value-type="float">
            <text:p>55130.8</text:p>
          </table:table-cell>
          <table:table-cell table:formula="of:=['selected results'.AC10]" office:value-type="float" office:value="55130.8" calcext:value-type="float">
            <text:p>55130.8</text:p>
          </table:table-cell>
          <table:table-cell table:formula="of:=['selected results'.R10]" office:value-type="float" office:value="0" calcext:value-type="float">
            <text:p>0</text:p>
          </table:table-cell>
          <table:table-cell table:formula="of:=['selected results'.I10]" office:value-type="float" office:value="0" calcext:value-type="float">
            <text:p>0</text:p>
          </table:table-cell>
          <table:table-cell table:formula="of:=[.G10]+[.F10]+[.E10]-[.D10]" office:value-type="float" office:value="0" calcext:value-type="float">
            <text:p>0</text:p>
          </table:table-cell>
        </table:table-row>
        <table:table-row table:style-name="ro1">
          <table:table-cell table:formula="of:=[$general.A11]" office:value-type="float" office:value="0" calcext:value-type="float">
            <text:p>0</text:p>
          </table:table-cell>
          <table:table-cell table:formula="of:=[$general.B11]" office:value-type="float" office:value="0.9" calcext:value-type="float">
            <text:p>0.9</text:p>
          </table:table-cell>
          <table:table-cell table:formula="of:=[$'copy of results.csv '.C11]" office:value-type="float" office:value="0" calcext:value-type="float">
            <text:p>0</text:p>
          </table:table-cell>
          <table:table-cell table:formula="of:=[$general.Q11]" office:value-type="float" office:value="55130.8" calcext:value-type="float">
            <text:p>55130.8</text:p>
          </table:table-cell>
          <table:table-cell table:formula="of:=['selected results'.AC11]" office:value-type="float" office:value="55130.8" calcext:value-type="float">
            <text:p>55130.8</text:p>
          </table:table-cell>
          <table:table-cell table:formula="of:=['selected results'.R11]" office:value-type="float" office:value="0" calcext:value-type="float">
            <text:p>0</text:p>
          </table:table-cell>
          <table:table-cell table:formula="of:=['selected results'.I11]" office:value-type="float" office:value="0" calcext:value-type="float">
            <text:p>0</text:p>
          </table:table-cell>
          <table:table-cell table:formula="of:=[.G11]+[.F11]+[.E11]-[.D11]" office:value-type="float" office:value="0" calcext:value-type="float">
            <text:p>0</text:p>
          </table:table-cell>
        </table:table-row>
        <table:table-row table:style-name="ro1">
          <table:table-cell table:formula="of:=[$general.A12]" office:value-type="float" office:value="0" calcext:value-type="float">
            <text:p>0</text:p>
          </table:table-cell>
          <table:table-cell table:formula="of:=[$general.B12]" office:value-type="float" office:value="1" calcext:value-type="float">
            <text:p>1</text:p>
          </table:table-cell>
          <table:table-cell table:formula="of:=[$'copy of results.csv '.C12]" office:value-type="float" office:value="0" calcext:value-type="float">
            <text:p>0</text:p>
          </table:table-cell>
          <table:table-cell table:formula="of:=[$general.Q12]" office:value-type="float" office:value="55130.8" calcext:value-type="float">
            <text:p>55130.8</text:p>
          </table:table-cell>
          <table:table-cell table:formula="of:=['selected results'.AC12]" office:value-type="float" office:value="55130.8" calcext:value-type="float">
            <text:p>55130.8</text:p>
          </table:table-cell>
          <table:table-cell table:formula="of:=['selected results'.R12]" office:value-type="float" office:value="0" calcext:value-type="float">
            <text:p>0</text:p>
          </table:table-cell>
          <table:table-cell table:formula="of:=['selected results'.I12]" office:value-type="float" office:value="0" calcext:value-type="float">
            <text:p>0</text:p>
          </table:table-cell>
          <table:table-cell table:formula="of:=[.G12]+[.F12]+[.E12]-[.D12]" office:value-type="float" office:value="0" calcext:value-type="float">
            <text:p>0</text:p>
          </table:table-cell>
        </table:table-row>
        <table:table-row table:style-name="ro1">
          <table:table-cell table:formula="of:=[$general.A13]" office:value-type="float" office:value="6.54" calcext:value-type="float">
            <text:p>6.54</text:p>
          </table:table-cell>
          <table:table-cell table:formula="of:=[$general.B13]" office:value-type="float" office:value="0" calcext:value-type="float">
            <text:p>0</text:p>
          </table:table-cell>
          <table:table-cell table:formula="of:=[$'copy of results.csv '.C13]" office:value-type="float" office:value="0" calcext:value-type="float">
            <text:p>0</text:p>
          </table:table-cell>
          <table:table-cell table:formula="of:=[$general.Q13]" office:value-type="float" office:value="72700.8" calcext:value-type="float">
            <text:p>72700.8</text:p>
          </table:table-cell>
          <table:table-cell table:formula="of:=['selected results'.AC13]" office:value-type="float" office:value="72700.8" calcext:value-type="float">
            <text:p>72700.8</text:p>
          </table:table-cell>
          <table:table-cell table:formula="of:=['selected results'.R13]" office:value-type="float" office:value="0" calcext:value-type="float">
            <text:p>0</text:p>
          </table:table-cell>
          <table:table-cell table:formula="of:=['selected results'.I13]" office:value-type="float" office:value="0" calcext:value-type="float">
            <text:p>0</text:p>
          </table:table-cell>
          <table:table-cell table:formula="of:=[.G13]+[.F13]+[.E13]-[.D13]" office:value-type="float" office:value="0" calcext:value-type="float">
            <text:p>0</text:p>
          </table:table-cell>
        </table:table-row>
        <table:table-row table:style-name="ro1">
          <table:table-cell table:formula="of:=[$general.A14]" office:value-type="float" office:value="6.54" calcext:value-type="float">
            <text:p>6.54</text:p>
          </table:table-cell>
          <table:table-cell table:formula="of:=[$general.B14]" office:value-type="float" office:value="0.1" calcext:value-type="float">
            <text:p>0.1</text:p>
          </table:table-cell>
          <table:table-cell table:formula="of:=[$'copy of results.csv '.C14]" office:value-type="float" office:value="0" calcext:value-type="float">
            <text:p>0</text:p>
          </table:table-cell>
          <table:table-cell table:formula="of:=[$general.Q14]" office:value-type="float" office:value="66490.8" calcext:value-type="float">
            <text:p>66490.8</text:p>
          </table:table-cell>
          <table:table-cell table:formula="of:=['selected results'.AC14]" office:value-type="float" office:value="19127.3" calcext:value-type="float">
            <text:p>19127.3</text:p>
          </table:table-cell>
          <table:table-cell table:formula="of:=['selected results'.R14]" office:value-type="float" office:value="47363.5" calcext:value-type="float">
            <text:p>47363.5</text:p>
          </table:table-cell>
          <table:table-cell table:formula="of:=['selected results'.I14]" office:value-type="float" office:value="0" calcext:value-type="float">
            <text:p>0</text:p>
          </table:table-cell>
          <table:table-cell table:formula="of:=[.G14]+[.F14]+[.E14]-[.D14]" office:value-type="float" office:value="0" calcext:value-type="float">
            <text:p>0</text:p>
          </table:table-cell>
        </table:table-row>
        <table:table-row table:style-name="ro1">
          <table:table-cell table:formula="of:=[$general.A15]" office:value-type="float" office:value="6.54" calcext:value-type="float">
            <text:p>6.54</text:p>
          </table:table-cell>
          <table:table-cell table:formula="of:=[$general.B15]" office:value-type="float" office:value="0.2" calcext:value-type="float">
            <text:p>0.2</text:p>
          </table:table-cell>
          <table:table-cell table:formula="of:=[$'copy of results.csv '.C15]" office:value-type="float" office:value="0" calcext:value-type="float">
            <text:p>0</text:p>
          </table:table-cell>
          <table:table-cell table:formula="of:=[$general.Q15]" office:value-type="float" office:value="65023.4" calcext:value-type="float">
            <text:p>65023.4</text:p>
          </table:table-cell>
          <table:table-cell table:formula="of:=['selected results'.AC15]" office:value-type="float" office:value="15991.6" calcext:value-type="float">
            <text:p>15991.6</text:p>
          </table:table-cell>
          <table:table-cell table:formula="of:=['selected results'.R15]" office:value-type="float" office:value="49031.8" calcext:value-type="float">
            <text:p>49031.8</text:p>
          </table:table-cell>
          <table:table-cell table:formula="of:=['selected results'.I15]" office:value-type="float" office:value="0" calcext:value-type="float">
            <text:p>0</text:p>
          </table:table-cell>
          <table:table-cell table:formula="of:=[.G15]+[.F15]+[.E15]-[.D15]" office:value-type="float" office:value="0" calcext:value-type="float">
            <text:p>0</text:p>
          </table:table-cell>
        </table:table-row>
        <table:table-row table:style-name="ro1">
          <table:table-cell table:formula="of:=[$general.A16]" office:value-type="float" office:value="6.54" calcext:value-type="float">
            <text:p>6.54</text:p>
          </table:table-cell>
          <table:table-cell table:formula="of:=[$general.B16]" office:value-type="float" office:value="0.3" calcext:value-type="float">
            <text:p>0.3</text:p>
          </table:table-cell>
          <table:table-cell table:formula="of:=[$'copy of results.csv '.C16]" office:value-type="float" office:value="0" calcext:value-type="float">
            <text:p>0</text:p>
          </table:table-cell>
          <table:table-cell table:formula="of:=[$general.Q16]" office:value-type="float" office:value="63587.7" calcext:value-type="float">
            <text:p>63587.7</text:p>
          </table:table-cell>
          <table:table-cell table:formula="of:=['selected results'.AC16]" office:value-type="float" office:value="12923.7" calcext:value-type="float">
            <text:p>12923.7</text:p>
          </table:table-cell>
          <table:table-cell table:formula="of:=['selected results'.R16]" office:value-type="float" office:value="50664" calcext:value-type="float">
            <text:p>50664</text:p>
          </table:table-cell>
          <table:table-cell table:formula="of:=['selected results'.I16]" office:value-type="float" office:value="0" calcext:value-type="float">
            <text:p>0</text:p>
          </table:table-cell>
          <table:table-cell table:formula="of:=[.G16]+[.F16]+[.E16]-[.D16]" office:value-type="float" office:value="0" calcext:value-type="float">
            <text:p>0</text:p>
          </table:table-cell>
        </table:table-row>
        <table:table-row table:style-name="ro1">
          <table:table-cell table:formula="of:=[$general.A17]" office:value-type="float" office:value="6.54" calcext:value-type="float">
            <text:p>6.54</text:p>
          </table:table-cell>
          <table:table-cell table:formula="of:=[$general.B17]" office:value-type="float" office:value="0.4" calcext:value-type="float">
            <text:p>0.4</text:p>
          </table:table-cell>
          <table:table-cell table:formula="of:=[$'copy of results.csv '.C17]" office:value-type="float" office:value="0" calcext:value-type="float">
            <text:p>0</text:p>
          </table:table-cell>
          <table:table-cell table:formula="of:=[$general.Q17]" office:value-type="float" office:value="62608.5" calcext:value-type="float">
            <text:p>62608.5</text:p>
          </table:table-cell>
          <table:table-cell table:formula="of:=['selected results'.AC17]" office:value-type="float" office:value="10831.1" calcext:value-type="float">
            <text:p>10831.1</text:p>
          </table:table-cell>
          <table:table-cell table:formula="of:=['selected results'.R17]" office:value-type="float" office:value="51777.4" calcext:value-type="float">
            <text:p>51777.4</text:p>
          </table:table-cell>
          <table:table-cell table:formula="of:=['selected results'.I17]" office:value-type="float" office:value="0" calcext:value-type="float">
            <text:p>0</text:p>
          </table:table-cell>
          <table:table-cell table:formula="of:=[.G17]+[.F17]+[.E17]-[.D17]" office:value-type="float" office:value="0" calcext:value-type="float">
            <text:p>0</text:p>
          </table:table-cell>
        </table:table-row>
        <table:table-row table:style-name="ro1">
          <table:table-cell table:formula="of:=[$general.A18]" office:value-type="float" office:value="6.54" calcext:value-type="float">
            <text:p>6.54</text:p>
          </table:table-cell>
          <table:table-cell table:formula="of:=[$general.B18]" office:value-type="float" office:value="0.5" calcext:value-type="float">
            <text:p>0.5</text:p>
          </table:table-cell>
          <table:table-cell table:formula="of:=[$'copy of results.csv '.C18]" office:value-type="float" office:value="0" calcext:value-type="float">
            <text:p>0</text:p>
          </table:table-cell>
          <table:table-cell table:formula="of:=[$general.Q18]" office:value-type="float" office:value="61663.18" calcext:value-type="float">
            <text:p>61663.18</text:p>
          </table:table-cell>
          <table:table-cell table:formula="of:=['selected results'.AC18]" office:value-type="float" office:value="8810.98" calcext:value-type="float">
            <text:p>8810.98</text:p>
          </table:table-cell>
          <table:table-cell table:formula="of:=['selected results'.R18]" office:value-type="float" office:value="52852.2" calcext:value-type="float">
            <text:p>52852.2</text:p>
          </table:table-cell>
          <table:table-cell table:formula="of:=['selected results'.I18]" office:value-type="float" office:value="0" calcext:value-type="float">
            <text:p>0</text:p>
          </table:table-cell>
          <table:table-cell table:formula="of:=[.G18]+[.F18]+[.E18]-[.D18]" office:value-type="float" office:value="0" calcext:value-type="float">
            <text:p>0</text:p>
          </table:table-cell>
        </table:table-row>
        <table:table-row table:style-name="ro1">
          <table:table-cell table:formula="of:=[$general.A19]" office:value-type="float" office:value="6.54" calcext:value-type="float">
            <text:p>6.54</text:p>
          </table:table-cell>
          <table:table-cell table:formula="of:=[$general.B19]" office:value-type="float" office:value="0.6" calcext:value-type="float">
            <text:p>0.6</text:p>
          </table:table-cell>
          <table:table-cell table:formula="of:=[$'copy of results.csv '.C19]" office:value-type="float" office:value="0" calcext:value-type="float">
            <text:p>0</text:p>
          </table:table-cell>
          <table:table-cell table:formula="of:=[$general.Q19]" office:value-type="float" office:value="60070.69" calcext:value-type="float">
            <text:p>60070.69</text:p>
          </table:table-cell>
          <table:table-cell table:formula="of:=['selected results'.AC19]" office:value-type="float" office:value="5408.09" calcext:value-type="float">
            <text:p>5408.09</text:p>
          </table:table-cell>
          <table:table-cell table:formula="of:=['selected results'.R19]" office:value-type="float" office:value="54662.6" calcext:value-type="float">
            <text:p>54662.6</text:p>
          </table:table-cell>
          <table:table-cell table:formula="of:=['selected results'.I19]" office:value-type="float" office:value="0" calcext:value-type="float">
            <text:p>0</text:p>
          </table:table-cell>
          <table:table-cell table:formula="of:=[.G19]+[.F19]+[.E19]-[.D19]" office:value-type="float" office:value="0" calcext:value-type="float">
            <text:p>0</text:p>
          </table:table-cell>
        </table:table-row>
        <table:table-row table:style-name="ro1">
          <table:table-cell table:formula="of:=[$general.A20]" office:value-type="float" office:value="6.54" calcext:value-type="float">
            <text:p>6.54</text:p>
          </table:table-cell>
          <table:table-cell table:formula="of:=[$general.B20]" office:value-type="float" office:value="0.7" calcext:value-type="float">
            <text:p>0.7</text:p>
          </table:table-cell>
          <table:table-cell table:formula="of:=[$'copy of results.csv '.C20]" office:value-type="float" office:value="0" calcext:value-type="float">
            <text:p>0</text:p>
          </table:table-cell>
          <table:table-cell table:formula="of:=[$general.Q20]" office:value-type="float" office:value="59615.65" calcext:value-type="float">
            <text:p>59615.65</text:p>
          </table:table-cell>
          <table:table-cell table:formula="of:=['selected results'.AC20]" office:value-type="float" office:value="4435.65" calcext:value-type="float">
            <text:p>4435.65</text:p>
          </table:table-cell>
          <table:table-cell table:formula="of:=['selected results'.R20]" office:value-type="float" office:value="55180" calcext:value-type="float">
            <text:p>55180</text:p>
          </table:table-cell>
          <table:table-cell table:formula="of:=['selected results'.I20]" office:value-type="float" office:value="0" calcext:value-type="float">
            <text:p>0</text:p>
          </table:table-cell>
          <table:table-cell table:formula="of:=[.G20]+[.F20]+[.E20]-[.D20]" office:value-type="float" office:value="0" calcext:value-type="float">
            <text:p>0</text:p>
          </table:table-cell>
        </table:table-row>
        <table:table-row table:style-name="ro1">
          <table:table-cell table:formula="of:=[$general.A21]" office:value-type="float" office:value="6.54" calcext:value-type="float">
            <text:p>6.54</text:p>
          </table:table-cell>
          <table:table-cell table:formula="of:=[$general.B21]" office:value-type="float" office:value="0.8" calcext:value-type="float">
            <text:p>0.8</text:p>
          </table:table-cell>
          <table:table-cell table:formula="of:=[$'copy of results.csv '.C21]" office:value-type="float" office:value="0" calcext:value-type="float">
            <text:p>0</text:p>
          </table:table-cell>
          <table:table-cell table:formula="of:=[$general.Q21]" office:value-type="float" office:value="59520.47" calcext:value-type="float">
            <text:p>59520.47</text:p>
          </table:table-cell>
          <table:table-cell table:formula="of:=['selected results'.AC21]" office:value-type="float" office:value="4232.17" calcext:value-type="float">
            <text:p>4232.17</text:p>
          </table:table-cell>
          <table:table-cell table:formula="of:=['selected results'.R21]" office:value-type="float" office:value="55288.3" calcext:value-type="float">
            <text:p>55288.3</text:p>
          </table:table-cell>
          <table:table-cell table:formula="of:=['selected results'.I21]" office:value-type="float" office:value="0" calcext:value-type="float">
            <text:p>0</text:p>
          </table:table-cell>
          <table:table-cell table:formula="of:=[.G21]+[.F21]+[.E21]-[.D21]" office:value-type="float" office:value="0" calcext:value-type="float">
            <text:p>0</text:p>
          </table:table-cell>
        </table:table-row>
        <table:table-row table:style-name="ro1">
          <table:table-cell table:formula="of:=[$general.A22]" office:value-type="float" office:value="6.54" calcext:value-type="float">
            <text:p>6.54</text:p>
          </table:table-cell>
          <table:table-cell table:formula="of:=[$general.B22]" office:value-type="float" office:value="0.9" calcext:value-type="float">
            <text:p>0.9</text:p>
          </table:table-cell>
          <table:table-cell table:formula="of:=[$'copy of results.csv '.C22]" office:value-type="float" office:value="0" calcext:value-type="float">
            <text:p>0</text:p>
          </table:table-cell>
          <table:table-cell table:formula="of:=[$general.Q22]" office:value-type="float" office:value="59440.52" calcext:value-type="float">
            <text:p>59440.52</text:p>
          </table:table-cell>
          <table:table-cell table:formula="of:=['selected results'.AC22]" office:value-type="float" office:value="4061.32" calcext:value-type="float">
            <text:p>4061.32</text:p>
          </table:table-cell>
          <table:table-cell table:formula="of:=['selected results'.R22]" office:value-type="float" office:value="55379.2" calcext:value-type="float">
            <text:p>55379.2</text:p>
          </table:table-cell>
          <table:table-cell table:formula="of:=['selected results'.I22]" office:value-type="float" office:value="0" calcext:value-type="float">
            <text:p>0</text:p>
          </table:table-cell>
          <table:table-cell table:formula="of:=[.G22]+[.F22]+[.E22]-[.D22]" office:value-type="float" office:value="0" calcext:value-type="float">
            <text:p>0</text:p>
          </table:table-cell>
        </table:table-row>
        <table:table-row table:style-name="ro1">
          <table:table-cell table:formula="of:=[$general.A23]" office:value-type="float" office:value="6.54" calcext:value-type="float">
            <text:p>6.54</text:p>
          </table:table-cell>
          <table:table-cell table:formula="of:=[$general.B23]" office:value-type="float" office:value="1" calcext:value-type="float">
            <text:p>1</text:p>
          </table:table-cell>
          <table:table-cell table:formula="of:=[$'copy of results.csv '.C23]" office:value-type="float" office:value="0" calcext:value-type="float">
            <text:p>0</text:p>
          </table:table-cell>
          <table:table-cell table:formula="of:=[$general.Q23]" office:value-type="float" office:value="59280.63" calcext:value-type="float">
            <text:p>59280.63</text:p>
          </table:table-cell>
          <table:table-cell table:formula="of:=['selected results'.AC23]" office:value-type="float" office:value="3719.63" calcext:value-type="float">
            <text:p>3719.63</text:p>
          </table:table-cell>
          <table:table-cell table:formula="of:=['selected results'.R23]" office:value-type="float" office:value="55561" calcext:value-type="float">
            <text:p>55561</text:p>
          </table:table-cell>
          <table:table-cell table:formula="of:=['selected results'.I23]" office:value-type="float" office:value="0" calcext:value-type="float">
            <text:p>0</text:p>
          </table:table-cell>
          <table:table-cell table:formula="of:=[.G23]+[.F23]+[.E23]-[.D23]" office:value-type="float" office:value="0" calcext:value-type="float">
            <text:p>0</text:p>
          </table:table-cell>
        </table:table-row>
        <table:table-row table:style-name="ro1">
          <table:table-cell table:formula="of:=[$general.A24]" office:value-type="float" office:value="13.08" calcext:value-type="float">
            <text:p>13.08</text:p>
          </table:table-cell>
          <table:table-cell table:formula="of:=[$general.B24]" office:value-type="float" office:value="0" calcext:value-type="float">
            <text:p>0</text:p>
          </table:table-cell>
          <table:table-cell table:formula="of:=[$'copy of results.csv '.C24]" office:value-type="float" office:value="0" calcext:value-type="float">
            <text:p>0</text:p>
          </table:table-cell>
          <table:table-cell table:formula="of:=[$general.Q24]" office:value-type="float" office:value="58921.55" calcext:value-type="float">
            <text:p>58921.55</text:p>
          </table:table-cell>
          <table:table-cell table:formula="of:=['selected results'.AC24]" office:value-type="float" office:value="57194.6" calcext:value-type="float">
            <text:p>57194.6</text:p>
          </table:table-cell>
          <table:table-cell table:formula="of:=['selected results'.R24]" office:value-type="float" office:value="1726.95" calcext:value-type="float">
            <text:p>1726.95</text:p>
          </table:table-cell>
          <table:table-cell table:formula="of:=['selected results'.I24]" office:value-type="float" office:value="0" calcext:value-type="float">
            <text:p>0</text:p>
          </table:table-cell>
          <table:table-cell table:formula="of:=[.G24]+[.F24]+[.E24]-[.D24]" office:value-type="float" office:value="0" calcext:value-type="float">
            <text:p>0</text:p>
          </table:table-cell>
        </table:table-row>
        <table:table-row table:style-name="ro1">
          <table:table-cell table:formula="of:=[$general.A25]" office:value-type="float" office:value="13.08" calcext:value-type="float">
            <text:p>13.08</text:p>
          </table:table-cell>
          <table:table-cell table:formula="of:=[$general.B25]" office:value-type="float" office:value="0.1" calcext:value-type="float">
            <text:p>0.1</text:p>
          </table:table-cell>
          <table:table-cell table:formula="of:=[$'copy of results.csv '.C25]" office:value-type="float" office:value="0" calcext:value-type="float">
            <text:p>0</text:p>
          </table:table-cell>
          <table:table-cell table:formula="of:=[$general.Q25]" office:value-type="float" office:value="57549.7816" calcext:value-type="float">
            <text:p>57549.7816</text:p>
          </table:table-cell>
          <table:table-cell table:formula="of:=['selected results'.AC25]" office:value-type="float" office:value="21.0816" calcext:value-type="float">
            <text:p>21.0816</text:p>
          </table:table-cell>
          <table:table-cell table:formula="of:=['selected results'.R25]" office:value-type="float" office:value="57528.7" calcext:value-type="float">
            <text:p>57528.7</text:p>
          </table:table-cell>
          <table:table-cell table:formula="of:=['selected results'.I25]" office:value-type="float" office:value="0" calcext:value-type="float">
            <text:p>0</text:p>
          </table:table-cell>
          <table:table-cell table:formula="of:=[.G25]+[.F25]+[.E25]-[.D25]" office:value-type="float" office:value="0" calcext:value-type="float">
            <text:p>0</text:p>
          </table:table-cell>
        </table:table-row>
        <table:table-row table:style-name="ro1">
          <table:table-cell table:formula="of:=[$general.A26]" office:value-type="float" office:value="13.08" calcext:value-type="float">
            <text:p>13.08</text:p>
          </table:table-cell>
          <table:table-cell table:formula="of:=[$general.B26]" office:value-type="float" office:value="0.2" calcext:value-type="float">
            <text:p>0.2</text:p>
          </table:table-cell>
          <table:table-cell table:formula="of:=[$'copy of results.csv '.C26]" office:value-type="float" office:value="0" calcext:value-type="float">
            <text:p>0</text:p>
          </table:table-cell>
          <table:table-cell table:formula="of:=[$general.Q26]" office:value-type="float" office:value="57549.7816" calcext:value-type="float">
            <text:p>57549.7816</text:p>
          </table:table-cell>
          <table:table-cell table:formula="of:=['selected results'.AC26]" office:value-type="float" office:value="21.0816" calcext:value-type="float">
            <text:p>21.0816</text:p>
          </table:table-cell>
          <table:table-cell table:formula="of:=['selected results'.R26]" office:value-type="float" office:value="57528.7" calcext:value-type="float">
            <text:p>57528.7</text:p>
          </table:table-cell>
          <table:table-cell table:formula="of:=['selected results'.I26]" office:value-type="float" office:value="0" calcext:value-type="float">
            <text:p>0</text:p>
          </table:table-cell>
          <table:table-cell table:formula="of:=[.G26]+[.F26]+[.E26]-[.D26]" office:value-type="float" office:value="0" calcext:value-type="float">
            <text:p>0</text:p>
          </table:table-cell>
        </table:table-row>
        <table:table-row table:style-name="ro1">
          <table:table-cell table:formula="of:=[$general.A27]" office:value-type="float" office:value="13.08" calcext:value-type="float">
            <text:p>13.08</text:p>
          </table:table-cell>
          <table:table-cell table:formula="of:=[$general.B27]" office:value-type="float" office:value="0.3" calcext:value-type="float">
            <text:p>0.3</text:p>
          </table:table-cell>
          <table:table-cell table:formula="of:=[$'copy of results.csv '.C27]" office:value-type="float" office:value="0" calcext:value-type="float">
            <text:p>0</text:p>
          </table:table-cell>
          <table:table-cell table:formula="of:=[$general.Q27]" office:value-type="float" office:value="57549.7816" calcext:value-type="float">
            <text:p>57549.7816</text:p>
          </table:table-cell>
          <table:table-cell table:formula="of:=['selected results'.AC27]" office:value-type="float" office:value="21.0816" calcext:value-type="float">
            <text:p>21.0816</text:p>
          </table:table-cell>
          <table:table-cell table:formula="of:=['selected results'.R27]" office:value-type="float" office:value="57528.7" calcext:value-type="float">
            <text:p>57528.7</text:p>
          </table:table-cell>
          <table:table-cell table:formula="of:=['selected results'.I27]" office:value-type="float" office:value="0" calcext:value-type="float">
            <text:p>0</text:p>
          </table:table-cell>
          <table:table-cell table:formula="of:=[.G27]+[.F27]+[.E27]-[.D27]" office:value-type="float" office:value="0" calcext:value-type="float">
            <text:p>0</text:p>
          </table:table-cell>
        </table:table-row>
        <table:table-row table:style-name="ro1">
          <table:table-cell table:formula="of:=[$general.A28]" office:value-type="float" office:value="13.08" calcext:value-type="float">
            <text:p>13.08</text:p>
          </table:table-cell>
          <table:table-cell table:formula="of:=[$general.B28]" office:value-type="float" office:value="0.4" calcext:value-type="float">
            <text:p>0.4</text:p>
          </table:table-cell>
          <table:table-cell table:formula="of:=[$'copy of results.csv '.C28]" office:value-type="float" office:value="0" calcext:value-type="float">
            <text:p>0</text:p>
          </table:table-cell>
          <table:table-cell table:formula="of:=[$general.Q28]" office:value-type="float" office:value="57549.7816" calcext:value-type="float">
            <text:p>57549.7816</text:p>
          </table:table-cell>
          <table:table-cell table:formula="of:=['selected results'.AC28]" office:value-type="float" office:value="21.0816" calcext:value-type="float">
            <text:p>21.0816</text:p>
          </table:table-cell>
          <table:table-cell table:formula="of:=['selected results'.R28]" office:value-type="float" office:value="57528.7" calcext:value-type="float">
            <text:p>57528.7</text:p>
          </table:table-cell>
          <table:table-cell table:formula="of:=['selected results'.I28]" office:value-type="float" office:value="0" calcext:value-type="float">
            <text:p>0</text:p>
          </table:table-cell>
          <table:table-cell table:formula="of:=[.G28]+[.F28]+[.E28]-[.D28]" office:value-type="float" office:value="0" calcext:value-type="float">
            <text:p>0</text:p>
          </table:table-cell>
        </table:table-row>
        <table:table-row table:style-name="ro1">
          <table:table-cell table:formula="of:=[$general.A29]" office:value-type="float" office:value="13.08" calcext:value-type="float">
            <text:p>13.08</text:p>
          </table:table-cell>
          <table:table-cell table:formula="of:=[$general.B29]" office:value-type="float" office:value="0.5" calcext:value-type="float">
            <text:p>0.5</text:p>
          </table:table-cell>
          <table:table-cell table:formula="of:=[$'copy of results.csv '.C29]" office:value-type="float" office:value="0" calcext:value-type="float">
            <text:p>0</text:p>
          </table:table-cell>
          <table:table-cell table:formula="of:=[$general.Q29]" office:value-type="float" office:value="57064.24" calcext:value-type="float">
            <text:p>57064.24</text:p>
          </table:table-cell>
          <table:table-cell table:formula="of:=['selected results'.AC29]" office:value-type="float" office:value="-1016.46" calcext:value-type="float">
            <text:p>-1016.46</text:p>
          </table:table-cell>
          <table:table-cell table:formula="of:=['selected results'.R29]" office:value-type="float" office:value="58080.7" calcext:value-type="float">
            <text:p>58080.7</text:p>
          </table:table-cell>
          <table:table-cell table:formula="of:=['selected results'.I29]" office:value-type="float" office:value="0" calcext:value-type="float">
            <text:p>0</text:p>
          </table:table-cell>
          <table:table-cell table:formula="of:=[.G29]+[.F29]+[.E29]-[.D29]" office:value-type="float" office:value="0" calcext:value-type="float">
            <text:p>0</text:p>
          </table:table-cell>
        </table:table-row>
        <table:table-row table:style-name="ro1">
          <table:table-cell table:formula="of:=[$general.A30]" office:value-type="float" office:value="13.08" calcext:value-type="float">
            <text:p>13.08</text:p>
          </table:table-cell>
          <table:table-cell table:formula="of:=[$general.B30]" office:value-type="float" office:value="0.6" calcext:value-type="float">
            <text:p>0.6</text:p>
          </table:table-cell>
          <table:table-cell table:formula="of:=[$'copy of results.csv '.C30]" office:value-type="float" office:value="0" calcext:value-type="float">
            <text:p>0</text:p>
          </table:table-cell>
          <table:table-cell table:formula="of:=[$general.Q30]" office:value-type="float" office:value="57056.62" calcext:value-type="float">
            <text:p>57056.62</text:p>
          </table:table-cell>
          <table:table-cell table:formula="of:=['selected results'.AC30]" office:value-type="float" office:value="-1032.78" calcext:value-type="float">
            <text:p>-1032.78</text:p>
          </table:table-cell>
          <table:table-cell table:formula="of:=['selected results'.R30]" office:value-type="float" office:value="58089.4" calcext:value-type="float">
            <text:p>58089.4</text:p>
          </table:table-cell>
          <table:table-cell table:formula="of:=['selected results'.I30]" office:value-type="float" office:value="0" calcext:value-type="float">
            <text:p>0</text:p>
          </table:table-cell>
          <table:table-cell table:formula="of:=[.G30]+[.F30]+[.E30]-[.D30]" office:value-type="float" office:value="0" calcext:value-type="float">
            <text:p>0</text:p>
          </table:table-cell>
        </table:table-row>
        <table:table-row table:style-name="ro1">
          <table:table-cell table:formula="of:=[$general.A31]" office:value-type="float" office:value="13.08" calcext:value-type="float">
            <text:p>13.08</text:p>
          </table:table-cell>
          <table:table-cell table:formula="of:=[$general.B31]" office:value-type="float" office:value="0.7" calcext:value-type="float">
            <text:p>0.7</text:p>
          </table:table-cell>
          <table:table-cell table:formula="of:=[$'copy of results.csv '.C31]" office:value-type="float" office:value="0" calcext:value-type="float">
            <text:p>0</text:p>
          </table:table-cell>
          <table:table-cell table:formula="of:=[$general.Q31]" office:value-type="float" office:value="57056.62" calcext:value-type="float">
            <text:p>57056.62</text:p>
          </table:table-cell>
          <table:table-cell table:formula="of:=['selected results'.AC31]" office:value-type="float" office:value="-1032.78" calcext:value-type="float">
            <text:p>-1032.78</text:p>
          </table:table-cell>
          <table:table-cell table:formula="of:=['selected results'.R31]" office:value-type="float" office:value="58089.4" calcext:value-type="float">
            <text:p>58089.4</text:p>
          </table:table-cell>
          <table:table-cell table:formula="of:=['selected results'.I31]" office:value-type="float" office:value="0" calcext:value-type="float">
            <text:p>0</text:p>
          </table:table-cell>
          <table:table-cell table:formula="of:=[.G31]+[.F31]+[.E31]-[.D31]" office:value-type="float" office:value="0" calcext:value-type="float">
            <text:p>0</text:p>
          </table:table-cell>
        </table:table-row>
        <table:table-row table:style-name="ro1">
          <table:table-cell table:formula="of:=[$general.A32]" office:value-type="float" office:value="13.08" calcext:value-type="float">
            <text:p>13.08</text:p>
          </table:table-cell>
          <table:table-cell table:formula="of:=[$general.B32]" office:value-type="float" office:value="0.8" calcext:value-type="float">
            <text:p>0.8</text:p>
          </table:table-cell>
          <table:table-cell table:formula="of:=[$'copy of results.csv '.C32]" office:value-type="float" office:value="0" calcext:value-type="float">
            <text:p>0</text:p>
          </table:table-cell>
          <table:table-cell table:formula="of:=[$general.Q32]" office:value-type="float" office:value="56976.68" calcext:value-type="float">
            <text:p>56976.68</text:p>
          </table:table-cell>
          <table:table-cell table:formula="of:=['selected results'.AC32]" office:value-type="float" office:value="-1203.62" calcext:value-type="float">
            <text:p>-1203.62</text:p>
          </table:table-cell>
          <table:table-cell table:formula="of:=['selected results'.R32]" office:value-type="float" office:value="58180.3" calcext:value-type="float">
            <text:p>58180.3</text:p>
          </table:table-cell>
          <table:table-cell table:formula="of:=['selected results'.I32]" office:value-type="float" office:value="0" calcext:value-type="float">
            <text:p>0</text:p>
          </table:table-cell>
          <table:table-cell table:formula="of:=[.G32]+[.F32]+[.E32]-[.D32]" office:value-type="float" office:value="0" calcext:value-type="float">
            <text:p>0</text:p>
          </table:table-cell>
        </table:table-row>
        <table:table-row table:style-name="ro1">
          <table:table-cell table:formula="of:=[$general.A33]" office:value-type="float" office:value="13.08" calcext:value-type="float">
            <text:p>13.08</text:p>
          </table:table-cell>
          <table:table-cell table:formula="of:=[$general.B33]" office:value-type="float" office:value="0.9" calcext:value-type="float">
            <text:p>0.9</text:p>
          </table:table-cell>
          <table:table-cell table:formula="of:=[$'copy of results.csv '.C33]" office:value-type="float" office:value="0" calcext:value-type="float">
            <text:p>0</text:p>
          </table:table-cell>
          <table:table-cell table:formula="of:=[$general.Q33]" office:value-type="float" office:value="56976.68" calcext:value-type="float">
            <text:p>56976.68</text:p>
          </table:table-cell>
          <table:table-cell table:formula="of:=['selected results'.AC33]" office:value-type="float" office:value="-1203.62" calcext:value-type="float">
            <text:p>-1203.62</text:p>
          </table:table-cell>
          <table:table-cell table:formula="of:=['selected results'.R33]" office:value-type="float" office:value="58180.3" calcext:value-type="float">
            <text:p>58180.3</text:p>
          </table:table-cell>
          <table:table-cell table:formula="of:=['selected results'.I33]" office:value-type="float" office:value="0" calcext:value-type="float">
            <text:p>0</text:p>
          </table:table-cell>
          <table:table-cell table:formula="of:=[.G33]+[.F33]+[.E33]-[.D33]" office:value-type="float" office:value="0" calcext:value-type="float">
            <text:p>0</text:p>
          </table:table-cell>
        </table:table-row>
        <table:table-row table:style-name="ro1">
          <table:table-cell table:formula="of:=[$general.A34]" office:value-type="float" office:value="13.08" calcext:value-type="float">
            <text:p>13.08</text:p>
          </table:table-cell>
          <table:table-cell table:formula="of:=[$general.B34]" office:value-type="float" office:value="1" calcext:value-type="float">
            <text:p>1</text:p>
          </table:table-cell>
          <table:table-cell table:formula="of:=[$'copy of results.csv '.C34]" office:value-type="float" office:value="0" calcext:value-type="float">
            <text:p>0</text:p>
          </table:table-cell>
          <table:table-cell table:formula="of:=[$general.Q34]" office:value-type="float" office:value="56976.68" calcext:value-type="float">
            <text:p>56976.68</text:p>
          </table:table-cell>
          <table:table-cell table:formula="of:=['selected results'.AC34]" office:value-type="float" office:value="-1203.62" calcext:value-type="float">
            <text:p>-1203.62</text:p>
          </table:table-cell>
          <table:table-cell table:formula="of:=['selected results'.R34]" office:value-type="float" office:value="58180.3" calcext:value-type="float">
            <text:p>58180.3</text:p>
          </table:table-cell>
          <table:table-cell table:formula="of:=['selected results'.I34]" office:value-type="float" office:value="0" calcext:value-type="float">
            <text:p>0</text:p>
          </table:table-cell>
          <table:table-cell table:formula="of:=[.G34]+[.F34]+[.E34]-[.D34]" office:value-type="float" office:value="0" calcext:value-type="float">
            <text:p>0</text:p>
          </table:table-cell>
        </table:table-row>
        <table:table-row table:style-name="ro1">
          <table:table-cell table:formula="of:=[$general.A35]" office:value-type="float" office:value="26.16" calcext:value-type="float">
            <text:p>26.16</text:p>
          </table:table-cell>
          <table:table-cell table:formula="of:=[$general.B35]" office:value-type="float" office:value="0" calcext:value-type="float">
            <text:p>0</text:p>
          </table:table-cell>
          <table:table-cell table:formula="of:=[$'copy of results.csv '.C35]" office:value-type="float" office:value="0" calcext:value-type="float">
            <text:p>0</text:p>
          </table:table-cell>
          <table:table-cell table:formula="of:=[$general.Q35]" office:value-type="float" office:value="55157" calcext:value-type="float">
            <text:p>55157</text:p>
          </table:table-cell>
          <table:table-cell table:formula="of:=['selected results'.AC35]" office:value-type="float" office:value="55157" calcext:value-type="float">
            <text:p>55157</text:p>
          </table:table-cell>
          <table:table-cell table:formula="of:=['selected results'.R35]" office:value-type="float" office:value="0" calcext:value-type="float">
            <text:p>0</text:p>
          </table:table-cell>
          <table:table-cell table:formula="of:=['selected results'.I35]" office:value-type="float" office:value="0" calcext:value-type="float">
            <text:p>0</text:p>
          </table:table-cell>
          <table:table-cell table:formula="of:=[.G35]+[.F35]+[.E35]-[.D35]" office:value-type="float" office:value="0" calcext:value-type="float">
            <text:p>0</text:p>
          </table:table-cell>
        </table:table-row>
        <table:table-row table:style-name="ro1">
          <table:table-cell table:formula="of:=[$general.A36]" office:value-type="float" office:value="26.16" calcext:value-type="float">
            <text:p>26.16</text:p>
          </table:table-cell>
          <table:table-cell table:formula="of:=[$general.B36]" office:value-type="float" office:value="0.1" calcext:value-type="float">
            <text:p>0.1</text:p>
          </table:table-cell>
          <table:table-cell table:formula="of:=[$'copy of results.csv '.C36]" office:value-type="float" office:value="0" calcext:value-type="float">
            <text:p>0</text:p>
          </table:table-cell>
          <table:table-cell table:formula="of:=[$general.Q36]" office:value-type="float" office:value="56440.69" calcext:value-type="float">
            <text:p>56440.69</text:p>
          </table:table-cell>
          <table:table-cell table:formula="of:=['selected results'.AC36]" office:value-type="float" office:value="-2349.01" calcext:value-type="float">
            <text:p>-2349.01</text:p>
          </table:table-cell>
          <table:table-cell table:formula="of:=['selected results'.R36]" office:value-type="float" office:value="58789.7" calcext:value-type="float">
            <text:p>58789.7</text:p>
          </table:table-cell>
          <table:table-cell table:formula="of:=['selected results'.I36]" office:value-type="float" office:value="0" calcext:value-type="float">
            <text:p>0</text:p>
          </table:table-cell>
          <table:table-cell table:formula="of:=[.G36]+[.F36]+[.E36]-[.D36]" office:value-type="float" office:value="0" calcext:value-type="float">
            <text:p>0</text:p>
          </table:table-cell>
        </table:table-row>
        <table:table-row table:style-name="ro1">
          <table:table-cell table:formula="of:=[$general.A37]" office:value-type="float" office:value="26.16" calcext:value-type="float">
            <text:p>26.16</text:p>
          </table:table-cell>
          <table:table-cell table:formula="of:=[$general.B37]" office:value-type="float" office:value="0.2" calcext:value-type="float">
            <text:p>0.2</text:p>
          </table:table-cell>
          <table:table-cell table:formula="of:=[$'copy of results.csv '.C37]" office:value-type="float" office:value="0" calcext:value-type="float">
            <text:p>0</text:p>
          </table:table-cell>
          <table:table-cell table:formula="of:=[$general.Q37]" office:value-type="float" office:value="56440.69" calcext:value-type="float">
            <text:p>56440.69</text:p>
          </table:table-cell>
          <table:table-cell table:formula="of:=['selected results'.AC37]" office:value-type="float" office:value="-2349.01" calcext:value-type="float">
            <text:p>-2349.01</text:p>
          </table:table-cell>
          <table:table-cell table:formula="of:=['selected results'.R37]" office:value-type="float" office:value="58789.7" calcext:value-type="float">
            <text:p>58789.7</text:p>
          </table:table-cell>
          <table:table-cell table:formula="of:=['selected results'.I37]" office:value-type="float" office:value="0" calcext:value-type="float">
            <text:p>0</text:p>
          </table:table-cell>
          <table:table-cell table:formula="of:=[.G37]+[.F37]+[.E37]-[.D37]" office:value-type="float" office:value="0" calcext:value-type="float">
            <text:p>0</text:p>
          </table:table-cell>
        </table:table-row>
        <table:table-row table:style-name="ro1">
          <table:table-cell table:formula="of:=[$general.A38]" office:value-type="float" office:value="26.16" calcext:value-type="float">
            <text:p>26.16</text:p>
          </table:table-cell>
          <table:table-cell table:formula="of:=[$general.B38]" office:value-type="float" office:value="0.3" calcext:value-type="float">
            <text:p>0.3</text:p>
          </table:table-cell>
          <table:table-cell table:formula="of:=[$'copy of results.csv '.C38]" office:value-type="float" office:value="0" calcext:value-type="float">
            <text:p>0</text:p>
          </table:table-cell>
          <table:table-cell table:formula="of:=[$general.Q38]" office:value-type="float" office:value="56440.69" calcext:value-type="float">
            <text:p>56440.69</text:p>
          </table:table-cell>
          <table:table-cell table:formula="of:=['selected results'.AC38]" office:value-type="float" office:value="-2349.01" calcext:value-type="float">
            <text:p>-2349.01</text:p>
          </table:table-cell>
          <table:table-cell table:formula="of:=['selected results'.R38]" office:value-type="float" office:value="58789.7" calcext:value-type="float">
            <text:p>58789.7</text:p>
          </table:table-cell>
          <table:table-cell table:formula="of:=['selected results'.I38]" office:value-type="float" office:value="0" calcext:value-type="float">
            <text:p>0</text:p>
          </table:table-cell>
          <table:table-cell table:formula="of:=[.G38]+[.F38]+[.E38]-[.D38]" office:value-type="float" office:value="0" calcext:value-type="float">
            <text:p>0</text:p>
          </table:table-cell>
        </table:table-row>
        <table:table-row table:style-name="ro1">
          <table:table-cell table:formula="of:=[$general.A39]" office:value-type="float" office:value="26.16" calcext:value-type="float">
            <text:p>26.16</text:p>
          </table:table-cell>
          <table:table-cell table:formula="of:=[$general.B39]" office:value-type="float" office:value="0.4" calcext:value-type="float">
            <text:p>0.4</text:p>
          </table:table-cell>
          <table:table-cell table:formula="of:=[$'copy of results.csv '.C39]" office:value-type="float" office:value="0" calcext:value-type="float">
            <text:p>0</text:p>
          </table:table-cell>
          <table:table-cell table:formula="of:=[$general.Q39]" office:value-type="float" office:value="56440.69" calcext:value-type="float">
            <text:p>56440.69</text:p>
          </table:table-cell>
          <table:table-cell table:formula="of:=['selected results'.AC39]" office:value-type="float" office:value="-2349.01" calcext:value-type="float">
            <text:p>-2349.01</text:p>
          </table:table-cell>
          <table:table-cell table:formula="of:=['selected results'.R39]" office:value-type="float" office:value="58789.7" calcext:value-type="float">
            <text:p>58789.7</text:p>
          </table:table-cell>
          <table:table-cell table:formula="of:=['selected results'.I39]" office:value-type="float" office:value="0" calcext:value-type="float">
            <text:p>0</text:p>
          </table:table-cell>
          <table:table-cell table:formula="of:=[.G39]+[.F39]+[.E39]-[.D39]" office:value-type="float" office:value="0" calcext:value-type="float">
            <text:p>0</text:p>
          </table:table-cell>
        </table:table-row>
        <table:table-row table:style-name="ro1">
          <table:table-cell table:formula="of:=[$general.A40]" office:value-type="float" office:value="26.16" calcext:value-type="float">
            <text:p>26.16</text:p>
          </table:table-cell>
          <table:table-cell table:formula="of:=[$general.B40]" office:value-type="float" office:value="0.5" calcext:value-type="float">
            <text:p>0.5</text:p>
          </table:table-cell>
          <table:table-cell table:formula="of:=[$'copy of results.csv '.C40]" office:value-type="float" office:value="0" calcext:value-type="float">
            <text:p>0</text:p>
          </table:table-cell>
          <table:table-cell table:formula="of:=[$general.Q40]" office:value-type="float" office:value="56440.69" calcext:value-type="float">
            <text:p>56440.69</text:p>
          </table:table-cell>
          <table:table-cell table:formula="of:=['selected results'.AC40]" office:value-type="float" office:value="-2349.01" calcext:value-type="float">
            <text:p>-2349.01</text:p>
          </table:table-cell>
          <table:table-cell table:formula="of:=['selected results'.R40]" office:value-type="float" office:value="58789.7" calcext:value-type="float">
            <text:p>58789.7</text:p>
          </table:table-cell>
          <table:table-cell table:formula="of:=['selected results'.I40]" office:value-type="float" office:value="0" calcext:value-type="float">
            <text:p>0</text:p>
          </table:table-cell>
          <table:table-cell table:formula="of:=[.G40]+[.F40]+[.E40]-[.D40]" office:value-type="float" office:value="0" calcext:value-type="float">
            <text:p>0</text:p>
          </table:table-cell>
        </table:table-row>
        <table:table-row table:style-name="ro1">
          <table:table-cell table:formula="of:=[$general.A41]" office:value-type="float" office:value="26.16" calcext:value-type="float">
            <text:p>26.16</text:p>
          </table:table-cell>
          <table:table-cell table:formula="of:=[$general.B41]" office:value-type="float" office:value="0.6" calcext:value-type="float">
            <text:p>0.6</text:p>
          </table:table-cell>
          <table:table-cell table:formula="of:=[$'copy of results.csv '.C41]" office:value-type="float" office:value="0" calcext:value-type="float">
            <text:p>0</text:p>
          </table:table-cell>
          <table:table-cell table:formula="of:=[$general.Q41]" office:value-type="float" office:value="56440.69" calcext:value-type="float">
            <text:p>56440.69</text:p>
          </table:table-cell>
          <table:table-cell table:formula="of:=['selected results'.AC41]" office:value-type="float" office:value="-2349.01" calcext:value-type="float">
            <text:p>-2349.01</text:p>
          </table:table-cell>
          <table:table-cell table:formula="of:=['selected results'.R41]" office:value-type="float" office:value="58789.7" calcext:value-type="float">
            <text:p>58789.7</text:p>
          </table:table-cell>
          <table:table-cell table:formula="of:=['selected results'.I41]" office:value-type="float" office:value="0" calcext:value-type="float">
            <text:p>0</text:p>
          </table:table-cell>
          <table:table-cell table:formula="of:=[.G41]+[.F41]+[.E41]-[.D41]" office:value-type="float" office:value="0" calcext:value-type="float">
            <text:p>0</text:p>
          </table:table-cell>
        </table:table-row>
        <table:table-row table:style-name="ro1">
          <table:table-cell table:formula="of:=[$general.A42]" office:value-type="float" office:value="26.16" calcext:value-type="float">
            <text:p>26.16</text:p>
          </table:table-cell>
          <table:table-cell table:formula="of:=[$general.B42]" office:value-type="float" office:value="0.7" calcext:value-type="float">
            <text:p>0.7</text:p>
          </table:table-cell>
          <table:table-cell table:formula="of:=[$'copy of results.csv '.C42]" office:value-type="float" office:value="0" calcext:value-type="float">
            <text:p>0</text:p>
          </table:table-cell>
          <table:table-cell table:formula="of:=[$general.Q42]" office:value-type="float" office:value="56440.69" calcext:value-type="float">
            <text:p>56440.69</text:p>
          </table:table-cell>
          <table:table-cell table:formula="of:=['selected results'.AC42]" office:value-type="float" office:value="-2349.01" calcext:value-type="float">
            <text:p>-2349.01</text:p>
          </table:table-cell>
          <table:table-cell table:formula="of:=['selected results'.R42]" office:value-type="float" office:value="58789.7" calcext:value-type="float">
            <text:p>58789.7</text:p>
          </table:table-cell>
          <table:table-cell table:formula="of:=['selected results'.I42]" office:value-type="float" office:value="0" calcext:value-type="float">
            <text:p>0</text:p>
          </table:table-cell>
          <table:table-cell table:formula="of:=[.G42]+[.F42]+[.E42]-[.D42]" office:value-type="float" office:value="0" calcext:value-type="float">
            <text:p>0</text:p>
          </table:table-cell>
        </table:table-row>
        <table:table-row table:style-name="ro1">
          <table:table-cell table:formula="of:=[$general.A43]" office:value-type="float" office:value="26.16" calcext:value-type="float">
            <text:p>26.16</text:p>
          </table:table-cell>
          <table:table-cell table:formula="of:=[$general.B43]" office:value-type="float" office:value="0.8" calcext:value-type="float">
            <text:p>0.8</text:p>
          </table:table-cell>
          <table:table-cell table:formula="of:=[$'copy of results.csv '.C43]" office:value-type="float" office:value="0" calcext:value-type="float">
            <text:p>0</text:p>
          </table:table-cell>
          <table:table-cell table:formula="of:=[$general.Q43]" office:value-type="float" office:value="56440.69" calcext:value-type="float">
            <text:p>56440.69</text:p>
          </table:table-cell>
          <table:table-cell table:formula="of:=['selected results'.AC43]" office:value-type="float" office:value="-2349.01" calcext:value-type="float">
            <text:p>-2349.01</text:p>
          </table:table-cell>
          <table:table-cell table:formula="of:=['selected results'.R43]" office:value-type="float" office:value="58789.7" calcext:value-type="float">
            <text:p>58789.7</text:p>
          </table:table-cell>
          <table:table-cell table:formula="of:=['selected results'.I43]" office:value-type="float" office:value="0" calcext:value-type="float">
            <text:p>0</text:p>
          </table:table-cell>
          <table:table-cell table:formula="of:=[.G43]+[.F43]+[.E43]-[.D43]" office:value-type="float" office:value="0" calcext:value-type="float">
            <text:p>0</text:p>
          </table:table-cell>
        </table:table-row>
        <table:table-row table:style-name="ro1">
          <table:table-cell table:formula="of:=[$general.A44]" office:value-type="float" office:value="26.16" calcext:value-type="float">
            <text:p>26.16</text:p>
          </table:table-cell>
          <table:table-cell table:formula="of:=[$general.B44]" office:value-type="float" office:value="0.9" calcext:value-type="float">
            <text:p>0.9</text:p>
          </table:table-cell>
          <table:table-cell table:formula="of:=[$'copy of results.csv '.C44]" office:value-type="float" office:value="0" calcext:value-type="float">
            <text:p>0</text:p>
          </table:table-cell>
          <table:table-cell table:formula="of:=[$general.Q44]" office:value-type="float" office:value="56440.69" calcext:value-type="float">
            <text:p>56440.69</text:p>
          </table:table-cell>
          <table:table-cell table:formula="of:=['selected results'.AC44]" office:value-type="float" office:value="-2349.01" calcext:value-type="float">
            <text:p>-2349.01</text:p>
          </table:table-cell>
          <table:table-cell table:formula="of:=['selected results'.R44]" office:value-type="float" office:value="58789.7" calcext:value-type="float">
            <text:p>58789.7</text:p>
          </table:table-cell>
          <table:table-cell table:formula="of:=['selected results'.I44]" office:value-type="float" office:value="0" calcext:value-type="float">
            <text:p>0</text:p>
          </table:table-cell>
          <table:table-cell table:formula="of:=[.G44]+[.F44]+[.E44]-[.D44]" office:value-type="float" office:value="0" calcext:value-type="float">
            <text:p>0</text:p>
          </table:table-cell>
        </table:table-row>
        <table:table-row table:style-name="ro1">
          <table:table-cell table:formula="of:=[$general.A45]" office:value-type="float" office:value="26.16" calcext:value-type="float">
            <text:p>26.16</text:p>
          </table:table-cell>
          <table:table-cell table:formula="of:=[$general.B45]" office:value-type="float" office:value="1" calcext:value-type="float">
            <text:p>1</text:p>
          </table:table-cell>
          <table:table-cell table:formula="of:=[$'copy of results.csv '.C45]" office:value-type="float" office:value="0" calcext:value-type="float">
            <text:p>0</text:p>
          </table:table-cell>
          <table:table-cell table:formula="of:=[$general.Q45]" office:value-type="float" office:value="56440.69" calcext:value-type="float">
            <text:p>56440.69</text:p>
          </table:table-cell>
          <table:table-cell table:formula="of:=['selected results'.AC45]" office:value-type="float" office:value="-2349.01" calcext:value-type="float">
            <text:p>-2349.01</text:p>
          </table:table-cell>
          <table:table-cell table:formula="of:=['selected results'.R45]" office:value-type="float" office:value="58789.7" calcext:value-type="float">
            <text:p>58789.7</text:p>
          </table:table-cell>
          <table:table-cell table:formula="of:=['selected results'.I45]" office:value-type="float" office:value="0" calcext:value-type="float">
            <text:p>0</text:p>
          </table:table-cell>
          <table:table-cell table:formula="of:=[.G45]+[.F45]+[.E45]-[.D45]" office:value-type="float" office:value="0" calcext:value-type="float">
            <text:p>0</text:p>
          </table:table-cell>
        </table:table-row>
        <table:table-row table:style-name="ro1">
          <table:table-cell table:formula="of:=[$general.A46]" office:value-type="float" office:value="52.32" calcext:value-type="float">
            <text:p>52.32</text:p>
          </table:table-cell>
          <table:table-cell table:formula="of:=[$general.B46]" office:value-type="float" office:value="0" calcext:value-type="float">
            <text:p>0</text:p>
          </table:table-cell>
          <table:table-cell table:formula="of:=[$'copy of results.csv '.C46]" office:value-type="float" office:value="0" calcext:value-type="float">
            <text:p>0</text:p>
          </table:table-cell>
          <table:table-cell table:formula="of:=[$general.Q46]" office:value-type="float" office:value="52733.5" calcext:value-type="float">
            <text:p>52733.5</text:p>
          </table:table-cell>
          <table:table-cell table:formula="of:=['selected results'.AC46]" office:value-type="float" office:value="52733.5" calcext:value-type="float">
            <text:p>52733.5</text:p>
          </table:table-cell>
          <table:table-cell table:formula="of:=['selected results'.R46]" office:value-type="float" office:value="0" calcext:value-type="float">
            <text:p>0</text:p>
          </table:table-cell>
          <table:table-cell table:formula="of:=['selected results'.I46]" office:value-type="float" office:value="0" calcext:value-type="float">
            <text:p>0</text:p>
          </table:table-cell>
          <table:table-cell table:formula="of:=[.G46]+[.F46]+[.E46]-[.D46]" office:value-type="float" office:value="0" calcext:value-type="float">
            <text:p>0</text:p>
          </table:table-cell>
        </table:table-row>
        <table:table-row table:style-name="ro1">
          <table:table-cell table:formula="of:=[$general.A47]" office:value-type="float" office:value="52.32" calcext:value-type="float">
            <text:p>52.32</text:p>
          </table:table-cell>
          <table:table-cell table:formula="of:=[$general.B47]" office:value-type="float" office:value="0.1" calcext:value-type="float">
            <text:p>0.1</text:p>
          </table:table-cell>
          <table:table-cell table:formula="of:=[$'copy of results.csv '.C47]" office:value-type="float" office:value="0" calcext:value-type="float">
            <text:p>0</text:p>
          </table:table-cell>
          <table:table-cell table:formula="of:=[$general.Q47]" office:value-type="float" office:value="54257.91" calcext:value-type="float">
            <text:p>54257.91</text:p>
          </table:table-cell>
          <table:table-cell table:formula="of:=['selected results'.AC47]" office:value-type="float" office:value="-2733.79" calcext:value-type="float">
            <text:p>-2733.79</text:p>
          </table:table-cell>
          <table:table-cell table:formula="of:=['selected results'.R47]" office:value-type="float" office:value="56991.7" calcext:value-type="float">
            <text:p>56991.7</text:p>
          </table:table-cell>
          <table:table-cell table:formula="of:=['selected results'.I47]" office:value-type="float" office:value="0" calcext:value-type="float">
            <text:p>0</text:p>
          </table:table-cell>
          <table:table-cell table:formula="of:=[.G47]+[.F47]+[.E47]-[.D47]" office:value-type="float" office:value="0" calcext:value-type="float">
            <text:p>0</text:p>
          </table:table-cell>
        </table:table-row>
        <table:table-row table:style-name="ro1">
          <table:table-cell table:formula="of:=[$general.A48]" office:value-type="float" office:value="52.32" calcext:value-type="float">
            <text:p>52.32</text:p>
          </table:table-cell>
          <table:table-cell table:formula="of:=[$general.B48]" office:value-type="float" office:value="0.2" calcext:value-type="float">
            <text:p>0.2</text:p>
          </table:table-cell>
          <table:table-cell table:formula="of:=[$'copy of results.csv '.C48]" office:value-type="float" office:value="0" calcext:value-type="float">
            <text:p>0</text:p>
          </table:table-cell>
          <table:table-cell table:formula="of:=[$general.Q48]" office:value-type="float" office:value="54257.91" calcext:value-type="float">
            <text:p>54257.91</text:p>
          </table:table-cell>
          <table:table-cell table:formula="of:=['selected results'.AC48]" office:value-type="float" office:value="-2733.79" calcext:value-type="float">
            <text:p>-2733.79</text:p>
          </table:table-cell>
          <table:table-cell table:formula="of:=['selected results'.R48]" office:value-type="float" office:value="56991.7" calcext:value-type="float">
            <text:p>56991.7</text:p>
          </table:table-cell>
          <table:table-cell table:formula="of:=['selected results'.I48]" office:value-type="float" office:value="0" calcext:value-type="float">
            <text:p>0</text:p>
          </table:table-cell>
          <table:table-cell table:formula="of:=[.G48]+[.F48]+[.E48]-[.D48]" office:value-type="float" office:value="0" calcext:value-type="float">
            <text:p>0</text:p>
          </table:table-cell>
        </table:table-row>
        <table:table-row table:style-name="ro1">
          <table:table-cell table:formula="of:=[$general.A49]" office:value-type="float" office:value="52.32" calcext:value-type="float">
            <text:p>52.32</text:p>
          </table:table-cell>
          <table:table-cell table:formula="of:=[$general.B49]" office:value-type="float" office:value="0.3" calcext:value-type="float">
            <text:p>0.3</text:p>
          </table:table-cell>
          <table:table-cell table:formula="of:=[$'copy of results.csv '.C49]" office:value-type="float" office:value="0" calcext:value-type="float">
            <text:p>0</text:p>
          </table:table-cell>
          <table:table-cell table:formula="of:=[$general.Q49]" office:value-type="float" office:value="54257.91" calcext:value-type="float">
            <text:p>54257.91</text:p>
          </table:table-cell>
          <table:table-cell table:formula="of:=['selected results'.AC49]" office:value-type="float" office:value="-2733.79" calcext:value-type="float">
            <text:p>-2733.79</text:p>
          </table:table-cell>
          <table:table-cell table:formula="of:=['selected results'.R49]" office:value-type="float" office:value="56991.7" calcext:value-type="float">
            <text:p>56991.7</text:p>
          </table:table-cell>
          <table:table-cell table:formula="of:=['selected results'.I49]" office:value-type="float" office:value="0" calcext:value-type="float">
            <text:p>0</text:p>
          </table:table-cell>
          <table:table-cell table:formula="of:=[.G49]+[.F49]+[.E49]-[.D49]" office:value-type="float" office:value="0" calcext:value-type="float">
            <text:p>0</text:p>
          </table:table-cell>
        </table:table-row>
        <table:table-row table:style-name="ro1">
          <table:table-cell table:formula="of:=[$general.A50]" office:value-type="float" office:value="52.32" calcext:value-type="float">
            <text:p>52.32</text:p>
          </table:table-cell>
          <table:table-cell table:formula="of:=[$general.B50]" office:value-type="float" office:value="0.4" calcext:value-type="float">
            <text:p>0.4</text:p>
          </table:table-cell>
          <table:table-cell table:formula="of:=[$'copy of results.csv '.C50]" office:value-type="float" office:value="0" calcext:value-type="float">
            <text:p>0</text:p>
          </table:table-cell>
          <table:table-cell table:formula="of:=[$general.Q50]" office:value-type="float" office:value="54257.91" calcext:value-type="float">
            <text:p>54257.91</text:p>
          </table:table-cell>
          <table:table-cell table:formula="of:=['selected results'.AC50]" office:value-type="float" office:value="-2733.79" calcext:value-type="float">
            <text:p>-2733.79</text:p>
          </table:table-cell>
          <table:table-cell table:formula="of:=['selected results'.R50]" office:value-type="float" office:value="56991.7" calcext:value-type="float">
            <text:p>56991.7</text:p>
          </table:table-cell>
          <table:table-cell table:formula="of:=['selected results'.I50]" office:value-type="float" office:value="0" calcext:value-type="float">
            <text:p>0</text:p>
          </table:table-cell>
          <table:table-cell table:formula="of:=[.G50]+[.F50]+[.E50]-[.D50]" office:value-type="float" office:value="0" calcext:value-type="float">
            <text:p>0</text:p>
          </table:table-cell>
        </table:table-row>
        <table:table-row table:style-name="ro1">
          <table:table-cell table:formula="of:=[$general.A51]" office:value-type="float" office:value="52.32" calcext:value-type="float">
            <text:p>52.32</text:p>
          </table:table-cell>
          <table:table-cell table:formula="of:=[$general.B51]" office:value-type="float" office:value="0.5" calcext:value-type="float">
            <text:p>0.5</text:p>
          </table:table-cell>
          <table:table-cell table:formula="of:=[$'copy of results.csv '.C51]" office:value-type="float" office:value="0" calcext:value-type="float">
            <text:p>0</text:p>
          </table:table-cell>
          <table:table-cell table:formula="of:=[$general.Q51]" office:value-type="float" office:value="54257.91" calcext:value-type="float">
            <text:p>54257.91</text:p>
          </table:table-cell>
          <table:table-cell table:formula="of:=['selected results'.AC51]" office:value-type="float" office:value="-2733.79" calcext:value-type="float">
            <text:p>-2733.79</text:p>
          </table:table-cell>
          <table:table-cell table:formula="of:=['selected results'.R51]" office:value-type="float" office:value="56991.7" calcext:value-type="float">
            <text:p>56991.7</text:p>
          </table:table-cell>
          <table:table-cell table:formula="of:=['selected results'.I51]" office:value-type="float" office:value="0" calcext:value-type="float">
            <text:p>0</text:p>
          </table:table-cell>
          <table:table-cell table:formula="of:=[.G51]+[.F51]+[.E51]-[.D51]" office:value-type="float" office:value="0" calcext:value-type="float">
            <text:p>0</text:p>
          </table:table-cell>
        </table:table-row>
        <table:table-row table:style-name="ro1">
          <table:table-cell table:formula="of:=[$general.A52]" office:value-type="float" office:value="52.32" calcext:value-type="float">
            <text:p>52.32</text:p>
          </table:table-cell>
          <table:table-cell table:formula="of:=[$general.B52]" office:value-type="float" office:value="0.6" calcext:value-type="float">
            <text:p>0.6</text:p>
          </table:table-cell>
          <table:table-cell table:formula="of:=[$'copy of results.csv '.C52]" office:value-type="float" office:value="0" calcext:value-type="float">
            <text:p>0</text:p>
          </table:table-cell>
          <table:table-cell table:formula="of:=[$general.Q52]" office:value-type="float" office:value="54257.91" calcext:value-type="float">
            <text:p>54257.91</text:p>
          </table:table-cell>
          <table:table-cell table:formula="of:=['selected results'.AC52]" office:value-type="float" office:value="-2733.79" calcext:value-type="float">
            <text:p>-2733.79</text:p>
          </table:table-cell>
          <table:table-cell table:formula="of:=['selected results'.R52]" office:value-type="float" office:value="56991.7" calcext:value-type="float">
            <text:p>56991.7</text:p>
          </table:table-cell>
          <table:table-cell table:formula="of:=['selected results'.I52]" office:value-type="float" office:value="0" calcext:value-type="float">
            <text:p>0</text:p>
          </table:table-cell>
          <table:table-cell table:formula="of:=[.G52]+[.F52]+[.E52]-[.D52]" office:value-type="float" office:value="0" calcext:value-type="float">
            <text:p>0</text:p>
          </table:table-cell>
        </table:table-row>
        <table:table-row table:style-name="ro1">
          <table:table-cell table:formula="of:=[$general.A53]" office:value-type="float" office:value="52.32" calcext:value-type="float">
            <text:p>52.32</text:p>
          </table:table-cell>
          <table:table-cell table:formula="of:=[$general.B53]" office:value-type="float" office:value="0.7" calcext:value-type="float">
            <text:p>0.7</text:p>
          </table:table-cell>
          <table:table-cell table:formula="of:=[$'copy of results.csv '.C53]" office:value-type="float" office:value="0" calcext:value-type="float">
            <text:p>0</text:p>
          </table:table-cell>
          <table:table-cell table:formula="of:=[$general.Q53]" office:value-type="float" office:value="54257.91" calcext:value-type="float">
            <text:p>54257.91</text:p>
          </table:table-cell>
          <table:table-cell table:formula="of:=['selected results'.AC53]" office:value-type="float" office:value="-2733.79" calcext:value-type="float">
            <text:p>-2733.79</text:p>
          </table:table-cell>
          <table:table-cell table:formula="of:=['selected results'.R53]" office:value-type="float" office:value="56991.7" calcext:value-type="float">
            <text:p>56991.7</text:p>
          </table:table-cell>
          <table:table-cell table:formula="of:=['selected results'.I53]" office:value-type="float" office:value="0" calcext:value-type="float">
            <text:p>0</text:p>
          </table:table-cell>
          <table:table-cell table:formula="of:=[.G53]+[.F53]+[.E53]-[.D53]" office:value-type="float" office:value="0" calcext:value-type="float">
            <text:p>0</text:p>
          </table:table-cell>
        </table:table-row>
        <table:table-row table:style-name="ro1">
          <table:table-cell table:formula="of:=[$general.A54]" office:value-type="float" office:value="52.32" calcext:value-type="float">
            <text:p>52.32</text:p>
          </table:table-cell>
          <table:table-cell table:formula="of:=[$general.B54]" office:value-type="float" office:value="0.8" calcext:value-type="float">
            <text:p>0.8</text:p>
          </table:table-cell>
          <table:table-cell table:formula="of:=[$'copy of results.csv '.C54]" office:value-type="float" office:value="0" calcext:value-type="float">
            <text:p>0</text:p>
          </table:table-cell>
          <table:table-cell table:formula="of:=[$general.Q54]" office:value-type="float" office:value="54257.91" calcext:value-type="float">
            <text:p>54257.91</text:p>
          </table:table-cell>
          <table:table-cell table:formula="of:=['selected results'.AC54]" office:value-type="float" office:value="-2733.79" calcext:value-type="float">
            <text:p>-2733.79</text:p>
          </table:table-cell>
          <table:table-cell table:formula="of:=['selected results'.R54]" office:value-type="float" office:value="56991.7" calcext:value-type="float">
            <text:p>56991.7</text:p>
          </table:table-cell>
          <table:table-cell table:formula="of:=['selected results'.I54]" office:value-type="float" office:value="0" calcext:value-type="float">
            <text:p>0</text:p>
          </table:table-cell>
          <table:table-cell table:formula="of:=[.G54]+[.F54]+[.E54]-[.D54]" office:value-type="float" office:value="0" calcext:value-type="float">
            <text:p>0</text:p>
          </table:table-cell>
        </table:table-row>
        <table:table-row table:style-name="ro1">
          <table:table-cell table:formula="of:=[$general.A55]" office:value-type="float" office:value="52.32" calcext:value-type="float">
            <text:p>52.32</text:p>
          </table:table-cell>
          <table:table-cell table:formula="of:=[$general.B55]" office:value-type="float" office:value="0.9" calcext:value-type="float">
            <text:p>0.9</text:p>
          </table:table-cell>
          <table:table-cell table:formula="of:=[$'copy of results.csv '.C55]" office:value-type="float" office:value="0" calcext:value-type="float">
            <text:p>0</text:p>
          </table:table-cell>
          <table:table-cell table:formula="of:=[$general.Q55]" office:value-type="float" office:value="54257.91" calcext:value-type="float">
            <text:p>54257.91</text:p>
          </table:table-cell>
          <table:table-cell table:formula="of:=['selected results'.AC55]" office:value-type="float" office:value="-2733.79" calcext:value-type="float">
            <text:p>-2733.79</text:p>
          </table:table-cell>
          <table:table-cell table:formula="of:=['selected results'.R55]" office:value-type="float" office:value="56991.7" calcext:value-type="float">
            <text:p>56991.7</text:p>
          </table:table-cell>
          <table:table-cell table:formula="of:=['selected results'.I55]" office:value-type="float" office:value="0" calcext:value-type="float">
            <text:p>0</text:p>
          </table:table-cell>
          <table:table-cell table:formula="of:=[.G55]+[.F55]+[.E55]-[.D55]" office:value-type="float" office:value="0" calcext:value-type="float">
            <text:p>0</text:p>
          </table:table-cell>
        </table:table-row>
        <table:table-row table:style-name="ro1">
          <table:table-cell table:formula="of:=[$general.A56]" office:value-type="float" office:value="52.32" calcext:value-type="float">
            <text:p>52.32</text:p>
          </table:table-cell>
          <table:table-cell table:formula="of:=[$general.B56]" office:value-type="float" office:value="1" calcext:value-type="float">
            <text:p>1</text:p>
          </table:table-cell>
          <table:table-cell table:formula="of:=[$'copy of results.csv '.C56]" office:value-type="float" office:value="0" calcext:value-type="float">
            <text:p>0</text:p>
          </table:table-cell>
          <table:table-cell table:formula="of:=[$general.Q56]" office:value-type="float" office:value="54257.91" calcext:value-type="float">
            <text:p>54257.91</text:p>
          </table:table-cell>
          <table:table-cell table:formula="of:=['selected results'.AC56]" office:value-type="float" office:value="-2733.79" calcext:value-type="float">
            <text:p>-2733.79</text:p>
          </table:table-cell>
          <table:table-cell table:formula="of:=['selected results'.R56]" office:value-type="float" office:value="56991.7" calcext:value-type="float">
            <text:p>56991.7</text:p>
          </table:table-cell>
          <table:table-cell table:formula="of:=['selected results'.I56]" office:value-type="float" office:value="0" calcext:value-type="float">
            <text:p>0</text:p>
          </table:table-cell>
          <table:table-cell table:formula="of:=[.G56]+[.F56]+[.E56]-[.D56]" office:value-type="float" office:value="0" calcext:value-type="float">
            <text:p>0</text:p>
          </table:table-cell>
        </table:table-row>
        <table:table-row table:style-name="ro1">
          <table:table-cell table:formula="of:=[$general.A57]" office:value-type="float" office:value="0" calcext:value-type="float">
            <text:p>0</text:p>
          </table:table-cell>
          <table:table-cell table:formula="of:=[$general.B57]" office:value-type="float" office:value="0" calcext:value-type="float">
            <text:p>0</text:p>
          </table:table-cell>
          <table:table-cell table:formula="of:=[$'copy of results.csv '.C57]" office:value-type="float" office:value="1" calcext:value-type="float">
            <text:p>1</text:p>
          </table:table-cell>
          <table:table-cell table:formula="of:=[$general.Q57]" office:value-type="float" office:value="55130.8" calcext:value-type="float">
            <text:p>55130.8</text:p>
          </table:table-cell>
          <table:table-cell table:formula="of:=['selected results'.AC57]" office:value-type="float" office:value="55130.8" calcext:value-type="float">
            <text:p>55130.8</text:p>
          </table:table-cell>
          <table:table-cell table:formula="of:=['selected results'.R57]" office:value-type="float" office:value="0" calcext:value-type="float">
            <text:p>0</text:p>
          </table:table-cell>
          <table:table-cell table:formula="of:=['selected results'.I57]" office:value-type="float" office:value="0" calcext:value-type="float">
            <text:p>0</text:p>
          </table:table-cell>
          <table:table-cell table:formula="of:=[.G57]+[.F57]+[.E57]-[.D57]" office:value-type="float" office:value="0" calcext:value-type="float">
            <text:p>0</text:p>
          </table:table-cell>
        </table:table-row>
        <table:table-row table:style-name="ro1">
          <table:table-cell table:formula="of:=[$general.A58]" office:value-type="float" office:value="0" calcext:value-type="float">
            <text:p>0</text:p>
          </table:table-cell>
          <table:table-cell table:formula="of:=[$general.B58]" office:value-type="float" office:value="0.1" calcext:value-type="float">
            <text:p>0.1</text:p>
          </table:table-cell>
          <table:table-cell table:formula="of:=[$'copy of results.csv '.C58]" office:value-type="float" office:value="1" calcext:value-type="float">
            <text:p>1</text:p>
          </table:table-cell>
          <table:table-cell table:formula="of:=[$general.Q58]" office:value-type="float" office:value="55130.8" calcext:value-type="float">
            <text:p>55130.8</text:p>
          </table:table-cell>
          <table:table-cell table:formula="of:=['selected results'.AC58]" office:value-type="float" office:value="55130.8" calcext:value-type="float">
            <text:p>55130.8</text:p>
          </table:table-cell>
          <table:table-cell table:formula="of:=['selected results'.R58]" office:value-type="float" office:value="0" calcext:value-type="float">
            <text:p>0</text:p>
          </table:table-cell>
          <table:table-cell table:formula="of:=['selected results'.I58]" office:value-type="float" office:value="0" calcext:value-type="float">
            <text:p>0</text:p>
          </table:table-cell>
          <table:table-cell table:formula="of:=[.G58]+[.F58]+[.E58]-[.D58]" office:value-type="float" office:value="0" calcext:value-type="float">
            <text:p>0</text:p>
          </table:table-cell>
        </table:table-row>
        <table:table-row table:style-name="ro1">
          <table:table-cell table:formula="of:=[$general.A59]" office:value-type="float" office:value="0" calcext:value-type="float">
            <text:p>0</text:p>
          </table:table-cell>
          <table:table-cell table:formula="of:=[$general.B59]" office:value-type="float" office:value="0.2" calcext:value-type="float">
            <text:p>0.2</text:p>
          </table:table-cell>
          <table:table-cell table:formula="of:=[$'copy of results.csv '.C59]" office:value-type="float" office:value="1" calcext:value-type="float">
            <text:p>1</text:p>
          </table:table-cell>
          <table:table-cell table:formula="of:=[$general.Q59]" office:value-type="float" office:value="55130.8" calcext:value-type="float">
            <text:p>55130.8</text:p>
          </table:table-cell>
          <table:table-cell table:formula="of:=['selected results'.AC59]" office:value-type="float" office:value="55130.8" calcext:value-type="float">
            <text:p>55130.8</text:p>
          </table:table-cell>
          <table:table-cell table:formula="of:=['selected results'.R59]" office:value-type="float" office:value="0" calcext:value-type="float">
            <text:p>0</text:p>
          </table:table-cell>
          <table:table-cell table:formula="of:=['selected results'.I59]" office:value-type="float" office:value="0" calcext:value-type="float">
            <text:p>0</text:p>
          </table:table-cell>
          <table:table-cell table:formula="of:=[.G59]+[.F59]+[.E59]-[.D59]" office:value-type="float" office:value="0" calcext:value-type="float">
            <text:p>0</text:p>
          </table:table-cell>
        </table:table-row>
        <table:table-row table:style-name="ro1">
          <table:table-cell table:formula="of:=[$general.A60]" office:value-type="float" office:value="0" calcext:value-type="float">
            <text:p>0</text:p>
          </table:table-cell>
          <table:table-cell table:formula="of:=[$general.B60]" office:value-type="float" office:value="0.3" calcext:value-type="float">
            <text:p>0.3</text:p>
          </table:table-cell>
          <table:table-cell table:formula="of:=[$'copy of results.csv '.C60]" office:value-type="float" office:value="1" calcext:value-type="float">
            <text:p>1</text:p>
          </table:table-cell>
          <table:table-cell table:formula="of:=[$general.Q60]" office:value-type="float" office:value="55130.8" calcext:value-type="float">
            <text:p>55130.8</text:p>
          </table:table-cell>
          <table:table-cell table:formula="of:=['selected results'.AC60]" office:value-type="float" office:value="55130.8" calcext:value-type="float">
            <text:p>55130.8</text:p>
          </table:table-cell>
          <table:table-cell table:formula="of:=['selected results'.R60]" office:value-type="float" office:value="0" calcext:value-type="float">
            <text:p>0</text:p>
          </table:table-cell>
          <table:table-cell table:formula="of:=['selected results'.I60]" office:value-type="float" office:value="0" calcext:value-type="float">
            <text:p>0</text:p>
          </table:table-cell>
          <table:table-cell table:formula="of:=[.G60]+[.F60]+[.E60]-[.D60]" office:value-type="float" office:value="0" calcext:value-type="float">
            <text:p>0</text:p>
          </table:table-cell>
        </table:table-row>
        <table:table-row table:style-name="ro1">
          <table:table-cell table:formula="of:=[$general.A61]" office:value-type="float" office:value="0" calcext:value-type="float">
            <text:p>0</text:p>
          </table:table-cell>
          <table:table-cell table:formula="of:=[$general.B61]" office:value-type="float" office:value="0.4" calcext:value-type="float">
            <text:p>0.4</text:p>
          </table:table-cell>
          <table:table-cell table:formula="of:=[$'copy of results.csv '.C61]" office:value-type="float" office:value="1" calcext:value-type="float">
            <text:p>1</text:p>
          </table:table-cell>
          <table:table-cell table:formula="of:=[$general.Q61]" office:value-type="float" office:value="55130.8" calcext:value-type="float">
            <text:p>55130.8</text:p>
          </table:table-cell>
          <table:table-cell table:formula="of:=['selected results'.AC61]" office:value-type="float" office:value="55130.8" calcext:value-type="float">
            <text:p>55130.8</text:p>
          </table:table-cell>
          <table:table-cell table:formula="of:=['selected results'.R61]" office:value-type="float" office:value="0" calcext:value-type="float">
            <text:p>0</text:p>
          </table:table-cell>
          <table:table-cell table:formula="of:=['selected results'.I61]" office:value-type="float" office:value="0" calcext:value-type="float">
            <text:p>0</text:p>
          </table:table-cell>
          <table:table-cell table:formula="of:=[.G61]+[.F61]+[.E61]-[.D61]" office:value-type="float" office:value="0" calcext:value-type="float">
            <text:p>0</text:p>
          </table:table-cell>
        </table:table-row>
        <table:table-row table:style-name="ro1">
          <table:table-cell table:formula="of:=[$general.A62]" office:value-type="float" office:value="0" calcext:value-type="float">
            <text:p>0</text:p>
          </table:table-cell>
          <table:table-cell table:formula="of:=[$general.B62]" office:value-type="float" office:value="0.5" calcext:value-type="float">
            <text:p>0.5</text:p>
          </table:table-cell>
          <table:table-cell table:formula="of:=[$'copy of results.csv '.C62]" office:value-type="float" office:value="1" calcext:value-type="float">
            <text:p>1</text:p>
          </table:table-cell>
          <table:table-cell table:formula="of:=[$general.Q62]" office:value-type="float" office:value="55130.8" calcext:value-type="float">
            <text:p>55130.8</text:p>
          </table:table-cell>
          <table:table-cell table:formula="of:=['selected results'.AC62]" office:value-type="float" office:value="55130.8" calcext:value-type="float">
            <text:p>55130.8</text:p>
          </table:table-cell>
          <table:table-cell table:formula="of:=['selected results'.R62]" office:value-type="float" office:value="0" calcext:value-type="float">
            <text:p>0</text:p>
          </table:table-cell>
          <table:table-cell table:formula="of:=['selected results'.I62]" office:value-type="float" office:value="0" calcext:value-type="float">
            <text:p>0</text:p>
          </table:table-cell>
          <table:table-cell table:formula="of:=[.G62]+[.F62]+[.E62]-[.D62]" office:value-type="float" office:value="0" calcext:value-type="float">
            <text:p>0</text:p>
          </table:table-cell>
        </table:table-row>
        <table:table-row table:style-name="ro1">
          <table:table-cell table:formula="of:=[$general.A63]" office:value-type="float" office:value="0" calcext:value-type="float">
            <text:p>0</text:p>
          </table:table-cell>
          <table:table-cell table:formula="of:=[$general.B63]" office:value-type="float" office:value="0.6" calcext:value-type="float">
            <text:p>0.6</text:p>
          </table:table-cell>
          <table:table-cell table:formula="of:=[$'copy of results.csv '.C63]" office:value-type="float" office:value="1" calcext:value-type="float">
            <text:p>1</text:p>
          </table:table-cell>
          <table:table-cell table:formula="of:=[$general.Q63]" office:value-type="float" office:value="55130.8" calcext:value-type="float">
            <text:p>55130.8</text:p>
          </table:table-cell>
          <table:table-cell table:formula="of:=['selected results'.AC63]" office:value-type="float" office:value="55130.8" calcext:value-type="float">
            <text:p>55130.8</text:p>
          </table:table-cell>
          <table:table-cell table:formula="of:=['selected results'.R63]" office:value-type="float" office:value="0" calcext:value-type="float">
            <text:p>0</text:p>
          </table:table-cell>
          <table:table-cell table:formula="of:=['selected results'.I63]" office:value-type="float" office:value="0" calcext:value-type="float">
            <text:p>0</text:p>
          </table:table-cell>
          <table:table-cell table:formula="of:=[.G63]+[.F63]+[.E63]-[.D63]" office:value-type="float" office:value="0" calcext:value-type="float">
            <text:p>0</text:p>
          </table:table-cell>
        </table:table-row>
        <table:table-row table:style-name="ro1">
          <table:table-cell table:formula="of:=[$general.A64]" office:value-type="float" office:value="0" calcext:value-type="float">
            <text:p>0</text:p>
          </table:table-cell>
          <table:table-cell table:formula="of:=[$general.B64]" office:value-type="float" office:value="0.7" calcext:value-type="float">
            <text:p>0.7</text:p>
          </table:table-cell>
          <table:table-cell table:formula="of:=[$'copy of results.csv '.C64]" office:value-type="float" office:value="1" calcext:value-type="float">
            <text:p>1</text:p>
          </table:table-cell>
          <table:table-cell table:formula="of:=[$general.Q64]" office:value-type="float" office:value="55130.8" calcext:value-type="float">
            <text:p>55130.8</text:p>
          </table:table-cell>
          <table:table-cell table:formula="of:=['selected results'.AC64]" office:value-type="float" office:value="55130.8" calcext:value-type="float">
            <text:p>55130.8</text:p>
          </table:table-cell>
          <table:table-cell table:formula="of:=['selected results'.R64]" office:value-type="float" office:value="0" calcext:value-type="float">
            <text:p>0</text:p>
          </table:table-cell>
          <table:table-cell table:formula="of:=['selected results'.I64]" office:value-type="float" office:value="0" calcext:value-type="float">
            <text:p>0</text:p>
          </table:table-cell>
          <table:table-cell table:formula="of:=[.G64]+[.F64]+[.E64]-[.D64]" office:value-type="float" office:value="0" calcext:value-type="float">
            <text:p>0</text:p>
          </table:table-cell>
        </table:table-row>
        <table:table-row table:style-name="ro1">
          <table:table-cell table:formula="of:=[$general.A65]" office:value-type="float" office:value="0" calcext:value-type="float">
            <text:p>0</text:p>
          </table:table-cell>
          <table:table-cell table:formula="of:=[$general.B65]" office:value-type="float" office:value="0.8" calcext:value-type="float">
            <text:p>0.8</text:p>
          </table:table-cell>
          <table:table-cell table:formula="of:=[$'copy of results.csv '.C65]" office:value-type="float" office:value="1" calcext:value-type="float">
            <text:p>1</text:p>
          </table:table-cell>
          <table:table-cell table:formula="of:=[$general.Q65]" office:value-type="float" office:value="55130.8" calcext:value-type="float">
            <text:p>55130.8</text:p>
          </table:table-cell>
          <table:table-cell table:formula="of:=['selected results'.AC65]" office:value-type="float" office:value="55130.8" calcext:value-type="float">
            <text:p>55130.8</text:p>
          </table:table-cell>
          <table:table-cell table:formula="of:=['selected results'.R65]" office:value-type="float" office:value="0" calcext:value-type="float">
            <text:p>0</text:p>
          </table:table-cell>
          <table:table-cell table:formula="of:=['selected results'.I65]" office:value-type="float" office:value="0" calcext:value-type="float">
            <text:p>0</text:p>
          </table:table-cell>
          <table:table-cell table:formula="of:=[.G65]+[.F65]+[.E65]-[.D65]" office:value-type="float" office:value="0" calcext:value-type="float">
            <text:p>0</text:p>
          </table:table-cell>
        </table:table-row>
        <table:table-row table:style-name="ro1">
          <table:table-cell table:formula="of:=[$general.A66]" office:value-type="float" office:value="0" calcext:value-type="float">
            <text:p>0</text:p>
          </table:table-cell>
          <table:table-cell table:formula="of:=[$general.B66]" office:value-type="float" office:value="0.9" calcext:value-type="float">
            <text:p>0.9</text:p>
          </table:table-cell>
          <table:table-cell table:formula="of:=[$'copy of results.csv '.C66]" office:value-type="float" office:value="1" calcext:value-type="float">
            <text:p>1</text:p>
          </table:table-cell>
          <table:table-cell table:formula="of:=[$general.Q66]" office:value-type="float" office:value="55130.8" calcext:value-type="float">
            <text:p>55130.8</text:p>
          </table:table-cell>
          <table:table-cell table:formula="of:=['selected results'.AC66]" office:value-type="float" office:value="55130.8" calcext:value-type="float">
            <text:p>55130.8</text:p>
          </table:table-cell>
          <table:table-cell table:formula="of:=['selected results'.R66]" office:value-type="float" office:value="0" calcext:value-type="float">
            <text:p>0</text:p>
          </table:table-cell>
          <table:table-cell table:formula="of:=['selected results'.I66]" office:value-type="float" office:value="0" calcext:value-type="float">
            <text:p>0</text:p>
          </table:table-cell>
          <table:table-cell table:formula="of:=[.G66]+[.F66]+[.E66]-[.D66]" office:value-type="float" office:value="0" calcext:value-type="float">
            <text:p>0</text:p>
          </table:table-cell>
        </table:table-row>
        <table:table-row table:style-name="ro1">
          <table:table-cell table:formula="of:=[$general.A67]" office:value-type="float" office:value="0" calcext:value-type="float">
            <text:p>0</text:p>
          </table:table-cell>
          <table:table-cell table:formula="of:=[$general.B67]" office:value-type="float" office:value="1" calcext:value-type="float">
            <text:p>1</text:p>
          </table:table-cell>
          <table:table-cell table:formula="of:=[$'copy of results.csv '.C67]" office:value-type="float" office:value="1" calcext:value-type="float">
            <text:p>1</text:p>
          </table:table-cell>
          <table:table-cell table:formula="of:=[$general.Q67]" office:value-type="float" office:value="55130.8" calcext:value-type="float">
            <text:p>55130.8</text:p>
          </table:table-cell>
          <table:table-cell table:formula="of:=['selected results'.AC67]" office:value-type="float" office:value="55130.8" calcext:value-type="float">
            <text:p>55130.8</text:p>
          </table:table-cell>
          <table:table-cell table:formula="of:=['selected results'.R67]" office:value-type="float" office:value="0" calcext:value-type="float">
            <text:p>0</text:p>
          </table:table-cell>
          <table:table-cell table:formula="of:=['selected results'.I67]" office:value-type="float" office:value="0" calcext:value-type="float">
            <text:p>0</text:p>
          </table:table-cell>
          <table:table-cell table:formula="of:=[.G67]+[.F67]+[.E67]-[.D67]" office:value-type="float" office:value="0" calcext:value-type="float">
            <text:p>0</text:p>
          </table:table-cell>
        </table:table-row>
        <table:table-row table:style-name="ro1">
          <table:table-cell table:formula="of:=[$general.A68]" office:value-type="float" office:value="6.54" calcext:value-type="float">
            <text:p>6.54</text:p>
          </table:table-cell>
          <table:table-cell table:formula="of:=[$general.B68]" office:value-type="float" office:value="0" calcext:value-type="float">
            <text:p>0</text:p>
          </table:table-cell>
          <table:table-cell table:formula="of:=[$'copy of results.csv '.C68]" office:value-type="float" office:value="1" calcext:value-type="float">
            <text:p>1</text:p>
          </table:table-cell>
          <table:table-cell table:formula="of:=[$general.Q68]" office:value-type="float" office:value="82287.2" calcext:value-type="float">
            <text:p>82287.2</text:p>
          </table:table-cell>
          <table:table-cell table:formula="of:=['selected results'.AC68]" office:value-type="float" office:value="82287.2" calcext:value-type="float">
            <text:p>82287.2</text:p>
          </table:table-cell>
          <table:table-cell table:formula="of:=['selected results'.R68]" office:value-type="float" office:value="0" calcext:value-type="float">
            <text:p>0</text:p>
          </table:table-cell>
          <table:table-cell table:formula="of:=['selected results'.I68]" office:value-type="float" office:value="0" calcext:value-type="float">
            <text:p>0</text:p>
          </table:table-cell>
          <table:table-cell table:formula="of:=[.G68]+[.F68]+[.E68]-[.D68]" office:value-type="float" office:value="0" calcext:value-type="float">
            <text:p>0</text:p>
          </table:table-cell>
        </table:table-row>
        <table:table-row table:style-name="ro1">
          <table:table-cell table:formula="of:=[$general.A69]" office:value-type="float" office:value="6.54" calcext:value-type="float">
            <text:p>6.54</text:p>
          </table:table-cell>
          <table:table-cell table:formula="of:=[$general.B69]" office:value-type="float" office:value="0.1" calcext:value-type="float">
            <text:p>0.1</text:p>
          </table:table-cell>
          <table:table-cell table:formula="of:=[$'copy of results.csv '.C69]" office:value-type="float" office:value="1" calcext:value-type="float">
            <text:p>1</text:p>
          </table:table-cell>
          <table:table-cell table:formula="of:=[$general.Q69]" office:value-type="float" office:value="46097" calcext:value-type="float">
            <text:p>46097</text:p>
          </table:table-cell>
          <table:table-cell table:formula="of:=['selected results'.AC69]" office:value-type="float" office:value="46097" calcext:value-type="float">
            <text:p>46097</text:p>
          </table:table-cell>
          <table:table-cell table:formula="of:=['selected results'.R69]" office:value-type="float" office:value="0" calcext:value-type="float">
            <text:p>0</text:p>
          </table:table-cell>
          <table:table-cell table:formula="of:=['selected results'.I69]" office:value-type="float" office:value="0" calcext:value-type="float">
            <text:p>0</text:p>
          </table:table-cell>
          <table:table-cell table:formula="of:=[.G69]+[.F69]+[.E69]-[.D69]" office:value-type="float" office:value="0" calcext:value-type="float">
            <text:p>0</text:p>
          </table:table-cell>
        </table:table-row>
        <table:table-row table:style-name="ro1">
          <table:table-cell table:formula="of:=[$general.A70]" office:value-type="float" office:value="6.54" calcext:value-type="float">
            <text:p>6.54</text:p>
          </table:table-cell>
          <table:table-cell table:formula="of:=[$general.B70]" office:value-type="float" office:value="0.2" calcext:value-type="float">
            <text:p>0.2</text:p>
          </table:table-cell>
          <table:table-cell table:formula="of:=[$'copy of results.csv '.C70]" office:value-type="float" office:value="1" calcext:value-type="float">
            <text:p>1</text:p>
          </table:table-cell>
          <table:table-cell table:formula="of:=[$general.Q70]" office:value-type="float" office:value="49645" calcext:value-type="float">
            <text:p>49645</text:p>
          </table:table-cell>
          <table:table-cell table:formula="of:=['selected results'.AC70]" office:value-type="float" office:value="49645" calcext:value-type="float">
            <text:p>49645</text:p>
          </table:table-cell>
          <table:table-cell table:formula="of:=['selected results'.R70]" office:value-type="float" office:value="0" calcext:value-type="float">
            <text:p>0</text:p>
          </table:table-cell>
          <table:table-cell table:formula="of:=['selected results'.I70]" office:value-type="float" office:value="0" calcext:value-type="float">
            <text:p>0</text:p>
          </table:table-cell>
          <table:table-cell table:formula="of:=[.G70]+[.F70]+[.E70]-[.D70]" office:value-type="float" office:value="0" calcext:value-type="float">
            <text:p>0</text:p>
          </table:table-cell>
        </table:table-row>
        <table:table-row table:style-name="ro1">
          <table:table-cell table:formula="of:=[$general.A71]" office:value-type="float" office:value="6.54" calcext:value-type="float">
            <text:p>6.54</text:p>
          </table:table-cell>
          <table:table-cell table:formula="of:=[$general.B71]" office:value-type="float" office:value="0.3" calcext:value-type="float">
            <text:p>0.3</text:p>
          </table:table-cell>
          <table:table-cell table:formula="of:=[$'copy of results.csv '.C71]" office:value-type="float" office:value="1" calcext:value-type="float">
            <text:p>1</text:p>
          </table:table-cell>
          <table:table-cell table:formula="of:=[$general.Q71]" office:value-type="float" office:value="54558.5" calcext:value-type="float">
            <text:p>54558.5</text:p>
          </table:table-cell>
          <table:table-cell table:formula="of:=['selected results'.AC71]" office:value-type="float" office:value="54558.5" calcext:value-type="float">
            <text:p>54558.5</text:p>
          </table:table-cell>
          <table:table-cell table:formula="of:=['selected results'.R71]" office:value-type="float" office:value="0" calcext:value-type="float">
            <text:p>0</text:p>
          </table:table-cell>
          <table:table-cell table:formula="of:=['selected results'.I71]" office:value-type="float" office:value="0" calcext:value-type="float">
            <text:p>0</text:p>
          </table:table-cell>
          <table:table-cell table:formula="of:=[.G71]+[.F71]+[.E71]-[.D71]" office:value-type="float" office:value="0" calcext:value-type="float">
            <text:p>0</text:p>
          </table:table-cell>
        </table:table-row>
        <table:table-row table:style-name="ro1">
          <table:table-cell table:formula="of:=[$general.A72]" office:value-type="float" office:value="6.54" calcext:value-type="float">
            <text:p>6.54</text:p>
          </table:table-cell>
          <table:table-cell table:formula="of:=[$general.B72]" office:value-type="float" office:value="0.4" calcext:value-type="float">
            <text:p>0.4</text:p>
          </table:table-cell>
          <table:table-cell table:formula="of:=[$'copy of results.csv '.C72]" office:value-type="float" office:value="1" calcext:value-type="float">
            <text:p>1</text:p>
          </table:table-cell>
          <table:table-cell table:formula="of:=[$general.Q72]" office:value-type="float" office:value="59943.9" calcext:value-type="float">
            <text:p>59943.9</text:p>
          </table:table-cell>
          <table:table-cell table:formula="of:=['selected results'.AC72]" office:value-type="float" office:value="59943.9" calcext:value-type="float">
            <text:p>59943.9</text:p>
          </table:table-cell>
          <table:table-cell table:formula="of:=['selected results'.R72]" office:value-type="float" office:value="0" calcext:value-type="float">
            <text:p>0</text:p>
          </table:table-cell>
          <table:table-cell table:formula="of:=['selected results'.I72]" office:value-type="float" office:value="0" calcext:value-type="float">
            <text:p>0</text:p>
          </table:table-cell>
          <table:table-cell table:formula="of:=[.G72]+[.F72]+[.E72]-[.D72]" office:value-type="float" office:value="0" calcext:value-type="float">
            <text:p>0</text:p>
          </table:table-cell>
        </table:table-row>
        <table:table-row table:style-name="ro1">
          <table:table-cell table:formula="of:=[$general.A73]" office:value-type="float" office:value="6.54" calcext:value-type="float">
            <text:p>6.54</text:p>
          </table:table-cell>
          <table:table-cell table:formula="of:=[$general.B73]" office:value-type="float" office:value="0.5" calcext:value-type="float">
            <text:p>0.5</text:p>
          </table:table-cell>
          <table:table-cell table:formula="of:=[$'copy of results.csv '.C73]" office:value-type="float" office:value="1" calcext:value-type="float">
            <text:p>1</text:p>
          </table:table-cell>
          <table:table-cell table:formula="of:=[$general.Q73]" office:value-type="float" office:value="66116.7" calcext:value-type="float">
            <text:p>66116.7</text:p>
          </table:table-cell>
          <table:table-cell table:formula="of:=['selected results'.AC73]" office:value-type="float" office:value="66116.7" calcext:value-type="float">
            <text:p>66116.7</text:p>
          </table:table-cell>
          <table:table-cell table:formula="of:=['selected results'.R73]" office:value-type="float" office:value="0" calcext:value-type="float">
            <text:p>0</text:p>
          </table:table-cell>
          <table:table-cell table:formula="of:=['selected results'.I73]" office:value-type="float" office:value="0" calcext:value-type="float">
            <text:p>0</text:p>
          </table:table-cell>
          <table:table-cell table:formula="of:=[.G73]+[.F73]+[.E73]-[.D73]" office:value-type="float" office:value="0" calcext:value-type="float">
            <text:p>0</text:p>
          </table:table-cell>
        </table:table-row>
        <table:table-row table:style-name="ro1">
          <table:table-cell table:formula="of:=[$general.A74]" office:value-type="float" office:value="6.54" calcext:value-type="float">
            <text:p>6.54</text:p>
          </table:table-cell>
          <table:table-cell table:formula="of:=[$general.B74]" office:value-type="float" office:value="0.6" calcext:value-type="float">
            <text:p>0.6</text:p>
          </table:table-cell>
          <table:table-cell table:formula="of:=[$'copy of results.csv '.C74]" office:value-type="float" office:value="1" calcext:value-type="float">
            <text:p>1</text:p>
          </table:table-cell>
          <table:table-cell table:formula="of:=[$general.Q74]" office:value-type="float" office:value="72640.3" calcext:value-type="float">
            <text:p>72640.3</text:p>
          </table:table-cell>
          <table:table-cell table:formula="of:=['selected results'.AC74]" office:value-type="float" office:value="72640.3" calcext:value-type="float">
            <text:p>72640.3</text:p>
          </table:table-cell>
          <table:table-cell table:formula="of:=['selected results'.R74]" office:value-type="float" office:value="0" calcext:value-type="float">
            <text:p>0</text:p>
          </table:table-cell>
          <table:table-cell table:formula="of:=['selected results'.I74]" office:value-type="float" office:value="0" calcext:value-type="float">
            <text:p>0</text:p>
          </table:table-cell>
          <table:table-cell table:formula="of:=[.G74]+[.F74]+[.E74]-[.D74]" office:value-type="float" office:value="0" calcext:value-type="float">
            <text:p>0</text:p>
          </table:table-cell>
        </table:table-row>
        <table:table-row table:style-name="ro1">
          <table:table-cell table:formula="of:=[$general.A75]" office:value-type="float" office:value="6.54" calcext:value-type="float">
            <text:p>6.54</text:p>
          </table:table-cell>
          <table:table-cell table:formula="of:=[$general.B75]" office:value-type="float" office:value="0.7" calcext:value-type="float">
            <text:p>0.7</text:p>
          </table:table-cell>
          <table:table-cell table:formula="of:=[$'copy of results.csv '.C75]" office:value-type="float" office:value="1" calcext:value-type="float">
            <text:p>1</text:p>
          </table:table-cell>
          <table:table-cell table:formula="of:=[$general.Q75]" office:value-type="float" office:value="77481.5" calcext:value-type="float">
            <text:p>77481.5</text:p>
          </table:table-cell>
          <table:table-cell table:formula="of:=['selected results'.AC75]" office:value-type="float" office:value="77481.5" calcext:value-type="float">
            <text:p>77481.5</text:p>
          </table:table-cell>
          <table:table-cell table:formula="of:=['selected results'.R75]" office:value-type="float" office:value="0" calcext:value-type="float">
            <text:p>0</text:p>
          </table:table-cell>
          <table:table-cell table:formula="of:=['selected results'.I75]" office:value-type="float" office:value="0" calcext:value-type="float">
            <text:p>0</text:p>
          </table:table-cell>
          <table:table-cell table:formula="of:=[.G75]+[.F75]+[.E75]-[.D75]" office:value-type="float" office:value="0" calcext:value-type="float">
            <text:p>0</text:p>
          </table:table-cell>
        </table:table-row>
        <table:table-row table:style-name="ro1">
          <table:table-cell table:formula="of:=[$general.A76]" office:value-type="float" office:value="6.54" calcext:value-type="float">
            <text:p>6.54</text:p>
          </table:table-cell>
          <table:table-cell table:formula="of:=[$general.B76]" office:value-type="float" office:value="0.8" calcext:value-type="float">
            <text:p>0.8</text:p>
          </table:table-cell>
          <table:table-cell table:formula="of:=[$'copy of results.csv '.C76]" office:value-type="float" office:value="1" calcext:value-type="float">
            <text:p>1</text:p>
          </table:table-cell>
          <table:table-cell table:formula="of:=[$general.Q76]" office:value-type="float" office:value="81141.6" calcext:value-type="float">
            <text:p>81141.6</text:p>
          </table:table-cell>
          <table:table-cell table:formula="of:=['selected results'.AC76]" office:value-type="float" office:value="81141.6" calcext:value-type="float">
            <text:p>81141.6</text:p>
          </table:table-cell>
          <table:table-cell table:formula="of:=['selected results'.R76]" office:value-type="float" office:value="0" calcext:value-type="float">
            <text:p>0</text:p>
          </table:table-cell>
          <table:table-cell table:formula="of:=['selected results'.I76]" office:value-type="float" office:value="0" calcext:value-type="float">
            <text:p>0</text:p>
          </table:table-cell>
          <table:table-cell table:formula="of:=[.G76]+[.F76]+[.E76]-[.D76]" office:value-type="float" office:value="0" calcext:value-type="float">
            <text:p>0</text:p>
          </table:table-cell>
        </table:table-row>
        <table:table-row table:style-name="ro1">
          <table:table-cell table:formula="of:=[$general.A77]" office:value-type="float" office:value="6.54" calcext:value-type="float">
            <text:p>6.54</text:p>
          </table:table-cell>
          <table:table-cell table:formula="of:=[$general.B77]" office:value-type="float" office:value="0.9" calcext:value-type="float">
            <text:p>0.9</text:p>
          </table:table-cell>
          <table:table-cell table:formula="of:=[$'copy of results.csv '.C77]" office:value-type="float" office:value="1" calcext:value-type="float">
            <text:p>1</text:p>
          </table:table-cell>
          <table:table-cell table:formula="of:=[$general.Q77]" office:value-type="float" office:value="85984.3" calcext:value-type="float">
            <text:p>85984.3</text:p>
          </table:table-cell>
          <table:table-cell table:formula="of:=['selected results'.AC77]" office:value-type="float" office:value="85984.3" calcext:value-type="float">
            <text:p>85984.3</text:p>
          </table:table-cell>
          <table:table-cell table:formula="of:=['selected results'.R77]" office:value-type="float" office:value="0" calcext:value-type="float">
            <text:p>0</text:p>
          </table:table-cell>
          <table:table-cell table:formula="of:=['selected results'.I77]" office:value-type="float" office:value="0" calcext:value-type="float">
            <text:p>0</text:p>
          </table:table-cell>
          <table:table-cell table:formula="of:=[.G77]+[.F77]+[.E77]-[.D77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78]" office:value-type="float" office:value="6.54" calcext:value-type="float">
            <text:p>6.54</text:p>
          </table:table-cell>
          <table:table-cell table:formula="of:=[$general.B78]" office:value-type="float" office:value="1" calcext:value-type="float">
            <text:p>1</text:p>
          </table:table-cell>
          <table:table-cell table:formula="of:=[$'copy of results.csv '.C78]" office:value-type="float" office:value="1" calcext:value-type="float">
            <text:p>1</text:p>
          </table:table-cell>
          <table:table-cell table:formula="of:=[$general.Q78]" office:value-type="float" office:value="91207.3" calcext:value-type="float">
            <text:p>91207.3</text:p>
          </table:table-cell>
          <table:table-cell table:formula="of:=['selected results'.AC78]" office:value-type="float" office:value="91207.3" calcext:value-type="float">
            <text:p>91207.3</text:p>
          </table:table-cell>
          <table:table-cell table:formula="of:=['selected results'.R78]" office:value-type="float" office:value="0" calcext:value-type="float">
            <text:p>0</text:p>
          </table:table-cell>
          <table:table-cell table:formula="of:=['selected results'.I78]" office:value-type="float" office:value="0" calcext:value-type="float">
            <text:p>0</text:p>
          </table:table-cell>
          <table:table-cell table:formula="of:=[.G78]+[.F78]+[.E78]-[.D78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79]" office:value-type="float" office:value="13.08" calcext:value-type="float">
            <text:p>13.08</text:p>
          </table:table-cell>
          <table:table-cell table:formula="of:=[$general.B79]" office:value-type="float" office:value="0" calcext:value-type="float">
            <text:p>0</text:p>
          </table:table-cell>
          <table:table-cell table:formula="of:=[$'copy of results.csv '.C79]" office:value-type="float" office:value="1" calcext:value-type="float">
            <text:p>1</text:p>
          </table:table-cell>
          <table:table-cell table:formula="of:=[$general.Q79]" office:value-type="float" office:value="55922.4" calcext:value-type="float">
            <text:p>55922.4</text:p>
          </table:table-cell>
          <table:table-cell table:formula="of:=['selected results'.AC79]" office:value-type="float" office:value="55922.4" calcext:value-type="float">
            <text:p>55922.4</text:p>
          </table:table-cell>
          <table:table-cell table:formula="of:=['selected results'.R79]" office:value-type="float" office:value="0" calcext:value-type="float">
            <text:p>0</text:p>
          </table:table-cell>
          <table:table-cell table:formula="of:=['selected results'.I79]" office:value-type="float" office:value="0" calcext:value-type="float">
            <text:p>0</text:p>
          </table:table-cell>
          <table:table-cell table:formula="of:=[.G79]+[.F79]+[.E79]-[.D79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0]" office:value-type="float" office:value="13.08" calcext:value-type="float">
            <text:p>13.08</text:p>
          </table:table-cell>
          <table:table-cell table:formula="of:=[$general.B80]" office:value-type="float" office:value="0.1" calcext:value-type="float">
            <text:p>0.1</text:p>
          </table:table-cell>
          <table:table-cell table:formula="of:=[$'copy of results.csv '.C80]" office:value-type="float" office:value="1" calcext:value-type="float">
            <text:p>1</text:p>
          </table:table-cell>
          <table:table-cell table:formula="of:=[$general.Q80]" office:value-type="float" office:value="44976.8" calcext:value-type="float">
            <text:p>44976.8</text:p>
          </table:table-cell>
          <table:table-cell table:formula="of:=['selected results'.AC80]" office:value-type="float" office:value="44976.8" calcext:value-type="float">
            <text:p>44976.8</text:p>
          </table:table-cell>
          <table:table-cell table:formula="of:=['selected results'.R80]" office:value-type="float" office:value="0" calcext:value-type="float">
            <text:p>0</text:p>
          </table:table-cell>
          <table:table-cell table:formula="of:=['selected results'.I80]" office:value-type="float" office:value="0" calcext:value-type="float">
            <text:p>0</text:p>
          </table:table-cell>
          <table:table-cell table:formula="of:=[.G80]+[.F80]+[.E80]-[.D80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1]" office:value-type="float" office:value="13.08" calcext:value-type="float">
            <text:p>13.08</text:p>
          </table:table-cell>
          <table:table-cell table:formula="of:=[$general.B81]" office:value-type="float" office:value="0.2" calcext:value-type="float">
            <text:p>0.2</text:p>
          </table:table-cell>
          <table:table-cell table:formula="of:=[$'copy of results.csv '.C81]" office:value-type="float" office:value="1" calcext:value-type="float">
            <text:p>1</text:p>
          </table:table-cell>
          <table:table-cell table:formula="of:=[$general.Q81]" office:value-type="float" office:value="46178.1" calcext:value-type="float">
            <text:p>46178.1</text:p>
          </table:table-cell>
          <table:table-cell table:formula="of:=['selected results'.AC81]" office:value-type="float" office:value="46178.1" calcext:value-type="float">
            <text:p>46178.1</text:p>
          </table:table-cell>
          <table:table-cell table:formula="of:=['selected results'.R81]" office:value-type="float" office:value="0" calcext:value-type="float">
            <text:p>0</text:p>
          </table:table-cell>
          <table:table-cell table:formula="of:=['selected results'.I81]" office:value-type="float" office:value="0" calcext:value-type="float">
            <text:p>0</text:p>
          </table:table-cell>
          <table:table-cell table:formula="of:=[.G81]+[.F81]+[.E81]-[.D81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2]" office:value-type="float" office:value="13.08" calcext:value-type="float">
            <text:p>13.08</text:p>
          </table:table-cell>
          <table:table-cell table:formula="of:=[$general.B82]" office:value-type="float" office:value="0.3" calcext:value-type="float">
            <text:p>0.3</text:p>
          </table:table-cell>
          <table:table-cell table:formula="of:=[$'copy of results.csv '.C82]" office:value-type="float" office:value="1" calcext:value-type="float">
            <text:p>1</text:p>
          </table:table-cell>
          <table:table-cell table:formula="of:=[$general.Q82]" office:value-type="float" office:value="50503" calcext:value-type="float">
            <text:p>50503</text:p>
          </table:table-cell>
          <table:table-cell table:formula="of:=['selected results'.AC82]" office:value-type="float" office:value="50503" calcext:value-type="float">
            <text:p>50503</text:p>
          </table:table-cell>
          <table:table-cell table:formula="of:=['selected results'.R82]" office:value-type="float" office:value="0" calcext:value-type="float">
            <text:p>0</text:p>
          </table:table-cell>
          <table:table-cell table:formula="of:=['selected results'.I82]" office:value-type="float" office:value="0" calcext:value-type="float">
            <text:p>0</text:p>
          </table:table-cell>
          <table:table-cell table:formula="of:=[.G82]+[.F82]+[.E82]-[.D82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3]" office:value-type="float" office:value="13.08" calcext:value-type="float">
            <text:p>13.08</text:p>
          </table:table-cell>
          <table:table-cell table:formula="of:=[$general.B83]" office:value-type="float" office:value="0.4" calcext:value-type="float">
            <text:p>0.4</text:p>
          </table:table-cell>
          <table:table-cell table:formula="of:=[$'copy of results.csv '.C83]" office:value-type="float" office:value="1" calcext:value-type="float">
            <text:p>1</text:p>
          </table:table-cell>
          <table:table-cell table:formula="of:=[$general.Q83]" office:value-type="float" office:value="55329.6" calcext:value-type="float">
            <text:p>55329.6</text:p>
          </table:table-cell>
          <table:table-cell table:formula="of:=['selected results'.AC83]" office:value-type="float" office:value="55329.6" calcext:value-type="float">
            <text:p>55329.6</text:p>
          </table:table-cell>
          <table:table-cell table:formula="of:=['selected results'.R83]" office:value-type="float" office:value="0" calcext:value-type="float">
            <text:p>0</text:p>
          </table:table-cell>
          <table:table-cell table:formula="of:=['selected results'.I83]" office:value-type="float" office:value="0" calcext:value-type="float">
            <text:p>0</text:p>
          </table:table-cell>
          <table:table-cell table:formula="of:=[.G83]+[.F83]+[.E83]-[.D83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4]" office:value-type="float" office:value="13.08" calcext:value-type="float">
            <text:p>13.08</text:p>
          </table:table-cell>
          <table:table-cell table:formula="of:=[$general.B84]" office:value-type="float" office:value="0.5" calcext:value-type="float">
            <text:p>0.5</text:p>
          </table:table-cell>
          <table:table-cell table:formula="of:=[$'copy of results.csv '.C84]" office:value-type="float" office:value="1" calcext:value-type="float">
            <text:p>1</text:p>
          </table:table-cell>
          <table:table-cell table:formula="of:=[$general.Q84]" office:value-type="float" office:value="61030.2" calcext:value-type="float">
            <text:p>61030.2</text:p>
          </table:table-cell>
          <table:table-cell table:formula="of:=['selected results'.AC84]" office:value-type="float" office:value="61030.2" calcext:value-type="float">
            <text:p>61030.2</text:p>
          </table:table-cell>
          <table:table-cell table:formula="of:=['selected results'.R84]" office:value-type="float" office:value="0" calcext:value-type="float">
            <text:p>0</text:p>
          </table:table-cell>
          <table:table-cell table:formula="of:=['selected results'.I84]" office:value-type="float" office:value="0" calcext:value-type="float">
            <text:p>0</text:p>
          </table:table-cell>
          <table:table-cell table:formula="of:=[.G84]+[.F84]+[.E84]-[.D84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5]" office:value-type="float" office:value="13.08" calcext:value-type="float">
            <text:p>13.08</text:p>
          </table:table-cell>
          <table:table-cell table:formula="of:=[$general.B85]" office:value-type="float" office:value="0.6" calcext:value-type="float">
            <text:p>0.6</text:p>
          </table:table-cell>
          <table:table-cell table:formula="of:=[$'copy of results.csv '.C85]" office:value-type="float" office:value="1" calcext:value-type="float">
            <text:p>1</text:p>
          </table:table-cell>
          <table:table-cell table:formula="of:=[$general.Q85]" office:value-type="float" office:value="68280.6" calcext:value-type="float">
            <text:p>68280.6</text:p>
          </table:table-cell>
          <table:table-cell table:formula="of:=['selected results'.AC85]" office:value-type="float" office:value="68280.6" calcext:value-type="float">
            <text:p>68280.6</text:p>
          </table:table-cell>
          <table:table-cell table:formula="of:=['selected results'.R85]" office:value-type="float" office:value="0" calcext:value-type="float">
            <text:p>0</text:p>
          </table:table-cell>
          <table:table-cell table:formula="of:=['selected results'.I85]" office:value-type="float" office:value="0" calcext:value-type="float">
            <text:p>0</text:p>
          </table:table-cell>
          <table:table-cell table:formula="of:=[.G85]+[.F85]+[.E85]-[.D85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6]" office:value-type="float" office:value="13.08" calcext:value-type="float">
            <text:p>13.08</text:p>
          </table:table-cell>
          <table:table-cell table:formula="of:=[$general.B86]" office:value-type="float" office:value="0.7" calcext:value-type="float">
            <text:p>0.7</text:p>
          </table:table-cell>
          <table:table-cell table:formula="of:=[$'copy of results.csv '.C86]" office:value-type="float" office:value="1" calcext:value-type="float">
            <text:p>1</text:p>
          </table:table-cell>
          <table:table-cell table:formula="of:=[$general.Q86]" office:value-type="float" office:value="73440" calcext:value-type="float">
            <text:p>73440</text:p>
          </table:table-cell>
          <table:table-cell table:formula="of:=['selected results'.AC86]" office:value-type="float" office:value="73440" calcext:value-type="float">
            <text:p>73440</text:p>
          </table:table-cell>
          <table:table-cell table:formula="of:=['selected results'.R86]" office:value-type="float" office:value="0" calcext:value-type="float">
            <text:p>0</text:p>
          </table:table-cell>
          <table:table-cell table:formula="of:=['selected results'.I86]" office:value-type="float" office:value="0" calcext:value-type="float">
            <text:p>0</text:p>
          </table:table-cell>
          <table:table-cell table:formula="of:=[.G86]+[.F86]+[.E86]-[.D86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7]" office:value-type="float" office:value="13.08" calcext:value-type="float">
            <text:p>13.08</text:p>
          </table:table-cell>
          <table:table-cell table:formula="of:=[$general.B87]" office:value-type="float" office:value="0.8" calcext:value-type="float">
            <text:p>0.8</text:p>
          </table:table-cell>
          <table:table-cell table:formula="of:=[$'copy of results.csv '.C87]" office:value-type="float" office:value="1" calcext:value-type="float">
            <text:p>1</text:p>
          </table:table-cell>
          <table:table-cell table:formula="of:=[$general.Q87]" office:value-type="float" office:value="77031.6" calcext:value-type="float">
            <text:p>77031.6</text:p>
          </table:table-cell>
          <table:table-cell table:formula="of:=['selected results'.AC87]" office:value-type="float" office:value="77031.6" calcext:value-type="float">
            <text:p>77031.6</text:p>
          </table:table-cell>
          <table:table-cell table:formula="of:=['selected results'.R87]" office:value-type="float" office:value="0" calcext:value-type="float">
            <text:p>0</text:p>
          </table:table-cell>
          <table:table-cell table:formula="of:=['selected results'.I87]" office:value-type="float" office:value="0" calcext:value-type="float">
            <text:p>0</text:p>
          </table:table-cell>
          <table:table-cell table:formula="of:=[.G87]+[.F87]+[.E87]-[.D87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8]" office:value-type="float" office:value="13.08" calcext:value-type="float">
            <text:p>13.08</text:p>
          </table:table-cell>
          <table:table-cell table:formula="of:=[$general.B88]" office:value-type="float" office:value="0.9" calcext:value-type="float">
            <text:p>0.9</text:p>
          </table:table-cell>
          <table:table-cell table:formula="of:=[$'copy of results.csv '.C88]" office:value-type="float" office:value="1" calcext:value-type="float">
            <text:p>1</text:p>
          </table:table-cell>
          <table:table-cell table:formula="of:=[$general.Q88]" office:value-type="float" office:value="82070.2" calcext:value-type="float">
            <text:p>82070.2</text:p>
          </table:table-cell>
          <table:table-cell table:formula="of:=['selected results'.AC88]" office:value-type="float" office:value="82070.2" calcext:value-type="float">
            <text:p>82070.2</text:p>
          </table:table-cell>
          <table:table-cell table:formula="of:=['selected results'.R88]" office:value-type="float" office:value="0" calcext:value-type="float">
            <text:p>0</text:p>
          </table:table-cell>
          <table:table-cell table:formula="of:=['selected results'.I88]" office:value-type="float" office:value="0" calcext:value-type="float">
            <text:p>0</text:p>
          </table:table-cell>
          <table:table-cell table:formula="of:=[.G88]+[.F88]+[.E88]-[.D88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9]" office:value-type="float" office:value="13.08" calcext:value-type="float">
            <text:p>13.08</text:p>
          </table:table-cell>
          <table:table-cell table:formula="of:=[$general.B89]" office:value-type="float" office:value="1" calcext:value-type="float">
            <text:p>1</text:p>
          </table:table-cell>
          <table:table-cell table:formula="of:=[$'copy of results.csv '.C89]" office:value-type="float" office:value="1" calcext:value-type="float">
            <text:p>1</text:p>
          </table:table-cell>
          <table:table-cell table:formula="of:=[$general.Q89]" office:value-type="float" office:value="87323.3" calcext:value-type="float">
            <text:p>87323.3</text:p>
          </table:table-cell>
          <table:table-cell table:formula="of:=['selected results'.AC89]" office:value-type="float" office:value="87323.3" calcext:value-type="float">
            <text:p>87323.3</text:p>
          </table:table-cell>
          <table:table-cell table:formula="of:=['selected results'.R89]" office:value-type="float" office:value="0" calcext:value-type="float">
            <text:p>0</text:p>
          </table:table-cell>
          <table:table-cell table:formula="of:=['selected results'.I89]" office:value-type="float" office:value="0" calcext:value-type="float">
            <text:p>0</text:p>
          </table:table-cell>
          <table:table-cell table:formula="of:=[.G89]+[.F89]+[.E89]-[.D89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0]" office:value-type="float" office:value="26.16" calcext:value-type="float">
            <text:p>26.16</text:p>
          </table:table-cell>
          <table:table-cell table:formula="of:=[$general.B90]" office:value-type="float" office:value="0" calcext:value-type="float">
            <text:p>0</text:p>
          </table:table-cell>
          <table:table-cell table:formula="of:=[$'copy of results.csv '.C90]" office:value-type="float" office:value="1" calcext:value-type="float">
            <text:p>1</text:p>
          </table:table-cell>
          <table:table-cell table:formula="of:=[$general.Q90]" office:value-type="float" office:value="55183.1" calcext:value-type="float">
            <text:p>55183.1</text:p>
          </table:table-cell>
          <table:table-cell table:formula="of:=['selected results'.AC90]" office:value-type="float" office:value="55183.1" calcext:value-type="float">
            <text:p>55183.1</text:p>
          </table:table-cell>
          <table:table-cell table:formula="of:=['selected results'.R90]" office:value-type="float" office:value="0" calcext:value-type="float">
            <text:p>0</text:p>
          </table:table-cell>
          <table:table-cell table:formula="of:=['selected results'.I90]" office:value-type="float" office:value="0" calcext:value-type="float">
            <text:p>0</text:p>
          </table:table-cell>
          <table:table-cell table:formula="of:=[.G90]+[.F90]+[.E90]-[.D90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1]" office:value-type="float" office:value="26.16" calcext:value-type="float">
            <text:p>26.16</text:p>
          </table:table-cell>
          <table:table-cell table:formula="of:=[$general.B91]" office:value-type="float" office:value="0.1" calcext:value-type="float">
            <text:p>0.1</text:p>
          </table:table-cell>
          <table:table-cell table:formula="of:=[$'copy of results.csv '.C91]" office:value-type="float" office:value="1" calcext:value-type="float">
            <text:p>1</text:p>
          </table:table-cell>
          <table:table-cell table:formula="of:=[$general.Q91]" office:value-type="float" office:value="40570.4" calcext:value-type="float">
            <text:p>40570.4</text:p>
          </table:table-cell>
          <table:table-cell table:formula="of:=['selected results'.AC91]" office:value-type="float" office:value="40570.4" calcext:value-type="float">
            <text:p>40570.4</text:p>
          </table:table-cell>
          <table:table-cell table:formula="of:=['selected results'.R91]" office:value-type="float" office:value="0" calcext:value-type="float">
            <text:p>0</text:p>
          </table:table-cell>
          <table:table-cell table:formula="of:=['selected results'.I91]" office:value-type="float" office:value="0" calcext:value-type="float">
            <text:p>0</text:p>
          </table:table-cell>
          <table:table-cell table:formula="of:=[.G91]+[.F91]+[.E91]-[.D91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2]" office:value-type="float" office:value="26.16" calcext:value-type="float">
            <text:p>26.16</text:p>
          </table:table-cell>
          <table:table-cell table:formula="of:=[$general.B92]" office:value-type="float" office:value="0.2" calcext:value-type="float">
            <text:p>0.2</text:p>
          </table:table-cell>
          <table:table-cell table:formula="of:=[$'copy of results.csv '.C92]" office:value-type="float" office:value="1" calcext:value-type="float">
            <text:p>1</text:p>
          </table:table-cell>
          <table:table-cell table:formula="of:=[$general.Q92]" office:value-type="float" office:value="41441.3" calcext:value-type="float">
            <text:p>41441.3</text:p>
          </table:table-cell>
          <table:table-cell table:formula="of:=['selected results'.AC92]" office:value-type="float" office:value="41441.3" calcext:value-type="float">
            <text:p>41441.3</text:p>
          </table:table-cell>
          <table:table-cell table:formula="of:=['selected results'.R92]" office:value-type="float" office:value="0" calcext:value-type="float">
            <text:p>0</text:p>
          </table:table-cell>
          <table:table-cell table:formula="of:=['selected results'.I92]" office:value-type="float" office:value="0" calcext:value-type="float">
            <text:p>0</text:p>
          </table:table-cell>
          <table:table-cell table:formula="of:=[.G92]+[.F92]+[.E92]-[.D92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3]" office:value-type="float" office:value="26.16" calcext:value-type="float">
            <text:p>26.16</text:p>
          </table:table-cell>
          <table:table-cell table:formula="of:=[$general.B93]" office:value-type="float" office:value="0.3" calcext:value-type="float">
            <text:p>0.3</text:p>
          </table:table-cell>
          <table:table-cell table:formula="of:=[$'copy of results.csv '.C93]" office:value-type="float" office:value="1" calcext:value-type="float">
            <text:p>1</text:p>
          </table:table-cell>
          <table:table-cell table:formula="of:=[$general.Q93]" office:value-type="float" office:value="46024.3" calcext:value-type="float">
            <text:p>46024.3</text:p>
          </table:table-cell>
          <table:table-cell table:formula="of:=['selected results'.AC93]" office:value-type="float" office:value="46024.3" calcext:value-type="float">
            <text:p>46024.3</text:p>
          </table:table-cell>
          <table:table-cell table:formula="of:=['selected results'.R93]" office:value-type="float" office:value="0" calcext:value-type="float">
            <text:p>0</text:p>
          </table:table-cell>
          <table:table-cell table:formula="of:=['selected results'.I93]" office:value-type="float" office:value="0" calcext:value-type="float">
            <text:p>0</text:p>
          </table:table-cell>
          <table:table-cell table:formula="of:=[.G93]+[.F93]+[.E93]-[.D93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4]" office:value-type="float" office:value="26.16" calcext:value-type="float">
            <text:p>26.16</text:p>
          </table:table-cell>
          <table:table-cell table:formula="of:=[$general.B94]" office:value-type="float" office:value="0.4" calcext:value-type="float">
            <text:p>0.4</text:p>
          </table:table-cell>
          <table:table-cell table:formula="of:=[$'copy of results.csv '.C94]" office:value-type="float" office:value="1" calcext:value-type="float">
            <text:p>1</text:p>
          </table:table-cell>
          <table:table-cell table:formula="of:=[$general.Q94]" office:value-type="float" office:value="51766.8" calcext:value-type="float">
            <text:p>51766.8</text:p>
          </table:table-cell>
          <table:table-cell table:formula="of:=['selected results'.AC94]" office:value-type="float" office:value="51766.8" calcext:value-type="float">
            <text:p>51766.8</text:p>
          </table:table-cell>
          <table:table-cell table:formula="of:=['selected results'.R94]" office:value-type="float" office:value="0" calcext:value-type="float">
            <text:p>0</text:p>
          </table:table-cell>
          <table:table-cell table:formula="of:=['selected results'.I94]" office:value-type="float" office:value="0" calcext:value-type="float">
            <text:p>0</text:p>
          </table:table-cell>
          <table:table-cell table:formula="of:=[.G94]+[.F94]+[.E94]-[.D94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5]" office:value-type="float" office:value="26.16" calcext:value-type="float">
            <text:p>26.16</text:p>
          </table:table-cell>
          <table:table-cell table:formula="of:=[$general.B95]" office:value-type="float" office:value="0.5" calcext:value-type="float">
            <text:p>0.5</text:p>
          </table:table-cell>
          <table:table-cell table:formula="of:=[$'copy of results.csv '.C95]" office:value-type="float" office:value="1" calcext:value-type="float">
            <text:p>1</text:p>
          </table:table-cell>
          <table:table-cell table:formula="of:=[$general.Q95]" office:value-type="float" office:value="58769.7" calcext:value-type="float">
            <text:p>58769.7</text:p>
          </table:table-cell>
          <table:table-cell table:formula="of:=['selected results'.AC95]" office:value-type="float" office:value="58769.7" calcext:value-type="float">
            <text:p>58769.7</text:p>
          </table:table-cell>
          <table:table-cell table:formula="of:=['selected results'.R95]" office:value-type="float" office:value="0" calcext:value-type="float">
            <text:p>0</text:p>
          </table:table-cell>
          <table:table-cell table:formula="of:=['selected results'.I95]" office:value-type="float" office:value="0" calcext:value-type="float">
            <text:p>0</text:p>
          </table:table-cell>
          <table:table-cell table:formula="of:=[.G95]+[.F95]+[.E95]-[.D95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6]" office:value-type="float" office:value="26.16" calcext:value-type="float">
            <text:p>26.16</text:p>
          </table:table-cell>
          <table:table-cell table:formula="of:=[$general.B96]" office:value-type="float" office:value="0.6" calcext:value-type="float">
            <text:p>0.6</text:p>
          </table:table-cell>
          <table:table-cell table:formula="of:=[$'copy of results.csv '.C96]" office:value-type="float" office:value="1" calcext:value-type="float">
            <text:p>1</text:p>
          </table:table-cell>
          <table:table-cell table:formula="of:=[$general.Q96]" office:value-type="float" office:value="66226" calcext:value-type="float">
            <text:p>66226</text:p>
          </table:table-cell>
          <table:table-cell table:formula="of:=['selected results'.AC96]" office:value-type="float" office:value="66226" calcext:value-type="float">
            <text:p>66226</text:p>
          </table:table-cell>
          <table:table-cell table:formula="of:=['selected results'.R96]" office:value-type="float" office:value="0" calcext:value-type="float">
            <text:p>0</text:p>
          </table:table-cell>
          <table:table-cell table:formula="of:=['selected results'.I96]" office:value-type="float" office:value="0" calcext:value-type="float">
            <text:p>0</text:p>
          </table:table-cell>
          <table:table-cell table:formula="of:=[.G96]+[.F96]+[.E96]-[.D96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7]" office:value-type="float" office:value="26.16" calcext:value-type="float">
            <text:p>26.16</text:p>
          </table:table-cell>
          <table:table-cell table:formula="of:=[$general.B97]" office:value-type="float" office:value="0.7" calcext:value-type="float">
            <text:p>0.7</text:p>
          </table:table-cell>
          <table:table-cell table:formula="of:=[$'copy of results.csv '.C97]" office:value-type="float" office:value="1" calcext:value-type="float">
            <text:p>1</text:p>
          </table:table-cell>
          <table:table-cell table:formula="of:=[$general.Q97]" office:value-type="float" office:value="72051.6" calcext:value-type="float">
            <text:p>72051.6</text:p>
          </table:table-cell>
          <table:table-cell table:formula="of:=['selected results'.AC97]" office:value-type="float" office:value="72051.6" calcext:value-type="float">
            <text:p>72051.6</text:p>
          </table:table-cell>
          <table:table-cell table:formula="of:=['selected results'.R97]" office:value-type="float" office:value="0" calcext:value-type="float">
            <text:p>0</text:p>
          </table:table-cell>
          <table:table-cell table:formula="of:=['selected results'.I97]" office:value-type="float" office:value="0" calcext:value-type="float">
            <text:p>0</text:p>
          </table:table-cell>
          <table:table-cell table:formula="of:=[.G97]+[.F97]+[.E97]-[.D97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8]" office:value-type="float" office:value="26.16" calcext:value-type="float">
            <text:p>26.16</text:p>
          </table:table-cell>
          <table:table-cell table:formula="of:=[$general.B98]" office:value-type="float" office:value="0.8" calcext:value-type="float">
            <text:p>0.8</text:p>
          </table:table-cell>
          <table:table-cell table:formula="of:=[$'copy of results.csv '.C98]" office:value-type="float" office:value="1" calcext:value-type="float">
            <text:p>1</text:p>
          </table:table-cell>
          <table:table-cell table:formula="of:=[$general.Q98]" office:value-type="float" office:value="75897.5" calcext:value-type="float">
            <text:p>75897.5</text:p>
          </table:table-cell>
          <table:table-cell table:formula="of:=['selected results'.AC98]" office:value-type="float" office:value="75897.5" calcext:value-type="float">
            <text:p>75897.5</text:p>
          </table:table-cell>
          <table:table-cell table:formula="of:=['selected results'.R98]" office:value-type="float" office:value="0" calcext:value-type="float">
            <text:p>0</text:p>
          </table:table-cell>
          <table:table-cell table:formula="of:=['selected results'.I98]" office:value-type="float" office:value="0" calcext:value-type="float">
            <text:p>0</text:p>
          </table:table-cell>
          <table:table-cell table:formula="of:=[.G98]+[.F98]+[.E98]-[.D98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9]" office:value-type="float" office:value="26.16" calcext:value-type="float">
            <text:p>26.16</text:p>
          </table:table-cell>
          <table:table-cell table:formula="of:=[$general.B99]" office:value-type="float" office:value="0.9" calcext:value-type="float">
            <text:p>0.9</text:p>
          </table:table-cell>
          <table:table-cell table:formula="of:=[$'copy of results.csv '.C99]" office:value-type="float" office:value="1" calcext:value-type="float">
            <text:p>1</text:p>
          </table:table-cell>
          <table:table-cell table:formula="of:=[$general.Q99]" office:value-type="float" office:value="80975.9" calcext:value-type="float">
            <text:p>80975.9</text:p>
          </table:table-cell>
          <table:table-cell table:formula="of:=['selected results'.AC99]" office:value-type="float" office:value="80975.9" calcext:value-type="float">
            <text:p>80975.9</text:p>
          </table:table-cell>
          <table:table-cell table:formula="of:=['selected results'.R99]" office:value-type="float" office:value="0" calcext:value-type="float">
            <text:p>0</text:p>
          </table:table-cell>
          <table:table-cell table:formula="of:=['selected results'.I99]" office:value-type="float" office:value="0" calcext:value-type="float">
            <text:p>0</text:p>
          </table:table-cell>
          <table:table-cell table:formula="of:=[.G99]+[.F99]+[.E99]-[.D99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0]" office:value-type="float" office:value="26.16" calcext:value-type="float">
            <text:p>26.16</text:p>
          </table:table-cell>
          <table:table-cell table:formula="of:=[$general.B100]" office:value-type="float" office:value="1" calcext:value-type="float">
            <text:p>1</text:p>
          </table:table-cell>
          <table:table-cell table:formula="of:=[$'copy of results.csv '.C100]" office:value-type="float" office:value="1" calcext:value-type="float">
            <text:p>1</text:p>
          </table:table-cell>
          <table:table-cell table:formula="of:=[$general.Q100]" office:value-type="float" office:value="85806" calcext:value-type="float">
            <text:p>85806</text:p>
          </table:table-cell>
          <table:table-cell table:formula="of:=['selected results'.AC100]" office:value-type="float" office:value="85806" calcext:value-type="float">
            <text:p>85806</text:p>
          </table:table-cell>
          <table:table-cell table:formula="of:=['selected results'.R100]" office:value-type="float" office:value="0" calcext:value-type="float">
            <text:p>0</text:p>
          </table:table-cell>
          <table:table-cell table:formula="of:=['selected results'.I100]" office:value-type="float" office:value="0" calcext:value-type="float">
            <text:p>0</text:p>
          </table:table-cell>
          <table:table-cell table:formula="of:=[.G100]+[.F100]+[.E100]-[.D100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1]" office:value-type="float" office:value="52.32" calcext:value-type="float">
            <text:p>52.32</text:p>
          </table:table-cell>
          <table:table-cell table:formula="of:=[$general.B101]" office:value-type="float" office:value="0" calcext:value-type="float">
            <text:p>0</text:p>
          </table:table-cell>
          <table:table-cell table:formula="of:=[$'copy of results.csv '.C101]" office:value-type="float" office:value="1" calcext:value-type="float">
            <text:p>1</text:p>
          </table:table-cell>
          <table:table-cell table:formula="of:=[$general.Q101]" office:value-type="float" office:value="52733.5" calcext:value-type="float">
            <text:p>52733.5</text:p>
          </table:table-cell>
          <table:table-cell table:formula="of:=['selected results'.AC101]" office:value-type="float" office:value="52733.5" calcext:value-type="float">
            <text:p>52733.5</text:p>
          </table:table-cell>
          <table:table-cell table:formula="of:=['selected results'.R101]" office:value-type="float" office:value="0" calcext:value-type="float">
            <text:p>0</text:p>
          </table:table-cell>
          <table:table-cell table:formula="of:=['selected results'.I101]" office:value-type="float" office:value="0" calcext:value-type="float">
            <text:p>0</text:p>
          </table:table-cell>
          <table:table-cell table:formula="of:=[.G101]+[.F101]+[.E101]-[.D101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2]" office:value-type="float" office:value="52.32" calcext:value-type="float">
            <text:p>52.32</text:p>
          </table:table-cell>
          <table:table-cell table:formula="of:=[$general.B102]" office:value-type="float" office:value="0.1" calcext:value-type="float">
            <text:p>0.1</text:p>
          </table:table-cell>
          <table:table-cell table:formula="of:=[$'copy of results.csv '.C102]" office:value-type="float" office:value="1" calcext:value-type="float">
            <text:p>1</text:p>
          </table:table-cell>
          <table:table-cell table:formula="of:=[$general.Q102]" office:value-type="float" office:value="37095.1" calcext:value-type="float">
            <text:p>37095.1</text:p>
          </table:table-cell>
          <table:table-cell table:formula="of:=['selected results'.AC102]" office:value-type="float" office:value="37095.1" calcext:value-type="float">
            <text:p>37095.1</text:p>
          </table:table-cell>
          <table:table-cell table:formula="of:=['selected results'.R102]" office:value-type="float" office:value="0" calcext:value-type="float">
            <text:p>0</text:p>
          </table:table-cell>
          <table:table-cell table:formula="of:=['selected results'.I102]" office:value-type="float" office:value="0" calcext:value-type="float">
            <text:p>0</text:p>
          </table:table-cell>
          <table:table-cell table:formula="of:=[.G102]+[.F102]+[.E102]-[.D102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3]" office:value-type="float" office:value="52.32" calcext:value-type="float">
            <text:p>52.32</text:p>
          </table:table-cell>
          <table:table-cell table:formula="of:=[$general.B103]" office:value-type="float" office:value="0.2" calcext:value-type="float">
            <text:p>0.2</text:p>
          </table:table-cell>
          <table:table-cell table:formula="of:=[$'copy of results.csv '.C103]" office:value-type="float" office:value="1" calcext:value-type="float">
            <text:p>1</text:p>
          </table:table-cell>
          <table:table-cell table:formula="of:=[$general.Q103]" office:value-type="float" office:value="37773.3" calcext:value-type="float">
            <text:p>37773.3</text:p>
          </table:table-cell>
          <table:table-cell table:formula="of:=['selected results'.AC103]" office:value-type="float" office:value="37773.3" calcext:value-type="float">
            <text:p>37773.3</text:p>
          </table:table-cell>
          <table:table-cell table:formula="of:=['selected results'.R103]" office:value-type="float" office:value="0" calcext:value-type="float">
            <text:p>0</text:p>
          </table:table-cell>
          <table:table-cell table:formula="of:=['selected results'.I103]" office:value-type="float" office:value="0" calcext:value-type="float">
            <text:p>0</text:p>
          </table:table-cell>
          <table:table-cell table:formula="of:=[.G103]+[.F103]+[.E103]-[.D103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4]" office:value-type="float" office:value="52.32" calcext:value-type="float">
            <text:p>52.32</text:p>
          </table:table-cell>
          <table:table-cell table:formula="of:=[$general.B104]" office:value-type="float" office:value="0.3" calcext:value-type="float">
            <text:p>0.3</text:p>
          </table:table-cell>
          <table:table-cell table:formula="of:=[$'copy of results.csv '.C104]" office:value-type="float" office:value="1" calcext:value-type="float">
            <text:p>1</text:p>
          </table:table-cell>
          <table:table-cell table:formula="of:=[$general.Q104]" office:value-type="float" office:value="40757.6" calcext:value-type="float">
            <text:p>40757.6</text:p>
          </table:table-cell>
          <table:table-cell table:formula="of:=['selected results'.AC104]" office:value-type="float" office:value="40757.6" calcext:value-type="float">
            <text:p>40757.6</text:p>
          </table:table-cell>
          <table:table-cell table:formula="of:=['selected results'.R104]" office:value-type="float" office:value="0" calcext:value-type="float">
            <text:p>0</text:p>
          </table:table-cell>
          <table:table-cell table:formula="of:=['selected results'.I104]" office:value-type="float" office:value="0" calcext:value-type="float">
            <text:p>0</text:p>
          </table:table-cell>
          <table:table-cell table:formula="of:=[.G104]+[.F104]+[.E104]-[.D104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5]" office:value-type="float" office:value="52.32" calcext:value-type="float">
            <text:p>52.32</text:p>
          </table:table-cell>
          <table:table-cell table:formula="of:=[$general.B105]" office:value-type="float" office:value="0.4" calcext:value-type="float">
            <text:p>0.4</text:p>
          </table:table-cell>
          <table:table-cell table:formula="of:=[$'copy of results.csv '.C105]" office:value-type="float" office:value="1" calcext:value-type="float">
            <text:p>1</text:p>
          </table:table-cell>
          <table:table-cell table:formula="of:=[$general.Q105]" office:value-type="float" office:value="46035.8" calcext:value-type="float">
            <text:p>46035.8</text:p>
          </table:table-cell>
          <table:table-cell table:formula="of:=['selected results'.AC105]" office:value-type="float" office:value="46035.8" calcext:value-type="float">
            <text:p>46035.8</text:p>
          </table:table-cell>
          <table:table-cell table:formula="of:=['selected results'.R105]" office:value-type="float" office:value="0" calcext:value-type="float">
            <text:p>0</text:p>
          </table:table-cell>
          <table:table-cell table:formula="of:=['selected results'.I105]" office:value-type="float" office:value="0" calcext:value-type="float">
            <text:p>0</text:p>
          </table:table-cell>
          <table:table-cell table:formula="of:=[.G105]+[.F105]+[.E105]-[.D105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6]" office:value-type="float" office:value="52.32" calcext:value-type="float">
            <text:p>52.32</text:p>
          </table:table-cell>
          <table:table-cell table:formula="of:=[$general.B106]" office:value-type="float" office:value="0.5" calcext:value-type="float">
            <text:p>0.5</text:p>
          </table:table-cell>
          <table:table-cell table:formula="of:=[$'copy of results.csv '.C106]" office:value-type="float" office:value="1" calcext:value-type="float">
            <text:p>1</text:p>
          </table:table-cell>
          <table:table-cell table:formula="of:=[$general.Q106]" office:value-type="float" office:value="52090.7" calcext:value-type="float">
            <text:p>52090.7</text:p>
          </table:table-cell>
          <table:table-cell table:formula="of:=['selected results'.AC106]" office:value-type="float" office:value="52090.7" calcext:value-type="float">
            <text:p>52090.7</text:p>
          </table:table-cell>
          <table:table-cell table:formula="of:=['selected results'.R106]" office:value-type="float" office:value="0" calcext:value-type="float">
            <text:p>0</text:p>
          </table:table-cell>
          <table:table-cell table:formula="of:=['selected results'.I106]" office:value-type="float" office:value="0" calcext:value-type="float">
            <text:p>0</text:p>
          </table:table-cell>
          <table:table-cell table:formula="of:=[.G106]+[.F106]+[.E106]-[.D106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7]" office:value-type="float" office:value="52.32" calcext:value-type="float">
            <text:p>52.32</text:p>
          </table:table-cell>
          <table:table-cell table:formula="of:=[$general.B107]" office:value-type="float" office:value="0.6" calcext:value-type="float">
            <text:p>0.6</text:p>
          </table:table-cell>
          <table:table-cell table:formula="of:=[$'copy of results.csv '.C107]" office:value-type="float" office:value="1" calcext:value-type="float">
            <text:p>1</text:p>
          </table:table-cell>
          <table:table-cell table:formula="of:=[$general.Q107]" office:value-type="float" office:value="57470.3" calcext:value-type="float">
            <text:p>57470.3</text:p>
          </table:table-cell>
          <table:table-cell table:formula="of:=['selected results'.AC107]" office:value-type="float" office:value="57470.3" calcext:value-type="float">
            <text:p>57470.3</text:p>
          </table:table-cell>
          <table:table-cell table:formula="of:=['selected results'.R107]" office:value-type="float" office:value="0" calcext:value-type="float">
            <text:p>0</text:p>
          </table:table-cell>
          <table:table-cell table:formula="of:=['selected results'.I107]" office:value-type="float" office:value="0" calcext:value-type="float">
            <text:p>0</text:p>
          </table:table-cell>
          <table:table-cell table:formula="of:=[.G107]+[.F107]+[.E107]-[.D107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8]" office:value-type="float" office:value="52.32" calcext:value-type="float">
            <text:p>52.32</text:p>
          </table:table-cell>
          <table:table-cell table:formula="of:=[$general.B108]" office:value-type="float" office:value="0.7" calcext:value-type="float">
            <text:p>0.7</text:p>
          </table:table-cell>
          <table:table-cell table:formula="of:=[$'copy of results.csv '.C108]" office:value-type="float" office:value="1" calcext:value-type="float">
            <text:p>1</text:p>
          </table:table-cell>
          <table:table-cell table:formula="of:=[$general.Q108]" office:value-type="float" office:value="64023.6" calcext:value-type="float">
            <text:p>64023.6</text:p>
          </table:table-cell>
          <table:table-cell table:formula="of:=['selected results'.AC108]" office:value-type="float" office:value="64023.6" calcext:value-type="float">
            <text:p>64023.6</text:p>
          </table:table-cell>
          <table:table-cell table:formula="of:=['selected results'.R108]" office:value-type="float" office:value="0" calcext:value-type="float">
            <text:p>0</text:p>
          </table:table-cell>
          <table:table-cell table:formula="of:=['selected results'.I108]" office:value-type="float" office:value="0" calcext:value-type="float">
            <text:p>0</text:p>
          </table:table-cell>
          <table:table-cell table:formula="of:=[.G108]+[.F108]+[.E108]-[.D108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9]" office:value-type="float" office:value="52.32" calcext:value-type="float">
            <text:p>52.32</text:p>
          </table:table-cell>
          <table:table-cell table:formula="of:=[$general.B109]" office:value-type="float" office:value="0.8" calcext:value-type="float">
            <text:p>0.8</text:p>
          </table:table-cell>
          <table:table-cell table:formula="of:=[$'copy of results.csv '.C109]" office:value-type="float" office:value="1" calcext:value-type="float">
            <text:p>1</text:p>
          </table:table-cell>
          <table:table-cell table:formula="of:=[$general.Q109]" office:value-type="float" office:value="68927.9" calcext:value-type="float">
            <text:p>68927.9</text:p>
          </table:table-cell>
          <table:table-cell table:formula="of:=['selected results'.AC109]" office:value-type="float" office:value="68927.9" calcext:value-type="float">
            <text:p>68927.9</text:p>
          </table:table-cell>
          <table:table-cell table:formula="of:=['selected results'.R109]" office:value-type="float" office:value="0" calcext:value-type="float">
            <text:p>0</text:p>
          </table:table-cell>
          <table:table-cell table:formula="of:=['selected results'.I109]" office:value-type="float" office:value="0" calcext:value-type="float">
            <text:p>0</text:p>
          </table:table-cell>
          <table:table-cell table:formula="of:=[.G109]+[.F109]+[.E109]-[.D109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10]" office:value-type="float" office:value="52.32" calcext:value-type="float">
            <text:p>52.32</text:p>
          </table:table-cell>
          <table:table-cell table:formula="of:=[$general.B110]" office:value-type="float" office:value="0.9" calcext:value-type="float">
            <text:p>0.9</text:p>
          </table:table-cell>
          <table:table-cell table:formula="of:=[$'copy of results.csv '.C110]" office:value-type="float" office:value="1" calcext:value-type="float">
            <text:p>1</text:p>
          </table:table-cell>
          <table:table-cell table:formula="of:=[$general.Q110]" office:value-type="float" office:value="72337" calcext:value-type="float">
            <text:p>72337</text:p>
          </table:table-cell>
          <table:table-cell table:formula="of:=['selected results'.AC110]" office:value-type="float" office:value="72337" calcext:value-type="float">
            <text:p>72337</text:p>
          </table:table-cell>
          <table:table-cell table:formula="of:=['selected results'.R110]" office:value-type="float" office:value="0" calcext:value-type="float">
            <text:p>0</text:p>
          </table:table-cell>
          <table:table-cell table:formula="of:=['selected results'.I110]" office:value-type="float" office:value="0" calcext:value-type="float">
            <text:p>0</text:p>
          </table:table-cell>
          <table:table-cell table:formula="of:=[.G110]+[.F110]+[.E110]-[.D110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11]" office:value-type="float" office:value="52.32" calcext:value-type="float">
            <text:p>52.32</text:p>
          </table:table-cell>
          <table:table-cell table:formula="of:=[$general.B111]" office:value-type="float" office:value="1" calcext:value-type="float">
            <text:p>1</text:p>
          </table:table-cell>
          <table:table-cell table:formula="of:=[$'copy of results.csv '.C111]" office:value-type="float" office:value="1" calcext:value-type="float">
            <text:p>1</text:p>
          </table:table-cell>
          <table:table-cell table:formula="of:=[$general.Q111]" office:value-type="float" office:value="75942.4" calcext:value-type="float">
            <text:p>75942.4</text:p>
          </table:table-cell>
          <table:table-cell table:formula="of:=['selected results'.AC111]" office:value-type="float" office:value="75942.4" calcext:value-type="float">
            <text:p>75942.4</text:p>
          </table:table-cell>
          <table:table-cell table:formula="of:=['selected results'.R111]" office:value-type="float" office:value="0" calcext:value-type="float">
            <text:p>0</text:p>
          </table:table-cell>
          <table:table-cell table:formula="of:=['selected results'.I111]" office:value-type="float" office:value="0" calcext:value-type="float">
            <text:p>0</text:p>
          </table:table-cell>
          <table:table-cell table:formula="of:=[.G111]+[.F111]+[.E111]-[.D111]" office:value-type="float" office:value="0" calcext:value-type="float">
            <text:p>0</text:p>
          </table:table-cell>
        </table:table-row>
        <table:table-row table:style-name="ro1" table:number-rows-repeated="15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</table:table>
      <table:table table:name="2019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 table:formula="of:=[$general.A1]" office:value-type="string" office:string-value="p0" calcext:value-type="string">
            <text:p>p0</text:p>
          </table:table-cell>
          <table:table-cell table:formula="of:=[$general.B1]" office:value-type="string" office:string-value="lambda" calcext:value-type="string">
            <text:p>lambda</text:p>
          </table:table-cell>
          <table:table-cell office:value-type="string" calcext:value-type="string">
            <text:p>futures_excluded</text:p>
          </table:table-cell>
          <table:table-cell office:value-type="string" calcext:value-type="string">
            <text:p>purchased</text:p>
          </table:table-cell>
          <table:table-cell office:value-type="string" calcext:value-type="string">
            <text:p>s2019</text:p>
          </table:table-cell>
          <table:table-cell office:value-type="string" calcext:value-type="string">
            <text:p>f2018</text:p>
          </table:table-cell>
          <table:table-cell office:value-type="string" calcext:value-type="string">
            <text:p>f2017</text:p>
          </table:table-cell>
          <table:table-cell office:value-type="string" calcext:value-type="string">
            <text:p>f2016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table:style-name="ce11" table:formula="of:=[$general.A2]" office:value-type="float" office:value="0" calcext:value-type="float">
            <text:p>0</text:p>
          </table:table-cell>
          <table:table-cell table:formula="of:=[$general.B2]" office:value-type="float" office:value="0" calcext:value-type="float">
            <text:p>0</text:p>
          </table:table-cell>
          <table:table-cell table:formula="of:=[$'copy of results.csv '.C2]" office:value-type="float" office:value="0" calcext:value-type="float">
            <text:p>0</text:p>
          </table:table-cell>
          <table:table-cell table:formula="of:=[$general.R2]" office:value-type="float" office:value="57793.8" calcext:value-type="float">
            <text:p>57793.8</text:p>
          </table:table-cell>
          <table:table-cell table:formula="of:=['selected results'.AJ2]" office:value-type="float" office:value="57793.8" calcext:value-type="float">
            <text:p>57793.8</text:p>
          </table:table-cell>
          <table:table-cell table:formula="of:=['selected results'.AA2]" office:value-type="float" office:value="0" calcext:value-type="float">
            <text:p>0</text:p>
          </table:table-cell>
          <table:table-cell table:formula="of:=['selected results'.S2]" office:value-type="float" office:value="0" calcext:value-type="float">
            <text:p>0</text:p>
          </table:table-cell>
          <table:table-cell table:formula="of:=['selected results'.J2]" office:value-type="float" office:value="0" calcext:value-type="float">
            <text:p>0</text:p>
          </table:table-cell>
          <table:table-cell table:formula="of:=SUM([.E2:.H2])-[.D2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3]" office:value-type="float" office:value="0" calcext:value-type="float">
            <text:p>0</text:p>
          </table:table-cell>
          <table:table-cell table:formula="of:=[$general.B3]" office:value-type="float" office:value="0.1" calcext:value-type="float">
            <text:p>0.1</text:p>
          </table:table-cell>
          <table:table-cell table:formula="of:=[$'copy of results.csv '.C3]" office:value-type="float" office:value="0" calcext:value-type="float">
            <text:p>0</text:p>
          </table:table-cell>
          <table:table-cell table:formula="of:=[$general.R3]" office:value-type="float" office:value="57793.8" calcext:value-type="float">
            <text:p>57793.8</text:p>
          </table:table-cell>
          <table:table-cell table:formula="of:=['selected results'.AJ3]" office:value-type="float" office:value="57793.8" calcext:value-type="float">
            <text:p>57793.8</text:p>
          </table:table-cell>
          <table:table-cell table:formula="of:=['selected results'.AA3]" office:value-type="float" office:value="0" calcext:value-type="float">
            <text:p>0</text:p>
          </table:table-cell>
          <table:table-cell table:formula="of:=['selected results'.S3]" office:value-type="float" office:value="0" calcext:value-type="float">
            <text:p>0</text:p>
          </table:table-cell>
          <table:table-cell table:formula="of:=['selected results'.J3]" office:value-type="float" office:value="0" calcext:value-type="float">
            <text:p>0</text:p>
          </table:table-cell>
          <table:table-cell table:formula="of:=SUM([.E3:.H3])-[.D3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4]" office:value-type="float" office:value="0" calcext:value-type="float">
            <text:p>0</text:p>
          </table:table-cell>
          <table:table-cell table:formula="of:=[$general.B4]" office:value-type="float" office:value="0.2" calcext:value-type="float">
            <text:p>0.2</text:p>
          </table:table-cell>
          <table:table-cell table:formula="of:=[$'copy of results.csv '.C4]" office:value-type="float" office:value="0" calcext:value-type="float">
            <text:p>0</text:p>
          </table:table-cell>
          <table:table-cell table:formula="of:=[$general.R4]" office:value-type="float" office:value="57793.8" calcext:value-type="float">
            <text:p>57793.8</text:p>
          </table:table-cell>
          <table:table-cell table:formula="of:=['selected results'.AJ4]" office:value-type="float" office:value="57793.8" calcext:value-type="float">
            <text:p>57793.8</text:p>
          </table:table-cell>
          <table:table-cell table:formula="of:=['selected results'.AA4]" office:value-type="float" office:value="0" calcext:value-type="float">
            <text:p>0</text:p>
          </table:table-cell>
          <table:table-cell table:formula="of:=['selected results'.S4]" office:value-type="float" office:value="0" calcext:value-type="float">
            <text:p>0</text:p>
          </table:table-cell>
          <table:table-cell table:formula="of:=['selected results'.J4]" office:value-type="float" office:value="0" calcext:value-type="float">
            <text:p>0</text:p>
          </table:table-cell>
          <table:table-cell table:formula="of:=SUM([.E4:.H4])-[.D4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5]" office:value-type="float" office:value="0" calcext:value-type="float">
            <text:p>0</text:p>
          </table:table-cell>
          <table:table-cell table:formula="of:=[$general.B5]" office:value-type="float" office:value="0.3" calcext:value-type="float">
            <text:p>0.3</text:p>
          </table:table-cell>
          <table:table-cell table:formula="of:=[$'copy of results.csv '.C5]" office:value-type="float" office:value="0" calcext:value-type="float">
            <text:p>0</text:p>
          </table:table-cell>
          <table:table-cell table:formula="of:=[$general.R5]" office:value-type="float" office:value="57793.8" calcext:value-type="float">
            <text:p>57793.8</text:p>
          </table:table-cell>
          <table:table-cell table:formula="of:=['selected results'.AJ5]" office:value-type="float" office:value="57793.8" calcext:value-type="float">
            <text:p>57793.8</text:p>
          </table:table-cell>
          <table:table-cell table:formula="of:=['selected results'.AA5]" office:value-type="float" office:value="0" calcext:value-type="float">
            <text:p>0</text:p>
          </table:table-cell>
          <table:table-cell table:formula="of:=['selected results'.S5]" office:value-type="float" office:value="0" calcext:value-type="float">
            <text:p>0</text:p>
          </table:table-cell>
          <table:table-cell table:formula="of:=['selected results'.J5]" office:value-type="float" office:value="0" calcext:value-type="float">
            <text:p>0</text:p>
          </table:table-cell>
          <table:table-cell table:formula="of:=SUM([.E5:.H5])-[.D5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6]" office:value-type="float" office:value="0" calcext:value-type="float">
            <text:p>0</text:p>
          </table:table-cell>
          <table:table-cell table:formula="of:=[$general.B6]" office:value-type="float" office:value="0.4" calcext:value-type="float">
            <text:p>0.4</text:p>
          </table:table-cell>
          <table:table-cell table:formula="of:=[$'copy of results.csv '.C6]" office:value-type="float" office:value="0" calcext:value-type="float">
            <text:p>0</text:p>
          </table:table-cell>
          <table:table-cell table:formula="of:=[$general.R6]" office:value-type="float" office:value="57793.8" calcext:value-type="float">
            <text:p>57793.8</text:p>
          </table:table-cell>
          <table:table-cell table:formula="of:=['selected results'.AJ6]" office:value-type="float" office:value="57793.8" calcext:value-type="float">
            <text:p>57793.8</text:p>
          </table:table-cell>
          <table:table-cell table:formula="of:=['selected results'.AA6]" office:value-type="float" office:value="0" calcext:value-type="float">
            <text:p>0</text:p>
          </table:table-cell>
          <table:table-cell table:formula="of:=['selected results'.S6]" office:value-type="float" office:value="0" calcext:value-type="float">
            <text:p>0</text:p>
          </table:table-cell>
          <table:table-cell table:formula="of:=['selected results'.J6]" office:value-type="float" office:value="0" calcext:value-type="float">
            <text:p>0</text:p>
          </table:table-cell>
          <table:table-cell table:formula="of:=SUM([.E6:.H6])-[.D6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7]" office:value-type="float" office:value="0" calcext:value-type="float">
            <text:p>0</text:p>
          </table:table-cell>
          <table:table-cell table:formula="of:=[$general.B7]" office:value-type="float" office:value="0.5" calcext:value-type="float">
            <text:p>0.5</text:p>
          </table:table-cell>
          <table:table-cell table:formula="of:=[$'copy of results.csv '.C7]" office:value-type="float" office:value="0" calcext:value-type="float">
            <text:p>0</text:p>
          </table:table-cell>
          <table:table-cell table:formula="of:=[$general.R7]" office:value-type="float" office:value="57793.8" calcext:value-type="float">
            <text:p>57793.8</text:p>
          </table:table-cell>
          <table:table-cell table:formula="of:=['selected results'.AJ7]" office:value-type="float" office:value="57793.8" calcext:value-type="float">
            <text:p>57793.8</text:p>
          </table:table-cell>
          <table:table-cell table:formula="of:=['selected results'.AA7]" office:value-type="float" office:value="0" calcext:value-type="float">
            <text:p>0</text:p>
          </table:table-cell>
          <table:table-cell table:formula="of:=['selected results'.S7]" office:value-type="float" office:value="0" calcext:value-type="float">
            <text:p>0</text:p>
          </table:table-cell>
          <table:table-cell table:formula="of:=['selected results'.J7]" office:value-type="float" office:value="0" calcext:value-type="float">
            <text:p>0</text:p>
          </table:table-cell>
          <table:table-cell table:formula="of:=SUM([.E7:.H7])-[.D7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]" office:value-type="float" office:value="0" calcext:value-type="float">
            <text:p>0</text:p>
          </table:table-cell>
          <table:table-cell table:formula="of:=[$general.B8]" office:value-type="float" office:value="0.6" calcext:value-type="float">
            <text:p>0.6</text:p>
          </table:table-cell>
          <table:table-cell table:formula="of:=[$'copy of results.csv '.C8]" office:value-type="float" office:value="0" calcext:value-type="float">
            <text:p>0</text:p>
          </table:table-cell>
          <table:table-cell table:formula="of:=[$general.R8]" office:value-type="float" office:value="57793.8" calcext:value-type="float">
            <text:p>57793.8</text:p>
          </table:table-cell>
          <table:table-cell table:formula="of:=['selected results'.AJ8]" office:value-type="float" office:value="57793.8" calcext:value-type="float">
            <text:p>57793.8</text:p>
          </table:table-cell>
          <table:table-cell table:formula="of:=['selected results'.AA8]" office:value-type="float" office:value="0" calcext:value-type="float">
            <text:p>0</text:p>
          </table:table-cell>
          <table:table-cell table:formula="of:=['selected results'.S8]" office:value-type="float" office:value="0" calcext:value-type="float">
            <text:p>0</text:p>
          </table:table-cell>
          <table:table-cell table:formula="of:=['selected results'.J8]" office:value-type="float" office:value="0" calcext:value-type="float">
            <text:p>0</text:p>
          </table:table-cell>
          <table:table-cell table:formula="of:=SUM([.E8:.H8])-[.D8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]" office:value-type="float" office:value="0" calcext:value-type="float">
            <text:p>0</text:p>
          </table:table-cell>
          <table:table-cell table:formula="of:=[$general.B9]" office:value-type="float" office:value="0.7" calcext:value-type="float">
            <text:p>0.7</text:p>
          </table:table-cell>
          <table:table-cell table:formula="of:=[$'copy of results.csv '.C9]" office:value-type="float" office:value="0" calcext:value-type="float">
            <text:p>0</text:p>
          </table:table-cell>
          <table:table-cell table:formula="of:=[$general.R9]" office:value-type="float" office:value="57793.8" calcext:value-type="float">
            <text:p>57793.8</text:p>
          </table:table-cell>
          <table:table-cell table:formula="of:=['selected results'.AJ9]" office:value-type="float" office:value="57793.8" calcext:value-type="float">
            <text:p>57793.8</text:p>
          </table:table-cell>
          <table:table-cell table:formula="of:=['selected results'.AA9]" office:value-type="float" office:value="0" calcext:value-type="float">
            <text:p>0</text:p>
          </table:table-cell>
          <table:table-cell table:formula="of:=['selected results'.S9]" office:value-type="float" office:value="0" calcext:value-type="float">
            <text:p>0</text:p>
          </table:table-cell>
          <table:table-cell table:formula="of:=['selected results'.J9]" office:value-type="float" office:value="0" calcext:value-type="float">
            <text:p>0</text:p>
          </table:table-cell>
          <table:table-cell table:formula="of:=SUM([.E9:.H9])-[.D9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]" office:value-type="float" office:value="0" calcext:value-type="float">
            <text:p>0</text:p>
          </table:table-cell>
          <table:table-cell table:formula="of:=[$general.B10]" office:value-type="float" office:value="0.8" calcext:value-type="float">
            <text:p>0.8</text:p>
          </table:table-cell>
          <table:table-cell table:formula="of:=[$'copy of results.csv '.C10]" office:value-type="float" office:value="0" calcext:value-type="float">
            <text:p>0</text:p>
          </table:table-cell>
          <table:table-cell table:formula="of:=[$general.R10]" office:value-type="float" office:value="57793.8" calcext:value-type="float">
            <text:p>57793.8</text:p>
          </table:table-cell>
          <table:table-cell table:formula="of:=['selected results'.AJ10]" office:value-type="float" office:value="57793.8" calcext:value-type="float">
            <text:p>57793.8</text:p>
          </table:table-cell>
          <table:table-cell table:formula="of:=['selected results'.AA10]" office:value-type="float" office:value="0" calcext:value-type="float">
            <text:p>0</text:p>
          </table:table-cell>
          <table:table-cell table:formula="of:=['selected results'.S10]" office:value-type="float" office:value="0" calcext:value-type="float">
            <text:p>0</text:p>
          </table:table-cell>
          <table:table-cell table:formula="of:=['selected results'.J10]" office:value-type="float" office:value="0" calcext:value-type="float">
            <text:p>0</text:p>
          </table:table-cell>
          <table:table-cell table:formula="of:=SUM([.E10:.H10])-[.D10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1]" office:value-type="float" office:value="0" calcext:value-type="float">
            <text:p>0</text:p>
          </table:table-cell>
          <table:table-cell table:formula="of:=[$general.B11]" office:value-type="float" office:value="0.9" calcext:value-type="float">
            <text:p>0.9</text:p>
          </table:table-cell>
          <table:table-cell table:formula="of:=[$'copy of results.csv '.C11]" office:value-type="float" office:value="0" calcext:value-type="float">
            <text:p>0</text:p>
          </table:table-cell>
          <table:table-cell table:formula="of:=[$general.R11]" office:value-type="float" office:value="57793.8" calcext:value-type="float">
            <text:p>57793.8</text:p>
          </table:table-cell>
          <table:table-cell table:formula="of:=['selected results'.AJ11]" office:value-type="float" office:value="57793.8" calcext:value-type="float">
            <text:p>57793.8</text:p>
          </table:table-cell>
          <table:table-cell table:formula="of:=['selected results'.AA11]" office:value-type="float" office:value="0" calcext:value-type="float">
            <text:p>0</text:p>
          </table:table-cell>
          <table:table-cell table:formula="of:=['selected results'.S11]" office:value-type="float" office:value="0" calcext:value-type="float">
            <text:p>0</text:p>
          </table:table-cell>
          <table:table-cell table:formula="of:=['selected results'.J11]" office:value-type="float" office:value="0" calcext:value-type="float">
            <text:p>0</text:p>
          </table:table-cell>
          <table:table-cell table:formula="of:=SUM([.E11:.H11])-[.D11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2]" office:value-type="float" office:value="0" calcext:value-type="float">
            <text:p>0</text:p>
          </table:table-cell>
          <table:table-cell table:formula="of:=[$general.B12]" office:value-type="float" office:value="1" calcext:value-type="float">
            <text:p>1</text:p>
          </table:table-cell>
          <table:table-cell table:formula="of:=[$'copy of results.csv '.C12]" office:value-type="float" office:value="0" calcext:value-type="float">
            <text:p>0</text:p>
          </table:table-cell>
          <table:table-cell table:formula="of:=[$general.R12]" office:value-type="float" office:value="57793.8" calcext:value-type="float">
            <text:p>57793.8</text:p>
          </table:table-cell>
          <table:table-cell table:formula="of:=['selected results'.AJ12]" office:value-type="float" office:value="57793.8" calcext:value-type="float">
            <text:p>57793.8</text:p>
          </table:table-cell>
          <table:table-cell table:formula="of:=['selected results'.AA12]" office:value-type="float" office:value="0" calcext:value-type="float">
            <text:p>0</text:p>
          </table:table-cell>
          <table:table-cell table:formula="of:=['selected results'.S12]" office:value-type="float" office:value="0" calcext:value-type="float">
            <text:p>0</text:p>
          </table:table-cell>
          <table:table-cell table:formula="of:=['selected results'.J12]" office:value-type="float" office:value="0" calcext:value-type="float">
            <text:p>0</text:p>
          </table:table-cell>
          <table:table-cell table:formula="of:=SUM([.E12:.H12])-[.D12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3]" office:value-type="float" office:value="6.54" calcext:value-type="float">
            <text:p>6.54</text:p>
          </table:table-cell>
          <table:table-cell table:formula="of:=[$general.B13]" office:value-type="float" office:value="0" calcext:value-type="float">
            <text:p>0</text:p>
          </table:table-cell>
          <table:table-cell table:formula="of:=[$'copy of results.csv '.C13]" office:value-type="float" office:value="0" calcext:value-type="float">
            <text:p>0</text:p>
          </table:table-cell>
          <table:table-cell table:formula="of:=[$general.R13]" office:value-type="float" office:value="41060.176" calcext:value-type="float">
            <text:p>41060.176</text:p>
          </table:table-cell>
          <table:table-cell table:formula="of:=['selected results'.AJ13]" office:value-type="float" office:value="40283.4" calcext:value-type="float">
            <text:p>40283.4</text:p>
          </table:table-cell>
          <table:table-cell table:formula="of:=['selected results'.AA13]" office:value-type="float" office:value="776.776" calcext:value-type="float">
            <text:p>776.776</text:p>
          </table:table-cell>
          <table:table-cell table:formula="of:=['selected results'.S13]" office:value-type="float" office:value="0" calcext:value-type="float">
            <text:p>0</text:p>
          </table:table-cell>
          <table:table-cell table:formula="of:=['selected results'.J13]" office:value-type="float" office:value="0" calcext:value-type="float">
            <text:p>0</text:p>
          </table:table-cell>
          <table:table-cell table:formula="of:=SUM([.E13:.H13])-[.D13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4]" office:value-type="float" office:value="6.54" calcext:value-type="float">
            <text:p>6.54</text:p>
          </table:table-cell>
          <table:table-cell table:formula="of:=[$general.B14]" office:value-type="float" office:value="0.1" calcext:value-type="float">
            <text:p>0.1</text:p>
          </table:table-cell>
          <table:table-cell table:formula="of:=[$'copy of results.csv '.C14]" office:value-type="float" office:value="0" calcext:value-type="float">
            <text:p>0</text:p>
          </table:table-cell>
          <table:table-cell table:formula="of:=[$general.R14]" office:value-type="float" office:value="53180.47" calcext:value-type="float">
            <text:p>53180.47</text:p>
          </table:table-cell>
          <table:table-cell table:formula="of:=['selected results'.AJ14]" office:value-type="float" office:value="3343.27" calcext:value-type="float">
            <text:p>3343.27</text:p>
          </table:table-cell>
          <table:table-cell table:formula="of:=['selected results'.AA14]" office:value-type="float" office:value="49837.2" calcext:value-type="float">
            <text:p>49837.2</text:p>
          </table:table-cell>
          <table:table-cell table:formula="of:=['selected results'.S14]" office:value-type="float" office:value="0" calcext:value-type="float">
            <text:p>0</text:p>
          </table:table-cell>
          <table:table-cell table:formula="of:=['selected results'.J14]" office:value-type="float" office:value="0" calcext:value-type="float">
            <text:p>0</text:p>
          </table:table-cell>
          <table:table-cell table:formula="of:=SUM([.E14:.H14])-[.D14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5]" office:value-type="float" office:value="6.54" calcext:value-type="float">
            <text:p>6.54</text:p>
          </table:table-cell>
          <table:table-cell table:formula="of:=[$general.B15]" office:value-type="float" office:value="0.2" calcext:value-type="float">
            <text:p>0.2</text:p>
          </table:table-cell>
          <table:table-cell table:formula="of:=[$'copy of results.csv '.C15]" office:value-type="float" office:value="0" calcext:value-type="float">
            <text:p>0</text:p>
          </table:table-cell>
          <table:table-cell table:formula="of:=[$general.R15]" office:value-type="float" office:value="50331.34" calcext:value-type="float">
            <text:p>50331.34</text:p>
          </table:table-cell>
          <table:table-cell table:formula="of:=['selected results'.AJ15]" office:value-type="float" office:value="-4357.86" calcext:value-type="float">
            <text:p>-4357.86</text:p>
          </table:table-cell>
          <table:table-cell table:formula="of:=['selected results'.AA15]" office:value-type="float" office:value="54689.2" calcext:value-type="float">
            <text:p>54689.2</text:p>
          </table:table-cell>
          <table:table-cell table:formula="of:=['selected results'.S15]" office:value-type="float" office:value="0" calcext:value-type="float">
            <text:p>0</text:p>
          </table:table-cell>
          <table:table-cell table:formula="of:=['selected results'.J15]" office:value-type="float" office:value="0" calcext:value-type="float">
            <text:p>0</text:p>
          </table:table-cell>
          <table:table-cell table:formula="of:=SUM([.E15:.H15])-[.D15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6]" office:value-type="float" office:value="6.54" calcext:value-type="float">
            <text:p>6.54</text:p>
          </table:table-cell>
          <table:table-cell table:formula="of:=[$general.B16]" office:value-type="float" office:value="0.3" calcext:value-type="float">
            <text:p>0.3</text:p>
          </table:table-cell>
          <table:table-cell table:formula="of:=[$'copy of results.csv '.C16]" office:value-type="float" office:value="0" calcext:value-type="float">
            <text:p>0</text:p>
          </table:table-cell>
          <table:table-cell table:formula="of:=[$general.R16]" office:value-type="float" office:value="51452.38" calcext:value-type="float">
            <text:p>51452.38</text:p>
          </table:table-cell>
          <table:table-cell table:formula="of:=['selected results'.AJ16]" office:value-type="float" office:value="-3793.62" calcext:value-type="float">
            <text:p>-3793.62</text:p>
          </table:table-cell>
          <table:table-cell table:formula="of:=['selected results'.AA16]" office:value-type="float" office:value="55246" calcext:value-type="float">
            <text:p>55246</text:p>
          </table:table-cell>
          <table:table-cell table:formula="of:=['selected results'.S16]" office:value-type="float" office:value="0" calcext:value-type="float">
            <text:p>0</text:p>
          </table:table-cell>
          <table:table-cell table:formula="of:=['selected results'.J16]" office:value-type="float" office:value="0" calcext:value-type="float">
            <text:p>0</text:p>
          </table:table-cell>
          <table:table-cell table:formula="of:=SUM([.E16:.H16])-[.D16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7]" office:value-type="float" office:value="6.54" calcext:value-type="float">
            <text:p>6.54</text:p>
          </table:table-cell>
          <table:table-cell table:formula="of:=[$general.B17]" office:value-type="float" office:value="0.4" calcext:value-type="float">
            <text:p>0.4</text:p>
          </table:table-cell>
          <table:table-cell table:formula="of:=[$'copy of results.csv '.C17]" office:value-type="float" office:value="0" calcext:value-type="float">
            <text:p>0</text:p>
          </table:table-cell>
          <table:table-cell table:formula="of:=[$general.R17]" office:value-type="float" office:value="52275.26" calcext:value-type="float">
            <text:p>52275.26</text:p>
          </table:table-cell>
          <table:table-cell table:formula="of:=['selected results'.AJ17]" office:value-type="float" office:value="-3513.14" calcext:value-type="float">
            <text:p>-3513.14</text:p>
          </table:table-cell>
          <table:table-cell table:formula="of:=['selected results'.AA17]" office:value-type="float" office:value="55788.4" calcext:value-type="float">
            <text:p>55788.4</text:p>
          </table:table-cell>
          <table:table-cell table:formula="of:=['selected results'.S17]" office:value-type="float" office:value="0" calcext:value-type="float">
            <text:p>0</text:p>
          </table:table-cell>
          <table:table-cell table:formula="of:=['selected results'.J17]" office:value-type="float" office:value="0" calcext:value-type="float">
            <text:p>0</text:p>
          </table:table-cell>
          <table:table-cell table:formula="of:=SUM([.E17:.H17])-[.D17]" office:value-type="float" office:value="0" calcext:value-type="float">
            <text:p>0</text:p>
          </table:table-cell>
        </table:table-row>
        <table:table-row table:style-name="ro1">
          <table:table-cell table:formula="of:=[$general.A18]" office:value-type="float" office:value="6.54" calcext:value-type="float">
            <text:p>6.54</text:p>
          </table:table-cell>
          <table:table-cell table:formula="of:=[$general.B18]" office:value-type="float" office:value="0.5" calcext:value-type="float">
            <text:p>0.5</text:p>
          </table:table-cell>
          <table:table-cell table:formula="of:=[$'copy of results.csv '.C18]" office:value-type="float" office:value="0" calcext:value-type="float">
            <text:p>0</text:p>
          </table:table-cell>
          <table:table-cell table:formula="of:=[$general.R18]" office:value-type="float" office:value="53070.89" calcext:value-type="float">
            <text:p>53070.89</text:p>
          </table:table-cell>
          <table:table-cell table:formula="of:=['selected results'.AJ18]" office:value-type="float" office:value="-3244.71" calcext:value-type="float">
            <text:p>-3244.71</text:p>
          </table:table-cell>
          <table:table-cell table:formula="of:=['selected results'.AA18]" office:value-type="float" office:value="56315.6" calcext:value-type="float">
            <text:p>56315.6</text:p>
          </table:table-cell>
          <table:table-cell table:formula="of:=['selected results'.S18]" office:value-type="float" office:value="0" calcext:value-type="float">
            <text:p>0</text:p>
          </table:table-cell>
          <table:table-cell table:formula="of:=['selected results'.J18]" office:value-type="float" office:value="0" calcext:value-type="float">
            <text:p>0</text:p>
          </table:table-cell>
          <table:table-cell table:formula="of:=SUM([.E18:.H18])-[.D18]" office:value-type="float" office:value="0" calcext:value-type="float">
            <text:p>0</text:p>
          </table:table-cell>
        </table:table-row>
        <table:table-row table:style-name="ro1">
          <table:table-cell table:formula="of:=[$general.A19]" office:value-type="float" office:value="6.54" calcext:value-type="float">
            <text:p>6.54</text:p>
          </table:table-cell>
          <table:table-cell table:formula="of:=[$general.B19]" office:value-type="float" office:value="0.6" calcext:value-type="float">
            <text:p>0.6</text:p>
          </table:table-cell>
          <table:table-cell table:formula="of:=[$'copy of results.csv '.C19]" office:value-type="float" office:value="0" calcext:value-type="float">
            <text:p>0</text:p>
          </table:table-cell>
          <table:table-cell table:formula="of:=[$general.R19]" office:value-type="float" office:value="54416.69" calcext:value-type="float">
            <text:p>54416.69</text:p>
          </table:table-cell>
          <table:table-cell table:formula="of:=['selected results'.AJ19]" office:value-type="float" office:value="-2802.41" calcext:value-type="float">
            <text:p>-2802.41</text:p>
          </table:table-cell>
          <table:table-cell table:formula="of:=['selected results'.AA19]" office:value-type="float" office:value="57219.1" calcext:value-type="float">
            <text:p>57219.1</text:p>
          </table:table-cell>
          <table:table-cell table:formula="of:=['selected results'.S19]" office:value-type="float" office:value="0" calcext:value-type="float">
            <text:p>0</text:p>
          </table:table-cell>
          <table:table-cell table:formula="of:=['selected results'.J19]" office:value-type="float" office:value="0" calcext:value-type="float">
            <text:p>0</text:p>
          </table:table-cell>
          <table:table-cell table:formula="of:=SUM([.E19:.H19])-[.D19]" office:value-type="float" office:value="0" calcext:value-type="float">
            <text:p>0</text:p>
          </table:table-cell>
        </table:table-row>
        <table:table-row table:style-name="ro1">
          <table:table-cell table:formula="of:=[$general.A20]" office:value-type="float" office:value="6.54" calcext:value-type="float">
            <text:p>6.54</text:p>
          </table:table-cell>
          <table:table-cell table:formula="of:=[$general.B20]" office:value-type="float" office:value="0.7" calcext:value-type="float">
            <text:p>0.7</text:p>
          </table:table-cell>
          <table:table-cell table:formula="of:=[$'copy of results.csv '.C20]" office:value-type="float" office:value="0" calcext:value-type="float">
            <text:p>0</text:p>
          </table:table-cell>
          <table:table-cell table:formula="of:=[$general.R20]" office:value-type="float" office:value="54801.18" calcext:value-type="float">
            <text:p>54801.18</text:p>
          </table:table-cell>
          <table:table-cell table:formula="of:=['selected results'.AJ20]" office:value-type="float" office:value="-2676.02" calcext:value-type="float">
            <text:p>-2676.02</text:p>
          </table:table-cell>
          <table:table-cell table:formula="of:=['selected results'.AA20]" office:value-type="float" office:value="57477.2" calcext:value-type="float">
            <text:p>57477.2</text:p>
          </table:table-cell>
          <table:table-cell table:formula="of:=['selected results'.S20]" office:value-type="float" office:value="0" calcext:value-type="float">
            <text:p>0</text:p>
          </table:table-cell>
          <table:table-cell table:formula="of:=['selected results'.J20]" office:value-type="float" office:value="0" calcext:value-type="float">
            <text:p>0</text:p>
          </table:table-cell>
          <table:table-cell table:formula="of:=SUM([.E20:.H20])-[.D20]" office:value-type="float" office:value="0" calcext:value-type="float">
            <text:p>0</text:p>
          </table:table-cell>
        </table:table-row>
        <table:table-row table:style-name="ro1">
          <table:table-cell table:formula="of:=[$general.A21]" office:value-type="float" office:value="6.54" calcext:value-type="float">
            <text:p>6.54</text:p>
          </table:table-cell>
          <table:table-cell table:formula="of:=[$general.B21]" office:value-type="float" office:value="0.8" calcext:value-type="float">
            <text:p>0.8</text:p>
          </table:table-cell>
          <table:table-cell table:formula="of:=[$'copy of results.csv '.C21]" office:value-type="float" office:value="0" calcext:value-type="float">
            <text:p>0</text:p>
          </table:table-cell>
          <table:table-cell table:formula="of:=[$general.R21]" office:value-type="float" office:value="54881.73" calcext:value-type="float">
            <text:p>54881.73</text:p>
          </table:table-cell>
          <table:table-cell table:formula="of:=['selected results'.AJ21]" office:value-type="float" office:value="-2649.57" calcext:value-type="float">
            <text:p>-2649.57</text:p>
          </table:table-cell>
          <table:table-cell table:formula="of:=['selected results'.AA21]" office:value-type="float" office:value="57531.3" calcext:value-type="float">
            <text:p>57531.3</text:p>
          </table:table-cell>
          <table:table-cell table:formula="of:=['selected results'.S21]" office:value-type="float" office:value="0" calcext:value-type="float">
            <text:p>0</text:p>
          </table:table-cell>
          <table:table-cell table:formula="of:=['selected results'.J21]" office:value-type="float" office:value="0" calcext:value-type="float">
            <text:p>0</text:p>
          </table:table-cell>
          <table:table-cell table:formula="of:=SUM([.E21:.H21])-[.D21]" office:value-type="float" office:value="0" calcext:value-type="float">
            <text:p>0</text:p>
          </table:table-cell>
        </table:table-row>
        <table:table-row table:style-name="ro1">
          <table:table-cell table:formula="of:=[$general.A22]" office:value-type="float" office:value="6.54" calcext:value-type="float">
            <text:p>6.54</text:p>
          </table:table-cell>
          <table:table-cell table:formula="of:=[$general.B22]" office:value-type="float" office:value="0.9" calcext:value-type="float">
            <text:p>0.9</text:p>
          </table:table-cell>
          <table:table-cell table:formula="of:=[$'copy of results.csv '.C22]" office:value-type="float" office:value="0" calcext:value-type="float">
            <text:p>0</text:p>
          </table:table-cell>
          <table:table-cell table:formula="of:=[$general.R22]" office:value-type="float" office:value="54951.85" calcext:value-type="float">
            <text:p>54951.85</text:p>
          </table:table-cell>
          <table:table-cell table:formula="of:=['selected results'.AJ22]" office:value-type="float" office:value="-2632.05" calcext:value-type="float">
            <text:p>-2632.05</text:p>
          </table:table-cell>
          <table:table-cell table:formula="of:=['selected results'.AA22]" office:value-type="float" office:value="57583.9" calcext:value-type="float">
            <text:p>57583.9</text:p>
          </table:table-cell>
          <table:table-cell table:formula="of:=['selected results'.S22]" office:value-type="float" office:value="0" calcext:value-type="float">
            <text:p>0</text:p>
          </table:table-cell>
          <table:table-cell table:formula="of:=['selected results'.J22]" office:value-type="float" office:value="0" calcext:value-type="float">
            <text:p>0</text:p>
          </table:table-cell>
          <table:table-cell table:formula="of:=SUM([.E22:.H22])-[.D22]" office:value-type="float" office:value="0" calcext:value-type="float">
            <text:p>0</text:p>
          </table:table-cell>
        </table:table-row>
        <table:table-row table:style-name="ro1">
          <table:table-cell table:formula="of:=[$general.A23]" office:value-type="float" office:value="6.54" calcext:value-type="float">
            <text:p>6.54</text:p>
          </table:table-cell>
          <table:table-cell table:formula="of:=[$general.B23]" office:value-type="float" office:value="1" calcext:value-type="float">
            <text:p>1</text:p>
          </table:table-cell>
          <table:table-cell table:formula="of:=[$'copy of results.csv '.C23]" office:value-type="float" office:value="0" calcext:value-type="float">
            <text:p>0</text:p>
          </table:table-cell>
          <table:table-cell table:formula="of:=[$general.R23]" office:value-type="float" office:value="55092.29" calcext:value-type="float">
            <text:p>55092.29</text:p>
          </table:table-cell>
          <table:table-cell table:formula="of:=['selected results'.AJ23]" office:value-type="float" office:value="-2597.01" calcext:value-type="float">
            <text:p>-2597.01</text:p>
          </table:table-cell>
          <table:table-cell table:formula="of:=['selected results'.AA23]" office:value-type="float" office:value="57689.3" calcext:value-type="float">
            <text:p>57689.3</text:p>
          </table:table-cell>
          <table:table-cell table:formula="of:=['selected results'.S23]" office:value-type="float" office:value="0" calcext:value-type="float">
            <text:p>0</text:p>
          </table:table-cell>
          <table:table-cell table:formula="of:=['selected results'.J23]" office:value-type="float" office:value="0" calcext:value-type="float">
            <text:p>0</text:p>
          </table:table-cell>
          <table:table-cell table:formula="of:=SUM([.E23:.H23])-[.D23]" office:value-type="float" office:value="0" calcext:value-type="float">
            <text:p>0</text:p>
          </table:table-cell>
        </table:table-row>
        <table:table-row table:style-name="ro1">
          <table:table-cell table:formula="of:=[$general.A24]" office:value-type="float" office:value="13.08" calcext:value-type="float">
            <text:p>13.08</text:p>
          </table:table-cell>
          <table:table-cell table:formula="of:=[$general.B24]" office:value-type="float" office:value="0" calcext:value-type="float">
            <text:p>0</text:p>
          </table:table-cell>
          <table:table-cell table:formula="of:=[$'copy of results.csv '.C24]" office:value-type="float" office:value="0" calcext:value-type="float">
            <text:p>0</text:p>
          </table:table-cell>
          <table:table-cell table:formula="of:=[$general.R24]" office:value-type="float" office:value="54882.49" calcext:value-type="float">
            <text:p>54882.49</text:p>
          </table:table-cell>
          <table:table-cell table:formula="of:=['selected results'.AJ24]" office:value-type="float" office:value="53455.1" calcext:value-type="float">
            <text:p>53455.1</text:p>
          </table:table-cell>
          <table:table-cell table:formula="of:=['selected results'.AA24]" office:value-type="float" office:value="1427.39" calcext:value-type="float">
            <text:p>1427.39</text:p>
          </table:table-cell>
          <table:table-cell table:formula="of:=['selected results'.S24]" office:value-type="float" office:value="0" calcext:value-type="float">
            <text:p>0</text:p>
          </table:table-cell>
          <table:table-cell table:formula="of:=['selected results'.J24]" office:value-type="float" office:value="0" calcext:value-type="float">
            <text:p>0</text:p>
          </table:table-cell>
          <table:table-cell table:formula="of:=SUM([.E24:.H24])-[.D24]" office:value-type="float" office:value="0" calcext:value-type="float">
            <text:p>0</text:p>
          </table:table-cell>
        </table:table-row>
        <table:table-row table:style-name="ro1">
          <table:table-cell table:formula="of:=[$general.A25]" office:value-type="float" office:value="13.08" calcext:value-type="float">
            <text:p>13.08</text:p>
          </table:table-cell>
          <table:table-cell table:formula="of:=[$general.B25]" office:value-type="float" office:value="0.1" calcext:value-type="float">
            <text:p>0.1</text:p>
          </table:table-cell>
          <table:table-cell table:formula="of:=[$'copy of results.csv '.C25]" office:value-type="float" office:value="0" calcext:value-type="float">
            <text:p>0</text:p>
          </table:table-cell>
          <table:table-cell table:formula="of:=[$general.R25]" office:value-type="float" office:value="59152.83" calcext:value-type="float">
            <text:p>59152.83</text:p>
          </table:table-cell>
          <table:table-cell table:formula="of:=['selected results'.AJ25]" office:value-type="float" office:value="2874.03" calcext:value-type="float">
            <text:p>2874.03</text:p>
          </table:table-cell>
          <table:table-cell table:formula="of:=['selected results'.AA25]" office:value-type="float" office:value="56278.8" calcext:value-type="float">
            <text:p>56278.8</text:p>
          </table:table-cell>
          <table:table-cell table:formula="of:=['selected results'.S25]" office:value-type="float" office:value="0" calcext:value-type="float">
            <text:p>0</text:p>
          </table:table-cell>
          <table:table-cell table:formula="of:=['selected results'.J25]" office:value-type="float" office:value="0" calcext:value-type="float">
            <text:p>0</text:p>
          </table:table-cell>
          <table:table-cell table:formula="of:=SUM([.E25:.H25])-[.D25]" office:value-type="float" office:value="0" calcext:value-type="float">
            <text:p>0</text:p>
          </table:table-cell>
        </table:table-row>
        <table:table-row table:style-name="ro1">
          <table:table-cell table:formula="of:=[$general.A26]" office:value-type="float" office:value="13.08" calcext:value-type="float">
            <text:p>13.08</text:p>
          </table:table-cell>
          <table:table-cell table:formula="of:=[$general.B26]" office:value-type="float" office:value="0.2" calcext:value-type="float">
            <text:p>0.2</text:p>
          </table:table-cell>
          <table:table-cell table:formula="of:=[$'copy of results.csv '.C26]" office:value-type="float" office:value="0" calcext:value-type="float">
            <text:p>0</text:p>
          </table:table-cell>
          <table:table-cell table:formula="of:=[$general.R26]" office:value-type="float" office:value="56795.29" calcext:value-type="float">
            <text:p>56795.29</text:p>
          </table:table-cell>
          <table:table-cell table:formula="of:=['selected results'.AJ26]" office:value-type="float" office:value="-2163.81" calcext:value-type="float">
            <text:p>-2163.81</text:p>
          </table:table-cell>
          <table:table-cell table:formula="of:=['selected results'.AA26]" office:value-type="float" office:value="58959.1" calcext:value-type="float">
            <text:p>58959.1</text:p>
          </table:table-cell>
          <table:table-cell table:formula="of:=['selected results'.S26]" office:value-type="float" office:value="0" calcext:value-type="float">
            <text:p>0</text:p>
          </table:table-cell>
          <table:table-cell table:formula="of:=['selected results'.J26]" office:value-type="float" office:value="0" calcext:value-type="float">
            <text:p>0</text:p>
          </table:table-cell>
          <table:table-cell table:formula="of:=SUM([.E26:.H26])-[.D26]" office:value-type="float" office:value="0" calcext:value-type="float">
            <text:p>0</text:p>
          </table:table-cell>
        </table:table-row>
        <table:table-row table:style-name="ro1">
          <table:table-cell table:formula="of:=[$general.A27]" office:value-type="float" office:value="13.08" calcext:value-type="float">
            <text:p>13.08</text:p>
          </table:table-cell>
          <table:table-cell table:formula="of:=[$general.B27]" office:value-type="float" office:value="0.3" calcext:value-type="float">
            <text:p>0.3</text:p>
          </table:table-cell>
          <table:table-cell table:formula="of:=[$'copy of results.csv '.C27]" office:value-type="float" office:value="0" calcext:value-type="float">
            <text:p>0</text:p>
          </table:table-cell>
          <table:table-cell table:formula="of:=[$general.R27]" office:value-type="float" office:value="56697.74" calcext:value-type="float">
            <text:p>56697.74</text:p>
          </table:table-cell>
          <table:table-cell table:formula="of:=['selected results'.AJ27]" office:value-type="float" office:value="-2372.36" calcext:value-type="float">
            <text:p>-2372.36</text:p>
          </table:table-cell>
          <table:table-cell table:formula="of:=['selected results'.AA27]" office:value-type="float" office:value="59070.1" calcext:value-type="float">
            <text:p>59070.1</text:p>
          </table:table-cell>
          <table:table-cell table:formula="of:=['selected results'.S27]" office:value-type="float" office:value="0" calcext:value-type="float">
            <text:p>0</text:p>
          </table:table-cell>
          <table:table-cell table:formula="of:=['selected results'.J27]" office:value-type="float" office:value="0" calcext:value-type="float">
            <text:p>0</text:p>
          </table:table-cell>
          <table:table-cell table:formula="of:=SUM([.E27:.H27])-[.D27]" office:value-type="float" office:value="0" calcext:value-type="float">
            <text:p>0</text:p>
          </table:table-cell>
        </table:table-row>
        <table:table-row table:style-name="ro1">
          <table:table-cell table:formula="of:=[$general.A28]" office:value-type="float" office:value="13.08" calcext:value-type="float">
            <text:p>13.08</text:p>
          </table:table-cell>
          <table:table-cell table:formula="of:=[$general.B28]" office:value-type="float" office:value="0.4" calcext:value-type="float">
            <text:p>0.4</text:p>
          </table:table-cell>
          <table:table-cell table:formula="of:=[$'copy of results.csv '.C28]" office:value-type="float" office:value="0" calcext:value-type="float">
            <text:p>0</text:p>
          </table:table-cell>
          <table:table-cell table:formula="of:=[$general.R28]" office:value-type="float" office:value="56697.74" calcext:value-type="float">
            <text:p>56697.74</text:p>
          </table:table-cell>
          <table:table-cell table:formula="of:=['selected results'.AJ28]" office:value-type="float" office:value="-2372.36" calcext:value-type="float">
            <text:p>-2372.36</text:p>
          </table:table-cell>
          <table:table-cell table:formula="of:=['selected results'.AA28]" office:value-type="float" office:value="59070.1" calcext:value-type="float">
            <text:p>59070.1</text:p>
          </table:table-cell>
          <table:table-cell table:formula="of:=['selected results'.S28]" office:value-type="float" office:value="0" calcext:value-type="float">
            <text:p>0</text:p>
          </table:table-cell>
          <table:table-cell table:formula="of:=['selected results'.J28]" office:value-type="float" office:value="0" calcext:value-type="float">
            <text:p>0</text:p>
          </table:table-cell>
          <table:table-cell table:formula="of:=SUM([.E28:.H28])-[.D28]" office:value-type="float" office:value="0" calcext:value-type="float">
            <text:p>0</text:p>
          </table:table-cell>
        </table:table-row>
        <table:table-row table:style-name="ro1">
          <table:table-cell table:formula="of:=[$general.A29]" office:value-type="float" office:value="13.08" calcext:value-type="float">
            <text:p>13.08</text:p>
          </table:table-cell>
          <table:table-cell table:formula="of:=[$general.B29]" office:value-type="float" office:value="0.5" calcext:value-type="float">
            <text:p>0.5</text:p>
          </table:table-cell>
          <table:table-cell table:formula="of:=[$'copy of results.csv '.C29]" office:value-type="float" office:value="0" calcext:value-type="float">
            <text:p>0</text:p>
          </table:table-cell>
          <table:table-cell table:formula="of:=[$general.R29]" office:value-type="float" office:value="57108.1" calcext:value-type="float">
            <text:p>57108.1</text:p>
          </table:table-cell>
          <table:table-cell table:formula="of:=['selected results'.AJ29]" office:value-type="float" office:value="-2237.5" calcext:value-type="float">
            <text:p>-2237.5</text:p>
          </table:table-cell>
          <table:table-cell table:formula="of:=['selected results'.AA29]" office:value-type="float" office:value="59345.6" calcext:value-type="float">
            <text:p>59345.6</text:p>
          </table:table-cell>
          <table:table-cell table:formula="of:=['selected results'.S29]" office:value-type="float" office:value="0" calcext:value-type="float">
            <text:p>0</text:p>
          </table:table-cell>
          <table:table-cell table:formula="of:=['selected results'.J29]" office:value-type="float" office:value="0" calcext:value-type="float">
            <text:p>0</text:p>
          </table:table-cell>
          <table:table-cell table:formula="of:=SUM([.E29:.H29])-[.D29]" office:value-type="float" office:value="0" calcext:value-type="float">
            <text:p>0</text:p>
          </table:table-cell>
        </table:table-row>
        <table:table-row table:style-name="ro1">
          <table:table-cell table:formula="of:=[$general.A30]" office:value-type="float" office:value="13.08" calcext:value-type="float">
            <text:p>13.08</text:p>
          </table:table-cell>
          <table:table-cell table:formula="of:=[$general.B30]" office:value-type="float" office:value="0.6" calcext:value-type="float">
            <text:p>0.6</text:p>
          </table:table-cell>
          <table:table-cell table:formula="of:=[$'copy of results.csv '.C30]" office:value-type="float" office:value="0" calcext:value-type="float">
            <text:p>0</text:p>
          </table:table-cell>
          <table:table-cell table:formula="of:=[$general.R30]" office:value-type="float" office:value="57114.52" calcext:value-type="float">
            <text:p>57114.52</text:p>
          </table:table-cell>
          <table:table-cell table:formula="of:=['selected results'.AJ30]" office:value-type="float" office:value="-2235.38" calcext:value-type="float">
            <text:p>-2235.38</text:p>
          </table:table-cell>
          <table:table-cell table:formula="of:=['selected results'.AA30]" office:value-type="float" office:value="59349.9" calcext:value-type="float">
            <text:p>59349.9</text:p>
          </table:table-cell>
          <table:table-cell table:formula="of:=['selected results'.S30]" office:value-type="float" office:value="0" calcext:value-type="float">
            <text:p>0</text:p>
          </table:table-cell>
          <table:table-cell table:formula="of:=['selected results'.J30]" office:value-type="float" office:value="0" calcext:value-type="float">
            <text:p>0</text:p>
          </table:table-cell>
          <table:table-cell table:formula="of:=SUM([.E30:.H30])-[.D30]" office:value-type="float" office:value="0" calcext:value-type="float">
            <text:p>0</text:p>
          </table:table-cell>
        </table:table-row>
        <table:table-row table:style-name="ro1">
          <table:table-cell table:formula="of:=[$general.A31]" office:value-type="float" office:value="13.08" calcext:value-type="float">
            <text:p>13.08</text:p>
          </table:table-cell>
          <table:table-cell table:formula="of:=[$general.B31]" office:value-type="float" office:value="0.7" calcext:value-type="float">
            <text:p>0.7</text:p>
          </table:table-cell>
          <table:table-cell table:formula="of:=[$'copy of results.csv '.C31]" office:value-type="float" office:value="0" calcext:value-type="float">
            <text:p>0</text:p>
          </table:table-cell>
          <table:table-cell table:formula="of:=[$general.R31]" office:value-type="float" office:value="57114.52" calcext:value-type="float">
            <text:p>57114.52</text:p>
          </table:table-cell>
          <table:table-cell table:formula="of:=['selected results'.AJ31]" office:value-type="float" office:value="-2235.38" calcext:value-type="float">
            <text:p>-2235.38</text:p>
          </table:table-cell>
          <table:table-cell table:formula="of:=['selected results'.AA31]" office:value-type="float" office:value="59349.9" calcext:value-type="float">
            <text:p>59349.9</text:p>
          </table:table-cell>
          <table:table-cell table:formula="of:=['selected results'.S31]" office:value-type="float" office:value="0" calcext:value-type="float">
            <text:p>0</text:p>
          </table:table-cell>
          <table:table-cell table:formula="of:=['selected results'.J31]" office:value-type="float" office:value="0" calcext:value-type="float">
            <text:p>0</text:p>
          </table:table-cell>
          <table:table-cell table:formula="of:=SUM([.E31:.H31])-[.D31]" office:value-type="float" office:value="0" calcext:value-type="float">
            <text:p>0</text:p>
          </table:table-cell>
        </table:table-row>
        <table:table-row table:style-name="ro1">
          <table:table-cell table:formula="of:=[$general.A32]" office:value-type="float" office:value="13.08" calcext:value-type="float">
            <text:p>13.08</text:p>
          </table:table-cell>
          <table:table-cell table:formula="of:=[$general.B32]" office:value-type="float" office:value="0.8" calcext:value-type="float">
            <text:p>0.8</text:p>
          </table:table-cell>
          <table:table-cell table:formula="of:=[$'copy of results.csv '.C32]" office:value-type="float" office:value="0" calcext:value-type="float">
            <text:p>0</text:p>
          </table:table-cell>
          <table:table-cell table:formula="of:=[$general.R32]" office:value-type="float" office:value="57184.74" calcext:value-type="float">
            <text:p>57184.74</text:p>
          </table:table-cell>
          <table:table-cell table:formula="of:=['selected results'.AJ32]" office:value-type="float" office:value="-2217.86" calcext:value-type="float">
            <text:p>-2217.86</text:p>
          </table:table-cell>
          <table:table-cell table:formula="of:=['selected results'.AA32]" office:value-type="float" office:value="59402.6" calcext:value-type="float">
            <text:p>59402.6</text:p>
          </table:table-cell>
          <table:table-cell table:formula="of:=['selected results'.S32]" office:value-type="float" office:value="0" calcext:value-type="float">
            <text:p>0</text:p>
          </table:table-cell>
          <table:table-cell table:formula="of:=['selected results'.J32]" office:value-type="float" office:value="0" calcext:value-type="float">
            <text:p>0</text:p>
          </table:table-cell>
          <table:table-cell table:formula="of:=SUM([.E32:.H32])-[.D32]" office:value-type="float" office:value="0" calcext:value-type="float">
            <text:p>0</text:p>
          </table:table-cell>
        </table:table-row>
        <table:table-row table:style-name="ro1">
          <table:table-cell table:formula="of:=[$general.A33]" office:value-type="float" office:value="13.08" calcext:value-type="float">
            <text:p>13.08</text:p>
          </table:table-cell>
          <table:table-cell table:formula="of:=[$general.B33]" office:value-type="float" office:value="0.9" calcext:value-type="float">
            <text:p>0.9</text:p>
          </table:table-cell>
          <table:table-cell table:formula="of:=[$'copy of results.csv '.C33]" office:value-type="float" office:value="0" calcext:value-type="float">
            <text:p>0</text:p>
          </table:table-cell>
          <table:table-cell table:formula="of:=[$general.R33]" office:value-type="float" office:value="57184.74" calcext:value-type="float">
            <text:p>57184.74</text:p>
          </table:table-cell>
          <table:table-cell table:formula="of:=['selected results'.AJ33]" office:value-type="float" office:value="-2217.86" calcext:value-type="float">
            <text:p>-2217.86</text:p>
          </table:table-cell>
          <table:table-cell table:formula="of:=['selected results'.AA33]" office:value-type="float" office:value="59402.6" calcext:value-type="float">
            <text:p>59402.6</text:p>
          </table:table-cell>
          <table:table-cell table:formula="of:=['selected results'.S33]" office:value-type="float" office:value="0" calcext:value-type="float">
            <text:p>0</text:p>
          </table:table-cell>
          <table:table-cell table:formula="of:=['selected results'.J33]" office:value-type="float" office:value="0" calcext:value-type="float">
            <text:p>0</text:p>
          </table:table-cell>
          <table:table-cell table:formula="of:=SUM([.E33:.H33])-[.D33]" office:value-type="float" office:value="0" calcext:value-type="float">
            <text:p>0</text:p>
          </table:table-cell>
        </table:table-row>
        <table:table-row table:style-name="ro1">
          <table:table-cell table:formula="of:=[$general.A34]" office:value-type="float" office:value="13.08" calcext:value-type="float">
            <text:p>13.08</text:p>
          </table:table-cell>
          <table:table-cell table:formula="of:=[$general.B34]" office:value-type="float" office:value="1" calcext:value-type="float">
            <text:p>1</text:p>
          </table:table-cell>
          <table:table-cell table:formula="of:=[$'copy of results.csv '.C34]" office:value-type="float" office:value="0" calcext:value-type="float">
            <text:p>0</text:p>
          </table:table-cell>
          <table:table-cell table:formula="of:=[$general.R34]" office:value-type="float" office:value="57184.74" calcext:value-type="float">
            <text:p>57184.74</text:p>
          </table:table-cell>
          <table:table-cell table:formula="of:=['selected results'.AJ34]" office:value-type="float" office:value="-2217.86" calcext:value-type="float">
            <text:p>-2217.86</text:p>
          </table:table-cell>
          <table:table-cell table:formula="of:=['selected results'.AA34]" office:value-type="float" office:value="59402.6" calcext:value-type="float">
            <text:p>59402.6</text:p>
          </table:table-cell>
          <table:table-cell table:formula="of:=['selected results'.S34]" office:value-type="float" office:value="0" calcext:value-type="float">
            <text:p>0</text:p>
          </table:table-cell>
          <table:table-cell table:formula="of:=['selected results'.J34]" office:value-type="float" office:value="0" calcext:value-type="float">
            <text:p>0</text:p>
          </table:table-cell>
          <table:table-cell table:formula="of:=SUM([.E34:.H34])-[.D34]" office:value-type="float" office:value="0" calcext:value-type="float">
            <text:p>0</text:p>
          </table:table-cell>
        </table:table-row>
        <table:table-row table:style-name="ro1">
          <table:table-cell table:formula="of:=[$general.A35]" office:value-type="float" office:value="26.16" calcext:value-type="float">
            <text:p>26.16</text:p>
          </table:table-cell>
          <table:table-cell table:formula="of:=[$general.B35]" office:value-type="float" office:value="0" calcext:value-type="float">
            <text:p>0</text:p>
          </table:table-cell>
          <table:table-cell table:formula="of:=[$'copy of results.csv '.C35]" office:value-type="float" office:value="0" calcext:value-type="float">
            <text:p>0</text:p>
          </table:table-cell>
          <table:table-cell table:formula="of:=[$general.R35]" office:value-type="float" office:value="57155.251" calcext:value-type="float">
            <text:p>57155.251</text:p>
          </table:table-cell>
          <table:table-cell table:formula="of:=['selected results'.AJ35]" office:value-type="float" office:value="56428.6" calcext:value-type="float">
            <text:p>56428.6</text:p>
          </table:table-cell>
          <table:table-cell table:formula="of:=['selected results'.AA35]" office:value-type="float" office:value="726.651" calcext:value-type="float">
            <text:p>726.651</text:p>
          </table:table-cell>
          <table:table-cell table:formula="of:=['selected results'.S35]" office:value-type="float" office:value="0" calcext:value-type="float">
            <text:p>0</text:p>
          </table:table-cell>
          <table:table-cell table:formula="of:=['selected results'.J35]" office:value-type="float" office:value="0" calcext:value-type="float">
            <text:p>0</text:p>
          </table:table-cell>
          <table:table-cell table:formula="of:=SUM([.E35:.H35])-[.D35]" office:value-type="float" office:value="0" calcext:value-type="float">
            <text:p>0</text:p>
          </table:table-cell>
        </table:table-row>
        <table:table-row table:style-name="ro1">
          <table:table-cell table:formula="of:=[$general.A36]" office:value-type="float" office:value="26.16" calcext:value-type="float">
            <text:p>26.16</text:p>
          </table:table-cell>
          <table:table-cell table:formula="of:=[$general.B36]" office:value-type="float" office:value="0.1" calcext:value-type="float">
            <text:p>0.1</text:p>
          </table:table-cell>
          <table:table-cell table:formula="of:=[$'copy of results.csv '.C36]" office:value-type="float" office:value="0" calcext:value-type="float">
            <text:p>0</text:p>
          </table:table-cell>
          <table:table-cell table:formula="of:=[$general.R36]" office:value-type="float" office:value="57898.885" calcext:value-type="float">
            <text:p>57898.885</text:p>
          </table:table-cell>
          <table:table-cell table:formula="of:=['selected results'.AJ36]" office:value-type="float" office:value="-222.015" calcext:value-type="float">
            <text:p>-222.015</text:p>
          </table:table-cell>
          <table:table-cell table:formula="of:=['selected results'.AA36]" office:value-type="float" office:value="58120.9" calcext:value-type="float">
            <text:p>58120.9</text:p>
          </table:table-cell>
          <table:table-cell table:formula="of:=['selected results'.S36]" office:value-type="float" office:value="0" calcext:value-type="float">
            <text:p>0</text:p>
          </table:table-cell>
          <table:table-cell table:formula="of:=['selected results'.J36]" office:value-type="float" office:value="0" calcext:value-type="float">
            <text:p>0</text:p>
          </table:table-cell>
          <table:table-cell table:formula="of:=SUM([.E36:.H36])-[.D36]" office:value-type="float" office:value="0" calcext:value-type="float">
            <text:p>0</text:p>
          </table:table-cell>
        </table:table-row>
        <table:table-row table:style-name="ro1">
          <table:table-cell table:formula="of:=[$general.A37]" office:value-type="float" office:value="26.16" calcext:value-type="float">
            <text:p>26.16</text:p>
          </table:table-cell>
          <table:table-cell table:formula="of:=[$general.B37]" office:value-type="float" office:value="0.2" calcext:value-type="float">
            <text:p>0.2</text:p>
          </table:table-cell>
          <table:table-cell table:formula="of:=[$'copy of results.csv '.C37]" office:value-type="float" office:value="0" calcext:value-type="float">
            <text:p>0</text:p>
          </table:table-cell>
          <table:table-cell table:formula="of:=[$general.R37]" office:value-type="float" office:value="56945.11" calcext:value-type="float">
            <text:p>56945.11</text:p>
          </table:table-cell>
          <table:table-cell table:formula="of:=['selected results'.AJ37]" office:value-type="float" office:value="-2260.09" calcext:value-type="float">
            <text:p>-2260.09</text:p>
          </table:table-cell>
          <table:table-cell table:formula="of:=['selected results'.AA37]" office:value-type="float" office:value="59205.2" calcext:value-type="float">
            <text:p>59205.2</text:p>
          </table:table-cell>
          <table:table-cell table:formula="of:=['selected results'.S37]" office:value-type="float" office:value="0" calcext:value-type="float">
            <text:p>0</text:p>
          </table:table-cell>
          <table:table-cell table:formula="of:=['selected results'.J37]" office:value-type="float" office:value="0" calcext:value-type="float">
            <text:p>0</text:p>
          </table:table-cell>
          <table:table-cell table:formula="of:=SUM([.E37:.H37])-[.D37]" office:value-type="float" office:value="0" calcext:value-type="float">
            <text:p>0</text:p>
          </table:table-cell>
        </table:table-row>
        <table:table-row table:style-name="ro1">
          <table:table-cell table:formula="of:=[$general.A38]" office:value-type="float" office:value="26.16" calcext:value-type="float">
            <text:p>26.16</text:p>
          </table:table-cell>
          <table:table-cell table:formula="of:=[$general.B38]" office:value-type="float" office:value="0.3" calcext:value-type="float">
            <text:p>0.3</text:p>
          </table:table-cell>
          <table:table-cell table:formula="of:=[$'copy of results.csv '.C38]" office:value-type="float" office:value="0" calcext:value-type="float">
            <text:p>0</text:p>
          </table:table-cell>
          <table:table-cell table:formula="of:=[$general.R38]" office:value-type="float" office:value="56945.11" calcext:value-type="float">
            <text:p>56945.11</text:p>
          </table:table-cell>
          <table:table-cell table:formula="of:=['selected results'.AJ38]" office:value-type="float" office:value="-2260.09" calcext:value-type="float">
            <text:p>-2260.09</text:p>
          </table:table-cell>
          <table:table-cell table:formula="of:=['selected results'.AA38]" office:value-type="float" office:value="59205.2" calcext:value-type="float">
            <text:p>59205.2</text:p>
          </table:table-cell>
          <table:table-cell table:formula="of:=['selected results'.S38]" office:value-type="float" office:value="0" calcext:value-type="float">
            <text:p>0</text:p>
          </table:table-cell>
          <table:table-cell table:formula="of:=['selected results'.J38]" office:value-type="float" office:value="0" calcext:value-type="float">
            <text:p>0</text:p>
          </table:table-cell>
          <table:table-cell table:formula="of:=SUM([.E38:.H38])-[.D38]" office:value-type="float" office:value="0" calcext:value-type="float">
            <text:p>0</text:p>
          </table:table-cell>
        </table:table-row>
        <table:table-row table:style-name="ro1">
          <table:table-cell table:formula="of:=[$general.A39]" office:value-type="float" office:value="26.16" calcext:value-type="float">
            <text:p>26.16</text:p>
          </table:table-cell>
          <table:table-cell table:formula="of:=[$general.B39]" office:value-type="float" office:value="0.4" calcext:value-type="float">
            <text:p>0.4</text:p>
          </table:table-cell>
          <table:table-cell table:formula="of:=[$'copy of results.csv '.C39]" office:value-type="float" office:value="0" calcext:value-type="float">
            <text:p>0</text:p>
          </table:table-cell>
          <table:table-cell table:formula="of:=[$general.R39]" office:value-type="float" office:value="56945.11" calcext:value-type="float">
            <text:p>56945.11</text:p>
          </table:table-cell>
          <table:table-cell table:formula="of:=['selected results'.AJ39]" office:value-type="float" office:value="-2260.09" calcext:value-type="float">
            <text:p>-2260.09</text:p>
          </table:table-cell>
          <table:table-cell table:formula="of:=['selected results'.AA39]" office:value-type="float" office:value="59205.2" calcext:value-type="float">
            <text:p>59205.2</text:p>
          </table:table-cell>
          <table:table-cell table:formula="of:=['selected results'.S39]" office:value-type="float" office:value="0" calcext:value-type="float">
            <text:p>0</text:p>
          </table:table-cell>
          <table:table-cell table:formula="of:=['selected results'.J39]" office:value-type="float" office:value="0" calcext:value-type="float">
            <text:p>0</text:p>
          </table:table-cell>
          <table:table-cell table:formula="of:=SUM([.E39:.H39])-[.D39]" office:value-type="float" office:value="0" calcext:value-type="float">
            <text:p>0</text:p>
          </table:table-cell>
        </table:table-row>
        <table:table-row table:style-name="ro1">
          <table:table-cell table:formula="of:=[$general.A40]" office:value-type="float" office:value="26.16" calcext:value-type="float">
            <text:p>26.16</text:p>
          </table:table-cell>
          <table:table-cell table:formula="of:=[$general.B40]" office:value-type="float" office:value="0.5" calcext:value-type="float">
            <text:p>0.5</text:p>
          </table:table-cell>
          <table:table-cell table:formula="of:=[$'copy of results.csv '.C40]" office:value-type="float" office:value="0" calcext:value-type="float">
            <text:p>0</text:p>
          </table:table-cell>
          <table:table-cell table:formula="of:=[$general.R40]" office:value-type="float" office:value="56945.11" calcext:value-type="float">
            <text:p>56945.11</text:p>
          </table:table-cell>
          <table:table-cell table:formula="of:=['selected results'.AJ40]" office:value-type="float" office:value="-2260.09" calcext:value-type="float">
            <text:p>-2260.09</text:p>
          </table:table-cell>
          <table:table-cell table:formula="of:=['selected results'.AA40]" office:value-type="float" office:value="59205.2" calcext:value-type="float">
            <text:p>59205.2</text:p>
          </table:table-cell>
          <table:table-cell table:formula="of:=['selected results'.S40]" office:value-type="float" office:value="0" calcext:value-type="float">
            <text:p>0</text:p>
          </table:table-cell>
          <table:table-cell table:formula="of:=['selected results'.J40]" office:value-type="float" office:value="0" calcext:value-type="float">
            <text:p>0</text:p>
          </table:table-cell>
          <table:table-cell table:formula="of:=SUM([.E40:.H40])-[.D40]" office:value-type="float" office:value="0" calcext:value-type="float">
            <text:p>0</text:p>
          </table:table-cell>
        </table:table-row>
        <table:table-row table:style-name="ro1">
          <table:table-cell table:formula="of:=[$general.A41]" office:value-type="float" office:value="26.16" calcext:value-type="float">
            <text:p>26.16</text:p>
          </table:table-cell>
          <table:table-cell table:formula="of:=[$general.B41]" office:value-type="float" office:value="0.6" calcext:value-type="float">
            <text:p>0.6</text:p>
          </table:table-cell>
          <table:table-cell table:formula="of:=[$'copy of results.csv '.C41]" office:value-type="float" office:value="0" calcext:value-type="float">
            <text:p>0</text:p>
          </table:table-cell>
          <table:table-cell table:formula="of:=[$general.R41]" office:value-type="float" office:value="56945.11" calcext:value-type="float">
            <text:p>56945.11</text:p>
          </table:table-cell>
          <table:table-cell table:formula="of:=['selected results'.AJ41]" office:value-type="float" office:value="-2260.09" calcext:value-type="float">
            <text:p>-2260.09</text:p>
          </table:table-cell>
          <table:table-cell table:formula="of:=['selected results'.AA41]" office:value-type="float" office:value="59205.2" calcext:value-type="float">
            <text:p>59205.2</text:p>
          </table:table-cell>
          <table:table-cell table:formula="of:=['selected results'.S41]" office:value-type="float" office:value="0" calcext:value-type="float">
            <text:p>0</text:p>
          </table:table-cell>
          <table:table-cell table:formula="of:=['selected results'.J41]" office:value-type="float" office:value="0" calcext:value-type="float">
            <text:p>0</text:p>
          </table:table-cell>
          <table:table-cell table:formula="of:=SUM([.E41:.H41])-[.D41]" office:value-type="float" office:value="0" calcext:value-type="float">
            <text:p>0</text:p>
          </table:table-cell>
        </table:table-row>
        <table:table-row table:style-name="ro1">
          <table:table-cell table:formula="of:=[$general.A42]" office:value-type="float" office:value="26.16" calcext:value-type="float">
            <text:p>26.16</text:p>
          </table:table-cell>
          <table:table-cell table:formula="of:=[$general.B42]" office:value-type="float" office:value="0.7" calcext:value-type="float">
            <text:p>0.7</text:p>
          </table:table-cell>
          <table:table-cell table:formula="of:=[$'copy of results.csv '.C42]" office:value-type="float" office:value="0" calcext:value-type="float">
            <text:p>0</text:p>
          </table:table-cell>
          <table:table-cell table:formula="of:=[$general.R42]" office:value-type="float" office:value="56945.11" calcext:value-type="float">
            <text:p>56945.11</text:p>
          </table:table-cell>
          <table:table-cell table:formula="of:=['selected results'.AJ42]" office:value-type="float" office:value="-2260.09" calcext:value-type="float">
            <text:p>-2260.09</text:p>
          </table:table-cell>
          <table:table-cell table:formula="of:=['selected results'.AA42]" office:value-type="float" office:value="59205.2" calcext:value-type="float">
            <text:p>59205.2</text:p>
          </table:table-cell>
          <table:table-cell table:formula="of:=['selected results'.S42]" office:value-type="float" office:value="0" calcext:value-type="float">
            <text:p>0</text:p>
          </table:table-cell>
          <table:table-cell table:formula="of:=['selected results'.J42]" office:value-type="float" office:value="0" calcext:value-type="float">
            <text:p>0</text:p>
          </table:table-cell>
          <table:table-cell table:formula="of:=SUM([.E42:.H42])-[.D42]" office:value-type="float" office:value="0" calcext:value-type="float">
            <text:p>0</text:p>
          </table:table-cell>
        </table:table-row>
        <table:table-row table:style-name="ro1">
          <table:table-cell table:formula="of:=[$general.A43]" office:value-type="float" office:value="26.16" calcext:value-type="float">
            <text:p>26.16</text:p>
          </table:table-cell>
          <table:table-cell table:formula="of:=[$general.B43]" office:value-type="float" office:value="0.8" calcext:value-type="float">
            <text:p>0.8</text:p>
          </table:table-cell>
          <table:table-cell table:formula="of:=[$'copy of results.csv '.C43]" office:value-type="float" office:value="0" calcext:value-type="float">
            <text:p>0</text:p>
          </table:table-cell>
          <table:table-cell table:formula="of:=[$general.R43]" office:value-type="float" office:value="56945.11" calcext:value-type="float">
            <text:p>56945.11</text:p>
          </table:table-cell>
          <table:table-cell table:formula="of:=['selected results'.AJ43]" office:value-type="float" office:value="-2260.09" calcext:value-type="float">
            <text:p>-2260.09</text:p>
          </table:table-cell>
          <table:table-cell table:formula="of:=['selected results'.AA43]" office:value-type="float" office:value="59205.2" calcext:value-type="float">
            <text:p>59205.2</text:p>
          </table:table-cell>
          <table:table-cell table:formula="of:=['selected results'.S43]" office:value-type="float" office:value="0" calcext:value-type="float">
            <text:p>0</text:p>
          </table:table-cell>
          <table:table-cell table:formula="of:=['selected results'.J43]" office:value-type="float" office:value="0" calcext:value-type="float">
            <text:p>0</text:p>
          </table:table-cell>
          <table:table-cell table:formula="of:=SUM([.E43:.H43])-[.D43]" office:value-type="float" office:value="0" calcext:value-type="float">
            <text:p>0</text:p>
          </table:table-cell>
        </table:table-row>
        <table:table-row table:style-name="ro1">
          <table:table-cell table:formula="of:=[$general.A44]" office:value-type="float" office:value="26.16" calcext:value-type="float">
            <text:p>26.16</text:p>
          </table:table-cell>
          <table:table-cell table:formula="of:=[$general.B44]" office:value-type="float" office:value="0.9" calcext:value-type="float">
            <text:p>0.9</text:p>
          </table:table-cell>
          <table:table-cell table:formula="of:=[$'copy of results.csv '.C44]" office:value-type="float" office:value="0" calcext:value-type="float">
            <text:p>0</text:p>
          </table:table-cell>
          <table:table-cell table:formula="of:=[$general.R44]" office:value-type="float" office:value="56945.11" calcext:value-type="float">
            <text:p>56945.11</text:p>
          </table:table-cell>
          <table:table-cell table:formula="of:=['selected results'.AJ44]" office:value-type="float" office:value="-2260.09" calcext:value-type="float">
            <text:p>-2260.09</text:p>
          </table:table-cell>
          <table:table-cell table:formula="of:=['selected results'.AA44]" office:value-type="float" office:value="59205.2" calcext:value-type="float">
            <text:p>59205.2</text:p>
          </table:table-cell>
          <table:table-cell table:formula="of:=['selected results'.S44]" office:value-type="float" office:value="0" calcext:value-type="float">
            <text:p>0</text:p>
          </table:table-cell>
          <table:table-cell table:formula="of:=['selected results'.J44]" office:value-type="float" office:value="0" calcext:value-type="float">
            <text:p>0</text:p>
          </table:table-cell>
          <table:table-cell table:formula="of:=SUM([.E44:.H44])-[.D44]" office:value-type="float" office:value="0" calcext:value-type="float">
            <text:p>0</text:p>
          </table:table-cell>
        </table:table-row>
        <table:table-row table:style-name="ro1">
          <table:table-cell table:formula="of:=[$general.A45]" office:value-type="float" office:value="26.16" calcext:value-type="float">
            <text:p>26.16</text:p>
          </table:table-cell>
          <table:table-cell table:formula="of:=[$general.B45]" office:value-type="float" office:value="1" calcext:value-type="float">
            <text:p>1</text:p>
          </table:table-cell>
          <table:table-cell table:formula="of:=[$'copy of results.csv '.C45]" office:value-type="float" office:value="0" calcext:value-type="float">
            <text:p>0</text:p>
          </table:table-cell>
          <table:table-cell table:formula="of:=[$general.R45]" office:value-type="float" office:value="56945.11" calcext:value-type="float">
            <text:p>56945.11</text:p>
          </table:table-cell>
          <table:table-cell table:formula="of:=['selected results'.AJ45]" office:value-type="float" office:value="-2260.09" calcext:value-type="float">
            <text:p>-2260.09</text:p>
          </table:table-cell>
          <table:table-cell table:formula="of:=['selected results'.AA45]" office:value-type="float" office:value="59205.2" calcext:value-type="float">
            <text:p>59205.2</text:p>
          </table:table-cell>
          <table:table-cell table:formula="of:=['selected results'.S45]" office:value-type="float" office:value="0" calcext:value-type="float">
            <text:p>0</text:p>
          </table:table-cell>
          <table:table-cell table:formula="of:=['selected results'.J45]" office:value-type="float" office:value="0" calcext:value-type="float">
            <text:p>0</text:p>
          </table:table-cell>
          <table:table-cell table:formula="of:=SUM([.E45:.H45])-[.D45]" office:value-type="float" office:value="0" calcext:value-type="float">
            <text:p>0</text:p>
          </table:table-cell>
        </table:table-row>
        <table:table-row table:style-name="ro1">
          <table:table-cell table:formula="of:=[$general.A46]" office:value-type="float" office:value="52.32" calcext:value-type="float">
            <text:p>52.32</text:p>
          </table:table-cell>
          <table:table-cell table:formula="of:=[$general.B46]" office:value-type="float" office:value="0" calcext:value-type="float">
            <text:p>0</text:p>
          </table:table-cell>
          <table:table-cell table:formula="of:=[$'copy of results.csv '.C46]" office:value-type="float" office:value="0" calcext:value-type="float">
            <text:p>0</text:p>
          </table:table-cell>
          <table:table-cell table:formula="of:=[$general.R46]" office:value-type="float" office:value="55471.723" calcext:value-type="float">
            <text:p>55471.723</text:p>
          </table:table-cell>
          <table:table-cell table:formula="of:=['selected results'.AJ46]" office:value-type="float" office:value="54872.8" calcext:value-type="float">
            <text:p>54872.8</text:p>
          </table:table-cell>
          <table:table-cell table:formula="of:=['selected results'.AA46]" office:value-type="float" office:value="598.923" calcext:value-type="float">
            <text:p>598.923</text:p>
          </table:table-cell>
          <table:table-cell table:formula="of:=['selected results'.S46]" office:value-type="float" office:value="0" calcext:value-type="float">
            <text:p>0</text:p>
          </table:table-cell>
          <table:table-cell table:formula="of:=['selected results'.J46]" office:value-type="float" office:value="0" calcext:value-type="float">
            <text:p>0</text:p>
          </table:table-cell>
          <table:table-cell table:formula="of:=SUM([.E46:.H46])-[.D46]" office:value-type="float" office:value="0" calcext:value-type="float">
            <text:p>0</text:p>
          </table:table-cell>
        </table:table-row>
        <table:table-row table:style-name="ro1">
          <table:table-cell table:formula="of:=[$general.A47]" office:value-type="float" office:value="52.32" calcext:value-type="float">
            <text:p>52.32</text:p>
          </table:table-cell>
          <table:table-cell table:formula="of:=[$general.B47]" office:value-type="float" office:value="0.1" calcext:value-type="float">
            <text:p>0.1</text:p>
          </table:table-cell>
          <table:table-cell table:formula="of:=[$'copy of results.csv '.C47]" office:value-type="float" office:value="0" calcext:value-type="float">
            <text:p>0</text:p>
          </table:table-cell>
          <table:table-cell table:formula="of:=[$general.R47]" office:value-type="float" office:value="55294.66" calcext:value-type="float">
            <text:p>55294.66</text:p>
          </table:table-cell>
          <table:table-cell table:formula="of:=['selected results'.AJ47]" office:value-type="float" office:value="-2551.04" calcext:value-type="float">
            <text:p>-2551.04</text:p>
          </table:table-cell>
          <table:table-cell table:formula="of:=['selected results'.AA47]" office:value-type="float" office:value="57845.7" calcext:value-type="float">
            <text:p>57845.7</text:p>
          </table:table-cell>
          <table:table-cell table:formula="of:=['selected results'.S47]" office:value-type="float" office:value="0" calcext:value-type="float">
            <text:p>0</text:p>
          </table:table-cell>
          <table:table-cell table:formula="of:=['selected results'.J47]" office:value-type="float" office:value="0" calcext:value-type="float">
            <text:p>0</text:p>
          </table:table-cell>
          <table:table-cell table:formula="of:=SUM([.E47:.H47])-[.D47]" office:value-type="float" office:value="0" calcext:value-type="float">
            <text:p>0</text:p>
          </table:table-cell>
        </table:table-row>
        <table:table-row table:style-name="ro1">
          <table:table-cell table:formula="of:=[$general.A48]" office:value-type="float" office:value="52.32" calcext:value-type="float">
            <text:p>52.32</text:p>
          </table:table-cell>
          <table:table-cell table:formula="of:=[$general.B48]" office:value-type="float" office:value="0.2" calcext:value-type="float">
            <text:p>0.2</text:p>
          </table:table-cell>
          <table:table-cell table:formula="of:=[$'copy of results.csv '.C48]" office:value-type="float" office:value="0" calcext:value-type="float">
            <text:p>0</text:p>
          </table:table-cell>
          <table:table-cell table:formula="of:=[$general.R48]" office:value-type="float" office:value="55294.66" calcext:value-type="float">
            <text:p>55294.66</text:p>
          </table:table-cell>
          <table:table-cell table:formula="of:=['selected results'.AJ48]" office:value-type="float" office:value="-2551.04" calcext:value-type="float">
            <text:p>-2551.04</text:p>
          </table:table-cell>
          <table:table-cell table:formula="of:=['selected results'.AA48]" office:value-type="float" office:value="57845.7" calcext:value-type="float">
            <text:p>57845.7</text:p>
          </table:table-cell>
          <table:table-cell table:formula="of:=['selected results'.S48]" office:value-type="float" office:value="0" calcext:value-type="float">
            <text:p>0</text:p>
          </table:table-cell>
          <table:table-cell table:formula="of:=['selected results'.J48]" office:value-type="float" office:value="0" calcext:value-type="float">
            <text:p>0</text:p>
          </table:table-cell>
          <table:table-cell table:formula="of:=SUM([.E48:.H48])-[.D48]" office:value-type="float" office:value="0" calcext:value-type="float">
            <text:p>0</text:p>
          </table:table-cell>
        </table:table-row>
        <table:table-row table:style-name="ro1">
          <table:table-cell table:formula="of:=[$general.A49]" office:value-type="float" office:value="52.32" calcext:value-type="float">
            <text:p>52.32</text:p>
          </table:table-cell>
          <table:table-cell table:formula="of:=[$general.B49]" office:value-type="float" office:value="0.3" calcext:value-type="float">
            <text:p>0.3</text:p>
          </table:table-cell>
          <table:table-cell table:formula="of:=[$'copy of results.csv '.C49]" office:value-type="float" office:value="0" calcext:value-type="float">
            <text:p>0</text:p>
          </table:table-cell>
          <table:table-cell table:formula="of:=[$general.R49]" office:value-type="float" office:value="55294.66" calcext:value-type="float">
            <text:p>55294.66</text:p>
          </table:table-cell>
          <table:table-cell table:formula="of:=['selected results'.AJ49]" office:value-type="float" office:value="-2551.04" calcext:value-type="float">
            <text:p>-2551.04</text:p>
          </table:table-cell>
          <table:table-cell table:formula="of:=['selected results'.AA49]" office:value-type="float" office:value="57845.7" calcext:value-type="float">
            <text:p>57845.7</text:p>
          </table:table-cell>
          <table:table-cell table:formula="of:=['selected results'.S49]" office:value-type="float" office:value="0" calcext:value-type="float">
            <text:p>0</text:p>
          </table:table-cell>
          <table:table-cell table:formula="of:=['selected results'.J49]" office:value-type="float" office:value="0" calcext:value-type="float">
            <text:p>0</text:p>
          </table:table-cell>
          <table:table-cell table:formula="of:=SUM([.E49:.H49])-[.D49]" office:value-type="float" office:value="0" calcext:value-type="float">
            <text:p>0</text:p>
          </table:table-cell>
        </table:table-row>
        <table:table-row table:style-name="ro1">
          <table:table-cell table:formula="of:=[$general.A50]" office:value-type="float" office:value="52.32" calcext:value-type="float">
            <text:p>52.32</text:p>
          </table:table-cell>
          <table:table-cell table:formula="of:=[$general.B50]" office:value-type="float" office:value="0.4" calcext:value-type="float">
            <text:p>0.4</text:p>
          </table:table-cell>
          <table:table-cell table:formula="of:=[$'copy of results.csv '.C50]" office:value-type="float" office:value="0" calcext:value-type="float">
            <text:p>0</text:p>
          </table:table-cell>
          <table:table-cell table:formula="of:=[$general.R50]" office:value-type="float" office:value="55294.66" calcext:value-type="float">
            <text:p>55294.66</text:p>
          </table:table-cell>
          <table:table-cell table:formula="of:=['selected results'.AJ50]" office:value-type="float" office:value="-2551.04" calcext:value-type="float">
            <text:p>-2551.04</text:p>
          </table:table-cell>
          <table:table-cell table:formula="of:=['selected results'.AA50]" office:value-type="float" office:value="57845.7" calcext:value-type="float">
            <text:p>57845.7</text:p>
          </table:table-cell>
          <table:table-cell table:formula="of:=['selected results'.S50]" office:value-type="float" office:value="0" calcext:value-type="float">
            <text:p>0</text:p>
          </table:table-cell>
          <table:table-cell table:formula="of:=['selected results'.J50]" office:value-type="float" office:value="0" calcext:value-type="float">
            <text:p>0</text:p>
          </table:table-cell>
          <table:table-cell table:formula="of:=SUM([.E50:.H50])-[.D50]" office:value-type="float" office:value="0" calcext:value-type="float">
            <text:p>0</text:p>
          </table:table-cell>
        </table:table-row>
        <table:table-row table:style-name="ro1">
          <table:table-cell table:formula="of:=[$general.A51]" office:value-type="float" office:value="52.32" calcext:value-type="float">
            <text:p>52.32</text:p>
          </table:table-cell>
          <table:table-cell table:formula="of:=[$general.B51]" office:value-type="float" office:value="0.5" calcext:value-type="float">
            <text:p>0.5</text:p>
          </table:table-cell>
          <table:table-cell table:formula="of:=[$'copy of results.csv '.C51]" office:value-type="float" office:value="0" calcext:value-type="float">
            <text:p>0</text:p>
          </table:table-cell>
          <table:table-cell table:formula="of:=[$general.R51]" office:value-type="float" office:value="55294.66" calcext:value-type="float">
            <text:p>55294.66</text:p>
          </table:table-cell>
          <table:table-cell table:formula="of:=['selected results'.AJ51]" office:value-type="float" office:value="-2551.04" calcext:value-type="float">
            <text:p>-2551.04</text:p>
          </table:table-cell>
          <table:table-cell table:formula="of:=['selected results'.AA51]" office:value-type="float" office:value="57845.7" calcext:value-type="float">
            <text:p>57845.7</text:p>
          </table:table-cell>
          <table:table-cell table:formula="of:=['selected results'.S51]" office:value-type="float" office:value="0" calcext:value-type="float">
            <text:p>0</text:p>
          </table:table-cell>
          <table:table-cell table:formula="of:=['selected results'.J51]" office:value-type="float" office:value="0" calcext:value-type="float">
            <text:p>0</text:p>
          </table:table-cell>
          <table:table-cell table:formula="of:=SUM([.E51:.H51])-[.D51]" office:value-type="float" office:value="0" calcext:value-type="float">
            <text:p>0</text:p>
          </table:table-cell>
        </table:table-row>
        <table:table-row table:style-name="ro1">
          <table:table-cell table:formula="of:=[$general.A52]" office:value-type="float" office:value="52.32" calcext:value-type="float">
            <text:p>52.32</text:p>
          </table:table-cell>
          <table:table-cell table:formula="of:=[$general.B52]" office:value-type="float" office:value="0.6" calcext:value-type="float">
            <text:p>0.6</text:p>
          </table:table-cell>
          <table:table-cell table:formula="of:=[$'copy of results.csv '.C52]" office:value-type="float" office:value="0" calcext:value-type="float">
            <text:p>0</text:p>
          </table:table-cell>
          <table:table-cell table:formula="of:=[$general.R52]" office:value-type="float" office:value="55294.66" calcext:value-type="float">
            <text:p>55294.66</text:p>
          </table:table-cell>
          <table:table-cell table:formula="of:=['selected results'.AJ52]" office:value-type="float" office:value="-2551.04" calcext:value-type="float">
            <text:p>-2551.04</text:p>
          </table:table-cell>
          <table:table-cell table:formula="of:=['selected results'.AA52]" office:value-type="float" office:value="57845.7" calcext:value-type="float">
            <text:p>57845.7</text:p>
          </table:table-cell>
          <table:table-cell table:formula="of:=['selected results'.S52]" office:value-type="float" office:value="0" calcext:value-type="float">
            <text:p>0</text:p>
          </table:table-cell>
          <table:table-cell table:formula="of:=['selected results'.J52]" office:value-type="float" office:value="0" calcext:value-type="float">
            <text:p>0</text:p>
          </table:table-cell>
          <table:table-cell table:formula="of:=SUM([.E52:.H52])-[.D52]" office:value-type="float" office:value="0" calcext:value-type="float">
            <text:p>0</text:p>
          </table:table-cell>
        </table:table-row>
        <table:table-row table:style-name="ro1">
          <table:table-cell table:formula="of:=[$general.A53]" office:value-type="float" office:value="52.32" calcext:value-type="float">
            <text:p>52.32</text:p>
          </table:table-cell>
          <table:table-cell table:formula="of:=[$general.B53]" office:value-type="float" office:value="0.7" calcext:value-type="float">
            <text:p>0.7</text:p>
          </table:table-cell>
          <table:table-cell table:formula="of:=[$'copy of results.csv '.C53]" office:value-type="float" office:value="0" calcext:value-type="float">
            <text:p>0</text:p>
          </table:table-cell>
          <table:table-cell table:formula="of:=[$general.R53]" office:value-type="float" office:value="55294.66" calcext:value-type="float">
            <text:p>55294.66</text:p>
          </table:table-cell>
          <table:table-cell table:formula="of:=['selected results'.AJ53]" office:value-type="float" office:value="-2551.04" calcext:value-type="float">
            <text:p>-2551.04</text:p>
          </table:table-cell>
          <table:table-cell table:formula="of:=['selected results'.AA53]" office:value-type="float" office:value="57845.7" calcext:value-type="float">
            <text:p>57845.7</text:p>
          </table:table-cell>
          <table:table-cell table:formula="of:=['selected results'.S53]" office:value-type="float" office:value="0" calcext:value-type="float">
            <text:p>0</text:p>
          </table:table-cell>
          <table:table-cell table:formula="of:=['selected results'.J53]" office:value-type="float" office:value="0" calcext:value-type="float">
            <text:p>0</text:p>
          </table:table-cell>
          <table:table-cell table:formula="of:=SUM([.E53:.H53])-[.D53]" office:value-type="float" office:value="0" calcext:value-type="float">
            <text:p>0</text:p>
          </table:table-cell>
        </table:table-row>
        <table:table-row table:style-name="ro1">
          <table:table-cell table:formula="of:=[$general.A54]" office:value-type="float" office:value="52.32" calcext:value-type="float">
            <text:p>52.32</text:p>
          </table:table-cell>
          <table:table-cell table:formula="of:=[$general.B54]" office:value-type="float" office:value="0.8" calcext:value-type="float">
            <text:p>0.8</text:p>
          </table:table-cell>
          <table:table-cell table:formula="of:=[$'copy of results.csv '.C54]" office:value-type="float" office:value="0" calcext:value-type="float">
            <text:p>0</text:p>
          </table:table-cell>
          <table:table-cell table:formula="of:=[$general.R54]" office:value-type="float" office:value="55294.66" calcext:value-type="float">
            <text:p>55294.66</text:p>
          </table:table-cell>
          <table:table-cell table:formula="of:=['selected results'.AJ54]" office:value-type="float" office:value="-2551.04" calcext:value-type="float">
            <text:p>-2551.04</text:p>
          </table:table-cell>
          <table:table-cell table:formula="of:=['selected results'.AA54]" office:value-type="float" office:value="57845.7" calcext:value-type="float">
            <text:p>57845.7</text:p>
          </table:table-cell>
          <table:table-cell table:formula="of:=['selected results'.S54]" office:value-type="float" office:value="0" calcext:value-type="float">
            <text:p>0</text:p>
          </table:table-cell>
          <table:table-cell table:formula="of:=['selected results'.J54]" office:value-type="float" office:value="0" calcext:value-type="float">
            <text:p>0</text:p>
          </table:table-cell>
          <table:table-cell table:formula="of:=SUM([.E54:.H54])-[.D54]" office:value-type="float" office:value="0" calcext:value-type="float">
            <text:p>0</text:p>
          </table:table-cell>
        </table:table-row>
        <table:table-row table:style-name="ro1">
          <table:table-cell table:formula="of:=[$general.A55]" office:value-type="float" office:value="52.32" calcext:value-type="float">
            <text:p>52.32</text:p>
          </table:table-cell>
          <table:table-cell table:formula="of:=[$general.B55]" office:value-type="float" office:value="0.9" calcext:value-type="float">
            <text:p>0.9</text:p>
          </table:table-cell>
          <table:table-cell table:formula="of:=[$'copy of results.csv '.C55]" office:value-type="float" office:value="0" calcext:value-type="float">
            <text:p>0</text:p>
          </table:table-cell>
          <table:table-cell table:formula="of:=[$general.R55]" office:value-type="float" office:value="55294.66" calcext:value-type="float">
            <text:p>55294.66</text:p>
          </table:table-cell>
          <table:table-cell table:formula="of:=['selected results'.AJ55]" office:value-type="float" office:value="-2551.04" calcext:value-type="float">
            <text:p>-2551.04</text:p>
          </table:table-cell>
          <table:table-cell table:formula="of:=['selected results'.AA55]" office:value-type="float" office:value="57845.7" calcext:value-type="float">
            <text:p>57845.7</text:p>
          </table:table-cell>
          <table:table-cell table:formula="of:=['selected results'.S55]" office:value-type="float" office:value="0" calcext:value-type="float">
            <text:p>0</text:p>
          </table:table-cell>
          <table:table-cell table:formula="of:=['selected results'.J55]" office:value-type="float" office:value="0" calcext:value-type="float">
            <text:p>0</text:p>
          </table:table-cell>
          <table:table-cell table:formula="of:=SUM([.E55:.H55])-[.D55]" office:value-type="float" office:value="0" calcext:value-type="float">
            <text:p>0</text:p>
          </table:table-cell>
        </table:table-row>
        <table:table-row table:style-name="ro1">
          <table:table-cell table:formula="of:=[$general.A56]" office:value-type="float" office:value="52.32" calcext:value-type="float">
            <text:p>52.32</text:p>
          </table:table-cell>
          <table:table-cell table:formula="of:=[$general.B56]" office:value-type="float" office:value="1" calcext:value-type="float">
            <text:p>1</text:p>
          </table:table-cell>
          <table:table-cell table:formula="of:=[$'copy of results.csv '.C56]" office:value-type="float" office:value="0" calcext:value-type="float">
            <text:p>0</text:p>
          </table:table-cell>
          <table:table-cell table:formula="of:=[$general.R56]" office:value-type="float" office:value="55294.66" calcext:value-type="float">
            <text:p>55294.66</text:p>
          </table:table-cell>
          <table:table-cell table:formula="of:=['selected results'.AJ56]" office:value-type="float" office:value="-2551.04" calcext:value-type="float">
            <text:p>-2551.04</text:p>
          </table:table-cell>
          <table:table-cell table:formula="of:=['selected results'.AA56]" office:value-type="float" office:value="57845.7" calcext:value-type="float">
            <text:p>57845.7</text:p>
          </table:table-cell>
          <table:table-cell table:formula="of:=['selected results'.S56]" office:value-type="float" office:value="0" calcext:value-type="float">
            <text:p>0</text:p>
          </table:table-cell>
          <table:table-cell table:formula="of:=['selected results'.J56]" office:value-type="float" office:value="0" calcext:value-type="float">
            <text:p>0</text:p>
          </table:table-cell>
          <table:table-cell table:formula="of:=SUM([.E56:.H56])-[.D56]" office:value-type="float" office:value="0" calcext:value-type="float">
            <text:p>0</text:p>
          </table:table-cell>
        </table:table-row>
        <table:table-row table:style-name="ro1">
          <table:table-cell table:formula="of:=[$general.A57]" office:value-type="float" office:value="0" calcext:value-type="float">
            <text:p>0</text:p>
          </table:table-cell>
          <table:table-cell table:formula="of:=[$general.B57]" office:value-type="float" office:value="0" calcext:value-type="float">
            <text:p>0</text:p>
          </table:table-cell>
          <table:table-cell table:formula="of:=[$'copy of results.csv '.C57]" office:value-type="float" office:value="1" calcext:value-type="float">
            <text:p>1</text:p>
          </table:table-cell>
          <table:table-cell table:formula="of:=[$general.R57]" office:value-type="float" office:value="57793.8" calcext:value-type="float">
            <text:p>57793.8</text:p>
          </table:table-cell>
          <table:table-cell table:formula="of:=['selected results'.AJ57]" office:value-type="float" office:value="57793.8" calcext:value-type="float">
            <text:p>57793.8</text:p>
          </table:table-cell>
          <table:table-cell table:formula="of:=['selected results'.AA57]" office:value-type="float" office:value="0" calcext:value-type="float">
            <text:p>0</text:p>
          </table:table-cell>
          <table:table-cell table:formula="of:=['selected results'.S57]" office:value-type="float" office:value="0" calcext:value-type="float">
            <text:p>0</text:p>
          </table:table-cell>
          <table:table-cell table:formula="of:=['selected results'.J57]" office:value-type="float" office:value="0" calcext:value-type="float">
            <text:p>0</text:p>
          </table:table-cell>
          <table:table-cell table:formula="of:=SUM([.E57:.H57])-[.D57]" office:value-type="float" office:value="0" calcext:value-type="float">
            <text:p>0</text:p>
          </table:table-cell>
        </table:table-row>
        <table:table-row table:style-name="ro1">
          <table:table-cell table:formula="of:=[$general.A58]" office:value-type="float" office:value="0" calcext:value-type="float">
            <text:p>0</text:p>
          </table:table-cell>
          <table:table-cell table:formula="of:=[$general.B58]" office:value-type="float" office:value="0.1" calcext:value-type="float">
            <text:p>0.1</text:p>
          </table:table-cell>
          <table:table-cell table:formula="of:=[$'copy of results.csv '.C58]" office:value-type="float" office:value="1" calcext:value-type="float">
            <text:p>1</text:p>
          </table:table-cell>
          <table:table-cell table:formula="of:=[$general.R58]" office:value-type="float" office:value="57793.8" calcext:value-type="float">
            <text:p>57793.8</text:p>
          </table:table-cell>
          <table:table-cell table:formula="of:=['selected results'.AJ58]" office:value-type="float" office:value="57793.8" calcext:value-type="float">
            <text:p>57793.8</text:p>
          </table:table-cell>
          <table:table-cell table:formula="of:=['selected results'.AA58]" office:value-type="float" office:value="0" calcext:value-type="float">
            <text:p>0</text:p>
          </table:table-cell>
          <table:table-cell table:formula="of:=['selected results'.S58]" office:value-type="float" office:value="0" calcext:value-type="float">
            <text:p>0</text:p>
          </table:table-cell>
          <table:table-cell table:formula="of:=['selected results'.J58]" office:value-type="float" office:value="0" calcext:value-type="float">
            <text:p>0</text:p>
          </table:table-cell>
          <table:table-cell table:formula="of:=SUM([.E58:.H58])-[.D58]" office:value-type="float" office:value="0" calcext:value-type="float">
            <text:p>0</text:p>
          </table:table-cell>
        </table:table-row>
        <table:table-row table:style-name="ro1">
          <table:table-cell table:formula="of:=[$general.A59]" office:value-type="float" office:value="0" calcext:value-type="float">
            <text:p>0</text:p>
          </table:table-cell>
          <table:table-cell table:formula="of:=[$general.B59]" office:value-type="float" office:value="0.2" calcext:value-type="float">
            <text:p>0.2</text:p>
          </table:table-cell>
          <table:table-cell table:formula="of:=[$'copy of results.csv '.C59]" office:value-type="float" office:value="1" calcext:value-type="float">
            <text:p>1</text:p>
          </table:table-cell>
          <table:table-cell table:formula="of:=[$general.R59]" office:value-type="float" office:value="57793.8" calcext:value-type="float">
            <text:p>57793.8</text:p>
          </table:table-cell>
          <table:table-cell table:formula="of:=['selected results'.AJ59]" office:value-type="float" office:value="57793.8" calcext:value-type="float">
            <text:p>57793.8</text:p>
          </table:table-cell>
          <table:table-cell table:formula="of:=['selected results'.AA59]" office:value-type="float" office:value="0" calcext:value-type="float">
            <text:p>0</text:p>
          </table:table-cell>
          <table:table-cell table:formula="of:=['selected results'.S59]" office:value-type="float" office:value="0" calcext:value-type="float">
            <text:p>0</text:p>
          </table:table-cell>
          <table:table-cell table:formula="of:=['selected results'.J59]" office:value-type="float" office:value="0" calcext:value-type="float">
            <text:p>0</text:p>
          </table:table-cell>
          <table:table-cell table:formula="of:=SUM([.E59:.H59])-[.D59]" office:value-type="float" office:value="0" calcext:value-type="float">
            <text:p>0</text:p>
          </table:table-cell>
        </table:table-row>
        <table:table-row table:style-name="ro1">
          <table:table-cell table:formula="of:=[$general.A60]" office:value-type="float" office:value="0" calcext:value-type="float">
            <text:p>0</text:p>
          </table:table-cell>
          <table:table-cell table:formula="of:=[$general.B60]" office:value-type="float" office:value="0.3" calcext:value-type="float">
            <text:p>0.3</text:p>
          </table:table-cell>
          <table:table-cell table:formula="of:=[$'copy of results.csv '.C60]" office:value-type="float" office:value="1" calcext:value-type="float">
            <text:p>1</text:p>
          </table:table-cell>
          <table:table-cell table:formula="of:=[$general.R60]" office:value-type="float" office:value="57793.8" calcext:value-type="float">
            <text:p>57793.8</text:p>
          </table:table-cell>
          <table:table-cell table:formula="of:=['selected results'.AJ60]" office:value-type="float" office:value="57793.8" calcext:value-type="float">
            <text:p>57793.8</text:p>
          </table:table-cell>
          <table:table-cell table:formula="of:=['selected results'.AA60]" office:value-type="float" office:value="0" calcext:value-type="float">
            <text:p>0</text:p>
          </table:table-cell>
          <table:table-cell table:formula="of:=['selected results'.S60]" office:value-type="float" office:value="0" calcext:value-type="float">
            <text:p>0</text:p>
          </table:table-cell>
          <table:table-cell table:formula="of:=['selected results'.J60]" office:value-type="float" office:value="0" calcext:value-type="float">
            <text:p>0</text:p>
          </table:table-cell>
          <table:table-cell table:formula="of:=SUM([.E60:.H60])-[.D60]" office:value-type="float" office:value="0" calcext:value-type="float">
            <text:p>0</text:p>
          </table:table-cell>
        </table:table-row>
        <table:table-row table:style-name="ro1">
          <table:table-cell table:formula="of:=[$general.A61]" office:value-type="float" office:value="0" calcext:value-type="float">
            <text:p>0</text:p>
          </table:table-cell>
          <table:table-cell table:formula="of:=[$general.B61]" office:value-type="float" office:value="0.4" calcext:value-type="float">
            <text:p>0.4</text:p>
          </table:table-cell>
          <table:table-cell table:formula="of:=[$'copy of results.csv '.C61]" office:value-type="float" office:value="1" calcext:value-type="float">
            <text:p>1</text:p>
          </table:table-cell>
          <table:table-cell table:formula="of:=[$general.R61]" office:value-type="float" office:value="57793.8" calcext:value-type="float">
            <text:p>57793.8</text:p>
          </table:table-cell>
          <table:table-cell table:formula="of:=['selected results'.AJ61]" office:value-type="float" office:value="57793.8" calcext:value-type="float">
            <text:p>57793.8</text:p>
          </table:table-cell>
          <table:table-cell table:formula="of:=['selected results'.AA61]" office:value-type="float" office:value="0" calcext:value-type="float">
            <text:p>0</text:p>
          </table:table-cell>
          <table:table-cell table:formula="of:=['selected results'.S61]" office:value-type="float" office:value="0" calcext:value-type="float">
            <text:p>0</text:p>
          </table:table-cell>
          <table:table-cell table:formula="of:=['selected results'.J61]" office:value-type="float" office:value="0" calcext:value-type="float">
            <text:p>0</text:p>
          </table:table-cell>
          <table:table-cell table:formula="of:=SUM([.E61:.H61])-[.D61]" office:value-type="float" office:value="0" calcext:value-type="float">
            <text:p>0</text:p>
          </table:table-cell>
        </table:table-row>
        <table:table-row table:style-name="ro1">
          <table:table-cell table:formula="of:=[$general.A62]" office:value-type="float" office:value="0" calcext:value-type="float">
            <text:p>0</text:p>
          </table:table-cell>
          <table:table-cell table:formula="of:=[$general.B62]" office:value-type="float" office:value="0.5" calcext:value-type="float">
            <text:p>0.5</text:p>
          </table:table-cell>
          <table:table-cell table:formula="of:=[$'copy of results.csv '.C62]" office:value-type="float" office:value="1" calcext:value-type="float">
            <text:p>1</text:p>
          </table:table-cell>
          <table:table-cell table:formula="of:=[$general.R62]" office:value-type="float" office:value="57793.8" calcext:value-type="float">
            <text:p>57793.8</text:p>
          </table:table-cell>
          <table:table-cell table:formula="of:=['selected results'.AJ62]" office:value-type="float" office:value="57793.8" calcext:value-type="float">
            <text:p>57793.8</text:p>
          </table:table-cell>
          <table:table-cell table:formula="of:=['selected results'.AA62]" office:value-type="float" office:value="0" calcext:value-type="float">
            <text:p>0</text:p>
          </table:table-cell>
          <table:table-cell table:formula="of:=['selected results'.S62]" office:value-type="float" office:value="0" calcext:value-type="float">
            <text:p>0</text:p>
          </table:table-cell>
          <table:table-cell table:formula="of:=['selected results'.J62]" office:value-type="float" office:value="0" calcext:value-type="float">
            <text:p>0</text:p>
          </table:table-cell>
          <table:table-cell table:formula="of:=SUM([.E62:.H62])-[.D62]" office:value-type="float" office:value="0" calcext:value-type="float">
            <text:p>0</text:p>
          </table:table-cell>
        </table:table-row>
        <table:table-row table:style-name="ro1">
          <table:table-cell table:formula="of:=[$general.A63]" office:value-type="float" office:value="0" calcext:value-type="float">
            <text:p>0</text:p>
          </table:table-cell>
          <table:table-cell table:formula="of:=[$general.B63]" office:value-type="float" office:value="0.6" calcext:value-type="float">
            <text:p>0.6</text:p>
          </table:table-cell>
          <table:table-cell table:formula="of:=[$'copy of results.csv '.C63]" office:value-type="float" office:value="1" calcext:value-type="float">
            <text:p>1</text:p>
          </table:table-cell>
          <table:table-cell table:formula="of:=[$general.R63]" office:value-type="float" office:value="57793.8" calcext:value-type="float">
            <text:p>57793.8</text:p>
          </table:table-cell>
          <table:table-cell table:formula="of:=['selected results'.AJ63]" office:value-type="float" office:value="57793.8" calcext:value-type="float">
            <text:p>57793.8</text:p>
          </table:table-cell>
          <table:table-cell table:formula="of:=['selected results'.AA63]" office:value-type="float" office:value="0" calcext:value-type="float">
            <text:p>0</text:p>
          </table:table-cell>
          <table:table-cell table:formula="of:=['selected results'.S63]" office:value-type="float" office:value="0" calcext:value-type="float">
            <text:p>0</text:p>
          </table:table-cell>
          <table:table-cell table:formula="of:=['selected results'.J63]" office:value-type="float" office:value="0" calcext:value-type="float">
            <text:p>0</text:p>
          </table:table-cell>
          <table:table-cell table:formula="of:=SUM([.E63:.H63])-[.D63]" office:value-type="float" office:value="0" calcext:value-type="float">
            <text:p>0</text:p>
          </table:table-cell>
        </table:table-row>
        <table:table-row table:style-name="ro1">
          <table:table-cell table:formula="of:=[$general.A64]" office:value-type="float" office:value="0" calcext:value-type="float">
            <text:p>0</text:p>
          </table:table-cell>
          <table:table-cell table:formula="of:=[$general.B64]" office:value-type="float" office:value="0.7" calcext:value-type="float">
            <text:p>0.7</text:p>
          </table:table-cell>
          <table:table-cell table:formula="of:=[$'copy of results.csv '.C64]" office:value-type="float" office:value="1" calcext:value-type="float">
            <text:p>1</text:p>
          </table:table-cell>
          <table:table-cell table:formula="of:=[$general.R64]" office:value-type="float" office:value="57793.8" calcext:value-type="float">
            <text:p>57793.8</text:p>
          </table:table-cell>
          <table:table-cell table:formula="of:=['selected results'.AJ64]" office:value-type="float" office:value="57793.8" calcext:value-type="float">
            <text:p>57793.8</text:p>
          </table:table-cell>
          <table:table-cell table:formula="of:=['selected results'.AA64]" office:value-type="float" office:value="0" calcext:value-type="float">
            <text:p>0</text:p>
          </table:table-cell>
          <table:table-cell table:formula="of:=['selected results'.S64]" office:value-type="float" office:value="0" calcext:value-type="float">
            <text:p>0</text:p>
          </table:table-cell>
          <table:table-cell table:formula="of:=['selected results'.J64]" office:value-type="float" office:value="0" calcext:value-type="float">
            <text:p>0</text:p>
          </table:table-cell>
          <table:table-cell table:formula="of:=SUM([.E64:.H64])-[.D64]" office:value-type="float" office:value="0" calcext:value-type="float">
            <text:p>0</text:p>
          </table:table-cell>
        </table:table-row>
        <table:table-row table:style-name="ro1">
          <table:table-cell table:formula="of:=[$general.A65]" office:value-type="float" office:value="0" calcext:value-type="float">
            <text:p>0</text:p>
          </table:table-cell>
          <table:table-cell table:formula="of:=[$general.B65]" office:value-type="float" office:value="0.8" calcext:value-type="float">
            <text:p>0.8</text:p>
          </table:table-cell>
          <table:table-cell table:formula="of:=[$'copy of results.csv '.C65]" office:value-type="float" office:value="1" calcext:value-type="float">
            <text:p>1</text:p>
          </table:table-cell>
          <table:table-cell table:formula="of:=[$general.R65]" office:value-type="float" office:value="57793.8" calcext:value-type="float">
            <text:p>57793.8</text:p>
          </table:table-cell>
          <table:table-cell table:formula="of:=['selected results'.AJ65]" office:value-type="float" office:value="57793.8" calcext:value-type="float">
            <text:p>57793.8</text:p>
          </table:table-cell>
          <table:table-cell table:formula="of:=['selected results'.AA65]" office:value-type="float" office:value="0" calcext:value-type="float">
            <text:p>0</text:p>
          </table:table-cell>
          <table:table-cell table:formula="of:=['selected results'.S65]" office:value-type="float" office:value="0" calcext:value-type="float">
            <text:p>0</text:p>
          </table:table-cell>
          <table:table-cell table:formula="of:=['selected results'.J65]" office:value-type="float" office:value="0" calcext:value-type="float">
            <text:p>0</text:p>
          </table:table-cell>
          <table:table-cell table:formula="of:=SUM([.E65:.H65])-[.D65]" office:value-type="float" office:value="0" calcext:value-type="float">
            <text:p>0</text:p>
          </table:table-cell>
        </table:table-row>
        <table:table-row table:style-name="ro1">
          <table:table-cell table:formula="of:=[$general.A66]" office:value-type="float" office:value="0" calcext:value-type="float">
            <text:p>0</text:p>
          </table:table-cell>
          <table:table-cell table:formula="of:=[$general.B66]" office:value-type="float" office:value="0.9" calcext:value-type="float">
            <text:p>0.9</text:p>
          </table:table-cell>
          <table:table-cell table:formula="of:=[$'copy of results.csv '.C66]" office:value-type="float" office:value="1" calcext:value-type="float">
            <text:p>1</text:p>
          </table:table-cell>
          <table:table-cell table:formula="of:=[$general.R66]" office:value-type="float" office:value="57793.8" calcext:value-type="float">
            <text:p>57793.8</text:p>
          </table:table-cell>
          <table:table-cell table:formula="of:=['selected results'.AJ66]" office:value-type="float" office:value="57793.8" calcext:value-type="float">
            <text:p>57793.8</text:p>
          </table:table-cell>
          <table:table-cell table:formula="of:=['selected results'.AA66]" office:value-type="float" office:value="0" calcext:value-type="float">
            <text:p>0</text:p>
          </table:table-cell>
          <table:table-cell table:formula="of:=['selected results'.S66]" office:value-type="float" office:value="0" calcext:value-type="float">
            <text:p>0</text:p>
          </table:table-cell>
          <table:table-cell table:formula="of:=['selected results'.J66]" office:value-type="float" office:value="0" calcext:value-type="float">
            <text:p>0</text:p>
          </table:table-cell>
          <table:table-cell table:formula="of:=SUM([.E66:.H66])-[.D66]" office:value-type="float" office:value="0" calcext:value-type="float">
            <text:p>0</text:p>
          </table:table-cell>
        </table:table-row>
        <table:table-row table:style-name="ro1">
          <table:table-cell table:formula="of:=[$general.A67]" office:value-type="float" office:value="0" calcext:value-type="float">
            <text:p>0</text:p>
          </table:table-cell>
          <table:table-cell table:formula="of:=[$general.B67]" office:value-type="float" office:value="1" calcext:value-type="float">
            <text:p>1</text:p>
          </table:table-cell>
          <table:table-cell table:formula="of:=[$'copy of results.csv '.C67]" office:value-type="float" office:value="1" calcext:value-type="float">
            <text:p>1</text:p>
          </table:table-cell>
          <table:table-cell table:formula="of:=[$general.R67]" office:value-type="float" office:value="57793.8" calcext:value-type="float">
            <text:p>57793.8</text:p>
          </table:table-cell>
          <table:table-cell table:formula="of:=['selected results'.AJ67]" office:value-type="float" office:value="57793.8" calcext:value-type="float">
            <text:p>57793.8</text:p>
          </table:table-cell>
          <table:table-cell table:formula="of:=['selected results'.AA67]" office:value-type="float" office:value="0" calcext:value-type="float">
            <text:p>0</text:p>
          </table:table-cell>
          <table:table-cell table:formula="of:=['selected results'.S67]" office:value-type="float" office:value="0" calcext:value-type="float">
            <text:p>0</text:p>
          </table:table-cell>
          <table:table-cell table:formula="of:=['selected results'.J67]" office:value-type="float" office:value="0" calcext:value-type="float">
            <text:p>0</text:p>
          </table:table-cell>
          <table:table-cell table:formula="of:=SUM([.E67:.H67])-[.D67]" office:value-type="float" office:value="0" calcext:value-type="float">
            <text:p>0</text:p>
          </table:table-cell>
        </table:table-row>
        <table:table-row table:style-name="ro1">
          <table:table-cell table:formula="of:=[$general.A68]" office:value-type="float" office:value="6.54" calcext:value-type="float">
            <text:p>6.54</text:p>
          </table:table-cell>
          <table:table-cell table:formula="of:=[$general.B68]" office:value-type="float" office:value="0" calcext:value-type="float">
            <text:p>0</text:p>
          </table:table-cell>
          <table:table-cell table:formula="of:=[$'copy of results.csv '.C68]" office:value-type="float" office:value="1" calcext:value-type="float">
            <text:p>1</text:p>
          </table:table-cell>
          <table:table-cell table:formula="of:=[$general.R68]" office:value-type="float" office:value="32994.3" calcext:value-type="float">
            <text:p>32994.3</text:p>
          </table:table-cell>
          <table:table-cell table:formula="of:=['selected results'.AJ68]" office:value-type="float" office:value="32994.3" calcext:value-type="float">
            <text:p>32994.3</text:p>
          </table:table-cell>
          <table:table-cell table:formula="of:=['selected results'.AA68]" office:value-type="float" office:value="0" calcext:value-type="float">
            <text:p>0</text:p>
          </table:table-cell>
          <table:table-cell table:formula="of:=['selected results'.S68]" office:value-type="float" office:value="0" calcext:value-type="float">
            <text:p>0</text:p>
          </table:table-cell>
          <table:table-cell table:formula="of:=['selected results'.J68]" office:value-type="float" office:value="0" calcext:value-type="float">
            <text:p>0</text:p>
          </table:table-cell>
          <table:table-cell table:formula="of:=SUM([.E68:.H68])-[.D68]" office:value-type="float" office:value="0" calcext:value-type="float">
            <text:p>0</text:p>
          </table:table-cell>
        </table:table-row>
        <table:table-row table:style-name="ro1">
          <table:table-cell table:formula="of:=[$general.A69]" office:value-type="float" office:value="6.54" calcext:value-type="float">
            <text:p>6.54</text:p>
          </table:table-cell>
          <table:table-cell table:formula="of:=[$general.B69]" office:value-type="float" office:value="0.1" calcext:value-type="float">
            <text:p>0.1</text:p>
          </table:table-cell>
          <table:table-cell table:formula="of:=[$'copy of results.csv '.C69]" office:value-type="float" office:value="1" calcext:value-type="float">
            <text:p>1</text:p>
          </table:table-cell>
          <table:table-cell table:formula="of:=[$general.R69]" office:value-type="float" office:value="60141.4" calcext:value-type="float">
            <text:p>60141.4</text:p>
          </table:table-cell>
          <table:table-cell table:formula="of:=['selected results'.AJ69]" office:value-type="float" office:value="60141.4" calcext:value-type="float">
            <text:p>60141.4</text:p>
          </table:table-cell>
          <table:table-cell table:formula="of:=['selected results'.AA69]" office:value-type="float" office:value="0" calcext:value-type="float">
            <text:p>0</text:p>
          </table:table-cell>
          <table:table-cell table:formula="of:=['selected results'.S69]" office:value-type="float" office:value="0" calcext:value-type="float">
            <text:p>0</text:p>
          </table:table-cell>
          <table:table-cell table:formula="of:=['selected results'.J69]" office:value-type="float" office:value="0" calcext:value-type="float">
            <text:p>0</text:p>
          </table:table-cell>
          <table:table-cell table:formula="of:=SUM([.E69:.H69])-[.D69]" office:value-type="float" office:value="0" calcext:value-type="float">
            <text:p>0</text:p>
          </table:table-cell>
        </table:table-row>
        <table:table-row table:style-name="ro1">
          <table:table-cell table:formula="of:=[$general.A70]" office:value-type="float" office:value="6.54" calcext:value-type="float">
            <text:p>6.54</text:p>
          </table:table-cell>
          <table:table-cell table:formula="of:=[$general.B70]" office:value-type="float" office:value="0.2" calcext:value-type="float">
            <text:p>0.2</text:p>
          </table:table-cell>
          <table:table-cell table:formula="of:=[$'copy of results.csv '.C70]" office:value-type="float" office:value="1" calcext:value-type="float">
            <text:p>1</text:p>
          </table:table-cell>
          <table:table-cell table:formula="of:=[$general.R70]" office:value-type="float" office:value="66752.6" calcext:value-type="float">
            <text:p>66752.6</text:p>
          </table:table-cell>
          <table:table-cell table:formula="of:=['selected results'.AJ70]" office:value-type="float" office:value="66752.6" calcext:value-type="float">
            <text:p>66752.6</text:p>
          </table:table-cell>
          <table:table-cell table:formula="of:=['selected results'.AA70]" office:value-type="float" office:value="0" calcext:value-type="float">
            <text:p>0</text:p>
          </table:table-cell>
          <table:table-cell table:formula="of:=['selected results'.S70]" office:value-type="float" office:value="0" calcext:value-type="float">
            <text:p>0</text:p>
          </table:table-cell>
          <table:table-cell table:formula="of:=['selected results'.J70]" office:value-type="float" office:value="0" calcext:value-type="float">
            <text:p>0</text:p>
          </table:table-cell>
          <table:table-cell table:formula="of:=SUM([.E70:.H70])-[.D70]" office:value-type="float" office:value="0" calcext:value-type="float">
            <text:p>0</text:p>
          </table:table-cell>
        </table:table-row>
        <table:table-row table:style-name="ro1">
          <table:table-cell table:formula="of:=[$general.A71]" office:value-type="float" office:value="6.54" calcext:value-type="float">
            <text:p>6.54</text:p>
          </table:table-cell>
          <table:table-cell table:formula="of:=[$general.B71]" office:value-type="float" office:value="0.3" calcext:value-type="float">
            <text:p>0.3</text:p>
          </table:table-cell>
          <table:table-cell table:formula="of:=[$'copy of results.csv '.C71]" office:value-type="float" office:value="1" calcext:value-type="float">
            <text:p>1</text:p>
          </table:table-cell>
          <table:table-cell table:formula="of:=[$general.R71]" office:value-type="float" office:value="63005.6" calcext:value-type="float">
            <text:p>63005.6</text:p>
          </table:table-cell>
          <table:table-cell table:formula="of:=['selected results'.AJ71]" office:value-type="float" office:value="63005.6" calcext:value-type="float">
            <text:p>63005.6</text:p>
          </table:table-cell>
          <table:table-cell table:formula="of:=['selected results'.AA71]" office:value-type="float" office:value="0" calcext:value-type="float">
            <text:p>0</text:p>
          </table:table-cell>
          <table:table-cell table:formula="of:=['selected results'.S71]" office:value-type="float" office:value="0" calcext:value-type="float">
            <text:p>0</text:p>
          </table:table-cell>
          <table:table-cell table:formula="of:=['selected results'.J71]" office:value-type="float" office:value="0" calcext:value-type="float">
            <text:p>0</text:p>
          </table:table-cell>
          <table:table-cell table:formula="of:=SUM([.E71:.H71])-[.D71]" office:value-type="float" office:value="0" calcext:value-type="float">
            <text:p>0</text:p>
          </table:table-cell>
        </table:table-row>
        <table:table-row table:style-name="ro1">
          <table:table-cell table:formula="of:=[$general.A72]" office:value-type="float" office:value="6.54" calcext:value-type="float">
            <text:p>6.54</text:p>
          </table:table-cell>
          <table:table-cell table:formula="of:=[$general.B72]" office:value-type="float" office:value="0.4" calcext:value-type="float">
            <text:p>0.4</text:p>
          </table:table-cell>
          <table:table-cell table:formula="of:=[$'copy of results.csv '.C72]" office:value-type="float" office:value="1" calcext:value-type="float">
            <text:p>1</text:p>
          </table:table-cell>
          <table:table-cell table:formula="of:=[$general.R72]" office:value-type="float" office:value="60706.9" calcext:value-type="float">
            <text:p>60706.9</text:p>
          </table:table-cell>
          <table:table-cell table:formula="of:=['selected results'.AJ72]" office:value-type="float" office:value="60706.9" calcext:value-type="float">
            <text:p>60706.9</text:p>
          </table:table-cell>
          <table:table-cell table:formula="of:=['selected results'.AA72]" office:value-type="float" office:value="0" calcext:value-type="float">
            <text:p>0</text:p>
          </table:table-cell>
          <table:table-cell table:formula="of:=['selected results'.S72]" office:value-type="float" office:value="0" calcext:value-type="float">
            <text:p>0</text:p>
          </table:table-cell>
          <table:table-cell table:formula="of:=['selected results'.J72]" office:value-type="float" office:value="0" calcext:value-type="float">
            <text:p>0</text:p>
          </table:table-cell>
          <table:table-cell table:formula="of:=SUM([.E72:.H72])-[.D72]" office:value-type="float" office:value="0" calcext:value-type="float">
            <text:p>0</text:p>
          </table:table-cell>
        </table:table-row>
        <table:table-row table:style-name="ro1">
          <table:table-cell table:formula="of:=[$general.A73]" office:value-type="float" office:value="6.54" calcext:value-type="float">
            <text:p>6.54</text:p>
          </table:table-cell>
          <table:table-cell table:formula="of:=[$general.B73]" office:value-type="float" office:value="0.5" calcext:value-type="float">
            <text:p>0.5</text:p>
          </table:table-cell>
          <table:table-cell table:formula="of:=[$'copy of results.csv '.C73]" office:value-type="float" office:value="1" calcext:value-type="float">
            <text:p>1</text:p>
          </table:table-cell>
          <table:table-cell table:formula="of:=[$general.R73]" office:value-type="float" office:value="55121.7" calcext:value-type="float">
            <text:p>55121.7</text:p>
          </table:table-cell>
          <table:table-cell table:formula="of:=['selected results'.AJ73]" office:value-type="float" office:value="55121.7" calcext:value-type="float">
            <text:p>55121.7</text:p>
          </table:table-cell>
          <table:table-cell table:formula="of:=['selected results'.AA73]" office:value-type="float" office:value="0" calcext:value-type="float">
            <text:p>0</text:p>
          </table:table-cell>
          <table:table-cell table:formula="of:=['selected results'.S73]" office:value-type="float" office:value="0" calcext:value-type="float">
            <text:p>0</text:p>
          </table:table-cell>
          <table:table-cell table:formula="of:=['selected results'.J73]" office:value-type="float" office:value="0" calcext:value-type="float">
            <text:p>0</text:p>
          </table:table-cell>
          <table:table-cell table:formula="of:=SUM([.E73:.H73])-[.D73]" office:value-type="float" office:value="0" calcext:value-type="float">
            <text:p>0</text:p>
          </table:table-cell>
        </table:table-row>
        <table:table-row table:style-name="ro1">
          <table:table-cell table:formula="of:=[$general.A74]" office:value-type="float" office:value="6.54" calcext:value-type="float">
            <text:p>6.54</text:p>
          </table:table-cell>
          <table:table-cell table:formula="of:=[$general.B74]" office:value-type="float" office:value="0.6" calcext:value-type="float">
            <text:p>0.6</text:p>
          </table:table-cell>
          <table:table-cell table:formula="of:=[$'copy of results.csv '.C74]" office:value-type="float" office:value="1" calcext:value-type="float">
            <text:p>1</text:p>
          </table:table-cell>
          <table:table-cell table:formula="of:=[$general.R74]" office:value-type="float" office:value="47369.5" calcext:value-type="float">
            <text:p>47369.5</text:p>
          </table:table-cell>
          <table:table-cell table:formula="of:=['selected results'.AJ74]" office:value-type="float" office:value="47369.5" calcext:value-type="float">
            <text:p>47369.5</text:p>
          </table:table-cell>
          <table:table-cell table:formula="of:=['selected results'.AA74]" office:value-type="float" office:value="0" calcext:value-type="float">
            <text:p>0</text:p>
          </table:table-cell>
          <table:table-cell table:formula="of:=['selected results'.S74]" office:value-type="float" office:value="0" calcext:value-type="float">
            <text:p>0</text:p>
          </table:table-cell>
          <table:table-cell table:formula="of:=['selected results'.J74]" office:value-type="float" office:value="0" calcext:value-type="float">
            <text:p>0</text:p>
          </table:table-cell>
          <table:table-cell table:formula="of:=SUM([.E74:.H74])-[.D74]" office:value-type="float" office:value="0" calcext:value-type="float">
            <text:p>0</text:p>
          </table:table-cell>
        </table:table-row>
        <table:table-row table:style-name="ro1">
          <table:table-cell table:formula="of:=[$general.A75]" office:value-type="float" office:value="6.54" calcext:value-type="float">
            <text:p>6.54</text:p>
          </table:table-cell>
          <table:table-cell table:formula="of:=[$general.B75]" office:value-type="float" office:value="0.7" calcext:value-type="float">
            <text:p>0.7</text:p>
          </table:table-cell>
          <table:table-cell table:formula="of:=[$'copy of results.csv '.C75]" office:value-type="float" office:value="1" calcext:value-type="float">
            <text:p>1</text:p>
          </table:table-cell>
          <table:table-cell table:formula="of:=[$general.R75]" office:value-type="float" office:value="42258.2" calcext:value-type="float">
            <text:p>42258.2</text:p>
          </table:table-cell>
          <table:table-cell table:formula="of:=['selected results'.AJ75]" office:value-type="float" office:value="42258.2" calcext:value-type="float">
            <text:p>42258.2</text:p>
          </table:table-cell>
          <table:table-cell table:formula="of:=['selected results'.AA75]" office:value-type="float" office:value="0" calcext:value-type="float">
            <text:p>0</text:p>
          </table:table-cell>
          <table:table-cell table:formula="of:=['selected results'.S75]" office:value-type="float" office:value="0" calcext:value-type="float">
            <text:p>0</text:p>
          </table:table-cell>
          <table:table-cell table:formula="of:=['selected results'.J75]" office:value-type="float" office:value="0" calcext:value-type="float">
            <text:p>0</text:p>
          </table:table-cell>
          <table:table-cell table:formula="of:=SUM([.E75:.H75])-[.D75]" office:value-type="float" office:value="0" calcext:value-type="float">
            <text:p>0</text:p>
          </table:table-cell>
        </table:table-row>
        <table:table-row table:style-name="ro1">
          <table:table-cell table:formula="of:=[$general.A76]" office:value-type="float" office:value="6.54" calcext:value-type="float">
            <text:p>6.54</text:p>
          </table:table-cell>
          <table:table-cell table:formula="of:=[$general.B76]" office:value-type="float" office:value="0.8" calcext:value-type="float">
            <text:p>0.8</text:p>
          </table:table-cell>
          <table:table-cell table:formula="of:=[$'copy of results.csv '.C76]" office:value-type="float" office:value="1" calcext:value-type="float">
            <text:p>1</text:p>
          </table:table-cell>
          <table:table-cell table:formula="of:=[$general.R76]" office:value-type="float" office:value="38528.4" calcext:value-type="float">
            <text:p>38528.4</text:p>
          </table:table-cell>
          <table:table-cell table:formula="of:=['selected results'.AJ76]" office:value-type="float" office:value="38528.4" calcext:value-type="float">
            <text:p>38528.4</text:p>
          </table:table-cell>
          <table:table-cell table:formula="of:=['selected results'.AA76]" office:value-type="float" office:value="0" calcext:value-type="float">
            <text:p>0</text:p>
          </table:table-cell>
          <table:table-cell table:formula="of:=['selected results'.S76]" office:value-type="float" office:value="0" calcext:value-type="float">
            <text:p>0</text:p>
          </table:table-cell>
          <table:table-cell table:formula="of:=['selected results'.J76]" office:value-type="float" office:value="0" calcext:value-type="float">
            <text:p>0</text:p>
          </table:table-cell>
          <table:table-cell table:formula="of:=SUM([.E76:.H76])-[.D76]" office:value-type="float" office:value="0" calcext:value-type="float">
            <text:p>0</text:p>
          </table:table-cell>
        </table:table-row>
        <table:table-row table:style-name="ro1">
          <table:table-cell table:formula="of:=[$general.A77]" office:value-type="float" office:value="6.54" calcext:value-type="float">
            <text:p>6.54</text:p>
          </table:table-cell>
          <table:table-cell table:formula="of:=[$general.B77]" office:value-type="float" office:value="0.9" calcext:value-type="float">
            <text:p>0.9</text:p>
          </table:table-cell>
          <table:table-cell table:formula="of:=[$'copy of results.csv '.C77]" office:value-type="float" office:value="1" calcext:value-type="float">
            <text:p>1</text:p>
          </table:table-cell>
          <table:table-cell table:formula="of:=[$general.R77]" office:value-type="float" office:value="48617.4" calcext:value-type="float">
            <text:p>48617.4</text:p>
          </table:table-cell>
          <table:table-cell table:formula="of:=['selected results'.AJ77]" office:value-type="float" office:value="48617.4" calcext:value-type="float">
            <text:p>48617.4</text:p>
          </table:table-cell>
          <table:table-cell table:formula="of:=['selected results'.AA77]" office:value-type="float" office:value="0" calcext:value-type="float">
            <text:p>0</text:p>
          </table:table-cell>
          <table:table-cell table:formula="of:=['selected results'.S77]" office:value-type="float" office:value="0" calcext:value-type="float">
            <text:p>0</text:p>
          </table:table-cell>
          <table:table-cell table:formula="of:=['selected results'.J77]" office:value-type="float" office:value="0" calcext:value-type="float">
            <text:p>0</text:p>
          </table:table-cell>
          <table:table-cell table:formula="of:=SUM([.E77:.H77])-[.D77]" office:value-type="float" office:value="0" calcext:value-type="float">
            <text:p>0</text:p>
          </table:table-cell>
        </table:table-row>
        <table:table-row table:style-name="ro1">
          <table:table-cell table:formula="of:=[$general.A78]" office:value-type="float" office:value="6.54" calcext:value-type="float">
            <text:p>6.54</text:p>
          </table:table-cell>
          <table:table-cell table:formula="of:=[$general.B78]" office:value-type="float" office:value="1" calcext:value-type="float">
            <text:p>1</text:p>
          </table:table-cell>
          <table:table-cell table:formula="of:=[$'copy of results.csv '.C78]" office:value-type="float" office:value="1" calcext:value-type="float">
            <text:p>1</text:p>
          </table:table-cell>
          <table:table-cell table:formula="of:=[$general.R78]" office:value-type="float" office:value="44060.6" calcext:value-type="float">
            <text:p>44060.6</text:p>
          </table:table-cell>
          <table:table-cell table:formula="of:=['selected results'.AJ78]" office:value-type="float" office:value="44060.6" calcext:value-type="float">
            <text:p>44060.6</text:p>
          </table:table-cell>
          <table:table-cell table:formula="of:=['selected results'.AA78]" office:value-type="float" office:value="0" calcext:value-type="float">
            <text:p>0</text:p>
          </table:table-cell>
          <table:table-cell table:formula="of:=['selected results'.S78]" office:value-type="float" office:value="0" calcext:value-type="float">
            <text:p>0</text:p>
          </table:table-cell>
          <table:table-cell table:formula="of:=['selected results'.J78]" office:value-type="float" office:value="0" calcext:value-type="float">
            <text:p>0</text:p>
          </table:table-cell>
          <table:table-cell table:formula="of:=SUM([.E78:.H78])-[.D78]" office:value-type="float" office:value="0" calcext:value-type="float">
            <text:p>0</text:p>
          </table:table-cell>
        </table:table-row>
        <table:table-row table:style-name="ro1">
          <table:table-cell table:formula="of:=[$general.A79]" office:value-type="float" office:value="13.08" calcext:value-type="float">
            <text:p>13.08</text:p>
          </table:table-cell>
          <table:table-cell table:formula="of:=[$general.B79]" office:value-type="float" office:value="0" calcext:value-type="float">
            <text:p>0</text:p>
          </table:table-cell>
          <table:table-cell table:formula="of:=[$'copy of results.csv '.C79]" office:value-type="float" office:value="1" calcext:value-type="float">
            <text:p>1</text:p>
          </table:table-cell>
          <table:table-cell table:formula="of:=[$general.R79]" office:value-type="float" office:value="58368.1" calcext:value-type="float">
            <text:p>58368.1</text:p>
          </table:table-cell>
          <table:table-cell table:formula="of:=['selected results'.AJ79]" office:value-type="float" office:value="58368.1" calcext:value-type="float">
            <text:p>58368.1</text:p>
          </table:table-cell>
          <table:table-cell table:formula="of:=['selected results'.AA79]" office:value-type="float" office:value="0" calcext:value-type="float">
            <text:p>0</text:p>
          </table:table-cell>
          <table:table-cell table:formula="of:=['selected results'.S79]" office:value-type="float" office:value="0" calcext:value-type="float">
            <text:p>0</text:p>
          </table:table-cell>
          <table:table-cell table:formula="of:=['selected results'.J79]" office:value-type="float" office:value="0" calcext:value-type="float">
            <text:p>0</text:p>
          </table:table-cell>
          <table:table-cell table:formula="of:=SUM([.E79:.H79])-[.D79]" office:value-type="float" office:value="0" calcext:value-type="float">
            <text:p>0</text:p>
          </table:table-cell>
        </table:table-row>
        <table:table-row table:style-name="ro1">
          <table:table-cell table:formula="of:=[$general.A80]" office:value-type="float" office:value="13.08" calcext:value-type="float">
            <text:p>13.08</text:p>
          </table:table-cell>
          <table:table-cell table:formula="of:=[$general.B80]" office:value-type="float" office:value="0.1" calcext:value-type="float">
            <text:p>0.1</text:p>
          </table:table-cell>
          <table:table-cell table:formula="of:=[$'copy of results.csv '.C80]" office:value-type="float" office:value="1" calcext:value-type="float">
            <text:p>1</text:p>
          </table:table-cell>
          <table:table-cell table:formula="of:=[$general.R80]" office:value-type="float" office:value="59928.2" calcext:value-type="float">
            <text:p>59928.2</text:p>
          </table:table-cell>
          <table:table-cell table:formula="of:=['selected results'.AJ80]" office:value-type="float" office:value="59928.2" calcext:value-type="float">
            <text:p>59928.2</text:p>
          </table:table-cell>
          <table:table-cell table:formula="of:=['selected results'.AA80]" office:value-type="float" office:value="0" calcext:value-type="float">
            <text:p>0</text:p>
          </table:table-cell>
          <table:table-cell table:formula="of:=['selected results'.S80]" office:value-type="float" office:value="0" calcext:value-type="float">
            <text:p>0</text:p>
          </table:table-cell>
          <table:table-cell table:formula="of:=['selected results'.J80]" office:value-type="float" office:value="0" calcext:value-type="float">
            <text:p>0</text:p>
          </table:table-cell>
          <table:table-cell table:formula="of:=SUM([.E80:.H80])-[.D80]" office:value-type="float" office:value="0" calcext:value-type="float">
            <text:p>0</text:p>
          </table:table-cell>
        </table:table-row>
        <table:table-row table:style-name="ro1">
          <table:table-cell table:formula="of:=[$general.A81]" office:value-type="float" office:value="13.08" calcext:value-type="float">
            <text:p>13.08</text:p>
          </table:table-cell>
          <table:table-cell table:formula="of:=[$general.B81]" office:value-type="float" office:value="0.2" calcext:value-type="float">
            <text:p>0.2</text:p>
          </table:table-cell>
          <table:table-cell table:formula="of:=[$'copy of results.csv '.C81]" office:value-type="float" office:value="1" calcext:value-type="float">
            <text:p>1</text:p>
          </table:table-cell>
          <table:table-cell table:formula="of:=[$general.R81]" office:value-type="float" office:value="68608.9" calcext:value-type="float">
            <text:p>68608.9</text:p>
          </table:table-cell>
          <table:table-cell table:formula="of:=['selected results'.AJ81]" office:value-type="float" office:value="68608.9" calcext:value-type="float">
            <text:p>68608.9</text:p>
          </table:table-cell>
          <table:table-cell table:formula="of:=['selected results'.AA81]" office:value-type="float" office:value="0" calcext:value-type="float">
            <text:p>0</text:p>
          </table:table-cell>
          <table:table-cell table:formula="of:=['selected results'.S81]" office:value-type="float" office:value="0" calcext:value-type="float">
            <text:p>0</text:p>
          </table:table-cell>
          <table:table-cell table:formula="of:=['selected results'.J81]" office:value-type="float" office:value="0" calcext:value-type="float">
            <text:p>0</text:p>
          </table:table-cell>
          <table:table-cell table:formula="of:=SUM([.E81:.H81])-[.D81]" office:value-type="float" office:value="0" calcext:value-type="float">
            <text:p>0</text:p>
          </table:table-cell>
        </table:table-row>
        <table:table-row table:style-name="ro1">
          <table:table-cell table:formula="of:=[$general.A82]" office:value-type="float" office:value="13.08" calcext:value-type="float">
            <text:p>13.08</text:p>
          </table:table-cell>
          <table:table-cell table:formula="of:=[$general.B82]" office:value-type="float" office:value="0.3" calcext:value-type="float">
            <text:p>0.3</text:p>
          </table:table-cell>
          <table:table-cell table:formula="of:=[$'copy of results.csv '.C82]" office:value-type="float" office:value="1" calcext:value-type="float">
            <text:p>1</text:p>
          </table:table-cell>
          <table:table-cell table:formula="of:=[$general.R82]" office:value-type="float" office:value="65108.2" calcext:value-type="float">
            <text:p>65108.2</text:p>
          </table:table-cell>
          <table:table-cell table:formula="of:=['selected results'.AJ82]" office:value-type="float" office:value="65108.2" calcext:value-type="float">
            <text:p>65108.2</text:p>
          </table:table-cell>
          <table:table-cell table:formula="of:=['selected results'.AA82]" office:value-type="float" office:value="0" calcext:value-type="float">
            <text:p>0</text:p>
          </table:table-cell>
          <table:table-cell table:formula="of:=['selected results'.S82]" office:value-type="float" office:value="0" calcext:value-type="float">
            <text:p>0</text:p>
          </table:table-cell>
          <table:table-cell table:formula="of:=['selected results'.J82]" office:value-type="float" office:value="0" calcext:value-type="float">
            <text:p>0</text:p>
          </table:table-cell>
          <table:table-cell table:formula="of:=SUM([.E82:.H82])-[.D82]" office:value-type="float" office:value="0" calcext:value-type="float">
            <text:p>0</text:p>
          </table:table-cell>
        </table:table-row>
        <table:table-row table:style-name="ro1">
          <table:table-cell table:formula="of:=[$general.A83]" office:value-type="float" office:value="13.08" calcext:value-type="float">
            <text:p>13.08</text:p>
          </table:table-cell>
          <table:table-cell table:formula="of:=[$general.B83]" office:value-type="float" office:value="0.4" calcext:value-type="float">
            <text:p>0.4</text:p>
          </table:table-cell>
          <table:table-cell table:formula="of:=[$'copy of results.csv '.C83]" office:value-type="float" office:value="1" calcext:value-type="float">
            <text:p>1</text:p>
          </table:table-cell>
          <table:table-cell table:formula="of:=[$general.R83]" office:value-type="float" office:value="63763.1" calcext:value-type="float">
            <text:p>63763.1</text:p>
          </table:table-cell>
          <table:table-cell table:formula="of:=['selected results'.AJ83]" office:value-type="float" office:value="63763.1" calcext:value-type="float">
            <text:p>63763.1</text:p>
          </table:table-cell>
          <table:table-cell table:formula="of:=['selected results'.AA83]" office:value-type="float" office:value="0" calcext:value-type="float">
            <text:p>0</text:p>
          </table:table-cell>
          <table:table-cell table:formula="of:=['selected results'.S83]" office:value-type="float" office:value="0" calcext:value-type="float">
            <text:p>0</text:p>
          </table:table-cell>
          <table:table-cell table:formula="of:=['selected results'.J83]" office:value-type="float" office:value="0" calcext:value-type="float">
            <text:p>0</text:p>
          </table:table-cell>
          <table:table-cell table:formula="of:=SUM([.E83:.H83])-[.D83]" office:value-type="float" office:value="0" calcext:value-type="float">
            <text:p>0</text:p>
          </table:table-cell>
        </table:table-row>
        <table:table-row table:style-name="ro1">
          <table:table-cell table:formula="of:=[$general.A84]" office:value-type="float" office:value="13.08" calcext:value-type="float">
            <text:p>13.08</text:p>
          </table:table-cell>
          <table:table-cell table:formula="of:=[$general.B84]" office:value-type="float" office:value="0.5" calcext:value-type="float">
            <text:p>0.5</text:p>
          </table:table-cell>
          <table:table-cell table:formula="of:=[$'copy of results.csv '.C84]" office:value-type="float" office:value="1" calcext:value-type="float">
            <text:p>1</text:p>
          </table:table-cell>
          <table:table-cell table:formula="of:=[$general.R84]" office:value-type="float" office:value="58617.2" calcext:value-type="float">
            <text:p>58617.2</text:p>
          </table:table-cell>
          <table:table-cell table:formula="of:=['selected results'.AJ84]" office:value-type="float" office:value="58617.2" calcext:value-type="float">
            <text:p>58617.2</text:p>
          </table:table-cell>
          <table:table-cell table:formula="of:=['selected results'.AA84]" office:value-type="float" office:value="0" calcext:value-type="float">
            <text:p>0</text:p>
          </table:table-cell>
          <table:table-cell table:formula="of:=['selected results'.S84]" office:value-type="float" office:value="0" calcext:value-type="float">
            <text:p>0</text:p>
          </table:table-cell>
          <table:table-cell table:formula="of:=['selected results'.J84]" office:value-type="float" office:value="0" calcext:value-type="float">
            <text:p>0</text:p>
          </table:table-cell>
          <table:table-cell table:formula="of:=SUM([.E84:.H84])-[.D84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5]" office:value-type="float" office:value="13.08" calcext:value-type="float">
            <text:p>13.08</text:p>
          </table:table-cell>
          <table:table-cell table:formula="of:=[$general.B85]" office:value-type="float" office:value="0.6" calcext:value-type="float">
            <text:p>0.6</text:p>
          </table:table-cell>
          <table:table-cell table:formula="of:=[$'copy of results.csv '.C85]" office:value-type="float" office:value="1" calcext:value-type="float">
            <text:p>1</text:p>
          </table:table-cell>
          <table:table-cell table:formula="of:=[$general.R85]" office:value-type="float" office:value="50364.5" calcext:value-type="float">
            <text:p>50364.5</text:p>
          </table:table-cell>
          <table:table-cell table:formula="of:=['selected results'.AJ85]" office:value-type="float" office:value="50364.5" calcext:value-type="float">
            <text:p>50364.5</text:p>
          </table:table-cell>
          <table:table-cell table:formula="of:=['selected results'.AA85]" office:value-type="float" office:value="0" calcext:value-type="float">
            <text:p>0</text:p>
          </table:table-cell>
          <table:table-cell table:formula="of:=['selected results'.S85]" office:value-type="float" office:value="0" calcext:value-type="float">
            <text:p>0</text:p>
          </table:table-cell>
          <table:table-cell table:formula="of:=['selected results'.J85]" office:value-type="float" office:value="0" calcext:value-type="float">
            <text:p>0</text:p>
          </table:table-cell>
          <table:table-cell table:formula="of:=SUM([.E85:.H85])-[.D85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6]" office:value-type="float" office:value="13.08" calcext:value-type="float">
            <text:p>13.08</text:p>
          </table:table-cell>
          <table:table-cell table:formula="of:=[$general.B86]" office:value-type="float" office:value="0.7" calcext:value-type="float">
            <text:p>0.7</text:p>
          </table:table-cell>
          <table:table-cell table:formula="of:=[$'copy of results.csv '.C86]" office:value-type="float" office:value="1" calcext:value-type="float">
            <text:p>1</text:p>
          </table:table-cell>
          <table:table-cell table:formula="of:=[$general.R86]" office:value-type="float" office:value="44900.3" calcext:value-type="float">
            <text:p>44900.3</text:p>
          </table:table-cell>
          <table:table-cell table:formula="of:=['selected results'.AJ86]" office:value-type="float" office:value="44900.3" calcext:value-type="float">
            <text:p>44900.3</text:p>
          </table:table-cell>
          <table:table-cell table:formula="of:=['selected results'.AA86]" office:value-type="float" office:value="0" calcext:value-type="float">
            <text:p>0</text:p>
          </table:table-cell>
          <table:table-cell table:formula="of:=['selected results'.S86]" office:value-type="float" office:value="0" calcext:value-type="float">
            <text:p>0</text:p>
          </table:table-cell>
          <table:table-cell table:formula="of:=['selected results'.J86]" office:value-type="float" office:value="0" calcext:value-type="float">
            <text:p>0</text:p>
          </table:table-cell>
          <table:table-cell table:formula="of:=SUM([.E86:.H86])-[.D86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7]" office:value-type="float" office:value="13.08" calcext:value-type="float">
            <text:p>13.08</text:p>
          </table:table-cell>
          <table:table-cell table:formula="of:=[$general.B87]" office:value-type="float" office:value="0.8" calcext:value-type="float">
            <text:p>0.8</text:p>
          </table:table-cell>
          <table:table-cell table:formula="of:=[$'copy of results.csv '.C87]" office:value-type="float" office:value="1" calcext:value-type="float">
            <text:p>1</text:p>
          </table:table-cell>
          <table:table-cell table:formula="of:=[$general.R87]" office:value-type="float" office:value="41098.3" calcext:value-type="float">
            <text:p>41098.3</text:p>
          </table:table-cell>
          <table:table-cell table:formula="of:=['selected results'.AJ87]" office:value-type="float" office:value="41098.3" calcext:value-type="float">
            <text:p>41098.3</text:p>
          </table:table-cell>
          <table:table-cell table:formula="of:=['selected results'.AA87]" office:value-type="float" office:value="0" calcext:value-type="float">
            <text:p>0</text:p>
          </table:table-cell>
          <table:table-cell table:formula="of:=['selected results'.S87]" office:value-type="float" office:value="0" calcext:value-type="float">
            <text:p>0</text:p>
          </table:table-cell>
          <table:table-cell table:formula="of:=['selected results'.J87]" office:value-type="float" office:value="0" calcext:value-type="float">
            <text:p>0</text:p>
          </table:table-cell>
          <table:table-cell table:formula="of:=SUM([.E87:.H87])-[.D87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8]" office:value-type="float" office:value="13.08" calcext:value-type="float">
            <text:p>13.08</text:p>
          </table:table-cell>
          <table:table-cell table:formula="of:=[$general.B88]" office:value-type="float" office:value="0.9" calcext:value-type="float">
            <text:p>0.9</text:p>
          </table:table-cell>
          <table:table-cell table:formula="of:=[$'copy of results.csv '.C88]" office:value-type="float" office:value="1" calcext:value-type="float">
            <text:p>1</text:p>
          </table:table-cell>
          <table:table-cell table:formula="of:=[$general.R88]" office:value-type="float" office:value="51320.7" calcext:value-type="float">
            <text:p>51320.7</text:p>
          </table:table-cell>
          <table:table-cell table:formula="of:=['selected results'.AJ88]" office:value-type="float" office:value="51320.7" calcext:value-type="float">
            <text:p>51320.7</text:p>
          </table:table-cell>
          <table:table-cell table:formula="of:=['selected results'.AA88]" office:value-type="float" office:value="0" calcext:value-type="float">
            <text:p>0</text:p>
          </table:table-cell>
          <table:table-cell table:formula="of:=['selected results'.S88]" office:value-type="float" office:value="0" calcext:value-type="float">
            <text:p>0</text:p>
          </table:table-cell>
          <table:table-cell table:formula="of:=['selected results'.J88]" office:value-type="float" office:value="0" calcext:value-type="float">
            <text:p>0</text:p>
          </table:table-cell>
          <table:table-cell table:formula="of:=SUM([.E88:.H88])-[.D88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89]" office:value-type="float" office:value="13.08" calcext:value-type="float">
            <text:p>13.08</text:p>
          </table:table-cell>
          <table:table-cell table:formula="of:=[$general.B89]" office:value-type="float" office:value="1" calcext:value-type="float">
            <text:p>1</text:p>
          </table:table-cell>
          <table:table-cell table:formula="of:=[$'copy of results.csv '.C89]" office:value-type="float" office:value="1" calcext:value-type="float">
            <text:p>1</text:p>
          </table:table-cell>
          <table:table-cell table:formula="of:=[$general.R89]" office:value-type="float" office:value="46755.5" calcext:value-type="float">
            <text:p>46755.5</text:p>
          </table:table-cell>
          <table:table-cell table:formula="of:=['selected results'.AJ89]" office:value-type="float" office:value="46755.5" calcext:value-type="float">
            <text:p>46755.5</text:p>
          </table:table-cell>
          <table:table-cell table:formula="of:=['selected results'.AA89]" office:value-type="float" office:value="0" calcext:value-type="float">
            <text:p>0</text:p>
          </table:table-cell>
          <table:table-cell table:formula="of:=['selected results'.S89]" office:value-type="float" office:value="0" calcext:value-type="float">
            <text:p>0</text:p>
          </table:table-cell>
          <table:table-cell table:formula="of:=['selected results'.J89]" office:value-type="float" office:value="0" calcext:value-type="float">
            <text:p>0</text:p>
          </table:table-cell>
          <table:table-cell table:formula="of:=SUM([.E89:.H89])-[.D89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0]" office:value-type="float" office:value="26.16" calcext:value-type="float">
            <text:p>26.16</text:p>
          </table:table-cell>
          <table:table-cell table:formula="of:=[$general.B90]" office:value-type="float" office:value="0" calcext:value-type="float">
            <text:p>0</text:p>
          </table:table-cell>
          <table:table-cell table:formula="of:=[$'copy of results.csv '.C90]" office:value-type="float" office:value="1" calcext:value-type="float">
            <text:p>1</text:p>
          </table:table-cell>
          <table:table-cell table:formula="of:=[$general.R90]" office:value-type="float" office:value="57139.8" calcext:value-type="float">
            <text:p>57139.8</text:p>
          </table:table-cell>
          <table:table-cell table:formula="of:=['selected results'.AJ90]" office:value-type="float" office:value="57139.8" calcext:value-type="float">
            <text:p>57139.8</text:p>
          </table:table-cell>
          <table:table-cell table:formula="of:=['selected results'.AA90]" office:value-type="float" office:value="0" calcext:value-type="float">
            <text:p>0</text:p>
          </table:table-cell>
          <table:table-cell table:formula="of:=['selected results'.S90]" office:value-type="float" office:value="0" calcext:value-type="float">
            <text:p>0</text:p>
          </table:table-cell>
          <table:table-cell table:formula="of:=['selected results'.J90]" office:value-type="float" office:value="0" calcext:value-type="float">
            <text:p>0</text:p>
          </table:table-cell>
          <table:table-cell table:formula="of:=SUM([.E90:.H90])-[.D90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1]" office:value-type="float" office:value="26.16" calcext:value-type="float">
            <text:p>26.16</text:p>
          </table:table-cell>
          <table:table-cell table:formula="of:=[$general.B91]" office:value-type="float" office:value="0.1" calcext:value-type="float">
            <text:p>0.1</text:p>
          </table:table-cell>
          <table:table-cell table:formula="of:=[$'copy of results.csv '.C91]" office:value-type="float" office:value="1" calcext:value-type="float">
            <text:p>1</text:p>
          </table:table-cell>
          <table:table-cell table:formula="of:=[$general.R91]" office:value-type="float" office:value="63234.7" calcext:value-type="float">
            <text:p>63234.7</text:p>
          </table:table-cell>
          <table:table-cell table:formula="of:=['selected results'.AJ91]" office:value-type="float" office:value="63234.7" calcext:value-type="float">
            <text:p>63234.7</text:p>
          </table:table-cell>
          <table:table-cell table:formula="of:=['selected results'.AA91]" office:value-type="float" office:value="0" calcext:value-type="float">
            <text:p>0</text:p>
          </table:table-cell>
          <table:table-cell table:formula="of:=['selected results'.S91]" office:value-type="float" office:value="0" calcext:value-type="float">
            <text:p>0</text:p>
          </table:table-cell>
          <table:table-cell table:formula="of:=['selected results'.J91]" office:value-type="float" office:value="0" calcext:value-type="float">
            <text:p>0</text:p>
          </table:table-cell>
          <table:table-cell table:formula="of:=SUM([.E91:.H91])-[.D91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2]" office:value-type="float" office:value="26.16" calcext:value-type="float">
            <text:p>26.16</text:p>
          </table:table-cell>
          <table:table-cell table:formula="of:=[$general.B92]" office:value-type="float" office:value="0.2" calcext:value-type="float">
            <text:p>0.2</text:p>
          </table:table-cell>
          <table:table-cell table:formula="of:=[$'copy of results.csv '.C92]" office:value-type="float" office:value="1" calcext:value-type="float">
            <text:p>1</text:p>
          </table:table-cell>
          <table:table-cell table:formula="of:=[$general.R92]" office:value-type="float" office:value="72126.2" calcext:value-type="float">
            <text:p>72126.2</text:p>
          </table:table-cell>
          <table:table-cell table:formula="of:=['selected results'.AJ92]" office:value-type="float" office:value="72126.2" calcext:value-type="float">
            <text:p>72126.2</text:p>
          </table:table-cell>
          <table:table-cell table:formula="of:=['selected results'.AA92]" office:value-type="float" office:value="0" calcext:value-type="float">
            <text:p>0</text:p>
          </table:table-cell>
          <table:table-cell table:formula="of:=['selected results'.S92]" office:value-type="float" office:value="0" calcext:value-type="float">
            <text:p>0</text:p>
          </table:table-cell>
          <table:table-cell table:formula="of:=['selected results'.J92]" office:value-type="float" office:value="0" calcext:value-type="float">
            <text:p>0</text:p>
          </table:table-cell>
          <table:table-cell table:formula="of:=SUM([.E92:.H92])-[.D92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3]" office:value-type="float" office:value="26.16" calcext:value-type="float">
            <text:p>26.16</text:p>
          </table:table-cell>
          <table:table-cell table:formula="of:=[$general.B93]" office:value-type="float" office:value="0.3" calcext:value-type="float">
            <text:p>0.3</text:p>
          </table:table-cell>
          <table:table-cell table:formula="of:=[$'copy of results.csv '.C93]" office:value-type="float" office:value="1" calcext:value-type="float">
            <text:p>1</text:p>
          </table:table-cell>
          <table:table-cell table:formula="of:=[$general.R93]" office:value-type="float" office:value="68558.3" calcext:value-type="float">
            <text:p>68558.3</text:p>
          </table:table-cell>
          <table:table-cell table:formula="of:=['selected results'.AJ93]" office:value-type="float" office:value="68558.3" calcext:value-type="float">
            <text:p>68558.3</text:p>
          </table:table-cell>
          <table:table-cell table:formula="of:=['selected results'.AA93]" office:value-type="float" office:value="0" calcext:value-type="float">
            <text:p>0</text:p>
          </table:table-cell>
          <table:table-cell table:formula="of:=['selected results'.S93]" office:value-type="float" office:value="0" calcext:value-type="float">
            <text:p>0</text:p>
          </table:table-cell>
          <table:table-cell table:formula="of:=['selected results'.J93]" office:value-type="float" office:value="0" calcext:value-type="float">
            <text:p>0</text:p>
          </table:table-cell>
          <table:table-cell table:formula="of:=SUM([.E93:.H93])-[.D93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4]" office:value-type="float" office:value="26.16" calcext:value-type="float">
            <text:p>26.16</text:p>
          </table:table-cell>
          <table:table-cell table:formula="of:=[$general.B94]" office:value-type="float" office:value="0.4" calcext:value-type="float">
            <text:p>0.4</text:p>
          </table:table-cell>
          <table:table-cell table:formula="of:=[$'copy of results.csv '.C94]" office:value-type="float" office:value="1" calcext:value-type="float">
            <text:p>1</text:p>
          </table:table-cell>
          <table:table-cell table:formula="of:=[$general.R94]" office:value-type="float" office:value="65617.4" calcext:value-type="float">
            <text:p>65617.4</text:p>
          </table:table-cell>
          <table:table-cell table:formula="of:=['selected results'.AJ94]" office:value-type="float" office:value="65617.4" calcext:value-type="float">
            <text:p>65617.4</text:p>
          </table:table-cell>
          <table:table-cell table:formula="of:=['selected results'.AA94]" office:value-type="float" office:value="0" calcext:value-type="float">
            <text:p>0</text:p>
          </table:table-cell>
          <table:table-cell table:formula="of:=['selected results'.S94]" office:value-type="float" office:value="0" calcext:value-type="float">
            <text:p>0</text:p>
          </table:table-cell>
          <table:table-cell table:formula="of:=['selected results'.J94]" office:value-type="float" office:value="0" calcext:value-type="float">
            <text:p>0</text:p>
          </table:table-cell>
          <table:table-cell table:formula="of:=SUM([.E94:.H94])-[.D94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5]" office:value-type="float" office:value="26.16" calcext:value-type="float">
            <text:p>26.16</text:p>
          </table:table-cell>
          <table:table-cell table:formula="of:=[$general.B95]" office:value-type="float" office:value="0.5" calcext:value-type="float">
            <text:p>0.5</text:p>
          </table:table-cell>
          <table:table-cell table:formula="of:=[$'copy of results.csv '.C95]" office:value-type="float" office:value="1" calcext:value-type="float">
            <text:p>1</text:p>
          </table:table-cell>
          <table:table-cell table:formula="of:=[$general.R95]" office:value-type="float" office:value="58648.8" calcext:value-type="float">
            <text:p>58648.8</text:p>
          </table:table-cell>
          <table:table-cell table:formula="of:=['selected results'.AJ95]" office:value-type="float" office:value="58648.8" calcext:value-type="float">
            <text:p>58648.8</text:p>
          </table:table-cell>
          <table:table-cell table:formula="of:=['selected results'.AA95]" office:value-type="float" office:value="0" calcext:value-type="float">
            <text:p>0</text:p>
          </table:table-cell>
          <table:table-cell table:formula="of:=['selected results'.S95]" office:value-type="float" office:value="0" calcext:value-type="float">
            <text:p>0</text:p>
          </table:table-cell>
          <table:table-cell table:formula="of:=['selected results'.J95]" office:value-type="float" office:value="0" calcext:value-type="float">
            <text:p>0</text:p>
          </table:table-cell>
          <table:table-cell table:formula="of:=SUM([.E95:.H95])-[.D95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6]" office:value-type="float" office:value="26.16" calcext:value-type="float">
            <text:p>26.16</text:p>
          </table:table-cell>
          <table:table-cell table:formula="of:=[$general.B96]" office:value-type="float" office:value="0.6" calcext:value-type="float">
            <text:p>0.6</text:p>
          </table:table-cell>
          <table:table-cell table:formula="of:=[$'copy of results.csv '.C96]" office:value-type="float" office:value="1" calcext:value-type="float">
            <text:p>1</text:p>
          </table:table-cell>
          <table:table-cell table:formula="of:=[$general.R96]" office:value-type="float" office:value="50368" calcext:value-type="float">
            <text:p>50368</text:p>
          </table:table-cell>
          <table:table-cell table:formula="of:=['selected results'.AJ96]" office:value-type="float" office:value="50368" calcext:value-type="float">
            <text:p>50368</text:p>
          </table:table-cell>
          <table:table-cell table:formula="of:=['selected results'.AA96]" office:value-type="float" office:value="0" calcext:value-type="float">
            <text:p>0</text:p>
          </table:table-cell>
          <table:table-cell table:formula="of:=['selected results'.S96]" office:value-type="float" office:value="0" calcext:value-type="float">
            <text:p>0</text:p>
          </table:table-cell>
          <table:table-cell table:formula="of:=['selected results'.J96]" office:value-type="float" office:value="0" calcext:value-type="float">
            <text:p>0</text:p>
          </table:table-cell>
          <table:table-cell table:formula="of:=SUM([.E96:.H96])-[.D96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7]" office:value-type="float" office:value="26.16" calcext:value-type="float">
            <text:p>26.16</text:p>
          </table:table-cell>
          <table:table-cell table:formula="of:=[$general.B97]" office:value-type="float" office:value="0.7" calcext:value-type="float">
            <text:p>0.7</text:p>
          </table:table-cell>
          <table:table-cell table:formula="of:=[$'copy of results.csv '.C97]" office:value-type="float" office:value="1" calcext:value-type="float">
            <text:p>1</text:p>
          </table:table-cell>
          <table:table-cell table:formula="of:=[$general.R97]" office:value-type="float" office:value="44457.8" calcext:value-type="float">
            <text:p>44457.8</text:p>
          </table:table-cell>
          <table:table-cell table:formula="of:=['selected results'.AJ97]" office:value-type="float" office:value="44457.8" calcext:value-type="float">
            <text:p>44457.8</text:p>
          </table:table-cell>
          <table:table-cell table:formula="of:=['selected results'.AA97]" office:value-type="float" office:value="0" calcext:value-type="float">
            <text:p>0</text:p>
          </table:table-cell>
          <table:table-cell table:formula="of:=['selected results'.S97]" office:value-type="float" office:value="0" calcext:value-type="float">
            <text:p>0</text:p>
          </table:table-cell>
          <table:table-cell table:formula="of:=['selected results'.J97]" office:value-type="float" office:value="0" calcext:value-type="float">
            <text:p>0</text:p>
          </table:table-cell>
          <table:table-cell table:formula="of:=SUM([.E97:.H97])-[.D97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8]" office:value-type="float" office:value="26.16" calcext:value-type="float">
            <text:p>26.16</text:p>
          </table:table-cell>
          <table:table-cell table:formula="of:=[$general.B98]" office:value-type="float" office:value="0.8" calcext:value-type="float">
            <text:p>0.8</text:p>
          </table:table-cell>
          <table:table-cell table:formula="of:=[$'copy of results.csv '.C98]" office:value-type="float" office:value="1" calcext:value-type="float">
            <text:p>1</text:p>
          </table:table-cell>
          <table:table-cell table:formula="of:=[$general.R98]" office:value-type="float" office:value="40387.1" calcext:value-type="float">
            <text:p>40387.1</text:p>
          </table:table-cell>
          <table:table-cell table:formula="of:=['selected results'.AJ98]" office:value-type="float" office:value="40387.1" calcext:value-type="float">
            <text:p>40387.1</text:p>
          </table:table-cell>
          <table:table-cell table:formula="of:=['selected results'.AA98]" office:value-type="float" office:value="0" calcext:value-type="float">
            <text:p>0</text:p>
          </table:table-cell>
          <table:table-cell table:formula="of:=['selected results'.S98]" office:value-type="float" office:value="0" calcext:value-type="float">
            <text:p>0</text:p>
          </table:table-cell>
          <table:table-cell table:formula="of:=['selected results'.J98]" office:value-type="float" office:value="0" calcext:value-type="float">
            <text:p>0</text:p>
          </table:table-cell>
          <table:table-cell table:formula="of:=SUM([.E98:.H98])-[.D98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99]" office:value-type="float" office:value="26.16" calcext:value-type="float">
            <text:p>26.16</text:p>
          </table:table-cell>
          <table:table-cell table:formula="of:=[$general.B99]" office:value-type="float" office:value="0.9" calcext:value-type="float">
            <text:p>0.9</text:p>
          </table:table-cell>
          <table:table-cell table:formula="of:=[$'copy of results.csv '.C99]" office:value-type="float" office:value="1" calcext:value-type="float">
            <text:p>1</text:p>
          </table:table-cell>
          <table:table-cell table:formula="of:=[$general.R99]" office:value-type="float" office:value="51342" calcext:value-type="float">
            <text:p>51342</text:p>
          </table:table-cell>
          <table:table-cell table:formula="of:=['selected results'.AJ99]" office:value-type="float" office:value="51342" calcext:value-type="float">
            <text:p>51342</text:p>
          </table:table-cell>
          <table:table-cell table:formula="of:=['selected results'.AA99]" office:value-type="float" office:value="0" calcext:value-type="float">
            <text:p>0</text:p>
          </table:table-cell>
          <table:table-cell table:formula="of:=['selected results'.S99]" office:value-type="float" office:value="0" calcext:value-type="float">
            <text:p>0</text:p>
          </table:table-cell>
          <table:table-cell table:formula="of:=['selected results'.J99]" office:value-type="float" office:value="0" calcext:value-type="float">
            <text:p>0</text:p>
          </table:table-cell>
          <table:table-cell table:formula="of:=SUM([.E99:.H99])-[.D99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0]" office:value-type="float" office:value="26.16" calcext:value-type="float">
            <text:p>26.16</text:p>
          </table:table-cell>
          <table:table-cell table:formula="of:=[$general.B100]" office:value-type="float" office:value="1" calcext:value-type="float">
            <text:p>1</text:p>
          </table:table-cell>
          <table:table-cell table:formula="of:=[$'copy of results.csv '.C100]" office:value-type="float" office:value="1" calcext:value-type="float">
            <text:p>1</text:p>
          </table:table-cell>
          <table:table-cell table:formula="of:=[$general.R100]" office:value-type="float" office:value="47112.3" calcext:value-type="float">
            <text:p>47112.3</text:p>
          </table:table-cell>
          <table:table-cell table:formula="of:=['selected results'.AJ100]" office:value-type="float" office:value="47112.3" calcext:value-type="float">
            <text:p>47112.3</text:p>
          </table:table-cell>
          <table:table-cell table:formula="of:=['selected results'.AA100]" office:value-type="float" office:value="0" calcext:value-type="float">
            <text:p>0</text:p>
          </table:table-cell>
          <table:table-cell table:formula="of:=['selected results'.S100]" office:value-type="float" office:value="0" calcext:value-type="float">
            <text:p>0</text:p>
          </table:table-cell>
          <table:table-cell table:formula="of:=['selected results'.J100]" office:value-type="float" office:value="0" calcext:value-type="float">
            <text:p>0</text:p>
          </table:table-cell>
          <table:table-cell table:formula="of:=SUM([.E100:.H100])-[.D100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1]" office:value-type="float" office:value="52.32" calcext:value-type="float">
            <text:p>52.32</text:p>
          </table:table-cell>
          <table:table-cell table:formula="of:=[$general.B101]" office:value-type="float" office:value="0" calcext:value-type="float">
            <text:p>0</text:p>
          </table:table-cell>
          <table:table-cell table:formula="of:=[$'copy of results.csv '.C101]" office:value-type="float" office:value="1" calcext:value-type="float">
            <text:p>1</text:p>
          </table:table-cell>
          <table:table-cell table:formula="of:=[$general.R101]" office:value-type="float" office:value="55479.4" calcext:value-type="float">
            <text:p>55479.4</text:p>
          </table:table-cell>
          <table:table-cell table:formula="of:=['selected results'.AJ101]" office:value-type="float" office:value="55479.4" calcext:value-type="float">
            <text:p>55479.4</text:p>
          </table:table-cell>
          <table:table-cell table:formula="of:=['selected results'.AA101]" office:value-type="float" office:value="0" calcext:value-type="float">
            <text:p>0</text:p>
          </table:table-cell>
          <table:table-cell table:formula="of:=['selected results'.S101]" office:value-type="float" office:value="0" calcext:value-type="float">
            <text:p>0</text:p>
          </table:table-cell>
          <table:table-cell table:formula="of:=['selected results'.J101]" office:value-type="float" office:value="0" calcext:value-type="float">
            <text:p>0</text:p>
          </table:table-cell>
          <table:table-cell table:formula="of:=SUM([.E101:.H101])-[.D101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2]" office:value-type="float" office:value="52.32" calcext:value-type="float">
            <text:p>52.32</text:p>
          </table:table-cell>
          <table:table-cell table:formula="of:=[$general.B102]" office:value-type="float" office:value="0.1" calcext:value-type="float">
            <text:p>0.1</text:p>
          </table:table-cell>
          <table:table-cell table:formula="of:=[$'copy of results.csv '.C102]" office:value-type="float" office:value="1" calcext:value-type="float">
            <text:p>1</text:p>
          </table:table-cell>
          <table:table-cell table:formula="of:=[$general.R102]" office:value-type="float" office:value="61417" calcext:value-type="float">
            <text:p>61417</text:p>
          </table:table-cell>
          <table:table-cell table:formula="of:=['selected results'.AJ102]" office:value-type="float" office:value="61417" calcext:value-type="float">
            <text:p>61417</text:p>
          </table:table-cell>
          <table:table-cell table:formula="of:=['selected results'.AA102]" office:value-type="float" office:value="0" calcext:value-type="float">
            <text:p>0</text:p>
          </table:table-cell>
          <table:table-cell table:formula="of:=['selected results'.S102]" office:value-type="float" office:value="0" calcext:value-type="float">
            <text:p>0</text:p>
          </table:table-cell>
          <table:table-cell table:formula="of:=['selected results'.J102]" office:value-type="float" office:value="0" calcext:value-type="float">
            <text:p>0</text:p>
          </table:table-cell>
          <table:table-cell table:formula="of:=SUM([.E102:.H102])-[.D102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3]" office:value-type="float" office:value="52.32" calcext:value-type="float">
            <text:p>52.32</text:p>
          </table:table-cell>
          <table:table-cell table:formula="of:=[$general.B103]" office:value-type="float" office:value="0.2" calcext:value-type="float">
            <text:p>0.2</text:p>
          </table:table-cell>
          <table:table-cell table:formula="of:=[$'copy of results.csv '.C103]" office:value-type="float" office:value="1" calcext:value-type="float">
            <text:p>1</text:p>
          </table:table-cell>
          <table:table-cell table:formula="of:=[$general.R103]" office:value-type="float" office:value="69196.8" calcext:value-type="float">
            <text:p>69196.8</text:p>
          </table:table-cell>
          <table:table-cell table:formula="of:=['selected results'.AJ103]" office:value-type="float" office:value="69196.8" calcext:value-type="float">
            <text:p>69196.8</text:p>
          </table:table-cell>
          <table:table-cell table:formula="of:=['selected results'.AA103]" office:value-type="float" office:value="0" calcext:value-type="float">
            <text:p>0</text:p>
          </table:table-cell>
          <table:table-cell table:formula="of:=['selected results'.S103]" office:value-type="float" office:value="0" calcext:value-type="float">
            <text:p>0</text:p>
          </table:table-cell>
          <table:table-cell table:formula="of:=['selected results'.J103]" office:value-type="float" office:value="0" calcext:value-type="float">
            <text:p>0</text:p>
          </table:table-cell>
          <table:table-cell table:formula="of:=SUM([.E103:.H103])-[.D103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4]" office:value-type="float" office:value="52.32" calcext:value-type="float">
            <text:p>52.32</text:p>
          </table:table-cell>
          <table:table-cell table:formula="of:=[$general.B104]" office:value-type="float" office:value="0.3" calcext:value-type="float">
            <text:p>0.3</text:p>
          </table:table-cell>
          <table:table-cell table:formula="of:=[$'copy of results.csv '.C104]" office:value-type="float" office:value="1" calcext:value-type="float">
            <text:p>1</text:p>
          </table:table-cell>
          <table:table-cell table:formula="of:=[$general.R104]" office:value-type="float" office:value="66785.3" calcext:value-type="float">
            <text:p>66785.3</text:p>
          </table:table-cell>
          <table:table-cell table:formula="of:=['selected results'.AJ104]" office:value-type="float" office:value="66785.3" calcext:value-type="float">
            <text:p>66785.3</text:p>
          </table:table-cell>
          <table:table-cell table:formula="of:=['selected results'.AA104]" office:value-type="float" office:value="0" calcext:value-type="float">
            <text:p>0</text:p>
          </table:table-cell>
          <table:table-cell table:formula="of:=['selected results'.S104]" office:value-type="float" office:value="0" calcext:value-type="float">
            <text:p>0</text:p>
          </table:table-cell>
          <table:table-cell table:formula="of:=['selected results'.J104]" office:value-type="float" office:value="0" calcext:value-type="float">
            <text:p>0</text:p>
          </table:table-cell>
          <table:table-cell table:formula="of:=SUM([.E104:.H104])-[.D104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5]" office:value-type="float" office:value="52.32" calcext:value-type="float">
            <text:p>52.32</text:p>
          </table:table-cell>
          <table:table-cell table:formula="of:=[$general.B105]" office:value-type="float" office:value="0.4" calcext:value-type="float">
            <text:p>0.4</text:p>
          </table:table-cell>
          <table:table-cell table:formula="of:=[$'copy of results.csv '.C105]" office:value-type="float" office:value="1" calcext:value-type="float">
            <text:p>1</text:p>
          </table:table-cell>
          <table:table-cell table:formula="of:=[$general.R105]" office:value-type="float" office:value="64965.5" calcext:value-type="float">
            <text:p>64965.5</text:p>
          </table:table-cell>
          <table:table-cell table:formula="of:=['selected results'.AJ105]" office:value-type="float" office:value="64965.5" calcext:value-type="float">
            <text:p>64965.5</text:p>
          </table:table-cell>
          <table:table-cell table:formula="of:=['selected results'.AA105]" office:value-type="float" office:value="0" calcext:value-type="float">
            <text:p>0</text:p>
          </table:table-cell>
          <table:table-cell table:formula="of:=['selected results'.S105]" office:value-type="float" office:value="0" calcext:value-type="float">
            <text:p>0</text:p>
          </table:table-cell>
          <table:table-cell table:formula="of:=['selected results'.J105]" office:value-type="float" office:value="0" calcext:value-type="float">
            <text:p>0</text:p>
          </table:table-cell>
          <table:table-cell table:formula="of:=SUM([.E105:.H105])-[.D105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6]" office:value-type="float" office:value="52.32" calcext:value-type="float">
            <text:p>52.32</text:p>
          </table:table-cell>
          <table:table-cell table:formula="of:=[$general.B106]" office:value-type="float" office:value="0.5" calcext:value-type="float">
            <text:p>0.5</text:p>
          </table:table-cell>
          <table:table-cell table:formula="of:=[$'copy of results.csv '.C106]" office:value-type="float" office:value="1" calcext:value-type="float">
            <text:p>1</text:p>
          </table:table-cell>
          <table:table-cell table:formula="of:=[$general.R106]" office:value-type="float" office:value="59176.5" calcext:value-type="float">
            <text:p>59176.5</text:p>
          </table:table-cell>
          <table:table-cell table:formula="of:=['selected results'.AJ106]" office:value-type="float" office:value="59176.5" calcext:value-type="float">
            <text:p>59176.5</text:p>
          </table:table-cell>
          <table:table-cell table:formula="of:=['selected results'.AA106]" office:value-type="float" office:value="0" calcext:value-type="float">
            <text:p>0</text:p>
          </table:table-cell>
          <table:table-cell table:formula="of:=['selected results'.S106]" office:value-type="float" office:value="0" calcext:value-type="float">
            <text:p>0</text:p>
          </table:table-cell>
          <table:table-cell table:formula="of:=['selected results'.J106]" office:value-type="float" office:value="0" calcext:value-type="float">
            <text:p>0</text:p>
          </table:table-cell>
          <table:table-cell table:formula="of:=SUM([.E106:.H106])-[.D106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7]" office:value-type="float" office:value="52.32" calcext:value-type="float">
            <text:p>52.32</text:p>
          </table:table-cell>
          <table:table-cell table:formula="of:=[$general.B107]" office:value-type="float" office:value="0.6" calcext:value-type="float">
            <text:p>0.6</text:p>
          </table:table-cell>
          <table:table-cell table:formula="of:=[$'copy of results.csv '.C107]" office:value-type="float" office:value="1" calcext:value-type="float">
            <text:p>1</text:p>
          </table:table-cell>
          <table:table-cell table:formula="of:=[$general.R107]" office:value-type="float" office:value="52821.6" calcext:value-type="float">
            <text:p>52821.6</text:p>
          </table:table-cell>
          <table:table-cell table:formula="of:=['selected results'.AJ107]" office:value-type="float" office:value="52821.6" calcext:value-type="float">
            <text:p>52821.6</text:p>
          </table:table-cell>
          <table:table-cell table:formula="of:=['selected results'.AA107]" office:value-type="float" office:value="0" calcext:value-type="float">
            <text:p>0</text:p>
          </table:table-cell>
          <table:table-cell table:formula="of:=['selected results'.S107]" office:value-type="float" office:value="0" calcext:value-type="float">
            <text:p>0</text:p>
          </table:table-cell>
          <table:table-cell table:formula="of:=['selected results'.J107]" office:value-type="float" office:value="0" calcext:value-type="float">
            <text:p>0</text:p>
          </table:table-cell>
          <table:table-cell table:formula="of:=SUM([.E107:.H107])-[.D107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8]" office:value-type="float" office:value="52.32" calcext:value-type="float">
            <text:p>52.32</text:p>
          </table:table-cell>
          <table:table-cell table:formula="of:=[$general.B108]" office:value-type="float" office:value="0.7" calcext:value-type="float">
            <text:p>0.7</text:p>
          </table:table-cell>
          <table:table-cell table:formula="of:=[$'copy of results.csv '.C108]" office:value-type="float" office:value="1" calcext:value-type="float">
            <text:p>1</text:p>
          </table:table-cell>
          <table:table-cell table:formula="of:=[$general.R108]" office:value-type="float" office:value="45620.3" calcext:value-type="float">
            <text:p>45620.3</text:p>
          </table:table-cell>
          <table:table-cell table:formula="of:=['selected results'.AJ108]" office:value-type="float" office:value="45620.3" calcext:value-type="float">
            <text:p>45620.3</text:p>
          </table:table-cell>
          <table:table-cell table:formula="of:=['selected results'.AA108]" office:value-type="float" office:value="0" calcext:value-type="float">
            <text:p>0</text:p>
          </table:table-cell>
          <table:table-cell table:formula="of:=['selected results'.S108]" office:value-type="float" office:value="0" calcext:value-type="float">
            <text:p>0</text:p>
          </table:table-cell>
          <table:table-cell table:formula="of:=['selected results'.J108]" office:value-type="float" office:value="0" calcext:value-type="float">
            <text:p>0</text:p>
          </table:table-cell>
          <table:table-cell table:formula="of:=SUM([.E108:.H108])-[.D108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09]" office:value-type="float" office:value="52.32" calcext:value-type="float">
            <text:p>52.32</text:p>
          </table:table-cell>
          <table:table-cell table:formula="of:=[$general.B109]" office:value-type="float" office:value="0.8" calcext:value-type="float">
            <text:p>0.8</text:p>
          </table:table-cell>
          <table:table-cell table:formula="of:=[$'copy of results.csv '.C109]" office:value-type="float" office:value="1" calcext:value-type="float">
            <text:p>1</text:p>
          </table:table-cell>
          <table:table-cell table:formula="of:=[$general.R109]" office:value-type="float" office:value="40959.6" calcext:value-type="float">
            <text:p>40959.6</text:p>
          </table:table-cell>
          <table:table-cell table:formula="of:=['selected results'.AJ109]" office:value-type="float" office:value="40959.6" calcext:value-type="float">
            <text:p>40959.6</text:p>
          </table:table-cell>
          <table:table-cell table:formula="of:=['selected results'.AA109]" office:value-type="float" office:value="0" calcext:value-type="float">
            <text:p>0</text:p>
          </table:table-cell>
          <table:table-cell table:formula="of:=['selected results'.S109]" office:value-type="float" office:value="0" calcext:value-type="float">
            <text:p>0</text:p>
          </table:table-cell>
          <table:table-cell table:formula="of:=['selected results'.J109]" office:value-type="float" office:value="0" calcext:value-type="float">
            <text:p>0</text:p>
          </table:table-cell>
          <table:table-cell table:formula="of:=SUM([.E109:.H109])-[.D109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10]" office:value-type="float" office:value="52.32" calcext:value-type="float">
            <text:p>52.32</text:p>
          </table:table-cell>
          <table:table-cell table:formula="of:=[$general.B110]" office:value-type="float" office:value="0.9" calcext:value-type="float">
            <text:p>0.9</text:p>
          </table:table-cell>
          <table:table-cell table:formula="of:=[$'copy of results.csv '.C110]" office:value-type="float" office:value="1" calcext:value-type="float">
            <text:p>1</text:p>
          </table:table-cell>
          <table:table-cell table:formula="of:=[$general.R110]" office:value-type="float" office:value="48718.7" calcext:value-type="float">
            <text:p>48718.7</text:p>
          </table:table-cell>
          <table:table-cell table:formula="of:=['selected results'.AJ110]" office:value-type="float" office:value="48718.7" calcext:value-type="float">
            <text:p>48718.7</text:p>
          </table:table-cell>
          <table:table-cell table:formula="of:=['selected results'.AA110]" office:value-type="float" office:value="0" calcext:value-type="float">
            <text:p>0</text:p>
          </table:table-cell>
          <table:table-cell table:formula="of:=['selected results'.S110]" office:value-type="float" office:value="0" calcext:value-type="float">
            <text:p>0</text:p>
          </table:table-cell>
          <table:table-cell table:formula="of:=['selected results'.J110]" office:value-type="float" office:value="0" calcext:value-type="float">
            <text:p>0</text:p>
          </table:table-cell>
          <table:table-cell table:formula="of:=SUM([.E110:.H110])-[.D110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11]" office:value-type="float" office:value="52.32" calcext:value-type="float">
            <text:p>52.32</text:p>
          </table:table-cell>
          <table:table-cell table:formula="of:=[$general.B111]" office:value-type="float" office:value="1" calcext:value-type="float">
            <text:p>1</text:p>
          </table:table-cell>
          <table:table-cell table:formula="of:=[$'copy of results.csv '.C111]" office:value-type="float" office:value="1" calcext:value-type="float">
            <text:p>1</text:p>
          </table:table-cell>
          <table:table-cell table:formula="of:=[$general.R111]" office:value-type="float" office:value="45317.2" calcext:value-type="float">
            <text:p>45317.2</text:p>
          </table:table-cell>
          <table:table-cell table:formula="of:=['selected results'.AJ111]" office:value-type="float" office:value="45317.2" calcext:value-type="float">
            <text:p>45317.2</text:p>
          </table:table-cell>
          <table:table-cell table:formula="of:=['selected results'.AA111]" office:value-type="float" office:value="0" calcext:value-type="float">
            <text:p>0</text:p>
          </table:table-cell>
          <table:table-cell table:formula="of:=['selected results'.S111]" office:value-type="float" office:value="0" calcext:value-type="float">
            <text:p>0</text:p>
          </table:table-cell>
          <table:table-cell table:formula="of:=['selected results'.J111]" office:value-type="float" office:value="0" calcext:value-type="float">
            <text:p>0</text:p>
          </table:table-cell>
          <table:table-cell table:formula="of:=SUM([.E111:.H111])-[.D111]" office:value-type="float" office:value="0" calcext:value-type="float">
            <text:p>0</text:p>
          </table:table-cell>
        </table:table-row>
        <table:table-row table:style-name="ro1">
          <table:table-cell table:style-name="ce11" table:formula="of:=[$general.A112]" office:value-type="float" office:value="0" calcext:value-type="float">
            <text:p>0</text:p>
          </table:table-cell>
          <table:table-cell table:formula="of:=[$general.B112]" office:value-type="float" office:value="0" calcext:value-type="float">
            <text:p>0</text:p>
          </table:table-cell>
          <table:table-cell table:formula="of:=[$'copy of results.csv '.C112]" office:value-type="float" office:value="0" calcext:value-type="float">
            <text:p>0</text:p>
          </table:table-cell>
          <table:table-cell table:formula="of:=[$general.R112]" office:value-type="float" office:value="0" calcext:value-type="float">
            <text:p>0</text:p>
          </table:table-cell>
          <table:table-cell table:formula="of:=['selected results'.AJ112]" office:value-type="float" office:value="0" calcext:value-type="float">
            <text:p>0</text:p>
          </table:table-cell>
          <table:table-cell table:formula="of:=['selected results'.AA112]" office:value-type="float" office:value="0" calcext:value-type="float">
            <text:p>0</text:p>
          </table:table-cell>
          <table:table-cell table:formula="of:=['selected results'.S112]" office:value-type="float" office:value="0" calcext:value-type="float">
            <text:p>0</text:p>
          </table:table-cell>
          <table:table-cell table:formula="of:=['selected results'.J112]" office:value-type="float" office:value="0" calcext:value-type="float">
            <text:p>0</text:p>
          </table:table-cell>
          <table:table-cell table:formula="of:=SUM([.E112:.H112])-[.D112]" office:value-type="float" office:value="0" calcext:value-type="float">
            <text:p>0</text:p>
          </table:table-cell>
        </table:table-row>
        <table:table-row table:style-name="ro1" table:number-rows-repeated="14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</table:table>
      <table:table table:name="2020" table:style-name="ta1" table:print="false">
        <table:table-column table:style-name="co1" table:number-columns-repeated="9" table:default-cell-style-name="Default"/>
        <table:table-column table:style-name="co1" table:default-cell-style-name="ce3"/>
        <table:table-row table:style-name="ro1">
          <table:table-cell table:formula="of:=[$general.A1]" office:value-type="string" office:string-value="p0" calcext:value-type="string">
            <text:p>p0</text:p>
          </table:table-cell>
          <table:table-cell table:formula="of:=[$general.B1]" office:value-type="string" office:string-value="lambda" calcext:value-type="string">
            <text:p>lambda</text:p>
          </table:table-cell>
          <table:table-cell table:style-name="ce12" office:value-type="string" calcext:value-type="string">
            <text:p>futures_excluded</text:p>
          </table:table-cell>
          <table:table-cell office:value-type="string" calcext:value-type="string">
            <text:p>purchased</text:p>
          </table:table-cell>
          <table:table-cell office:value-type="string" calcext:value-type="string">
            <text:p>s2020</text:p>
          </table:table-cell>
          <table:table-cell office:value-type="string" calcext:value-type="string">
            <text:p>f2019</text:p>
          </table:table-cell>
          <table:table-cell office:value-type="string" calcext:value-type="string">
            <text:p>f2018</text:p>
          </table:table-cell>
          <table:table-cell office:value-type="string" calcext:value-type="string">
            <text:p>f2017</text:p>
          </table:table-cell>
          <table:table-cell office:value-type="string" calcext:value-type="string">
            <text:p>f2016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table:formula="of:=[$general.A2]" office:value-type="float" office:value="0" calcext:value-type="float">
            <text:p>0</text:p>
          </table:table-cell>
          <table:table-cell table:formula="of:=[$general.B2]" office:value-type="float" office:value="0" calcext:value-type="float">
            <text:p>0</text:p>
          </table:table-cell>
          <table:table-cell table:style-name="ce12" table:formula="of:=[$'copy of results.csv '.C2]" office:value-type="float" office:value="0" calcext:value-type="float">
            <text:p>0</text:p>
          </table:table-cell>
          <table:table-cell table:formula="of:=[$general.S2]" office:value-type="float" office:value="60464.8" calcext:value-type="float">
            <text:p>60464.8</text:p>
          </table:table-cell>
          <table:table-cell table:formula="of:=['selected results'.AL2]" office:value-type="float" office:value="60464.8" calcext:value-type="float">
            <text:p>60464.8</text:p>
          </table:table-cell>
          <table:table-cell table:formula="of:=['selected results'.AI2]" office:value-type="float" office:value="0" calcext:value-type="float">
            <text:p>0</text:p>
          </table:table-cell>
          <table:table-cell table:formula="of:=['selected results'.AB2]" office:value-type="float" office:value="0" calcext:value-type="float">
            <text:p>0</text:p>
          </table:table-cell>
          <table:table-cell table:formula="of:=['selected results'.T2]" office:value-type="float" office:value="0" calcext:value-type="float">
            <text:p>0</text:p>
          </table:table-cell>
          <table:table-cell table:formula="of:=['selected results'.K2]" office:value-type="float" office:value="0" calcext:value-type="float">
            <text:p>0</text:p>
          </table:table-cell>
          <table:table-cell table:formula="of:=SUM([.E2:.I2])-[.D2]" office:value-type="float" office:value="0" calcext:value-type="float">
            <text:p>0</text:p>
          </table:table-cell>
        </table:table-row>
        <table:table-row table:style-name="ro1">
          <table:table-cell table:formula="of:=[$general.A3]" office:value-type="float" office:value="0" calcext:value-type="float">
            <text:p>0</text:p>
          </table:table-cell>
          <table:table-cell table:formula="of:=[$general.B3]" office:value-type="float" office:value="0.1" calcext:value-type="float">
            <text:p>0.1</text:p>
          </table:table-cell>
          <table:table-cell table:style-name="ce12" table:formula="of:=[$'copy of results.csv '.C3]" office:value-type="float" office:value="0" calcext:value-type="float">
            <text:p>0</text:p>
          </table:table-cell>
          <table:table-cell table:formula="of:=[$general.S3]" office:value-type="float" office:value="60464.8" calcext:value-type="float">
            <text:p>60464.8</text:p>
          </table:table-cell>
          <table:table-cell table:formula="of:=['selected results'.AL3]" office:value-type="float" office:value="60464.8" calcext:value-type="float">
            <text:p>60464.8</text:p>
          </table:table-cell>
          <table:table-cell table:formula="of:=['selected results'.AI3]" office:value-type="float" office:value="0" calcext:value-type="float">
            <text:p>0</text:p>
          </table:table-cell>
          <table:table-cell table:formula="of:=['selected results'.AB3]" office:value-type="float" office:value="0" calcext:value-type="float">
            <text:p>0</text:p>
          </table:table-cell>
          <table:table-cell table:formula="of:=['selected results'.T3]" office:value-type="float" office:value="0" calcext:value-type="float">
            <text:p>0</text:p>
          </table:table-cell>
          <table:table-cell table:formula="of:=['selected results'.K3]" office:value-type="float" office:value="0" calcext:value-type="float">
            <text:p>0</text:p>
          </table:table-cell>
          <table:table-cell table:formula="of:=SUM([.E3:.I3])-[.D3]" office:value-type="float" office:value="0" calcext:value-type="float">
            <text:p>0</text:p>
          </table:table-cell>
        </table:table-row>
        <table:table-row table:style-name="ro1">
          <table:table-cell table:formula="of:=[$general.A4]" office:value-type="float" office:value="0" calcext:value-type="float">
            <text:p>0</text:p>
          </table:table-cell>
          <table:table-cell table:formula="of:=[$general.B4]" office:value-type="float" office:value="0.2" calcext:value-type="float">
            <text:p>0.2</text:p>
          </table:table-cell>
          <table:table-cell table:style-name="ce12" table:formula="of:=[$'copy of results.csv '.C4]" office:value-type="float" office:value="0" calcext:value-type="float">
            <text:p>0</text:p>
          </table:table-cell>
          <table:table-cell table:formula="of:=[$general.S4]" office:value-type="float" office:value="60464.8" calcext:value-type="float">
            <text:p>60464.8</text:p>
          </table:table-cell>
          <table:table-cell table:formula="of:=['selected results'.AL4]" office:value-type="float" office:value="60464.8" calcext:value-type="float">
            <text:p>60464.8</text:p>
          </table:table-cell>
          <table:table-cell table:formula="of:=['selected results'.AI4]" office:value-type="float" office:value="0" calcext:value-type="float">
            <text:p>0</text:p>
          </table:table-cell>
          <table:table-cell table:formula="of:=['selected results'.AB4]" office:value-type="float" office:value="0" calcext:value-type="float">
            <text:p>0</text:p>
          </table:table-cell>
          <table:table-cell table:formula="of:=['selected results'.T4]" office:value-type="float" office:value="0" calcext:value-type="float">
            <text:p>0</text:p>
          </table:table-cell>
          <table:table-cell table:formula="of:=['selected results'.K4]" office:value-type="float" office:value="0" calcext:value-type="float">
            <text:p>0</text:p>
          </table:table-cell>
          <table:table-cell table:formula="of:=SUM([.E4:.I4])-[.D4]" office:value-type="float" office:value="0" calcext:value-type="float">
            <text:p>0</text:p>
          </table:table-cell>
        </table:table-row>
        <table:table-row table:style-name="ro1">
          <table:table-cell table:formula="of:=[$general.A5]" office:value-type="float" office:value="0" calcext:value-type="float">
            <text:p>0</text:p>
          </table:table-cell>
          <table:table-cell table:formula="of:=[$general.B5]" office:value-type="float" office:value="0.3" calcext:value-type="float">
            <text:p>0.3</text:p>
          </table:table-cell>
          <table:table-cell table:style-name="ce12" table:formula="of:=[$'copy of results.csv '.C5]" office:value-type="float" office:value="0" calcext:value-type="float">
            <text:p>0</text:p>
          </table:table-cell>
          <table:table-cell table:formula="of:=[$general.S5]" office:value-type="float" office:value="60464.8" calcext:value-type="float">
            <text:p>60464.8</text:p>
          </table:table-cell>
          <table:table-cell table:formula="of:=['selected results'.AL5]" office:value-type="float" office:value="60464.8" calcext:value-type="float">
            <text:p>60464.8</text:p>
          </table:table-cell>
          <table:table-cell table:formula="of:=['selected results'.AI5]" office:value-type="float" office:value="0" calcext:value-type="float">
            <text:p>0</text:p>
          </table:table-cell>
          <table:table-cell table:formula="of:=['selected results'.AB5]" office:value-type="float" office:value="0" calcext:value-type="float">
            <text:p>0</text:p>
          </table:table-cell>
          <table:table-cell table:formula="of:=['selected results'.T5]" office:value-type="float" office:value="0" calcext:value-type="float">
            <text:p>0</text:p>
          </table:table-cell>
          <table:table-cell table:formula="of:=['selected results'.K5]" office:value-type="float" office:value="0" calcext:value-type="float">
            <text:p>0</text:p>
          </table:table-cell>
          <table:table-cell table:formula="of:=SUM([.E5:.I5])-[.D5]" office:value-type="float" office:value="0" calcext:value-type="float">
            <text:p>0</text:p>
          </table:table-cell>
        </table:table-row>
        <table:table-row table:style-name="ro1">
          <table:table-cell table:formula="of:=[$general.A6]" office:value-type="float" office:value="0" calcext:value-type="float">
            <text:p>0</text:p>
          </table:table-cell>
          <table:table-cell table:formula="of:=[$general.B6]" office:value-type="float" office:value="0.4" calcext:value-type="float">
            <text:p>0.4</text:p>
          </table:table-cell>
          <table:table-cell table:style-name="ce12" table:formula="of:=[$'copy of results.csv '.C6]" office:value-type="float" office:value="0" calcext:value-type="float">
            <text:p>0</text:p>
          </table:table-cell>
          <table:table-cell table:formula="of:=[$general.S6]" office:value-type="float" office:value="60464.8" calcext:value-type="float">
            <text:p>60464.8</text:p>
          </table:table-cell>
          <table:table-cell table:formula="of:=['selected results'.AL6]" office:value-type="float" office:value="60464.8" calcext:value-type="float">
            <text:p>60464.8</text:p>
          </table:table-cell>
          <table:table-cell table:formula="of:=['selected results'.AI6]" office:value-type="float" office:value="0" calcext:value-type="float">
            <text:p>0</text:p>
          </table:table-cell>
          <table:table-cell table:formula="of:=['selected results'.AB6]" office:value-type="float" office:value="0" calcext:value-type="float">
            <text:p>0</text:p>
          </table:table-cell>
          <table:table-cell table:formula="of:=['selected results'.T6]" office:value-type="float" office:value="0" calcext:value-type="float">
            <text:p>0</text:p>
          </table:table-cell>
          <table:table-cell table:formula="of:=['selected results'.K6]" office:value-type="float" office:value="0" calcext:value-type="float">
            <text:p>0</text:p>
          </table:table-cell>
          <table:table-cell table:formula="of:=SUM([.E6:.I6])-[.D6]" office:value-type="float" office:value="0" calcext:value-type="float">
            <text:p>0</text:p>
          </table:table-cell>
        </table:table-row>
        <table:table-row table:style-name="ro1">
          <table:table-cell table:formula="of:=[$general.A7]" office:value-type="float" office:value="0" calcext:value-type="float">
            <text:p>0</text:p>
          </table:table-cell>
          <table:table-cell table:formula="of:=[$general.B7]" office:value-type="float" office:value="0.5" calcext:value-type="float">
            <text:p>0.5</text:p>
          </table:table-cell>
          <table:table-cell table:style-name="ce12" table:formula="of:=[$'copy of results.csv '.C7]" office:value-type="float" office:value="0" calcext:value-type="float">
            <text:p>0</text:p>
          </table:table-cell>
          <table:table-cell table:formula="of:=[$general.S7]" office:value-type="float" office:value="60464.8" calcext:value-type="float">
            <text:p>60464.8</text:p>
          </table:table-cell>
          <table:table-cell table:formula="of:=['selected results'.AL7]" office:value-type="float" office:value="60464.8" calcext:value-type="float">
            <text:p>60464.8</text:p>
          </table:table-cell>
          <table:table-cell table:formula="of:=['selected results'.AI7]" office:value-type="float" office:value="0" calcext:value-type="float">
            <text:p>0</text:p>
          </table:table-cell>
          <table:table-cell table:formula="of:=['selected results'.AB7]" office:value-type="float" office:value="0" calcext:value-type="float">
            <text:p>0</text:p>
          </table:table-cell>
          <table:table-cell table:formula="of:=['selected results'.T7]" office:value-type="float" office:value="0" calcext:value-type="float">
            <text:p>0</text:p>
          </table:table-cell>
          <table:table-cell table:formula="of:=['selected results'.K7]" office:value-type="float" office:value="0" calcext:value-type="float">
            <text:p>0</text:p>
          </table:table-cell>
          <table:table-cell table:formula="of:=SUM([.E7:.I7])-[.D7]" office:value-type="float" office:value="0" calcext:value-type="float">
            <text:p>0</text:p>
          </table:table-cell>
        </table:table-row>
        <table:table-row table:style-name="ro1">
          <table:table-cell table:formula="of:=[$general.A8]" office:value-type="float" office:value="0" calcext:value-type="float">
            <text:p>0</text:p>
          </table:table-cell>
          <table:table-cell table:formula="of:=[$general.B8]" office:value-type="float" office:value="0.6" calcext:value-type="float">
            <text:p>0.6</text:p>
          </table:table-cell>
          <table:table-cell table:style-name="ce12" table:formula="of:=[$'copy of results.csv '.C8]" office:value-type="float" office:value="0" calcext:value-type="float">
            <text:p>0</text:p>
          </table:table-cell>
          <table:table-cell table:formula="of:=[$general.S8]" office:value-type="float" office:value="60464.8" calcext:value-type="float">
            <text:p>60464.8</text:p>
          </table:table-cell>
          <table:table-cell table:formula="of:=['selected results'.AL8]" office:value-type="float" office:value="60464.8" calcext:value-type="float">
            <text:p>60464.8</text:p>
          </table:table-cell>
          <table:table-cell table:formula="of:=['selected results'.AI8]" office:value-type="float" office:value="0" calcext:value-type="float">
            <text:p>0</text:p>
          </table:table-cell>
          <table:table-cell table:formula="of:=['selected results'.AB8]" office:value-type="float" office:value="0" calcext:value-type="float">
            <text:p>0</text:p>
          </table:table-cell>
          <table:table-cell table:formula="of:=['selected results'.T8]" office:value-type="float" office:value="0" calcext:value-type="float">
            <text:p>0</text:p>
          </table:table-cell>
          <table:table-cell table:formula="of:=['selected results'.K8]" office:value-type="float" office:value="0" calcext:value-type="float">
            <text:p>0</text:p>
          </table:table-cell>
          <table:table-cell table:formula="of:=SUM([.E8:.I8])-[.D8]" office:value-type="float" office:value="0" calcext:value-type="float">
            <text:p>0</text:p>
          </table:table-cell>
        </table:table-row>
        <table:table-row table:style-name="ro1">
          <table:table-cell table:formula="of:=[$general.A9]" office:value-type="float" office:value="0" calcext:value-type="float">
            <text:p>0</text:p>
          </table:table-cell>
          <table:table-cell table:formula="of:=[$general.B9]" office:value-type="float" office:value="0.7" calcext:value-type="float">
            <text:p>0.7</text:p>
          </table:table-cell>
          <table:table-cell table:style-name="ce12" table:formula="of:=[$'copy of results.csv '.C9]" office:value-type="float" office:value="0" calcext:value-type="float">
            <text:p>0</text:p>
          </table:table-cell>
          <table:table-cell table:formula="of:=[$general.S9]" office:value-type="float" office:value="60464.8" calcext:value-type="float">
            <text:p>60464.8</text:p>
          </table:table-cell>
          <table:table-cell table:formula="of:=['selected results'.AL9]" office:value-type="float" office:value="60464.8" calcext:value-type="float">
            <text:p>60464.8</text:p>
          </table:table-cell>
          <table:table-cell table:formula="of:=['selected results'.AI9]" office:value-type="float" office:value="0" calcext:value-type="float">
            <text:p>0</text:p>
          </table:table-cell>
          <table:table-cell table:formula="of:=['selected results'.AB9]" office:value-type="float" office:value="0" calcext:value-type="float">
            <text:p>0</text:p>
          </table:table-cell>
          <table:table-cell table:formula="of:=['selected results'.T9]" office:value-type="float" office:value="0" calcext:value-type="float">
            <text:p>0</text:p>
          </table:table-cell>
          <table:table-cell table:formula="of:=['selected results'.K9]" office:value-type="float" office:value="0" calcext:value-type="float">
            <text:p>0</text:p>
          </table:table-cell>
          <table:table-cell table:formula="of:=SUM([.E9:.I9])-[.D9]" office:value-type="float" office:value="0" calcext:value-type="float">
            <text:p>0</text:p>
          </table:table-cell>
        </table:table-row>
        <table:table-row table:style-name="ro1">
          <table:table-cell table:formula="of:=[$general.A10]" office:value-type="float" office:value="0" calcext:value-type="float">
            <text:p>0</text:p>
          </table:table-cell>
          <table:table-cell table:formula="of:=[$general.B10]" office:value-type="float" office:value="0.8" calcext:value-type="float">
            <text:p>0.8</text:p>
          </table:table-cell>
          <table:table-cell table:style-name="ce12" table:formula="of:=[$'copy of results.csv '.C10]" office:value-type="float" office:value="0" calcext:value-type="float">
            <text:p>0</text:p>
          </table:table-cell>
          <table:table-cell table:formula="of:=[$general.S10]" office:value-type="float" office:value="60464.8" calcext:value-type="float">
            <text:p>60464.8</text:p>
          </table:table-cell>
          <table:table-cell table:formula="of:=['selected results'.AL10]" office:value-type="float" office:value="60464.8" calcext:value-type="float">
            <text:p>60464.8</text:p>
          </table:table-cell>
          <table:table-cell table:formula="of:=['selected results'.AI10]" office:value-type="float" office:value="0" calcext:value-type="float">
            <text:p>0</text:p>
          </table:table-cell>
          <table:table-cell table:formula="of:=['selected results'.AB10]" office:value-type="float" office:value="0" calcext:value-type="float">
            <text:p>0</text:p>
          </table:table-cell>
          <table:table-cell table:formula="of:=['selected results'.T10]" office:value-type="float" office:value="0" calcext:value-type="float">
            <text:p>0</text:p>
          </table:table-cell>
          <table:table-cell table:formula="of:=['selected results'.K10]" office:value-type="float" office:value="0" calcext:value-type="float">
            <text:p>0</text:p>
          </table:table-cell>
          <table:table-cell table:formula="of:=SUM([.E10:.I10])-[.D10]" office:value-type="float" office:value="0" calcext:value-type="float">
            <text:p>0</text:p>
          </table:table-cell>
        </table:table-row>
        <table:table-row table:style-name="ro1">
          <table:table-cell table:formula="of:=[$general.A11]" office:value-type="float" office:value="0" calcext:value-type="float">
            <text:p>0</text:p>
          </table:table-cell>
          <table:table-cell table:formula="of:=[$general.B11]" office:value-type="float" office:value="0.9" calcext:value-type="float">
            <text:p>0.9</text:p>
          </table:table-cell>
          <table:table-cell table:style-name="ce12" table:formula="of:=[$'copy of results.csv '.C11]" office:value-type="float" office:value="0" calcext:value-type="float">
            <text:p>0</text:p>
          </table:table-cell>
          <table:table-cell table:formula="of:=[$general.S11]" office:value-type="float" office:value="60464.8" calcext:value-type="float">
            <text:p>60464.8</text:p>
          </table:table-cell>
          <table:table-cell table:formula="of:=['selected results'.AL11]" office:value-type="float" office:value="60464.8" calcext:value-type="float">
            <text:p>60464.8</text:p>
          </table:table-cell>
          <table:table-cell table:formula="of:=['selected results'.AI11]" office:value-type="float" office:value="0" calcext:value-type="float">
            <text:p>0</text:p>
          </table:table-cell>
          <table:table-cell table:formula="of:=['selected results'.AB11]" office:value-type="float" office:value="0" calcext:value-type="float">
            <text:p>0</text:p>
          </table:table-cell>
          <table:table-cell table:formula="of:=['selected results'.T11]" office:value-type="float" office:value="0" calcext:value-type="float">
            <text:p>0</text:p>
          </table:table-cell>
          <table:table-cell table:formula="of:=['selected results'.K11]" office:value-type="float" office:value="0" calcext:value-type="float">
            <text:p>0</text:p>
          </table:table-cell>
          <table:table-cell table:formula="of:=SUM([.E11:.I11])-[.D11]" office:value-type="float" office:value="0" calcext:value-type="float">
            <text:p>0</text:p>
          </table:table-cell>
        </table:table-row>
        <table:table-row table:style-name="ro1">
          <table:table-cell table:formula="of:=[$general.A12]" office:value-type="float" office:value="0" calcext:value-type="float">
            <text:p>0</text:p>
          </table:table-cell>
          <table:table-cell table:formula="of:=[$general.B12]" office:value-type="float" office:value="1" calcext:value-type="float">
            <text:p>1</text:p>
          </table:table-cell>
          <table:table-cell table:style-name="ce12" table:formula="of:=[$'copy of results.csv '.C12]" office:value-type="float" office:value="0" calcext:value-type="float">
            <text:p>0</text:p>
          </table:table-cell>
          <table:table-cell table:formula="of:=[$general.S12]" office:value-type="float" office:value="60464.8" calcext:value-type="float">
            <text:p>60464.8</text:p>
          </table:table-cell>
          <table:table-cell table:formula="of:=['selected results'.AL12]" office:value-type="float" office:value="60464.8" calcext:value-type="float">
            <text:p>60464.8</text:p>
          </table:table-cell>
          <table:table-cell table:formula="of:=['selected results'.AI12]" office:value-type="float" office:value="0" calcext:value-type="float">
            <text:p>0</text:p>
          </table:table-cell>
          <table:table-cell table:formula="of:=['selected results'.AB12]" office:value-type="float" office:value="0" calcext:value-type="float">
            <text:p>0</text:p>
          </table:table-cell>
          <table:table-cell table:formula="of:=['selected results'.T12]" office:value-type="float" office:value="0" calcext:value-type="float">
            <text:p>0</text:p>
          </table:table-cell>
          <table:table-cell table:formula="of:=['selected results'.K12]" office:value-type="float" office:value="0" calcext:value-type="float">
            <text:p>0</text:p>
          </table:table-cell>
          <table:table-cell table:formula="of:=SUM([.E12:.I12])-[.D12]" office:value-type="float" office:value="0" calcext:value-type="float">
            <text:p>0</text:p>
          </table:table-cell>
        </table:table-row>
        <table:table-row table:style-name="ro1">
          <table:table-cell table:formula="of:=[$general.A13]" office:value-type="float" office:value="6.54" calcext:value-type="float">
            <text:p>6.54</text:p>
          </table:table-cell>
          <table:table-cell table:formula="of:=[$general.B13]" office:value-type="float" office:value="0" calcext:value-type="float">
            <text:p>0</text:p>
          </table:table-cell>
          <table:table-cell table:style-name="ce12" table:formula="of:=[$'copy of results.csv '.C13]" office:value-type="float" office:value="0" calcext:value-type="float">
            <text:p>0</text:p>
          </table:table-cell>
          <table:table-cell table:formula="of:=[$general.S13]" office:value-type="float" office:value="59628.538" calcext:value-type="float">
            <text:p>59628.538</text:p>
          </table:table-cell>
          <table:table-cell table:formula="of:=['selected results'.AL13]" office:value-type="float" office:value="59217.2" calcext:value-type="float">
            <text:p>59217.2</text:p>
          </table:table-cell>
          <table:table-cell table:formula="of:=['selected results'.AI13]" office:value-type="float" office:value="411.338" calcext:value-type="float">
            <text:p>411.338</text:p>
          </table:table-cell>
          <table:table-cell table:formula="of:=['selected results'.AB13]" office:value-type="float" office:value="0" calcext:value-type="float">
            <text:p>0</text:p>
          </table:table-cell>
          <table:table-cell table:formula="of:=['selected results'.T13]" office:value-type="float" office:value="0" calcext:value-type="float">
            <text:p>0</text:p>
          </table:table-cell>
          <table:table-cell table:formula="of:=['selected results'.K13]" office:value-type="float" office:value="0" calcext:value-type="float">
            <text:p>0</text:p>
          </table:table-cell>
          <table:table-cell table:formula="of:=SUM([.E13:.I13])-[.D13]" office:value-type="float" office:value="0" calcext:value-type="float">
            <text:p>0</text:p>
          </table:table-cell>
        </table:table-row>
        <table:table-row table:style-name="ro1">
          <table:table-cell table:formula="of:=[$general.A14]" office:value-type="float" office:value="6.54" calcext:value-type="float">
            <text:p>6.54</text:p>
          </table:table-cell>
          <table:table-cell table:formula="of:=[$general.B14]" office:value-type="float" office:value="0.1" calcext:value-type="float">
            <text:p>0.1</text:p>
          </table:table-cell>
          <table:table-cell table:style-name="ce12" table:formula="of:=[$'copy of results.csv '.C14]" office:value-type="float" office:value="0" calcext:value-type="float">
            <text:p>0</text:p>
          </table:table-cell>
          <table:table-cell table:formula="of:=[$general.S14]" office:value-type="float" office:value="53718.3" calcext:value-type="float">
            <text:p>53718.3</text:p>
          </table:table-cell>
          <table:table-cell table:formula="of:=['selected results'.AL14]" office:value-type="float" office:value="-4574.5" calcext:value-type="float">
            <text:p>-4574.5</text:p>
          </table:table-cell>
          <table:table-cell table:formula="of:=['selected results'.AI14]" office:value-type="float" office:value="58292.8" calcext:value-type="float">
            <text:p>58292.8</text:p>
          </table:table-cell>
          <table:table-cell table:formula="of:=['selected results'.AB14]" office:value-type="float" office:value="0" calcext:value-type="float">
            <text:p>0</text:p>
          </table:table-cell>
          <table:table-cell table:formula="of:=['selected results'.T14]" office:value-type="float" office:value="0" calcext:value-type="float">
            <text:p>0</text:p>
          </table:table-cell>
          <table:table-cell table:formula="of:=['selected results'.K14]" office:value-type="float" office:value="0" calcext:value-type="float">
            <text:p>0</text:p>
          </table:table-cell>
          <table:table-cell table:formula="of:=SUM([.E14:.I14])-[.D14]" office:value-type="float" office:value="0" calcext:value-type="float">
            <text:p>0</text:p>
          </table:table-cell>
        </table:table-row>
        <table:table-row table:style-name="ro1">
          <table:table-cell table:formula="of:=[$general.A15]" office:value-type="float" office:value="6.54" calcext:value-type="float">
            <text:p>6.54</text:p>
          </table:table-cell>
          <table:table-cell table:formula="of:=[$general.B15]" office:value-type="float" office:value="0.2" calcext:value-type="float">
            <text:p>0.2</text:p>
          </table:table-cell>
          <table:table-cell table:style-name="ce12" table:formula="of:=[$'copy of results.csv '.C15]" office:value-type="float" office:value="0" calcext:value-type="float">
            <text:p>0</text:p>
          </table:table-cell>
          <table:table-cell table:formula="of:=[$general.S15]" office:value-type="float" office:value="58034.82" calcext:value-type="float">
            <text:p>58034.82</text:p>
          </table:table-cell>
          <table:table-cell table:formula="of:=['selected results'.AL15]" office:value-type="float" office:value="-3020.78" calcext:value-type="float">
            <text:p>-3020.78</text:p>
          </table:table-cell>
          <table:table-cell table:formula="of:=['selected results'.AI15]" office:value-type="float" office:value="61055.6" calcext:value-type="float">
            <text:p>61055.6</text:p>
          </table:table-cell>
          <table:table-cell table:formula="of:=['selected results'.AB15]" office:value-type="float" office:value="0" calcext:value-type="float">
            <text:p>0</text:p>
          </table:table-cell>
          <table:table-cell table:formula="of:=['selected results'.T15]" office:value-type="float" office:value="0" calcext:value-type="float">
            <text:p>0</text:p>
          </table:table-cell>
          <table:table-cell table:formula="of:=['selected results'.K15]" office:value-type="float" office:value="0" calcext:value-type="float">
            <text:p>0</text:p>
          </table:table-cell>
          <table:table-cell table:formula="of:=SUM([.E15:.I15])-[.D15]" office:value-type="float" office:value="0" calcext:value-type="float">
            <text:p>0</text:p>
          </table:table-cell>
        </table:table-row>
        <table:table-row table:style-name="ro1">
          <table:table-cell table:formula="of:=[$general.A16]" office:value-type="float" office:value="6.54" calcext:value-type="float">
            <text:p>6.54</text:p>
          </table:table-cell>
          <table:table-cell table:formula="of:=[$general.B16]" office:value-type="float" office:value="0.3" calcext:value-type="float">
            <text:p>0.3</text:p>
          </table:table-cell>
          <table:table-cell table:style-name="ce12" table:formula="of:=[$'copy of results.csv '.C16]" office:value-type="float" office:value="0" calcext:value-type="float">
            <text:p>0</text:p>
          </table:table-cell>
          <table:table-cell table:formula="of:=[$general.S16]" office:value-type="float" office:value="58349.46" calcext:value-type="float">
            <text:p>58349.46</text:p>
          </table:table-cell>
          <table:table-cell table:formula="of:=['selected results'.AL16]" office:value-type="float" office:value="-2901.94" calcext:value-type="float">
            <text:p>-2901.94</text:p>
          </table:table-cell>
          <table:table-cell table:formula="of:=['selected results'.AI16]" office:value-type="float" office:value="61251.4" calcext:value-type="float">
            <text:p>61251.4</text:p>
          </table:table-cell>
          <table:table-cell table:formula="of:=['selected results'.AB16]" office:value-type="float" office:value="0" calcext:value-type="float">
            <text:p>0</text:p>
          </table:table-cell>
          <table:table-cell table:formula="of:=['selected results'.T16]" office:value-type="float" office:value="0" calcext:value-type="float">
            <text:p>0</text:p>
          </table:table-cell>
          <table:table-cell table:formula="of:=['selected results'.K16]" office:value-type="float" office:value="0" calcext:value-type="float">
            <text:p>0</text:p>
          </table:table-cell>
          <table:table-cell table:formula="of:=SUM([.E16:.I16])-[.D16]" office:value-type="float" office:value="0" calcext:value-type="float">
            <text:p>0</text:p>
          </table:table-cell>
        </table:table-row>
        <table:table-row table:style-name="ro1">
          <table:table-cell table:formula="of:=[$general.A17]" office:value-type="float" office:value="6.54" calcext:value-type="float">
            <text:p>6.54</text:p>
          </table:table-cell>
          <table:table-cell table:formula="of:=[$general.B17]" office:value-type="float" office:value="0.4" calcext:value-type="float">
            <text:p>0.4</text:p>
          </table:table-cell>
          <table:table-cell table:style-name="ce12" table:formula="of:=[$'copy of results.csv '.C17]" office:value-type="float" office:value="0" calcext:value-type="float">
            <text:p>0</text:p>
          </table:table-cell>
          <table:table-cell table:formula="of:=[$general.S17]" office:value-type="float" office:value="58505.88" calcext:value-type="float">
            <text:p>58505.88</text:p>
          </table:table-cell>
          <table:table-cell table:formula="of:=['selected results'.AL17]" office:value-type="float" office:value="-2847.12" calcext:value-type="float">
            <text:p>-2847.12</text:p>
          </table:table-cell>
          <table:table-cell table:formula="of:=['selected results'.AI17]" office:value-type="float" office:value="61353" calcext:value-type="float">
            <text:p>61353</text:p>
          </table:table-cell>
          <table:table-cell table:formula="of:=['selected results'.AB17]" office:value-type="float" office:value="0" calcext:value-type="float">
            <text:p>0</text:p>
          </table:table-cell>
          <table:table-cell table:formula="of:=['selected results'.T17]" office:value-type="float" office:value="0" calcext:value-type="float">
            <text:p>0</text:p>
          </table:table-cell>
          <table:table-cell table:formula="of:=['selected results'.K17]" office:value-type="float" office:value="0" calcext:value-type="float">
            <text:p>0</text:p>
          </table:table-cell>
          <table:table-cell table:formula="of:=SUM([.E17:.I17])-[.D17]" office:value-type="float" office:value="0" calcext:value-type="float">
            <text:p>0</text:p>
          </table:table-cell>
        </table:table-row>
        <table:table-row table:style-name="ro1">
          <table:table-cell table:formula="of:=[$general.A18]" office:value-type="float" office:value="6.54" calcext:value-type="float">
            <text:p>6.54</text:p>
          </table:table-cell>
          <table:table-cell table:formula="of:=[$general.B18]" office:value-type="float" office:value="0.5" calcext:value-type="float">
            <text:p>0.5</text:p>
          </table:table-cell>
          <table:table-cell table:style-name="ce12" table:formula="of:=[$'copy of results.csv '.C18]" office:value-type="float" office:value="0" calcext:value-type="float">
            <text:p>0</text:p>
          </table:table-cell>
          <table:table-cell table:formula="of:=[$general.S18]" office:value-type="float" office:value="58655.52" calcext:value-type="float">
            <text:p>58655.52</text:p>
          </table:table-cell>
          <table:table-cell table:formula="of:=['selected results'.AL18]" office:value-type="float" office:value="-2796.68" calcext:value-type="float">
            <text:p>-2796.68</text:p>
          </table:table-cell>
          <table:table-cell table:formula="of:=['selected results'.AI18]" office:value-type="float" office:value="61452.2" calcext:value-type="float">
            <text:p>61452.2</text:p>
          </table:table-cell>
          <table:table-cell table:formula="of:=['selected results'.AB18]" office:value-type="float" office:value="0" calcext:value-type="float">
            <text:p>0</text:p>
          </table:table-cell>
          <table:table-cell table:formula="of:=['selected results'.T18]" office:value-type="float" office:value="0" calcext:value-type="float">
            <text:p>0</text:p>
          </table:table-cell>
          <table:table-cell table:formula="of:=['selected results'.K18]" office:value-type="float" office:value="0" calcext:value-type="float">
            <text:p>0</text:p>
          </table:table-cell>
          <table:table-cell table:formula="of:=SUM([.E18:.I18])-[.D18]" office:value-type="float" office:value="0" calcext:value-type="float">
            <text:p>0</text:p>
          </table:table-cell>
        </table:table-row>
        <table:table-row table:style-name="ro1">
          <table:table-cell table:formula="of:=[$general.A19]" office:value-type="float" office:value="6.54" calcext:value-type="float">
            <text:p>6.54</text:p>
          </table:table-cell>
          <table:table-cell table:formula="of:=[$general.B19]" office:value-type="float" office:value="0.6" calcext:value-type="float">
            <text:p>0.6</text:p>
          </table:table-cell>
          <table:table-cell table:style-name="ce12" table:formula="of:=[$'copy of results.csv '.C19]" office:value-type="float" office:value="0" calcext:value-type="float">
            <text:p>0</text:p>
          </table:table-cell>
          <table:table-cell table:formula="of:=[$general.S19]" office:value-type="float" office:value="58902.14" calcext:value-type="float">
            <text:p>58902.14</text:p>
          </table:table-cell>
          <table:table-cell table:formula="of:=['selected results'.AL19]" office:value-type="float" office:value="-2718.36" calcext:value-type="float">
            <text:p>-2718.36</text:p>
          </table:table-cell>
          <table:table-cell table:formula="of:=['selected results'.AI19]" office:value-type="float" office:value="61620.5" calcext:value-type="float">
            <text:p>61620.5</text:p>
          </table:table-cell>
          <table:table-cell table:formula="of:=['selected results'.AB19]" office:value-type="float" office:value="0" calcext:value-type="float">
            <text:p>0</text:p>
          </table:table-cell>
          <table:table-cell table:formula="of:=['selected results'.T19]" office:value-type="float" office:value="0" calcext:value-type="float">
            <text:p>0</text:p>
          </table:table-cell>
          <table:table-cell table:formula="of:=['selected results'.K19]" office:value-type="float" office:value="0" calcext:value-type="float">
            <text:p>0</text:p>
          </table:table-cell>
          <table:table-cell table:formula="of:=SUM([.E19:.I19])-[.D19]" office:value-type="float" office:value="0" calcext:value-type="float">
            <text:p>0</text:p>
          </table:table-cell>
        </table:table-row>
        <table:table-row table:style-name="ro1">
          <table:table-cell table:formula="of:=[$general.A20]" office:value-type="float" office:value="6.54" calcext:value-type="float">
            <text:p>6.54</text:p>
          </table:table-cell>
          <table:table-cell table:formula="of:=[$general.B20]" office:value-type="float" office:value="0.7" calcext:value-type="float">
            <text:p>0.7</text:p>
          </table:table-cell>
          <table:table-cell table:style-name="ce12" table:formula="of:=[$'copy of results.csv '.C20]" office:value-type="float" office:value="0" calcext:value-type="float">
            <text:p>0</text:p>
          </table:table-cell>
          <table:table-cell table:formula="of:=[$general.S20]" office:value-type="float" office:value="58972.67" calcext:value-type="float">
            <text:p>58972.67</text:p>
          </table:table-cell>
          <table:table-cell table:formula="of:=['selected results'.AL20]" office:value-type="float" office:value="-2698.63" calcext:value-type="float">
            <text:p>-2698.63</text:p>
          </table:table-cell>
          <table:table-cell table:formula="of:=['selected results'.AI20]" office:value-type="float" office:value="61671.3" calcext:value-type="float">
            <text:p>61671.3</text:p>
          </table:table-cell>
          <table:table-cell table:formula="of:=['selected results'.AB20]" office:value-type="float" office:value="0" calcext:value-type="float">
            <text:p>0</text:p>
          </table:table-cell>
          <table:table-cell table:formula="of:=['selected results'.T20]" office:value-type="float" office:value="0" calcext:value-type="float">
            <text:p>0</text:p>
          </table:table-cell>
          <table:table-cell table:formula="of:=['selected results'.K20]" office:value-type="float" office:value="0" calcext:value-type="float">
            <text:p>0</text:p>
          </table:table-cell>
          <table:table-cell table:formula="of:=SUM([.E20:.I20])-[.D20]" office:value-type="float" office:value="0" calcext:value-type="float">
            <text:p>0</text:p>
          </table:table-cell>
        </table:table-row>
        <table:table-row table:style-name="ro1">
          <table:table-cell table:formula="of:=[$general.A21]" office:value-type="float" office:value="6.54" calcext:value-type="float">
            <text:p>6.54</text:p>
          </table:table-cell>
          <table:table-cell table:formula="of:=[$general.B21]" office:value-type="float" office:value="0.8" calcext:value-type="float">
            <text:p>0.8</text:p>
          </table:table-cell>
          <table:table-cell table:style-name="ce12" table:formula="of:=[$'copy of results.csv '.C21]" office:value-type="float" office:value="0" calcext:value-type="float">
            <text:p>0</text:p>
          </table:table-cell>
          <table:table-cell table:formula="of:=[$general.S21]" office:value-type="float" office:value="58987.36" calcext:value-type="float">
            <text:p>58987.36</text:p>
          </table:table-cell>
          <table:table-cell table:formula="of:=['selected results'.AL21]" office:value-type="float" office:value="-2694.74" calcext:value-type="float">
            <text:p>-2694.74</text:p>
          </table:table-cell>
          <table:table-cell table:formula="of:=['selected results'.AI21]" office:value-type="float" office:value="61682.1" calcext:value-type="float">
            <text:p>61682.1</text:p>
          </table:table-cell>
          <table:table-cell table:formula="of:=['selected results'.AB21]" office:value-type="float" office:value="0" calcext:value-type="float">
            <text:p>0</text:p>
          </table:table-cell>
          <table:table-cell table:formula="of:=['selected results'.T21]" office:value-type="float" office:value="0" calcext:value-type="float">
            <text:p>0</text:p>
          </table:table-cell>
          <table:table-cell table:formula="of:=['selected results'.K21]" office:value-type="float" office:value="0" calcext:value-type="float">
            <text:p>0</text:p>
          </table:table-cell>
          <table:table-cell table:formula="of:=SUM([.E21:.I21])-[.D21]" office:value-type="float" office:value="0" calcext:value-type="float">
            <text:p>0</text:p>
          </table:table-cell>
        </table:table-row>
        <table:table-row table:style-name="ro1">
          <table:table-cell table:formula="of:=[$general.A22]" office:value-type="float" office:value="6.54" calcext:value-type="float">
            <text:p>6.54</text:p>
          </table:table-cell>
          <table:table-cell table:formula="of:=[$general.B22]" office:value-type="float" office:value="0.9" calcext:value-type="float">
            <text:p>0.9</text:p>
          </table:table-cell>
          <table:table-cell table:style-name="ce12" table:formula="of:=[$'copy of results.csv '.C22]" office:value-type="float" office:value="0" calcext:value-type="float">
            <text:p>0</text:p>
          </table:table-cell>
          <table:table-cell table:formula="of:=[$general.S22]" office:value-type="float" office:value="58997.1" calcext:value-type="float">
            <text:p>58997.1</text:p>
          </table:table-cell>
          <table:table-cell table:formula="of:=['selected results'.AL22]" office:value-type="float" office:value="-2692.3" calcext:value-type="float">
            <text:p>-2692.3</text:p>
          </table:table-cell>
          <table:table-cell table:formula="of:=['selected results'.AI22]" office:value-type="float" office:value="61689.4" calcext:value-type="float">
            <text:p>61689.4</text:p>
          </table:table-cell>
          <table:table-cell table:formula="of:=['selected results'.AB22]" office:value-type="float" office:value="0" calcext:value-type="float">
            <text:p>0</text:p>
          </table:table-cell>
          <table:table-cell table:formula="of:=['selected results'.T22]" office:value-type="float" office:value="0" calcext:value-type="float">
            <text:p>0</text:p>
          </table:table-cell>
          <table:table-cell table:formula="of:=['selected results'.K22]" office:value-type="float" office:value="0" calcext:value-type="float">
            <text:p>0</text:p>
          </table:table-cell>
          <table:table-cell table:formula="of:=SUM([.E22:.I22])-[.D22]" office:value-type="float" office:value="0" calcext:value-type="float">
            <text:p>0</text:p>
          </table:table-cell>
        </table:table-row>
        <table:table-row table:style-name="ro1">
          <table:table-cell table:formula="of:=[$general.A23]" office:value-type="float" office:value="6.54" calcext:value-type="float">
            <text:p>6.54</text:p>
          </table:table-cell>
          <table:table-cell table:formula="of:=[$general.B23]" office:value-type="float" office:value="1" calcext:value-type="float">
            <text:p>1</text:p>
          </table:table-cell>
          <table:table-cell table:style-name="ce12" table:formula="of:=[$'copy of results.csv '.C23]" office:value-type="float" office:value="0" calcext:value-type="float">
            <text:p>0</text:p>
          </table:table-cell>
          <table:table-cell table:formula="of:=[$general.S23]" office:value-type="float" office:value="59016.68" calcext:value-type="float">
            <text:p>59016.68</text:p>
          </table:table-cell>
          <table:table-cell table:formula="of:=['selected results'.AL23]" office:value-type="float" office:value="-2687.42" calcext:value-type="float">
            <text:p>-2687.42</text:p>
          </table:table-cell>
          <table:table-cell table:formula="of:=['selected results'.AI23]" office:value-type="float" office:value="61704.1" calcext:value-type="float">
            <text:p>61704.1</text:p>
          </table:table-cell>
          <table:table-cell table:formula="of:=['selected results'.AB23]" office:value-type="float" office:value="0" calcext:value-type="float">
            <text:p>0</text:p>
          </table:table-cell>
          <table:table-cell table:formula="of:=['selected results'.T23]" office:value-type="float" office:value="0" calcext:value-type="float">
            <text:p>0</text:p>
          </table:table-cell>
          <table:table-cell table:formula="of:=['selected results'.K23]" office:value-type="float" office:value="0" calcext:value-type="float">
            <text:p>0</text:p>
          </table:table-cell>
          <table:table-cell table:formula="of:=SUM([.E23:.I23])-[.D23]" office:value-type="float" office:value="0" calcext:value-type="float">
            <text:p>0</text:p>
          </table:table-cell>
        </table:table-row>
        <table:table-row table:style-name="ro1">
          <table:table-cell table:formula="of:=[$general.A24]" office:value-type="float" office:value="13.08" calcext:value-type="float">
            <text:p>13.08</text:p>
          </table:table-cell>
          <table:table-cell table:formula="of:=[$general.B24]" office:value-type="float" office:value="0" calcext:value-type="float">
            <text:p>0</text:p>
          </table:table-cell>
          <table:table-cell table:style-name="ce12" table:formula="of:=[$'copy of results.csv '.C24]" office:value-type="float" office:value="0" calcext:value-type="float">
            <text:p>0</text:p>
          </table:table-cell>
          <table:table-cell table:formula="of:=[$general.S24]" office:value-type="float" office:value="59585.463" calcext:value-type="float">
            <text:p>59585.463</text:p>
          </table:table-cell>
          <table:table-cell table:formula="of:=['selected results'.AL24]" office:value-type="float" office:value="59194.6" calcext:value-type="float">
            <text:p>59194.6</text:p>
          </table:table-cell>
          <table:table-cell table:formula="of:=['selected results'.AI24]" office:value-type="float" office:value="390.863" calcext:value-type="float">
            <text:p>390.863</text:p>
          </table:table-cell>
          <table:table-cell table:formula="of:=['selected results'.AB24]" office:value-type="float" office:value="0" calcext:value-type="float">
            <text:p>0</text:p>
          </table:table-cell>
          <table:table-cell table:formula="of:=['selected results'.T24]" office:value-type="float" office:value="0" calcext:value-type="float">
            <text:p>0</text:p>
          </table:table-cell>
          <table:table-cell table:formula="of:=['selected results'.K24]" office:value-type="float" office:value="0" calcext:value-type="float">
            <text:p>0</text:p>
          </table:table-cell>
          <table:table-cell table:formula="of:=SUM([.E24:.I24])-[.D24]" office:value-type="float" office:value="0" calcext:value-type="float">
            <text:p>0</text:p>
          </table:table-cell>
        </table:table-row>
        <table:table-row table:style-name="ro1">
          <table:table-cell table:formula="of:=[$general.A25]" office:value-type="float" office:value="13.08" calcext:value-type="float">
            <text:p>13.08</text:p>
          </table:table-cell>
          <table:table-cell table:formula="of:=[$general.B25]" office:value-type="float" office:value="0.1" calcext:value-type="float">
            <text:p>0.1</text:p>
          </table:table-cell>
          <table:table-cell table:style-name="ce12" table:formula="of:=[$'copy of results.csv '.C25]" office:value-type="float" office:value="0" calcext:value-type="float">
            <text:p>0</text:p>
          </table:table-cell>
          <table:table-cell table:formula="of:=[$general.S25]" office:value-type="float" office:value="56686.9" calcext:value-type="float">
            <text:p>56686.9</text:p>
          </table:table-cell>
          <table:table-cell table:formula="of:=['selected results'.AL25]" office:value-type="float" office:value="-3534.5" calcext:value-type="float">
            <text:p>-3534.5</text:p>
          </table:table-cell>
          <table:table-cell table:formula="of:=['selected results'.AI25]" office:value-type="float" office:value="60221.4" calcext:value-type="float">
            <text:p>60221.4</text:p>
          </table:table-cell>
          <table:table-cell table:formula="of:=['selected results'.AB25]" office:value-type="float" office:value="0" calcext:value-type="float">
            <text:p>0</text:p>
          </table:table-cell>
          <table:table-cell table:formula="of:=['selected results'.T25]" office:value-type="float" office:value="0" calcext:value-type="float">
            <text:p>0</text:p>
          </table:table-cell>
          <table:table-cell table:formula="of:=['selected results'.K25]" office:value-type="float" office:value="0" calcext:value-type="float">
            <text:p>0</text:p>
          </table:table-cell>
          <table:table-cell table:formula="of:=SUM([.E25:.I25])-[.D25]" office:value-type="float" office:value="0" calcext:value-type="float">
            <text:p>0</text:p>
          </table:table-cell>
        </table:table-row>
        <table:table-row table:style-name="ro1">
          <table:table-cell table:formula="of:=[$general.A26]" office:value-type="float" office:value="13.08" calcext:value-type="float">
            <text:p>13.08</text:p>
          </table:table-cell>
          <table:table-cell table:formula="of:=[$general.B26]" office:value-type="float" office:value="0.2" calcext:value-type="float">
            <text:p>0.2</text:p>
          </table:table-cell>
          <table:table-cell table:style-name="ce12" table:formula="of:=[$'copy of results.csv '.C26]" office:value-type="float" office:value="0" calcext:value-type="float">
            <text:p>0</text:p>
          </table:table-cell>
          <table:table-cell table:formula="of:=[$general.S26]" office:value-type="float" office:value="59044.35" calcext:value-type="float">
            <text:p>59044.35</text:p>
          </table:table-cell>
          <table:table-cell table:formula="of:=['selected results'.AL26]" office:value-type="float" office:value="-2684.35" calcext:value-type="float">
            <text:p>-2684.35</text:p>
          </table:table-cell>
          <table:table-cell table:formula="of:=['selected results'.AI26]" office:value-type="float" office:value="61728.7" calcext:value-type="float">
            <text:p>61728.7</text:p>
          </table:table-cell>
          <table:table-cell table:formula="of:=['selected results'.AB26]" office:value-type="float" office:value="0" calcext:value-type="float">
            <text:p>0</text:p>
          </table:table-cell>
          <table:table-cell table:formula="of:=['selected results'.T26]" office:value-type="float" office:value="0" calcext:value-type="float">
            <text:p>0</text:p>
          </table:table-cell>
          <table:table-cell table:formula="of:=['selected results'.K26]" office:value-type="float" office:value="0" calcext:value-type="float">
            <text:p>0</text:p>
          </table:table-cell>
          <table:table-cell table:formula="of:=SUM([.E26:.I26])-[.D26]" office:value-type="float" office:value="0" calcext:value-type="float">
            <text:p>0</text:p>
          </table:table-cell>
        </table:table-row>
        <table:table-row table:style-name="ro1">
          <table:table-cell table:formula="of:=[$general.A27]" office:value-type="float" office:value="13.08" calcext:value-type="float">
            <text:p>13.08</text:p>
          </table:table-cell>
          <table:table-cell table:formula="of:=[$general.B27]" office:value-type="float" office:value="0.3" calcext:value-type="float">
            <text:p>0.3</text:p>
          </table:table-cell>
          <table:table-cell table:style-name="ce12" table:formula="of:=[$'copy of results.csv '.C27]" office:value-type="float" office:value="0" calcext:value-type="float">
            <text:p>0</text:p>
          </table:table-cell>
          <table:table-cell table:formula="of:=[$general.S27]" office:value-type="float" office:value="59141.95" calcext:value-type="float">
            <text:p>59141.95</text:p>
          </table:table-cell>
          <table:table-cell table:formula="of:=['selected results'.AL27]" office:value-type="float" office:value="-2659.95" calcext:value-type="float">
            <text:p>-2659.95</text:p>
          </table:table-cell>
          <table:table-cell table:formula="of:=['selected results'.AI27]" office:value-type="float" office:value="61801.9" calcext:value-type="float">
            <text:p>61801.9</text:p>
          </table:table-cell>
          <table:table-cell table:formula="of:=['selected results'.AB27]" office:value-type="float" office:value="0" calcext:value-type="float">
            <text:p>0</text:p>
          </table:table-cell>
          <table:table-cell table:formula="of:=['selected results'.T27]" office:value-type="float" office:value="0" calcext:value-type="float">
            <text:p>0</text:p>
          </table:table-cell>
          <table:table-cell table:formula="of:=['selected results'.K27]" office:value-type="float" office:value="0" calcext:value-type="float">
            <text:p>0</text:p>
          </table:table-cell>
          <table:table-cell table:formula="of:=SUM([.E27:.I27])-[.D27]" office:value-type="float" office:value="0" calcext:value-type="float">
            <text:p>0</text:p>
          </table:table-cell>
        </table:table-row>
        <table:table-row table:style-name="ro1">
          <table:table-cell table:formula="of:=[$general.A28]" office:value-type="float" office:value="13.08" calcext:value-type="float">
            <text:p>13.08</text:p>
          </table:table-cell>
          <table:table-cell table:formula="of:=[$general.B28]" office:value-type="float" office:value="0.4" calcext:value-type="float">
            <text:p>0.4</text:p>
          </table:table-cell>
          <table:table-cell table:style-name="ce12" table:formula="of:=[$'copy of results.csv '.C28]" office:value-type="float" office:value="0" calcext:value-type="float">
            <text:p>0</text:p>
          </table:table-cell>
          <table:table-cell table:formula="of:=[$general.S28]" office:value-type="float" office:value="59141.95" calcext:value-type="float">
            <text:p>59141.95</text:p>
          </table:table-cell>
          <table:table-cell table:formula="of:=['selected results'.AL28]" office:value-type="float" office:value="-2659.95" calcext:value-type="float">
            <text:p>-2659.95</text:p>
          </table:table-cell>
          <table:table-cell table:formula="of:=['selected results'.AI28]" office:value-type="float" office:value="61801.9" calcext:value-type="float">
            <text:p>61801.9</text:p>
          </table:table-cell>
          <table:table-cell table:formula="of:=['selected results'.AB28]" office:value-type="float" office:value="0" calcext:value-type="float">
            <text:p>0</text:p>
          </table:table-cell>
          <table:table-cell table:formula="of:=['selected results'.T28]" office:value-type="float" office:value="0" calcext:value-type="float">
            <text:p>0</text:p>
          </table:table-cell>
          <table:table-cell table:formula="of:=['selected results'.K28]" office:value-type="float" office:value="0" calcext:value-type="float">
            <text:p>0</text:p>
          </table:table-cell>
          <table:table-cell table:formula="of:=SUM([.E28:.I28])-[.D28]" office:value-type="float" office:value="0" calcext:value-type="float">
            <text:p>0</text:p>
          </table:table-cell>
        </table:table-row>
        <table:table-row table:style-name="ro1">
          <table:table-cell table:formula="of:=[$general.A29]" office:value-type="float" office:value="13.08" calcext:value-type="float">
            <text:p>13.08</text:p>
          </table:table-cell>
          <table:table-cell table:formula="of:=[$general.B29]" office:value-type="float" office:value="0.5" calcext:value-type="float">
            <text:p>0.5</text:p>
          </table:table-cell>
          <table:table-cell table:style-name="ce12" table:formula="of:=[$'copy of results.csv '.C29]" office:value-type="float" office:value="0" calcext:value-type="float">
            <text:p>0</text:p>
          </table:table-cell>
          <table:table-cell table:formula="of:=[$general.S29]" office:value-type="float" office:value="59217.2" calcext:value-type="float">
            <text:p>59217.2</text:p>
          </table:table-cell>
          <table:table-cell table:formula="of:=['selected results'.AL29]" office:value-type="float" office:value="-2637.3" calcext:value-type="float">
            <text:p>-2637.3</text:p>
          </table:table-cell>
          <table:table-cell table:formula="of:=['selected results'.AI29]" office:value-type="float" office:value="61854.5" calcext:value-type="float">
            <text:p>61854.5</text:p>
          </table:table-cell>
          <table:table-cell table:formula="of:=['selected results'.AB29]" office:value-type="float" office:value="0" calcext:value-type="float">
            <text:p>0</text:p>
          </table:table-cell>
          <table:table-cell table:formula="of:=['selected results'.T29]" office:value-type="float" office:value="0" calcext:value-type="float">
            <text:p>0</text:p>
          </table:table-cell>
          <table:table-cell table:formula="of:=['selected results'.K29]" office:value-type="float" office:value="0" calcext:value-type="float">
            <text:p>0</text:p>
          </table:table-cell>
          <table:table-cell table:formula="of:=SUM([.E29:.I29])-[.D29]" office:value-type="float" office:value="0" calcext:value-type="float">
            <text:p>0</text:p>
          </table:table-cell>
        </table:table-row>
        <table:table-row table:style-name="ro1">
          <table:table-cell table:formula="of:=[$general.A30]" office:value-type="float" office:value="13.08" calcext:value-type="float">
            <text:p>13.08</text:p>
          </table:table-cell>
          <table:table-cell table:formula="of:=[$general.B30]" office:value-type="float" office:value="0.6" calcext:value-type="float">
            <text:p>0.6</text:p>
          </table:table-cell>
          <table:table-cell table:style-name="ce12" table:formula="of:=[$'copy of results.csv '.C30]" office:value-type="float" office:value="0" calcext:value-type="float">
            <text:p>0</text:p>
          </table:table-cell>
          <table:table-cell table:formula="of:=[$general.S30]" office:value-type="float" office:value="59218.3" calcext:value-type="float">
            <text:p>59218.3</text:p>
          </table:table-cell>
          <table:table-cell table:formula="of:=['selected results'.AL30]" office:value-type="float" office:value="-2637" calcext:value-type="float">
            <text:p>-2637</text:p>
          </table:table-cell>
          <table:table-cell table:formula="of:=['selected results'.AI30]" office:value-type="float" office:value="61855.3" calcext:value-type="float">
            <text:p>61855.3</text:p>
          </table:table-cell>
          <table:table-cell table:formula="of:=['selected results'.AB30]" office:value-type="float" office:value="0" calcext:value-type="float">
            <text:p>0</text:p>
          </table:table-cell>
          <table:table-cell table:formula="of:=['selected results'.T30]" office:value-type="float" office:value="0" calcext:value-type="float">
            <text:p>0</text:p>
          </table:table-cell>
          <table:table-cell table:formula="of:=['selected results'.K30]" office:value-type="float" office:value="0" calcext:value-type="float">
            <text:p>0</text:p>
          </table:table-cell>
          <table:table-cell table:formula="of:=SUM([.E30:.I30])-[.D30]" office:value-type="float" office:value="0" calcext:value-type="float">
            <text:p>0</text:p>
          </table:table-cell>
        </table:table-row>
        <table:table-row table:style-name="ro1">
          <table:table-cell table:formula="of:=[$general.A31]" office:value-type="float" office:value="13.08" calcext:value-type="float">
            <text:p>13.08</text:p>
          </table:table-cell>
          <table:table-cell table:formula="of:=[$general.B31]" office:value-type="float" office:value="0.7" calcext:value-type="float">
            <text:p>0.7</text:p>
          </table:table-cell>
          <table:table-cell table:style-name="ce12" table:formula="of:=[$'copy of results.csv '.C31]" office:value-type="float" office:value="0" calcext:value-type="float">
            <text:p>0</text:p>
          </table:table-cell>
          <table:table-cell table:formula="of:=[$general.S31]" office:value-type="float" office:value="59218.3" calcext:value-type="float">
            <text:p>59218.3</text:p>
          </table:table-cell>
          <table:table-cell table:formula="of:=['selected results'.AL31]" office:value-type="float" office:value="-2637" calcext:value-type="float">
            <text:p>-2637</text:p>
          </table:table-cell>
          <table:table-cell table:formula="of:=['selected results'.AI31]" office:value-type="float" office:value="61855.3" calcext:value-type="float">
            <text:p>61855.3</text:p>
          </table:table-cell>
          <table:table-cell table:formula="of:=['selected results'.AB31]" office:value-type="float" office:value="0" calcext:value-type="float">
            <text:p>0</text:p>
          </table:table-cell>
          <table:table-cell table:formula="of:=['selected results'.T31]" office:value-type="float" office:value="0" calcext:value-type="float">
            <text:p>0</text:p>
          </table:table-cell>
          <table:table-cell table:formula="of:=['selected results'.K31]" office:value-type="float" office:value="0" calcext:value-type="float">
            <text:p>0</text:p>
          </table:table-cell>
          <table:table-cell table:formula="of:=SUM([.E31:.I31])-[.D31]" office:value-type="float" office:value="0" calcext:value-type="float">
            <text:p>0</text:p>
          </table:table-cell>
        </table:table-row>
        <table:table-row table:style-name="ro1">
          <table:table-cell table:formula="of:=[$general.A32]" office:value-type="float" office:value="13.08" calcext:value-type="float">
            <text:p>13.08</text:p>
          </table:table-cell>
          <table:table-cell table:formula="of:=[$general.B32]" office:value-type="float" office:value="0.8" calcext:value-type="float">
            <text:p>0.8</text:p>
          </table:table-cell>
          <table:table-cell table:style-name="ce12" table:formula="of:=[$'copy of results.csv '.C32]" office:value-type="float" office:value="0" calcext:value-type="float">
            <text:p>0</text:p>
          </table:table-cell>
          <table:table-cell table:formula="of:=[$general.S32]" office:value-type="float" office:value="59228.14" calcext:value-type="float">
            <text:p>59228.14</text:p>
          </table:table-cell>
          <table:table-cell table:formula="of:=['selected results'.AL32]" office:value-type="float" office:value="-2634.56" calcext:value-type="float">
            <text:p>-2634.56</text:p>
          </table:table-cell>
          <table:table-cell table:formula="of:=['selected results'.AI32]" office:value-type="float" office:value="61862.7" calcext:value-type="float">
            <text:p>61862.7</text:p>
          </table:table-cell>
          <table:table-cell table:formula="of:=['selected results'.AB32]" office:value-type="float" office:value="0" calcext:value-type="float">
            <text:p>0</text:p>
          </table:table-cell>
          <table:table-cell table:formula="of:=['selected results'.T32]" office:value-type="float" office:value="0" calcext:value-type="float">
            <text:p>0</text:p>
          </table:table-cell>
          <table:table-cell table:formula="of:=['selected results'.K32]" office:value-type="float" office:value="0" calcext:value-type="float">
            <text:p>0</text:p>
          </table:table-cell>
          <table:table-cell table:formula="of:=SUM([.E32:.I32])-[.D32]" office:value-type="float" office:value="0" calcext:value-type="float">
            <text:p>0</text:p>
          </table:table-cell>
        </table:table-row>
        <table:table-row table:style-name="ro1">
          <table:table-cell table:formula="of:=[$general.A33]" office:value-type="float" office:value="13.08" calcext:value-type="float">
            <text:p>13.08</text:p>
          </table:table-cell>
          <table:table-cell table:formula="of:=[$general.B33]" office:value-type="float" office:value="0.9" calcext:value-type="float">
            <text:p>0.9</text:p>
          </table:table-cell>
          <table:table-cell table:style-name="ce12" table:formula="of:=[$'copy of results.csv '.C33]" office:value-type="float" office:value="0" calcext:value-type="float">
            <text:p>0</text:p>
          </table:table-cell>
          <table:table-cell table:formula="of:=[$general.S33]" office:value-type="float" office:value="59228.14" calcext:value-type="float">
            <text:p>59228.14</text:p>
          </table:table-cell>
          <table:table-cell table:formula="of:=['selected results'.AL33]" office:value-type="float" office:value="-2634.56" calcext:value-type="float">
            <text:p>-2634.56</text:p>
          </table:table-cell>
          <table:table-cell table:formula="of:=['selected results'.AI33]" office:value-type="float" office:value="61862.7" calcext:value-type="float">
            <text:p>61862.7</text:p>
          </table:table-cell>
          <table:table-cell table:formula="of:=['selected results'.AB33]" office:value-type="float" office:value="0" calcext:value-type="float">
            <text:p>0</text:p>
          </table:table-cell>
          <table:table-cell table:formula="of:=['selected results'.T33]" office:value-type="float" office:value="0" calcext:value-type="float">
            <text:p>0</text:p>
          </table:table-cell>
          <table:table-cell table:formula="of:=['selected results'.K33]" office:value-type="float" office:value="0" calcext:value-type="float">
            <text:p>0</text:p>
          </table:table-cell>
          <table:table-cell table:formula="of:=SUM([.E33:.I33])-[.D33]" office:value-type="float" office:value="0" calcext:value-type="float">
            <text:p>0</text:p>
          </table:table-cell>
        </table:table-row>
        <table:table-row table:style-name="ro1">
          <table:table-cell table:formula="of:=[$general.A34]" office:value-type="float" office:value="13.08" calcext:value-type="float">
            <text:p>13.08</text:p>
          </table:table-cell>
          <table:table-cell table:formula="of:=[$general.B34]" office:value-type="float" office:value="1" calcext:value-type="float">
            <text:p>1</text:p>
          </table:table-cell>
          <table:table-cell table:style-name="ce12" table:formula="of:=[$'copy of results.csv '.C34]" office:value-type="float" office:value="0" calcext:value-type="float">
            <text:p>0</text:p>
          </table:table-cell>
          <table:table-cell table:formula="of:=[$general.S34]" office:value-type="float" office:value="59228.14" calcext:value-type="float">
            <text:p>59228.14</text:p>
          </table:table-cell>
          <table:table-cell table:formula="of:=['selected results'.AL34]" office:value-type="float" office:value="-2634.56" calcext:value-type="float">
            <text:p>-2634.56</text:p>
          </table:table-cell>
          <table:table-cell table:formula="of:=['selected results'.AI34]" office:value-type="float" office:value="61862.7" calcext:value-type="float">
            <text:p>61862.7</text:p>
          </table:table-cell>
          <table:table-cell table:formula="of:=['selected results'.AB34]" office:value-type="float" office:value="0" calcext:value-type="float">
            <text:p>0</text:p>
          </table:table-cell>
          <table:table-cell table:formula="of:=['selected results'.T34]" office:value-type="float" office:value="0" calcext:value-type="float">
            <text:p>0</text:p>
          </table:table-cell>
          <table:table-cell table:formula="of:=['selected results'.K34]" office:value-type="float" office:value="0" calcext:value-type="float">
            <text:p>0</text:p>
          </table:table-cell>
          <table:table-cell table:formula="of:=SUM([.E34:.I34])-[.D34]" office:value-type="float" office:value="0" calcext:value-type="float">
            <text:p>0</text:p>
          </table:table-cell>
        </table:table-row>
        <table:table-row table:style-name="ro1">
          <table:table-cell table:formula="of:=[$general.A35]" office:value-type="float" office:value="26.16" calcext:value-type="float">
            <text:p>26.16</text:p>
          </table:table-cell>
          <table:table-cell table:formula="of:=[$general.B35]" office:value-type="float" office:value="0" calcext:value-type="float">
            <text:p>0</text:p>
          </table:table-cell>
          <table:table-cell table:style-name="ce12" table:formula="of:=[$'copy of results.csv '.C35]" office:value-type="float" office:value="0" calcext:value-type="float">
            <text:p>0</text:p>
          </table:table-cell>
          <table:table-cell table:formula="of:=[$general.S35]" office:value-type="float" office:value="59212.666" calcext:value-type="float">
            <text:p>59212.666</text:p>
          </table:table-cell>
          <table:table-cell table:formula="of:=['selected results'.AL35]" office:value-type="float" office:value="58706.3" calcext:value-type="float">
            <text:p>58706.3</text:p>
          </table:table-cell>
          <table:table-cell table:formula="of:=['selected results'.AI35]" office:value-type="float" office:value="506.366" calcext:value-type="float">
            <text:p>506.366</text:p>
          </table:table-cell>
          <table:table-cell table:formula="of:=['selected results'.AB35]" office:value-type="float" office:value="0" calcext:value-type="float">
            <text:p>0</text:p>
          </table:table-cell>
          <table:table-cell table:formula="of:=['selected results'.T35]" office:value-type="float" office:value="0" calcext:value-type="float">
            <text:p>0</text:p>
          </table:table-cell>
          <table:table-cell table:formula="of:=['selected results'.K35]" office:value-type="float" office:value="0" calcext:value-type="float">
            <text:p>0</text:p>
          </table:table-cell>
          <table:table-cell table:formula="of:=SUM([.E35:.I35])-[.D35]" office:value-type="float" office:value="0" calcext:value-type="float">
            <text:p>0</text:p>
          </table:table-cell>
        </table:table-row>
        <table:table-row table:style-name="ro1">
          <table:table-cell table:formula="of:=[$general.A36]" office:value-type="float" office:value="26.16" calcext:value-type="float">
            <text:p>26.16</text:p>
          </table:table-cell>
          <table:table-cell table:formula="of:=[$general.B36]" office:value-type="float" office:value="0.1" calcext:value-type="float">
            <text:p>0.1</text:p>
          </table:table-cell>
          <table:table-cell table:style-name="ce12" table:formula="of:=[$'copy of results.csv '.C36]" office:value-type="float" office:value="0" calcext:value-type="float">
            <text:p>0</text:p>
          </table:table-cell>
          <table:table-cell table:formula="of:=[$general.S36]" office:value-type="float" office:value="57185.32" calcext:value-type="float">
            <text:p>57185.32</text:p>
          </table:table-cell>
          <table:table-cell table:formula="of:=['selected results'.AL36]" office:value-type="float" office:value="-3226.48" calcext:value-type="float">
            <text:p>-3226.48</text:p>
          </table:table-cell>
          <table:table-cell table:formula="of:=['selected results'.AI36]" office:value-type="float" office:value="60411.8" calcext:value-type="float">
            <text:p>60411.8</text:p>
          </table:table-cell>
          <table:table-cell table:formula="of:=['selected results'.AB36]" office:value-type="float" office:value="0" calcext:value-type="float">
            <text:p>0</text:p>
          </table:table-cell>
          <table:table-cell table:formula="of:=['selected results'.T36]" office:value-type="float" office:value="0" calcext:value-type="float">
            <text:p>0</text:p>
          </table:table-cell>
          <table:table-cell table:formula="of:=['selected results'.K36]" office:value-type="float" office:value="0" calcext:value-type="float">
            <text:p>0</text:p>
          </table:table-cell>
          <table:table-cell table:formula="of:=SUM([.E36:.I36])-[.D36]" office:value-type="float" office:value="0" calcext:value-type="float">
            <text:p>0</text:p>
          </table:table-cell>
        </table:table-row>
        <table:table-row table:style-name="ro1">
          <table:table-cell table:formula="of:=[$general.A37]" office:value-type="float" office:value="26.16" calcext:value-type="float">
            <text:p>26.16</text:p>
          </table:table-cell>
          <table:table-cell table:formula="of:=[$general.B37]" office:value-type="float" office:value="0.2" calcext:value-type="float">
            <text:p>0.2</text:p>
          </table:table-cell>
          <table:table-cell table:style-name="ce12" table:formula="of:=[$'copy of results.csv '.C37]" office:value-type="float" office:value="0" calcext:value-type="float">
            <text:p>0</text:p>
          </table:table-cell>
          <table:table-cell table:formula="of:=[$general.S37]" office:value-type="float" office:value="58338.86" calcext:value-type="float">
            <text:p>58338.86</text:p>
          </table:table-cell>
          <table:table-cell table:formula="of:=['selected results'.AL37]" office:value-type="float" office:value="-2707.04" calcext:value-type="float">
            <text:p>-2707.04</text:p>
          </table:table-cell>
          <table:table-cell table:formula="of:=['selected results'.AI37]" office:value-type="float" office:value="61045.9" calcext:value-type="float">
            <text:p>61045.9</text:p>
          </table:table-cell>
          <table:table-cell table:formula="of:=['selected results'.AB37]" office:value-type="float" office:value="0" calcext:value-type="float">
            <text:p>0</text:p>
          </table:table-cell>
          <table:table-cell table:formula="of:=['selected results'.T37]" office:value-type="float" office:value="0" calcext:value-type="float">
            <text:p>0</text:p>
          </table:table-cell>
          <table:table-cell table:formula="of:=['selected results'.K37]" office:value-type="float" office:value="0" calcext:value-type="float">
            <text:p>0</text:p>
          </table:table-cell>
          <table:table-cell table:formula="of:=SUM([.E37:.I37])-[.D37]" office:value-type="float" office:value="0" calcext:value-type="float">
            <text:p>0</text:p>
          </table:table-cell>
        </table:table-row>
        <table:table-row table:style-name="ro1">
          <table:table-cell table:formula="of:=[$general.A38]" office:value-type="float" office:value="26.16" calcext:value-type="float">
            <text:p>26.16</text:p>
          </table:table-cell>
          <table:table-cell table:formula="of:=[$general.B38]" office:value-type="float" office:value="0.3" calcext:value-type="float">
            <text:p>0.3</text:p>
          </table:table-cell>
          <table:table-cell table:style-name="ce12" table:formula="of:=[$'copy of results.csv '.C38]" office:value-type="float" office:value="0" calcext:value-type="float">
            <text:p>0</text:p>
          </table:table-cell>
          <table:table-cell table:formula="of:=[$general.S38]" office:value-type="float" office:value="58338.86" calcext:value-type="float">
            <text:p>58338.86</text:p>
          </table:table-cell>
          <table:table-cell table:formula="of:=['selected results'.AL38]" office:value-type="float" office:value="-2707.04" calcext:value-type="float">
            <text:p>-2707.04</text:p>
          </table:table-cell>
          <table:table-cell table:formula="of:=['selected results'.AI38]" office:value-type="float" office:value="61045.9" calcext:value-type="float">
            <text:p>61045.9</text:p>
          </table:table-cell>
          <table:table-cell table:formula="of:=['selected results'.AB38]" office:value-type="float" office:value="0" calcext:value-type="float">
            <text:p>0</text:p>
          </table:table-cell>
          <table:table-cell table:formula="of:=['selected results'.T38]" office:value-type="float" office:value="0" calcext:value-type="float">
            <text:p>0</text:p>
          </table:table-cell>
          <table:table-cell table:formula="of:=['selected results'.K38]" office:value-type="float" office:value="0" calcext:value-type="float">
            <text:p>0</text:p>
          </table:table-cell>
          <table:table-cell table:formula="of:=SUM([.E38:.I38])-[.D38]" office:value-type="float" office:value="0" calcext:value-type="float">
            <text:p>0</text:p>
          </table:table-cell>
        </table:table-row>
        <table:table-row table:style-name="ro1">
          <table:table-cell table:formula="of:=[$general.A39]" office:value-type="float" office:value="26.16" calcext:value-type="float">
            <text:p>26.16</text:p>
          </table:table-cell>
          <table:table-cell table:formula="of:=[$general.B39]" office:value-type="float" office:value="0.4" calcext:value-type="float">
            <text:p>0.4</text:p>
          </table:table-cell>
          <table:table-cell table:style-name="ce12" table:formula="of:=[$'copy of results.csv '.C39]" office:value-type="float" office:value="0" calcext:value-type="float">
            <text:p>0</text:p>
          </table:table-cell>
          <table:table-cell table:formula="of:=[$general.S39]" office:value-type="float" office:value="58338.86" calcext:value-type="float">
            <text:p>58338.86</text:p>
          </table:table-cell>
          <table:table-cell table:formula="of:=['selected results'.AL39]" office:value-type="float" office:value="-2707.04" calcext:value-type="float">
            <text:p>-2707.04</text:p>
          </table:table-cell>
          <table:table-cell table:formula="of:=['selected results'.AI39]" office:value-type="float" office:value="61045.9" calcext:value-type="float">
            <text:p>61045.9</text:p>
          </table:table-cell>
          <table:table-cell table:formula="of:=['selected results'.AB39]" office:value-type="float" office:value="0" calcext:value-type="float">
            <text:p>0</text:p>
          </table:table-cell>
          <table:table-cell table:formula="of:=['selected results'.T39]" office:value-type="float" office:value="0" calcext:value-type="float">
            <text:p>0</text:p>
          </table:table-cell>
          <table:table-cell table:formula="of:=['selected results'.K39]" office:value-type="float" office:value="0" calcext:value-type="float">
            <text:p>0</text:p>
          </table:table-cell>
          <table:table-cell table:formula="of:=SUM([.E39:.I39])-[.D39]" office:value-type="float" office:value="0" calcext:value-type="float">
            <text:p>0</text:p>
          </table:table-cell>
        </table:table-row>
        <table:table-row table:style-name="ro1">
          <table:table-cell table:formula="of:=[$general.A40]" office:value-type="float" office:value="26.16" calcext:value-type="float">
            <text:p>26.16</text:p>
          </table:table-cell>
          <table:table-cell table:formula="of:=[$general.B40]" office:value-type="float" office:value="0.5" calcext:value-type="float">
            <text:p>0.5</text:p>
          </table:table-cell>
          <table:table-cell table:style-name="ce12" table:formula="of:=[$'copy of results.csv '.C40]" office:value-type="float" office:value="0" calcext:value-type="float">
            <text:p>0</text:p>
          </table:table-cell>
          <table:table-cell table:formula="of:=[$general.S40]" office:value-type="float" office:value="58338.86" calcext:value-type="float">
            <text:p>58338.86</text:p>
          </table:table-cell>
          <table:table-cell table:formula="of:=['selected results'.AL40]" office:value-type="float" office:value="-2707.04" calcext:value-type="float">
            <text:p>-2707.04</text:p>
          </table:table-cell>
          <table:table-cell table:formula="of:=['selected results'.AI40]" office:value-type="float" office:value="61045.9" calcext:value-type="float">
            <text:p>61045.9</text:p>
          </table:table-cell>
          <table:table-cell table:formula="of:=['selected results'.AB40]" office:value-type="float" office:value="0" calcext:value-type="float">
            <text:p>0</text:p>
          </table:table-cell>
          <table:table-cell table:formula="of:=['selected results'.T40]" office:value-type="float" office:value="0" calcext:value-type="float">
            <text:p>0</text:p>
          </table:table-cell>
          <table:table-cell table:formula="of:=['selected results'.K40]" office:value-type="float" office:value="0" calcext:value-type="float">
            <text:p>0</text:p>
          </table:table-cell>
          <table:table-cell table:formula="of:=SUM([.E40:.I40])-[.D40]" office:value-type="float" office:value="0" calcext:value-type="float">
            <text:p>0</text:p>
          </table:table-cell>
        </table:table-row>
        <table:table-row table:style-name="ro1">
          <table:table-cell table:formula="of:=[$general.A41]" office:value-type="float" office:value="26.16" calcext:value-type="float">
            <text:p>26.16</text:p>
          </table:table-cell>
          <table:table-cell table:formula="of:=[$general.B41]" office:value-type="float" office:value="0.6" calcext:value-type="float">
            <text:p>0.6</text:p>
          </table:table-cell>
          <table:table-cell table:style-name="ce12" table:formula="of:=[$'copy of results.csv '.C41]" office:value-type="float" office:value="0" calcext:value-type="float">
            <text:p>0</text:p>
          </table:table-cell>
          <table:table-cell table:formula="of:=[$general.S41]" office:value-type="float" office:value="58338.86" calcext:value-type="float">
            <text:p>58338.86</text:p>
          </table:table-cell>
          <table:table-cell table:formula="of:=['selected results'.AL41]" office:value-type="float" office:value="-2707.04" calcext:value-type="float">
            <text:p>-2707.04</text:p>
          </table:table-cell>
          <table:table-cell table:formula="of:=['selected results'.AI41]" office:value-type="float" office:value="61045.9" calcext:value-type="float">
            <text:p>61045.9</text:p>
          </table:table-cell>
          <table:table-cell table:formula="of:=['selected results'.AB41]" office:value-type="float" office:value="0" calcext:value-type="float">
            <text:p>0</text:p>
          </table:table-cell>
          <table:table-cell table:formula="of:=['selected results'.T41]" office:value-type="float" office:value="0" calcext:value-type="float">
            <text:p>0</text:p>
          </table:table-cell>
          <table:table-cell table:formula="of:=['selected results'.K41]" office:value-type="float" office:value="0" calcext:value-type="float">
            <text:p>0</text:p>
          </table:table-cell>
          <table:table-cell table:formula="of:=SUM([.E41:.I41])-[.D41]" office:value-type="float" office:value="0" calcext:value-type="float">
            <text:p>0</text:p>
          </table:table-cell>
        </table:table-row>
        <table:table-row table:style-name="ro1">
          <table:table-cell table:formula="of:=[$general.A42]" office:value-type="float" office:value="26.16" calcext:value-type="float">
            <text:p>26.16</text:p>
          </table:table-cell>
          <table:table-cell table:formula="of:=[$general.B42]" office:value-type="float" office:value="0.7" calcext:value-type="float">
            <text:p>0.7</text:p>
          </table:table-cell>
          <table:table-cell table:style-name="ce12" table:formula="of:=[$'copy of results.csv '.C42]" office:value-type="float" office:value="0" calcext:value-type="float">
            <text:p>0</text:p>
          </table:table-cell>
          <table:table-cell table:formula="of:=[$general.S42]" office:value-type="float" office:value="58338.86" calcext:value-type="float">
            <text:p>58338.86</text:p>
          </table:table-cell>
          <table:table-cell table:formula="of:=['selected results'.AL42]" office:value-type="float" office:value="-2707.04" calcext:value-type="float">
            <text:p>-2707.04</text:p>
          </table:table-cell>
          <table:table-cell table:formula="of:=['selected results'.AI42]" office:value-type="float" office:value="61045.9" calcext:value-type="float">
            <text:p>61045.9</text:p>
          </table:table-cell>
          <table:table-cell table:formula="of:=['selected results'.AB42]" office:value-type="float" office:value="0" calcext:value-type="float">
            <text:p>0</text:p>
          </table:table-cell>
          <table:table-cell table:formula="of:=['selected results'.T42]" office:value-type="float" office:value="0" calcext:value-type="float">
            <text:p>0</text:p>
          </table:table-cell>
          <table:table-cell table:formula="of:=['selected results'.K42]" office:value-type="float" office:value="0" calcext:value-type="float">
            <text:p>0</text:p>
          </table:table-cell>
          <table:table-cell table:formula="of:=SUM([.E42:.I42])-[.D42]" office:value-type="float" office:value="0" calcext:value-type="float">
            <text:p>0</text:p>
          </table:table-cell>
        </table:table-row>
        <table:table-row table:style-name="ro1">
          <table:table-cell table:formula="of:=[$general.A43]" office:value-type="float" office:value="26.16" calcext:value-type="float">
            <text:p>26.16</text:p>
          </table:table-cell>
          <table:table-cell table:formula="of:=[$general.B43]" office:value-type="float" office:value="0.8" calcext:value-type="float">
            <text:p>0.8</text:p>
          </table:table-cell>
          <table:table-cell table:style-name="ce12" table:formula="of:=[$'copy of results.csv '.C43]" office:value-type="float" office:value="0" calcext:value-type="float">
            <text:p>0</text:p>
          </table:table-cell>
          <table:table-cell table:formula="of:=[$general.S43]" office:value-type="float" office:value="58338.86" calcext:value-type="float">
            <text:p>58338.86</text:p>
          </table:table-cell>
          <table:table-cell table:formula="of:=['selected results'.AL43]" office:value-type="float" office:value="-2707.04" calcext:value-type="float">
            <text:p>-2707.04</text:p>
          </table:table-cell>
          <table:table-cell table:formula="of:=['selected results'.AI43]" office:value-type="float" office:value="61045.9" calcext:value-type="float">
            <text:p>61045.9</text:p>
          </table:table-cell>
          <table:table-cell table:formula="of:=['selected results'.AB43]" office:value-type="float" office:value="0" calcext:value-type="float">
            <text:p>0</text:p>
          </table:table-cell>
          <table:table-cell table:formula="of:=['selected results'.T43]" office:value-type="float" office:value="0" calcext:value-type="float">
            <text:p>0</text:p>
          </table:table-cell>
          <table:table-cell table:formula="of:=['selected results'.K43]" office:value-type="float" office:value="0" calcext:value-type="float">
            <text:p>0</text:p>
          </table:table-cell>
          <table:table-cell table:formula="of:=SUM([.E43:.I43])-[.D43]" office:value-type="float" office:value="0" calcext:value-type="float">
            <text:p>0</text:p>
          </table:table-cell>
        </table:table-row>
        <table:table-row table:style-name="ro1">
          <table:table-cell table:formula="of:=[$general.A44]" office:value-type="float" office:value="26.16" calcext:value-type="float">
            <text:p>26.16</text:p>
          </table:table-cell>
          <table:table-cell table:formula="of:=[$general.B44]" office:value-type="float" office:value="0.9" calcext:value-type="float">
            <text:p>0.9</text:p>
          </table:table-cell>
          <table:table-cell table:style-name="ce12" table:formula="of:=[$'copy of results.csv '.C44]" office:value-type="float" office:value="0" calcext:value-type="float">
            <text:p>0</text:p>
          </table:table-cell>
          <table:table-cell table:formula="of:=[$general.S44]" office:value-type="float" office:value="58338.86" calcext:value-type="float">
            <text:p>58338.86</text:p>
          </table:table-cell>
          <table:table-cell table:formula="of:=['selected results'.AL44]" office:value-type="float" office:value="-2707.04" calcext:value-type="float">
            <text:p>-2707.04</text:p>
          </table:table-cell>
          <table:table-cell table:formula="of:=['selected results'.AI44]" office:value-type="float" office:value="61045.9" calcext:value-type="float">
            <text:p>61045.9</text:p>
          </table:table-cell>
          <table:table-cell table:formula="of:=['selected results'.AB44]" office:value-type="float" office:value="0" calcext:value-type="float">
            <text:p>0</text:p>
          </table:table-cell>
          <table:table-cell table:formula="of:=['selected results'.T44]" office:value-type="float" office:value="0" calcext:value-type="float">
            <text:p>0</text:p>
          </table:table-cell>
          <table:table-cell table:formula="of:=['selected results'.K44]" office:value-type="float" office:value="0" calcext:value-type="float">
            <text:p>0</text:p>
          </table:table-cell>
          <table:table-cell table:formula="of:=SUM([.E44:.I44])-[.D44]" office:value-type="float" office:value="0" calcext:value-type="float">
            <text:p>0</text:p>
          </table:table-cell>
        </table:table-row>
        <table:table-row table:style-name="ro1">
          <table:table-cell table:formula="of:=[$general.A45]" office:value-type="float" office:value="26.16" calcext:value-type="float">
            <text:p>26.16</text:p>
          </table:table-cell>
          <table:table-cell table:formula="of:=[$general.B45]" office:value-type="float" office:value="1" calcext:value-type="float">
            <text:p>1</text:p>
          </table:table-cell>
          <table:table-cell table:style-name="ce12" table:formula="of:=[$'copy of results.csv '.C45]" office:value-type="float" office:value="0" calcext:value-type="float">
            <text:p>0</text:p>
          </table:table-cell>
          <table:table-cell table:formula="of:=[$general.S45]" office:value-type="float" office:value="58405.45" calcext:value-type="float">
            <text:p>58405.45</text:p>
          </table:table-cell>
          <table:table-cell table:formula="of:=['selected results'.AL45]" office:value-type="float" office:value="-2640.45" calcext:value-type="float">
            <text:p>-2640.45</text:p>
          </table:table-cell>
          <table:table-cell table:formula="of:=['selected results'.AI45]" office:value-type="float" office:value="61045.9" calcext:value-type="float">
            <text:p>61045.9</text:p>
          </table:table-cell>
          <table:table-cell table:formula="of:=['selected results'.AB45]" office:value-type="float" office:value="0" calcext:value-type="float">
            <text:p>0</text:p>
          </table:table-cell>
          <table:table-cell table:formula="of:=['selected results'.T45]" office:value-type="float" office:value="0" calcext:value-type="float">
            <text:p>0</text:p>
          </table:table-cell>
          <table:table-cell table:formula="of:=['selected results'.K45]" office:value-type="float" office:value="0" calcext:value-type="float">
            <text:p>0</text:p>
          </table:table-cell>
          <table:table-cell table:formula="of:=SUM([.E45:.I45])-[.D45]" office:value-type="float" office:value="0" calcext:value-type="float">
            <text:p>0</text:p>
          </table:table-cell>
        </table:table-row>
        <table:table-row table:style-name="ro1">
          <table:table-cell table:formula="of:=[$general.A46]" office:value-type="float" office:value="52.32" calcext:value-type="float">
            <text:p>52.32</text:p>
          </table:table-cell>
          <table:table-cell table:formula="of:=[$general.B46]" office:value-type="float" office:value="0" calcext:value-type="float">
            <text:p>0</text:p>
          </table:table-cell>
          <table:table-cell table:style-name="ce12" table:formula="of:=[$'copy of results.csv '.C46]" office:value-type="float" office:value="0" calcext:value-type="float">
            <text:p>0</text:p>
          </table:table-cell>
          <table:table-cell table:formula="of:=[$general.S46]" office:value-type="float" office:value="52930.938" calcext:value-type="float">
            <text:p>52930.938</text:p>
          </table:table-cell>
          <table:table-cell table:formula="of:=['selected results'.AL46]" office:value-type="float" office:value="52588.6" calcext:value-type="float">
            <text:p>52588.6</text:p>
          </table:table-cell>
          <table:table-cell table:formula="of:=['selected results'.AI46]" office:value-type="float" office:value="342.338" calcext:value-type="float">
            <text:p>342.338</text:p>
          </table:table-cell>
          <table:table-cell table:formula="of:=['selected results'.AB46]" office:value-type="float" office:value="0" calcext:value-type="float">
            <text:p>0</text:p>
          </table:table-cell>
          <table:table-cell table:formula="of:=['selected results'.T46]" office:value-type="float" office:value="0" calcext:value-type="float">
            <text:p>0</text:p>
          </table:table-cell>
          <table:table-cell table:formula="of:=['selected results'.K46]" office:value-type="float" office:value="0" calcext:value-type="float">
            <text:p>0</text:p>
          </table:table-cell>
          <table:table-cell table:formula="of:=SUM([.E46:.I46])-[.D46]" office:value-type="float" office:value="0" calcext:value-type="float">
            <text:p>0</text:p>
          </table:table-cell>
        </table:table-row>
        <table:table-row table:style-name="ro1">
          <table:table-cell table:formula="of:=[$general.A47]" office:value-type="float" office:value="52.32" calcext:value-type="float">
            <text:p>52.32</text:p>
          </table:table-cell>
          <table:table-cell table:formula="of:=[$general.B47]" office:value-type="float" office:value="0.1" calcext:value-type="float">
            <text:p>0.1</text:p>
          </table:table-cell>
          <table:table-cell table:style-name="ce12" table:formula="of:=[$'copy of results.csv '.C47]" office:value-type="float" office:value="0" calcext:value-type="float">
            <text:p>0</text:p>
          </table:table-cell>
          <table:table-cell table:formula="of:=[$general.S47]" office:value-type="float" office:value="51583.63" calcext:value-type="float">
            <text:p>51583.63</text:p>
          </table:table-cell>
          <table:table-cell table:formula="of:=['selected results'.AL47]" office:value-type="float" office:value="-6120.17" calcext:value-type="float">
            <text:p>-6120.17</text:p>
          </table:table-cell>
          <table:table-cell table:formula="of:=['selected results'.AI47]" office:value-type="float" office:value="57703.8" calcext:value-type="float">
            <text:p>57703.8</text:p>
          </table:table-cell>
          <table:table-cell table:formula="of:=['selected results'.AB47]" office:value-type="float" office:value="0" calcext:value-type="float">
            <text:p>0</text:p>
          </table:table-cell>
          <table:table-cell table:formula="of:=['selected results'.T47]" office:value-type="float" office:value="0" calcext:value-type="float">
            <text:p>0</text:p>
          </table:table-cell>
          <table:table-cell table:formula="of:=['selected results'.K47]" office:value-type="float" office:value="0" calcext:value-type="float">
            <text:p>0</text:p>
          </table:table-cell>
          <table:table-cell table:formula="of:=SUM([.E47:.I47])-[.D47]" office:value-type="float" office:value="0" calcext:value-type="float">
            <text:p>0</text:p>
          </table:table-cell>
        </table:table-row>
        <table:table-row table:style-name="ro1">
          <table:table-cell table:formula="of:=[$general.A48]" office:value-type="float" office:value="52.32" calcext:value-type="float">
            <text:p>52.32</text:p>
          </table:table-cell>
          <table:table-cell table:formula="of:=[$general.B48]" office:value-type="float" office:value="0.2" calcext:value-type="float">
            <text:p>0.2</text:p>
          </table:table-cell>
          <table:table-cell table:style-name="ce12" table:formula="of:=[$'copy of results.csv '.C48]" office:value-type="float" office:value="0" calcext:value-type="float">
            <text:p>0</text:p>
          </table:table-cell>
          <table:table-cell table:formula="of:=[$general.S48]" office:value-type="float" office:value="51583.63" calcext:value-type="float">
            <text:p>51583.63</text:p>
          </table:table-cell>
          <table:table-cell table:formula="of:=['selected results'.AL48]" office:value-type="float" office:value="-6120.17" calcext:value-type="float">
            <text:p>-6120.17</text:p>
          </table:table-cell>
          <table:table-cell table:formula="of:=['selected results'.AI48]" office:value-type="float" office:value="57703.8" calcext:value-type="float">
            <text:p>57703.8</text:p>
          </table:table-cell>
          <table:table-cell table:formula="of:=['selected results'.AB48]" office:value-type="float" office:value="0" calcext:value-type="float">
            <text:p>0</text:p>
          </table:table-cell>
          <table:table-cell table:formula="of:=['selected results'.T48]" office:value-type="float" office:value="0" calcext:value-type="float">
            <text:p>0</text:p>
          </table:table-cell>
          <table:table-cell table:formula="of:=['selected results'.K48]" office:value-type="float" office:value="0" calcext:value-type="float">
            <text:p>0</text:p>
          </table:table-cell>
          <table:table-cell table:formula="of:=SUM([.E48:.I48])-[.D48]" office:value-type="float" office:value="0" calcext:value-type="float">
            <text:p>0</text:p>
          </table:table-cell>
        </table:table-row>
        <table:table-row table:style-name="ro1">
          <table:table-cell table:formula="of:=[$general.A49]" office:value-type="float" office:value="52.32" calcext:value-type="float">
            <text:p>52.32</text:p>
          </table:table-cell>
          <table:table-cell table:formula="of:=[$general.B49]" office:value-type="float" office:value="0.3" calcext:value-type="float">
            <text:p>0.3</text:p>
          </table:table-cell>
          <table:table-cell table:style-name="ce12" table:formula="of:=[$'copy of results.csv '.C49]" office:value-type="float" office:value="0" calcext:value-type="float">
            <text:p>0</text:p>
          </table:table-cell>
          <table:table-cell table:formula="of:=[$general.S49]" office:value-type="float" office:value="51583.63" calcext:value-type="float">
            <text:p>51583.63</text:p>
          </table:table-cell>
          <table:table-cell table:formula="of:=['selected results'.AL49]" office:value-type="float" office:value="-6120.17" calcext:value-type="float">
            <text:p>-6120.17</text:p>
          </table:table-cell>
          <table:table-cell table:formula="of:=['selected results'.AI49]" office:value-type="float" office:value="57703.8" calcext:value-type="float">
            <text:p>57703.8</text:p>
          </table:table-cell>
          <table:table-cell table:formula="of:=['selected results'.AB49]" office:value-type="float" office:value="0" calcext:value-type="float">
            <text:p>0</text:p>
          </table:table-cell>
          <table:table-cell table:formula="of:=['selected results'.T49]" office:value-type="float" office:value="0" calcext:value-type="float">
            <text:p>0</text:p>
          </table:table-cell>
          <table:table-cell table:formula="of:=['selected results'.K49]" office:value-type="float" office:value="0" calcext:value-type="float">
            <text:p>0</text:p>
          </table:table-cell>
          <table:table-cell table:formula="of:=SUM([.E49:.I49])-[.D49]" office:value-type="float" office:value="0" calcext:value-type="float">
            <text:p>0</text:p>
          </table:table-cell>
        </table:table-row>
        <table:table-row table:style-name="ro1">
          <table:table-cell table:formula="of:=[$general.A50]" office:value-type="float" office:value="52.32" calcext:value-type="float">
            <text:p>52.32</text:p>
          </table:table-cell>
          <table:table-cell table:formula="of:=[$general.B50]" office:value-type="float" office:value="0.4" calcext:value-type="float">
            <text:p>0.4</text:p>
          </table:table-cell>
          <table:table-cell table:style-name="ce12" table:formula="of:=[$'copy of results.csv '.C50]" office:value-type="float" office:value="0" calcext:value-type="float">
            <text:p>0</text:p>
          </table:table-cell>
          <table:table-cell table:formula="of:=[$general.S50]" office:value-type="float" office:value="54356.87" calcext:value-type="float">
            <text:p>54356.87</text:p>
          </table:table-cell>
          <table:table-cell table:formula="of:=['selected results'.AL50]" office:value-type="float" office:value="-3346.93" calcext:value-type="float">
            <text:p>-3346.93</text:p>
          </table:table-cell>
          <table:table-cell table:formula="of:=['selected results'.AI50]" office:value-type="float" office:value="57703.8" calcext:value-type="float">
            <text:p>57703.8</text:p>
          </table:table-cell>
          <table:table-cell table:formula="of:=['selected results'.AB50]" office:value-type="float" office:value="0" calcext:value-type="float">
            <text:p>0</text:p>
          </table:table-cell>
          <table:table-cell table:formula="of:=['selected results'.T50]" office:value-type="float" office:value="0" calcext:value-type="float">
            <text:p>0</text:p>
          </table:table-cell>
          <table:table-cell table:formula="of:=['selected results'.K50]" office:value-type="float" office:value="0" calcext:value-type="float">
            <text:p>0</text:p>
          </table:table-cell>
          <table:table-cell table:formula="of:=SUM([.E50:.I50])-[.D50]" office:value-type="float" office:value="0" calcext:value-type="float">
            <text:p>0</text:p>
          </table:table-cell>
        </table:table-row>
        <table:table-row table:style-name="ro1">
          <table:table-cell table:formula="of:=[$general.A51]" office:value-type="float" office:value="52.32" calcext:value-type="float">
            <text:p>52.32</text:p>
          </table:table-cell>
          <table:table-cell table:formula="of:=[$general.B51]" office:value-type="float" office:value="0.5" calcext:value-type="float">
            <text:p>0.5</text:p>
          </table:table-cell>
          <table:table-cell table:style-name="ce12" table:formula="of:=[$'copy of results.csv '.C51]" office:value-type="float" office:value="0" calcext:value-type="float">
            <text:p>0</text:p>
          </table:table-cell>
          <table:table-cell table:formula="of:=[$general.S51]" office:value-type="float" office:value="54756.42" calcext:value-type="float">
            <text:p>54756.42</text:p>
          </table:table-cell>
          <table:table-cell table:formula="of:=['selected results'.AL51]" office:value-type="float" office:value="-2947.38" calcext:value-type="float">
            <text:p>-2947.38</text:p>
          </table:table-cell>
          <table:table-cell table:formula="of:=['selected results'.AI51]" office:value-type="float" office:value="57703.8" calcext:value-type="float">
            <text:p>57703.8</text:p>
          </table:table-cell>
          <table:table-cell table:formula="of:=['selected results'.AB51]" office:value-type="float" office:value="0" calcext:value-type="float">
            <text:p>0</text:p>
          </table:table-cell>
          <table:table-cell table:formula="of:=['selected results'.T51]" office:value-type="float" office:value="0" calcext:value-type="float">
            <text:p>0</text:p>
          </table:table-cell>
          <table:table-cell table:formula="of:=['selected results'.K51]" office:value-type="float" office:value="0" calcext:value-type="float">
            <text:p>0</text:p>
          </table:table-cell>
          <table:table-cell table:formula="of:=SUM([.E51:.I51])-[.D51]" office:value-type="float" office:value="0" calcext:value-type="float">
            <text:p>0</text:p>
          </table:table-cell>
        </table:table-row>
        <table:table-row table:style-name="ro1">
          <table:table-cell table:formula="of:=[$general.A52]" office:value-type="float" office:value="52.32" calcext:value-type="float">
            <text:p>52.32</text:p>
          </table:table-cell>
          <table:table-cell table:formula="of:=[$general.B52]" office:value-type="float" office:value="0.6" calcext:value-type="float">
            <text:p>0.6</text:p>
          </table:table-cell>
          <table:table-cell table:style-name="ce12" table:formula="of:=[$'copy of results.csv '.C52]" office:value-type="float" office:value="0" calcext:value-type="float">
            <text:p>0</text:p>
          </table:table-cell>
          <table:table-cell table:formula="of:=[$general.S52]" office:value-type="float" office:value="54756.42" calcext:value-type="float">
            <text:p>54756.42</text:p>
          </table:table-cell>
          <table:table-cell table:formula="of:=['selected results'.AL52]" office:value-type="float" office:value="-2947.38" calcext:value-type="float">
            <text:p>-2947.38</text:p>
          </table:table-cell>
          <table:table-cell table:formula="of:=['selected results'.AI52]" office:value-type="float" office:value="57703.8" calcext:value-type="float">
            <text:p>57703.8</text:p>
          </table:table-cell>
          <table:table-cell table:formula="of:=['selected results'.AB52]" office:value-type="float" office:value="0" calcext:value-type="float">
            <text:p>0</text:p>
          </table:table-cell>
          <table:table-cell table:formula="of:=['selected results'.T52]" office:value-type="float" office:value="0" calcext:value-type="float">
            <text:p>0</text:p>
          </table:table-cell>
          <table:table-cell table:formula="of:=['selected results'.K52]" office:value-type="float" office:value="0" calcext:value-type="float">
            <text:p>0</text:p>
          </table:table-cell>
          <table:table-cell table:formula="of:=SUM([.E52:.I52])-[.D52]" office:value-type="float" office:value="0" calcext:value-type="float">
            <text:p>0</text:p>
          </table:table-cell>
        </table:table-row>
        <table:table-row table:style-name="ro1">
          <table:table-cell table:formula="of:=[$general.A53]" office:value-type="float" office:value="52.32" calcext:value-type="float">
            <text:p>52.32</text:p>
          </table:table-cell>
          <table:table-cell table:formula="of:=[$general.B53]" office:value-type="float" office:value="0.7" calcext:value-type="float">
            <text:p>0.7</text:p>
          </table:table-cell>
          <table:table-cell table:style-name="ce12" table:formula="of:=[$'copy of results.csv '.C53]" office:value-type="float" office:value="0" calcext:value-type="float">
            <text:p>0</text:p>
          </table:table-cell>
          <table:table-cell table:formula="of:=[$general.S53]" office:value-type="float" office:value="54756.42" calcext:value-type="float">
            <text:p>54756.42</text:p>
          </table:table-cell>
          <table:table-cell table:formula="of:=['selected results'.AL53]" office:value-type="float" office:value="-2947.38" calcext:value-type="float">
            <text:p>-2947.38</text:p>
          </table:table-cell>
          <table:table-cell table:formula="of:=['selected results'.AI53]" office:value-type="float" office:value="57703.8" calcext:value-type="float">
            <text:p>57703.8</text:p>
          </table:table-cell>
          <table:table-cell table:formula="of:=['selected results'.AB53]" office:value-type="float" office:value="0" calcext:value-type="float">
            <text:p>0</text:p>
          </table:table-cell>
          <table:table-cell table:formula="of:=['selected results'.T53]" office:value-type="float" office:value="0" calcext:value-type="float">
            <text:p>0</text:p>
          </table:table-cell>
          <table:table-cell table:formula="of:=['selected results'.K53]" office:value-type="float" office:value="0" calcext:value-type="float">
            <text:p>0</text:p>
          </table:table-cell>
          <table:table-cell table:formula="of:=SUM([.E53:.I53])-[.D53]" office:value-type="float" office:value="0" calcext:value-type="float">
            <text:p>0</text:p>
          </table:table-cell>
        </table:table-row>
        <table:table-row table:style-name="ro1">
          <table:table-cell table:formula="of:=[$general.A54]" office:value-type="float" office:value="52.32" calcext:value-type="float">
            <text:p>52.32</text:p>
          </table:table-cell>
          <table:table-cell table:formula="of:=[$general.B54]" office:value-type="float" office:value="0.8" calcext:value-type="float">
            <text:p>0.8</text:p>
          </table:table-cell>
          <table:table-cell table:style-name="ce12" table:formula="of:=[$'copy of results.csv '.C54]" office:value-type="float" office:value="0" calcext:value-type="float">
            <text:p>0</text:p>
          </table:table-cell>
          <table:table-cell table:formula="of:=[$general.S54]" office:value-type="float" office:value="54756.42" calcext:value-type="float">
            <text:p>54756.42</text:p>
          </table:table-cell>
          <table:table-cell table:formula="of:=['selected results'.AL54]" office:value-type="float" office:value="-2947.38" calcext:value-type="float">
            <text:p>-2947.38</text:p>
          </table:table-cell>
          <table:table-cell table:formula="of:=['selected results'.AI54]" office:value-type="float" office:value="57703.8" calcext:value-type="float">
            <text:p>57703.8</text:p>
          </table:table-cell>
          <table:table-cell table:formula="of:=['selected results'.AB54]" office:value-type="float" office:value="0" calcext:value-type="float">
            <text:p>0</text:p>
          </table:table-cell>
          <table:table-cell table:formula="of:=['selected results'.T54]" office:value-type="float" office:value="0" calcext:value-type="float">
            <text:p>0</text:p>
          </table:table-cell>
          <table:table-cell table:formula="of:=['selected results'.K54]" office:value-type="float" office:value="0" calcext:value-type="float">
            <text:p>0</text:p>
          </table:table-cell>
          <table:table-cell table:formula="of:=SUM([.E54:.I54])-[.D54]" office:value-type="float" office:value="0" calcext:value-type="float">
            <text:p>0</text:p>
          </table:table-cell>
        </table:table-row>
        <table:table-row table:style-name="ro1">
          <table:table-cell table:formula="of:=[$general.A55]" office:value-type="float" office:value="52.32" calcext:value-type="float">
            <text:p>52.32</text:p>
          </table:table-cell>
          <table:table-cell table:formula="of:=[$general.B55]" office:value-type="float" office:value="0.9" calcext:value-type="float">
            <text:p>0.9</text:p>
          </table:table-cell>
          <table:table-cell table:style-name="ce12" table:formula="of:=[$'copy of results.csv '.C55]" office:value-type="float" office:value="0" calcext:value-type="float">
            <text:p>0</text:p>
          </table:table-cell>
          <table:table-cell table:formula="of:=[$general.S55]" office:value-type="float" office:value="54756.42" calcext:value-type="float">
            <text:p>54756.42</text:p>
          </table:table-cell>
          <table:table-cell table:formula="of:=['selected results'.AL55]" office:value-type="float" office:value="-2947.38" calcext:value-type="float">
            <text:p>-2947.38</text:p>
          </table:table-cell>
          <table:table-cell table:formula="of:=['selected results'.AI55]" office:value-type="float" office:value="57703.8" calcext:value-type="float">
            <text:p>57703.8</text:p>
          </table:table-cell>
          <table:table-cell table:formula="of:=['selected results'.AB55]" office:value-type="float" office:value="0" calcext:value-type="float">
            <text:p>0</text:p>
          </table:table-cell>
          <table:table-cell table:formula="of:=['selected results'.T55]" office:value-type="float" office:value="0" calcext:value-type="float">
            <text:p>0</text:p>
          </table:table-cell>
          <table:table-cell table:formula="of:=['selected results'.K55]" office:value-type="float" office:value="0" calcext:value-type="float">
            <text:p>0</text:p>
          </table:table-cell>
          <table:table-cell table:formula="of:=SUM([.E55:.I55])-[.D55]" office:value-type="float" office:value="0" calcext:value-type="float">
            <text:p>0</text:p>
          </table:table-cell>
        </table:table-row>
        <table:table-row table:style-name="ro1">
          <table:table-cell table:formula="of:=[$general.A56]" office:value-type="float" office:value="52.32" calcext:value-type="float">
            <text:p>52.32</text:p>
          </table:table-cell>
          <table:table-cell table:formula="of:=[$general.B56]" office:value-type="float" office:value="1" calcext:value-type="float">
            <text:p>1</text:p>
          </table:table-cell>
          <table:table-cell table:style-name="ce12" table:formula="of:=[$'copy of results.csv '.C56]" office:value-type="float" office:value="0" calcext:value-type="float">
            <text:p>0</text:p>
          </table:table-cell>
          <table:table-cell table:formula="of:=[$general.S56]" office:value-type="float" office:value="54756.42" calcext:value-type="float">
            <text:p>54756.42</text:p>
          </table:table-cell>
          <table:table-cell table:formula="of:=['selected results'.AL56]" office:value-type="float" office:value="-2947.38" calcext:value-type="float">
            <text:p>-2947.38</text:p>
          </table:table-cell>
          <table:table-cell table:formula="of:=['selected results'.AI56]" office:value-type="float" office:value="57703.8" calcext:value-type="float">
            <text:p>57703.8</text:p>
          </table:table-cell>
          <table:table-cell table:formula="of:=['selected results'.AB56]" office:value-type="float" office:value="0" calcext:value-type="float">
            <text:p>0</text:p>
          </table:table-cell>
          <table:table-cell table:formula="of:=['selected results'.T56]" office:value-type="float" office:value="0" calcext:value-type="float">
            <text:p>0</text:p>
          </table:table-cell>
          <table:table-cell table:formula="of:=['selected results'.K56]" office:value-type="float" office:value="0" calcext:value-type="float">
            <text:p>0</text:p>
          </table:table-cell>
          <table:table-cell table:formula="of:=SUM([.E56:.I56])-[.D56]" office:value-type="float" office:value="0" calcext:value-type="float">
            <text:p>0</text:p>
          </table:table-cell>
        </table:table-row>
        <table:table-row table:style-name="ro1">
          <table:table-cell table:formula="of:=[$general.A57]" office:value-type="float" office:value="0" calcext:value-type="float">
            <text:p>0</text:p>
          </table:table-cell>
          <table:table-cell table:formula="of:=[$general.B57]" office:value-type="float" office:value="0" calcext:value-type="float">
            <text:p>0</text:p>
          </table:table-cell>
          <table:table-cell table:style-name="ce12" table:formula="of:=[$'copy of results.csv '.C57]" office:value-type="float" office:value="1" calcext:value-type="float">
            <text:p>1</text:p>
          </table:table-cell>
          <table:table-cell table:formula="of:=[$general.S57]" office:value-type="float" office:value="60464.8" calcext:value-type="float">
            <text:p>60464.8</text:p>
          </table:table-cell>
          <table:table-cell table:formula="of:=['selected results'.AL57]" office:value-type="float" office:value="60464.8" calcext:value-type="float">
            <text:p>60464.8</text:p>
          </table:table-cell>
          <table:table-cell table:formula="of:=['selected results'.AI57]" office:value-type="float" office:value="0" calcext:value-type="float">
            <text:p>0</text:p>
          </table:table-cell>
          <table:table-cell table:formula="of:=['selected results'.AB57]" office:value-type="float" office:value="0" calcext:value-type="float">
            <text:p>0</text:p>
          </table:table-cell>
          <table:table-cell table:formula="of:=['selected results'.T57]" office:value-type="float" office:value="0" calcext:value-type="float">
            <text:p>0</text:p>
          </table:table-cell>
          <table:table-cell table:formula="of:=['selected results'.K57]" office:value-type="float" office:value="0" calcext:value-type="float">
            <text:p>0</text:p>
          </table:table-cell>
          <table:table-cell table:formula="of:=SUM([.E57:.I57])-[.D57]" office:value-type="float" office:value="0" calcext:value-type="float">
            <text:p>0</text:p>
          </table:table-cell>
        </table:table-row>
        <table:table-row table:style-name="ro1">
          <table:table-cell table:formula="of:=[$general.A58]" office:value-type="float" office:value="0" calcext:value-type="float">
            <text:p>0</text:p>
          </table:table-cell>
          <table:table-cell table:formula="of:=[$general.B58]" office:value-type="float" office:value="0.1" calcext:value-type="float">
            <text:p>0.1</text:p>
          </table:table-cell>
          <table:table-cell table:style-name="ce12" table:formula="of:=[$'copy of results.csv '.C58]" office:value-type="float" office:value="1" calcext:value-type="float">
            <text:p>1</text:p>
          </table:table-cell>
          <table:table-cell table:formula="of:=[$general.S58]" office:value-type="float" office:value="60464.8" calcext:value-type="float">
            <text:p>60464.8</text:p>
          </table:table-cell>
          <table:table-cell table:formula="of:=['selected results'.AL58]" office:value-type="float" office:value="60464.8" calcext:value-type="float">
            <text:p>60464.8</text:p>
          </table:table-cell>
          <table:table-cell table:formula="of:=['selected results'.AI58]" office:value-type="float" office:value="0" calcext:value-type="float">
            <text:p>0</text:p>
          </table:table-cell>
          <table:table-cell table:formula="of:=['selected results'.AB58]" office:value-type="float" office:value="0" calcext:value-type="float">
            <text:p>0</text:p>
          </table:table-cell>
          <table:table-cell table:formula="of:=['selected results'.T58]" office:value-type="float" office:value="0" calcext:value-type="float">
            <text:p>0</text:p>
          </table:table-cell>
          <table:table-cell table:formula="of:=['selected results'.K58]" office:value-type="float" office:value="0" calcext:value-type="float">
            <text:p>0</text:p>
          </table:table-cell>
          <table:table-cell table:formula="of:=SUM([.E58:.I58])-[.D58]" office:value-type="float" office:value="0" calcext:value-type="float">
            <text:p>0</text:p>
          </table:table-cell>
        </table:table-row>
        <table:table-row table:style-name="ro1">
          <table:table-cell table:formula="of:=[$general.A59]" office:value-type="float" office:value="0" calcext:value-type="float">
            <text:p>0</text:p>
          </table:table-cell>
          <table:table-cell table:formula="of:=[$general.B59]" office:value-type="float" office:value="0.2" calcext:value-type="float">
            <text:p>0.2</text:p>
          </table:table-cell>
          <table:table-cell table:style-name="ce12" table:formula="of:=[$'copy of results.csv '.C59]" office:value-type="float" office:value="1" calcext:value-type="float">
            <text:p>1</text:p>
          </table:table-cell>
          <table:table-cell table:formula="of:=[$general.S59]" office:value-type="float" office:value="60464.8" calcext:value-type="float">
            <text:p>60464.8</text:p>
          </table:table-cell>
          <table:table-cell table:formula="of:=['selected results'.AL59]" office:value-type="float" office:value="60464.8" calcext:value-type="float">
            <text:p>60464.8</text:p>
          </table:table-cell>
          <table:table-cell table:formula="of:=['selected results'.AI59]" office:value-type="float" office:value="0" calcext:value-type="float">
            <text:p>0</text:p>
          </table:table-cell>
          <table:table-cell table:formula="of:=['selected results'.AB59]" office:value-type="float" office:value="0" calcext:value-type="float">
            <text:p>0</text:p>
          </table:table-cell>
          <table:table-cell table:formula="of:=['selected results'.T59]" office:value-type="float" office:value="0" calcext:value-type="float">
            <text:p>0</text:p>
          </table:table-cell>
          <table:table-cell table:formula="of:=['selected results'.K59]" office:value-type="float" office:value="0" calcext:value-type="float">
            <text:p>0</text:p>
          </table:table-cell>
          <table:table-cell table:formula="of:=SUM([.E59:.I59])-[.D59]" office:value-type="float" office:value="0" calcext:value-type="float">
            <text:p>0</text:p>
          </table:table-cell>
        </table:table-row>
        <table:table-row table:style-name="ro1">
          <table:table-cell table:formula="of:=[$general.A60]" office:value-type="float" office:value="0" calcext:value-type="float">
            <text:p>0</text:p>
          </table:table-cell>
          <table:table-cell table:formula="of:=[$general.B60]" office:value-type="float" office:value="0.3" calcext:value-type="float">
            <text:p>0.3</text:p>
          </table:table-cell>
          <table:table-cell table:style-name="ce12" table:formula="of:=[$'copy of results.csv '.C60]" office:value-type="float" office:value="1" calcext:value-type="float">
            <text:p>1</text:p>
          </table:table-cell>
          <table:table-cell table:formula="of:=[$general.S60]" office:value-type="float" office:value="60464.8" calcext:value-type="float">
            <text:p>60464.8</text:p>
          </table:table-cell>
          <table:table-cell table:formula="of:=['selected results'.AL60]" office:value-type="float" office:value="60464.8" calcext:value-type="float">
            <text:p>60464.8</text:p>
          </table:table-cell>
          <table:table-cell table:formula="of:=['selected results'.AI60]" office:value-type="float" office:value="0" calcext:value-type="float">
            <text:p>0</text:p>
          </table:table-cell>
          <table:table-cell table:formula="of:=['selected results'.AB60]" office:value-type="float" office:value="0" calcext:value-type="float">
            <text:p>0</text:p>
          </table:table-cell>
          <table:table-cell table:formula="of:=['selected results'.T60]" office:value-type="float" office:value="0" calcext:value-type="float">
            <text:p>0</text:p>
          </table:table-cell>
          <table:table-cell table:formula="of:=['selected results'.K60]" office:value-type="float" office:value="0" calcext:value-type="float">
            <text:p>0</text:p>
          </table:table-cell>
          <table:table-cell table:formula="of:=SUM([.E60:.I60])-[.D60]" office:value-type="float" office:value="0" calcext:value-type="float">
            <text:p>0</text:p>
          </table:table-cell>
        </table:table-row>
        <table:table-row table:style-name="ro1">
          <table:table-cell table:formula="of:=[$general.A61]" office:value-type="float" office:value="0" calcext:value-type="float">
            <text:p>0</text:p>
          </table:table-cell>
          <table:table-cell table:formula="of:=[$general.B61]" office:value-type="float" office:value="0.4" calcext:value-type="float">
            <text:p>0.4</text:p>
          </table:table-cell>
          <table:table-cell table:style-name="ce12" table:formula="of:=[$'copy of results.csv '.C61]" office:value-type="float" office:value="1" calcext:value-type="float">
            <text:p>1</text:p>
          </table:table-cell>
          <table:table-cell table:formula="of:=[$general.S61]" office:value-type="float" office:value="60464.8" calcext:value-type="float">
            <text:p>60464.8</text:p>
          </table:table-cell>
          <table:table-cell table:formula="of:=['selected results'.AL61]" office:value-type="float" office:value="60464.8" calcext:value-type="float">
            <text:p>60464.8</text:p>
          </table:table-cell>
          <table:table-cell table:formula="of:=['selected results'.AI61]" office:value-type="float" office:value="0" calcext:value-type="float">
            <text:p>0</text:p>
          </table:table-cell>
          <table:table-cell table:formula="of:=['selected results'.AB61]" office:value-type="float" office:value="0" calcext:value-type="float">
            <text:p>0</text:p>
          </table:table-cell>
          <table:table-cell table:formula="of:=['selected results'.T61]" office:value-type="float" office:value="0" calcext:value-type="float">
            <text:p>0</text:p>
          </table:table-cell>
          <table:table-cell table:formula="of:=['selected results'.K61]" office:value-type="float" office:value="0" calcext:value-type="float">
            <text:p>0</text:p>
          </table:table-cell>
          <table:table-cell table:formula="of:=SUM([.E61:.I61])-[.D61]" office:value-type="float" office:value="0" calcext:value-type="float">
            <text:p>0</text:p>
          </table:table-cell>
        </table:table-row>
        <table:table-row table:style-name="ro1">
          <table:table-cell table:formula="of:=[$general.A62]" office:value-type="float" office:value="0" calcext:value-type="float">
            <text:p>0</text:p>
          </table:table-cell>
          <table:table-cell table:formula="of:=[$general.B62]" office:value-type="float" office:value="0.5" calcext:value-type="float">
            <text:p>0.5</text:p>
          </table:table-cell>
          <table:table-cell table:style-name="ce12" table:formula="of:=[$'copy of results.csv '.C62]" office:value-type="float" office:value="1" calcext:value-type="float">
            <text:p>1</text:p>
          </table:table-cell>
          <table:table-cell table:formula="of:=[$general.S62]" office:value-type="float" office:value="60464.8" calcext:value-type="float">
            <text:p>60464.8</text:p>
          </table:table-cell>
          <table:table-cell table:formula="of:=['selected results'.AL62]" office:value-type="float" office:value="60464.8" calcext:value-type="float">
            <text:p>60464.8</text:p>
          </table:table-cell>
          <table:table-cell table:formula="of:=['selected results'.AI62]" office:value-type="float" office:value="0" calcext:value-type="float">
            <text:p>0</text:p>
          </table:table-cell>
          <table:table-cell table:formula="of:=['selected results'.AB62]" office:value-type="float" office:value="0" calcext:value-type="float">
            <text:p>0</text:p>
          </table:table-cell>
          <table:table-cell table:formula="of:=['selected results'.T62]" office:value-type="float" office:value="0" calcext:value-type="float">
            <text:p>0</text:p>
          </table:table-cell>
          <table:table-cell table:formula="of:=['selected results'.K62]" office:value-type="float" office:value="0" calcext:value-type="float">
            <text:p>0</text:p>
          </table:table-cell>
          <table:table-cell table:formula="of:=SUM([.E62:.I62])-[.D62]" office:value-type="float" office:value="0" calcext:value-type="float">
            <text:p>0</text:p>
          </table:table-cell>
        </table:table-row>
        <table:table-row table:style-name="ro1">
          <table:table-cell table:formula="of:=[$general.A63]" office:value-type="float" office:value="0" calcext:value-type="float">
            <text:p>0</text:p>
          </table:table-cell>
          <table:table-cell table:formula="of:=[$general.B63]" office:value-type="float" office:value="0.6" calcext:value-type="float">
            <text:p>0.6</text:p>
          </table:table-cell>
          <table:table-cell table:style-name="ce12" table:formula="of:=[$'copy of results.csv '.C63]" office:value-type="float" office:value="1" calcext:value-type="float">
            <text:p>1</text:p>
          </table:table-cell>
          <table:table-cell table:formula="of:=[$general.S63]" office:value-type="float" office:value="60464.8" calcext:value-type="float">
            <text:p>60464.8</text:p>
          </table:table-cell>
          <table:table-cell table:formula="of:=['selected results'.AL63]" office:value-type="float" office:value="60464.8" calcext:value-type="float">
            <text:p>60464.8</text:p>
          </table:table-cell>
          <table:table-cell table:formula="of:=['selected results'.AI63]" office:value-type="float" office:value="0" calcext:value-type="float">
            <text:p>0</text:p>
          </table:table-cell>
          <table:table-cell table:formula="of:=['selected results'.AB63]" office:value-type="float" office:value="0" calcext:value-type="float">
            <text:p>0</text:p>
          </table:table-cell>
          <table:table-cell table:formula="of:=['selected results'.T63]" office:value-type="float" office:value="0" calcext:value-type="float">
            <text:p>0</text:p>
          </table:table-cell>
          <table:table-cell table:formula="of:=['selected results'.K63]" office:value-type="float" office:value="0" calcext:value-type="float">
            <text:p>0</text:p>
          </table:table-cell>
          <table:table-cell table:formula="of:=SUM([.E63:.I63])-[.D63]" office:value-type="float" office:value="0" calcext:value-type="float">
            <text:p>0</text:p>
          </table:table-cell>
        </table:table-row>
        <table:table-row table:style-name="ro1">
          <table:table-cell table:formula="of:=[$general.A64]" office:value-type="float" office:value="0" calcext:value-type="float">
            <text:p>0</text:p>
          </table:table-cell>
          <table:table-cell table:formula="of:=[$general.B64]" office:value-type="float" office:value="0.7" calcext:value-type="float">
            <text:p>0.7</text:p>
          </table:table-cell>
          <table:table-cell table:style-name="ce12" table:formula="of:=[$'copy of results.csv '.C64]" office:value-type="float" office:value="1" calcext:value-type="float">
            <text:p>1</text:p>
          </table:table-cell>
          <table:table-cell table:formula="of:=[$general.S64]" office:value-type="float" office:value="60464.8" calcext:value-type="float">
            <text:p>60464.8</text:p>
          </table:table-cell>
          <table:table-cell table:formula="of:=['selected results'.AL64]" office:value-type="float" office:value="60464.8" calcext:value-type="float">
            <text:p>60464.8</text:p>
          </table:table-cell>
          <table:table-cell table:formula="of:=['selected results'.AI64]" office:value-type="float" office:value="0" calcext:value-type="float">
            <text:p>0</text:p>
          </table:table-cell>
          <table:table-cell table:formula="of:=['selected results'.AB64]" office:value-type="float" office:value="0" calcext:value-type="float">
            <text:p>0</text:p>
          </table:table-cell>
          <table:table-cell table:formula="of:=['selected results'.T64]" office:value-type="float" office:value="0" calcext:value-type="float">
            <text:p>0</text:p>
          </table:table-cell>
          <table:table-cell table:formula="of:=['selected results'.K64]" office:value-type="float" office:value="0" calcext:value-type="float">
            <text:p>0</text:p>
          </table:table-cell>
          <table:table-cell table:formula="of:=SUM([.E64:.I64])-[.D64]" office:value-type="float" office:value="0" calcext:value-type="float">
            <text:p>0</text:p>
          </table:table-cell>
        </table:table-row>
        <table:table-row table:style-name="ro1">
          <table:table-cell table:formula="of:=[$general.A65]" office:value-type="float" office:value="0" calcext:value-type="float">
            <text:p>0</text:p>
          </table:table-cell>
          <table:table-cell table:formula="of:=[$general.B65]" office:value-type="float" office:value="0.8" calcext:value-type="float">
            <text:p>0.8</text:p>
          </table:table-cell>
          <table:table-cell table:style-name="ce12" table:formula="of:=[$'copy of results.csv '.C65]" office:value-type="float" office:value="1" calcext:value-type="float">
            <text:p>1</text:p>
          </table:table-cell>
          <table:table-cell table:formula="of:=[$general.S65]" office:value-type="float" office:value="60464.8" calcext:value-type="float">
            <text:p>60464.8</text:p>
          </table:table-cell>
          <table:table-cell table:formula="of:=['selected results'.AL65]" office:value-type="float" office:value="60464.8" calcext:value-type="float">
            <text:p>60464.8</text:p>
          </table:table-cell>
          <table:table-cell table:formula="of:=['selected results'.AI65]" office:value-type="float" office:value="0" calcext:value-type="float">
            <text:p>0</text:p>
          </table:table-cell>
          <table:table-cell table:formula="of:=['selected results'.AB65]" office:value-type="float" office:value="0" calcext:value-type="float">
            <text:p>0</text:p>
          </table:table-cell>
          <table:table-cell table:formula="of:=['selected results'.T65]" office:value-type="float" office:value="0" calcext:value-type="float">
            <text:p>0</text:p>
          </table:table-cell>
          <table:table-cell table:formula="of:=['selected results'.K65]" office:value-type="float" office:value="0" calcext:value-type="float">
            <text:p>0</text:p>
          </table:table-cell>
          <table:table-cell table:formula="of:=SUM([.E65:.I65])-[.D65]" office:value-type="float" office:value="0" calcext:value-type="float">
            <text:p>0</text:p>
          </table:table-cell>
        </table:table-row>
        <table:table-row table:style-name="ro1">
          <table:table-cell table:formula="of:=[$general.A66]" office:value-type="float" office:value="0" calcext:value-type="float">
            <text:p>0</text:p>
          </table:table-cell>
          <table:table-cell table:formula="of:=[$general.B66]" office:value-type="float" office:value="0.9" calcext:value-type="float">
            <text:p>0.9</text:p>
          </table:table-cell>
          <table:table-cell table:style-name="ce12" table:formula="of:=[$'copy of results.csv '.C66]" office:value-type="float" office:value="1" calcext:value-type="float">
            <text:p>1</text:p>
          </table:table-cell>
          <table:table-cell table:formula="of:=[$general.S66]" office:value-type="float" office:value="60464.8" calcext:value-type="float">
            <text:p>60464.8</text:p>
          </table:table-cell>
          <table:table-cell table:formula="of:=['selected results'.AL66]" office:value-type="float" office:value="60464.8" calcext:value-type="float">
            <text:p>60464.8</text:p>
          </table:table-cell>
          <table:table-cell table:formula="of:=['selected results'.AI66]" office:value-type="float" office:value="0" calcext:value-type="float">
            <text:p>0</text:p>
          </table:table-cell>
          <table:table-cell table:formula="of:=['selected results'.AB66]" office:value-type="float" office:value="0" calcext:value-type="float">
            <text:p>0</text:p>
          </table:table-cell>
          <table:table-cell table:formula="of:=['selected results'.T66]" office:value-type="float" office:value="0" calcext:value-type="float">
            <text:p>0</text:p>
          </table:table-cell>
          <table:table-cell table:formula="of:=['selected results'.K66]" office:value-type="float" office:value="0" calcext:value-type="float">
            <text:p>0</text:p>
          </table:table-cell>
          <table:table-cell table:formula="of:=SUM([.E66:.I66])-[.D66]" office:value-type="float" office:value="0" calcext:value-type="float">
            <text:p>0</text:p>
          </table:table-cell>
        </table:table-row>
        <table:table-row table:style-name="ro1">
          <table:table-cell table:formula="of:=[$general.A67]" office:value-type="float" office:value="0" calcext:value-type="float">
            <text:p>0</text:p>
          </table:table-cell>
          <table:table-cell table:formula="of:=[$general.B67]" office:value-type="float" office:value="1" calcext:value-type="float">
            <text:p>1</text:p>
          </table:table-cell>
          <table:table-cell table:style-name="ce12" table:formula="of:=[$'copy of results.csv '.C67]" office:value-type="float" office:value="1" calcext:value-type="float">
            <text:p>1</text:p>
          </table:table-cell>
          <table:table-cell table:formula="of:=[$general.S67]" office:value-type="float" office:value="60464.8" calcext:value-type="float">
            <text:p>60464.8</text:p>
          </table:table-cell>
          <table:table-cell table:formula="of:=['selected results'.AL67]" office:value-type="float" office:value="60464.8" calcext:value-type="float">
            <text:p>60464.8</text:p>
          </table:table-cell>
          <table:table-cell table:formula="of:=['selected results'.AI67]" office:value-type="float" office:value="0" calcext:value-type="float">
            <text:p>0</text:p>
          </table:table-cell>
          <table:table-cell table:formula="of:=['selected results'.AB67]" office:value-type="float" office:value="0" calcext:value-type="float">
            <text:p>0</text:p>
          </table:table-cell>
          <table:table-cell table:formula="of:=['selected results'.T67]" office:value-type="float" office:value="0" calcext:value-type="float">
            <text:p>0</text:p>
          </table:table-cell>
          <table:table-cell table:formula="of:=['selected results'.K67]" office:value-type="float" office:value="0" calcext:value-type="float">
            <text:p>0</text:p>
          </table:table-cell>
          <table:table-cell table:formula="of:=SUM([.E67:.I67])-[.D67]" office:value-type="float" office:value="0" calcext:value-type="float">
            <text:p>0</text:p>
          </table:table-cell>
        </table:table-row>
        <table:table-row table:style-name="ro1">
          <table:table-cell table:formula="of:=[$general.A68]" office:value-type="float" office:value="6.54" calcext:value-type="float">
            <text:p>6.54</text:p>
          </table:table-cell>
          <table:table-cell table:formula="of:=[$general.B68]" office:value-type="float" office:value="0" calcext:value-type="float">
            <text:p>0</text:p>
          </table:table-cell>
          <table:table-cell table:style-name="ce12" table:formula="of:=[$'copy of results.csv '.C68]" office:value-type="float" office:value="1" calcext:value-type="float">
            <text:p>1</text:p>
          </table:table-cell>
          <table:table-cell table:formula="of:=[$general.S68]" office:value-type="float" office:value="58108" calcext:value-type="float">
            <text:p>58108</text:p>
          </table:table-cell>
          <table:table-cell table:formula="of:=['selected results'.AL68]" office:value-type="float" office:value="58108" calcext:value-type="float">
            <text:p>58108</text:p>
          </table:table-cell>
          <table:table-cell table:formula="of:=['selected results'.AI68]" office:value-type="float" office:value="0" calcext:value-type="float">
            <text:p>0</text:p>
          </table:table-cell>
          <table:table-cell table:formula="of:=['selected results'.AB68]" office:value-type="float" office:value="0" calcext:value-type="float">
            <text:p>0</text:p>
          </table:table-cell>
          <table:table-cell table:formula="of:=['selected results'.T68]" office:value-type="float" office:value="0" calcext:value-type="float">
            <text:p>0</text:p>
          </table:table-cell>
          <table:table-cell table:formula="of:=['selected results'.K68]" office:value-type="float" office:value="0" calcext:value-type="float">
            <text:p>0</text:p>
          </table:table-cell>
          <table:table-cell table:formula="of:=SUM([.E68:.I68])-[.D68]" office:value-type="float" office:value="0" calcext:value-type="float">
            <text:p>0</text:p>
          </table:table-cell>
        </table:table-row>
        <table:table-row table:style-name="ro1">
          <table:table-cell table:formula="of:=[$general.A69]" office:value-type="float" office:value="6.54" calcext:value-type="float">
            <text:p>6.54</text:p>
          </table:table-cell>
          <table:table-cell table:formula="of:=[$general.B69]" office:value-type="float" office:value="0.1" calcext:value-type="float">
            <text:p>0.1</text:p>
          </table:table-cell>
          <table:table-cell table:style-name="ce12" table:formula="of:=[$'copy of results.csv '.C69]" office:value-type="float" office:value="1" calcext:value-type="float">
            <text:p>1</text:p>
          </table:table-cell>
          <table:table-cell table:formula="of:=[$general.S69]" office:value-type="float" office:value="17190.1" calcext:value-type="float">
            <text:p>17190.1</text:p>
          </table:table-cell>
          <table:table-cell table:formula="of:=['selected results'.AL69]" office:value-type="float" office:value="17190.1" calcext:value-type="float">
            <text:p>17190.1</text:p>
          </table:table-cell>
          <table:table-cell table:formula="of:=['selected results'.AI69]" office:value-type="float" office:value="0" calcext:value-type="float">
            <text:p>0</text:p>
          </table:table-cell>
          <table:table-cell table:formula="of:=['selected results'.AB69]" office:value-type="float" office:value="0" calcext:value-type="float">
            <text:p>0</text:p>
          </table:table-cell>
          <table:table-cell table:formula="of:=['selected results'.T69]" office:value-type="float" office:value="0" calcext:value-type="float">
            <text:p>0</text:p>
          </table:table-cell>
          <table:table-cell table:formula="of:=['selected results'.K69]" office:value-type="float" office:value="0" calcext:value-type="float">
            <text:p>0</text:p>
          </table:table-cell>
          <table:table-cell table:formula="of:=SUM([.E69:.I69])-[.D69]" office:value-type="float" office:value="0" calcext:value-type="float">
            <text:p>0</text:p>
          </table:table-cell>
        </table:table-row>
        <table:table-row table:style-name="ro1">
          <table:table-cell table:formula="of:=[$general.A70]" office:value-type="float" office:value="6.54" calcext:value-type="float">
            <text:p>6.54</text:p>
          </table:table-cell>
          <table:table-cell table:formula="of:=[$general.B70]" office:value-type="float" office:value="0.2" calcext:value-type="float">
            <text:p>0.2</text:p>
          </table:table-cell>
          <table:table-cell table:style-name="ce12" table:formula="of:=[$'copy of results.csv '.C70]" office:value-type="float" office:value="1" calcext:value-type="float">
            <text:p>1</text:p>
          </table:table-cell>
          <table:table-cell table:formula="of:=[$general.S70]" office:value-type="float" office:value="7030.82" calcext:value-type="float">
            <text:p>7030.82</text:p>
          </table:table-cell>
          <table:table-cell table:formula="of:=['selected results'.AL70]" office:value-type="float" office:value="7030.82" calcext:value-type="float">
            <text:p>7030.82</text:p>
          </table:table-cell>
          <table:table-cell table:formula="of:=['selected results'.AI70]" office:value-type="float" office:value="0" calcext:value-type="float">
            <text:p>0</text:p>
          </table:table-cell>
          <table:table-cell table:formula="of:=['selected results'.AB70]" office:value-type="float" office:value="0" calcext:value-type="float">
            <text:p>0</text:p>
          </table:table-cell>
          <table:table-cell table:formula="of:=['selected results'.T70]" office:value-type="float" office:value="0" calcext:value-type="float">
            <text:p>0</text:p>
          </table:table-cell>
          <table:table-cell table:formula="of:=['selected results'.K70]" office:value-type="float" office:value="0" calcext:value-type="float">
            <text:p>0</text:p>
          </table:table-cell>
          <table:table-cell table:formula="of:=SUM([.E70:.I70])-[.D70]" office:value-type="float" office:value="0" calcext:value-type="float">
            <text:p>0</text:p>
          </table:table-cell>
        </table:table-row>
        <table:table-row table:style-name="ro1">
          <table:table-cell table:formula="of:=[$general.A71]" office:value-type="float" office:value="6.54" calcext:value-type="float">
            <text:p>6.54</text:p>
          </table:table-cell>
          <table:table-cell table:formula="of:=[$general.B71]" office:value-type="float" office:value="0.3" calcext:value-type="float">
            <text:p>0.3</text:p>
          </table:table-cell>
          <table:table-cell table:style-name="ce12" table:formula="of:=[$'copy of results.csv '.C71]" office:value-type="float" office:value="1" calcext:value-type="float">
            <text:p>1</text:p>
          </table:table-cell>
          <table:table-cell table:formula="of:=[$general.S71]" office:value-type="float" office:value="5864.33" calcext:value-type="float">
            <text:p>5864.33</text:p>
          </table:table-cell>
          <table:table-cell table:formula="of:=['selected results'.AL71]" office:value-type="float" office:value="5864.33" calcext:value-type="float">
            <text:p>5864.33</text:p>
          </table:table-cell>
          <table:table-cell table:formula="of:=['selected results'.AI71]" office:value-type="float" office:value="0" calcext:value-type="float">
            <text:p>0</text:p>
          </table:table-cell>
          <table:table-cell table:formula="of:=['selected results'.AB71]" office:value-type="float" office:value="0" calcext:value-type="float">
            <text:p>0</text:p>
          </table:table-cell>
          <table:table-cell table:formula="of:=['selected results'.T71]" office:value-type="float" office:value="0" calcext:value-type="float">
            <text:p>0</text:p>
          </table:table-cell>
          <table:table-cell table:formula="of:=['selected results'.K71]" office:value-type="float" office:value="0" calcext:value-type="float">
            <text:p>0</text:p>
          </table:table-cell>
          <table:table-cell table:formula="of:=SUM([.E71:.I71])-[.D71]" office:value-type="float" office:value="0" calcext:value-type="float">
            <text:p>0</text:p>
          </table:table-cell>
        </table:table-row>
        <table:table-row table:style-name="ro1">
          <table:table-cell table:formula="of:=[$general.A72]" office:value-type="float" office:value="6.54" calcext:value-type="float">
            <text:p>6.54</text:p>
          </table:table-cell>
          <table:table-cell table:formula="of:=[$general.B72]" office:value-type="float" office:value="0.4" calcext:value-type="float">
            <text:p>0.4</text:p>
          </table:table-cell>
          <table:table-cell table:style-name="ce12" table:formula="of:=[$'copy of results.csv '.C72]" office:value-type="float" office:value="1" calcext:value-type="float">
            <text:p>1</text:p>
          </table:table-cell>
          <table:table-cell table:formula="of:=[$general.S72]" office:value-type="float" office:value="2777.63" calcext:value-type="float">
            <text:p>2777.63</text:p>
          </table:table-cell>
          <table:table-cell table:formula="of:=['selected results'.AL72]" office:value-type="float" office:value="2777.63" calcext:value-type="float">
            <text:p>2777.63</text:p>
          </table:table-cell>
          <table:table-cell table:formula="of:=['selected results'.AI72]" office:value-type="float" office:value="0" calcext:value-type="float">
            <text:p>0</text:p>
          </table:table-cell>
          <table:table-cell table:formula="of:=['selected results'.AB72]" office:value-type="float" office:value="0" calcext:value-type="float">
            <text:p>0</text:p>
          </table:table-cell>
          <table:table-cell table:formula="of:=['selected results'.T72]" office:value-type="float" office:value="0" calcext:value-type="float">
            <text:p>0</text:p>
          </table:table-cell>
          <table:table-cell table:formula="of:=['selected results'.K72]" office:value-type="float" office:value="0" calcext:value-type="float">
            <text:p>0</text:p>
          </table:table-cell>
          <table:table-cell table:formula="of:=SUM([.E72:.I72])-[.D72]" office:value-type="float" office:value="0" calcext:value-type="float">
            <text:p>0</text:p>
          </table:table-cell>
        </table:table-row>
        <table:table-row table:style-name="ro1">
          <table:table-cell table:formula="of:=[$general.A73]" office:value-type="float" office:value="6.54" calcext:value-type="float">
            <text:p>6.54</text:p>
          </table:table-cell>
          <table:table-cell table:formula="of:=[$general.B73]" office:value-type="float" office:value="0.5" calcext:value-type="float">
            <text:p>0.5</text:p>
          </table:table-cell>
          <table:table-cell table:style-name="ce12" table:formula="of:=[$'copy of results.csv '.C73]" office:value-type="float" office:value="1" calcext:value-type="float">
            <text:p>1</text:p>
          </table:table-cell>
          <table:table-cell table:formula="of:=[$general.S73]" office:value-type="float" office:value="2190.04" calcext:value-type="float">
            <text:p>2190.04</text:p>
          </table:table-cell>
          <table:table-cell table:formula="of:=['selected results'.AL73]" office:value-type="float" office:value="2190.04" calcext:value-type="float">
            <text:p>2190.04</text:p>
          </table:table-cell>
          <table:table-cell table:formula="of:=['selected results'.AI73]" office:value-type="float" office:value="0" calcext:value-type="float">
            <text:p>0</text:p>
          </table:table-cell>
          <table:table-cell table:formula="of:=['selected results'.AB73]" office:value-type="float" office:value="0" calcext:value-type="float">
            <text:p>0</text:p>
          </table:table-cell>
          <table:table-cell table:formula="of:=['selected results'.T73]" office:value-type="float" office:value="0" calcext:value-type="float">
            <text:p>0</text:p>
          </table:table-cell>
          <table:table-cell table:formula="of:=['selected results'.K73]" office:value-type="float" office:value="0" calcext:value-type="float">
            <text:p>0</text:p>
          </table:table-cell>
          <table:table-cell table:formula="of:=SUM([.E73:.I73])-[.D73]" office:value-type="float" office:value="0" calcext:value-type="float">
            <text:p>0</text:p>
          </table:table-cell>
        </table:table-row>
        <table:table-row table:style-name="ro1">
          <table:table-cell table:formula="of:=[$general.A74]" office:value-type="float" office:value="6.54" calcext:value-type="float">
            <text:p>6.54</text:p>
          </table:table-cell>
          <table:table-cell table:formula="of:=[$general.B74]" office:value-type="float" office:value="0.6" calcext:value-type="float">
            <text:p>0.6</text:p>
          </table:table-cell>
          <table:table-cell table:style-name="ce12" table:formula="of:=[$'copy of results.csv '.C74]" office:value-type="float" office:value="1" calcext:value-type="float">
            <text:p>1</text:p>
          </table:table-cell>
          <table:table-cell table:formula="of:=[$general.S74]" office:value-type="float" office:value="3418.67" calcext:value-type="float">
            <text:p>3418.67</text:p>
          </table:table-cell>
          <table:table-cell table:formula="of:=['selected results'.AL74]" office:value-type="float" office:value="3418.67" calcext:value-type="float">
            <text:p>3418.67</text:p>
          </table:table-cell>
          <table:table-cell table:formula="of:=['selected results'.AI74]" office:value-type="float" office:value="0" calcext:value-type="float">
            <text:p>0</text:p>
          </table:table-cell>
          <table:table-cell table:formula="of:=['selected results'.AB74]" office:value-type="float" office:value="0" calcext:value-type="float">
            <text:p>0</text:p>
          </table:table-cell>
          <table:table-cell table:formula="of:=['selected results'.T74]" office:value-type="float" office:value="0" calcext:value-type="float">
            <text:p>0</text:p>
          </table:table-cell>
          <table:table-cell table:formula="of:=['selected results'.K74]" office:value-type="float" office:value="0" calcext:value-type="float">
            <text:p>0</text:p>
          </table:table-cell>
          <table:table-cell table:formula="of:=SUM([.E74:.I74])-[.D74]" office:value-type="float" office:value="0" calcext:value-type="float">
            <text:p>0</text:p>
          </table:table-cell>
        </table:table-row>
        <table:table-row table:style-name="ro1">
          <table:table-cell table:formula="of:=[$general.A75]" office:value-type="float" office:value="6.54" calcext:value-type="float">
            <text:p>6.54</text:p>
          </table:table-cell>
          <table:table-cell table:formula="of:=[$general.B75]" office:value-type="float" office:value="0.7" calcext:value-type="float">
            <text:p>0.7</text:p>
          </table:table-cell>
          <table:table-cell table:style-name="ce12" table:formula="of:=[$'copy of results.csv '.C75]" office:value-type="float" office:value="1" calcext:value-type="float">
            <text:p>1</text:p>
          </table:table-cell>
          <table:table-cell table:formula="of:=[$general.S75]" office:value-type="float" office:value="3688.7" calcext:value-type="float">
            <text:p>3688.7</text:p>
          </table:table-cell>
          <table:table-cell table:formula="of:=['selected results'.AL75]" office:value-type="float" office:value="3688.7" calcext:value-type="float">
            <text:p>3688.7</text:p>
          </table:table-cell>
          <table:table-cell table:formula="of:=['selected results'.AI75]" office:value-type="float" office:value="0" calcext:value-type="float">
            <text:p>0</text:p>
          </table:table-cell>
          <table:table-cell table:formula="of:=['selected results'.AB75]" office:value-type="float" office:value="0" calcext:value-type="float">
            <text:p>0</text:p>
          </table:table-cell>
          <table:table-cell table:formula="of:=['selected results'.T75]" office:value-type="float" office:value="0" calcext:value-type="float">
            <text:p>0</text:p>
          </table:table-cell>
          <table:table-cell table:formula="of:=['selected results'.K75]" office:value-type="float" office:value="0" calcext:value-type="float">
            <text:p>0</text:p>
          </table:table-cell>
          <table:table-cell table:formula="of:=SUM([.E75:.I75])-[.D75]" office:value-type="float" office:value="0" calcext:value-type="float">
            <text:p>0</text:p>
          </table:table-cell>
        </table:table-row>
        <table:table-row table:style-name="ro1">
          <table:table-cell table:formula="of:=[$general.A76]" office:value-type="float" office:value="6.54" calcext:value-type="float">
            <text:p>6.54</text:p>
          </table:table-cell>
          <table:table-cell table:formula="of:=[$general.B76]" office:value-type="float" office:value="0.8" calcext:value-type="float">
            <text:p>0.8</text:p>
          </table:table-cell>
          <table:table-cell table:style-name="ce12" table:formula="of:=[$'copy of results.csv '.C76]" office:value-type="float" office:value="1" calcext:value-type="float">
            <text:p>1</text:p>
          </table:table-cell>
          <table:table-cell table:formula="of:=[$general.S76]" office:value-type="float" office:value="3758.4" calcext:value-type="float">
            <text:p>3758.4</text:p>
          </table:table-cell>
          <table:table-cell table:formula="of:=['selected results'.AL76]" office:value-type="float" office:value="3758.4" calcext:value-type="float">
            <text:p>3758.4</text:p>
          </table:table-cell>
          <table:table-cell table:formula="of:=['selected results'.AI76]" office:value-type="float" office:value="0" calcext:value-type="float">
            <text:p>0</text:p>
          </table:table-cell>
          <table:table-cell table:formula="of:=['selected results'.AB76]" office:value-type="float" office:value="0" calcext:value-type="float">
            <text:p>0</text:p>
          </table:table-cell>
          <table:table-cell table:formula="of:=['selected results'.T76]" office:value-type="float" office:value="0" calcext:value-type="float">
            <text:p>0</text:p>
          </table:table-cell>
          <table:table-cell table:formula="of:=['selected results'.K76]" office:value-type="float" office:value="0" calcext:value-type="float">
            <text:p>0</text:p>
          </table:table-cell>
          <table:table-cell table:formula="of:=SUM([.E76:.I76])-[.D76]" office:value-type="float" office:value="0" calcext:value-type="float">
            <text:p>0</text:p>
          </table:table-cell>
        </table:table-row>
        <table:table-row table:style-name="ro1">
          <table:table-cell table:formula="of:=[$general.A77]" office:value-type="float" office:value="6.54" calcext:value-type="float">
            <text:p>6.54</text:p>
          </table:table-cell>
          <table:table-cell table:formula="of:=[$general.B77]" office:value-type="float" office:value="0.9" calcext:value-type="float">
            <text:p>0.9</text:p>
          </table:table-cell>
          <table:table-cell table:style-name="ce12" table:formula="of:=[$'copy of results.csv '.C77]" office:value-type="float" office:value="1" calcext:value-type="float">
            <text:p>1</text:p>
          </table:table-cell>
          <table:table-cell table:formula="of:=[$general.S77]" office:value-type="float" office:value="-11173.2" calcext:value-type="float">
            <text:p>-11173.2</text:p>
          </table:table-cell>
          <table:table-cell table:formula="of:=['selected results'.AL77]" office:value-type="float" office:value="-11173.2" calcext:value-type="float">
            <text:p>-11173.2</text:p>
          </table:table-cell>
          <table:table-cell table:formula="of:=['selected results'.AI77]" office:value-type="float" office:value="0" calcext:value-type="float">
            <text:p>0</text:p>
          </table:table-cell>
          <table:table-cell table:formula="of:=['selected results'.AB77]" office:value-type="float" office:value="0" calcext:value-type="float">
            <text:p>0</text:p>
          </table:table-cell>
          <table:table-cell table:formula="of:=['selected results'.T77]" office:value-type="float" office:value="0" calcext:value-type="float">
            <text:p>0</text:p>
          </table:table-cell>
          <table:table-cell table:formula="of:=['selected results'.K77]" office:value-type="float" office:value="0" calcext:value-type="float">
            <text:p>0</text:p>
          </table:table-cell>
          <table:table-cell table:formula="of:=SUM([.E77:.I77])-[.D77]" office:value-type="float" office:value="0" calcext:value-type="float">
            <text:p>0</text:p>
          </table:table-cell>
        </table:table-row>
        <table:table-row table:style-name="ro1">
          <table:table-cell table:formula="of:=[$general.A78]" office:value-type="float" office:value="6.54" calcext:value-type="float">
            <text:p>6.54</text:p>
          </table:table-cell>
          <table:table-cell table:formula="of:=[$general.B78]" office:value-type="float" office:value="1" calcext:value-type="float">
            <text:p>1</text:p>
          </table:table-cell>
          <table:table-cell table:style-name="ce12" table:formula="of:=[$'copy of results.csv '.C78]" office:value-type="float" office:value="1" calcext:value-type="float">
            <text:p>1</text:p>
          </table:table-cell>
          <table:table-cell table:formula="of:=[$general.S78]" office:value-type="float" office:value="-11839.4" calcext:value-type="float">
            <text:p>-11839.4</text:p>
          </table:table-cell>
          <table:table-cell table:formula="of:=['selected results'.AL78]" office:value-type="float" office:value="-11839.4" calcext:value-type="float">
            <text:p>-11839.4</text:p>
          </table:table-cell>
          <table:table-cell table:formula="of:=['selected results'.AI78]" office:value-type="float" office:value="0" calcext:value-type="float">
            <text:p>0</text:p>
          </table:table-cell>
          <table:table-cell table:formula="of:=['selected results'.AB78]" office:value-type="float" office:value="0" calcext:value-type="float">
            <text:p>0</text:p>
          </table:table-cell>
          <table:table-cell table:formula="of:=['selected results'.T78]" office:value-type="float" office:value="0" calcext:value-type="float">
            <text:p>0</text:p>
          </table:table-cell>
          <table:table-cell table:formula="of:=['selected results'.K78]" office:value-type="float" office:value="0" calcext:value-type="float">
            <text:p>0</text:p>
          </table:table-cell>
          <table:table-cell table:formula="of:=SUM([.E78:.I78])-[.D78]" office:value-type="float" office:value="0" calcext:value-type="float">
            <text:p>0</text:p>
          </table:table-cell>
        </table:table-row>
        <table:table-row table:style-name="ro1">
          <table:table-cell table:formula="of:=[$general.A79]" office:value-type="float" office:value="13.08" calcext:value-type="float">
            <text:p>13.08</text:p>
          </table:table-cell>
          <table:table-cell table:formula="of:=[$general.B79]" office:value-type="float" office:value="0" calcext:value-type="float">
            <text:p>0</text:p>
          </table:table-cell>
          <table:table-cell table:style-name="ce12" table:formula="of:=[$'copy of results.csv '.C79]" office:value-type="float" office:value="1" calcext:value-type="float">
            <text:p>1</text:p>
          </table:table-cell>
          <table:table-cell table:formula="of:=[$general.S79]" office:value-type="float" office:value="59099.1" calcext:value-type="float">
            <text:p>59099.1</text:p>
          </table:table-cell>
          <table:table-cell table:formula="of:=['selected results'.AL79]" office:value-type="float" office:value="59099.1" calcext:value-type="float">
            <text:p>59099.1</text:p>
          </table:table-cell>
          <table:table-cell table:formula="of:=['selected results'.AI79]" office:value-type="float" office:value="0" calcext:value-type="float">
            <text:p>0</text:p>
          </table:table-cell>
          <table:table-cell table:formula="of:=['selected results'.AB79]" office:value-type="float" office:value="0" calcext:value-type="float">
            <text:p>0</text:p>
          </table:table-cell>
          <table:table-cell table:formula="of:=['selected results'.T79]" office:value-type="float" office:value="0" calcext:value-type="float">
            <text:p>0</text:p>
          </table:table-cell>
          <table:table-cell table:formula="of:=['selected results'.K79]" office:value-type="float" office:value="0" calcext:value-type="float">
            <text:p>0</text:p>
          </table:table-cell>
          <table:table-cell table:formula="of:=SUM([.E79:.I79])-[.D79]" office:value-type="float" office:value="0" calcext:value-type="float">
            <text:p>0</text:p>
          </table:table-cell>
        </table:table-row>
        <table:table-row table:style-name="ro1">
          <table:table-cell table:formula="of:=[$general.A80]" office:value-type="float" office:value="13.08" calcext:value-type="float">
            <text:p>13.08</text:p>
          </table:table-cell>
          <table:table-cell table:formula="of:=[$general.B80]" office:value-type="float" office:value="0.1" calcext:value-type="float">
            <text:p>0.1</text:p>
          </table:table-cell>
          <table:table-cell table:style-name="ce12" table:formula="of:=[$'copy of results.csv '.C80]" office:value-type="float" office:value="1" calcext:value-type="float">
            <text:p>1</text:p>
          </table:table-cell>
          <table:table-cell table:formula="of:=[$general.S80]" office:value-type="float" office:value="18523.4" calcext:value-type="float">
            <text:p>18523.4</text:p>
          </table:table-cell>
          <table:table-cell table:formula="of:=['selected results'.AL80]" office:value-type="float" office:value="18523.4" calcext:value-type="float">
            <text:p>18523.4</text:p>
          </table:table-cell>
          <table:table-cell table:formula="of:=['selected results'.AI80]" office:value-type="float" office:value="0" calcext:value-type="float">
            <text:p>0</text:p>
          </table:table-cell>
          <table:table-cell table:formula="of:=['selected results'.AB80]" office:value-type="float" office:value="0" calcext:value-type="float">
            <text:p>0</text:p>
          </table:table-cell>
          <table:table-cell table:formula="of:=['selected results'.T80]" office:value-type="float" office:value="0" calcext:value-type="float">
            <text:p>0</text:p>
          </table:table-cell>
          <table:table-cell table:formula="of:=['selected results'.K80]" office:value-type="float" office:value="0" calcext:value-type="float">
            <text:p>0</text:p>
          </table:table-cell>
          <table:table-cell table:formula="of:=SUM([.E80:.I80])-[.D80]" office:value-type="float" office:value="0" calcext:value-type="float">
            <text:p>0</text:p>
          </table:table-cell>
        </table:table-row>
        <table:table-row table:style-name="ro1">
          <table:table-cell table:formula="of:=[$general.A81]" office:value-type="float" office:value="13.08" calcext:value-type="float">
            <text:p>13.08</text:p>
          </table:table-cell>
          <table:table-cell table:formula="of:=[$general.B81]" office:value-type="float" office:value="0.2" calcext:value-type="float">
            <text:p>0.2</text:p>
          </table:table-cell>
          <table:table-cell table:style-name="ce12" table:formula="of:=[$'copy of results.csv '.C81]" office:value-type="float" office:value="1" calcext:value-type="float">
            <text:p>1</text:p>
          </table:table-cell>
          <table:table-cell table:formula="of:=[$general.S81]" office:value-type="float" office:value="8442.37" calcext:value-type="float">
            <text:p>8442.37</text:p>
          </table:table-cell>
          <table:table-cell table:formula="of:=['selected results'.AL81]" office:value-type="float" office:value="8442.37" calcext:value-type="float">
            <text:p>8442.37</text:p>
          </table:table-cell>
          <table:table-cell table:formula="of:=['selected results'.AI81]" office:value-type="float" office:value="0" calcext:value-type="float">
            <text:p>0</text:p>
          </table:table-cell>
          <table:table-cell table:formula="of:=['selected results'.AB81]" office:value-type="float" office:value="0" calcext:value-type="float">
            <text:p>0</text:p>
          </table:table-cell>
          <table:table-cell table:formula="of:=['selected results'.T81]" office:value-type="float" office:value="0" calcext:value-type="float">
            <text:p>0</text:p>
          </table:table-cell>
          <table:table-cell table:formula="of:=['selected results'.K81]" office:value-type="float" office:value="0" calcext:value-type="float">
            <text:p>0</text:p>
          </table:table-cell>
          <table:table-cell table:formula="of:=SUM([.E81:.I81])-[.D81]" office:value-type="float" office:value="0" calcext:value-type="float">
            <text:p>0</text:p>
          </table:table-cell>
        </table:table-row>
        <table:table-row table:style-name="ro1">
          <table:table-cell table:formula="of:=[$general.A82]" office:value-type="float" office:value="13.08" calcext:value-type="float">
            <text:p>13.08</text:p>
          </table:table-cell>
          <table:table-cell table:formula="of:=[$general.B82]" office:value-type="float" office:value="0.3" calcext:value-type="float">
            <text:p>0.3</text:p>
          </table:table-cell>
          <table:table-cell table:style-name="ce12" table:formula="of:=[$'copy of results.csv '.C82]" office:value-type="float" office:value="1" calcext:value-type="float">
            <text:p>1</text:p>
          </table:table-cell>
          <table:table-cell table:formula="of:=[$general.S82]" office:value-type="float" office:value="7621.36" calcext:value-type="float">
            <text:p>7621.36</text:p>
          </table:table-cell>
          <table:table-cell table:formula="of:=['selected results'.AL82]" office:value-type="float" office:value="7621.36" calcext:value-type="float">
            <text:p>7621.36</text:p>
          </table:table-cell>
          <table:table-cell table:formula="of:=['selected results'.AI82]" office:value-type="float" office:value="0" calcext:value-type="float">
            <text:p>0</text:p>
          </table:table-cell>
          <table:table-cell table:formula="of:=['selected results'.AB82]" office:value-type="float" office:value="0" calcext:value-type="float">
            <text:p>0</text:p>
          </table:table-cell>
          <table:table-cell table:formula="of:=['selected results'.T82]" office:value-type="float" office:value="0" calcext:value-type="float">
            <text:p>0</text:p>
          </table:table-cell>
          <table:table-cell table:formula="of:=['selected results'.K82]" office:value-type="float" office:value="0" calcext:value-type="float">
            <text:p>0</text:p>
          </table:table-cell>
          <table:table-cell table:formula="of:=SUM([.E82:.I82])-[.D82]" office:value-type="float" office:value="0" calcext:value-type="float">
            <text:p>0</text:p>
          </table:table-cell>
        </table:table-row>
        <table:table-row table:style-name="ro1">
          <table:table-cell table:formula="of:=[$general.A83]" office:value-type="float" office:value="13.08" calcext:value-type="float">
            <text:p>13.08</text:p>
          </table:table-cell>
          <table:table-cell table:formula="of:=[$general.B83]" office:value-type="float" office:value="0.4" calcext:value-type="float">
            <text:p>0.4</text:p>
          </table:table-cell>
          <table:table-cell table:style-name="ce12" table:formula="of:=[$'copy of results.csv '.C83]" office:value-type="float" office:value="1" calcext:value-type="float">
            <text:p>1</text:p>
          </table:table-cell>
          <table:table-cell table:formula="of:=[$general.S83]" office:value-type="float" office:value="4149.91" calcext:value-type="float">
            <text:p>4149.91</text:p>
          </table:table-cell>
          <table:table-cell table:formula="of:=['selected results'.AL83]" office:value-type="float" office:value="4149.91" calcext:value-type="float">
            <text:p>4149.91</text:p>
          </table:table-cell>
          <table:table-cell table:formula="of:=['selected results'.AI83]" office:value-type="float" office:value="0" calcext:value-type="float">
            <text:p>0</text:p>
          </table:table-cell>
          <table:table-cell table:formula="of:=['selected results'.AB83]" office:value-type="float" office:value="0" calcext:value-type="float">
            <text:p>0</text:p>
          </table:table-cell>
          <table:table-cell table:formula="of:=['selected results'.T83]" office:value-type="float" office:value="0" calcext:value-type="float">
            <text:p>0</text:p>
          </table:table-cell>
          <table:table-cell table:formula="of:=['selected results'.K83]" office:value-type="float" office:value="0" calcext:value-type="float">
            <text:p>0</text:p>
          </table:table-cell>
          <table:table-cell table:formula="of:=SUM([.E83:.I83])-[.D83]" office:value-type="float" office:value="0" calcext:value-type="float">
            <text:p>0</text:p>
          </table:table-cell>
        </table:table-row>
        <table:table-row table:style-name="ro1">
          <table:table-cell table:formula="of:=[$general.A84]" office:value-type="float" office:value="13.08" calcext:value-type="float">
            <text:p>13.08</text:p>
          </table:table-cell>
          <table:table-cell table:formula="of:=[$general.B84]" office:value-type="float" office:value="0.5" calcext:value-type="float">
            <text:p>0.5</text:p>
          </table:table-cell>
          <table:table-cell table:style-name="ce12" table:formula="of:=[$'copy of results.csv '.C84]" office:value-type="float" office:value="1" calcext:value-type="float">
            <text:p>1</text:p>
          </table:table-cell>
          <table:table-cell table:formula="of:=[$general.S84]" office:value-type="float" office:value="3596.82" calcext:value-type="float">
            <text:p>3596.82</text:p>
          </table:table-cell>
          <table:table-cell table:formula="of:=['selected results'.AL84]" office:value-type="float" office:value="3596.82" calcext:value-type="float">
            <text:p>3596.82</text:p>
          </table:table-cell>
          <table:table-cell table:formula="of:=['selected results'.AI84]" office:value-type="float" office:value="0" calcext:value-type="float">
            <text:p>0</text:p>
          </table:table-cell>
          <table:table-cell table:formula="of:=['selected results'.AB84]" office:value-type="float" office:value="0" calcext:value-type="float">
            <text:p>0</text:p>
          </table:table-cell>
          <table:table-cell table:formula="of:=['selected results'.T84]" office:value-type="float" office:value="0" calcext:value-type="float">
            <text:p>0</text:p>
          </table:table-cell>
          <table:table-cell table:formula="of:=['selected results'.K84]" office:value-type="float" office:value="0" calcext:value-type="float">
            <text:p>0</text:p>
          </table:table-cell>
          <table:table-cell table:formula="of:=SUM([.E84:.I84])-[.D84]" office:value-type="float" office:value="0" calcext:value-type="float">
            <text:p>0</text:p>
          </table:table-cell>
        </table:table-row>
        <table:table-row table:style-name="ro1">
          <table:table-cell table:formula="of:=[$general.A85]" office:value-type="float" office:value="13.08" calcext:value-type="float">
            <text:p>13.08</text:p>
          </table:table-cell>
          <table:table-cell table:formula="of:=[$general.B85]" office:value-type="float" office:value="0.6" calcext:value-type="float">
            <text:p>0.6</text:p>
          </table:table-cell>
          <table:table-cell table:style-name="ce12" table:formula="of:=[$'copy of results.csv '.C85]" office:value-type="float" office:value="1" calcext:value-type="float">
            <text:p>1</text:p>
          </table:table-cell>
          <table:table-cell table:formula="of:=[$general.S85]" office:value-type="float" office:value="4603.9" calcext:value-type="float">
            <text:p>4603.9</text:p>
          </table:table-cell>
          <table:table-cell table:formula="of:=['selected results'.AL85]" office:value-type="float" office:value="4603.9" calcext:value-type="float">
            <text:p>4603.9</text:p>
          </table:table-cell>
          <table:table-cell table:formula="of:=['selected results'.AI85]" office:value-type="float" office:value="0" calcext:value-type="float">
            <text:p>0</text:p>
          </table:table-cell>
          <table:table-cell table:formula="of:=['selected results'.AB85]" office:value-type="float" office:value="0" calcext:value-type="float">
            <text:p>0</text:p>
          </table:table-cell>
          <table:table-cell table:formula="of:=['selected results'.T85]" office:value-type="float" office:value="0" calcext:value-type="float">
            <text:p>0</text:p>
          </table:table-cell>
          <table:table-cell table:formula="of:=['selected results'.K85]" office:value-type="float" office:value="0" calcext:value-type="float">
            <text:p>0</text:p>
          </table:table-cell>
          <table:table-cell table:formula="of:=SUM([.E85:.I85])-[.D85]" office:value-type="float" office:value="0" calcext:value-type="float">
            <text:p>0</text:p>
          </table:table-cell>
        </table:table-row>
        <table:table-row table:style-name="ro1">
          <table:table-cell table:formula="of:=[$general.A86]" office:value-type="float" office:value="13.08" calcext:value-type="float">
            <text:p>13.08</text:p>
          </table:table-cell>
          <table:table-cell table:formula="of:=[$general.B86]" office:value-type="float" office:value="0.7" calcext:value-type="float">
            <text:p>0.7</text:p>
          </table:table-cell>
          <table:table-cell table:style-name="ce12" table:formula="of:=[$'copy of results.csv '.C86]" office:value-type="float" office:value="1" calcext:value-type="float">
            <text:p>1</text:p>
          </table:table-cell>
          <table:table-cell table:formula="of:=[$general.S86]" office:value-type="float" office:value="4909.84" calcext:value-type="float">
            <text:p>4909.84</text:p>
          </table:table-cell>
          <table:table-cell table:formula="of:=['selected results'.AL86]" office:value-type="float" office:value="4909.84" calcext:value-type="float">
            <text:p>4909.84</text:p>
          </table:table-cell>
          <table:table-cell table:formula="of:=['selected results'.AI86]" office:value-type="float" office:value="0" calcext:value-type="float">
            <text:p>0</text:p>
          </table:table-cell>
          <table:table-cell table:formula="of:=['selected results'.AB86]" office:value-type="float" office:value="0" calcext:value-type="float">
            <text:p>0</text:p>
          </table:table-cell>
          <table:table-cell table:formula="of:=['selected results'.T86]" office:value-type="float" office:value="0" calcext:value-type="float">
            <text:p>0</text:p>
          </table:table-cell>
          <table:table-cell table:formula="of:=['selected results'.K86]" office:value-type="float" office:value="0" calcext:value-type="float">
            <text:p>0</text:p>
          </table:table-cell>
          <table:table-cell table:formula="of:=SUM([.E86:.I86])-[.D86]" office:value-type="float" office:value="0" calcext:value-type="float">
            <text:p>0</text:p>
          </table:table-cell>
        </table:table-row>
        <table:table-row table:style-name="ro1">
          <table:table-cell table:formula="of:=[$general.A87]" office:value-type="float" office:value="13.08" calcext:value-type="float">
            <text:p>13.08</text:p>
          </table:table-cell>
          <table:table-cell table:formula="of:=[$general.B87]" office:value-type="float" office:value="0.8" calcext:value-type="float">
            <text:p>0.8</text:p>
          </table:table-cell>
          <table:table-cell table:style-name="ce12" table:formula="of:=[$'copy of results.csv '.C87]" office:value-type="float" office:value="1" calcext:value-type="float">
            <text:p>1</text:p>
          </table:table-cell>
          <table:table-cell table:formula="of:=[$general.S87]" office:value-type="float" office:value="5121.16" calcext:value-type="float">
            <text:p>5121.16</text:p>
          </table:table-cell>
          <table:table-cell table:formula="of:=['selected results'.AL87]" office:value-type="float" office:value="5121.16" calcext:value-type="float">
            <text:p>5121.16</text:p>
          </table:table-cell>
          <table:table-cell table:formula="of:=['selected results'.AI87]" office:value-type="float" office:value="0" calcext:value-type="float">
            <text:p>0</text:p>
          </table:table-cell>
          <table:table-cell table:formula="of:=['selected results'.AB87]" office:value-type="float" office:value="0" calcext:value-type="float">
            <text:p>0</text:p>
          </table:table-cell>
          <table:table-cell table:formula="of:=['selected results'.T87]" office:value-type="float" office:value="0" calcext:value-type="float">
            <text:p>0</text:p>
          </table:table-cell>
          <table:table-cell table:formula="of:=['selected results'.K87]" office:value-type="float" office:value="0" calcext:value-type="float">
            <text:p>0</text:p>
          </table:table-cell>
          <table:table-cell table:formula="of:=SUM([.E87:.I87])-[.D87]" office:value-type="float" office:value="0" calcext:value-type="float">
            <text:p>0</text:p>
          </table:table-cell>
        </table:table-row>
        <table:table-row table:style-name="ro1">
          <table:table-cell table:formula="of:=[$general.A88]" office:value-type="float" office:value="13.08" calcext:value-type="float">
            <text:p>13.08</text:p>
          </table:table-cell>
          <table:table-cell table:formula="of:=[$general.B88]" office:value-type="float" office:value="0.9" calcext:value-type="float">
            <text:p>0.9</text:p>
          </table:table-cell>
          <table:table-cell table:style-name="ce12" table:formula="of:=[$'copy of results.csv '.C88]" office:value-type="float" office:value="1" calcext:value-type="float">
            <text:p>1</text:p>
          </table:table-cell>
          <table:table-cell table:formula="of:=[$general.S88]" office:value-type="float" office:value="-10139" calcext:value-type="float">
            <text:p>-10139</text:p>
          </table:table-cell>
          <table:table-cell table:formula="of:=['selected results'.AL88]" office:value-type="float" office:value="-10139" calcext:value-type="float">
            <text:p>-10139</text:p>
          </table:table-cell>
          <table:table-cell table:formula="of:=['selected results'.AI88]" office:value-type="float" office:value="0" calcext:value-type="float">
            <text:p>0</text:p>
          </table:table-cell>
          <table:table-cell table:formula="of:=['selected results'.AB88]" office:value-type="float" office:value="0" calcext:value-type="float">
            <text:p>0</text:p>
          </table:table-cell>
          <table:table-cell table:formula="of:=['selected results'.T88]" office:value-type="float" office:value="0" calcext:value-type="float">
            <text:p>0</text:p>
          </table:table-cell>
          <table:table-cell table:formula="of:=['selected results'.K88]" office:value-type="float" office:value="0" calcext:value-type="float">
            <text:p>0</text:p>
          </table:table-cell>
          <table:table-cell table:formula="of:=SUM([.E88:.I88])-[.D88]" office:value-type="float" office:value="0" calcext:value-type="float">
            <text:p>0</text:p>
          </table:table-cell>
        </table:table-row>
        <table:table-row table:style-name="ro1">
          <table:table-cell table:formula="of:=[$general.A89]" office:value-type="float" office:value="13.08" calcext:value-type="float">
            <text:p>13.08</text:p>
          </table:table-cell>
          <table:table-cell table:formula="of:=[$general.B89]" office:value-type="float" office:value="1" calcext:value-type="float">
            <text:p>1</text:p>
          </table:table-cell>
          <table:table-cell table:style-name="ce12" table:formula="of:=[$'copy of results.csv '.C89]" office:value-type="float" office:value="1" calcext:value-type="float">
            <text:p>1</text:p>
          </table:table-cell>
          <table:table-cell table:formula="of:=[$general.S89]" office:value-type="float" office:value="-10826.1" calcext:value-type="float">
            <text:p>-10826.1</text:p>
          </table:table-cell>
          <table:table-cell table:formula="of:=['selected results'.AL89]" office:value-type="float" office:value="-10826.1" calcext:value-type="float">
            <text:p>-10826.1</text:p>
          </table:table-cell>
          <table:table-cell table:formula="of:=['selected results'.AI89]" office:value-type="float" office:value="0" calcext:value-type="float">
            <text:p>0</text:p>
          </table:table-cell>
          <table:table-cell table:formula="of:=['selected results'.AB89]" office:value-type="float" office:value="0" calcext:value-type="float">
            <text:p>0</text:p>
          </table:table-cell>
          <table:table-cell table:formula="of:=['selected results'.T89]" office:value-type="float" office:value="0" calcext:value-type="float">
            <text:p>0</text:p>
          </table:table-cell>
          <table:table-cell table:formula="of:=['selected results'.K89]" office:value-type="float" office:value="0" calcext:value-type="float">
            <text:p>0</text:p>
          </table:table-cell>
          <table:table-cell table:formula="of:=SUM([.E89:.I89])-[.D89]" office:value-type="float" office:value="0" calcext:value-type="float">
            <text:p>0</text:p>
          </table:table-cell>
        </table:table-row>
        <table:table-row table:style-name="ro1">
          <table:table-cell table:formula="of:=[$general.A90]" office:value-type="float" office:value="26.16" calcext:value-type="float">
            <text:p>26.16</text:p>
          </table:table-cell>
          <table:table-cell table:formula="of:=[$general.B90]" office:value-type="float" office:value="0" calcext:value-type="float">
            <text:p>0</text:p>
          </table:table-cell>
          <table:table-cell table:style-name="ce12" table:formula="of:=[$'copy of results.csv '.C90]" office:value-type="float" office:value="1" calcext:value-type="float">
            <text:p>1</text:p>
          </table:table-cell>
          <table:table-cell table:formula="of:=[$general.S90]" office:value-type="float" office:value="59202" calcext:value-type="float">
            <text:p>59202</text:p>
          </table:table-cell>
          <table:table-cell table:formula="of:=['selected results'.AL90]" office:value-type="float" office:value="59202" calcext:value-type="float">
            <text:p>59202</text:p>
          </table:table-cell>
          <table:table-cell table:formula="of:=['selected results'.AI90]" office:value-type="float" office:value="0" calcext:value-type="float">
            <text:p>0</text:p>
          </table:table-cell>
          <table:table-cell table:formula="of:=['selected results'.AB90]" office:value-type="float" office:value="0" calcext:value-type="float">
            <text:p>0</text:p>
          </table:table-cell>
          <table:table-cell table:formula="of:=['selected results'.T90]" office:value-type="float" office:value="0" calcext:value-type="float">
            <text:p>0</text:p>
          </table:table-cell>
          <table:table-cell table:formula="of:=['selected results'.K90]" office:value-type="float" office:value="0" calcext:value-type="float">
            <text:p>0</text:p>
          </table:table-cell>
          <table:table-cell table:formula="of:=SUM([.E90:.I90])-[.D90]" office:value-type="float" office:value="0" calcext:value-type="float">
            <text:p>0</text:p>
          </table:table-cell>
        </table:table-row>
        <table:table-row table:style-name="ro1">
          <table:table-cell table:formula="of:=[$general.A91]" office:value-type="float" office:value="26.16" calcext:value-type="float">
            <text:p>26.16</text:p>
          </table:table-cell>
          <table:table-cell table:formula="of:=[$general.B91]" office:value-type="float" office:value="0.1" calcext:value-type="float">
            <text:p>0.1</text:p>
          </table:table-cell>
          <table:table-cell table:style-name="ce12" table:formula="of:=[$'copy of results.csv '.C91]" office:value-type="float" office:value="1" calcext:value-type="float">
            <text:p>1</text:p>
          </table:table-cell>
          <table:table-cell table:formula="of:=[$general.S91]" office:value-type="float" office:value="17758.7" calcext:value-type="float">
            <text:p>17758.7</text:p>
          </table:table-cell>
          <table:table-cell table:formula="of:=['selected results'.AL91]" office:value-type="float" office:value="17758.7" calcext:value-type="float">
            <text:p>17758.7</text:p>
          </table:table-cell>
          <table:table-cell table:formula="of:=['selected results'.AI91]" office:value-type="float" office:value="0" calcext:value-type="float">
            <text:p>0</text:p>
          </table:table-cell>
          <table:table-cell table:formula="of:=['selected results'.AB91]" office:value-type="float" office:value="0" calcext:value-type="float">
            <text:p>0</text:p>
          </table:table-cell>
          <table:table-cell table:formula="of:=['selected results'.T91]" office:value-type="float" office:value="0" calcext:value-type="float">
            <text:p>0</text:p>
          </table:table-cell>
          <table:table-cell table:formula="of:=['selected results'.K91]" office:value-type="float" office:value="0" calcext:value-type="float">
            <text:p>0</text:p>
          </table:table-cell>
          <table:table-cell table:formula="of:=SUM([.E91:.I91])-[.D91]" office:value-type="float" office:value="0" calcext:value-type="float">
            <text:p>0</text:p>
          </table:table-cell>
        </table:table-row>
        <table:table-row table:style-name="ro1">
          <table:table-cell table:formula="of:=[$general.A92]" office:value-type="float" office:value="26.16" calcext:value-type="float">
            <text:p>26.16</text:p>
          </table:table-cell>
          <table:table-cell table:formula="of:=[$general.B92]" office:value-type="float" office:value="0.2" calcext:value-type="float">
            <text:p>0.2</text:p>
          </table:table-cell>
          <table:table-cell table:style-name="ce12" table:formula="of:=[$'copy of results.csv '.C92]" office:value-type="float" office:value="1" calcext:value-type="float">
            <text:p>1</text:p>
          </table:table-cell>
          <table:table-cell table:formula="of:=[$general.S92]" office:value-type="float" office:value="8252.5" calcext:value-type="float">
            <text:p>8252.5</text:p>
          </table:table-cell>
          <table:table-cell table:formula="of:=['selected results'.AL92]" office:value-type="float" office:value="8252.5" calcext:value-type="float">
            <text:p>8252.5</text:p>
          </table:table-cell>
          <table:table-cell table:formula="of:=['selected results'.AI92]" office:value-type="float" office:value="0" calcext:value-type="float">
            <text:p>0</text:p>
          </table:table-cell>
          <table:table-cell table:formula="of:=['selected results'.AB92]" office:value-type="float" office:value="0" calcext:value-type="float">
            <text:p>0</text:p>
          </table:table-cell>
          <table:table-cell table:formula="of:=['selected results'.T92]" office:value-type="float" office:value="0" calcext:value-type="float">
            <text:p>0</text:p>
          </table:table-cell>
          <table:table-cell table:formula="of:=['selected results'.K92]" office:value-type="float" office:value="0" calcext:value-type="float">
            <text:p>0</text:p>
          </table:table-cell>
          <table:table-cell table:formula="of:=SUM([.E92:.I92])-[.D92]" office:value-type="float" office:value="0" calcext:value-type="float">
            <text:p>0</text:p>
          </table:table-cell>
        </table:table-row>
        <table:table-row table:style-name="ro1">
          <table:table-cell table:formula="of:=[$general.A93]" office:value-type="float" office:value="26.16" calcext:value-type="float">
            <text:p>26.16</text:p>
          </table:table-cell>
          <table:table-cell table:formula="of:=[$general.B93]" office:value-type="float" office:value="0.3" calcext:value-type="float">
            <text:p>0.3</text:p>
          </table:table-cell>
          <table:table-cell table:style-name="ce12" table:formula="of:=[$'copy of results.csv '.C93]" office:value-type="float" office:value="1" calcext:value-type="float">
            <text:p>1</text:p>
          </table:table-cell>
          <table:table-cell table:formula="of:=[$general.S93]" office:value-type="float" office:value="7272.56" calcext:value-type="float">
            <text:p>7272.56</text:p>
          </table:table-cell>
          <table:table-cell table:formula="of:=['selected results'.AL93]" office:value-type="float" office:value="7272.56" calcext:value-type="float">
            <text:p>7272.56</text:p>
          </table:table-cell>
          <table:table-cell table:formula="of:=['selected results'.AI93]" office:value-type="float" office:value="0" calcext:value-type="float">
            <text:p>0</text:p>
          </table:table-cell>
          <table:table-cell table:formula="of:=['selected results'.AB93]" office:value-type="float" office:value="0" calcext:value-type="float">
            <text:p>0</text:p>
          </table:table-cell>
          <table:table-cell table:formula="of:=['selected results'.T93]" office:value-type="float" office:value="0" calcext:value-type="float">
            <text:p>0</text:p>
          </table:table-cell>
          <table:table-cell table:formula="of:=['selected results'.K93]" office:value-type="float" office:value="0" calcext:value-type="float">
            <text:p>0</text:p>
          </table:table-cell>
          <table:table-cell table:formula="of:=SUM([.E93:.I93])-[.D93]" office:value-type="float" office:value="0" calcext:value-type="float">
            <text:p>0</text:p>
          </table:table-cell>
        </table:table-row>
        <table:table-row table:style-name="ro1">
          <table:table-cell table:formula="of:=[$general.A94]" office:value-type="float" office:value="26.16" calcext:value-type="float">
            <text:p>26.16</text:p>
          </table:table-cell>
          <table:table-cell table:formula="of:=[$general.B94]" office:value-type="float" office:value="0.4" calcext:value-type="float">
            <text:p>0.4</text:p>
          </table:table-cell>
          <table:table-cell table:style-name="ce12" table:formula="of:=[$'copy of results.csv '.C94]" office:value-type="float" office:value="1" calcext:value-type="float">
            <text:p>1</text:p>
          </table:table-cell>
          <table:table-cell table:formula="of:=[$general.S94]" office:value-type="float" office:value="4474.62" calcext:value-type="float">
            <text:p>4474.62</text:p>
          </table:table-cell>
          <table:table-cell table:formula="of:=['selected results'.AL94]" office:value-type="float" office:value="4474.62" calcext:value-type="float">
            <text:p>4474.62</text:p>
          </table:table-cell>
          <table:table-cell table:formula="of:=['selected results'.AI94]" office:value-type="float" office:value="0" calcext:value-type="float">
            <text:p>0</text:p>
          </table:table-cell>
          <table:table-cell table:formula="of:=['selected results'.AB94]" office:value-type="float" office:value="0" calcext:value-type="float">
            <text:p>0</text:p>
          </table:table-cell>
          <table:table-cell table:formula="of:=['selected results'.T94]" office:value-type="float" office:value="0" calcext:value-type="float">
            <text:p>0</text:p>
          </table:table-cell>
          <table:table-cell table:formula="of:=['selected results'.K94]" office:value-type="float" office:value="0" calcext:value-type="float">
            <text:p>0</text:p>
          </table:table-cell>
          <table:table-cell table:formula="of:=SUM([.E94:.I94])-[.D94]" office:value-type="float" office:value="0" calcext:value-type="float">
            <text:p>0</text:p>
          </table:table-cell>
        </table:table-row>
        <table:table-row table:style-name="ro1">
          <table:table-cell table:formula="of:=[$general.A95]" office:value-type="float" office:value="26.16" calcext:value-type="float">
            <text:p>26.16</text:p>
          </table:table-cell>
          <table:table-cell table:formula="of:=[$general.B95]" office:value-type="float" office:value="0.5" calcext:value-type="float">
            <text:p>0.5</text:p>
          </table:table-cell>
          <table:table-cell table:style-name="ce12" table:formula="of:=[$'copy of results.csv '.C95]" office:value-type="float" office:value="1" calcext:value-type="float">
            <text:p>1</text:p>
          </table:table-cell>
          <table:table-cell table:formula="of:=[$general.S95]" office:value-type="float" office:value="4442.87" calcext:value-type="float">
            <text:p>4442.87</text:p>
          </table:table-cell>
          <table:table-cell table:formula="of:=['selected results'.AL95]" office:value-type="float" office:value="4442.87" calcext:value-type="float">
            <text:p>4442.87</text:p>
          </table:table-cell>
          <table:table-cell table:formula="of:=['selected results'.AI95]" office:value-type="float" office:value="0" calcext:value-type="float">
            <text:p>0</text:p>
          </table:table-cell>
          <table:table-cell table:formula="of:=['selected results'.AB95]" office:value-type="float" office:value="0" calcext:value-type="float">
            <text:p>0</text:p>
          </table:table-cell>
          <table:table-cell table:formula="of:=['selected results'.T95]" office:value-type="float" office:value="0" calcext:value-type="float">
            <text:p>0</text:p>
          </table:table-cell>
          <table:table-cell table:formula="of:=['selected results'.K95]" office:value-type="float" office:value="0" calcext:value-type="float">
            <text:p>0</text:p>
          </table:table-cell>
          <table:table-cell table:formula="of:=SUM([.E95:.I95])-[.D95]" office:value-type="float" office:value="0" calcext:value-type="float">
            <text:p>0</text:p>
          </table:table-cell>
        </table:table-row>
        <table:table-row table:style-name="ro1">
          <table:table-cell table:formula="of:=[$general.A96]" office:value-type="float" office:value="26.16" calcext:value-type="float">
            <text:p>26.16</text:p>
          </table:table-cell>
          <table:table-cell table:formula="of:=[$general.B96]" office:value-type="float" office:value="0.6" calcext:value-type="float">
            <text:p>0.6</text:p>
          </table:table-cell>
          <table:table-cell table:style-name="ce12" table:formula="of:=[$'copy of results.csv '.C96]" office:value-type="float" office:value="1" calcext:value-type="float">
            <text:p>1</text:p>
          </table:table-cell>
          <table:table-cell table:formula="of:=[$general.S96]" office:value-type="float" office:value="5285.29" calcext:value-type="float">
            <text:p>5285.29</text:p>
          </table:table-cell>
          <table:table-cell table:formula="of:=['selected results'.AL96]" office:value-type="float" office:value="5285.29" calcext:value-type="float">
            <text:p>5285.29</text:p>
          </table:table-cell>
          <table:table-cell table:formula="of:=['selected results'.AI96]" office:value-type="float" office:value="0" calcext:value-type="float">
            <text:p>0</text:p>
          </table:table-cell>
          <table:table-cell table:formula="of:=['selected results'.AB96]" office:value-type="float" office:value="0" calcext:value-type="float">
            <text:p>0</text:p>
          </table:table-cell>
          <table:table-cell table:formula="of:=['selected results'.T96]" office:value-type="float" office:value="0" calcext:value-type="float">
            <text:p>0</text:p>
          </table:table-cell>
          <table:table-cell table:formula="of:=['selected results'.K96]" office:value-type="float" office:value="0" calcext:value-type="float">
            <text:p>0</text:p>
          </table:table-cell>
          <table:table-cell table:formula="of:=SUM([.E96:.I96])-[.D96]" office:value-type="float" office:value="0" calcext:value-type="float">
            <text:p>0</text:p>
          </table:table-cell>
        </table:table-row>
        <table:table-row table:style-name="ro1">
          <table:table-cell table:formula="of:=[$general.A97]" office:value-type="float" office:value="26.16" calcext:value-type="float">
            <text:p>26.16</text:p>
          </table:table-cell>
          <table:table-cell table:formula="of:=[$general.B97]" office:value-type="float" office:value="0.7" calcext:value-type="float">
            <text:p>0.7</text:p>
          </table:table-cell>
          <table:table-cell table:style-name="ce12" table:formula="of:=[$'copy of results.csv '.C97]" office:value-type="float" office:value="1" calcext:value-type="float">
            <text:p>1</text:p>
          </table:table-cell>
          <table:table-cell table:formula="of:=[$general.S97]" office:value-type="float" office:value="5379.71" calcext:value-type="float">
            <text:p>5379.71</text:p>
          </table:table-cell>
          <table:table-cell table:formula="of:=['selected results'.AL97]" office:value-type="float" office:value="5379.71" calcext:value-type="float">
            <text:p>5379.71</text:p>
          </table:table-cell>
          <table:table-cell table:formula="of:=['selected results'.AI97]" office:value-type="float" office:value="0" calcext:value-type="float">
            <text:p>0</text:p>
          </table:table-cell>
          <table:table-cell table:formula="of:=['selected results'.AB97]" office:value-type="float" office:value="0" calcext:value-type="float">
            <text:p>0</text:p>
          </table:table-cell>
          <table:table-cell table:formula="of:=['selected results'.T97]" office:value-type="float" office:value="0" calcext:value-type="float">
            <text:p>0</text:p>
          </table:table-cell>
          <table:table-cell table:formula="of:=['selected results'.K97]" office:value-type="float" office:value="0" calcext:value-type="float">
            <text:p>0</text:p>
          </table:table-cell>
          <table:table-cell table:formula="of:=SUM([.E97:.I97])-[.D97]" office:value-type="float" office:value="0" calcext:value-type="float">
            <text:p>0</text:p>
          </table:table-cell>
        </table:table-row>
        <table:table-row table:style-name="ro1">
          <table:table-cell table:formula="of:=[$general.A98]" office:value-type="float" office:value="26.16" calcext:value-type="float">
            <text:p>26.16</text:p>
          </table:table-cell>
          <table:table-cell table:formula="of:=[$general.B98]" office:value-type="float" office:value="0.8" calcext:value-type="float">
            <text:p>0.8</text:p>
          </table:table-cell>
          <table:table-cell table:style-name="ce12" table:formula="of:=[$'copy of results.csv '.C98]" office:value-type="float" office:value="1" calcext:value-type="float">
            <text:p>1</text:p>
          </table:table-cell>
          <table:table-cell table:formula="of:=[$general.S98]" office:value-type="float" office:value="5604.52" calcext:value-type="float">
            <text:p>5604.52</text:p>
          </table:table-cell>
          <table:table-cell table:formula="of:=['selected results'.AL98]" office:value-type="float" office:value="5604.52" calcext:value-type="float">
            <text:p>5604.52</text:p>
          </table:table-cell>
          <table:table-cell table:formula="of:=['selected results'.AI98]" office:value-type="float" office:value="0" calcext:value-type="float">
            <text:p>0</text:p>
          </table:table-cell>
          <table:table-cell table:formula="of:=['selected results'.AB98]" office:value-type="float" office:value="0" calcext:value-type="float">
            <text:p>0</text:p>
          </table:table-cell>
          <table:table-cell table:formula="of:=['selected results'.T98]" office:value-type="float" office:value="0" calcext:value-type="float">
            <text:p>0</text:p>
          </table:table-cell>
          <table:table-cell table:formula="of:=['selected results'.K98]" office:value-type="float" office:value="0" calcext:value-type="float">
            <text:p>0</text:p>
          </table:table-cell>
          <table:table-cell table:formula="of:=SUM([.E98:.I98])-[.D98]" office:value-type="float" office:value="0" calcext:value-type="float">
            <text:p>0</text:p>
          </table:table-cell>
        </table:table-row>
        <table:table-row table:style-name="ro1">
          <table:table-cell table:formula="of:=[$general.A99]" office:value-type="float" office:value="26.16" calcext:value-type="float">
            <text:p>26.16</text:p>
          </table:table-cell>
          <table:table-cell table:formula="of:=[$general.B99]" office:value-type="float" office:value="0.9" calcext:value-type="float">
            <text:p>0.9</text:p>
          </table:table-cell>
          <table:table-cell table:style-name="ce12" table:formula="of:=[$'copy of results.csv '.C99]" office:value-type="float" office:value="1" calcext:value-type="float">
            <text:p>1</text:p>
          </table:table-cell>
          <table:table-cell table:formula="of:=[$general.S99]" office:value-type="float" office:value="-10428.6" calcext:value-type="float">
            <text:p>-10428.6</text:p>
          </table:table-cell>
          <table:table-cell table:formula="of:=['selected results'.AL99]" office:value-type="float" office:value="-10428.6" calcext:value-type="float">
            <text:p>-10428.6</text:p>
          </table:table-cell>
          <table:table-cell table:formula="of:=['selected results'.AI99]" office:value-type="float" office:value="0" calcext:value-type="float">
            <text:p>0</text:p>
          </table:table-cell>
          <table:table-cell table:formula="of:=['selected results'.AB99]" office:value-type="float" office:value="0" calcext:value-type="float">
            <text:p>0</text:p>
          </table:table-cell>
          <table:table-cell table:formula="of:=['selected results'.T99]" office:value-type="float" office:value="0" calcext:value-type="float">
            <text:p>0</text:p>
          </table:table-cell>
          <table:table-cell table:formula="of:=['selected results'.K99]" office:value-type="float" office:value="0" calcext:value-type="float">
            <text:p>0</text:p>
          </table:table-cell>
          <table:table-cell table:formula="of:=SUM([.E99:.I99])-[.D99]" office:value-type="float" office:value="0" calcext:value-type="float">
            <text:p>0</text:p>
          </table:table-cell>
        </table:table-row>
        <table:table-row table:style-name="ro1">
          <table:table-cell table:formula="of:=[$general.A100]" office:value-type="float" office:value="26.16" calcext:value-type="float">
            <text:p>26.16</text:p>
          </table:table-cell>
          <table:table-cell table:formula="of:=[$general.B100]" office:value-type="float" office:value="1" calcext:value-type="float">
            <text:p>1</text:p>
          </table:table-cell>
          <table:table-cell table:style-name="ce12" table:formula="of:=[$'copy of results.csv '.C100]" office:value-type="float" office:value="1" calcext:value-type="float">
            <text:p>1</text:p>
          </table:table-cell>
          <table:table-cell table:formula="of:=[$general.S100]" office:value-type="float" office:value="-10938.3" calcext:value-type="float">
            <text:p>-10938.3</text:p>
          </table:table-cell>
          <table:table-cell table:formula="of:=['selected results'.AL100]" office:value-type="float" office:value="-10938.3" calcext:value-type="float">
            <text:p>-10938.3</text:p>
          </table:table-cell>
          <table:table-cell table:formula="of:=['selected results'.AI100]" office:value-type="float" office:value="0" calcext:value-type="float">
            <text:p>0</text:p>
          </table:table-cell>
          <table:table-cell table:formula="of:=['selected results'.AB100]" office:value-type="float" office:value="0" calcext:value-type="float">
            <text:p>0</text:p>
          </table:table-cell>
          <table:table-cell table:formula="of:=['selected results'.T100]" office:value-type="float" office:value="0" calcext:value-type="float">
            <text:p>0</text:p>
          </table:table-cell>
          <table:table-cell table:formula="of:=['selected results'.K100]" office:value-type="float" office:value="0" calcext:value-type="float">
            <text:p>0</text:p>
          </table:table-cell>
          <table:table-cell table:formula="of:=SUM([.E100:.I100])-[.D100]" office:value-type="float" office:value="0" calcext:value-type="float">
            <text:p>0</text:p>
          </table:table-cell>
        </table:table-row>
        <table:table-row table:style-name="ro1">
          <table:table-cell table:formula="of:=[$general.A101]" office:value-type="float" office:value="52.32" calcext:value-type="float">
            <text:p>52.32</text:p>
          </table:table-cell>
          <table:table-cell table:formula="of:=[$general.B101]" office:value-type="float" office:value="0" calcext:value-type="float">
            <text:p>0</text:p>
          </table:table-cell>
          <table:table-cell table:style-name="ce12" table:formula="of:=[$'copy of results.csv '.C101]" office:value-type="float" office:value="1" calcext:value-type="float">
            <text:p>1</text:p>
          </table:table-cell>
          <table:table-cell table:formula="of:=[$general.S101]" office:value-type="float" office:value="52923.3" calcext:value-type="float">
            <text:p>52923.3</text:p>
          </table:table-cell>
          <table:table-cell table:formula="of:=['selected results'.AL101]" office:value-type="float" office:value="52923.3" calcext:value-type="float">
            <text:p>52923.3</text:p>
          </table:table-cell>
          <table:table-cell table:formula="of:=['selected results'.AI101]" office:value-type="float" office:value="0" calcext:value-type="float">
            <text:p>0</text:p>
          </table:table-cell>
          <table:table-cell table:formula="of:=['selected results'.AB101]" office:value-type="float" office:value="0" calcext:value-type="float">
            <text:p>0</text:p>
          </table:table-cell>
          <table:table-cell table:formula="of:=['selected results'.T101]" office:value-type="float" office:value="0" calcext:value-type="float">
            <text:p>0</text:p>
          </table:table-cell>
          <table:table-cell table:formula="of:=['selected results'.K101]" office:value-type="float" office:value="0" calcext:value-type="float">
            <text:p>0</text:p>
          </table:table-cell>
          <table:table-cell table:formula="of:=SUM([.E101:.I101])-[.D101]" office:value-type="float" office:value="0" calcext:value-type="float">
            <text:p>0</text:p>
          </table:table-cell>
        </table:table-row>
        <table:table-row table:style-name="ro1">
          <table:table-cell table:formula="of:=[$general.A102]" office:value-type="float" office:value="52.32" calcext:value-type="float">
            <text:p>52.32</text:p>
          </table:table-cell>
          <table:table-cell table:formula="of:=[$general.B102]" office:value-type="float" office:value="0.1" calcext:value-type="float">
            <text:p>0.1</text:p>
          </table:table-cell>
          <table:table-cell table:style-name="ce12" table:formula="of:=[$'copy of results.csv '.C102]" office:value-type="float" office:value="1" calcext:value-type="float">
            <text:p>1</text:p>
          </table:table-cell>
          <table:table-cell table:formula="of:=[$general.S102]" office:value-type="float" office:value="12663.1" calcext:value-type="float">
            <text:p>12663.1</text:p>
          </table:table-cell>
          <table:table-cell table:formula="of:=['selected results'.AL102]" office:value-type="float" office:value="12663.1" calcext:value-type="float">
            <text:p>12663.1</text:p>
          </table:table-cell>
          <table:table-cell table:formula="of:=['selected results'.AI102]" office:value-type="float" office:value="0" calcext:value-type="float">
            <text:p>0</text:p>
          </table:table-cell>
          <table:table-cell table:formula="of:=['selected results'.AB102]" office:value-type="float" office:value="0" calcext:value-type="float">
            <text:p>0</text:p>
          </table:table-cell>
          <table:table-cell table:formula="of:=['selected results'.T102]" office:value-type="float" office:value="0" calcext:value-type="float">
            <text:p>0</text:p>
          </table:table-cell>
          <table:table-cell table:formula="of:=['selected results'.K102]" office:value-type="float" office:value="0" calcext:value-type="float">
            <text:p>0</text:p>
          </table:table-cell>
          <table:table-cell table:formula="of:=SUM([.E102:.I102])-[.D102]" office:value-type="float" office:value="0" calcext:value-type="float">
            <text:p>0</text:p>
          </table:table-cell>
        </table:table-row>
        <table:table-row table:style-name="ro1">
          <table:table-cell table:formula="of:=[$general.A103]" office:value-type="float" office:value="52.32" calcext:value-type="float">
            <text:p>52.32</text:p>
          </table:table-cell>
          <table:table-cell table:formula="of:=[$general.B103]" office:value-type="float" office:value="0.2" calcext:value-type="float">
            <text:p>0.2</text:p>
          </table:table-cell>
          <table:table-cell table:style-name="ce12" table:formula="of:=[$'copy of results.csv '.C103]" office:value-type="float" office:value="1" calcext:value-type="float">
            <text:p>1</text:p>
          </table:table-cell>
          <table:table-cell table:formula="of:=[$general.S103]" office:value-type="float" office:value="4205.03" calcext:value-type="float">
            <text:p>4205.03</text:p>
          </table:table-cell>
          <table:table-cell table:formula="of:=['selected results'.AL103]" office:value-type="float" office:value="4205.03" calcext:value-type="float">
            <text:p>4205.03</text:p>
          </table:table-cell>
          <table:table-cell table:formula="of:=['selected results'.AI103]" office:value-type="float" office:value="0" calcext:value-type="float">
            <text:p>0</text:p>
          </table:table-cell>
          <table:table-cell table:formula="of:=['selected results'.AB103]" office:value-type="float" office:value="0" calcext:value-type="float">
            <text:p>0</text:p>
          </table:table-cell>
          <table:table-cell table:formula="of:=['selected results'.T103]" office:value-type="float" office:value="0" calcext:value-type="float">
            <text:p>0</text:p>
          </table:table-cell>
          <table:table-cell table:formula="of:=['selected results'.K103]" office:value-type="float" office:value="0" calcext:value-type="float">
            <text:p>0</text:p>
          </table:table-cell>
          <table:table-cell table:formula="of:=SUM([.E103:.I103])-[.D103]" office:value-type="float" office:value="0" calcext:value-type="float">
            <text:p>0</text:p>
          </table:table-cell>
        </table:table-row>
        <table:table-row table:style-name="ro1">
          <table:table-cell table:formula="of:=[$general.A104]" office:value-type="float" office:value="52.32" calcext:value-type="float">
            <text:p>52.32</text:p>
          </table:table-cell>
          <table:table-cell table:formula="of:=[$general.B104]" office:value-type="float" office:value="0.3" calcext:value-type="float">
            <text:p>0.3</text:p>
          </table:table-cell>
          <table:table-cell table:style-name="ce12" table:formula="of:=[$'copy of results.csv '.C104]" office:value-type="float" office:value="1" calcext:value-type="float">
            <text:p>1</text:p>
          </table:table-cell>
          <table:table-cell table:formula="of:=[$general.S104]" office:value-type="float" office:value="3720.62" calcext:value-type="float">
            <text:p>3720.62</text:p>
          </table:table-cell>
          <table:table-cell table:formula="of:=['selected results'.AL104]" office:value-type="float" office:value="3720.62" calcext:value-type="float">
            <text:p>3720.62</text:p>
          </table:table-cell>
          <table:table-cell table:formula="of:=['selected results'.AI104]" office:value-type="float" office:value="0" calcext:value-type="float">
            <text:p>0</text:p>
          </table:table-cell>
          <table:table-cell table:formula="of:=['selected results'.AB104]" office:value-type="float" office:value="0" calcext:value-type="float">
            <text:p>0</text:p>
          </table:table-cell>
          <table:table-cell table:formula="of:=['selected results'.T104]" office:value-type="float" office:value="0" calcext:value-type="float">
            <text:p>0</text:p>
          </table:table-cell>
          <table:table-cell table:formula="of:=['selected results'.K104]" office:value-type="float" office:value="0" calcext:value-type="float">
            <text:p>0</text:p>
          </table:table-cell>
          <table:table-cell table:formula="of:=SUM([.E104:.I104])-[.D104]" office:value-type="float" office:value="0" calcext:value-type="float">
            <text:p>0</text:p>
          </table:table-cell>
        </table:table-row>
        <table:table-row table:style-name="ro1">
          <table:table-cell table:formula="of:=[$general.A105]" office:value-type="float" office:value="52.32" calcext:value-type="float">
            <text:p>52.32</text:p>
          </table:table-cell>
          <table:table-cell table:formula="of:=[$general.B105]" office:value-type="float" office:value="0.4" calcext:value-type="float">
            <text:p>0.4</text:p>
          </table:table-cell>
          <table:table-cell table:style-name="ce12" table:formula="of:=[$'copy of results.csv '.C105]" office:value-type="float" office:value="1" calcext:value-type="float">
            <text:p>1</text:p>
          </table:table-cell>
          <table:table-cell table:formula="of:=[$general.S105]" office:value-type="float" office:value="3042.11" calcext:value-type="float">
            <text:p>3042.11</text:p>
          </table:table-cell>
          <table:table-cell table:formula="of:=['selected results'.AL105]" office:value-type="float" office:value="3042.11" calcext:value-type="float">
            <text:p>3042.11</text:p>
          </table:table-cell>
          <table:table-cell table:formula="of:=['selected results'.AI105]" office:value-type="float" office:value="0" calcext:value-type="float">
            <text:p>0</text:p>
          </table:table-cell>
          <table:table-cell table:formula="of:=['selected results'.AB105]" office:value-type="float" office:value="0" calcext:value-type="float">
            <text:p>0</text:p>
          </table:table-cell>
          <table:table-cell table:formula="of:=['selected results'.T105]" office:value-type="float" office:value="0" calcext:value-type="float">
            <text:p>0</text:p>
          </table:table-cell>
          <table:table-cell table:formula="of:=['selected results'.K105]" office:value-type="float" office:value="0" calcext:value-type="float">
            <text:p>0</text:p>
          </table:table-cell>
          <table:table-cell table:formula="of:=SUM([.E105:.I105])-[.D105]" office:value-type="float" office:value="0" calcext:value-type="float">
            <text:p>0</text:p>
          </table:table-cell>
        </table:table-row>
        <table:table-row table:style-name="ro1">
          <table:table-cell table:formula="of:=[$general.A106]" office:value-type="float" office:value="52.32" calcext:value-type="float">
            <text:p>52.32</text:p>
          </table:table-cell>
          <table:table-cell table:formula="of:=[$general.B106]" office:value-type="float" office:value="0.5" calcext:value-type="float">
            <text:p>0.5</text:p>
          </table:table-cell>
          <table:table-cell table:style-name="ce12" table:formula="of:=[$'copy of results.csv '.C106]" office:value-type="float" office:value="1" calcext:value-type="float">
            <text:p>1</text:p>
          </table:table-cell>
          <table:table-cell table:formula="of:=[$general.S106]" office:value-type="float" office:value="3505.12" calcext:value-type="float">
            <text:p>3505.12</text:p>
          </table:table-cell>
          <table:table-cell table:formula="of:=['selected results'.AL106]" office:value-type="float" office:value="3505.12" calcext:value-type="float">
            <text:p>3505.12</text:p>
          </table:table-cell>
          <table:table-cell table:formula="of:=['selected results'.AI106]" office:value-type="float" office:value="0" calcext:value-type="float">
            <text:p>0</text:p>
          </table:table-cell>
          <table:table-cell table:formula="of:=['selected results'.AB106]" office:value-type="float" office:value="0" calcext:value-type="float">
            <text:p>0</text:p>
          </table:table-cell>
          <table:table-cell table:formula="of:=['selected results'.T106]" office:value-type="float" office:value="0" calcext:value-type="float">
            <text:p>0</text:p>
          </table:table-cell>
          <table:table-cell table:formula="of:=['selected results'.K106]" office:value-type="float" office:value="0" calcext:value-type="float">
            <text:p>0</text:p>
          </table:table-cell>
          <table:table-cell table:formula="of:=SUM([.E106:.I106])-[.D106]" office:value-type="float" office:value="0" calcext:value-type="float">
            <text:p>0</text:p>
          </table:table-cell>
        </table:table-row>
        <table:table-row table:style-name="ro1">
          <table:table-cell table:formula="of:=[$general.A107]" office:value-type="float" office:value="52.32" calcext:value-type="float">
            <text:p>52.32</text:p>
          </table:table-cell>
          <table:table-cell table:formula="of:=[$general.B107]" office:value-type="float" office:value="0.6" calcext:value-type="float">
            <text:p>0.6</text:p>
          </table:table-cell>
          <table:table-cell table:style-name="ce12" table:formula="of:=[$'copy of results.csv '.C107]" office:value-type="float" office:value="1" calcext:value-type="float">
            <text:p>1</text:p>
          </table:table-cell>
          <table:table-cell table:formula="of:=[$general.S107]" office:value-type="float" office:value="4494.94" calcext:value-type="float">
            <text:p>4494.94</text:p>
          </table:table-cell>
          <table:table-cell table:formula="of:=['selected results'.AL107]" office:value-type="float" office:value="4494.94" calcext:value-type="float">
            <text:p>4494.94</text:p>
          </table:table-cell>
          <table:table-cell table:formula="of:=['selected results'.AI107]" office:value-type="float" office:value="0" calcext:value-type="float">
            <text:p>0</text:p>
          </table:table-cell>
          <table:table-cell table:formula="of:=['selected results'.AB107]" office:value-type="float" office:value="0" calcext:value-type="float">
            <text:p>0</text:p>
          </table:table-cell>
          <table:table-cell table:formula="of:=['selected results'.T107]" office:value-type="float" office:value="0" calcext:value-type="float">
            <text:p>0</text:p>
          </table:table-cell>
          <table:table-cell table:formula="of:=['selected results'.K107]" office:value-type="float" office:value="0" calcext:value-type="float">
            <text:p>0</text:p>
          </table:table-cell>
          <table:table-cell table:formula="of:=SUM([.E107:.I107])-[.D107]" office:value-type="float" office:value="0" calcext:value-type="float">
            <text:p>0</text:p>
          </table:table-cell>
        </table:table-row>
        <table:table-row table:style-name="ro1">
          <table:table-cell table:formula="of:=[$general.A108]" office:value-type="float" office:value="52.32" calcext:value-type="float">
            <text:p>52.32</text:p>
          </table:table-cell>
          <table:table-cell table:formula="of:=[$general.B108]" office:value-type="float" office:value="0.7" calcext:value-type="float">
            <text:p>0.7</text:p>
          </table:table-cell>
          <table:table-cell table:style-name="ce12" table:formula="of:=[$'copy of results.csv '.C108]" office:value-type="float" office:value="1" calcext:value-type="float">
            <text:p>1</text:p>
          </table:table-cell>
          <table:table-cell table:formula="of:=[$general.S108]" office:value-type="float" office:value="4324.53" calcext:value-type="float">
            <text:p>4324.53</text:p>
          </table:table-cell>
          <table:table-cell table:formula="of:=['selected results'.AL108]" office:value-type="float" office:value="4324.53" calcext:value-type="float">
            <text:p>4324.53</text:p>
          </table:table-cell>
          <table:table-cell table:formula="of:=['selected results'.AI108]" office:value-type="float" office:value="0" calcext:value-type="float">
            <text:p>0</text:p>
          </table:table-cell>
          <table:table-cell table:formula="of:=['selected results'.AB108]" office:value-type="float" office:value="0" calcext:value-type="float">
            <text:p>0</text:p>
          </table:table-cell>
          <table:table-cell table:formula="of:=['selected results'.T108]" office:value-type="float" office:value="0" calcext:value-type="float">
            <text:p>0</text:p>
          </table:table-cell>
          <table:table-cell table:formula="of:=['selected results'.K108]" office:value-type="float" office:value="0" calcext:value-type="float">
            <text:p>0</text:p>
          </table:table-cell>
          <table:table-cell table:formula="of:=SUM([.E108:.I108])-[.D108]" office:value-type="float" office:value="0" calcext:value-type="float">
            <text:p>0</text:p>
          </table:table-cell>
        </table:table-row>
        <table:table-row table:style-name="ro1">
          <table:table-cell table:formula="of:=[$general.A109]" office:value-type="float" office:value="52.32" calcext:value-type="float">
            <text:p>52.32</text:p>
          </table:table-cell>
          <table:table-cell table:formula="of:=[$general.B109]" office:value-type="float" office:value="0.8" calcext:value-type="float">
            <text:p>0.8</text:p>
          </table:table-cell>
          <table:table-cell table:style-name="ce12" table:formula="of:=[$'copy of results.csv '.C109]" office:value-type="float" office:value="1" calcext:value-type="float">
            <text:p>1</text:p>
          </table:table-cell>
          <table:table-cell table:formula="of:=[$general.S109]" office:value-type="float" office:value="4119.15" calcext:value-type="float">
            <text:p>4119.15</text:p>
          </table:table-cell>
          <table:table-cell table:formula="of:=['selected results'.AL109]" office:value-type="float" office:value="4119.15" calcext:value-type="float">
            <text:p>4119.15</text:p>
          </table:table-cell>
          <table:table-cell table:formula="of:=['selected results'.AI109]" office:value-type="float" office:value="0" calcext:value-type="float">
            <text:p>0</text:p>
          </table:table-cell>
          <table:table-cell table:formula="of:=['selected results'.AB109]" office:value-type="float" office:value="0" calcext:value-type="float">
            <text:p>0</text:p>
          </table:table-cell>
          <table:table-cell table:formula="of:=['selected results'.T109]" office:value-type="float" office:value="0" calcext:value-type="float">
            <text:p>0</text:p>
          </table:table-cell>
          <table:table-cell table:formula="of:=['selected results'.K109]" office:value-type="float" office:value="0" calcext:value-type="float">
            <text:p>0</text:p>
          </table:table-cell>
          <table:table-cell table:formula="of:=SUM([.E109:.I109])-[.D109]" office:value-type="float" office:value="0" calcext:value-type="float">
            <text:p>0</text:p>
          </table:table-cell>
        </table:table-row>
        <table:table-row table:style-name="ro1">
          <table:table-cell table:formula="of:=[$general.A110]" office:value-type="float" office:value="52.32" calcext:value-type="float">
            <text:p>52.32</text:p>
          </table:table-cell>
          <table:table-cell table:formula="of:=[$general.B110]" office:value-type="float" office:value="0.9" calcext:value-type="float">
            <text:p>0.9</text:p>
          </table:table-cell>
          <table:table-cell table:style-name="ce12" table:formula="of:=[$'copy of results.csv '.C110]" office:value-type="float" office:value="1" calcext:value-type="float">
            <text:p>1</text:p>
          </table:table-cell>
          <table:table-cell table:formula="of:=[$general.S110]" office:value-type="float" office:value="-11279.6" calcext:value-type="float">
            <text:p>-11279.6</text:p>
          </table:table-cell>
          <table:table-cell table:formula="of:=['selected results'.AL110]" office:value-type="float" office:value="-11279.6" calcext:value-type="float">
            <text:p>-11279.6</text:p>
          </table:table-cell>
          <table:table-cell table:formula="of:=['selected results'.AI110]" office:value-type="float" office:value="0" calcext:value-type="float">
            <text:p>0</text:p>
          </table:table-cell>
          <table:table-cell table:formula="of:=['selected results'.AB110]" office:value-type="float" office:value="0" calcext:value-type="float">
            <text:p>0</text:p>
          </table:table-cell>
          <table:table-cell table:formula="of:=['selected results'.T110]" office:value-type="float" office:value="0" calcext:value-type="float">
            <text:p>0</text:p>
          </table:table-cell>
          <table:table-cell table:formula="of:=['selected results'.K110]" office:value-type="float" office:value="0" calcext:value-type="float">
            <text:p>0</text:p>
          </table:table-cell>
          <table:table-cell table:formula="of:=SUM([.E110:.I110])-[.D110]" office:value-type="float" office:value="0" calcext:value-type="float">
            <text:p>0</text:p>
          </table:table-cell>
        </table:table-row>
        <table:table-row table:style-name="ro1">
          <table:table-cell table:formula="of:=[$general.A111]" office:value-type="float" office:value="52.32" calcext:value-type="float">
            <text:p>52.32</text:p>
          </table:table-cell>
          <table:table-cell table:formula="of:=[$general.B111]" office:value-type="float" office:value="1" calcext:value-type="float">
            <text:p>1</text:p>
          </table:table-cell>
          <table:table-cell table:style-name="ce12" table:formula="of:=[$'copy of results.csv '.C111]" office:value-type="float" office:value="1" calcext:value-type="float">
            <text:p>1</text:p>
          </table:table-cell>
          <table:table-cell table:formula="of:=[$general.S111]" office:value-type="float" office:value="-11475.5" calcext:value-type="float">
            <text:p>-11475.5</text:p>
          </table:table-cell>
          <table:table-cell table:formula="of:=['selected results'.AL111]" office:value-type="float" office:value="-11475.5" calcext:value-type="float">
            <text:p>-11475.5</text:p>
          </table:table-cell>
          <table:table-cell table:formula="of:=['selected results'.AI111]" office:value-type="float" office:value="0" calcext:value-type="float">
            <text:p>0</text:p>
          </table:table-cell>
          <table:table-cell table:formula="of:=['selected results'.AB111]" office:value-type="float" office:value="0" calcext:value-type="float">
            <text:p>0</text:p>
          </table:table-cell>
          <table:table-cell table:formula="of:=['selected results'.T111]" office:value-type="float" office:value="0" calcext:value-type="float">
            <text:p>0</text:p>
          </table:table-cell>
          <table:table-cell table:formula="of:=['selected results'.K111]" office:value-type="float" office:value="0" calcext:value-type="float">
            <text:p>0</text:p>
          </table:table-cell>
          <table:table-cell table:formula="of:=SUM([.E111:.I111])-[.D111]" office:value-type="float" office:value="0" calcext:value-type="float">
            <text:p>0</text:p>
          </table:table-cell>
        </table:table-row>
        <table:table-row table:style-name="ro1">
          <table:table-cell table:formula="of:=[$general.A112]" office:value-type="float" office:value="0" calcext:value-type="float">
            <text:p>0</text:p>
          </table:table-cell>
          <table:table-cell table:formula="of:=[$general.B112]" office:value-type="float" office:value="0" calcext:value-type="float">
            <text:p>0</text:p>
          </table:table-cell>
          <table:table-cell table:style-name="ce12" table:formula="of:=[$'copy of results.csv '.C112]" office:value-type="float" office:value="0" calcext:value-type="float">
            <text:p>0</text:p>
          </table:table-cell>
          <table:table-cell table:formula="of:=[$general.S112]" office:value-type="float" office:value="0" calcext:value-type="float">
            <text:p>0</text:p>
          </table:table-cell>
          <table:table-cell table:formula="of:=['selected results'.AL112]" office:value-type="float" office:value="0" calcext:value-type="float">
            <text:p>0</text:p>
          </table:table-cell>
          <table:table-cell table:formula="of:=['selected results'.AI112]" office:value-type="float" office:value="0" calcext:value-type="float">
            <text:p>0</text:p>
          </table:table-cell>
          <table:table-cell table:formula="of:=['selected results'.AB112]" office:value-type="float" office:value="0" calcext:value-type="float">
            <text:p>0</text:p>
          </table:table-cell>
          <table:table-cell table:formula="of:=['selected results'.T112]" office:value-type="float" office:value="0" calcext:value-type="float">
            <text:p>0</text:p>
          </table:table-cell>
          <table:table-cell table:formula="of:=['selected results'.K112]" office:value-type="float" office:value="0" calcext:value-type="float">
            <text:p>0</text:p>
          </table:table-cell>
          <table:table-cell table:formula="of:=SUM([.E112:.I112])-[.D112]" office:value-type="float" office:value="0" calcext:value-type="float">
            <text:p>0</text:p>
          </table:table-cell>
        </table:table-row>
        <table:table-row table:style-name="ro1">
          <table:table-cell table:formula="of:=[$general.A113]" office:value-type="float" office:value="0" calcext:value-type="float">
            <text:p>0</text:p>
          </table:table-cell>
          <table:table-cell table:formula="of:=[$general.B113]" office:value-type="float" office:value="0" calcext:value-type="float">
            <text:p>0</text:p>
          </table:table-cell>
          <table:table-cell table:style-name="ce12" table:formula="of:=[$'copy of results.csv '.C113]" office:value-type="float" office:value="0" calcext:value-type="float">
            <text:p>0</text:p>
          </table:table-cell>
          <table:table-cell table:formula="of:=[$general.S113]" office:value-type="float" office:value="0" calcext:value-type="float">
            <text:p>0</text:p>
          </table:table-cell>
          <table:table-cell table:formula="of:=['selected results'.AL113]" office:value-type="float" office:value="0" calcext:value-type="float">
            <text:p>0</text:p>
          </table:table-cell>
          <table:table-cell table:formula="of:=['selected results'.AI113]" office:value-type="float" office:value="0" calcext:value-type="float">
            <text:p>0</text:p>
          </table:table-cell>
          <table:table-cell table:formula="of:=['selected results'.AB113]" office:value-type="float" office:value="0" calcext:value-type="float">
            <text:p>0</text:p>
          </table:table-cell>
          <table:table-cell table:formula="of:=['selected results'.T113]" office:value-type="float" office:value="0" calcext:value-type="float">
            <text:p>0</text:p>
          </table:table-cell>
          <table:table-cell table:formula="of:=['selected results'.K113]" office:value-type="float" office:value="0" calcext:value-type="float">
            <text:p>0</text:p>
          </table:table-cell>
          <table:table-cell table:formula="of:=SUM([.E113:.I113])-[.D113]" office:value-type="float" office:value="0" calcext:value-type="float">
            <text:p>0</text:p>
          </table:table-cell>
        </table:table-row>
        <table:table-row table:style-name="ro1" table:number-rows-repeated="104846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 style:data-style-name="N2" text:time-value="19:40:18.475211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8-26T19:47:28.417891991</dc:date>
    <meta:editing-duration>PT15H10M42S</meta:editing-duration>
    <meta:editing-cycles>24</meta:editing-cycles>
    <meta:document-statistic meta:table-count="8" meta:cell-count="18562" meta:object-count="0"/>
  </office:meta>
</office:document-meta>
</file>